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ohit Devanagari" svg:font-family="&quot;Lohit Devanagari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#FFFBCC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FFFBC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#FCD4D1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37">
      <style:table-cell-properties style:vertical-align="automatic" fo:background-color="#FCD4D1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  <style:text-properties fo:font-size="10pt" style:font-size-asian="10pt" style:font-size-complex="10pt"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 fo:background-color="#FCD4D1" style:repeat-content="false"/>
      <style:paragraph-properties fo:text-align="center"/>
      <style:text-properties fo:font-size="10pt" style:font-size-asian="10pt" style:font-size-complex="10pt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background-color="#FFD7D7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style:vertical-align="automatic" fo:background-color="#C2E0A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16" style:family="table-cell" style:parent-style-name="Default" style:data-style-name="N36">
      <style:table-cell-properties style:vertical-align="automatic" fo:background-color="#F8CBAD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fo:background-color="#F8CBAD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#F8CBAD"/>
    </style:style>
    <style:style style:name="ce19" style:family="table-cell" style:parent-style-name="Default" style:data-style-name="N0">
      <style:table-cell-properties style:vertical-align="automatic" fo:background-color="#C2E0A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  <style:text-properties fo:color="#010101"/>
    </style:style>
    <style:style style:name="ce21" style:family="table-cell" style:parent-style-name="Default" style:data-style-name="N36">
      <style:table-cell-properties fo:background-color="#F8CBAD"/>
    </style:style>
    <style:style style:name="ce22" style:family="table-cell" style:parent-style-name="Default" style:data-style-name="N0">
      <style:table-cell-properties style:vertical-align="automatic" fo:wrap-option="wrap" fo:background-color="#C2E0AE" style:repeat-content="false"/>
      <style:paragraph-properties fo:text-align="center"/>
    </style:style>
    <style:style style:name="ce23" style:family="table-cell" style:parent-style-name="Default" style:data-style-name="N3">
      <style:table-cell-properties style:vertical-align="automatic" fo:background-color="#F8CBAD" style:repeat-content="false"/>
      <style:paragraph-properties fo:text-align="center"/>
    </style:style>
    <style:style style:name="ce24" style:family="table-cell" style:parent-style-name="Default" style:data-style-name="N3">
      <style:table-cell-properties style:vertical-align="automatic" fo:background-color="#C2E0AE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8CBAD" style:repeat-content="false"/>
      <style:paragraph-properties fo:text-align="center"/>
      <style:text-properties fo:color="#010101"/>
    </style:style>
    <style:style style:name="ce26" style:family="table-cell" style:parent-style-name="Default" style:data-style-name="N36"/>
    <style:style style:name="ce27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72BF44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automatic" fo:background-color="#F8AA97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37">
      <style:table-cell-properties style:vertical-align="automatic" fo:background-color="#ADC5E7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background-color="#ADC5E7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34" style:family="table-cell" style:parent-style-name="Default" style:data-style-name="N37">
      <style:table-cell-properties style:vertical-align="automatic" fo:background-color="#9BC2E6" style:repeat-content="false"/>
      <style:paragraph-properties fo:text-align="center"/>
    </style:style>
    <style:style style:name="ce35" style:family="table-cell" style:parent-style-name="Note_32_1" style:data-style-name="N0">
      <style:table-cell-properties fo:border="thin solid #808080" style:vertical-align="automatic" fo:background-color="transparent"/>
      <style:text-properties fo:color="#333333"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>
      <style:text-properties fo:font-size="10pt" style:font-size-asian="10pt" style:font-size-complex="10pt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4.47145833333333cm"/>
    </style:style>
    <style:style style:name="co13" style:family="table-column">
      <style:table-column-properties fo:break-before="auto" style:column-width="2.778125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4.048125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2.64583333333333cm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2.48708333333333cm"/>
    </style:style>
    <style:style style:name="co21" style:family="table-column">
      <style:table-column-properties fo:break-before="auto" style:column-width="3.22791666666667cm"/>
    </style:style>
    <style:style style:name="co22" style:family="table-column">
      <style:table-column-properties fo:break-before="auto" style:column-width="3.20145833333333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40770833333333cm"/>
    </style:style>
    <style:style style:name="co25" style:family="table-column">
      <style:table-column-properties fo:break-before="auto" style:column-width="5.688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ams_and_Abun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ce12"/>
        <table:table-column table:style-name="co2" table:number-columns-repeated="14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" table:default-cell-style-name="ce1"/>
        <table:table-column table:style-name="co9" table:default-cell-style-name="ce1"/>
        <table:table-column table:style-name="co2" table:number-columns-repeated="981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TEFF</text:p>
          </table:table-cell>
          <table:table-cell office:value-type="string" table:style-name="ce3">
            <text:p>Δteff</text:p>
          </table:table-cell>
          <table:table-cell office:value-type="string" table:style-name="ce3">
            <text:p>LOGG</text:p>
          </table:table-cell>
          <table:table-cell office:value-type="string" table:style-name="ce4">
            <text:p>Δlogg</text:p>
          </table:table-cell>
          <table:table-cell office:value-type="string" table:style-name="ce3">
            <text:p>VMIC</text:p>
          </table:table-cell>
          <table:table-cell office:value-type="string" table:style-name="ce3">
            <text:p>Δvmic</text:p>
          </table:table-cell>
          <table:table-cell office:value-type="string" table:style-name="ce3">
            <text:p>[Fe/H]</text:p>
          </table:table-cell>
          <table:table-cell office:value-type="string" table:style-name="ce3">
            <text:p>Δ[Fe/H]</text:p>
          </table:table-cell>
          <table:table-cell office:value-type="string" table:style-name="ce5">
            <text:p>O I</text:p>
          </table:table-cell>
          <table:table-cell office:value-type="string" table:style-name="ce5">
            <text:p>Na I</text:p>
          </table:table-cell>
          <table:table-cell office:value-type="string" table:style-name="ce5">
            <text:p>Mg I</text:p>
          </table:table-cell>
          <table:table-cell office:value-type="string" table:style-name="ce5">
            <text:p>Al I</text:p>
          </table:table-cell>
          <table:table-cell office:value-type="string" table:style-name="ce5">
            <text:p>Si I</text:p>
          </table:table-cell>
          <table:table-cell office:value-type="string" table:style-name="ce5">
            <text:p>Ca I</text:p>
          </table:table-cell>
          <table:table-cell office:value-type="string" table:style-name="ce5">
            <text:p>Ti I</text:p>
          </table:table-cell>
          <table:table-cell office:value-type="string" table:style-name="ce5">
            <text:p>Ti II</text:p>
          </table:table-cell>
          <table:table-cell office:value-type="string" table:style-name="ce5">
            <text:p>Fe I</text:p>
          </table:table-cell>
          <table:table-cell office:value-type="string" table:style-name="ce5">
            <text:p>Fe II</text:p>
          </table:table-cell>
          <table:table-cell office:value-type="string" table:style-name="ce5">
            <text:p>Ni I</text:p>
          </table:table-cell>
          <table:table-cell office:value-type="string" table:style-name="ce5">
            <text:p>ΔO I</text:p>
          </table:table-cell>
          <table:table-cell office:value-type="string" table:style-name="ce5">
            <text:p>ΔNa I</text:p>
          </table:table-cell>
          <table:table-cell office:value-type="string" table:style-name="ce5">
            <text:p>ΔMg I</text:p>
          </table:table-cell>
          <table:table-cell office:value-type="string" table:style-name="ce5">
            <text:p>ΔAl I</text:p>
          </table:table-cell>
          <table:table-cell office:value-type="string" table:style-name="ce5">
            <text:p>ΔSi I</text:p>
          </table:table-cell>
          <table:table-cell office:value-type="string" table:style-name="ce5">
            <text:p>ΔCa I</text:p>
          </table:table-cell>
          <table:table-cell office:value-type="string" table:style-name="ce5">
            <text:p>ΔTi I</text:p>
          </table:table-cell>
          <table:table-cell office:value-type="string" table:style-name="ce5">
            <text:p>ΔTi II</text:p>
          </table:table-cell>
          <table:table-cell office:value-type="string" table:style-name="ce5">
            <text:p>ΔFe I</text:p>
          </table:table-cell>
          <table:table-cell office:value-type="string" table:style-name="ce5">
            <text:p>ΔFe II</text:p>
          </table:table-cell>
          <table:table-cell office:value-type="string" table:style-name="ce5">
            <text:p>ΔNi I</text:p>
          </table:table-cell>
          <table:table-cell table:number-columns-repeated="16353"/>
        </table:table-row>
        <table:table-row table:style-name="ro2">
          <table:table-cell office:value-type="string" table:style-name="ce2">
            <text:p>Eps_vir</text:p>
          </table:table-cell>
          <table:table-cell office:value-type="float" office:value="5019" table:style-name="ce3">
            <text:p>5019</text:p>
          </table:table-cell>
          <table:table-cell office:value-type="float" office:value="62" table:style-name="ce3">
            <text:p>62</text:p>
          </table:table-cell>
          <table:table-cell office:value-type="float" office:value="2.44" table:style-name="ce3">
            <text:p>2.44</text:p>
          </table:table-cell>
          <table:table-cell office:value-type="float" office:value="0.22" table:style-name="ce3">
            <text:p>0.22</text:p>
          </table:table-cell>
          <table:table-cell office:value-type="float" office:value="1.46" table:style-name="ce3">
            <text:p>1.46</text:p>
          </table:table-cell>
          <table:table-cell office:value-type="float" office:value="0.09" table:style-name="ce4">
            <text:p>0.09</text:p>
          </table:table-cell>
          <table:table-cell office:value-type="float" office:value="0" table:style-name="ce3">
            <text:p>0</text:p>
          </table:table-cell>
          <table:table-cell office:value-type="float" office:value="0.08" table:style-name="ce3">
            <text:p>0.08</text:p>
          </table:table-cell>
          <table:table-cell office:value-type="float" office:value="8.6430000000000007" table:style-name="ce5">
            <text:p>8.643</text:p>
          </table:table-cell>
          <table:table-cell office:value-type="float" office:value="6.915" table:style-name="ce5">
            <text:p>6.915</text:p>
          </table:table-cell>
          <table:table-cell office:value-type="float" office:value="7.7329999999999997" table:style-name="ce5">
            <text:p>7.733</text:p>
          </table:table-cell>
          <table:table-cell office:value-type="float" office:value="6.577" table:style-name="ce5">
            <text:p>6.577</text:p>
          </table:table-cell>
          <table:table-cell office:value-type="float" office:value="7.6829999999999998" table:style-name="ce5">
            <text:p>7.683</text:p>
          </table:table-cell>
          <table:table-cell office:value-type="float" office:value="6.3760000000000003" table:style-name="ce5">
            <text:p>6.376</text:p>
          </table:table-cell>
          <table:table-cell office:value-type="float" office:value="4.9379999999999997" table:style-name="ce5">
            <text:p>4.938</text:p>
          </table:table-cell>
          <table:table-cell office:value-type="float" office:value="5.0010000000000003" table:style-name="ce5">
            <text:p>5.001</text:p>
          </table:table-cell>
          <table:table-cell office:value-type="float" office:value="7.4850000000000003" table:style-name="ce5">
            <text:p>7.485</text:p>
          </table:table-cell>
          <table:table-cell office:value-type="float" office:value="7.508" table:style-name="ce5">
            <text:p>7.508</text:p>
          </table:table-cell>
          <table:table-cell office:value-type="float" office:value="6.2519999999999998" table:style-name="ce5">
            <text:p>6.252</text:p>
          </table:table-cell>
          <table:table-cell office:value-type="float" office:value="8.2407523928340581E-2" table:style-name="ce6">
            <text:p>0.082</text:p>
          </table:table-cell>
          <table:table-cell office:value-type="float" office:value="0.245" table:style-name="ce6">
            <text:p>0.245</text:p>
          </table:table-cell>
          <table:table-cell office:value-type="float" office:value="2.9597297173897842E-2" table:style-name="ce6">
            <text:p>0.030</text:p>
          </table:table-cell>
          <table:table-cell office:value-type="float" office:value="9.9000000000000005E-2" table:style-name="ce6">
            <text:p>0.099</text:p>
          </table:table-cell>
          <table:table-cell office:value-type="float" office:value="9.8000000000000004E-2" table:style-name="ce6">
            <text:p>0.098</text:p>
          </table:table-cell>
          <table:table-cell office:value-type="float" office:value="9.4E-2" table:style-name="ce6">
            <text:p>0.094</text:p>
          </table:table-cell>
          <table:table-cell office:value-type="float" office:value="0.1" table:style-name="ce6">
            <text:p>0.100</text:p>
          </table:table-cell>
          <table:table-cell office:value-type="float" office:value="0.21099999999999999" table:style-name="ce6">
            <text:p>0.211</text:p>
          </table:table-cell>
          <table:table-cell office:value-type="float" office:value="0.105" table:style-name="ce6">
            <text:p>0.105</text:p>
          </table:table-cell>
          <table:table-cell office:value-type="float" office:value="0.107" table:style-name="ce6">
            <text:p>0.107</text:p>
          </table:table-cell>
          <table:table-cell office:value-type="float" office:value="0.108" table:style-name="ce6">
            <text:p>0.108</text:p>
          </table:table-cell>
          <table:table-cell table:number-columns-repeated="16353"/>
        </table:table-row>
        <table:table-row table:style-name="ro2">
          <table:table-cell office:value-type="string" table:style-name="ce2">
            <text:p>94_aqr</text:p>
          </table:table-cell>
          <table:table-cell office:value-type="float" office:value="5560" table:style-name="ce3">
            <text:p>5560</text:p>
          </table:table-cell>
          <table:table-cell office:value-type="float" office:value="39" table:style-name="ce3">
            <text:p>39</text:p>
          </table:table-cell>
          <table:table-cell office:value-type="float" office:value="4.0999999999999996" table:style-name="ce3">
            <text:p>4.1</text:p>
          </table:table-cell>
          <table:table-cell office:value-type="float" office:value="0.1" table:style-name="ce3">
            <text:p>0.1</text:p>
          </table:table-cell>
          <table:table-cell office:value-type="float" office:value="1.05" table:style-name="ce3">
            <text:p>1.05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0.17" table:style-name="ce3">
            <text:p>0.17</text:p>
          </table:table-cell>
          <table:table-cell office:value-type="float" office:value="0.03" table:style-name="ce3">
            <text:p>0.03</text:p>
          </table:table-cell>
          <table:table-cell office:value-type="float" office:value="9.0830000000000002" table:style-name="ce5">
            <text:p>9.083</text:p>
          </table:table-cell>
          <table:table-cell office:value-type="float" office:value="6.4960000000000004" table:style-name="ce5">
            <text:p>6.496</text:p>
          </table:table-cell>
          <table:table-cell office:value-type="float" office:value="7.7690000000000001" table:style-name="ce5">
            <text:p>7.769</text:p>
          </table:table-cell>
          <table:table-cell office:value-type="float" office:value="6.7050000000000001" table:style-name="ce5">
            <text:p>6.705</text:p>
          </table:table-cell>
          <table:table-cell office:value-type="float" office:value="7.7539999999999996" table:style-name="ce5">
            <text:p>7.754</text:p>
          </table:table-cell>
          <table:table-cell office:value-type="float" office:value="6.3170000000000002" table:style-name="ce5">
            <text:p>6.317</text:p>
          </table:table-cell>
          <table:table-cell office:value-type="float" office:value="5.0609999999999999" table:style-name="ce5">
            <text:p>5.061</text:p>
          </table:table-cell>
          <table:table-cell office:value-type="float" office:value="5.3079999999999998" table:style-name="ce5">
            <text:p>5.308</text:p>
          </table:table-cell>
          <table:table-cell office:value-type="float" office:value="7.6230000000000002" table:style-name="ce5">
            <text:p>7.623</text:p>
          </table:table-cell>
          <table:table-cell office:value-type="float" office:value="7.74" table:style-name="ce5">
            <text:p>7.74</text:p>
          </table:table-cell>
          <table:table-cell office:value-type="float" office:value="6.41" table:style-name="ce5">
            <text:p>6.41</text:p>
          </table:table-cell>
          <table:table-cell office:value-type="float" office:value="1.9680785892167905E-2" table:style-name="ce6">
            <text:p>0.020</text:p>
          </table:table-cell>
          <table:table-cell office:value-type="float" office:value="0.126" table:style-name="ce6">
            <text:p>0.126</text:p>
          </table:table-cell>
          <table:table-cell office:value-type="float" office:value="1.9E-2" table:style-name="ce6">
            <text:p>0.019</text:p>
          </table:table-cell>
          <table:table-cell office:value-type="float" office:value="8.3864970836059535E-3" table:style-name="ce6">
            <text:p>0.008</text:p>
          </table:table-cell>
          <table:table-cell office:value-type="float" office:value="7.4999999999999997E-2" table:style-name="ce6">
            <text:p>0.075</text:p>
          </table:table-cell>
          <table:table-cell office:value-type="float" office:value="7.3999999999999996E-2" table:style-name="ce6">
            <text:p>0.074</text:p>
          </table:table-cell>
          <table:table-cell office:value-type="float" office:value="9.5000000000000001E-2" table:style-name="ce6">
            <text:p>0.095</text:p>
          </table:table-cell>
          <table:table-cell office:value-type="float" office:value="6.5000000000000002E-2" table:style-name="ce6">
            <text:p>0.065</text:p>
          </table:table-cell>
          <table:table-cell office:value-type="float" office:value="0.16400000000000001" table:style-name="ce6">
            <text:p>0.164</text:p>
          </table:table-cell>
          <table:table-cell office:value-type="float" office:value="0.114" table:style-name="ce6">
            <text:p>0.114</text:p>
          </table:table-cell>
          <table:table-cell office:value-type="float" office:value="8.6999999999999994E-2" table:style-name="ce6">
            <text:p>0.087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Bet01_Cap</text:p>
          </table:table-cell>
          <table:table-cell office:value-type="float" office:value="4947" table:style-name="ce3">
            <text:p>4947</text:p>
          </table:table-cell>
          <table:table-cell office:value-type="float" office:value="64" table:style-name="ce3">
            <text:p>64</text:p>
          </table:table-cell>
          <table:table-cell office:value-type="float" office:value="2.33" table:style-name="ce3">
            <text:p>2.33</text:p>
          </table:table-cell>
          <table:table-cell office:value-type="float" office:value="0.22" table:style-name="ce3">
            <text:p>0.22</text:p>
          </table:table-cell>
          <table:table-cell office:value-type="float" office:value="1.64" table:style-name="ce3">
            <text:p>1.64</text:p>
          </table:table-cell>
          <table:table-cell office:value-type="float" office:value="0.05" table:style-name="ce4">
            <text:p>0.05</text:p>
          </table:table-cell>
          <table:table-cell office:value-type="float" office:value="0.06" table:style-name="ce3">
            <text:p>0.06</text:p>
          </table:table-cell>
          <table:table-cell office:value-type="float" office:value="0.05" table:style-name="ce3">
            <text:p>0.05</text:p>
          </table:table-cell>
          <table:table-cell office:value-type="float" office:value="8.7769999999999992" table:style-name="ce5">
            <text:p>8.777</text:p>
          </table:table-cell>
          <table:table-cell office:value-type="float" office:value="6.5750000000000002" table:style-name="ce5">
            <text:p>6.575</text:p>
          </table:table-cell>
          <table:table-cell office:value-type="float" office:value="7.43" table:style-name="ce5">
            <text:p>7.43</text:p>
          </table:table-cell>
          <table:table-cell office:value-type="float" office:value="6.492" table:style-name="ce5">
            <text:p>6.492</text:p>
          </table:table-cell>
          <table:table-cell office:value-type="float" office:value="7.6959999999999997" table:style-name="ce5">
            <text:p>7.696</text:p>
          </table:table-cell>
          <table:table-cell office:value-type="float" office:value="6.3" table:style-name="ce5">
            <text:p>6.3</text:p>
          </table:table-cell>
          <table:table-cell office:value-type="float" office:value="4.99" table:style-name="ce5">
            <text:p>4.99</text:p>
          </table:table-cell>
          <table:table-cell office:value-type="float" office:value="5.2930000000000001" table:style-name="ce5">
            <text:p>5.293</text:p>
          </table:table-cell>
          <table:table-cell office:value-type="float" office:value="7.5" table:style-name="ce5">
            <text:p>7.5</text:p>
          </table:table-cell>
          <table:table-cell office:value-type="float" office:value="7.569" table:style-name="ce5">
            <text:p>7.569</text:p>
          </table:table-cell>
          <table:table-cell office:value-type="float" office:value="6.2350000000000003" table:style-name="ce5">
            <text:p>6.235</text:p>
          </table:table-cell>
          <table:table-cell office:value-type="float" office:value="0.113" table:style-name="ce6">
            <text:p>0.113</text:p>
          </table:table-cell>
          <table:table-cell office:value-type="float" office:value="0.156" table:style-name="ce6">
            <text:p>0.156</text:p>
          </table:table-cell>
          <table:table-cell office:value-type="float" office:value="7.0000000000000007E-2" table:style-name="ce6">
            <text:p>0.070</text:p>
          </table:table-cell>
          <table:table-cell office:value-type="float" office:value="8.4000000000000005E-2" table:style-name="ce6">
            <text:p>0.084</text:p>
          </table:table-cell>
          <table:table-cell office:value-type="float" office:value="0.106" table:style-name="ce6">
            <text:p>0.106</text:p>
          </table:table-cell>
          <table:table-cell office:value-type="float" office:value="0.114" table:style-name="ce6">
            <text:p>0.114</text:p>
          </table:table-cell>
          <table:table-cell office:value-type="float" office:value="0.151" table:style-name="ce6">
            <text:p>0.151</text:p>
          </table:table-cell>
          <table:table-cell office:value-type="float" office:value="0.13" table:style-name="ce6">
            <text:p>0.130</text:p>
          </table:table-cell>
          <table:table-cell office:value-type="float" office:value="0.151" table:style-name="ce6">
            <text:p>0.151</text:p>
          </table:table-cell>
          <table:table-cell office:value-type="float" office:value="0.185" table:style-name="ce6">
            <text:p>0.185</text:p>
          </table:table-cell>
          <table:table-cell office:value-type="float" office:value="0.13900000000000001" table:style-name="ce6">
            <text:p>0.139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Bet_Gem</text:p>
          </table:table-cell>
          <table:table-cell office:value-type="float" office:value="4987" table:style-name="ce3">
            <text:p>4987</text:p>
          </table:table-cell>
          <table:table-cell office:value-type="float" office:value="50" table:style-name="ce3">
            <text:p>50</text:p>
          </table:table-cell>
          <table:table-cell office:value-type="float" office:value="3.19" table:style-name="ce3">
            <text:p>3.19</text:p>
          </table:table-cell>
          <table:table-cell office:value-type="float" office:value="0.13" table:style-name="ce3">
            <text:p>0.13</text:p>
          </table:table-cell>
          <table:table-cell office:value-type="float" office:value="1.4" table:style-name="ce3">
            <text:p>1.4</text:p>
          </table:table-cell>
          <table:table-cell office:value-type="float" office:value="0.06" table:style-name="ce4">
            <text:p>0.06</text:p>
          </table:table-cell>
          <table:table-cell office:value-type="float" office:value="0.19" table:style-name="ce3">
            <text:p>0.19</text:p>
          </table:table-cell>
          <table:table-cell office:value-type="float" office:value="0.04" table:style-name="ce3">
            <text:p>0.04</text:p>
          </table:table-cell>
          <table:table-cell office:value-type="float" office:value="9.0990000000000002" table:style-name="ce5">
            <text:p>9.099</text:p>
          </table:table-cell>
          <table:table-cell office:value-type="float" office:value="6.673" table:style-name="ce5">
            <text:p>6.673</text:p>
          </table:table-cell>
          <table:table-cell office:value-type="float" office:value="7.6079999999999997" table:style-name="ce5">
            <text:p>7.608</text:p>
          </table:table-cell>
          <table:table-cell office:value-type="float" office:value="6.6790000000000003" table:style-name="ce5">
            <text:p>6.679</text:p>
          </table:table-cell>
          <table:table-cell office:value-type="float" office:value="7.7450000000000001" table:style-name="ce5">
            <text:p>7.745</text:p>
          </table:table-cell>
          <table:table-cell office:value-type="float" office:value="6.2930000000000001" table:style-name="ce5">
            <text:p>6.293</text:p>
          </table:table-cell>
          <table:table-cell office:value-type="float" office:value="5.0730000000000004" table:style-name="ce5">
            <text:p>5.073</text:p>
          </table:table-cell>
          <table:table-cell office:value-type="float" office:value="5.266" table:style-name="ce5">
            <text:p>5.266</text:p>
          </table:table-cell>
          <table:table-cell office:value-type="float" office:value="7.6059999999999999" table:style-name="ce5">
            <text:p>7.606</text:p>
          </table:table-cell>
          <table:table-cell office:value-type="float" office:value="7.7329999999999997" table:style-name="ce5">
            <text:p>7.733</text:p>
          </table:table-cell>
          <table:table-cell office:value-type="float" office:value="6.423" table:style-name="ce5">
            <text:p>6.423</text:p>
          </table:table-cell>
          <table:table-cell office:value-type="float" office:value="7.2999999999999995E-2" table:style-name="ce6">
            <text:p>0.073</text:p>
          </table:table-cell>
          <table:table-cell office:value-type="float" office:value="1.5085865349171293E-2" table:style-name="ce6">
            <text:p>0.015</text:p>
          </table:table-cell>
          <table:table-cell office:value-type="float" office:value="4.5999999999999999E-2" table:style-name="ce6">
            <text:p>0.046</text:p>
          </table:table-cell>
          <table:table-cell office:value-type="float" office:value="0.03" table:style-name="ce6">
            <text:p>0.030</text:p>
          </table:table-cell>
          <table:table-cell office:value-type="float" office:value="0.124" table:style-name="ce6">
            <text:p>0.124</text:p>
          </table:table-cell>
          <table:table-cell office:value-type="float" office:value="8.1000000000000003E-2" table:style-name="ce6">
            <text:p>0.081</text:p>
          </table:table-cell>
          <table:table-cell office:value-type="float" office:value="0.108" table:style-name="ce6">
            <text:p>0.108</text:p>
          </table:table-cell>
          <table:table-cell office:value-type="float" office:value="8.4000000000000005E-2" table:style-name="ce6">
            <text:p>0.084</text:p>
          </table:table-cell>
          <table:table-cell office:value-type="float" office:value="0.13800000000000001" table:style-name="ce6">
            <text:p>0.138</text:p>
          </table:table-cell>
          <table:table-cell office:value-type="float" office:value="0.107" table:style-name="ce6">
            <text:p>0.107</text:p>
          </table:table-cell>
          <table:table-cell office:value-type="float" office:value="0.11" table:style-name="ce6">
            <text:p>0.110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NGC_2682_231</text:p>
          </table:table-cell>
          <table:table-cell office:value-type="float" office:value="4934" table:style-name="ce3">
            <text:p>4934</text:p>
          </table:table-cell>
          <table:table-cell office:value-type="float" office:value="45" table:style-name="ce3">
            <text:p>45</text:p>
          </table:table-cell>
          <table:table-cell office:value-type="float" office:value="3.23" table:style-name="ce3">
            <text:p>3.23</text:p>
          </table:table-cell>
          <table:table-cell office:value-type="float" office:value="0.15" table:style-name="ce3">
            <text:p>0.15</text:p>
          </table:table-cell>
          <table:table-cell office:value-type="float" office:value="1.21" table:style-name="ce3">
            <text:p>1.21</text:p>
          </table:table-cell>
          <table:table-cell office:value-type="float" office:value="0.05" table:style-name="ce4">
            <text:p>0.05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03" table:style-name="ce3">
            <text:p>0.03</text:p>
          </table:table-cell>
          <table:table-cell office:value-type="float" office:value="9.0850000000000009" table:style-name="ce5">
            <text:p>9.085</text:p>
          </table:table-cell>
          <table:table-cell office:value-type="float" office:value="6.53" table:style-name="ce5">
            <text:p>6.53</text:p>
          </table:table-cell>
          <table:table-cell office:value-type="float" office:value="7.5979999999999999" table:style-name="ce5">
            <text:p>7.598</text:p>
          </table:table-cell>
          <table:table-cell office:value-type="float" office:value="6.6870000000000003" table:style-name="ce5">
            <text:p>6.687</text:p>
          </table:table-cell>
          <table:table-cell office:value-type="float" office:value="7.71" table:style-name="ce5">
            <text:p>7.71</text:p>
          </table:table-cell>
          <table:table-cell office:value-type="float" office:value="6.2869999999999999" table:style-name="ce5">
            <text:p>6.287</text:p>
          </table:table-cell>
          <table:table-cell office:value-type="float" office:value="5.0650000000000004" table:style-name="ce5">
            <text:p>5.065</text:p>
          </table:table-cell>
          <table:table-cell office:value-type="float" office:value="5.1829999999999998" table:style-name="ce5">
            <text:p>5.183</text:p>
          </table:table-cell>
          <table:table-cell office:value-type="float" office:value="7.5910000000000002" table:style-name="ce5">
            <text:p>7.591</text:p>
          </table:table-cell>
          <table:table-cell office:value-type="float" office:value="7.68" table:style-name="ce5">
            <text:p>7.68</text:p>
          </table:table-cell>
          <table:table-cell office:value-type="float" office:value="6.4059999999999997" table:style-name="ce5">
            <text:p>6.406</text:p>
          </table:table-cell>
          <table:table-cell office:value-type="float" office:value="8.1000000000000003E-2" table:style-name="ce6">
            <text:p>0.081</text:p>
          </table:table-cell>
          <table:table-cell office:value-type="float" office:value="0.10299999999999999" table:style-name="ce6">
            <text:p>0.103</text:p>
          </table:table-cell>
          <table:table-cell office:value-type="float" office:value="0.107" table:style-name="ce6">
            <text:p>0.107</text:p>
          </table:table-cell>
          <table:table-cell office:value-type="float" office:value="8.6999999999999994E-2" table:style-name="ce6">
            <text:p>0.087</text:p>
          </table:table-cell>
          <table:table-cell office:value-type="float" office:value="0.10100000000000001" table:style-name="ce6">
            <text:p>0.101</text:p>
          </table:table-cell>
          <table:table-cell office:value-type="float" office:value="8.5999999999999993E-2" table:style-name="ce6">
            <text:p>0.086</text:p>
          </table:table-cell>
          <table:table-cell office:value-type="float" office:value="0.115" table:style-name="ce6">
            <text:p>0.115</text:p>
          </table:table-cell>
          <table:table-cell office:value-type="float" office:value="6.9000000000000006E-2" table:style-name="ce6">
            <text:p>0.069</text:p>
          </table:table-cell>
          <table:table-cell office:value-type="float" office:value="0.13100000000000001" table:style-name="ce6">
            <text:p>0.131</text:p>
          </table:table-cell>
          <table:table-cell office:value-type="float" office:value="7.5999999999999998E-2" table:style-name="ce6">
            <text:p>0.076</text:p>
          </table:table-cell>
          <table:table-cell office:value-type="float" office:value="0.10100000000000001" table:style-name="ce6">
            <text:p>0.101</text:p>
          </table:table-cell>
          <table:table-cell table:number-columns-repeated="16353"/>
        </table:table-row>
        <table:table-row table:style-name="ro3">
          <table:table-cell office:value-type="string" table:style-name="ce2">
            <text:p>Procyon_A</text:p>
          </table:table-cell>
          <table:table-cell office:value-type="float" office:value="6577" table:style-name="ce3">
            <text:p>6577</text:p>
          </table:table-cell>
          <table:table-cell office:value-type="float" office:value="104" table:style-name="ce3">
            <text:p>104</text:p>
          </table:table-cell>
          <table:table-cell office:value-type="float" office:value="3.59" table:style-name="ce3">
            <text:p>3.59</text:p>
          </table:table-cell>
          <table:table-cell office:value-type="float" office:value="0.19" table:style-name="ce3">
            <text:p>0.19</text:p>
          </table:table-cell>
          <table:table-cell office:value-type="float" office:value="2.13" table:style-name="ce3">
            <text:p>2.13</text:p>
          </table:table-cell>
          <table:table-cell office:value-type="float" office:value="0.09" table:style-name="ce4">
            <text:p>0.09</text:p>
          </table:table-cell>
          <table:table-cell office:value-type="float" office:value="-0.14000000000000001" table:style-name="ce3">
            <text:p>-0.14</text:p>
          </table:table-cell>
          <table:table-cell office:value-type="float" office:value="0.08" table:style-name="ce3">
            <text:p>0.08</text:p>
          </table:table-cell>
          <table:table-cell office:value-type="float" office:value="8.8239999999999998" table:style-name="ce5">
            <text:p>8.824</text:p>
          </table:table-cell>
          <table:table-cell office:value-type="float" office:value="6.4619999999999997" table:style-name="ce5">
            <text:p>6.462</text:p>
          </table:table-cell>
          <table:table-cell office:value-type="float" office:value="7.5129999999999999" table:style-name="ce5">
            <text:p>7.513</text:p>
          </table:table-cell>
          <table:table-cell office:value-type="float" office:value="6.3529999999999998" table:style-name="ce5">
            <text:p>6.353</text:p>
          </table:table-cell>
          <table:table-cell office:value-type="float" office:value="7.633" table:style-name="ce5">
            <text:p>7.633</text:p>
          </table:table-cell>
          <table:table-cell office:value-type="float" office:value="6.2850000000000001" table:style-name="ce5">
            <text:p>6.285</text:p>
          </table:table-cell>
          <table:table-cell office:value-type="float" office:value="5.0110000000000001" table:style-name="ce5">
            <text:p>5.011</text:p>
          </table:table-cell>
          <table:table-cell office:value-type="float" office:value="4.851" table:style-name="ce5">
            <text:p>4.851</text:p>
          </table:table-cell>
          <table:table-cell office:value-type="float" office:value="7.4690000000000003" table:style-name="ce5">
            <text:p>7.469</text:p>
          </table:table-cell>
          <table:table-cell office:value-type="float" office:value="7.266" table:style-name="ce5">
            <text:p>7.266</text:p>
          </table:table-cell>
          <table:table-cell office:value-type="float" office:value="6.2169999999999996" table:style-name="ce5">
            <text:p>6.217</text:p>
          </table:table-cell>
          <table:table-cell office:value-type="float" office:value="3.362910445829205E-2" table:style-name="ce6">
            <text:p>0.034</text:p>
          </table:table-cell>
          <table:table-cell office:value-type="float" office:value="0.1" table:style-name="ce6">
            <text:p>0.100</text:p>
          </table:table-cell>
          <table:table-cell office:value-type="float" office:value="4.4999999999999998E-2" table:style-name="ce6">
            <text:p>0.045</text:p>
          </table:table-cell>
          <table:table-cell office:value-type="float" office:value="1.9822125684867343E-2" table:style-name="ce6">
            <text:p>0.020</text:p>
          </table:table-cell>
          <table:table-cell office:value-type="float" office:value="9.6000000000000002E-2" table:style-name="ce6">
            <text:p>0.096</text:p>
          </table:table-cell>
          <table:table-cell office:value-type="float" office:value="4.7E-2" table:style-name="ce6">
            <text:p>0.047</text:p>
          </table:table-cell>
          <table:table-cell office:value-type="float" office:value="0.121" table:style-name="ce6">
            <text:p>0.121</text:p>
          </table:table-cell>
          <table:table-cell office:value-type="float" office:value="0.112" table:style-name="ce6">
            <text:p>0.112</text:p>
          </table:table-cell>
          <table:table-cell office:value-type="float" office:value="0.108" table:style-name="ce6">
            <text:p>0.108</text:p>
          </table:table-cell>
          <table:table-cell office:value-type="float" office:value="9.4E-2" table:style-name="ce6">
            <text:p>0.094</text:p>
          </table:table-cell>
          <table:table-cell office:value-type="float" office:value="0.105" table:style-name="ce6">
            <text:p>0.105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Alf_Ari</text:p>
          </table:table-cell>
          <table:table-cell office:value-type="float" office:value="4685" table:style-name="ce3">
            <text:p>4685</text:p>
          </table:table-cell>
          <table:table-cell office:value-type="float" office:value="53" table:style-name="ce3">
            <text:p>53</text:p>
          </table:table-cell>
          <table:table-cell office:value-type="float" office:value="2.83" table:style-name="ce3">
            <text:p>2.83</text:p>
          </table:table-cell>
          <table:table-cell office:value-type="float" office:value="0.21" table:style-name="ce3">
            <text:p>0.21</text:p>
          </table:table-cell>
          <table:table-cell office:value-type="float" office:value="1.56" table:style-name="ce3">
            <text:p>1.56</text:p>
          </table:table-cell>
          <table:table-cell office:value-type="float" office:value="0.05" table:style-name="ce4">
            <text:p>0.05</text:p>
          </table:table-cell>
          <table:table-cell office:value-type="float" office:value="-0.04" table:style-name="ce3">
            <text:p>-0.04</text:p>
          </table:table-cell>
          <table:table-cell office:value-type="float" office:value="0.04" table:style-name="ce3">
            <text:p>0.04</text:p>
          </table:table-cell>
          <table:table-cell office:value-type="float" office:value="8.9410000000000007" table:style-name="ce5">
            <text:p>8.941</text:p>
          </table:table-cell>
          <table:table-cell office:value-type="float" office:value="6.2930000000000001" table:style-name="ce5">
            <text:p>6.293</text:p>
          </table:table-cell>
          <table:table-cell office:value-type="float" office:value="7.5659999999999998" table:style-name="ce5">
            <text:p>7.566</text:p>
          </table:table-cell>
          <table:table-cell office:value-type="float" office:value="6.5330000000000004" table:style-name="ce5">
            <text:p>6.533</text:p>
          </table:table-cell>
          <table:table-cell office:value-type="float" office:value="7.5919999999999996" table:style-name="ce5">
            <text:p>7.592</text:p>
          </table:table-cell>
          <table:table-cell office:value-type="float" office:value="6.0940000000000003" table:style-name="ce5">
            <text:p>6.094</text:p>
          </table:table-cell>
          <table:table-cell office:value-type="float" office:value="4.9580000000000002" table:style-name="ce5">
            <text:p>4.958</text:p>
          </table:table-cell>
          <table:table-cell office:value-type="float" office:value="5.0709999999999997" table:style-name="ce5">
            <text:p>5.071</text:p>
          </table:table-cell>
          <table:table-cell office:value-type="float" office:value="7.3819999999999997" table:style-name="ce5">
            <text:p>7.382</text:p>
          </table:table-cell>
          <table:table-cell office:value-type="float" office:value="7.52" table:style-name="ce5">
            <text:p>7.52</text:p>
          </table:table-cell>
          <table:table-cell office:value-type="float" office:value="6.1950000000000003" table:style-name="ce5">
            <text:p>6.195</text:p>
          </table:table-cell>
          <table:table-cell office:value-type="float" office:value="3.7933055066348809E-2" table:style-name="ce6">
            <text:p>0.038</text:p>
          </table:table-cell>
          <table:table-cell office:value-type="float" office:value="0.111" table:style-name="ce6">
            <text:p>0.111</text:p>
          </table:table-cell>
          <table:table-cell office:value-type="float" office:value="8.4000000000000005E-2" table:style-name="ce6">
            <text:p>0.084</text:p>
          </table:table-cell>
          <table:table-cell office:value-type="float" office:value="6.2E-2" table:style-name="ce6">
            <text:p>0.062</text:p>
          </table:table-cell>
          <table:table-cell office:value-type="float" office:value="0.128" table:style-name="ce6">
            <text:p>0.128</text:p>
          </table:table-cell>
          <table:table-cell office:value-type="float" office:value="9.4E-2" table:style-name="ce6">
            <text:p>0.094</text:p>
          </table:table-cell>
          <table:table-cell office:value-type="float" office:value="0.13700000000000001" table:style-name="ce6">
            <text:p>0.137</text:p>
          </table:table-cell>
          <table:table-cell office:value-type="float" office:value="0.121" table:style-name="ce6">
            <text:p>0.121</text:p>
          </table:table-cell>
          <table:table-cell office:value-type="float" office:value="0.12" table:style-name="ce6">
            <text:p>0.120</text:p>
          </table:table-cell>
          <table:table-cell office:value-type="float" office:value="0.113" table:style-name="ce6">
            <text:p>0.113</text:p>
          </table:table-cell>
          <table:table-cell office:value-type="float" office:value="0.11" table:style-name="ce6">
            <text:p>0.110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Phi02_Ori</text:p>
          </table:table-cell>
          <table:table-cell office:value-type="float" office:value="4830" table:style-name="ce3">
            <text:p>4830</text:p>
          </table:table-cell>
          <table:table-cell office:value-type="float" office:value="94" table:style-name="ce3">
            <text:p>94</text:p>
          </table:table-cell>
          <table:table-cell office:value-type="float" office:value="2.4900000000000002" table:style-name="ce3">
            <text:p>2.49</text:p>
          </table:table-cell>
          <table:table-cell office:value-type="float" office:value="0.34" table:style-name="ce3">
            <text:p>0.34</text:p>
          </table:table-cell>
          <table:table-cell office:value-type="float" office:value="1.35" table:style-name="ce3">
            <text:p>1.35</text:p>
          </table:table-cell>
          <table:table-cell office:value-type="float" office:value="0.1" table:style-name="ce4">
            <text:p>0.1</text:p>
          </table:table-cell>
          <table:table-cell office:value-type="float" office:value="-0.68" table:style-name="ce3">
            <text:p>-0.68</text:p>
          </table:table-cell>
          <table:table-cell office:value-type="float" office:value="0.11" table:style-name="ce3">
            <text:p>0.11</text:p>
          </table:table-cell>
          <table:table-cell office:value-type="float" office:value="8.391" table:style-name="ce5">
            <text:p>8.391</text:p>
          </table:table-cell>
          <table:table-cell office:value-type="float" office:value="5.8810000000000002" table:style-name="ce5">
            <text:p>5.881</text:p>
          </table:table-cell>
          <table:table-cell office:value-type="float" office:value="7.3129999999999997" table:style-name="ce5">
            <text:p>7.313</text:p>
          </table:table-cell>
          <table:table-cell office:value-type="float" office:value="6.2720000000000002" table:style-name="ce5">
            <text:p>6.272</text:p>
          </table:table-cell>
          <table:table-cell office:value-type="float" office:value="7.16" table:style-name="ce5">
            <text:p>7.16</text:p>
          </table:table-cell>
          <table:table-cell office:value-type="float" office:value="5.992" table:style-name="ce5">
            <text:p>5.992</text:p>
          </table:table-cell>
          <table:table-cell office:value-type="float" office:value="4.6070000000000002" table:style-name="ce5">
            <text:p>4.607</text:p>
          </table:table-cell>
          <table:table-cell office:value-type="float" office:value="4.4180000000000001" table:style-name="ce5">
            <text:p>4.418</text:p>
          </table:table-cell>
          <table:table-cell office:value-type="float" office:value="6.899" table:style-name="ce5">
            <text:p>6.899</text:p>
          </table:table-cell>
          <table:table-cell office:value-type="float" office:value="6.7619999999999996" table:style-name="ce5">
            <text:p>6.762</text:p>
          </table:table-cell>
          <table:table-cell office:value-type="float" office:value="5.6719999999999997" table:style-name="ce5">
            <text:p>5.672</text:p>
          </table:table-cell>
          <table:table-cell office:value-type="float" office:value="7.0334320688172206E-2" table:style-name="ce6">
            <text:p>0.070</text:p>
          </table:table-cell>
          <table:table-cell office:value-type="float" office:value="7.3999999999999996E-2" table:style-name="ce6">
            <text:p>0.074</text:p>
          </table:table-cell>
          <table:table-cell office:value-type="float" office:value="8.1000000000000003E-2" table:style-name="ce6">
            <text:p>0.081</text:p>
          </table:table-cell>
          <table:table-cell office:value-type="float" office:value="4.4605679757926071E-2" table:style-name="ce6">
            <text:p>0.045</text:p>
          </table:table-cell>
          <table:table-cell office:value-type="float" office:value="7.0999999999999994E-2" table:style-name="ce6">
            <text:p>0.071</text:p>
          </table:table-cell>
          <table:table-cell office:value-type="float" office:value="5.0638424146097032E-2" table:style-name="ce6">
            <text:p>0.051</text:p>
          </table:table-cell>
          <table:table-cell office:value-type="float" office:value="0.113" table:style-name="ce6">
            <text:p>0.113</text:p>
          </table:table-cell>
          <table:table-cell office:value-type="float" office:value="0.13900000000000001" table:style-name="ce6">
            <text:p>0.139</text:p>
          </table:table-cell>
          <table:table-cell office:value-type="float" office:value="0.111" table:style-name="ce6">
            <text:p>0.111</text:p>
          </table:table-cell>
          <table:table-cell office:value-type="float" office:value="9.7000000000000003E-2" table:style-name="ce6">
            <text:p>0.097</text:p>
          </table:table-cell>
          <table:table-cell office:value-type="float" office:value="0.08" table:style-name="ce6">
            <text:p>0.080</text:p>
          </table:table-cell>
          <table:table-cell table:number-columns-repeated="16353"/>
        </table:table-row>
        <table:table-row table:style-name="ro1">
          <table:table-cell office:value-type="string" table:style-name="ce7">
            <text:p>Bet_Com</text:p>
          </table:table-cell>
          <table:table-cell office:value-type="float" office:value="5986" table:style-name="ce3">
            <text:p>5986</text:p>
          </table:table-cell>
          <table:table-cell office:value-type="float" office:value="129" table:style-name="ce3">
            <text:p>129</text:p>
          </table:table-cell>
          <table:table-cell office:value-type="float" office:value="4.1399999999999997" table:style-name="ce3">
            <text:p>4.14</text:p>
          </table:table-cell>
          <table:table-cell office:value-type="float" office:value="0.27" table:style-name="ce3">
            <text:p>0.27</text:p>
          </table:table-cell>
          <table:table-cell office:value-type="float" office:value="1.36" table:style-name="ce3">
            <text:p>1.36</text:p>
          </table:table-cell>
          <table:table-cell office:value-type="float" office:value="0.22" table:style-name="ce4">
            <text:p>0.22</text:p>
          </table:table-cell>
          <table:table-cell office:value-type="float" office:value="-0.04" table:style-name="ce3">
            <text:p>-0.04</text:p>
          </table:table-cell>
          <table:table-cell office:value-type="float" office:value="0.14000000000000001" table:style-name="ce3">
            <text:p>0.14</text:p>
          </table:table-cell>
          <table:table-cell table:style-name="ce5"/>
          <table:table-cell office:value-type="float" office:value="6.2850000000000001" table:style-name="ce5">
            <text:p>6.285</text:p>
          </table:table-cell>
          <table:table-cell office:value-type="float" office:value="7.5650000000000004" table:style-name="ce5">
            <text:p>7.565</text:p>
          </table:table-cell>
          <table:table-cell office:value-type="float" office:value="6.4850000000000003" table:style-name="ce5">
            <text:p>6.485</text:p>
          </table:table-cell>
          <table:table-cell office:value-type="float" office:value="7.609" table:style-name="ce5">
            <text:p>7.609</text:p>
          </table:table-cell>
          <table:table-cell office:value-type="float" office:value="6.3639999999999999" table:style-name="ce5">
            <text:p>6.364</text:p>
          </table:table-cell>
          <table:table-cell office:value-type="float" office:value="5.0049999999999999" table:style-name="ce5">
            <text:p>5.005</text:p>
          </table:table-cell>
          <table:table-cell office:value-type="float" office:value="4.931" table:style-name="ce5">
            <text:p>4.931</text:p>
          </table:table-cell>
          <table:table-cell office:value-type="float" office:value="7.52" table:style-name="ce5">
            <text:p>7.52</text:p>
          </table:table-cell>
          <table:table-cell office:value-type="float" office:value="7.3860000000000001" table:style-name="ce5">
            <text:p>7.386</text:p>
          </table:table-cell>
          <table:table-cell office:value-type="float" office:value="6.2169999999999996" table:style-name="ce5">
            <text:p>6.217</text:p>
          </table:table-cell>
          <table:table-cell table:style-name="ce6"/>
          <table:table-cell office:value-type="float" office:value="2.8987066081271416E-2" table:style-name="ce6">
            <text:p>0.029</text:p>
          </table:table-cell>
          <table:table-cell office:value-type="float" office:value="5.8999999999999997E-2" table:style-name="ce6">
            <text:p>0.059</text:p>
          </table:table-cell>
          <table:table-cell office:value-type="float" office:value="2.7604347483684333E-2" table:style-name="ce6">
            <text:p>0.028</text:p>
          </table:table-cell>
          <table:table-cell office:value-type="float" office:value="7.0999999999999994E-2" table:style-name="ce6">
            <text:p>0.071</text:p>
          </table:table-cell>
          <table:table-cell office:value-type="float" office:value="7.6999999999999999E-2" table:style-name="ce6">
            <text:p>0.077</text:p>
          </table:table-cell>
          <table:table-cell office:value-type="float" office:value="9.6000000000000002E-2" table:style-name="ce6">
            <text:p>0.096</text:p>
          </table:table-cell>
          <table:table-cell office:value-type="float" office:value="8.8999999999999996E-2" table:style-name="ce6">
            <text:p>0.089</text:p>
          </table:table-cell>
          <table:table-cell office:value-type="float" office:value="9.1999999999999998E-2" table:style-name="ce6">
            <text:p>0.092</text:p>
          </table:table-cell>
          <table:table-cell office:value-type="float" office:value="9.0999999999999998E-2" table:style-name="ce6">
            <text:p>0.091</text:p>
          </table:table-cell>
          <table:table-cell office:value-type="float" office:value="6.3E-2" table:style-name="ce6">
            <text:p>0.063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71_Oph</text:p>
          </table:table-cell>
          <table:table-cell office:value-type="float" office:value="5141" table:style-name="ce3">
            <text:p>5141</text:p>
          </table:table-cell>
          <table:table-cell office:value-type="float" office:value="47" table:style-name="ce3">
            <text:p>47</text:p>
          </table:table-cell>
          <table:table-cell office:value-type="float" office:value="3.01" table:style-name="ce3">
            <text:p>3.01</text:p>
          </table:table-cell>
          <table:table-cell office:value-type="float" office:value="0.16" table:style-name="ce3">
            <text:p>0.16</text:p>
          </table:table-cell>
          <table:table-cell office:value-type="float" office:value="1.64" table:style-name="ce3">
            <text:p>1.64</text:p>
          </table:table-cell>
          <table:table-cell office:value-type="float" office:value="0.06" table:style-name="ce4">
            <text:p>0.06</text:p>
          </table:table-cell>
          <table:table-cell office:value-type="float" office:value="0.17" table:style-name="ce3">
            <text:p>0.17</text:p>
          </table:table-cell>
          <table:table-cell office:value-type="float" office:value="0.04" table:style-name="ce3">
            <text:p>0.04</text:p>
          </table:table-cell>
          <table:table-cell office:value-type="float" office:value="9.0020000000000007" table:style-name="ce5">
            <text:p>9.002</text:p>
          </table:table-cell>
          <table:table-cell office:value-type="float" office:value="6.6349999999999998" table:style-name="ce5">
            <text:p>6.635</text:p>
          </table:table-cell>
          <table:table-cell office:value-type="float" office:value="7.6360000000000001" table:style-name="ce5">
            <text:p>7.636</text:p>
          </table:table-cell>
          <table:table-cell office:value-type="float" office:value="6.6079999999999997" table:style-name="ce5">
            <text:p>6.608</text:p>
          </table:table-cell>
          <table:table-cell office:value-type="float" office:value="7.7" table:style-name="ce5">
            <text:p>7.7</text:p>
          </table:table-cell>
          <table:table-cell office:value-type="float" office:value="6.3019999999999996" table:style-name="ce5">
            <text:p>6.302</text:p>
          </table:table-cell>
          <table:table-cell office:value-type="float" office:value="5.0579999999999998" table:style-name="ce5">
            <text:p>5.058</text:p>
          </table:table-cell>
          <table:table-cell office:value-type="float" office:value="5.3120000000000003" table:style-name="ce5">
            <text:p>5.312</text:p>
          </table:table-cell>
          <table:table-cell office:value-type="float" office:value="7.5650000000000004" table:style-name="ce5">
            <text:p>7.565</text:p>
          </table:table-cell>
          <table:table-cell office:value-type="float" office:value="7.5839999999999996" table:style-name="ce5">
            <text:p>7.584</text:p>
          </table:table-cell>
          <table:table-cell office:value-type="float" office:value="6.298" table:style-name="ce5">
            <text:p>6.298</text:p>
          </table:table-cell>
          <table:table-cell office:value-type="float" office:value="3.4199171529926312E-2" table:style-name="ce6">
            <text:p>0.034</text:p>
          </table:table-cell>
          <table:table-cell office:value-type="float" office:value="0.107" table:style-name="ce6">
            <text:p>0.107</text:p>
          </table:table-cell>
          <table:table-cell office:value-type="float" office:value="0.06" table:style-name="ce6">
            <text:p>0.060</text:p>
          </table:table-cell>
          <table:table-cell office:value-type="float" office:value="1.6459546368800072E-2" table:style-name="ce6">
            <text:p>0.016</text:p>
          </table:table-cell>
          <table:table-cell office:value-type="float" office:value="0.104" table:style-name="ce6">
            <text:p>0.104</text:p>
          </table:table-cell>
          <table:table-cell office:value-type="float" office:value="7.0999999999999994E-2" table:style-name="ce6">
            <text:p>0.071</text:p>
          </table:table-cell>
          <table:table-cell office:value-type="float" office:value="8.3000000000000004E-2" table:style-name="ce6">
            <text:p>0.083</text:p>
          </table:table-cell>
          <table:table-cell office:value-type="float" office:value="6.0999999999999999E-2" table:style-name="ce6">
            <text:p>0.061</text:p>
          </table:table-cell>
          <table:table-cell office:value-type="float" office:value="0.104" table:style-name="ce6">
            <text:p>0.104</text:p>
          </table:table-cell>
          <table:table-cell office:value-type="float" office:value="0.11899999999999999" table:style-name="ce6">
            <text:p>0.119</text:p>
          </table:table-cell>
          <table:table-cell office:value-type="float" office:value="0.10100000000000001" table:style-name="ce6">
            <text:p>0.101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Eta_Ser</text:p>
          </table:table-cell>
          <table:table-cell office:value-type="float" office:value="5019" table:style-name="ce3">
            <text:p>5019</text:p>
          </table:table-cell>
          <table:table-cell office:value-type="float" office:value="110" table:style-name="ce3">
            <text:p>110</text:p>
          </table:table-cell>
          <table:table-cell office:value-type="float" office:value="3.07" table:style-name="ce3">
            <text:p>3.07</text:p>
          </table:table-cell>
          <table:table-cell office:value-type="float" office:value="0.34" table:style-name="ce3">
            <text:p>0.34</text:p>
          </table:table-cell>
          <table:table-cell office:value-type="float" office:value="1.59" table:style-name="ce3">
            <text:p>1.59</text:p>
          </table:table-cell>
          <table:table-cell office:value-type="float" office:value="0.22" table:style-name="ce4">
            <text:p>0.22</text:p>
          </table:table-cell>
          <table:table-cell office:value-type="float" office:value="-0.39" table:style-name="ce3">
            <text:p>-0.39</text:p>
          </table:table-cell>
          <table:table-cell office:value-type="float" office:value="0.12" table:style-name="ce3">
            <text:p>0.12</text:p>
          </table:table-cell>
          <table:table-cell office:value-type="float" office:value="8.6150000000000002" table:style-name="ce5">
            <text:p>8.615</text:p>
          </table:table-cell>
          <table:table-cell office:value-type="float" office:value="6.0839999999999996" table:style-name="ce5">
            <text:p>6.084</text:p>
          </table:table-cell>
          <table:table-cell office:value-type="float" office:value="7.3890000000000002" table:style-name="ce5">
            <text:p>7.389</text:p>
          </table:table-cell>
          <table:table-cell office:value-type="float" office:value="6.4210000000000003" table:style-name="ce5">
            <text:p>6.421</text:p>
          </table:table-cell>
          <table:table-cell office:value-type="float" office:value="7.3890000000000002" table:style-name="ce5">
            <text:p>7.389</text:p>
          </table:table-cell>
          <table:table-cell office:value-type="float" office:value="6.0250000000000004" table:style-name="ce5">
            <text:p>6.025</text:p>
          </table:table-cell>
          <table:table-cell office:value-type="float" office:value="4.8390000000000004" table:style-name="ce5">
            <text:p>4.839</text:p>
          </table:table-cell>
          <table:table-cell office:value-type="float" office:value="4.7430000000000003" table:style-name="ce5">
            <text:p>4.743</text:p>
          </table:table-cell>
          <table:table-cell office:value-type="float" office:value="7.218" table:style-name="ce5">
            <text:p>7.218</text:p>
          </table:table-cell>
          <table:table-cell office:value-type="float" office:value="7.1050000000000004" table:style-name="ce5">
            <text:p>7.105</text:p>
          </table:table-cell>
          <table:table-cell office:value-type="float" office:value="5.9450000000000003" table:style-name="ce5">
            <text:p>5.945</text:p>
          </table:table-cell>
          <table:table-cell office:value-type="float" office:value="6.3908137197073375E-2" table:style-name="ce6">
            <text:p>0.064</text:p>
          </table:table-cell>
          <table:table-cell office:value-type="float" office:value="0.05" table:style-name="ce6">
            <text:p>0.050</text:p>
          </table:table-cell>
          <table:table-cell office:value-type="float" office:value="8.2000000000000003E-2" table:style-name="ce6">
            <text:p>0.082</text:p>
          </table:table-cell>
          <table:table-cell office:value-type="float" office:value="2.9646528745650276E-2" table:style-name="ce6">
            <text:p>0.030</text:p>
          </table:table-cell>
          <table:table-cell office:value-type="float" office:value="8.7999999999999995E-2" table:style-name="ce6">
            <text:p>0.088</text:p>
          </table:table-cell>
          <table:table-cell office:value-type="float" office:value="7.5999999999999998E-2" table:style-name="ce6">
            <text:p>0.076</text:p>
          </table:table-cell>
          <table:table-cell office:value-type="float" office:value="0.11700000000000001" table:style-name="ce6">
            <text:p>0.117</text:p>
          </table:table-cell>
          <table:table-cell office:value-type="float" office:value="0.111" table:style-name="ce6">
            <text:p>0.111</text:p>
          </table:table-cell>
          <table:table-cell office:value-type="float" office:value="0.11600000000000001" table:style-name="ce6">
            <text:p>0.116</text:p>
          </table:table-cell>
          <table:table-cell office:value-type="float" office:value="8.1000000000000003E-2" table:style-name="ce6">
            <text:p>0.081</text:p>
          </table:table-cell>
          <table:table-cell office:value-type="float" office:value="0.10199999999999999" table:style-name="ce6">
            <text:p>0.102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Mu_Aql</text:p>
          </table:table-cell>
          <table:table-cell office:value-type="float" office:value="4673" table:style-name="ce3">
            <text:p>4673</text:p>
          </table:table-cell>
          <table:table-cell office:value-type="float" office:value="140" table:style-name="ce3">
            <text:p>140</text:p>
          </table:table-cell>
          <table:table-cell office:value-type="float" office:value="2.61" table:style-name="ce3">
            <text:p>2.61</text:p>
          </table:table-cell>
          <table:table-cell office:value-type="float" office:value="0.53" table:style-name="ce3">
            <text:p>0.53</text:p>
          </table:table-cell>
          <table:table-cell office:value-type="float" office:value="1.81" table:style-name="ce3">
            <text:p>1.81</text:p>
          </table:table-cell>
          <table:table-cell office:value-type="float" office:value="0.24" table:style-name="ce4">
            <text:p>0.24</text:p>
          </table:table-cell>
          <table:table-cell office:value-type="float" office:value="-0.38" table:style-name="ce3">
            <text:p>-0.38</text:p>
          </table:table-cell>
          <table:table-cell office:value-type="float" office:value="0.15" table:style-name="ce3">
            <text:p>0.15</text:p>
          </table:table-cell>
          <table:table-cell office:value-type="float" office:value="8.8840000000000003" table:style-name="ce5">
            <text:p>8.884</text:p>
          </table:table-cell>
          <table:table-cell office:value-type="float" office:value="6.4820000000000002" table:style-name="ce5">
            <text:p>6.482</text:p>
          </table:table-cell>
          <table:table-cell office:value-type="float" office:value="7.7809999999999997" table:style-name="ce5">
            <text:p>7.781</text:p>
          </table:table-cell>
          <table:table-cell office:value-type="float" office:value="6.907" table:style-name="ce5">
            <text:p>6.907</text:p>
          </table:table-cell>
          <table:table-cell office:value-type="float" office:value="7.5970000000000004" table:style-name="ce5">
            <text:p>7.597</text:p>
          </table:table-cell>
          <table:table-cell office:value-type="float" office:value="6.1440000000000001" table:style-name="ce5">
            <text:p>6.144</text:p>
          </table:table-cell>
          <table:table-cell office:value-type="float" office:value="5.0759999999999996" table:style-name="ce5">
            <text:p>5.076</text:p>
          </table:table-cell>
          <table:table-cell office:value-type="float" office:value="4.859" table:style-name="ce5">
            <text:p>4.859</text:p>
          </table:table-cell>
          <table:table-cell office:value-type="float" office:value="7.2640000000000002" table:style-name="ce5">
            <text:p>7.264</text:p>
          </table:table-cell>
          <table:table-cell office:value-type="float" office:value="7.1219999999999999" table:style-name="ce5">
            <text:p>7.122</text:p>
          </table:table-cell>
          <table:table-cell office:value-type="float" office:value="6.1379999999999999" table:style-name="ce5">
            <text:p>6.138</text:p>
          </table:table-cell>
          <table:table-cell office:value-type="float" office:value="0.10080137234515545" table:style-name="ce6">
            <text:p>0.101</text:p>
          </table:table-cell>
          <table:table-cell office:value-type="float" office:value="5.0368641037851804E-2" table:style-name="ce6">
            <text:p>0.050</text:p>
          </table:table-cell>
          <table:table-cell office:value-type="float" office:value="1.9687136240025761E-2" table:style-name="ce6">
            <text:p>0.020</text:p>
          </table:table-cell>
          <table:table-cell office:value-type="float" office:value="4.4146536292971758E-2" table:style-name="ce6">
            <text:p>0.044</text:p>
          </table:table-cell>
          <table:table-cell office:value-type="float" office:value="0.126" table:style-name="ce6">
            <text:p>0.126</text:p>
          </table:table-cell>
          <table:table-cell office:value-type="float" office:value="0.13500000000000001" table:style-name="ce6">
            <text:p>0.135</text:p>
          </table:table-cell>
          <table:table-cell office:value-type="float" office:value="0.10199999999999999" table:style-name="ce6">
            <text:p>0.102</text:p>
          </table:table-cell>
          <table:table-cell office:value-type="float" office:value="0.26700000000000002" table:style-name="ce6">
            <text:p>0.267</text:p>
          </table:table-cell>
          <table:table-cell office:value-type="float" office:value="0.14899999999999999" table:style-name="ce6">
            <text:p>0.149</text:p>
          </table:table-cell>
          <table:table-cell office:value-type="float" office:value="0.11373470593153799" table:style-name="ce6">
            <text:p>0.114</text:p>
          </table:table-cell>
          <table:table-cell office:value-type="float" office:value="0.128" table:style-name="ce6">
            <text:p>0.128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Eta_Eri</text:p>
          </table:table-cell>
          <table:table-cell office:value-type="float" office:value="4764" table:style-name="ce3">
            <text:p>4764</text:p>
          </table:table-cell>
          <table:table-cell office:value-type="float" office:value="42" table:style-name="ce3">
            <text:p>42</text:p>
          </table:table-cell>
          <table:table-cell office:value-type="float" office:value="2.87" table:style-name="ce3">
            <text:p>2.87</text:p>
          </table:table-cell>
          <table:table-cell office:value-type="float" office:value="0.17" table:style-name="ce3">
            <text:p>0.17</text:p>
          </table:table-cell>
          <table:table-cell office:value-type="float" office:value="1.35" table:style-name="ce3">
            <text:p>1.35</text:p>
          </table:table-cell>
          <table:table-cell office:value-type="float" office:value="0.04" table:style-name="ce4">
            <text:p>0.04</text:p>
          </table:table-cell>
          <table:table-cell office:value-type="float" office:value="0.06" table:style-name="ce3">
            <text:p>0.06</text:p>
          </table:table-cell>
          <table:table-cell office:value-type="float" office:value="0.03" table:style-name="ce3">
            <text:p>0.03</text:p>
          </table:table-cell>
          <table:table-cell office:value-type="float" office:value="8.9580000000000002" table:style-name="ce5">
            <text:p>8.958</text:p>
          </table:table-cell>
          <table:table-cell office:value-type="float" office:value="6.3819999999999997" table:style-name="ce5">
            <text:p>6.382</text:p>
          </table:table-cell>
          <table:table-cell office:value-type="float" office:value="7.5750000000000002" table:style-name="ce5">
            <text:p>7.575</text:p>
          </table:table-cell>
          <table:table-cell office:value-type="float" office:value="6.649" table:style-name="ce5">
            <text:p>6.649</text:p>
          </table:table-cell>
          <table:table-cell office:value-type="float" office:value="7.734" table:style-name="ce5">
            <text:p>7.734</text:p>
          </table:table-cell>
          <table:table-cell office:value-type="float" office:value="6.2489999999999997" table:style-name="ce5">
            <text:p>6.249</text:p>
          </table:table-cell>
          <table:table-cell office:value-type="float" office:value="5.0270000000000001" table:style-name="ce5">
            <text:p>5.027</text:p>
          </table:table-cell>
          <table:table-cell office:value-type="float" office:value="5.2009999999999996" table:style-name="ce5">
            <text:p>5.201</text:p>
          </table:table-cell>
          <table:table-cell office:value-type="float" office:value="7.51" table:style-name="ce5">
            <text:p>7.51</text:p>
          </table:table-cell>
          <table:table-cell office:value-type="float" office:value="7.6020000000000003" table:style-name="ce5">
            <text:p>7.602</text:p>
          </table:table-cell>
          <table:table-cell office:value-type="float" office:value="6.3239999999999998" table:style-name="ce5">
            <text:p>6.324</text:p>
          </table:table-cell>
          <table:table-cell office:value-type="float" office:value="7.5999999999999998E-2" table:style-name="ce6">
            <text:p>0.076</text:p>
          </table:table-cell>
          <table:table-cell office:value-type="float" office:value="2.8000000000000001E-2" table:style-name="ce6">
            <text:p>0.028</text:p>
          </table:table-cell>
          <table:table-cell office:value-type="float" office:value="2.5999999999999999E-2" table:style-name="ce6">
            <text:p>0.026</text:p>
          </table:table-cell>
          <table:table-cell office:value-type="float" office:value="2.5000000000000001E-2" table:style-name="ce6">
            <text:p>0.025</text:p>
          </table:table-cell>
          <table:table-cell office:value-type="float" office:value="9.2999999999999999E-2" table:style-name="ce6">
            <text:p>0.093</text:p>
          </table:table-cell>
          <table:table-cell office:value-type="float" office:value="0.121" table:style-name="ce6">
            <text:p>0.121</text:p>
          </table:table-cell>
          <table:table-cell office:value-type="float" office:value="0.114" table:style-name="ce6">
            <text:p>0.114</text:p>
          </table:table-cell>
          <table:table-cell office:value-type="float" office:value="6.4000000000000001E-2" table:style-name="ce6">
            <text:p>0.064</text:p>
          </table:table-cell>
          <table:table-cell office:value-type="float" office:value="0.11600000000000001" table:style-name="ce6">
            <text:p>0.116</text:p>
          </table:table-cell>
          <table:table-cell office:value-type="float" office:value="0.11" table:style-name="ce6">
            <text:p>0.110</text:p>
          </table:table-cell>
          <table:table-cell office:value-type="float" office:value="0.105" table:style-name="ce6">
            <text:p>0.105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106_Psc</text:p>
          </table:table-cell>
          <table:table-cell office:value-type="float" office:value="4300" table:style-name="ce3">
            <text:p>4300</text:p>
          </table:table-cell>
          <table:table-cell office:value-type="float" office:value="101" table:style-name="ce3">
            <text:p>101</text:p>
          </table:table-cell>
          <table:table-cell office:value-type="float" office:value="1.89" table:style-name="ce3">
            <text:p>1.89</text:p>
          </table:table-cell>
          <table:table-cell office:value-type="float" office:value="0.37" table:style-name="ce3">
            <text:p>0.37</text:p>
          </table:table-cell>
          <table:table-cell office:value-type="float" office:value="1.62" table:style-name="ce3">
            <text:p>1.62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-0.15" table:style-name="ce3">
            <text:p>-0.15</text:p>
          </table:table-cell>
          <table:table-cell office:value-type="float" office:value="0.09" table:style-name="ce3">
            <text:p>0.09</text:p>
          </table:table-cell>
          <table:table-cell office:value-type="float" office:value="8.8030000000000008" table:style-name="ce5">
            <text:p>8.803</text:p>
          </table:table-cell>
          <table:table-cell office:value-type="float" office:value="6.2859999999999996" table:style-name="ce5">
            <text:p>6.286</text:p>
          </table:table-cell>
          <table:table-cell office:value-type="float" office:value="7.4939999999999998" table:style-name="ce5">
            <text:p>7.494</text:p>
          </table:table-cell>
          <table:table-cell office:value-type="float" office:value="6.5780000000000003" table:style-name="ce5">
            <text:p>6.578</text:p>
          </table:table-cell>
          <table:table-cell office:value-type="float" office:value="7.5810000000000004" table:style-name="ce5">
            <text:p>7.581</text:p>
          </table:table-cell>
          <table:table-cell office:value-type="float" office:value="5.9930000000000003" table:style-name="ce5">
            <text:p>5.993</text:p>
          </table:table-cell>
          <table:table-cell office:value-type="float" office:value="4.8899999999999997" table:style-name="ce5">
            <text:p>4.89</text:p>
          </table:table-cell>
          <table:table-cell office:value-type="float" office:value="4.9539999999999997" table:style-name="ce5">
            <text:p>4.954</text:p>
          </table:table-cell>
          <table:table-cell office:value-type="float" office:value="7.2889999999999997" table:style-name="ce5">
            <text:p>7.289</text:p>
          </table:table-cell>
          <table:table-cell office:value-type="float" office:value="7.4210000000000003" table:style-name="ce5">
            <text:p>7.421</text:p>
          </table:table-cell>
          <table:table-cell office:value-type="float" office:value="6.101" table:style-name="ce5">
            <text:p>6.101</text:p>
          </table:table-cell>
          <table:table-cell office:value-type="float" office:value="8.3683431255336976E-2" table:style-name="ce6">
            <text:p>0.084</text:p>
          </table:table-cell>
          <table:table-cell office:value-type="float" office:value="6.9000000000000006E-2" table:style-name="ce6">
            <text:p>0.069</text:p>
          </table:table-cell>
          <table:table-cell office:value-type="float" office:value="1.2579745625409184E-2" table:style-name="ce6">
            <text:p>0.013</text:p>
          </table:table-cell>
          <table:table-cell office:value-type="float" office:value="4.1093389573831483E-2" table:style-name="ce6">
            <text:p>0.041</text:p>
          </table:table-cell>
          <table:table-cell office:value-type="float" office:value="0.124" table:style-name="ce6">
            <text:p>0.124</text:p>
          </table:table-cell>
          <table:table-cell office:value-type="float" office:value="0.14000000000000001" table:style-name="ce6">
            <text:p>0.140</text:p>
          </table:table-cell>
          <table:table-cell office:value-type="float" office:value="0.129" table:style-name="ce6">
            <text:p>0.129</text:p>
          </table:table-cell>
          <table:table-cell office:value-type="float" office:value="0.19400000000000001" table:style-name="ce6">
            <text:p>0.194</text:p>
          </table:table-cell>
          <table:table-cell office:value-type="float" office:value="0.127" table:style-name="ce6">
            <text:p>0.127</text:p>
          </table:table-cell>
          <table:table-cell office:value-type="float" office:value="0.18161015940745215" table:style-name="ce6">
            <text:p>0.182</text:p>
          </table:table-cell>
          <table:table-cell office:value-type="float" office:value="9.4E-2" table:style-name="ce6">
            <text:p>0.094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150177</text:p>
          </table:table-cell>
          <table:table-cell office:value-type="float" office:value="6322" table:style-name="ce3">
            <text:p>6322</text:p>
          </table:table-cell>
          <table:table-cell office:value-type="float" office:value="47" table:style-name="ce3">
            <text:p>47</text:p>
          </table:table-cell>
          <table:table-cell office:value-type="float" office:value="4.21" table:style-name="ce3">
            <text:p>4.21</text:p>
          </table:table-cell>
          <table:table-cell office:value-type="float" office:value="0.11" table:style-name="ce3">
            <text:p>0.11</text:p>
          </table:table-cell>
          <table:table-cell office:value-type="float" office:value="2.0699999999999998" table:style-name="ce3">
            <text:p>2.07</text:p>
          </table:table-cell>
          <table:table-cell office:value-type="float" office:value="0.15" table:style-name="ce4">
            <text:p>0.15</text:p>
          </table:table-cell>
          <table:table-cell office:value-type="float" office:value="-0.51" table:style-name="ce3">
            <text:p>-0.51</text:p>
          </table:table-cell>
          <table:table-cell office:value-type="float" office:value="0.03" table:style-name="ce3">
            <text:p>0.03</text:p>
          </table:table-cell>
          <table:table-cell table:style-name="ce5"/>
          <table:table-cell office:value-type="float" office:value="5.8680000000000003" table:style-name="ce5">
            <text:p>5.868</text:p>
          </table:table-cell>
          <table:table-cell office:value-type="float" office:value="7.0860000000000003" table:style-name="ce5">
            <text:p>7.086</text:p>
          </table:table-cell>
          <table:table-cell office:value-type="float" office:value="5.8129999999999997" table:style-name="ce5">
            <text:p>5.813</text:p>
          </table:table-cell>
          <table:table-cell office:value-type="float" office:value="7.1859999999999999" table:style-name="ce5">
            <text:p>7.186</text:p>
          </table:table-cell>
          <table:table-cell office:value-type="float" office:value="5.8710000000000004" table:style-name="ce5">
            <text:p>5.871</text:p>
          </table:table-cell>
          <table:table-cell office:value-type="float" office:value="4.78" table:style-name="ce5">
            <text:p>4.78</text:p>
          </table:table-cell>
          <table:table-cell office:value-type="float" office:value="4.6980000000000004" table:style-name="ce5">
            <text:p>4.698</text:p>
          </table:table-cell>
          <table:table-cell office:value-type="float" office:value="6.9480000000000004" table:style-name="ce5">
            <text:p>6.948</text:p>
          </table:table-cell>
          <table:table-cell office:value-type="float" office:value="6.9850000000000003" table:style-name="ce5">
            <text:p>6.985</text:p>
          </table:table-cell>
          <table:table-cell office:value-type="float" office:value="5.7329999999999997" table:style-name="ce5">
            <text:p>5.733</text:p>
          </table:table-cell>
          <table:table-cell table:style-name="ce6"/>
          <table:table-cell office:value-type="float" office:value="2.8000000000000001E-2" table:style-name="ce6">
            <text:p>0.028</text:p>
          </table:table-cell>
          <table:table-cell office:value-type="float" office:value="7.1821538088048201E-3" table:style-name="ce6">
            <text:p>0.007</text:p>
          </table:table-cell>
          <table:table-cell office:value-type="float" office:value="8.679477710861536E-3" table:style-name="ce6">
            <text:p>0.009</text:p>
          </table:table-cell>
          <table:table-cell office:value-type="float" office:value="0.08" table:style-name="ce6">
            <text:p>0.080</text:p>
          </table:table-cell>
          <table:table-cell office:value-type="float" office:value="5.6000000000000001E-2" table:style-name="ce6">
            <text:p>0.056</text:p>
          </table:table-cell>
          <table:table-cell office:value-type="float" office:value="0.27500000000000002" table:style-name="ce6">
            <text:p>0.275</text:p>
          </table:table-cell>
          <table:table-cell office:value-type="float" office:value="5.3999999999999999E-2" table:style-name="ce6">
            <text:p>0.054</text:p>
          </table:table-cell>
          <table:table-cell office:value-type="float" office:value="0.112" table:style-name="ce6">
            <text:p>0.112</text:p>
          </table:table-cell>
          <table:table-cell office:value-type="float" office:value="0.10100000000000001" table:style-name="ce6">
            <text:p>0.101</text:p>
          </table:table-cell>
          <table:table-cell office:value-type="float" office:value="0.104" table:style-name="ce6">
            <text:p>0.104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7_psc</text:p>
          </table:table-cell>
          <table:table-cell office:value-type="float" office:value="4458" table:style-name="ce3">
            <text:p>4458</text:p>
          </table:table-cell>
          <table:table-cell office:value-type="float" office:value="37" table:style-name="ce3">
            <text:p>37</text:p>
          </table:table-cell>
          <table:table-cell office:value-type="float" office:value="1.99" table:style-name="ce3">
            <text:p>1.99</text:p>
          </table:table-cell>
          <table:table-cell office:value-type="float" office:value="0.18" table:style-name="ce3">
            <text:p>0.18</text:p>
          </table:table-cell>
          <table:table-cell office:value-type="float" office:value="1.46" table:style-name="ce3">
            <text:p>1.46</text:p>
          </table:table-cell>
          <table:table-cell office:value-type="float" office:value="0.03" table:style-name="ce4">
            <text:p>0.03</text:p>
          </table:table-cell>
          <table:table-cell office:value-type="float" office:value="-0.56999999999999995" table:style-name="ce3">
            <text:p>-0.57</text:p>
          </table:table-cell>
          <table:table-cell office:value-type="float" office:value="0.04" table:style-name="ce3">
            <text:p>0.04</text:p>
          </table:table-cell>
          <table:table-cell office:value-type="float" office:value="8.6430000000000007" table:style-name="ce5">
            <text:p>8.643</text:p>
          </table:table-cell>
          <table:table-cell office:value-type="float" office:value="5.835" table:style-name="ce5">
            <text:p>5.835</text:p>
          </table:table-cell>
          <table:table-cell office:value-type="float" office:value="7.3209999999999997" table:style-name="ce5">
            <text:p>7.321</text:p>
          </table:table-cell>
          <table:table-cell office:value-type="float" office:value="6.2619999999999996" table:style-name="ce5">
            <text:p>6.262</text:p>
          </table:table-cell>
          <table:table-cell office:value-type="float" office:value="7.1719999999999997" table:style-name="ce5">
            <text:p>7.172</text:p>
          </table:table-cell>
          <table:table-cell office:value-type="float" office:value="5.8170000000000002" table:style-name="ce5">
            <text:p>5.817</text:p>
          </table:table-cell>
          <table:table-cell office:value-type="float" office:value="4.68" table:style-name="ce5">
            <text:p>4.68</text:p>
          </table:table-cell>
          <table:table-cell office:value-type="float" office:value="4.6539999999999999" table:style-name="ce5">
            <text:p>4.654</text:p>
          </table:table-cell>
          <table:table-cell office:value-type="float" office:value="6.8380000000000001" table:style-name="ce5">
            <text:p>6.838</text:p>
          </table:table-cell>
          <table:table-cell office:value-type="float" office:value="6.766" table:style-name="ce5">
            <text:p>6.766</text:p>
          </table:table-cell>
          <table:table-cell office:value-type="float" office:value="5.6769999999999996" table:style-name="ce5">
            <text:p>5.677</text:p>
          </table:table-cell>
          <table:table-cell office:value-type="float" office:value="4.5599707601401758E-2" table:style-name="ce6">
            <text:p>0.046</text:p>
          </table:table-cell>
          <table:table-cell office:value-type="float" office:value="2.5999999999999999E-2" table:style-name="ce6">
            <text:p>0.026</text:p>
          </table:table-cell>
          <table:table-cell office:value-type="float" office:value="7.8315600829809099E-3" table:style-name="ce6">
            <text:p>0.008</text:p>
          </table:table-cell>
          <table:table-cell office:value-type="float" office:value="7.9000000000000001E-2" table:style-name="ce6">
            <text:p>0.079</text:p>
          </table:table-cell>
          <table:table-cell office:value-type="float" office:value="9.4E-2" table:style-name="ce6">
            <text:p>0.094</text:p>
          </table:table-cell>
          <table:table-cell office:value-type="float" office:value="9.9000000000000005E-2" table:style-name="ce6">
            <text:p>0.099</text:p>
          </table:table-cell>
          <table:table-cell office:value-type="float" office:value="0.11600000000000001" table:style-name="ce6">
            <text:p>0.116</text:p>
          </table:table-cell>
          <table:table-cell office:value-type="float" office:value="5.0222007128349518E-2" table:style-name="ce6">
            <text:p>0.050</text:p>
          </table:table-cell>
          <table:table-cell office:value-type="float" office:value="0.129" table:style-name="ce6">
            <text:p>0.129</text:p>
          </table:table-cell>
          <table:table-cell office:value-type="float" office:value="0.10299999999999999" table:style-name="ce6">
            <text:p>0.103</text:p>
          </table:table-cell>
          <table:table-cell office:value-type="float" office:value="7.5999999999999998E-2" table:style-name="ce6">
            <text:p>0.076</text:p>
          </table:table-cell>
          <table:table-cell table:number-columns-repeated="16353"/>
        </table:table-row>
        <table:table-row table:style-name="ro2">
          <table:table-cell office:value-type="string" table:style-name="ce2">
            <text:p>HIP_17183</text:p>
          </table:table-cell>
          <table:table-cell office:value-type="float" office:value="5012" table:style-name="ce3">
            <text:p>5012</text:p>
          </table:table-cell>
          <table:table-cell office:value-type="float" office:value="28" table:style-name="ce3">
            <text:p>28</text:p>
          </table:table-cell>
          <table:table-cell office:value-type="float" office:value="3.86" table:style-name="ce3">
            <text:p>3.86</text:p>
          </table:table-cell>
          <table:table-cell office:value-type="float" office:value="0.1" table:style-name="ce3">
            <text:p>0.1</text:p>
          </table:table-cell>
          <table:table-cell office:value-type="float" office:value="0.97" table:style-name="ce3">
            <text:p>0.97</text:p>
          </table:table-cell>
          <table:table-cell office:value-type="float" office:value="0.05" table:style-name="ce4">
            <text:p>0.05</text:p>
          </table:table-cell>
          <table:table-cell office:value-type="float" office:value="0.08" table:style-name="ce3">
            <text:p>0.08</text:p>
          </table:table-cell>
          <table:table-cell office:value-type="float" office:value="0.02" table:style-name="ce3">
            <text:p>0.02</text:p>
          </table:table-cell>
          <table:table-cell office:value-type="float" office:value="9" table:style-name="ce5">
            <text:p>9</text:p>
          </table:table-cell>
          <table:table-cell office:value-type="float" office:value="6.2590000000000003" table:style-name="ce5">
            <text:p>6.259</text:p>
          </table:table-cell>
          <table:table-cell office:value-type="float" office:value="7.6580000000000004" table:style-name="ce5">
            <text:p>7.658</text:p>
          </table:table-cell>
          <table:table-cell office:value-type="float" office:value="6.7539999999999996" table:style-name="ce5">
            <text:p>6.754</text:p>
          </table:table-cell>
          <table:table-cell office:value-type="float" office:value="7.681" table:style-name="ce5">
            <text:p>7.681</text:p>
          </table:table-cell>
          <table:table-cell office:value-type="float" office:value="6.2850000000000001" table:style-name="ce5">
            <text:p>6.285</text:p>
          </table:table-cell>
          <table:table-cell office:value-type="float" office:value="5.202" table:style-name="ce5">
            <text:p>5.202</text:p>
          </table:table-cell>
          <table:table-cell office:value-type="float" office:value="5.3159999999999998" table:style-name="ce5">
            <text:p>5.316</text:p>
          </table:table-cell>
          <table:table-cell office:value-type="float" office:value="7.5330000000000004" table:style-name="ce5">
            <text:p>7.533</text:p>
          </table:table-cell>
          <table:table-cell office:value-type="float" office:value="7.6029999999999998" table:style-name="ce5">
            <text:p>7.603</text:p>
          </table:table-cell>
          <table:table-cell office:value-type="float" office:value="6.351" table:style-name="ce5">
            <text:p>6.351</text:p>
          </table:table-cell>
          <table:table-cell office:value-type="float" office:value="2.6462237244798185E-2" table:style-name="ce6">
            <text:p>0.026</text:p>
          </table:table-cell>
          <table:table-cell office:value-type="float" office:value="0.11899999999999999" table:style-name="ce6">
            <text:p>0.119</text:p>
          </table:table-cell>
          <table:table-cell office:value-type="float" office:value="8.7559503577092166E-3" table:style-name="ce6">
            <text:p>0.009</text:p>
          </table:table-cell>
          <table:table-cell office:value-type="float" office:value="2.4E-2" table:style-name="ce6">
            <text:p>0.024</text:p>
          </table:table-cell>
          <table:table-cell office:value-type="float" office:value="8.3000000000000004E-2" table:style-name="ce6">
            <text:p>0.083</text:p>
          </table:table-cell>
          <table:table-cell office:value-type="float" office:value="0.14399999999999999" table:style-name="ce6">
            <text:p>0.144</text:p>
          </table:table-cell>
          <table:table-cell office:value-type="float" office:value="0.104" table:style-name="ce6">
            <text:p>0.104</text:p>
          </table:table-cell>
          <table:table-cell office:value-type="float" office:value="2.3725864929790647E-2" table:style-name="ce6">
            <text:p>0.024</text:p>
          </table:table-cell>
          <table:table-cell office:value-type="float" office:value="0.111" table:style-name="ce6">
            <text:p>0.111</text:p>
          </table:table-cell>
          <table:table-cell office:value-type="float" office:value="0.109" table:style-name="ce6">
            <text:p>0.109</text:p>
          </table:table-cell>
          <table:table-cell office:value-type="float" office:value="0.107" table:style-name="ce6">
            <text:p>0.107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35_peg</text:p>
          </table:table-cell>
          <table:table-cell office:value-type="float" office:value="4767" table:style-name="ce3">
            <text:p>4767</text:p>
          </table:table-cell>
          <table:table-cell office:value-type="float" office:value="26" table:style-name="ce3">
            <text:p>26</text:p>
          </table:table-cell>
          <table:table-cell office:value-type="float" office:value="2.83" table:style-name="ce3">
            <text:p>2.83</text:p>
          </table:table-cell>
          <table:table-cell office:value-type="float" office:value="0.12" table:style-name="ce3">
            <text:p>0.12</text:p>
          </table:table-cell>
          <table:table-cell office:value-type="float" office:value="1.31" table:style-name="ce3">
            <text:p>1.31</text:p>
          </table:table-cell>
          <table:table-cell office:value-type="float" office:value="0.02" table:style-name="ce4">
            <text:p>0.02</text:p>
          </table:table-cell>
          <table:table-cell office:value-type="float" office:value="-0.14000000000000001" table:style-name="ce3">
            <text:p>-0.14</text:p>
          </table:table-cell>
          <table:table-cell office:value-type="float" office:value="0.02" table:style-name="ce3">
            <text:p>0.02</text:p>
          </table:table-cell>
          <table:table-cell office:value-type="float" office:value="8.7929999999999993" table:style-name="ce5">
            <text:p>8.793</text:p>
          </table:table-cell>
          <table:table-cell office:value-type="float" office:value="6.1239999999999997" table:style-name="ce5">
            <text:p>6.124</text:p>
          </table:table-cell>
          <table:table-cell office:value-type="float" office:value="7.4379999999999997" table:style-name="ce5">
            <text:p>7.438</text:p>
          </table:table-cell>
          <table:table-cell office:value-type="float" office:value="6.6020000000000003" table:style-name="ce5">
            <text:p>6.602</text:p>
          </table:table-cell>
          <table:table-cell office:value-type="float" office:value="7.5389999999999997" table:style-name="ce5">
            <text:p>7.539</text:p>
          </table:table-cell>
          <table:table-cell office:value-type="float" office:value="6.1219999999999999" table:style-name="ce5">
            <text:p>6.122</text:p>
          </table:table-cell>
          <table:table-cell office:value-type="float" office:value="4.8789999999999996" table:style-name="ce5">
            <text:p>4.879</text:p>
          </table:table-cell>
          <table:table-cell office:value-type="float" office:value="5.008" table:style-name="ce5">
            <text:p>5.008</text:p>
          </table:table-cell>
          <table:table-cell office:value-type="float" office:value="7.3019999999999996" table:style-name="ce5">
            <text:p>7.302</text:p>
          </table:table-cell>
          <table:table-cell office:value-type="float" office:value="7.3689999999999998" table:style-name="ce5">
            <text:p>7.369</text:p>
          </table:table-cell>
          <table:table-cell office:value-type="float" office:value="6.1040000000000001" table:style-name="ce5">
            <text:p>6.104</text:p>
          </table:table-cell>
          <table:table-cell office:value-type="float" office:value="0.10262878088853301" table:style-name="ce6">
            <text:p>0.103</text:p>
          </table:table-cell>
          <table:table-cell office:value-type="float" office:value="5.8999999999999997E-2" table:style-name="ce6">
            <text:p>0.059</text:p>
          </table:table-cell>
          <table:table-cell office:value-type="float" office:value="9.9000000000000005E-2" table:style-name="ce6">
            <text:p>0.099</text:p>
          </table:table-cell>
          <table:table-cell office:value-type="float" office:value="6.849574196011475E-3" table:style-name="ce6">
            <text:p>0.007</text:p>
          </table:table-cell>
          <table:table-cell office:value-type="float" office:value="9.1999999999999998E-2" table:style-name="ce6">
            <text:p>0.092</text:p>
          </table:table-cell>
          <table:table-cell office:value-type="float" office:value="0.107" table:style-name="ce6">
            <text:p>0.107</text:p>
          </table:table-cell>
          <table:table-cell office:value-type="float" office:value="0.115" table:style-name="ce6">
            <text:p>0.115</text:p>
          </table:table-cell>
          <table:table-cell office:value-type="float" office:value="0.10014323075808307" table:style-name="ce6">
            <text:p>0.100</text:p>
          </table:table-cell>
          <table:table-cell office:value-type="float" office:value="0.112" table:style-name="ce6">
            <text:p>0.112</text:p>
          </table:table-cell>
          <table:table-cell office:value-type="float" office:value="0.1251755434047189" table:style-name="ce6">
            <text:p>0.125</text:p>
          </table:table-cell>
          <table:table-cell office:value-type="float" office:value="0.109" table:style-name="ce6">
            <text:p>0.109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11_lib</text:p>
          </table:table-cell>
          <table:table-cell office:value-type="float" office:value="4917" table:style-name="ce3">
            <text:p>4917</text:p>
          </table:table-cell>
          <table:table-cell office:value-type="float" office:value="22" table:style-name="ce3">
            <text:p>22</text:p>
          </table:table-cell>
          <table:table-cell office:value-type="float" office:value="2.77" table:style-name="ce3">
            <text:p>2.77</text:p>
          </table:table-cell>
          <table:table-cell office:value-type="float" office:value="0.08" table:style-name="ce3">
            <text:p>0.08</text:p>
          </table:table-cell>
          <table:table-cell office:value-type="float" office:value="1.51" table:style-name="ce3">
            <text:p>1.51</text:p>
          </table:table-cell>
          <table:table-cell office:value-type="float" office:value="0.02" table:style-name="ce4">
            <text:p>0.02</text:p>
          </table:table-cell>
          <table:table-cell office:value-type="float" office:value="-0.21" table:style-name="ce3">
            <text:p>-0.21</text:p>
          </table:table-cell>
          <table:table-cell office:value-type="float" office:value="0.02" table:style-name="ce3">
            <text:p>0.02</text:p>
          </table:table-cell>
          <table:table-cell office:value-type="float" office:value="8.94" table:style-name="ce5">
            <text:p>8.94</text:p>
          </table:table-cell>
          <table:table-cell office:value-type="float" office:value="6.16" table:style-name="ce5">
            <text:p>6.16</text:p>
          </table:table-cell>
          <table:table-cell office:value-type="float" office:value="7.5309999999999997" table:style-name="ce5">
            <text:p>7.531</text:p>
          </table:table-cell>
          <table:table-cell office:value-type="float" office:value="6.3979999999999997" table:style-name="ce5">
            <text:p>6.398</text:p>
          </table:table-cell>
          <table:table-cell office:value-type="float" office:value="7.5220000000000002" table:style-name="ce5">
            <text:p>7.522</text:p>
          </table:table-cell>
          <table:table-cell office:value-type="float" office:value="6.0709999999999997" table:style-name="ce5">
            <text:p>6.071</text:p>
          </table:table-cell>
          <table:table-cell office:value-type="float" office:value="4.891" table:style-name="ce5">
            <text:p>4.891</text:p>
          </table:table-cell>
          <table:table-cell office:value-type="float" office:value="5.2229999999999999" table:style-name="ce5">
            <text:p>5.223</text:p>
          </table:table-cell>
          <table:table-cell office:value-type="float" office:value="7.2370000000000001" table:style-name="ce5">
            <text:p>7.237</text:p>
          </table:table-cell>
          <table:table-cell office:value-type="float" office:value="7.2759999999999998" table:style-name="ce5">
            <text:p>7.276</text:p>
          </table:table-cell>
          <table:table-cell office:value-type="float" office:value="6.0650000000000004" table:style-name="ce5">
            <text:p>6.065</text:p>
          </table:table-cell>
          <table:table-cell office:value-type="float" office:value="9.7000000000000003E-2" table:style-name="ce6">
            <text:p>0.097</text:p>
          </table:table-cell>
          <table:table-cell office:value-type="float" office:value="9.7000000000000003E-2" table:style-name="ce6">
            <text:p>0.097</text:p>
          </table:table-cell>
          <table:table-cell office:value-type="float" office:value="7.0999999999999994E-2" table:style-name="ce6">
            <text:p>0.071</text:p>
          </table:table-cell>
          <table:table-cell office:value-type="float" office:value="0.126" table:style-name="ce6">
            <text:p>0.126</text:p>
          </table:table-cell>
          <table:table-cell office:value-type="float" office:value="8.3000000000000004E-2" table:style-name="ce6">
            <text:p>0.083</text:p>
          </table:table-cell>
          <table:table-cell office:value-type="float" office:value="0.08" table:style-name="ce6">
            <text:p>0.080</text:p>
          </table:table-cell>
          <table:table-cell office:value-type="float" office:value="9.7000000000000003E-2" table:style-name="ce6">
            <text:p>0.097</text:p>
          </table:table-cell>
          <table:table-cell office:value-type="float" office:value="0.377" table:style-name="ce6">
            <text:p>0.377</text:p>
          </table:table-cell>
          <table:table-cell office:value-type="float" office:value="8.6999999999999994E-2" table:style-name="ce6">
            <text:p>0.087</text:p>
          </table:table-cell>
          <table:table-cell office:value-type="float" office:value="8.3000000000000004E-2" table:style-name="ce6">
            <text:p>0.083</text:p>
          </table:table-cell>
          <table:table-cell office:value-type="float" office:value="9.7000000000000003E-2" table:style-name="ce6">
            <text:p>0.097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180928</text:p>
          </table:table-cell>
          <table:table-cell office:value-type="float" office:value="4285" table:style-name="ce3">
            <text:p>4285</text:p>
          </table:table-cell>
          <table:table-cell office:value-type="float" office:value="60" table:style-name="ce3">
            <text:p>60</text:p>
          </table:table-cell>
          <table:table-cell office:value-type="float" office:value="1.82" table:style-name="ce3">
            <text:p>1.82</text:p>
          </table:table-cell>
          <table:table-cell office:value-type="float" office:value="0.3" table:style-name="ce3">
            <text:p>0.3</text:p>
          </table:table-cell>
          <table:table-cell office:value-type="float" office:value="1.45" table:style-name="ce3">
            <text:p>1.45</text:p>
          </table:table-cell>
          <table:table-cell office:value-type="float" office:value="0.2" table:style-name="ce4">
            <text:p>0.2</text:p>
          </table:table-cell>
          <table:table-cell office:value-type="float" office:value="-0.44" table:style-name="ce3">
            <text:p>-0.44</text:p>
          </table:table-cell>
          <table:table-cell office:value-type="float" office:value="0.05" table:style-name="ce3">
            <text:p>0.05</text:p>
          </table:table-cell>
          <table:table-cell office:value-type="float" office:value="8.8010000000000002" table:style-name="ce5">
            <text:p>8.801</text:p>
          </table:table-cell>
          <table:table-cell office:value-type="float" office:value="6.1509999999999998" table:style-name="ce5">
            <text:p>6.151</text:p>
          </table:table-cell>
          <table:table-cell office:value-type="float" office:value="7.4219999999999997" table:style-name="ce5">
            <text:p>7.422</text:p>
          </table:table-cell>
          <table:table-cell office:value-type="float" office:value="6.5890000000000004" table:style-name="ce5">
            <text:p>6.589</text:p>
          </table:table-cell>
          <table:table-cell office:value-type="float" office:value="7.3449999999999998" table:style-name="ce5">
            <text:p>7.345</text:p>
          </table:table-cell>
          <table:table-cell office:value-type="float" office:value="6.0970000000000004" table:style-name="ce5">
            <text:p>6.097</text:p>
          </table:table-cell>
          <table:table-cell office:value-type="float" office:value="4.9359999999999999" table:style-name="ce5">
            <text:p>4.936</text:p>
          </table:table-cell>
          <table:table-cell office:value-type="float" office:value="4.8460000000000001" table:style-name="ce5">
            <text:p>4.846</text:p>
          </table:table-cell>
          <table:table-cell office:value-type="float" office:value="7" table:style-name="ce5">
            <text:p>7</text:p>
          </table:table-cell>
          <table:table-cell office:value-type="float" office:value="7.0759999999999996" table:style-name="ce5">
            <text:p>7.076</text:p>
          </table:table-cell>
          <table:table-cell office:value-type="float" office:value="5.8460000000000001" table:style-name="ce5">
            <text:p>5.846</text:p>
          </table:table-cell>
          <table:table-cell office:value-type="float" office:value="5.162040940041733E-2" table:style-name="ce6">
            <text:p>0.052</text:p>
          </table:table-cell>
          <table:table-cell office:value-type="float" office:value="6.4000000000000001E-2" table:style-name="ce6">
            <text:p>0.064</text:p>
          </table:table-cell>
          <table:table-cell office:value-type="float" office:value="1.5649813630412887E-2" table:style-name="ce6">
            <text:p>0.016</text:p>
          </table:table-cell>
          <table:table-cell office:value-type="float" office:value="2.7928480087537701E-2" table:style-name="ce6">
            <text:p>0.028</text:p>
          </table:table-cell>
          <table:table-cell office:value-type="float" office:value="0.113" table:style-name="ce6">
            <text:p>0.113</text:p>
          </table:table-cell>
          <table:table-cell office:value-type="float" office:value="0.10299999999999999" table:style-name="ce6">
            <text:p>0.103</text:p>
          </table:table-cell>
          <table:table-cell office:value-type="float" office:value="0.151" table:style-name="ce6">
            <text:p>0.151</text:p>
          </table:table-cell>
          <table:table-cell office:value-type="float" office:value="5.1893320058237449E-2" table:style-name="ce6">
            <text:p>0.052</text:p>
          </table:table-cell>
          <table:table-cell office:value-type="float" office:value="0.14299999999999999" table:style-name="ce6">
            <text:p>0.143</text:p>
          </table:table-cell>
          <table:table-cell office:value-type="float" office:value="8.5000000000000006E-2" table:style-name="ce6">
            <text:p>0.085</text:p>
          </table:table-cell>
          <table:table-cell office:value-type="float" office:value="0.107" table:style-name="ce6">
            <text:p>0.107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53_vir</text:p>
          </table:table-cell>
          <table:table-cell office:value-type="float" office:value="6491" table:style-name="ce3">
            <text:p>6491</text:p>
          </table:table-cell>
          <table:table-cell office:value-type="float" office:value="70" table:style-name="ce3">
            <text:p>70</text:p>
          </table:table-cell>
          <table:table-cell office:value-type="float" office:value="4" table:style-name="ce3">
            <text:p>4</text:p>
          </table:table-cell>
          <table:table-cell office:value-type="float" office:value="0.3" table:style-name="ce3">
            <text:p>0.3</text:p>
          </table:table-cell>
          <table:table-cell office:value-type="float" office:value="2.19" table:style-name="ce3">
            <text:p>2.19</text:p>
          </table:table-cell>
          <table:table-cell office:value-type="float" office:value="0.3" table:style-name="ce4">
            <text:p>0.3</text:p>
          </table:table-cell>
          <table:table-cell office:value-type="float" office:value="-0.06" table:style-name="ce3">
            <text:p>-0.06</text:p>
          </table:table-cell>
          <table:table-cell office:value-type="float" office:value="0.06" table:style-name="ce3">
            <text:p>0.06</text:p>
          </table:table-cell>
          <table:table-cell table:style-name="ce5"/>
          <table:table-cell office:value-type="float" office:value="6.266" table:style-name="ce5">
            <text:p>6.266</text:p>
          </table:table-cell>
          <table:table-cell office:value-type="float" office:value="7.6420000000000003" table:style-name="ce5">
            <text:p>7.642</text:p>
          </table:table-cell>
          <table:table-cell office:value-type="float" office:value="6.5330000000000004" table:style-name="ce5">
            <text:p>6.533</text:p>
          </table:table-cell>
          <table:table-cell office:value-type="float" office:value="7.5549999999999997" table:style-name="ce5">
            <text:p>7.555</text:p>
          </table:table-cell>
          <table:table-cell office:value-type="float" office:value="6.258" table:style-name="ce5">
            <text:p>6.258</text:p>
          </table:table-cell>
          <table:table-cell office:value-type="float" office:value="5.0750000000000002" table:style-name="ce5">
            <text:p>5.075</text:p>
          </table:table-cell>
          <table:table-cell office:value-type="float" office:value="5.0209999999999999" table:style-name="ce5">
            <text:p>5.021</text:p>
          </table:table-cell>
          <table:table-cell office:value-type="float" office:value="7.4279999999999999" table:style-name="ce5">
            <text:p>7.428</text:p>
          </table:table-cell>
          <table:table-cell office:value-type="float" office:value="7.4109999999999996" table:style-name="ce5">
            <text:p>7.411</text:p>
          </table:table-cell>
          <table:table-cell office:value-type="float" office:value="6.157" table:style-name="ce5">
            <text:p>6.157</text:p>
          </table:table-cell>
          <table:table-cell table:style-name="ce6"/>
          <table:table-cell office:value-type="float" office:value="9.1999999999999998E-2" table:style-name="ce6">
            <text:p>0.092</text:p>
          </table:table-cell>
          <table:table-cell office:value-type="float" office:value="1.2409673645990854E-2" table:style-name="ce6">
            <text:p>0.012</text:p>
          </table:table-cell>
          <table:table-cell office:value-type="float" office:value="0.13800000000000001" table:style-name="ce6">
            <text:p>0.138</text:p>
          </table:table-cell>
          <table:table-cell office:value-type="float" office:value="0.10299999999999999" table:style-name="ce6">
            <text:p>0.103</text:p>
          </table:table-cell>
          <table:table-cell office:value-type="float" office:value="7.4999999999999997E-2" table:style-name="ce6">
            <text:p>0.075</text:p>
          </table:table-cell>
          <table:table-cell office:value-type="float" office:value="0.13100000000000001" table:style-name="ce6">
            <text:p>0.131</text:p>
          </table:table-cell>
          <table:table-cell office:value-type="float" office:value="0.126" table:style-name="ce6">
            <text:p>0.126</text:p>
          </table:table-cell>
          <table:table-cell office:value-type="float" office:value="0.112" table:style-name="ce6">
            <text:p>0.112</text:p>
          </table:table-cell>
          <table:table-cell office:value-type="float" office:value="7.1999999999999995E-2" table:style-name="ce6">
            <text:p>0.072</text:p>
          </table:table-cell>
          <table:table-cell office:value-type="float" office:value="0.107" table:style-name="ce6">
            <text:p>0.107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175179</text:p>
          </table:table-cell>
          <table:table-cell office:value-type="float" office:value="5926" table:style-name="ce3">
            <text:p>5926</text:p>
          </table:table-cell>
          <table:table-cell office:value-type="float" office:value="30" table:style-name="ce3">
            <text:p>30</text:p>
          </table:table-cell>
          <table:table-cell office:value-type="float" office:value="4.26" table:style-name="ce3">
            <text:p>4.26</text:p>
          </table:table-cell>
          <table:table-cell office:value-type="float" office:value="0.1" table:style-name="ce3">
            <text:p>0.1</text:p>
          </table:table-cell>
          <table:table-cell office:value-type="float" office:value="1.39" table:style-name="ce3">
            <text:p>1.39</text:p>
          </table:table-cell>
          <table:table-cell office:value-type="float" office:value="0.2" table:style-name="ce4">
            <text:p>0.2</text:p>
          </table:table-cell>
          <table:table-cell office:value-type="float" office:value="-0.56000000000000005" table:style-name="ce3">
            <text:p>-0.56</text:p>
          </table:table-cell>
          <table:table-cell office:value-type="float" office:value="0.08" table:style-name="ce3">
            <text:p>0.08</text:p>
          </table:table-cell>
          <table:table-cell office:value-type="float" office:value="8.6359999999999992" table:style-name="ce5">
            <text:p>8.636</text:p>
          </table:table-cell>
          <table:table-cell office:value-type="float" office:value="5.7990000000000004" table:style-name="ce5">
            <text:p>5.799</text:p>
          </table:table-cell>
          <table:table-cell office:value-type="float" office:value="7.2850000000000001" table:style-name="ce5">
            <text:p>7.285</text:p>
          </table:table-cell>
          <table:table-cell office:value-type="float" office:value="6.109" table:style-name="ce5">
            <text:p>6.109</text:p>
          </table:table-cell>
          <table:table-cell office:value-type="float" office:value="7.157" table:style-name="ce5">
            <text:p>7.157</text:p>
          </table:table-cell>
          <table:table-cell office:value-type="float" office:value="5.9340000000000002" table:style-name="ce5">
            <text:p>5.934</text:p>
          </table:table-cell>
          <table:table-cell office:value-type="float" office:value="4.7359999999999998" table:style-name="ce5">
            <text:p>4.736</text:p>
          </table:table-cell>
          <table:table-cell office:value-type="float" office:value="4.5890000000000004" table:style-name="ce5">
            <text:p>4.589</text:p>
          </table:table-cell>
          <table:table-cell office:value-type="float" office:value="6.8769999999999998" table:style-name="ce5">
            <text:p>6.877</text:p>
          </table:table-cell>
          <table:table-cell office:value-type="float" office:value="6.8819999999999997" table:style-name="ce5">
            <text:p>6.882</text:p>
          </table:table-cell>
          <table:table-cell office:value-type="float" office:value="5.6669999999999998" table:style-name="ce5">
            <text:p>5.667</text:p>
          </table:table-cell>
          <table:table-cell office:value-type="float" office:value="2.4431878083083832E-2" table:style-name="ce6">
            <text:p>0.024</text:p>
          </table:table-cell>
          <table:table-cell office:value-type="float" office:value="2.1000000000000001E-2" table:style-name="ce6">
            <text:p>0.021</text:p>
          </table:table-cell>
          <table:table-cell office:value-type="float" office:value="3.2000000000000001E-2" table:style-name="ce6">
            <text:p>0.032</text:p>
          </table:table-cell>
          <table:table-cell office:value-type="float" office:value="7.047458170621951E-3" table:style-name="ce6">
            <text:p>0.007</text:p>
          </table:table-cell>
          <table:table-cell office:value-type="float" office:value="5.8999999999999997E-2" table:style-name="ce6">
            <text:p>0.059</text:p>
          </table:table-cell>
          <table:table-cell office:value-type="float" office:value="7.0999999999999994E-2" table:style-name="ce6">
            <text:p>0.071</text:p>
          </table:table-cell>
          <table:table-cell office:value-type="float" office:value="0.188" table:style-name="ce6">
            <text:p>0.188</text:p>
          </table:table-cell>
          <table:table-cell office:value-type="float" office:value="8.5999999999999993E-2" table:style-name="ce6">
            <text:p>0.086</text:p>
          </table:table-cell>
          <table:table-cell office:value-type="float" office:value="9.0999999999999998E-2" table:style-name="ce6">
            <text:p>0.091</text:p>
          </table:table-cell>
          <table:table-cell office:value-type="float" office:value="7.9000000000000001E-2" table:style-name="ce6">
            <text:p>0.079</text:p>
          </table:table-cell>
          <table:table-cell office:value-type="float" office:value="3.7999999999999999E-2" table:style-name="ce6">
            <text:p>0.038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45282</text:p>
          </table:table-cell>
          <table:table-cell office:value-type="float" office:value="5380" table:style-name="ce3">
            <text:p>5380</text:p>
          </table:table-cell>
          <table:table-cell office:value-type="float" office:value="80" table:style-name="ce3">
            <text:p>80</text:p>
          </table:table-cell>
          <table:table-cell office:value-type="float" office:value="3.12" table:style-name="ce3">
            <text:p>3.12</text:p>
          </table:table-cell>
          <table:table-cell office:value-type="float" office:value="0.2" table:style-name="ce3">
            <text:p>0.2</text:p>
          </table:table-cell>
          <table:table-cell office:value-type="float" office:value="1.75" table:style-name="ce3">
            <text:p>1.75</text:p>
          </table:table-cell>
          <table:table-cell office:value-type="float" office:value="0.2" table:style-name="ce4">
            <text:p>0.2</text:p>
          </table:table-cell>
          <table:table-cell office:value-type="float" office:value="-1.5" table:style-name="ce3">
            <text:p>-1.5</text:p>
          </table:table-cell>
          <table:table-cell office:value-type="float" office:value="0.08" table:style-name="ce3">
            <text:p>0.08</text:p>
          </table:table-cell>
          <table:table-cell table:style-name="ce5"/>
          <table:table-cell office:value-type="float" office:value="4.6539999999999999" table:style-name="ce5">
            <text:p>4.654</text:p>
          </table:table-cell>
          <table:table-cell office:value-type="float" office:value="6.4550000000000001" table:style-name="ce5">
            <text:p>6.455</text:p>
          </table:table-cell>
          <table:table-cell table:style-name="ce5"/>
          <table:table-cell office:value-type="float" office:value="6.3849999999999998" table:style-name="ce5">
            <text:p>6.385</text:p>
          </table:table-cell>
          <table:table-cell office:value-type="float" office:value="5.2160000000000002" table:style-name="ce5">
            <text:p>5.216</text:p>
          </table:table-cell>
          <table:table-cell office:value-type="float" office:value="3.8519999999999999" table:style-name="ce5">
            <text:p>3.852</text:p>
          </table:table-cell>
          <table:table-cell office:value-type="float" office:value="3.7589999999999999" table:style-name="ce5">
            <text:p>3.759</text:p>
          </table:table-cell>
          <table:table-cell office:value-type="float" office:value="6.1180000000000003" table:style-name="ce5">
            <text:p>6.118</text:p>
          </table:table-cell>
          <table:table-cell office:value-type="float" office:value="5.9820000000000002" table:style-name="ce5">
            <text:p>5.982</text:p>
          </table:table-cell>
          <table:table-cell office:value-type="float" office:value="4.7530000000000001" table:style-name="ce5">
            <text:p>4.753</text:p>
          </table:table-cell>
          <table:table-cell table:style-name="ce6"/>
          <table:table-cell office:value-type="float" office:value="1.8839232114570774E-2" table:style-name="ce6">
            <text:p>0.019</text:p>
          </table:table-cell>
          <table:table-cell office:value-type="float" office:value="2.1439838307848205E-2" table:style-name="ce6">
            <text:p>0.021</text:p>
          </table:table-cell>
          <table:table-cell table:style-name="ce6"/>
          <table:table-cell office:value-type="float" office:value="3.4000000000000002E-2" table:style-name="ce6">
            <text:p>0.034</text:p>
          </table:table-cell>
          <table:table-cell office:value-type="float" office:value="3.6999999999999998E-2" table:style-name="ce6">
            <text:p>0.037</text:p>
          </table:table-cell>
          <table:table-cell office:value-type="float" office:value="4.2781421201264588E-2" table:style-name="ce6">
            <text:p>0.043</text:p>
          </table:table-cell>
          <table:table-cell office:value-type="float" office:value="7.1999999999999995E-2" table:style-name="ce6">
            <text:p>0.072</text:p>
          </table:table-cell>
          <table:table-cell office:value-type="float" office:value="0.112" table:style-name="ce6">
            <text:p>0.112</text:p>
          </table:table-cell>
          <table:table-cell office:value-type="float" office:value="8.6999999999999994E-2" table:style-name="ce6">
            <text:p>0.087</text:p>
          </table:table-cell>
          <table:table-cell office:value-type="float" office:value="3.3070631482731955E-2" table:style-name="ce6">
            <text:p>0.033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9562</text:p>
          </table:table-cell>
          <table:table-cell office:value-type="float" office:value="5974" table:style-name="ce3">
            <text:p>5974</text:p>
          </table:table-cell>
          <table:table-cell office:value-type="float" office:value="40" table:style-name="ce3">
            <text:p>40</text:p>
          </table:table-cell>
          <table:table-cell office:value-type="float" office:value="4.21" table:style-name="ce3">
            <text:p>4.21</text:p>
          </table:table-cell>
          <table:table-cell office:value-type="float" office:value="0.1" table:style-name="ce3">
            <text:p>0.1</text:p>
          </table:table-cell>
          <table:table-cell office:value-type="float" office:value="1.42" table:style-name="ce3">
            <text:p>1.42</text:p>
          </table:table-cell>
          <table:table-cell office:value-type="float" office:value="0.1" table:style-name="ce4">
            <text:p>0.1</text:p>
          </table:table-cell>
          <table:table-cell office:value-type="float" office:value="0.23" table:style-name="ce3">
            <text:p>0.23</text:p>
          </table:table-cell>
          <table:table-cell office:value-type="float" office:value="0.06" table:style-name="ce3">
            <text:p>0.06</text:p>
          </table:table-cell>
          <table:table-cell office:value-type="float" office:value="9.1470000000000002" table:style-name="ce5">
            <text:p>9.147</text:p>
          </table:table-cell>
          <table:table-cell office:value-type="float" office:value="6.5590000000000002" table:style-name="ce5">
            <text:p>6.559</text:p>
          </table:table-cell>
          <table:table-cell office:value-type="float" office:value="7.7039999999999997" table:style-name="ce5">
            <text:p>7.704</text:p>
          </table:table-cell>
          <table:table-cell office:value-type="float" office:value="6.6879999999999997" table:style-name="ce5">
            <text:p>6.688</text:p>
          </table:table-cell>
          <table:table-cell office:value-type="float" office:value="7.7869999999999999" table:style-name="ce5">
            <text:p>7.787</text:p>
          </table:table-cell>
          <table:table-cell office:value-type="float" office:value="6.4169999999999998" table:style-name="ce5">
            <text:p>6.417</text:p>
          </table:table-cell>
          <table:table-cell office:value-type="float" office:value="5.1859999999999999" table:style-name="ce5">
            <text:p>5.186</text:p>
          </table:table-cell>
          <table:table-cell office:value-type="float" office:value="5.1479999999999997" table:style-name="ce5">
            <text:p>5.148</text:p>
          </table:table-cell>
          <table:table-cell office:value-type="float" office:value="7.6710000000000003" table:style-name="ce5">
            <text:p>7.671</text:p>
          </table:table-cell>
          <table:table-cell office:value-type="float" office:value="7.7220000000000004" table:style-name="ce5">
            <text:p>7.722</text:p>
          </table:table-cell>
          <table:table-cell office:value-type="float" office:value="6.5209999999999999" table:style-name="ce5">
            <text:p>6.521</text:p>
          </table:table-cell>
          <table:table-cell office:value-type="float" office:value="3.8131351929875081E-2" table:style-name="ce6">
            <text:p>0.038</text:p>
          </table:table-cell>
          <table:table-cell office:value-type="float" office:value="3.3000000000000002E-2" table:style-name="ce6">
            <text:p>0.033</text:p>
          </table:table-cell>
          <table:table-cell office:value-type="float" office:value="9.1469484893416542E-3" table:style-name="ce6">
            <text:p>0.009</text:p>
          </table:table-cell>
          <table:table-cell office:value-type="float" office:value="1.1265729744081054E-2" table:style-name="ce6">
            <text:p>0.011</text:p>
          </table:table-cell>
          <table:table-cell office:value-type="float" office:value="9.1999999999999998E-2" table:style-name="ce6">
            <text:p>0.092</text:p>
          </table:table-cell>
          <table:table-cell office:value-type="float" office:value="8.5999999999999993E-2" table:style-name="ce6">
            <text:p>0.086</text:p>
          </table:table-cell>
          <table:table-cell office:value-type="float" office:value="8.7999999999999995E-2" table:style-name="ce6">
            <text:p>0.088</text:p>
          </table:table-cell>
          <table:table-cell office:value-type="float" office:value="3.7357507054585036E-2" table:style-name="ce6">
            <text:p>0.037</text:p>
          </table:table-cell>
          <table:table-cell office:value-type="float" office:value="8.6999999999999994E-2" table:style-name="ce6">
            <text:p>0.087</text:p>
          </table:table-cell>
          <table:table-cell office:value-type="float" office:value="8.1000000000000003E-2" table:style-name="ce6">
            <text:p>0.081</text:p>
          </table:table-cell>
          <table:table-cell office:value-type="float" office:value="7.0000000000000007E-2" table:style-name="ce6">
            <text:p>0.070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IC_57983</text:p>
          </table:table-cell>
          <table:table-cell office:value-type="float" office:value="5240" table:style-name="ce3">
            <text:p>5240</text:p>
          </table:table-cell>
          <table:table-cell office:value-type="float" office:value="90" table:style-name="ce3">
            <text:p>90</text:p>
          </table:table-cell>
          <table:table-cell office:value-type="float" office:value="2.72" table:style-name="ce3">
            <text:p>2.72</text:p>
          </table:table-cell>
          <table:table-cell office:value-type="float" office:value="0.3" table:style-name="ce3">
            <text:p>0.3</text:p>
          </table:table-cell>
          <table:table-cell office:value-type="float" office:value="1.48" table:style-name="ce3">
            <text:p>1.48</text:p>
          </table:table-cell>
          <table:table-cell office:value-type="float" office:value="0.05" table:style-name="ce4">
            <text:p>0.05</text:p>
          </table:table-cell>
          <table:table-cell office:value-type="float" office:value="-2.15" table:style-name="ce3">
            <text:p>-2.15</text:p>
          </table:table-cell>
          <table:table-cell office:value-type="float" office:value="0.09" table:style-name="ce3">
            <text:p>0.09</text:p>
          </table:table-cell>
          <table:table-cell table:number-columns-repeated="2" table:style-name="ce5"/>
          <table:table-cell office:value-type="float" office:value="5.8129999999999997" table:style-name="ce5">
            <text:p>5.813</text:p>
          </table:table-cell>
          <table:table-cell table:style-name="ce5"/>
          <table:table-cell office:value-type="float" office:value="6.0090000000000003" table:style-name="ce5">
            <text:p>6.009</text:p>
          </table:table-cell>
          <table:table-cell office:value-type="float" office:value="4.5339999999999998" table:style-name="ce5">
            <text:p>4.534</text:p>
          </table:table-cell>
          <table:table-cell office:value-type="float" office:value="3.347" table:style-name="ce5">
            <text:p>3.347</text:p>
          </table:table-cell>
          <table:table-cell office:value-type="float" office:value="3.1680000000000001" table:style-name="ce5">
            <text:p>3.168</text:p>
          </table:table-cell>
          <table:table-cell office:value-type="float" office:value="5.3140000000000001" table:style-name="ce5">
            <text:p>5.314</text:p>
          </table:table-cell>
          <table:table-cell office:value-type="float" office:value="5.3040000000000003" table:style-name="ce5">
            <text:p>5.304</text:p>
          </table:table-cell>
          <table:table-cell office:value-type="float" office:value="4.093" table:style-name="ce5">
            <text:p>4.093</text:p>
          </table:table-cell>
          <table:table-cell table:number-columns-repeated="2" table:style-name="ce6"/>
          <table:table-cell office:value-type="float" office:value="2.220172665957958E-2" table:style-name="ce6">
            <text:p>0.022</text:p>
          </table:table-cell>
          <table:table-cell table:style-name="ce6"/>
          <table:table-cell office:value-type="float" office:value="1.6340134638367993E-2" table:style-name="ce6">
            <text:p>0.016</text:p>
          </table:table-cell>
          <table:table-cell office:value-type="float" office:value="5.3999999999999999E-2" table:style-name="ce6">
            <text:p>0.054</text:p>
          </table:table-cell>
          <table:table-cell office:value-type="float" office:value="0.30199999999999999" table:style-name="ce6">
            <text:p>0.302</text:p>
          </table:table-cell>
          <table:table-cell office:value-type="float" office:value="6.4000000000000001E-2" table:style-name="ce6">
            <text:p>0.064</text:p>
          </table:table-cell>
          <table:table-cell office:value-type="float" office:value="0.121" table:style-name="ce6">
            <text:p>0.121</text:p>
          </table:table-cell>
          <table:table-cell office:value-type="float" office:value="3.9220530338076383E-2" table:style-name="ce6">
            <text:p>0.039</text:p>
          </table:table-cell>
          <table:table-cell office:value-type="float" office:value="4.5999999999999999E-2" table:style-name="ce6">
            <text:p>0.046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Del_Lep</text:p>
          </table:table-cell>
          <table:table-cell office:value-type="float" office:value="4821" table:style-name="ce3">
            <text:p>4821</text:p>
          </table:table-cell>
          <table:table-cell office:value-type="float" office:value="80" table:style-name="ce3">
            <text:p>80</text:p>
          </table:table-cell>
          <table:table-cell office:value-type="float" office:value="2.78" table:style-name="ce3">
            <text:p>2.78</text:p>
          </table:table-cell>
          <table:table-cell office:value-type="float" office:value="0.4" table:style-name="ce3">
            <text:p>0.4</text:p>
          </table:table-cell>
          <table:table-cell office:value-type="float" office:value="1.4" table:style-name="ce3">
            <text:p>1.4</text:p>
          </table:table-cell>
          <table:table-cell office:value-type="float" office:value="0.2" table:style-name="ce4">
            <text:p>0.2</text:p>
          </table:table-cell>
          <table:table-cell office:value-type="float" office:value="-0.52" table:style-name="ce3">
            <text:p>-0.52</text:p>
          </table:table-cell>
          <table:table-cell office:value-type="float" office:value="0.08" table:style-name="ce3">
            <text:p>0.08</text:p>
          </table:table-cell>
          <table:table-cell office:value-type="float" office:value="8.7520000000000007" table:style-name="ce5">
            <text:p>8.752</text:p>
          </table:table-cell>
          <table:table-cell office:value-type="float" office:value="5.8940000000000001" table:style-name="ce5">
            <text:p>5.894</text:p>
          </table:table-cell>
          <table:table-cell office:value-type="float" office:value="7.3220000000000001" table:style-name="ce5">
            <text:p>7.322</text:p>
          </table:table-cell>
          <table:table-cell office:value-type="float" office:value="6.3170000000000002" table:style-name="ce5">
            <text:p>6.317</text:p>
          </table:table-cell>
          <table:table-cell office:value-type="float" office:value="7.2549999999999999" table:style-name="ce5">
            <text:p>7.255</text:p>
          </table:table-cell>
          <table:table-cell office:value-type="float" office:value="5.97" table:style-name="ce5">
            <text:p>5.97</text:p>
          </table:table-cell>
          <table:table-cell office:value-type="float" office:value="4.734" table:style-name="ce5">
            <text:p>4.734</text:p>
          </table:table-cell>
          <table:table-cell office:value-type="float" office:value="4.8550000000000004" table:style-name="ce5">
            <text:p>4.855</text:p>
          </table:table-cell>
          <table:table-cell office:value-type="float" office:value="6.92" table:style-name="ce5">
            <text:p>6.92</text:p>
          </table:table-cell>
          <table:table-cell office:value-type="float" office:value="6.9109999999999996" table:style-name="ce5">
            <text:p>6.911</text:p>
          </table:table-cell>
          <table:table-cell office:value-type="float" office:value="5.7629999999999999" table:style-name="ce5">
            <text:p>5.763</text:p>
          </table:table-cell>
          <table:table-cell office:value-type="float" office:value="0.10199999999999999" table:style-name="ce6">
            <text:p>0.102</text:p>
          </table:table-cell>
          <table:table-cell office:value-type="float" office:value="6.4000000000000001E-2" table:style-name="ce6">
            <text:p>0.064</text:p>
          </table:table-cell>
          <table:table-cell office:value-type="float" office:value="0.17" table:style-name="ce6">
            <text:p>0.170</text:p>
          </table:table-cell>
          <table:table-cell office:value-type="float" office:value="2.6044833140823311E-2" table:style-name="ce6">
            <text:p>0.026</text:p>
          </table:table-cell>
          <table:table-cell office:value-type="float" office:value="0.06" table:style-name="ce6">
            <text:p>0.060</text:p>
          </table:table-cell>
          <table:table-cell office:value-type="float" office:value="7.0000000000000007E-2" table:style-name="ce6">
            <text:p>0.070</text:p>
          </table:table-cell>
          <table:table-cell office:value-type="float" office:value="0.12" table:style-name="ce6">
            <text:p>0.120</text:p>
          </table:table-cell>
          <table:table-cell office:value-type="float" office:value="0.157" table:style-name="ce6">
            <text:p>0.157</text:p>
          </table:table-cell>
          <table:table-cell office:value-type="float" office:value="0.105" table:style-name="ce6">
            <text:p>0.105</text:p>
          </table:table-cell>
          <table:table-cell office:value-type="float" office:value="6.8000000000000005E-2" table:style-name="ce6">
            <text:p>0.068</text:p>
          </table:table-cell>
          <table:table-cell office:value-type="float" office:value="0.09" table:style-name="ce6">
            <text:p>0.090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Alf02_Cap</text:p>
          </table:table-cell>
          <table:table-cell office:value-type="float" office:value="5175" table:style-name="ce3">
            <text:p>5175</text:p>
          </table:table-cell>
          <table:table-cell office:value-type="float" office:value="60" table:style-name="ce3">
            <text:p>60</text:p>
          </table:table-cell>
          <table:table-cell office:value-type="float" office:value="3.26" table:style-name="ce3">
            <text:p>3.26</text:p>
          </table:table-cell>
          <table:table-cell office:value-type="float" office:value="0.2" table:style-name="ce3">
            <text:p>0.2</text:p>
          </table:table-cell>
          <table:table-cell office:value-type="float" office:value="1.39" table:style-name="ce3">
            <text:p>1.39</text:p>
          </table:table-cell>
          <table:table-cell office:value-type="float" office:value="0.3" table:style-name="ce4">
            <text:p>0.3</text:p>
          </table:table-cell>
          <table:table-cell office:value-type="float" office:value="0.21" table:style-name="ce3">
            <text:p>0.21</text:p>
          </table:table-cell>
          <table:table-cell office:value-type="float" office:value="0.1" table:style-name="ce3">
            <text:p>0.1</text:p>
          </table:table-cell>
          <table:table-cell office:value-type="float" office:value="9.0879999999999992" table:style-name="ce5">
            <text:p>9.088</text:p>
          </table:table-cell>
          <table:table-cell office:value-type="float" office:value="6.5579999999999998" table:style-name="ce5">
            <text:p>6.558</text:p>
          </table:table-cell>
          <table:table-cell office:value-type="float" office:value="7.6340000000000003" table:style-name="ce5">
            <text:p>7.634</text:p>
          </table:table-cell>
          <table:table-cell office:value-type="float" office:value="6.6609999999999996" table:style-name="ce5">
            <text:p>6.661</text:p>
          </table:table-cell>
          <table:table-cell office:value-type="float" office:value="7.77" table:style-name="ce5">
            <text:p>7.77</text:p>
          </table:table-cell>
          <table:table-cell office:value-type="float" office:value="6.3959999999999999" table:style-name="ce5">
            <text:p>6.396</text:p>
          </table:table-cell>
          <table:table-cell office:value-type="float" office:value="5.1429999999999998" table:style-name="ce5">
            <text:p>5.143</text:p>
          </table:table-cell>
          <table:table-cell office:value-type="float" office:value="5.4329999999999998" table:style-name="ce5">
            <text:p>5.433</text:p>
          </table:table-cell>
          <table:table-cell office:value-type="float" office:value="7.6379999999999999" table:style-name="ce5">
            <text:p>7.638</text:p>
          </table:table-cell>
          <table:table-cell office:value-type="float" office:value="7.7320000000000002" table:style-name="ce5">
            <text:p>7.732</text:p>
          </table:table-cell>
          <table:table-cell office:value-type="float" office:value="6.4219999999999997" table:style-name="ce5">
            <text:p>6.422</text:p>
          </table:table-cell>
          <table:table-cell office:value-type="float" office:value="8.3236610534868555E-2" table:style-name="ce6">
            <text:p>0.083</text:p>
          </table:table-cell>
          <table:table-cell office:value-type="float" office:value="0.112" table:style-name="ce6">
            <text:p>0.112</text:p>
          </table:table-cell>
          <table:table-cell office:value-type="float" office:value="7.6999999999999999E-2" table:style-name="ce6">
            <text:p>0.077</text:p>
          </table:table-cell>
          <table:table-cell office:value-type="float" office:value="1.9052558883257659E-2" table:style-name="ce6">
            <text:p>0.019</text:p>
          </table:table-cell>
          <table:table-cell office:value-type="float" office:value="0.112" table:style-name="ce6">
            <text:p>0.112</text:p>
          </table:table-cell>
          <table:table-cell office:value-type="float" office:value="9.8000000000000004E-2" table:style-name="ce6">
            <text:p>0.098</text:p>
          </table:table-cell>
          <table:table-cell office:value-type="float" office:value="0.13600000000000001" table:style-name="ce6">
            <text:p>0.136</text:p>
          </table:table-cell>
          <table:table-cell office:value-type="float" office:value="0.27500000000000002" table:style-name="ce6">
            <text:p>0.275</text:p>
          </table:table-cell>
          <table:table-cell office:value-type="float" office:value="0.113" table:style-name="ce6">
            <text:p>0.113</text:p>
          </table:table-cell>
          <table:table-cell office:value-type="float" office:value="6.7000000000000004E-2" table:style-name="ce6">
            <text:p>0.067</text:p>
          </table:table-cell>
          <table:table-cell office:value-type="float" office:value="0.1" table:style-name="ce6">
            <text:p>0.100</text:p>
          </table:table-cell>
          <table:table-cell table:number-columns-repeated="16353"/>
        </table:table-row>
        <table:table-row table:style-name="ro1">
          <table:table-cell office:value-type="string" table:style-name="ce7">
            <text:p>c_Vir</text:p>
          </table:table-cell>
          <table:table-cell office:value-type="float" office:value="4491" table:style-name="ce3">
            <text:p>4491</text:p>
          </table:table-cell>
          <table:table-cell office:value-type="float" office:value="40" table:style-name="ce3">
            <text:p>40</text:p>
          </table:table-cell>
          <table:table-cell office:value-type="float" office:value="1.94" table:style-name="ce3">
            <text:p>1.94</text:p>
          </table:table-cell>
          <table:table-cell office:value-type="float" office:value="0.15" table:style-name="ce3">
            <text:p>0.15</text:p>
          </table:table-cell>
          <table:table-cell office:value-type="float" office:value="1.73" table:style-name="ce3">
            <text:p>1.73</text:p>
          </table:table-cell>
          <table:table-cell office:value-type="float" office:value="0.1" table:style-name="ce4">
            <text:p>0.1</text:p>
          </table:table-cell>
          <table:table-cell office:value-type="float" office:value="-0.39" table:style-name="ce3">
            <text:p>-0.39</text:p>
          </table:table-cell>
          <table:table-cell office:value-type="float" office:value="0.05" table:style-name="ce3">
            <text:p>0.05</text:p>
          </table:table-cell>
          <table:table-cell office:value-type="float" office:value="8.7989999999999995" table:style-name="ce5">
            <text:p>8.799</text:p>
          </table:table-cell>
          <table:table-cell office:value-type="float" office:value="5.8940000000000001" table:style-name="ce5">
            <text:p>5.894</text:p>
          </table:table-cell>
          <table:table-cell office:value-type="float" office:value="7.5140000000000002" table:style-name="ce5">
            <text:p>7.514</text:p>
          </table:table-cell>
          <table:table-cell office:value-type="float" office:value="6.3140000000000001" table:style-name="ce5">
            <text:p>6.314</text:p>
          </table:table-cell>
          <table:table-cell office:value-type="float" office:value="7.48" table:style-name="ce5">
            <text:p>7.48</text:p>
          </table:table-cell>
          <table:table-cell office:value-type="float" office:value="5.9690000000000003" table:style-name="ce5">
            <text:p>5.969</text:p>
          </table:table-cell>
          <table:table-cell office:value-type="float" office:value="4.7640000000000002" table:style-name="ce5">
            <text:p>4.764</text:p>
          </table:table-cell>
          <table:table-cell office:value-type="float" office:value="4.7149999999999999" table:style-name="ce5">
            <text:p>4.715</text:p>
          </table:table-cell>
          <table:table-cell office:value-type="float" office:value="7.117" table:style-name="ce5">
            <text:p>7.117</text:p>
          </table:table-cell>
          <table:table-cell office:value-type="float" office:value="7.1440000000000001" table:style-name="ce5">
            <text:p>7.144</text:p>
          </table:table-cell>
          <table:table-cell office:value-type="float" office:value="5.923" table:style-name="ce5">
            <text:p>5.923</text:p>
          </table:table-cell>
          <table:table-cell office:value-type="float" office:value="5.3678052622401634E-2" table:style-name="ce6">
            <text:p>0.054</text:p>
          </table:table-cell>
          <table:table-cell office:value-type="float" office:value="7.0365711346744367E-2" table:style-name="ce6">
            <text:p>0.070</text:p>
          </table:table-cell>
          <table:table-cell office:value-type="float" office:value="9.5000000000000001E-2" table:style-name="ce6">
            <text:p>0.095</text:p>
          </table:table-cell>
          <table:table-cell office:value-type="float" office:value="3.4938040395343539E-2" table:style-name="ce6">
            <text:p>0.035</text:p>
          </table:table-cell>
          <table:table-cell office:value-type="float" office:value="9.1999999999999998E-2" table:style-name="ce6">
            <text:p>0.092</text:p>
          </table:table-cell>
          <table:table-cell office:value-type="float" office:value="8.5000000000000006E-2" table:style-name="ce6">
            <text:p>0.085</text:p>
          </table:table-cell>
          <table:table-cell office:value-type="float" office:value="0.109" table:style-name="ce6">
            <text:p>0.109</text:p>
          </table:table-cell>
          <table:table-cell office:value-type="float" office:value="0.123" table:style-name="ce6">
            <text:p>0.123</text:p>
          </table:table-cell>
          <table:table-cell office:value-type="float" office:value="0.108" table:style-name="ce6">
            <text:p>0.108</text:p>
          </table:table-cell>
          <table:table-cell office:value-type="float" office:value="9.1999999999999998E-2" table:style-name="ce6">
            <text:p>0.092</text:p>
          </table:table-cell>
          <table:table-cell office:value-type="float" office:value="0.11700000000000001" table:style-name="ce6">
            <text:p>0.117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2796</text:p>
          </table:table-cell>
          <table:table-cell office:value-type="float" office:value="5000" table:style-name="ce3">
            <text:p>5000</text:p>
          </table:table-cell>
          <table:table-cell office:value-type="float" office:value="100" table:style-name="ce3">
            <text:p>100</text:p>
          </table:table-cell>
          <table:table-cell office:value-type="float" office:value="1.2" table:style-name="ce3">
            <text:p>1.2</text:p>
          </table:table-cell>
          <table:table-cell office:value-type="float" office:value="0.22" table:style-name="ce3">
            <text:p>0.22</text:p>
          </table:table-cell>
          <table:table-cell office:value-type="float" office:value="2.9" table:style-name="ce3">
            <text:p>2.9</text:p>
          </table:table-cell>
          <table:table-cell office:value-type="float" office:value="0.4" table:style-name="ce4">
            <text:p>0.4</text:p>
          </table:table-cell>
          <table:table-cell office:value-type="float" office:value="-2.5" table:style-name="ce3">
            <text:p>-2.5</text:p>
          </table:table-cell>
          <table:table-cell office:value-type="float" office:value="0.3" table:style-name="ce3">
            <text:p>0.3</text:p>
          </table:table-cell>
          <table:table-cell office:value-type="float" office:value="7.1360000000000001" table:style-name="ce5">
            <text:p>7.136</text:p>
          </table:table-cell>
          <table:table-cell office:value-type="float" office:value="3.9580000000000002" table:style-name="ce5">
            <text:p>3.958</text:p>
          </table:table-cell>
          <table:table-cell office:value-type="float" office:value="5.6319999999999997" table:style-name="ce5">
            <text:p>5.632</text:p>
          </table:table-cell>
          <table:table-cell table:style-name="ce5"/>
          <table:table-cell office:value-type="float" office:value="5.8609999999999998" table:style-name="ce5">
            <text:p>5.861</text:p>
          </table:table-cell>
          <table:table-cell office:value-type="float" office:value="4.367" table:style-name="ce5">
            <text:p>4.367</text:p>
          </table:table-cell>
          <table:table-cell office:value-type="float" office:value="2.996" table:style-name="ce5">
            <text:p>2.996</text:p>
          </table:table-cell>
          <table:table-cell office:value-type="float" office:value="2.823" table:style-name="ce5">
            <text:p>2.823</text:p>
          </table:table-cell>
          <table:table-cell office:value-type="float" office:value="5.3330000000000002" table:style-name="ce5">
            <text:p>5.333</text:p>
          </table:table-cell>
          <table:table-cell office:value-type="float" office:value="5.1360000000000001" table:style-name="ce5">
            <text:p>5.136</text:p>
          </table:table-cell>
          <table:table-cell office:value-type="float" office:value="3.996" table:style-name="ce5">
            <text:p>3.996</text:p>
          </table:table-cell>
          <table:table-cell office:value-type="float" office:value="7.2564913468333006E-2" table:style-name="ce6">
            <text:p>0.073</text:p>
          </table:table-cell>
          <table:table-cell office:value-type="float" office:value="2.890645833258244E-2" table:style-name="ce6">
            <text:p>0.029</text:p>
          </table:table-cell>
          <table:table-cell office:value-type="float" office:value="3.0512292604785059E-2" table:style-name="ce6">
            <text:p>0.031</text:p>
          </table:table-cell>
          <table:table-cell table:style-name="ce6"/>
          <table:table-cell office:value-type="float" office:value="0.21299999999999999" table:style-name="ce6">
            <text:p>0.213</text:p>
          </table:table-cell>
          <table:table-cell office:value-type="float" office:value="5.3999999999999999E-2" table:style-name="ce6">
            <text:p>0.054</text:p>
          </table:table-cell>
          <table:table-cell office:value-type="float" office:value="6.881133627535517E-2" table:style-name="ce6">
            <text:p>0.069</text:p>
          </table:table-cell>
          <table:table-cell office:value-type="float" office:value="0.115" table:style-name="ce6">
            <text:p>0.115</text:p>
          </table:table-cell>
          <table:table-cell office:value-type="float" office:value="9.8000000000000004E-2" table:style-name="ce6">
            <text:p>0.098</text:p>
          </table:table-cell>
          <table:table-cell office:value-type="float" office:value="7.304964065620019E-2" table:style-name="ce6">
            <text:p>0.073</text:p>
          </table:table-cell>
          <table:table-cell office:value-type="float" office:value="5.7186099709632496E-2" table:style-name="ce6">
            <text:p>0.057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tet_cet</text:p>
          </table:table-cell>
          <table:table-cell office:value-type="float" office:value="4912" table:style-name="ce3">
            <text:p>4912</text:p>
          </table:table-cell>
          <table:table-cell office:value-type="float" office:value="40" table:style-name="ce3">
            <text:p>40</text:p>
          </table:table-cell>
          <table:table-cell office:value-type="float" office:value="2.74" table:style-name="ce3">
            <text:p>2.74</text:p>
          </table:table-cell>
          <table:table-cell office:value-type="float" office:value="0.2" table:style-name="ce3">
            <text:p>0.2</text:p>
          </table:table-cell>
          <table:table-cell office:value-type="float" office:value="1.47" table:style-name="ce3">
            <text:p>1.47</text:p>
          </table:table-cell>
          <table:table-cell office:value-type="float" office:value="0.2" table:style-name="ce4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0.15" table:style-name="ce3">
            <text:p>0.15</text:p>
          </table:table-cell>
          <table:table-cell office:value-type="float" office:value="9.0190000000000001" table:style-name="ce5">
            <text:p>9.019</text:p>
          </table:table-cell>
          <table:table-cell office:value-type="float" office:value="6.3230000000000004" table:style-name="ce5">
            <text:p>6.323</text:p>
          </table:table-cell>
          <table:table-cell office:value-type="float" office:value="7.5720000000000001" table:style-name="ce5">
            <text:p>7.572</text:p>
          </table:table-cell>
          <table:table-cell office:value-type="float" office:value="6.6120000000000001" table:style-name="ce5">
            <text:p>6.612</text:p>
          </table:table-cell>
          <table:table-cell office:value-type="float" office:value="7.6859999999999999" table:style-name="ce5">
            <text:p>7.686</text:p>
          </table:table-cell>
          <table:table-cell office:value-type="float" office:value="6.2489999999999997" table:style-name="ce5">
            <text:p>6.249</text:p>
          </table:table-cell>
          <table:table-cell office:value-type="float" office:value="4.9720000000000004" table:style-name="ce5">
            <text:p>4.972</text:p>
          </table:table-cell>
          <table:table-cell office:value-type="float" office:value="5.38" table:style-name="ce5">
            <text:p>5.38</text:p>
          </table:table-cell>
          <table:table-cell office:value-type="float" office:value="7.4969999999999999" table:style-name="ce5">
            <text:p>7.497</text:p>
          </table:table-cell>
          <table:table-cell office:value-type="float" office:value="7.6289999999999996" table:style-name="ce5">
            <text:p>7.629</text:p>
          </table:table-cell>
          <table:table-cell office:value-type="float" office:value="6.2670000000000003" table:style-name="ce5">
            <text:p>6.267</text:p>
          </table:table-cell>
          <table:table-cell office:value-type="float" office:value="0.121" table:style-name="ce6">
            <text:p>0.121</text:p>
          </table:table-cell>
          <table:table-cell office:value-type="float" office:value="0.16400000000000001" table:style-name="ce6">
            <text:p>0.164</text:p>
          </table:table-cell>
          <table:table-cell office:value-type="float" office:value="6.6000000000000003E-2" table:style-name="ce6">
            <text:p>0.066</text:p>
          </table:table-cell>
          <table:table-cell office:value-type="float" office:value="4.7274905252857768E-2" table:style-name="ce6">
            <text:p>0.047</text:p>
          </table:table-cell>
          <table:table-cell office:value-type="float" office:value="0.112" table:style-name="ce6">
            <text:p>0.112</text:p>
          </table:table-cell>
          <table:table-cell office:value-type="float" office:value="0.1" table:style-name="ce6">
            <text:p>0.100</text:p>
          </table:table-cell>
          <table:table-cell office:value-type="float" office:value="0.13500000000000001" table:style-name="ce6">
            <text:p>0.135</text:p>
          </table:table-cell>
          <table:table-cell office:value-type="float" office:value="0.26800000000000002" table:style-name="ce6">
            <text:p>0.268</text:p>
          </table:table-cell>
          <table:table-cell office:value-type="float" office:value="8.6999999999999994E-2" table:style-name="ce6">
            <text:p>0.087</text:p>
          </table:table-cell>
          <table:table-cell office:value-type="float" office:value="0.127" table:style-name="ce6">
            <text:p>0.127</text:p>
          </table:table-cell>
          <table:table-cell office:value-type="float" office:value="0.122" table:style-name="ce6">
            <text:p>0.122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9051</text:p>
          </table:table-cell>
          <table:table-cell office:value-type="float" office:value="5025" table:style-name="ce3">
            <text:p>5025</text:p>
          </table:table-cell>
          <table:table-cell office:value-type="float" office:value="100" table:style-name="ce3">
            <text:p>100</text:p>
          </table:table-cell>
          <table:table-cell office:value-type="float" office:value="2.15" table:style-name="ce3">
            <text:p>2.15</text:p>
          </table:table-cell>
          <table:table-cell office:value-type="float" office:value="0.4" table:style-name="ce3">
            <text:p>0.4</text:p>
          </table:table-cell>
          <table:table-cell office:value-type="float" office:value="1.85" table:style-name="ce3">
            <text:p>1.85</text:p>
          </table:table-cell>
          <table:table-cell office:value-type="float" office:value="0.12" table:style-name="ce4">
            <text:p>0.12</text:p>
          </table:table-cell>
          <table:table-cell office:value-type="float" office:value="-1.5" table:style-name="ce3">
            <text:p>-1.5</text:p>
          </table:table-cell>
          <table:table-cell office:value-type="float" office:value="0.2" table:style-name="ce3">
            <text:p>0.2</text:p>
          </table:table-cell>
          <table:table-cell office:value-type="float" office:value="7.7089999999999996" table:style-name="ce5">
            <text:p>7.709</text:p>
          </table:table-cell>
          <table:table-cell office:value-type="float" office:value="4.5960000000000001" table:style-name="ce5">
            <text:p>4.596</text:p>
          </table:table-cell>
          <table:table-cell office:value-type="float" office:value="6.4160000000000004" table:style-name="ce5">
            <text:p>6.416</text:p>
          </table:table-cell>
          <table:table-cell table:style-name="ce5"/>
          <table:table-cell office:value-type="float" office:value="6.3319999999999999" table:style-name="ce5">
            <text:p>6.332</text:p>
          </table:table-cell>
          <table:table-cell office:value-type="float" office:value="5.12" table:style-name="ce5">
            <text:p>5.12</text:p>
          </table:table-cell>
          <table:table-cell office:value-type="float" office:value="3.9449999999999998" table:style-name="ce5">
            <text:p>3.945</text:p>
          </table:table-cell>
          <table:table-cell office:value-type="float" office:value="3.6859999999999999" table:style-name="ce5">
            <text:p>3.686</text:p>
          </table:table-cell>
          <table:table-cell office:value-type="float" office:value="6.0540000000000003" table:style-name="ce5">
            <text:p>6.054</text:p>
          </table:table-cell>
          <table:table-cell office:value-type="float" office:value="5.9279999999999999" table:style-name="ce5">
            <text:p>5.928</text:p>
          </table:table-cell>
          <table:table-cell office:value-type="float" office:value="4.67" table:style-name="ce5">
            <text:p>4.67</text:p>
          </table:table-cell>
          <table:table-cell office:value-type="float" office:value="4.6226795980975163E-2" table:style-name="ce6">
            <text:p>0.046</text:p>
          </table:table-cell>
          <table:table-cell office:value-type="float" office:value="3.293807320816821E-2" table:style-name="ce6">
            <text:p>0.033</text:p>
          </table:table-cell>
          <table:table-cell office:value-type="float" office:value="6.0999999999999999E-2" table:style-name="ce6">
            <text:p>0.061</text:p>
          </table:table-cell>
          <table:table-cell table:style-name="ce6"/>
          <table:table-cell office:value-type="float" office:value="5.2999999999999999E-2" table:style-name="ce6">
            <text:p>0.053</text:p>
          </table:table-cell>
          <table:table-cell office:value-type="float" office:value="5.2999999999999999E-2" table:style-name="ce6">
            <text:p>0.053</text:p>
          </table:table-cell>
          <table:table-cell office:value-type="float" office:value="0.26400000000000001" table:style-name="ce6">
            <text:p>0.264</text:p>
          </table:table-cell>
          <table:table-cell office:value-type="float" office:value="7.6999999999999999E-2" table:style-name="ce6">
            <text:p>0.077</text:p>
          </table:table-cell>
          <table:table-cell office:value-type="float" office:value="9.5000000000000001E-2" table:style-name="ce6">
            <text:p>0.095</text:p>
          </table:table-cell>
          <table:table-cell office:value-type="float" office:value="9.6000000000000002E-2" table:style-name="ce6">
            <text:p>0.096</text:p>
          </table:table-cell>
          <table:table-cell office:value-type="float" office:value="5.7586890869363513E-2" table:style-name="ce6">
            <text:p>0.058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44007</text:p>
          </table:table-cell>
          <table:table-cell office:value-type="float" office:value="5075" table:style-name="ce3">
            <text:p>5075</text:p>
          </table:table-cell>
          <table:table-cell office:value-type="float" office:value="100" table:style-name="ce3">
            <text:p>100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0.5" table:style-name="ce3">
            <text:p>0.5</text:p>
          </table:table-cell>
          <table:table-cell office:value-type="float" office:value="1.89" table:style-name="ce3">
            <text:p>1.89</text:p>
          </table:table-cell>
          <table:table-cell office:value-type="float" office:value="0.15" table:style-name="ce4">
            <text:p>0.15</text:p>
          </table:table-cell>
          <table:table-cell office:value-type="float" office:value="-1.53" table:style-name="ce3">
            <text:p>-1.53</text:p>
          </table:table-cell>
          <table:table-cell office:value-type="float" office:value="0.15" table:style-name="ce3">
            <text:p>0.15</text:p>
          </table:table-cell>
          <table:table-cell office:value-type="float" office:value="7.8259999999999996" table:style-name="ce5">
            <text:p>7.826</text:p>
          </table:table-cell>
          <table:table-cell office:value-type="float" office:value="4.6479999999999997" table:style-name="ce5">
            <text:p>4.648</text:p>
          </table:table-cell>
          <table:table-cell office:value-type="float" office:value="6.4320000000000004" table:style-name="ce5">
            <text:p>6.432</text:p>
          </table:table-cell>
          <table:table-cell table:style-name="ce5"/>
          <table:table-cell office:value-type="float" office:value="6.3650000000000002" table:style-name="ce5">
            <text:p>6.365</text:p>
          </table:table-cell>
          <table:table-cell office:value-type="float" office:value="5.1760000000000002" table:style-name="ce5">
            <text:p>5.176</text:p>
          </table:table-cell>
          <table:table-cell office:value-type="float" office:value="3.8610000000000002" table:style-name="ce5">
            <text:p>3.861</text:p>
          </table:table-cell>
          <table:table-cell office:value-type="float" office:value="3.6720000000000002" table:style-name="ce5">
            <text:p>3.672</text:p>
          </table:table-cell>
          <table:table-cell office:value-type="float" office:value="6.1079999999999997" table:style-name="ce5">
            <text:p>6.108</text:p>
          </table:table-cell>
          <table:table-cell office:value-type="float" office:value="5.931" table:style-name="ce5">
            <text:p>5.931</text:p>
          </table:table-cell>
          <table:table-cell office:value-type="float" office:value="4.7510000000000003" table:style-name="ce5">
            <text:p>4.751</text:p>
          </table:table-cell>
          <table:table-cell office:value-type="float" office:value="4.5988223130131026E-2" table:style-name="ce6">
            <text:p>0.046</text:p>
          </table:table-cell>
          <table:table-cell office:value-type="float" office:value="2.5093159758521267E-2" table:style-name="ce6">
            <text:p>0.025</text:p>
          </table:table-cell>
          <table:table-cell office:value-type="float" office:value="2.200757445365862E-2" table:style-name="ce6">
            <text:p>0.022</text:p>
          </table:table-cell>
          <table:table-cell table:style-name="ce6"/>
          <table:table-cell office:value-type="float" office:value="0.02" table:style-name="ce6">
            <text:p>0.020</text:p>
          </table:table-cell>
          <table:table-cell office:value-type="float" office:value="6.4000000000000001E-2" table:style-name="ce6">
            <text:p>0.064</text:p>
          </table:table-cell>
          <table:table-cell office:value-type="float" office:value="5.8000000000000003E-2" table:style-name="ce6">
            <text:p>0.058</text:p>
          </table:table-cell>
          <table:table-cell office:value-type="float" office:value="7.2235725233432815E-2" table:style-name="ce6">
            <text:p>0.072</text:p>
          </table:table-cell>
          <table:table-cell office:value-type="float" office:value="8.8999999999999996E-2" table:style-name="ce6">
            <text:p>0.089</text:p>
          </table:table-cell>
          <table:table-cell office:value-type="float" office:value="4.4500936319737401E-2" table:style-name="ce6">
            <text:p>0.045</text:p>
          </table:table-cell>
          <table:table-cell office:value-type="float" office:value="7.0999999999999994E-2" table:style-name="ce6">
            <text:p>0.071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93529</text:p>
          </table:table-cell>
          <table:table-cell office:value-type="float" office:value="5000" table:style-name="ce3">
            <text:p>5000</text:p>
          </table:table-cell>
          <table:table-cell office:value-type="float" office:value="90" table:style-name="ce3">
            <text:p>90</text:p>
          </table:table-cell>
          <table:table-cell office:value-type="float" office:value="1.8" table:style-name="ce3">
            <text:p>1.8</text:p>
          </table:table-cell>
          <table:table-cell office:value-type="float" office:value="0.3" table:style-name="ce3">
            <text:p>0.3</text:p>
          </table:table-cell>
          <table:table-cell office:value-type="float" office:value="1.83" table:style-name="ce3">
            <text:p>1.83</text:p>
          </table:table-cell>
          <table:table-cell office:value-type="float" office:value="0.09" table:style-name="ce4">
            <text:p>0.09</text:p>
          </table:table-cell>
          <table:table-cell office:value-type="float" office:value="-1.55" table:style-name="ce3">
            <text:p>-1.55</text:p>
          </table:table-cell>
          <table:table-cell office:value-type="float" office:value="0.2" table:style-name="ce3">
            <text:p>0.2</text:p>
          </table:table-cell>
          <table:table-cell office:value-type="float" office:value="7.5830000000000002" table:style-name="ce5">
            <text:p>7.583</text:p>
          </table:table-cell>
          <table:table-cell office:value-type="float" office:value="5.234" table:style-name="ce5">
            <text:p>5.234</text:p>
          </table:table-cell>
          <table:table-cell office:value-type="float" office:value="6.5579999999999998" table:style-name="ce5">
            <text:p>6.558</text:p>
          </table:table-cell>
          <table:table-cell table:style-name="ce5"/>
          <table:table-cell office:value-type="float" office:value="6.47" table:style-name="ce5">
            <text:p>6.47</text:p>
          </table:table-cell>
          <table:table-cell office:value-type="float" office:value="5.3109999999999999" table:style-name="ce5">
            <text:p>5.311</text:p>
          </table:table-cell>
          <table:table-cell office:value-type="float" office:value="3.9729999999999999" table:style-name="ce5">
            <text:p>3.973</text:p>
          </table:table-cell>
          <table:table-cell office:value-type="float" office:value="3.6840000000000002" table:style-name="ce5">
            <text:p>3.684</text:p>
          </table:table-cell>
          <table:table-cell office:value-type="float" office:value="6.218" table:style-name="ce5">
            <text:p>6.218</text:p>
          </table:table-cell>
          <table:table-cell office:value-type="float" office:value="5.8689999999999998" table:style-name="ce5">
            <text:p>5.869</text:p>
          </table:table-cell>
          <table:table-cell office:value-type="float" office:value="4.883" table:style-name="ce5">
            <text:p>4.883</text:p>
          </table:table-cell>
          <table:table-cell office:value-type="float" office:value="4.5624372141798292E-2" table:style-name="ce6">
            <text:p>0.046</text:p>
          </table:table-cell>
          <table:table-cell office:value-type="float" office:value="3.9E-2" table:style-name="ce6">
            <text:p>0.039</text:p>
          </table:table-cell>
          <table:table-cell office:value-type="float" office:value="2.1999999999999999E-2" table:style-name="ce6">
            <text:p>0.022</text:p>
          </table:table-cell>
          <table:table-cell table:style-name="ce6"/>
          <table:table-cell office:value-type="float" office:value="4.8000000000000001E-2" table:style-name="ce6">
            <text:p>0.048</text:p>
          </table:table-cell>
          <table:table-cell office:value-type="float" office:value="5.8999999999999997E-2" table:style-name="ce6">
            <text:p>0.059</text:p>
          </table:table-cell>
          <table:table-cell office:value-type="float" office:value="9.1999999999999998E-2" table:style-name="ce6">
            <text:p>0.092</text:p>
          </table:table-cell>
          <table:table-cell office:value-type="float" office:value="0.1" table:style-name="ce6">
            <text:p>0.100</text:p>
          </table:table-cell>
          <table:table-cell office:value-type="float" office:value="8.5999999999999993E-2" table:style-name="ce6">
            <text:p>0.086</text:p>
          </table:table-cell>
          <table:table-cell office:value-type="float" office:value="7.0999999999999994E-2" table:style-name="ce6">
            <text:p>0.071</text:p>
          </table:table-cell>
          <table:table-cell office:value-type="float" office:value="0.08" table:style-name="ce6">
            <text:p>0.080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108577</text:p>
          </table:table-cell>
          <table:table-cell office:value-type="float" office:value="5070" table:style-name="ce3">
            <text:p>5070</text:p>
          </table:table-cell>
          <table:table-cell office:value-type="float" office:value="110" table:style-name="ce3">
            <text:p>110</text:p>
          </table:table-cell>
          <table:table-cell office:value-type="float" office:value="1.5" table:style-name="ce3">
            <text:p>1.5</text:p>
          </table:table-cell>
          <table:table-cell office:value-type="float" office:value="0.4" table:style-name="ce3">
            <text:p>0.4</text:p>
          </table:table-cell>
          <table:table-cell office:value-type="float" office:value="1.68" table:style-name="ce3">
            <text:p>1.68</text:p>
          </table:table-cell>
          <table:table-cell office:value-type="float" office:value="0.2" table:style-name="ce4">
            <text:p>0.2</text:p>
          </table:table-cell>
          <table:table-cell office:value-type="float" office:value="-2.2999999999999998" table:style-name="ce3">
            <text:p>-2.3</text:p>
          </table:table-cell>
          <table:table-cell office:value-type="float" office:value="0.2" table:style-name="ce3">
            <text:p>0.2</text:p>
          </table:table-cell>
          <table:table-cell table:number-columns-repeated="2" table:style-name="ce5"/>
          <table:table-cell office:value-type="float" office:value="5.843" table:style-name="ce5">
            <text:p>5.843</text:p>
          </table:table-cell>
          <table:table-cell table:style-name="ce5"/>
          <table:table-cell office:value-type="float" office:value="6.1669999999999998" table:style-name="ce5">
            <text:p>6.167</text:p>
          </table:table-cell>
          <table:table-cell office:value-type="float" office:value="4.5220000000000002" table:style-name="ce5">
            <text:p>4.522</text:p>
          </table:table-cell>
          <table:table-cell office:value-type="float" office:value="3.133" table:style-name="ce5">
            <text:p>3.133</text:p>
          </table:table-cell>
          <table:table-cell office:value-type="float" office:value="3.1259999999999999" table:style-name="ce5">
            <text:p>3.126</text:p>
          </table:table-cell>
          <table:table-cell office:value-type="float" office:value="5.5270000000000001" table:style-name="ce5">
            <text:p>5.527</text:p>
          </table:table-cell>
          <table:table-cell office:value-type="float" office:value="5.4569999999999999" table:style-name="ce5">
            <text:p>5.457</text:p>
          </table:table-cell>
          <table:table-cell office:value-type="float" office:value="4.1369999999999996" table:style-name="ce5">
            <text:p>4.137</text:p>
          </table:table-cell>
          <table:table-cell table:number-columns-repeated="2" table:style-name="ce6"/>
          <table:table-cell office:value-type="float" office:value="2.1679483388678707E-2" table:style-name="ce6">
            <text:p>0.022</text:p>
          </table:table-cell>
          <table:table-cell table:style-name="ce6"/>
          <table:table-cell office:value-type="float" office:value="1.8679311193581658E-2" table:style-name="ce6">
            <text:p>0.019</text:p>
          </table:table-cell>
          <table:table-cell office:value-type="float" office:value="6.4000000000000001E-2" table:style-name="ce6">
            <text:p>0.064</text:p>
          </table:table-cell>
          <table:table-cell office:value-type="float" office:value="4.547160286010006E-2" table:style-name="ce6">
            <text:p>0.045</text:p>
          </table:table-cell>
          <table:table-cell office:value-type="float" office:value="7.1999999999999995E-2" table:style-name="ce6">
            <text:p>0.072</text:p>
          </table:table-cell>
          <table:table-cell office:value-type="float" office:value="0.112" table:style-name="ce6">
            <text:p>0.112</text:p>
          </table:table-cell>
          <table:table-cell office:value-type="float" office:value="0.109" table:style-name="ce6">
            <text:p>0.109</text:p>
          </table:table-cell>
          <table:table-cell office:value-type="float" office:value="8.5000000000000006E-2" table:style-name="ce6">
            <text:p>0.085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128279</text:p>
          </table:table-cell>
          <table:table-cell office:value-type="float" office:value="5275" table:style-name="ce3">
            <text:p>5275</text:p>
          </table:table-cell>
          <table:table-cell office:value-type="float" office:value="75" table:style-name="ce3">
            <text:p>75</text:p>
          </table:table-cell>
          <table:table-cell office:value-type="float" office:value="2.9" table:style-name="ce3">
            <text:p>2.9</text:p>
          </table:table-cell>
          <table:table-cell office:value-type="float" office:value="0.15" table:style-name="ce3">
            <text:p>0.15</text:p>
          </table:table-cell>
          <table:table-cell office:value-type="float" office:value="1.47" table:style-name="ce3">
            <text:p>1.47</text:p>
          </table:table-cell>
          <table:table-cell office:value-type="float" office:value="0.05" table:style-name="ce4">
            <text:p>0.05</text:p>
          </table:table-cell>
          <table:table-cell office:value-type="float" office:value="-2.15" table:style-name="ce3">
            <text:p>-2.15</text:p>
          </table:table-cell>
          <table:table-cell office:value-type="float" office:value="0.1" table:style-name="ce3">
            <text:p>0.1</text:p>
          </table:table-cell>
          <table:table-cell table:number-columns-repeated="2" table:style-name="ce5"/>
          <table:table-cell office:value-type="float" office:value="5.7629999999999999" table:style-name="ce5">
            <text:p>5.763</text:p>
          </table:table-cell>
          <table:table-cell table:style-name="ce5"/>
          <table:table-cell office:value-type="float" office:value="5.7690000000000001" table:style-name="ce5">
            <text:p>5.769</text:p>
          </table:table-cell>
          <table:table-cell office:value-type="float" office:value="4.5259999999999998" table:style-name="ce5">
            <text:p>4.526</text:p>
          </table:table-cell>
          <table:table-cell office:value-type="float" office:value="3.1059999999999999" table:style-name="ce5">
            <text:p>3.106</text:p>
          </table:table-cell>
          <table:table-cell office:value-type="float" office:value="3.1539999999999999" table:style-name="ce5">
            <text:p>3.154</text:p>
          </table:table-cell>
          <table:table-cell office:value-type="float" office:value="5.4779999999999998" table:style-name="ce5">
            <text:p>5.478</text:p>
          </table:table-cell>
          <table:table-cell office:value-type="float" office:value="5.4340000000000002" table:style-name="ce5">
            <text:p>5.434</text:p>
          </table:table-cell>
          <table:table-cell office:value-type="float" office:value="5.1429999999999998" table:style-name="ce5">
            <text:p>5.143</text:p>
          </table:table-cell>
          <table:table-cell table:number-columns-repeated="2" table:style-name="ce6"/>
          <table:table-cell office:value-type="float" office:value="1.6839932699786328E-2" table:style-name="ce6">
            <text:p>0.017</text:p>
          </table:table-cell>
          <table:table-cell table:style-name="ce6"/>
          <table:table-cell office:value-type="float" office:value="3.6999999999999998E-2" table:style-name="ce6">
            <text:p>0.037</text:p>
          </table:table-cell>
          <table:table-cell office:value-type="float" office:value="3.7999999999999999E-2" table:style-name="ce6">
            <text:p>0.038</text:p>
          </table:table-cell>
          <table:table-cell office:value-type="float" office:value="3.3509948771471919E-2" table:style-name="ce6">
            <text:p>0.034</text:p>
          </table:table-cell>
          <table:table-cell office:value-type="float" office:value="7.0000000000000007E-2" table:style-name="ce6">
            <text:p>0.070</text:p>
          </table:table-cell>
          <table:table-cell office:value-type="float" office:value="0.111" table:style-name="ce6">
            <text:p>0.111</text:p>
          </table:table-cell>
          <table:table-cell office:value-type="float" office:value="6.8000000000000005E-2" table:style-name="ce6">
            <text:p>0.068</text:p>
          </table:table-cell>
          <table:table-cell office:value-type="float" office:value="2.6837473800639368E-2" table:style-name="ce6">
            <text:p>0.027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5_Ser</text:p>
          </table:table-cell>
          <table:table-cell office:value-type="float" office:value="6364" table:style-name="ce3">
            <text:p>6364</text:p>
          </table:table-cell>
          <table:table-cell office:value-type="float" office:value="30" table:style-name="ce3">
            <text:p>30</text:p>
          </table:table-cell>
          <table:table-cell office:value-type="float" office:value="4.22" table:style-name="ce3">
            <text:p>4.22</text:p>
          </table:table-cell>
          <table:table-cell office:value-type="float" office:value="0.1" table:style-name="ce3">
            <text:p>0.1</text:p>
          </table:table-cell>
          <table:table-cell office:value-type="float" office:value="1.62" table:style-name="ce3">
            <text:p>1.62</text:p>
          </table:table-cell>
          <table:table-cell office:value-type="float" office:value="0.06" table:style-name="ce4">
            <text:p>0.06</text:p>
          </table:table-cell>
          <table:table-cell office:value-type="float" office:value="0.13" table:style-name="ce3">
            <text:p>0.13</text:p>
          </table:table-cell>
          <table:table-cell office:value-type="float" office:value="0.04" table:style-name="ce3">
            <text:p>0.04</text:p>
          </table:table-cell>
          <table:table-cell office:value-type="float" office:value="9.0169999999999995" table:style-name="ce5">
            <text:p>9.017</text:p>
          </table:table-cell>
          <table:table-cell office:value-type="float" office:value="6.423" table:style-name="ce5">
            <text:p>6.423</text:p>
          </table:table-cell>
          <table:table-cell office:value-type="float" office:value="7.5940000000000003" table:style-name="ce5">
            <text:p>7.594</text:p>
          </table:table-cell>
          <table:table-cell office:value-type="float" office:value="6.5220000000000002" table:style-name="ce5">
            <text:p>6.522</text:p>
          </table:table-cell>
          <table:table-cell office:value-type="float" office:value="7.6909999999999998" table:style-name="ce5">
            <text:p>7.691</text:p>
          </table:table-cell>
          <table:table-cell office:value-type="float" office:value="6.452" table:style-name="ce5">
            <text:p>6.452</text:p>
          </table:table-cell>
          <table:table-cell office:value-type="float" office:value="5.181" table:style-name="ce5">
            <text:p>5.181</text:p>
          </table:table-cell>
          <table:table-cell office:value-type="float" office:value="5.2439999999999998" table:style-name="ce5">
            <text:p>5.244</text:p>
          </table:table-cell>
          <table:table-cell office:value-type="float" office:value="7.64" table:style-name="ce5">
            <text:p>7.64</text:p>
          </table:table-cell>
          <table:table-cell office:value-type="float" office:value="7.66" table:style-name="ce5">
            <text:p>7.66</text:p>
          </table:table-cell>
          <table:table-cell office:value-type="float" office:value="6.3639999999999999" table:style-name="ce5">
            <text:p>6.364</text:p>
          </table:table-cell>
          <table:table-cell office:value-type="float" office:value="2.6166135875720944E-2" table:style-name="ce6">
            <text:p>0.026</text:p>
          </table:table-cell>
          <table:table-cell office:value-type="float" office:value="6.5000000000000002E-2" table:style-name="ce6">
            <text:p>0.065</text:p>
          </table:table-cell>
          <table:table-cell office:value-type="float" office:value="2.1000000000000001E-2" table:style-name="ce6">
            <text:p>0.021</text:p>
          </table:table-cell>
          <table:table-cell office:value-type="float" office:value="1.43410831761989E-2" table:style-name="ce6">
            <text:p>0.014</text:p>
          </table:table-cell>
          <table:table-cell office:value-type="float" office:value="8.2000000000000003E-2" table:style-name="ce6">
            <text:p>0.082</text:p>
          </table:table-cell>
          <table:table-cell office:value-type="float" office:value="0.09" table:style-name="ce6">
            <text:p>0.090</text:p>
          </table:table-cell>
          <table:table-cell office:value-type="float" office:value="9.1999999999999998E-2" table:style-name="ce6">
            <text:p>0.092</text:p>
          </table:table-cell>
          <table:table-cell office:value-type="float" office:value="0.13100000000000001" table:style-name="ce6">
            <text:p>0.131</text:p>
          </table:table-cell>
          <table:table-cell office:value-type="float" office:value="6.4000000000000001E-2" table:style-name="ce6">
            <text:p>0.064</text:p>
          </table:table-cell>
          <table:table-cell office:value-type="float" office:value="7.2999999999999995E-2" table:style-name="ce6">
            <text:p>0.073</text:p>
          </table:table-cell>
          <table:table-cell office:value-type="float" office:value="5.8999999999999997E-2" table:style-name="ce6">
            <text:p>0.059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161770</text:p>
          </table:table-cell>
          <table:table-cell office:value-type="float" office:value="5900" table:style-name="ce3">
            <text:p>5900</text:p>
          </table:table-cell>
          <table:table-cell office:value-type="float" office:value="100" table:style-name="ce3">
            <text:p>100</text:p>
          </table:table-cell>
          <table:table-cell office:value-type="float" office:value="4.05" table:style-name="ce3">
            <text:p>4.05</text:p>
          </table:table-cell>
          <table:table-cell office:value-type="float" office:value="0.1" table:style-name="ce3">
            <text:p>0.1</text:p>
          </table:table-cell>
          <table:table-cell office:value-type="float" office:value="1.52" table:style-name="ce3">
            <text:p>1.52</text:p>
          </table:table-cell>
          <table:table-cell office:value-type="float" office:value="0.02" table:style-name="ce4">
            <text:p>0.02</text:p>
          </table:table-cell>
          <table:table-cell office:value-type="float" office:value="-1.27" table:style-name="ce3">
            <text:p>-1.27</text:p>
          </table:table-cell>
          <table:table-cell office:value-type="float" office:value="7.0000000000000007E-2" table:style-name="ce3">
            <text:p>0.07</text:p>
          </table:table-cell>
          <table:table-cell table:style-name="ce5"/>
          <table:table-cell office:value-type="float" office:value="4.7409999999999997" table:style-name="ce5">
            <text:p>4.741</text:p>
          </table:table-cell>
          <table:table-cell office:value-type="float" office:value="6.5419999999999998" table:style-name="ce5">
            <text:p>6.542</text:p>
          </table:table-cell>
          <table:table-cell table:style-name="ce5"/>
          <table:table-cell office:value-type="float" office:value="6.4329999999999998" table:style-name="ce5">
            <text:p>6.433</text:p>
          </table:table-cell>
          <table:table-cell office:value-type="float" office:value="5.2679999999999998" table:style-name="ce5">
            <text:p>5.268</text:p>
          </table:table-cell>
          <table:table-cell office:value-type="float" office:value="3.91" table:style-name="ce5">
            <text:p>3.91</text:p>
          </table:table-cell>
          <table:table-cell office:value-type="float" office:value="4.0140000000000002" table:style-name="ce5">
            <text:p>4.014</text:p>
          </table:table-cell>
          <table:table-cell office:value-type="float" office:value="6.22" table:style-name="ce5">
            <text:p>6.22</text:p>
          </table:table-cell>
          <table:table-cell office:value-type="float" office:value="6.202" table:style-name="ce5">
            <text:p>6.202</text:p>
          </table:table-cell>
          <table:table-cell office:value-type="float" office:value="4.8730000000000002" table:style-name="ce5">
            <text:p>4.873</text:p>
          </table:table-cell>
          <table:table-cell table:style-name="ce6"/>
          <table:table-cell office:value-type="float" office:value="2.0371548787463917E-2" table:style-name="ce6">
            <text:p>0.020</text:p>
          </table:table-cell>
          <table:table-cell office:value-type="float" office:value="2.1561926320871169E-2" table:style-name="ce6">
            <text:p>0.022</text:p>
          </table:table-cell>
          <table:table-cell table:style-name="ce6"/>
          <table:table-cell office:value-type="float" office:value="1.7000000000000001E-2" table:style-name="ce6">
            <text:p>0.017</text:p>
          </table:table-cell>
          <table:table-cell office:value-type="float" office:value="5.6000000000000001E-2" table:style-name="ce6">
            <text:p>0.056</text:p>
          </table:table-cell>
          <table:table-cell office:value-type="float" office:value="4.4499999999999762E-2" table:style-name="ce6">
            <text:p>0.044</text:p>
          </table:table-cell>
          <table:table-cell office:value-type="float" office:value="7.6999999999999999E-2" table:style-name="ce6">
            <text:p>0.077</text:p>
          </table:table-cell>
          <table:table-cell office:value-type="float" office:value="9.4E-2" table:style-name="ce6">
            <text:p>0.094</text:p>
          </table:table-cell>
          <table:table-cell office:value-type="float" office:value="3.5999999999999997E-2" table:style-name="ce6">
            <text:p>0.036</text:p>
          </table:table-cell>
          <table:table-cell office:value-type="float" office:value="3.7999999999999999E-2" table:style-name="ce6">
            <text:p>0.038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171391</text:p>
          </table:table-cell>
          <table:table-cell office:value-type="float" office:value="5129" table:style-name="ce3">
            <text:p>5129</text:p>
          </table:table-cell>
          <table:table-cell office:value-type="float" office:value="45" table:style-name="ce3">
            <text:p>45</text:p>
          </table:table-cell>
          <table:table-cell office:value-type="float" office:value="2.99" table:style-name="ce3">
            <text:p>2.99</text:p>
          </table:table-cell>
          <table:table-cell office:value-type="float" office:value="0.11" table:style-name="ce3">
            <text:p>0.11</text:p>
          </table:table-cell>
          <table:table-cell office:value-type="float" office:value="1.43" table:style-name="ce3">
            <text:p>1.43</text:p>
          </table:table-cell>
          <table:table-cell office:value-type="float" office:value="0.05" table:style-name="ce4">
            <text:p>0.05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3" table:style-name="ce3">
            <text:p>0.03</text:p>
          </table:table-cell>
          <table:table-cell office:value-type="float" office:value="8.9239999999999995" table:style-name="ce5">
            <text:p>8.924</text:p>
          </table:table-cell>
          <table:table-cell office:value-type="float" office:value="6.4329999999999998" table:style-name="ce5">
            <text:p>6.433</text:p>
          </table:table-cell>
          <table:table-cell office:value-type="float" office:value="7.51" table:style-name="ce5">
            <text:p>7.51</text:p>
          </table:table-cell>
          <table:table-cell office:value-type="float" office:value="6.5220000000000002" table:style-name="ce5">
            <text:p>6.522</text:p>
          </table:table-cell>
          <table:table-cell office:value-type="float" office:value="7.6269999999999998" table:style-name="ce5">
            <text:p>7.627</text:p>
          </table:table-cell>
          <table:table-cell office:value-type="float" office:value="6.27" table:style-name="ce5">
            <text:p>6.27</text:p>
          </table:table-cell>
          <table:table-cell office:value-type="float" office:value="4.9619999999999997" table:style-name="ce5">
            <text:p>4.962</text:p>
          </table:table-cell>
          <table:table-cell office:value-type="float" office:value="5.181" table:style-name="ce5">
            <text:p>5.181</text:p>
          </table:table-cell>
          <table:table-cell office:value-type="float" office:value="7.5419999999999998" table:style-name="ce5">
            <text:p>7.542</text:p>
          </table:table-cell>
          <table:table-cell office:value-type="float" office:value="7.6289999999999996" table:style-name="ce5">
            <text:p>7.629</text:p>
          </table:table-cell>
          <table:table-cell office:value-type="float" office:value="6.2149999999999999" table:style-name="ce5">
            <text:p>6.215</text:p>
          </table:table-cell>
          <table:table-cell office:value-type="float" office:value="0.105" table:style-name="ce6">
            <text:p>0.105</text:p>
          </table:table-cell>
          <table:table-cell office:value-type="float" office:value="3.1E-2" table:style-name="ce6">
            <text:p>0.031</text:p>
          </table:table-cell>
          <table:table-cell office:value-type="float" office:value="1.239623598785802E-2" table:style-name="ce6">
            <text:p>0.012</text:p>
          </table:table-cell>
          <table:table-cell office:value-type="float" office:value="3.9E-2" table:style-name="ce6">
            <text:p>0.039</text:p>
          </table:table-cell>
          <table:table-cell office:value-type="float" office:value="9.1999999999999998E-2" table:style-name="ce6">
            <text:p>0.092</text:p>
          </table:table-cell>
          <table:table-cell office:value-type="float" office:value="8.7999999999999995E-2" table:style-name="ce6">
            <text:p>0.088</text:p>
          </table:table-cell>
          <table:table-cell office:value-type="float" office:value="7.2999999999999995E-2" table:style-name="ce6">
            <text:p>0.073</text:p>
          </table:table-cell>
          <table:table-cell office:value-type="float" office:value="0.254" table:style-name="ce6">
            <text:p>0.254</text:p>
          </table:table-cell>
          <table:table-cell office:value-type="float" office:value="9.2999999999999999E-2" table:style-name="ce6">
            <text:p>0.093</text:p>
          </table:table-cell>
          <table:table-cell office:value-type="float" office:value="7.8E-2" table:style-name="ce6">
            <text:p>0.078</text:p>
          </table:table-cell>
          <table:table-cell office:value-type="float" office:value="0.08" table:style-name="ce6">
            <text:p>0.080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218502</text:p>
          </table:table-cell>
          <table:table-cell office:value-type="float" office:value="6440" table:style-name="ce3">
            <text:p>6440</text:p>
          </table:table-cell>
          <table:table-cell office:value-type="float" office:value="100" table:style-name="ce3">
            <text:p>100</text:p>
          </table:table-cell>
          <table:table-cell office:value-type="float" office:value="4.1500000000000004" table:style-name="ce3">
            <text:p>4.15</text:p>
          </table:table-cell>
          <table:table-cell office:value-type="float" office:value="0.15" table:style-name="ce3">
            <text:p>0.15</text:p>
          </table:table-cell>
          <table:table-cell office:value-type="float" office:value="0.86" table:style-name="ce3">
            <text:p>0.86</text:p>
          </table:table-cell>
          <table:table-cell office:value-type="float" office:value="0.04" table:style-name="ce4">
            <text:p>0.04</text:p>
          </table:table-cell>
          <table:table-cell office:value-type="float" office:value="-1.54" table:style-name="ce3">
            <text:p>-1.54</text:p>
          </table:table-cell>
          <table:table-cell office:value-type="float" office:value="0.06" table:style-name="ce3">
            <text:p>0.06</text:p>
          </table:table-cell>
          <table:table-cell table:number-columns-repeated="2" table:style-name="ce5"/>
          <table:table-cell office:value-type="float" office:value="6.2119999999999997" table:style-name="ce5">
            <text:p>6.212</text:p>
          </table:table-cell>
          <table:table-cell table:style-name="ce5"/>
          <table:table-cell office:value-type="float" office:value="6.1689999999999996" table:style-name="ce5">
            <text:p>6.169</text:p>
          </table:table-cell>
          <table:table-cell office:value-type="float" office:value="5.0369999999999999" table:style-name="ce5">
            <text:p>5.037</text:p>
          </table:table-cell>
          <table:table-cell table:style-name="ce5"/>
          <table:table-cell office:value-type="float" office:value="3.7490000000000001" table:style-name="ce5">
            <text:p>3.749</text:p>
          </table:table-cell>
          <table:table-cell office:value-type="float" office:value="5.9779999999999998" table:style-name="ce5">
            <text:p>5.978</text:p>
          </table:table-cell>
          <table:table-cell office:value-type="float" office:value="5.9189999999999996" table:style-name="ce5">
            <text:p>5.919</text:p>
          </table:table-cell>
          <table:table-cell table:style-name="ce8"/>
          <table:table-cell table:number-columns-repeated="2" table:style-name="ce6"/>
          <table:table-cell office:value-type="float" office:value="1.8172781845386544E-2" table:style-name="ce6">
            <text:p>0.018</text:p>
          </table:table-cell>
          <table:table-cell table:style-name="ce6"/>
          <table:table-cell office:value-type="float" office:value="2.1999999999999999E-2" table:style-name="ce6">
            <text:p>0.022</text:p>
          </table:table-cell>
          <table:table-cell office:value-type="float" office:value="6.4000000000000001E-2" table:style-name="ce6">
            <text:p>0.064</text:p>
          </table:table-cell>
          <table:table-cell table:style-name="ce6"/>
          <table:table-cell office:value-type="float" office:value="5.2999999999999999E-2" table:style-name="ce6">
            <text:p>0.053</text:p>
          </table:table-cell>
          <table:table-cell office:value-type="float" office:value="9.5000000000000001E-2" table:style-name="ce6">
            <text:p>0.095</text:p>
          </table:table-cell>
          <table:table-cell office:value-type="float" office:value="7.6999999999999999E-2" table:style-name="ce6">
            <text:p>0.077</text:p>
          </table:table-cell>
          <table:table-cell table:style-name="ce6"/>
          <table:table-cell table:number-columns-repeated="16353"/>
        </table:table-row>
        <table:table-row table:style-name="ro1">
          <table:table-cell office:value-type="string" table:style-name="ce2">
            <text:p>HD_122563</text:p>
          </table:table-cell>
          <table:table-cell office:value-type="float" office:value="4500" table:style-name="ce3">
            <text:p>4500</text:p>
          </table:table-cell>
          <table:table-cell office:value-type="float" office:value="70" table:style-name="ce3">
            <text:p>70</text:p>
          </table:table-cell>
          <table:table-cell office:value-type="float" office:value="0.8" table:style-name="ce3">
            <text:p>0.8</text:p>
          </table:table-cell>
          <table:table-cell office:value-type="float" office:value="0.2" table:style-name="ce3">
            <text:p>0.2</text:p>
          </table:table-cell>
          <table:table-cell office:value-type="float" office:value="2.2799999999999998" table:style-name="ce3">
            <text:p>2.28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-2.64" table:style-name="ce3">
            <text:p>-2.64</text:p>
          </table:table-cell>
          <table:table-cell office:value-type="float" office:value="7.0000000000000007E-2" table:style-name="ce3">
            <text:p>0.07</text:p>
          </table:table-cell>
          <table:table-cell table:number-columns-repeated="2" table:style-name="ce5"/>
          <table:table-cell office:value-type="float" office:value="5.2969999999999997" table:style-name="ce5">
            <text:p>5.297</text:p>
          </table:table-cell>
          <table:table-cell table:style-name="ce5"/>
          <table:table-cell office:value-type="float" office:value="5.4770000000000003" table:style-name="ce5">
            <text:p>5.477</text:p>
          </table:table-cell>
          <table:table-cell office:value-type="float" office:value="3.899" table:style-name="ce5">
            <text:p>3.899</text:p>
          </table:table-cell>
          <table:table-cell office:value-type="float" office:value="2.4079999999999999" table:style-name="ce5">
            <text:p>2.408</text:p>
          </table:table-cell>
          <table:table-cell office:value-type="float" office:value="2.4550000000000001" table:style-name="ce5">
            <text:p>2.455</text:p>
          </table:table-cell>
          <table:table-cell office:value-type="float" office:value="4.8570000000000002" table:style-name="ce5">
            <text:p>4.857</text:p>
          </table:table-cell>
          <table:table-cell office:value-type="float" office:value="4.8520000000000003" table:style-name="ce5">
            <text:p>4.852</text:p>
          </table:table-cell>
          <table:table-cell office:value-type="float" office:value="3.536" table:style-name="ce5">
            <text:p>3.536</text:p>
          </table:table-cell>
          <table:table-cell table:number-columns-repeated="2" table:style-name="ce6"/>
          <table:table-cell office:value-type="float" office:value="1.9949937343260015E-2" table:style-name="ce6">
            <text:p>0.020</text:p>
          </table:table-cell>
          <table:table-cell table:style-name="ce6"/>
          <table:table-cell office:value-type="float" office:value="0.16400000000000001" table:style-name="ce6">
            <text:p>0.164</text:p>
          </table:table-cell>
          <table:table-cell office:value-type="float" office:value="3.6999999999999998E-2" table:style-name="ce6">
            <text:p>0.037</text:p>
          </table:table-cell>
          <table:table-cell office:value-type="float" office:value="4.5449605792203335E-2" table:style-name="ce6">
            <text:p>0.045</text:p>
          </table:table-cell>
          <table:table-cell office:value-type="float" office:value="8.4000000000000005E-2" table:style-name="ce6">
            <text:p>0.084</text:p>
          </table:table-cell>
          <table:table-cell office:value-type="float" office:value="0.111" table:style-name="ce6">
            <text:p>0.111</text:p>
          </table:table-cell>
          <table:table-cell office:value-type="float" office:value="0.106" table:style-name="ce6">
            <text:p>0.106</text:p>
          </table:table-cell>
          <table:table-cell office:value-type="float" office:value="9.6000000000000002E-2" table:style-name="ce6">
            <text:p>0.096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Arcturus</text:p>
          </table:table-cell>
          <table:table-cell office:value-type="float" office:value="4409" table:style-name="ce3">
            <text:p>4409</text:p>
          </table:table-cell>
          <table:table-cell office:value-type="float" office:value="32" table:style-name="ce3">
            <text:p>32</text:p>
          </table:table-cell>
          <table:table-cell office:value-type="float" office:value="1.9" table:style-name="ce3">
            <text:p>1.9</text:p>
          </table:table-cell>
          <table:table-cell office:value-type="float" office:value="0.13" table:style-name="ce3">
            <text:p>0.13</text:p>
          </table:table-cell>
          <table:table-cell office:value-type="float" office:value="1.7" table:style-name="ce3">
            <text:p>1.7</text:p>
          </table:table-cell>
          <table:table-cell office:value-type="float" office:value="0.03" table:style-name="ce4">
            <text:p>0.03</text:p>
          </table:table-cell>
          <table:table-cell office:value-type="float" office:value="-0.47" table:style-name="ce3">
            <text:p>-0.47</text:p>
          </table:table-cell>
          <table:table-cell office:value-type="float" office:value="0.03" table:style-name="ce3">
            <text:p>0.03</text:p>
          </table:table-cell>
          <table:table-cell office:value-type="float" office:value="8.7249999999999996" table:style-name="ce5">
            <text:p>8.725</text:p>
          </table:table-cell>
          <table:table-cell office:value-type="float" office:value="5.9290000000000003" table:style-name="ce5">
            <text:p>5.929</text:p>
          </table:table-cell>
          <table:table-cell office:value-type="float" office:value="7.5549999999999997" table:style-name="ce5">
            <text:p>7.555</text:p>
          </table:table-cell>
          <table:table-cell office:value-type="float" office:value="6.3380000000000001" table:style-name="ce5">
            <text:p>6.338</text:p>
          </table:table-cell>
          <table:table-cell office:value-type="float" office:value="7.3609999999999998" table:style-name="ce5">
            <text:p>7.361</text:p>
          </table:table-cell>
          <table:table-cell office:value-type="float" office:value="5.9020000000000001" table:style-name="ce5">
            <text:p>5.902</text:p>
          </table:table-cell>
          <table:table-cell office:value-type="float" office:value="4.742" table:style-name="ce5">
            <text:p>4.742</text:p>
          </table:table-cell>
          <table:table-cell office:value-type="float" office:value="4.7629999999999999" table:style-name="ce5">
            <text:p>4.763</text:p>
          </table:table-cell>
          <table:table-cell office:value-type="float" office:value="7.024" table:style-name="ce5">
            <text:p>7.024</text:p>
          </table:table-cell>
          <table:table-cell office:value-type="float" office:value="7.0460000000000003" table:style-name="ce5">
            <text:p>7.046</text:p>
          </table:table-cell>
          <table:table-cell office:value-type="float" office:value="5.7830000000000004" table:style-name="ce5">
            <text:p>5.783</text:p>
          </table:table-cell>
          <table:table-cell office:value-type="float" office:value="4.07798970082075E-2" table:style-name="ce6">
            <text:p>0.041</text:p>
          </table:table-cell>
          <table:table-cell office:value-type="float" office:value="2.6537709019431092E-2" table:style-name="ce6">
            <text:p>0.027</text:p>
          </table:table-cell>
          <table:table-cell office:value-type="float" office:value="9.8000000000000004E-2" table:style-name="ce6">
            <text:p>0.098</text:p>
          </table:table-cell>
          <table:table-cell office:value-type="float" office:value="3.1E-2" table:style-name="ce6">
            <text:p>0.031</text:p>
          </table:table-cell>
          <table:table-cell office:value-type="float" office:value="0.10100000000000001" table:style-name="ce6">
            <text:p>0.101</text:p>
          </table:table-cell>
          <table:table-cell office:value-type="float" office:value="0.08" table:style-name="ce6">
            <text:p>0.080</text:p>
          </table:table-cell>
          <table:table-cell office:value-type="float" office:value="0.105" table:style-name="ce6">
            <text:p>0.105</text:p>
          </table:table-cell>
          <table:table-cell office:value-type="float" office:value="0.122" table:style-name="ce6">
            <text:p>0.122</text:p>
          </table:table-cell>
          <table:table-cell office:value-type="float" office:value="9.5000000000000001E-2" table:style-name="ce6">
            <text:p>0.095</text:p>
          </table:table-cell>
          <table:table-cell office:value-type="float" office:value="0.08" table:style-name="ce6">
            <text:p>0.080</text:p>
          </table:table-cell>
          <table:table-cell office:value-type="float" office:value="8.6999999999999994E-2" table:style-name="ce6">
            <text:p>0.087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204543</text:p>
          </table:table-cell>
          <table:table-cell office:value-type="float" office:value="4760" table:style-name="ce3">
            <text:p>4760</text:p>
          </table:table-cell>
          <table:table-cell office:value-type="float" office:value="100" table:style-name="ce3">
            <text:p>100</text:p>
          </table:table-cell>
          <table:table-cell office:value-type="float" office:value="1.42" table:style-name="ce3">
            <text:p>1.42</text:p>
          </table:table-cell>
          <table:table-cell office:value-type="float" office:value="0.13" table:style-name="ce3">
            <text:p>0.13</text:p>
          </table:table-cell>
          <table:table-cell office:value-type="float" office:value="2.13" table:style-name="ce3">
            <text:p>2.13</text:p>
          </table:table-cell>
          <table:table-cell office:value-type="float" office:value="0.03" table:style-name="ce4">
            <text:p>0.03</text:p>
          </table:table-cell>
          <table:table-cell office:value-type="float" office:value="-1.64" table:style-name="ce3">
            <text:p>-1.64</text:p>
          </table:table-cell>
          <table:table-cell office:value-type="float" office:value="0.11" table:style-name="ce3">
            <text:p>0.11</text:p>
          </table:table-cell>
          <table:table-cell office:value-type="float" office:value="7.59" table:style-name="ce5">
            <text:p>7.59</text:p>
          </table:table-cell>
          <table:table-cell office:value-type="float" office:value="4.3159999999999998" table:style-name="ce5">
            <text:p>4.316</text:p>
          </table:table-cell>
          <table:table-cell office:value-type="float" office:value="6.1879999999999997" table:style-name="ce5">
            <text:p>6.188</text:p>
          </table:table-cell>
          <table:table-cell table:style-name="ce5"/>
          <table:table-cell office:value-type="float" office:value="6.2050000000000001" table:style-name="ce9">
            <text:p>6.205</text:p>
          </table:table-cell>
          <table:table-cell office:value-type="float" office:value="4.8520000000000003" table:style-name="ce5">
            <text:p>4.852</text:p>
          </table:table-cell>
          <table:table-cell office:value-type="float" office:value="3.4119999999999999" table:style-name="ce5">
            <text:p>3.412</text:p>
          </table:table-cell>
          <table:table-cell office:value-type="float" office:value="3.5939999999999999" table:style-name="ce5">
            <text:p>3.594</text:p>
          </table:table-cell>
          <table:table-cell office:value-type="float" office:value="5.8330000000000002" table:style-name="ce5">
            <text:p>5.833</text:p>
          </table:table-cell>
          <table:table-cell office:value-type="float" office:value="5.8319999999999999" table:style-name="ce5">
            <text:p>5.832</text:p>
          </table:table-cell>
          <table:table-cell office:value-type="float" office:value="4.4550000000000001" table:style-name="ce5">
            <text:p>4.455</text:p>
          </table:table-cell>
          <table:table-cell office:value-type="float" office:value="2.9522590220597861E-2" table:style-name="ce6">
            <text:p>0.030</text:p>
          </table:table-cell>
          <table:table-cell office:value-type="float" office:value="2.9063149634316741E-2" table:style-name="ce6">
            <text:p>0.029</text:p>
          </table:table-cell>
          <table:table-cell office:value-type="float" office:value="0.11" table:style-name="ce6">
            <text:p>0.110</text:p>
          </table:table-cell>
          <table:table-cell table:style-name="ce6"/>
          <table:table-cell office:value-type="float" office:value="9.7000000000000003E-2" table:style-name="ce6">
            <text:p>0.097</text:p>
          </table:table-cell>
          <table:table-cell office:value-type="float" office:value="5.2999999999999999E-2" table:style-name="ce6">
            <text:p>0.053</text:p>
          </table:table-cell>
          <table:table-cell office:value-type="float" office:value="7.5922658014587419E-2" table:style-name="ce6">
            <text:p>0.076</text:p>
          </table:table-cell>
          <table:table-cell office:value-type="float" office:value="4.8000000000000001E-2" table:style-name="ce6">
            <text:p>0.048</text:p>
          </table:table-cell>
          <table:table-cell office:value-type="float" office:value="7.5999999999999998E-2" table:style-name="ce6">
            <text:p>0.076</text:p>
          </table:table-cell>
          <table:table-cell office:value-type="float" office:value="4.3999999999999997E-2" table:style-name="ce6">
            <text:p>0.044</text:p>
          </table:table-cell>
          <table:table-cell office:value-type="float" office:value="6.3E-2" table:style-name="ce6">
            <text:p>0.063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31_Vul</text:p>
          </table:table-cell>
          <table:table-cell office:value-type="float" office:value="5308" table:style-name="ce3">
            <text:p>5308</text:p>
          </table:table-cell>
          <table:table-cell office:value-type="float" office:value="33" table:style-name="ce3">
            <text:p>33</text:p>
          </table:table-cell>
          <table:table-cell office:value-type="float" office:value="3.06" table:style-name="ce3">
            <text:p>3.06</text:p>
          </table:table-cell>
          <table:table-cell office:value-type="float" office:value="0.11" table:style-name="ce3">
            <text:p>0.11</text:p>
          </table:table-cell>
          <table:table-cell office:value-type="float" office:value="1.46" table:style-name="ce3">
            <text:p>1.46</text:p>
          </table:table-cell>
          <table:table-cell office:value-type="float" office:value="0.03" table:style-name="ce4">
            <text:p>0.03</text:p>
          </table:table-cell>
          <table:table-cell office:value-type="float" office:value="0.01" table:style-name="ce3">
            <text:p>0.01</text:p>
          </table:table-cell>
          <table:table-cell office:value-type="float" office:value="0.03" table:style-name="ce3">
            <text:p>0.03</text:p>
          </table:table-cell>
          <table:table-cell office:value-type="float" office:value="8.7170000000000005" table:style-name="ce5">
            <text:p>8.717</text:p>
          </table:table-cell>
          <table:table-cell office:value-type="float" office:value="6.5129999999999999" table:style-name="ce5">
            <text:p>6.513</text:p>
          </table:table-cell>
          <table:table-cell office:value-type="float" office:value="7.5359999999999996" table:style-name="ce5">
            <text:p>7.536</text:p>
          </table:table-cell>
          <table:table-cell office:value-type="float" office:value="6.4770000000000003" table:style-name="ce5">
            <text:p>6.477</text:p>
          </table:table-cell>
          <table:table-cell office:value-type="float" office:value="7.5780000000000003" table:style-name="ce5">
            <text:p>7.578</text:p>
          </table:table-cell>
          <table:table-cell office:value-type="float" office:value="6.2679999999999998" table:style-name="ce5">
            <text:p>6.268</text:p>
          </table:table-cell>
          <table:table-cell office:value-type="float" office:value="4.9429999999999996" table:style-name="ce5">
            <text:p>4.943</text:p>
          </table:table-cell>
          <table:table-cell office:value-type="float" office:value="5.09" table:style-name="ce5">
            <text:p>5.09</text:p>
          </table:table-cell>
          <table:table-cell office:value-type="float" office:value="7.4930000000000003" table:style-name="ce5">
            <text:p>7.493</text:p>
          </table:table-cell>
          <table:table-cell office:value-type="float" office:value="7.5679999999999996" table:style-name="ce5">
            <text:p>7.568</text:p>
          </table:table-cell>
          <table:table-cell office:value-type="float" office:value="6.17" table:style-name="ce5">
            <text:p>6.17</text:p>
          </table:table-cell>
          <table:table-cell office:value-type="float" office:value="3.8244825358035958E-2" table:style-name="ce6">
            <text:p>0.038</text:p>
          </table:table-cell>
          <table:table-cell office:value-type="float" office:value="8.5000000000000006E-2" table:style-name="ce6">
            <text:p>0.085</text:p>
          </table:table-cell>
          <table:table-cell office:value-type="float" office:value="4.2000000000000003E-2" table:style-name="ce6">
            <text:p>0.042</text:p>
          </table:table-cell>
          <table:table-cell office:value-type="float" office:value="2.0039544239660877E-2" table:style-name="ce6">
            <text:p>0.020</text:p>
          </table:table-cell>
          <table:table-cell office:value-type="float" office:value="6.7000000000000004E-2" table:style-name="ce6">
            <text:p>0.067</text:p>
          </table:table-cell>
          <table:table-cell office:value-type="float" office:value="6.5000000000000002E-2" table:style-name="ce6">
            <text:p>0.065</text:p>
          </table:table-cell>
          <table:table-cell office:value-type="float" office:value="0.107" table:style-name="ce6">
            <text:p>0.107</text:p>
          </table:table-cell>
          <table:table-cell office:value-type="float" office:value="0.16300000000000001" table:style-name="ce6">
            <text:p>0.163</text:p>
          </table:table-cell>
          <table:table-cell office:value-type="float" office:value="7.8E-2" table:style-name="ce6">
            <text:p>0.078</text:p>
          </table:table-cell>
          <table:table-cell office:value-type="float" office:value="8.4000000000000005E-2" table:style-name="ce6">
            <text:p>0.084</text:p>
          </table:table-cell>
          <table:table-cell office:value-type="float" office:value="6.9000000000000006E-2" table:style-name="ce6">
            <text:p>0.069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184266</text:p>
          </table:table-cell>
          <table:table-cell office:value-type="float" office:value="6150" table:style-name="ce3">
            <text:p>6150</text:p>
          </table:table-cell>
          <table:table-cell office:value-type="float" office:value="100" table:style-name="ce3">
            <text:p>100</text:p>
          </table:table-cell>
          <table:table-cell office:value-type="float" office:value="2.8" table:style-name="ce3">
            <text:p>2.8</text:p>
          </table:table-cell>
          <table:table-cell office:value-type="float" office:value="0.18" table:style-name="ce3">
            <text:p>0.18</text:p>
          </table:table-cell>
          <table:table-cell office:value-type="float" office:value="3.2" table:style-name="ce3">
            <text:p>3.2</text:p>
          </table:table-cell>
          <table:table-cell office:value-type="float" office:value="0.09" table:style-name="ce4">
            <text:p>0.09</text:p>
          </table:table-cell>
          <table:table-cell office:value-type="float" office:value="-1.18" table:style-name="ce3">
            <text:p>-1.18</text:p>
          </table:table-cell>
          <table:table-cell office:value-type="float" office:value="7.0000000000000007E-2" table:style-name="ce3">
            <text:p>0.07</text:p>
          </table:table-cell>
          <table:table-cell table:style-name="ce5"/>
          <table:table-cell office:value-type="float" office:value="4.7839999999999998" table:style-name="ce5">
            <text:p>4.784</text:p>
          </table:table-cell>
          <table:table-cell office:value-type="float" office:value="6.5090000000000003" table:style-name="ce5">
            <text:p>6.509</text:p>
          </table:table-cell>
          <table:table-cell table:style-name="ce5"/>
          <table:table-cell office:value-type="float" office:value="6.5380000000000003" table:style-name="ce5">
            <text:p>6.538</text:p>
          </table:table-cell>
          <table:table-cell office:value-type="float" office:value="5.2670000000000003" table:style-name="ce5">
            <text:p>5.267</text:p>
          </table:table-cell>
          <table:table-cell office:value-type="float" office:value="4.0949999999999998" table:style-name="ce5">
            <text:p>4.095</text:p>
          </table:table-cell>
          <table:table-cell office:value-type="float" office:value="4.05" table:style-name="ce5">
            <text:p>4.05</text:p>
          </table:table-cell>
          <table:table-cell office:value-type="float" office:value="6.2880000000000003" table:style-name="ce5">
            <text:p>6.288</text:p>
          </table:table-cell>
          <table:table-cell office:value-type="float" office:value="6.2830000000000004" table:style-name="ce5">
            <text:p>6.283</text:p>
          </table:table-cell>
          <table:table-cell office:value-type="float" office:value="5.0709999999999997" table:style-name="ce5">
            <text:p>5.071</text:p>
          </table:table-cell>
          <table:table-cell table:style-name="ce6"/>
          <table:table-cell office:value-type="float" office:value="2.1000000000000348E-2" table:style-name="ce6">
            <text:p>0.021</text:p>
          </table:table-cell>
          <table:table-cell office:value-type="float" office:value="2.2338307903688438E-2" table:style-name="ce6">
            <text:p>0.022</text:p>
          </table:table-cell>
          <table:table-cell table:style-name="ce6"/>
          <table:table-cell office:value-type="float" office:value="1.7858238061652744E-2" table:style-name="ce6">
            <text:p>0.018</text:p>
          </table:table-cell>
          <table:table-cell office:value-type="float" office:value="4.1000000000000002E-2" table:style-name="ce6">
            <text:p>0.041</text:p>
          </table:table-cell>
          <table:table-cell office:value-type="float" office:value="7.3999999999999996E-2" table:style-name="ce6">
            <text:p>0.074</text:p>
          </table:table-cell>
          <table:table-cell office:value-type="float" office:value="7.3999999999999996E-2" table:style-name="ce6">
            <text:p>0.074</text:p>
          </table:table-cell>
          <table:table-cell office:value-type="float" office:value="8.4000000000000005E-2" table:style-name="ce6">
            <text:p>0.084</text:p>
          </table:table-cell>
          <table:table-cell office:value-type="float" office:value="6.6000000000000003E-2" table:style-name="ce6">
            <text:p>0.066</text:p>
          </table:table-cell>
          <table:table-cell office:value-type="float" office:value="9.9000000000000005E-2" table:style-name="ce6">
            <text:p>0.099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Ups02_Cnc</text:p>
          </table:table-cell>
          <table:table-cell office:value-type="float" office:value="4990" table:style-name="ce3">
            <text:p>4990</text:p>
          </table:table-cell>
          <table:table-cell office:value-type="float" office:value="50" table:style-name="ce3">
            <text:p>50</text:p>
          </table:table-cell>
          <table:table-cell office:value-type="float" office:value="2.77" table:style-name="ce3">
            <text:p>2.77</text:p>
          </table:table-cell>
          <table:table-cell office:value-type="float" office:value="0.15" table:style-name="ce3">
            <text:p>0.15</text:p>
          </table:table-cell>
          <table:table-cell office:value-type="float" office:value="1.68" table:style-name="ce3">
            <text:p>1.68</text:p>
          </table:table-cell>
          <table:table-cell office:value-type="float" office:value="0.06" table:style-name="ce4">
            <text:p>0.06</text:p>
          </table:table-cell>
          <table:table-cell office:value-type="float" office:value="0.1" table:style-name="ce3">
            <text:p>0.1</text:p>
          </table:table-cell>
          <table:table-cell office:value-type="float" office:value="0.08" table:style-name="ce3">
            <text:p>0.08</text:p>
          </table:table-cell>
          <table:table-cell office:value-type="float" office:value="9.0280000000000005" table:style-name="ce5">
            <text:p>9.028</text:p>
          </table:table-cell>
          <table:table-cell office:value-type="float" office:value="6.4619999999999997" table:style-name="ce5">
            <text:p>6.462</text:p>
          </table:table-cell>
          <table:table-cell office:value-type="float" office:value="7.649" table:style-name="ce5">
            <text:p>7.649</text:p>
          </table:table-cell>
          <table:table-cell office:value-type="float" office:value="6.7039999999999997" table:style-name="ce5">
            <text:p>6.704</text:p>
          </table:table-cell>
          <table:table-cell office:value-type="float" office:value="7.7480000000000002" table:style-name="ce5">
            <text:p>7.748</text:p>
          </table:table-cell>
          <table:table-cell office:value-type="float" office:value="6.3" table:style-name="ce5">
            <text:p>6.3</text:p>
          </table:table-cell>
          <table:table-cell office:value-type="float" office:value="5.0430000000000001" table:style-name="ce5">
            <text:p>5.043</text:p>
          </table:table-cell>
          <table:table-cell office:value-type="float" office:value="5.0810000000000004" table:style-name="ce5">
            <text:p>5.081</text:p>
          </table:table-cell>
          <table:table-cell office:value-type="float" office:value="7.5709999999999997" table:style-name="ce5">
            <text:p>7.571</text:p>
          </table:table-cell>
          <table:table-cell office:value-type="float" office:value="7.5739999999999998" table:style-name="ce5">
            <text:p>7.574</text:p>
          </table:table-cell>
          <table:table-cell office:value-type="float" office:value="6.3010000000000002" table:style-name="ce5">
            <text:p>6.301</text:p>
          </table:table-cell>
          <table:table-cell office:value-type="float" office:value="9.5000000000000001E-2" table:style-name="ce6">
            <text:p>0.095</text:p>
          </table:table-cell>
          <table:table-cell office:value-type="float" office:value="3.7999999999999999E-2" table:style-name="ce6">
            <text:p>0.038</text:p>
          </table:table-cell>
          <table:table-cell office:value-type="float" office:value="0.04" table:style-name="ce6">
            <text:p>0.040</text:p>
          </table:table-cell>
          <table:table-cell office:value-type="float" office:value="2.4752104287649523E-2" table:style-name="ce6">
            <text:p>0.025</text:p>
          </table:table-cell>
          <table:table-cell office:value-type="float" office:value="0.1" table:style-name="ce6">
            <text:p>0.100</text:p>
          </table:table-cell>
          <table:table-cell office:value-type="float" office:value="9.6000000000000002E-2" table:style-name="ce6">
            <text:p>0.096</text:p>
          </table:table-cell>
          <table:table-cell office:value-type="float" office:value="9.9000000000000005E-2" table:style-name="ce6">
            <text:p>0.099</text:p>
          </table:table-cell>
          <table:table-cell office:value-type="float" office:value="0.125" table:style-name="ce6">
            <text:p>0.125</text:p>
          </table:table-cell>
          <table:table-cell office:value-type="float" office:value="7.3999999999999996E-2" table:style-name="ce6">
            <text:p>0.074</text:p>
          </table:table-cell>
          <table:table-cell office:value-type="float" office:value="4.1000000000000002E-2" table:style-name="ce6">
            <text:p>0.041</text:p>
          </table:table-cell>
          <table:table-cell office:value-type="float" office:value="8.2000000000000003E-2" table:style-name="ce6">
            <text:p>0.082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HD_26297</text:p>
          </table:table-cell>
          <table:table-cell office:value-type="float" office:value="4500" table:style-name="ce3">
            <text:p>4500</text:p>
          </table:table-cell>
          <table:table-cell office:value-type="float" office:value="50" table:style-name="ce3">
            <text:p>50</text:p>
          </table:table-cell>
          <table:table-cell office:value-type="float" office:value="1.23" table:style-name="ce3">
            <text:p>1.23</text:p>
          </table:table-cell>
          <table:table-cell office:value-type="float" office:value="0.15" table:style-name="ce3">
            <text:p>0.15</text:p>
          </table:table-cell>
          <table:table-cell office:value-type="float" office:value="1.9" table:style-name="ce3">
            <text:p>1.9</text:p>
          </table:table-cell>
          <table:table-cell office:value-type="float" office:value="0.05" table:style-name="ce4">
            <text:p>0.05</text:p>
          </table:table-cell>
          <table:table-cell office:value-type="float" office:value="-1.63" table:style-name="ce3">
            <text:p>-1.63</text:p>
          </table:table-cell>
          <table:table-cell office:value-type="float" office:value="0.06" table:style-name="ce3">
            <text:p>0.06</text:p>
          </table:table-cell>
          <table:table-cell office:value-type="float" office:value="7.5819999999999999" table:style-name="ce5">
            <text:p>7.582</text:p>
          </table:table-cell>
          <table:table-cell office:value-type="float" office:value="4.2510000000000003" table:style-name="ce5">
            <text:p>4.251</text:p>
          </table:table-cell>
          <table:table-cell office:value-type="float" office:value="6.2329999999999997" table:style-name="ce5">
            <text:p>6.233</text:p>
          </table:table-cell>
          <table:table-cell table:style-name="ce5"/>
          <table:table-cell office:value-type="float" office:value="6.2169999999999996" table:style-name="ce5">
            <text:p>6.217</text:p>
          </table:table-cell>
          <table:table-cell office:value-type="float" office:value="4.8970000000000002" table:style-name="ce5">
            <text:p>4.897</text:p>
          </table:table-cell>
          <table:table-cell office:value-type="float" office:value="3.4129999999999998" table:style-name="ce5">
            <text:p>3.413</text:p>
          </table:table-cell>
          <table:table-cell office:value-type="float" office:value="3.6669999999999998" table:style-name="ce5">
            <text:p>3.667</text:p>
          </table:table-cell>
          <table:table-cell office:value-type="float" office:value="5.8369999999999997" table:style-name="ce5">
            <text:p>5.837</text:p>
          </table:table-cell>
          <table:table-cell office:value-type="float" office:value="5.8380000000000001" table:style-name="ce5">
            <text:p>5.838</text:p>
          </table:table-cell>
          <table:table-cell office:value-type="float" office:value="4.5179999999999998" table:style-name="ce5">
            <text:p>4.518</text:p>
          </table:table-cell>
          <table:table-cell office:value-type="float" office:value="5.5E-2" table:style-name="ce6">
            <text:p>0.055</text:p>
          </table:table-cell>
          <table:table-cell office:value-type="float" office:value="1.9362764954072464E-2" table:style-name="ce6">
            <text:p>0.019</text:p>
          </table:table-cell>
          <table:table-cell office:value-type="float" office:value="2.083866598417506E-2" table:style-name="ce6">
            <text:p>0.021</text:p>
          </table:table-cell>
          <table:table-cell table:style-name="ce6"/>
          <table:table-cell office:value-type="float" office:value="7.8E-2" table:style-name="ce6">
            <text:p>0.078</text:p>
          </table:table-cell>
          <table:table-cell office:value-type="float" office:value="7.6999999999999999E-2" table:style-name="ce6">
            <text:p>0.077</text:p>
          </table:table-cell>
          <table:table-cell office:value-type="float" office:value="0.10299999999999999" table:style-name="ce6">
            <text:p>0.103</text:p>
          </table:table-cell>
          <table:table-cell office:value-type="float" office:value="9.6000000000000002E-2" table:style-name="ce6">
            <text:p>0.096</text:p>
          </table:table-cell>
          <table:table-cell office:value-type="float" office:value="6.6000000000000003E-2" table:style-name="ce6">
            <text:p>0.066</text:p>
          </table:table-cell>
          <table:table-cell office:value-type="float" office:value="5.1999999999999998E-2" table:style-name="ce6">
            <text:p>0.052</text:p>
          </table:table-cell>
          <table:table-cell office:value-type="float" office:value="7.1999999999999995E-2" table:style-name="ce6">
            <text:p>0.072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BD+18_2890</text:p>
          </table:table-cell>
          <table:table-cell office:value-type="float" office:value="5180" table:style-name="ce3">
            <text:p>5180</text:p>
          </table:table-cell>
          <table:table-cell office:value-type="float" office:value="70" table:style-name="ce3">
            <text:p>70</text:p>
          </table:table-cell>
          <table:table-cell office:value-type="float" office:value="2.73" table:style-name="ce3">
            <text:p>2.73</text:p>
          </table:table-cell>
          <table:table-cell office:value-type="float" office:value="0.2" table:style-name="ce3">
            <text:p>0.2</text:p>
          </table:table-cell>
          <table:table-cell office:value-type="float" office:value="1.66" table:style-name="ce3">
            <text:p>1.66</text:p>
          </table:table-cell>
          <table:table-cell office:value-type="float" office:value="0.1" table:style-name="ce4">
            <text:p>0.1</text:p>
          </table:table-cell>
          <table:table-cell office:value-type="float" office:value="-1.28" table:style-name="ce3">
            <text:p>-1.2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8.1359999999999992" table:style-name="ce5">
            <text:p>8.136</text:p>
          </table:table-cell>
          <table:table-cell office:value-type="float" office:value="4.7469999999999999" table:style-name="ce5">
            <text:p>4.747</text:p>
          </table:table-cell>
          <table:table-cell office:value-type="float" office:value="6.4880000000000004" table:style-name="ce5">
            <text:p>6.488</text:p>
          </table:table-cell>
          <table:table-cell table:style-name="ce5"/>
          <table:table-cell office:value-type="float" office:value="6.452" table:style-name="ce5">
            <text:p>6.452</text:p>
          </table:table-cell>
          <table:table-cell office:value-type="float" office:value="5.2270000000000003" table:style-name="ce5">
            <text:p>5.227</text:p>
          </table:table-cell>
          <table:table-cell office:value-type="float" office:value="3.907" table:style-name="ce5">
            <text:p>3.907</text:p>
          </table:table-cell>
          <table:table-cell office:value-type="float" office:value="3.96" table:style-name="ce5">
            <text:p>3.96</text:p>
          </table:table-cell>
          <table:table-cell office:value-type="float" office:value="6.1829999999999998" table:style-name="ce5">
            <text:p>6.183</text:p>
          </table:table-cell>
          <table:table-cell office:value-type="float" office:value="6.1890000000000001" table:style-name="ce5">
            <text:p>6.189</text:p>
          </table:table-cell>
          <table:table-cell office:value-type="float" office:value="4.8120000000000003" table:style-name="ce5">
            <text:p>4.812</text:p>
          </table:table-cell>
          <table:table-cell office:value-type="float" office:value="2.3021728866443679E-2" table:style-name="ce6">
            <text:p>0.023</text:p>
          </table:table-cell>
          <table:table-cell office:value-type="float" office:value="3.6999999999999998E-2" table:style-name="ce6">
            <text:p>0.037</text:p>
          </table:table-cell>
          <table:table-cell office:value-type="float" office:value="4.1000000000000002E-2" table:style-name="ce6">
            <text:p>0.041</text:p>
          </table:table-cell>
          <table:table-cell table:style-name="ce6"/>
          <table:table-cell office:value-type="float" office:value="0.05" table:style-name="ce6">
            <text:p>0.050</text:p>
          </table:table-cell>
          <table:table-cell office:value-type="float" office:value="4.1000000000000002E-2" table:style-name="ce6">
            <text:p>0.041</text:p>
          </table:table-cell>
          <table:table-cell office:value-type="float" office:value="9.9000000000000005E-2" table:style-name="ce6">
            <text:p>0.099</text:p>
          </table:table-cell>
          <table:table-cell office:value-type="float" office:value="6.8000000000000005E-2" table:style-name="ce6">
            <text:p>0.068</text:p>
          </table:table-cell>
          <table:table-cell office:value-type="float" office:value="7.0000000000000007E-2" table:style-name="ce6">
            <text:p>0.070</text:p>
          </table:table-cell>
          <table:table-cell office:value-type="float" office:value="7.2999999999999995E-2" table:style-name="ce6">
            <text:p>0.073</text:p>
          </table:table-cell>
          <table:table-cell office:value-type="float" office:value="6.8000000000000005E-2" table:style-name="ce6">
            <text:p>0.068</text:p>
          </table:table-cell>
          <table:table-cell table:number-columns-repeated="16353"/>
        </table:table-row>
        <table:table-row table:style-name="ro1">
          <table:table-cell office:value-type="string" table:style-name="ce2">
            <text:p>BD+06_0648</text:p>
          </table:table-cell>
          <table:table-cell office:value-type="float" office:value="4500" table:style-name="ce3">
            <text:p>4500</text:p>
          </table:table-cell>
          <table:table-cell office:value-type="float" office:value="60" table:style-name="ce3">
            <text:p>60</text:p>
          </table:table-cell>
          <table:table-cell office:value-type="float" office:value="1.1399999999999999" table:style-name="ce3">
            <text:p>1.14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2" table:style-name="ce3">
            <text:p>2</text:p>
          </table:table-cell>
          <table:table-cell office:value-type="float" office:value="0.08" table:style-name="ce4">
            <text:p>0.08</text:p>
          </table:table-cell>
          <table:table-cell office:value-type="float" office:value="-1.94" table:style-name="ce3">
            <text:p>-1.94</text:p>
          </table:table-cell>
          <table:table-cell office:value-type="float" office:value="0.06" table:style-name="ce3">
            <text:p>0.06</text:p>
          </table:table-cell>
          <table:table-cell office:value-type="float" office:value="7.4089999999999998" table:style-name="ce5">
            <text:p>7.409</text:p>
          </table:table-cell>
          <table:table-cell office:value-type="float" office:value="4.3250000000000002" table:style-name="ce5">
            <text:p>4.325</text:p>
          </table:table-cell>
          <table:table-cell office:value-type="float" office:value="5.9660000000000002" table:style-name="ce5">
            <text:p>5.966</text:p>
          </table:table-cell>
          <table:table-cell table:style-name="ce5"/>
          <table:table-cell office:value-type="float" office:value="6.0279999999999996" table:style-name="ce5">
            <text:p>6.028</text:p>
          </table:table-cell>
          <table:table-cell office:value-type="float" office:value="4.5759999999999996" table:style-name="ce5">
            <text:p>4.576</text:p>
          </table:table-cell>
          <table:table-cell office:value-type="float" office:value="3.1269999999999998" table:style-name="ce5">
            <text:p>3.127</text:p>
          </table:table-cell>
          <table:table-cell office:value-type="float" office:value="3.3759999999999999" table:style-name="ce5">
            <text:p>3.376</text:p>
          </table:table-cell>
          <table:table-cell office:value-type="float" office:value="5.5229999999999997" table:style-name="ce5">
            <text:p>5.523</text:p>
          </table:table-cell>
          <table:table-cell office:value-type="float" office:value="5.5279999999999996" table:style-name="ce5">
            <text:p>5.528</text:p>
          </table:table-cell>
          <table:table-cell office:value-type="float" office:value="4.1920000000000002" table:style-name="ce5">
            <text:p>4.192</text:p>
          </table:table-cell>
          <table:table-cell office:value-type="float" office:value="2.4671170759951108E-2" table:style-name="ce6">
            <text:p>0.025</text:p>
          </table:table-cell>
          <table:table-cell office:value-type="float" office:value="2.6388128644019744E-2" table:style-name="ce6">
            <text:p>0.026</text:p>
          </table:table-cell>
          <table:table-cell office:value-type="float" office:value="7.1999999999999995E-2" table:style-name="ce6">
            <text:p>0.072</text:p>
          </table:table-cell>
          <table:table-cell table:style-name="ce6"/>
          <table:table-cell office:value-type="float" office:value="8.5000000000000006E-2" table:style-name="ce6">
            <text:p>0.085</text:p>
          </table:table-cell>
          <table:table-cell office:value-type="float" office:value="3.3000000000000002E-2" table:style-name="ce6">
            <text:p>0.033</text:p>
          </table:table-cell>
          <table:table-cell office:value-type="float" office:value="8.1577672598981993E-2" table:style-name="ce6">
            <text:p>0.082</text:p>
          </table:table-cell>
          <table:table-cell office:value-type="float" office:value="9.2999999999999999E-2" table:style-name="ce6">
            <text:p>0.093</text:p>
          </table:table-cell>
          <table:table-cell office:value-type="float" office:value="8.4000000000000005E-2" table:style-name="ce6">
            <text:p>0.084</text:p>
          </table:table-cell>
          <table:table-cell office:value-type="float" office:value="4.8000000000000001E-2" table:style-name="ce6">
            <text:p>0.048</text:p>
          </table:table-cell>
          <table:table-cell office:value-type="float" office:value="9.8000000000000004E-2" table:style-name="ce6">
            <text:p>0.098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HD_124358</text:p>
          </table:table-cell>
          <table:table-cell office:value-type="float" office:value="4830" table:style-name="ce3">
            <text:p>4830</text:p>
          </table:table-cell>
          <table:table-cell office:value-type="float" office:value="60" table:style-name="ce3">
            <text:p>60</text:p>
          </table:table-cell>
          <table:table-cell office:value-type="float" office:value="1.51" table:style-name="ce3">
            <text:p>1.51</text:p>
          </table:table-cell>
          <table:table-cell office:value-type="float" office:value="0.13" table:style-name="ce3">
            <text:p>0.13</text:p>
          </table:table-cell>
          <table:table-cell office:value-type="float" office:value="2.02" table:style-name="ce3">
            <text:p>2.02</text:p>
          </table:table-cell>
          <table:table-cell office:value-type="float" office:value="0.08" table:style-name="ce4">
            <text:p>0.08</text:p>
          </table:table-cell>
          <table:table-cell office:value-type="float" office:value="-1.53" table:style-name="ce3">
            <text:p>-1.53</text:p>
          </table:table-cell>
          <table:table-cell office:value-type="float" office:value="0.06" table:style-name="ce3">
            <text:p>0.06</text:p>
          </table:table-cell>
          <table:table-cell office:value-type="float" office:value="7.8140000000000001" table:style-name="ce5">
            <text:p>7.814</text:p>
          </table:table-cell>
          <table:table-cell office:value-type="float" office:value="4.2850000000000001" table:style-name="ce5">
            <text:p>4.285</text:p>
          </table:table-cell>
          <table:table-cell office:value-type="float" office:value="6.1040000000000001" table:style-name="ce5">
            <text:p>6.104</text:p>
          </table:table-cell>
          <table:table-cell table:style-name="ce5"/>
          <table:table-cell office:value-type="float" office:value="6.1269999999999998" table:style-name="ce5">
            <text:p>6.127</text:p>
          </table:table-cell>
          <table:table-cell office:value-type="float" office:value="4.8339999999999996" table:style-name="ce5">
            <text:p>4.834</text:p>
          </table:table-cell>
          <table:table-cell office:value-type="float" office:value="3.42" table:style-name="ce5">
            <text:p>3.42</text:p>
          </table:table-cell>
          <table:table-cell office:value-type="float" office:value="3.5779999999999998" table:style-name="ce5">
            <text:p>3.578</text:p>
          </table:table-cell>
          <table:table-cell office:value-type="float" office:value="5.9370000000000003" table:style-name="ce5">
            <text:p>5.937</text:p>
          </table:table-cell>
          <table:table-cell office:value-type="float" office:value="5.9329999999999998" table:style-name="ce5">
            <text:p>5.933</text:p>
          </table:table-cell>
          <table:table-cell office:value-type="float" office:value="4.5279999999999996" table:style-name="ce5">
            <text:p>4.528</text:p>
          </table:table-cell>
          <table:table-cell office:value-type="float" office:value="0.106" table:style-name="ce6">
            <text:p>0.106</text:p>
          </table:table-cell>
          <table:table-cell office:value-type="float" office:value="2.5999999999999999E-2" table:style-name="ce6">
            <text:p>0.026</text:p>
          </table:table-cell>
          <table:table-cell office:value-type="float" office:value="0.02" table:style-name="ce6">
            <text:p>0.020</text:p>
          </table:table-cell>
          <table:table-cell table:style-name="ce6"/>
          <table:table-cell office:value-type="float" office:value="4.8000000000000001E-2" table:style-name="ce6">
            <text:p>0.048</text:p>
          </table:table-cell>
          <table:table-cell office:value-type="float" office:value="5.5E-2" table:style-name="ce6">
            <text:p>0.055</text:p>
          </table:table-cell>
          <table:table-cell office:value-type="float" office:value="8.7999999999999995E-2" table:style-name="ce6">
            <text:p>0.088</text:p>
          </table:table-cell>
          <table:table-cell office:value-type="float" office:value="6.3E-2" table:style-name="ce6">
            <text:p>0.063</text:p>
          </table:table-cell>
          <table:table-cell office:value-type="float" office:value="6.8000000000000005E-2" table:style-name="ce6">
            <text:p>0.068</text:p>
          </table:table-cell>
          <table:table-cell office:value-type="float" office:value="5.1999999999999998E-2" table:style-name="ce6">
            <text:p>0.052</text:p>
          </table:table-cell>
          <table:table-cell office:value-type="float" office:value="7.9000000000000001E-2" table:style-name="ce6">
            <text:p>0.079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HD_126587</text:p>
          </table:table-cell>
          <table:table-cell office:value-type="float" office:value="4680" table:style-name="ce3">
            <text:p>4680</text:p>
          </table:table-cell>
          <table:table-cell office:value-type="float" office:value="60" table:style-name="ce3">
            <text:p>60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2.5499999999999998" table:style-name="ce3">
            <text:p>2.55</text:p>
          </table:table-cell>
          <table:table-cell office:value-type="float" office:value="0.12" table:style-name="ce4">
            <text:p>0.12</text:p>
          </table:table-cell>
          <table:table-cell office:value-type="float" office:value="-2.95" table:style-name="ce3">
            <text:p>-2.95</text:p>
          </table:table-cell>
          <table:table-cell office:value-type="float" office:value="7.0000000000000007E-2" table:style-name="ce3">
            <text:p>0.07</text:p>
          </table:table-cell>
          <table:table-cell table:number-columns-repeated="2" table:style-name="ce5"/>
          <table:table-cell office:value-type="float" office:value="5.1710000000000003" table:style-name="ce5">
            <text:p>5.171</text:p>
          </table:table-cell>
          <table:table-cell table:number-columns-repeated="2" table:style-name="ce5"/>
          <table:table-cell office:value-type="float" office:value="3.7789999999999999" table:style-name="ce5">
            <text:p>3.779</text:p>
          </table:table-cell>
          <table:table-cell table:style-name="ce5"/>
          <table:table-cell office:value-type="float" office:value="2.194" table:style-name="ce5">
            <text:p>2.194</text:p>
          </table:table-cell>
          <table:table-cell office:value-type="float" office:value="4.5220000000000002" table:style-name="ce5">
            <text:p>4.522</text:p>
          </table:table-cell>
          <table:table-cell office:value-type="float" office:value="4.5270000000000001" table:style-name="ce5">
            <text:p>4.527</text:p>
          </table:table-cell>
          <table:table-cell table:style-name="ce5"/>
          <table:table-cell table:number-columns-repeated="2" table:style-name="ce6"/>
          <table:table-cell office:value-type="float" office:value="1.6134848413707645E-2" table:style-name="ce6">
            <text:p>0.016</text:p>
          </table:table-cell>
          <table:table-cell table:number-columns-repeated="2" table:style-name="ce6"/>
          <table:table-cell office:value-type="float" office:value="6.2E-2" table:style-name="ce6">
            <text:p>0.062</text:p>
          </table:table-cell>
          <table:table-cell table:style-name="ce6"/>
          <table:table-cell office:value-type="float" office:value="8.1000000000000003E-2" table:style-name="ce6">
            <text:p>0.081</text:p>
          </table:table-cell>
          <table:table-cell office:value-type="float" office:value="0.08" table:style-name="ce6">
            <text:p>0.080</text:p>
          </table:table-cell>
          <table:table-cell office:value-type="float" office:value="0.18532381570285775" table:style-name="ce6">
            <text:p>0.185</text:p>
          </table:table-cell>
          <table:table-cell table:style-name="ce6"/>
          <table:table-cell table:number-columns-repeated="16353" table:style-name="ce1"/>
        </table:table-row>
        <table:table-row table:style-name="ro1">
          <table:table-cell table:number-columns-repeated="6" table:style-name="ce10"/>
          <table:table-cell table:style-name="ce11"/>
          <table:table-cell table:number-columns-repeated="13" table:style-name="ce10"/>
          <table:table-cell table:number-columns-repeated="16364" table:style-name="ce1"/>
        </table:table-row>
        <table:table-row table:style-name="ro1">
          <table:table-cell table:number-columns-repeated="6" table:style-name="ce10"/>
          <table:table-cell table:style-name="ce11"/>
          <table:table-cell table:number-columns-repeated="35" table:style-name="ce10"/>
          <table:table-cell table:number-columns-repeated="1634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2"/>
          <table:table-cell table:number-columns-repeated="5" table:style-name="ce1"/>
          <table:table-cell table:style-name="ce13"/>
          <table:table-cell table:number-columns-repeated="16371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Planilha1" table:style-name="ta2">
        <table:table-column table:style-name="co10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16378" table:default-cell-style-name="ce1"/>
        <table:table-row table:style-name="ro1">
          <table:table-cell office:value-type="float" office:value="2.44" table:style-name="ce3">
            <text:p>2.44</text:p>
          </table:table-cell>
          <table:table-cell office:value-type="float" office:value="0.22" table:style-name="ce3">
            <text:p>0.22</text:p>
          </table:table-cell>
          <table:table-cell office:value-type="float" office:value="0" table:style-name="ce3">
            <text:p>0</text:p>
          </table:table-cell>
          <table:table-cell office:value-type="float" office:value="0.08" table:style-name="ce3">
            <text:p>0.08</text:p>
          </table:table-cell>
          <table:table-cell office:value-type="float" office:value="7.1374999999999703E-2" table:style-name="ce1">
            <text:p>0.071375</text:p>
          </table:table-cell>
          <table:table-cell office:value-type="float" office:value="9.7993064167827701E-2" table:style-name="ce1">
            <text:p>0.097993064</text:p>
          </table:table-cell>
          <table:table-cell table:number-columns-repeated="16378"/>
        </table:table-row>
        <table:table-row table:style-name="ro1">
          <table:table-cell office:value-type="float" office:value="4.0999999999999996" table:style-name="ce3">
            <text:p>4.1</text:p>
          </table:table-cell>
          <table:table-cell office:value-type="float" office:value="0.1" table:style-name="ce3">
            <text:p>0.1</text:p>
          </table:table-cell>
          <table:table-cell office:value-type="float" office:value="0.17" table:style-name="ce3">
            <text:p>0.17</text:p>
          </table:table-cell>
          <table:table-cell office:value-type="float" office:value="0.03" table:style-name="ce3">
            <text:p>0.03</text:p>
          </table:table-cell>
          <table:table-cell office:value-type="float" office:value="-4.7875000000000299E-2" table:style-name="ce1">
            <text:p>-0.047875</text:p>
          </table:table-cell>
          <table:table-cell office:value-type="float" office:value="0.11323164862351801" table:style-name="ce1">
            <text:p>0.113231649</text:p>
          </table:table-cell>
          <table:table-cell table:number-columns-repeated="16378"/>
        </table:table-row>
        <table:table-row table:style-name="ro1">
          <table:table-cell office:value-type="float" office:value="2.33" table:style-name="ce3">
            <text:p>2.33</text:p>
          </table:table-cell>
          <table:table-cell office:value-type="float" office:value="0.22" table:style-name="ce3">
            <text:p>0.22</text:p>
          </table:table-cell>
          <table:table-cell office:value-type="float" office:value="0.06" table:style-name="ce3">
            <text:p>0.06</text:p>
          </table:table-cell>
          <table:table-cell office:value-type="float" office:value="0.05" table:style-name="ce3">
            <text:p>0.05</text:p>
          </table:table-cell>
          <table:table-cell office:value-type="float" office:value="-1.5124999999998501E-2" table:style-name="ce1">
            <text:p>-0.015125</text:p>
          </table:table-cell>
          <table:table-cell office:value-type="float" office:value="0.13646456728762901" table:style-name="ce1">
            <text:p>0.136464567</text:p>
          </table:table-cell>
          <table:table-cell table:number-columns-repeated="16378"/>
        </table:table-row>
        <table:table-row table:style-name="ro1">
          <table:table-cell office:value-type="float" office:value="3.19" table:style-name="ce3">
            <text:p>3.19</text:p>
          </table:table-cell>
          <table:table-cell office:value-type="float" office:value="0.13" table:style-name="ce3">
            <text:p>0.13</text:p>
          </table:table-cell>
          <table:table-cell office:value-type="float" office:value="0.19" table:style-name="ce3">
            <text:p>0.19</text:p>
          </table:table-cell>
          <table:table-cell office:value-type="float" office:value="0.04" table:style-name="ce3">
            <text:p>0.04</text:p>
          </table:table-cell>
          <table:table-cell office:value-type="float" office:value="-8.8124999999998899E-2" table:style-name="ce1">
            <text:p>-0.088125</text:p>
          </table:table-cell>
          <table:table-cell office:value-type="float" office:value="0.106508509049746" table:style-name="ce1">
            <text:p>0.106508509</text:p>
          </table:table-cell>
          <table:table-cell table:number-columns-repeated="16378"/>
        </table:table-row>
        <table:table-row table:style-name="ro1">
          <table:table-cell office:value-type="float" office:value="3.23" table:style-name="ce3">
            <text:p>3.23</text:p>
          </table:table-cell>
          <table:table-cell office:value-type="float" office:value="0.15" table:style-name="ce3">
            <text:p>0.15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03" table:style-name="ce3">
            <text:p>0.03</text:p>
          </table:table-cell>
          <table:table-cell office:value-type="float" office:value="-7.8249999999999695E-2" table:style-name="ce1">
            <text:p>-0.07825</text:p>
          </table:table-cell>
          <table:table-cell office:value-type="float" office:value="9.8770725673146695E-2" table:style-name="ce1">
            <text:p>0.098770726</text:p>
          </table:table-cell>
          <table:table-cell table:number-columns-repeated="16378"/>
        </table:table-row>
        <table:table-row table:style-name="ro1">
          <table:table-cell office:value-type="float" office:value="3.59" table:style-name="ce3">
            <text:p>3.59</text:p>
          </table:table-cell>
          <table:table-cell office:value-type="float" office:value="0.19" table:style-name="ce3">
            <text:p>0.19</text:p>
          </table:table-cell>
          <table:table-cell office:value-type="float" office:value="-0.14000000000000001" table:style-name="ce3">
            <text:p>-0.14</text:p>
          </table:table-cell>
          <table:table-cell office:value-type="float" office:value="0.08" table:style-name="ce3">
            <text:p>0.08</text:p>
          </table:table-cell>
          <table:table-cell office:value-type="float" office:value="0.10050000000000001" table:style-name="ce1">
            <text:p>0.1005</text:p>
          </table:table-cell>
          <table:table-cell office:value-type="float" office:value="9.1188763699262806E-2" table:style-name="ce1">
            <text:p>0.091188764</text:p>
          </table:table-cell>
          <table:table-cell table:number-columns-repeated="16378"/>
        </table:table-row>
        <table:table-row table:style-name="ro1">
          <table:table-cell office:value-type="float" office:value="2.83" table:style-name="ce3">
            <text:p>2.83</text:p>
          </table:table-cell>
          <table:table-cell office:value-type="float" office:value="0.21" table:style-name="ce3">
            <text:p>0.21</text:p>
          </table:table-cell>
          <table:table-cell office:value-type="float" office:value="-0.04" table:style-name="ce3">
            <text:p>-0.04</text:p>
          </table:table-cell>
          <table:table-cell office:value-type="float" office:value="0.04" table:style-name="ce3">
            <text:p>0.04</text:p>
          </table:table-cell>
          <table:table-cell office:value-type="float" office:value="-6.8749999999990702E-3" table:style-name="ce1">
            <text:p>-0.006875</text:p>
          </table:table-cell>
          <table:table-cell office:value-type="float" office:value="0.106096801318418" table:style-name="ce1">
            <text:p>0.106096801</text:p>
          </table:table-cell>
          <table:table-cell table:number-columns-repeated="16378"/>
        </table:table-row>
        <table:table-row table:style-name="ro1">
          <table:table-cell office:value-type="float" office:value="2.4900000000000002" table:style-name="ce3">
            <text:p>2.49</text:p>
          </table:table-cell>
          <table:table-cell office:value-type="float" office:value="0.34" table:style-name="ce3">
            <text:p>0.34</text:p>
          </table:table-cell>
          <table:table-cell office:value-type="float" office:value="-0.68" table:style-name="ce3">
            <text:p>-0.68</text:p>
          </table:table-cell>
          <table:table-cell office:value-type="float" office:value="0.11" table:style-name="ce3">
            <text:p>0.11</text:p>
          </table:table-cell>
          <table:table-cell office:value-type="float" office:value="0.291375" table:style-name="ce1">
            <text:p>0.291375</text:p>
          </table:table-cell>
          <table:table-cell office:value-type="float" office:value="9.3510945214985403E-2" table:style-name="ce1">
            <text:p>0.093510945</text:p>
          </table:table-cell>
          <table:table-cell table:number-columns-repeated="16378"/>
        </table:table-row>
        <table:table-row table:style-name="ro1">
          <table:table-cell office:value-type="float" office:value="4.1399999999999997" table:style-name="ce3">
            <text:p>4.14</text:p>
          </table:table-cell>
          <table:table-cell office:value-type="float" office:value="0.27" table:style-name="ce3">
            <text:p>0.27</text:p>
          </table:table-cell>
          <table:table-cell office:value-type="float" office:value="-0.04" table:style-name="ce3">
            <text:p>-0.04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5.1000000000001003E-2" table:style-name="ce1">
            <text:p>0.051</text:p>
          </table:table-cell>
          <table:table-cell office:value-type="float" office:value="8.5335825565819604E-2" table:style-name="ce1">
            <text:p>0.085335826</text:p>
          </table:table-cell>
          <table:table-cell table:number-columns-repeated="16378"/>
        </table:table-row>
        <table:table-row table:style-name="ro1">
          <table:table-cell office:value-type="float" office:value="3.01" table:style-name="ce3">
            <text:p>3.01</text:p>
          </table:table-cell>
          <table:table-cell office:value-type="float" office:value="0.16" table:style-name="ce3">
            <text:p>0.16</text:p>
          </table:table-cell>
          <table:table-cell office:value-type="float" office:value="0.17" table:style-name="ce3">
            <text:p>0.17</text:p>
          </table:table-cell>
          <table:table-cell office:value-type="float" office:value="0.04" table:style-name="ce3">
            <text:p>0.04</text:p>
          </table:table-cell>
          <table:table-cell office:value-type="float" office:value="8.7499999999991404E-3" table:style-name="ce1">
            <text:p>0.00875</text:p>
          </table:table-cell>
          <table:table-cell office:value-type="float" office:value="9.7729697380069605E-2" table:style-name="ce1">
            <text:p>0.097729697</text:p>
          </table:table-cell>
          <table:table-cell table:number-columns-repeated="16378"/>
        </table:table-row>
        <table:table-row table:style-name="ro1">
          <table:table-cell office:value-type="float" office:value="3.07" table:style-name="ce3">
            <text:p>3.07</text:p>
          </table:table-cell>
          <table:table-cell office:value-type="float" office:value="0.34" table:style-name="ce3">
            <text:p>0.34</text:p>
          </table:table-cell>
          <table:table-cell office:value-type="float" office:value="-0.39" table:style-name="ce3">
            <text:p>-0.39</text:p>
          </table:table-cell>
          <table:table-cell office:value-type="float" office:value="0.12" table:style-name="ce3">
            <text:p>0.12</text:p>
          </table:table-cell>
          <table:table-cell office:value-type="float" office:value="0.1145" table:style-name="ce1">
            <text:p>0.1145</text:p>
          </table:table-cell>
          <table:table-cell office:value-type="float" office:value="9.2741070998775904E-2" table:style-name="ce1">
            <text:p>0.092741071</text:p>
          </table:table-cell>
          <table:table-cell table:number-columns-repeated="16378"/>
        </table:table-row>
        <table:table-row table:style-name="ro1">
          <table:table-cell office:value-type="float" office:value="2.61" table:style-name="ce3">
            <text:p>2.61</text:p>
          </table:table-cell>
          <table:table-cell office:value-type="float" office:value="0.53" table:style-name="ce3">
            <text:p>0.53</text:p>
          </table:table-cell>
          <table:table-cell office:value-type="float" office:value="-0.38" table:style-name="ce3">
            <text:p>-0.38</text:p>
          </table:table-cell>
          <table:table-cell office:value-type="float" office:value="0.15" table:style-name="ce3">
            <text:p>0.15</text:p>
          </table:table-cell>
          <table:table-cell office:value-type="float" office:value="0.30687500000000001" table:style-name="ce1">
            <text:p>0.306875</text:p>
          </table:table-cell>
          <table:table-cell office:value-type="float" office:value="0.118916506073239" table:style-name="ce1">
            <text:p>0.118916506</text:p>
          </table:table-cell>
          <table:table-cell table:number-columns-repeated="16378"/>
        </table:table-row>
        <table:table-row table:style-name="ro1">
          <table:table-cell office:value-type="float" office:value="2.87" table:style-name="ce3">
            <text:p>2.87</text:p>
          </table:table-cell>
          <table:table-cell office:value-type="float" office:value="0.17" table:style-name="ce3">
            <text:p>0.17</text:p>
          </table:table-cell>
          <table:table-cell office:value-type="float" office:value="0.06" table:style-name="ce3">
            <text:p>0.06</text:p>
          </table:table-cell>
          <table:table-cell office:value-type="float" office:value="0.03" table:style-name="ce3">
            <text:p>0.03</text:p>
          </table:table-cell>
          <table:table-cell office:value-type="float" office:value="-1.0500000000000301E-2" table:style-name="ce1">
            <text:p>-0.0105</text:p>
          </table:table-cell>
          <table:table-cell office:value-type="float" office:value="0.100393911667989" table:style-name="ce1">
            <text:p>0.100393912</text:p>
          </table:table-cell>
          <table:table-cell table:number-columns-repeated="16378"/>
        </table:table-row>
        <table:table-row table:style-name="ro1">
          <table:table-cell office:value-type="float" office:value="1.89" table:style-name="ce3">
            <text:p>1.89</text:p>
          </table:table-cell>
          <table:table-cell office:value-type="float" office:value="0.37" table:style-name="ce3">
            <text:p>0.37</text:p>
          </table:table-cell>
          <table:table-cell office:value-type="float" office:value="-0.15" table:style-name="ce3">
            <text:p>-0.15</text:p>
          </table:table-cell>
          <table:table-cell office:value-type="float" office:value="0.09" table:style-name="ce3">
            <text:p>0.09</text:p>
          </table:table-cell>
          <table:table-cell office:value-type="float" office:value="1.9999999999999501E-2" table:style-name="ce1">
            <text:p>0.02</text:p>
          </table:table-cell>
          <table:table-cell office:value-type="float" office:value="0.13132700122214" table:style-name="ce1">
            <text:p>0.131327001</text:p>
          </table:table-cell>
          <table:table-cell table:number-columns-repeated="16378"/>
        </table:table-row>
        <table:table-row table:style-name="ro1">
          <table:table-cell office:value-type="float" office:value="4.21" table:style-name="ce3">
            <text:p>4.21</text:p>
          </table:table-cell>
          <table:table-cell office:value-type="float" office:value="0.11" table:style-name="ce3">
            <text:p>0.11</text:p>
          </table:table-cell>
          <table:table-cell office:value-type="float" office:value="-0.51" table:style-name="ce3">
            <text:p>-0.51</text:p>
          </table:table-cell>
          <table:table-cell office:value-type="float" office:value="0.03" table:style-name="ce3">
            <text:p>0.03</text:p>
          </table:table-cell>
          <table:table-cell office:value-type="float" office:value="0.13150000000000001" table:style-name="ce1">
            <text:p>0.1315</text:p>
          </table:table-cell>
          <table:table-cell office:value-type="float" office:value="9.7147707555728394E-2" table:style-name="ce1">
            <text:p>0.097147708</text:p>
          </table:table-cell>
          <table:table-cell table:number-columns-repeated="16378"/>
        </table:table-row>
        <table:table-row table:style-name="ro1">
          <table:table-cell office:value-type="float" office:value="1.99" table:style-name="ce3">
            <text:p>1.99</text:p>
          </table:table-cell>
          <table:table-cell office:value-type="float" office:value="0.18" table:style-name="ce3">
            <text:p>0.18</text:p>
          </table:table-cell>
          <table:table-cell office:value-type="float" office:value="-0.56999999999999995" table:style-name="ce3">
            <text:p>-0.57</text:p>
          </table:table-cell>
          <table:table-cell office:value-type="float" office:value="0.04" table:style-name="ce3">
            <text:p>0.04</text:p>
          </table:table-cell>
          <table:table-cell office:value-type="float" office:value="0.31974999999999998" table:style-name="ce1">
            <text:p>0.31975</text:p>
          </table:table-cell>
          <table:table-cell office:value-type="float" office:value="0.10077601892108699" table:style-name="ce1">
            <text:p>0.100776019</text:p>
          </table:table-cell>
          <table:table-cell table:number-columns-repeated="16378"/>
        </table:table-row>
        <table:table-row table:style-name="ro1">
          <table:table-cell office:value-type="float" office:value="3.86" table:style-name="ce3">
            <text:p>3.86</text:p>
          </table:table-cell>
          <table:table-cell office:value-type="float" office:value="0.1" table:style-name="ce3">
            <text:p>0.1</text:p>
          </table:table-cell>
          <table:table-cell office:value-type="float" office:value="0.08" table:style-name="ce3">
            <text:p>0.08</text:p>
          </table:table-cell>
          <table:table-cell office:value-type="float" office:value="0.02" table:style-name="ce3">
            <text:p>0.02</text:p>
          </table:table-cell>
          <table:table-cell office:value-type="float" office:value="3.0250000000001401E-2" table:style-name="ce1">
            <text:p>0.03025</text:p>
          </table:table-cell>
          <table:table-cell office:value-type="float" office:value="9.9421575825287198E-2" table:style-name="ce1">
            <text:p>0.099421576</text:p>
          </table:table-cell>
          <table:table-cell table:number-columns-repeated="16378"/>
        </table:table-row>
        <table:table-row table:style-name="ro1">
          <table:table-cell office:value-type="float" office:value="2.83" table:style-name="ce3">
            <text:p>2.83</text:p>
          </table:table-cell>
          <table:table-cell office:value-type="float" office:value="0.12" table:style-name="ce3">
            <text:p>0.12</text:p>
          </table:table-cell>
          <table:table-cell office:value-type="float" office:value="-0.14000000000000001" table:style-name="ce3">
            <text:p>-0.14</text:p>
          </table:table-cell>
          <table:table-cell office:value-type="float" office:value="0.02" table:style-name="ce3">
            <text:p>0.02</text:p>
          </table:table-cell>
          <table:table-cell office:value-type="float" office:value="5.2624999999999901E-2" table:style-name="ce1">
            <text:p>0.052625</text:p>
          </table:table-cell>
          <table:table-cell office:value-type="float" office:value="0.10582387588976901" table:style-name="ce1">
            <text:p>0.105823876</text:p>
          </table:table-cell>
          <table:table-cell table:number-columns-repeated="16378"/>
        </table:table-row>
        <table:table-row table:style-name="ro1">
          <table:table-cell office:value-type="float" office:value="2.77" table:style-name="ce3">
            <text:p>2.77</text:p>
          </table:table-cell>
          <table:table-cell office:value-type="float" office:value="0.08" table:style-name="ce3">
            <text:p>0.08</text:p>
          </table:table-cell>
          <table:table-cell office:value-type="float" office:value="-0.21" table:style-name="ce3">
            <text:p>-0.21</text:p>
          </table:table-cell>
          <table:table-cell office:value-type="float" office:value="0.02" table:style-name="ce3">
            <text:p>0.02</text:p>
          </table:table-cell>
          <table:table-cell office:value-type="float" office:value="0.16624999999999901" table:style-name="ce1">
            <text:p>0.16625</text:p>
          </table:table-cell>
          <table:table-cell office:value-type="float" office:value="9.51467616369574E-2" table:style-name="ce1">
            <text:p>0.095146762</text:p>
          </table:table-cell>
          <table:table-cell table:number-columns-repeated="16378"/>
        </table:table-row>
        <table:table-row table:style-name="ro1">
          <table:table-cell office:value-type="float" office:value="1.82" table:style-name="ce3">
            <text:p>1.82</text:p>
          </table:table-cell>
          <table:table-cell office:value-type="float" office:value="0.3" table:style-name="ce3">
            <text:p>0.3</text:p>
          </table:table-cell>
          <table:table-cell office:value-type="float" office:value="-0.44" table:style-name="ce3">
            <text:p>-0.44</text:p>
          </table:table-cell>
          <table:table-cell office:value-type="float" office:value="0.05" table:style-name="ce3">
            <text:p>0.05</text:p>
          </table:table-cell>
          <table:table-cell office:value-type="float" office:value="0.278249999999999" table:style-name="ce1">
            <text:p>0.27825</text:p>
          </table:table-cell>
          <table:table-cell office:value-type="float" office:value="0.10352910093101" table:style-name="ce1">
            <text:p>0.10352910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3" table:style-name="ce3">
            <text:p>0.3</text:p>
          </table:table-cell>
          <table:table-cell office:value-type="float" office:value="-0.06" table:style-name="ce3">
            <text:p>-0.06</text:p>
          </table:table-cell>
          <table:table-cell office:value-type="float" office:value="0.06" table:style-name="ce3">
            <text:p>0.06</text:p>
          </table:table-cell>
          <table:table-cell office:value-type="float" office:value="8.3750000000001101E-2" table:style-name="ce1">
            <text:p>0.08375</text:p>
          </table:table-cell>
          <table:table-cell office:value-type="float" office:value="8.8867615726990201E-2" table:style-name="ce1">
            <text:p>0.088867616</text:p>
          </table:table-cell>
          <table:table-cell table:number-columns-repeated="16378"/>
        </table:table-row>
        <table:table-row table:style-name="ro1">
          <table:table-cell office:value-type="float" office:value="4.26" table:style-name="ce3">
            <text:p>4.26</text:p>
          </table:table-cell>
          <table:table-cell office:value-type="float" office:value="0.1" table:style-name="ce3">
            <text:p>0.1</text:p>
          </table:table-cell>
          <table:table-cell office:value-type="float" office:value="-0.56000000000000005" table:style-name="ce3">
            <text:p>-0.56</text:p>
          </table:table-cell>
          <table:table-cell office:value-type="float" office:value="0.08" table:style-name="ce3">
            <text:p>0.08</text:p>
          </table:table-cell>
          <table:table-cell office:value-type="float" office:value="0.25762499999999999" table:style-name="ce1">
            <text:p>0.257625</text:p>
          </table:table-cell>
          <table:table-cell office:value-type="float" office:value="8.2582912881539794E-2" table:style-name="ce1">
            <text:p>0.082582913</text:p>
          </table:table-cell>
          <table:table-cell table:number-columns-repeated="16378"/>
        </table:table-row>
        <table:table-row table:style-name="ro1">
          <table:table-cell office:value-type="float" office:value="3.12" table:style-name="ce3">
            <text:p>3.12</text:p>
          </table:table-cell>
          <table:table-cell office:value-type="float" office:value="0.2" table:style-name="ce3">
            <text:p>0.2</text:p>
          </table:table-cell>
          <table:table-cell office:value-type="float" office:value="-1.5" table:style-name="ce3">
            <text:p>-1.5</text:p>
          </table:table-cell>
          <table:table-cell office:value-type="float" office:value="0.08" table:style-name="ce3">
            <text:p>0.08</text:p>
          </table:table-cell>
          <table:table-cell office:value-type="float" office:value="0.292874999999999" table:style-name="ce1">
            <text:p>0.292875</text:p>
          </table:table-cell>
          <table:table-cell office:value-type="float" office:value="8.5143345734805698E-2" table:style-name="ce1">
            <text:p>0.085143346</text:p>
          </table:table-cell>
          <table:table-cell table:number-columns-repeated="16378"/>
        </table:table-row>
        <table:table-row table:style-name="ro1">
          <table:table-cell office:value-type="float" office:value="4.21" table:style-name="ce3">
            <text:p>4.21</text:p>
          </table:table-cell>
          <table:table-cell office:value-type="float" office:value="0.1" table:style-name="ce3">
            <text:p>0.1</text:p>
          </table:table-cell>
          <table:table-cell office:value-type="float" office:value="0.23" table:style-name="ce3">
            <text:p>0.23</text:p>
          </table:table-cell>
          <table:table-cell office:value-type="float" office:value="0.06" table:style-name="ce3">
            <text:p>0.06</text:p>
          </table:table-cell>
          <table:table-cell office:value-type="float" office:value="-5.0250000000001002E-2" table:style-name="ce1">
            <text:p>-0.05025</text:p>
          </table:table-cell>
          <table:table-cell office:value-type="float" office:value="8.1220595640822499E-2" table:style-name="ce1">
            <text:p>0.081220596</text:p>
          </table:table-cell>
          <table:table-cell table:number-columns-repeated="16378"/>
        </table:table-row>
        <table:table-row table:style-name="ro1">
          <table:table-cell office:value-type="float" office:value="2.72" table:style-name="ce3">
            <text:p>2.72</text:p>
          </table:table-cell>
          <table:table-cell office:value-type="float" office:value="0.3" table:style-name="ce3">
            <text:p>0.3</text:p>
          </table:table-cell>
          <table:table-cell office:value-type="float" office:value="-2.15" table:style-name="ce3">
            <text:p>-2.15</text:p>
          </table:table-cell>
          <table:table-cell office:value-type="float" office:value="0.09" table:style-name="ce3">
            <text:p>0.09</text:p>
          </table:table-cell>
          <table:table-cell office:value-type="float" office:value="0.47187499999999999" table:style-name="ce1">
            <text:p>0.471875</text:p>
          </table:table-cell>
          <table:table-cell office:value-type="float" office:value="8.7684775141792196E-2" table:style-name="ce1">
            <text:p>0.087684775</text:p>
          </table:table-cell>
          <table:table-cell table:number-columns-repeated="16378"/>
        </table:table-row>
        <table:table-row table:style-name="ro1">
          <table:table-cell office:value-type="float" office:value="2.78" table:style-name="ce3">
            <text:p>2.78</text:p>
          </table:table-cell>
          <table:table-cell office:value-type="float" office:value="0.4" table:style-name="ce3">
            <text:p>0.4</text:p>
          </table:table-cell>
          <table:table-cell office:value-type="float" office:value="-0.52" table:style-name="ce3">
            <text:p>-0.52</text:p>
          </table:table-cell>
          <table:table-cell office:value-type="float" office:value="0.08" table:style-name="ce3">
            <text:p>0.08</text:p>
          </table:table-cell>
          <table:table-cell office:value-type="float" office:value="0.297375" table:style-name="ce1">
            <text:p>0.297375</text:p>
          </table:table-cell>
          <table:table-cell office:value-type="float" office:value="9.3727747359039798E-2" table:style-name="ce1">
            <text:p>0.093727747</text:p>
          </table:table-cell>
          <table:table-cell table:number-columns-repeated="16378"/>
        </table:table-row>
        <table:table-row table:style-name="ro1">
          <table:table-cell office:value-type="float" office:value="3.26" table:style-name="ce3">
            <text:p>3.26</text:p>
          </table:table-cell>
          <table:table-cell office:value-type="float" office:value="0.2" table:style-name="ce3">
            <text:p>0.2</text:p>
          </table:table-cell>
          <table:table-cell office:value-type="float" office:value="0.21" table:style-name="ce3">
            <text:p>0.21</text:p>
          </table:table-cell>
          <table:table-cell office:value-type="float" office:value="0.1" table:style-name="ce3">
            <text:p>0.1</text:p>
          </table:table-cell>
          <table:table-cell office:value-type="float" office:value="-3.5499999999999803E-2" table:style-name="ce1">
            <text:p>-0.0355</text:p>
          </table:table-cell>
          <table:table-cell office:value-type="float" office:value="9.7287990651467302E-2" table:style-name="ce1">
            <text:p>0.097287991</text:p>
          </table:table-cell>
          <table:table-cell table:number-columns-repeated="16378"/>
        </table:table-row>
        <table:table-row table:style-name="ro1">
          <table:table-cell office:value-type="float" office:value="1.94" table:style-name="ce3">
            <text:p>1.94</text:p>
          </table:table-cell>
          <table:table-cell office:value-type="float" office:value="0.15" table:style-name="ce3">
            <text:p>0.15</text:p>
          </table:table-cell>
          <table:table-cell office:value-type="float" office:value="-0.39" table:style-name="ce3">
            <text:p>-0.39</text:p>
          </table:table-cell>
          <table:table-cell office:value-type="float" office:value="0.05" table:style-name="ce3">
            <text:p>0.05</text:p>
          </table:table-cell>
          <table:table-cell office:value-type="float" office:value="0.172625" table:style-name="ce1">
            <text:p>0.172625</text:p>
          </table:table-cell>
          <table:table-cell office:value-type="float" office:value="9.4465105991577605E-2" table:style-name="ce1">
            <text:p>0.094465106</text:p>
          </table:table-cell>
          <table:table-cell table:number-columns-repeated="16378"/>
        </table:table-row>
        <table:table-row table:style-name="ro1">
          <table:table-cell office:value-type="float" office:value="2.74" table:style-name="ce3">
            <text:p>2.74</text:p>
          </table:table-cell>
          <table:table-cell office:value-type="float" office:value="0.2" table:style-name="ce3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0.15" table:style-name="ce3">
            <text:p>0.15</text:p>
          </table:table-cell>
          <table:table-cell office:value-type="float" office:value="-1.47499999999993E-2" table:style-name="ce1">
            <text:p>-0.01475</text:p>
          </table:table-cell>
          <table:table-cell office:value-type="float" office:value="0.104583773239446" table:style-name="ce1">
            <text:p>0.104583773</text:p>
          </table:table-cell>
          <table:table-cell table:number-columns-repeated="16378"/>
        </table:table-row>
        <table:table-row table:style-name="ro1">
          <table:table-cell office:value-type="float" office:value="2.15" table:style-name="ce3">
            <text:p>2.15</text:p>
          </table:table-cell>
          <table:table-cell office:value-type="float" office:value="0.4" table:style-name="ce3">
            <text:p>0.4</text:p>
          </table:table-cell>
          <table:table-cell office:value-type="float" office:value="-1.5" table:style-name="ce3">
            <text:p>-1.5</text:p>
          </table:table-cell>
          <table:table-cell office:value-type="float" office:value="0.2" table:style-name="ce3">
            <text:p>0.2</text:p>
          </table:table-cell>
          <table:table-cell office:value-type="float" office:value="0.30737500000000101" table:style-name="ce1">
            <text:p>0.307375</text:p>
          </table:table-cell>
          <table:table-cell office:value-type="float" office:value="9.0832693040556703E-2" table:style-name="ce1">
            <text:p>0.090832693</text:p>
          </table:table-cell>
          <table:table-cell table:number-columns-repeated="16378"/>
        </table:table-row>
        <table:table-row table:style-name="ro1">
          <table:table-cell office:value-type="float" office:value="2.2999999999999998" table:style-name="ce3">
            <text:p>2.3</text:p>
          </table:table-cell>
          <table:table-cell office:value-type="float" office:value="0.5" table:style-name="ce3">
            <text:p>0.5</text:p>
          </table:table-cell>
          <table:table-cell office:value-type="float" office:value="-1.53" table:style-name="ce3">
            <text:p>-1.53</text:p>
          </table:table-cell>
          <table:table-cell office:value-type="float" office:value="0.3" table:style-name="ce3">
            <text:p>0.3</text:p>
          </table:table-cell>
          <table:table-cell office:value-type="float" office:value="0.292875" table:style-name="ce1">
            <text:p>0.292875</text:p>
          </table:table-cell>
          <table:table-cell office:value-type="float" office:value="6.9611047375159205E-2" table:style-name="ce1">
            <text:p>0.069611047</text:p>
          </table:table-cell>
          <table:table-cell table:number-columns-repeated="16378"/>
        </table:table-row>
        <table:table-row table:style-name="ro1">
          <table:table-cell office:value-type="float" office:value="1.8" table:style-name="ce3">
            <text:p>1.8</text:p>
          </table:table-cell>
          <table:table-cell office:value-type="float" office:value="0.3" table:style-name="ce3">
            <text:p>0.3</text:p>
          </table:table-cell>
          <table:table-cell office:value-type="float" office:value="-1.55" table:style-name="ce3">
            <text:p>-1.55</text:p>
          </table:table-cell>
          <table:table-cell office:value-type="float" office:value="0.3" table:style-name="ce3">
            <text:p>0.3</text:p>
          </table:table-cell>
          <table:table-cell office:value-type="float" office:value="0.37587500000000001" table:style-name="ce1">
            <text:p>0.375875</text:p>
          </table:table-cell>
          <table:table-cell office:value-type="float" office:value="7.5594725345092706E-2" table:style-name="ce1">
            <text:p>0.075594725</text:p>
          </table:table-cell>
          <table:table-cell table:number-columns-repeated="16378"/>
        </table:table-row>
        <table:table-row table:style-name="ro1">
          <table:table-cell office:value-type="float" office:value="1.5" table:style-name="ce3">
            <text:p>1.5</text:p>
          </table:table-cell>
          <table:table-cell office:value-type="float" office:value="0.4" table:style-name="ce3">
            <text:p>0.4</text:p>
          </table:table-cell>
          <table:table-cell office:value-type="float" office:value="-2.2999999999999998" table:style-name="ce3">
            <text:p>-2.3</text:p>
          </table:table-cell>
          <table:table-cell office:value-type="float" office:value="0.2" table:style-name="ce3">
            <text:p>0.2</text:p>
          </table:table-cell>
          <table:table-cell office:value-type="float" office:value="0.300875" table:style-name="ce1">
            <text:p>0.300875</text:p>
          </table:table-cell>
          <table:table-cell office:value-type="float" office:value="9.1933343153250593E-2" table:style-name="ce1">
            <text:p>0.091933343</text:p>
          </table:table-cell>
          <table:table-cell table:number-columns-repeated="16378"/>
        </table:table-row>
        <table:table-row table:style-name="ro1">
          <table:table-cell office:value-type="float" office:value="2.9" table:style-name="ce3">
            <text:p>2.9</text:p>
          </table:table-cell>
          <table:table-cell office:value-type="float" office:value="0.15" table:style-name="ce3">
            <text:p>0.15</text:p>
          </table:table-cell>
          <table:table-cell office:value-type="float" office:value="-2.15" table:style-name="ce3">
            <text:p>-2.15</text:p>
          </table:table-cell>
          <table:table-cell office:value-type="float" office:value="0.1" table:style-name="ce3">
            <text:p>0.1</text:p>
          </table:table-cell>
          <table:table-cell office:value-type="float" office:value="0.218500000000001" table:style-name="ce1">
            <text:p>0.2185</text:p>
          </table:table-cell>
          <table:table-cell office:value-type="float" office:value="8.0305009378307105E-2" table:style-name="ce1">
            <text:p>0.080305009</text:p>
          </table:table-cell>
          <table:table-cell table:number-columns-repeated="16378"/>
        </table:table-row>
        <table:table-row table:style-name="ro1">
          <table:table-cell office:value-type="float" office:value="4.22" table:style-name="ce3">
            <text:p>4.22</text:p>
          </table:table-cell>
          <table:table-cell office:value-type="float" office:value="0.1" table:style-name="ce3">
            <text:p>0.1</text:p>
          </table:table-cell>
          <table:table-cell office:value-type="float" office:value="0.13" table:style-name="ce3">
            <text:p>0.13</text:p>
          </table:table-cell>
          <table:table-cell office:value-type="float" office:value="0.04" table:style-name="ce3">
            <text:p>0.04</text:p>
          </table:table-cell>
          <table:table-cell office:value-type="float" office:value="-3.5125000000000697E-2" table:style-name="ce1">
            <text:p>-0.035125</text:p>
          </table:table-cell>
          <table:table-cell office:value-type="float" office:value="7.5071320256140397E-2" table:style-name="ce1">
            <text:p>0.07507132</text:p>
          </table:table-cell>
          <table:table-cell table:number-columns-repeated="16378"/>
        </table:table-row>
        <table:table-row table:style-name="ro1">
          <table:table-cell office:value-type="float" office:value="4.05" table:style-name="ce3">
            <text:p>4.05</text:p>
          </table:table-cell>
          <table:table-cell office:value-type="float" office:value="0.1" table:style-name="ce3">
            <text:p>0.1</text:p>
          </table:table-cell>
          <table:table-cell office:value-type="float" office:value="-1.27" table:style-name="ce3">
            <text:p>-1.2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217749999999999" table:style-name="ce1">
            <text:p>0.21775</text:p>
          </table:table-cell>
          <table:table-cell office:value-type="float" office:value="6.9460073588477195E-2" table:style-name="ce1">
            <text:p>0.069460074</text:p>
          </table:table-cell>
          <table:table-cell table:number-columns-repeated="16378"/>
        </table:table-row>
        <table:table-row table:style-name="ro1">
          <table:table-cell office:value-type="float" office:value="2.99" table:style-name="ce3">
            <text:p>2.99</text:p>
          </table:table-cell>
          <table:table-cell office:value-type="float" office:value="0.11" table:style-name="ce3">
            <text:p>0.11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03" table:style-name="ce3">
            <text:p>0.03</text:p>
          </table:table-cell>
          <table:table-cell office:value-type="float" office:value="-8.8374999999999204E-2" table:style-name="ce1">
            <text:p>-0.088375</text:p>
          </table:table-cell>
          <table:table-cell office:value-type="float" office:value="8.7875948311620794E-2" table:style-name="ce1">
            <text:p>0.087875948</text:p>
          </table:table-cell>
          <table:table-cell table:number-columns-repeated="16378"/>
        </table:table-row>
        <table:table-row table:style-name="ro1">
          <table:table-cell office:value-type="float" office:value="4.1500000000000004" table:style-name="ce3">
            <text:p>4.15</text:p>
          </table:table-cell>
          <table:table-cell office:value-type="float" office:value="0.15" table:style-name="ce3">
            <text:p>0.15</text:p>
          </table:table-cell>
          <table:table-cell office:value-type="float" office:value="-1.54" table:style-name="ce3">
            <text:p>-1.54</text:p>
          </table:table-cell>
          <table:table-cell office:value-type="float" office:value="0.06" table:style-name="ce3">
            <text:p>0.06</text:p>
          </table:table-cell>
          <table:table-cell office:value-type="float" office:value="0.22075" table:style-name="ce1">
            <text:p>0.22075</text:p>
          </table:table-cell>
          <table:table-cell office:value-type="float" office:value="7.8396129528185199E-2" table:style-name="ce1">
            <text:p>0.07839613</text:p>
          </table:table-cell>
          <table:table-cell table:number-columns-repeated="16378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0.13" table:style-name="ce3">
            <text:p>0.13</text:p>
          </table:table-cell>
          <table:table-cell office:value-type="float" office:value="-0.47" table:style-name="ce3">
            <text:p>-0.47</text:p>
          </table:table-cell>
          <table:table-cell office:value-type="float" office:value="0.03" table:style-name="ce3">
            <text:p>0.03</text:p>
          </table:table-cell>
          <table:table-cell office:value-type="float" office:value="0.235125" table:style-name="ce1">
            <text:p>0.235125</text:p>
          </table:table-cell>
          <table:table-cell office:value-type="float" office:value="8.8452759284264201E-2" table:style-name="ce1">
            <text:p>0.088452759</text:p>
          </table:table-cell>
          <table:table-cell table:number-columns-repeated="16378"/>
        </table:table-row>
        <table:table-row table:style-name="ro1">
          <table:table-cell office:value-type="float" office:value="1.42" table:style-name="ce3">
            <text:p>1.42</text:p>
          </table:table-cell>
          <table:table-cell office:value-type="float" office:value="0.13" table:style-name="ce3">
            <text:p>0.13</text:p>
          </table:table-cell>
          <table:table-cell office:value-type="float" office:value="-1.64" table:style-name="ce3">
            <text:p>-1.64</text:p>
          </table:table-cell>
          <table:table-cell office:value-type="float" office:value="0.11" table:style-name="ce3">
            <text:p>0.11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0.23699806334915399" table:style-name="ce1">
            <text:p>0.236998063</text:p>
          </table:table-cell>
          <table:table-cell table:number-columns-repeated="16378"/>
        </table:table-row>
        <table:table-row table:style-name="ro1">
          <table:table-cell office:value-type="float" office:value="3.06" table:style-name="ce3">
            <text:p>3.06</text:p>
          </table:table-cell>
          <table:table-cell office:value-type="float" office:value="0.11" table:style-name="ce3">
            <text:p>0.11</text:p>
          </table:table-cell>
          <table:table-cell office:value-type="float" office:value="0.01" table:style-name="ce3">
            <text:p>0.01</text:p>
          </table:table-cell>
          <table:table-cell office:value-type="float" office:value="0.03" table:style-name="ce3">
            <text:p>0.03</text:p>
          </table:table-cell>
          <table:table-cell office:value-type="float" office:value="-5.3374999999999902E-2" table:style-name="ce1">
            <text:p>-0.053375</text:p>
          </table:table-cell>
          <table:table-cell office:value-type="float" office:value="8.0367320784010196E-2" table:style-name="ce1">
            <text:p>0.080367321</text:p>
          </table:table-cell>
          <table:table-cell table:number-columns-repeated="16378"/>
        </table:table-row>
        <table:table-row table:style-name="ro1">
          <table:table-cell office:value-type="float" office:value="2.8" table:style-name="ce3">
            <text:p>2.8</text:p>
          </table:table-cell>
          <table:table-cell office:value-type="float" office:value="0.18" table:style-name="ce3">
            <text:p>0.18</text:p>
          </table:table-cell>
          <table:table-cell office:value-type="float" office:value="-1.18" table:style-name="ce3">
            <text:p>-1.1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18862499999999899" table:style-name="ce1">
            <text:p>0.188625</text:p>
          </table:table-cell>
          <table:table-cell office:value-type="float" office:value="7.1451433097361003E-2" table:style-name="ce1">
            <text:p>0.071451433</text:p>
          </table:table-cell>
          <table:table-cell table:number-columns-repeated="16378"/>
        </table:table-row>
        <table:table-row table:style-name="ro1">
          <table:table-cell office:value-type="float" office:value="2.77" table:style-name="ce3">
            <text:p>2.77</text:p>
          </table:table-cell>
          <table:table-cell office:value-type="float" office:value="0.15" table:style-name="ce3">
            <text:p>0.15</text:p>
          </table:table-cell>
          <table:table-cell office:value-type="float" office:value="0.1" table:style-name="ce3">
            <text:p>0.1</text:p>
          </table:table-cell>
          <table:table-cell office:value-type="float" office:value="0.08" table:style-name="ce3">
            <text:p>0.08</text:p>
          </table:table-cell>
          <table:table-cell office:value-type="float" office:value="-5.2499999999993099E-3" table:style-name="ce1">
            <text:p>-0.00525</text:p>
          </table:table-cell>
          <table:table-cell office:value-type="float" office:value="7.3569907231149895E-2" table:style-name="ce1">
            <text:p>0.073569907</text:p>
          </table:table-cell>
          <table:table-cell table:number-columns-repeated="16378"/>
        </table:table-row>
        <table:table-row table:style-name="ro1">
          <table:table-cell office:value-type="float" office:value="1.23" table:style-name="ce3">
            <text:p>1.23</text:p>
          </table:table-cell>
          <table:table-cell office:value-type="float" office:value="0.15" table:style-name="ce3">
            <text:p>0.15</text:p>
          </table:table-cell>
          <table:table-cell office:value-type="float" office:value="-1.63" table:style-name="ce3">
            <text:p>-1.63</text:p>
          </table:table-cell>
          <table:table-cell office:value-type="float" office:value="0.06" table:style-name="ce3">
            <text:p>0.06</text:p>
          </table:table-cell>
          <table:table-cell office:value-type="float" office:value="0.26174999999999898" table:style-name="ce1">
            <text:p>0.26175</text:p>
          </table:table-cell>
          <table:table-cell office:value-type="float" office:value="6.9121044190608105E-2" table:style-name="ce1">
            <text:p>0.069121044</text:p>
          </table:table-cell>
          <table:table-cell table:number-columns-repeated="16378"/>
        </table:table-row>
        <table:table-row table:style-name="ro1">
          <table:table-cell office:value-type="float" office:value="2.73" table:style-name="ce3">
            <text:p>2.73</text:p>
          </table:table-cell>
          <table:table-cell office:value-type="float" office:value="0.2" table:style-name="ce3">
            <text:p>0.2</text:p>
          </table:table-cell>
          <table:table-cell office:value-type="float" office:value="-1.28" table:style-name="ce3">
            <text:p>-1.2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0.21662500000000001" table:style-name="ce1">
            <text:p>0.216625</text:p>
          </table:table-cell>
          <table:table-cell office:value-type="float" office:value="7.1232124950755205E-2" table:style-name="ce1">
            <text:p>0.071232125</text:p>
          </table:table-cell>
          <table:table-cell table:number-columns-repeated="16378"/>
        </table:table-row>
        <table:table-row table:style-name="ro1">
          <table:table-cell office:value-type="float" office:value="1.1399999999999999" table:style-name="ce3">
            <text:p>1.14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-1.94" table:style-name="ce3">
            <text:p>-1.94</text:p>
          </table:table-cell>
          <table:table-cell office:value-type="float" office:value="0.06" table:style-name="ce3">
            <text:p>0.06</text:p>
          </table:table-cell>
          <table:table-cell office:value-type="float" office:value="0.30737500000000101" table:style-name="ce1">
            <text:p>0.307375</text:p>
          </table:table-cell>
          <table:table-cell office:value-type="float" office:value="7.3128302988081595E-2" table:style-name="ce1">
            <text:p>0.073128303</text:p>
          </table:table-cell>
          <table:table-cell table:number-columns-repeated="16378"/>
        </table:table-row>
        <table:table-row table:style-name="ro1">
          <table:table-cell office:value-type="float" office:value="1.51" table:style-name="ce3">
            <text:p>1.51</text:p>
          </table:table-cell>
          <table:table-cell office:value-type="float" office:value="0.13" table:style-name="ce3">
            <text:p>0.13</text:p>
          </table:table-cell>
          <table:table-cell office:value-type="float" office:value="-1.53" table:style-name="ce3">
            <text:p>-1.53</text:p>
          </table:table-cell>
          <table:table-cell office:value-type="float" office:value="0.06" table:style-name="ce3">
            <text:p>0.06</text:p>
          </table:table-cell>
          <table:table-cell office:value-type="float" office:value="8.3499999999999006E-2" table:style-name="ce1">
            <text:p>0.0835</text:p>
          </table:table-cell>
          <table:table-cell office:value-type="float" office:value="6.5559729445750406E-2" table:style-name="ce1">
            <text:p>0.065559729</text:p>
          </table:table-cell>
          <table:table-cell table:number-columns-repeated="16378"/>
        </table:table-row>
        <table:table-row table:number-rows-repeated="1048529" table:style-name="ro1">
          <table:table-cell table:number-columns-repeated="16384"/>
        </table:table-row>
      </table:table>
      <table:table table:name="Alonso" table:style-name="ta3">
        <table:table-column table:style-name="co1" table:default-cell-style-name="ce1"/>
        <table:table-column table:style-name="co2" table:number-columns-repeated="3" table:default-cell-style-name="ce1"/>
        <table:table-column table:style-name="co10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TEFF</text:p>
          </table:table-cell>
          <table:table-cell office:value-type="string" table:style-name="ce3">
            <text:p>LOGG</text:p>
          </table:table-cell>
          <table:table-cell office:value-type="string" table:style-name="ce3">
            <text:p>[Fe/H]</text:p>
          </table:table-cell>
          <table:table-cell office:value-type="string" table:style-name="ce3">
            <text:p>TEFF_ALONSO</text:p>
          </table:table-cell>
          <table:table-cell office:value-type="string" table:style-name="ce3">
            <text:p>LOGG_ALONSO</text:p>
          </table:table-cell>
          <table:table-cell office:value-type="string" table:style-name="ce3">
            <text:p>[FE/H]_ALONS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Eps_vir</text:p>
          </table:table-cell>
          <table:table-cell office:value-type="float" office:value="5019" table:style-name="ce3">
            <text:p>5019</text:p>
          </table:table-cell>
          <table:table-cell office:value-type="float" office:value="2.44" table:style-name="ce3">
            <text:p>2.44</text:p>
          </table:table-cell>
          <table:table-cell office:value-type="float" office:value="0" table:style-name="ce3">
            <text:p>0</text:p>
          </table:table-cell>
          <table:table-cell office:value-type="float" office:value="5043" table:style-name="ce3">
            <text:p>5043</text:p>
          </table:table-cell>
          <table:table-cell office:value-type="float" office:value="2.75" table:style-name="ce3">
            <text:p>2.75</text:p>
          </table:table-cell>
          <table:table-cell office:value-type="float" office:value="0.02" table:style-name="ce3">
            <text:p>0.0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94_aqr</text:p>
          </table:table-cell>
          <table:table-cell office:value-type="float" office:value="5560" table:style-name="ce3">
            <text:p>5560</text:p>
          </table:table-cell>
          <table:table-cell office:value-type="float" office:value="4.0999999999999996" table:style-name="ce3">
            <text:p>4.1</text:p>
          </table:table-cell>
          <table:table-cell office:value-type="float" office:value="0.17" table:style-name="ce3">
            <text:p>0.17</text:p>
          </table:table-cell>
          <table:table-cell table:number-columns-repeated="3" table:style-name="ce1"/>
          <table:table-cell office:value-type="string" table:style-name="ce1">
            <text:p>discartad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et01_Cap</text:p>
          </table:table-cell>
          <table:table-cell office:value-type="float" office:value="4947" table:style-name="ce3">
            <text:p>4947</text:p>
          </table:table-cell>
          <table:table-cell office:value-type="float" office:value="2.33" table:style-name="ce3">
            <text:p>2.33</text:p>
          </table:table-cell>
          <table:table-cell office:value-type="float" office:value="0.06" table:style-name="ce3">
            <text:p>0.06</text:p>
          </table:table-cell>
          <table:table-cell office:value-type="float" office:value="4878" table:style-name="ce3">
            <text:p>4878</text:p>
          </table:table-cell>
          <table:table-cell office:value-type="float" office:value="2" table:style-name="ce3">
            <text:p>2</text:p>
          </table:table-cell>
          <table:table-cell office:value-type="float" office:value="-0.78" table:style-name="ce3">
            <text:p>-0.78</text:p>
          </table:table-cell>
          <table:table-cell office:value-type="string" table:style-name="ce1">
            <text:p>discartad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et_Gem</text:p>
          </table:table-cell>
          <table:table-cell office:value-type="float" office:value="4987" table:style-name="ce3">
            <text:p>4987</text:p>
          </table:table-cell>
          <table:table-cell office:value-type="float" office:value="3.19" table:style-name="ce3">
            <text:p>3.19</text:p>
          </table:table-cell>
          <table:table-cell office:value-type="float" office:value="0.19" table:style-name="ce3">
            <text:p>0.19</text:p>
          </table:table-cell>
          <table:table-cell office:value-type="float" office:value="4854" table:style-name="ce3">
            <text:p>4854</text:p>
          </table:table-cell>
          <table:table-cell office:value-type="float" office:value="2.5" table:style-name="ce3">
            <text:p>2.5</text:p>
          </table:table-cell>
          <table:table-cell office:value-type="float" office:value="0" table:style-name="ce3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NGC_2682_231</text:p>
          </table:table-cell>
          <table:table-cell office:value-type="float" office:value="4934" table:style-name="ce3">
            <text:p>4934</text:p>
          </table:table-cell>
          <table:table-cell office:value-type="float" office:value="3.23" table:style-name="ce3">
            <text:p>3.23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4869" table:style-name="ce3">
            <text:p>4869</text:p>
          </table:table-cell>
          <table:table-cell office:value-type="float" office:value="2.75" table:style-name="ce3">
            <text:p>2.75</text:p>
          </table:table-cell>
          <table:table-cell office:value-type="float" office:value="-0.08" table:style-name="ce3">
            <text:p>-0.0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rocyon_A</text:p>
          </table:table-cell>
          <table:table-cell office:value-type="float" office:value="6577" table:style-name="ce3">
            <text:p>6577</text:p>
          </table:table-cell>
          <table:table-cell office:value-type="float" office:value="3.59" table:style-name="ce3">
            <text:p>3.59</text:p>
          </table:table-cell>
          <table:table-cell office:value-type="float" office:value="-0.14000000000000001" table:style-name="ce3">
            <text:p>-0.14</text:p>
          </table:table-cell>
          <table:table-cell office:value-type="float" office:value="6506" table:style-name="ce3">
            <text:p>650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Alf_Ari</text:p>
          </table:table-cell>
          <table:table-cell office:value-type="float" office:value="4685" table:style-name="ce3">
            <text:p>4685</text:p>
          </table:table-cell>
          <table:table-cell office:value-type="float" office:value="2.83" table:style-name="ce3">
            <text:p>2.83</text:p>
          </table:table-cell>
          <table:table-cell office:value-type="float" office:value="-0.04" table:style-name="ce3">
            <text:p>-0.04</text:p>
          </table:table-cell>
          <table:table-cell office:value-type="float" office:value="4490" table:style-name="ce3">
            <text:p>4490</text:p>
          </table:table-cell>
          <table:table-cell office:value-type="float" office:value="2.5" table:style-name="ce3">
            <text:p>2.5</text:p>
          </table:table-cell>
          <table:table-cell office:value-type="float" office:value="-0.2" table:style-name="ce3">
            <text:p>-0.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hi02_Ori</text:p>
          </table:table-cell>
          <table:table-cell office:value-type="float" office:value="4830" table:style-name="ce3">
            <text:p>4830</text:p>
          </table:table-cell>
          <table:table-cell office:value-type="float" office:value="2.4900000000000002" table:style-name="ce3">
            <text:p>2.49</text:p>
          </table:table-cell>
          <table:table-cell office:value-type="float" office:value="-0.68" table:style-name="ce3">
            <text:p>-0.68</text:p>
          </table:table-cell>
          <table:table-cell office:value-type="float" office:value="4833" table:style-name="ce3">
            <text:p>4833</text:p>
          </table:table-cell>
          <table:table-cell office:value-type="float" office:value="2.5" table:style-name="ce3">
            <text:p>2.5</text:p>
          </table:table-cell>
          <table:table-cell office:value-type="float" office:value="-0.54" table:style-name="ce3">
            <text:p>-0.5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Bet_Com</text:p>
          </table:table-cell>
          <table:table-cell office:value-type="float" office:value="5986" table:style-name="ce3">
            <text:p>5986</text:p>
          </table:table-cell>
          <table:table-cell office:value-type="float" office:value="4.1399999999999997" table:style-name="ce3">
            <text:p>4.14</text:p>
          </table:table-cell>
          <table:table-cell office:value-type="float" office:value="-0.04" table:style-name="ce3">
            <text:p>-0.04</text:p>
          </table:table-cell>
          <table:table-cell office:value-type="float" office:value="5892" table:style-name="ce3">
            <text:p>58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71_Oph</text:p>
          </table:table-cell>
          <table:table-cell office:value-type="float" office:value="5141" table:style-name="ce3">
            <text:p>5141</text:p>
          </table:table-cell>
          <table:table-cell office:value-type="float" office:value="3.01" table:style-name="ce3">
            <text:p>3.01</text:p>
          </table:table-cell>
          <table:table-cell office:value-type="float" office:value="0.17" table:style-name="ce3">
            <text:p>0.17</text:p>
          </table:table-cell>
          <table:table-cell office:value-type="float" office:value="4969" table:style-name="ce3">
            <text:p>4969</text:p>
          </table:table-cell>
          <table:table-cell office:value-type="float" office:value="2.95" table:style-name="ce3">
            <text:p>2.95</text:p>
          </table:table-cell>
          <table:table-cell office:value-type="float" office:value="-0.15" table:style-name="ce3">
            <text:p>-0.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Eta_Ser</text:p>
          </table:table-cell>
          <table:table-cell office:value-type="float" office:value="5019" table:style-name="ce3">
            <text:p>5019</text:p>
          </table:table-cell>
          <table:table-cell office:value-type="float" office:value="3.07" table:style-name="ce3">
            <text:p>3.07</text:p>
          </table:table-cell>
          <table:table-cell office:value-type="float" office:value="-0.39" table:style-name="ce3">
            <text:p>-0.39</text:p>
          </table:table-cell>
          <table:table-cell office:value-type="float" office:value="4835" table:style-name="ce3">
            <text:p>4835</text:p>
          </table:table-cell>
          <table:table-cell office:value-type="float" office:value="3.1" table:style-name="ce3">
            <text:p>3.1</text:p>
          </table:table-cell>
          <table:table-cell office:value-type="float" office:value="-0.19" table:style-name="ce3">
            <text:p>-0.1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Mu_Aql</text:p>
          </table:table-cell>
          <table:table-cell office:value-type="float" office:value="4673" table:style-name="ce3">
            <text:p>4673</text:p>
          </table:table-cell>
          <table:table-cell office:value-type="float" office:value="2.61" table:style-name="ce3">
            <text:p>2.61</text:p>
          </table:table-cell>
          <table:table-cell office:value-type="float" office:value="-0.38" table:style-name="ce3">
            <text:p>-0.38</text:p>
          </table:table-cell>
          <table:table-cell office:value-type="float" office:value="4473" table:style-name="ce3">
            <text:p>4473</text:p>
          </table:table-cell>
          <table:table-cell office:value-type="float" office:value="2.5" table:style-name="ce3">
            <text:p>2.5</text:p>
          </table:table-cell>
          <table:table-cell office:value-type="float" office:value="-0.06" table:style-name="ce3">
            <text:p>-0.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Eta_Eri</text:p>
          </table:table-cell>
          <table:table-cell office:value-type="float" office:value="4764" table:style-name="ce3">
            <text:p>4764</text:p>
          </table:table-cell>
          <table:table-cell office:value-type="float" office:value="2.87" table:style-name="ce3">
            <text:p>2.87</text:p>
          </table:table-cell>
          <table:table-cell office:value-type="float" office:value="0.06" table:style-name="ce3">
            <text:p>0.06</text:p>
          </table:table-cell>
          <table:table-cell office:value-type="float" office:value="4608" table:style-name="ce3">
            <text:p>4608</text:p>
          </table:table-cell>
          <table:table-cell office:value-type="float" office:value="2.8" table:style-name="ce3">
            <text:p>2.8</text:p>
          </table:table-cell>
          <table:table-cell office:value-type="float" office:value="7.0000000000000007E-2" table:style-name="ce3">
            <text:p>0.0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106_Psc</text:p>
          </table:table-cell>
          <table:table-cell office:value-type="float" office:value="4300" table:style-name="ce3">
            <text:p>4300</text:p>
          </table:table-cell>
          <table:table-cell office:value-type="float" office:value="1.89" table:style-name="ce3">
            <text:p>1.89</text:p>
          </table:table-cell>
          <table:table-cell office:value-type="float" office:value="-0.15" table:style-name="ce3">
            <text:p>-0.15</text:p>
          </table:table-cell>
          <table:table-cell office:value-type="float" office:value="4114" table:style-name="ce3">
            <text:p>4114</text:p>
          </table:table-cell>
          <table:table-cell office:value-type="float" office:value="1.5" table:style-name="ce3">
            <text:p>1.5</text:p>
          </table:table-cell>
          <table:table-cell office:value-type="float" office:value="-0.3" table:style-name="ce3">
            <text:p>-0.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HD_150177</text:p>
          </table:table-cell>
          <table:table-cell office:value-type="float" office:value="6322" table:style-name="ce3">
            <text:p>6322</text:p>
          </table:table-cell>
          <table:table-cell office:value-type="float" office:value="4.21" table:style-name="ce3">
            <text:p>4.21</text:p>
          </table:table-cell>
          <table:table-cell office:value-type="float" office:value="-0.51" table:style-name="ce3">
            <text:p>-0.51</text:p>
          </table:table-cell>
          <table:table-cell office:value-type="float" office:value="6013" table:style-name="ce3">
            <text:p>6013</text:p>
          </table:table-cell>
          <table:table-cell office:value-type="float" office:value="3.95" table:style-name="ce3">
            <text:p>3.95</text:p>
          </table:table-cell>
          <table:table-cell office:value-type="float" office:value="-0.62" table:style-name="ce3">
            <text:p>-0.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7_psc</text:p>
          </table:table-cell>
          <table:table-cell office:value-type="float" office:value="4458" table:style-name="ce3">
            <text:p>4458</text:p>
          </table:table-cell>
          <table:table-cell office:value-type="float" office:value="1.99" table:style-name="ce3">
            <text:p>1.99</text:p>
          </table:table-cell>
          <table:table-cell office:value-type="float" office:value="-0.56999999999999995" table:style-name="ce3">
            <text:p>-0.57</text:p>
          </table:table-cell>
          <table:table-cell office:value-type="float" office:value="4234" table:style-name="ce3">
            <text:p>423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IP_17183</text:p>
          </table:table-cell>
          <table:table-cell office:value-type="float" office:value="5012" table:style-name="ce3">
            <text:p>5012</text:p>
          </table:table-cell>
          <table:table-cell office:value-type="float" office:value="3.86" table:style-name="ce3">
            <text:p>3.86</text:p>
          </table:table-cell>
          <table:table-cell office:value-type="float" office:value="0.08" table:style-name="ce3">
            <text:p>0.08</text:p>
          </table:table-cell>
          <table:table-cell office:value-type="float" office:value="4781" table:style-name="ce3">
            <text:p>4781</text:p>
          </table:table-cell>
          <table:table-cell office:value-type="float" office:value="2" table:style-name="ce3">
            <text:p>2</text:p>
          </table:table-cell>
          <table:table-cell office:value-type="float" office:value="0.11" table:style-name="ce3">
            <text:p>0.1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5_peg</text:p>
          </table:table-cell>
          <table:table-cell office:value-type="float" office:value="4767" table:style-name="ce3">
            <text:p>4767</text:p>
          </table:table-cell>
          <table:table-cell office:value-type="float" office:value="2.83" table:style-name="ce3">
            <text:p>2.83</text:p>
          </table:table-cell>
          <table:table-cell office:value-type="float" office:value="-0.14000000000000001" table:style-name="ce3">
            <text:p>-0.14</text:p>
          </table:table-cell>
          <table:table-cell office:value-type="float" office:value="4588" table:style-name="ce3">
            <text:p>4588</text:p>
          </table:table-cell>
          <table:table-cell office:value-type="float" office:value="1.05" table:style-name="ce3">
            <text:p>1.05</text:p>
          </table:table-cell>
          <table:table-cell office:value-type="float" office:value="-0.33" table:style-name="ce3">
            <text:p>-0.3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_lib</text:p>
          </table:table-cell>
          <table:table-cell office:value-type="float" office:value="4917" table:style-name="ce3">
            <text:p>4917</text:p>
          </table:table-cell>
          <table:table-cell office:value-type="float" office:value="2.77" table:style-name="ce3">
            <text:p>2.77</text:p>
          </table:table-cell>
          <table:table-cell office:value-type="float" office:value="-0.21" table:style-name="ce3">
            <text:p>-0.21</text:p>
          </table:table-cell>
          <table:table-cell office:value-type="float" office:value="4715" table:style-name="ce3">
            <text:p>4715</text:p>
          </table:table-cell>
          <table:table-cell office:value-type="float" office:value="2.65" table:style-name="ce3">
            <text:p>2.65</text:p>
          </table:table-cell>
          <table:table-cell office:value-type="float" office:value="-0.38" table:style-name="ce3">
            <text:p>-0.3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180928</text:p>
          </table:table-cell>
          <table:table-cell office:value-type="float" office:value="4285" table:style-name="ce3">
            <text:p>4285</text:p>
          </table:table-cell>
          <table:table-cell office:value-type="float" office:value="1.82" table:style-name="ce3">
            <text:p>1.82</text:p>
          </table:table-cell>
          <table:table-cell office:value-type="float" office:value="-0.44" table:style-name="ce3">
            <text:p>-0.44</text:p>
          </table:table-cell>
          <table:table-cell office:value-type="float" office:value="4008" table:style-name="ce3">
            <text:p>4008</text:p>
          </table:table-cell>
          <table:table-cell office:value-type="float" office:value="1.4" table:style-name="ce3">
            <text:p>1.4</text:p>
          </table:table-cell>
          <table:table-cell office:value-type="float" office:value="-0.6" table:style-name="ce3">
            <text:p>-0.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3_vir</text:p>
          </table:table-cell>
          <table:table-cell office:value-type="float" office:value="6491" table:style-name="ce3">
            <text:p>6491</text:p>
          </table:table-cell>
          <table:table-cell office:value-type="float" office:value="4" table:style-name="ce3">
            <text:p>4</text:p>
          </table:table-cell>
          <table:table-cell office:value-type="float" office:value="-0.06" table:style-name="ce3">
            <text:p>-0.06</text:p>
          </table:table-cell>
          <table:table-cell office:value-type="float" office:value="6240" table:style-name="ce3">
            <text:p>6240</text:p>
          </table:table-cell>
          <table:table-cell office:value-type="float" office:value="4" table:style-name="ce3">
            <text:p>4</text:p>
          </table:table-cell>
          <table:table-cell office:value-type="float" office:value="-0.15" table:style-name="ce3">
            <text:p>-0.1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175179</text:p>
          </table:table-cell>
          <table:table-cell office:value-type="float" office:value="5926" table:style-name="ce3">
            <text:p>5926</text:p>
          </table:table-cell>
          <table:table-cell office:value-type="float" office:value="4.26" table:style-name="ce3">
            <text:p>4.26</text:p>
          </table:table-cell>
          <table:table-cell office:value-type="float" office:value="-0.56000000000000005" table:style-name="ce3">
            <text:p>-0.56</text:p>
          </table:table-cell>
          <table:table-cell office:value-type="float" office:value="5676" table:style-name="ce3">
            <text:p>5676</text:p>
          </table:table-cell>
          <table:table-cell office:value-type="float" office:value="2" table:style-name="ce3">
            <text:p>2</text:p>
          </table:table-cell>
          <table:table-cell office:value-type="float" office:value="-0.75" table:style-name="ce3">
            <text:p>-0.7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45282</text:p>
          </table:table-cell>
          <table:table-cell office:value-type="float" office:value="5380" table:style-name="ce3">
            <text:p>5380</text:p>
          </table:table-cell>
          <table:table-cell office:value-type="float" office:value="3.12" table:style-name="ce3">
            <text:p>3.12</text:p>
          </table:table-cell>
          <table:table-cell office:value-type="float" office:value="-1.5" table:style-name="ce3">
            <text:p>-1.5</text:p>
          </table:table-cell>
          <table:table-cell office:value-type="float" office:value="5264" table:style-name="ce3">
            <text:p>5264</text:p>
          </table:table-cell>
          <table:table-cell office:value-type="float" office:value="3.3" table:style-name="ce3">
            <text:p>3.3</text:p>
          </table:table-cell>
          <table:table-cell office:value-type="float" office:value="-1.4" table:style-name="ce3">
            <text:p>-1.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9562</text:p>
          </table:table-cell>
          <table:table-cell office:value-type="float" office:value="5974" table:style-name="ce3">
            <text:p>5974</text:p>
          </table:table-cell>
          <table:table-cell office:value-type="float" office:value="4.21" table:style-name="ce3">
            <text:p>4.21</text:p>
          </table:table-cell>
          <table:table-cell office:value-type="float" office:value="0.23" table:style-name="ce3">
            <text:p>0.23</text:p>
          </table:table-cell>
          <table:table-cell office:value-type="float" office:value="5783" table:style-name="ce3">
            <text:p>5783</text:p>
          </table:table-cell>
          <table:table-cell office:value-type="float" office:value="3.84" table:style-name="ce3">
            <text:p>3.84</text:p>
          </table:table-cell>
          <table:table-cell office:value-type="float" office:value="0.09" table:style-name="ce3">
            <text:p>0.0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IC_57983</text:p>
          </table:table-cell>
          <table:table-cell office:value-type="float" office:value="5240" table:style-name="ce3">
            <text:p>5240</text:p>
          </table:table-cell>
          <table:table-cell office:value-type="float" office:value="2.72" table:style-name="ce3">
            <text:p>2.72</text:p>
          </table:table-cell>
          <table:table-cell office:value-type="float" office:value="-2.15" table:style-name="ce3">
            <text:p>-2.15</text:p>
          </table:table-cell>
          <table:table-cell office:value-type="float" office:value="5148" table:style-name="ce3">
            <text:p>5148</text:p>
          </table:table-cell>
          <table:table-cell office:value-type="float" office:value="1.2" table:style-name="ce3">
            <text:p>1.2</text:p>
          </table:table-cell>
          <table:table-cell office:value-type="float" office:value="-2.2000000000000002" table:style-name="ce3">
            <text:p>-2.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el_Lep</text:p>
          </table:table-cell>
          <table:table-cell office:value-type="float" office:value="4821" table:style-name="ce3">
            <text:p>4821</text:p>
          </table:table-cell>
          <table:table-cell office:value-type="float" office:value="2.78" table:style-name="ce3">
            <text:p>2.78</text:p>
          </table:table-cell>
          <table:table-cell office:value-type="float" office:value="-0.52" table:style-name="ce3">
            <text:p>-0.52</text:p>
          </table:table-cell>
          <table:table-cell office:value-type="float" office:value="4599" table:style-name="ce3">
            <text:p>4599</text:p>
          </table:table-cell>
          <table:table-cell office:value-type="float" office:value="2.75" table:style-name="ce3">
            <text:p>2.75</text:p>
          </table:table-cell>
          <table:table-cell office:value-type="float" office:value="-0.62" table:style-name="ce3">
            <text:p>-0.6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lf02_Cap</text:p>
          </table:table-cell>
          <table:table-cell office:value-type="float" office:value="5175" table:style-name="ce3">
            <text:p>5175</text:p>
          </table:table-cell>
          <table:table-cell office:value-type="float" office:value="3.26" table:style-name="ce3">
            <text:p>3.26</text:p>
          </table:table-cell>
          <table:table-cell office:value-type="float" office:value="0.21" table:style-name="ce3">
            <text:p>0.21</text:p>
          </table:table-cell>
          <table:table-cell office:value-type="float" office:value="4978" table:style-name="ce3">
            <text:p>4978</text:p>
          </table:table-cell>
          <table:table-cell office:value-type="float" office:value="3" table:style-name="ce3">
            <text:p>3</text:p>
          </table:table-cell>
          <table:table-cell office:value-type="float" office:value="0.05" table:style-name="ce3">
            <text:p>0.0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_Vir</text:p>
          </table:table-cell>
          <table:table-cell office:value-type="float" office:value="4491" table:style-name="ce3">
            <text:p>4491</text:p>
          </table:table-cell>
          <table:table-cell office:value-type="float" office:value="1.94" table:style-name="ce3">
            <text:p>1.94</text:p>
          </table:table-cell>
          <table:table-cell office:value-type="float" office:value="-0.39" table:style-name="ce3">
            <text:p>-0.39</text:p>
          </table:table-cell>
          <table:table-cell office:value-type="float" office:value="4369" table:style-name="ce3">
            <text:p>4369</text:p>
          </table:table-cell>
          <table:table-cell office:value-type="float" office:value="2.4" table:style-name="ce3">
            <text:p>2.4</text:p>
          </table:table-cell>
          <table:table-cell office:value-type="float" office:value="-0.4" table:style-name="ce3">
            <text:p>-0.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2796</text:p>
          </table:table-cell>
          <table:table-cell office:value-type="float" office:value="5000" table:style-name="ce3">
            <text:p>5000</text:p>
          </table:table-cell>
          <table:table-cell office:value-type="float" office:value="1.2" table:style-name="ce3">
            <text:p>1.2</text:p>
          </table:table-cell>
          <table:table-cell office:value-type="float" office:value="-2.5" table:style-name="ce3">
            <text:p>-2.5</text:p>
          </table:table-cell>
          <table:table-cell office:value-type="float" office:value="4867" table:style-name="ce3">
            <text:p>4867</text:p>
          </table:table-cell>
          <table:table-cell office:value-type="float" office:value="1.41" table:style-name="ce3">
            <text:p>1.41</text:p>
          </table:table-cell>
          <table:table-cell office:value-type="float" office:value="-2.35" table:style-name="ce3">
            <text:p>-2.3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et_cet</text:p>
          </table:table-cell>
          <table:table-cell office:value-type="float" office:value="4912" table:style-name="ce3">
            <text:p>4912</text:p>
          </table:table-cell>
          <table:table-cell office:value-type="float" office:value="2.74" table:style-name="ce3">
            <text:p>2.74</text:p>
          </table:table-cell>
          <table:table-cell office:value-type="float" office:value="0" table:style-name="ce3">
            <text:p>0</text:p>
          </table:table-cell>
          <table:table-cell office:value-type="float" office:value="4689" table:style-name="ce3">
            <text:p>4689</text:p>
          </table:table-cell>
          <table:table-cell office:value-type="float" office:value="2.8" table:style-name="ce3">
            <text:p>2.8</text:p>
          </table:table-cell>
          <table:table-cell office:value-type="float" office:value="-0.15" table:style-name="ce3">
            <text:p>-0.1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9051</text:p>
          </table:table-cell>
          <table:table-cell office:value-type="float" office:value="5025" table:style-name="ce3">
            <text:p>5025</text:p>
          </table:table-cell>
          <table:table-cell office:value-type="float" office:value="2.15" table:style-name="ce3">
            <text:p>2.15</text:p>
          </table:table-cell>
          <table:table-cell office:value-type="float" office:value="-1.5" table:style-name="ce3">
            <text:p>-1.5</text:p>
          </table:table-cell>
          <table:table-cell office:value-type="float" office:value="4836" table:style-name="ce3">
            <text:p>4836</text:p>
          </table:table-cell>
          <table:table-cell office:value-type="float" office:value="2" table:style-name="ce3">
            <text:p>2</text:p>
          </table:table-cell>
          <table:table-cell office:value-type="float" office:value="-1.5" table:style-name="ce3">
            <text:p>-1.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44007</text:p>
          </table:table-cell>
          <table:table-cell office:value-type="float" office:value="5075" table:style-name="ce3">
            <text:p>5075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-1.53" table:style-name="ce3">
            <text:p>-1.53</text:p>
          </table:table-cell>
          <table:table-cell office:value-type="float" office:value="4851" table:style-name="ce3">
            <text:p>4851</text:p>
          </table:table-cell>
          <table:table-cell office:value-type="float" office:value="2.15" table:style-name="ce3">
            <text:p>2.15</text:p>
          </table:table-cell>
          <table:table-cell office:value-type="float" office:value="-1.63" table:style-name="ce3">
            <text:p>-1.6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93529</text:p>
          </table:table-cell>
          <table:table-cell office:value-type="float" office:value="5000" table:style-name="ce3">
            <text:p>5000</text:p>
          </table:table-cell>
          <table:table-cell office:value-type="float" office:value="1.8" table:style-name="ce3">
            <text:p>1.8</text:p>
          </table:table-cell>
          <table:table-cell office:value-type="float" office:value="-1.55" table:style-name="ce3">
            <text:p>-1.55</text:p>
          </table:table-cell>
          <table:table-cell office:value-type="float" office:value="4825" table:style-name="ce3">
            <text:p>4825</text:p>
          </table:table-cell>
          <table:table-cell office:value-type="float" office:value="2" table:style-name="ce3">
            <text:p>2</text:p>
          </table:table-cell>
          <table:table-cell office:value-type="float" office:value="-1.7" table:style-name="ce3">
            <text:p>-1.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108577</text:p>
          </table:table-cell>
          <table:table-cell office:value-type="float" office:value="5070" table:style-name="ce3">
            <text:p>5070</text:p>
          </table:table-cell>
          <table:table-cell office:value-type="float" office:value="1.5" table:style-name="ce3">
            <text:p>1.5</text:p>
          </table:table-cell>
          <table:table-cell office:value-type="float" office:value="-2.2999999999999998" table:style-name="ce3">
            <text:p>-2.3</text:p>
          </table:table-cell>
          <table:table-cell office:value-type="float" office:value="5020" table:style-name="ce3">
            <text:p>5020</text:p>
          </table:table-cell>
          <table:table-cell office:value-type="float" office:value="2" table:style-name="ce3">
            <text:p>2</text:p>
          </table:table-cell>
          <table:table-cell office:value-type="float" office:value="-2.5" table:style-name="ce3">
            <text:p>-2.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128279</text:p>
          </table:table-cell>
          <table:table-cell office:value-type="float" office:value="5275" table:style-name="ce3">
            <text:p>5275</text:p>
          </table:table-cell>
          <table:table-cell office:value-type="float" office:value="2.9" table:style-name="ce3">
            <text:p>2.9</text:p>
          </table:table-cell>
          <table:table-cell office:value-type="float" office:value="-2.15" table:style-name="ce3">
            <text:p>-2.15</text:p>
          </table:table-cell>
          <table:table-cell office:value-type="float" office:value="5290" table:style-name="ce3">
            <text:p>5290</text:p>
          </table:table-cell>
          <table:table-cell office:value-type="float" office:value="3" table:style-name="ce3">
            <text:p>3</text:p>
          </table:table-cell>
          <table:table-cell office:value-type="float" office:value="-2.2200000000000002" table:style-name="ce3">
            <text:p>-2.2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_Ser</text:p>
          </table:table-cell>
          <table:table-cell office:value-type="float" office:value="6364" table:style-name="ce3">
            <text:p>6364</text:p>
          </table:table-cell>
          <table:table-cell office:value-type="float" office:value="4.22" table:style-name="ce3">
            <text:p>4.22</text:p>
          </table:table-cell>
          <table:table-cell office:value-type="float" office:value="0.13" table:style-name="ce3">
            <text:p>0.13</text:p>
          </table:table-cell>
          <table:table-cell office:value-type="float" office:value="6036" table:style-name="ce3">
            <text:p>6036</text:p>
          </table:table-cell>
          <table:table-cell office:value-type="float" office:value="3.95" table:style-name="ce3">
            <text:p>3.95</text:p>
          </table:table-cell>
          <table:table-cell office:value-type="float" office:value="-0.13" table:style-name="ce3">
            <text:p>-0.1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161770</text:p>
          </table:table-cell>
          <table:table-cell office:value-type="float" office:value="5900" table:style-name="ce3">
            <text:p>5900</text:p>
          </table:table-cell>
          <table:table-cell office:value-type="float" office:value="4.05" table:style-name="ce3">
            <text:p>4.05</text:p>
          </table:table-cell>
          <table:table-cell office:value-type="float" office:value="-1.27" table:style-name="ce3">
            <text:p>-1.27</text:p>
          </table:table-cell>
          <table:table-cell office:value-type="float" office:value="5280" table:style-name="ce3">
            <text:p>5280</text:p>
          </table:table-cell>
          <table:table-cell office:value-type="float" office:value="2.5" table:style-name="ce3">
            <text:p>2.5</text:p>
          </table:table-cell>
          <table:table-cell office:value-type="float" office:value="-2.12" table:style-name="ce3">
            <text:p>-2.1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171391</text:p>
          </table:table-cell>
          <table:table-cell office:value-type="float" office:value="5129" table:style-name="ce3">
            <text:p>5129</text:p>
          </table:table-cell>
          <table:table-cell office:value-type="float" office:value="2.99" table:style-name="ce3">
            <text:p>2.99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4928" table:style-name="ce3">
            <text:p>4928</text:p>
          </table:table-cell>
          <table:table-cell office:value-type="float" office:value="2.9" table:style-name="ce3">
            <text:p>2.9</text:p>
          </table:table-cell>
          <table:table-cell office:value-type="float" office:value="-7.0000000000000007E-2" table:style-name="ce3">
            <text:p>-0.0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218502</text:p>
          </table:table-cell>
          <table:table-cell office:value-type="float" office:value="6440" table:style-name="ce3">
            <text:p>6440</text:p>
          </table:table-cell>
          <table:table-cell office:value-type="float" office:value="4.1500000000000004" table:style-name="ce3">
            <text:p>4.15</text:p>
          </table:table-cell>
          <table:table-cell office:value-type="float" office:value="-1.54" table:style-name="ce3">
            <text:p>-1.54</text:p>
          </table:table-cell>
          <table:table-cell office:value-type="float" office:value="6296" table:style-name="ce3">
            <text:p>6296</text:p>
          </table:table-cell>
          <table:table-cell office:value-type="float" office:value="3.75" table:style-name="ce3">
            <text:p>3.75</text:p>
          </table:table-cell>
          <table:table-cell office:value-type="float" office:value="-1.85" table:style-name="ce3">
            <text:p>-1.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122563</text:p>
          </table:table-cell>
          <table:table-cell office:value-type="float" office:value="4500" table:style-name="ce3">
            <text:p>4500</text:p>
          </table:table-cell>
          <table:table-cell office:value-type="float" office:value="0.8" table:style-name="ce3">
            <text:p>0.8</text:p>
          </table:table-cell>
          <table:table-cell office:value-type="float" office:value="-2.64" table:style-name="ce3">
            <text:p>-2.64</text:p>
          </table:table-cell>
          <table:table-cell office:value-type="float" office:value="4572" table:style-name="ce3">
            <text:p>4572</text:p>
          </table:table-cell>
          <table:table-cell office:value-type="float" office:value="1.6" table:style-name="ce3">
            <text:p>1.6</text:p>
          </table:table-cell>
          <table:table-cell office:value-type="float" office:value="-2.62" table:style-name="ce3">
            <text:p>-2.6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rcturus</text:p>
          </table:table-cell>
          <table:table-cell office:value-type="float" office:value="4409" table:style-name="ce3">
            <text:p>4409</text:p>
          </table:table-cell>
          <table:table-cell office:value-type="float" office:value="1.9" table:style-name="ce3">
            <text:p>1.9</text:p>
          </table:table-cell>
          <table:table-cell office:value-type="float" office:value="-0.47" table:style-name="ce3">
            <text:p>-0.47</text:p>
          </table:table-cell>
          <table:table-cell office:value-type="float" office:value="4233" table:style-name="ce3">
            <text:p>4233</text:p>
          </table:table-cell>
          <table:table-cell office:value-type="float" office:value="1.75" table:style-name="ce3">
            <text:p>1.75</text:p>
          </table:table-cell>
          <table:table-cell office:value-type="float" office:value="-0.5" table:style-name="ce3">
            <text:p>-0.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204543</text:p>
          </table:table-cell>
          <table:table-cell office:value-type="float" office:value="4760" table:style-name="ce3">
            <text:p>4760</text:p>
          </table:table-cell>
          <table:table-cell office:value-type="float" office:value="1.42" table:style-name="ce3">
            <text:p>1.42</text:p>
          </table:table-cell>
          <table:table-cell office:value-type="float" office:value="-1.64" table:style-name="ce3">
            <text:p>-1.64</text:p>
          </table:table-cell>
          <table:table-cell office:value-type="float" office:value="4672" table:style-name="ce3">
            <text:p>4672</text:p>
          </table:table-cell>
          <table:table-cell office:value-type="float" office:value="1.3" table:style-name="ce3">
            <text:p>1.3</text:p>
          </table:table-cell>
          <table:table-cell office:value-type="float" office:value="-1.78" table:style-name="ce3">
            <text:p>-1.7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1_Vul</text:p>
          </table:table-cell>
          <table:table-cell office:value-type="float" office:value="5308" table:style-name="ce3">
            <text:p>5308</text:p>
          </table:table-cell>
          <table:table-cell office:value-type="float" office:value="3.06" table:style-name="ce3">
            <text:p>3.06</text:p>
          </table:table-cell>
          <table:table-cell office:value-type="float" office:value="0.01" table:style-name="ce3">
            <text:p>0.01</text:p>
          </table:table-cell>
          <table:table-cell office:value-type="float" office:value="5135" table:style-name="ce3">
            <text:p>5135</text:p>
          </table:table-cell>
          <table:table-cell office:value-type="float" office:value="2.85" table:style-name="ce3">
            <text:p>2.85</text:p>
          </table:table-cell>
          <table:table-cell office:value-type="float" office:value="-0.13" table:style-name="ce3">
            <text:p>-0.1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184266</text:p>
          </table:table-cell>
          <table:table-cell office:value-type="float" office:value="6150" table:style-name="ce3">
            <text:p>6150</text:p>
          </table:table-cell>
          <table:table-cell office:value-type="float" office:value="2.8" table:style-name="ce3">
            <text:p>2.8</text:p>
          </table:table-cell>
          <table:table-cell office:value-type="float" office:value="-1.18" table:style-name="ce3">
            <text:p>-1.18</text:p>
          </table:table-cell>
          <table:table-cell office:value-type="float" office:value="5587" table:style-name="ce3">
            <text:p>5587</text:p>
          </table:table-cell>
          <table:table-cell office:value-type="float" office:value="1.85" table:style-name="ce3">
            <text:p>1.85</text:p>
          </table:table-cell>
          <table:table-cell office:value-type="float" office:value="-1.57" table:style-name="ce3">
            <text:p>-1.5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Ups02_Cnc</text:p>
          </table:table-cell>
          <table:table-cell office:value-type="float" office:value="4990" table:style-name="ce3">
            <text:p>4990</text:p>
          </table:table-cell>
          <table:table-cell office:value-type="float" office:value="2.77" table:style-name="ce3">
            <text:p>2.77</text:p>
          </table:table-cell>
          <table:table-cell office:value-type="float" office:value="0.1" table:style-name="ce3">
            <text:p>0.1</text:p>
          </table:table-cell>
          <table:table-cell office:value-type="float" office:value="4764" table:style-name="ce3">
            <text:p>4764</text:p>
          </table:table-cell>
          <table:table-cell office:value-type="float" office:value="2.1" table:style-name="ce3">
            <text:p>2.1</text:p>
          </table:table-cell>
          <table:table-cell office:value-type="float" office:value="0.03" table:style-name="ce3">
            <text:p>0.0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26297</text:p>
          </table:table-cell>
          <table:table-cell office:value-type="float" office:value="4500" table:style-name="ce3">
            <text:p>4500</text:p>
          </table:table-cell>
          <table:table-cell office:value-type="float" office:value="1.23" table:style-name="ce3">
            <text:p>1.23</text:p>
          </table:table-cell>
          <table:table-cell office:value-type="float" office:value="-1.63" table:style-name="ce3">
            <text:p>-1.63</text:p>
          </table:table-cell>
          <table:table-cell office:value-type="float" office:value="4322" table:style-name="ce3">
            <text:p>4322</text:p>
          </table:table-cell>
          <table:table-cell office:value-type="float" office:value="1.2" table:style-name="ce3">
            <text:p>1.2</text:p>
          </table:table-cell>
          <table:table-cell office:value-type="float" office:value="-1.64" table:style-name="ce3">
            <text:p>-1.6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D+18_2890</text:p>
          </table:table-cell>
          <table:table-cell office:value-type="float" office:value="5180" table:style-name="ce3">
            <text:p>5180</text:p>
          </table:table-cell>
          <table:table-cell office:value-type="float" office:value="2.73" table:style-name="ce3">
            <text:p>2.73</text:p>
          </table:table-cell>
          <table:table-cell office:value-type="float" office:value="-1.28" table:style-name="ce3">
            <text:p>-1.28</text:p>
          </table:table-cell>
          <table:table-cell office:value-type="float" office:value="5057" table:style-name="ce3">
            <text:p>5057</text:p>
          </table:table-cell>
          <table:table-cell office:value-type="float" office:value="2" table:style-name="ce3">
            <text:p>2</text:p>
          </table:table-cell>
          <table:table-cell office:value-type="float" office:value="-1.61" table:style-name="ce3">
            <text:p>-1.6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D+06_0648</text:p>
          </table:table-cell>
          <table:table-cell office:value-type="float" office:value="4500" table:style-name="ce3">
            <text:p>4500</text:p>
          </table:table-cell>
          <table:table-cell office:value-type="float" office:value="1.1399999999999999" table:style-name="ce3">
            <text:p>1.14</text:p>
          </table:table-cell>
          <table:table-cell office:value-type="float" office:value="-1.94" table:style-name="ce3">
            <text:p>-1.94</text:p>
          </table:table-cell>
          <table:table-cell office:value-type="float" office:value="4186" table:style-name="ce3">
            <text:p>4186</text:p>
          </table:table-cell>
          <table:table-cell office:value-type="float" office:value="0.8" table:style-name="ce3">
            <text:p>0.8</text:p>
          </table:table-cell>
          <table:table-cell office:value-type="float" office:value="-1.94" table:style-name="ce3">
            <text:p>-1.9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124358</text:p>
          </table:table-cell>
          <table:table-cell office:value-type="float" office:value="4830" table:style-name="ce3">
            <text:p>4830</text:p>
          </table:table-cell>
          <table:table-cell office:value-type="float" office:value="1.51" table:style-name="ce3">
            <text:p>1.51</text:p>
          </table:table-cell>
          <table:table-cell office:value-type="float" office:value="-1.53" table:style-name="ce3">
            <text:p>-1.53</text:p>
          </table:table-cell>
          <table:table-cell office:value-type="float" office:value="4688" table:style-name="ce3">
            <text:p>4688</text:p>
          </table:table-cell>
          <table:table-cell office:value-type="float" office:value="1.75" table:style-name="ce3">
            <text:p>1.75</text:p>
          </table:table-cell>
          <table:table-cell office:value-type="float" office:value="-2.2000000000000002" table:style-name="ce3">
            <text:p>-2.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D_126587</text:p>
          </table:table-cell>
          <table:table-cell office:value-type="float" office:value="4680" table:style-name="ce3">
            <text:p>4680</text:p>
          </table:table-cell>
          <table:table-cell office:value-type="float" office:value="1" table:style-name="ce3">
            <text:p>1</text:p>
          </table:table-cell>
          <table:table-cell office:value-type="float" office:value="-2.95" table:style-name="ce3">
            <text:p>-2.95</text:p>
          </table:table-cell>
          <table:table-cell office:value-type="float" office:value="4794" table:style-name="ce3">
            <text:p>4794</text:p>
          </table:table-cell>
          <table:table-cell office:value-type="float" office:value="2" table:style-name="ce3">
            <text:p>2</text:p>
          </table:table-cell>
          <table:table-cell office:value-type="float" office:value="-2.7" table:style-name="ce3">
            <text:p>-2.7</text:p>
          </table:table-cell>
          <table:table-cell table:number-columns-repeated="16377"/>
        </table:table-row>
        <table:table-row table:number-rows-repeated="2" table:style-name="ro1">
          <table:table-cell table:number-columns-repeated="4" table:style-name="ce10"/>
          <table:table-cell table:number-columns-repeated="16380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Fotometria_e_Astrometria" table:style-name="ta3">
        <table:table-column table:style-name="co10" table:number-columns-repeated="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8" table:default-cell-style-name="ce1"/>
        <table:table-column table:style-name="co10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10" table:number-columns-repeated="2" table:default-cell-style-name="ce1"/>
        <table:table-column table:style-name="co21" table:default-cell-style-name="ce1"/>
        <table:table-column table:style-name="co22" table:default-cell-style-name="ce26"/>
        <table:table-column table:style-name="co23" table:default-cell-style-name="ce1"/>
        <table:table-column table:style-name="co10" table:number-columns-repeated="16359" table:default-cell-style-name="ce1"/>
        <table:table-row table:style-name="ro3">
          <table:table-cell office:value-type="string" table:style-name="ce2">
            <text:p>ID</text:p>
          </table:table-cell>
          <table:table-cell office:value-type="string" table:style-name="ce14">
            <text:p>U</text:p>
          </table:table-cell>
          <table:table-cell office:value-type="string" table:style-name="ce14">
            <text:p>V</text:p>
          </table:table-cell>
          <table:table-cell office:value-type="string" table:style-name="ce14">
            <text:p>B</text:p>
          </table:table-cell>
          <table:table-cell office:value-type="string" table:style-name="ce14">
            <text:p>U-V</text:p>
          </table:table-cell>
          <table:table-cell office:value-type="string" table:style-name="ce14">
            <text:p>B-V</text:p>
          </table:table-cell>
          <table:table-cell office:value-type="string" table:style-name="ce14">
            <text:p>ref_phot</text:p>
          </table:table-cell>
          <table:table-cell office:value-type="string" table:style-name="ce14">
            <text:p>BV_hip</text:p>
          </table:table-cell>
          <table:table-cell office:value-type="string" table:style-name="ce15">
            <text:p>RA (J2000)</text:p>
          </table:table-cell>
          <table:table-cell office:value-type="string" table:style-name="ce15">
            <text:p>DEC (J2000)</text:p>
          </table:table-cell>
          <table:table-cell office:value-type="string" table:style-name="ce15">
            <text:p>RA (DEGREES)</text:p>
          </table:table-cell>
          <table:table-cell office:value-type="string" table:style-name="ce15">
            <text:p>DEC (DEGREES)</text:p>
          </table:table-cell>
          <table:table-cell office:value-type="string" table:style-name="ce15">
            <text:p>parallax</text:p>
          </table:table-cell>
          <table:table-cell office:value-type="string" table:style-name="ce15">
            <text:p>parallax_error</text:p>
          </table:table-cell>
          <table:table-cell office:value-type="string" table:style-name="ce15">
            <text:p>pm</text:p>
          </table:table-cell>
          <table:table-cell office:value-type="string" table:style-name="ce15">
            <text:p>pmra</text:p>
          </table:table-cell>
          <table:table-cell office:value-type="string" table:style-name="ce15">
            <text:p>pmra_error</text:p>
          </table:table-cell>
          <table:table-cell office:value-type="string" table:style-name="ce15">
            <text:p>pmdec</text:p>
          </table:table-cell>
          <table:table-cell office:value-type="string" table:style-name="ce15">
            <text:p>pmdec_error</text:p>
          </table:table-cell>
          <table:table-cell office:value-type="string" table:style-name="ce15">
            <text:p>dr2_radial_velocity</text:p>
          </table:table-cell>
          <table:table-cell office:value-type="string" table:style-name="ce15">
            <text:p>l</text:p>
          </table:table-cell>
          <table:table-cell office:value-type="string" table:style-name="ce15">
            <text:p>b</text:p>
          </table:table-cell>
          <table:table-cell office:value-type="string" table:style-name="ce15">
            <text:p>Astrometry_ref</text:p>
          </table:table-cell>
          <table:table-cell office:value-type="string" table:style-name="ce16">
            <text:p>Distance (pc)</text:p>
          </table:table-cell>
          <table:table-cell office:value-type="string" table:style-name="ce17">
            <text:p>Schlegel et</text:p>
            <text:p>al. (1998)</text:p>
          </table:table-cell>
          <table:table-cell office:value-type="string" table:style-name="ce15">
            <text:p>E(B-V)</text:p>
          </table:table-cell>
          <table:table-cell office:value-type="string" table:style-name="ce18">
            <text:p>(B-V)0</text:p>
          </table:table-cell>
          <table:table-cell office:value-type="string" table:style-name="ce1">
            <text:p>(B-V)0_hip</text:p>
          </table:table-cell>
          <table:table-cell table:number-columns-repeated="16356"/>
        </table:table-row>
        <table:table-row table:style-name="ro4">
          <table:table-cell office:value-type="string" table:style-name="ce2">
            <text:p>Eps_vir</text:p>
          </table:table-cell>
          <table:table-cell office:value-type="float" office:value="4.45" table:style-name="ce19">
            <text:p>4.45</text:p>
          </table:table-cell>
          <table:table-cell office:value-type="float" office:value="2.79" table:style-name="ce19">
            <text:p>2.79</text:p>
          </table:table-cell>
          <table:table-cell office:value-type="float" office:value="3.71" table:style-name="ce19">
            <text:p>3.71</text:p>
          </table:table-cell>
          <table:table-cell office:value-type="float" office:value="1.6600000000000001" table:formula="of:=[.B2]-[.C2]" table:style-name="ce19">
            <text:p>1.66</text:p>
          </table:table-cell>
          <table:table-cell office:value-type="float" office:value="0.91999999999999993" table:formula="of:=[.D2]-[.C2]" table:style-name="ce19">
            <text:p>0.92</text:p>
          </table:table-cell>
          <table:table-cell office:value-type="string" table:style-name="ce19">
            <text:p>Ducati, 2002</text:p>
          </table:table-cell>
          <table:table-cell office:value-type="float" office:value="0.93400000000000005" table:style-name="ce19">
            <text:p>0.934</text:p>
          </table:table-cell>
          <table:table-cell office:value-type="string" table:style-name="ce20">
            <text:p>13 02 10.5978496<text:s/></text:p>
          </table:table-cell>
          <table:table-cell office:value-type="string" table:style-name="ce15">
            <text:p>+10 57 32.941443</text:p>
          </table:table-cell>
          <table:table-cell office:value-type="float" office:value="195.54291476874801" table:style-name="ce15">
            <text:p>195.5429148</text:p>
          </table:table-cell>
          <table:table-cell office:value-type="float" office:value="10.9592367414976" table:style-name="ce15">
            <text:p>10.95923674</text:p>
          </table:table-cell>
          <table:table-cell office:value-type="float" office:value="30.210957333166501" table:style-name="ce15">
            <text:p>30.21095733</text:p>
          </table:table-cell>
          <table:table-cell office:value-type="float" office:value="0.19072359999999999" table:style-name="ce15">
            <text:p>0.1907236</text:p>
          </table:table-cell>
          <table:table-cell office:value-type="float" office:value="274.50819999999999" table:style-name="ce15">
            <text:p>274.5082</text:p>
          </table:table-cell>
          <table:table-cell office:value-type="float" office:value="-273.79291272064899" table:style-name="ce15">
            <text:p>-273.7929127</text:p>
          </table:table-cell>
          <table:table-cell office:value-type="float" office:value="0.2431577" table:style-name="ce15">
            <text:p>0.2431577</text:p>
          </table:table-cell>
          <table:table-cell office:value-type="float" office:value="19.803882348563" table:style-name="ce15">
            <text:p>19.80388235</text:p>
          </table:table-cell>
          <table:table-cell office:value-type="float" office:value="0.29376015" table:style-name="ce15">
            <text:p>0.29376015</text:p>
          </table:table-cell>
          <table:table-cell table:style-name="ce15"/>
          <table:table-cell office:value-type="float" office:value="312.32076454562798" table:style-name="ce15">
            <text:p>312.3207645</text:p>
          </table:table-cell>
          <table:table-cell office:value-type="float" office:value="73.635009177329295" table:style-name="ce15">
            <text:p>73.63500918</text:p>
          </table:table-cell>
          <table:table-cell office:value-type="string" table:style-name="ce15">
            <text:p>Gaia EDR3</text:p>
          </table:table-cell>
          <table:table-cell office:value-type="float" office:value="33.100573046130179" table:formula="of:=(1/[.M2])*1000" table:style-name="ce21">
            <text:p>33.100573</text:p>
          </table:table-cell>
          <table:table-cell office:value-type="float" office:value="3.1E-2" table:style-name="ce15">
            <text:p>0.031</text:p>
          </table:table-cell>
          <table:table-cell office:value-type="float" office:value="0" table:formula="of:=IF([.X2]&lt;80;0;                      IF(ABS([.V2])&gt;20;[.Y2];(1-EXP(-ABS([.X2]*SIN([.V2]))/125))*[.Y2]))" table:style-name="ce18">
            <text:p>0</text:p>
          </table:table-cell>
          <table:table-cell office:value-type="float" office:value="0.91999999999999993" table:formula="of:=[.F2]-[.Z2]" table:style-name="ce18">
            <text:p>0.92</text:p>
          </table:table-cell>
          <table:table-cell office:value-type="float" office:value="0.93400000000000005" table:formula="of:=[.H2]-[.Z2]" table:style-name="ce1">
            <text:p>0.934</text:p>
          </table:table-cell>
          <table:table-cell table:number-columns-repeated="16356"/>
        </table:table-row>
        <table:table-row table:style-name="ro2">
          <table:table-cell office:value-type="string" table:style-name="ce2">
            <text:p>94_aqr</text:p>
          </table:table-cell>
          <table:table-cell table:style-name="ce19"/>
          <table:table-cell office:value-type="float" office:value="5.18" table:style-name="ce19">
            <text:p>5.18</text:p>
          </table:table-cell>
          <table:table-cell office:value-type="float" office:value="5.95" table:style-name="ce19">
            <text:p>5.95</text:p>
          </table:table-cell>
          <table:table-cell table:style-name="ce19"/>
          <table:table-cell office:value-type="float" office:value="0.77000000000000046" table:formula="of:=[.D3]-[.C3]" table:style-name="ce19">
            <text:p>0.77</text:p>
          </table:table-cell>
          <table:table-cell office:value-type="string" table:style-name="ce22">
            <text:p>The Tycho double star catalogue.</text:p>
            <text:p/>
            <text:p/>
          </table:table-cell>
          <table:table-cell office:value-type="float" office:value="0.78700000000000003" table:style-name="ce19">
            <text:p>0.787</text:p>
          </table:table-cell>
          <table:table-cell office:value-type="string" table:style-name="ce20">
            <text:p>23 19 06.7256972451</text:p>
          </table:table-cell>
          <table:table-cell office:value-type="string" table:style-name="ce20">
            <text:p>-13 27 31.614580771</text:p>
          </table:table-cell>
          <table:table-cell office:value-type="float" office:value="349.77920603513701" table:style-name="ce15">
            <text:p>349.779206</text:p>
          </table:table-cell>
          <table:table-cell office:value-type="float" office:value="-13.459104922440799" table:style-name="ce15">
            <text:p>-13.45910492</text:p>
          </table:table-cell>
          <table:table-cell office:value-type="float" office:value="39.401939162600698" table:style-name="ce15">
            <text:p>39.40193916</text:p>
          </table:table-cell>
          <table:table-cell office:value-type="float" office:value="1.0568069" table:style-name="ce15">
            <text:p>1.0568069</text:p>
          </table:table-cell>
          <table:table-cell office:value-type="float" office:value="271.23653999999999" table:style-name="ce15">
            <text:p>271.23654</text:p>
          </table:table-cell>
          <table:table-cell office:value-type="float" office:value="264.63407071914997" table:style-name="ce15">
            <text:p>264.6340707</text:p>
          </table:table-cell>
          <table:table-cell office:value-type="float" office:value="1.2876216" table:style-name="ce15">
            <text:p>1.2876216</text:p>
          </table:table-cell>
          <table:table-cell office:value-type="float" office:value="-59.481640780024001" table:style-name="ce15">
            <text:p>-59.48164078</text:p>
          </table:table-cell>
          <table:table-cell office:value-type="float" office:value="0.99721545" table:style-name="ce15">
            <text:p>0.99721545</text:p>
          </table:table-cell>
          <table:table-cell office:value-type="float" office:value="15.888491999999999" table:style-name="ce15">
            <text:p>15.888492</text:p>
          </table:table-cell>
          <table:table-cell office:value-type="float" office:value="60.709136847759602" table:style-name="ce15">
            <text:p>60.70913685</text:p>
          </table:table-cell>
          <table:table-cell office:value-type="float" office:value="-64.4747175636045" table:style-name="ce15">
            <text:p>-64.47471756</text:p>
          </table:table-cell>
          <table:table-cell office:value-type="string" table:style-name="ce15">
            <text:p>Gaia EDR3</text:p>
          </table:table-cell>
          <table:table-cell office:value-type="float" office:value="25.37946155069378" table:formula="of:=(1/[.M3])*1000" table:style-name="ce21">
            <text:p>25.379462</text:p>
          </table:table-cell>
          <table:table-cell office:value-type="float" office:value="3.3000000000000002E-2" table:style-name="ce15">
            <text:p>0.033</text:p>
          </table:table-cell>
          <table:table-cell office:value-type="float" office:value="0" table:formula="of:=IF([.X3]&lt;80;0;                      IF(ABS([.V3])&gt;20;[.Y3];(1-EXP(-ABS([.X3]*SIN([.V3]))/125))*[.Y3]))" table:style-name="ce18">
            <text:p>0</text:p>
          </table:table-cell>
          <table:table-cell office:value-type="float" office:value="0.77000000000000046" table:formula="of:=[.F3]-[.Z3]" table:style-name="ce18">
            <text:p>0.77</text:p>
          </table:table-cell>
          <table:table-cell office:value-type="float" office:value="0.78700000000000003" table:formula="of:=[.H3]-[.Z3]" table:style-name="ce1">
            <text:p>0.787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Bet01_Cap</text:p>
          </table:table-cell>
          <table:table-cell office:value-type="float" office:value="4.1399999999999997" table:style-name="ce19">
            <text:p>4.14</text:p>
          </table:table-cell>
          <table:table-cell office:value-type="float" office:value="3.08" table:style-name="ce19">
            <text:p>3.08</text:p>
          </table:table-cell>
          <table:table-cell office:value-type="float" office:value="3.87" table:style-name="ce19">
            <text:p>3.87</text:p>
          </table:table-cell>
          <table:table-cell office:value-type="float" office:value="1.0599999999999996" table:formula="of:=[.B4]-[.C4]" table:style-name="ce19">
            <text:p>1.06</text:p>
          </table:table-cell>
          <table:table-cell office:value-type="float" office:value="0.79" table:formula="of:=[.D4]-[.C4]" table:style-name="ce19">
            <text:p>0.79</text:p>
          </table:table-cell>
          <table:table-cell office:value-type="string" table:style-name="ce19">
            <text:p>Ducati, 2002</text:p>
          </table:table-cell>
          <table:table-cell office:value-type="float" office:value="0.79" table:style-name="ce19">
            <text:p>0.79</text:p>
          </table:table-cell>
          <table:table-cell office:value-type="string" table:style-name="ce20">
            <text:p>20 21 00.6482842761</text:p>
          </table:table-cell>
          <table:table-cell office:value-type="string" table:style-name="ce20">
            <text:p>-14 46 53.378600257</text:p>
          </table:table-cell>
          <table:table-cell office:value-type="float" office:value="305.25298035450902" table:style-name="ce15">
            <text:p>305.2529804</text:p>
          </table:table-cell>
          <table:table-cell office:value-type="float" office:value="-14.7814060011568" table:style-name="ce15">
            <text:p>-14.781406</text:p>
          </table:table-cell>
          <table:table-cell office:value-type="float" office:value="8.3965750063080407" table:style-name="ce15">
            <text:p>8.396575006</text:p>
          </table:table-cell>
          <table:table-cell office:value-type="float" office:value="0.63480559999999997" table:style-name="ce15">
            <text:p>0.6348056</text:p>
          </table:table-cell>
          <table:table-cell office:value-type="float" office:value="44.134920000000001" table:style-name="ce15">
            <text:p>44.13492</text:p>
          </table:table-cell>
          <table:table-cell office:value-type="float" office:value="44.133447193153003" table:style-name="ce15">
            <text:p>44.13344719</text:p>
          </table:table-cell>
          <table:table-cell office:value-type="float" office:value="0.60875710000000005" table:style-name="ce15">
            <text:p>0.6087571</text:p>
          </table:table-cell>
          <table:table-cell office:value-type="float" office:value="0.360227948240257" table:style-name="ce15">
            <text:p>0.360227948</text:p>
          </table:table-cell>
          <table:table-cell office:value-type="float" office:value="0.40721604" table:style-name="ce15">
            <text:p>0.40721604</text:p>
          </table:table-cell>
          <table:table-cell table:style-name="ce15"/>
          <table:table-cell office:value-type="float" office:value="29.149763031334199" table:style-name="ce15">
            <text:p>29.14976303</text:p>
          </table:table-cell>
          <table:table-cell office:value-type="float" office:value="-26.370260540534399" table:style-name="ce15">
            <text:p>-26.37026054</text:p>
          </table:table-cell>
          <table:table-cell office:value-type="string" table:style-name="ce15">
            <text:p>Gaia EDR3</text:p>
          </table:table-cell>
          <table:table-cell office:value-type="float" office:value="119.09617900736151" table:formula="of:=(1/[.M4])*1000" table:style-name="ce21">
            <text:p>119.096179</text:p>
          </table:table-cell>
          <table:table-cell office:value-type="float" office:value="7.3999999999999996E-2" table:style-name="ce15">
            <text:p>0.074</text:p>
          </table:table-cell>
          <table:table-cell office:value-type="float" office:value="7.3999999999999996E-2" table:formula="of:=IF([.X4]&lt;80;0;                      IF(ABS([.V4])&gt;20;[.Y4];(1-EXP(-ABS([.X4]*SIN([.V4]))/125))*[.Y4]))" table:style-name="ce18">
            <text:p>0.074</text:p>
          </table:table-cell>
          <table:table-cell office:value-type="float" office:value="0.71600000000000008" table:formula="of:=[.F4]-[.Z4]" table:style-name="ce18">
            <text:p>0.716</text:p>
          </table:table-cell>
          <table:table-cell office:value-type="float" office:value="0.71600000000000008" table:formula="of:=[.H4]-[.Z4]" table:style-name="ce1">
            <text:p>0.716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Bet_Gem</text:p>
          </table:table-cell>
          <table:table-cell office:value-type="float" office:value="3" table:style-name="ce19">
            <text:p>3</text:p>
          </table:table-cell>
          <table:table-cell office:value-type="float" office:value="1.1399999999999999" table:style-name="ce19">
            <text:p>1.14</text:p>
          </table:table-cell>
          <table:table-cell office:value-type="float" office:value="2.14" table:style-name="ce19">
            <text:p>2.14</text:p>
          </table:table-cell>
          <table:table-cell office:value-type="float" office:value="1.86" table:formula="of:=[.B5]-[.C5]" table:style-name="ce19">
            <text:p>1.86</text:p>
          </table:table-cell>
          <table:table-cell office:value-type="float" office:value="1.0000000000000002" table:formula="of:=[.D5]-[.C5]" table:style-name="ce19">
            <text:p>1</text:p>
          </table:table-cell>
          <table:table-cell office:value-type="string" table:style-name="ce19">
            <text:p>Ducati, 2002</text:p>
          </table:table-cell>
          <table:table-cell office:value-type="float" office:value="0.99099999999999999" table:style-name="ce19">
            <text:p>0.991</text:p>
          </table:table-cell>
          <table:table-cell office:value-type="string" table:style-name="ce20">
            <text:p>07 45 18.94987</text:p>
          </table:table-cell>
          <table:table-cell office:value-type="string" table:style-name="ce20">
            <text:p>+28 01 34.3160</text:p>
          </table:table-cell>
          <table:table-cell office:value-type="float" office:value="116.33068263" table:style-name="ce23">
            <text:p>116</text:p>
          </table:table-cell>
          <table:table-cell office:value-type="float" office:value="28.02631031" table:style-name="ce15">
            <text:p>28.02631031</text:p>
          </table:table-cell>
          <table:table-cell office:value-type="float" office:value="96.74" table:style-name="ce15">
            <text:p>96.74</text:p>
          </table:table-cell>
          <table:table-cell office:value-type="float" office:value="0.87" table:style-name="ce15">
            <text:p>0.87</text:p>
          </table:table-cell>
          <table:table-cell office:value-type="float" office:value="554.22464537099995" table:style-name="ce15">
            <text:p>554.2246454</text:p>
          </table:table-cell>
          <table:table-cell office:value-type="float" office:value="-625.69000000000005" table:style-name="ce15">
            <text:p>-625.69</text:p>
          </table:table-cell>
          <table:table-cell office:value-type="float" office:value="1.02" table:style-name="ce15">
            <text:p>1.02</text:p>
          </table:table-cell>
          <table:table-cell office:value-type="float" office:value="-45.95" table:style-name="ce15">
            <text:p>-45.95</text:p>
          </table:table-cell>
          <table:table-cell office:value-type="float" office:value="0.53" table:style-name="ce15">
            <text:p>0.53</text:p>
          </table:table-cell>
          <table:table-cell table:style-name="ce15"/>
          <table:table-cell office:value-type="float" office:value="192.22929999999999" table:style-name="ce15">
            <text:p>192.2293</text:p>
          </table:table-cell>
          <table:table-cell office:value-type="float" office:value="23.406300000000002" table:style-name="ce15">
            <text:p>23.4063</text:p>
          </table:table-cell>
          <table:table-cell office:value-type="string" table:style-name="ce15">
            <text:p>HIPPARCOS</text:p>
          </table:table-cell>
          <table:table-cell office:value-type="float" office:value="10.336985734959686" table:formula="of:=(1/[.M5])*1000" table:style-name="ce21">
            <text:p>10.336986</text:p>
          </table:table-cell>
          <table:table-cell office:value-type="float" office:value="3.7999999999999999E-2" table:style-name="ce15">
            <text:p>0.038</text:p>
          </table:table-cell>
          <table:table-cell office:value-type="float" office:value="0" table:formula="of:=IF([.X5]&lt;80;0;                      IF(ABS([.V5])&gt;20;[.Y5];(1-EXP(-ABS([.X5]*SIN([.V5]))/125))*[.Y5]))" table:style-name="ce18">
            <text:p>0</text:p>
          </table:table-cell>
          <table:table-cell office:value-type="float" office:value="1.0000000000000002" table:formula="of:=[.F5]-[.Z5]" table:style-name="ce18">
            <text:p>1</text:p>
          </table:table-cell>
          <table:table-cell office:value-type="float" office:value="0.99099999999999999" table:formula="of:=[.H5]-[.Z5]" table:style-name="ce1">
            <text:p>0.991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NGC_2682_231</text:p>
          </table:table-cell>
          <table:table-cell table:style-name="ce19"/>
          <table:table-cell office:value-type="float" office:value="11.476000000000001" table:style-name="ce24">
            <text:p>11</text:p>
          </table:table-cell>
          <table:table-cell office:value-type="float" office:value="12.695" table:style-name="ce19">
            <text:p>12.695</text:p>
          </table:table-cell>
          <table:table-cell table:style-name="ce19"/>
          <table:table-cell office:value-type="float" office:value="1.2189999999999994" table:formula="of:=[.D6]-[.C6]" table:style-name="ce19">
            <text:p>1.219</text:p>
          </table:table-cell>
          <table:table-cell office:value-type="string" table:style-name="ce19">
            <text:p>Teff and metallicities for Tycho-2 stars (Ammons+, 2006)<text:s/></text:p>
          </table:table-cell>
          <table:table-cell office:value-type="float" office:value="1.2189999999999994" table:formula="of:=[.F6]-[.E6]" table:style-name="ce19">
            <text:p>1.219</text:p>
          </table:table-cell>
          <table:table-cell office:value-type="string" table:style-name="ce20">
            <text:p>08 51 45.0772181969</text:p>
          </table:table-cell>
          <table:table-cell office:value-type="string" table:style-name="ce20">
            <text:p>+11 47 45.974219749</text:p>
          </table:table-cell>
          <table:table-cell office:value-type="float" office:value="132.937771574029" table:style-name="ce15">
            <text:p>132.9377716</text:p>
          </table:table-cell>
          <table:table-cell office:value-type="float" office:value="11.796090555435899" table:style-name="ce15">
            <text:p>11.79609056</text:p>
          </table:table-cell>
          <table:table-cell office:value-type="float" office:value="1.2508955092582199" table:style-name="ce15">
            <text:p>1.250895509</text:p>
          </table:table-cell>
          <table:table-cell office:value-type="float" office:value="2.5373272999999998E-2" table:style-name="ce15">
            <text:p>0.025373273</text:p>
          </table:table-cell>
          <table:table-cell office:value-type="float" office:value="11.414781" table:style-name="ce15">
            <text:p>11.414781</text:p>
          </table:table-cell>
          <table:table-cell office:value-type="float" office:value="-11.0597233629538" table:style-name="ce15">
            <text:p>-11.05972336</text:p>
          </table:table-cell>
          <table:table-cell office:value-type="float" office:value="2.5896435999999998E-2" table:style-name="ce15">
            <text:p>0.025896436</text:p>
          </table:table-cell>
          <table:table-cell office:value-type="float" office:value="-2.82484250563106" table:style-name="ce15">
            <text:p>-2.824842506</text:p>
          </table:table-cell>
          <table:table-cell office:value-type="float" office:value="1.8662249999999998E-2" table:style-name="ce15">
            <text:p>0.01866225</text:p>
          </table:table-cell>
          <table:table-cell office:value-type="float" office:value="33.420653999999999" table:style-name="ce15">
            <text:p>33.420654</text:p>
          </table:table-cell>
          <table:table-cell office:value-type="float" office:value="215.75465520570799" table:style-name="ce15">
            <text:p>215.7546552</text:p>
          </table:table-cell>
          <table:table-cell office:value-type="float" office:value="31.9948701609297" table:style-name="ce15">
            <text:p>31.99487016</text:p>
          </table:table-cell>
          <table:table-cell office:value-type="string" table:style-name="ce15">
            <text:p>Gaia EDR3</text:p>
          </table:table-cell>
          <table:table-cell office:value-type="float" office:value="799.42728437245671" table:formula="of:=(1/[.M6])*1000" table:style-name="ce21">
            <text:p>799.427284</text:p>
          </table:table-cell>
          <table:table-cell office:value-type="float" office:value="3.1E-2" table:style-name="ce15">
            <text:p>0.031</text:p>
          </table:table-cell>
          <table:table-cell office:value-type="float" office:value="3.1E-2" table:formula="of:=IF([.X6]&lt;80;0;                      IF(ABS([.V6])&gt;20;[.Y6];(1-EXP(-ABS([.X6]*SIN([.V6]))/125))*[.Y6]))" table:style-name="ce18">
            <text:p>0.031</text:p>
          </table:table-cell>
          <table:table-cell office:value-type="float" office:value="1.1879999999999995" table:formula="of:=[.F6]-[.Z6]" table:style-name="ce18">
            <text:p>1.188</text:p>
          </table:table-cell>
          <table:table-cell office:value-type="float" office:value="1.1879999999999995" table:formula="of:=[.H6]-[.Z6]" table:style-name="ce1">
            <text:p>1.188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Procyon_A</text:p>
          </table:table-cell>
          <table:table-cell office:value-type="float" office:value="0.82" table:style-name="ce19">
            <text:p>0.82</text:p>
          </table:table-cell>
          <table:table-cell office:value-type="float" office:value="0.37" table:style-name="ce19">
            <text:p>0.37</text:p>
          </table:table-cell>
          <table:table-cell office:value-type="float" office:value="0.79" table:style-name="ce19">
            <text:p>0.79</text:p>
          </table:table-cell>
          <table:table-cell office:value-type="float" office:value="0.44999999999999996" table:formula="of:=[.B7]-[.C7]" table:style-name="ce19">
            <text:p>0.45</text:p>
          </table:table-cell>
          <table:table-cell office:value-type="float" office:value="0.42000000000000004" table:formula="of:=[.D7]-[.C7]" table:style-name="ce19">
            <text:p>0.42</text:p>
          </table:table-cell>
          <table:table-cell office:value-type="string" table:style-name="ce19">
            <text:p>Ducati, 2002</text:p>
          </table:table-cell>
          <table:table-cell office:value-type="float" office:value="0.432" table:style-name="ce19">
            <text:p>0.432</text:p>
          </table:table-cell>
          <table:table-cell office:value-type="string" table:style-name="ce25">
            <text:p>07 39 18.11950</text:p>
          </table:table-cell>
          <table:table-cell office:value-type="string" table:style-name="ce20">
            <text:p>+05 13 29.9552</text:p>
          </table:table-cell>
          <table:table-cell office:value-type="float" office:value="114.82724193999999" table:style-name="ce17">
            <text:p>114.8272419</text:p>
          </table:table-cell>
          <table:table-cell office:value-type="float" office:value="5.2275076699999996" table:style-name="ce17">
            <text:p>5.22750767</text:p>
          </table:table-cell>
          <table:table-cell office:value-type="float" office:value="285.93" table:style-name="ce15">
            <text:p>285.93</text:p>
          </table:table-cell>
          <table:table-cell office:value-type="float" office:value="0.88" table:style-name="ce15">
            <text:p>0.88</text:p>
          </table:table-cell>
          <table:table-cell office:value-type="float" office:value="1256.80783103" table:style-name="ce15">
            <text:p>1256.807831</text:p>
          </table:table-cell>
          <table:table-cell office:value-type="float" office:value="-716.57" table:style-name="ce15">
            <text:p>-716.57</text:p>
          </table:table-cell>
          <table:table-cell office:value-type="float" office:value="0.88" table:style-name="ce15">
            <text:p>0.88</text:p>
          </table:table-cell>
          <table:table-cell office:value-type="float" office:value="-1034.58" table:style-name="ce15">
            <text:p>-1034.58</text:p>
          </table:table-cell>
          <table:table-cell office:value-type="float" office:value="0.38" table:style-name="ce15">
            <text:p>0.38</text:p>
          </table:table-cell>
          <table:table-cell table:style-name="ce15"/>
          <table:table-cell office:value-type="float" office:value="213.7022" table:style-name="ce15">
            <text:p>213.7022</text:p>
          </table:table-cell>
          <table:table-cell office:value-type="float" office:value="13.019399999999999" table:style-name="ce15">
            <text:p>13.0194</text:p>
          </table:table-cell>
          <table:table-cell office:value-type="string" table:style-name="ce15">
            <text:p>HIPPARCOS</text:p>
          </table:table-cell>
          <table:table-cell office:value-type="float" office:value="3.4973594935823455" table:formula="of:=(1/[.M7])*1000" table:style-name="ce21">
            <text:p>3.497359</text:p>
          </table:table-cell>
          <table:table-cell office:value-type="float" office:value="6.2E-2" table:style-name="ce15">
            <text:p>0.062</text:p>
          </table:table-cell>
          <table:table-cell office:value-type="float" office:value="0" table:formula="of:=IF([.X7]&lt;80;0;                      IF(ABS([.V7])&gt;20;[.Y7];(1-EXP(-ABS([.X7]*SIN([.V7]))/125))*[.Y7]))" table:style-name="ce18">
            <text:p>0</text:p>
          </table:table-cell>
          <table:table-cell office:value-type="float" office:value="0.42000000000000004" table:formula="of:=[.F7]-[.Z7]" table:style-name="ce18">
            <text:p>0.42</text:p>
          </table:table-cell>
          <table:table-cell office:value-type="float" office:value="0.432" table:formula="of:=[.H7]-[.Z7]" table:style-name="ce1">
            <text:p>0.432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Alf_Ari</text:p>
          </table:table-cell>
          <table:table-cell office:value-type="float" office:value="4.29" table:style-name="ce19">
            <text:p>4.29</text:p>
          </table:table-cell>
          <table:table-cell office:value-type="float" office:value="2.0099999999999998" table:style-name="ce19">
            <text:p>2.01</text:p>
          </table:table-cell>
          <table:table-cell office:value-type="float" office:value="3.17" table:style-name="ce19">
            <text:p>3.17</text:p>
          </table:table-cell>
          <table:table-cell office:value-type="float" office:value="2.2800000000000002" table:formula="of:=[.B8]-[.C8]" table:style-name="ce19">
            <text:p>2.28</text:p>
          </table:table-cell>
          <table:table-cell office:value-type="float" office:value="1.1600000000000001" table:formula="of:=[.D8]-[.C8]" table:style-name="ce19">
            <text:p>1.16</text:p>
          </table:table-cell>
          <table:table-cell office:value-type="string" table:style-name="ce19">
            <text:p>Ducati, 2002</text:p>
          </table:table-cell>
          <table:table-cell office:value-type="float" office:value="1.151" table:style-name="ce19">
            <text:p>1.151</text:p>
          </table:table-cell>
          <table:table-cell office:value-type="string" table:style-name="ce20">
            <text:p>02 07 10.40570</text:p>
          </table:table-cell>
          <table:table-cell office:value-type="string" table:style-name="ce20">
            <text:p>+23 27 44.7032</text:p>
          </table:table-cell>
          <table:table-cell office:value-type="float" office:value="31.792857569999999" table:style-name="ce15">
            <text:p>31.79285757</text:p>
          </table:table-cell>
          <table:table-cell office:value-type="float" office:value="23.462777429999999" table:style-name="ce15">
            <text:p>23.46277743</text:p>
          </table:table-cell>
          <table:table-cell office:value-type="float" office:value="49.48" table:style-name="ce15">
            <text:p>49.48</text:p>
          </table:table-cell>
          <table:table-cell office:value-type="float" office:value="0.99" table:style-name="ce15">
            <text:p>0.99</text:p>
          </table:table-cell>
          <table:table-cell office:value-type="float" office:value="227.72786074699999" table:style-name="ce15">
            <text:p>227.7278607</text:p>
          </table:table-cell>
          <table:table-cell office:value-type="float" office:value="190.73" table:style-name="ce15">
            <text:p>190.73</text:p>
          </table:table-cell>
          <table:table-cell office:value-type="float" office:value="1.01" table:style-name="ce15">
            <text:p>1.01</text:p>
          </table:table-cell>
          <table:table-cell office:value-type="float" office:value="-145.77000000000001" table:style-name="ce15">
            <text:p>-145.77</text:p>
          </table:table-cell>
          <table:table-cell office:value-type="float" office:value="0.77" table:style-name="ce15">
            <text:p>0.77</text:p>
          </table:table-cell>
          <table:table-cell table:style-name="ce15"/>
          <table:table-cell office:value-type="float" office:value="144.57839999999999" table:style-name="ce15">
            <text:p>144.5784</text:p>
          </table:table-cell>
          <table:table-cell office:value-type="float" office:value="-36.205500000000001" table:style-name="ce15">
            <text:p>-36.2055</text:p>
          </table:table-cell>
          <table:table-cell office:value-type="string" table:style-name="ce15">
            <text:p>HIPPARCOS</text:p>
          </table:table-cell>
          <table:table-cell office:value-type="float" office:value="20.210185933710591" table:formula="of:=(1/[.M8])*1000" table:style-name="ce21">
            <text:p>20.210186</text:p>
          </table:table-cell>
          <table:table-cell table:style-name="ce15"/>
          <table:table-cell office:value-type="float" office:value="0" table:formula="of:=IF([.X8]&lt;80;0;                      IF(ABS([.V8])&gt;20;[.Y8];(1-EXP(-ABS([.X8]*SIN([.V8]))/125))*[.Y8]))" table:style-name="ce18">
            <text:p>0</text:p>
          </table:table-cell>
          <table:table-cell office:value-type="float" office:value="1.1600000000000001" table:formula="of:=[.F8]-[.Z8]" table:style-name="ce18">
            <text:p>1.16</text:p>
          </table:table-cell>
          <table:table-cell office:value-type="float" office:value="1.151" table:formula="of:=[.H8]-[.Z8]" table:style-name="ce1">
            <text:p>1.151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Phi02_Ori</text:p>
          </table:table-cell>
          <table:table-cell office:value-type="float" office:value="5.7" table:style-name="ce19">
            <text:p>5.7</text:p>
          </table:table-cell>
          <table:table-cell office:value-type="float" office:value="4.09" table:style-name="ce19">
            <text:p>4.09</text:p>
          </table:table-cell>
          <table:table-cell office:value-type="float" office:value="5.04" table:style-name="ce19">
            <text:p>5.04</text:p>
          </table:table-cell>
          <table:table-cell office:value-type="float" office:value="1.6100000000000003" table:formula="of:=[.B9]-[.C9]" table:style-name="ce19">
            <text:p>1.61</text:p>
          </table:table-cell>
          <table:table-cell office:value-type="float" office:value="0.95000000000000018" table:formula="of:=[.D9]-[.C9]" table:style-name="ce19">
            <text:p>0.95</text:p>
          </table:table-cell>
          <table:table-cell office:value-type="string" table:style-name="ce19">
            <text:p>Ducati, 2002</text:p>
          </table:table-cell>
          <table:table-cell office:value-type="float" office:value="0.95099999999999996" table:style-name="ce19">
            <text:p>0.951</text:p>
          </table:table-cell>
          <table:table-cell office:value-type="string" table:style-name="ce25">
            <text:p>05 36 54.3881859 </text:p>
          </table:table-cell>
          <table:table-cell office:value-type="string" table:style-name="ce20">
            <text:p>+09 17 26.409553</text:p>
          </table:table-cell>
          <table:table-cell office:value-type="float" office:value="84.227061754191396" table:style-name="ce15">
            <text:p>84.22706175</text:p>
          </table:table-cell>
          <table:table-cell office:value-type="float" office:value="9.2893156007772397" table:style-name="ce15">
            <text:p>9.289315601</text:p>
          </table:table-cell>
          <table:table-cell office:value-type="float" office:value="28.672196661234999" table:style-name="ce15">
            <text:p>28.67219666</text:p>
          </table:table-cell>
          <table:table-cell office:value-type="float" office:value="0.18594953" table:style-name="ce15">
            <text:p>0.18594953</text:p>
          </table:table-cell>
          <table:table-cell office:value-type="float" office:value="320.47057999999998" table:style-name="ce15">
            <text:p>320.47058</text:p>
          </table:table-cell>
          <table:table-cell office:value-type="float" office:value="98.300988997090897" table:style-name="ce15">
            <text:p>98.300989</text:p>
          </table:table-cell>
          <table:table-cell office:value-type="float" office:value="0.19135200999999999" table:style-name="ce15">
            <text:p>0.19135201</text:p>
          </table:table-cell>
          <table:table-cell office:value-type="float" office:value="-305.02181319546901" table:style-name="ce15">
            <text:p>-305.0218132</text:p>
          </table:table-cell>
          <table:table-cell office:value-type="float" office:value="0.13065826999999999" table:style-name="ce15">
            <text:p>0.13065827</text:p>
          </table:table-cell>
          <table:table-cell office:value-type="float" office:value="97.960229999999996" table:style-name="ce15">
            <text:p>97.96023</text:p>
          </table:table-cell>
          <table:table-cell office:value-type="float" office:value="195.84631418359601" table:style-name="ce15">
            <text:p>195.8463142</text:p>
          </table:table-cell>
          <table:table-cell office:value-type="float" office:value="-11.9473879656294" table:style-name="ce15">
            <text:p>-11.94738797</text:p>
          </table:table-cell>
          <table:table-cell office:value-type="string" table:style-name="ce15">
            <text:p>Gaia EDR3</text:p>
          </table:table-cell>
          <table:table-cell office:value-type="float" office:value="34.876992921578513" table:formula="of:=(1/[.M9])*1000" table:style-name="ce21">
            <text:p>34.876993</text:p>
          </table:table-cell>
          <table:table-cell table:style-name="ce15"/>
          <table:table-cell office:value-type="float" office:value="0" table:formula="of:=IF([.X9]&lt;80;0;                      IF(ABS([.V9])&gt;20;[.Y9];(1-EXP(-ABS([.X9]*SIN([.V9]))/125))*[.Y9]))" table:style-name="ce18">
            <text:p>0</text:p>
          </table:table-cell>
          <table:table-cell office:value-type="float" office:value="0.95000000000000018" table:formula="of:=[.F9]-[.Z9]" table:style-name="ce18">
            <text:p>0.95</text:p>
          </table:table-cell>
          <table:table-cell office:value-type="float" office:value="0.95099999999999996" table:formula="of:=[.H9]-[.Z9]" table:style-name="ce1">
            <text:p>0.951</text:p>
          </table:table-cell>
          <table:table-cell table:number-columns-repeated="16356"/>
        </table:table-row>
        <table:table-row table:style-name="ro1">
          <table:table-cell office:value-type="string" table:style-name="ce7">
            <text:p>Bet_Com</text:p>
          </table:table-cell>
          <table:table-cell office:value-type="float" office:value="4.92" table:style-name="ce19">
            <text:p>4.92</text:p>
          </table:table-cell>
          <table:table-cell office:value-type="float" office:value="4.25" table:style-name="ce19">
            <text:p>4.25</text:p>
          </table:table-cell>
          <table:table-cell office:value-type="float" office:value="4.84" table:style-name="ce19">
            <text:p>4.84</text:p>
          </table:table-cell>
          <table:table-cell office:value-type="float" office:value="0.66999999999999993" table:formula="of:=[.B10]-[.C10]" table:style-name="ce19">
            <text:p>0.67</text:p>
          </table:table-cell>
          <table:table-cell office:value-type="float" office:value="0.57999999999999996" table:style-name="ce19">
            <text:p>0.58</text:p>
          </table:table-cell>
          <table:table-cell office:value-type="string" table:style-name="ce19">
            <text:p>Ducati, 2002</text:p>
          </table:table-cell>
          <table:table-cell office:value-type="float" office:value="0.57199999999999995" table:style-name="ce19">
            <text:p>0.572</text:p>
          </table:table-cell>
          <table:table-cell office:value-type="string" table:style-name="ce20">
            <text:p>13 11 52.3937856</text:p>
          </table:table-cell>
          <table:table-cell office:value-type="string" table:style-name="ce20">
            <text:p>+27 52 41.453553</text:p>
          </table:table-cell>
          <table:table-cell office:value-type="float" office:value="197.96428161336999" table:style-name="ce15">
            <text:p>197.9642816</text:p>
          </table:table-cell>
          <table:table-cell office:value-type="float" office:value="27.882105372524499" table:style-name="ce15">
            <text:p>27.88210537</text:p>
          </table:table-cell>
          <table:table-cell office:value-type="float" office:value="108.72500920524899" table:style-name="ce15">
            <text:p>108.7250092</text:p>
          </table:table-cell>
          <table:table-cell office:value-type="float" office:value="0.16446067" table:style-name="ce15">
            <text:p>0.16446067</text:p>
          </table:table-cell>
          <table:table-cell office:value-type="float" office:value="1191.4730999999999" table:style-name="ce15">
            <text:p>1191.4731</text:p>
          </table:table-cell>
          <table:table-cell office:value-type="float" office:value="-800.72010207457902" table:style-name="ce15">
            <text:p>-800.7201021</text:p>
          </table:table-cell>
          <table:table-cell office:value-type="float" office:value="0.12143676" table:style-name="ce15">
            <text:p>0.12143676</text:p>
          </table:table-cell>
          <table:table-cell office:value-type="float" office:value="882.30132378460303" table:style-name="ce15">
            <text:p>882.3013238</text:p>
          </table:table-cell>
          <table:table-cell office:value-type="float" office:value="8.8899489999999998E-2" table:style-name="ce15">
            <text:p>0.08889949</text:p>
          </table:table-cell>
          <table:table-cell office:value-type="float" office:value="5.6009520000000004" table:style-name="ce15">
            <text:p>5.600952</text:p>
          </table:table-cell>
          <table:table-cell office:value-type="float" office:value="43.5578642705823" table:style-name="ce15">
            <text:p>43.55786427</text:p>
          </table:table-cell>
          <table:table-cell office:value-type="float" office:value="85.410244876198206" table:style-name="ce15">
            <text:p>85.41024488</text:p>
          </table:table-cell>
          <table:table-cell office:value-type="string" table:style-name="ce15">
            <text:p>Gaia EDR3</text:p>
          </table:table-cell>
          <table:table-cell office:value-type="float" office:value="9.197515891787317" table:formula="of:=(1/[.M10])*1000" table:style-name="ce21">
            <text:p>9.197516</text:p>
          </table:table-cell>
          <table:table-cell table:style-name="ce15"/>
          <table:table-cell office:value-type="float" office:value="0" table:formula="of:=IF([.X10]&lt;80;0;                      IF(ABS([.V10])&gt;20;[.Y10];(1-EXP(-ABS([.X10]*SIN([.V10]))/125))*[.Y10]))" table:style-name="ce18">
            <text:p>0</text:p>
          </table:table-cell>
          <table:table-cell office:value-type="float" office:value="0.57999999999999996" table:formula="of:=[.F10]-[.Z10]" table:style-name="ce18">
            <text:p>0.58</text:p>
          </table:table-cell>
          <table:table-cell office:value-type="float" office:value="0.57199999999999995" table:formula="of:=[.H10]-[.Z10]" table:style-name="ce1">
            <text:p>0.572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71_Oph</text:p>
          </table:table-cell>
          <table:table-cell table:style-name="ce19"/>
          <table:table-cell office:value-type="float" office:value="4.6399999999999997" table:style-name="ce19">
            <text:p>4.64</text:p>
          </table:table-cell>
          <table:table-cell office:value-type="float" office:value="5.5919999999999996" table:style-name="ce19">
            <text:p>5.592</text:p>
          </table:table-cell>
          <table:table-cell table:style-name="ce19"/>
          <table:table-cell office:value-type="float" office:value="0.95199999999999996" table:formula="of:=[.D11]-[.C11]" table:style-name="ce19">
            <text:p>0.952</text:p>
          </table:table-cell>
          <table:table-cell office:value-type="string" table:style-name="ce19">
            <text:p>The Tycho-2 catalogue of the 2.5 million brightest stars.</text:p>
          </table:table-cell>
          <table:table-cell office:value-type="float" office:value="0.95099999999999996" table:style-name="ce19">
            <text:p>0.951</text:p>
          </table:table-cell>
          <table:table-cell office:value-type="string" table:style-name="ce20">
            <text:p>18 07 18.3588843509</text:p>
          </table:table-cell>
          <table:table-cell office:value-type="string" table:style-name="ce20">
            <text:p>+08 44 01.918091638</text:p>
          </table:table-cell>
          <table:table-cell office:value-type="float" office:value="271.82653939163299" table:style-name="ce15">
            <text:p>271.8265394</text:p>
          </table:table-cell>
          <table:table-cell office:value-type="float" office:value="8.7339984491478706" table:style-name="ce15">
            <text:p>8.733998449</text:p>
          </table:table-cell>
          <table:table-cell office:value-type="float" office:value="12.602265530316799" table:style-name="ce15">
            <text:p>12.60226553</text:p>
          </table:table-cell>
          <table:table-cell office:value-type="float" office:value="0.11060894" table:style-name="ce15">
            <text:p>0.11060894</text:p>
          </table:table-cell>
          <table:table-cell office:value-type="float" office:value="30.957820000000002" table:style-name="ce15">
            <text:p>30.95782</text:p>
          </table:table-cell>
          <table:table-cell office:value-type="float" office:value="9.3180337834914901" table:style-name="ce15">
            <text:p>9.318033783</text:p>
          </table:table-cell>
          <table:table-cell office:value-type="float" office:value="0.12397075" table:style-name="ce15">
            <text:p>0.12397075</text:p>
          </table:table-cell>
          <table:table-cell office:value-type="float" office:value="29.522210309310299" table:style-name="ce15">
            <text:p>29.52221031</text:p>
          </table:table-cell>
          <table:table-cell office:value-type="float" office:value="0.12125200999999999" table:style-name="ce15">
            <text:p>0.12125201</text:p>
          </table:table-cell>
          <table:table-cell office:value-type="float" office:value="-3.6377902" table:style-name="ce15">
            <text:p>-3.6377902</text:p>
          </table:table-cell>
          <table:table-cell office:value-type="float" office:value="35.816966521189997" table:style-name="ce15">
            <text:p>35.81696652</text:p>
          </table:table-cell>
          <table:table-cell office:value-type="float" office:value="13.744041055302199" table:style-name="ce15">
            <text:p>13.74404106</text:p>
          </table:table-cell>
          <table:table-cell office:value-type="string" table:style-name="ce15">
            <text:p>Gaia EDR3</text:p>
          </table:table-cell>
          <table:table-cell office:value-type="float" office:value="79.350811772243446" table:formula="of:=(1/[.M11])*1000" table:style-name="ce21">
            <text:p>79.350812</text:p>
          </table:table-cell>
          <table:table-cell table:style-name="ce15"/>
          <table:table-cell office:value-type="float" office:value="0" table:formula="of:=IF([.X11]&lt;80;0;                      IF(ABS([.V11])&gt;20;[.Y11];(1-EXP(-ABS([.X11]*SIN([.V11]))/125))*[.Y11]))" table:style-name="ce18">
            <text:p>0</text:p>
          </table:table-cell>
          <table:table-cell office:value-type="float" office:value="0.95199999999999996" table:formula="of:=[.F11]-[.Z11]" table:style-name="ce18">
            <text:p>0.952</text:p>
          </table:table-cell>
          <table:table-cell office:value-type="float" office:value="0.95099999999999996" table:formula="of:=[.H11]-[.Z11]" table:style-name="ce1">
            <text:p>0.951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Eta_Ser</text:p>
          </table:table-cell>
          <table:table-cell office:value-type="float" office:value="4.84" table:style-name="ce19">
            <text:p>4.84</text:p>
          </table:table-cell>
          <table:table-cell office:value-type="float" office:value="3.25" table:style-name="ce19">
            <text:p>3.25</text:p>
          </table:table-cell>
          <table:table-cell office:value-type="float" office:value="4.1900000000000004" table:style-name="ce19">
            <text:p>4.19</text:p>
          </table:table-cell>
          <table:table-cell office:value-type="float" office:value="1.5899999999999999" table:formula="of:=[.B12]-[.C12]" table:style-name="ce19">
            <text:p>1.59</text:p>
          </table:table-cell>
          <table:table-cell office:value-type="float" office:value="0.94000000000000039" table:formula="of:=[.D12]-[.C12]" table:style-name="ce19">
            <text:p>0.94</text:p>
          </table:table-cell>
          <table:table-cell office:value-type="string" table:style-name="ce19">
            <text:p>Ducati, 2002</text:p>
          </table:table-cell>
          <table:table-cell office:value-type="float" office:value="0.94099999999999995" table:style-name="ce19">
            <text:p>0.941</text:p>
          </table:table-cell>
          <table:table-cell office:value-type="string" table:style-name="ce25">
            <text:p>18 21 18.6005560</text:p>
          </table:table-cell>
          <table:table-cell office:value-type="string" table:style-name="ce20">
            <text:p>-02 53 55.776595</text:p>
          </table:table-cell>
          <table:table-cell office:value-type="float" office:value="275.325059358761" table:style-name="ce15">
            <text:p>275.3250594</text:p>
          </table:table-cell>
          <table:table-cell office:value-type="float" office:value="-2.9019428805540799" table:style-name="ce15">
            <text:p>-2.901942881</text:p>
          </table:table-cell>
          <table:table-cell office:value-type="float" office:value="52.441307944385898" table:style-name="ce15">
            <text:p>52.44130794</text:p>
          </table:table-cell>
          <table:table-cell office:value-type="float" office:value="0.20363919999999999" table:style-name="ce15">
            <text:p>0.2036392</text:p>
          </table:table-cell>
          <table:table-cell office:value-type="float" office:value="890.21954000000005" table:style-name="ce15">
            <text:p>890.21954</text:p>
          </table:table-cell>
          <table:table-cell office:value-type="float" office:value="-548.902612794079" table:style-name="ce15">
            <text:p>-548.9026128</text:p>
          </table:table-cell>
          <table:table-cell office:value-type="float" office:value="0.20972545000000001" table:style-name="ce15">
            <text:p>0.20972545</text:p>
          </table:table-cell>
          <table:table-cell office:value-type="float" office:value="-700.85430656440803" table:style-name="ce15">
            <text:p>-700.8543066</text:p>
          </table:table-cell>
          <table:table-cell office:value-type="float" office:value="0.17286617000000001" table:style-name="ce15">
            <text:p>0.17286617</text:p>
          </table:table-cell>
          <table:table-cell table:style-name="ce15"/>
          <table:table-cell office:value-type="float" office:value="26.891467388312901" table:style-name="ce15">
            <text:p>26.89146739</text:p>
          </table:table-cell>
          <table:table-cell office:value-type="float" office:value="5.3628151074058499" table:style-name="ce15">
            <text:p>5.362815107</text:p>
          </table:table-cell>
          <table:table-cell office:value-type="string" table:style-name="ce15">
            <text:p>Gaia EDR3</text:p>
          </table:table-cell>
          <table:table-cell office:value-type="float" office:value="19.068937049787198" table:formula="of:=(1/[.M12])*1000" table:style-name="ce21">
            <text:p>19.068937</text:p>
          </table:table-cell>
          <table:table-cell table:style-name="ce15"/>
          <table:table-cell office:value-type="float" office:value="0" table:formula="of:=IF([.X12]&lt;80;0;                      IF(ABS([.V12])&gt;20;[.Y12];(1-EXP(-ABS([.X12]*SIN([.V12]))/125))*[.Y12]))" table:style-name="ce18">
            <text:p>0</text:p>
          </table:table-cell>
          <table:table-cell office:value-type="float" office:value="0.94000000000000039" table:formula="of:=[.F12]-[.Z12]" table:style-name="ce18">
            <text:p>0.94</text:p>
          </table:table-cell>
          <table:table-cell office:value-type="float" office:value="0.94099999999999995" table:formula="of:=[.H12]-[.Z12]" table:style-name="ce1">
            <text:p>0.941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Mu_Aql</text:p>
          </table:table-cell>
          <table:table-cell office:value-type="float" office:value="6.87" table:style-name="ce19">
            <text:p>6.87</text:p>
          </table:table-cell>
          <table:table-cell office:value-type="float" office:value="4.45" table:style-name="ce19">
            <text:p>4.45</text:p>
          </table:table-cell>
          <table:table-cell office:value-type="float" office:value="5.63" table:style-name="ce19">
            <text:p>5.63</text:p>
          </table:table-cell>
          <table:table-cell office:value-type="float" office:value="2.42" table:formula="of:=[.B13]-[.C13]" table:style-name="ce19">
            <text:p>2.42</text:p>
          </table:table-cell>
          <table:table-cell office:value-type="float" office:value="1.1799999999999997" table:formula="of:=[.D13]-[.C13]" table:style-name="ce19">
            <text:p>1.18</text:p>
          </table:table-cell>
          <table:table-cell office:value-type="string" table:style-name="ce19">
            <text:p>Ducati, 2002</text:p>
          </table:table-cell>
          <table:table-cell office:value-type="float" office:value="1.1759999999999999" table:style-name="ce19">
            <text:p>1.176</text:p>
          </table:table-cell>
          <table:table-cell office:value-type="string" table:style-name="ce20">
            <text:p>19 34 05.3535328</text:p>
          </table:table-cell>
          <table:table-cell office:value-type="string" table:style-name="ce20">
            <text:p>+07 22 44.179596</text:p>
          </table:table-cell>
          <table:table-cell office:value-type="float" office:value="295.54814811155802" table:style-name="ce15">
            <text:p>295.5481481</text:p>
          </table:table-cell>
          <table:table-cell office:value-type="float" office:value="13.3403027176549" table:style-name="ce15">
            <text:p>13.34030272</text:p>
          </table:table-cell>
          <table:table-cell office:value-type="float" office:value="0.52326303327766999" table:style-name="ce15">
            <text:p>0.523263033</text:p>
          </table:table-cell>
          <table:table-cell office:value-type="float" office:value="4.5709640000000003E-2" table:style-name="ce15">
            <text:p>0.04570964</text:p>
          </table:table-cell>
          <table:table-cell office:value-type="float" office:value="2.6569839000000002" table:style-name="ce15">
            <text:p>2.6569839</text:p>
          </table:table-cell>
          <table:table-cell office:value-type="float" office:value="2.29575194605501" table:style-name="ce15">
            <text:p>2.295751946</text:p>
          </table:table-cell>
          <table:table-cell office:value-type="float" office:value="3.9875109999999998E-2" table:style-name="ce15">
            <text:p>0.03987511</text:p>
          </table:table-cell>
          <table:table-cell office:value-type="float" office:value="-1.33756715334057" table:style-name="ce15">
            <text:p>-1.337567153</text:p>
          </table:table-cell>
          <table:table-cell office:value-type="float" office:value="3.9889424999999999E-2" table:style-name="ce15">
            <text:p>0.039889425</text:p>
          </table:table-cell>
          <table:table-cell table:style-name="ce15"/>
          <table:table-cell office:value-type="float" office:value="50.624300728778699" table:style-name="ce15">
            <text:p>50.62430073</text:p>
          </table:table-cell>
          <table:table-cell office:value-type="float" office:value="-4.8761864028501796" table:style-name="ce15">
            <text:p>-4.876186403</text:p>
          </table:table-cell>
          <table:table-cell office:value-type="string" table:style-name="ce15">
            <text:p>Gaia EDR3</text:p>
          </table:table-cell>
          <table:table-cell office:value-type="float" office:value="1911.084744007416" table:formula="of:=(1/[.M13])*1000" table:style-name="ce21">
            <text:p>1911.084744</text:p>
          </table:table-cell>
          <table:table-cell office:value-type="float" office:value="0.26" table:style-name="ce15">
            <text:p>0.26</text:p>
          </table:table-cell>
          <table:table-cell office:value-type="float" office:value="0.25999992687643952" table:formula="of:=IF([.X13]&lt;80;0;                      IF(ABS([.V13])&gt;20;[.Y13];(1-EXP(-ABS([.X13]*SIN([.V13]))/125))*[.Y13]))" table:style-name="ce18">
            <text:p>0.259999927</text:p>
          </table:table-cell>
          <table:table-cell office:value-type="float" office:value="0.92000007312356025" table:formula="of:=[.F13]-[.Z13]" table:style-name="ce18">
            <text:p>0.920000073</text:p>
          </table:table-cell>
          <table:table-cell office:value-type="float" office:value="0.91600007312356047" table:formula="of:=[.H13]-[.Z13]" table:style-name="ce1">
            <text:p>0.916000073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Eta_Eri</text:p>
          </table:table-cell>
          <table:table-cell office:value-type="float" office:value="5.97" table:style-name="ce19">
            <text:p>5.97</text:p>
          </table:table-cell>
          <table:table-cell office:value-type="float" office:value="3.87" table:style-name="ce19">
            <text:p>3.87</text:p>
          </table:table-cell>
          <table:table-cell office:value-type="float" office:value="4.99" table:style-name="ce19">
            <text:p>4.99</text:p>
          </table:table-cell>
          <table:table-cell office:value-type="float" office:value="2.0999999999999996" table:formula="of:=[.B14]-[.C14]" table:style-name="ce19">
            <text:p>2.1</text:p>
          </table:table-cell>
          <table:table-cell office:value-type="float" office:value="1.1200000000000001" table:formula="of:=[.D14]-[.C14]" table:style-name="ce19">
            <text:p>1.12</text:p>
          </table:table-cell>
          <table:table-cell office:value-type="string" table:style-name="ce19">
            <text:p>Ducati, 2002</text:p>
          </table:table-cell>
          <table:table-cell office:value-type="float" office:value="1.0880000000000001" table:style-name="ce24">
            <text:p>1</text:p>
          </table:table-cell>
          <table:table-cell office:value-type="string" table:style-name="ce20">
            <text:p>02 56 25.6494839</text:p>
          </table:table-cell>
          <table:table-cell office:value-type="string" table:style-name="ce20">
            <text:p>-08 53 53.322099</text:p>
          </table:table-cell>
          <table:table-cell office:value-type="float" office:value="44.107223636728499" table:style-name="ce15">
            <text:p>44.10722364</text:p>
          </table:table-cell>
          <table:table-cell office:value-type="float" office:value="-8.89911734353627" table:style-name="ce15">
            <text:p>-8.899117344</text:p>
          </table:table-cell>
          <table:table-cell office:value-type="float" office:value="24.2177700091747" table:style-name="ce15">
            <text:p>24.21777001</text:p>
          </table:table-cell>
          <table:table-cell office:value-type="float" office:value="0.17492158999999999" table:style-name="ce15">
            <text:p>0.17492159</text:p>
          </table:table-cell>
          <table:table-cell office:value-type="float" office:value="232.65697" table:style-name="ce15">
            <text:p>232.65697</text:p>
          </table:table-cell>
          <table:table-cell office:value-type="float" office:value="78.200165576379305" table:style-name="ce15">
            <text:p>78.20016558</text:p>
          </table:table-cell>
          <table:table-cell office:value-type="float" office:value="0.24796435" table:style-name="ce15">
            <text:p>0.24796435</text:p>
          </table:table-cell>
          <table:table-cell office:value-type="float" office:value="-219.12096855159001" table:style-name="ce15">
            <text:p>-219.1209686</text:p>
          </table:table-cell>
          <table:table-cell office:value-type="float" office:value="0.19239338" table:style-name="ce15">
            <text:p>0.19239338</text:p>
          </table:table-cell>
          <table:table-cell table:style-name="ce15"/>
          <table:table-cell office:value-type="float" office:value="187.15767660231401" table:style-name="ce15">
            <text:p>187.1576766</text:p>
          </table:table-cell>
          <table:table-cell office:value-type="float" office:value="-55.311548697287499" table:style-name="ce15">
            <text:p>-55.3115487</text:p>
          </table:table-cell>
          <table:table-cell office:value-type="string" table:style-name="ce15">
            <text:p>Gaia EDR3</text:p>
          </table:table-cell>
          <table:table-cell office:value-type="float" office:value="41.291993425536631" table:formula="of:=(1/[.M14])*1000" table:style-name="ce21">
            <text:p>41.291993</text:p>
          </table:table-cell>
          <table:table-cell table:style-name="ce15"/>
          <table:table-cell office:value-type="float" office:value="0" table:formula="of:=IF([.X14]&lt;80;0;                      IF(ABS([.V14])&gt;20;[.Y14];(1-EXP(-ABS([.X14]*SIN([.V14]))/125))*[.Y14]))" table:style-name="ce18">
            <text:p>0</text:p>
          </table:table-cell>
          <table:table-cell office:value-type="float" office:value="1.1200000000000001" table:formula="of:=[.F14]-[.Z14]" table:style-name="ce18">
            <text:p>1.12</text:p>
          </table:table-cell>
          <table:table-cell office:value-type="float" office:value="1.0880000000000001" table:formula="of:=[.H14]-[.Z14]" table:style-name="ce1">
            <text:p>1.088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106_Psc</text:p>
          </table:table-cell>
          <table:table-cell office:value-type="float" office:value="7.36" table:style-name="ce19">
            <text:p>7.36</text:p>
          </table:table-cell>
          <table:table-cell office:value-type="float" office:value="4.4400000000000004" table:style-name="ce19">
            <text:p>4.44</text:p>
          </table:table-cell>
          <table:table-cell office:value-type="float" office:value="5.81" table:style-name="ce19">
            <text:p>5.81</text:p>
          </table:table-cell>
          <table:table-cell office:value-type="float" office:value="2.92" table:formula="of:=[.B15]-[.C15]" table:style-name="ce19">
            <text:p>2.92</text:p>
          </table:table-cell>
          <table:table-cell office:value-type="float" office:value="1.3699999999999992" table:formula="of:=[.D15]-[.C15]" table:style-name="ce19">
            <text:p>1.37</text:p>
          </table:table-cell>
          <table:table-cell office:value-type="string" table:style-name="ce19">
            <text:p>Ducati, 2002</text:p>
          </table:table-cell>
          <table:table-cell office:value-type="float" office:value="1.347" table:style-name="ce24">
            <text:p>1</text:p>
          </table:table-cell>
          <table:table-cell office:value-type="string" table:style-name="ce20">
            <text:p>01 41 25.8939097</text:p>
          </table:table-cell>
          <table:table-cell office:value-type="string" table:style-name="ce20">
            <text:p>+05 29 15.406225</text:p>
          </table:table-cell>
          <table:table-cell office:value-type="float" office:value="25.357788128383699" table:style-name="ce15">
            <text:p>25.35778813</text:p>
          </table:table-cell>
          <table:table-cell office:value-type="float" office:value="5.48762721106353" table:style-name="ce15">
            <text:p>5.487627211</text:p>
          </table:table-cell>
          <table:table-cell office:value-type="float" office:value="8.9275282611225304" table:style-name="ce15">
            <text:p>8.927528261</text:p>
          </table:table-cell>
          <table:table-cell office:value-type="float" office:value="0.15669894000000001" table:style-name="ce15">
            <text:p>0.15669894</text:p>
          </table:table-cell>
          <table:table-cell office:value-type="float" office:value="23.584492000000001" table:style-name="ce15">
            <text:p>23.584492</text:p>
          </table:table-cell>
          <table:table-cell office:value-type="float" office:value="-23.322633589194002" table:style-name="ce15">
            <text:p>-23.32263359</text:p>
          </table:table-cell>
          <table:table-cell office:value-type="float" office:value="0.17882094000000001" table:style-name="ce15">
            <text:p>0.17882094</text:p>
          </table:table-cell>
          <table:table-cell office:value-type="float" office:value="3.5047112379531402" table:style-name="ce15">
            <text:p>3.504711238</text:p>
          </table:table-cell>
          <table:table-cell office:value-type="float" office:value="9.8314079999999998E-2" table:style-name="ce15">
            <text:p>0.09831408</text:p>
          </table:table-cell>
          <table:table-cell table:style-name="ce15"/>
          <table:table-cell office:value-type="float" office:value="145.11749968485299" table:style-name="ce15">
            <text:p>145.1174997</text:p>
          </table:table-cell>
          <table:table-cell office:value-type="float" office:value="-55.216059550800303" table:style-name="ce15">
            <text:p>-55.21605955</text:p>
          </table:table-cell>
          <table:table-cell office:value-type="string" table:style-name="ce15">
            <text:p>Gaia EDR3</text:p>
          </table:table-cell>
          <table:table-cell office:value-type="float" office:value="112.01308702149792" table:formula="of:=(1/[.M15])*1000" table:style-name="ce21">
            <text:p>112.013087</text:p>
          </table:table-cell>
          <table:table-cell office:value-type="float" office:value="3.9E-2" table:style-name="ce15">
            <text:p>0.039</text:p>
          </table:table-cell>
          <table:table-cell office:value-type="float" office:value="3.9E-2" table:formula="of:=IF([.X15]&lt;80;0;                      IF(ABS([.V15])&gt;20;[.Y15];(1-EXP(-ABS([.X15]*SIN([.V15]))/125))*[.Y15]))" table:style-name="ce18">
            <text:p>0.039</text:p>
          </table:table-cell>
          <table:table-cell office:value-type="float" office:value="1.3309999999999993" table:formula="of:=[.F15]-[.Z15]" table:style-name="ce18">
            <text:p>1.331</text:p>
          </table:table-cell>
          <table:table-cell office:value-type="float" office:value="1.3080000000000001" table:formula="of:=[.H15]-[.Z15]" table:style-name="ce1">
            <text:p>1.308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150177</text:p>
          </table:table-cell>
          <table:table-cell table:style-name="ce19"/>
          <table:table-cell office:value-type="float" office:value="6.3319999999999999" table:style-name="ce19">
            <text:p>6.332</text:p>
          </table:table-cell>
          <table:table-cell office:value-type="float" office:value="6.7939999999999996" table:style-name="ce19">
            <text:p>6.794</text:p>
          </table:table-cell>
          <table:table-cell table:style-name="ce19"/>
          <table:table-cell office:value-type="float" office:value="0.46199999999999974" table:formula="of:=[.D16]-[.C16]" table:style-name="ce19">
            <text:p>0.462</text:p>
          </table:table-cell>
          <table:table-cell office:value-type="string" table:style-name="ce19">
            <text:p>The Tycho-2 catalogue of the 2.5 million brightest stars</text:p>
          </table:table-cell>
          <table:table-cell office:value-type="float" office:value="0.49199999999999999" table:style-name="ce19">
            <text:p>0.492</text:p>
          </table:table-cell>
          <table:table-cell office:value-type="string" table:style-name="ce25">
            <text:p>16 39 39.1297665715</text:p>
          </table:table-cell>
          <table:table-cell office:value-type="string" table:style-name="ce20">
            <text:p>-09 33 16.513863824</text:p>
          </table:table-cell>
          <table:table-cell office:value-type="float" office:value="249.91309262444699" table:style-name="ce15">
            <text:p>249.9130926</text:p>
          </table:table-cell>
          <table:table-cell office:value-type="float" office:value="-9.55523604412938" table:style-name="ce15">
            <text:p>-9.555236044</text:p>
          </table:table-cell>
          <table:table-cell office:value-type="float" office:value="23.074838151934198" table:style-name="ce15">
            <text:p>23.07483815</text:p>
          </table:table-cell>
          <table:table-cell office:value-type="float" office:value="2.4596814000000002E-2" table:style-name="ce15">
            <text:p>0.024596814</text:p>
          </table:table-cell>
          <table:table-cell office:value-type="float" office:value="146.53752" table:style-name="ce15">
            <text:p>146.53752</text:p>
          </table:table-cell>
          <table:table-cell office:value-type="float" office:value="11.6204749651149" table:style-name="ce15">
            <text:p>11.62047497</text:p>
          </table:table-cell>
          <table:table-cell office:value-type="float" office:value="2.9803868000000001E-2" table:style-name="ce15">
            <text:p>0.029803868</text:p>
          </table:table-cell>
          <table:table-cell office:value-type="float" office:value="-146.07604433901199" table:style-name="ce15">
            <text:p>-146.0760443</text:p>
          </table:table-cell>
          <table:table-cell office:value-type="float" office:value="1.8461545999999999E-2" table:style-name="ce15">
            <text:p>0.018461546</text:p>
          </table:table-cell>
          <table:table-cell office:value-type="float" office:value="-18.290673999999999" table:style-name="ce15">
            <text:p>-18.290674</text:p>
          </table:table-cell>
          <table:table-cell office:value-type="float" office:value="7.5691579678460199" table:style-name="ce15">
            <text:p>7.569157968</text:p>
          </table:table-cell>
          <table:table-cell office:value-type="float" office:value="23.679224342948299" table:style-name="ce15">
            <text:p>23.67922434</text:p>
          </table:table-cell>
          <table:table-cell office:value-type="string" table:style-name="ce15">
            <text:p>Gaia EDR3</text:p>
          </table:table-cell>
          <table:table-cell office:value-type="float" office:value="43.3372487128876" table:formula="of:=(1/[.M16])*1000" table:style-name="ce21">
            <text:p>43.337249</text:p>
          </table:table-cell>
          <table:table-cell table:style-name="ce15"/>
          <table:table-cell office:value-type="float" office:value="0" table:formula="of:=IF([.X16]&lt;80;0;                      IF(ABS([.V16])&gt;20;[.Y16];(1-EXP(-ABS([.X16]*SIN([.V16]))/125))*[.Y16]))" table:style-name="ce18">
            <text:p>0</text:p>
          </table:table-cell>
          <table:table-cell office:value-type="float" office:value="0.46199999999999974" table:formula="of:=[.F16]-[.Z16]" table:style-name="ce18">
            <text:p>0.462</text:p>
          </table:table-cell>
          <table:table-cell office:value-type="float" office:value="0.49199999999999999" table:formula="of:=[.H16]-[.Z16]" table:style-name="ce1">
            <text:p>0.492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7_psc</text:p>
          </table:table-cell>
          <table:table-cell table:style-name="ce19"/>
          <table:table-cell office:value-type="float" office:value="5.069" table:style-name="ce19">
            <text:p>5.069</text:p>
          </table:table-cell>
          <table:table-cell office:value-type="float" office:value="6.2619999999999996" table:style-name="ce19">
            <text:p>6.262</text:p>
          </table:table-cell>
          <table:table-cell table:style-name="ce19"/>
          <table:table-cell office:value-type="float" office:value="1.1929999999999996" table:formula="of:=[.D17]-[.C17]" table:style-name="ce19">
            <text:p>1.193</text:p>
          </table:table-cell>
          <table:table-cell office:value-type="string" table:style-name="ce19">
            <text:p>The Tycho-2 catalogue of the 2.5 million brightest stars</text:p>
          </table:table-cell>
          <table:table-cell office:value-type="float" office:value="1.204" table:style-name="ce19">
            <text:p>1.204</text:p>
          </table:table-cell>
          <table:table-cell office:value-type="string" table:style-name="ce20">
            <text:p>23 20 20.5830620142</text:p>
          </table:table-cell>
          <table:table-cell office:value-type="string" table:style-name="ce20">
            <text:p>+05 22 52.700020565</text:p>
          </table:table-cell>
          <table:table-cell office:value-type="float" office:value="350.08611451666502" table:style-name="ce15">
            <text:p>350.0861145</text:p>
          </table:table-cell>
          <table:table-cell office:value-type="float" office:value="5.3810422773931403" table:style-name="ce15">
            <text:p>5.381042277</text:p>
          </table:table-cell>
          <table:table-cell office:value-type="float" office:value="9.0926253654222098" table:style-name="ce15">
            <text:p>9.092625365</text:p>
          </table:table-cell>
          <table:table-cell office:value-type="float" office:value="0.115006" table:style-name="ce15">
            <text:p>0.115006</text:p>
          </table:table-cell>
          <table:table-cell office:value-type="float" office:value="98.906890000000004" table:style-name="ce15">
            <text:p>98.90689</text:p>
          </table:table-cell>
          <table:table-cell office:value-type="float" office:value="78.810780501450395" table:style-name="ce15">
            <text:p>78.8107805</text:p>
          </table:table-cell>
          <table:table-cell office:value-type="float" office:value="0.16795463999999999" table:style-name="ce15">
            <text:p>0.16795464</text:p>
          </table:table-cell>
          <table:table-cell office:value-type="float" office:value="-59.761476743511402" table:style-name="ce15">
            <text:p>-59.76147674</text:p>
          </table:table-cell>
          <table:table-cell office:value-type="float" office:value="9.8509550000000001E-2" table:style-name="ce15">
            <text:p>0.09850955</text:p>
          </table:table-cell>
          <table:table-cell office:value-type="float" office:value="40.455032000000003" table:style-name="ce15">
            <text:p>40.455032</text:p>
          </table:table-cell>
          <table:table-cell office:value-type="float" office:value="85.42131276357" table:style-name="ce15">
            <text:p>85.42131276</text:p>
          </table:table-cell>
          <table:table-cell office:value-type="float" office:value="-50.7352214681707" table:style-name="ce15">
            <text:p>-50.73522147</text:p>
          </table:table-cell>
          <table:table-cell office:value-type="string" table:style-name="ce15">
            <text:p>Gaia EDR3</text:p>
          </table:table-cell>
          <table:table-cell office:value-type="float" office:value="109.97923699824244" table:formula="of:=(1/[.M17])*1000" table:style-name="ce21">
            <text:p>109.979237</text:p>
          </table:table-cell>
          <table:table-cell office:value-type="float" office:value="6.3E-2" table:style-name="ce15">
            <text:p>0.063</text:p>
          </table:table-cell>
          <table:table-cell office:value-type="float" office:value="6.3E-2" table:formula="of:=IF([.X17]&lt;80;0;                      IF(ABS([.V17])&gt;20;[.Y17];(1-EXP(-ABS([.X17]*SIN([.V17]))/125))*[.Y17]))" table:style-name="ce18">
            <text:p>0.063</text:p>
          </table:table-cell>
          <table:table-cell office:value-type="float" office:value="1.1299999999999997" table:formula="of:=[.F17]-[.Z17]" table:style-name="ce18">
            <text:p>1.13</text:p>
          </table:table-cell>
          <table:table-cell office:value-type="float" office:value="1.141" table:formula="of:=[.H17]-[.Z17]" table:style-name="ce1">
            <text:p>1.141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IP_17183</text:p>
          </table:table-cell>
          <table:table-cell table:style-name="ce19"/>
          <table:table-cell office:value-type="float" office:value="6.95" table:style-name="ce19">
            <text:p>6.95</text:p>
          </table:table-cell>
          <table:table-cell office:value-type="float" office:value="7.91" table:style-name="ce19">
            <text:p>7.91</text:p>
          </table:table-cell>
          <table:table-cell table:style-name="ce19"/>
          <table:table-cell office:value-type="float" office:value="0.96" table:formula="of:=[.D18]-[.C18]" table:style-name="ce19">
            <text:p>0.96</text:p>
          </table:table-cell>
          <table:table-cell office:value-type="string" table:style-name="ce19">
            <text:p>Teff and metallicities for Tycho-2 stars (Ammons+, 2006)<text:s/></text:p>
          </table:table-cell>
          <table:table-cell office:value-type="float" office:value="0.95399999999999996" table:style-name="ce19">
            <text:p>0.954</text:p>
          </table:table-cell>
          <table:table-cell office:value-type="string" table:style-name="ce25">
            <text:p>03 40 47.4326726910</text:p>
          </table:table-cell>
          <table:table-cell office:value-type="string" table:style-name="ce20">
            <text:p>-02 19 57.662814057</text:p>
          </table:table-cell>
          <table:table-cell office:value-type="float" office:value="55.1993007971274" table:style-name="ce15">
            <text:p>55.1993008</text:p>
          </table:table-cell>
          <table:table-cell office:value-type="float" office:value="-2.3336661131451999" table:style-name="ce15">
            <text:p>-2.333666113</text:p>
          </table:table-cell>
          <table:table-cell office:value-type="float" office:value="20.456231029332599" table:style-name="ce15">
            <text:p>20.45623103</text:p>
          </table:table-cell>
          <table:table-cell office:value-type="float" office:value="2.2710181999999999E-2" table:style-name="ce15">
            <text:p>0.022710182</text:p>
          </table:table-cell>
          <table:table-cell office:value-type="float" office:value="434.65616" table:style-name="ce15">
            <text:p>434.65616</text:p>
          </table:table-cell>
          <table:table-cell office:value-type="float" office:value="374.32925959802702" table:style-name="ce15">
            <text:p>374.3292596</text:p>
          </table:table-cell>
          <table:table-cell office:value-type="float" office:value="2.0462890000000001E-2" table:style-name="ce15">
            <text:p>0.02046289</text:p>
          </table:table-cell>
          <table:table-cell office:value-type="float" office:value="-220.91534730469201" table:style-name="ce15">
            <text:p>-220.9153473</text:p>
          </table:table-cell>
          <table:table-cell office:value-type="float" office:value="2.1037241000000002E-2" table:style-name="ce15">
            <text:p>0.021037241</text:p>
          </table:table-cell>
          <table:table-cell office:value-type="float" office:value="43.173180000000002" table:style-name="ce15">
            <text:p>43.17318</text:p>
          </table:table-cell>
          <table:table-cell office:value-type="float" office:value="188.86779177282901" table:style-name="ce15">
            <text:p>188.8677918</text:p>
          </table:table-cell>
          <table:table-cell office:value-type="float" office:value="-42.5215903105751" table:style-name="ce15">
            <text:p>-42.52159031</text:p>
          </table:table-cell>
          <table:table-cell office:value-type="string" table:style-name="ce15">
            <text:p>Gaia EDR3</text:p>
          </table:table-cell>
          <table:table-cell office:value-type="float" office:value="48.884860489015786" table:formula="of:=(1/[.M18])*1000" table:style-name="ce21">
            <text:p>48.884860</text:p>
          </table:table-cell>
          <table:table-cell table:style-name="ce15"/>
          <table:table-cell office:value-type="float" office:value="0" table:formula="of:=IF([.X18]&lt;80;0;                      IF(ABS([.V18])&gt;20;[.Y18];(1-EXP(-ABS([.X18]*SIN([.V18]))/125))*[.Y18]))" table:style-name="ce18">
            <text:p>0</text:p>
          </table:table-cell>
          <table:table-cell office:value-type="float" office:value="0.96" table:formula="of:=[.F18]-[.Z18]" table:style-name="ce18">
            <text:p>0.96</text:p>
          </table:table-cell>
          <table:table-cell office:value-type="float" office:value="0.95399999999999996" table:formula="of:=[.H18]-[.Z18]" table:style-name="ce1">
            <text:p>0.954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35_peg</text:p>
          </table:table-cell>
          <table:table-cell office:value-type="float" office:value="6.74" table:style-name="ce19">
            <text:p>6.74</text:p>
          </table:table-cell>
          <table:table-cell office:value-type="float" office:value="4.8" table:style-name="ce19">
            <text:p>4.8</text:p>
          </table:table-cell>
          <table:table-cell office:value-type="float" office:value="5.86" table:style-name="ce19">
            <text:p>5.86</text:p>
          </table:table-cell>
          <table:table-cell office:value-type="float" office:value="1.9400000000000004" table:formula="of:=[.B19]-[.C19]" table:style-name="ce19">
            <text:p>1.94</text:p>
          </table:table-cell>
          <table:table-cell office:value-type="float" office:value="1.0600000000000005" table:formula="of:=[.D19]-[.C19]" table:style-name="ce19">
            <text:p>1.06</text:p>
          </table:table-cell>
          <table:table-cell office:value-type="string" table:style-name="ce19">
            <text:p>Ducati, 2002</text:p>
          </table:table-cell>
          <table:table-cell office:value-type="float" office:value="1.0389999999999999" table:style-name="ce19">
            <text:p>1.039</text:p>
          </table:table-cell>
          <table:table-cell office:value-type="string" table:style-name="ce20">
            <text:p>22 27 51.5223252490</text:p>
          </table:table-cell>
          <table:table-cell office:value-type="string" table:style-name="ce20">
            <text:p>+04 41 44.391554789</text:p>
          </table:table-cell>
          <table:table-cell office:value-type="float" office:value="336.96502705442498" table:style-name="ce15">
            <text:p>336.9650271</text:p>
          </table:table-cell>
          <table:table-cell office:value-type="float" office:value="4.6943068202922502" table:style-name="ce15">
            <text:p>4.69430682</text:p>
          </table:table-cell>
          <table:table-cell office:value-type="float" office:value="21.072391363276498" table:style-name="ce15">
            <text:p>21.07239136</text:p>
          </table:table-cell>
          <table:table-cell office:value-type="float" office:value="0.116567664" table:style-name="ce15">
            <text:p>0.116567664</text:p>
          </table:table-cell>
          <table:table-cell office:value-type="float" office:value="315.99759999999998" table:style-name="ce15">
            <text:p>315.9976</text:p>
          </table:table-cell>
          <table:table-cell office:value-type="float" office:value="77.9033916989396" table:style-name="ce15">
            <text:p>77.9033917</text:p>
          </table:table-cell>
          <table:table-cell office:value-type="float" office:value="0.1240999" table:style-name="ce15">
            <text:p>0.1240999</text:p>
          </table:table-cell>
          <table:table-cell office:value-type="float" office:value="-306.24423214023801" table:style-name="ce15">
            <text:p>-306.2442321</text:p>
          </table:table-cell>
          <table:table-cell office:value-type="float" office:value="0.11141394" table:style-name="ce15">
            <text:p>0.11141394</text:p>
          </table:table-cell>
          <table:table-cell office:value-type="float" office:value="54.491615000000003" table:style-name="ce15">
            <text:p>54.491615</text:p>
          </table:table-cell>
          <table:table-cell office:value-type="float" office:value="69.973588774759705" table:style-name="ce15">
            <text:p>69.97358877</text:p>
          </table:table-cell>
          <table:table-cell office:value-type="float" office:value="-42.940770067011599" table:style-name="ce15">
            <text:p>-42.94077007</text:p>
          </table:table-cell>
          <table:table-cell office:value-type="string" table:style-name="ce15">
            <text:p>Gaia EDR3</text:p>
          </table:table-cell>
          <table:table-cell office:value-type="float" office:value="47.455458792528439" table:formula="of:=(1/[.M19])*1000" table:style-name="ce21">
            <text:p>47.455459</text:p>
          </table:table-cell>
          <table:table-cell table:style-name="ce15"/>
          <table:table-cell office:value-type="float" office:value="0" table:formula="of:=IF([.X19]&lt;80;0;                      IF(ABS([.V19])&gt;20;[.Y19];(1-EXP(-ABS([.X19]*SIN([.V19]))/125))*[.Y19]))" table:style-name="ce18">
            <text:p>0</text:p>
          </table:table-cell>
          <table:table-cell office:value-type="float" office:value="1.0600000000000005" table:formula="of:=[.F19]-[.Z19]" table:style-name="ce18">
            <text:p>1.06</text:p>
          </table:table-cell>
          <table:table-cell office:value-type="float" office:value="1.0389999999999999" table:formula="of:=[.H19]-[.Z19]" table:style-name="ce1">
            <text:p>1.039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11_lib</text:p>
          </table:table-cell>
          <table:table-cell office:value-type="float" office:value="6.64" table:style-name="ce19">
            <text:p>6.64</text:p>
          </table:table-cell>
          <table:table-cell office:value-type="float" office:value="4.9400000000000004" table:style-name="ce19">
            <text:p>4.94</text:p>
          </table:table-cell>
          <table:table-cell office:value-type="float" office:value="5.92" table:style-name="ce19">
            <text:p>5.92</text:p>
          </table:table-cell>
          <table:table-cell office:value-type="float" office:value="1.6999999999999993" table:formula="of:=[.B20]-[.C20]" table:style-name="ce19">
            <text:p>1.7</text:p>
          </table:table-cell>
          <table:table-cell office:value-type="float" office:value="0.97999999999999954" table:formula="of:=[.D20]-[.C20]" table:style-name="ce19">
            <text:p>0.98</text:p>
          </table:table-cell>
          <table:table-cell office:value-type="string" table:style-name="ce19">
            <text:p>Ducati, 2002</text:p>
          </table:table-cell>
          <table:table-cell office:value-type="float" office:value="0.98799999999999999" table:style-name="ce19">
            <text:p>0.988</text:p>
          </table:table-cell>
          <table:table-cell office:value-type="string" table:style-name="ce20">
            <text:p>14 51 01.0727295</text:p>
          </table:table-cell>
          <table:table-cell office:value-type="string" table:style-name="ce20">
            <text:p>-02 17 56.948789 </text:p>
          </table:table-cell>
          <table:table-cell office:value-type="float" office:value="222.75486678573699" table:style-name="ce15">
            <text:p>222.7548668</text:p>
          </table:table-cell>
          <table:table-cell office:value-type="float" office:value="-2.2997027530368501" table:style-name="ce15">
            <text:p>-2.299702753</text:p>
          </table:table-cell>
          <table:table-cell office:value-type="float" office:value="15.1360910971077" table:style-name="ce15">
            <text:p>15.1360911</text:p>
          </table:table-cell>
          <table:table-cell office:value-type="float" office:value="0.21166688" table:style-name="ce15">
            <text:p>0.21166688</text:p>
          </table:table-cell>
          <table:table-cell office:value-type="float" office:value="153.42621" table:style-name="ce15">
            <text:p>153.42621</text:p>
          </table:table-cell>
          <table:table-cell office:value-type="float" office:value="89.935093045038698" table:style-name="ce15">
            <text:p>89.93509305</text:p>
          </table:table-cell>
          <table:table-cell office:value-type="float" office:value="0.16458732000000001" table:style-name="ce15">
            <text:p>0.16458732</text:p>
          </table:table-cell>
          <table:table-cell office:value-type="float" office:value="-124.303182954286" table:style-name="ce15">
            <text:p>-124.303183</text:p>
          </table:table-cell>
          <table:table-cell office:value-type="float" office:value="0.20374201" table:style-name="ce15">
            <text:p>0.20374201</text:p>
          </table:table-cell>
          <table:table-cell office:value-type="float" office:value="83.786606000000006" table:style-name="ce15">
            <text:p>83.786606</text:p>
          </table:table-cell>
          <table:table-cell office:value-type="float" office:value="352.07746583053199" table:style-name="ce15">
            <text:p>352.0774658</text:p>
          </table:table-cell>
          <table:table-cell office:value-type="float" office:value="48.8200184021821" table:style-name="ce15">
            <text:p>48.8200184</text:p>
          </table:table-cell>
          <table:table-cell office:value-type="string" table:style-name="ce15">
            <text:p>Gaia EDR3</text:p>
          </table:table-cell>
          <table:table-cell office:value-type="float" office:value="66.06725564641232" table:formula="of:=(1/[.M20])*1000" table:style-name="ce21">
            <text:p>66.067256</text:p>
          </table:table-cell>
          <table:table-cell table:style-name="ce15"/>
          <table:table-cell office:value-type="float" office:value="0" table:formula="of:=IF([.X20]&lt;80;0;                      IF(ABS([.V20])&gt;20;[.Y20];(1-EXP(-ABS([.X20]*SIN([.V20]))/125))*[.Y20]))" table:style-name="ce18">
            <text:p>0</text:p>
          </table:table-cell>
          <table:table-cell office:value-type="float" office:value="0.97999999999999954" table:formula="of:=[.F20]-[.Z20]" table:style-name="ce18">
            <text:p>0.98</text:p>
          </table:table-cell>
          <table:table-cell office:value-type="float" office:value="0.98799999999999999" table:formula="of:=[.H20]-[.Z20]" table:style-name="ce1">
            <text:p>0.988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180928</text:p>
          </table:table-cell>
          <table:table-cell office:value-type="float" office:value="9.06" table:style-name="ce19">
            <text:p>9.06</text:p>
          </table:table-cell>
          <table:table-cell office:value-type="float" office:value="6.06" table:style-name="ce19">
            <text:p>6.06</text:p>
          </table:table-cell>
          <table:table-cell office:value-type="float" office:value="7.49" table:style-name="ce19">
            <text:p>7.49</text:p>
          </table:table-cell>
          <table:table-cell office:value-type="float" office:value="3.0000000000000009" table:formula="of:=[.B21]-[.C21]" table:style-name="ce19">
            <text:p>3</text:p>
          </table:table-cell>
          <table:table-cell office:value-type="float" office:value="1.4300000000000006" table:formula="of:=[.D21]-[.C21]" table:style-name="ce19">
            <text:p>1.43</text:p>
          </table:table-cell>
          <table:table-cell office:value-type="string" table:style-name="ce19">
            <text:p>Ducati, 2002</text:p>
          </table:table-cell>
          <table:table-cell office:value-type="float" office:value="1.42" table:style-name="ce19">
            <text:p>1.42</text:p>
          </table:table-cell>
          <table:table-cell office:value-type="string" table:style-name="ce25">
            <text:p>19 19 00.0954907407</text:p>
          </table:table-cell>
          <table:table-cell office:value-type="string" table:style-name="ce20">
            <text:p>-15 32 11.650001328</text:p>
          </table:table-cell>
          <table:table-cell office:value-type="float" office:value="289.74998475878402" table:style-name="ce15">
            <text:p>289.7499848</text:p>
          </table:table-cell>
          <table:table-cell office:value-type="float" office:value="-15.5378183442061" table:style-name="ce15">
            <text:p>-15.53781834</text:p>
          </table:table-cell>
          <table:table-cell office:value-type="float" office:value="5.9973859894753101" table:style-name="ce15">
            <text:p>5.997385989</text:p>
          </table:table-cell>
          <table:table-cell office:value-type="float" office:value="8.5034299999999993E-2" table:style-name="ce15">
            <text:p>0.0850343</text:p>
          </table:table-cell>
          <table:table-cell office:value-type="float" office:value="295.21494000000001" table:style-name="ce15">
            <text:p>295.21494</text:p>
          </table:table-cell>
          <table:table-cell office:value-type="float" office:value="-89.975060970302195" table:style-name="ce15">
            <text:p>-89.97506097</text:p>
          </table:table-cell>
          <table:table-cell office:value-type="float" office:value="8.3237640000000002E-2" table:style-name="ce15">
            <text:p>0.08323764</text:p>
          </table:table-cell>
          <table:table-cell office:value-type="float" office:value="-281.16959633368401" table:style-name="ce15">
            <text:p>-281.1695963</text:p>
          </table:table-cell>
          <table:table-cell office:value-type="float" office:value="7.9167280000000007E-2" table:style-name="ce15">
            <text:p>0.07916728</text:p>
          </table:table-cell>
          <table:table-cell office:value-type="float" office:value="-15.647603" table:style-name="ce15">
            <text:p>-15.647603</text:p>
          </table:table-cell>
          <table:table-cell office:value-type="float" office:value="21.944905759904799" table:style-name="ce15">
            <text:p>21.94490576</text:p>
          </table:table-cell>
          <table:table-cell office:value-type="float" office:value="-13.003943672520499" table:style-name="ce15">
            <text:p>-13.00394367</text:p>
          </table:table-cell>
          <table:table-cell office:value-type="string" table:style-name="ce15">
            <text:p>Gaia EDR3</text:p>
          </table:table-cell>
          <table:table-cell office:value-type="float" office:value="166.73930971841392" table:formula="of:=(1/[.M21])*1000" table:style-name="ce21">
            <text:p>166.739310</text:p>
          </table:table-cell>
          <table:table-cell office:value-type="float" office:value="0.161" table:style-name="ce15">
            <text:p>0.161</text:p>
          </table:table-cell>
          <table:table-cell office:value-type="float" office:value="6.9515624461116407E-2" table:formula="of:=IF([.X21]&lt;80;0;                      IF(ABS([.V21])&gt;20;[.Y21];(1-EXP(-ABS([.X21]*SIN([.V21]))/125))*[.Y21]))" table:style-name="ce18">
            <text:p>0.069515624</text:p>
          </table:table-cell>
          <table:table-cell office:value-type="float" office:value="1.3604843755388842" table:formula="of:=[.F21]-[.Z21]" table:style-name="ce18">
            <text:p>1.360484376</text:p>
          </table:table-cell>
          <table:table-cell office:value-type="float" office:value="1.3504843755388836" table:formula="of:=[.H21]-[.Z21]" table:style-name="ce1">
            <text:p>1.350484376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53_vir</text:p>
          </table:table-cell>
          <table:table-cell office:value-type="float" office:value="10.06" table:style-name="ce19">
            <text:p>10.06</text:p>
          </table:table-cell>
          <table:table-cell office:value-type="float" office:value="5.0839999999999996" table:style-name="ce19">
            <text:p>5.084</text:p>
          </table:table-cell>
          <table:table-cell office:value-type="float" office:value="5.5830000000000002" table:style-name="ce19">
            <text:p>5.583</text:p>
          </table:table-cell>
          <table:table-cell office:value-type="float" office:value="4.9760000000000009" table:formula="of:=[.B22]-[.C22]" table:style-name="ce19">
            <text:p>4.976</text:p>
          </table:table-cell>
          <table:table-cell office:value-type="float" office:value="0.49900000000000055" table:formula="of:=[.D22]-[.C22]" table:style-name="ce19">
            <text:p>0.499</text:p>
          </table:table-cell>
          <table:table-cell office:value-type="string" table:style-name="ce19">
            <text:p>Teff and metallicities for Tycho-2 stars (Ammons+, 2006)<text:s/></text:p>
          </table:table-cell>
          <table:table-cell office:value-type="float" office:value="0.46" table:style-name="ce19">
            <text:p>0.46</text:p>
          </table:table-cell>
          <table:table-cell office:value-type="string" table:style-name="ce25">
            <text:p>13 12 03.5439044831</text:p>
          </table:table-cell>
          <table:table-cell office:value-type="string" table:style-name="ce20">
            <text:p>-16 11 54.977342934</text:p>
          </table:table-cell>
          <table:table-cell office:value-type="float" office:value="198.015212987517" table:style-name="ce15">
            <text:p>198.015213</text:p>
          </table:table-cell>
          <table:table-cell office:value-type="float" office:value="-16.1998832629939" table:style-name="ce15">
            <text:p>-16.19988326</text:p>
          </table:table-cell>
          <table:table-cell office:value-type="float" office:value="29.900292691997301" table:style-name="ce15">
            <text:p>29.90029269</text:p>
          </table:table-cell>
          <table:table-cell office:value-type="float" office:value="0.13431059000000001" table:style-name="ce15">
            <text:p>0.13431059</text:p>
          </table:table-cell>
          <table:table-cell office:value-type="float" office:value="304.01260000000002" table:style-name="ce15">
            <text:p>304.0126</text:p>
          </table:table-cell>
          <table:table-cell office:value-type="float" office:value="97.167310819750099" table:style-name="ce15">
            <text:p>97.16731082</text:p>
          </table:table-cell>
          <table:table-cell office:value-type="float" office:value="0.13262442999999999" table:style-name="ce15">
            <text:p>0.13262443</text:p>
          </table:table-cell>
          <table:table-cell office:value-type="float" office:value="-288.066283798683" table:style-name="ce15">
            <text:p>-288.0662838</text:p>
          </table:table-cell>
          <table:table-cell office:value-type="float" office:value="0.10272924" table:style-name="ce15">
            <text:p>0.10272924</text:p>
          </table:table-cell>
          <table:table-cell office:value-type="float" office:value="-12.020026" table:style-name="ce15">
            <text:p>-12.020026</text:p>
          </table:table-cell>
          <table:table-cell office:value-type="float" office:value="310.11829958414597" table:style-name="ce15">
            <text:p>310.1182996</text:p>
          </table:table-cell>
          <table:table-cell office:value-type="float" office:value="46.383905013763297" table:style-name="ce15">
            <text:p>46.38390501</text:p>
          </table:table-cell>
          <table:table-cell office:value-type="string" table:style-name="ce15">
            <text:p>Gaia EDR3</text:p>
          </table:table-cell>
          <table:table-cell office:value-type="float" office:value="33.444488664408503" table:formula="of:=(1/[.M22])*1000" table:style-name="ce21">
            <text:p>33.444489</text:p>
          </table:table-cell>
          <table:table-cell table:style-name="ce15"/>
          <table:table-cell office:value-type="float" office:value="0" table:formula="of:=IF([.X22]&lt;80;0;                      IF(ABS([.V22])&gt;20;[.Y22];(1-EXP(-ABS([.X22]*SIN([.V22]))/125))*[.Y22]))" table:style-name="ce18">
            <text:p>0</text:p>
          </table:table-cell>
          <table:table-cell office:value-type="float" office:value="0.49900000000000055" table:formula="of:=[.F22]-[.Z22]" table:style-name="ce18">
            <text:p>0.499</text:p>
          </table:table-cell>
          <table:table-cell office:value-type="float" office:value="0.46" table:formula="of:=[.H22]-[.Z22]" table:style-name="ce1">
            <text:p>0.46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175179</text:p>
          </table:table-cell>
          <table:table-cell office:value-type="float" office:value="9.56" table:style-name="ce19">
            <text:p>9.56</text:p>
          </table:table-cell>
          <table:table-cell office:value-type="float" office:value="9.0299999999999994" table:style-name="ce19">
            <text:p>9.03</text:p>
          </table:table-cell>
          <table:table-cell office:value-type="float" office:value="9.61" table:style-name="ce19">
            <text:p>9.61</text:p>
          </table:table-cell>
          <table:table-cell office:value-type="float" office:value="0.53000000000000114" table:formula="of:=[.B23]-[.C23]" table:style-name="ce19">
            <text:p>0.53</text:p>
          </table:table-cell>
          <table:table-cell office:value-type="float" office:value="0.58000000000000007" table:formula="of:=[.D23]-[.C23]" table:style-name="ce19">
            <text:p>0.58</text:p>
          </table:table-cell>
          <table:table-cell office:value-type="string" table:style-name="ce19">
            <text:p>Ducati, 2002</text:p>
          </table:table-cell>
          <table:table-cell office:value-type="float" office:value="0.58599999999999997" table:style-name="ce19">
            <text:p>0.586</text:p>
          </table:table-cell>
          <table:table-cell office:value-type="string" table:style-name="ce20">
            <text:p>18 54 23.2030233107</text:p>
          </table:table-cell>
          <table:table-cell office:value-type="string" table:style-name="ce20">
            <text:p>-04 36 18.624524830</text:p>
          </table:table-cell>
          <table:table-cell office:value-type="float" office:value="283.596086630022" table:style-name="ce15">
            <text:p>283.5960866</text:p>
          </table:table-cell>
          <table:table-cell office:value-type="float" office:value="-4.6070903572989499" table:style-name="ce15">
            <text:p>-4.607090357</text:p>
          </table:table-cell>
          <table:table-cell office:value-type="float" office:value="13.6294337692954" table:style-name="ce15">
            <text:p>13.62943377</text:p>
          </table:table-cell>
          <table:table-cell office:value-type="float" office:value="1.5825344000000002E-2" table:style-name="ce15">
            <text:p>0.015825344</text:p>
          </table:table-cell>
          <table:table-cell office:value-type="float" office:value="451.45724000000001" table:style-name="ce15">
            <text:p>451.45724</text:p>
          </table:table-cell>
          <table:table-cell office:value-type="float" office:value="-132.871967973496" table:style-name="ce15">
            <text:p>-132.871968</text:p>
          </table:table-cell>
          <table:table-cell office:value-type="float" office:value="1.5078307000000001E-2" table:style-name="ce15">
            <text:p>0.015078307</text:p>
          </table:table-cell>
          <table:table-cell office:value-type="float" office:value="-431.461119745367" table:style-name="ce15">
            <text:p>-431.4611197</text:p>
          </table:table-cell>
          <table:table-cell office:value-type="float" office:value="1.3430159000000001E-2" table:style-name="ce15">
            <text:p>0.013430159</text:p>
          </table:table-cell>
          <table:table-cell office:value-type="float" office:value="21.547232000000001" table:style-name="ce15">
            <text:p>21.547232</text:p>
          </table:table-cell>
          <table:table-cell office:value-type="float" office:value="29.1638062531858" table:style-name="ce15">
            <text:p>29.16380625</text:p>
          </table:table-cell>
          <table:table-cell office:value-type="float" office:value="-2.75298952911549" table:style-name="ce15">
            <text:p>-2.752989529</text:p>
          </table:table-cell>
          <table:table-cell office:value-type="string" table:style-name="ce15">
            <text:p>Gaia EDR3</text:p>
          </table:table-cell>
          <table:table-cell office:value-type="float" office:value="73.370619566956293" table:formula="of:=(1/[.M23])*1000" table:style-name="ce21">
            <text:p>73.370620</text:p>
          </table:table-cell>
          <table:table-cell table:style-name="ce15"/>
          <table:table-cell office:value-type="float" office:value="0" table:formula="of:=IF([.X23]&lt;80;0;                      IF(ABS([.V23])&gt;20;[.Y23];(1-EXP(-ABS([.X23]*SIN([.V23]))/125))*[.Y23]))" table:style-name="ce18">
            <text:p>0</text:p>
          </table:table-cell>
          <table:table-cell office:value-type="float" office:value="0.58000000000000007" table:formula="of:=[.F23]-[.Z23]" table:style-name="ce18">
            <text:p>0.58</text:p>
          </table:table-cell>
          <table:table-cell office:value-type="float" office:value="0.58599999999999997" table:formula="of:=[.H23]-[.Z23]" table:style-name="ce1">
            <text:p>0.586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45282</text:p>
          </table:table-cell>
          <table:table-cell office:value-type="float" office:value="8.7100000000000009" table:style-name="ce19">
            <text:p>8.71</text:p>
          </table:table-cell>
          <table:table-cell office:value-type="float" office:value="8.0299999999999994" table:style-name="ce19">
            <text:p>8.03</text:p>
          </table:table-cell>
          <table:table-cell office:value-type="float" office:value="8.69" table:style-name="ce19">
            <text:p>8.69</text:p>
          </table:table-cell>
          <table:table-cell office:value-type="float" office:value="0.68000000000000149" table:formula="of:=[.B24]-[.C24]" table:style-name="ce19">
            <text:p>0.68</text:p>
          </table:table-cell>
          <table:table-cell office:value-type="float" office:value="0.66000000000000014" table:formula="of:=[.D24]-[.C24]" table:style-name="ce19">
            <text:p>0.66</text:p>
          </table:table-cell>
          <table:table-cell office:value-type="string" table:style-name="ce19">
            <text:p>Ducati, 2002</text:p>
          </table:table-cell>
          <table:table-cell office:value-type="float" office:value="0.70299999999999996" table:style-name="ce19">
            <text:p>0.703</text:p>
          </table:table-cell>
          <table:table-cell office:value-type="string" table:style-name="ce20">
            <text:p>06 26 40.7720108507</text:p>
          </table:table-cell>
          <table:table-cell office:value-type="string" table:style-name="ce20">
            <text:p>+03 25 29.794070200</text:p>
          </table:table-cell>
          <table:table-cell office:value-type="float" office:value="96.669904090675502" table:style-name="ce15">
            <text:p>96.66990409</text:p>
          </table:table-cell>
          <table:table-cell office:value-type="float" office:value="3.4245460812734998" table:style-name="ce15">
            <text:p>3.424546081</text:p>
          </table:table-cell>
          <table:table-cell office:value-type="float" office:value="8.2629448871775892" table:style-name="ce15">
            <text:p>8.262944887</text:p>
          </table:table-cell>
          <table:table-cell office:value-type="float" office:value="2.6472019999999999E-2" table:style-name="ce15">
            <text:p>0.02647202</text:p>
          </table:table-cell>
          <table:table-cell office:value-type="float" office:value="89.269713999999993" table:style-name="ce15">
            <text:p>89.269714</text:p>
          </table:table-cell>
          <table:table-cell office:value-type="float" office:value="4.5738966515274502" table:style-name="ce15">
            <text:p>4.573896652</text:p>
          </table:table-cell>
          <table:table-cell office:value-type="float" office:value="2.7028488E-2" table:style-name="ce15">
            <text:p>0.027028488</text:p>
          </table:table-cell>
          <table:table-cell office:value-type="float" office:value="-89.152460481032506" table:style-name="ce15">
            <text:p>-89.15246048</text:p>
          </table:table-cell>
          <table:table-cell office:value-type="float" office:value="2.1267151000000001E-2" table:style-name="ce15">
            <text:p>0.021267151</text:p>
          </table:table-cell>
          <table:table-cell office:value-type="float" office:value="306.21749999999997" table:style-name="ce15">
            <text:p>306.2175</text:p>
          </table:table-cell>
          <table:table-cell office:value-type="float" office:value="207.04996188199399" table:style-name="ce15">
            <text:p>207.0499619</text:p>
          </table:table-cell>
          <table:table-cell office:value-type="float" office:value="-3.9305975365837802" table:style-name="ce15">
            <text:p>-3.930597537</text:p>
          </table:table-cell>
          <table:table-cell office:value-type="string" table:style-name="ce15">
            <text:p>Gaia EDR3</text:p>
          </table:table-cell>
          <table:table-cell office:value-type="float" office:value="121.02222798941776" table:formula="of:=(1/[.M24])*1000" table:style-name="ce21">
            <text:p>121.022228</text:p>
          </table:table-cell>
          <table:table-cell office:value-type="float" office:value="0.81799999999999995" table:style-name="ce15">
            <text:p>0.818</text:p>
          </table:table-cell>
          <table:table-cell office:value-type="float" office:value="0.40650679326586026" table:formula="of:=IF([.X24]&lt;80;0;                      IF(ABS([.V24])&gt;20;[.Y24];(1-EXP(-ABS([.X24]*SIN([.V24]))/125))*[.Y24]))" table:style-name="ce18">
            <text:p>0.406506793</text:p>
          </table:table-cell>
          <table:table-cell office:value-type="float" office:value="0.25349320673413989" table:formula="of:=[.F24]-[.Z24]" table:style-name="ce18">
            <text:p>0.253493207</text:p>
          </table:table-cell>
          <table:table-cell office:value-type="float" office:value="0.2964932067341397" table:formula="of:=[.H24]-[.Z24]" table:style-name="ce1">
            <text:p>0.296493207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9562</text:p>
          </table:table-cell>
          <table:table-cell office:value-type="float" office:value="6.61" table:style-name="ce19">
            <text:p>6.61</text:p>
          </table:table-cell>
          <table:table-cell office:value-type="float" office:value="5.76" table:style-name="ce19">
            <text:p>5.76</text:p>
          </table:table-cell>
          <table:table-cell office:value-type="float" office:value="6.4" table:style-name="ce19">
            <text:p>6.4</text:p>
          </table:table-cell>
          <table:table-cell office:value-type="float" office:value="0.85000000000000053" table:formula="of:=[.B25]-[.C25]" table:style-name="ce19">
            <text:p>0.85</text:p>
          </table:table-cell>
          <table:table-cell office:value-type="float" office:value="0.64000000000000057" table:formula="of:=[.D25]-[.C25]" table:style-name="ce19">
            <text:p>0.64</text:p>
          </table:table-cell>
          <table:table-cell office:value-type="string" table:style-name="ce19">
            <text:p>Ducati, 2002</text:p>
          </table:table-cell>
          <table:table-cell office:value-type="float" office:value="0.63900000000000001" table:style-name="ce19">
            <text:p>0.639</text:p>
          </table:table-cell>
          <table:table-cell office:value-type="string" table:style-name="ce25">
            <text:p>01 33 42.8353548073</text:p>
          </table:table-cell>
          <table:table-cell office:value-type="string" table:style-name="ce20">
            <text:p>-07 01 31.236482634</text:p>
          </table:table-cell>
          <table:table-cell office:value-type="float" office:value="23.429264079948801" table:style-name="ce15">
            <text:p>23.42926408</text:p>
          </table:table-cell>
          <table:table-cell office:value-type="float" office:value="-7.0257111159747101" table:style-name="ce15">
            <text:p>-7.025711116</text:p>
          </table:table-cell>
          <table:table-cell office:value-type="float" office:value="33.582891701057598" table:style-name="ce15">
            <text:p>33.5828917</text:p>
          </table:table-cell>
          <table:table-cell office:value-type="float" office:value="5.2741250000000003E-2" table:style-name="ce15">
            <text:p>0.05274125</text:p>
          </table:table-cell>
          <table:table-cell office:value-type="float" office:value="193.15406999999999" table:style-name="ce15">
            <text:p>193.15407</text:p>
          </table:table-cell>
          <table:table-cell office:value-type="float" office:value="174.61275550449599" table:style-name="ce15">
            <text:p>174.6127555</text:p>
          </table:table-cell>
          <table:table-cell office:value-type="float" office:value="7.001512E-2" table:style-name="ce15">
            <text:p>0.07001512</text:p>
          </table:table-cell>
          <table:table-cell office:value-type="float" office:value="-82.576511112119604" table:style-name="ce15">
            <text:p>-82.57651111</text:p>
          </table:table-cell>
          <table:table-cell office:value-type="float" office:value="2.7387393999999999E-2" table:style-name="ce15">
            <text:p>0.027387394</text:p>
          </table:table-cell>
          <table:table-cell office:value-type="float" office:value="-14.830778" table:style-name="ce15">
            <text:p>-14.830778</text:p>
          </table:table-cell>
          <table:table-cell office:value-type="float" office:value="151.38058410470401" table:style-name="ce15">
            <text:p>151.3805841</text:p>
          </table:table-cell>
          <table:table-cell office:value-type="float" office:value="-67.531726043477093" table:style-name="ce15">
            <text:p>-67.53172604</text:p>
          </table:table-cell>
          <table:table-cell office:value-type="string" table:style-name="ce15">
            <text:p>Gaia EDR3</text:p>
          </table:table-cell>
          <table:table-cell office:value-type="float" office:value="29.777066516535495" table:formula="of:=(1/[.M25])*1000" table:style-name="ce21">
            <text:p>29.777067</text:p>
          </table:table-cell>
          <table:table-cell table:style-name="ce15"/>
          <table:table-cell office:value-type="float" office:value="0" table:formula="of:=IF([.X25]&lt;80;0;                      IF(ABS([.V25])&gt;20;[.Y25];(1-EXP(-ABS([.X25]*SIN([.V25]))/125))*[.Y25]))" table:style-name="ce18">
            <text:p>0</text:p>
          </table:table-cell>
          <table:table-cell office:value-type="float" office:value="0.64000000000000057" table:formula="of:=[.F25]-[.Z25]" table:style-name="ce18">
            <text:p>0.64</text:p>
          </table:table-cell>
          <table:table-cell office:value-type="float" office:value="0.63900000000000001" table:formula="of:=[.H25]-[.Z25]" table:style-name="ce1">
            <text:p>0.639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IC_57983</text:p>
          </table:table-cell>
          <table:table-cell table:style-name="ce19"/>
          <table:table-cell office:value-type="float" office:value="9.6" table:style-name="ce19">
            <text:p>9.6</text:p>
          </table:table-cell>
          <table:table-cell office:value-type="float" office:value="10.29" table:style-name="ce19">
            <text:p>10.29</text:p>
          </table:table-cell>
          <table:table-cell table:style-name="ce19"/>
          <table:table-cell office:value-type="float" office:value="0.6899999999999995" table:formula="of:=[.D26]-[.C26]" table:style-name="ce19">
            <text:p>0.69</text:p>
          </table:table-cell>
          <table:table-cell office:value-type="string" table:style-name="ce19">
            <text:p>The Tycho-2 catalogue of the 2.5 million brightest stars</text:p>
          </table:table-cell>
          <table:table-cell office:value-type="float" office:value="0.72499999999999998" table:style-name="ce19">
            <text:p>0.725</text:p>
          </table:table-cell>
          <table:table-cell office:value-type="string" table:style-name="ce20">
            <text:p>11 53 37.3233658419</text:p>
          </table:table-cell>
          <table:table-cell office:value-type="string" table:style-name="ce20">
            <text:p>-02 00 36.726031369</text:p>
          </table:table-cell>
          <table:table-cell office:value-type="float" office:value="178.40543115627199" table:style-name="ce15">
            <text:p>178.4054312</text:p>
          </table:table-cell>
          <table:table-cell office:value-type="float" office:value="-2.0107424792712498" table:style-name="ce15">
            <text:p>-2.010742479</text:p>
          </table:table-cell>
          <table:table-cell office:value-type="float" office:value="2.5761361228655102" table:style-name="ce15">
            <text:p>2.576136123</text:p>
          </table:table-cell>
          <table:table-cell office:value-type="float" office:value="1.8162950000000001E-2" table:style-name="ce15">
            <text:p>0.01816295</text:p>
          </table:table-cell>
          <table:table-cell office:value-type="float" office:value="122.93192999999999" table:style-name="ce15">
            <text:p>122.93193</text:p>
          </table:table-cell>
          <table:table-cell office:value-type="float" office:value="-18.452235144979099" table:style-name="ce15">
            <text:p>-18.45223514</text:p>
          </table:table-cell>
          <table:table-cell office:value-type="float" office:value="2.3020570000000001E-2" table:style-name="ce15">
            <text:p>0.02302057</text:p>
          </table:table-cell>
          <table:table-cell office:value-type="float" office:value="-121.53919050366" table:style-name="ce15">
            <text:p>-121.5391905</text:p>
          </table:table-cell>
          <table:table-cell office:value-type="float" office:value="1.209115E-2" table:style-name="ce15">
            <text:p>0.01209115</text:p>
          </table:table-cell>
          <table:table-cell office:value-type="float" office:value="2.5050685000000001" table:style-name="ce15">
            <text:p>2.5050685</text:p>
          </table:table-cell>
          <table:table-cell office:value-type="float" office:value="275.10103505790499" table:style-name="ce15">
            <text:p>275.1010351</text:p>
          </table:table-cell>
          <table:table-cell office:value-type="float" office:value="57.702870981216599" table:style-name="ce15">
            <text:p>57.70287098</text:p>
          </table:table-cell>
          <table:table-cell office:value-type="string" table:style-name="ce15">
            <text:p>Gaia EDR3</text:p>
          </table:table-cell>
          <table:table-cell office:value-type="float" office:value="388.17824536681366" table:formula="of:=(1/[.M26])*1000" table:style-name="ce21">
            <text:p>388.178245</text:p>
          </table:table-cell>
          <table:table-cell office:value-type="float" office:value="2.3E-2" table:style-name="ce15">
            <text:p>0.023</text:p>
          </table:table-cell>
          <table:table-cell office:value-type="float" office:value="2.3E-2" table:formula="of:=IF([.X26]&lt;80;0;                      IF(ABS([.V26])&gt;20;[.Y26];(1-EXP(-ABS([.X26]*SIN([.V26]))/125))*[.Y26]))" table:style-name="ce18">
            <text:p>0.023</text:p>
          </table:table-cell>
          <table:table-cell office:value-type="float" office:value="0.66699999999999948" table:formula="of:=[.F26]-[.Z26]" table:style-name="ce18">
            <text:p>0.667</text:p>
          </table:table-cell>
          <table:table-cell office:value-type="float" office:value="0.70199999999999996" table:formula="of:=[.H26]-[.Z26]" table:style-name="ce1">
            <text:p>0.702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Del_Lep</text:p>
          </table:table-cell>
          <table:table-cell office:value-type="float" office:value="5.54" table:style-name="ce19">
            <text:p>5.54</text:p>
          </table:table-cell>
          <table:table-cell office:value-type="float" office:value="3.85" table:style-name="ce19">
            <text:p>3.85</text:p>
          </table:table-cell>
          <table:table-cell office:value-type="float" office:value="4.83" table:style-name="ce19">
            <text:p>4.83</text:p>
          </table:table-cell>
          <table:table-cell office:value-type="float" office:value="1.69" table:formula="of:=[.B27]-[.C27]" table:style-name="ce19">
            <text:p>1.69</text:p>
          </table:table-cell>
          <table:table-cell office:value-type="float" office:value="0.98" table:formula="of:=[.D27]-[.C27]" table:style-name="ce19">
            <text:p>0.98</text:p>
          </table:table-cell>
          <table:table-cell office:value-type="string" table:style-name="ce19">
            <text:p>Ducati, 2002</text:p>
          </table:table-cell>
          <table:table-cell office:value-type="float" office:value="0.98399999999999999" table:style-name="ce19">
            <text:p>0.984</text:p>
          </table:table-cell>
          <table:table-cell office:value-type="string" table:style-name="ce20">
            <text:p>05 51 19.2961264</text:p>
          </table:table-cell>
          <table:table-cell office:value-type="string" table:style-name="ce20">
            <text:p>-20 52 44.723152</text:p>
          </table:table-cell>
          <table:table-cell office:value-type="float" office:value="87.831489551577405" table:style-name="ce15">
            <text:p>87.83148955</text:p>
          </table:table-cell>
          <table:table-cell office:value-type="float" office:value="-20.881971538960801" table:style-name="ce15">
            <text:p>-20.88197154</text:p>
          </table:table-cell>
          <table:table-cell office:value-type="float" office:value="28.423443137771301" table:style-name="ce15">
            <text:p>28.42344314</text:p>
          </table:table-cell>
          <table:table-cell office:value-type="float" office:value="0.16896512" table:style-name="ce15">
            <text:p>0.16896512</text:p>
          </table:table-cell>
          <table:table-cell office:value-type="float" office:value="687.21605999999997" table:style-name="ce15">
            <text:p>687.21606</text:p>
          </table:table-cell>
          <table:table-cell office:value-type="float" office:value="229.02689525726601" table:style-name="ce15">
            <text:p>229.0268953</text:p>
          </table:table-cell>
          <table:table-cell office:value-type="float" office:value="0.13781379999999999" table:style-name="ce15">
            <text:p>0.1378138</text:p>
          </table:table-cell>
          <table:table-cell office:value-type="float" office:value="-647.92950166307503" table:style-name="ce15">
            <text:p>-647.9295017</text:p>
          </table:table-cell>
          <table:table-cell office:value-type="float" office:value="0.16458611000000001" table:style-name="ce15">
            <text:p>0.16458611</text:p>
          </table:table-cell>
          <table:table-cell table:style-name="ce15"/>
          <table:table-cell office:value-type="float" office:value="225.83770117770999" table:style-name="ce15">
            <text:p>225.8377012</text:p>
          </table:table-cell>
          <table:table-cell office:value-type="float" office:value="-22.218581581762201" table:style-name="ce15">
            <text:p>-22.21858158</text:p>
          </table:table-cell>
          <table:table-cell office:value-type="string" table:style-name="ce15">
            <text:p>Gaia EDR3</text:p>
          </table:table-cell>
          <table:table-cell office:value-type="float" office:value="35.182225993976132" table:formula="of:=(1/[.M27])*1000" table:style-name="ce21">
            <text:p>35.182226</text:p>
          </table:table-cell>
          <table:table-cell table:style-name="ce15"/>
          <table:table-cell office:value-type="float" office:value="0" table:formula="of:=IF([.X27]&lt;80;0;                      IF(ABS([.V27])&gt;20;[.Y27];(1-EXP(-ABS([.X27]*SIN([.V27]))/125))*[.Y27]))" table:style-name="ce18">
            <text:p>0</text:p>
          </table:table-cell>
          <table:table-cell office:value-type="float" office:value="0.98" table:formula="of:=[.F27]-[.Z27]" table:style-name="ce18">
            <text:p>0.98</text:p>
          </table:table-cell>
          <table:table-cell office:value-type="float" office:value="0.98399999999999999" table:formula="of:=[.H27]-[.Z27]" table:style-name="ce1">
            <text:p>0.984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Alf02_Cap</text:p>
          </table:table-cell>
          <table:table-cell office:value-type="float" office:value="5.2" table:style-name="ce19">
            <text:p>5.2</text:p>
          </table:table-cell>
          <table:table-cell office:value-type="float" office:value="3.58" table:style-name="ce19">
            <text:p>3.58</text:p>
          </table:table-cell>
          <table:table-cell office:value-type="float" office:value="4.51" table:style-name="ce19">
            <text:p>4.51</text:p>
          </table:table-cell>
          <table:table-cell office:value-type="float" office:value="1.62" table:formula="of:=[.B28]-[.C28]" table:style-name="ce19">
            <text:p>1.62</text:p>
          </table:table-cell>
          <table:table-cell office:value-type="float" office:value="0.92999999999999972" table:formula="of:=[.D28]-[.C28]" table:style-name="ce19">
            <text:p>0.93</text:p>
          </table:table-cell>
          <table:table-cell office:value-type="string" table:style-name="ce19">
            <text:p>Ducati, 2002</text:p>
          </table:table-cell>
          <table:table-cell office:value-type="float" office:value="0.88300000000000001" table:style-name="ce19">
            <text:p>0.883</text:p>
          </table:table-cell>
          <table:table-cell office:value-type="string" table:style-name="ce20">
            <text:p>20 18 03.2559477</text:p>
          </table:table-cell>
          <table:table-cell office:value-type="string" table:style-name="ce20">
            <text:p>-12 32 41.468352</text:p>
          </table:table-cell>
          <table:table-cell office:value-type="float" office:value="304.51384369003898" table:style-name="ce15">
            <text:p>304.5138437</text:p>
          </table:table-cell>
          <table:table-cell office:value-type="float" office:value="-12.5448414011958" table:style-name="ce15">
            <text:p>-12.5448414</text:p>
          </table:table-cell>
          <table:table-cell office:value-type="float" office:value="29.913986848375298" table:style-name="ce15">
            <text:p>29.91398685</text:p>
          </table:table-cell>
          <table:table-cell office:value-type="float" office:value="0.16511816000000001" table:style-name="ce15">
            <text:p>0.16511816</text:p>
          </table:table-cell>
          <table:table-cell office:value-type="float" office:value="61.259666000000003" table:style-name="ce15">
            <text:p>61.259666</text:p>
          </table:table-cell>
          <table:table-cell office:value-type="float" office:value="61.212172891609498" table:style-name="ce15">
            <text:p>61.21217289</text:p>
          </table:table-cell>
          <table:table-cell office:value-type="float" office:value="0.16168742999999999" table:style-name="ce15">
            <text:p>0.16168743</text:p>
          </table:table-cell>
          <table:table-cell office:value-type="float" office:value="2.41180717579961" table:style-name="ce15">
            <text:p>2.411807176</text:p>
          </table:table-cell>
          <table:table-cell office:value-type="float" office:value="0.107139796" table:style-name="ce15">
            <text:p>0.107139796</text:p>
          </table:table-cell>
          <table:table-cell table:style-name="ce15"/>
          <table:table-cell office:value-type="float" office:value="31.096997204186501" table:style-name="ce15">
            <text:p>31.0969972</text:p>
          </table:table-cell>
          <table:table-cell office:value-type="float" office:value="-24.810119148450699" table:style-name="ce15">
            <text:p>-24.81011915</text:p>
          </table:table-cell>
          <table:table-cell office:value-type="string" table:style-name="ce15">
            <text:p>Gaia EDR3</text:p>
          </table:table-cell>
          <table:table-cell office:value-type="float" office:value="33.429178299391829" table:formula="of:=(1/[.M28])*1000" table:style-name="ce21">
            <text:p>33.429178</text:p>
          </table:table-cell>
          <table:table-cell table:style-name="ce15"/>
          <table:table-cell office:value-type="float" office:value="0" table:formula="of:=IF([.X28]&lt;80;0;                      IF(ABS([.V28])&gt;20;[.Y28];(1-EXP(-ABS([.X28]*SIN([.V28]))/125))*[.Y28]))" table:style-name="ce18">
            <text:p>0</text:p>
          </table:table-cell>
          <table:table-cell office:value-type="float" office:value="0.92999999999999972" table:formula="of:=[.F28]-[.Z28]" table:style-name="ce18">
            <text:p>0.93</text:p>
          </table:table-cell>
          <table:table-cell office:value-type="float" office:value="0.88300000000000001" table:formula="of:=[.H28]-[.Z28]" table:style-name="ce1">
            <text:p>0.883</text:p>
          </table:table-cell>
          <table:table-cell table:number-columns-repeated="16356"/>
        </table:table-row>
        <table:table-row table:style-name="ro1">
          <table:table-cell office:value-type="string" table:style-name="ce7">
            <text:p>c_Vir</text:p>
          </table:table-cell>
          <table:table-cell office:value-type="float" office:value="7.27" table:style-name="ce19">
            <text:p>7.27</text:p>
          </table:table-cell>
          <table:table-cell office:value-type="float" office:value="4.96" table:style-name="ce19">
            <text:p>4.96</text:p>
          </table:table-cell>
          <table:table-cell office:value-type="float" office:value="6.12" table:style-name="ce19">
            <text:p>6.12</text:p>
          </table:table-cell>
          <table:table-cell office:value-type="float" office:value="2.3099999999999996" table:formula="of:=[.B29]-[.C29]" table:style-name="ce19">
            <text:p>2.31</text:p>
          </table:table-cell>
          <table:table-cell office:value-type="float" office:value="1.1600000000000001" table:formula="of:=[.D29]-[.C29]" table:style-name="ce19">
            <text:p>1.16</text:p>
          </table:table-cell>
          <table:table-cell office:value-type="string" table:style-name="ce19">
            <text:p>Ducati, 2002</text:p>
          </table:table-cell>
          <table:table-cell office:value-type="float" office:value="1.1719999999999999" table:style-name="ce19">
            <text:p>1.172</text:p>
          </table:table-cell>
          <table:table-cell office:value-type="string" table:style-name="ce20">
            <text:p>12 20 20.9813348</text:p>
          </table:table-cell>
          <table:table-cell office:value-type="string" table:style-name="ce20">
            <text:p>+03 18 45.260365</text:p>
          </table:table-cell>
          <table:table-cell office:value-type="float" office:value="185.08611681690701" table:style-name="ce15">
            <text:p>185.0861168</text:p>
          </table:table-cell>
          <table:table-cell office:value-type="float" office:value="3.31228836833633" table:style-name="ce15">
            <text:p>3.312288368</text:p>
          </table:table-cell>
          <table:table-cell office:value-type="float" office:value="9.6700014621853203" table:style-name="ce15">
            <text:p>9.670001462</text:p>
          </table:table-cell>
          <table:table-cell office:value-type="float" office:value="0.15301940999999999" table:style-name="ce15">
            <text:p>0.15301941</text:p>
          </table:table-cell>
          <table:table-cell office:value-type="float" office:value="300.09070000000003" table:style-name="ce15">
            <text:p>300.0907</text:p>
          </table:table-cell>
          <table:table-cell office:value-type="float" office:value="-293.28055773287599" table:style-name="ce15">
            <text:p>-293.2805577</text:p>
          </table:table-cell>
          <table:table-cell office:value-type="float" office:value="0.20300613000000001" table:style-name="ce15">
            <text:p>0.20300613</text:p>
          </table:table-cell>
          <table:table-cell office:value-type="float" office:value="-63.568379991597403" table:style-name="ce15">
            <text:p>-63.56837999</text:p>
          </table:table-cell>
          <table:table-cell office:value-type="float" office:value="0.29859390000000002" table:style-name="ce15">
            <text:p>0.2985939</text:p>
          </table:table-cell>
          <table:table-cell office:value-type="float" office:value="36.655189999999997" table:style-name="ce15">
            <text:p>36.65519</text:p>
          </table:table-cell>
          <table:table-cell office:value-type="float" office:value="284.26201437444001" table:style-name="ce15">
            <text:p>284.2620144</text:p>
          </table:table-cell>
          <table:table-cell office:value-type="float" office:value="65.050865752271804" table:style-name="ce15">
            <text:p>65.05086575</text:p>
          </table:table-cell>
          <table:table-cell office:value-type="string" table:style-name="ce15">
            <text:p>Gaia EDR3</text:p>
          </table:table-cell>
          <table:table-cell office:value-type="float" office:value="103.41260070233849" table:formula="of:=(1/[.M29])*1000" table:style-name="ce21">
            <text:p>103.412601</text:p>
          </table:table-cell>
          <table:table-cell office:value-type="float" office:value="1.9E-2" table:style-name="ce15">
            <text:p>0.019</text:p>
          </table:table-cell>
          <table:table-cell office:value-type="float" office:value="1.9E-2" table:formula="of:=IF([.X29]&lt;80;0;                      IF(ABS([.V29])&gt;20;[.Y29];(1-EXP(-ABS([.X29]*SIN([.V29]))/125))*[.Y29]))" table:style-name="ce18">
            <text:p>0.019</text:p>
          </table:table-cell>
          <table:table-cell office:value-type="float" office:value="1.1410000000000002" table:formula="of:=[.F29]-[.Z29]" table:style-name="ce18">
            <text:p>1.141</text:p>
          </table:table-cell>
          <table:table-cell office:value-type="float" office:value="1.153" table:formula="of:=[.H29]-[.Z29]" table:style-name="ce1">
            <text:p>1.153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2796</text:p>
          </table:table-cell>
          <table:table-cell office:value-type="float" office:value="9.58" table:style-name="ce19">
            <text:p>9.58</text:p>
          </table:table-cell>
          <table:table-cell office:value-type="float" office:value="8.5" table:style-name="ce19">
            <text:p>8.5</text:p>
          </table:table-cell>
          <table:table-cell office:value-type="float" office:value="9.2799999999999994" table:style-name="ce19">
            <text:p>9.28</text:p>
          </table:table-cell>
          <table:table-cell office:value-type="float" office:value="1.08" table:formula="of:=[.B30]-[.C30]" table:style-name="ce19">
            <text:p>1.08</text:p>
          </table:table-cell>
          <table:table-cell office:value-type="float" office:value="0.77999999999999936" table:formula="of:=[.D30]-[.C30]" table:style-name="ce19">
            <text:p>0.78</text:p>
          </table:table-cell>
          <table:table-cell office:value-type="string" table:style-name="ce19">
            <text:p>Ducati, 2002</text:p>
          </table:table-cell>
          <table:table-cell office:value-type="float" office:value="0.71299999999999997" table:style-name="ce19">
            <text:p>0.713</text:p>
          </table:table-cell>
          <table:table-cell office:value-type="string" table:style-name="ce20">
            <text:p>00 31 16.9149599675</text:p>
          </table:table-cell>
          <table:table-cell office:value-type="string" table:style-name="ce20">
            <text:p>-16 47 40.792690842</text:p>
          </table:table-cell>
          <table:table-cell office:value-type="float" office:value="7.8204726559800299" table:style-name="ce15">
            <text:p>7.820472656</text:p>
          </table:table-cell>
          <table:table-cell office:value-type="float" office:value="-16.7948915795637" table:style-name="ce15">
            <text:p>-16.79489158</text:p>
          </table:table-cell>
          <table:table-cell office:value-type="float" office:value="1.55193704425553" table:style-name="ce15">
            <text:p>1.551937044</text:p>
          </table:table-cell>
          <table:table-cell office:value-type="float" office:value="2.3352255999999998E-2" table:style-name="ce15">
            <text:p>0.023352256</text:p>
          </table:table-cell>
          <table:table-cell office:value-type="float" office:value="51.182130000000001" table:style-name="ce15">
            <text:p>51.18213</text:p>
          </table:table-cell>
          <table:table-cell office:value-type="float" office:value="-1.18084179979584" table:style-name="ce15">
            <text:p>-1.1808418</text:p>
          </table:table-cell>
          <table:table-cell office:value-type="float" office:value="3.0501528E-2" table:style-name="ce15">
            <text:p>0.030501528</text:p>
          </table:table-cell>
          <table:table-cell office:value-type="float" office:value="-51.168505249217198" table:style-name="ce15">
            <text:p>-51.16850525</text:p>
          </table:table-cell>
          <table:table-cell office:value-type="float" office:value="2.3734430000000001E-2" table:style-name="ce15">
            <text:p>0.02373443</text:p>
          </table:table-cell>
          <table:table-cell office:value-type="float" office:value="-60.698900000000002" table:style-name="ce15">
            <text:p>-60.6989</text:p>
          </table:table-cell>
          <table:table-cell office:value-type="float" office:value="97.606957123279599" table:style-name="ce15">
            <text:p>97.60695712</text:p>
          </table:table-cell>
          <table:table-cell office:value-type="float" office:value="-78.662966191900097" table:style-name="ce15">
            <text:p>-78.66296619</text:p>
          </table:table-cell>
          <table:table-cell office:value-type="string" table:style-name="ce15">
            <text:p>Gaia EDR3</text:p>
          </table:table-cell>
          <table:table-cell office:value-type="float" office:value="644.35603473831873" table:formula="of:=(1/[.M30])*1000" table:style-name="ce21">
            <text:p>644.356035</text:p>
          </table:table-cell>
          <table:table-cell office:value-type="float" office:value="2.1000000000000001E-2" table:style-name="ce15">
            <text:p>0.021</text:p>
          </table:table-cell>
          <table:table-cell office:value-type="float" office:value="2.1000000000000001E-2" table:formula="of:=IF([.X30]&lt;80;0;                      IF(ABS([.V30])&gt;20;[.Y30];(1-EXP(-ABS([.X30]*SIN([.V30]))/125))*[.Y30]))" table:style-name="ce18">
            <text:p>0.021</text:p>
          </table:table-cell>
          <table:table-cell office:value-type="float" office:value="0.75899999999999934" table:formula="of:=[.F30]-[.Z30]" table:style-name="ce18">
            <text:p>0.759</text:p>
          </table:table-cell>
          <table:table-cell office:value-type="float" office:value="0.69199999999999995" table:formula="of:=[.H30]-[.Z30]" table:style-name="ce1">
            <text:p>0.692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tet_cet</text:p>
          </table:table-cell>
          <table:table-cell office:value-type="float" office:value="5.57" table:style-name="ce19">
            <text:p>5.57</text:p>
          </table:table-cell>
          <table:table-cell office:value-type="float" office:value="3.59" table:style-name="ce19">
            <text:p>3.59</text:p>
          </table:table-cell>
          <table:table-cell office:value-type="float" office:value="4.6500000000000004" table:style-name="ce19">
            <text:p>4.65</text:p>
          </table:table-cell>
          <table:table-cell office:value-type="float" office:value="1.9800000000000004" table:formula="of:=[.B31]-[.C31]" table:style-name="ce19">
            <text:p>1.98</text:p>
          </table:table-cell>
          <table:table-cell office:value-type="float" office:value="1.0600000000000005" table:formula="of:=[.D31]-[.C31]" table:style-name="ce19">
            <text:p>1.06</text:p>
          </table:table-cell>
          <table:table-cell office:value-type="string" table:style-name="ce19">
            <text:p>Ducati, 2002</text:p>
          </table:table-cell>
          <table:table-cell office:value-type="float" office:value="1.0649999999999999" table:style-name="ce19">
            <text:p>1.065</text:p>
          </table:table-cell>
          <table:table-cell office:value-type="string" table:style-name="ce20">
            <text:p>01 24 01.4052830</text:p>
          </table:table-cell>
          <table:table-cell office:value-type="string" table:style-name="ce20">
            <text:p>-08 10 59.721253</text:p>
          </table:table-cell>
          <table:table-cell office:value-type="float" office:value="21.005504741163399" table:style-name="ce15">
            <text:p>21.00550474</text:p>
          </table:table-cell>
          <table:table-cell office:value-type="float" office:value="-8.1841565389003605" table:style-name="ce15">
            <text:p>-8.184156539</text:p>
          </table:table-cell>
          <table:table-cell office:value-type="float" office:value="29.033881106238798" table:style-name="ce15">
            <text:p>29.03388111</text:p>
          </table:table-cell>
          <table:table-cell office:value-type="float" office:value="0.21984386" table:style-name="ce15">
            <text:p>0.21984386</text:p>
          </table:table-cell>
          <table:table-cell office:value-type="float" office:value="215.4539" table:style-name="ce15">
            <text:p>215.4539</text:p>
          </table:table-cell>
          <table:table-cell office:value-type="float" office:value="-76.225645057477493" table:style-name="ce15">
            <text:p>-76.22564506</text:p>
          </table:table-cell>
          <table:table-cell office:value-type="float" office:value="0.28563312000000002" table:style-name="ce15">
            <text:p>0.28563312</text:p>
          </table:table-cell>
          <table:table-cell office:value-type="float" office:value="-201.519317720462" table:style-name="ce15">
            <text:p>-201.5193177</text:p>
          </table:table-cell>
          <table:table-cell office:value-type="float" office:value="0.12400841" table:style-name="ce15">
            <text:p>0.12400841</text:p>
          </table:table-cell>
          <table:table-cell table:style-name="ce15"/>
          <table:table-cell office:value-type="float" office:value="146.593344491941" table:style-name="ce15">
            <text:p>146.5933445</text:p>
          </table:table-cell>
          <table:table-cell office:value-type="float" office:value="-69.545075242613095" table:style-name="ce15">
            <text:p>-69.54507524</text:p>
          </table:table-cell>
          <table:table-cell office:value-type="string" table:style-name="ce15">
            <text:p>Gaia EDR3</text:p>
          </table:table-cell>
          <table:table-cell office:value-type="float" office:value="34.442518943329283" table:formula="of:=(1/[.M31])*1000" table:style-name="ce21">
            <text:p>34.442519</text:p>
          </table:table-cell>
          <table:table-cell table:style-name="ce15"/>
          <table:table-cell office:value-type="float" office:value="0" table:formula="of:=IF([.X31]&lt;80;0;                      IF(ABS([.V31])&gt;20;[.Y31];(1-EXP(-ABS([.X31]*SIN([.V31]))/125))*[.Y31]))" table:style-name="ce18">
            <text:p>0</text:p>
          </table:table-cell>
          <table:table-cell office:value-type="float" office:value="1.0600000000000005" table:formula="of:=[.F31]-[.Z31]" table:style-name="ce18">
            <text:p>1.06</text:p>
          </table:table-cell>
          <table:table-cell office:value-type="float" office:value="1.0649999999999999" table:formula="of:=[.H31]-[.Z31]" table:style-name="ce1">
            <text:p>1.065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9051</text:p>
          </table:table-cell>
          <table:table-cell table:style-name="ce19"/>
          <table:table-cell office:value-type="float" office:value="8.92" table:style-name="ce19">
            <text:p>8.92</text:p>
          </table:table-cell>
          <table:table-cell office:value-type="float" office:value="9.73" table:style-name="ce19">
            <text:p>9.73</text:p>
          </table:table-cell>
          <table:table-cell table:style-name="ce19"/>
          <table:table-cell office:value-type="float" office:value="0.8100000000000005" table:formula="of:=[.D32]-[.C32]" table:style-name="ce19">
            <text:p>0.81</text:p>
          </table:table-cell>
          <table:table-cell office:value-type="string" table:style-name="ce19">
            <text:p>The Tycho-2 catalogue of the 2.5 million brightest stars</text:p>
          </table:table-cell>
          <table:table-cell office:value-type="float" office:value="0.82" table:style-name="ce19">
            <text:p>0.82</text:p>
          </table:table-cell>
          <table:table-cell office:value-type="string" table:style-name="ce20">
            <text:p>01 28 46.5026523997</text:p>
          </table:table-cell>
          <table:table-cell office:value-type="string" table:style-name="ce20">
            <text:p>-24 20 25.443519152</text:p>
          </table:table-cell>
          <table:table-cell office:value-type="float" office:value="22.1940223778034" table:style-name="ce15">
            <text:p>22.19402238</text:p>
          </table:table-cell>
          <table:table-cell office:value-type="float" office:value="-24.340476683229198" table:style-name="ce15">
            <text:p>-24.34047668</text:p>
          </table:table-cell>
          <table:table-cell office:value-type="float" office:value="1.99063222704072" table:style-name="ce15">
            <text:p>1.990632227</text:p>
          </table:table-cell>
          <table:table-cell office:value-type="float" office:value="1.9174185E-2" table:style-name="ce15">
            <text:p>0.019174185</text:p>
          </table:table-cell>
          <table:table-cell office:value-type="float" office:value="56.253155" table:style-name="ce15">
            <text:p>56.253155</text:p>
          </table:table-cell>
          <table:table-cell office:value-type="float" office:value="53.583999396956898" table:style-name="ce15">
            <text:p>53.5839994</text:p>
          </table:table-cell>
          <table:table-cell office:value-type="float" office:value="2.0965899999999999E-2" table:style-name="ce15">
            <text:p>0.0209659</text:p>
          </table:table-cell>
          <table:table-cell office:value-type="float" office:value="-17.122278885279201" table:style-name="ce15">
            <text:p>-17.12227889</text:p>
          </table:table-cell>
          <table:table-cell office:value-type="float" office:value="1.6208079E-2" table:style-name="ce15">
            <text:p>0.016208079</text:p>
          </table:table-cell>
          <table:table-cell office:value-type="float" office:value="-71.778450000000007" table:style-name="ce15">
            <text:p>-71.77845</text:p>
          </table:table-cell>
          <table:table-cell office:value-type="float" office:value="196.66014653798601" table:style-name="ce15">
            <text:p>196.6601465</text:p>
          </table:table-cell>
          <table:table-cell office:value-type="float" office:value="-81.144216977577798" table:style-name="ce15">
            <text:p>-81.14421698</text:p>
          </table:table-cell>
          <table:table-cell office:value-type="string" table:style-name="ce15">
            <text:p>Gaia EDR3</text:p>
          </table:table-cell>
          <table:table-cell office:value-type="float" office:value="502.35296425729183" table:formula="of:=(1/[.M32])*1000" table:style-name="ce21">
            <text:p>502.352964</text:p>
          </table:table-cell>
          <table:table-cell office:value-type="float" office:value="0.01" table:style-name="ce15">
            <text:p>0.01</text:p>
          </table:table-cell>
          <table:table-cell office:value-type="float" office:value="0.01" table:formula="of:=IF([.X32]&lt;80;0;                      IF(ABS([.V32])&gt;20;[.Y32];(1-EXP(-ABS([.X32]*SIN([.V32]))/125))*[.Y32]))" table:style-name="ce18">
            <text:p>0.01</text:p>
          </table:table-cell>
          <table:table-cell office:value-type="float" office:value="0.80000000000000049" table:formula="of:=[.F32]-[.Z32]" table:style-name="ce18">
            <text:p>0.8</text:p>
          </table:table-cell>
          <table:table-cell office:value-type="float" office:value="0.80999999999999994" table:formula="of:=[.H32]-[.Z32]" table:style-name="ce1">
            <text:p>0.81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44007</text:p>
          </table:table-cell>
          <table:table-cell table:style-name="ce19"/>
          <table:table-cell office:value-type="float" office:value="8.1419999999999995" table:style-name="ce19">
            <text:p>8.142</text:p>
          </table:table-cell>
          <table:table-cell office:value-type="float" office:value="9.0440000000000005" table:style-name="ce19">
            <text:p>9.044</text:p>
          </table:table-cell>
          <table:table-cell table:style-name="ce19"/>
          <table:table-cell office:value-type="float" office:value="0.90200000000000102" table:formula="of:=[.D33]-[.C33]" table:style-name="ce19">
            <text:p>0.902</text:p>
          </table:table-cell>
          <table:table-cell office:value-type="string" table:style-name="ce19">
            <text:p>Teff and metallicities for Tycho-2 stars (Ammons+, 2006)<text:s/></text:p>
          </table:table-cell>
          <table:table-cell office:value-type="float" office:value="0.82899999999999996" table:style-name="ce19">
            <text:p>0.829</text:p>
          </table:table-cell>
          <table:table-cell office:value-type="string" table:style-name="ce20">
            <text:p>06 18 48.5271098810</text:p>
          </table:table-cell>
          <table:table-cell office:value-type="string" table:style-name="ce20">
            <text:p>-14 50 43.424752212</text:p>
          </table:table-cell>
          <table:table-cell office:value-type="float" office:value="94.702569663004397" table:style-name="ce15">
            <text:p>94.70256966</text:p>
          </table:table-cell>
          <table:table-cell office:value-type="float" office:value="-14.845575843986699" table:style-name="ce15">
            <text:p>-14.84557584</text:p>
          </table:table-cell>
          <table:table-cell office:value-type="float" office:value="3.3141378944595701" table:style-name="ce15">
            <text:p>3.314137894</text:p>
          </table:table-cell>
          <table:table-cell office:value-type="float" office:value="2.0366313E-2" table:style-name="ce15">
            <text:p>0.020366313</text:p>
          </table:table-cell>
          <table:table-cell office:value-type="float" office:value="90.960999999999999" table:style-name="ce15">
            <text:p>90.961</text:p>
          </table:table-cell>
          <table:table-cell office:value-type="float" office:value="81.391749500505199" table:style-name="ce15">
            <text:p>81.3917495</text:p>
          </table:table-cell>
          <table:table-cell office:value-type="float" office:value="1.5795436E-2" table:style-name="ce15">
            <text:p>0.015795436</text:p>
          </table:table-cell>
          <table:table-cell office:value-type="float" office:value="-40.611413798959603" table:style-name="ce15">
            <text:p>-40.6114138</text:p>
          </table:table-cell>
          <table:table-cell office:value-type="float" office:value="1.5090287000000001E-2" table:style-name="ce15">
            <text:p>0.015090287</text:p>
          </table:table-cell>
          <table:table-cell office:value-type="float" office:value="161.93522999999999" table:style-name="ce15">
            <text:p>161.93523</text:p>
          </table:table-cell>
          <table:table-cell office:value-type="float" office:value="222.74445041247901" table:style-name="ce15">
            <text:p>222.7444504</text:p>
          </table:table-cell>
          <table:table-cell office:value-type="float" office:value="-13.8210488509594" table:style-name="ce15">
            <text:p>-13.82104885</text:p>
          </table:table-cell>
          <table:table-cell office:value-type="string" table:style-name="ce15">
            <text:p>Gaia EDR3</text:p>
          </table:table-cell>
          <table:table-cell office:value-type="float" office:value="301.73759567209197" table:formula="of:=(1/[.M33])*1000" table:style-name="ce21">
            <text:p>301.737596</text:p>
          </table:table-cell>
          <table:table-cell office:value-type="float" office:value="0.22700000000000001" table:style-name="ce15">
            <text:p>0.227</text:p>
          </table:table-cell>
          <table:table-cell office:value-type="float" office:value="0.20411092947426032" table:formula="of:=IF([.X33]&lt;80;0;                      IF(ABS([.V33])&gt;20;[.Y33];(1-EXP(-ABS([.X33]*SIN([.V33]))/125))*[.Y33]))" table:style-name="ce18">
            <text:p>0.204110929</text:p>
          </table:table-cell>
          <table:table-cell office:value-type="float" office:value="0.69788907052574067" table:formula="of:=[.F33]-[.Z33]" table:style-name="ce18">
            <text:p>0.697889071</text:p>
          </table:table-cell>
          <table:table-cell office:value-type="float" office:value="0.62488907052573961" table:formula="of:=[.H33]-[.Z33]" table:style-name="ce1">
            <text:p>0.624889071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93529</text:p>
          </table:table-cell>
          <table:table-cell table:style-name="ce19"/>
          <table:table-cell office:value-type="float" office:value="9.3780000000000001" table:style-name="ce19">
            <text:p>9.378</text:p>
          </table:table-cell>
          <table:table-cell office:value-type="float" office:value="10.356999999999999" table:style-name="ce19">
            <text:p>10.357</text:p>
          </table:table-cell>
          <table:table-cell table:style-name="ce19"/>
          <table:table-cell office:value-type="float" office:value="0.9789999999999992" table:formula="of:=[.D34]-[.C34]" table:style-name="ce19">
            <text:p>0.979</text:p>
          </table:table-cell>
          <table:table-cell office:value-type="string" table:style-name="ce19">
            <text:p>Teff and metallicities for Tycho-2 stars (Ammons+, 2006)<text:s/></text:p>
          </table:table-cell>
          <table:table-cell office:value-type="float" office:value="0.80100000000000005" table:style-name="ce19">
            <text:p>0.801</text:p>
          </table:table-cell>
          <table:table-cell office:value-type="string" table:style-name="ce20">
            <text:p>10 47 29.0134113275</text:p>
          </table:table-cell>
          <table:table-cell office:value-type="string" table:style-name="ce20">
            <text:p>-25 26 14.583999059</text:p>
          </table:table-cell>
          <table:table-cell office:value-type="float" office:value="161.87078863529899" table:style-name="ce15">
            <text:p>161.8707886</text:p>
          </table:table-cell>
          <table:table-cell office:value-type="float" office:value="-25.437595622907299" table:style-name="ce15">
            <text:p>-25.43759562</text:p>
          </table:table-cell>
          <table:table-cell office:value-type="float" office:value="1.7883899938027801" table:style-name="ce15">
            <text:p>1.788389994</text:p>
          </table:table-cell>
          <table:table-cell office:value-type="float" office:value="1.7400019999999999E-2" table:style-name="ce15">
            <text:p>0.01740002</text:p>
          </table:table-cell>
          <table:table-cell office:value-type="float" office:value="51.567844000000001" table:style-name="ce15">
            <text:p>51.567844</text:p>
          </table:table-cell>
          <table:table-cell office:value-type="float" office:value="-20.285876571160301" table:style-name="ce15">
            <text:p>-20.28587657</text:p>
          </table:table-cell>
          <table:table-cell office:value-type="float" office:value="1.5111227499999999E-2" table:style-name="ce15">
            <text:p>0.015111228</text:p>
          </table:table-cell>
          <table:table-cell office:value-type="float" office:value="-47.410187649953102" table:style-name="ce15">
            <text:p>-47.41018765</text:p>
          </table:table-cell>
          <table:table-cell office:value-type="float" office:value="1.5592442999999999E-2" table:style-name="ce15">
            <text:p>0.015592443</text:p>
          </table:table-cell>
          <table:table-cell office:value-type="float" office:value="146.46947" table:style-name="ce15">
            <text:p>146.46947</text:p>
          </table:table-cell>
          <table:table-cell office:value-type="float" office:value="270.62467322698097" table:style-name="ce15">
            <text:p>270.6246732</text:p>
          </table:table-cell>
          <table:table-cell office:value-type="float" office:value="29.546867280199599" table:style-name="ce15">
            <text:p>29.54686728</text:p>
          </table:table-cell>
          <table:table-cell office:value-type="string" table:style-name="ce15">
            <text:p>Gaia EDR3</text:p>
          </table:table-cell>
          <table:table-cell office:value-type="float" office:value="559.16215336993093" table:formula="of:=(1/[.M34])*1000" table:style-name="ce21">
            <text:p>559.162153</text:p>
          </table:table-cell>
          <table:table-cell office:value-type="float" office:value="7.9000000000000001E-2" table:style-name="ce15">
            <text:p>0.079</text:p>
          </table:table-cell>
          <table:table-cell office:value-type="float" office:value="7.9000000000000001E-2" table:formula="of:=IF([.X34]&lt;80;0;                      IF(ABS([.V34])&gt;20;[.Y34];(1-EXP(-ABS([.X34]*SIN([.V34]))/125))*[.Y34]))" table:style-name="ce18">
            <text:p>0.079</text:p>
          </table:table-cell>
          <table:table-cell office:value-type="float" office:value="0.89999999999999925" table:formula="of:=[.F34]-[.Z34]" table:style-name="ce18">
            <text:p>0.9</text:p>
          </table:table-cell>
          <table:table-cell office:value-type="float" office:value="0.72200000000000009" table:formula="of:=[.H34]-[.Z34]" table:style-name="ce1">
            <text:p>0.722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108577</text:p>
          </table:table-cell>
          <table:table-cell table:style-name="ce19"/>
          <table:table-cell office:value-type="float" office:value="9.5939999999999994" table:style-name="ce19">
            <text:p>9.594</text:p>
          </table:table-cell>
          <table:table-cell office:value-type="float" office:value="10.34" table:style-name="ce19">
            <text:p>10.34</text:p>
          </table:table-cell>
          <table:table-cell table:style-name="ce19"/>
          <table:table-cell office:value-type="float" office:value="0.74600000000000044" table:formula="of:=[.D35]-[.C35]" table:style-name="ce19">
            <text:p>0.746</text:p>
          </table:table-cell>
          <table:table-cell office:value-type="string" table:style-name="ce19">
            <text:p>Teff and metallicities for Tycho-2 stars (Ammons+, 2006)<text:s/></text:p>
          </table:table-cell>
          <table:table-cell office:value-type="float" office:value="0.70399999999999996" table:style-name="ce19">
            <text:p>0.704</text:p>
          </table:table-cell>
          <table:table-cell office:value-type="string" table:style-name="ce20">
            <text:p>12 28 16.8615508146</text:p>
          </table:table-cell>
          <table:table-cell office:value-type="string" table:style-name="ce20">
            <text:p>+12 20 41.090259163</text:p>
          </table:table-cell>
          <table:table-cell office:value-type="float" office:value="187.06989531408999" table:style-name="ce15">
            <text:p>187.0698953</text:p>
          </table:table-cell>
          <table:table-cell office:value-type="float" office:value="12.344543596665" table:style-name="ce15">
            <text:p>12.3445436</text:p>
          </table:table-cell>
          <table:table-cell office:value-type="float" office:value="1.1064199230413001" table:style-name="ce15">
            <text:p>1.106419923</text:p>
          </table:table-cell>
          <table:table-cell office:value-type="float" office:value="1.7394125E-2" table:style-name="ce15">
            <text:p>0.017394125</text:p>
          </table:table-cell>
          <table:table-cell office:value-type="float" office:value="91.584879999999998" table:style-name="ce15">
            <text:p>91.58488</text:p>
          </table:table-cell>
          <table:table-cell office:value-type="float" office:value="-79.306587362141698" table:style-name="ce15">
            <text:p>-79.30658736</text:p>
          </table:table-cell>
          <table:table-cell office:value-type="float" office:value="2.0351475000000001E-2" table:style-name="ce15">
            <text:p>0.020351475</text:p>
          </table:table-cell>
          <table:table-cell office:value-type="float" office:value="-45.806718802486301" table:style-name="ce15">
            <text:p>-45.8067188</text:p>
          </table:table-cell>
          <table:table-cell office:value-type="float" office:value="1.4532992E-2" table:style-name="ce15">
            <text:p>0.014532992</text:p>
          </table:table-cell>
          <table:table-cell office:value-type="float" office:value="-110.13987" table:style-name="ce15">
            <text:p>-110.13987</text:p>
          </table:table-cell>
          <table:table-cell office:value-type="float" office:value="281.64330527943002" table:style-name="ce15">
            <text:p>281.6433053</text:p>
          </table:table-cell>
          <table:table-cell office:value-type="float" office:value="74.251254599279704" table:style-name="ce15">
            <text:p>74.2512546</text:p>
          </table:table-cell>
          <table:table-cell office:value-type="string" table:style-name="ce15">
            <text:p>Gaia EDR3</text:p>
          </table:table-cell>
          <table:table-cell office:value-type="float" office:value="903.81597364156676" table:formula="of:=(1/[.M35])*1000" table:style-name="ce21">
            <text:p>903.815974</text:p>
          </table:table-cell>
          <table:table-cell office:value-type="float" office:value="2.5999999999999999E-2" table:style-name="ce15">
            <text:p>0.026</text:p>
          </table:table-cell>
          <table:table-cell office:value-type="float" office:value="2.5999999999999999E-2" table:formula="of:=IF([.X35]&lt;80;0;                      IF(ABS([.V35])&gt;20;[.Y35];(1-EXP(-ABS([.X35]*SIN([.V35]))/125))*[.Y35]))" table:style-name="ce18">
            <text:p>0.026</text:p>
          </table:table-cell>
          <table:table-cell office:value-type="float" office:value="0.72000000000000042" table:formula="of:=[.F35]-[.Z35]" table:style-name="ce18">
            <text:p>0.72</text:p>
          </table:table-cell>
          <table:table-cell office:value-type="float" office:value="0.67799999999999994" table:formula="of:=[.H35]-[.Z35]" table:style-name="ce1">
            <text:p>0.678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128279</text:p>
          </table:table-cell>
          <table:table-cell office:value-type="float" office:value="8.64" table:style-name="ce19">
            <text:p>8.64</text:p>
          </table:table-cell>
          <table:table-cell office:value-type="float" office:value="8" table:style-name="ce19">
            <text:p>8</text:p>
          </table:table-cell>
          <table:table-cell office:value-type="float" office:value="8.6300000000000008" table:style-name="ce19">
            <text:p>8.63</text:p>
          </table:table-cell>
          <table:table-cell office:value-type="float" office:value="0.64000000000000057" table:formula="of:=[.B36]-[.C36]" table:style-name="ce19">
            <text:p>0.64</text:p>
          </table:table-cell>
          <table:table-cell office:value-type="float" office:value="0.63000000000000078" table:formula="of:=[.D36]-[.C36]" table:style-name="ce19">
            <text:p>0.63</text:p>
          </table:table-cell>
          <table:table-cell office:value-type="string" table:style-name="ce19">
            <text:p>Ducati, 2002</text:p>
          </table:table-cell>
          <table:table-cell office:value-type="float" office:value="0.64" table:style-name="ce19">
            <text:p>0.64</text:p>
          </table:table-cell>
          <table:table-cell office:value-type="string" table:style-name="ce20">
            <text:p>14 36 48.5106582134</text:p>
          </table:table-cell>
          <table:table-cell office:value-type="string" table:style-name="ce20">
            <text:p>-29 06 46.610625293</text:p>
          </table:table-cell>
          <table:table-cell office:value-type="float" office:value="219.20245524408" table:style-name="ce15">
            <text:p>219.2024552</text:p>
          </table:table-cell>
          <table:table-cell office:value-type="float" office:value="-29.114463160827601" table:style-name="ce15">
            <text:p>-29.11446316</text:p>
          </table:table-cell>
          <table:table-cell office:value-type="float" office:value="7.6333558198251996" table:style-name="ce15">
            <text:p>7.63335582</text:p>
          </table:table-cell>
          <table:table-cell office:value-type="float" office:value="2.7421505999999998E-2" table:style-name="ce15">
            <text:p>0.027421506</text:p>
          </table:table-cell>
          <table:table-cell office:value-type="float" office:value="346.90339999999998" table:style-name="ce15">
            <text:p>346.9034</text:p>
          </table:table-cell>
          <table:table-cell office:value-type="float" office:value="64.219076231938601" table:style-name="ce15">
            <text:p>64.21907623</text:p>
          </table:table-cell>
          <table:table-cell office:value-type="float" office:value="3.3578205999999999E-2" table:style-name="ce15">
            <text:p>0.033578206</text:p>
          </table:table-cell>
          <table:table-cell office:value-type="float" office:value="-340.90744132262802" table:style-name="ce15">
            <text:p>-340.9074413</text:p>
          </table:table-cell>
          <table:table-cell office:value-type="float" office:value="3.1852659999999998E-2" table:style-name="ce15">
            <text:p>0.03185266</text:p>
          </table:table-cell>
          <table:table-cell office:value-type="float" office:value="-75.769035000000002" table:style-name="ce15">
            <text:p>-75.769035</text:p>
          </table:table-cell>
          <table:table-cell office:value-type="float" office:value="329.069611756298" table:style-name="ce15">
            <text:p>329.0696118</text:p>
          </table:table-cell>
          <table:table-cell office:value-type="float" office:value="28.354902361124299" table:style-name="ce15">
            <text:p>28.35490236</text:p>
          </table:table-cell>
          <table:table-cell office:value-type="string" table:style-name="ce15">
            <text:p>Gaia EDR3</text:p>
          </table:table-cell>
          <table:table-cell office:value-type="float" office:value="131.00398089694968" table:formula="of:=(1/[.M36])*1000" table:style-name="ce21">
            <text:p>131.003981</text:p>
          </table:table-cell>
          <table:table-cell office:value-type="float" office:value="0.1" table:style-name="ce15">
            <text:p>0.1</text:p>
          </table:table-cell>
          <table:table-cell office:value-type="float" office:value="0.1" table:formula="of:=IF([.X36]&lt;80;0;                      IF(ABS([.V36])&gt;20;[.Y36];(1-EXP(-ABS([.X36]*SIN([.V36]))/125))*[.Y36]))" table:style-name="ce18">
            <text:p>0.1</text:p>
          </table:table-cell>
          <table:table-cell office:value-type="float" office:value="0.5300000000000008" table:formula="of:=[.F36]-[.Z36]" table:style-name="ce18">
            <text:p>0.53</text:p>
          </table:table-cell>
          <table:table-cell office:value-type="float" office:value="0.54" table:formula="of:=[.H36]-[.Z36]" table:style-name="ce1">
            <text:p>0.54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5_Ser</text:p>
          </table:table-cell>
          <table:table-cell table:style-name="ce19"/>
          <table:table-cell office:value-type="float" office:value="5.1180000000000003" table:style-name="ce19">
            <text:p>5.118</text:p>
          </table:table-cell>
          <table:table-cell office:value-type="float" office:value="5.6929999999999996" table:style-name="ce19">
            <text:p>5.693</text:p>
          </table:table-cell>
          <table:table-cell table:style-name="ce19"/>
          <table:table-cell office:value-type="float" office:value="0.57499999999999929" table:formula="of:=[.D37]-[.C37]" table:style-name="ce19">
            <text:p>0.575</text:p>
          </table:table-cell>
          <table:table-cell office:value-type="string" table:style-name="ce19">
            <text:p>Teff and metallicities for Tycho-2 stars (Ammons+, 2006)<text:s/></text:p>
          </table:table-cell>
          <table:table-cell office:value-type="float" office:value="0.54" table:style-name="ce19">
            <text:p>0.54</text:p>
          </table:table-cell>
          <table:table-cell office:value-type="string" table:style-name="ce25">
            <text:p>15 19 18.79710</text:p>
          </table:table-cell>
          <table:table-cell office:value-type="string" table:style-name="ce20">
            <text:p>+01 45 55.4685</text:p>
          </table:table-cell>
          <table:table-cell office:value-type="float" office:value="229.82997775153501" table:style-name="ce15">
            <text:p>229.8299778</text:p>
          </table:table-cell>
          <table:table-cell office:value-type="float" office:value="1.7631251834453601" table:style-name="ce15">
            <text:p>1.763125183</text:p>
          </table:table-cell>
          <table:table-cell office:value-type="float" office:value="39.795406541254799" table:style-name="ce15">
            <text:p>39.79540654</text:p>
          </table:table-cell>
          <table:table-cell office:value-type="float" office:value="8.0671160000000006E-2" table:style-name="ce15">
            <text:p>0.08067116</text:p>
          </table:table-cell>
          <table:table-cell office:value-type="float" office:value="634.19994999999994" table:style-name="ce15">
            <text:p>634.19995</text:p>
          </table:table-cell>
          <table:table-cell office:value-type="float" office:value="372.21640655242999" table:style-name="ce15">
            <text:p>372.2164066</text:p>
          </table:table-cell>
          <table:table-cell office:value-type="float" office:value="8.7040400000000004E-2" table:style-name="ce15">
            <text:p>0.0870404</text:p>
          </table:table-cell>
          <table:table-cell office:value-type="float" office:value="-513.48276969117205" table:style-name="ce15">
            <text:p>-513.4827697</text:p>
          </table:table-cell>
          <table:table-cell office:value-type="float" office:value="9.3083200000000005E-2" table:style-name="ce15">
            <text:p>0.0930832</text:p>
          </table:table-cell>
          <table:table-cell office:value-type="float" office:value="54.408935999999997" table:style-name="ce15">
            <text:p>54.408936</text:p>
          </table:table-cell>
          <table:table-cell office:value-type="float" office:value="3.6740763433239598" table:style-name="ce15">
            <text:p>3.674076343</text:p>
          </table:table-cell>
          <table:table-cell office:value-type="float" office:value="46.447607861759302" table:style-name="ce15">
            <text:p>46.44760786</text:p>
          </table:table-cell>
          <table:table-cell office:value-type="string" table:style-name="ce15">
            <text:p>Gaia EDR3</text:p>
          </table:table-cell>
          <table:table-cell office:value-type="float" office:value="25.128528313018428" table:formula="of:=(1/[.M37])*1000" table:style-name="ce21">
            <text:p>25.128528</text:p>
          </table:table-cell>
          <table:table-cell table:style-name="ce15"/>
          <table:table-cell office:value-type="float" office:value="0" table:formula="of:=IF([.X37]&lt;80;0;                      IF(ABS([.V37])&gt;20;[.Y37];(1-EXP(-ABS([.X37]*SIN([.V37]))/125))*[.Y37]))" table:style-name="ce18">
            <text:p>0</text:p>
          </table:table-cell>
          <table:table-cell office:value-type="float" office:value="0.57499999999999929" table:formula="of:=[.F37]-[.Z37]" table:style-name="ce18">
            <text:p>0.575</text:p>
          </table:table-cell>
          <table:table-cell office:value-type="float" office:value="0.54" table:formula="of:=[.H37]-[.Z37]" table:style-name="ce1">
            <text:p>0.54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161770</text:p>
          </table:table-cell>
          <table:table-cell office:value-type="float" office:value="10.38" table:style-name="ce19">
            <text:p>10.38</text:p>
          </table:table-cell>
          <table:table-cell office:value-type="float" office:value="9.7100000000000009" table:style-name="ce19">
            <text:p>9.71</text:p>
          </table:table-cell>
          <table:table-cell office:value-type="float" office:value="10.39" table:style-name="ce19">
            <text:p>10.39</text:p>
          </table:table-cell>
          <table:table-cell office:value-type="float" office:value="0.66999999999999993" table:formula="of:=[.B38]-[.C38]" table:style-name="ce19">
            <text:p>0.67</text:p>
          </table:table-cell>
          <table:table-cell office:value-type="float" office:value="0.67999999999999972" table:formula="of:=[.D38]-[.C38]" table:style-name="ce19">
            <text:p>0.68</text:p>
          </table:table-cell>
          <table:table-cell office:value-type="string" table:style-name="ce19">
            <text:p>Ducati, 2002</text:p>
          </table:table-cell>
          <table:table-cell office:value-type="float" office:value="0.67200000000000004" table:style-name="ce19">
            <text:p>0.672</text:p>
          </table:table-cell>
          <table:table-cell office:value-type="string" table:style-name="ce25">
            <text:p>17 47 46.0757888339</text:p>
          </table:table-cell>
          <table:table-cell office:value-type="string" table:style-name="ce20">
            <text:p>-09 36 18.444031860</text:p>
          </table:table-cell>
          <table:table-cell office:value-type="float" office:value="266.94132845595698" table:style-name="ce15">
            <text:p>266.9413285</text:p>
          </table:table-cell>
          <table:table-cell office:value-type="float" office:value="-9.6060493078163205" table:style-name="ce15">
            <text:p>-9.606049308</text:p>
          </table:table-cell>
          <table:table-cell office:value-type="float" office:value="7.8231040894845902" table:style-name="ce15">
            <text:p>7.823104089</text:p>
          </table:table-cell>
          <table:table-cell office:value-type="float" office:value="1.4799924000000001E-2" table:style-name="ce15">
            <text:p>0.014799924</text:p>
          </table:table-cell>
          <table:table-cell office:value-type="float" office:value="253.93507" table:style-name="ce15">
            <text:p>253.93507</text:p>
          </table:table-cell>
          <table:table-cell office:value-type="float" office:value="-145.0409947807" table:style-name="ce15">
            <text:p>-145.0409948</text:p>
          </table:table-cell>
          <table:table-cell office:value-type="float" office:value="1.6349059999999999E-2" table:style-name="ce15">
            <text:p>0.01634906</text:p>
          </table:table-cell>
          <table:table-cell office:value-type="float" office:value="-208.437347194842" table:style-name="ce15">
            <text:p>-208.4373472</text:p>
          </table:table-cell>
          <table:table-cell office:value-type="float" office:value="1.1424848E-2" table:style-name="ce15">
            <text:p>0.011424848</text:p>
          </table:table-cell>
          <table:table-cell office:value-type="float" office:value="-128.77950000000001" table:style-name="ce15">
            <text:p>-128.7795</text:p>
          </table:table-cell>
          <table:table-cell office:value-type="float" office:value="16.935400872868701" table:style-name="ce15">
            <text:p>16.93540087</text:p>
          </table:table-cell>
          <table:table-cell office:value-type="float" office:value="9.4727050473283398" table:style-name="ce15">
            <text:p>9.472705047</text:p>
          </table:table-cell>
          <table:table-cell office:value-type="string" table:style-name="ce15">
            <text:p>Gaia EDR3</text:p>
          </table:table-cell>
          <table:table-cell office:value-type="float" office:value="127.82649809608799" table:formula="of:=(1/[.M38])*1000" table:style-name="ce21">
            <text:p>127.826498</text:p>
          </table:table-cell>
          <table:table-cell office:value-type="float" office:value="0.93200000000000005" table:style-name="ce15">
            <text:p>0.932</text:p>
          </table:table-cell>
          <table:table-cell office:value-type="float" office:value="4.4560133995411345E-2" table:formula="of:=IF([.X38]&lt;80;0;                      IF(ABS([.V38])&gt;20;[.Y38];(1-EXP(-ABS([.X38]*SIN([.V38]))/125))*[.Y38]))" table:style-name="ce18">
            <text:p>0.044560134</text:p>
          </table:table-cell>
          <table:table-cell office:value-type="float" office:value="0.63543986600458835" table:formula="of:=[.F38]-[.Z38]" table:style-name="ce18">
            <text:p>0.635439866</text:p>
          </table:table-cell>
          <table:table-cell office:value-type="float" office:value="0.62743986600458868" table:formula="of:=[.H38]-[.Z38]" table:style-name="ce1">
            <text:p>0.627439866</text:p>
          </table:table-cell>
          <table:table-cell table:number-columns-repeated="16356"/>
        </table:table-row>
        <table:table-row table:style-name="ro2">
          <table:table-cell office:value-type="string" table:style-name="ce2">
            <text:p>HD_171391</text:p>
          </table:table-cell>
          <table:table-cell table:style-name="ce19"/>
          <table:table-cell office:value-type="float" office:value="5.1189999999999998" table:style-name="ce19">
            <text:p>5.119</text:p>
          </table:table-cell>
          <table:table-cell office:value-type="float" office:value="6.0270000000000001" table:style-name="ce19">
            <text:p>6.027</text:p>
          </table:table-cell>
          <table:table-cell table:style-name="ce19"/>
          <table:table-cell office:value-type="float" office:value="0.90800000000000036" table:formula="of:=[.D39]-[.C39]" table:style-name="ce19">
            <text:p>0.908</text:p>
          </table:table-cell>
          <table:table-cell office:value-type="string" table:style-name="ce19">
            <text:p>The Tycho-2 catalogue of the 2.5 million brightest stars</text:p>
          </table:table-cell>
          <table:table-cell office:value-type="float" office:value="0.92600000000000005" table:style-name="ce19">
            <text:p>0.926</text:p>
          </table:table-cell>
          <table:table-cell office:value-type="string" table:style-name="ce25">
            <text:p>18 35 02.3914557925</text:p>
          </table:table-cell>
          <table:table-cell office:value-type="string" table:style-name="ce20">
            <text:p>-10 58 37.954413962</text:p>
          </table:table-cell>
          <table:table-cell office:value-type="float" office:value="278.76019068652801" table:style-name="ce15">
            <text:p>278.7601907</text:p>
          </table:table-cell>
          <table:table-cell office:value-type="float" office:value="-10.9772300176587" table:style-name="ce15">
            <text:p>-10.97723002</text:p>
          </table:table-cell>
          <table:table-cell office:value-type="float" office:value="12.4371452545377" table:style-name="ce15">
            <text:p>12.43714525</text:p>
          </table:table-cell>
          <table:table-cell office:value-type="float" office:value="8.2490659999999993E-2" table:style-name="ce15">
            <text:p>0.08249066</text:p>
          </table:table-cell>
          <table:table-cell office:value-type="float" office:value="49.192183999999997" table:style-name="ce15">
            <text:p>49.192184</text:p>
          </table:table-cell>
          <table:table-cell office:value-type="float" office:value="48.903444665316698" table:style-name="ce15">
            <text:p>48.90344467</text:p>
          </table:table-cell>
          <table:table-cell office:value-type="float" office:value="9.6902020000000005E-2" table:style-name="ce15">
            <text:p>0.09690202</text:p>
          </table:table-cell>
          <table:table-cell office:value-type="float" office:value="-5.3220364235338096" table:style-name="ce15">
            <text:p>-5.322036424</text:p>
          </table:table-cell>
          <table:table-cell office:value-type="float" office:value="7.6490710000000003E-2" table:style-name="ce15">
            <text:p>0.07649071</text:p>
          </table:table-cell>
          <table:table-cell office:value-type="float" office:value="7.5689162999999997" table:style-name="ce15">
            <text:p>7.5689163</text:p>
          </table:table-cell>
          <table:table-cell office:value-type="float" office:value="21.305476079331399" table:style-name="ce15">
            <text:p>21.30547608</text:p>
          </table:table-cell>
          <table:table-cell office:value-type="float" office:value="-1.3965010428692" table:style-name="ce15">
            <text:p>-1.396501043</text:p>
          </table:table-cell>
          <table:table-cell office:value-type="string" table:style-name="ce15">
            <text:p>Gaia EDR3</text:p>
          </table:table-cell>
          <table:table-cell office:value-type="float" office:value="80.40430336175011" table:formula="of:=(1/[.M39])*1000" table:style-name="ce21">
            <text:p>80.404303</text:p>
          </table:table-cell>
          <table:table-cell office:value-type="float" office:value="5.016" table:style-name="ce15">
            <text:p>5.016</text:p>
          </table:table-cell>
          <table:table-cell office:value-type="float" office:value="2.3538234850736126" table:formula="of:=IF([.X39]&lt;80;0;                      IF(ABS([.V39])&gt;20;[.Y39];(1-EXP(-ABS([.X39]*SIN([.V39]))/125))*[.Y39]))" table:style-name="ce18">
            <text:p>2.353823485</text:p>
          </table:table-cell>
          <table:table-cell office:value-type="float" office:value="-1.4458234850736122" table:formula="of:=[.F39]-[.Z39]" table:style-name="ce18">
            <text:p>-1.445823485</text:p>
          </table:table-cell>
          <table:table-cell office:value-type="float" office:value="-1.4278234850736125" table:formula="of:=[.H39]-[.Z39]" table:style-name="ce1">
            <text:p>-1.427823485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218502</text:p>
          </table:table-cell>
          <table:table-cell table:style-name="ce19"/>
          <table:table-cell office:value-type="float" office:value="8.25" table:style-name="ce19">
            <text:p>8.25</text:p>
          </table:table-cell>
          <table:table-cell office:value-type="float" office:value="8.65" table:style-name="ce19">
            <text:p>8.65</text:p>
          </table:table-cell>
          <table:table-cell table:style-name="ce19"/>
          <table:table-cell office:value-type="float" office:value="0.40000000000000036" table:formula="of:=[.D40]-[.C40]" table:style-name="ce19">
            <text:p>0.4</text:p>
          </table:table-cell>
          <table:table-cell office:value-type="string" table:style-name="ce19">
            <text:p>The Tycho-2 catalogue of the 2.5 million brightest stars</text:p>
          </table:table-cell>
          <table:table-cell office:value-type="float" office:value="0.41099999999999998" table:style-name="ce19">
            <text:p>0.411</text:p>
          </table:table-cell>
          <table:table-cell office:value-type="string" table:style-name="ce20">
            <text:p>23 08 39.3725624892</text:p>
          </table:table-cell>
          <table:table-cell office:value-type="string" table:style-name="ce20">
            <text:p>-15 03 11.944865393</text:p>
          </table:table-cell>
          <table:table-cell office:value-type="float" office:value="347.16453506592399" table:style-name="ce15">
            <text:p>347.1645351</text:p>
          </table:table-cell>
          <table:table-cell office:value-type="float" office:value="-15.0545903893274" table:style-name="ce15">
            <text:p>-15.05459039</text:p>
          </table:table-cell>
          <table:table-cell office:value-type="float" office:value="13.4394594575982" table:style-name="ce15">
            <text:p>13.43945946</text:p>
          </table:table-cell>
          <table:table-cell office:value-type="float" office:value="2.5009667999999999E-2" table:style-name="ce15">
            <text:p>0.025009668</text:p>
          </table:table-cell>
          <table:table-cell office:value-type="float" office:value="304.91091999999998" table:style-name="ce15">
            <text:p>304.91092</text:p>
          </table:table-cell>
          <table:table-cell office:value-type="float" office:value="104.94837497181901" table:style-name="ce15">
            <text:p>104.948375</text:p>
          </table:table-cell>
          <table:table-cell office:value-type="float" office:value="3.1171402000000001E-2" table:style-name="ce15">
            <text:p>0.031171402</text:p>
          </table:table-cell>
          <table:table-cell office:value-type="float" office:value="-286.28045376402798" table:style-name="ce15">
            <text:p>-286.2804538</text:p>
          </table:table-cell>
          <table:table-cell office:value-type="float" office:value="2.1824526E-2" table:style-name="ce15">
            <text:p>0.021824526</text:p>
          </table:table-cell>
          <table:table-cell office:value-type="float" office:value="-29.528082000000001" table:style-name="ce15">
            <text:p>-29.528082</text:p>
          </table:table-cell>
          <table:table-cell office:value-type="float" office:value="54.514437063309302" table:style-name="ce15">
            <text:p>54.51443706</text:p>
          </table:table-cell>
          <table:table-cell office:value-type="float" office:value="-63.239158083878401" table:style-name="ce15">
            <text:p>-63.23915808</text:p>
          </table:table-cell>
          <table:table-cell office:value-type="string" table:style-name="ce15">
            <text:p>Gaia EDR3</text:p>
          </table:table-cell>
          <table:table-cell office:value-type="float" office:value="74.407754504935454" table:formula="of:=(1/[.M40])*1000" table:style-name="ce21">
            <text:p>74.407755</text:p>
          </table:table-cell>
          <table:table-cell table:style-name="ce15"/>
          <table:table-cell office:value-type="float" office:value="0" table:formula="of:=IF([.X40]&lt;80;0;                      IF(ABS([.V40])&gt;20;[.Y40];(1-EXP(-ABS([.X40]*SIN([.V40]))/125))*[.Y40]))" table:style-name="ce18">
            <text:p>0</text:p>
          </table:table-cell>
          <table:table-cell office:value-type="float" office:value="0.40000000000000036" table:formula="of:=[.F40]-[.Z40]" table:style-name="ce18">
            <text:p>0.4</text:p>
          </table:table-cell>
          <table:table-cell office:value-type="float" office:value="0.41099999999999998" table:formula="of:=[.H40]-[.Z40]" table:style-name="ce1">
            <text:p>0.411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122563</text:p>
          </table:table-cell>
          <table:table-cell office:value-type="float" office:value="7.47" table:style-name="ce19">
            <text:p>7.47</text:p>
          </table:table-cell>
          <table:table-cell office:value-type="float" office:value="6.19" table:style-name="ce19">
            <text:p>6.19</text:p>
          </table:table-cell>
          <table:table-cell office:value-type="float" office:value="7.1" table:style-name="ce19">
            <text:p>7.1</text:p>
          </table:table-cell>
          <table:table-cell office:value-type="float" office:value="1.2799999999999994" table:formula="of:=[.B41]-[.C41]" table:style-name="ce19">
            <text:p>1.28</text:p>
          </table:table-cell>
          <table:table-cell office:value-type="float" office:value="0.90999999999999925" table:formula="of:=[.D41]-[.C41]" table:style-name="ce19">
            <text:p>0.91</text:p>
          </table:table-cell>
          <table:table-cell office:value-type="string" table:style-name="ce19">
            <text:p>Ducati, 2002</text:p>
          </table:table-cell>
          <table:table-cell office:value-type="float" office:value="0.85299999999999998" table:style-name="ce19">
            <text:p>0.853</text:p>
          </table:table-cell>
          <table:table-cell office:value-type="string" table:style-name="ce20">
            <text:p>14 02 31.8456299772</text:p>
          </table:table-cell>
          <table:table-cell office:value-type="string" table:style-name="ce20">
            <text:p>+09 41 09.942736952</text:p>
          </table:table-cell>
          <table:table-cell office:value-type="float" office:value="210.63183504338801" table:style-name="ce15">
            <text:p>210.631835</text:p>
          </table:table-cell>
          <table:table-cell office:value-type="float" office:value="9.6857827101603107" table:style-name="ce15">
            <text:p>9.68578271</text:p>
          </table:table-cell>
          <table:table-cell office:value-type="float" office:value="3.0990571246135001" table:style-name="ce15">
            <text:p>3.099057125</text:p>
          </table:table-cell>
          <table:table-cell office:value-type="float" office:value="3.3200946000000002E-2" table:style-name="ce15">
            <text:p>0.033200946</text:p>
          </table:table-cell>
          <table:table-cell office:value-type="float" office:value="202.19587999999999" table:style-name="ce15">
            <text:p>202.19588</text:p>
          </table:table-cell>
          <table:table-cell office:value-type="float" office:value="-189.53863096414801" table:style-name="ce15">
            <text:p>-189.538631</text:p>
          </table:table-cell>
          <table:table-cell office:value-type="float" office:value="3.1019628E-2" table:style-name="ce15">
            <text:p>0.031019628</text:p>
          </table:table-cell>
          <table:table-cell office:value-type="float" office:value="-70.4150381215983" table:style-name="ce15">
            <text:p>-70.41503812</text:p>
          </table:table-cell>
          <table:table-cell office:value-type="float" office:value="2.5030838E-2" table:style-name="ce15">
            <text:p>0.025030838</text:p>
          </table:table-cell>
          <table:table-cell office:value-type="float" office:value="-26.167002" table:style-name="ce15">
            <text:p>-26.167002</text:p>
          </table:table-cell>
          <table:table-cell office:value-type="float" office:value="350.16527826382998" table:style-name="ce15">
            <text:p>350.1652783</text:p>
          </table:table-cell>
          <table:table-cell office:value-type="float" office:value="65.8042840755474" table:style-name="ce15">
            <text:p>65.80428408</text:p>
          </table:table-cell>
          <table:table-cell office:value-type="string" table:style-name="ce15">
            <text:p>Gaia EDR3</text:p>
          </table:table-cell>
          <table:table-cell office:value-type="float" office:value="322.67878899609354" table:formula="of:=(1/[.M41])*1000" table:style-name="ce21">
            <text:p>322.678789</text:p>
          </table:table-cell>
          <table:table-cell office:value-type="float" office:value="2.5000000000000001E-2" table:style-name="ce15">
            <text:p>0.025</text:p>
          </table:table-cell>
          <table:table-cell office:value-type="float" office:value="2.5000000000000001E-2" table:formula="of:=IF([.X41]&lt;80;0;                      IF(ABS([.V41])&gt;20;[.Y41];(1-EXP(-ABS([.X41]*SIN([.V41]))/125))*[.Y41]))" table:style-name="ce18">
            <text:p>0.025</text:p>
          </table:table-cell>
          <table:table-cell office:value-type="float" office:value="0.88499999999999923" table:formula="of:=[.F41]-[.Z41]" table:style-name="ce18">
            <text:p>0.885</text:p>
          </table:table-cell>
          <table:table-cell office:value-type="float" office:value="0.82799999999999996" table:formula="of:=[.H41]-[.Z41]" table:style-name="ce1">
            <text:p>0.828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Arcturus</text:p>
          </table:table-cell>
          <table:table-cell office:value-type="float" office:value="2.46" table:style-name="ce19">
            <text:p>2.46</text:p>
          </table:table-cell>
          <table:table-cell office:value-type="float" office:value="-0.05" table:style-name="ce19">
            <text:p>-0.05</text:p>
          </table:table-cell>
          <table:table-cell office:value-type="float" office:value="1.18" table:style-name="ce19">
            <text:p>1.18</text:p>
          </table:table-cell>
          <table:table-cell office:value-type="float" office:value="2.5099999999999998" table:formula="of:=[.B42]-[.C42]" table:style-name="ce19">
            <text:p>2.51</text:p>
          </table:table-cell>
          <table:table-cell office:value-type="float" office:value="1.23" table:formula="of:=[.D42]-[.C42]" table:style-name="ce19">
            <text:p>1.23</text:p>
          </table:table-cell>
          <table:table-cell office:value-type="string" table:style-name="ce19">
            <text:p>Ducati, 2002</text:p>
          </table:table-cell>
          <table:table-cell office:value-type="float" office:value="1.2390000000000001" table:style-name="ce24">
            <text:p>1</text:p>
          </table:table-cell>
          <table:table-cell office:value-type="string" table:style-name="ce20">
            <text:p>14 15 39.67207</text:p>
          </table:table-cell>
          <table:table-cell office:value-type="string" table:style-name="ce20">
            <text:p>+19 10 56.6730</text:p>
          </table:table-cell>
          <table:table-cell office:value-type="float" office:value="213.91811403" table:style-name="ce15">
            <text:p>213.918114</text:p>
          </table:table-cell>
          <table:table-cell office:value-type="float" office:value="19.187269969999999" table:style-name="ce15">
            <text:p>19.18726997</text:p>
          </table:table-cell>
          <table:table-cell office:value-type="float" office:value="88.85" table:style-name="ce15">
            <text:p>88.85</text:p>
          </table:table-cell>
          <table:table-cell office:value-type="float" office:value="0.74" table:style-name="ce15">
            <text:p>0.74</text:p>
          </table:table-cell>
          <table:table-cell office:value-type="float" office:value="2250.3525528300001" table:style-name="ce15">
            <text:p>2250.352553</text:p>
          </table:table-cell>
          <table:table-cell office:value-type="float" office:value="-1093.45" table:style-name="ce15">
            <text:p>-1093.45</text:p>
          </table:table-cell>
          <table:table-cell office:value-type="float" office:value="0.6" table:style-name="ce15">
            <text:p>0.6</text:p>
          </table:table-cell>
          <table:table-cell office:value-type="float" office:value="-1999.4" table:style-name="ce15">
            <text:p>-1999.4</text:p>
          </table:table-cell>
          <table:table-cell office:value-type="float" office:value="0.52" table:style-name="ce15">
            <text:p>0.52</text:p>
          </table:table-cell>
          <table:table-cell table:style-name="ce15"/>
          <table:table-cell office:value-type="float" office:value="15.0501" table:style-name="ce15">
            <text:p>15.0501</text:p>
          </table:table-cell>
          <table:table-cell office:value-type="float" office:value="69.1113" table:style-name="ce15">
            <text:p>69.1113</text:p>
          </table:table-cell>
          <table:table-cell office:value-type="string" table:style-name="ce15">
            <text:p>HIPPARCOS</text:p>
          </table:table-cell>
          <table:table-cell office:value-type="float" office:value="11.254924029262803" table:formula="of:=(1/[.M42])*1000" table:style-name="ce21">
            <text:p>11.254924</text:p>
          </table:table-cell>
          <table:table-cell table:style-name="ce15"/>
          <table:table-cell office:value-type="float" office:value="0" table:formula="of:=IF([.X42]&lt;80;0;                      IF(ABS([.V42])&gt;20;[.Y42];(1-EXP(-ABS([.X42]*SIN([.V42]))/125))*[.Y42]))" table:style-name="ce18">
            <text:p>0</text:p>
          </table:table-cell>
          <table:table-cell office:value-type="float" office:value="1.23" table:formula="of:=[.F42]-[.Z42]" table:style-name="ce18">
            <text:p>1.23</text:p>
          </table:table-cell>
          <table:table-cell office:value-type="float" office:value="1.2390000000000001" table:formula="of:=[.H42]-[.Z42]" table:style-name="ce1">
            <text:p>1.239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204543</text:p>
          </table:table-cell>
          <table:table-cell table:style-name="ce19"/>
          <table:table-cell office:value-type="float" office:value="8.3000000000000007" table:style-name="ce19">
            <text:p>8.3</text:p>
          </table:table-cell>
          <table:table-cell office:value-type="float" office:value="9.17" table:style-name="ce19">
            <text:p>9.17</text:p>
          </table:table-cell>
          <table:table-cell table:style-name="ce19"/>
          <table:table-cell office:value-type="float" office:value="0.86999999999999922" table:formula="of:=[.D43]-[.C43]" table:style-name="ce19">
            <text:p>0.87</text:p>
          </table:table-cell>
          <table:table-cell office:value-type="string" table:style-name="ce19">
            <text:p>The Tycho-2 catalogue of the 2.5 million brightest stars</text:p>
          </table:table-cell>
          <table:table-cell office:value-type="float" office:value="0.88800000000000001" table:style-name="ce19">
            <text:p>0.888</text:p>
          </table:table-cell>
          <table:table-cell office:value-type="string" table:style-name="ce25">
            <text:p>21 29 28.2127594590</text:p>
          </table:table-cell>
          <table:table-cell office:value-type="string" table:style-name="ce20">
            <text:p>-03 30 55.356028557</text:p>
          </table:table-cell>
          <table:table-cell office:value-type="float" office:value="322.367545926704" table:style-name="ce15">
            <text:p>322.3675459</text:p>
          </table:table-cell>
          <table:table-cell office:value-type="float" office:value="-3.5155845246448298" table:style-name="ce15">
            <text:p>-3.515584525</text:p>
          </table:table-cell>
          <table:table-cell office:value-type="float" office:value="1.4135705840733299" table:style-name="ce15">
            <text:p>1.413570584</text:p>
          </table:table-cell>
          <table:table-cell office:value-type="float" office:value="2.2614919000000001E-2" table:style-name="ce15">
            <text:p>0.022614919</text:p>
          </table:table-cell>
          <table:table-cell office:value-type="float" office:value="46.946182" table:style-name="ce15">
            <text:p>46.946182</text:p>
          </table:table-cell>
          <table:table-cell office:value-type="float" office:value="-1.5559560156079599" table:style-name="ce15">
            <text:p>-1.555956016</text:p>
          </table:table-cell>
          <table:table-cell office:value-type="float" office:value="2.5940897000000001E-2" table:style-name="ce15">
            <text:p>0.025940897</text:p>
          </table:table-cell>
          <table:table-cell office:value-type="float" office:value="-46.920389848813201" table:style-name="ce15">
            <text:p>-46.92038985</text:p>
          </table:table-cell>
          <table:table-cell office:value-type="float" office:value="1.8245744000000001E-2" table:style-name="ce15">
            <text:p>0.018245744</text:p>
          </table:table-cell>
          <table:table-cell office:value-type="float" office:value="-99.334379999999996" table:style-name="ce15">
            <text:p>-99.33438</text:p>
          </table:table-cell>
          <table:table-cell office:value-type="float" office:value="49.900127887354998" table:style-name="ce15">
            <text:p>49.90012789</text:p>
          </table:table-cell>
          <table:table-cell office:value-type="float" office:value="-36.376887420044703" table:style-name="ce15">
            <text:p>-36.37688742</text:p>
          </table:table-cell>
          <table:table-cell office:value-type="string" table:style-name="ce15">
            <text:p>Gaia EDR3</text:p>
          </table:table-cell>
          <table:table-cell office:value-type="float" office:value="707.42841656934513" table:formula="of:=(1/[.M43])*1000" table:style-name="ce21">
            <text:p>707.428417</text:p>
          </table:table-cell>
          <table:table-cell office:value-type="float" office:value="4.2999999999999997E-2" table:style-name="ce15">
            <text:p>0.043</text:p>
          </table:table-cell>
          <table:table-cell office:value-type="float" office:value="4.2999999999999997E-2" table:formula="of:=IF([.X43]&lt;80;0;                      IF(ABS([.V43])&gt;20;[.Y43];(1-EXP(-ABS([.X43]*SIN([.V43]))/125))*[.Y43]))" table:style-name="ce18">
            <text:p>0.043</text:p>
          </table:table-cell>
          <table:table-cell office:value-type="float" office:value="0.82699999999999918" table:formula="of:=[.F43]-[.Z43]" table:style-name="ce18">
            <text:p>0.827</text:p>
          </table:table-cell>
          <table:table-cell office:value-type="float" office:value="0.84499999999999997" table:formula="of:=[.H43]-[.Z43]" table:style-name="ce1">
            <text:p>0.845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31_Vul</text:p>
          </table:table-cell>
          <table:table-cell table:style-name="ce19"/>
          <table:table-cell office:value-type="float" office:value="4.5679999999999996" table:style-name="ce19">
            <text:p>4.568</text:p>
          </table:table-cell>
          <table:table-cell office:value-type="float" office:value="5.399" table:style-name="ce19">
            <text:p>5.399</text:p>
          </table:table-cell>
          <table:table-cell table:style-name="ce19"/>
          <table:table-cell office:value-type="float" office:value="0.83100000000000041" table:formula="of:=[.D44]-[.C44]" table:style-name="ce19">
            <text:p>0.831</text:p>
          </table:table-cell>
          <table:table-cell office:value-type="string" table:style-name="ce19">
            <text:p>The Tycho-2 catalogue of the 2.5 million brightest stars</text:p>
          </table:table-cell>
          <table:table-cell office:value-type="float" office:value="0.83499999999999996" table:style-name="ce19">
            <text:p>0.835</text:p>
          </table:table-cell>
          <table:table-cell office:value-type="string" table:style-name="ce20">
            <text:p>20 52 07.6835241741</text:p>
          </table:table-cell>
          <table:table-cell office:value-type="string" table:style-name="ce20">
            <text:p>+27 05 48.995100470</text:p>
          </table:table-cell>
          <table:table-cell office:value-type="float" office:value="313.03166005694902" table:style-name="ce15">
            <text:p>313.0316601</text:p>
          </table:table-cell>
          <table:table-cell office:value-type="float" office:value="27.096693018018101" table:style-name="ce15">
            <text:p>27.09669302</text:p>
          </table:table-cell>
          <table:table-cell office:value-type="float" office:value="14.7064239903033" table:style-name="ce15">
            <text:p>14.70642399</text:p>
          </table:table-cell>
          <table:table-cell office:value-type="float" office:value="0.15902057" table:style-name="ce15">
            <text:p>0.15902057</text:p>
          </table:table-cell>
          <table:table-cell office:value-type="float" office:value="95.201139999999995" table:style-name="ce15">
            <text:p>95.20114</text:p>
          </table:table-cell>
          <table:table-cell office:value-type="float" office:value="-76.610896142810105" table:style-name="ce15">
            <text:p>-76.61089614</text:p>
          </table:table-cell>
          <table:table-cell office:value-type="float" office:value="0.12100777" table:style-name="ce15">
            <text:p>0.12100777</text:p>
          </table:table-cell>
          <table:table-cell office:value-type="float" office:value="-56.515732865336503" table:style-name="ce15">
            <text:p>-56.51573287</text:p>
          </table:table-cell>
          <table:table-cell office:value-type="float" office:value="0.1415767" table:style-name="ce15">
            <text:p>0.1415767</text:p>
          </table:table-cell>
          <table:table-cell office:value-type="float" office:value="0.43211207000000001" table:style-name="ce15">
            <text:p>0.43211207</text:p>
          </table:table-cell>
          <table:table-cell office:value-type="float" office:value="71.304775560268496" table:style-name="ce15">
            <text:p>71.30477556</text:p>
          </table:table-cell>
          <table:table-cell office:value-type="float" office:value="-10.982759555760801" table:style-name="ce15">
            <text:p>-10.98275956</text:p>
          </table:table-cell>
          <table:table-cell office:value-type="string" table:style-name="ce15">
            <text:p>Gaia EDR3</text:p>
          </table:table-cell>
          <table:table-cell office:value-type="float" office:value="67.997495561079376" table:formula="of:=(1/[.M44])*1000" table:style-name="ce21">
            <text:p>67.997496</text:p>
          </table:table-cell>
          <table:table-cell table:style-name="ce15"/>
          <table:table-cell office:value-type="float" office:value="0" table:formula="of:=IF([.X44]&lt;80;0;                      IF(ABS([.V44])&gt;20;[.Y44];(1-EXP(-ABS([.X44]*SIN([.V44]))/125))*[.Y44]))" table:style-name="ce18">
            <text:p>0</text:p>
          </table:table-cell>
          <table:table-cell office:value-type="float" office:value="0.83100000000000041" table:formula="of:=[.F44]-[.Z44]" table:style-name="ce18">
            <text:p>0.831</text:p>
          </table:table-cell>
          <table:table-cell office:value-type="float" office:value="0.83499999999999996" table:formula="of:=[.H44]-[.Z44]" table:style-name="ce1">
            <text:p>0.835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184266</text:p>
          </table:table-cell>
          <table:table-cell table:style-name="ce19"/>
          <table:table-cell office:value-type="float" office:value="7.57" table:style-name="ce19">
            <text:p>7.57</text:p>
          </table:table-cell>
          <table:table-cell office:value-type="float" office:value="8.1199999999999992" table:style-name="ce19">
            <text:p>8.12</text:p>
          </table:table-cell>
          <table:table-cell table:style-name="ce19"/>
          <table:table-cell office:value-type="float" office:value="0.54999999999999893" table:formula="of:=[.D45]-[.C45]" table:style-name="ce19">
            <text:p>0.55</text:p>
          </table:table-cell>
          <table:table-cell office:value-type="string" table:style-name="ce19">
            <text:p>Ducati, 2002</text:p>
          </table:table-cell>
          <table:table-cell office:value-type="float" office:value="0.54800000000000004" table:style-name="ce19">
            <text:p>0.548</text:p>
          </table:table-cell>
          <table:table-cell office:value-type="string" table:style-name="ce20">
            <text:p>19 34 15.3865221565</text:p>
          </table:table-cell>
          <table:table-cell office:value-type="string" table:style-name="ce20">
            <text:p>-16 19 00.228332880</text:p>
          </table:table-cell>
          <table:table-cell office:value-type="float" office:value="293.56471306511997" table:style-name="ce15">
            <text:p>293.5647131</text:p>
          </table:table-cell>
          <table:table-cell office:value-type="float" office:value="-16.317612564405" table:style-name="ce15">
            <text:p>-16.31761256</text:p>
          </table:table-cell>
          <table:table-cell office:value-type="float" office:value="4.4624728155514797" table:style-name="ce15">
            <text:p>4.462472816</text:p>
          </table:table-cell>
          <table:table-cell office:value-type="float" office:value="2.3951553E-2" table:style-name="ce15">
            <text:p>0.023951553</text:p>
          </table:table-cell>
          <table:table-cell office:value-type="float" office:value="237.35326000000001" table:style-name="ce15">
            <text:p>237.35326</text:p>
          </table:table-cell>
          <table:table-cell office:value-type="float" office:value="130.058013405905" table:style-name="ce15">
            <text:p>130.0580134</text:p>
          </table:table-cell>
          <table:table-cell office:value-type="float" office:value="2.4149009999999999E-2" table:style-name="ce15">
            <text:p>0.02414901</text:p>
          </table:table-cell>
          <table:table-cell office:value-type="float" office:value="-198.548440611762" table:style-name="ce15">
            <text:p>-198.5484406</text:p>
          </table:table-cell>
          <table:table-cell office:value-type="float" office:value="1.9842700000000001E-2" table:style-name="ce15">
            <text:p>0.0198427</text:p>
          </table:table-cell>
          <table:table-cell office:value-type="float" office:value="-347.85583000000003" table:style-name="ce15">
            <text:p>-347.85583</text:p>
          </table:table-cell>
          <table:table-cell office:value-type="float" office:value="22.785646461791899" table:style-name="ce15">
            <text:p>22.78564646</text:p>
          </table:table-cell>
          <table:table-cell office:value-type="float" office:value="-16.665016646379801" table:style-name="ce15">
            <text:p>-16.66501665</text:p>
          </table:table-cell>
          <table:table-cell office:value-type="string" table:style-name="ce15">
            <text:p>Gaia EDR3</text:p>
          </table:table-cell>
          <table:table-cell office:value-type="float" office:value="224.09100096140716" table:formula="of:=(1/[.M45])*1000" table:style-name="ce21">
            <text:p>224.091001</text:p>
          </table:table-cell>
          <table:table-cell office:value-type="float" office:value="0.14199999999999999" table:style-name="ce15">
            <text:p>0.142</text:p>
          </table:table-cell>
          <table:table-cell office:value-type="float" office:value="0.10920502262701794" table:formula="of:=IF([.X45]&lt;80;0;                      IF(ABS([.V45])&gt;20;[.Y45];(1-EXP(-ABS([.X45]*SIN([.V45]))/125))*[.Y45]))" table:style-name="ce18">
            <text:p>0.109205023</text:p>
          </table:table-cell>
          <table:table-cell office:value-type="float" office:value="0.44079497737298101" table:formula="of:=[.F45]-[.Z45]" table:style-name="ce18">
            <text:p>0.440794977</text:p>
          </table:table-cell>
          <table:table-cell office:value-type="float" office:value="0.43879497737298212" table:formula="of:=[.H45]-[.Z45]" table:style-name="ce1">
            <text:p>0.438794977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Ups02_Cnc</text:p>
          </table:table-cell>
          <table:table-cell table:style-name="ce19"/>
          <table:table-cell office:value-type="float" office:value="6.34" table:style-name="ce19">
            <text:p>6.34</text:p>
          </table:table-cell>
          <table:table-cell office:value-type="float" office:value="7.3730000000000002" table:style-name="ce19">
            <text:p>7.373</text:p>
          </table:table-cell>
          <table:table-cell table:style-name="ce19"/>
          <table:table-cell office:value-type="float" office:value="1.0330000000000004" table:formula="of:=[.D46]-[.C46]" table:style-name="ce19">
            <text:p>1.033</text:p>
          </table:table-cell>
          <table:table-cell office:value-type="string" table:style-name="ce19">
            <text:p>The Tycho-2 catalogue of the 2.5 million brightest stars</text:p>
          </table:table-cell>
          <table:table-cell office:value-type="float" office:value="1.032" table:style-name="ce19">
            <text:p>1.032</text:p>
          </table:table-cell>
          <table:table-cell office:value-type="string" table:style-name="ce25">
            <text:p>08 33 00.1040838196</text:p>
          </table:table-cell>
          <table:table-cell office:value-type="string" table:style-name="ce20">
            <text:p>+24 05 05.260865502</text:p>
          </table:table-cell>
          <table:table-cell office:value-type="float" office:value="128.25012452511001" table:style-name="ce15">
            <text:p>128.2501245</text:p>
          </table:table-cell>
          <table:table-cell office:value-type="float" office:value="24.0845895073635" table:style-name="ce15">
            <text:p>24.08458951</text:p>
          </table:table-cell>
          <table:table-cell office:value-type="float" office:value="5.2509756254822699" table:style-name="ce15">
            <text:p>5.250975625</text:p>
          </table:table-cell>
          <table:table-cell office:value-type="float" office:value="2.4995692E-2" table:style-name="ce15">
            <text:p>0.024995692</text:p>
          </table:table-cell>
          <table:table-cell office:value-type="float" office:value="78.44453" table:style-name="ce15">
            <text:p>78.44453</text:p>
          </table:table-cell>
          <table:table-cell office:value-type="float" office:value="-63.482477480370001" table:style-name="ce15">
            <text:p>-63.48247748</text:p>
          </table:table-cell>
          <table:table-cell office:value-type="float" office:value="3.1030894999999999E-2" table:style-name="ce15">
            <text:p>0.031030895</text:p>
          </table:table-cell>
          <table:table-cell office:value-type="float" office:value="-46.081655473870697" table:style-name="ce15">
            <text:p>-46.08165547</text:p>
          </table:table-cell>
          <table:table-cell office:value-type="float" office:value="2.4373586999999999E-2" table:style-name="ce15">
            <text:p>0.024373587</text:p>
          </table:table-cell>
          <table:table-cell office:value-type="float" office:value="73.671220000000005" table:style-name="ce15">
            <text:p>73.67122</text:p>
          </table:table-cell>
          <table:table-cell office:value-type="float" office:value="200.30966564974099" table:style-name="ce15">
            <text:p>200.3096656</text:p>
          </table:table-cell>
          <table:table-cell office:value-type="float" office:value="32.3082479713268" table:style-name="ce15">
            <text:p>32.30824797</text:p>
          </table:table-cell>
          <table:table-cell office:value-type="string" table:style-name="ce15">
            <text:p>Gaia EDR3</text:p>
          </table:table-cell>
          <table:table-cell office:value-type="float" office:value="190.44080020999073" table:formula="of:=(1/[.M46])*1000" table:style-name="ce21">
            <text:p>190.440800</text:p>
          </table:table-cell>
          <table:table-cell office:value-type="float" office:value="3.4000000000000002E-2" table:style-name="ce15">
            <text:p>0.034</text:p>
          </table:table-cell>
          <table:table-cell office:value-type="float" office:value="3.4000000000000002E-2" table:formula="of:=IF([.X46]&lt;80;0;                      IF(ABS([.V46])&gt;20;[.Y46];(1-EXP(-ABS([.X46]*SIN([.V46]))/125))*[.Y46]))" table:style-name="ce18">
            <text:p>0.034</text:p>
          </table:table-cell>
          <table:table-cell office:value-type="float" office:value="0.99900000000000033" table:formula="of:=[.F46]-[.Z46]" table:style-name="ce18">
            <text:p>0.999</text:p>
          </table:table-cell>
          <table:table-cell office:value-type="float" office:value="0.998" table:formula="of:=[.H46]-[.Z46]" table:style-name="ce1">
            <text:p>0.998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26297</text:p>
          </table:table-cell>
          <table:table-cell table:style-name="ce19"/>
          <table:table-cell office:value-type="float" office:value="7.5880000000000001" table:style-name="ce19">
            <text:p>7.588</text:p>
          </table:table-cell>
          <table:table-cell office:value-type="float" office:value="8.8490000000000002" table:style-name="ce19">
            <text:p>8.849</text:p>
          </table:table-cell>
          <table:table-cell table:style-name="ce19"/>
          <table:table-cell office:value-type="float" office:value="1.2610000000000001" table:formula="of:=[.D47]-[.C47]" table:style-name="ce19">
            <text:p>1.261</text:p>
          </table:table-cell>
          <table:table-cell office:value-type="string" table:style-name="ce19">
            <text:p>Teff and metallicities for Tycho-2 stars (Ammons+, 2006)<text:s/></text:p>
          </table:table-cell>
          <table:table-cell office:value-type="float" office:value="1.0880000000000001" table:style-name="ce19">
            <text:p>1.088</text:p>
          </table:table-cell>
          <table:table-cell office:value-type="string" table:style-name="ce20">
            <text:p>04 09 03.4179730777</text:p>
          </table:table-cell>
          <table:table-cell office:value-type="string" table:style-name="ce20">
            <text:p>-15 53 27.057216777 </text:p>
          </table:table-cell>
          <table:table-cell office:value-type="float" office:value="62.2644395651118" table:style-name="ce15">
            <text:p>62.26443957</text:p>
          </table:table-cell>
          <table:table-cell office:value-type="float" office:value="-15.8908711217421" table:style-name="ce15">
            <text:p>-15.89087112</text:p>
          </table:table-cell>
          <table:table-cell office:value-type="float" office:value="1.5289864168217999" table:style-name="ce15">
            <text:p>1.528986417</text:p>
          </table:table-cell>
          <table:table-cell office:value-type="float" office:value="1.9984392E-2" table:style-name="ce15">
            <text:p>0.019984392</text:p>
          </table:table-cell>
          <table:table-cell office:value-type="float" office:value="43.227286999999997" table:style-name="ce15">
            <text:p>43.227287</text:p>
          </table:table-cell>
          <table:table-cell office:value-type="float" office:value="42.943424826870803" table:style-name="ce15">
            <text:p>42.94342483</text:p>
          </table:table-cell>
          <table:table-cell office:value-type="float" office:value="1.8655952E-2" table:style-name="ce15">
            <text:p>0.018655952</text:p>
          </table:table-cell>
          <table:table-cell office:value-type="float" office:value="-4.9457573112918798" table:style-name="ce15">
            <text:p>-4.945757311</text:p>
          </table:table-cell>
          <table:table-cell office:value-type="float" office:value="1.7354419999999999E-2" table:style-name="ce15">
            <text:p>0.01735442</text:p>
          </table:table-cell>
          <table:table-cell office:value-type="float" office:value="14.838122" table:style-name="ce15">
            <text:p>14.838122</text:p>
          </table:table-cell>
          <table:table-cell office:value-type="float" office:value="209.66474968322899" table:style-name="ce15">
            <text:p>209.6647497</text:p>
          </table:table-cell>
          <table:table-cell office:value-type="float" office:value="-42.987805137623702" table:style-name="ce15">
            <text:p>-42.98780514</text:p>
          </table:table-cell>
          <table:table-cell office:value-type="string" table:style-name="ce15">
            <text:p>Gaia EDR3</text:p>
          </table:table-cell>
          <table:table-cell office:value-type="float" office:value="654.02804694539543" table:formula="of:=(1/[.M47])*1000" table:style-name="ce21">
            <text:p>654.028047</text:p>
          </table:table-cell>
          <table:table-cell office:value-type="float" office:value="3.2000000000000001E-2" table:style-name="ce15">
            <text:p>0.032</text:p>
          </table:table-cell>
          <table:table-cell office:value-type="float" office:value="3.2000000000000001E-2" table:formula="of:=IF([.X47]&lt;80;0;                      IF(ABS([.V47])&gt;20;[.Y47];(1-EXP(-ABS([.X47]*SIN([.V47]))/125))*[.Y47]))" table:style-name="ce18">
            <text:p>0.032</text:p>
          </table:table-cell>
          <table:table-cell office:value-type="float" office:value="1.2290000000000001" table:formula="of:=[.F47]-[.Z47]" table:style-name="ce18">
            <text:p>1.229</text:p>
          </table:table-cell>
          <table:table-cell office:value-type="float" office:value="1.056" table:formula="of:=[.H47]-[.Z47]" table:style-name="ce1">
            <text:p>1.056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BD+18_2890</text:p>
          </table:table-cell>
          <table:table-cell table:style-name="ce19"/>
          <table:table-cell office:value-type="float" office:value="9.73" table:style-name="ce19">
            <text:p>9.73</text:p>
          </table:table-cell>
          <table:table-cell office:value-type="float" office:value="10.49" table:style-name="ce19">
            <text:p>10.49</text:p>
          </table:table-cell>
          <table:table-cell table:style-name="ce19"/>
          <table:table-cell office:value-type="float" office:value="0.75999999999999979" table:formula="of:=[.D48]-[.C48]" table:style-name="ce19">
            <text:p>0.76</text:p>
          </table:table-cell>
          <table:table-cell office:value-type="string" table:style-name="ce19">
            <text:p>The Tycho-2 catalogue of the 2.5 million brightest stars</text:p>
          </table:table-cell>
          <table:table-cell office:value-type="float" office:value="0.81799999999999995" table:style-name="ce19">
            <text:p>0.818</text:p>
          </table:table-cell>
          <table:table-cell office:value-type="string" table:style-name="ce25">
            <text:p>14 32 13.4863319710</text:p>
          </table:table-cell>
          <table:table-cell office:value-type="string" table:style-name="ce20">
            <text:p>+17 25 24.286534152</text:p>
          </table:table-cell>
          <table:table-cell office:value-type="float" office:value="218.05613082242101" table:style-name="ce15">
            <text:p>218.0561308</text:p>
          </table:table-cell>
          <table:table-cell office:value-type="float" office:value="17.4229652801633" table:style-name="ce15">
            <text:p>17.42296528</text:p>
          </table:table-cell>
          <table:table-cell office:value-type="float" office:value="1.0342547072478601" table:style-name="ce15">
            <text:p>1.034254707</text:p>
          </table:table-cell>
          <table:table-cell office:value-type="float" office:value="3.6885130000000002E-2" table:style-name="ce15">
            <text:p>0.03688513</text:p>
          </table:table-cell>
          <table:table-cell office:value-type="float" office:value="101.76806000000001" table:style-name="ce15">
            <text:p>101.76806</text:p>
          </table:table-cell>
          <table:table-cell office:value-type="float" office:value="-13.1039634615147" table:style-name="ce15">
            <text:p>-13.10396346</text:p>
          </table:table-cell>
          <table:table-cell office:value-type="float" office:value="3.7428019999999999E-2" table:style-name="ce15">
            <text:p>0.03742802</text:p>
          </table:table-cell>
          <table:table-cell office:value-type="float" office:value="-100.920877387728" table:style-name="ce15">
            <text:p>-100.9208774</text:p>
          </table:table-cell>
          <table:table-cell office:value-type="float" office:value="3.8130644999999998E-2" table:style-name="ce15">
            <text:p>0.038130645</text:p>
          </table:table-cell>
          <table:table-cell office:value-type="float" office:value="-32.635562999999998" table:style-name="ce15">
            <text:p>-32.635563</text:p>
          </table:table-cell>
          <table:table-cell office:value-type="float" office:value="15.545883003430299" table:style-name="ce15">
            <text:p>15.545883</text:p>
          </table:table-cell>
          <table:table-cell office:value-type="float" office:value="64.808794841507193" table:style-name="ce15">
            <text:p>64.80879484</text:p>
          </table:table-cell>
          <table:table-cell office:value-type="string" table:style-name="ce15">
            <text:p>Gaia EDR3</text:p>
          </table:table-cell>
          <table:table-cell office:value-type="float" office:value="966.87981499353145" table:formula="of:=(1/[.M48])*1000" table:style-name="ce21">
            <text:p>966.879815</text:p>
          </table:table-cell>
          <table:table-cell office:value-type="float" office:value="0.02" table:style-name="ce15">
            <text:p>0.02</text:p>
          </table:table-cell>
          <table:table-cell office:value-type="float" office:value="0.02" table:formula="of:=IF([.X48]&lt;80;0;                      IF(ABS([.V48])&gt;20;[.Y48];(1-EXP(-ABS([.X48]*SIN([.V48]))/125))*[.Y48]))" table:style-name="ce18">
            <text:p>0.02</text:p>
          </table:table-cell>
          <table:table-cell office:value-type="float" office:value="0.73999999999999977" table:formula="of:=[.F48]-[.Z48]" table:style-name="ce18">
            <text:p>0.74</text:p>
          </table:table-cell>
          <table:table-cell office:value-type="float" office:value="0.79799999999999993" table:formula="of:=[.H48]-[.Z48]" table:style-name="ce1">
            <text:p>0.798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BD+06_0648</text:p>
          </table:table-cell>
          <table:table-cell table:style-name="ce19"/>
          <table:table-cell office:value-type="float" office:value="9.1989999999999998" table:style-name="ce19">
            <text:p>9.199</text:p>
          </table:table-cell>
          <table:table-cell office:value-type="float" office:value="10.59" table:style-name="ce19">
            <text:p>10.59</text:p>
          </table:table-cell>
          <table:table-cell table:style-name="ce19"/>
          <table:table-cell office:value-type="float" office:value="1.391" table:formula="of:=[.D49]-[.C49]" table:style-name="ce19">
            <text:p>1.391</text:p>
          </table:table-cell>
          <table:table-cell office:value-type="string" table:style-name="ce19">
            <text:p>Teff and metallicities for Tycho-2 stars (Ammons+, 2006)<text:s/></text:p>
          </table:table-cell>
          <table:table-cell office:value-type="float" office:value="1.282" table:style-name="ce19">
            <text:p>1.282</text:p>
          </table:table-cell>
          <table:table-cell office:value-type="string" table:style-name="ce20">
            <text:p>04 13 13.1128198299</text:p>
          </table:table-cell>
          <table:table-cell office:value-type="string" table:style-name="ce20">
            <text:p>+06 36 01.767784301</text:p>
          </table:table-cell>
          <table:table-cell office:value-type="float" office:value="63.304771378406201" table:style-name="ce15">
            <text:p>63.30477138</text:p>
          </table:table-cell>
          <table:table-cell office:value-type="float" office:value="6.6003215290104897" table:style-name="ce15">
            <text:p>6.600321529</text:p>
          </table:table-cell>
          <table:table-cell office:value-type="float" office:value="0.88754178663606997" table:style-name="ce15">
            <text:p>0.887541787</text:p>
          </table:table-cell>
          <table:table-cell office:value-type="float" office:value="1.7238356E-2" table:style-name="ce15">
            <text:p>0.017238356</text:p>
          </table:table-cell>
          <table:table-cell office:value-type="float" office:value="48.724815" table:style-name="ce15">
            <text:p>48.724815</text:p>
          </table:table-cell>
          <table:table-cell office:value-type="float" office:value="30.224474196011698" table:style-name="ce15">
            <text:p>30.2244742</text:p>
          </table:table-cell>
          <table:table-cell office:value-type="float" office:value="1.9578366999999999E-2" table:style-name="ce15">
            <text:p>0.019578367</text:p>
          </table:table-cell>
          <table:table-cell office:value-type="float" office:value="-38.2176497816261" table:style-name="ce15">
            <text:p>-38.21764978</text:p>
          </table:table-cell>
          <table:table-cell office:value-type="float" office:value="1.6108362000000001E-2" table:style-name="ce15">
            <text:p>0.016108362</text:p>
          </table:table-cell>
          <table:table-cell office:value-type="float" office:value="-142.24242000000001" table:style-name="ce15">
            <text:p>-142.24242</text:p>
          </table:table-cell>
          <table:table-cell office:value-type="float" office:value="185.90215547039799" table:style-name="ce15">
            <text:p>185.9021555</text:p>
          </table:table-cell>
          <table:table-cell office:value-type="float" office:value="-30.7030766905837" table:style-name="ce15">
            <text:p>-30.70307669</text:p>
          </table:table-cell>
          <table:table-cell office:value-type="string" table:style-name="ce15">
            <text:p>Gaia EDR3</text:p>
          </table:table-cell>
          <table:table-cell office:value-type="float" office:value="1126.7075140091883" table:formula="of:=(1/[.M49])*1000" table:style-name="ce21">
            <text:p>1126.707514</text:p>
          </table:table-cell>
          <table:table-cell office:value-type="float" office:value="0.27" table:style-name="ce15">
            <text:p>0.27</text:p>
          </table:table-cell>
          <table:table-cell office:value-type="float" office:value="0.27" table:formula="of:=IF([.X49]&lt;80;0;                      IF(ABS([.V49])&gt;20;[.Y49];(1-EXP(-ABS([.X49]*SIN([.V49]))/125))*[.Y49]))" table:style-name="ce18">
            <text:p>0.27</text:p>
          </table:table-cell>
          <table:table-cell office:value-type="float" office:value="1.121" table:formula="of:=[.F49]-[.Z49]" table:style-name="ce18">
            <text:p>1.121</text:p>
          </table:table-cell>
          <table:table-cell office:value-type="float" office:value="1.012" table:formula="of:=[.H49]-[.Z49]" table:style-name="ce1">
            <text:p>1.012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124358</text:p>
          </table:table-cell>
          <table:table-cell table:style-name="ce19"/>
          <table:table-cell office:value-type="float" office:value="9.6080000000000005" table:style-name="ce19">
            <text:p>9.608</text:p>
          </table:table-cell>
          <table:table-cell office:value-type="float" office:value="10.645" table:style-name="ce19">
            <text:p>10.645</text:p>
          </table:table-cell>
          <table:table-cell table:style-name="ce19"/>
          <table:table-cell office:value-type="float" office:value="1.036999999999999" table:formula="of:=[.D50]-[.C50]" table:style-name="ce19">
            <text:p>1.037</text:p>
          </table:table-cell>
          <table:table-cell office:value-type="string" table:style-name="ce19">
            <text:p>Teff and metallicities for Tycho-2 stars (Ammons+, 2006)<text:s/></text:p>
          </table:table-cell>
          <table:table-cell office:value-type="float" office:value="0.91600000000000004" table:style-name="ce19">
            <text:p>0.916</text:p>
          </table:table-cell>
          <table:table-cell office:value-type="string" table:style-name="ce20">
            <text:p>14 13 21.3208360324</text:p>
          </table:table-cell>
          <table:table-cell office:value-type="string" table:style-name="ce20">
            <text:p>-12 09 24.184736022</text:p>
          </table:table-cell>
          <table:table-cell office:value-type="float" office:value="213.33841586195501" table:style-name="ce15">
            <text:p>213.3384159</text:p>
          </table:table-cell>
          <table:table-cell office:value-type="float" office:value="-12.156846963823099" table:style-name="ce15">
            <text:p>-12.15684696</text:p>
          </table:table-cell>
          <table:table-cell office:value-type="float" office:value="0.96793758314075395" table:style-name="ce15">
            <text:p>0.967937583</text:p>
          </table:table-cell>
          <table:table-cell office:value-type="float" office:value="2.1187841999999998E-2" table:style-name="ce15">
            <text:p>0.021187842</text:p>
          </table:table-cell>
          <table:table-cell office:value-type="float" office:value="96.963139999999996" table:style-name="ce15">
            <text:p>96.96314</text:p>
          </table:table-cell>
          <table:table-cell office:value-type="float" office:value="-92.555742521625803" table:style-name="ce15">
            <text:p>-92.55574252</text:p>
          </table:table-cell>
          <table:table-cell office:value-type="float" office:value="2.0990135E-2" table:style-name="ce15">
            <text:p>0.020990135</text:p>
          </table:table-cell>
          <table:table-cell office:value-type="float" office:value="-28.901302726466501" table:style-name="ce15">
            <text:p>-28.90130273</text:p>
          </table:table-cell>
          <table:table-cell office:value-type="float" office:value="1.7633755000000001E-2" table:style-name="ce15">
            <text:p>0.017633755</text:p>
          </table:table-cell>
          <table:table-cell table:style-name="ce15"/>
          <table:table-cell office:value-type="float" office:value="332.41184104424701" table:style-name="ce15">
            <text:p>332.411841</text:p>
          </table:table-cell>
          <table:table-cell office:value-type="float" office:value="45.973612669460998" table:style-name="ce15">
            <text:p>45.97361267</text:p>
          </table:table-cell>
          <table:table-cell office:value-type="string" table:style-name="ce15">
            <text:p>Gaia EDR3</text:p>
          </table:table-cell>
          <table:table-cell office:value-type="float" office:value="1033.1244673393198" table:formula="of:=(1/[.M50])*1000" table:style-name="ce21">
            <text:p>1033.124467</text:p>
          </table:table-cell>
          <table:table-cell office:value-type="float" office:value="6.6000000000000003E-2" table:style-name="ce15">
            <text:p>0.066</text:p>
          </table:table-cell>
          <table:table-cell office:value-type="float" office:value="6.6000000000000003E-2" table:formula="of:=IF([.X50]&lt;80;0;                      IF(ABS([.V50])&gt;20;[.Y50];(1-EXP(-ABS([.X50]*SIN([.V50]))/125))*[.Y50]))" table:style-name="ce18">
            <text:p>0.066</text:p>
          </table:table-cell>
          <table:table-cell office:value-type="float" office:value="0.97099999999999898" table:formula="of:=[.F50]-[.Z50]" table:style-name="ce18">
            <text:p>0.971</text:p>
          </table:table-cell>
          <table:table-cell office:value-type="float" office:value="0.85000000000000009" table:formula="of:=[.H50]-[.Z50]" table:style-name="ce1">
            <text:p>0.85</text:p>
          </table:table-cell>
          <table:table-cell table:number-columns-repeated="16356"/>
        </table:table-row>
        <table:table-row table:style-name="ro1">
          <table:table-cell office:value-type="string" table:style-name="ce2">
            <text:p>HD_126587</text:p>
          </table:table-cell>
          <table:table-cell table:style-name="ce19"/>
          <table:table-cell office:value-type="float" office:value="9.2129999999999992" table:style-name="ce19">
            <text:p>9.213</text:p>
          </table:table-cell>
          <table:table-cell office:value-type="float" office:value="10.065" table:style-name="ce19">
            <text:p>10.065</text:p>
          </table:table-cell>
          <table:table-cell table:style-name="ce19"/>
          <table:table-cell office:value-type="float" office:value="0.85200000000000031" table:formula="of:=[.D51]-[.C51]" table:style-name="ce19">
            <text:p>0.852</text:p>
          </table:table-cell>
          <table:table-cell office:value-type="string" table:style-name="ce19">
            <text:p>Teff and metallicities for Tycho-2 stars (Ammons+, 2006)<text:s/></text:p>
          </table:table-cell>
          <table:table-cell office:value-type="float" office:value="0.77400000000000002" table:style-name="ce19">
            <text:p>0.774</text:p>
          </table:table-cell>
          <table:table-cell office:value-type="string" table:style-name="ce25">
            <text:p>14 27 00.3636840211</text:p>
          </table:table-cell>
          <table:table-cell office:value-type="string" table:style-name="ce20">
            <text:p>-22 14 38.991614082</text:p>
          </table:table-cell>
          <table:table-cell office:value-type="float" office:value="216.75144339869399" table:style-name="ce15">
            <text:p>216.7514434</text:p>
          </table:table-cell>
          <table:table-cell office:value-type="float" office:value="-22.244401823608399" table:style-name="ce15">
            <text:p>-22.24440182</text:p>
          </table:table-cell>
          <table:table-cell office:value-type="float" office:value="1.56762262642464" table:style-name="ce15">
            <text:p>1.567622626</text:p>
          </table:table-cell>
          <table:table-cell office:value-type="float" office:value="2.1770997E-2" table:style-name="ce15">
            <text:p>0.021770997</text:p>
          </table:table-cell>
          <table:table-cell office:value-type="float" office:value="55.410705999999998" table:style-name="ce15">
            <text:p>55.410706</text:p>
          </table:table-cell>
          <table:table-cell office:value-type="float" office:value="-14.9660715209057" table:style-name="ce15">
            <text:p>-14.96607152</text:p>
          </table:table-cell>
          <table:table-cell office:value-type="float" office:value="2.2798829999999999E-2" table:style-name="ce15">
            <text:p>0.02279883</text:p>
          </table:table-cell>
          <table:table-cell office:value-type="float" office:value="-53.351317399386701" table:style-name="ce15">
            <text:p>-53.3513174</text:p>
          </table:table-cell>
          <table:table-cell office:value-type="float" office:value="1.9456307999999999E-2" table:style-name="ce15">
            <text:p>0.019456308</text:p>
          </table:table-cell>
          <table:table-cell office:value-type="float" office:value="149.74318" table:style-name="ce15">
            <text:p>149.74318</text:p>
          </table:table-cell>
          <table:table-cell office:value-type="float" office:value="330.34501359183099" table:style-name="ce15">
            <text:p>330.3450136</text:p>
          </table:table-cell>
          <table:table-cell office:value-type="float" office:value="35.489222115016602" table:style-name="ce15">
            <text:p>35.48922212</text:p>
          </table:table-cell>
          <table:table-cell office:value-type="string" table:style-name="ce15">
            <text:p>Gaia EDR3</text:p>
          </table:table-cell>
          <table:table-cell office:value-type="float" office:value="637.90862873723188" table:formula="of:=(1/[.M51])*1000" table:style-name="ce21">
            <text:p>637.908629</text:p>
          </table:table-cell>
          <table:table-cell office:value-type="float" office:value="0.1" table:style-name="ce15">
            <text:p>0.1</text:p>
          </table:table-cell>
          <table:table-cell office:value-type="float" office:value="0.1" table:formula="of:=IF([.X51]&lt;80;0;                      IF(ABS([.V51])&gt;20;[.Y51];(1-EXP(-ABS([.X51]*SIN([.V51]))/125))*[.Y51]))" table:style-name="ce18">
            <text:p>0.1</text:p>
          </table:table-cell>
          <table:table-cell office:value-type="float" office:value="0.75200000000000033" table:formula="of:=[.F51]-[.Z51]" table:style-name="ce18">
            <text:p>0.752</text:p>
          </table:table-cell>
          <table:table-cell office:value-type="float" office:value="0.67400000000000004" table:formula="of:=[.H51]-[.Z51]" table:style-name="ce1">
            <text:p>0.674</text:p>
          </table:table-cell>
          <table:table-cell table:number-columns-repeated="16356"/>
        </table:table-row>
        <table:table-row table:number-rows-repeated="1048525" table:style-name="ro1">
          <table:table-cell table:number-columns-repeated="16384"/>
        </table:table-row>
      </table:table>
      <table:table table:name="Incertezas" table:style-name="ta4">
        <table:table-column table:style-name="co2" table:number-columns-repeated="4" table:default-cell-style-name="ce10"/>
        <table:table-column table:style-name="co4" table:default-cell-style-name="ce10"/>
        <table:table-column table:style-name="co2" table:number-columns-repeated="3" table:default-cell-style-name="ce10"/>
        <table:table-column table:style-name="co24" table:default-cell-style-name="ce10"/>
        <table:table-column table:style-name="co2" table:default-cell-style-name="ce10"/>
        <table:table-column table:style-name="co2" table:number-columns-repeated="2" table:default-cell-style-name="ce28"/>
        <table:table-column table:style-name="co2" table:default-cell-style-name="ce10"/>
        <table:table-column table:style-name="co25" table:default-cell-style-name="ce10"/>
        <table:table-column table:style-name="co2" table:number-columns-repeated="1010" table:default-cell-style-name="ce10"/>
        <table:table-column table:style-name="co10" table:number-columns-repeated="15360" table:default-cell-style-name="ce1"/>
        <table:table-row table:style-name="ro1">
          <table:table-cell table:number-columns-repeated="4" table:style-name="ce10"/>
          <table:table-cell office:value-type="string" table:style-name="ce27">
            <text:p>VIR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8040000000000003" table:style-name="ce10">
            <text:p>8.804</text:p>
          </table:table-cell>
          <table:table-cell office:value-type="float" office:value="8.8249999999999993" table:style-name="ce10">
            <text:p>8.825</text:p>
          </table:table-cell>
          <table:table-cell office:value-type="float" office:value="-2.0999999999999019E-2" table:formula="of:=[.B3]-[.C3]" table:style-name="ce30">
            <text:p>-0.021</text:p>
          </table:table-cell>
          <table:table-cell office:value-type="float" office:value="8.99" table:style-name="ce10">
            <text:p>8.99</text:p>
          </table:table-cell>
          <table:table-cell office:value-type="float" office:value="-0.18599999999999994" table:formula="of:=[.B3]-[.E3]" table:style-name="ce30">
            <text:p>-0.186</text:p>
          </table:table-cell>
          <table:table-cell office:value-type="float" office:value="8.8010000000000002" table:style-name="ce10">
            <text:p>8.801</text:p>
          </table:table-cell>
          <table:table-cell office:value-type="float" office:value="3.0000000000001137E-3" table:formula="of:=[.B3]-[.G3]" table:style-name="ce30">
            <text:p>0.003</text:p>
          </table:table-cell>
          <table:table-cell office:value-type="float" office:value="8.8680000000000003" table:style-name="ce10">
            <text:p>8.868</text:p>
          </table:table-cell>
          <table:table-cell office:value-type="float" office:value="-6.4000000000000057E-2" table:formula="of:=[.B3]-[.I3]" table:style-name="ce30">
            <text:p>-0.064</text:p>
          </table:table-cell>
          <table:table-cell office:value-type="float" office:value="8.2407523928340581E-2" table:formula="of:=STDEV(ABS([.D3]);ABS([.F3]);ABS([.H3]);ABS([.J3]))" table:style-name="ce31">
            <text:p>0.082</text:p>
          </table:table-cell>
          <table:table-cell office:value-type="float" office:value="6.8499999999999783E-2" table:formula="of:=(ABS([.D3])+ABS([.F3])+ABS([.H3])+ABS([.J3]))/4" table:style-name="ce31">
            <text:p>0.068</text:p>
          </table:table-cell>
          <table:table-cell office:value-type="float" office:value="0" table:style-name="ce32">
            <office:annotation office:display="true" draw:style-name="a0" svg:x="12.5104166666667in" svg:y="0.0416666666666667in" svg:width="0.947916666666667in" svg:height="0.59375in">
              <dc:creator/>
              <text:p><text:span text:style-name="T5">STD MOOG = 0<text:s/></text:span><text:span text:style-name="T5">Quando só há<text:s/></text:span><text:span text:style-name="T5">uma linha para<text:s/></text:span><text:span text:style-name="T5">este elemento</text:span></text:p>
            </office:annotation>
            <text:p>0</text:p>
          </table:table-cell>
          <table:table-cell office:value-type="float" office:value="8.2407523928340581E-2" table:formula="of:=MAX([.M3];[.K3])" table:style-name="ce34">
            <text:p>0.08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7720000000000002" table:style-name="ce10">
            <text:p>6.772</text:p>
          </table:table-cell>
          <table:table-cell office:value-type="float" office:value="6.8780000000000001" table:style-name="ce10">
            <text:p>6.878</text:p>
          </table:table-cell>
          <table:table-cell office:value-type="float" office:value="-0.10599999999999987" table:formula="of:=[.B4]-[.C4]" table:style-name="ce30">
            <text:p>-0.106</text:p>
          </table:table-cell>
          <table:table-cell office:value-type="float" office:value="6.7030000000000003" table:style-name="ce10">
            <text:p>6.703</text:p>
          </table:table-cell>
          <table:table-cell office:value-type="float" office:value="6.899999999999995E-2" table:formula="of:=[.B4]-[.E4]" table:style-name="ce30">
            <text:p>0.069</text:p>
          </table:table-cell>
          <table:table-cell office:value-type="float" office:value="6.7140000000000004" table:style-name="ce10">
            <text:p>6.714</text:p>
          </table:table-cell>
          <table:table-cell office:value-type="float" office:value="5.7999999999999829E-2" table:formula="of:=[.B4]-[.G4]" table:style-name="ce30">
            <text:p>0.058</text:p>
          </table:table-cell>
          <table:table-cell office:value-type="float" office:value="6.7619999999999996" table:style-name="ce10">
            <text:p>6.762</text:p>
          </table:table-cell>
          <table:table-cell office:value-type="float" office:value="1.0000000000000675E-2" table:formula="of:=[.B4]-[.I4]" table:style-name="ce30">
            <text:p>0.01</text:p>
          </table:table-cell>
          <table:table-cell office:value-type="float" office:value="3.9575876490609452E-2" table:formula="of:=STDEV(ABS([.D4]);ABS([.F4]);ABS([.H4]);ABS([.J4]))" table:style-name="ce31">
            <text:p>0.040</text:p>
          </table:table-cell>
          <table:table-cell office:value-type="float" office:value="6.0750000000000082E-2" table:formula="of:=(ABS([.D4])+ABS([.F4])+ABS([.H4])+ABS([.J4]))/4" table:style-name="ce31">
            <text:p>0.061</text:p>
          </table:table-cell>
          <table:table-cell office:value-type="float" office:value="0.245" table:style-name="ce32">
            <text:p>0.245</text:p>
          </table:table-cell>
          <table:table-cell office:value-type="float" office:value="0.245" table:formula="of:=MAX([.M4];[.K4])" table:style-name="ce34">
            <text:p>0.24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7779999999999996" table:style-name="ce10">
            <text:p>7.778</text:p>
          </table:table-cell>
          <table:table-cell office:value-type="float" office:value="7.8479999999999999" table:style-name="ce10">
            <text:p>7.848</text:p>
          </table:table-cell>
          <table:table-cell office:value-type="float" office:value="-7.0000000000000284E-2" table:formula="of:=[.B5]-[.C5]" table:style-name="ce30">
            <text:p>-0.07</text:p>
          </table:table-cell>
          <table:table-cell office:value-type="float" office:value="7.766" table:style-name="ce10">
            <text:p>7.766</text:p>
          </table:table-cell>
          <table:table-cell office:value-type="float" office:value="1.1999999999999567E-2" table:formula="of:=[.B5]-[.E5]" table:style-name="ce30">
            <text:p>0.012</text:p>
          </table:table-cell>
          <table:table-cell office:value-type="float" office:value="7.7560000000000002" table:style-name="ce10">
            <text:p>7.756</text:p>
          </table:table-cell>
          <table:table-cell office:value-type="float" office:value="2.1999999999999353E-2" table:formula="of:=[.B5]-[.G5]" table:style-name="ce30">
            <text:p>0.022</text:p>
          </table:table-cell>
          <table:table-cell office:value-type="float" office:value="7.774" table:style-name="ce10">
            <text:p>7.774</text:p>
          </table:table-cell>
          <table:table-cell office:value-type="float" office:value="3.9999999999995595E-3" table:formula="of:=[.B5]-[.I5]" table:style-name="ce30">
            <text:p>0.004</text:p>
          </table:table-cell>
          <table:table-cell office:value-type="float" office:value="2.9597297173897842E-2" table:formula="of:=STDEV(ABS([.D5]);ABS([.F5]);ABS([.H5]);ABS([.J5]))" table:style-name="ce31">
            <text:p>0.030</text:p>
          </table:table-cell>
          <table:table-cell office:value-type="float" office:value="2.6999999999999691E-2" table:formula="of:=(ABS([.D5])+ABS([.F5])+ABS([.H5])+ABS([.J5]))/4" table:style-name="ce31">
            <text:p>0.027</text:p>
          </table:table-cell>
          <table:table-cell office:value-type="float" office:value="6.0000000000000001E-3" table:style-name="ce32">
            <text:p>0.006</text:p>
          </table:table-cell>
          <table:table-cell office:value-type="float" office:value="2.9597297173897842E-2" table:formula="of:=MAX([.M5];[.K5])" table:style-name="ce34">
            <text:p>0.03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6429999999999998" table:style-name="ce10">
            <text:p>6.643</text:p>
          </table:table-cell>
          <table:table-cell office:value-type="float" office:value="6.7290000000000001" table:style-name="ce10">
            <text:p>6.729</text:p>
          </table:table-cell>
          <table:table-cell office:value-type="float" office:value="-8.6000000000000298E-2" table:formula="of:=[.B6]-[.C6]" table:style-name="ce30">
            <text:p>-0.086</text:p>
          </table:table-cell>
          <table:table-cell office:value-type="float" office:value="6.6310000000000002" table:style-name="ce10">
            <text:p>6.631</text:p>
          </table:table-cell>
          <table:table-cell office:value-type="float" office:value="1.1999999999999567E-2" table:formula="of:=[.B6]-[.E6]" table:style-name="ce30">
            <text:p>0.012</text:p>
          </table:table-cell>
          <table:table-cell office:value-type="float" office:value="6.6219999999999999" table:style-name="ce10">
            <text:p>6.622</text:p>
          </table:table-cell>
          <table:table-cell office:value-type="float" office:value="2.0999999999999908E-2" table:formula="of:=[.B6]-[.G6]" table:style-name="ce30">
            <text:p>0.021</text:p>
          </table:table-cell>
          <table:table-cell office:value-type="float" office:value="6.633" table:style-name="ce10">
            <text:p>6.633</text:p>
          </table:table-cell>
          <table:table-cell office:value-type="float" office:value="9.9999999999997868E-3" table:formula="of:=[.B6]-[.I6]" table:style-name="ce30">
            <text:p>0.01</text:p>
          </table:table-cell>
          <table:table-cell office:value-type="float" office:value="3.6151302420060705E-2" table:formula="of:=STDEV(ABS([.D6]);ABS([.F6]);ABS([.H6]);ABS([.J6]))" table:style-name="ce31">
            <text:p>0.036</text:p>
          </table:table-cell>
          <table:table-cell office:value-type="float" office:value="3.224999999999989E-2" table:formula="of:=(ABS([.D6])+ABS([.F6])+ABS([.H6])+ABS([.J6]))/4" table:style-name="ce31">
            <text:p>0.032</text:p>
          </table:table-cell>
          <table:table-cell office:value-type="float" office:value="9.9000000000000005E-2" table:style-name="ce32">
            <text:p>0.099</text:p>
          </table:table-cell>
          <table:table-cell office:value-type="float" office:value="9.9000000000000005E-2" table:formula="of:=MAX([.M6];[.K6])" table:style-name="ce34">
            <text:p>0.09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6859999999999999" table:style-name="ce10">
            <text:p>7.686</text:p>
          </table:table-cell>
          <table:table-cell office:value-type="float" office:value="7.7" table:style-name="ce10">
            <text:p>7.7</text:p>
          </table:table-cell>
          <table:table-cell office:value-type="float" office:value="-1.4000000000000234E-2" table:formula="of:=[.B7]-[.C7]" table:style-name="ce30">
            <text:p>-0.014</text:p>
          </table:table-cell>
          <table:table-cell office:value-type="float" office:value="7.7229999999999999" table:style-name="ce10">
            <text:p>7.723</text:p>
          </table:table-cell>
          <table:table-cell office:value-type="float" office:value="-3.6999999999999922E-2" table:formula="of:=[.B7]-[.E7]" table:style-name="ce30">
            <text:p>-0.037</text:p>
          </table:table-cell>
          <table:table-cell office:value-type="float" office:value="7.6529999999999996" table:style-name="ce10">
            <text:p>7.653</text:p>
          </table:table-cell>
          <table:table-cell office:value-type="float" office:value="3.3000000000000362E-2" table:formula="of:=[.B7]-[.G7]" table:style-name="ce30">
            <text:p>0.033</text:p>
          </table:table-cell>
          <table:table-cell office:value-type="float" office:value="7.7089999999999996" table:style-name="ce10">
            <text:p>7.709</text:p>
          </table:table-cell>
          <table:table-cell office:value-type="float" office:value="-2.2999999999999687E-2" table:formula="of:=[.B7]-[.I7]" table:style-name="ce30">
            <text:p>-0.023</text:p>
          </table:table-cell>
          <table:table-cell office:value-type="float" office:value="1.0340051579497384E-2" table:formula="of:=STDEV(ABS([.D7]);ABS([.F7]);ABS([.H7]);ABS([.J7]))" table:style-name="ce31">
            <text:p>0.010</text:p>
          </table:table-cell>
          <table:table-cell office:value-type="float" office:value="2.6750000000000052E-2" table:formula="of:=(ABS([.D7])+ABS([.F7])+ABS([.H7])+ABS([.J7]))/4" table:style-name="ce31">
            <text:p>0.027</text:p>
          </table:table-cell>
          <table:table-cell office:value-type="float" office:value="9.8000000000000004E-2" table:style-name="ce32">
            <text:p>0.098</text:p>
          </table:table-cell>
          <table:table-cell office:value-type="float" office:value="9.8000000000000004E-2" table:formula="of:=MAX([.M7];[.K7])" table:style-name="ce34">
            <text:p>0.09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407" table:style-name="ce10">
            <text:p>6.407</text:p>
          </table:table-cell>
          <table:table-cell office:value-type="float" office:value="6.5389999999999997" table:style-name="ce10">
            <text:p>6.539</text:p>
          </table:table-cell>
          <table:table-cell office:value-type="float" office:value="-0.13199999999999967" table:formula="of:=[.B8]-[.C8]" table:style-name="ce30">
            <text:p>-0.132</text:p>
          </table:table-cell>
          <table:table-cell office:value-type="float" office:value="6.3550000000000004" table:style-name="ce10">
            <text:p>6.355</text:p>
          </table:table-cell>
          <table:table-cell office:value-type="float" office:value="5.1999999999999602E-2" table:formula="of:=[.B8]-[.E8]" table:style-name="ce30">
            <text:p>0.052</text:p>
          </table:table-cell>
          <table:table-cell office:value-type="float" office:value="6.3220000000000001" table:style-name="ce10">
            <text:p>6.322</text:p>
          </table:table-cell>
          <table:table-cell office:value-type="float" office:value="8.4999999999999964E-2" table:formula="of:=[.B8]-[.G8]" table:style-name="ce30">
            <text:p>0.085</text:p>
          </table:table-cell>
          <table:table-cell office:value-type="float" office:value="6.3869999999999996" table:style-name="ce10">
            <text:p>6.387</text:p>
          </table:table-cell>
          <table:table-cell office:value-type="float" office:value="2.0000000000000462E-2" table:formula="of:=[.B8]-[.I8]" table:style-name="ce30">
            <text:p>0.02</text:p>
          </table:table-cell>
          <table:table-cell office:value-type="float" office:value="4.7863521252271481E-2" table:formula="of:=STDEV(ABS([.D8]);ABS([.F8]);ABS([.H8]);ABS([.J8]))" table:style-name="ce31">
            <text:p>0.048</text:p>
          </table:table-cell>
          <table:table-cell office:value-type="float" office:value="7.2249999999999925E-2" table:formula="of:=(ABS([.D8])+ABS([.F8])+ABS([.H8])+ABS([.J8]))/4" table:style-name="ce31">
            <text:p>0.072</text:p>
          </table:table-cell>
          <table:table-cell office:value-type="float" office:value="9.4E-2" table:style-name="ce32">
            <text:p>0.094</text:p>
          </table:table-cell>
          <table:table-cell office:value-type="float" office:value="9.4E-2" table:formula="of:=MAX([.M8];[.K8])" table:style-name="ce34">
            <text:p>0.09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0819999999999999" table:style-name="ce10">
            <text:p>5.082</text:p>
          </table:table-cell>
          <table:table-cell office:value-type="float" office:value="5.2590000000000003" table:style-name="ce10">
            <text:p>5.259</text:p>
          </table:table-cell>
          <table:table-cell office:value-type="float" office:value="-0.17700000000000049" table:formula="of:=[.B9]-[.C9]" table:style-name="ce30">
            <text:p>-0.177</text:p>
          </table:table-cell>
          <table:table-cell office:value-type="float" office:value="5.0780000000000003" table:style-name="ce10">
            <text:p>5.078</text:p>
          </table:table-cell>
          <table:table-cell office:value-type="float" office:value="3.9999999999995595E-3" table:formula="of:=[.B9]-[.E9]" table:style-name="ce30">
            <text:p>0.004</text:p>
          </table:table-cell>
          <table:table-cell office:value-type="float" office:value="5.0540000000000003" table:style-name="ce10">
            <text:p>5.054</text:p>
          </table:table-cell>
          <table:table-cell office:value-type="float" office:value="2.7999999999999581E-2" table:formula="of:=[.B9]-[.G9]" table:style-name="ce30">
            <text:p>0.028</text:p>
          </table:table-cell>
          <table:table-cell office:value-type="float" office:value="5.0650000000000004" table:style-name="ce10">
            <text:p>5.065</text:p>
          </table:table-cell>
          <table:table-cell office:value-type="float" office:value="1.699999999999946E-2" table:formula="of:=[.B9]-[.I9]" table:style-name="ce30">
            <text:p>0.017</text:p>
          </table:table-cell>
          <table:table-cell office:value-type="float" office:value="8.0930010914782066E-2" table:formula="of:=STDEV(ABS([.D9]);ABS([.F9]);ABS([.H9]);ABS([.J9]))" table:style-name="ce31">
            <text:p>0.081</text:p>
          </table:table-cell>
          <table:table-cell office:value-type="float" office:value="5.6499999999999773E-2" table:formula="of:=(ABS([.D9])+ABS([.F9])+ABS([.H9])+ABS([.J9]))/4" table:style-name="ce31">
            <text:p>0.056</text:p>
          </table:table-cell>
          <table:table-cell office:value-type="float" office:value="0.1" table:style-name="ce32">
            <text:p>0.1</text:p>
          </table:table-cell>
          <table:table-cell office:value-type="float" office:value="0.1" table:formula="of:=MAX([.M9];[.K9])" table:style-name="ce34">
            <text:p>0.1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1219999999999999" table:style-name="ce10">
            <text:p>5.122</text:p>
          </table:table-cell>
          <table:table-cell office:value-type="float" office:value="5.109" table:style-name="ce10">
            <text:p>5.109</text:p>
          </table:table-cell>
          <table:table-cell office:value-type="float" office:value="1.2999999999999901E-2" table:formula="of:=[.B10]-[.C10]" table:style-name="ce30">
            <text:p>0.013</text:p>
          </table:table-cell>
          <table:table-cell office:value-type="float" office:value="5.2949999999999999" table:style-name="ce10">
            <text:p>5.295</text:p>
          </table:table-cell>
          <table:table-cell office:value-type="float" office:value="-0.17300000000000004" table:formula="of:=[.B10]-[.E10]" table:style-name="ce30">
            <text:p>-0.173</text:p>
          </table:table-cell>
          <table:table-cell office:value-type="float" office:value="5.0350000000000001" table:style-name="ce10">
            <text:p>5.035</text:p>
          </table:table-cell>
          <table:table-cell office:value-type="float" office:value="8.6999999999999744E-2" table:formula="of:=[.B10]-[.G10]" table:style-name="ce30">
            <text:p>0.087</text:p>
          </table:table-cell>
          <table:table-cell office:value-type="float" office:value="5.1760000000000002" table:style-name="ce10">
            <text:p>5.176</text:p>
          </table:table-cell>
          <table:table-cell office:value-type="float" office:value="-5.400000000000027E-2" table:formula="of:=[.B10]-[.I10]" table:style-name="ce30">
            <text:p>-0.054</text:p>
          </table:table-cell>
          <table:table-cell office:value-type="float" office:value="6.7947896705245189E-2" table:formula="of:=STDEV(ABS([.D10]);ABS([.F10]);ABS([.H10]);ABS([.J10]))" table:style-name="ce31">
            <text:p>0.068</text:p>
          </table:table-cell>
          <table:table-cell office:value-type="float" office:value="8.1749999999999989E-2" table:formula="of:=(ABS([.D10])+ABS([.F10])+ABS([.H10])+ABS([.J10]))/4" table:style-name="ce31">
            <text:p>0.082</text:p>
          </table:table-cell>
          <table:table-cell office:value-type="float" office:value="0.21099999999999999" table:style-name="ce32">
            <text:p>0.211</text:p>
          </table:table-cell>
          <table:table-cell office:value-type="float" office:value="0.21099999999999999" table:formula="of:=MAX([.M10];[.K10])" table:style-name="ce34">
            <text:p>0.21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6020000000000003" table:style-name="ce10">
            <text:p>7.602</text:p>
          </table:table-cell>
          <table:table-cell office:value-type="float" office:value="7.7220000000000004" table:style-name="ce10">
            <text:p>7.722</text:p>
          </table:table-cell>
          <table:table-cell office:value-type="float" office:value="-0.12000000000000011" table:formula="of:=[.B11]-[.C11]" table:style-name="ce30">
            <text:p>-0.12</text:p>
          </table:table-cell>
          <table:table-cell office:value-type="float" office:value="7.6029999999999998" table:style-name="ce10">
            <text:p>7.603</text:p>
          </table:table-cell>
          <table:table-cell office:value-type="float" office:value="-9.9999999999944578E-4" table:formula="of:=[.B11]-[.E11]" table:style-name="ce30">
            <text:p>-0.001</text:p>
          </table:table-cell>
          <table:table-cell office:value-type="float" office:value="7.5309999999999997" table:style-name="ce10">
            <text:p>7.531</text:p>
          </table:table-cell>
          <table:table-cell office:value-type="float" office:value="7.1000000000000618E-2" table:formula="of:=[.B11]-[.G11]" table:style-name="ce30">
            <text:p>0.071</text:p>
          </table:table-cell>
          <table:table-cell office:value-type="float" office:value="7.5990000000000002" table:style-name="ce10">
            <text:p>7.599</text:p>
          </table:table-cell>
          <table:table-cell office:value-type="float" office:value="3.0000000000001137E-3" table:formula="of:=[.B11]-[.I11]" table:style-name="ce30">
            <text:p>0.003</text:p>
          </table:table-cell>
          <table:table-cell office:value-type="float" office:value="5.7575312996688915E-2" table:formula="of:=STDEV(ABS([.D11]);ABS([.F11]);ABS([.H11]);ABS([.J11]))" table:style-name="ce31">
            <text:p>0.058</text:p>
          </table:table-cell>
          <table:table-cell office:value-type="float" office:value="4.8750000000000071E-2" table:formula="of:=(ABS([.D11])+ABS([.F11])+ABS([.H11])+ABS([.J11]))/4" table:style-name="ce31">
            <text:p>0.049</text:p>
          </table:table-cell>
          <table:table-cell office:value-type="float" office:value="0.105" table:style-name="ce32">
            <text:p>0.105</text:p>
          </table:table-cell>
          <table:table-cell office:value-type="float" office:value="0.105" table:formula="of:=MAX([.M11];[.K11])" table:style-name="ce34">
            <text:p>0.10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4870000000000001" table:style-name="ce10">
            <text:p>7.487</text:p>
          </table:table-cell>
          <table:table-cell office:value-type="float" office:value="7.4059999999999997" table:style-name="ce10">
            <text:p>7.406</text:p>
          </table:table-cell>
          <table:table-cell office:value-type="float" office:value="8.1000000000000405E-2" table:formula="of:=[.B12]-[.C12]" table:style-name="ce30">
            <text:p>0.081</text:p>
          </table:table-cell>
          <table:table-cell office:value-type="float" office:value="7.6920000000000002" table:style-name="ce10">
            <text:p>7.692</text:p>
          </table:table-cell>
          <table:table-cell office:value-type="float" office:value="-0.20500000000000007" table:formula="of:=[.B12]-[.E12]" table:style-name="ce30">
            <text:p>-0.205</text:p>
          </table:table-cell>
          <table:table-cell office:value-type="float" office:value="7.423" table:style-name="ce10">
            <text:p>7.423</text:p>
          </table:table-cell>
          <table:table-cell office:value-type="float" office:value="6.4000000000000057E-2" table:formula="of:=[.B12]-[.G12]" table:style-name="ce30">
            <text:p>0.064</text:p>
          </table:table-cell>
          <table:table-cell office:value-type="float" office:value="7.5529999999999999" table:style-name="ce10">
            <text:p>7.553</text:p>
          </table:table-cell>
          <table:table-cell office:value-type="float" office:value="-6.5999999999999837E-2" table:formula="of:=[.B12]-[.I12]" table:style-name="ce30">
            <text:p>-0.066</text:p>
          </table:table-cell>
          <table:table-cell office:value-type="float" office:value="6.7759378194706996E-2" table:formula="of:=STDEV(ABS([.D12]);ABS([.F12]);ABS([.H12]);ABS([.J12]))" table:style-name="ce31">
            <text:p>0.068</text:p>
          </table:table-cell>
          <table:table-cell office:value-type="float" office:value="0.10400000000000009" table:formula="of:=(ABS([.D12])+ABS([.F12])+ABS([.H12])+ABS([.J12]))/4" table:style-name="ce31">
            <text:p>0.104</text:p>
          </table:table-cell>
          <table:table-cell office:value-type="float" office:value="0.107" table:style-name="ce32">
            <text:p>0.107</text:p>
          </table:table-cell>
          <table:table-cell office:value-type="float" office:value="0.107" table:formula="of:=MAX([.M12];[.K12])" table:style-name="ce34">
            <text:p>0.10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3140000000000001" table:style-name="ce10">
            <text:p>6.314</text:p>
          </table:table-cell>
          <table:table-cell office:value-type="float" office:value="6.4269999999999996" table:style-name="ce10">
            <text:p>6.427</text:p>
          </table:table-cell>
          <table:table-cell office:value-type="float" office:value="-0.11299999999999955" table:formula="of:=[.B13]-[.C13]" table:style-name="ce30">
            <text:p>-0.113</text:p>
          </table:table-cell>
          <table:table-cell office:value-type="float" office:value="6.35" table:style-name="ce10">
            <text:p>6.35</text:p>
          </table:table-cell>
          <table:table-cell office:value-type="float" office:value="-3.5999999999999588E-2" table:formula="of:=[.B13]-[.E13]" table:style-name="ce30">
            <text:p>-0.036</text:p>
          </table:table-cell>
          <table:table-cell office:value-type="float" office:value="6.2430000000000003" table:style-name="ce10">
            <text:p>6.243</text:p>
          </table:table-cell>
          <table:table-cell office:value-type="float" office:value="7.099999999999973E-2" table:formula="of:=[.B13]-[.G13]" table:style-name="ce30">
            <text:p>0.071</text:p>
          </table:table-cell>
          <table:table-cell office:value-type="float" office:value="6.3230000000000004" table:style-name="ce10">
            <text:p>6.323</text:p>
          </table:table-cell>
          <table:table-cell office:value-type="float" office:value="-9.0000000000003411E-3" table:formula="of:=[.B13]-[.I13]" table:style-name="ce30">
            <text:p>-0.009</text:p>
          </table:table-cell>
          <table:table-cell office:value-type="float" office:value="4.5006481014775064E-2" table:formula="of:=STDEV(ABS([.D13]);ABS([.F13]);ABS([.H13]);ABS([.J13]))" table:style-name="ce31">
            <text:p>0.045</text:p>
          </table:table-cell>
          <table:table-cell office:value-type="float" office:value="5.7249999999999801E-2" table:formula="of:=(ABS([.D13])+ABS([.F13])+ABS([.H13])+ABS([.J13]))/4" table:style-name="ce31">
            <text:p>0.057</text:p>
          </table:table-cell>
          <table:table-cell office:value-type="float" office:value="0.108" table:style-name="ce32">
            <text:p>0.108</text:p>
          </table:table-cell>
          <table:table-cell office:value-type="float" office:value="0.108" table:formula="of:=MAX([.M13];[.K13])" table:style-name="ce34">
            <text:p>0.108</text:p>
          </table:table-cell>
          <table:table-cell table:number-columns-repeated="16370"/>
        </table:table-row>
        <table:table-row table:style-name="ro1">
          <table:table-cell table:number-columns-repeated="8" table:style-name="ce10"/>
          <table:table-cell table:style-name="ce35"/>
          <table:table-cell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table:number-columns-repeated="4" table:style-name="ce10"/>
          <table:table-cell office:value-type="string" table:style-name="ce27">
            <text:p>AQR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9.0830000000000002" table:style-name="ce10">
            <text:p>9.083</text:p>
          </table:table-cell>
          <table:table-cell office:value-type="float" office:value="9.0879999999999992" table:style-name="ce10">
            <text:p>9.088</text:p>
          </table:table-cell>
          <table:table-cell office:value-type="float" office:value="-4.9999999999990052E-3" table:formula="of:=[.B17]-[.C17]" table:style-name="ce30">
            <text:p>-0.005</text:p>
          </table:table-cell>
          <table:table-cell office:value-type="float" office:value="9.1270000000000007" table:style-name="ce10">
            <text:p>9.127</text:p>
          </table:table-cell>
          <table:table-cell office:value-type="float" office:value="-4.4000000000000483E-2" table:formula="of:=[.B17]-[.E17]" table:style-name="ce30">
            <text:p>-0.044</text:p>
          </table:table-cell>
          <table:table-cell office:value-type="float" office:value="9.0820000000000007" table:style-name="ce10">
            <text:p>9.082</text:p>
          </table:table-cell>
          <table:table-cell office:value-type="float" office:value="9.9999999999944578E-4" table:formula="of:=[.B17]-[.G17]" table:style-name="ce30">
            <text:p>0.001</text:p>
          </table:table-cell>
          <table:table-cell office:value-type="float" office:value="9.093" table:style-name="ce10">
            <text:p>9.093</text:p>
          </table:table-cell>
          <table:table-cell office:value-type="float" office:value="-9.9999999999997868E-3" table:formula="of:=[.B17]-[.I17]" table:style-name="ce30">
            <text:p>-0.01</text:p>
          </table:table-cell>
          <table:table-cell office:value-type="float" office:value="1.9680785892167905E-2" table:formula="of:=STDEV(ABS([.D17]);ABS([.F17]);ABS([.H17]);ABS([.J17]))" table:style-name="ce31">
            <text:p>0.020</text:p>
          </table:table-cell>
          <table:table-cell office:value-type="float" office:value="1.499999999999968E-2" table:formula="of:=(ABS([.D17])+ABS([.F17])+ABS([.H17])+ABS([.J17]))/4" table:style-name="ce31">
            <text:p>0.015</text:p>
          </table:table-cell>
          <table:table-cell office:value-type="float" office:value="0" table:style-name="ce32">
            <text:p>0</text:p>
          </table:table-cell>
          <table:table-cell office:value-type="float" office:value="1.9680785892167905E-2" table:formula="of:=MAX([.M17];[.K17])" table:style-name="ce34">
            <text:p>0.02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4960000000000004" table:style-name="ce10">
            <text:p>6.496</text:p>
          </table:table-cell>
          <table:table-cell office:value-type="float" office:value="6.5209999999999999" table:style-name="ce10">
            <text:p>6.521</text:p>
          </table:table-cell>
          <table:table-cell office:value-type="float" office:value="-2.4999999999999467E-2" table:formula="of:=[.B18]-[.C18]" table:style-name="ce30">
            <text:p>-0.025</text:p>
          </table:table-cell>
          <table:table-cell office:value-type="float" office:value="6.4770000000000003" table:style-name="ce10">
            <text:p>6.477</text:p>
          </table:table-cell>
          <table:table-cell office:value-type="float" office:value="1.9000000000000128E-2" table:formula="of:=[.B18]-[.E18]" table:style-name="ce30">
            <text:p>0.019</text:p>
          </table:table-cell>
          <table:table-cell office:value-type="float" office:value="6.4870000000000001" table:style-name="ce10">
            <text:p>6.487</text:p>
          </table:table-cell>
          <table:table-cell office:value-type="float" office:value="9.0000000000003411E-3" table:formula="of:=[.B18]-[.G18]" table:style-name="ce30">
            <text:p>0.009</text:p>
          </table:table-cell>
          <table:table-cell office:value-type="float" office:value="6.4969999999999999" table:style-name="ce10">
            <text:p>6.497</text:p>
          </table:table-cell>
          <table:table-cell office:value-type="float" office:value="-9.9999999999944578E-4" table:formula="of:=[.B18]-[.I18]" table:style-name="ce30">
            <text:p>-0.001</text:p>
          </table:table-cell>
          <table:table-cell office:value-type="float" office:value="1.0630145812734648E-2" table:formula="of:=STDEV(ABS([.D18]);ABS([.F18]);ABS([.H18]);ABS([.J18]))" table:style-name="ce31">
            <text:p>0.011</text:p>
          </table:table-cell>
          <table:table-cell office:value-type="float" office:value="1.3499999999999845E-2" table:formula="of:=(ABS([.D18])+ABS([.F18])+ABS([.H18])+ABS([.J18]))/4" table:style-name="ce31">
            <text:p>0.013</text:p>
          </table:table-cell>
          <table:table-cell office:value-type="float" office:value="0.126" table:style-name="ce32">
            <text:p>0.126</text:p>
          </table:table-cell>
          <table:table-cell office:value-type="float" office:value="0.126" table:formula="of:=MAX([.M18];[.K18])" table:style-name="ce34">
            <text:p>0.12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7690000000000001" table:style-name="ce10">
            <text:p>7.769</text:p>
          </table:table-cell>
          <table:table-cell office:value-type="float" office:value="7.7889999999999997" table:style-name="ce10">
            <text:p>7.789</text:p>
          </table:table-cell>
          <table:table-cell office:value-type="float" office:value="-1.9999999999999574E-2" table:formula="of:=[.B19]-[.C19]" table:style-name="ce30">
            <text:p>-0.02</text:p>
          </table:table-cell>
          <table:table-cell office:value-type="float" office:value="7.75" table:style-name="ce10">
            <text:p>7.75</text:p>
          </table:table-cell>
          <table:table-cell office:value-type="float" office:value="1.9000000000000128E-2" table:formula="of:=[.B19]-[.E19]" table:style-name="ce30">
            <text:p>0.019</text:p>
          </table:table-cell>
          <table:table-cell office:value-type="float" office:value="7.7610000000000001" table:style-name="ce10">
            <text:p>7.761</text:p>
          </table:table-cell>
          <table:table-cell office:value-type="float" office:value="8.0000000000000071E-3" table:formula="of:=[.B19]-[.G19]" table:style-name="ce30">
            <text:p>0.008</text:p>
          </table:table-cell>
          <table:table-cell office:value-type="float" office:value="7.77" table:style-name="ce10">
            <text:p>7.77</text:p>
          </table:table-cell>
          <table:table-cell office:value-type="float" office:value="-9.9999999999944578E-4" table:formula="of:=[.B19]-[.I19]" table:style-name="ce30">
            <text:p>-0.001</text:p>
          </table:table-cell>
          <table:table-cell office:value-type="float" office:value="9.1287092917528984E-3" table:formula="of:=STDEV(ABS([.D19]);ABS([.F19]);ABS([.H19]);ABS([.J19]))" table:style-name="ce31">
            <text:p>0.009</text:p>
          </table:table-cell>
          <table:table-cell office:value-type="float" office:value="1.1999999999999789E-2" table:formula="of:=(ABS([.D19])+ABS([.F19])+ABS([.H19])+ABS([.J19]))/4" table:style-name="ce31">
            <text:p>0.012</text:p>
          </table:table-cell>
          <table:table-cell office:value-type="float" office:value="1.9E-2" table:style-name="ce32">
            <text:p>0.019</text:p>
          </table:table-cell>
          <table:table-cell office:value-type="float" office:value="1.9E-2" table:formula="of:=MAX([.M19];[.K19])" table:style-name="ce34">
            <text:p>0.01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7050000000000001" table:style-name="ce10">
            <text:p>6.705</text:p>
          </table:table-cell>
          <table:table-cell office:value-type="float" office:value="6.726" table:style-name="ce10">
            <text:p>6.726</text:p>
          </table:table-cell>
          <table:table-cell office:value-type="float" office:value="-2.0999999999999908E-2" table:formula="of:=[.B20]-[.C20]" table:style-name="ce30">
            <text:p>-0.021</text:p>
          </table:table-cell>
          <table:table-cell office:value-type="float" office:value="6.6959999999999997" table:style-name="ce10">
            <text:p>6.696</text:p>
          </table:table-cell>
          <table:table-cell office:value-type="float" office:value="9.0000000000003411E-3" table:formula="of:=[.B20]-[.E20]" table:style-name="ce30">
            <text:p>0.009</text:p>
          </table:table-cell>
          <table:table-cell office:value-type="float" office:value="6.6980000000000004" table:style-name="ce10">
            <text:p>6.698</text:p>
          </table:table-cell>
          <table:table-cell office:value-type="float" office:value="6.9999999999996732E-3" table:formula="of:=[.B20]-[.G20]" table:style-name="ce30">
            <text:p>0.007</text:p>
          </table:table-cell>
          <table:table-cell office:value-type="float" office:value="6.7039999999999997" table:style-name="ce10">
            <text:p>6.704</text:p>
          </table:table-cell>
          <table:table-cell office:value-type="float" office:value="1.000000000000334E-3" table:formula="of:=[.B20]-[.I20]" table:style-name="ce30">
            <text:p>0.001</text:p>
          </table:table-cell>
          <table:table-cell office:value-type="float" office:value="8.3864970836059535E-3" table:formula="of:=STDEV(ABS([.D20]);ABS([.F20]);ABS([.H20]);ABS([.J20]))" table:style-name="ce31">
            <text:p>0.008</text:p>
          </table:table-cell>
          <table:table-cell office:value-type="float" office:value="9.5000000000000639E-3" table:formula="of:=(ABS([.D20])+ABS([.F20])+ABS([.H20])+ABS([.J20]))/4" table:style-name="ce31">
            <text:p>0.010</text:p>
          </table:table-cell>
          <table:table-cell office:value-type="float" office:value="0" table:style-name="ce32">
            <text:p>0</text:p>
          </table:table-cell>
          <table:table-cell office:value-type="float" office:value="8.3864970836059535E-3" table:formula="of:=MAX([.M20];[.K20])" table:style-name="ce34">
            <text:p>0.00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7539999999999996" table:style-name="ce10">
            <text:p>7.754</text:p>
          </table:table-cell>
          <table:table-cell office:value-type="float" office:value="7.7560000000000002" table:style-name="ce10">
            <text:p>7.756</text:p>
          </table:table-cell>
          <table:table-cell office:value-type="float" office:value="-2.0000000000006679E-3" table:formula="of:=[.B21]-[.C21]" table:style-name="ce30">
            <text:p>-0.002</text:p>
          </table:table-cell>
          <table:table-cell office:value-type="float" office:value="7.758" table:style-name="ce10">
            <text:p>7.758</text:p>
          </table:table-cell>
          <table:table-cell office:value-type="float" office:value="-4.0000000000004476E-3" table:formula="of:=[.B21]-[.E21]" table:style-name="ce30">
            <text:p>-0.004</text:p>
          </table:table-cell>
          <table:table-cell office:value-type="float" office:value="7.7469999999999999" table:style-name="ce10">
            <text:p>7.747</text:p>
          </table:table-cell>
          <table:table-cell office:value-type="float" office:value="6.9999999999996732E-3" table:formula="of:=[.B21]-[.G21]" table:style-name="ce30">
            <text:p>0.007</text:p>
          </table:table-cell>
          <table:table-cell office:value-type="float" office:value="7.758" table:style-name="ce10">
            <text:p>7.758</text:p>
          </table:table-cell>
          <table:table-cell office:value-type="float" office:value="-4.0000000000004476E-3" table:formula="of:=[.B21]-[.I21]" table:style-name="ce30">
            <text:p>-0.004</text:p>
          </table:table-cell>
          <table:table-cell office:value-type="float" office:value="2.0615528128084056E-3" table:formula="of:=STDEV(ABS([.D21]);ABS([.F21]);ABS([.H21]);ABS([.J21]))" table:style-name="ce31">
            <text:p>0.002</text:p>
          </table:table-cell>
          <table:table-cell office:value-type="float" office:value="4.2500000000003091E-3" table:formula="of:=(ABS([.D21])+ABS([.F21])+ABS([.H21])+ABS([.J21]))/4" table:style-name="ce31">
            <text:p>0.004</text:p>
          </table:table-cell>
          <table:table-cell office:value-type="float" office:value="7.4999999999999997E-2" table:style-name="ce32">
            <text:p>0.075</text:p>
          </table:table-cell>
          <table:table-cell office:value-type="float" office:value="7.4999999999999997E-2" table:formula="of:=MAX([.M21];[.K21])" table:style-name="ce34">
            <text:p>0.07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3170000000000002" table:style-name="ce10">
            <text:p>6.317</text:p>
          </table:table-cell>
          <table:table-cell office:value-type="float" office:value="6.3470000000000004" table:style-name="ce10">
            <text:p>6.347</text:p>
          </table:table-cell>
          <table:table-cell office:value-type="float" office:value="-3.0000000000000249E-2" table:formula="of:=[.B22]-[.C22]" table:style-name="ce30">
            <text:p>-0.03</text:p>
          </table:table-cell>
          <table:table-cell office:value-type="float" office:value="6.2919999999999998" table:style-name="ce10">
            <text:p>6.292</text:p>
          </table:table-cell>
          <table:table-cell office:value-type="float" office:value="2.5000000000000355E-2" table:formula="of:=[.B22]-[.E22]" table:style-name="ce30">
            <text:p>0.025</text:p>
          </table:table-cell>
          <table:table-cell office:value-type="float" office:value="6.3" table:style-name="ce10">
            <text:p>6.3</text:p>
          </table:table-cell>
          <table:table-cell office:value-type="float" office:value="1.7000000000000348E-2" table:formula="of:=[.B22]-[.G22]" table:style-name="ce30">
            <text:p>0.017</text:p>
          </table:table-cell>
          <table:table-cell office:value-type="float" office:value="6.3179999999999996" table:style-name="ce10">
            <text:p>6.318</text:p>
          </table:table-cell>
          <table:table-cell office:value-type="float" office:value="-9.9999999999944578E-4" table:formula="of:=[.B22]-[.I22]" table:style-name="ce30">
            <text:p>-0.001</text:p>
          </table:table-cell>
          <table:table-cell office:value-type="float" office:value="1.2685293322059065E-2" table:formula="of:=STDEV(ABS([.D22]);ABS([.F22]);ABS([.H22]);ABS([.J22]))" table:style-name="ce31">
            <text:p>0.013</text:p>
          </table:table-cell>
          <table:table-cell office:value-type="float" office:value="1.8250000000000099E-2" table:formula="of:=(ABS([.D22])+ABS([.F22])+ABS([.H22])+ABS([.J22]))/4" table:style-name="ce31">
            <text:p>0.018</text:p>
          </table:table-cell>
          <table:table-cell office:value-type="float" office:value="7.3999999999999996E-2" table:style-name="ce32">
            <text:p>0.074</text:p>
          </table:table-cell>
          <table:table-cell office:value-type="float" office:value="7.3999999999999996E-2" table:formula="of:=MAX([.M22];[.K22])" table:style-name="ce34">
            <text:p>0.07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0609999999999999" table:style-name="ce10">
            <text:p>5.061</text:p>
          </table:table-cell>
          <table:table-cell office:value-type="float" office:value="5.1020000000000003" table:style-name="ce10">
            <text:p>5.102</text:p>
          </table:table-cell>
          <table:table-cell office:value-type="float" office:value="-4.1000000000000369E-2" table:formula="of:=[.B23]-[.C23]" table:style-name="ce30">
            <text:p>-0.041</text:p>
          </table:table-cell>
          <table:table-cell office:value-type="float" office:value="5.0540000000000003" table:style-name="ce10">
            <text:p>5.054</text:p>
          </table:table-cell>
          <table:table-cell office:value-type="float" office:value="6.9999999999996732E-3" table:formula="of:=[.B23]-[.E23]" table:style-name="ce30">
            <text:p>0.007</text:p>
          </table:table-cell>
          <table:table-cell office:value-type="float" office:value="5.0510000000000002" table:style-name="ce10">
            <text:p>5.051</text:p>
          </table:table-cell>
          <table:table-cell office:value-type="float" office:value="9.9999999999997868E-3" table:formula="of:=[.B23]-[.G23]" table:style-name="ce30">
            <text:p>0.01</text:p>
          </table:table-cell>
          <table:table-cell office:value-type="float" office:value="5.0590000000000002" table:style-name="ce10">
            <text:p>5.059</text:p>
          </table:table-cell>
          <table:table-cell office:value-type="float" office:value="1.9999999999997797E-3" table:formula="of:=[.B23]-[.I23]" table:style-name="ce30">
            <text:p>0.002</text:p>
          </table:table-cell>
          <table:table-cell office:value-type="float" office:value="1.7644640357155031E-2" table:formula="of:=STDEV(ABS([.D23]);ABS([.F23]);ABS([.H23]);ABS([.J23]))" table:style-name="ce31">
            <text:p>0.018</text:p>
          </table:table-cell>
          <table:table-cell office:value-type="float" office:value="1.4999999999999902E-2" table:formula="of:=(ABS([.D23])+ABS([.F23])+ABS([.H23])+ABS([.J23]))/4" table:style-name="ce31">
            <text:p>0.015</text:p>
          </table:table-cell>
          <table:table-cell office:value-type="float" office:value="9.5000000000000001E-2" table:style-name="ce32">
            <text:p>0.095</text:p>
          </table:table-cell>
          <table:table-cell office:value-type="float" office:value="9.5000000000000001E-2" table:formula="of:=MAX([.M23];[.K23])" table:style-name="ce34">
            <text:p>0.09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3079999999999998" table:style-name="ce10">
            <text:p>5.308</text:p>
          </table:table-cell>
          <table:table-cell office:value-type="float" office:value="5.3040000000000003" table:style-name="ce10">
            <text:p>5.304</text:p>
          </table:table-cell>
          <table:table-cell office:value-type="float" office:value="3.9999999999995595E-3" table:formula="of:=[.B24]-[.C24]" table:style-name="ce30">
            <text:p>0.004</text:p>
          </table:table-cell>
          <table:table-cell office:value-type="float" office:value="5.351" table:style-name="ce10">
            <text:p>5.351</text:p>
          </table:table-cell>
          <table:table-cell office:value-type="float" office:value="-4.3000000000000149E-2" table:formula="of:=[.B24]-[.E24]" table:style-name="ce30">
            <text:p>-0.043</text:p>
          </table:table-cell>
          <table:table-cell office:value-type="float" office:value="5.2859999999999996" table:style-name="ce10">
            <text:p>5.286</text:p>
          </table:table-cell>
          <table:table-cell office:value-type="float" office:value="2.2000000000000242E-2" table:formula="of:=[.B24]-[.G24]" table:style-name="ce30">
            <text:p>0.022</text:p>
          </table:table-cell>
          <table:table-cell office:value-type="float" office:value="5.3170000000000002" table:style-name="ce10">
            <text:p>5.317</text:p>
          </table:table-cell>
          <table:table-cell office:value-type="float" office:value="-9.0000000000003411E-3" table:formula="of:=[.B24]-[.I24]" table:style-name="ce30">
            <text:p>-0.009</text:p>
          </table:table-cell>
          <table:table-cell office:value-type="float" office:value="1.7406895185529351E-2" table:formula="of:=STDEV(ABS([.D24]);ABS([.F24]);ABS([.H24]);ABS([.J24]))" table:style-name="ce31">
            <text:p>0.017</text:p>
          </table:table-cell>
          <table:table-cell office:value-type="float" office:value="1.9500000000000073E-2" table:formula="of:=(ABS([.D24])+ABS([.F24])+ABS([.H24])+ABS([.J24]))/4" table:style-name="ce31">
            <text:p>0.020</text:p>
          </table:table-cell>
          <table:table-cell office:value-type="float" office:value="6.5000000000000002E-2" table:style-name="ce32">
            <text:p>0.065</text:p>
          </table:table-cell>
          <table:table-cell office:value-type="float" office:value="6.5000000000000002E-2" table:formula="of:=MAX([.M24];[.K24])" table:style-name="ce34">
            <text:p>0.06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6230000000000002" table:style-name="ce10">
            <text:p>7.623</text:p>
          </table:table-cell>
          <table:table-cell office:value-type="float" office:value="7.649" table:style-name="ce10">
            <text:p>7.649</text:p>
          </table:table-cell>
          <table:table-cell office:value-type="float" office:value="-2.5999999999999801E-2" table:formula="of:=[.B25]-[.C25]" table:style-name="ce30">
            <text:p>-0.026</text:p>
          </table:table-cell>
          <table:table-cell office:value-type="float" office:value="7.6150000000000002" table:style-name="ce10">
            <text:p>7.615</text:p>
          </table:table-cell>
          <table:table-cell office:value-type="float" office:value="8.0000000000000071E-3" table:formula="of:=[.B25]-[.E25]" table:style-name="ce30">
            <text:p>0.008</text:p>
          </table:table-cell>
          <table:table-cell office:value-type="float" office:value="7.6050000000000004" table:style-name="ce10">
            <text:p>7.605</text:p>
          </table:table-cell>
          <table:table-cell office:value-type="float" office:value="1.7999999999999794E-2" table:formula="of:=[.B25]-[.G25]" table:style-name="ce30">
            <text:p>0.018</text:p>
          </table:table-cell>
          <table:table-cell office:value-type="float" office:value="7.625" table:style-name="ce10">
            <text:p>7.625</text:p>
          </table:table-cell>
          <table:table-cell office:value-type="float" office:value="-1.9999999999997797E-3" table:formula="of:=[.B25]-[.I25]" table:style-name="ce30">
            <text:p>-0.002</text:p>
          </table:table-cell>
          <table:table-cell office:value-type="float" office:value="1.063014581273462E-2" table:formula="of:=STDEV(ABS([.D25]);ABS([.F25]);ABS([.H25]);ABS([.J25]))" table:style-name="ce31">
            <text:p>0.011</text:p>
          </table:table-cell>
          <table:table-cell office:value-type="float" office:value="1.3499999999999845E-2" table:formula="of:=(ABS([.D25])+ABS([.F25])+ABS([.H25])+ABS([.J25]))/4" table:style-name="ce31">
            <text:p>0.013</text:p>
          </table:table-cell>
          <table:table-cell office:value-type="float" office:value="0.16400000000000001" table:style-name="ce32">
            <text:p>0.164</text:p>
          </table:table-cell>
          <table:table-cell office:value-type="float" office:value="0.16400000000000001" table:formula="of:=MAX([.M25];[.K25])" table:style-name="ce34">
            <text:p>0.1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74" table:style-name="ce10">
            <text:p>7.74</text:p>
          </table:table-cell>
          <table:table-cell office:value-type="float" office:value="7.72" table:style-name="ce10">
            <text:p>7.72</text:p>
          </table:table-cell>
          <table:table-cell office:value-type="float" office:value="2.0000000000000462E-2" table:formula="of:=[.B26]-[.C26]" table:style-name="ce30">
            <text:p>0.02</text:p>
          </table:table-cell>
          <table:table-cell office:value-type="float" office:value="7.7910000000000004" table:style-name="ce10">
            <text:p>7.791</text:p>
          </table:table-cell>
          <table:table-cell office:value-type="float" office:value="-5.1000000000000156E-2" table:formula="of:=[.B26]-[.E26]" table:style-name="ce30">
            <text:p>-0.051</text:p>
          </table:table-cell>
          <table:table-cell office:value-type="float" office:value="7.7210000000000001" table:style-name="ce10">
            <text:p>7.721</text:p>
          </table:table-cell>
          <table:table-cell office:value-type="float" office:value="1.9000000000000128E-2" table:formula="of:=[.B26]-[.G26]" table:style-name="ce30">
            <text:p>0.019</text:p>
          </table:table-cell>
          <table:table-cell office:value-type="float" office:value="7.75" table:style-name="ce10">
            <text:p>7.75</text:p>
          </table:table-cell>
          <table:table-cell office:value-type="float" office:value="-9.9999999999997868E-3" table:formula="of:=[.B26]-[.I26]" table:style-name="ce30">
            <text:p>-0.01</text:p>
          </table:table-cell>
          <table:table-cell office:value-type="float" office:value="1.790716802475114E-2" table:formula="of:=STDEV(ABS([.D26]);ABS([.F26]);ABS([.H26]);ABS([.J26]))" table:style-name="ce31">
            <text:p>0.018</text:p>
          </table:table-cell>
          <table:table-cell office:value-type="float" office:value="2.5000000000000133E-2" table:formula="of:=(ABS([.D26])+ABS([.F26])+ABS([.H26])+ABS([.J26]))/4" table:style-name="ce31">
            <text:p>0.025</text:p>
          </table:table-cell>
          <table:table-cell office:value-type="float" office:value="0.114" table:style-name="ce32">
            <text:p>0.114</text:p>
          </table:table-cell>
          <table:table-cell office:value-type="float" office:value="0.114" table:formula="of:=MAX([.M26];[.K26])" table:style-name="ce34">
            <text:p>0.11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41" table:style-name="ce10">
            <text:p>6.41</text:p>
          </table:table-cell>
          <table:table-cell office:value-type="float" office:value="6.4320000000000004" table:style-name="ce10">
            <text:p>6.432</text:p>
          </table:table-cell>
          <table:table-cell office:value-type="float" office:value="-2.2000000000000242E-2" table:formula="of:=[.B27]-[.C27]" table:style-name="ce30">
            <text:p>-0.022</text:p>
          </table:table-cell>
          <table:table-cell office:value-type="float" office:value="6.4119999999999999" table:style-name="ce10">
            <text:p>6.412</text:p>
          </table:table-cell>
          <table:table-cell office:value-type="float" office:value="-1.9999999999997797E-3" table:formula="of:=[.B27]-[.E27]" table:style-name="ce30">
            <text:p>-0.002</text:p>
          </table:table-cell>
          <table:table-cell office:value-type="float" office:value="6.391" table:style-name="ce10">
            <text:p>6.391</text:p>
          </table:table-cell>
          <table:table-cell office:value-type="float" office:value="1.9000000000000128E-2" table:formula="of:=[.B27]-[.G27]" table:style-name="ce30">
            <text:p>0.019</text:p>
          </table:table-cell>
          <table:table-cell office:value-type="float" office:value="6.4130000000000003" table:style-name="ce10">
            <text:p>6.413</text:p>
          </table:table-cell>
          <table:table-cell office:value-type="float" office:value="-3.0000000000001137E-3" table:formula="of:=[.B27]-[.I27]" table:style-name="ce30">
            <text:p>-0.003</text:p>
          </table:table-cell>
          <table:table-cell office:value-type="float" office:value="1.0472185381603487E-2" table:formula="of:=STDEV(ABS([.D27]);ABS([.F27]);ABS([.H27]);ABS([.J27]))" table:style-name="ce31">
            <text:p>0.010</text:p>
          </table:table-cell>
          <table:table-cell office:value-type="float" office:value="1.1500000000000066E-2" table:formula="of:=(ABS([.D27])+ABS([.F27])+ABS([.H27])+ABS([.J27]))/4" table:style-name="ce31">
            <text:p>0.012</text:p>
          </table:table-cell>
          <table:table-cell office:value-type="float" office:value="8.6999999999999994E-2" table:style-name="ce32">
            <text:p>0.087</text:p>
          </table:table-cell>
          <table:table-cell office:value-type="float" office:value="8.6999999999999994E-2" table:formula="of:=MAX([.M27];[.K27])" table:style-name="ce34">
            <text:p>0.08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CAP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7769999999999992" table:style-name="ce10">
            <text:p>8.777</text:p>
          </table:table-cell>
          <table:table-cell office:value-type="float" office:value="8.7829999999999995" table:style-name="ce10">
            <text:p>8.783</text:p>
          </table:table-cell>
          <table:table-cell office:value-type="float" office:value="-6.0000000000002274E-3" table:formula="of:=[.B31]-[.C31]" table:style-name="ce30">
            <text:p>-0.006</text:p>
          </table:table-cell>
          <table:table-cell office:value-type="float" office:value="8.8729999999999993" table:style-name="ce10">
            <text:p>8.873</text:p>
          </table:table-cell>
          <table:table-cell office:value-type="float" office:value="-9.6000000000000085E-2" table:formula="of:=[.B31]-[.E31]" table:style-name="ce30">
            <text:p>-0.096</text:p>
          </table:table-cell>
          <table:table-cell office:value-type="float" office:value="8.7759999999999998" table:style-name="ce10">
            <text:p>8.776</text:p>
          </table:table-cell>
          <table:table-cell office:value-type="float" office:value="9.9999999999944578E-4" table:formula="of:=[.B31]-[.G31]" table:style-name="ce30">
            <text:p>0.001</text:p>
          </table:table-cell>
          <table:table-cell office:value-type="float" office:value="8.7970000000000006" table:style-name="ce10">
            <text:p>8.797</text:p>
          </table:table-cell>
          <table:table-cell office:value-type="float" office:value="-2.000000000000135E-2" table:formula="of:=[.B31]-[.I31]" table:style-name="ce30">
            <text:p>-0.02</text:p>
          </table:table-cell>
          <table:table-cell office:value-type="float" office:value="4.4237050835997965E-2" table:formula="of:=STDEV(ABS([.D31]);ABS([.F31]);ABS([.H31]);ABS([.J31]))" table:style-name="ce31">
            <text:p>0.044</text:p>
          </table:table-cell>
          <table:table-cell office:value-type="float" office:value="3.0750000000000277E-2" table:formula="of:=(ABS([.D31])+ABS([.F31])+ABS([.H31])+ABS([.J31]))/4" table:style-name="ce31">
            <text:p>0.031</text:p>
          </table:table-cell>
          <table:table-cell office:value-type="float" office:value="0.113" table:style-name="ce32">
            <text:p>0.113</text:p>
          </table:table-cell>
          <table:table-cell office:value-type="float" office:value="0.113" table:formula="of:=MAX([.M31];[.K31])" table:style-name="ce34">
            <text:p>0.11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5750000000000002" table:style-name="ce10">
            <text:p>6.575</text:p>
          </table:table-cell>
          <table:table-cell office:value-type="float" office:value="6.6239999999999997" table:style-name="ce10">
            <text:p>6.624</text:p>
          </table:table-cell>
          <table:table-cell office:value-type="float" office:value="-4.8999999999999488E-2" table:formula="of:=[.B32]-[.C32]" table:style-name="ce30">
            <text:p>-0.049</text:p>
          </table:table-cell>
          <table:table-cell office:value-type="float" office:value="6.5570000000000004" table:style-name="ce10">
            <text:p>6.557</text:p>
          </table:table-cell>
          <table:table-cell office:value-type="float" office:value="1.7999999999999794E-2" table:formula="of:=[.B32]-[.E32]" table:style-name="ce30">
            <text:p>0.018</text:p>
          </table:table-cell>
          <table:table-cell office:value-type="float" office:value="6.56" table:style-name="ce10">
            <text:p>6.56</text:p>
          </table:table-cell>
          <table:table-cell office:value-type="float" office:value="1.5000000000000568E-2" table:formula="of:=[.B32]-[.G32]" table:style-name="ce30">
            <text:p>0.015</text:p>
          </table:table-cell>
          <table:table-cell office:value-type="float" office:value="6.57" table:style-name="ce10">
            <text:p>6.57</text:p>
          </table:table-cell>
          <table:table-cell office:value-type="float" office:value="4.9999999999998934E-3" table:formula="of:=[.B32]-[.I32]" table:style-name="ce30">
            <text:p>0.005</text:p>
          </table:table-cell>
          <table:table-cell office:value-type="float" office:value="1.8997806890971827E-2" table:formula="of:=STDEV(ABS([.D32]);ABS([.F32]);ABS([.H32]);ABS([.J32]))" table:style-name="ce31">
            <text:p>0.019</text:p>
          </table:table-cell>
          <table:table-cell office:value-type="float" office:value="2.1749999999999936E-2" table:formula="of:=(ABS([.D32])+ABS([.F32])+ABS([.H32])+ABS([.J32]))/4" table:style-name="ce31">
            <text:p>0.022</text:p>
          </table:table-cell>
          <table:table-cell office:value-type="float" office:value="0.156" table:style-name="ce32">
            <text:p>0.156</text:p>
          </table:table-cell>
          <table:table-cell office:value-type="float" office:value="0.156" table:formula="of:=MAX([.M32];[.K32])" table:style-name="ce34">
            <text:p>0.15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43" table:style-name="ce10">
            <text:p>7.43</text:p>
          </table:table-cell>
          <table:table-cell office:value-type="float" office:value="7.4550000000000001" table:style-name="ce10">
            <text:p>7.455</text:p>
          </table:table-cell>
          <table:table-cell office:value-type="float" office:value="-2.5000000000000355E-2" table:formula="of:=[.B33]-[.C33]" table:style-name="ce30">
            <text:p>-0.025</text:p>
          </table:table-cell>
          <table:table-cell office:value-type="float" office:value="7.4320000000000004" table:style-name="ce10">
            <text:p>7.432</text:p>
          </table:table-cell>
          <table:table-cell office:value-type="float" office:value="-2.0000000000006679E-3" table:formula="of:=[.B33]-[.E33]" table:style-name="ce30">
            <text:p>-0.002</text:p>
          </table:table-cell>
          <table:table-cell office:value-type="float" office:value="7.4260000000000002" table:style-name="ce10">
            <text:p>7.426</text:p>
          </table:table-cell>
          <table:table-cell office:value-type="float" office:value="3.9999999999995595E-3" table:formula="of:=[.B33]-[.G33]" table:style-name="ce30">
            <text:p>0.004</text:p>
          </table:table-cell>
          <table:table-cell office:value-type="float" office:value="7.43" table:style-name="ce10">
            <text:p>7.43</text:p>
          </table:table-cell>
          <table:table-cell office:value-type="float" office:value="0" table:formula="of:=[.B33]-[.I33]" table:style-name="ce30">
            <text:p>0</text:p>
          </table:table-cell>
          <table:table-cell office:value-type="float" office:value="1.1615363389350732E-2" table:formula="of:=STDEV(ABS([.D33]);ABS([.F33]);ABS([.H33]);ABS([.J33]))" table:style-name="ce31">
            <text:p>0.012</text:p>
          </table:table-cell>
          <table:table-cell office:value-type="float" office:value="7.7500000000001457E-3" table:formula="of:=(ABS([.D33])+ABS([.F33])+ABS([.H33])+ABS([.J33]))/4" table:style-name="ce31">
            <text:p>0.008</text:p>
          </table:table-cell>
          <table:table-cell office:value-type="float" office:value="7.0000000000000007E-2" table:style-name="ce32">
            <text:p>0.07</text:p>
          </table:table-cell>
          <table:table-cell office:value-type="float" office:value="7.0000000000000007E-2" table:formula="of:=MAX([.M33];[.K33])" table:style-name="ce34">
            <text:p>0.07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492" table:style-name="ce10">
            <text:p>6.492</text:p>
          </table:table-cell>
          <table:table-cell office:value-type="float" office:value="6.5289999999999999" table:style-name="ce10">
            <text:p>6.529</text:p>
          </table:table-cell>
          <table:table-cell office:value-type="float" office:value="-3.6999999999999922E-2" table:formula="of:=[.B34]-[.C34]" table:style-name="ce30">
            <text:p>-0.037</text:p>
          </table:table-cell>
          <table:table-cell office:value-type="float" office:value="6.4859999999999998" table:style-name="ce10">
            <text:p>6.486</text:p>
          </table:table-cell>
          <table:table-cell office:value-type="float" office:value="6.0000000000002274E-3" table:formula="of:=[.B34]-[.E34]" table:style-name="ce30">
            <text:p>0.006</text:p>
          </table:table-cell>
          <table:table-cell office:value-type="float" office:value="6.4859999999999998" table:style-name="ce10">
            <text:p>6.486</text:p>
          </table:table-cell>
          <table:table-cell office:value-type="float" office:value="6.0000000000002274E-3" table:formula="of:=[.B34]-[.G34]" table:style-name="ce30">
            <text:p>0.006</text:p>
          </table:table-cell>
          <table:table-cell office:value-type="float" office:value="6.49" table:style-name="ce10">
            <text:p>6.49</text:p>
          </table:table-cell>
          <table:table-cell office:value-type="float" office:value="1.9999999999997797E-3" table:formula="of:=[.B34]-[.I34]" table:style-name="ce30">
            <text:p>0.002</text:p>
          </table:table-cell>
          <table:table-cell office:value-type="float" office:value="1.6276260831857695E-2" table:formula="of:=STDEV(ABS([.D34]);ABS([.F34]);ABS([.H34]);ABS([.J34]))" table:style-name="ce31">
            <text:p>0.016</text:p>
          </table:table-cell>
          <table:table-cell office:value-type="float" office:value="1.2750000000000039E-2" table:formula="of:=(ABS([.D34])+ABS([.F34])+ABS([.H34])+ABS([.J34]))/4" table:style-name="ce31">
            <text:p>0.013</text:p>
          </table:table-cell>
          <table:table-cell office:value-type="float" office:value="8.4000000000000005E-2" table:style-name="ce32">
            <text:p>0.084</text:p>
          </table:table-cell>
          <table:table-cell office:value-type="float" office:value="8.4000000000000005E-2" table:formula="of:=MAX([.M34];[.K34])" table:style-name="ce34">
            <text:p>0.08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6959999999999997" table:style-name="ce10">
            <text:p>7.696</text:p>
          </table:table-cell>
          <table:table-cell office:value-type="float" office:value="7.6849999999999996" table:style-name="ce10">
            <text:p>7.685</text:p>
          </table:table-cell>
          <table:table-cell office:value-type="float" office:value="1.1000000000000121E-2" table:formula="of:=[.B35]-[.C35]" table:style-name="ce30">
            <text:p>0.011</text:p>
          </table:table-cell>
          <table:table-cell office:value-type="float" office:value="7.7210000000000001" table:style-name="ce10">
            <text:p>7.721</text:p>
          </table:table-cell>
          <table:table-cell office:value-type="float" office:value="-2.5000000000000355E-2" table:formula="of:=[.B35]-[.E35]" table:style-name="ce30">
            <text:p>-0.025</text:p>
          </table:table-cell>
          <table:table-cell office:value-type="float" office:value="7.6849999999999996" table:style-name="ce10">
            <text:p>7.685</text:p>
          </table:table-cell>
          <table:table-cell office:value-type="float" office:value="1.1000000000000121E-2" table:formula="of:=[.B35]-[.G35]" table:style-name="ce30">
            <text:p>0.011</text:p>
          </table:table-cell>
          <table:table-cell office:value-type="float" office:value="7.7050000000000001" table:style-name="ce10">
            <text:p>7.705</text:p>
          </table:table-cell>
          <table:table-cell office:value-type="float" office:value="-9.0000000000003411E-3" table:formula="of:=[.B35]-[.I35]" table:style-name="ce30">
            <text:p>-0.009</text:p>
          </table:table-cell>
          <table:table-cell office:value-type="float" office:value="7.3936910042730099E-3" table:formula="of:=STDEV(ABS([.D35]);ABS([.F35]);ABS([.H35]);ABS([.J35]))" table:style-name="ce31">
            <text:p>0.007</text:p>
          </table:table-cell>
          <table:table-cell office:value-type="float" office:value="1.4000000000000234E-2" table:formula="of:=(ABS([.D35])+ABS([.F35])+ABS([.H35])+ABS([.J35]))/4" table:style-name="ce31">
            <text:p>0.014</text:p>
          </table:table-cell>
          <table:table-cell office:value-type="float" office:value="0.106" table:style-name="ce32">
            <text:p>0.106</text:p>
          </table:table-cell>
          <table:table-cell office:value-type="float" office:value="0.106" table:formula="of:=MAX([.M35];[.K35])" table:style-name="ce34">
            <text:p>0.10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3" table:style-name="ce10">
            <text:p>6.3</text:p>
          </table:table-cell>
          <table:table-cell office:value-type="float" office:value="6.3540000000000001" table:style-name="ce10">
            <text:p>6.354</text:p>
          </table:table-cell>
          <table:table-cell office:value-type="float" office:value="-5.400000000000027E-2" table:formula="of:=[.B36]-[.C36]" table:style-name="ce30">
            <text:p>-0.054</text:p>
          </table:table-cell>
          <table:table-cell office:value-type="float" office:value="6.2759999999999998" table:style-name="ce10">
            <text:p>6.276</text:p>
          </table:table-cell>
          <table:table-cell office:value-type="float" office:value="2.4000000000000021E-2" table:formula="of:=[.B36]-[.E36]" table:style-name="ce30">
            <text:p>0.024</text:p>
          </table:table-cell>
          <table:table-cell office:value-type="float" office:value="6.2729999999999997" table:style-name="ce10">
            <text:p>6.273</text:p>
          </table:table-cell>
          <table:table-cell office:value-type="float" office:value="2.7000000000000135E-2" table:formula="of:=[.B36]-[.G36]" table:style-name="ce30">
            <text:p>0.027</text:p>
          </table:table-cell>
          <table:table-cell office:value-type="float" office:value="6.2960000000000003" table:style-name="ce10">
            <text:p>6.296</text:p>
          </table:table-cell>
          <table:table-cell office:value-type="float" office:value="3.9999999999995595E-3" table:formula="of:=[.B36]-[.I36]" table:style-name="ce30">
            <text:p>0.004</text:p>
          </table:table-cell>
          <table:table-cell office:value-type="float" office:value="2.0548722588034793E-2" table:formula="of:=STDEV(ABS([.D36]);ABS([.F36]);ABS([.H36]);ABS([.J36]))" table:style-name="ce31">
            <text:p>0.021</text:p>
          </table:table-cell>
          <table:table-cell office:value-type="float" office:value="2.7249999999999996E-2" table:formula="of:=(ABS([.D36])+ABS([.F36])+ABS([.H36])+ABS([.J36]))/4" table:style-name="ce31">
            <text:p>0.027</text:p>
          </table:table-cell>
          <table:table-cell office:value-type="float" office:value="0.114" table:style-name="ce32">
            <text:p>0.114</text:p>
          </table:table-cell>
          <table:table-cell office:value-type="float" office:value="0.114" table:formula="of:=MAX([.M36];[.K36])" table:style-name="ce34">
            <text:p>0.11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99" table:style-name="ce10">
            <text:p>4.99</text:p>
          </table:table-cell>
          <table:table-cell office:value-type="float" office:value="5.0670000000000002" table:style-name="ce10">
            <text:p>5.067</text:p>
          </table:table-cell>
          <table:table-cell office:value-type="float" office:value="-7.6999999999999957E-2" table:formula="of:=[.B37]-[.C37]" table:style-name="ce30">
            <text:p>-0.077</text:p>
          </table:table-cell>
          <table:table-cell office:value-type="float" office:value="4.9889999999999999" table:style-name="ce10">
            <text:p>4.989</text:p>
          </table:table-cell>
          <table:table-cell office:value-type="float" office:value="1.000000000000334E-3" table:formula="of:=[.B37]-[.E37]" table:style-name="ce30">
            <text:p>0.001</text:p>
          </table:table-cell>
          <table:table-cell office:value-type="float" office:value="4.9770000000000003" table:style-name="ce10">
            <text:p>4.977</text:p>
          </table:table-cell>
          <table:table-cell office:value-type="float" office:value="1.2999999999999901E-2" table:formula="of:=[.B37]-[.G37]" table:style-name="ce30">
            <text:p>0.013</text:p>
          </table:table-cell>
          <table:table-cell office:value-type="float" office:value="4.9850000000000003" table:style-name="ce10">
            <text:p>4.985</text:p>
          </table:table-cell>
          <table:table-cell office:value-type="float" office:value="4.9999999999998934E-3" table:formula="of:=[.B37]-[.I37]" table:style-name="ce30">
            <text:p>0.005</text:p>
          </table:table-cell>
          <table:table-cell office:value-type="float" office:value="3.5683796509526966E-2" table:formula="of:=STDEV(ABS([.D37]);ABS([.F37]);ABS([.H37]);ABS([.J37]))" table:style-name="ce31">
            <text:p>0.036</text:p>
          </table:table-cell>
          <table:table-cell office:value-type="float" office:value="2.4000000000000021E-2" table:formula="of:=(ABS([.D37])+ABS([.F37])+ABS([.H37])+ABS([.J37]))/4" table:style-name="ce31">
            <text:p>0.024</text:p>
          </table:table-cell>
          <table:table-cell office:value-type="float" office:value="0.151" table:style-name="ce32">
            <text:p>0.151</text:p>
          </table:table-cell>
          <table:table-cell office:value-type="float" office:value="0.151" table:formula="of:=MAX([.M37];[.K37])" table:style-name="ce34">
            <text:p>0.15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2930000000000001" table:style-name="ce10">
            <text:p>5.293</text:p>
          </table:table-cell>
          <table:table-cell office:value-type="float" office:value="5.282" table:style-name="ce10">
            <text:p>5.282</text:p>
          </table:table-cell>
          <table:table-cell office:value-type="float" office:value="1.1000000000000121E-2" table:formula="of:=[.B38]-[.C38]" table:style-name="ce30">
            <text:p>0.011</text:p>
          </table:table-cell>
          <table:table-cell office:value-type="float" office:value="5.3769999999999998" table:style-name="ce10">
            <text:p>5.377</text:p>
          </table:table-cell>
          <table:table-cell office:value-type="float" office:value="-8.3999999999999631E-2" table:formula="of:=[.B38]-[.E38]" table:style-name="ce30">
            <text:p>-0.084</text:p>
          </table:table-cell>
          <table:table-cell office:value-type="float" office:value="5.2629999999999999" table:style-name="ce10">
            <text:p>5.263</text:p>
          </table:table-cell>
          <table:table-cell office:value-type="float" office:value="3.0000000000000249E-2" table:formula="of:=[.B38]-[.G38]" table:style-name="ce30">
            <text:p>0.03</text:p>
          </table:table-cell>
          <table:table-cell office:value-type="float" office:value="5.3109999999999999" table:style-name="ce10">
            <text:p>5.311</text:p>
          </table:table-cell>
          <table:table-cell office:value-type="float" office:value="-1.7999999999999794E-2" table:formula="of:=[.B38]-[.I38]" table:style-name="ce30">
            <text:p>-0.018</text:p>
          </table:table-cell>
          <table:table-cell office:value-type="float" office:value="3.3109666262286425E-2" table:formula="of:=STDEV(ABS([.D38]);ABS([.F38]);ABS([.H38]);ABS([.J38]))" table:style-name="ce31">
            <text:p>0.033</text:p>
          </table:table-cell>
          <table:table-cell office:value-type="float" office:value="3.5749999999999948E-2" table:formula="of:=(ABS([.D38])+ABS([.F38])+ABS([.H38])+ABS([.J38]))/4" table:style-name="ce31">
            <text:p>0.036</text:p>
          </table:table-cell>
          <table:table-cell office:value-type="float" office:value="0.13" table:style-name="ce32">
            <text:p>0.13</text:p>
          </table:table-cell>
          <table:table-cell office:value-type="float" office:value="0.13" table:formula="of:=MAX([.M38];[.K38])" table:style-name="ce34">
            <text:p>0.13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5" table:style-name="ce10">
            <text:p>7.5</text:p>
          </table:table-cell>
          <table:table-cell office:value-type="float" office:value="7.5419999999999998" table:style-name="ce10">
            <text:p>7.542</text:p>
          </table:table-cell>
          <table:table-cell office:value-type="float" office:value="-4.1999999999999815E-2" table:formula="of:=[.B39]-[.C39]" table:style-name="ce30">
            <text:p>-0.042</text:p>
          </table:table-cell>
          <table:table-cell office:value-type="float" office:value="7.508" table:style-name="ce10">
            <text:p>7.508</text:p>
          </table:table-cell>
          <table:table-cell office:value-type="float" office:value="-8.0000000000000071E-3" table:formula="of:=[.B39]-[.E39]" table:style-name="ce30">
            <text:p>-0.008</text:p>
          </table:table-cell>
          <table:table-cell office:value-type="float" office:value="7.4770000000000003" table:style-name="ce10">
            <text:p>7.477</text:p>
          </table:table-cell>
          <table:table-cell office:value-type="float" office:value="2.2999999999999687E-2" table:formula="of:=[.B39]-[.G39]" table:style-name="ce30">
            <text:p>0.023</text:p>
          </table:table-cell>
          <table:table-cell office:value-type="float" office:value="7.5010000000000003" table:style-name="ce10">
            <text:p>7.501</text:p>
          </table:table-cell>
          <table:table-cell office:value-type="float" office:value="-1.000000000000334E-3" table:formula="of:=[.B39]-[.I39]" table:style-name="ce30">
            <text:p>-0.001</text:p>
          </table:table-cell>
          <table:table-cell office:value-type="float" office:value="1.8156725108528213E-2" table:formula="of:=STDEV(ABS([.D39]);ABS([.F39]);ABS([.H39]);ABS([.J39]))" table:style-name="ce31">
            <text:p>0.018</text:p>
          </table:table-cell>
          <table:table-cell office:value-type="float" office:value="1.8499999999999961E-2" table:formula="of:=(ABS([.D39])+ABS([.F39])+ABS([.H39])+ABS([.J39]))/4" table:style-name="ce31">
            <text:p>0.019</text:p>
          </table:table-cell>
          <table:table-cell office:value-type="float" office:value="0.151" table:style-name="ce32">
            <text:p>0.151</text:p>
          </table:table-cell>
          <table:table-cell office:value-type="float" office:value="0.151" table:formula="of:=MAX([.M39];[.K39])" table:style-name="ce34">
            <text:p>0.15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569" table:style-name="ce10">
            <text:p>7.569</text:p>
          </table:table-cell>
          <table:table-cell office:value-type="float" office:value="7.5190000000000001" table:style-name="ce10">
            <text:p>7.519</text:p>
          </table:table-cell>
          <table:table-cell office:value-type="float" office:value="4.9999999999999822E-2" table:formula="of:=[.B40]-[.C40]" table:style-name="ce30">
            <text:p>0.05</text:p>
          </table:table-cell>
          <table:table-cell office:value-type="float" office:value="7.6680000000000001" table:style-name="ce10">
            <text:p>7.668</text:p>
          </table:table-cell>
          <table:table-cell office:value-type="float" office:value="-9.9000000000000199E-2" table:formula="of:=[.B40]-[.E40]" table:style-name="ce30">
            <text:p>-0.099</text:p>
          </table:table-cell>
          <table:table-cell office:value-type="float" office:value="7.548" table:style-name="ce10">
            <text:p>7.548</text:p>
          </table:table-cell>
          <table:table-cell office:value-type="float" office:value="2.0999999999999908E-2" table:formula="of:=[.B40]-[.G40]" table:style-name="ce30">
            <text:p>0.021</text:p>
          </table:table-cell>
          <table:table-cell office:value-type="float" office:value="7.5919999999999996" table:style-name="ce10">
            <text:p>7.592</text:p>
          </table:table-cell>
          <table:table-cell office:value-type="float" office:value="-2.2999999999999687E-2" table:formula="of:=[.B40]-[.I40]" table:style-name="ce30">
            <text:p>-0.023</text:p>
          </table:table-cell>
          <table:table-cell office:value-type="float" office:value="3.6326069610313566E-2" table:formula="of:=STDEV(ABS([.D40]);ABS([.F40]);ABS([.H40]);ABS([.J40]))" table:style-name="ce31">
            <text:p>0.036</text:p>
          </table:table-cell>
          <table:table-cell office:value-type="float" office:value="4.8249999999999904E-2" table:formula="of:=(ABS([.D40])+ABS([.F40])+ABS([.H40])+ABS([.J40]))/4" table:style-name="ce31">
            <text:p>0.048</text:p>
          </table:table-cell>
          <table:table-cell office:value-type="float" office:value="0.185" table:style-name="ce32">
            <text:p>0.185</text:p>
          </table:table-cell>
          <table:table-cell office:value-type="float" office:value="0.185" table:formula="of:=MAX([.M40];[.K40])" table:style-name="ce34">
            <text:p>0.18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2350000000000003" table:style-name="ce10">
            <text:p>6.235</text:p>
          </table:table-cell>
          <table:table-cell office:value-type="float" office:value="6.27" table:style-name="ce10">
            <text:p>6.27</text:p>
          </table:table-cell>
          <table:table-cell office:value-type="float" office:value="-3.4999999999999254E-2" table:formula="of:=[.B41]-[.C41]" table:style-name="ce30">
            <text:p>-0.035</text:p>
          </table:table-cell>
          <table:table-cell office:value-type="float" office:value="6.2610000000000001" table:style-name="ce10">
            <text:p>6.261</text:p>
          </table:table-cell>
          <table:table-cell office:value-type="float" office:value="-2.5999999999999801E-2" table:formula="of:=[.B41]-[.E41]" table:style-name="ce30">
            <text:p>-0.026</text:p>
          </table:table-cell>
          <table:table-cell office:value-type="float" office:value="6.2119999999999997" table:style-name="ce10">
            <text:p>6.212</text:p>
          </table:table-cell>
          <table:table-cell office:value-type="float" office:value="2.3000000000000576E-2" table:formula="of:=[.B41]-[.G41]" table:style-name="ce30">
            <text:p>0.023</text:p>
          </table:table-cell>
          <table:table-cell office:value-type="float" office:value="6.24" table:style-name="ce10">
            <text:p>6.24</text:p>
          </table:table-cell>
          <table:table-cell office:value-type="float" office:value="-4.9999999999998934E-3" table:formula="of:=[.B41]-[.I41]" table:style-name="ce30">
            <text:p>-0.005</text:p>
          </table:table-cell>
          <table:table-cell office:value-type="float" office:value="1.257974562540891E-2" table:formula="of:=STDEV(ABS([.D41]);ABS([.F41]);ABS([.H41]);ABS([.J41]))" table:style-name="ce31">
            <text:p>0.013</text:p>
          </table:table-cell>
          <table:table-cell office:value-type="float" office:value="2.2249999999999881E-2" table:formula="of:=(ABS([.D41])+ABS([.F41])+ABS([.H41])+ABS([.J41]))/4" table:style-name="ce31">
            <text:p>0.022</text:p>
          </table:table-cell>
          <table:table-cell office:value-type="float" office:value="0.13900000000000001" table:style-name="ce32">
            <text:p>0.139</text:p>
          </table:table-cell>
          <table:table-cell office:value-type="float" office:value="0.13900000000000001" table:formula="of:=MAX([.M41];[.K41])" table:style-name="ce34">
            <text:p>0.139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GEM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9.0990000000000002" table:style-name="ce10">
            <text:p>9.099</text:p>
          </table:table-cell>
          <table:table-cell office:value-type="float" office:value="9.0920000000000005" table:style-name="ce10">
            <text:p>9.092</text:p>
          </table:table-cell>
          <table:table-cell office:value-type="float" office:value="6.9999999999996732E-3" table:formula="of:=[.B45]-[.C45]" table:style-name="ce30">
            <text:p>0.007</text:p>
          </table:table-cell>
          <table:table-cell office:value-type="float" office:value="9.1530000000000005" table:style-name="ce10">
            <text:p>9.153</text:p>
          </table:table-cell>
          <table:table-cell office:value-type="float" office:value="-5.400000000000027E-2" table:formula="of:=[.B45]-[.E45]" table:style-name="ce30">
            <text:p>-0.054</text:p>
          </table:table-cell>
          <table:table-cell office:value-type="float" office:value="9.0990000000000002" table:style-name="ce10">
            <text:p>9.099</text:p>
          </table:table-cell>
          <table:table-cell office:value-type="float" office:value="0" table:formula="of:=[.B45]-[.G45]" table:style-name="ce30">
            <text:p>0</text:p>
          </table:table-cell>
          <table:table-cell office:value-type="float" office:value="9.1150000000000002" table:style-name="ce10">
            <text:p>9.115</text:p>
          </table:table-cell>
          <table:table-cell office:value-type="float" office:value="-1.6000000000000014E-2" table:formula="of:=[.B45]-[.I45]" table:style-name="ce30">
            <text:p>-0.016</text:p>
          </table:table-cell>
          <table:table-cell office:value-type="float" office:value="2.407453703258574E-2" table:formula="of:=STDEV(ABS([.D45]);ABS([.F45]);ABS([.H45]);ABS([.J45]))" table:style-name="ce31">
            <text:p>0.024</text:p>
          </table:table-cell>
          <table:table-cell office:value-type="float" office:value="1.9249999999999989E-2" table:formula="of:=(ABS([.D45])+ABS([.F45])+ABS([.H45])+ABS([.J45]))/4" table:style-name="ce31">
            <text:p>0.019</text:p>
          </table:table-cell>
          <table:table-cell office:value-type="float" office:value="7.2999999999999995E-2" table:style-name="ce32">
            <text:p>0.073</text:p>
          </table:table-cell>
          <table:table-cell office:value-type="float" office:value="7.2999999999999995E-2" table:formula="of:=MAX([.M45];[.K45])" table:style-name="ce34">
            <text:p>0.07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673" table:style-name="ce10">
            <text:p>6.673</text:p>
          </table:table-cell>
          <table:table-cell office:value-type="float" office:value="6.6340000000000003" table:style-name="ce10">
            <text:p>6.634</text:p>
          </table:table-cell>
          <table:table-cell office:value-type="float" office:value="3.8999999999999702E-2" table:formula="of:=[.B46]-[.C46]" table:style-name="ce30">
            <text:p>0.039</text:p>
          </table:table-cell>
          <table:table-cell office:value-type="float" office:value="6.6559999999999997" table:style-name="ce10">
            <text:p>6.656</text:p>
          </table:table-cell>
          <table:table-cell office:value-type="float" office:value="1.7000000000000348E-2" table:formula="of:=[.B46]-[.E46]" table:style-name="ce30">
            <text:p>0.017</text:p>
          </table:table-cell>
          <table:table-cell office:value-type="float" office:value="6.6589999999999998" table:style-name="ce10">
            <text:p>6.659</text:p>
          </table:table-cell>
          <table:table-cell office:value-type="float" office:value="1.4000000000000234E-2" table:formula="of:=[.B46]-[.G46]" table:style-name="ce30">
            <text:p>0.014</text:p>
          </table:table-cell>
          <table:table-cell office:value-type="float" office:value="6.67" table:style-name="ce10">
            <text:p>6.67</text:p>
          </table:table-cell>
          <table:table-cell office:value-type="float" office:value="3.0000000000001137E-3" table:formula="of:=[.B46]-[.I46]" table:style-name="ce30">
            <text:p>0.003</text:p>
          </table:table-cell>
          <table:table-cell office:value-type="float" office:value="1.5085865349171293E-2" table:formula="of:=STDEV(ABS([.D46]);ABS([.F46]);ABS([.H46]);ABS([.J46]))" table:style-name="ce31">
            <text:p>0.015</text:p>
          </table:table-cell>
          <table:table-cell office:value-type="float" office:value="1.8250000000000099E-2" table:formula="of:=(ABS([.D46])+ABS([.F46])+ABS([.H46])+ABS([.J46]))/4" table:style-name="ce31">
            <text:p>0.018</text:p>
          </table:table-cell>
          <table:table-cell office:value-type="float" office:value="0" table:style-name="ce32">
            <text:p>0</text:p>
          </table:table-cell>
          <table:table-cell office:value-type="float" office:value="1.5085865349171293E-2" table:formula="of:=MAX([.M46];[.K46])" table:style-name="ce34">
            <text:p>0.01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6079999999999997" table:style-name="ce10">
            <text:p>7.608</text:p>
          </table:table-cell>
          <table:table-cell office:value-type="float" office:value="7.5949999999999998" table:style-name="ce10">
            <text:p>7.595</text:p>
          </table:table-cell>
          <table:table-cell office:value-type="float" office:value="1.2999999999999901E-2" table:formula="of:=[.B47]-[.C47]" table:style-name="ce30">
            <text:p>0.013</text:p>
          </table:table-cell>
          <table:table-cell office:value-type="float" office:value="7.6079999999999997" table:style-name="ce10">
            <text:p>7.608</text:p>
          </table:table-cell>
          <table:table-cell office:value-type="float" office:value="0" table:formula="of:=[.B47]-[.E47]" table:style-name="ce30">
            <text:p>0</text:p>
          </table:table-cell>
          <table:table-cell office:value-type="float" office:value="7.6020000000000003" table:style-name="ce10">
            <text:p>7.602</text:p>
          </table:table-cell>
          <table:table-cell office:value-type="float" office:value="5.9999999999993392E-3" table:formula="of:=[.B47]-[.G47]" table:style-name="ce30">
            <text:p>0.006</text:p>
          </table:table-cell>
          <table:table-cell office:value-type="float" office:value="7.61" table:style-name="ce10">
            <text:p>7.61</text:p>
          </table:table-cell>
          <table:table-cell office:value-type="float" office:value="-2.0000000000006679E-3" table:formula="of:=[.B47]-[.I47]" table:style-name="ce30">
            <text:p>-0.002</text:p>
          </table:table-cell>
          <table:table-cell office:value-type="float" office:value="5.7373048260193019E-3" table:formula="of:=STDEV(ABS([.D47]);ABS([.F47]);ABS([.H47]);ABS([.J47]))" table:style-name="ce31">
            <text:p>0.006</text:p>
          </table:table-cell>
          <table:table-cell office:value-type="float" office:value="5.2499999999999769E-3" table:formula="of:=(ABS([.D47])+ABS([.F47])+ABS([.H47])+ABS([.J47]))/4" table:style-name="ce31">
            <text:p>0.005</text:p>
          </table:table-cell>
          <table:table-cell office:value-type="float" office:value="4.5999999999999999E-2" table:style-name="ce32">
            <text:p>0.046</text:p>
          </table:table-cell>
          <table:table-cell office:value-type="float" office:value="4.5999999999999999E-2" table:formula="of:=MAX([.M47];[.K47])" table:style-name="ce34">
            <text:p>0.04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6790000000000003" table:style-name="ce10">
            <text:p>6.679</text:p>
          </table:table-cell>
          <table:table-cell office:value-type="float" office:value="6.6470000000000002" table:style-name="ce10">
            <text:p>6.647</text:p>
          </table:table-cell>
          <table:table-cell office:value-type="float" office:value="3.2000000000000028E-2" table:formula="of:=[.B48]-[.C48]" table:style-name="ce30">
            <text:p>0.032</text:p>
          </table:table-cell>
          <table:table-cell office:value-type="float" office:value="6.6680000000000001" table:style-name="ce10">
            <text:p>6.668</text:p>
          </table:table-cell>
          <table:table-cell office:value-type="float" office:value="1.1000000000000121E-2" table:formula="of:=[.B48]-[.E48]" table:style-name="ce30">
            <text:p>0.011</text:p>
          </table:table-cell>
          <table:table-cell office:value-type="float" office:value="6.67" table:style-name="ce10">
            <text:p>6.67</text:p>
          </table:table-cell>
          <table:table-cell office:value-type="float" office:value="9.0000000000003411E-3" table:formula="of:=[.B48]-[.G48]" table:style-name="ce30">
            <text:p>0.009</text:p>
          </table:table-cell>
          <table:table-cell office:value-type="float" office:value="6.6779999999999999" table:style-name="ce10">
            <text:p>6.678</text:p>
          </table:table-cell>
          <table:table-cell office:value-type="float" office:value="1.000000000000334E-3" table:formula="of:=[.B48]-[.I48]" table:style-name="ce30">
            <text:p>0.001</text:p>
          </table:table-cell>
          <table:table-cell office:value-type="float" office:value="1.3225606476327017E-2" table:formula="of:=STDEV(ABS([.D48]);ABS([.F48]);ABS([.H48]);ABS([.J48]))" table:style-name="ce31">
            <text:p>0.013</text:p>
          </table:table-cell>
          <table:table-cell office:value-type="float" office:value="1.3250000000000206E-2" table:formula="of:=(ABS([.D48])+ABS([.F48])+ABS([.H48])+ABS([.J48]))/4" table:style-name="ce31">
            <text:p>0.013</text:p>
          </table:table-cell>
          <table:table-cell office:value-type="float" office:value="0.03" table:style-name="ce32">
            <text:p>0.03</text:p>
          </table:table-cell>
          <table:table-cell office:value-type="float" office:value="0.03" table:formula="of:=MAX([.M48];[.K48])" table:style-name="ce34">
            <text:p>0.03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7450000000000001" table:style-name="ce10">
            <text:p>7.745</text:p>
          </table:table-cell>
          <table:table-cell office:value-type="float" office:value="7.7670000000000003" table:style-name="ce10">
            <text:p>7.767</text:p>
          </table:table-cell>
          <table:table-cell office:value-type="float" office:value="-2.2000000000000242E-2" table:formula="of:=[.B49]-[.C49]" table:style-name="ce30">
            <text:p>-0.022</text:p>
          </table:table-cell>
          <table:table-cell office:value-type="float" office:value="7.7670000000000003" table:style-name="ce10">
            <text:p>7.767</text:p>
          </table:table-cell>
          <table:table-cell office:value-type="float" office:value="-2.2000000000000242E-2" table:formula="of:=[.B49]-[.E49]" table:style-name="ce30">
            <text:p>-0.022</text:p>
          </table:table-cell>
          <table:table-cell office:value-type="float" office:value="7.7350000000000003" table:style-name="ce10">
            <text:p>7.735</text:p>
          </table:table-cell>
          <table:table-cell office:value-type="float" office:value="9.9999999999997868E-3" table:formula="of:=[.B49]-[.G49]" table:style-name="ce30">
            <text:p>0.01</text:p>
          </table:table-cell>
          <table:table-cell office:value-type="float" office:value="7.7539999999999996" table:style-name="ce10">
            <text:p>7.754</text:p>
          </table:table-cell>
          <table:table-cell office:value-type="float" office:value="-8.9999999999994529E-3" table:formula="of:=[.B49]-[.I49]" table:style-name="ce30">
            <text:p>-0.009</text:p>
          </table:table-cell>
          <table:table-cell office:value-type="float" office:value="7.2284161474008499E-3" table:formula="of:=STDEV(ABS([.D49]);ABS([.F49]);ABS([.H49]);ABS([.J49]))" table:style-name="ce31">
            <text:p>0.007</text:p>
          </table:table-cell>
          <table:table-cell office:value-type="float" office:value="1.5749999999999931E-2" table:formula="of:=(ABS([.D49])+ABS([.F49])+ABS([.H49])+ABS([.J49]))/4" table:style-name="ce31">
            <text:p>0.016</text:p>
          </table:table-cell>
          <table:table-cell office:value-type="float" office:value="0.124" table:style-name="ce32">
            <text:p>0.124</text:p>
          </table:table-cell>
          <table:table-cell office:value-type="float" office:value="0.124" table:formula="of:=MAX([.M49];[.K49])" table:style-name="ce34">
            <text:p>0.12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2930000000000001" table:style-name="ce10">
            <text:p>6.293</text:p>
          </table:table-cell>
          <table:table-cell office:value-type="float" office:value="6.2460000000000004" table:style-name="ce10">
            <text:p>6.246</text:p>
          </table:table-cell>
          <table:table-cell office:value-type="float" office:value="4.6999999999999709E-2" table:formula="of:=[.B50]-[.C50]" table:style-name="ce30">
            <text:p>0.047</text:p>
          </table:table-cell>
          <table:table-cell office:value-type="float" office:value="6.2640000000000002" table:style-name="ce10">
            <text:p>6.264</text:p>
          </table:table-cell>
          <table:table-cell office:value-type="float" office:value="2.8999999999999915E-2" table:formula="of:=[.B50]-[.E50]" table:style-name="ce30">
            <text:p>0.029</text:p>
          </table:table-cell>
          <table:table-cell office:value-type="float" office:value="6.2679999999999998" table:style-name="ce10">
            <text:p>6.268</text:p>
          </table:table-cell>
          <table:table-cell office:value-type="float" office:value="2.5000000000000355E-2" table:formula="of:=[.B50]-[.G50]" table:style-name="ce30">
            <text:p>0.025</text:p>
          </table:table-cell>
          <table:table-cell office:value-type="float" office:value="6.2930000000000001" table:style-name="ce10">
            <text:p>6.293</text:p>
          </table:table-cell>
          <table:table-cell office:value-type="float" office:value="0" table:formula="of:=[.B50]-[.I50]" table:style-name="ce30">
            <text:p>0</text:p>
          </table:table-cell>
          <table:table-cell office:value-type="float" office:value="1.93627649540726E-2" table:formula="of:=STDEV(ABS([.D50]);ABS([.F50]);ABS([.H50]);ABS([.J50]))" table:style-name="ce31">
            <text:p>0.019</text:p>
          </table:table-cell>
          <table:table-cell office:value-type="float" office:value="2.5249999999999995E-2" table:formula="of:=(ABS([.D50])+ABS([.F50])+ABS([.H50])+ABS([.J50]))/4" table:style-name="ce31">
            <text:p>0.025</text:p>
          </table:table-cell>
          <table:table-cell office:value-type="float" office:value="8.1000000000000003E-2" table:style-name="ce32">
            <text:p>0.081</text:p>
          </table:table-cell>
          <table:table-cell office:value-type="float" office:value="8.1000000000000003E-2" table:formula="of:=MAX([.M50];[.K50])" table:style-name="ce34">
            <text:p>0.08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0730000000000004" table:style-name="ce10">
            <text:p>5.073</text:p>
          </table:table-cell>
          <table:table-cell office:value-type="float" office:value="5.0049999999999999" table:style-name="ce10">
            <text:p>5.005</text:p>
          </table:table-cell>
          <table:table-cell office:value-type="float" office:value="6.8000000000000504E-2" table:formula="of:=[.B51]-[.C51]" table:style-name="ce30">
            <text:p>0.068</text:p>
          </table:table-cell>
          <table:table-cell office:value-type="float" office:value="5.0599999999999996" table:style-name="ce10">
            <text:p>5.06</text:p>
          </table:table-cell>
          <table:table-cell office:value-type="float" office:value="1.3000000000000789E-2" table:formula="of:=[.B51]-[.E51]" table:style-name="ce30">
            <text:p>0.013</text:p>
          </table:table-cell>
          <table:table-cell office:value-type="float" office:value="5.0540000000000003" table:style-name="ce10">
            <text:p>5.054</text:p>
          </table:table-cell>
          <table:table-cell office:value-type="float" office:value="1.9000000000000128E-2" table:formula="of:=[.B51]-[.G51]" table:style-name="ce30">
            <text:p>0.019</text:p>
          </table:table-cell>
          <table:table-cell office:value-type="float" office:value="5.0709999999999997" table:style-name="ce10">
            <text:p>5.071</text:p>
          </table:table-cell>
          <table:table-cell office:value-type="float" office:value="2.0000000000006679E-3" table:formula="of:=[.B51]-[.I51]" table:style-name="ce30">
            <text:p>0.002</text:p>
          </table:table-cell>
          <table:table-cell office:value-type="float" office:value="2.9194748386196616E-2" table:formula="of:=STDEV(ABS([.D51]);ABS([.F51]);ABS([.H51]);ABS([.J51]))" table:style-name="ce31">
            <text:p>0.029</text:p>
          </table:table-cell>
          <table:table-cell office:value-type="float" office:value="2.5500000000000522E-2" table:formula="of:=(ABS([.D51])+ABS([.F51])+ABS([.H51])+ABS([.J51]))/4" table:style-name="ce31">
            <text:p>0.026</text:p>
          </table:table-cell>
          <table:table-cell office:value-type="float" office:value="0.108" table:style-name="ce32">
            <text:p>0.108</text:p>
          </table:table-cell>
          <table:table-cell office:value-type="float" office:value="0.108" table:formula="of:=MAX([.M51];[.K51])" table:style-name="ce34">
            <text:p>0.10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266" table:style-name="ce10">
            <text:p>5.266</text:p>
          </table:table-cell>
          <table:table-cell office:value-type="float" office:value="5.2789999999999999" table:style-name="ce10">
            <text:p>5.279</text:p>
          </table:table-cell>
          <table:table-cell office:value-type="float" office:value="-1.2999999999999901E-2" table:formula="of:=[.B52]-[.C52]" table:style-name="ce30">
            <text:p>-0.013</text:p>
          </table:table-cell>
          <table:table-cell office:value-type="float" office:value="5.3220000000000001" table:style-name="ce10">
            <text:p>5.322</text:p>
          </table:table-cell>
          <table:table-cell office:value-type="float" office:value="-5.600000000000005E-2" table:formula="of:=[.B52]-[.E52]" table:style-name="ce30">
            <text:p>-0.056</text:p>
          </table:table-cell>
          <table:table-cell office:value-type="float" office:value="5.242" table:style-name="ce10">
            <text:p>5.242</text:p>
          </table:table-cell>
          <table:table-cell office:value-type="float" office:value="2.4000000000000021E-2" table:formula="of:=[.B52]-[.G52]" table:style-name="ce30">
            <text:p>0.024</text:p>
          </table:table-cell>
          <table:table-cell office:value-type="float" office:value="5.2789999999999999" table:style-name="ce10">
            <text:p>5.279</text:p>
          </table:table-cell>
          <table:table-cell office:value-type="float" office:value="-1.2999999999999901E-2" table:formula="of:=[.B52]-[.I52]" table:style-name="ce30">
            <text:p>-0.013</text:p>
          </table:table-cell>
          <table:table-cell office:value-type="float" office:value="2.0338797080129135E-2" table:formula="of:=STDEV(ABS([.D52]);ABS([.F52]);ABS([.H52]);ABS([.J52]))" table:style-name="ce31">
            <text:p>0.020</text:p>
          </table:table-cell>
          <table:table-cell office:value-type="float" office:value="2.6499999999999968E-2" table:formula="of:=(ABS([.D52])+ABS([.F52])+ABS([.H52])+ABS([.J52]))/4" table:style-name="ce31">
            <text:p>0.027</text:p>
          </table:table-cell>
          <table:table-cell office:value-type="float" office:value="8.4000000000000005E-2" table:style-name="ce32">
            <text:p>0.084</text:p>
          </table:table-cell>
          <table:table-cell office:value-type="float" office:value="8.4000000000000005E-2" table:formula="of:=MAX([.M52];[.K52])" table:style-name="ce34">
            <text:p>0.08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6059999999999999" table:style-name="ce10">
            <text:p>7.606</text:p>
          </table:table-cell>
          <table:table-cell office:value-type="float" office:value="7.5839999999999996" table:style-name="ce10">
            <text:p>7.584</text:p>
          </table:table-cell>
          <table:table-cell office:value-type="float" office:value="2.2000000000000242E-2" table:formula="of:=[.B53]-[.C53]" table:style-name="ce30">
            <text:p>0.022</text:p>
          </table:table-cell>
          <table:table-cell office:value-type="float" office:value="7.61" table:style-name="ce10">
            <text:p>7.61</text:p>
          </table:table-cell>
          <table:table-cell office:value-type="float" office:value="-4.0000000000004476E-3" table:formula="of:=[.B53]-[.E53]" table:style-name="ce30">
            <text:p>-0.004</text:p>
          </table:table-cell>
          <table:table-cell office:value-type="float" office:value="7.5810000000000004" table:style-name="ce10">
            <text:p>7.581</text:p>
          </table:table-cell>
          <table:table-cell office:value-type="float" office:value="2.4999999999999467E-2" table:formula="of:=[.B53]-[.G53]" table:style-name="ce30">
            <text:p>0.025</text:p>
          </table:table-cell>
          <table:table-cell office:value-type="float" office:value="7.6120000000000001" table:style-name="ce10">
            <text:p>7.612</text:p>
          </table:table-cell>
          <table:table-cell office:value-type="float" office:value="-6.0000000000002274E-3" table:formula="of:=[.B53]-[.I53]" table:style-name="ce30">
            <text:p>-0.006</text:p>
          </table:table-cell>
          <table:table-cell office:value-type="float" office:value="1.0781929326423594E-2" table:formula="of:=STDEV(ABS([.D53]);ABS([.F53]);ABS([.H53]);ABS([.J53]))" table:style-name="ce31">
            <text:p>0.011</text:p>
          </table:table-cell>
          <table:table-cell office:value-type="float" office:value="1.4250000000000096E-2" table:formula="of:=(ABS([.D53])+ABS([.F53])+ABS([.H53])+ABS([.J53]))/4" table:style-name="ce31">
            <text:p>0.014</text:p>
          </table:table-cell>
          <table:table-cell office:value-type="float" office:value="0.13800000000000001" table:style-name="ce32">
            <text:p>0.138</text:p>
          </table:table-cell>
          <table:table-cell office:value-type="float" office:value="0.13800000000000001" table:formula="of:=MAX([.M53];[.K53])" table:style-name="ce34">
            <text:p>0.13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7329999999999997" table:style-name="ce10">
            <text:p>7.733</text:p>
          </table:table-cell>
          <table:table-cell office:value-type="float" office:value="7.7910000000000004" table:style-name="ce10">
            <text:p>7.791</text:p>
          </table:table-cell>
          <table:table-cell office:value-type="float" office:value="-5.8000000000000718E-2" table:formula="of:=[.B54]-[.C54]" table:style-name="ce30">
            <text:p>-0.058</text:p>
          </table:table-cell>
          <table:table-cell office:value-type="float" office:value="7.8140000000000001" table:style-name="ce10">
            <text:p>7.814</text:p>
          </table:table-cell>
          <table:table-cell office:value-type="float" office:value="-8.1000000000000405E-2" table:formula="of:=[.B54]-[.E54]" table:style-name="ce30">
            <text:p>-0.081</text:p>
          </table:table-cell>
          <table:table-cell office:value-type="float" office:value="7.7140000000000004" table:style-name="ce10">
            <text:p>7.714</text:p>
          </table:table-cell>
          <table:table-cell office:value-type="float" office:value="1.899999999999924E-2" table:formula="of:=[.B54]-[.G54]" table:style-name="ce30">
            <text:p>0.019</text:p>
          </table:table-cell>
          <table:table-cell office:value-type="float" office:value="7.75" table:style-name="ce10">
            <text:p>7.75</text:p>
          </table:table-cell>
          <table:table-cell office:value-type="float" office:value="-1.7000000000000348E-2" table:formula="of:=[.B54]-[.I54]" table:style-name="ce30">
            <text:p>-0.017</text:p>
          </table:table-cell>
          <table:table-cell office:value-type="float" office:value="3.1191612120355202E-2" table:formula="of:=STDEV(ABS([.D54]);ABS([.F54]);ABS([.H54]);ABS([.J54]))" table:style-name="ce31">
            <text:p>0.031</text:p>
          </table:table-cell>
          <table:table-cell office:value-type="float" office:value="4.3750000000000178E-2" table:formula="of:=(ABS([.D54])+ABS([.F54])+ABS([.H54])+ABS([.J54]))/4" table:style-name="ce31">
            <text:p>0.044</text:p>
          </table:table-cell>
          <table:table-cell office:value-type="float" office:value="0.107" table:style-name="ce32">
            <text:p>0.107</text:p>
          </table:table-cell>
          <table:table-cell office:value-type="float" office:value="0.107" table:formula="of:=MAX([.M54];[.K54])" table:style-name="ce34">
            <text:p>0.10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423" table:style-name="ce10">
            <text:p>6.423</text:p>
          </table:table-cell>
          <table:table-cell office:value-type="float" office:value="6.4089999999999998" table:style-name="ce10">
            <text:p>6.409</text:p>
          </table:table-cell>
          <table:table-cell office:value-type="float" office:value="1.4000000000000234E-2" table:formula="of:=[.B55]-[.C55]" table:style-name="ce30">
            <text:p>0.014</text:p>
          </table:table-cell>
          <table:table-cell office:value-type="float" office:value="6.4409999999999998" table:style-name="ce10">
            <text:p>6.441</text:p>
          </table:table-cell>
          <table:table-cell office:value-type="float" office:value="-1.7999999999999794E-2" table:formula="of:=[.B55]-[.E55]" table:style-name="ce30">
            <text:p>-0.018</text:p>
          </table:table-cell>
          <table:table-cell office:value-type="float" office:value="6.3949999999999996" table:style-name="ce10">
            <text:p>6.395</text:p>
          </table:table-cell>
          <table:table-cell office:value-type="float" office:value="2.8000000000000469E-2" table:formula="of:=[.B55]-[.G55]" table:style-name="ce30">
            <text:p>0.028</text:p>
          </table:table-cell>
          <table:table-cell office:value-type="float" office:value="6.431" table:style-name="ce10">
            <text:p>6.431</text:p>
          </table:table-cell>
          <table:table-cell office:value-type="float" office:value="-8.0000000000000071E-3" table:formula="of:=[.B55]-[.I55]" table:style-name="ce30">
            <text:p>-0.008</text:p>
          </table:table-cell>
          <table:table-cell office:value-type="float" office:value="8.4063468086124898E-3" table:formula="of:=STDEV(ABS([.D55]);ABS([.F55]);ABS([.H55]);ABS([.J55]))" table:style-name="ce31">
            <text:p>0.008</text:p>
          </table:table-cell>
          <table:table-cell office:value-type="float" office:value="1.7000000000000126E-2" table:formula="of:=(ABS([.D55])+ABS([.F55])+ABS([.H55])+ABS([.J55]))/4" table:style-name="ce31">
            <text:p>0.017</text:p>
          </table:table-cell>
          <table:table-cell office:value-type="float" office:value="0.11" table:style-name="ce32">
            <text:p>0.11</text:p>
          </table:table-cell>
          <table:table-cell office:value-type="float" office:value="0.11" table:formula="of:=MAX([.M55];[.K55])" table:style-name="ce34">
            <text:p>0.11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NGC 2682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9.0850000000000009" table:style-name="ce10">
            <text:p>9.085</text:p>
          </table:table-cell>
          <table:table-cell office:value-type="float" office:value="9.0920000000000005" table:style-name="ce10">
            <text:p>9.092</text:p>
          </table:table-cell>
          <table:table-cell office:value-type="float" office:value="-6.9999999999996732E-3" table:formula="of:=[.B59]-[.C59]" table:style-name="ce30">
            <text:p>-0.007</text:p>
          </table:table-cell>
          <table:table-cell office:value-type="float" office:value="9.1470000000000002" table:style-name="ce10">
            <text:p>9.147</text:p>
          </table:table-cell>
          <table:table-cell office:value-type="float" office:value="-6.1999999999999389E-2" table:formula="of:=[.B59]-[.E59]" table:style-name="ce30">
            <text:p>-0.062</text:p>
          </table:table-cell>
          <table:table-cell office:value-type="float" office:value="9.0850000000000009" table:style-name="ce10">
            <text:p>9.085</text:p>
          </table:table-cell>
          <table:table-cell office:value-type="float" office:value="0" table:formula="of:=[.B59]-[.G59]" table:style-name="ce30">
            <text:p>0</text:p>
          </table:table-cell>
          <table:table-cell office:value-type="float" office:value="9.0969999999999995" table:style-name="ce10">
            <text:p>9.097</text:p>
          </table:table-cell>
          <table:table-cell office:value-type="float" office:value="-1.1999999999998678E-2" table:formula="of:=[.B59]-[.I59]" table:style-name="ce30">
            <text:p>-0.012</text:p>
          </table:table-cell>
          <table:table-cell office:value-type="float" office:value="2.8265113951064479E-2" table:formula="of:=STDEV(ABS([.D59]);ABS([.F59]);ABS([.H59]);ABS([.J59]))" table:style-name="ce31">
            <text:p>0.028</text:p>
          </table:table-cell>
          <table:table-cell office:value-type="float" office:value="2.0249999999999435E-2" table:formula="of:=(ABS([.D59])+ABS([.F59])+ABS([.H59])+ABS([.J59]))/4" table:style-name="ce31">
            <text:p>0.020</text:p>
          </table:table-cell>
          <table:table-cell office:value-type="float" office:value="8.1000000000000003E-2" table:style-name="ce32">
            <text:p>0.081</text:p>
          </table:table-cell>
          <table:table-cell office:value-type="float" office:value="8.1000000000000003E-2" table:formula="of:=MAX([.M59];[.K59])" table:style-name="ce34">
            <text:p>0.08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53" table:style-name="ce10">
            <text:p>6.53</text:p>
          </table:table-cell>
          <table:table-cell office:value-type="float" office:value="6.5670000000000002" table:style-name="ce10">
            <text:p>6.567</text:p>
          </table:table-cell>
          <table:table-cell office:value-type="float" office:value="-3.6999999999999922E-2" table:formula="of:=[.B60]-[.C60]" table:style-name="ce30">
            <text:p>-0.037</text:p>
          </table:table-cell>
          <table:table-cell office:value-type="float" office:value="6.5179999999999998" table:style-name="ce10">
            <text:p>6.518</text:p>
          </table:table-cell>
          <table:table-cell office:value-type="float" office:value="1.2000000000000455E-2" table:formula="of:=[.B60]-[.E60]" table:style-name="ce30">
            <text:p>0.012</text:p>
          </table:table-cell>
          <table:table-cell office:value-type="float" office:value="6.5220000000000002" table:style-name="ce10">
            <text:p>6.522</text:p>
          </table:table-cell>
          <table:table-cell office:value-type="float" office:value="8.0000000000000071E-3" table:formula="of:=[.B60]-[.G60]" table:style-name="ce30">
            <text:p>0.008</text:p>
          </table:table-cell>
          <table:table-cell office:value-type="float" office:value="6.5330000000000004" table:style-name="ce10">
            <text:p>6.533</text:p>
          </table:table-cell>
          <table:table-cell office:value-type="float" office:value="-3.0000000000001137E-3" table:formula="of:=[.B60]-[.I60]" table:style-name="ce30">
            <text:p>-0.003</text:p>
          </table:table-cell>
          <table:table-cell office:value-type="float" office:value="1.5121728296284906E-2" table:formula="of:=STDEV(ABS([.D60]);ABS([.F60]);ABS([.H60]);ABS([.J60]))" table:style-name="ce31">
            <text:p>0.015</text:p>
          </table:table-cell>
          <table:table-cell office:value-type="float" office:value="1.5000000000000124E-2" table:formula="of:=(ABS([.D60])+ABS([.F60])+ABS([.H60])+ABS([.J60]))/4" table:style-name="ce31">
            <text:p>0.015</text:p>
          </table:table-cell>
          <table:table-cell office:value-type="float" office:value="0.10299999999999999" table:style-name="ce32">
            <text:p>0.103</text:p>
          </table:table-cell>
          <table:table-cell office:value-type="float" office:value="0.10299999999999999" table:formula="of:=MAX([.M60];[.K60])" table:style-name="ce34">
            <text:p>0.10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979999999999999" table:style-name="ce10">
            <text:p>7.598</text:p>
          </table:table-cell>
          <table:table-cell office:value-type="float" office:value="7.6109999999999998" table:style-name="ce10">
            <text:p>7.611</text:p>
          </table:table-cell>
          <table:table-cell office:value-type="float" office:value="-1.2999999999999901E-2" table:formula="of:=[.B61]-[.C61]" table:style-name="ce30">
            <text:p>-0.013</text:p>
          </table:table-cell>
          <table:table-cell office:value-type="float" office:value="7.6" table:style-name="ce10">
            <text:p>7.6</text:p>
          </table:table-cell>
          <table:table-cell office:value-type="float" office:value="-1.9999999999997797E-3" table:formula="of:=[.B61]-[.E61]" table:style-name="ce30">
            <text:p>-0.002</text:p>
          </table:table-cell>
          <table:table-cell office:value-type="float" office:value="7.5949999999999998" table:style-name="ce10">
            <text:p>7.595</text:p>
          </table:table-cell>
          <table:table-cell office:value-type="float" office:value="3.0000000000001137E-3" table:formula="of:=[.B61]-[.G61]" table:style-name="ce30">
            <text:p>0.003</text:p>
          </table:table-cell>
          <table:table-cell office:value-type="float" office:value="7.6020000000000003" table:style-name="ce10">
            <text:p>7.602</text:p>
          </table:table-cell>
          <table:table-cell office:value-type="float" office:value="-4.0000000000004476E-3" table:formula="of:=[.B61]-[.I61]" table:style-name="ce30">
            <text:p>-0.004</text:p>
          </table:table-cell>
          <table:table-cell office:value-type="float" office:value="5.0662280511901605E-3" table:formula="of:=STDEV(ABS([.D61]);ABS([.F61]);ABS([.H61]);ABS([.J61]))" table:style-name="ce31">
            <text:p>0.005</text:p>
          </table:table-cell>
          <table:table-cell office:value-type="float" office:value="5.5000000000000604E-3" table:formula="of:=(ABS([.D61])+ABS([.F61])+ABS([.H61])+ABS([.J61]))/4" table:style-name="ce31">
            <text:p>0.006</text:p>
          </table:table-cell>
          <table:table-cell office:value-type="float" office:value="0.107" table:style-name="ce32">
            <text:p>0.107</text:p>
          </table:table-cell>
          <table:table-cell office:value-type="float" office:value="0.107" table:formula="of:=MAX([.M61];[.K61])" table:style-name="ce34">
            <text:p>0.10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6870000000000003" table:style-name="ce10">
            <text:p>6.687</text:p>
          </table:table-cell>
          <table:table-cell office:value-type="float" office:value="6.7169999999999996" table:style-name="ce10">
            <text:p>6.717</text:p>
          </table:table-cell>
          <table:table-cell office:value-type="float" office:value="-2.9999999999999361E-2" table:formula="of:=[.B62]-[.C62]" table:style-name="ce30">
            <text:p>-0.03</text:p>
          </table:table-cell>
          <table:table-cell office:value-type="float" office:value="6.68" table:style-name="ce10">
            <text:p>6.68</text:p>
          </table:table-cell>
          <table:table-cell office:value-type="float" office:value="7.0000000000005613E-3" table:formula="of:=[.B62]-[.E62]" table:style-name="ce30">
            <text:p>0.007</text:p>
          </table:table-cell>
          <table:table-cell office:value-type="float" office:value="6.6820000000000004" table:style-name="ce10">
            <text:p>6.682</text:p>
          </table:table-cell>
          <table:table-cell office:value-type="float" office:value="4.9999999999998934E-3" table:formula="of:=[.B62]-[.G62]" table:style-name="ce30">
            <text:p>0.005</text:p>
          </table:table-cell>
          <table:table-cell office:value-type="float" office:value="6.6890000000000001" table:style-name="ce10">
            <text:p>6.689</text:p>
          </table:table-cell>
          <table:table-cell office:value-type="float" office:value="-1.9999999999997797E-3" table:formula="of:=[.B62]-[.I62]" table:style-name="ce30">
            <text:p>-0.002</text:p>
          </table:table-cell>
          <table:table-cell office:value-type="float" office:value="1.283225103661313E-2" table:formula="of:=STDEV(ABS([.D62]);ABS([.F62]);ABS([.H62]);ABS([.J62]))" table:style-name="ce31">
            <text:p>0.013</text:p>
          </table:table-cell>
          <table:table-cell office:value-type="float" office:value="1.0999999999999899E-2" table:formula="of:=(ABS([.D62])+ABS([.F62])+ABS([.H62])+ABS([.J62]))/4" table:style-name="ce31">
            <text:p>0.011</text:p>
          </table:table-cell>
          <table:table-cell office:value-type="float" office:value="8.6999999999999994E-2" table:style-name="ce32">
            <text:p>0.087</text:p>
          </table:table-cell>
          <table:table-cell office:value-type="float" office:value="8.6999999999999994E-2" table:formula="of:=MAX([.M62];[.K62])" table:style-name="ce34">
            <text:p>0.08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71" table:style-name="ce10">
            <text:p>7.71</text:p>
          </table:table-cell>
          <table:table-cell office:value-type="float" office:value="7.6879999999999997" table:style-name="ce10">
            <text:p>7.688</text:p>
          </table:table-cell>
          <table:table-cell office:value-type="float" office:value="2.2000000000000242E-2" table:formula="of:=[.B63]-[.C63]" table:style-name="ce30">
            <text:p>0.022</text:p>
          </table:table-cell>
          <table:table-cell office:value-type="float" office:value="7.7249999999999996" table:style-name="ce10">
            <text:p>7.725</text:p>
          </table:table-cell>
          <table:table-cell office:value-type="float" office:value="-1.499999999999968E-2" table:formula="of:=[.B63]-[.E63]" table:style-name="ce30">
            <text:p>-0.015</text:p>
          </table:table-cell>
          <table:table-cell office:value-type="float" office:value="7.7009999999999996" table:style-name="ce10">
            <text:p>7.701</text:p>
          </table:table-cell>
          <table:table-cell office:value-type="float" office:value="9.0000000000003411E-3" table:formula="of:=[.B63]-[.G63]" table:style-name="ce30">
            <text:p>0.009</text:p>
          </table:table-cell>
          <table:table-cell office:value-type="float" office:value="7.7160000000000002" table:style-name="ce10">
            <text:p>7.716</text:p>
          </table:table-cell>
          <table:table-cell office:value-type="float" office:value="-6.0000000000002274E-3" table:formula="of:=[.B63]-[.I63]" table:style-name="ce30">
            <text:p>-0.006</text:p>
          </table:table-cell>
          <table:table-cell office:value-type="float" office:value="7.0710678118654103E-3" table:formula="of:=STDEV(ABS([.D63]);ABS([.F63]);ABS([.H63]);ABS([.J63]))" table:style-name="ce31">
            <text:p>0.007</text:p>
          </table:table-cell>
          <table:table-cell office:value-type="float" office:value="1.3000000000000123E-2" table:formula="of:=(ABS([.D63])+ABS([.F63])+ABS([.H63])+ABS([.J63]))/4" table:style-name="ce31">
            <text:p>0.013</text:p>
          </table:table-cell>
          <table:table-cell office:value-type="float" office:value="0.10100000000000001" table:style-name="ce32">
            <text:p>0.101</text:p>
          </table:table-cell>
          <table:table-cell office:value-type="float" office:value="0.10100000000000001" table:formula="of:=MAX([.M63];[.K63])" table:style-name="ce34">
            <text:p>0.10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2869999999999999" table:style-name="ce10">
            <text:p>6.287</text:p>
          </table:table-cell>
          <table:table-cell office:value-type="float" office:value="6.3319999999999999" table:style-name="ce10">
            <text:p>6.332</text:p>
          </table:table-cell>
          <table:table-cell office:value-type="float" office:value="-4.4999999999999929E-2" table:formula="of:=[.B64]-[.C64]" table:style-name="ce30">
            <text:p>-0.045</text:p>
          </table:table-cell>
          <table:table-cell office:value-type="float" office:value="6.2629999999999999" table:style-name="ce10">
            <text:p>6.263</text:p>
          </table:table-cell>
          <table:table-cell office:value-type="float" office:value="2.4000000000000021E-2" table:formula="of:=[.B64]-[.E64]" table:style-name="ce30">
            <text:p>0.024</text:p>
          </table:table-cell>
          <table:table-cell office:value-type="float" office:value="6.2720000000000002" table:style-name="ce10">
            <text:p>6.272</text:p>
          </table:table-cell>
          <table:table-cell office:value-type="float" office:value="1.499999999999968E-2" table:formula="of:=[.B64]-[.G64]" table:style-name="ce30">
            <text:p>0.015</text:p>
          </table:table-cell>
          <table:table-cell office:value-type="float" office:value="6.2919999999999998" table:style-name="ce10">
            <text:p>6.292</text:p>
          </table:table-cell>
          <table:table-cell office:value-type="float" office:value="-4.9999999999998934E-3" table:formula="of:=[.B64]-[.I64]" table:style-name="ce30">
            <text:p>-0.005</text:p>
          </table:table-cell>
          <table:table-cell office:value-type="float" office:value="1.703672503740087E-2" table:formula="of:=STDEV(ABS([.D64]);ABS([.F64]);ABS([.H64]);ABS([.J64]))" table:style-name="ce31">
            <text:p>0.017</text:p>
          </table:table-cell>
          <table:table-cell office:value-type="float" office:value="2.2249999999999881E-2" table:formula="of:=(ABS([.D64])+ABS([.F64])+ABS([.H64])+ABS([.J64]))/4" table:style-name="ce31">
            <text:p>0.022</text:p>
          </table:table-cell>
          <table:table-cell office:value-type="float" office:value="8.5999999999999993E-2" table:style-name="ce32">
            <text:p>0.086</text:p>
          </table:table-cell>
          <table:table-cell office:value-type="float" office:value="8.5999999999999993E-2" table:formula="of:=MAX([.M64];[.K64])" table:style-name="ce34">
            <text:p>0.08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0650000000000004" table:style-name="ce10">
            <text:p>5.065</text:p>
          </table:table-cell>
          <table:table-cell office:value-type="float" office:value="5.1280000000000001" table:style-name="ce10">
            <text:p>5.128</text:p>
          </table:table-cell>
          <table:table-cell office:value-type="float" office:value="-6.2999999999999723E-2" table:formula="of:=[.B65]-[.C65]" table:style-name="ce30">
            <text:p>-0.063</text:p>
          </table:table-cell>
          <table:table-cell office:value-type="float" office:value="5.0730000000000004" table:style-name="ce10">
            <text:p>5.073</text:p>
          </table:table-cell>
          <table:table-cell office:value-type="float" office:value="-8.0000000000000071E-3" table:formula="of:=[.B65]-[.E65]" table:style-name="ce30">
            <text:p>-0.008</text:p>
          </table:table-cell>
          <table:table-cell office:value-type="float" office:value="5.056" table:style-name="ce10">
            <text:p>5.056</text:p>
          </table:table-cell>
          <table:table-cell office:value-type="float" office:value="9.0000000000003411E-3" table:formula="of:=[.B65]-[.G65]" table:style-name="ce30">
            <text:p>0.009</text:p>
          </table:table-cell>
          <table:table-cell office:value-type="float" office:value="5.07" table:style-name="ce10">
            <text:p>5.07</text:p>
          </table:table-cell>
          <table:table-cell office:value-type="float" office:value="-4.9999999999998934E-3" table:formula="of:=[.B65]-[.I65]" table:style-name="ce30">
            <text:p>-0.005</text:p>
          </table:table-cell>
          <table:table-cell office:value-type="float" office:value="2.7885181249784334E-2" table:formula="of:=STDEV(ABS([.D65]);ABS([.F65]);ABS([.H65]);ABS([.J65]))" table:style-name="ce31">
            <text:p>0.028</text:p>
          </table:table-cell>
          <table:table-cell office:value-type="float" office:value="2.1249999999999991E-2" table:formula="of:=(ABS([.D65])+ABS([.F65])+ABS([.H65])+ABS([.J65]))/4" table:style-name="ce31">
            <text:p>0.021</text:p>
          </table:table-cell>
          <table:table-cell office:value-type="float" office:value="0.115" table:style-name="ce32">
            <text:p>0.115</text:p>
          </table:table-cell>
          <table:table-cell office:value-type="float" office:value="0.115" table:formula="of:=MAX([.M65];[.K65])" table:style-name="ce34">
            <text:p>0.11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1829999999999998" table:style-name="ce10">
            <text:p>5.183</text:p>
          </table:table-cell>
          <table:table-cell office:value-type="float" office:value="5.1689999999999996" table:style-name="ce10">
            <text:p>5.169</text:p>
          </table:table-cell>
          <table:table-cell office:value-type="float" office:value="1.4000000000000234E-2" table:formula="of:=[.B66]-[.C66]" table:style-name="ce30">
            <text:p>0.014</text:p>
          </table:table-cell>
          <table:table-cell office:value-type="float" office:value="5.2370000000000001" table:style-name="ce10">
            <text:p>5.237</text:p>
          </table:table-cell>
          <table:table-cell office:value-type="float" office:value="-5.400000000000027E-2" table:formula="of:=[.B66]-[.E66]" table:style-name="ce30">
            <text:p>-0.054</text:p>
          </table:table-cell>
          <table:table-cell office:value-type="float" office:value="5.1639999999999997" table:style-name="ce10">
            <text:p>5.164</text:p>
          </table:table-cell>
          <table:table-cell office:value-type="float" office:value="1.9000000000000128E-2" table:formula="of:=[.B66]-[.G66]" table:style-name="ce30">
            <text:p>0.019</text:p>
          </table:table-cell>
          <table:table-cell office:value-type="float" office:value="5.1929999999999996" table:style-name="ce10">
            <text:p>5.193</text:p>
          </table:table-cell>
          <table:table-cell office:value-type="float" office:value="-9.9999999999997868E-3" table:formula="of:=[.B66]-[.I66]" table:style-name="ce30">
            <text:p>-0.01</text:p>
          </table:table-cell>
          <table:table-cell office:value-type="float" office:value="2.0172175556113729E-2" table:formula="of:=STDEV(ABS([.D66]);ABS([.F66]);ABS([.H66]);ABS([.J66]))" table:style-name="ce31">
            <text:p>0.020</text:p>
          </table:table-cell>
          <table:table-cell office:value-type="float" office:value="2.4250000000000105E-2" table:formula="of:=(ABS([.D66])+ABS([.F66])+ABS([.H66])+ABS([.J66]))/4" table:style-name="ce31">
            <text:p>0.024</text:p>
          </table:table-cell>
          <table:table-cell office:value-type="float" office:value="6.9000000000000006E-2" table:style-name="ce32">
            <text:p>0.069</text:p>
          </table:table-cell>
          <table:table-cell office:value-type="float" office:value="6.9000000000000006E-2" table:formula="of:=MAX([.M66];[.K66])" table:style-name="ce34">
            <text:p>0.06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5910000000000002" table:style-name="ce10">
            <text:p>7.591</text:p>
          </table:table-cell>
          <table:table-cell office:value-type="float" office:value="7.6120000000000001" table:style-name="ce10">
            <text:p>7.612</text:p>
          </table:table-cell>
          <table:table-cell office:value-type="float" office:value="-2.0999999999999908E-2" table:formula="of:=[.B67]-[.C67]" table:style-name="ce30">
            <text:p>-0.021</text:p>
          </table:table-cell>
          <table:table-cell office:value-type="float" office:value="7.5990000000000002" table:style-name="ce10">
            <text:p>7.599</text:p>
          </table:table-cell>
          <table:table-cell office:value-type="float" office:value="-8.0000000000000071E-3" table:formula="of:=[.B67]-[.E67]" table:style-name="ce30">
            <text:p>-0.008</text:p>
          </table:table-cell>
          <table:table-cell office:value-type="float" office:value="7.5730000000000004" table:style-name="ce10">
            <text:p>7.573</text:p>
          </table:table-cell>
          <table:table-cell office:value-type="float" office:value="1.7999999999999794E-2" table:formula="of:=[.B67]-[.G67]" table:style-name="ce30">
            <text:p>0.018</text:p>
          </table:table-cell>
          <table:table-cell office:value-type="float" office:value="7.5990000000000002" table:style-name="ce10">
            <text:p>7.599</text:p>
          </table:table-cell>
          <table:table-cell office:value-type="float" office:value="-8.0000000000000071E-3" table:formula="of:=[.B67]-[.I67]" table:style-name="ce30">
            <text:p>-0.008</text:p>
          </table:table-cell>
          <table:table-cell office:value-type="float" office:value="6.7515430335096183E-3" table:formula="of:=STDEV(ABS([.D67]);ABS([.F67]);ABS([.H67]);ABS([.J67]))" table:style-name="ce31">
            <text:p>0.007</text:p>
          </table:table-cell>
          <table:table-cell office:value-type="float" office:value="1.3749999999999929E-2" table:formula="of:=(ABS([.D67])+ABS([.F67])+ABS([.H67])+ABS([.J67]))/4" table:style-name="ce31">
            <text:p>0.014</text:p>
          </table:table-cell>
          <table:table-cell office:value-type="float" office:value="0.13100000000000001" table:style-name="ce32">
            <text:p>0.131</text:p>
          </table:table-cell>
          <table:table-cell office:value-type="float" office:value="0.13100000000000001" table:formula="of:=MAX([.M67];[.K67])" table:style-name="ce34">
            <text:p>0.13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68" table:style-name="ce10">
            <text:p>7.68</text:p>
          </table:table-cell>
          <table:table-cell office:value-type="float" office:value="7.625" table:style-name="ce10">
            <text:p>7.625</text:p>
          </table:table-cell>
          <table:table-cell office:value-type="float" office:value="5.4999999999999716E-2" table:formula="of:=[.B68]-[.C68]" table:style-name="ce30">
            <text:p>0.055</text:p>
          </table:table-cell>
          <table:table-cell office:value-type="float" office:value="7.7469999999999999" table:style-name="ce10">
            <text:p>7.747</text:p>
          </table:table-cell>
          <table:table-cell office:value-type="float" office:value="-6.7000000000000171E-2" table:formula="of:=[.B68]-[.E68]" table:style-name="ce30">
            <text:p>-0.067</text:p>
          </table:table-cell>
          <table:table-cell office:value-type="float" office:value="7.66" table:style-name="ce10">
            <text:p>7.66</text:p>
          </table:table-cell>
          <table:table-cell office:value-type="float" office:value="1.9999999999999574E-2" table:formula="of:=[.B68]-[.G68]" table:style-name="ce30">
            <text:p>0.02</text:p>
          </table:table-cell>
          <table:table-cell office:value-type="float" office:value="7.6890000000000001" table:style-name="ce10">
            <text:p>7.689</text:p>
          </table:table-cell>
          <table:table-cell office:value-type="float" office:value="-9.0000000000003411E-3" table:formula="of:=[.B68]-[.I68]" table:style-name="ce30">
            <text:p>-0.009</text:p>
          </table:table-cell>
          <table:table-cell office:value-type="float" office:value="2.7657126869338137E-2" table:formula="of:=STDEV(ABS([.D68]);ABS([.F68]);ABS([.H68]);ABS([.J68]))" table:style-name="ce31">
            <text:p>0.028</text:p>
          </table:table-cell>
          <table:table-cell office:value-type="float" office:value="3.774999999999995E-2" table:formula="of:=(ABS([.D68])+ABS([.F68])+ABS([.H68])+ABS([.J68]))/4" table:style-name="ce31">
            <text:p>0.038</text:p>
          </table:table-cell>
          <table:table-cell office:value-type="float" office:value="7.5999999999999998E-2" table:style-name="ce32">
            <text:p>0.076</text:p>
          </table:table-cell>
          <table:table-cell office:value-type="float" office:value="7.5999999999999998E-2" table:formula="of:=MAX([.M68];[.K68])" table:style-name="ce34">
            <text:p>0.07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4059999999999997" table:style-name="ce10">
            <text:p>6.406</text:p>
          </table:table-cell>
          <table:table-cell office:value-type="float" office:value="6.4180000000000001" table:style-name="ce10">
            <text:p>6.418</text:p>
          </table:table-cell>
          <table:table-cell office:value-type="float" office:value="-1.2000000000000455E-2" table:formula="of:=[.B69]-[.C69]" table:style-name="ce30">
            <text:p>-0.012</text:p>
          </table:table-cell>
          <table:table-cell office:value-type="float" office:value="6.4249999999999998" table:style-name="ce10">
            <text:p>6.425</text:p>
          </table:table-cell>
          <table:table-cell office:value-type="float" office:value="-1.9000000000000128E-2" table:formula="of:=[.B69]-[.E69]" table:style-name="ce30">
            <text:p>-0.019</text:p>
          </table:table-cell>
          <table:table-cell office:value-type="float" office:value="6.3849999999999998" table:style-name="ce10">
            <text:p>6.385</text:p>
          </table:table-cell>
          <table:table-cell office:value-type="float" office:value="2.0999999999999908E-2" table:formula="of:=[.B69]-[.G69]" table:style-name="ce30">
            <text:p>0.021</text:p>
          </table:table-cell>
          <table:table-cell office:value-type="float" office:value="6.4139999999999997" table:style-name="ce10">
            <text:p>6.414</text:p>
          </table:table-cell>
          <table:table-cell office:value-type="float" office:value="-8.0000000000000071E-3" table:formula="of:=[.B69]-[.I69]" table:style-name="ce30">
            <text:p>-0.008</text:p>
          </table:table-cell>
          <table:table-cell office:value-type="float" office:value="6.0553007081949016E-3" table:formula="of:=STDEV(ABS([.D69]);ABS([.F69]);ABS([.H69]);ABS([.J69]))" table:style-name="ce31">
            <text:p>0.006</text:p>
          </table:table-cell>
          <table:table-cell office:value-type="float" office:value="1.5000000000000124E-2" table:formula="of:=(ABS([.D69])+ABS([.F69])+ABS([.H69])+ABS([.J69]))/4" table:style-name="ce31">
            <text:p>0.015</text:p>
          </table:table-cell>
          <table:table-cell office:value-type="float" office:value="0.10100000000000001" table:style-name="ce32">
            <text:p>0.101</text:p>
          </table:table-cell>
          <table:table-cell office:value-type="float" office:value="0.10100000000000001" table:formula="of:=MAX([.M69];[.K69])" table:style-name="ce34">
            <text:p>0.101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PROC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8239999999999998" table:style-name="ce10">
            <text:p>8.824</text:p>
          </table:table-cell>
          <table:table-cell office:value-type="float" office:value="8.8719999999999999" table:style-name="ce10">
            <text:p>8.872</text:p>
          </table:table-cell>
          <table:table-cell office:value-type="float" office:value="-4.8000000000000043E-2" table:formula="of:=[.B73]-[.C73]" table:style-name="ce30">
            <text:p>-0.048</text:p>
          </table:table-cell>
          <table:table-cell office:value-type="float" office:value="8.8960000000000008" table:style-name="ce10">
            <text:p>8.896</text:p>
          </table:table-cell>
          <table:table-cell office:value-type="float" office:value="-7.2000000000000952E-2" table:formula="of:=[.B73]-[.E73]" table:style-name="ce30">
            <text:p>-0.072</text:p>
          </table:table-cell>
          <table:table-cell office:value-type="float" office:value="8.8249999999999993" table:style-name="ce10">
            <text:p>8.825</text:p>
          </table:table-cell>
          <table:table-cell office:value-type="float" office:value="-9.9999999999944578E-4" table:formula="of:=[.B73]-[.G73]" table:style-name="ce30">
            <text:p>-0.001</text:p>
          </table:table-cell>
          <table:table-cell office:value-type="float" office:value="8.8160000000000007" table:style-name="ce10">
            <text:p>8.816</text:p>
          </table:table-cell>
          <table:table-cell office:value-type="float" office:value="7.9999999999991189E-3" table:formula="of:=[.B73]-[.I73]" table:style-name="ce30">
            <text:p>0.008</text:p>
          </table:table-cell>
          <table:table-cell office:value-type="float" office:value="3.362910445829205E-2" table:formula="of:=STDEV(ABS([.D73]);ABS([.F73]);ABS([.H73]);ABS([.J73]))" table:style-name="ce31">
            <text:p>0.034</text:p>
          </table:table-cell>
          <table:table-cell office:value-type="float" office:value="3.224999999999989E-2" table:formula="of:=(ABS([.D73])+ABS([.F73])+ABS([.H73])+ABS([.J73]))/4" table:style-name="ce31">
            <text:p>0.032</text:p>
          </table:table-cell>
          <table:table-cell office:value-type="float" office:value="0" table:style-name="ce32">
            <text:p>0</text:p>
          </table:table-cell>
          <table:table-cell office:value-type="float" office:value="3.362910445829205E-2" table:formula="of:=MAX([.M73];[.K73])" table:style-name="ce34">
            <text:p>0.03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4619999999999997" table:style-name="ce10">
            <text:p>6.462</text:p>
          </table:table-cell>
          <table:table-cell office:value-type="float" office:value="6.5069999999999997" table:style-name="ce10">
            <text:p>6.507</text:p>
          </table:table-cell>
          <table:table-cell office:value-type="float" office:value="-4.4999999999999929E-2" table:formula="of:=[.B74]-[.C74]" table:style-name="ce30">
            <text:p>-0.045</text:p>
          </table:table-cell>
          <table:table-cell office:value-type="float" office:value="6.4470000000000001" table:style-name="ce10">
            <text:p>6.447</text:p>
          </table:table-cell>
          <table:table-cell office:value-type="float" office:value="1.499999999999968E-2" table:formula="of:=[.B74]-[.E74]" table:style-name="ce30">
            <text:p>0.015</text:p>
          </table:table-cell>
          <table:table-cell office:value-type="float" office:value="6.4509999999999996" table:style-name="ce10">
            <text:p>6.451</text:p>
          </table:table-cell>
          <table:table-cell office:value-type="float" office:value="1.1000000000000121E-2" table:formula="of:=[.B74]-[.G74]" table:style-name="ce30">
            <text:p>0.011</text:p>
          </table:table-cell>
          <table:table-cell office:value-type="float" office:value="6.4619999999999997" table:style-name="ce10">
            <text:p>6.462</text:p>
          </table:table-cell>
          <table:table-cell office:value-type="float" office:value="0" table:formula="of:=[.B74]-[.I74]" table:style-name="ce30">
            <text:p>0</text:p>
          </table:table-cell>
          <table:table-cell office:value-type="float" office:value="1.9241881404893826E-2" table:formula="of:=STDEV(ABS([.D74]);ABS([.F74]);ABS([.H74]);ABS([.J74]))" table:style-name="ce31">
            <text:p>0.019</text:p>
          </table:table-cell>
          <table:table-cell office:value-type="float" office:value="1.7749999999999932E-2" table:formula="of:=(ABS([.D74])+ABS([.F74])+ABS([.H74])+ABS([.J74]))/4" table:style-name="ce31">
            <text:p>0.018</text:p>
          </table:table-cell>
          <table:table-cell office:value-type="float" office:value="0.1" table:style-name="ce32">
            <text:p>0.1</text:p>
          </table:table-cell>
          <table:table-cell office:value-type="float" office:value="0.1" table:formula="of:=MAX([.M74];[.K74])" table:style-name="ce34">
            <text:p>0.1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129999999999999" table:style-name="ce10">
            <text:p>7.513</text:p>
          </table:table-cell>
          <table:table-cell office:value-type="float" office:value="7.556" table:style-name="ce10">
            <text:p>7.556</text:p>
          </table:table-cell>
          <table:table-cell office:value-type="float" office:value="-4.3000000000000149E-2" table:formula="of:=[.B75]-[.C75]" table:style-name="ce30">
            <text:p>-0.043</text:p>
          </table:table-cell>
          <table:table-cell office:value-type="float" office:value="7.5019999999999998" table:style-name="ce10">
            <text:p>7.502</text:p>
          </table:table-cell>
          <table:table-cell office:value-type="float" office:value="1.1000000000000121E-2" table:formula="of:=[.B75]-[.E75]" table:style-name="ce30">
            <text:p>0.011</text:p>
          </table:table-cell>
          <table:table-cell office:value-type="float" office:value="7.5049999999999999" table:style-name="ce10">
            <text:p>7.505</text:p>
          </table:table-cell>
          <table:table-cell office:value-type="float" office:value="8.0000000000000071E-3" table:formula="of:=[.B75]-[.G75]" table:style-name="ce30">
            <text:p>0.008</text:p>
          </table:table-cell>
          <table:table-cell office:value-type="float" office:value="7.5129999999999999" table:style-name="ce10">
            <text:p>7.513</text:p>
          </table:table-cell>
          <table:table-cell office:value-type="float" office:value="0" table:formula="of:=[.B75]-[.I75]" table:style-name="ce30">
            <text:p>0</text:p>
          </table:table-cell>
          <table:table-cell office:value-type="float" office:value="1.8912077270005774E-2" table:formula="of:=STDEV(ABS([.D75]);ABS([.F75]);ABS([.H75]);ABS([.J75]))" table:style-name="ce31">
            <text:p>0.019</text:p>
          </table:table-cell>
          <table:table-cell office:value-type="float" office:value="1.5500000000000069E-2" table:formula="of:=(ABS([.D75])+ABS([.F75])+ABS([.H75])+ABS([.J75]))/4" table:style-name="ce31">
            <text:p>0.016</text:p>
          </table:table-cell>
          <table:table-cell office:value-type="float" office:value="4.4999999999999998E-2" table:style-name="ce32">
            <text:p>0.045</text:p>
          </table:table-cell>
          <table:table-cell office:value-type="float" office:value="4.4999999999999998E-2" table:formula="of:=MAX([.M75];[.K75])" table:style-name="ce34">
            <text:p>0.04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3529999999999998" table:style-name="ce10">
            <text:p>6.353</text:p>
          </table:table-cell>
          <table:table-cell office:value-type="float" office:value="6.3959999999999999" table:style-name="ce10">
            <text:p>6.396</text:p>
          </table:table-cell>
          <table:table-cell office:value-type="float" office:value="-4.3000000000000149E-2" table:formula="of:=[.B76]-[.C76]" table:style-name="ce30">
            <text:p>-0.043</text:p>
          </table:table-cell>
          <table:table-cell office:value-type="float" office:value="6.3440000000000003" table:style-name="ce10">
            <text:p>6.344</text:p>
          </table:table-cell>
          <table:table-cell office:value-type="float" office:value="8.9999999999994529E-3" table:formula="of:=[.B76]-[.E76]" table:style-name="ce30">
            <text:p>0.009</text:p>
          </table:table-cell>
          <table:table-cell office:value-type="float" office:value="6.351" table:style-name="ce10">
            <text:p>6.351</text:p>
          </table:table-cell>
          <table:table-cell office:value-type="float" office:value="1.9999999999997797E-3" table:formula="of:=[.B76]-[.G76]" table:style-name="ce30">
            <text:p>0.002</text:p>
          </table:table-cell>
          <table:table-cell office:value-type="float" office:value="6.3520000000000003" table:style-name="ce10">
            <text:p>6.352</text:p>
          </table:table-cell>
          <table:table-cell office:value-type="float" office:value="9.9999999999944578E-4" table:formula="of:=[.B76]-[.I76]" table:style-name="ce30">
            <text:p>0.001</text:p>
          </table:table-cell>
          <table:table-cell office:value-type="float" office:value="1.9822125684867343E-2" table:formula="of:=STDEV(ABS([.D76]);ABS([.F76]);ABS([.H76]);ABS([.J76]))" table:style-name="ce31">
            <text:p>0.020</text:p>
          </table:table-cell>
          <table:table-cell office:value-type="float" office:value="1.3749999999999707E-2" table:formula="of:=(ABS([.D76])+ABS([.F76])+ABS([.H76])+ABS([.J76]))/4" table:style-name="ce31">
            <text:p>0.014</text:p>
          </table:table-cell>
          <table:table-cell office:value-type="float" office:value="0" table:style-name="ce32">
            <text:p>0</text:p>
          </table:table-cell>
          <table:table-cell office:value-type="float" office:value="1.9822125684867343E-2" table:formula="of:=MAX([.M76];[.K76])" table:style-name="ce34">
            <text:p>0.02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633" table:style-name="ce10">
            <text:p>7.633</text:p>
          </table:table-cell>
          <table:table-cell office:value-type="float" office:value="7.6719999999999997" table:style-name="ce10">
            <text:p>7.672</text:p>
          </table:table-cell>
          <table:table-cell office:value-type="float" office:value="-3.8999999999999702E-2" table:formula="of:=[.B77]-[.C77]" table:style-name="ce30">
            <text:p>-0.039</text:p>
          </table:table-cell>
          <table:table-cell office:value-type="float" office:value="7.6239999999999997" table:style-name="ce10">
            <text:p>7.624</text:p>
          </table:table-cell>
          <table:table-cell office:value-type="float" office:value="9.0000000000003411E-3" table:formula="of:=[.B77]-[.E77]" table:style-name="ce30">
            <text:p>0.009</text:p>
          </table:table-cell>
          <table:table-cell office:value-type="float" office:value="7.6280000000000001" table:style-name="ce10">
            <text:p>7.628</text:p>
          </table:table-cell>
          <table:table-cell office:value-type="float" office:value="4.9999999999998934E-3" table:formula="of:=[.B77]-[.G77]" table:style-name="ce30">
            <text:p>0.005</text:p>
          </table:table-cell>
          <table:table-cell office:value-type="float" office:value="7.6310000000000002" table:style-name="ce10">
            <text:p>7.631</text:p>
          </table:table-cell>
          <table:table-cell office:value-type="float" office:value="1.9999999999997797E-3" table:formula="of:=[.B77]-[.I77]" table:style-name="ce30">
            <text:p>0.002</text:p>
          </table:table-cell>
          <table:table-cell office:value-type="float" office:value="1.707581135212408E-2" table:formula="of:=STDEV(ABS([.D77]);ABS([.F77]);ABS([.H77]);ABS([.J77]))" table:style-name="ce31">
            <text:p>0.017</text:p>
          </table:table-cell>
          <table:table-cell office:value-type="float" office:value="1.3749999999999929E-2" table:formula="of:=(ABS([.D77])+ABS([.F77])+ABS([.H77])+ABS([.J77]))/4" table:style-name="ce31">
            <text:p>0.014</text:p>
          </table:table-cell>
          <table:table-cell office:value-type="float" office:value="9.6000000000000002E-2" table:style-name="ce32">
            <text:p>0.096</text:p>
          </table:table-cell>
          <table:table-cell office:value-type="float" office:value="9.6000000000000002E-2" table:formula="of:=MAX([.M77];[.K77])" table:style-name="ce34">
            <text:p>0.09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2850000000000001" table:style-name="ce10">
            <text:p>6.285</text:p>
          </table:table-cell>
          <table:table-cell office:value-type="float" office:value="6.34" table:style-name="ce10">
            <text:p>6.34</text:p>
          </table:table-cell>
          <table:table-cell office:value-type="float" office:value="-5.4999999999999716E-2" table:formula="of:=[.B78]-[.C78]" table:style-name="ce30">
            <text:p>-0.055</text:p>
          </table:table-cell>
          <table:table-cell office:value-type="float" office:value="6.2729999999999997" table:style-name="ce10">
            <text:p>6.273</text:p>
          </table:table-cell>
          <table:table-cell office:value-type="float" office:value="1.2000000000000455E-2" table:formula="of:=[.B78]-[.E78]" table:style-name="ce30">
            <text:p>0.012</text:p>
          </table:table-cell>
          <table:table-cell office:value-type="float" office:value="6.2720000000000002" table:style-name="ce10">
            <text:p>6.272</text:p>
          </table:table-cell>
          <table:table-cell office:value-type="float" office:value="1.2999999999999901E-2" table:formula="of:=[.B78]-[.G78]" table:style-name="ce30">
            <text:p>0.013</text:p>
          </table:table-cell>
          <table:table-cell office:value-type="float" office:value="6.2839999999999998" table:style-name="ce10">
            <text:p>6.284</text:p>
          </table:table-cell>
          <table:table-cell office:value-type="float" office:value="1.000000000000334E-3" table:formula="of:=[.B78]-[.I78]" table:style-name="ce30">
            <text:p>0.001</text:p>
          </table:table-cell>
          <table:table-cell office:value-type="float" office:value="2.3796008068581315E-2" table:formula="of:=STDEV(ABS([.D78]);ABS([.F78]);ABS([.H78]);ABS([.J78]))" table:style-name="ce31">
            <text:p>0.024</text:p>
          </table:table-cell>
          <table:table-cell office:value-type="float" office:value="2.0250000000000101E-2" table:formula="of:=(ABS([.D78])+ABS([.F78])+ABS([.H78])+ABS([.J78]))/4" table:style-name="ce31">
            <text:p>0.020</text:p>
          </table:table-cell>
          <table:table-cell office:value-type="float" office:value="4.7E-2" table:style-name="ce32">
            <text:p>0.047</text:p>
          </table:table-cell>
          <table:table-cell office:value-type="float" office:value="4.7E-2" table:formula="of:=MAX([.M78];[.K78])" table:style-name="ce34">
            <text:p>0.04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0110000000000001" table:style-name="ce10">
            <text:p>5.011</text:p>
          </table:table-cell>
          <table:table-cell office:value-type="float" office:value="5.0860000000000003" table:style-name="ce10">
            <text:p>5.086</text:p>
          </table:table-cell>
          <table:table-cell office:value-type="float" office:value="-7.5000000000000178E-2" table:formula="of:=[.B79]-[.C79]" table:style-name="ce30">
            <text:p>-0.075</text:p>
          </table:table-cell>
          <table:table-cell office:value-type="float" office:value="5.0010000000000003" table:style-name="ce10">
            <text:p>5.001</text:p>
          </table:table-cell>
          <table:table-cell office:value-type="float" office:value="9.9999999999997868E-3" table:formula="of:=[.B79]-[.E79]" table:style-name="ce30">
            <text:p>0.01</text:p>
          </table:table-cell>
          <table:table-cell office:value-type="float" office:value="5.008" table:style-name="ce10">
            <text:p>5.008</text:p>
          </table:table-cell>
          <table:table-cell office:value-type="float" office:value="3.0000000000001137E-3" table:formula="of:=[.B79]-[.G79]" table:style-name="ce30">
            <text:p>0.003</text:p>
          </table:table-cell>
          <table:table-cell office:value-type="float" office:value="5.0069999999999997" table:style-name="ce10">
            <text:p>5.007</text:p>
          </table:table-cell>
          <table:table-cell office:value-type="float" office:value="4.0000000000004476E-3" table:formula="of:=[.B79]-[.I79]" table:style-name="ce30">
            <text:p>0.004</text:p>
          </table:table-cell>
          <table:table-cell office:value-type="float" office:value="3.4804214304209401E-2" table:formula="of:=STDEV(ABS([.D79]);ABS([.F79]);ABS([.H79]);ABS([.J79]))" table:style-name="ce31">
            <text:p>0.035</text:p>
          </table:table-cell>
          <table:table-cell office:value-type="float" office:value="2.3000000000000131E-2" table:formula="of:=(ABS([.D79])+ABS([.F79])+ABS([.H79])+ABS([.J79]))/4" table:style-name="ce31">
            <text:p>0.023</text:p>
          </table:table-cell>
          <table:table-cell office:value-type="float" office:value="0.121" table:style-name="ce32">
            <text:p>0.121</text:p>
          </table:table-cell>
          <table:table-cell office:value-type="float" office:value="0.121" table:formula="of:=MAX([.M79];[.K79])" table:style-name="ce34">
            <text:p>0.12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851" table:style-name="ce10">
            <text:p>4.851</text:p>
          </table:table-cell>
          <table:table-cell office:value-type="float" office:value="4.8760000000000003" table:style-name="ce10">
            <text:p>4.876</text:p>
          </table:table-cell>
          <table:table-cell office:value-type="float" office:value="-2.5000000000000355E-2" table:formula="of:=[.B80]-[.C80]" table:style-name="ce30">
            <text:p>-0.025</text:p>
          </table:table-cell>
          <table:table-cell office:value-type="float" office:value="4.923" table:style-name="ce10">
            <text:p>4.923</text:p>
          </table:table-cell>
          <table:table-cell office:value-type="float" office:value="-7.2000000000000064E-2" table:formula="of:=[.B80]-[.E80]" table:style-name="ce30">
            <text:p>-0.072</text:p>
          </table:table-cell>
          <table:table-cell office:value-type="float" office:value="4.8360000000000003" table:style-name="ce10">
            <text:p>4.836</text:p>
          </table:table-cell>
          <table:table-cell office:value-type="float" office:value="1.499999999999968E-2" table:formula="of:=[.B80]-[.G80]" table:style-name="ce30">
            <text:p>0.015</text:p>
          </table:table-cell>
          <table:table-cell office:value-type="float" office:value="4.8449999999999998" table:style-name="ce10">
            <text:p>4.845</text:p>
          </table:table-cell>
          <table:table-cell office:value-type="float" office:value="6.0000000000002274E-3" table:formula="of:=[.B80]-[.I80]" table:style-name="ce30">
            <text:p>0.006</text:p>
          </table:table-cell>
          <table:table-cell office:value-type="float" office:value="2.9376861643136767E-2" table:formula="of:=STDEV(ABS([.D80]);ABS([.F80]);ABS([.H80]);ABS([.J80]))" table:style-name="ce31">
            <text:p>0.029</text:p>
          </table:table-cell>
          <table:table-cell office:value-type="float" office:value="2.9500000000000082E-2" table:formula="of:=(ABS([.D80])+ABS([.F80])+ABS([.H80])+ABS([.J80]))/4" table:style-name="ce31">
            <text:p>0.030</text:p>
          </table:table-cell>
          <table:table-cell office:value-type="float" office:value="0.112" table:style-name="ce32">
            <text:p>0.112</text:p>
          </table:table-cell>
          <table:table-cell office:value-type="float" office:value="0.112" table:formula="of:=MAX([.M80];[.K80])" table:style-name="ce34">
            <text:p>0.11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4690000000000003" table:style-name="ce10">
            <text:p>7.469</text:p>
          </table:table-cell>
          <table:table-cell office:value-type="float" office:value="7.5309999999999997" table:style-name="ce10">
            <text:p>7.531</text:p>
          </table:table-cell>
          <table:table-cell office:value-type="float" office:value="-6.1999999999999389E-2" table:formula="of:=[.B81]-[.C81]" table:style-name="ce30">
            <text:p>-0.062</text:p>
          </table:table-cell>
          <table:table-cell office:value-type="float" office:value="7.4589999999999996" table:style-name="ce10">
            <text:p>7.459</text:p>
          </table:table-cell>
          <table:table-cell office:value-type="float" office:value="1.0000000000000675E-2" table:formula="of:=[.B81]-[.E81]" table:style-name="ce30">
            <text:p>0.01</text:p>
          </table:table-cell>
          <table:table-cell office:value-type="float" office:value="7.4610000000000003" table:style-name="ce10">
            <text:p>7.461</text:p>
          </table:table-cell>
          <table:table-cell office:value-type="float" office:value="8.0000000000000071E-3" table:formula="of:=[.B81]-[.G81]" table:style-name="ce30">
            <text:p>0.008</text:p>
          </table:table-cell>
          <table:table-cell office:value-type="float" office:value="7.4669999999999996" table:style-name="ce10">
            <text:p>7.467</text:p>
          </table:table-cell>
          <table:table-cell office:value-type="float" office:value="2.0000000000006679E-3" table:formula="of:=[.B81]-[.I81]" table:style-name="ce30">
            <text:p>0.002</text:p>
          </table:table-cell>
          <table:table-cell office:value-type="float" office:value="2.7874719729532167E-2" table:formula="of:=STDEV(ABS([.D81]);ABS([.F81]);ABS([.H81]);ABS([.J81]))" table:style-name="ce31">
            <text:p>0.028</text:p>
          </table:table-cell>
          <table:table-cell office:value-type="float" office:value="2.0500000000000185E-2" table:formula="of:=(ABS([.D81])+ABS([.F81])+ABS([.H81])+ABS([.J81]))/4" table:style-name="ce31">
            <text:p>0.021</text:p>
          </table:table-cell>
          <table:table-cell office:value-type="float" office:value="0.108" table:style-name="ce32">
            <text:p>0.108</text:p>
          </table:table-cell>
          <table:table-cell office:value-type="float" office:value="0.108" table:formula="of:=MAX([.M81];[.K81])" table:style-name="ce34">
            <text:p>0.10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266" table:style-name="ce10">
            <text:p>7.266</text:p>
          </table:table-cell>
          <table:table-cell office:value-type="float" office:value="7.274" table:style-name="ce10">
            <text:p>7.274</text:p>
          </table:table-cell>
          <table:table-cell office:value-type="float" office:value="-8.0000000000000071E-3" table:formula="of:=[.B82]-[.C82]" table:style-name="ce30">
            <text:p>-0.008</text:p>
          </table:table-cell>
          <table:table-cell office:value-type="float" office:value="7.34" table:style-name="ce10">
            <text:p>7.34</text:p>
          </table:table-cell>
          <table:table-cell office:value-type="float" office:value="-7.3999999999999844E-2" table:formula="of:=[.B82]-[.E82]" table:style-name="ce30">
            <text:p>-0.074</text:p>
          </table:table-cell>
          <table:table-cell office:value-type="float" office:value="7.2480000000000002" table:style-name="ce10">
            <text:p>7.248</text:p>
          </table:table-cell>
          <table:table-cell office:value-type="float" office:value="1.7999999999999794E-2" table:formula="of:=[.B82]-[.G82]" table:style-name="ce30">
            <text:p>0.018</text:p>
          </table:table-cell>
          <table:table-cell office:value-type="float" office:value="7.2619999999999996" table:style-name="ce10">
            <text:p>7.262</text:p>
          </table:table-cell>
          <table:table-cell office:value-type="float" office:value="4.0000000000004476E-3" table:formula="of:=[.B82]-[.I82]" table:style-name="ce30">
            <text:p>0.004</text:p>
          </table:table-cell>
          <table:table-cell office:value-type="float" office:value="3.2537158245099645E-2" table:formula="of:=STDEV(ABS([.D82]);ABS([.F82]);ABS([.H82]);ABS([.J82]))" table:style-name="ce31">
            <text:p>0.033</text:p>
          </table:table-cell>
          <table:table-cell office:value-type="float" office:value="2.6000000000000023E-2" table:formula="of:=(ABS([.D82])+ABS([.F82])+ABS([.H82])+ABS([.J82]))/4" table:style-name="ce31">
            <text:p>0.026</text:p>
          </table:table-cell>
          <table:table-cell office:value-type="float" office:value="9.4E-2" table:style-name="ce32">
            <text:p>0.094</text:p>
          </table:table-cell>
          <table:table-cell office:value-type="float" office:value="9.4E-2" table:formula="of:=MAX([.M82];[.K82])" table:style-name="ce34">
            <text:p>0.09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2169999999999996" table:style-name="ce10">
            <text:p>6.217</text:p>
          </table:table-cell>
          <table:table-cell office:value-type="float" office:value="6.282" table:style-name="ce10">
            <text:p>6.282</text:p>
          </table:table-cell>
          <table:table-cell office:value-type="float" office:value="-6.5000000000000391E-2" table:formula="of:=[.B83]-[.C83]" table:style-name="ce30">
            <text:p>-0.065</text:p>
          </table:table-cell>
          <table:table-cell office:value-type="float" office:value="6.2089999999999996" table:style-name="ce10">
            <text:p>6.209</text:p>
          </table:table-cell>
          <table:table-cell office:value-type="float" office:value="8.0000000000000071E-3" table:formula="of:=[.B83]-[.E83]" table:style-name="ce30">
            <text:p>0.008</text:p>
          </table:table-cell>
          <table:table-cell office:value-type="float" office:value="6.2110000000000003" table:style-name="ce10">
            <text:p>6.211</text:p>
          </table:table-cell>
          <table:table-cell office:value-type="float" office:value="5.9999999999993392E-3" table:formula="of:=[.B83]-[.G83]" table:style-name="ce30">
            <text:p>0.006</text:p>
          </table:table-cell>
          <table:table-cell office:value-type="float" office:value="6.2140000000000004" table:style-name="ce10">
            <text:p>6.214</text:p>
          </table:table-cell>
          <table:table-cell office:value-type="float" office:value="2.9999999999992255E-3" table:formula="of:=[.B83]-[.I83]" table:style-name="ce30">
            <text:p>0.003</text:p>
          </table:table-cell>
          <table:table-cell office:value-type="float" office:value="2.9737742572921704E-2" table:formula="of:=STDEV(ABS([.D83]);ABS([.F83]);ABS([.H83]);ABS([.J83]))" table:style-name="ce31">
            <text:p>0.030</text:p>
          </table:table-cell>
          <table:table-cell office:value-type="float" office:value="2.0499999999999741E-2" table:formula="of:=(ABS([.D83])+ABS([.F83])+ABS([.H83])+ABS([.J83]))/4" table:style-name="ce31">
            <text:p>0.020</text:p>
          </table:table-cell>
          <table:table-cell office:value-type="float" office:value="0.105" table:style-name="ce32">
            <text:p>0.105</text:p>
          </table:table-cell>
          <table:table-cell office:value-type="float" office:value="0.105" table:formula="of:=MAX([.M83];[.K83])" table:style-name="ce34">
            <text:p>0.105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ARI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9410000000000007" table:style-name="ce10">
            <text:p>8.941</text:p>
          </table:table-cell>
          <table:table-cell office:value-type="float" office:value="8.9529999999999994" table:style-name="ce10">
            <text:p>8.953</text:p>
          </table:table-cell>
          <table:table-cell office:value-type="float" office:value="-1.1999999999998678E-2" table:formula="of:=[.B87]-[.C87]" table:style-name="ce30">
            <text:p>-0.012</text:p>
          </table:table-cell>
          <table:table-cell office:value-type="float" office:value="9.0250000000000004" table:style-name="ce10">
            <text:p>9.025</text:p>
          </table:table-cell>
          <table:table-cell office:value-type="float" office:value="-8.3999999999999631E-2" table:formula="of:=[.B87]-[.E87]" table:style-name="ce30">
            <text:p>-0.084</text:p>
          </table:table-cell>
          <table:table-cell office:value-type="float" office:value="8.94" table:style-name="ce10">
            <text:p>8.94</text:p>
          </table:table-cell>
          <table:table-cell office:value-type="float" office:value="1.0000000000012221E-3" table:formula="of:=[.B87]-[.G87]" table:style-name="ce30">
            <text:p>0.001</text:p>
          </table:table-cell>
          <table:table-cell office:value-type="float" office:value="8.9550000000000001" table:style-name="ce10">
            <text:p>8.955</text:p>
          </table:table-cell>
          <table:table-cell office:value-type="float" office:value="-1.3999999999999346E-2" table:formula="of:=[.B87]-[.I87]" table:style-name="ce30">
            <text:p>-0.014</text:p>
          </table:table-cell>
          <table:table-cell office:value-type="float" office:value="3.7933055066348809E-2" table:formula="of:=STDEV(ABS([.D87]);ABS([.F87]);ABS([.H87]);ABS([.J87]))" table:style-name="ce31">
            <text:p>0.038</text:p>
          </table:table-cell>
          <table:table-cell office:value-type="float" office:value="2.7749999999999719E-2" table:formula="of:=(ABS([.D87])+ABS([.F87])+ABS([.H87])+ABS([.J87]))/4" table:style-name="ce31">
            <text:p>0.028</text:p>
          </table:table-cell>
          <table:table-cell office:value-type="float" office:value="1.4E-2" table:style-name="ce32">
            <text:p>0.014</text:p>
          </table:table-cell>
          <table:table-cell office:value-type="float" office:value="3.7933055066348809E-2" table:formula="of:=MAX([.M87];[.K87])" table:style-name="ce34">
            <text:p>0.03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2930000000000001" table:style-name="ce10">
            <text:p>6.293</text:p>
          </table:table-cell>
          <table:table-cell office:value-type="float" office:value="6.3390000000000004" table:style-name="ce10">
            <text:p>6.339</text:p>
          </table:table-cell>
          <table:table-cell office:value-type="float" office:value="-4.6000000000000263E-2" table:formula="of:=[.B88]-[.C88]" table:style-name="ce30">
            <text:p>-0.046</text:p>
          </table:table-cell>
          <table:table-cell office:value-type="float" office:value="6.2770000000000001" table:style-name="ce10">
            <text:p>6.277</text:p>
          </table:table-cell>
          <table:table-cell office:value-type="float" office:value="1.6000000000000014E-2" table:formula="of:=[.B88]-[.E88]" table:style-name="ce30">
            <text:p>0.016</text:p>
          </table:table-cell>
          <table:table-cell office:value-type="float" office:value="6.282" table:style-name="ce10">
            <text:p>6.282</text:p>
          </table:table-cell>
          <table:table-cell office:value-type="float" office:value="1.1000000000000121E-2" table:formula="of:=[.B88]-[.G88]" table:style-name="ce30">
            <text:p>0.011</text:p>
          </table:table-cell>
          <table:table-cell office:value-type="float" office:value="6.29" table:style-name="ce10">
            <text:p>6.29</text:p>
          </table:table-cell>
          <table:table-cell office:value-type="float" office:value="3.0000000000001137E-3" table:formula="of:=[.B88]-[.I88]" table:style-name="ce30">
            <text:p>0.003</text:p>
          </table:table-cell>
          <table:table-cell office:value-type="float" office:value="1.8779421361337777E-2" table:formula="of:=STDEV(ABS([.D88]);ABS([.F88]);ABS([.H88]);ABS([.J88]))" table:style-name="ce31">
            <text:p>0.019</text:p>
          </table:table-cell>
          <table:table-cell office:value-type="float" office:value="1.9000000000000128E-2" table:formula="of:=(ABS([.D88])+ABS([.F88])+ABS([.H88])+ABS([.J88]))/4" table:style-name="ce31">
            <text:p>0.019</text:p>
          </table:table-cell>
          <table:table-cell office:value-type="float" office:value="0.111" table:style-name="ce32">
            <text:p>0.111</text:p>
          </table:table-cell>
          <table:table-cell office:value-type="float" office:value="0.111" table:formula="of:=MAX([.M88];[.K88])" table:style-name="ce34">
            <text:p>0.11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659999999999998" table:style-name="ce10">
            <text:p>7.566</text:p>
          </table:table-cell>
          <table:table-cell office:value-type="float" office:value="7.5819999999999999" table:style-name="ce10">
            <text:p>7.582</text:p>
          </table:table-cell>
          <table:table-cell office:value-type="float" office:value="-1.6000000000000014E-2" table:formula="of:=[.B89]-[.C89]" table:style-name="ce30">
            <text:p>-0.016</text:p>
          </table:table-cell>
          <table:table-cell office:value-type="float" office:value="7.5590000000000002" table:style-name="ce10">
            <text:p>7.559</text:p>
          </table:table-cell>
          <table:table-cell office:value-type="float" office:value="6.9999999999996732E-3" table:formula="of:=[.B89]-[.E89]" table:style-name="ce30">
            <text:p>0.007</text:p>
          </table:table-cell>
          <table:table-cell office:value-type="float" office:value="7.556" table:style-name="ce10">
            <text:p>7.556</text:p>
          </table:table-cell>
          <table:table-cell office:value-type="float" office:value="9.9999999999997868E-3" table:formula="of:=[.B89]-[.G89]" table:style-name="ce30">
            <text:p>0.01</text:p>
          </table:table-cell>
          <table:table-cell office:value-type="float" office:value="7.569" table:style-name="ce10">
            <text:p>7.569</text:p>
          </table:table-cell>
          <table:table-cell office:value-type="float" office:value="-3.0000000000001137E-3" table:formula="of:=[.B89]-[.I89]" table:style-name="ce30">
            <text:p>-0.003</text:p>
          </table:table-cell>
          <table:table-cell office:value-type="float" office:value="5.4772255750516535E-3" table:formula="of:=STDEV(ABS([.D89]);ABS([.F89]);ABS([.H89]);ABS([.J89]))" table:style-name="ce31">
            <text:p>0.005</text:p>
          </table:table-cell>
          <table:table-cell office:value-type="float" office:value="8.999999999999897E-3" table:formula="of:=(ABS([.D89])+ABS([.F89])+ABS([.H89])+ABS([.J89]))/4" table:style-name="ce31">
            <text:p>0.009</text:p>
          </table:table-cell>
          <table:table-cell office:value-type="float" office:value="8.4000000000000005E-2" table:style-name="ce32">
            <text:p>0.084</text:p>
          </table:table-cell>
          <table:table-cell office:value-type="float" office:value="8.4000000000000005E-2" table:formula="of:=MAX([.M89];[.K89])" table:style-name="ce34">
            <text:p>0.08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5330000000000004" table:style-name="ce10">
            <text:p>6.533</text:p>
          </table:table-cell>
          <table:table-cell office:value-type="float" office:value="6.57" table:style-name="ce10">
            <text:p>6.57</text:p>
          </table:table-cell>
          <table:table-cell office:value-type="float" office:value="-3.6999999999999922E-2" table:formula="of:=[.B90]-[.C90]" table:style-name="ce30">
            <text:p>-0.037</text:p>
          </table:table-cell>
          <table:table-cell office:value-type="float" office:value="6.5220000000000002" table:style-name="ce10">
            <text:p>6.522</text:p>
          </table:table-cell>
          <table:table-cell office:value-type="float" office:value="1.1000000000000121E-2" table:formula="of:=[.B90]-[.E90]" table:style-name="ce30">
            <text:p>0.011</text:p>
          </table:table-cell>
          <table:table-cell office:value-type="float" office:value="6.5250000000000004" table:style-name="ce10">
            <text:p>6.525</text:p>
          </table:table-cell>
          <table:table-cell office:value-type="float" office:value="8.0000000000000071E-3" table:formula="of:=[.B90]-[.G90]" table:style-name="ce30">
            <text:p>0.008</text:p>
          </table:table-cell>
          <table:table-cell office:value-type="float" office:value="6.5309999999999997" table:style-name="ce10">
            <text:p>6.531</text:p>
          </table:table-cell>
          <table:table-cell office:value-type="float" office:value="2.0000000000006679E-3" table:formula="of:=[.B90]-[.I90]" table:style-name="ce30">
            <text:p>0.002</text:p>
          </table:table-cell>
          <table:table-cell office:value-type="float" office:value="1.5459624833740077E-2" table:formula="of:=STDEV(ABS([.D90]);ABS([.F90]);ABS([.H90]);ABS([.J90]))" table:style-name="ce31">
            <text:p>0.015</text:p>
          </table:table-cell>
          <table:table-cell office:value-type="float" office:value="1.4500000000000179E-2" table:formula="of:=(ABS([.D90])+ABS([.F90])+ABS([.H90])+ABS([.J90]))/4" table:style-name="ce31">
            <text:p>0.015</text:p>
          </table:table-cell>
          <table:table-cell office:value-type="float" office:value="6.2E-2" table:style-name="ce32">
            <text:p>0.062</text:p>
          </table:table-cell>
          <table:table-cell office:value-type="float" office:value="6.2E-2" table:formula="of:=MAX([.M90];[.K90])" table:style-name="ce34">
            <text:p>0.06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5919999999999996" table:style-name="ce10">
            <text:p>7.592</text:p>
          </table:table-cell>
          <table:table-cell office:value-type="float" office:value="7.5609999999999999" table:style-name="ce10">
            <text:p>7.561</text:p>
          </table:table-cell>
          <table:table-cell office:value-type="float" office:value="3.0999999999999694E-2" table:formula="of:=[.B91]-[.C91]" table:style-name="ce30">
            <text:p>0.031</text:p>
          </table:table-cell>
          <table:table-cell office:value-type="float" office:value="7.6210000000000004" table:style-name="ce10">
            <text:p>7.621</text:p>
          </table:table-cell>
          <table:table-cell office:value-type="float" office:value="-2.9000000000000803E-2" table:formula="of:=[.B91]-[.E91]" table:style-name="ce30">
            <text:p>-0.029</text:p>
          </table:table-cell>
          <table:table-cell office:value-type="float" office:value="7.585" table:style-name="ce10">
            <text:p>7.585</text:p>
          </table:table-cell>
          <table:table-cell office:value-type="float" office:value="6.9999999999996732E-3" table:formula="of:=[.B91]-[.G91]" table:style-name="ce30">
            <text:p>0.007</text:p>
          </table:table-cell>
          <table:table-cell office:value-type="float" office:value="7.5970000000000004" table:style-name="ce10">
            <text:p>7.597</text:p>
          </table:table-cell>
          <table:table-cell office:value-type="float" office:value="-5.0000000000007816E-3" table:formula="of:=[.B91]-[.I91]" table:style-name="ce30">
            <text:p>-0.005</text:p>
          </table:table-cell>
          <table:table-cell office:value-type="float" office:value="1.3904435743076099E-2" table:formula="of:=STDEV(ABS([.D91]);ABS([.F91]);ABS([.H91]);ABS([.J91]))" table:style-name="ce31">
            <text:p>0.014</text:p>
          </table:table-cell>
          <table:table-cell office:value-type="float" office:value="1.8000000000000238E-2" table:formula="of:=(ABS([.D91])+ABS([.F91])+ABS([.H91])+ABS([.J91]))/4" table:style-name="ce31">
            <text:p>0.018</text:p>
          </table:table-cell>
          <table:table-cell office:value-type="float" office:value="0.128" table:style-name="ce32">
            <text:p>0.128</text:p>
          </table:table-cell>
          <table:table-cell office:value-type="float" office:value="0.128" table:formula="of:=MAX([.M91];[.K91])" table:style-name="ce34">
            <text:p>0.12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0940000000000003" table:style-name="ce10">
            <text:p>6.094</text:p>
          </table:table-cell>
          <table:table-cell office:value-type="float" office:value="6.149" table:style-name="ce10">
            <text:p>6.149</text:p>
          </table:table-cell>
          <table:table-cell office:value-type="float" office:value="-5.4999999999999716E-2" table:formula="of:=[.B92]-[.C92]" table:style-name="ce30">
            <text:p>-0.055</text:p>
          </table:table-cell>
          <table:table-cell office:value-type="float" office:value="6.0590000000000002" table:style-name="ce10">
            <text:p>6.059</text:p>
          </table:table-cell>
          <table:table-cell office:value-type="float" office:value="3.5000000000000142E-2" table:formula="of:=[.B92]-[.E92]" table:style-name="ce30">
            <text:p>0.035</text:p>
          </table:table-cell>
          <table:table-cell office:value-type="float" office:value="6.0709999999999997" table:style-name="ce10">
            <text:p>6.071</text:p>
          </table:table-cell>
          <table:table-cell office:value-type="float" office:value="2.3000000000000576E-2" table:formula="of:=[.B92]-[.G92]" table:style-name="ce30">
            <text:p>0.023</text:p>
          </table:table-cell>
          <table:table-cell office:value-type="float" office:value="6.093" table:style-name="ce10">
            <text:p>6.093</text:p>
          </table:table-cell>
          <table:table-cell office:value-type="float" office:value="1.000000000000334E-3" table:formula="of:=[.B92]-[.I92]" table:style-name="ce30">
            <text:p>0.001</text:p>
          </table:table-cell>
          <table:table-cell office:value-type="float" office:value="2.2590558499809624E-2" table:formula="of:=STDEV(ABS([.D92]);ABS([.F92]);ABS([.H92]);ABS([.J92]))" table:style-name="ce31">
            <text:p>0.023</text:p>
          </table:table-cell>
          <table:table-cell office:value-type="float" office:value="2.8500000000000192E-2" table:formula="of:=(ABS([.D92])+ABS([.F92])+ABS([.H92])+ABS([.J92]))/4" table:style-name="ce31">
            <text:p>0.029</text:p>
          </table:table-cell>
          <table:table-cell office:value-type="float" office:value="9.4E-2" table:style-name="ce32">
            <text:p>0.094</text:p>
          </table:table-cell>
          <table:table-cell office:value-type="float" office:value="9.4E-2" table:formula="of:=MAX([.M92];[.K92])" table:style-name="ce34">
            <text:p>0.09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9580000000000002" table:style-name="ce10">
            <text:p>4.958</text:p>
          </table:table-cell>
          <table:table-cell office:value-type="float" office:value="5.0339999999999998" table:style-name="ce10">
            <text:p>5.034</text:p>
          </table:table-cell>
          <table:table-cell office:value-type="float" office:value="-7.5999999999999623E-2" table:formula="of:=[.B93]-[.C93]" table:style-name="ce30">
            <text:p>-0.076</text:p>
          </table:table-cell>
          <table:table-cell office:value-type="float" office:value="4.9610000000000003" table:style-name="ce10">
            <text:p>4.961</text:p>
          </table:table-cell>
          <table:table-cell office:value-type="float" office:value="-3.0000000000001137E-3" table:formula="of:=[.B93]-[.E93]" table:style-name="ce30">
            <text:p>-0.003</text:p>
          </table:table-cell>
          <table:table-cell office:value-type="float" office:value="4.9379999999999997" table:style-name="ce10">
            <text:p>4.938</text:p>
          </table:table-cell>
          <table:table-cell office:value-type="float" office:value="2.0000000000000462E-2" table:formula="of:=[.B93]-[.G93]" table:style-name="ce30">
            <text:p>0.02</text:p>
          </table:table-cell>
          <table:table-cell office:value-type="float" office:value="4.9569999999999999" table:style-name="ce10">
            <text:p>4.957</text:p>
          </table:table-cell>
          <table:table-cell office:value-type="float" office:value="1.000000000000334E-3" table:formula="of:=[.B93]-[.I93]" table:style-name="ce30">
            <text:p>0.001</text:p>
          </table:table-cell>
          <table:table-cell office:value-type="float" office:value="3.5052341814301724E-2" table:formula="of:=STDEV(ABS([.D93]);ABS([.F93]);ABS([.H93]);ABS([.J93]))" table:style-name="ce31">
            <text:p>0.035</text:p>
          </table:table-cell>
          <table:table-cell office:value-type="float" office:value="2.5000000000000133E-2" table:formula="of:=(ABS([.D93])+ABS([.F93])+ABS([.H93])+ABS([.J93]))/4" table:style-name="ce31">
            <text:p>0.025</text:p>
          </table:table-cell>
          <table:table-cell office:value-type="float" office:value="0.13700000000000001" table:style-name="ce32">
            <text:p>0.137</text:p>
          </table:table-cell>
          <table:table-cell office:value-type="float" office:value="0.13700000000000001" table:formula="of:=MAX([.M93];[.K93])" table:style-name="ce34">
            <text:p>0.13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0709999999999997" table:style-name="ce10">
            <text:p>5.071</text:p>
          </table:table-cell>
          <table:table-cell office:value-type="float" office:value="5.056" table:style-name="ce10">
            <text:p>5.056</text:p>
          </table:table-cell>
          <table:table-cell office:value-type="float" office:value="1.499999999999968E-2" table:formula="of:=[.B94]-[.C94]" table:style-name="ce30">
            <text:p>0.015</text:p>
          </table:table-cell>
          <table:table-cell office:value-type="float" office:value="5.1449999999999996" table:style-name="ce10">
            <text:p>5.145</text:p>
          </table:table-cell>
          <table:table-cell office:value-type="float" office:value="-7.3999999999999844E-2" table:formula="of:=[.B94]-[.E94]" table:style-name="ce30">
            <text:p>-0.074</text:p>
          </table:table-cell>
          <table:table-cell office:value-type="float" office:value="5.05" table:style-name="ce10">
            <text:p>5.05</text:p>
          </table:table-cell>
          <table:table-cell office:value-type="float" office:value="2.0999999999999908E-2" table:formula="of:=[.B94]-[.G94]" table:style-name="ce30">
            <text:p>0.021</text:p>
          </table:table-cell>
          <table:table-cell office:value-type="float" office:value="5.0810000000000004" table:style-name="ce10">
            <text:p>5.081</text:p>
          </table:table-cell>
          <table:table-cell office:value-type="float" office:value="-1.0000000000000675E-2" table:formula="of:=[.B94]-[.I94]" table:style-name="ce30">
            <text:p>-0.01</text:p>
          </table:table-cell>
          <table:table-cell office:value-type="float" office:value="2.9676028485406472E-2" table:formula="of:=STDEV(ABS([.D94]);ABS([.F94]);ABS([.H94]);ABS([.J94]))" table:style-name="ce31">
            <text:p>0.030</text:p>
          </table:table-cell>
          <table:table-cell office:value-type="float" office:value="3.0000000000000027E-2" table:formula="of:=(ABS([.D94])+ABS([.F94])+ABS([.H94])+ABS([.J94]))/4" table:style-name="ce31">
            <text:p>0.030</text:p>
          </table:table-cell>
          <table:table-cell office:value-type="float" office:value="0.121" table:style-name="ce32">
            <text:p>0.121</text:p>
          </table:table-cell>
          <table:table-cell office:value-type="float" office:value="0.121" table:formula="of:=MAX([.M94];[.K94])" table:style-name="ce34">
            <text:p>0.12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3819999999999997" table:style-name="ce10">
            <text:p>7.382</text:p>
          </table:table-cell>
          <table:table-cell office:value-type="float" office:value="7.399" table:style-name="ce10">
            <text:p>7.399</text:p>
          </table:table-cell>
          <table:table-cell office:value-type="float" office:value="-1.7000000000000348E-2" table:formula="of:=[.B95]-[.C95]" table:style-name="ce30">
            <text:p>-0.017</text:p>
          </table:table-cell>
          <table:table-cell office:value-type="float" office:value="7.4" table:style-name="ce10">
            <text:p>7.4</text:p>
          </table:table-cell>
          <table:table-cell office:value-type="float" office:value="-1.8000000000000682E-2" table:formula="of:=[.B95]-[.E95]" table:style-name="ce30">
            <text:p>-0.018</text:p>
          </table:table-cell>
          <table:table-cell office:value-type="float" office:value="7.3620000000000001" table:style-name="ce10">
            <text:p>7.362</text:p>
          </table:table-cell>
          <table:table-cell office:value-type="float" office:value="1.9999999999999574E-2" table:formula="of:=[.B95]-[.G95]" table:style-name="ce30">
            <text:p>0.02</text:p>
          </table:table-cell>
          <table:table-cell office:value-type="float" office:value="7.3879999999999999" table:style-name="ce10">
            <text:p>7.388</text:p>
          </table:table-cell>
          <table:table-cell office:value-type="float" office:value="-6.0000000000002274E-3" table:formula="of:=[.B95]-[.I95]" table:style-name="ce30">
            <text:p>-0.006</text:p>
          </table:table-cell>
          <table:table-cell office:value-type="float" office:value="6.2915286960588792E-3" table:formula="of:=STDEV(ABS([.D95]);ABS([.F95]);ABS([.H95]);ABS([.J95]))" table:style-name="ce31">
            <text:p>0.006</text:p>
          </table:table-cell>
          <table:table-cell office:value-type="float" office:value="1.5250000000000208E-2" table:formula="of:=(ABS([.D95])+ABS([.F95])+ABS([.H95])+ABS([.J95]))/4" table:style-name="ce31">
            <text:p>0.015</text:p>
          </table:table-cell>
          <table:table-cell office:value-type="float" office:value="0.12" table:style-name="ce32">
            <text:p>0.12</text:p>
          </table:table-cell>
          <table:table-cell office:value-type="float" office:value="0.12" table:formula="of:=MAX([.M95];[.K95])" table:style-name="ce34">
            <text:p>0.12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52" table:style-name="ce10">
            <text:p>7.52</text:p>
          </table:table-cell>
          <table:table-cell office:value-type="float" office:value="7.45" table:style-name="ce10">
            <text:p>7.45</text:p>
          </table:table-cell>
          <table:table-cell office:value-type="float" office:value="6.9999999999999396E-2" table:formula="of:=[.B96]-[.C96]" table:style-name="ce30">
            <text:p>0.07</text:p>
          </table:table-cell>
          <table:table-cell office:value-type="float" office:value="7.6180000000000003" table:style-name="ce10">
            <text:p>7.618</text:p>
          </table:table-cell>
          <table:table-cell office:value-type="float" office:value="-9.8000000000000753E-2" table:formula="of:=[.B96]-[.E96]" table:style-name="ce30">
            <text:p>-0.098</text:p>
          </table:table-cell>
          <table:table-cell office:value-type="float" office:value="7.5069999999999997" table:style-name="ce10">
            <text:p>7.507</text:p>
          </table:table-cell>
          <table:table-cell office:value-type="float" office:value="1.2999999999999901E-2" table:formula="of:=[.B96]-[.G96]" table:style-name="ce30">
            <text:p>0.013</text:p>
          </table:table-cell>
          <table:table-cell office:value-type="float" office:value="7.5289999999999999" table:style-name="ce10">
            <text:p>7.529</text:p>
          </table:table-cell>
          <table:table-cell office:value-type="float" office:value="-9.0000000000003411E-3" table:formula="of:=[.B96]-[.I96]" table:style-name="ce30">
            <text:p>-0.009</text:p>
          </table:table-cell>
          <table:table-cell office:value-type="float" office:value="4.3699733027407345E-2" table:formula="of:=STDEV(ABS([.D96]);ABS([.F96]);ABS([.H96]);ABS([.J96]))" table:style-name="ce31">
            <text:p>0.044</text:p>
          </table:table-cell>
          <table:table-cell office:value-type="float" office:value="4.7500000000000098E-2" table:formula="of:=(ABS([.D96])+ABS([.F96])+ABS([.H96])+ABS([.J96]))/4" table:style-name="ce31">
            <text:p>0.048</text:p>
          </table:table-cell>
          <table:table-cell office:value-type="float" office:value="0.113" table:style-name="ce32">
            <text:p>0.113</text:p>
          </table:table-cell>
          <table:table-cell office:value-type="float" office:value="0.113" table:formula="of:=MAX([.M96];[.K96])" table:style-name="ce34">
            <text:p>0.11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1950000000000003" table:style-name="ce10">
            <text:p>6.195</text:p>
          </table:table-cell>
          <table:table-cell office:value-type="float" office:value="6.2030000000000003" table:style-name="ce10">
            <text:p>6.203</text:p>
          </table:table-cell>
          <table:table-cell office:value-type="float" office:value="-8.0000000000000071E-3" table:formula="of:=[.B97]-[.C97]" table:style-name="ce30">
            <text:p>-0.008</text:p>
          </table:table-cell>
          <table:table-cell office:value-type="float" office:value="6.2309999999999999" table:style-name="ce10">
            <text:p>6.231</text:p>
          </table:table-cell>
          <table:table-cell office:value-type="float" office:value="-3.5999999999999588E-2" table:formula="of:=[.B97]-[.E97]" table:style-name="ce30">
            <text:p>-0.036</text:p>
          </table:table-cell>
          <table:table-cell office:value-type="float" office:value="6.173" table:style-name="ce10">
            <text:p>6.173</text:p>
          </table:table-cell>
          <table:table-cell office:value-type="float" office:value="2.2000000000000242E-2" table:formula="of:=[.B97]-[.G97]" table:style-name="ce30">
            <text:p>0.022</text:p>
          </table:table-cell>
          <table:table-cell office:value-type="float" office:value="6.2009999999999996" table:style-name="ce10">
            <text:p>6.201</text:p>
          </table:table-cell>
          <table:table-cell office:value-type="float" office:value="-5.9999999999993392E-3" table:formula="of:=[.B97]-[.I97]" table:style-name="ce30">
            <text:p>-0.006</text:p>
          </table:table-cell>
          <table:table-cell office:value-type="float" office:value="1.3952299690970931E-2" table:formula="of:=STDEV(ABS([.D97]);ABS([.F97]);ABS([.H97]);ABS([.J97]))" table:style-name="ce31">
            <text:p>0.014</text:p>
          </table:table-cell>
          <table:table-cell office:value-type="float" office:value="1.7999999999999794E-2" table:formula="of:=(ABS([.D97])+ABS([.F97])+ABS([.H97])+ABS([.J97]))/4" table:style-name="ce31">
            <text:p>0.018</text:p>
          </table:table-cell>
          <table:table-cell office:value-type="float" office:value="0.11" table:style-name="ce32">
            <text:p>0.11</text:p>
          </table:table-cell>
          <table:table-cell office:value-type="float" office:value="0.11" table:formula="of:=MAX([.M97];[.K97])" table:style-name="ce34">
            <text:p>0.11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ORI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391" table:style-name="ce10">
            <text:p>8.391</text:p>
          </table:table-cell>
          <table:table-cell office:value-type="float" office:value="8.4079999999999995" table:style-name="ce10">
            <text:p>8.408</text:p>
          </table:table-cell>
          <table:table-cell office:value-type="float" office:value="-1.699999999999946E-2" table:formula="of:=[.B101]-[.C101]" table:style-name="ce30">
            <text:p>-0.017</text:p>
          </table:table-cell>
          <table:table-cell office:value-type="float" office:value="8.5489999999999995" table:style-name="ce10">
            <text:p>8.549</text:p>
          </table:table-cell>
          <table:table-cell office:value-type="float" office:value="-0.15799999999999947" table:formula="of:=[.B101]-[.E101]" table:style-name="ce30">
            <text:p>-0.158</text:p>
          </table:table-cell>
          <table:table-cell office:value-type="float" office:value="8.3879999999999999" table:style-name="ce10">
            <text:p>8.388</text:p>
          </table:table-cell>
          <table:table-cell office:value-type="float" office:value="3.0000000000001137E-3" table:formula="of:=[.B101]-[.G101]" table:style-name="ce30">
            <text:p>0.003</text:p>
          </table:table-cell>
          <table:table-cell office:value-type="float" office:value="8.3179999999999996" table:style-name="ce10">
            <text:p>8.318</text:p>
          </table:table-cell>
          <table:table-cell office:value-type="float" office:value="7.3000000000000398E-2" table:formula="of:=[.B101]-[.I101]" table:style-name="ce30">
            <text:p>0.073</text:p>
          </table:table-cell>
          <table:table-cell office:value-type="float" office:value="7.0334320688172206E-2" table:formula="of:=STDEV(ABS([.D101]);ABS([.F101]);ABS([.H101]);ABS([.J101]))" table:style-name="ce31">
            <text:p>0.070</text:p>
          </table:table-cell>
          <table:table-cell office:value-type="float" office:value="6.2749999999999861E-2" table:formula="of:=(ABS([.D101])+ABS([.F101])+ABS([.H101])+ABS([.J101]))/4" table:style-name="ce31">
            <text:p>0.063</text:p>
          </table:table-cell>
          <table:table-cell office:value-type="float" office:value="0" table:style-name="ce32">
            <text:p>0</text:p>
          </table:table-cell>
          <table:table-cell office:value-type="float" office:value="7.0334320688172206E-2" table:formula="of:=MAX([.M101];[.K101])" table:style-name="ce34">
            <text:p>0.07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5.8810000000000002" table:style-name="ce10">
            <text:p>5.881</text:p>
          </table:table-cell>
          <table:table-cell office:value-type="float" office:value="5.9610000000000003" table:style-name="ce10">
            <text:p>5.961</text:p>
          </table:table-cell>
          <table:table-cell office:value-type="float" office:value="-8.0000000000000071E-2" table:formula="of:=[.B102]-[.C102]" table:style-name="ce30">
            <text:p>-0.08</text:p>
          </table:table-cell>
          <table:table-cell office:value-type="float" office:value="5.8360000000000003" table:style-name="ce10">
            <text:p>5.836</text:p>
          </table:table-cell>
          <table:table-cell office:value-type="float" office:value="4.4999999999999929E-2" table:formula="of:=[.B102]-[.E102]" table:style-name="ce30">
            <text:p>0.045</text:p>
          </table:table-cell>
          <table:table-cell office:value-type="float" office:value="5.8579999999999997" table:style-name="ce10">
            <text:p>5.858</text:p>
          </table:table-cell>
          <table:table-cell office:value-type="float" office:value="2.3000000000000576E-2" table:formula="of:=[.B102]-[.G102]" table:style-name="ce30">
            <text:p>0.023</text:p>
          </table:table-cell>
          <table:table-cell office:value-type="float" office:value="5.7610000000000001" table:style-name="ce10">
            <text:p>5.761</text:p>
          </table:table-cell>
          <table:table-cell office:value-type="float" office:value="0.12000000000000011" table:formula="of:=[.B102]-[.I102]" table:style-name="ce30">
            <text:p>0.12</text:p>
          </table:table-cell>
          <table:table-cell office:value-type="float" office:value="4.2418549401568674E-2" table:formula="of:=STDEV(ABS([.D102]);ABS([.F102]);ABS([.H102]);ABS([.J102]))" table:style-name="ce31">
            <text:p>0.042</text:p>
          </table:table-cell>
          <table:table-cell office:value-type="float" office:value="6.7000000000000171E-2" table:formula="of:=(ABS([.D102])+ABS([.F102])+ABS([.H102])+ABS([.J102]))/4" table:style-name="ce31">
            <text:p>0.067</text:p>
          </table:table-cell>
          <table:table-cell office:value-type="float" office:value="7.3999999999999996E-2" table:style-name="ce32">
            <text:p>0.074</text:p>
          </table:table-cell>
          <table:table-cell office:value-type="float" office:value="7.3999999999999996E-2" table:formula="of:=MAX([.M102];[.K102])" table:style-name="ce34">
            <text:p>0.07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3129999999999997" table:style-name="ce10">
            <text:p>7.313</text:p>
          </table:table-cell>
          <table:table-cell office:value-type="float" office:value="7.3739999999999997" table:style-name="ce10">
            <text:p>7.374</text:p>
          </table:table-cell>
          <table:table-cell office:value-type="float" office:value="-6.0999999999999943E-2" table:formula="of:=[.B103]-[.C103]" table:style-name="ce30">
            <text:p>-0.061</text:p>
          </table:table-cell>
          <table:table-cell office:value-type="float" office:value="7.2919999999999998" table:style-name="ce10">
            <text:p>7.292</text:p>
          </table:table-cell>
          <table:table-cell office:value-type="float" office:value="2.0999999999999908E-2" table:formula="of:=[.B103]-[.E103]" table:style-name="ce30">
            <text:p>0.021</text:p>
          </table:table-cell>
          <table:table-cell office:value-type="float" office:value="7.2969999999999997" table:style-name="ce10">
            <text:p>7.297</text:p>
          </table:table-cell>
          <table:table-cell office:value-type="float" office:value="1.6000000000000014E-2" table:formula="of:=[.B103]-[.G103]" table:style-name="ce30">
            <text:p>0.016</text:p>
          </table:table-cell>
          <table:table-cell office:value-type="float" office:value="7.226" table:style-name="ce10">
            <text:p>7.226</text:p>
          </table:table-cell>
          <table:table-cell office:value-type="float" office:value="8.6999999999999744E-2" table:formula="of:=[.B103]-[.I103]" table:style-name="ce30">
            <text:p>0.087</text:p>
          </table:table-cell>
          <table:table-cell office:value-type="float" office:value="3.3816908985496108E-2" table:formula="of:=STDEV(ABS([.D103]);ABS([.F103]);ABS([.H103]);ABS([.J103]))" table:style-name="ce31">
            <text:p>0.034</text:p>
          </table:table-cell>
          <table:table-cell office:value-type="float" office:value="4.6249999999999902E-2" table:formula="of:=(ABS([.D103])+ABS([.F103])+ABS([.H103])+ABS([.J103]))/4" table:style-name="ce31">
            <text:p>0.046</text:p>
          </table:table-cell>
          <table:table-cell office:value-type="float" office:value="8.1000000000000003E-2" table:style-name="ce32">
            <text:p>0.081</text:p>
          </table:table-cell>
          <table:table-cell office:value-type="float" office:value="8.1000000000000003E-2" table:formula="of:=MAX([.M103];[.K103])" table:style-name="ce34">
            <text:p>0.08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2720000000000002" table:style-name="ce10">
            <text:p>6.272</text:p>
          </table:table-cell>
          <table:table-cell office:value-type="float" office:value="6.3390000000000004" table:style-name="ce10">
            <text:p>6.339</text:p>
          </table:table-cell>
          <table:table-cell office:value-type="float" office:value="-6.7000000000000171E-2" table:formula="of:=[.B104]-[.C104]" table:style-name="ce30">
            <text:p>-0.067</text:p>
          </table:table-cell>
          <table:table-cell office:value-type="float" office:value="6.2610000000000001" table:style-name="ce10">
            <text:p>6.261</text:p>
          </table:table-cell>
          <table:table-cell office:value-type="float" office:value="1.1000000000000121E-2" table:formula="of:=[.B104]-[.E104]" table:style-name="ce30">
            <text:p>0.011</text:p>
          </table:table-cell>
          <table:table-cell office:value-type="float" office:value="6.266" table:style-name="ce10">
            <text:p>6.266</text:p>
          </table:table-cell>
          <table:table-cell office:value-type="float" office:value="6.0000000000002274E-3" table:formula="of:=[.B104]-[.G104]" table:style-name="ce30">
            <text:p>0.006</text:p>
          </table:table-cell>
          <table:table-cell office:value-type="float" office:value="6.1740000000000004" table:style-name="ce10">
            <text:p>6.174</text:p>
          </table:table-cell>
          <table:table-cell office:value-type="float" office:value="9.7999999999999865E-2" table:formula="of:=[.B104]-[.I104]" table:style-name="ce30">
            <text:p>0.098</text:p>
          </table:table-cell>
          <table:table-cell office:value-type="float" office:value="4.4605679757926071E-2" table:formula="of:=STDEV(ABS([.D104]);ABS([.F104]);ABS([.H104]);ABS([.J104]))" table:style-name="ce31">
            <text:p>0.045</text:p>
          </table:table-cell>
          <table:table-cell office:value-type="float" office:value="4.5500000000000096E-2" table:formula="of:=(ABS([.D104])+ABS([.F104])+ABS([.H104])+ABS([.J104]))/4" table:style-name="ce31">
            <text:p>0.046</text:p>
          </table:table-cell>
          <table:table-cell office:value-type="float" office:value="0" table:style-name="ce32">
            <text:p>0</text:p>
          </table:table-cell>
          <table:table-cell office:value-type="float" office:value="4.4605679757926071E-2" table:formula="of:=MAX([.M104];[.K104])" table:style-name="ce34">
            <text:p>0.04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16" table:style-name="ce10">
            <text:p>7.16</text:p>
          </table:table-cell>
          <table:table-cell office:value-type="float" office:value="7.1580000000000004" table:style-name="ce10">
            <text:p>7.158</text:p>
          </table:table-cell>
          <table:table-cell office:value-type="float" office:value="1.9999999999997797E-3" table:formula="of:=[.B105]-[.C105]" table:style-name="ce30">
            <text:p>0.002</text:p>
          </table:table-cell>
          <table:table-cell office:value-type="float" office:value="7.2169999999999996" table:style-name="ce10">
            <text:p>7.217</text:p>
          </table:table-cell>
          <table:table-cell office:value-type="float" office:value="-5.6999999999999496E-2" table:formula="of:=[.B105]-[.E105]" table:style-name="ce30">
            <text:p>-0.057</text:p>
          </table:table-cell>
          <table:table-cell office:value-type="float" office:value="7.149" table:style-name="ce10">
            <text:p>7.149</text:p>
          </table:table-cell>
          <table:table-cell office:value-type="float" office:value="1.1000000000000121E-2" table:formula="of:=[.B105]-[.G105]" table:style-name="ce30">
            <text:p>0.011</text:p>
          </table:table-cell>
          <table:table-cell office:value-type="float" office:value="7.1639999999999997" table:style-name="ce10">
            <text:p>7.164</text:p>
          </table:table-cell>
          <table:table-cell office:value-type="float" office:value="-3.9999999999995595E-3" table:formula="of:=[.B105]-[.I105]" table:style-name="ce30">
            <text:p>-0.004</text:p>
          </table:table-cell>
          <table:table-cell office:value-type="float" office:value="2.5955089417427555E-2" table:formula="of:=STDEV(ABS([.D105]);ABS([.F105]);ABS([.H105]);ABS([.J105]))" table:style-name="ce31">
            <text:p>0.026</text:p>
          </table:table-cell>
          <table:table-cell office:value-type="float" office:value="1.8499999999999739E-2" table:formula="of:=(ABS([.D105])+ABS([.F105])+ABS([.H105])+ABS([.J105]))/4" table:style-name="ce31">
            <text:p>0.018</text:p>
          </table:table-cell>
          <table:table-cell office:value-type="float" office:value="7.0999999999999994E-2" table:style-name="ce32">
            <text:p>0.071</text:p>
          </table:table-cell>
          <table:table-cell office:value-type="float" office:value="7.0999999999999994E-2" table:formula="of:=MAX([.M105];[.K105])" table:style-name="ce34">
            <text:p>0.07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992" table:style-name="ce10">
            <text:p>5.992</text:p>
          </table:table-cell>
          <table:table-cell office:value-type="float" office:value="6.0960000000000001" table:style-name="ce10">
            <text:p>6.096</text:p>
          </table:table-cell>
          <table:table-cell office:value-type="float" office:value="-0.10400000000000009" table:formula="of:=[.B106]-[.C106]" table:style-name="ce30">
            <text:p>-0.104</text:p>
          </table:table-cell>
          <table:table-cell office:value-type="float" office:value="5.9359999999999999" table:style-name="ce10">
            <text:p>5.936</text:p>
          </table:table-cell>
          <table:table-cell office:value-type="float" office:value="5.600000000000005E-2" table:formula="of:=[.B106]-[.E106]" table:style-name="ce30">
            <text:p>0.056</text:p>
          </table:table-cell>
          <table:table-cell office:value-type="float" office:value="5.9480000000000004" table:style-name="ce10">
            <text:p>5.948</text:p>
          </table:table-cell>
          <table:table-cell office:value-type="float" office:value="4.3999999999999595E-2" table:formula="of:=[.B106]-[.G106]" table:style-name="ce30">
            <text:p>0.044</text:p>
          </table:table-cell>
          <table:table-cell office:value-type="float" office:value="5.8369999999999997" table:style-name="ce10">
            <text:p>5.837</text:p>
          </table:table-cell>
          <table:table-cell office:value-type="float" office:value="0.15500000000000025" table:formula="of:=[.B106]-[.I106]" table:style-name="ce30">
            <text:p>0.155</text:p>
          </table:table-cell>
          <table:table-cell office:value-type="float" office:value="5.0638424146097032E-2" table:formula="of:=STDEV(ABS([.D106]);ABS([.F106]);ABS([.H106]);ABS([.J106]))" table:style-name="ce31">
            <text:p>0.051</text:p>
          </table:table-cell>
          <table:table-cell office:value-type="float" office:value="8.9749999999999996E-2" table:formula="of:=(ABS([.D106])+ABS([.F106])+ABS([.H106])+ABS([.J106]))/4" table:style-name="ce31">
            <text:p>0.090</text:p>
          </table:table-cell>
          <table:table-cell office:value-type="float" office:value="0.04" table:style-name="ce32">
            <text:p>0.04</text:p>
          </table:table-cell>
          <table:table-cell office:value-type="float" office:value="5.0638424146097032E-2" table:formula="of:=MAX([.M106];[.K106])" table:style-name="ce34">
            <text:p>0.05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6070000000000002" table:style-name="ce10">
            <text:p>4.607</text:p>
          </table:table-cell>
          <table:table-cell office:value-type="float" office:value="4.7450000000000001" table:style-name="ce10">
            <text:p>4.745</text:p>
          </table:table-cell>
          <table:table-cell office:value-type="float" office:value="-0.1379999999999999" table:formula="of:=[.B107]-[.C107]" table:style-name="ce30">
            <text:p>-0.138</text:p>
          </table:table-cell>
          <table:table-cell office:value-type="float" office:value="4.5960000000000001" table:style-name="ce10">
            <text:p>4.596</text:p>
          </table:table-cell>
          <table:table-cell office:value-type="float" office:value="1.1000000000000121E-2" table:formula="of:=[.B107]-[.E107]" table:style-name="ce30">
            <text:p>0.011</text:p>
          </table:table-cell>
          <table:table-cell office:value-type="float" office:value="4.5890000000000004" table:style-name="ce10">
            <text:p>4.589</text:p>
          </table:table-cell>
          <table:table-cell office:value-type="float" office:value="1.7999999999999794E-2" table:formula="of:=[.B107]-[.G107]" table:style-name="ce30">
            <text:p>0.018</text:p>
          </table:table-cell>
          <table:table-cell office:value-type="float" office:value="4.4119999999999999" table:style-name="ce10">
            <text:p>4.412</text:p>
          </table:table-cell>
          <table:table-cell office:value-type="float" office:value="0.19500000000000028" table:formula="of:=[.B107]-[.I107]" table:style-name="ce30">
            <text:p>0.195</text:p>
          </table:table-cell>
          <table:table-cell office:value-type="float" office:value="9.0835015274947917E-2" table:formula="of:=STDEV(ABS([.D107]);ABS([.F107]);ABS([.H107]);ABS([.J107]))" table:style-name="ce31">
            <text:p>0.091</text:p>
          </table:table-cell>
          <table:table-cell office:value-type="float" office:value="9.0500000000000025E-2" table:formula="of:=(ABS([.D107])+ABS([.F107])+ABS([.H107])+ABS([.J107]))/4" table:style-name="ce31">
            <text:p>0.091</text:p>
          </table:table-cell>
          <table:table-cell office:value-type="float" office:value="0.113" table:style-name="ce32">
            <text:p>0.113</text:p>
          </table:table-cell>
          <table:table-cell office:value-type="float" office:value="0.113" table:formula="of:=MAX([.M107];[.K107])" table:style-name="ce34">
            <text:p>0.11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4180000000000001" table:style-name="ce10">
            <text:p>4.418</text:p>
          </table:table-cell>
          <table:table-cell office:value-type="float" office:value="4.4000000000000004" table:style-name="ce10">
            <text:p>4.4</text:p>
          </table:table-cell>
          <table:table-cell office:value-type="float" office:value="1.7999999999999794E-2" table:formula="of:=[.B108]-[.C108]" table:style-name="ce30">
            <text:p>0.018</text:p>
          </table:table-cell>
          <table:table-cell office:value-type="float" office:value="4.5780000000000003" table:style-name="ce10">
            <text:p>4.578</text:p>
          </table:table-cell>
          <table:table-cell office:value-type="float" office:value="-0.16000000000000014" table:formula="of:=[.B108]-[.E108]" table:style-name="ce30">
            <text:p>-0.16</text:p>
          </table:table-cell>
          <table:table-cell office:value-type="float" office:value="4.383" table:style-name="ce10">
            <text:p>4.383</text:p>
          </table:table-cell>
          <table:table-cell office:value-type="float" office:value="3.5000000000000142E-2" table:formula="of:=[.B108]-[.G108]" table:style-name="ce30">
            <text:p>0.035</text:p>
          </table:table-cell>
          <table:table-cell office:value-type="float" office:value="4.4080000000000004" table:style-name="ce10">
            <text:p>4.408</text:p>
          </table:table-cell>
          <table:table-cell office:value-type="float" office:value="9.9999999999997868E-3" table:formula="of:=[.B108]-[.I108]" table:style-name="ce30">
            <text:p>0.01</text:p>
          </table:table-cell>
          <table:table-cell office:value-type="float" office:value="7.0277426437417911E-2" table:formula="of:=STDEV(ABS([.D108]);ABS([.F108]);ABS([.H108]);ABS([.J108]))" table:style-name="ce31">
            <text:p>0.070</text:p>
          </table:table-cell>
          <table:table-cell office:value-type="float" office:value="5.5749999999999966E-2" table:formula="of:=(ABS([.D108])+ABS([.F108])+ABS([.H108])+ABS([.J108]))/4" table:style-name="ce31">
            <text:p>0.056</text:p>
          </table:table-cell>
          <table:table-cell office:value-type="float" office:value="0.13900000000000001" table:style-name="ce32">
            <text:p>0.139</text:p>
          </table:table-cell>
          <table:table-cell office:value-type="float" office:value="0.13900000000000001" table:formula="of:=MAX([.M108];[.K108])" table:style-name="ce34">
            <text:p>0.13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6.899" table:style-name="ce10">
            <text:p>6.899</text:p>
          </table:table-cell>
          <table:table-cell office:value-type="float" office:value="6.984" table:style-name="ce10">
            <text:p>6.984</text:p>
          </table:table-cell>
          <table:table-cell office:value-type="float" office:value="-8.4999999999999964E-2" table:formula="of:=[.B109]-[.C109]" table:style-name="ce30">
            <text:p>-0.085</text:p>
          </table:table-cell>
          <table:table-cell office:value-type="float" office:value="6.9059999999999997" table:style-name="ce10">
            <text:p>6.906</text:p>
          </table:table-cell>
          <table:table-cell office:value-type="float" office:value="-6.9999999999996732E-3" table:formula="of:=[.B109]-[.E109]" table:style-name="ce30">
            <text:p>-0.007</text:p>
          </table:table-cell>
          <table:table-cell office:value-type="float" office:value="6.8680000000000003" table:style-name="ce10">
            <text:p>6.868</text:p>
          </table:table-cell>
          <table:table-cell office:value-type="float" office:value="3.0999999999999694E-2" table:formula="of:=[.B109]-[.G109]" table:style-name="ce30">
            <text:p>0.031</text:p>
          </table:table-cell>
          <table:table-cell office:value-type="float" office:value="6.782" table:style-name="ce10">
            <text:p>6.782</text:p>
          </table:table-cell>
          <table:table-cell office:value-type="float" office:value="0.11699999999999999" table:formula="of:=[.B109]-[.I109]" table:style-name="ce30">
            <text:p>0.117</text:p>
          </table:table-cell>
          <table:table-cell office:value-type="float" office:value="5.0079936102195813E-2" table:formula="of:=STDEV(ABS([.D109]);ABS([.F109]);ABS([.H109]);ABS([.J109]))" table:style-name="ce31">
            <text:p>0.050</text:p>
          </table:table-cell>
          <table:table-cell office:value-type="float" office:value="5.9999999999999831E-2" table:formula="of:=(ABS([.D109])+ABS([.F109])+ABS([.H109])+ABS([.J109]))/4" table:style-name="ce31">
            <text:p>0.060</text:p>
          </table:table-cell>
          <table:table-cell office:value-type="float" office:value="0.111" table:style-name="ce32">
            <text:p>0.111</text:p>
          </table:table-cell>
          <table:table-cell office:value-type="float" office:value="0.111" table:formula="of:=MAX([.M109];[.K109])" table:style-name="ce34">
            <text:p>0.11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6.7619999999999996" table:style-name="ce10">
            <text:p>6.762</text:p>
          </table:table-cell>
          <table:table-cell office:value-type="float" office:value="6.694" table:style-name="ce10">
            <text:p>6.694</text:p>
          </table:table-cell>
          <table:table-cell office:value-type="float" office:value="6.7999999999999616E-2" table:formula="of:=[.B110]-[.C110]" table:style-name="ce30">
            <text:p>0.068</text:p>
          </table:table-cell>
          <table:table-cell office:value-type="float" office:value="6.9569999999999999" table:style-name="ce10">
            <text:p>6.957</text:p>
          </table:table-cell>
          <table:table-cell office:value-type="float" office:value="-0.19500000000000028" table:formula="of:=[.B110]-[.E110]" table:style-name="ce30">
            <text:p>-0.195</text:p>
          </table:table-cell>
          <table:table-cell office:value-type="float" office:value="6.742" table:style-name="ce10">
            <text:p>6.742</text:p>
          </table:table-cell>
          <table:table-cell office:value-type="float" office:value="1.9999999999999574E-2" table:formula="of:=[.B110]-[.G110]" table:style-name="ce30">
            <text:p>0.02</text:p>
          </table:table-cell>
          <table:table-cell office:value-type="float" office:value="6.8339999999999996" table:style-name="ce10">
            <text:p>6.834</text:p>
          </table:table-cell>
          <table:table-cell office:value-type="float" office:value="-7.2000000000000064E-2" table:formula="of:=[.B110]-[.I110]" table:style-name="ce30">
            <text:p>-0.072</text:p>
          </table:table-cell>
          <table:table-cell office:value-type="float" office:value="7.4669828802089666E-2" table:formula="of:=STDEV(ABS([.D110]);ABS([.F110]);ABS([.H110]);ABS([.J110]))" table:style-name="ce31">
            <text:p>0.075</text:p>
          </table:table-cell>
          <table:table-cell office:value-type="float" office:value="8.8749999999999885E-2" table:formula="of:=(ABS([.D110])+ABS([.F110])+ABS([.H110])+ABS([.J110]))/4" table:style-name="ce31">
            <text:p>0.089</text:p>
          </table:table-cell>
          <table:table-cell office:value-type="float" office:value="9.7000000000000003E-2" table:style-name="ce32">
            <text:p>0.097</text:p>
          </table:table-cell>
          <table:table-cell office:value-type="float" office:value="9.7000000000000003E-2" table:formula="of:=MAX([.M110];[.K110])" table:style-name="ce34">
            <text:p>0.09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5.6719999999999997" table:style-name="ce10">
            <text:p>5.672</text:p>
          </table:table-cell>
          <table:table-cell office:value-type="float" office:value="5.7439999999999998" table:style-name="ce10">
            <text:p>5.744</text:p>
          </table:table-cell>
          <table:table-cell office:value-type="float" office:value="-7.2000000000000064E-2" table:formula="of:=[.B111]-[.C111]" table:style-name="ce30">
            <text:p>-0.072</text:p>
          </table:table-cell>
          <table:table-cell office:value-type="float" office:value="5.7169999999999996" table:style-name="ce10">
            <text:p>5.717</text:p>
          </table:table-cell>
          <table:table-cell office:value-type="float" office:value="-4.4999999999999929E-2" table:formula="of:=[.B111]-[.E111]" table:style-name="ce30">
            <text:p>-0.045</text:p>
          </table:table-cell>
          <table:table-cell office:value-type="float" office:value="5.6429999999999998" table:style-name="ce10">
            <text:p>5.643</text:p>
          </table:table-cell>
          <table:table-cell office:value-type="float" office:value="2.8999999999999915E-2" table:formula="of:=[.B111]-[.G111]" table:style-name="ce30">
            <text:p>0.029</text:p>
          </table:table-cell>
          <table:table-cell office:value-type="float" office:value="5.5730000000000004" table:style-name="ce10">
            <text:p>5.573</text:p>
          </table:table-cell>
          <table:table-cell office:value-type="float" office:value="9.8999999999999311E-2" table:formula="of:=[.B111]-[.I111]" table:style-name="ce30">
            <text:p>0.099</text:p>
          </table:table-cell>
          <table:table-cell office:value-type="float" office:value="3.07936681803254E-2" table:formula="of:=STDEV(ABS([.D111]);ABS([.F111]);ABS([.H111]);ABS([.J111]))" table:style-name="ce31">
            <text:p>0.031</text:p>
          </table:table-cell>
          <table:table-cell office:value-type="float" office:value="6.1249999999999805E-2" table:formula="of:=(ABS([.D111])+ABS([.F111])+ABS([.H111])+ABS([.J111]))/4" table:style-name="ce31">
            <text:p>0.061</text:p>
          </table:table-cell>
          <table:table-cell office:value-type="float" office:value="0.08" table:style-name="ce32">
            <text:p>0.08</text:p>
          </table:table-cell>
          <table:table-cell office:value-type="float" office:value="0.08" table:formula="of:=MAX([.M111];[.K111])" table:style-name="ce34">
            <text:p>0.08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COM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string" table:style-name="ce30">
            <text:p>-</text:p>
          </table:table-cell>
          <table:table-cell table:style-name="ce10"/>
          <table:table-cell office:value-type="string" table:style-name="ce30">
            <text:p>-</text:p>
          </table:table-cell>
          <table:table-cell table:style-name="ce10"/>
          <table:table-cell office:value-type="string" table:style-name="ce30">
            <text:p>-</text:p>
          </table:table-cell>
          <table:table-cell table:style-name="ce10"/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office:annotation office:display="true" draw:style-name="a1" svg:x="12.1979166666667in" svg:y="18.8854166666667in" svg:width="0.96875in" svg:height="0.447916666666667in">
              <dc:creator/>
              <text:p><text:span text:style-name="T5">Nenhuma linha<text:s/></text:span><text:span text:style-name="T5">do elemento<text:s/></text:span><text:span text:style-name="T5">detectada</text:span></text:p>
            </office:annotation>
            <text:p>-</text:p>
          </table:table-cell>
          <table:table-cell office:value-type="float" office:value="0" table:formula="of:=MAX([.M115];[.K115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2850000000000001" table:style-name="ce10">
            <text:p>6.285</text:p>
          </table:table-cell>
          <table:table-cell office:value-type="float" office:value="6.3570000000000002" table:style-name="ce10">
            <text:p>6.357</text:p>
          </table:table-cell>
          <table:table-cell office:value-type="float" office:value="-7.2000000000000064E-2" table:formula="of:=[.B116]-[.C116]" table:style-name="ce30">
            <text:p>-0.072</text:p>
          </table:table-cell>
          <table:table-cell office:value-type="float" office:value="6.2519999999999998" table:style-name="ce10">
            <text:p>6.252</text:p>
          </table:table-cell>
          <table:table-cell office:value-type="float" office:value="3.3000000000000362E-2" table:formula="of:=[.B116]-[.E116]" table:style-name="ce30">
            <text:p>0.033</text:p>
          </table:table-cell>
          <table:table-cell office:value-type="float" office:value="6.2619999999999996" table:style-name="ce10">
            <text:p>6.262</text:p>
          </table:table-cell>
          <table:table-cell office:value-type="float" office:value="2.3000000000000576E-2" table:formula="of:=[.B116]-[.G116]" table:style-name="ce30">
            <text:p>0.023</text:p>
          </table:table-cell>
          <table:table-cell office:value-type="float" office:value="6.282" table:style-name="ce10">
            <text:p>6.282</text:p>
          </table:table-cell>
          <table:table-cell office:value-type="float" office:value="3.0000000000001137E-3" table:formula="of:=[.B116]-[.I116]" table:style-name="ce30">
            <text:p>0.003</text:p>
          </table:table-cell>
          <table:table-cell office:value-type="float" office:value="2.8987066081271416E-2" table:formula="of:=STDEV(ABS([.D116]);ABS([.F116]);ABS([.H116]);ABS([.J116]))" table:style-name="ce31">
            <text:p>0.029</text:p>
          </table:table-cell>
          <table:table-cell office:value-type="float" office:value="3.2750000000000279E-2" table:formula="of:=(ABS([.D116])+ABS([.F116])+ABS([.H116])+ABS([.J116]))/4" table:style-name="ce31">
            <text:p>0.033</text:p>
          </table:table-cell>
          <table:table-cell office:value-type="float" office:value="2.4E-2" table:style-name="ce32">
            <text:p>0.024</text:p>
          </table:table-cell>
          <table:table-cell office:value-type="float" office:value="2.8987066081271416E-2" table:formula="of:=MAX([.M116];[.K116])" table:style-name="ce34">
            <text:p>0.02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650000000000004" table:style-name="ce10">
            <text:p>7.565</text:p>
          </table:table-cell>
          <table:table-cell office:value-type="float" office:value="7.6280000000000001" table:style-name="ce10">
            <text:p>7.628</text:p>
          </table:table-cell>
          <table:table-cell office:value-type="float" office:value="-6.2999999999999723E-2" table:formula="of:=[.B117]-[.C117]" table:style-name="ce30">
            <text:p>-0.063</text:p>
          </table:table-cell>
          <table:table-cell office:value-type="float" office:value="7.5380000000000003" table:style-name="ce10">
            <text:p>7.538</text:p>
          </table:table-cell>
          <table:table-cell office:value-type="float" office:value="2.7000000000000135E-2" table:formula="of:=[.B117]-[.E117]" table:style-name="ce30">
            <text:p>0.027</text:p>
          </table:table-cell>
          <table:table-cell office:value-type="float" office:value="7.5460000000000003" table:style-name="ce10">
            <text:p>7.546</text:p>
          </table:table-cell>
          <table:table-cell office:value-type="float" office:value="1.9000000000000128E-2" table:formula="of:=[.B117]-[.G117]" table:style-name="ce30">
            <text:p>0.019</text:p>
          </table:table-cell>
          <table:table-cell office:value-type="float" office:value="7.5620000000000003" table:style-name="ce10">
            <text:p>7.562</text:p>
          </table:table-cell>
          <table:table-cell office:value-type="float" office:value="3.0000000000001137E-3" table:formula="of:=[.B117]-[.I117]" table:style-name="ce30">
            <text:p>0.003</text:p>
          </table:table-cell>
          <table:table-cell office:value-type="float" office:value="2.5377155080898852E-2" table:formula="of:=STDEV(ABS([.D117]);ABS([.F117]);ABS([.H117]);ABS([.J117]))" table:style-name="ce31">
            <text:p>0.025</text:p>
          </table:table-cell>
          <table:table-cell office:value-type="float" office:value="2.8000000000000025E-2" table:formula="of:=(ABS([.D117])+ABS([.F117])+ABS([.H117])+ABS([.J117]))/4" table:style-name="ce31">
            <text:p>0.028</text:p>
          </table:table-cell>
          <table:table-cell office:value-type="float" office:value="5.8999999999999997E-2" table:style-name="ce32">
            <text:p>0.059</text:p>
          </table:table-cell>
          <table:table-cell office:value-type="float" office:value="5.8999999999999997E-2" table:formula="of:=MAX([.M117];[.K117])" table:style-name="ce34">
            <text:p>0.05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4850000000000003" table:style-name="ce10">
            <text:p>6.485</text:p>
          </table:table-cell>
          <table:table-cell office:value-type="float" office:value="6.5460000000000003" table:style-name="ce10">
            <text:p>6.546</text:p>
          </table:table-cell>
          <table:table-cell office:value-type="float" office:value="-6.0999999999999943E-2" table:formula="of:=[.B118]-[.C118]" table:style-name="ce30">
            <text:p>-0.061</text:p>
          </table:table-cell>
          <table:table-cell office:value-type="float" office:value="6.4749999999999996" table:style-name="ce10">
            <text:p>6.475</text:p>
          </table:table-cell>
          <table:table-cell office:value-type="float" office:value="1.0000000000000675E-2" table:formula="of:=[.B118]-[.E118]" table:style-name="ce30">
            <text:p>0.01</text:p>
          </table:table-cell>
          <table:table-cell office:value-type="float" office:value="6.4770000000000003" table:style-name="ce10">
            <text:p>6.477</text:p>
          </table:table-cell>
          <table:table-cell office:value-type="float" office:value="8.0000000000000071E-3" table:formula="of:=[.B118]-[.G118]" table:style-name="ce30">
            <text:p>0.008</text:p>
          </table:table-cell>
          <table:table-cell office:value-type="float" office:value="6.484" table:style-name="ce10">
            <text:p>6.484</text:p>
          </table:table-cell>
          <table:table-cell office:value-type="float" office:value="1.000000000000334E-3" table:formula="of:=[.B118]-[.I118]" table:style-name="ce30">
            <text:p>0.001</text:p>
          </table:table-cell>
          <table:table-cell office:value-type="float" office:value="2.7604347483684333E-2" table:formula="of:=STDEV(ABS([.D118]);ABS([.F118]);ABS([.H118]);ABS([.J118]))" table:style-name="ce31">
            <text:p>0.028</text:p>
          </table:table-cell>
          <table:table-cell office:value-type="float" office:value="2.000000000000024E-2" table:formula="of:=(ABS([.D118])+ABS([.F118])+ABS([.H118])+ABS([.J118]))/4" table:style-name="ce31">
            <text:p>0.020</text:p>
          </table:table-cell>
          <table:table-cell office:value-type="float" office:value="2.1999999999999999E-2" table:style-name="ce32">
            <text:p>0.022</text:p>
          </table:table-cell>
          <table:table-cell office:value-type="float" office:value="2.7604347483684333E-2" table:formula="of:=MAX([.M118];[.K118])" table:style-name="ce34">
            <text:p>0.02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609" table:style-name="ce10">
            <text:p>7.609</text:p>
          </table:table-cell>
          <table:table-cell office:value-type="float" office:value="7.6559999999999997" table:style-name="ce10">
            <text:p>7.656</text:p>
          </table:table-cell>
          <table:table-cell office:value-type="float" office:value="-4.6999999999999709E-2" table:formula="of:=[.B119]-[.C119]" table:style-name="ce30">
            <text:p>-0.047</text:p>
          </table:table-cell>
          <table:table-cell office:value-type="float" office:value="7.5970000000000004" table:style-name="ce10">
            <text:p>7.597</text:p>
          </table:table-cell>
          <table:table-cell office:value-type="float" office:value="1.1999999999999567E-2" table:formula="of:=[.B119]-[.E119]" table:style-name="ce30">
            <text:p>0.012</text:p>
          </table:table-cell>
          <table:table-cell office:value-type="float" office:value="7.5919999999999996" table:style-name="ce10">
            <text:p>7.592</text:p>
          </table:table-cell>
          <table:table-cell office:value-type="float" office:value="1.7000000000000348E-2" table:formula="of:=[.B119]-[.G119]" table:style-name="ce30">
            <text:p>0.017</text:p>
          </table:table-cell>
          <table:table-cell office:value-type="float" office:value="7.6020000000000003" table:style-name="ce10">
            <text:p>7.602</text:p>
          </table:table-cell>
          <table:table-cell office:value-type="float" office:value="6.9999999999996732E-3" table:formula="of:=[.B119]-[.I119]" table:style-name="ce30">
            <text:p>0.007</text:p>
          </table:table-cell>
          <table:table-cell office:value-type="float" office:value="1.7969882210706507E-2" table:formula="of:=STDEV(ABS([.D119]);ABS([.F119]);ABS([.H119]);ABS([.J119]))" table:style-name="ce31">
            <text:p>0.018</text:p>
          </table:table-cell>
          <table:table-cell office:value-type="float" office:value="2.0749999999999824E-2" table:formula="of:=(ABS([.D119])+ABS([.F119])+ABS([.H119])+ABS([.J119]))/4" table:style-name="ce31">
            <text:p>0.021</text:p>
          </table:table-cell>
          <table:table-cell office:value-type="float" office:value="7.0999999999999994E-2" table:style-name="ce32">
            <text:p>0.071</text:p>
          </table:table-cell>
          <table:table-cell office:value-type="float" office:value="7.0999999999999994E-2" table:formula="of:=MAX([.M119];[.K119])" table:style-name="ce34">
            <text:p>0.07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3639999999999999" table:style-name="ce10">
            <text:p>6.364</text:p>
          </table:table-cell>
          <table:table-cell office:value-type="float" office:value="6.4550000000000001" table:style-name="ce10">
            <text:p>6.455</text:p>
          </table:table-cell>
          <table:table-cell office:value-type="float" office:value="-9.1000000000000192E-2" table:formula="of:=[.B120]-[.C120]" table:style-name="ce30">
            <text:p>-0.091</text:p>
          </table:table-cell>
          <table:table-cell office:value-type="float" office:value="6.3170000000000002" table:style-name="ce10">
            <text:p>6.317</text:p>
          </table:table-cell>
          <table:table-cell office:value-type="float" office:value="4.6999999999999709E-2" table:formula="of:=[.B120]-[.E120]" table:style-name="ce30">
            <text:p>0.047</text:p>
          </table:table-cell>
          <table:table-cell office:value-type="float" office:value="6.3129999999999997" table:style-name="ce10">
            <text:p>6.313</text:p>
          </table:table-cell>
          <table:table-cell office:value-type="float" office:value="5.1000000000000156E-2" table:formula="of:=[.B120]-[.G120]" table:style-name="ce30">
            <text:p>0.051</text:p>
          </table:table-cell>
          <table:table-cell office:value-type="float" office:value="6.359" table:style-name="ce10">
            <text:p>6.359</text:p>
          </table:table-cell>
          <table:table-cell office:value-type="float" office:value="4.9999999999998934E-3" table:formula="of:=[.B120]-[.I120]" table:style-name="ce30">
            <text:p>0.005</text:p>
          </table:table-cell>
          <table:table-cell office:value-type="float" office:value="3.5152050675126709E-2" table:formula="of:=STDEV(ABS([.D120]);ABS([.F120]);ABS([.H120]);ABS([.J120]))" table:style-name="ce31">
            <text:p>0.035</text:p>
          </table:table-cell>
          <table:table-cell office:value-type="float" office:value="4.8499999999999988E-2" table:formula="of:=(ABS([.D120])+ABS([.F120])+ABS([.H120])+ABS([.J120]))/4" table:style-name="ce31">
            <text:p>0.049</text:p>
          </table:table-cell>
          <table:table-cell office:value-type="float" office:value="7.6999999999999999E-2" table:style-name="ce32">
            <text:p>0.077</text:p>
          </table:table-cell>
          <table:table-cell office:value-type="float" office:value="7.6999999999999999E-2" table:formula="of:=MAX([.M120];[.K120])" table:style-name="ce34">
            <text:p>0.07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0049999999999999" table:style-name="ce10">
            <text:p>5.005</text:p>
          </table:table-cell>
          <table:table-cell office:value-type="float" office:value="5.1230000000000002" table:style-name="ce10">
            <text:p>5.123</text:p>
          </table:table-cell>
          <table:table-cell office:value-type="float" office:value="-0.11800000000000033" table:formula="of:=[.B121]-[.C121]" table:style-name="ce30">
            <text:p>-0.118</text:p>
          </table:table-cell>
          <table:table-cell office:value-type="float" office:value="4.9980000000000002" table:style-name="ce10">
            <text:p>4.998</text:p>
          </table:table-cell>
          <table:table-cell office:value-type="float" office:value="6.9999999999996732E-3" table:formula="of:=[.B121]-[.E121]" table:style-name="ce30">
            <text:p>0.007</text:p>
          </table:table-cell>
          <table:table-cell office:value-type="float" office:value="4.9870000000000001" table:style-name="ce10">
            <text:p>4.987</text:p>
          </table:table-cell>
          <table:table-cell office:value-type="float" office:value="1.7999999999999794E-2" table:formula="of:=[.B121]-[.G121]" table:style-name="ce30">
            <text:p>0.018</text:p>
          </table:table-cell>
          <table:table-cell office:value-type="float" office:value="5" table:style-name="ce10">
            <text:p>5</text:p>
          </table:table-cell>
          <table:table-cell office:value-type="float" office:value="4.9999999999998934E-3" table:formula="of:=[.B121]-[.I121]" table:style-name="ce30">
            <text:p>0.005</text:p>
          </table:table-cell>
          <table:table-cell office:value-type="float" office:value="5.4301626740519436E-2" table:formula="of:=STDEV(ABS([.D121]);ABS([.F121]);ABS([.H121]);ABS([.J121]))" table:style-name="ce31">
            <text:p>0.054</text:p>
          </table:table-cell>
          <table:table-cell office:value-type="float" office:value="3.6999999999999922E-2" table:formula="of:=(ABS([.D121])+ABS([.F121])+ABS([.H121])+ABS([.J121]))/4" table:style-name="ce31">
            <text:p>0.037</text:p>
          </table:table-cell>
          <table:table-cell office:value-type="float" office:value="9.6000000000000002E-2" table:style-name="ce32">
            <text:p>0.096</text:p>
          </table:table-cell>
          <table:table-cell office:value-type="float" office:value="9.6000000000000002E-2" table:formula="of:=MAX([.M121];[.K121])" table:style-name="ce34">
            <text:p>0.09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931" table:style-name="ce10">
            <text:p>4.931</text:p>
          </table:table-cell>
          <table:table-cell office:value-type="float" office:value="4.9450000000000003" table:style-name="ce10">
            <text:p>4.945</text:p>
          </table:table-cell>
          <table:table-cell office:value-type="float" office:value="-1.4000000000000234E-2" table:formula="of:=[.B122]-[.C122]" table:style-name="ce30">
            <text:p>-0.014</text:p>
          </table:table-cell>
          <table:table-cell office:value-type="float" office:value="5.0350000000000001" table:style-name="ce10">
            <text:p>5.035</text:p>
          </table:table-cell>
          <table:table-cell office:value-type="float" office:value="-0.10400000000000009" table:formula="of:=[.B122]-[.E122]" table:style-name="ce30">
            <text:p>-0.104</text:p>
          </table:table-cell>
          <table:table-cell office:value-type="float" office:value="4.8780000000000001" table:style-name="ce10">
            <text:p>4.878</text:p>
          </table:table-cell>
          <table:table-cell office:value-type="float" office:value="5.2999999999999936E-2" table:formula="of:=[.B122]-[.G122]" table:style-name="ce30">
            <text:p>0.053</text:p>
          </table:table-cell>
          <table:table-cell office:value-type="float" office:value="4.9039999999999999" table:style-name="ce10">
            <text:p>4.904</text:p>
          </table:table-cell>
          <table:table-cell office:value-type="float" office:value="2.7000000000000135E-2" table:formula="of:=[.B122]-[.I122]" table:style-name="ce30">
            <text:p>0.027</text:p>
          </table:table-cell>
          <table:table-cell office:value-type="float" office:value="3.9786932528155482E-2" table:formula="of:=STDEV(ABS([.D122]);ABS([.F122]);ABS([.H122]);ABS([.J122]))" table:style-name="ce31">
            <text:p>0.040</text:p>
          </table:table-cell>
          <table:table-cell office:value-type="float" office:value="4.9500000000000099E-2" table:formula="of:=(ABS([.D122])+ABS([.F122])+ABS([.H122])+ABS([.J122]))/4" table:style-name="ce31">
            <text:p>0.050</text:p>
          </table:table-cell>
          <table:table-cell office:value-type="float" office:value="8.8999999999999996E-2" table:style-name="ce32">
            <text:p>0.089</text:p>
          </table:table-cell>
          <table:table-cell office:value-type="float" office:value="8.8999999999999996E-2" table:formula="of:=MAX([.M122];[.K122])" table:style-name="ce34">
            <text:p>0.08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52" table:style-name="ce10">
            <text:p>7.52</text:p>
          </table:table-cell>
          <table:table-cell office:value-type="float" office:value="7.6150000000000002" table:style-name="ce10">
            <text:p>7.615</text:p>
          </table:table-cell>
          <table:table-cell office:value-type="float" office:value="-9.5000000000000639E-2" table:formula="of:=[.B123]-[.C123]" table:style-name="ce30">
            <text:p>-0.095</text:p>
          </table:table-cell>
          <table:table-cell office:value-type="float" office:value="7.5010000000000003" table:style-name="ce10">
            <text:p>7.501</text:p>
          </table:table-cell>
          <table:table-cell office:value-type="float" office:value="1.899999999999924E-2" table:formula="of:=[.B123]-[.E123]" table:style-name="ce30">
            <text:p>0.019</text:p>
          </table:table-cell>
          <table:table-cell office:value-type="float" office:value="7.48" table:style-name="ce10">
            <text:p>7.48</text:p>
          </table:table-cell>
          <table:table-cell office:value-type="float" office:value="3.9999999999999147E-2" table:formula="of:=[.B123]-[.G123]" table:style-name="ce30">
            <text:p>0.04</text:p>
          </table:table-cell>
          <table:table-cell office:value-type="float" office:value="7.516" table:style-name="ce10">
            <text:p>7.516</text:p>
          </table:table-cell>
          <table:table-cell office:value-type="float" office:value="3.9999999999995595E-3" table:formula="of:=[.B123]-[.I123]" table:style-name="ce30">
            <text:p>0.004</text:p>
          </table:table-cell>
          <table:table-cell office:value-type="float" office:value="3.983716857408473E-2" table:formula="of:=STDEV(ABS([.D123]);ABS([.F123]);ABS([.H123]);ABS([.J123]))" table:style-name="ce31">
            <text:p>0.040</text:p>
          </table:table-cell>
          <table:table-cell office:value-type="float" office:value="3.9499999999999647E-2" table:formula="of:=(ABS([.D123])+ABS([.F123])+ABS([.H123])+ABS([.J123]))/4" table:style-name="ce31">
            <text:p>0.039</text:p>
          </table:table-cell>
          <table:table-cell office:value-type="float" office:value="9.1999999999999998E-2" table:style-name="ce32">
            <text:p>0.092</text:p>
          </table:table-cell>
          <table:table-cell office:value-type="float" office:value="9.1999999999999998E-2" table:formula="of:=MAX([.M123];[.K123])" table:style-name="ce34">
            <text:p>0.09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3860000000000001" table:style-name="ce10">
            <text:p>7.386</text:p>
          </table:table-cell>
          <table:table-cell office:value-type="float" office:value="7.3710000000000004" table:style-name="ce10">
            <text:p>7.371</text:p>
          </table:table-cell>
          <table:table-cell office:value-type="float" office:value="1.499999999999968E-2" table:formula="of:=[.B124]-[.C124]" table:style-name="ce30">
            <text:p>0.015</text:p>
          </table:table-cell>
          <table:table-cell office:value-type="float" office:value="7.4930000000000003" table:style-name="ce10">
            <text:p>7.493</text:p>
          </table:table-cell>
          <table:table-cell office:value-type="float" office:value="-0.10700000000000021" table:formula="of:=[.B124]-[.E124]" table:style-name="ce30">
            <text:p>-0.107</text:p>
          </table:table-cell>
          <table:table-cell office:value-type="float" office:value="7.3440000000000003" table:style-name="ce10">
            <text:p>7.344</text:p>
          </table:table-cell>
          <table:table-cell office:value-type="float" office:value="4.1999999999999815E-2" table:formula="of:=[.B124]-[.G124]" table:style-name="ce30">
            <text:p>0.042</text:p>
          </table:table-cell>
          <table:table-cell office:value-type="float" office:value="7.3630000000000004" table:style-name="ce10">
            <text:p>7.363</text:p>
          </table:table-cell>
          <table:table-cell office:value-type="float" office:value="2.2999999999999687E-2" table:formula="of:=[.B124]-[.I124]" table:style-name="ce30">
            <text:p>0.023</text:p>
          </table:table-cell>
          <table:table-cell office:value-type="float" office:value="4.1732281669390595E-2" table:formula="of:=STDEV(ABS([.D124]);ABS([.F124]);ABS([.H124]);ABS([.J124]))" table:style-name="ce31">
            <text:p>0.042</text:p>
          </table:table-cell>
          <table:table-cell office:value-type="float" office:value="4.6749999999999847E-2" table:formula="of:=(ABS([.D124])+ABS([.F124])+ABS([.H124])+ABS([.J124]))/4" table:style-name="ce31">
            <text:p>0.047</text:p>
          </table:table-cell>
          <table:table-cell office:value-type="float" office:value="9.0999999999999998E-2" table:style-name="ce32">
            <text:p>0.091</text:p>
          </table:table-cell>
          <table:table-cell office:value-type="float" office:value="9.0999999999999998E-2" table:formula="of:=MAX([.M124];[.K124])" table:style-name="ce34">
            <text:p>0.09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2169999999999996" table:style-name="ce10">
            <text:p>6.217</text:p>
          </table:table-cell>
          <table:table-cell office:value-type="float" office:value="6.3140000000000001" table:style-name="ce10">
            <text:p>6.314</text:p>
          </table:table-cell>
          <table:table-cell office:value-type="float" office:value="-9.7000000000000419E-2" table:formula="of:=[.B125]-[.C125]" table:style-name="ce30">
            <text:p>-0.097</text:p>
          </table:table-cell>
          <table:table-cell office:value-type="float" office:value="6.2130000000000001" table:style-name="ce10">
            <text:p>6.213</text:p>
          </table:table-cell>
          <table:table-cell office:value-type="float" office:value="3.9999999999995595E-3" table:formula="of:=[.B125]-[.E125]" table:style-name="ce30">
            <text:p>0.004</text:p>
          </table:table-cell>
          <table:table-cell office:value-type="float" office:value="6.1840000000000002" table:style-name="ce10">
            <text:p>6.184</text:p>
          </table:table-cell>
          <table:table-cell office:value-type="float" office:value="3.2999999999999474E-2" table:formula="of:=[.B125]-[.G125]" table:style-name="ce30">
            <text:p>0.033</text:p>
          </table:table-cell>
          <table:table-cell office:value-type="float" office:value="6.2110000000000003" table:style-name="ce10">
            <text:p>6.211</text:p>
          </table:table-cell>
          <table:table-cell office:value-type="float" office:value="5.9999999999993392E-3" table:formula="of:=[.B125]-[.I125]" table:style-name="ce30">
            <text:p>0.006</text:p>
          </table:table-cell>
          <table:table-cell office:value-type="float" office:value="4.3397388554305583E-2" table:formula="of:=STDEV(ABS([.D125]);ABS([.F125]);ABS([.H125]);ABS([.J125]))" table:style-name="ce31">
            <text:p>0.043</text:p>
          </table:table-cell>
          <table:table-cell office:value-type="float" office:value="3.4999999999999698E-2" table:formula="of:=(ABS([.D125])+ABS([.F125])+ABS([.H125])+ABS([.J125]))/4" table:style-name="ce31">
            <text:p>0.035</text:p>
          </table:table-cell>
          <table:table-cell office:value-type="float" office:value="6.3E-2" table:style-name="ce32">
            <text:p>0.063</text:p>
          </table:table-cell>
          <table:table-cell office:value-type="float" office:value="6.3E-2" table:formula="of:=MAX([.M125];[.K125])" table:style-name="ce34">
            <text:p>0.063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OPH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9.0020000000000007" table:style-name="ce10">
            <text:p>9.002</text:p>
          </table:table-cell>
          <table:table-cell office:value-type="float" office:value="9.0079999999999991" table:style-name="ce10">
            <text:p>9.008</text:p>
          </table:table-cell>
          <table:table-cell office:value-type="float" office:value="-5.999999999998451E-3" table:formula="of:=[.B129]-[.C129]" table:style-name="ce30">
            <text:p>-0.006</text:p>
          </table:table-cell>
          <table:table-cell office:value-type="float" office:value="9.077" table:style-name="ce10">
            <text:p>9.077</text:p>
          </table:table-cell>
          <table:table-cell office:value-type="float" office:value="-7.4999999999999289E-2" table:formula="of:=[.B129]-[.E129]" table:style-name="ce30">
            <text:p>-0.075</text:p>
          </table:table-cell>
          <table:table-cell office:value-type="float" office:value="9" table:style-name="ce10">
            <text:p>9</text:p>
          </table:table-cell>
          <table:table-cell office:value-type="float" office:value="2.0000000000006679E-3" table:formula="of:=[.B129]-[.G129]" table:style-name="ce30">
            <text:p>0.002</text:p>
          </table:table-cell>
          <table:table-cell office:value-type="float" office:value="9.016" table:style-name="ce10">
            <text:p>9.016</text:p>
          </table:table-cell>
          <table:table-cell office:value-type="float" office:value="-1.3999999999999346E-2" table:formula="of:=[.B129]-[.I129]" table:style-name="ce30">
            <text:p>-0.014</text:p>
          </table:table-cell>
          <table:table-cell office:value-type="float" office:value="3.4199171529926312E-2" table:formula="of:=STDEV(ABS([.D129]);ABS([.F129]);ABS([.H129]);ABS([.J129]))" table:style-name="ce31">
            <text:p>0.034</text:p>
          </table:table-cell>
          <table:table-cell office:value-type="float" office:value="2.4249999999999439E-2" table:formula="of:=(ABS([.D129])+ABS([.F129])+ABS([.H129])+ABS([.J129]))/4" table:style-name="ce31">
            <text:p>0.024</text:p>
          </table:table-cell>
          <table:table-cell office:value-type="float" office:value="0" table:style-name="ce32">
            <text:p>0</text:p>
          </table:table-cell>
          <table:table-cell office:value-type="float" office:value="3.4199171529926312E-2" table:formula="of:=MAX([.M129];[.K129])" table:style-name="ce34">
            <text:p>0.03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6349999999999998" table:style-name="ce10">
            <text:p>6.635</text:p>
          </table:table-cell>
          <table:table-cell office:value-type="float" office:value="6.6870000000000003" table:style-name="ce10">
            <text:p>6.687</text:p>
          </table:table-cell>
          <table:table-cell office:value-type="float" office:value="-5.200000000000049E-2" table:formula="of:=[.B130]-[.C130]" table:style-name="ce30">
            <text:p>-0.052</text:p>
          </table:table-cell>
          <table:table-cell office:value-type="float" office:value="6.63" table:style-name="ce10">
            <text:p>6.63</text:p>
          </table:table-cell>
          <table:table-cell office:value-type="float" office:value="4.9999999999998934E-3" table:formula="of:=[.B130]-[.E130]" table:style-name="ce30">
            <text:p>0.005</text:p>
          </table:table-cell>
          <table:table-cell office:value-type="float" office:value="6.6230000000000002" table:style-name="ce10">
            <text:p>6.623</text:p>
          </table:table-cell>
          <table:table-cell office:value-type="float" office:value="1.1999999999999567E-2" table:formula="of:=[.B130]-[.G130]" table:style-name="ce30">
            <text:p>0.012</text:p>
          </table:table-cell>
          <table:table-cell office:value-type="float" office:value="6.6420000000000003" table:style-name="ce10">
            <text:p>6.642</text:p>
          </table:table-cell>
          <table:table-cell office:value-type="float" office:value="-7.0000000000005613E-3" table:formula="of:=[.B130]-[.I130]" table:style-name="ce30">
            <text:p>-0.007</text:p>
          </table:table-cell>
          <table:table-cell office:value-type="float" office:value="2.21960957527822E-2" table:formula="of:=STDEV(ABS([.D130]);ABS([.F130]);ABS([.H130]);ABS([.J130]))" table:style-name="ce31">
            <text:p>0.022</text:p>
          </table:table-cell>
          <table:table-cell office:value-type="float" office:value="1.9000000000000128E-2" table:formula="of:=(ABS([.D130])+ABS([.F130])+ABS([.H130])+ABS([.J130]))/4" table:style-name="ce31">
            <text:p>0.019</text:p>
          </table:table-cell>
          <table:table-cell office:value-type="float" office:value="0.107" table:style-name="ce32">
            <text:p>0.107</text:p>
          </table:table-cell>
          <table:table-cell office:value-type="float" office:value="0.107" table:formula="of:=MAX([.M130];[.K130])" table:style-name="ce34">
            <text:p>0.10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6360000000000001" table:style-name="ce10">
            <text:p>7.636</text:p>
          </table:table-cell>
          <table:table-cell office:value-type="float" office:value="7.6769999999999996" table:style-name="ce10">
            <text:p>7.677</text:p>
          </table:table-cell>
          <table:table-cell office:value-type="float" office:value="-4.0999999999999481E-2" table:formula="of:=[.B131]-[.C131]" table:style-name="ce30">
            <text:p>-0.041</text:p>
          </table:table-cell>
          <table:table-cell office:value-type="float" office:value="7.64" table:style-name="ce10">
            <text:p>7.64</text:p>
          </table:table-cell>
          <table:table-cell office:value-type="float" office:value="-3.9999999999995595E-3" table:formula="of:=[.B131]-[.E131]" table:style-name="ce30">
            <text:p>-0.004</text:p>
          </table:table-cell>
          <table:table-cell office:value-type="float" office:value="7.625" table:style-name="ce10">
            <text:p>7.625</text:p>
          </table:table-cell>
          <table:table-cell office:value-type="float" office:value="1.1000000000000121E-2" table:formula="of:=[.B131]-[.G131]" table:style-name="ce30">
            <text:p>0.011</text:p>
          </table:table-cell>
          <table:table-cell office:value-type="float" office:value="7.6459999999999999" table:style-name="ce10">
            <text:p>7.646</text:p>
          </table:table-cell>
          <table:table-cell office:value-type="float" office:value="-9.9999999999997868E-3" table:formula="of:=[.B131]-[.I131]" table:style-name="ce30">
            <text:p>-0.01</text:p>
          </table:table-cell>
          <table:table-cell office:value-type="float" office:value="1.6623276853055449E-2" table:formula="of:=STDEV(ABS([.D131]);ABS([.F131]);ABS([.H131]);ABS([.J131]))" table:style-name="ce31">
            <text:p>0.017</text:p>
          </table:table-cell>
          <table:table-cell office:value-type="float" office:value="1.6499999999999737E-2" table:formula="of:=(ABS([.D131])+ABS([.F131])+ABS([.H131])+ABS([.J131]))/4" table:style-name="ce31">
            <text:p>0.016</text:p>
          </table:table-cell>
          <table:table-cell office:value-type="float" office:value="0.06" table:style-name="ce32">
            <text:p>0.06</text:p>
          </table:table-cell>
          <table:table-cell office:value-type="float" office:value="0.06" table:formula="of:=MAX([.M131];[.K131])" table:style-name="ce34">
            <text:p>0.06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6079999999999997" table:style-name="ce10">
            <text:p>6.608</text:p>
          </table:table-cell>
          <table:table-cell office:value-type="float" office:value="6.6440000000000001" table:style-name="ce10">
            <text:p>6.644</text:p>
          </table:table-cell>
          <table:table-cell office:value-type="float" office:value="-3.6000000000000476E-2" table:formula="of:=[.B132]-[.C132]" table:style-name="ce30">
            <text:p>-0.036</text:p>
          </table:table-cell>
          <table:table-cell office:value-type="float" office:value="6.6059999999999999" table:style-name="ce10">
            <text:p>6.606</text:p>
          </table:table-cell>
          <table:table-cell office:value-type="float" office:value="1.9999999999997797E-3" table:formula="of:=[.B132]-[.E132]" table:style-name="ce30">
            <text:p>0.002</text:p>
          </table:table-cell>
          <table:table-cell office:value-type="float" office:value="6.6" table:style-name="ce10">
            <text:p>6.6</text:p>
          </table:table-cell>
          <table:table-cell office:value-type="float" office:value="8.0000000000000071E-3" table:formula="of:=[.B132]-[.G132]" table:style-name="ce30">
            <text:p>0.008</text:p>
          </table:table-cell>
          <table:table-cell office:value-type="float" office:value="6.6070000000000002" table:style-name="ce10">
            <text:p>6.607</text:p>
          </table:table-cell>
          <table:table-cell office:value-type="float" office:value="9.9999999999944578E-4" table:formula="of:=[.B132]-[.I132]" table:style-name="ce30">
            <text:p>0.001</text:p>
          </table:table-cell>
          <table:table-cell office:value-type="float" office:value="1.6459546368800072E-2" table:formula="of:=STDEV(ABS([.D132]);ABS([.F132]);ABS([.H132]);ABS([.J132]))" table:style-name="ce31">
            <text:p>0.016</text:p>
          </table:table-cell>
          <table:table-cell office:value-type="float" office:value="1.1749999999999927E-2" table:formula="of:=(ABS([.D132])+ABS([.F132])+ABS([.H132])+ABS([.J132]))/4" table:style-name="ce31">
            <text:p>0.012</text:p>
          </table:table-cell>
          <table:table-cell office:value-type="float" office:value="1.2999999999999999E-2" table:style-name="ce32">
            <text:p>0.013</text:p>
          </table:table-cell>
          <table:table-cell office:value-type="float" office:value="1.6459546368800072E-2" table:formula="of:=MAX([.M132];[.K132])" table:style-name="ce34">
            <text:p>0.01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7" table:style-name="ce10">
            <text:p>7.7</text:p>
          </table:table-cell>
          <table:table-cell office:value-type="float" office:value="7.7050000000000001" table:style-name="ce10">
            <text:p>7.705</text:p>
          </table:table-cell>
          <table:table-cell office:value-type="float" office:value="-4.9999999999998934E-3" table:formula="of:=[.B133]-[.C133]" table:style-name="ce30">
            <text:p>-0.005</text:p>
          </table:table-cell>
          <table:table-cell office:value-type="float" office:value="7.7450000000000001" table:style-name="ce10">
            <text:p>7.745</text:p>
          </table:table-cell>
          <table:table-cell office:value-type="float" office:value="-4.4999999999999929E-2" table:formula="of:=[.B133]-[.E133]" table:style-name="ce30">
            <text:p>-0.045</text:p>
          </table:table-cell>
          <table:table-cell office:value-type="float" office:value="7.6980000000000004" table:style-name="ce10">
            <text:p>7.698</text:p>
          </table:table-cell>
          <table:table-cell office:value-type="float" office:value="1.9999999999997797E-3" table:formula="of:=[.B133]-[.G133]" table:style-name="ce30">
            <text:p>0.002</text:p>
          </table:table-cell>
          <table:table-cell office:value-type="float" office:value="7.718" table:style-name="ce10">
            <text:p>7.718</text:p>
          </table:table-cell>
          <table:table-cell office:value-type="float" office:value="-1.7999999999999794E-2" table:formula="of:=[.B133]-[.I133]" table:style-name="ce30">
            <text:p>-0.018</text:p>
          </table:table-cell>
          <table:table-cell office:value-type="float" office:value="1.9604421270043533E-2" table:formula="of:=STDEV(ABS([.D133]);ABS([.F133]);ABS([.H133]);ABS([.J133]))" table:style-name="ce31">
            <text:p>0.020</text:p>
          </table:table-cell>
          <table:table-cell office:value-type="float" office:value="1.7499999999999849E-2" table:formula="of:=(ABS([.D133])+ABS([.F133])+ABS([.H133])+ABS([.J133]))/4" table:style-name="ce31">
            <text:p>0.017</text:p>
          </table:table-cell>
          <table:table-cell office:value-type="float" office:value="0.104" table:style-name="ce32">
            <text:p>0.104</text:p>
          </table:table-cell>
          <table:table-cell office:value-type="float" office:value="0.104" table:formula="of:=MAX([.M133];[.K133])" table:style-name="ce34">
            <text:p>0.10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3019999999999996" table:style-name="ce10">
            <text:p>6.302</text:p>
          </table:table-cell>
          <table:table-cell office:value-type="float" office:value="6.3719999999999999" table:style-name="ce10">
            <text:p>6.372</text:p>
          </table:table-cell>
          <table:table-cell office:value-type="float" office:value="-7.0000000000000284E-2" table:formula="of:=[.B134]-[.C134]" table:style-name="ce30">
            <text:p>-0.07</text:p>
          </table:table-cell>
          <table:table-cell office:value-type="float" office:value="6.3029999999999999" table:style-name="ce10">
            <text:p>6.303</text:p>
          </table:table-cell>
          <table:table-cell office:value-type="float" office:value="-1.000000000000334E-3" table:formula="of:=[.B134]-[.E134]" table:style-name="ce30">
            <text:p>-0.001</text:p>
          </table:table-cell>
          <table:table-cell office:value-type="float" office:value="6.2850000000000001" table:style-name="ce10">
            <text:p>6.285</text:p>
          </table:table-cell>
          <table:table-cell office:value-type="float" office:value="1.699999999999946E-2" table:formula="of:=[.B134]-[.G134]" table:style-name="ce30">
            <text:p>0.017</text:p>
          </table:table-cell>
          <table:table-cell office:value-type="float" office:value="6.3170000000000002" table:style-name="ce10">
            <text:p>6.317</text:p>
          </table:table-cell>
          <table:table-cell office:value-type="float" office:value="-1.5000000000000568E-2" table:formula="of:=[.B134]-[.I134]" table:style-name="ce30">
            <text:p>-0.015</text:p>
          </table:table-cell>
          <table:table-cell office:value-type="float" office:value="3.0346608816582271E-2" table:formula="of:=STDEV(ABS([.D134]);ABS([.F134]);ABS([.H134]);ABS([.J134]))" table:style-name="ce31">
            <text:p>0.030</text:p>
          </table:table-cell>
          <table:table-cell office:value-type="float" office:value="2.5750000000000162E-2" table:formula="of:=(ABS([.D134])+ABS([.F134])+ABS([.H134])+ABS([.J134]))/4" table:style-name="ce31">
            <text:p>0.026</text:p>
          </table:table-cell>
          <table:table-cell office:value-type="float" office:value="7.0999999999999994E-2" table:style-name="ce32">
            <text:p>0.071</text:p>
          </table:table-cell>
          <table:table-cell office:value-type="float" office:value="7.0999999999999994E-2" table:formula="of:=MAX([.M134];[.K134])" table:style-name="ce34">
            <text:p>0.07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0579999999999998" table:style-name="ce10">
            <text:p>5.058</text:p>
          </table:table-cell>
          <table:table-cell office:value-type="float" office:value="5.1239999999999997" table:style-name="ce10">
            <text:p>5.124</text:p>
          </table:table-cell>
          <table:table-cell office:value-type="float" office:value="-6.5999999999999837E-2" table:formula="of:=[.B135]-[.C135]" table:style-name="ce30">
            <text:p>-0.066</text:p>
          </table:table-cell>
          <table:table-cell office:value-type="float" office:value="5.0460000000000003" table:style-name="ce10">
            <text:p>5.046</text:p>
          </table:table-cell>
          <table:table-cell office:value-type="float" office:value="1.1999999999999567E-2" table:formula="of:=[.B135]-[.E135]" table:style-name="ce30">
            <text:p>0.012</text:p>
          </table:table-cell>
          <table:table-cell office:value-type="float" office:value="5.0430000000000001" table:style-name="ce10">
            <text:p>5.043</text:p>
          </table:table-cell>
          <table:table-cell office:value-type="float" office:value="1.499999999999968E-2" table:formula="of:=[.B135]-[.G135]" table:style-name="ce30">
            <text:p>0.015</text:p>
          </table:table-cell>
          <table:table-cell office:value-type="float" office:value="5.0529999999999999" table:style-name="ce10">
            <text:p>5.053</text:p>
          </table:table-cell>
          <table:table-cell office:value-type="float" office:value="4.9999999999998934E-3" table:formula="of:=[.B135]-[.I135]" table:style-name="ce30">
            <text:p>0.005</text:p>
          </table:table-cell>
          <table:table-cell office:value-type="float" office:value="2.798213715926649E-2" table:formula="of:=STDEV(ABS([.D135]);ABS([.F135]);ABS([.H135]);ABS([.J135]))" table:style-name="ce31">
            <text:p>0.028</text:p>
          </table:table-cell>
          <table:table-cell office:value-type="float" office:value="2.4499999999999744E-2" table:formula="of:=(ABS([.D135])+ABS([.F135])+ABS([.H135])+ABS([.J135]))/4" table:style-name="ce31">
            <text:p>0.024</text:p>
          </table:table-cell>
          <table:table-cell office:value-type="float" office:value="8.3000000000000004E-2" table:style-name="ce32">
            <text:p>0.083</text:p>
          </table:table-cell>
          <table:table-cell office:value-type="float" office:value="8.3000000000000004E-2" table:formula="of:=MAX([.M135];[.K135])" table:style-name="ce34">
            <text:p>0.08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3120000000000003" table:style-name="ce10">
            <text:p>5.312</text:p>
          </table:table-cell>
          <table:table-cell office:value-type="float" office:value="5.3280000000000003" table:style-name="ce10">
            <text:p>5.328</text:p>
          </table:table-cell>
          <table:table-cell office:value-type="float" office:value="-1.6000000000000014E-2" table:formula="of:=[.B136]-[.C136]" table:style-name="ce30">
            <text:p>-0.016</text:p>
          </table:table-cell>
          <table:table-cell office:value-type="float" office:value="5.4260000000000002" table:style-name="ce10">
            <text:p>5.426</text:p>
          </table:table-cell>
          <table:table-cell office:value-type="float" office:value="-0.11399999999999988" table:formula="of:=[.B136]-[.E136]" table:style-name="ce30">
            <text:p>-0.114</text:p>
          </table:table-cell>
          <table:table-cell office:value-type="float" office:value="5.306" table:style-name="ce10">
            <text:p>5.306</text:p>
          </table:table-cell>
          <table:table-cell office:value-type="float" office:value="6.0000000000002274E-3" table:formula="of:=[.B136]-[.G136]" table:style-name="ce30">
            <text:p>0.006</text:p>
          </table:table-cell>
          <table:table-cell office:value-type="float" office:value="5.3520000000000003" table:style-name="ce10">
            <text:p>5.352</text:p>
          </table:table-cell>
          <table:table-cell office:value-type="float" office:value="-4.0000000000000036E-2" table:formula="of:=[.B136]-[.I136]" table:style-name="ce30">
            <text:p>-0.04</text:p>
          </table:table-cell>
          <table:table-cell office:value-type="float" office:value="4.879890709158681E-2" table:formula="of:=STDEV(ABS([.D136]);ABS([.F136]);ABS([.H136]);ABS([.J136]))" table:style-name="ce31">
            <text:p>0.049</text:p>
          </table:table-cell>
          <table:table-cell office:value-type="float" office:value="4.4000000000000039E-2" table:formula="of:=(ABS([.D136])+ABS([.F136])+ABS([.H136])+ABS([.J136]))/4" table:style-name="ce31">
            <text:p>0.044</text:p>
          </table:table-cell>
          <table:table-cell office:value-type="float" office:value="6.0999999999999999E-2" table:style-name="ce32">
            <text:p>0.061</text:p>
          </table:table-cell>
          <table:table-cell office:value-type="float" office:value="6.0999999999999999E-2" table:formula="of:=MAX([.M136];[.K136])" table:style-name="ce34">
            <text:p>0.06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5650000000000004" table:style-name="ce10">
            <text:p>7.565</text:p>
          </table:table-cell>
          <table:table-cell office:value-type="float" office:value="7.6210000000000004" table:style-name="ce10">
            <text:p>7.621</text:p>
          </table:table-cell>
          <table:table-cell office:value-type="float" office:value="-5.600000000000005E-2" table:formula="of:=[.B137]-[.C137]" table:style-name="ce30">
            <text:p>-0.056</text:p>
          </table:table-cell>
          <table:table-cell office:value-type="float" office:value="7.5919999999999996" table:style-name="ce10">
            <text:p>7.592</text:p>
          </table:table-cell>
          <table:table-cell office:value-type="float" office:value="-2.6999999999999247E-2" table:formula="of:=[.B137]-[.E137]" table:style-name="ce30">
            <text:p>-0.027</text:p>
          </table:table-cell>
          <table:table-cell office:value-type="float" office:value="7.5519999999999996" table:style-name="ce10">
            <text:p>7.552</text:p>
          </table:table-cell>
          <table:table-cell office:value-type="float" office:value="1.3000000000000789E-2" table:formula="of:=[.B137]-[.G137]" table:style-name="ce30">
            <text:p>0.013</text:p>
          </table:table-cell>
          <table:table-cell office:value-type="float" office:value="7.5819999999999999" table:style-name="ce10">
            <text:p>7.582</text:p>
          </table:table-cell>
          <table:table-cell office:value-type="float" office:value="-1.699999999999946E-2" table:formula="of:=[.B137]-[.I137]" table:style-name="ce30">
            <text:p>-0.017</text:p>
          </table:table-cell>
          <table:table-cell office:value-type="float" office:value="1.9414341777836932E-2" table:formula="of:=STDEV(ABS([.D137]);ABS([.F137]);ABS([.H137]);ABS([.J137]))" table:style-name="ce31">
            <text:p>0.019</text:p>
          </table:table-cell>
          <table:table-cell office:value-type="float" office:value="2.8249999999999886E-2" table:formula="of:=(ABS([.D137])+ABS([.F137])+ABS([.H137])+ABS([.J137]))/4" table:style-name="ce31">
            <text:p>0.028</text:p>
          </table:table-cell>
          <table:table-cell office:value-type="float" office:value="0.104" table:style-name="ce32">
            <text:p>0.104</text:p>
          </table:table-cell>
          <table:table-cell office:value-type="float" office:value="0.104" table:formula="of:=MAX([.M137];[.K137])" table:style-name="ce34">
            <text:p>0.10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5839999999999996" table:style-name="ce10">
            <text:p>7.584</text:p>
          </table:table-cell>
          <table:table-cell office:value-type="float" office:value="7.5640000000000001" table:style-name="ce10">
            <text:p>7.564</text:p>
          </table:table-cell>
          <table:table-cell office:value-type="float" office:value="1.9999999999999574E-2" table:formula="of:=[.B138]-[.C138]" table:style-name="ce30">
            <text:p>0.02</text:p>
          </table:table-cell>
          <table:table-cell office:value-type="float" office:value="7.7249999999999996" table:style-name="ce10">
            <text:p>7.725</text:p>
          </table:table-cell>
          <table:table-cell office:value-type="float" office:value="-0.14100000000000001" table:formula="of:=[.B138]-[.E138]" table:style-name="ce30">
            <text:p>-0.141</text:p>
          </table:table-cell>
          <table:table-cell office:value-type="float" office:value="7.585" table:style-name="ce10">
            <text:p>7.585</text:p>
          </table:table-cell>
          <table:table-cell office:value-type="float" office:value="-1.000000000000334E-3" table:formula="of:=[.B138]-[.G138]" table:style-name="ce30">
            <text:p>-0.001</text:p>
          </table:table-cell>
          <table:table-cell office:value-type="float" office:value="7.6280000000000001" table:style-name="ce10">
            <text:p>7.628</text:p>
          </table:table-cell>
          <table:table-cell office:value-type="float" office:value="-4.4000000000000483E-2" table:formula="of:=[.B138]-[.I138]" table:style-name="ce30">
            <text:p>-0.044</text:p>
          </table:table-cell>
          <table:table-cell office:value-type="float" office:value="6.220664487550074E-2" table:formula="of:=STDEV(ABS([.D138]);ABS([.F138]);ABS([.H138]);ABS([.J138]))" table:style-name="ce31">
            <text:p>0.062</text:p>
          </table:table-cell>
          <table:table-cell office:value-type="float" office:value="5.1500000000000101E-2" table:formula="of:=(ABS([.D138])+ABS([.F138])+ABS([.H138])+ABS([.J138]))/4" table:style-name="ce31">
            <text:p>0.052</text:p>
          </table:table-cell>
          <table:table-cell office:value-type="float" office:value="0.11899999999999999" table:style-name="ce32">
            <text:p>0.119</text:p>
          </table:table-cell>
          <table:table-cell office:value-type="float" office:value="0.11899999999999999" table:formula="of:=MAX([.M138];[.K138])" table:style-name="ce34">
            <text:p>0.11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298" table:style-name="ce10">
            <text:p>6.298</text:p>
          </table:table-cell>
          <table:table-cell office:value-type="float" office:value="6.3449999999999998" table:style-name="ce10">
            <text:p>6.345</text:p>
          </table:table-cell>
          <table:table-cell office:value-type="float" office:value="-4.6999999999999709E-2" table:formula="of:=[.B139]-[.C139]" table:style-name="ce30">
            <text:p>-0.047</text:p>
          </table:table-cell>
          <table:table-cell office:value-type="float" office:value="6.343" table:style-name="ce10">
            <text:p>6.343</text:p>
          </table:table-cell>
          <table:table-cell office:value-type="float" office:value="-4.4999999999999929E-2" table:formula="of:=[.B139]-[.E139]" table:style-name="ce30">
            <text:p>-0.045</text:p>
          </table:table-cell>
          <table:table-cell office:value-type="float" office:value="6.2869999999999999" table:style-name="ce10">
            <text:p>6.287</text:p>
          </table:table-cell>
          <table:table-cell office:value-type="float" office:value="1.1000000000000121E-2" table:formula="of:=[.B139]-[.G139]" table:style-name="ce30">
            <text:p>0.011</text:p>
          </table:table-cell>
          <table:table-cell office:value-type="float" office:value="6.3179999999999996" table:style-name="ce10">
            <text:p>6.318</text:p>
          </table:table-cell>
          <table:table-cell office:value-type="float" office:value="-1.9999999999999574E-2" table:formula="of:=[.B139]-[.I139]" table:style-name="ce30">
            <text:p>-0.02</text:p>
          </table:table-cell>
          <table:table-cell office:value-type="float" office:value="1.8006943105369051E-2" table:formula="of:=STDEV(ABS([.D139]);ABS([.F139]);ABS([.H139]);ABS([.J139]))" table:style-name="ce31">
            <text:p>0.018</text:p>
          </table:table-cell>
          <table:table-cell office:value-type="float" office:value="3.0749999999999833E-2" table:formula="of:=(ABS([.D139])+ABS([.F139])+ABS([.H139])+ABS([.J139]))/4" table:style-name="ce31">
            <text:p>0.031</text:p>
          </table:table-cell>
          <table:table-cell office:value-type="float" office:value="0.10100000000000001" table:style-name="ce32">
            <text:p>0.101</text:p>
          </table:table-cell>
          <table:table-cell office:value-type="float" office:value="0.10100000000000001" table:formula="of:=MAX([.M139];[.K139])" table:style-name="ce34">
            <text:p>0.101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SER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6150000000000002" table:style-name="ce10">
            <text:p>8.615</text:p>
          </table:table-cell>
          <table:table-cell office:value-type="float" office:value="8.6340000000000003" table:style-name="ce10">
            <text:p>8.634</text:p>
          </table:table-cell>
          <table:table-cell office:value-type="float" office:value="-1.9000000000000128E-2" table:formula="of:=[.B143]-[.C143]" table:style-name="ce30">
            <text:p>-0.019</text:p>
          </table:table-cell>
          <table:table-cell office:value-type="float" office:value="8.7609999999999992" table:style-name="ce10">
            <text:p>8.761</text:p>
          </table:table-cell>
          <table:table-cell office:value-type="float" office:value="-0.14599999999999902" table:formula="of:=[.B143]-[.E143]" table:style-name="ce30">
            <text:p>-0.146</text:p>
          </table:table-cell>
          <table:table-cell office:value-type="float" office:value="8.6110000000000007" table:style-name="ce10">
            <text:p>8.611</text:p>
          </table:table-cell>
          <table:table-cell office:value-type="float" office:value="3.9999999999995595E-3" table:formula="of:=[.B143]-[.G143]" table:style-name="ce30">
            <text:p>0.004</text:p>
          </table:table-cell>
          <table:table-cell office:value-type="float" office:value="8.5690000000000008" table:style-name="ce10">
            <text:p>8.569</text:p>
          </table:table-cell>
          <table:table-cell office:value-type="float" office:value="4.5999999999999375E-2" table:formula="of:=[.B143]-[.I143]" table:style-name="ce30">
            <text:p>0.046</text:p>
          </table:table-cell>
          <table:table-cell office:value-type="float" office:value="6.3908137197073375E-2" table:formula="of:=STDEV(ABS([.D143]);ABS([.F143]);ABS([.H143]);ABS([.J143]))" table:style-name="ce31">
            <text:p>0.064</text:p>
          </table:table-cell>
          <table:table-cell office:value-type="float" office:value="5.374999999999952E-2" table:formula="of:=(ABS([.D143])+ABS([.F143])+ABS([.H143])+ABS([.J143]))/4" table:style-name="ce31">
            <text:p>0.054</text:p>
          </table:table-cell>
          <table:table-cell office:value-type="float" office:value="0" table:style-name="ce32">
            <text:p>0</text:p>
          </table:table-cell>
          <table:table-cell office:value-type="float" office:value="6.3908137197073375E-2" table:formula="of:=MAX([.M143];[.K143])" table:style-name="ce34">
            <text:p>0.0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0839999999999996" table:style-name="ce10">
            <text:p>6.084</text:p>
          </table:table-cell>
          <table:table-cell office:value-type="float" office:value="6.1710000000000003" table:style-name="ce10">
            <text:p>6.171</text:p>
          </table:table-cell>
          <table:table-cell office:value-type="float" office:value="-8.7000000000000632E-2" table:formula="of:=[.B144]-[.C144]" table:style-name="ce30">
            <text:p>-0.087</text:p>
          </table:table-cell>
          <table:table-cell office:value-type="float" office:value="6.0309999999999997" table:style-name="ce10">
            <text:p>6.031</text:p>
          </table:table-cell>
          <table:table-cell office:value-type="float" office:value="5.2999999999999936E-2" table:formula="of:=[.B144]-[.E144]" table:style-name="ce30">
            <text:p>0.053</text:p>
          </table:table-cell>
          <table:table-cell office:value-type="float" office:value="6.03" table:style-name="ce10">
            <text:p>6.03</text:p>
          </table:table-cell>
          <table:table-cell office:value-type="float" office:value="5.3999999999999382E-2" table:formula="of:=[.B144]-[.G144]" table:style-name="ce30">
            <text:p>0.054</text:p>
          </table:table-cell>
          <table:table-cell office:value-type="float" office:value="6.0869999999999997" table:style-name="ce10">
            <text:p>6.087</text:p>
          </table:table-cell>
          <table:table-cell office:value-type="float" office:value="-3.0000000000001137E-3" table:formula="of:=[.B144]-[.I144]" table:style-name="ce30">
            <text:p>-0.003</text:p>
          </table:table-cell>
          <table:table-cell office:value-type="float" office:value="3.464462440264017E-2" table:formula="of:=STDEV(ABS([.D144]);ABS([.F144]);ABS([.H144]);ABS([.J144]))" table:style-name="ce31">
            <text:p>0.035</text:p>
          </table:table-cell>
          <table:table-cell office:value-type="float" office:value="4.9250000000000016E-2" table:formula="of:=(ABS([.D144])+ABS([.F144])+ABS([.H144])+ABS([.J144]))/4" table:style-name="ce31">
            <text:p>0.049</text:p>
          </table:table-cell>
          <table:table-cell office:value-type="float" office:value="0.05" table:style-name="ce32">
            <text:p>0.05</text:p>
          </table:table-cell>
          <table:table-cell office:value-type="float" office:value="0.05" table:formula="of:=MAX([.M144];[.K144])" table:style-name="ce34">
            <text:p>0.05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3890000000000002" table:style-name="ce10">
            <text:p>7.389</text:p>
          </table:table-cell>
          <table:table-cell office:value-type="float" office:value="7.452" table:style-name="ce10">
            <text:p>7.452</text:p>
          </table:table-cell>
          <table:table-cell office:value-type="float" office:value="-6.2999999999999723E-2" table:formula="of:=[.B145]-[.C145]" table:style-name="ce30">
            <text:p>-0.063</text:p>
          </table:table-cell>
          <table:table-cell office:value-type="float" office:value="7.367" table:style-name="ce10">
            <text:p>7.367</text:p>
          </table:table-cell>
          <table:table-cell office:value-type="float" office:value="2.2000000000000242E-2" table:formula="of:=[.B145]-[.E145]" table:style-name="ce30">
            <text:p>0.022</text:p>
          </table:table-cell>
          <table:table-cell office:value-type="float" office:value="7.3570000000000002" table:style-name="ce10">
            <text:p>7.357</text:p>
          </table:table-cell>
          <table:table-cell office:value-type="float" office:value="3.2000000000000028E-2" table:formula="of:=[.B145]-[.G145]" table:style-name="ce30">
            <text:p>0.032</text:p>
          </table:table-cell>
          <table:table-cell office:value-type="float" office:value="7.3879999999999999" table:style-name="ce10">
            <text:p>7.388</text:p>
          </table:table-cell>
          <table:table-cell office:value-type="float" office:value="1.000000000000334E-3" table:formula="of:=[.B145]-[.I145]" table:style-name="ce30">
            <text:p>0.001</text:p>
          </table:table-cell>
          <table:table-cell office:value-type="float" office:value="2.5800516790689541E-2" table:formula="of:=STDEV(ABS([.D145]);ABS([.F145]);ABS([.H145]);ABS([.J145]))" table:style-name="ce31">
            <text:p>0.026</text:p>
          </table:table-cell>
          <table:table-cell office:value-type="float" office:value="2.9500000000000082E-2" table:formula="of:=(ABS([.D145])+ABS([.F145])+ABS([.H145])+ABS([.J145]))/4" table:style-name="ce31">
            <text:p>0.030</text:p>
          </table:table-cell>
          <table:table-cell office:value-type="float" office:value="8.2000000000000003E-2" table:style-name="ce32">
            <text:p>0.082</text:p>
          </table:table-cell>
          <table:table-cell office:value-type="float" office:value="8.2000000000000003E-2" table:formula="of:=MAX([.M145];[.K145])" table:style-name="ce34">
            <text:p>0.08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4210000000000003" table:style-name="ce10">
            <text:p>6.421</text:p>
          </table:table-cell>
          <table:table-cell office:value-type="float" office:value="6.492" table:style-name="ce10">
            <text:p>6.492</text:p>
          </table:table-cell>
          <table:table-cell office:value-type="float" office:value="-7.099999999999973E-2" table:formula="of:=[.B146]-[.C146]" table:style-name="ce30">
            <text:p>-0.071</text:p>
          </table:table-cell>
          <table:table-cell office:value-type="float" office:value="6.4080000000000004" table:style-name="ce10">
            <text:p>6.408</text:p>
          </table:table-cell>
          <table:table-cell office:value-type="float" office:value="1.2999999999999901E-2" table:formula="of:=[.B146]-[.E146]" table:style-name="ce30">
            <text:p>0.013</text:p>
          </table:table-cell>
          <table:table-cell office:value-type="float" office:value="6.4020000000000001" table:style-name="ce10">
            <text:p>6.402</text:p>
          </table:table-cell>
          <table:table-cell office:value-type="float" office:value="1.9000000000000128E-2" table:formula="of:=[.B146]-[.G146]" table:style-name="ce30">
            <text:p>0.019</text:p>
          </table:table-cell>
          <table:table-cell office:value-type="float" office:value="6.4269999999999996" table:style-name="ce10">
            <text:p>6.427</text:p>
          </table:table-cell>
          <table:table-cell office:value-type="float" office:value="-5.9999999999993392E-3" table:formula="of:=[.B146]-[.I146]" table:style-name="ce30">
            <text:p>-0.006</text:p>
          </table:table-cell>
          <table:table-cell office:value-type="float" office:value="2.9646528745650276E-2" table:formula="of:=STDEV(ABS([.D146]);ABS([.F146]);ABS([.H146]);ABS([.J146]))" table:style-name="ce31">
            <text:p>0.030</text:p>
          </table:table-cell>
          <table:table-cell office:value-type="float" office:value="2.7249999999999774E-2" table:formula="of:=(ABS([.D146])+ABS([.F146])+ABS([.H146])+ABS([.J146]))/4" table:style-name="ce31">
            <text:p>0.027</text:p>
          </table:table-cell>
          <table:table-cell office:value-type="float" office:value="2.5000000000000001E-2" table:style-name="ce32">
            <text:p>0.025</text:p>
          </table:table-cell>
          <table:table-cell office:value-type="float" office:value="2.9646528745650276E-2" table:formula="of:=MAX([.M146];[.K146])" table:style-name="ce34">
            <text:p>0.03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3890000000000002" table:style-name="ce10">
            <text:p>7.389</text:p>
          </table:table-cell>
          <table:table-cell office:value-type="float" office:value="7.3890000000000002" table:style-name="ce10">
            <text:p>7.389</text:p>
          </table:table-cell>
          <table:table-cell office:value-type="float" office:value="0" table:formula="of:=[.B147]-[.C147]" table:style-name="ce30">
            <text:p>0</text:p>
          </table:table-cell>
          <table:table-cell office:value-type="float" office:value="7.4320000000000004" table:style-name="ce10">
            <text:p>7.432</text:p>
          </table:table-cell>
          <table:table-cell office:value-type="float" office:value="-4.3000000000000149E-2" table:formula="of:=[.B147]-[.E147]" table:style-name="ce30">
            <text:p>-0.043</text:p>
          </table:table-cell>
          <table:table-cell office:value-type="float" office:value="7.3650000000000002" table:style-name="ce10">
            <text:p>7.365</text:p>
          </table:table-cell>
          <table:table-cell office:value-type="float" office:value="2.4000000000000021E-2" table:formula="of:=[.B147]-[.G147]" table:style-name="ce30">
            <text:p>0.024</text:p>
          </table:table-cell>
          <table:table-cell office:value-type="float" office:value="7.3680000000000003" table:style-name="ce10">
            <text:p>7.368</text:p>
          </table:table-cell>
          <table:table-cell office:value-type="float" office:value="2.0999999999999908E-2" table:formula="of:=[.B147]-[.I147]" table:style-name="ce30">
            <text:p>0.021</text:p>
          </table:table-cell>
          <table:table-cell office:value-type="float" office:value="1.7606816861659071E-2" table:formula="of:=STDEV(ABS([.D147]);ABS([.F147]);ABS([.H147]);ABS([.J147]))" table:style-name="ce31">
            <text:p>0.018</text:p>
          </table:table-cell>
          <table:table-cell office:value-type="float" office:value="2.200000000000002E-2" table:formula="of:=(ABS([.D147])+ABS([.F147])+ABS([.H147])+ABS([.J147]))/4" table:style-name="ce31">
            <text:p>0.022</text:p>
          </table:table-cell>
          <table:table-cell office:value-type="float" office:value="8.7999999999999995E-2" table:style-name="ce32">
            <text:p>0.088</text:p>
          </table:table-cell>
          <table:table-cell office:value-type="float" office:value="8.7999999999999995E-2" table:formula="of:=MAX([.M147];[.K147])" table:style-name="ce34">
            <text:p>0.08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0250000000000004" table:style-name="ce10">
            <text:p>6.025</text:p>
          </table:table-cell>
          <table:table-cell office:value-type="float" office:value="6.13" table:style-name="ce10">
            <text:p>6.13</text:p>
          </table:table-cell>
          <table:table-cell office:value-type="float" office:value="-0.10499999999999954" table:formula="of:=[.B148]-[.C148]" table:style-name="ce30">
            <text:p>-0.105</text:p>
          </table:table-cell>
          <table:table-cell office:value-type="float" office:value="5.9669999999999996" table:style-name="ce10">
            <text:p>5.967</text:p>
          </table:table-cell>
          <table:table-cell office:value-type="float" office:value="5.8000000000000718E-2" table:formula="of:=[.B148]-[.E148]" table:style-name="ce30">
            <text:p>0.058</text:p>
          </table:table-cell>
          <table:table-cell office:value-type="float" office:value="5.9420000000000002" table:style-name="ce10">
            <text:p>5.942</text:p>
          </table:table-cell>
          <table:table-cell office:value-type="float" office:value="8.3000000000000185E-2" table:formula="of:=[.B148]-[.G148]" table:style-name="ce30">
            <text:p>0.083</text:p>
          </table:table-cell>
          <table:table-cell office:value-type="float" office:value="6.03" table:style-name="ce10">
            <text:p>6.03</text:p>
          </table:table-cell>
          <table:table-cell office:value-type="float" office:value="-4.9999999999998934E-3" table:formula="of:=[.B148]-[.I148]" table:style-name="ce30">
            <text:p>-0.005</text:p>
          </table:table-cell>
          <table:table-cell office:value-type="float" office:value="4.3022281049087306E-2" table:formula="of:=STDEV(ABS([.D148]);ABS([.F148]);ABS([.H148]);ABS([.J148]))" table:style-name="ce31">
            <text:p>0.043</text:p>
          </table:table-cell>
          <table:table-cell office:value-type="float" office:value="6.2750000000000083E-2" table:formula="of:=(ABS([.D148])+ABS([.F148])+ABS([.H148])+ABS([.J148]))/4" table:style-name="ce31">
            <text:p>0.063</text:p>
          </table:table-cell>
          <table:table-cell office:value-type="float" office:value="7.5999999999999998E-2" table:style-name="ce32">
            <text:p>0.076</text:p>
          </table:table-cell>
          <table:table-cell office:value-type="float" office:value="7.5999999999999998E-2" table:formula="of:=MAX([.M148];[.K148])" table:style-name="ce34">
            <text:p>0.07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8390000000000004" table:style-name="ce10">
            <text:p>4.839</text:p>
          </table:table-cell>
          <table:table-cell office:value-type="float" office:value="4.9729999999999999" table:style-name="ce10">
            <text:p>4.973</text:p>
          </table:table-cell>
          <table:table-cell office:value-type="float" office:value="-0.13399999999999945" table:formula="of:=[.B149]-[.C149]" table:style-name="ce30">
            <text:p>-0.134</text:p>
          </table:table-cell>
          <table:table-cell office:value-type="float" office:value="4.8330000000000002" table:style-name="ce10">
            <text:p>4.833</text:p>
          </table:table-cell>
          <table:table-cell office:value-type="float" office:value="6.0000000000002274E-3" table:formula="of:=[.B149]-[.E149]" table:style-name="ce30">
            <text:p>0.006</text:p>
          </table:table-cell>
          <table:table-cell office:value-type="float" office:value="4.8129999999999997" table:style-name="ce10">
            <text:p>4.813</text:p>
          </table:table-cell>
          <table:table-cell office:value-type="float" office:value="2.6000000000000689E-2" table:formula="of:=[.B149]-[.G149]" table:style-name="ce30">
            <text:p>0.026</text:p>
          </table:table-cell>
          <table:table-cell office:value-type="float" office:value="4.8529999999999998" table:style-name="ce10">
            <text:p>4.853</text:p>
          </table:table-cell>
          <table:table-cell office:value-type="float" office:value="-1.3999999999999346E-2" table:formula="of:=[.B149]-[.I149]" table:style-name="ce30">
            <text:p>-0.014</text:p>
          </table:table-cell>
          <table:table-cell office:value-type="float" office:value="5.9899916527487454E-2" table:formula="of:=STDEV(ABS([.D149]);ABS([.F149]);ABS([.H149]);ABS([.J149]))" table:style-name="ce31">
            <text:p>0.060</text:p>
          </table:table-cell>
          <table:table-cell office:value-type="float" office:value="4.4999999999999929E-2" table:formula="of:=(ABS([.D149])+ABS([.F149])+ABS([.H149])+ABS([.J149]))/4" table:style-name="ce31">
            <text:p>0.045</text:p>
          </table:table-cell>
          <table:table-cell office:value-type="float" office:value="0.11700000000000001" table:style-name="ce32">
            <text:p>0.117</text:p>
          </table:table-cell>
          <table:table-cell office:value-type="float" office:value="0.11700000000000001" table:formula="of:=MAX([.M149];[.K149])" table:style-name="ce34">
            <text:p>0.11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7430000000000003" table:style-name="ce10">
            <text:p>4.743</text:p>
          </table:table-cell>
          <table:table-cell office:value-type="float" office:value="4.7290000000000001" table:style-name="ce10">
            <text:p>4.729</text:p>
          </table:table-cell>
          <table:table-cell office:value-type="float" office:value="1.4000000000000234E-2" table:formula="of:=[.B150]-[.C150]" table:style-name="ce30">
            <text:p>0.014</text:p>
          </table:table-cell>
          <table:table-cell office:value-type="float" office:value="4.8890000000000002" table:style-name="ce10">
            <text:p>4.889</text:p>
          </table:table-cell>
          <table:table-cell office:value-type="float" office:value="-0.14599999999999991" table:formula="of:=[.B150]-[.E150]" table:style-name="ce30">
            <text:p>-0.146</text:p>
          </table:table-cell>
          <table:table-cell office:value-type="float" office:value="4.7039999999999997" table:style-name="ce10">
            <text:p>4.704</text:p>
          </table:table-cell>
          <table:table-cell office:value-type="float" office:value="3.900000000000059E-2" table:formula="of:=[.B150]-[.G150]" table:style-name="ce30">
            <text:p>0.039</text:p>
          </table:table-cell>
          <table:table-cell office:value-type="float" office:value="4.6989999999999998" table:style-name="ce10">
            <text:p>4.699</text:p>
          </table:table-cell>
          <table:table-cell office:value-type="float" office:value="4.4000000000000483E-2" table:formula="of:=[.B150]-[.I150]" table:style-name="ce30">
            <text:p>0.044</text:p>
          </table:table-cell>
          <table:table-cell office:value-type="float" office:value="5.8328809348382672E-2" table:formula="of:=STDEV(ABS([.D150]);ABS([.F150]);ABS([.H150]);ABS([.J150]))" table:style-name="ce31">
            <text:p>0.058</text:p>
          </table:table-cell>
          <table:table-cell office:value-type="float" office:value="6.0750000000000304E-2" table:formula="of:=(ABS([.D150])+ABS([.F150])+ABS([.H150])+ABS([.J150]))/4" table:style-name="ce31">
            <text:p>0.061</text:p>
          </table:table-cell>
          <table:table-cell office:value-type="float" office:value="0.111" table:style-name="ce32">
            <text:p>0.111</text:p>
          </table:table-cell>
          <table:table-cell office:value-type="float" office:value="0.111" table:formula="of:=MAX([.M150];[.K150])" table:style-name="ce34">
            <text:p>0.11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218" table:style-name="ce10">
            <text:p>7.218</text:p>
          </table:table-cell>
          <table:table-cell office:value-type="float" office:value="7.3029999999999999" table:style-name="ce10">
            <text:p>7.303</text:p>
          </table:table-cell>
          <table:table-cell office:value-type="float" office:value="-8.4999999999999964E-2" table:formula="of:=[.B151]-[.C151]" table:style-name="ce30">
            <text:p>-0.085</text:p>
          </table:table-cell>
          <table:table-cell office:value-type="float" office:value="7.2279999999999998" table:style-name="ce10">
            <text:p>7.228</text:p>
          </table:table-cell>
          <table:table-cell office:value-type="float" office:value="-9.9999999999997868E-3" table:formula="of:=[.B151]-[.E151]" table:style-name="ce30">
            <text:p>-0.01</text:p>
          </table:table-cell>
          <table:table-cell office:value-type="float" office:value="7.1609999999999996" table:style-name="ce10">
            <text:p>7.161</text:p>
          </table:table-cell>
          <table:table-cell office:value-type="float" office:value="5.7000000000000384E-2" table:formula="of:=[.B151]-[.G151]" table:style-name="ce30">
            <text:p>0.057</text:p>
          </table:table-cell>
          <table:table-cell office:value-type="float" office:value="7.2149999999999999" table:style-name="ce10">
            <text:p>7.215</text:p>
          </table:table-cell>
          <table:table-cell office:value-type="float" office:value="3.0000000000001137E-3" table:formula="of:=[.B151]-[.I151]" table:style-name="ce30">
            <text:p>0.003</text:p>
          </table:table-cell>
          <table:table-cell office:value-type="float" office:value="3.9058716483434758E-2" table:formula="of:=STDEV(ABS([.D151]);ABS([.F151]);ABS([.H151]);ABS([.J151]))" table:style-name="ce31">
            <text:p>0.039</text:p>
          </table:table-cell>
          <table:table-cell office:value-type="float" office:value="3.8750000000000062E-2" table:formula="of:=(ABS([.D151])+ABS([.F151])+ABS([.H151])+ABS([.J151]))/4" table:style-name="ce31">
            <text:p>0.039</text:p>
          </table:table-cell>
          <table:table-cell office:value-type="float" office:value="0.11600000000000001" table:style-name="ce32">
            <text:p>0.116</text:p>
          </table:table-cell>
          <table:table-cell office:value-type="float" office:value="0.11600000000000001" table:formula="of:=MAX([.M151];[.K151])" table:style-name="ce34">
            <text:p>0.11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1050000000000004" table:style-name="ce10">
            <text:p>7.105</text:p>
          </table:table-cell>
          <table:table-cell office:value-type="float" office:value="7.04" table:style-name="ce10">
            <text:p>7.04</text:p>
          </table:table-cell>
          <table:table-cell office:value-type="float" office:value="6.5000000000000391E-2" table:formula="of:=[.B152]-[.C152]" table:style-name="ce30">
            <text:p>0.065</text:p>
          </table:table-cell>
          <table:table-cell office:value-type="float" office:value="7.2789999999999999" table:style-name="ce10">
            <text:p>7.279</text:p>
          </table:table-cell>
          <table:table-cell office:value-type="float" office:value="-0.17399999999999949" table:formula="of:=[.B152]-[.E152]" table:style-name="ce30">
            <text:p>-0.174</text:p>
          </table:table-cell>
          <table:table-cell office:value-type="float" office:value="7.0650000000000004" table:style-name="ce10">
            <text:p>7.065</text:p>
          </table:table-cell>
          <table:table-cell office:value-type="float" office:value="4.0000000000000036E-2" table:formula="of:=[.B152]-[.G152]" table:style-name="ce30">
            <text:p>0.04</text:p>
          </table:table-cell>
          <table:table-cell office:value-type="float" office:value="7.0540000000000003" table:style-name="ce10">
            <text:p>7.054</text:p>
          </table:table-cell>
          <table:table-cell office:value-type="float" office:value="5.1000000000000156E-2" table:formula="of:=[.B152]-[.I152]" table:style-name="ce30">
            <text:p>0.051</text:p>
          </table:table-cell>
          <table:table-cell office:value-type="float" office:value="6.185197382999693E-2" table:formula="of:=STDEV(ABS([.D152]);ABS([.F152]);ABS([.H152]);ABS([.J152]))" table:style-name="ce31">
            <text:p>0.062</text:p>
          </table:table-cell>
          <table:table-cell office:value-type="float" office:value="8.2500000000000018E-2" table:formula="of:=(ABS([.D152])+ABS([.F152])+ABS([.H152])+ABS([.J152]))/4" table:style-name="ce31">
            <text:p>0.083</text:p>
          </table:table-cell>
          <table:table-cell office:value-type="float" office:value="8.1000000000000003E-2" table:style-name="ce32">
            <text:p>0.081</text:p>
          </table:table-cell>
          <table:table-cell office:value-type="float" office:value="8.1000000000000003E-2" table:formula="of:=MAX([.M152];[.K152])" table:style-name="ce34">
            <text:p>0.08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5.9450000000000003" table:style-name="ce10">
            <text:p>5.945</text:p>
          </table:table-cell>
          <table:table-cell office:value-type="float" office:value="6.0209999999999999" table:style-name="ce10">
            <text:p>6.021</text:p>
          </table:table-cell>
          <table:table-cell office:value-type="float" office:value="-7.5999999999999623E-2" table:formula="of:=[.B153]-[.C153]" table:style-name="ce30">
            <text:p>-0.076</text:p>
          </table:table-cell>
          <table:table-cell office:value-type="float" office:value="5.9930000000000003" table:style-name="ce10">
            <text:p>5.993</text:p>
          </table:table-cell>
          <table:table-cell office:value-type="float" office:value="-4.8000000000000043E-2" table:formula="of:=[.B153]-[.E153]" table:style-name="ce30">
            <text:p>-0.048</text:p>
          </table:table-cell>
          <table:table-cell office:value-type="float" office:value="5.8949999999999996" table:style-name="ce10">
            <text:p>5.895</text:p>
          </table:table-cell>
          <table:table-cell office:value-type="float" office:value="5.0000000000000711E-2" table:formula="of:=[.B153]-[.G153]" table:style-name="ce30">
            <text:p>0.05</text:p>
          </table:table-cell>
          <table:table-cell office:value-type="float" office:value="5.9349999999999996" table:style-name="ce10">
            <text:p>5.935</text:p>
          </table:table-cell>
          <table:table-cell office:value-type="float" office:value="1.0000000000000675E-2" table:formula="of:=[.B153]-[.I153]" table:style-name="ce30">
            <text:p>0.01</text:p>
          </table:table-cell>
          <table:table-cell office:value-type="float" office:value="2.7178422814185612E-2" table:formula="of:=STDEV(ABS([.D153]);ABS([.F153]);ABS([.H153]);ABS([.J153]))" table:style-name="ce31">
            <text:p>0.027</text:p>
          </table:table-cell>
          <table:table-cell office:value-type="float" office:value="4.6000000000000263E-2" table:formula="of:=(ABS([.D153])+ABS([.F153])+ABS([.H153])+ABS([.J153]))/4" table:style-name="ce31">
            <text:p>0.046</text:p>
          </table:table-cell>
          <table:table-cell office:value-type="float" office:value="0.10199999999999999" table:style-name="ce32">
            <text:p>0.102</text:p>
          </table:table-cell>
          <table:table-cell office:value-type="float" office:value="0.10199999999999999" table:formula="of:=MAX([.M153];[.K153])" table:style-name="ce34">
            <text:p>0.10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AQL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8840000000000003" table:style-name="ce10">
            <text:p>8.884</text:p>
          </table:table-cell>
          <table:table-cell office:value-type="float" office:value="8.9109999999999996" table:style-name="ce10">
            <text:p>8.911</text:p>
          </table:table-cell>
          <table:table-cell office:value-type="float" office:value="-2.6999999999999247E-2" table:formula="of:=[.B157]-[.C157]" table:style-name="ce30">
            <text:p>-0.027</text:p>
          </table:table-cell>
          <table:table-cell office:value-type="float" office:value="9.1120000000000001" table:style-name="ce10">
            <text:p>9.112</text:p>
          </table:table-cell>
          <table:table-cell office:value-type="float" office:value="-0.22799999999999976" table:formula="of:=[.B157]-[.E157]" table:style-name="ce30">
            <text:p>-0.228</text:p>
          </table:table-cell>
          <table:table-cell office:value-type="float" office:value="8.8770000000000007" table:style-name="ce10">
            <text:p>8.877</text:p>
          </table:table-cell>
          <table:table-cell office:value-type="float" office:value="6.9999999999996732E-3" table:formula="of:=[.B157]-[.G157]" table:style-name="ce30">
            <text:p>0.007</text:p>
          </table:table-cell>
          <table:table-cell office:value-type="float" office:value="8.8249999999999993" table:style-name="ce10">
            <text:p>8.825</text:p>
          </table:table-cell>
          <table:table-cell office:value-type="float" office:value="5.9000000000001052E-2" table:formula="of:=[.B157]-[.I157]" table:style-name="ce30">
            <text:p>0.059</text:p>
          </table:table-cell>
          <table:table-cell office:value-type="float" office:value="0.10080137234515545" table:formula="of:=STDEV(ABS([.D157]);ABS([.F157]);ABS([.H157]);ABS([.J157]))" table:style-name="ce31">
            <text:p>0.101</text:p>
          </table:table-cell>
          <table:table-cell office:value-type="float" office:value="8.0249999999999932E-2" table:formula="of:=(ABS([.D157])+ABS([.F157])+ABS([.H157])+ABS([.J157]))/4" table:style-name="ce31">
            <text:p>0.080</text:p>
          </table:table-cell>
          <table:table-cell office:value-type="float" office:value="9.6000000000000002E-2" table:style-name="ce32">
            <text:p>0.096</text:p>
          </table:table-cell>
          <table:table-cell office:value-type="float" office:value="0.10080137234515545" table:formula="of:=MAX([.M157];[.K157])" table:style-name="ce34">
            <text:p>0.10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4820000000000002" table:style-name="ce10">
            <text:p>6.482</text:p>
          </table:table-cell>
          <table:table-cell office:value-type="float" office:value="6.6159999999999997" table:style-name="ce10">
            <text:p>6.616</text:p>
          </table:table-cell>
          <table:table-cell office:value-type="float" office:value="-0.13399999999999945" table:formula="of:=[.B158]-[.C158]" table:style-name="ce30">
            <text:p>-0.134</text:p>
          </table:table-cell>
          <table:table-cell office:value-type="float" office:value="6.4320000000000004" table:style-name="ce10">
            <text:p>6.432</text:p>
          </table:table-cell>
          <table:table-cell office:value-type="float" office:value="4.9999999999999822E-2" table:formula="of:=[.B158]-[.E158]" table:style-name="ce30">
            <text:p>0.05</text:p>
          </table:table-cell>
          <table:table-cell office:value-type="float" office:value="6.41" table:style-name="ce10">
            <text:p>6.41</text:p>
          </table:table-cell>
          <table:table-cell office:value-type="float" office:value="7.2000000000000064E-2" table:formula="of:=[.B158]-[.G158]" table:style-name="ce30">
            <text:p>0.072</text:p>
          </table:table-cell>
          <table:table-cell office:value-type="float" office:value="6.4960000000000004" table:style-name="ce10">
            <text:p>6.496</text:p>
          </table:table-cell>
          <table:table-cell office:value-type="float" office:value="-1.4000000000000234E-2" table:formula="of:=[.B158]-[.I158]" table:style-name="ce30">
            <text:p>-0.014</text:p>
          </table:table-cell>
          <table:table-cell office:value-type="float" office:value="5.0368641037851804E-2" table:formula="of:=STDEV(ABS([.D158]);ABS([.F158]);ABS([.H158]);ABS([.J158]))" table:style-name="ce31">
            <text:p>0.050</text:p>
          </table:table-cell>
          <table:table-cell office:value-type="float" office:value="6.7499999999999893E-2" table:formula="of:=(ABS([.D158])+ABS([.F158])+ABS([.H158])+ABS([.J158]))/4" table:style-name="ce31">
            <text:p>0.067</text:p>
          </table:table-cell>
          <table:table-cell office:value-type="float" office:value="0" table:style-name="ce32">
            <text:p>0</text:p>
          </table:table-cell>
          <table:table-cell office:value-type="float" office:value="5.0368641037851804E-2" table:formula="of:=MAX([.M158];[.K158])" table:style-name="ce34">
            <text:p>0.05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7809999999999997" table:style-name="ce10">
            <text:p>7.781</text:p>
          </table:table-cell>
          <table:table-cell office:value-type="float" office:value="7.835" table:style-name="ce10">
            <text:p>7.835</text:p>
          </table:table-cell>
          <table:table-cell office:value-type="float" office:value="-5.400000000000027E-2" table:formula="of:=[.B159]-[.C159]" table:style-name="ce30">
            <text:p>-0.054</text:p>
          </table:table-cell>
          <table:table-cell office:value-type="float" office:value="7.7960000000000003" table:style-name="ce10">
            <text:p>7.796</text:p>
          </table:table-cell>
          <table:table-cell office:value-type="float" office:value="-1.5000000000000568E-2" table:formula="of:=[.B159]-[.E159]" table:style-name="ce30">
            <text:p>-0.015</text:p>
          </table:table-cell>
          <table:table-cell office:value-type="float" office:value="7.7530000000000001" table:style-name="ce10">
            <text:p>7.753</text:p>
          </table:table-cell>
          <table:table-cell office:value-type="float" office:value="2.7999999999999581E-2" table:formula="of:=[.B159]-[.G159]" table:style-name="ce30">
            <text:p>0.028</text:p>
          </table:table-cell>
          <table:table-cell office:value-type="float" office:value="7.7709999999999999" table:style-name="ce10">
            <text:p>7.771</text:p>
          </table:table-cell>
          <table:table-cell office:value-type="float" office:value="9.9999999999997868E-3" table:formula="of:=[.B159]-[.I159]" table:style-name="ce30">
            <text:p>0.01</text:p>
          </table:table-cell>
          <table:table-cell office:value-type="float" office:value="1.9687136240025761E-2" table:formula="of:=STDEV(ABS([.D159]);ABS([.F159]);ABS([.H159]);ABS([.J159]))" table:style-name="ce31">
            <text:p>0.020</text:p>
          </table:table-cell>
          <table:table-cell office:value-type="float" office:value="2.6750000000000052E-2" table:formula="of:=(ABS([.D159])+ABS([.F159])+ABS([.H159])+ABS([.J159]))/4" table:style-name="ce31">
            <text:p>0.027</text:p>
          </table:table-cell>
          <table:table-cell office:value-type="float" office:value="0" table:style-name="ce32">
            <text:p>0</text:p>
          </table:table-cell>
          <table:table-cell office:value-type="float" office:value="1.9687136240025761E-2" table:formula="of:=MAX([.M159];[.K159])" table:style-name="ce34">
            <text:p>0.02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907" table:style-name="ce10">
            <text:p>6.907</text:p>
          </table:table-cell>
          <table:table-cell office:value-type="float" office:value="7.0140000000000002" table:style-name="ce10">
            <text:p>7.014</text:p>
          </table:table-cell>
          <table:table-cell office:value-type="float" office:value="-0.10700000000000021" table:formula="of:=[.B160]-[.C160]" table:style-name="ce30">
            <text:p>-0.107</text:p>
          </table:table-cell>
          <table:table-cell office:value-type="float" office:value="6.8819999999999997" table:style-name="ce10">
            <text:p>6.882</text:p>
          </table:table-cell>
          <table:table-cell office:value-type="float" office:value="2.5000000000000355E-2" table:formula="of:=[.B160]-[.E160]" table:style-name="ce30">
            <text:p>0.025</text:p>
          </table:table-cell>
          <table:table-cell office:value-type="float" office:value="6.859" table:style-name="ce10">
            <text:p>6.859</text:p>
          </table:table-cell>
          <table:table-cell office:value-type="float" office:value="4.8000000000000043E-2" table:formula="of:=[.B160]-[.G160]" table:style-name="ce30">
            <text:p>0.048</text:p>
          </table:table-cell>
          <table:table-cell office:value-type="float" office:value="6.9119999999999999" table:style-name="ce10">
            <text:p>6.912</text:p>
          </table:table-cell>
          <table:table-cell office:value-type="float" office:value="-4.9999999999998934E-3" table:formula="of:=[.B160]-[.I160]" table:style-name="ce30">
            <text:p>-0.005</text:p>
          </table:table-cell>
          <table:table-cell office:value-type="float" office:value="4.4146536292971758E-2" table:formula="of:=STDEV(ABS([.D160]);ABS([.F160]);ABS([.H160]);ABS([.J160]))" table:style-name="ce31">
            <text:p>0.044</text:p>
          </table:table-cell>
          <table:table-cell office:value-type="float" office:value="4.6250000000000124E-2" table:formula="of:=(ABS([.D160])+ABS([.F160])+ABS([.H160])+ABS([.J160]))/4" table:style-name="ce31">
            <text:p>0.046</text:p>
          </table:table-cell>
          <table:table-cell office:value-type="float" office:value="0" table:style-name="ce32">
            <text:p>0</text:p>
          </table:table-cell>
          <table:table-cell office:value-type="float" office:value="4.4146536292971758E-2" table:formula="of:=MAX([.M160];[.K160])" table:style-name="ce34">
            <text:p>0.04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5970000000000004" table:style-name="ce10">
            <text:p>7.597</text:p>
          </table:table-cell>
          <table:table-cell office:value-type="float" office:value="7.5439999999999996" table:style-name="ce10">
            <text:p>7.544</text:p>
          </table:table-cell>
          <table:table-cell office:value-type="float" office:value="5.3000000000000824E-2" table:formula="of:=[.B161]-[.C161]" table:style-name="ce30">
            <text:p>0.053</text:p>
          </table:table-cell>
          <table:table-cell office:value-type="float" office:value="7.6920000000000002" table:style-name="ce10">
            <text:p>7.692</text:p>
          </table:table-cell>
          <table:table-cell office:value-type="float" office:value="-9.4999999999999751E-2" table:formula="of:=[.B161]-[.E161]" table:style-name="ce30">
            <text:p>-0.095</text:p>
          </table:table-cell>
          <table:table-cell office:value-type="float" office:value="7.5540000000000003" table:style-name="ce10">
            <text:p>7.554</text:p>
          </table:table-cell>
          <table:table-cell office:value-type="float" office:value="4.3000000000000149E-2" table:formula="of:=[.B161]-[.G161]" table:style-name="ce30">
            <text:p>0.043</text:p>
          </table:table-cell>
          <table:table-cell office:value-type="float" office:value="7.5490000000000004" table:style-name="ce10">
            <text:p>7.549</text:p>
          </table:table-cell>
          <table:table-cell office:value-type="float" office:value="4.8000000000000043E-2" table:formula="of:=[.B161]-[.I161]" table:style-name="ce30">
            <text:p>0.048</text:p>
          </table:table-cell>
          <table:table-cell office:value-type="float" office:value="2.3851974062258561E-2" table:formula="of:=STDEV(ABS([.D161]);ABS([.F161]);ABS([.H161]);ABS([.J161]))" table:style-name="ce31">
            <text:p>0.024</text:p>
          </table:table-cell>
          <table:table-cell office:value-type="float" office:value="5.9750000000000192E-2" table:formula="of:=(ABS([.D161])+ABS([.F161])+ABS([.H161])+ABS([.J161]))/4" table:style-name="ce31">
            <text:p>0.060</text:p>
          </table:table-cell>
          <table:table-cell office:value-type="float" office:value="0.126" table:style-name="ce32">
            <text:p>0.126</text:p>
          </table:table-cell>
          <table:table-cell office:value-type="float" office:value="0.126" table:formula="of:=MAX([.M161];[.K161])" table:style-name="ce34">
            <text:p>0.12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1440000000000001" table:style-name="ce10">
            <text:p>6.144</text:p>
          </table:table-cell>
          <table:table-cell office:value-type="float" office:value="6.2930000000000001" table:style-name="ce10">
            <text:p>6.293</text:p>
          </table:table-cell>
          <table:table-cell office:value-type="float" office:value="-0.14900000000000002" table:formula="of:=[.B162]-[.C162]" table:style-name="ce30">
            <text:p>-0.149</text:p>
          </table:table-cell>
          <table:table-cell office:value-type="float" office:value="6.0640000000000001" table:style-name="ce10">
            <text:p>6.064</text:p>
          </table:table-cell>
          <table:table-cell office:value-type="float" office:value="8.0000000000000071E-2" table:formula="of:=[.B162]-[.E162]" table:style-name="ce30">
            <text:p>0.08</text:p>
          </table:table-cell>
          <table:table-cell office:value-type="float" office:value="6.0419999999999998" table:style-name="ce10">
            <text:p>6.042</text:p>
          </table:table-cell>
          <table:table-cell office:value-type="float" office:value="0.10200000000000031" table:formula="of:=[.B162]-[.G162]" table:style-name="ce30">
            <text:p>0.102</text:p>
          </table:table-cell>
          <table:table-cell office:value-type="float" office:value="6.149" table:style-name="ce10">
            <text:p>6.149</text:p>
          </table:table-cell>
          <table:table-cell office:value-type="float" office:value="-4.9999999999998934E-3" table:formula="of:=[.B162]-[.I162]" table:style-name="ce30">
            <text:p>-0.005</text:p>
          </table:table-cell>
          <table:table-cell office:value-type="float" office:value="6.0016664352494711E-2" table:formula="of:=STDEV(ABS([.D162]);ABS([.F162]);ABS([.H162]);ABS([.J162]))" table:style-name="ce31">
            <text:p>0.060</text:p>
          </table:table-cell>
          <table:table-cell office:value-type="float" office:value="8.4000000000000075E-2" table:formula="of:=(ABS([.D162])+ABS([.F162])+ABS([.H162])+ABS([.J162]))/4" table:style-name="ce31">
            <text:p>0.084</text:p>
          </table:table-cell>
          <table:table-cell office:value-type="float" office:value="0.13500000000000001" table:style-name="ce32">
            <text:p>0.135</text:p>
          </table:table-cell>
          <table:table-cell office:value-type="float" office:value="0.13500000000000001" table:formula="of:=MAX([.M162];[.K162])" table:style-name="ce34">
            <text:p>0.13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0759999999999996" table:style-name="ce10">
            <text:p>5.076</text:p>
          </table:table-cell>
          <table:table-cell office:value-type="float" office:value="5.274" table:style-name="ce10">
            <text:p>5.274</text:p>
          </table:table-cell>
          <table:table-cell office:value-type="float" office:value="-0.1980000000000004" table:formula="of:=[.B163]-[.C163]" table:style-name="ce30">
            <text:p>-0.198</text:p>
          </table:table-cell>
          <table:table-cell office:value-type="float" office:value="5.0819999999999999" table:style-name="ce10">
            <text:p>5.082</text:p>
          </table:table-cell>
          <table:table-cell office:value-type="float" office:value="-6.0000000000002274E-3" table:formula="of:=[.B163]-[.E163]" table:style-name="ce30">
            <text:p>-0.006</text:p>
          </table:table-cell>
          <table:table-cell office:value-type="float" office:value="5.0129999999999999" table:style-name="ce10">
            <text:p>5.013</text:p>
          </table:table-cell>
          <table:table-cell office:value-type="float" office:value="6.2999999999999723E-2" table:formula="of:=[.B163]-[.G163]" table:style-name="ce30">
            <text:p>0.063</text:p>
          </table:table-cell>
          <table:table-cell office:value-type="float" office:value="5.0949999999999998" table:style-name="ce10">
            <text:p>5.095</text:p>
          </table:table-cell>
          <table:table-cell office:value-type="float" office:value="-1.9000000000000128E-2" table:formula="of:=[.B163]-[.I163]" table:style-name="ce30">
            <text:p>-0.019</text:p>
          </table:table-cell>
          <table:table-cell office:value-type="float" office:value="8.7789521014754485E-2" table:formula="of:=STDEV(ABS([.D163]);ABS([.F163]);ABS([.H163]);ABS([.J163]))" table:style-name="ce31">
            <text:p>0.088</text:p>
          </table:table-cell>
          <table:table-cell office:value-type="float" office:value="7.1500000000000119E-2" table:formula="of:=(ABS([.D163])+ABS([.F163])+ABS([.H163])+ABS([.J163]))/4" table:style-name="ce31">
            <text:p>0.072</text:p>
          </table:table-cell>
          <table:table-cell office:value-type="float" office:value="0.10199999999999999" table:style-name="ce32">
            <text:p>0.102</text:p>
          </table:table-cell>
          <table:table-cell office:value-type="float" office:value="0.10199999999999999" table:formula="of:=MAX([.M163];[.K163])" table:style-name="ce34">
            <text:p>0.10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859" table:style-name="ce10">
            <text:p>4.859</text:p>
          </table:table-cell>
          <table:table-cell office:value-type="float" office:value="4.8239999999999998" table:style-name="ce10">
            <text:p>4.824</text:p>
          </table:table-cell>
          <table:table-cell office:value-type="float" office:value="3.5000000000000142E-2" table:formula="of:=[.B164]-[.C164]" table:style-name="ce30">
            <text:p>0.035</text:p>
          </table:table-cell>
          <table:table-cell office:value-type="float" office:value="5.0910000000000002" table:style-name="ce10">
            <text:p>5.091</text:p>
          </table:table-cell>
          <table:table-cell office:value-type="float" office:value="-0.23200000000000021" table:formula="of:=[.B164]-[.E164]" table:style-name="ce30">
            <text:p>-0.232</text:p>
          </table:table-cell>
          <table:table-cell office:value-type="float" office:value="4.806" table:style-name="ce10">
            <text:p>4.806</text:p>
          </table:table-cell>
          <table:table-cell office:value-type="float" office:value="5.2999999999999936E-2" table:formula="of:=[.B164]-[.G164]" table:style-name="ce30">
            <text:p>0.053</text:p>
          </table:table-cell>
          <table:table-cell office:value-type="float" office:value="4.7960000000000003" table:style-name="ce10">
            <text:p>4.796</text:p>
          </table:table-cell>
          <table:table-cell office:value-type="float" office:value="6.2999999999999723E-2" table:formula="of:=[.B164]-[.I164]" table:style-name="ce30">
            <text:p>0.063</text:p>
          </table:table-cell>
          <table:table-cell office:value-type="float" office:value="9.1569190597420302E-2" table:formula="of:=STDEV(ABS([.D164]);ABS([.F164]);ABS([.H164]);ABS([.J164]))" table:style-name="ce31">
            <text:p>0.092</text:p>
          </table:table-cell>
          <table:table-cell office:value-type="float" office:value="9.5750000000000002E-2" table:formula="of:=(ABS([.D164])+ABS([.F164])+ABS([.H164])+ABS([.J164]))/4" table:style-name="ce31">
            <text:p>0.096</text:p>
          </table:table-cell>
          <table:table-cell office:value-type="float" office:value="0.26700000000000002" table:style-name="ce32">
            <text:p>0.267</text:p>
          </table:table-cell>
          <table:table-cell office:value-type="float" office:value="0.26700000000000002" table:formula="of:=MAX([.M164];[.K164])" table:style-name="ce34">
            <text:p>0.26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2640000000000002" table:style-name="ce10">
            <text:p>7.264</text:p>
          </table:table-cell>
          <table:table-cell office:value-type="float" office:value="7.3410000000000002" table:style-name="ce10">
            <text:p>7.341</text:p>
          </table:table-cell>
          <table:table-cell office:value-type="float" office:value="-7.6999999999999957E-2" table:formula="of:=[.B165]-[.C165]" table:style-name="ce30">
            <text:p>-0.077</text:p>
          </table:table-cell>
          <table:table-cell office:value-type="float" office:value="7.3319999999999999" table:style-name="ce10">
            <text:p>7.332</text:p>
          </table:table-cell>
          <table:table-cell office:value-type="float" office:value="-6.7999999999999616E-2" table:formula="of:=[.B165]-[.E165]" table:style-name="ce30">
            <text:p>-0.068</text:p>
          </table:table-cell>
          <table:table-cell office:value-type="float" office:value="7.1870000000000003" table:style-name="ce10">
            <text:p>7.187</text:p>
          </table:table-cell>
          <table:table-cell office:value-type="float" office:value="7.6999999999999957E-2" table:formula="of:=[.B165]-[.G165]" table:style-name="ce30">
            <text:p>0.077</text:p>
          </table:table-cell>
          <table:table-cell office:value-type="float" office:value="7.2430000000000003" table:style-name="ce10">
            <text:p>7.243</text:p>
          </table:table-cell>
          <table:table-cell office:value-type="float" office:value="2.0999999999999908E-2" table:formula="of:=[.B165]-[.I165]" table:style-name="ce30">
            <text:p>0.021</text:p>
          </table:table-cell>
          <table:table-cell office:value-type="float" office:value="2.6837473800639281E-2" table:formula="of:=STDEV(ABS([.D165]);ABS([.F165]);ABS([.H165]);ABS([.J165]))" table:style-name="ce31">
            <text:p>0.027</text:p>
          </table:table-cell>
          <table:table-cell office:value-type="float" office:value="6.074999999999986E-2" table:formula="of:=(ABS([.D165])+ABS([.F165])+ABS([.H165])+ABS([.J165]))/4" table:style-name="ce31">
            <text:p>0.061</text:p>
          </table:table-cell>
          <table:table-cell office:value-type="float" office:value="0.14899999999999999" table:style-name="ce32">
            <text:p>0.149</text:p>
          </table:table-cell>
          <table:table-cell office:value-type="float" office:value="0.14899999999999999" table:formula="of:=MAX([.M165];[.K165])" table:style-name="ce34">
            <text:p>0.14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1219999999999999" table:style-name="ce10">
            <text:p>7.122</text:p>
          </table:table-cell>
          <table:table-cell office:value-type="float" office:value="6.9770000000000003" table:style-name="ce10">
            <text:p>6.977</text:p>
          </table:table-cell>
          <table:table-cell office:value-type="float" office:value="0.14499999999999957" table:formula="of:=[.B166]-[.C166]" table:style-name="ce30">
            <text:p>0.145</text:p>
          </table:table-cell>
          <table:table-cell office:value-type="float" office:value="7.4240000000000004" table:style-name="ce10">
            <text:p>7.424</text:p>
          </table:table-cell>
          <table:table-cell office:value-type="float" office:value="-0.30200000000000049" table:formula="of:=[.B166]-[.E166]" table:style-name="ce30">
            <text:p>-0.302</text:p>
          </table:table-cell>
          <table:table-cell office:value-type="float" office:value="7.0780000000000003" table:style-name="ce10">
            <text:p>7.078</text:p>
          </table:table-cell>
          <table:table-cell office:value-type="float" office:value="4.3999999999999595E-2" table:formula="of:=[.B166]-[.G166]" table:style-name="ce30">
            <text:p>0.044</text:p>
          </table:table-cell>
          <table:table-cell office:value-type="float" office:value="7.04" table:style-name="ce10">
            <text:p>7.04</text:p>
          </table:table-cell>
          <table:table-cell office:value-type="float" office:value="8.1999999999999851E-2" table:formula="of:=[.B166]-[.I166]" table:style-name="ce30">
            <text:p>0.082</text:p>
          </table:table-cell>
          <table:table-cell office:value-type="float" office:value="0.11373470593153799" table:formula="of:=STDEV(ABS([.D166]);ABS([.F166]);ABS([.H166]);ABS([.J166]))" table:style-name="ce31">
            <text:p>0.114</text:p>
          </table:table-cell>
          <table:table-cell office:value-type="float" office:value="0.14324999999999988" table:formula="of:=(ABS([.D166])+ABS([.F166])+ABS([.H166])+ABS([.J166]))/4" table:style-name="ce31">
            <text:p>0.143</text:p>
          </table:table-cell>
          <table:table-cell office:value-type="float" office:value="9.8000000000000004E-2" table:style-name="ce32">
            <text:p>0.098</text:p>
          </table:table-cell>
          <table:table-cell office:value-type="float" office:value="0.11373470593153799" table:formula="of:=MAX([.M166];[.K166])" table:style-name="ce34">
            <text:p>0.11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1379999999999999" table:style-name="ce10">
            <text:p>6.138</text:p>
          </table:table-cell>
          <table:table-cell office:value-type="float" office:value="6.1859999999999999" table:style-name="ce10">
            <text:p>6.186</text:p>
          </table:table-cell>
          <table:table-cell office:value-type="float" office:value="-4.8000000000000043E-2" table:formula="of:=[.B167]-[.C167]" table:style-name="ce30">
            <text:p>-0.048</text:p>
          </table:table-cell>
          <table:table-cell office:value-type="float" office:value="6.258" table:style-name="ce10">
            <text:p>6.258</text:p>
          </table:table-cell>
          <table:table-cell office:value-type="float" office:value="-0.12000000000000011" table:formula="of:=[.B167]-[.E167]" table:style-name="ce30">
            <text:p>-0.12</text:p>
          </table:table-cell>
          <table:table-cell office:value-type="float" office:value="6.0570000000000004" table:style-name="ce10">
            <text:p>6.057</text:p>
          </table:table-cell>
          <table:table-cell office:value-type="float" office:value="8.0999999999999517E-2" table:formula="of:=[.B167]-[.G167]" table:style-name="ce30">
            <text:p>0.081</text:p>
          </table:table-cell>
          <table:table-cell office:value-type="float" office:value="6.1050000000000004" table:style-name="ce10">
            <text:p>6.105</text:p>
          </table:table-cell>
          <table:table-cell office:value-type="float" office:value="3.2999999999999474E-2" table:formula="of:=[.B167]-[.I167]" table:style-name="ce30">
            <text:p>0.033</text:p>
          </table:table-cell>
          <table:table-cell office:value-type="float" office:value="3.8613469152615813E-2" table:formula="of:=STDEV(ABS([.D167]);ABS([.F167]);ABS([.H167]);ABS([.J167]))" table:style-name="ce31">
            <text:p>0.039</text:p>
          </table:table-cell>
          <table:table-cell office:value-type="float" office:value="7.0499999999999785E-2" table:formula="of:=(ABS([.D167])+ABS([.F167])+ABS([.H167])+ABS([.J167]))/4" table:style-name="ce31">
            <text:p>0.070</text:p>
          </table:table-cell>
          <table:table-cell office:value-type="float" office:value="0.128" table:style-name="ce32">
            <text:p>0.128</text:p>
          </table:table-cell>
          <table:table-cell office:value-type="float" office:value="0.128" table:formula="of:=MAX([.M167];[.K167])" table:style-name="ce34">
            <text:p>0.12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ERI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9580000000000002" table:style-name="ce10">
            <text:p>8.958</text:p>
          </table:table-cell>
          <table:table-cell office:value-type="float" office:value="8.9649999999999999" table:style-name="ce10">
            <text:p>8.965</text:p>
          </table:table-cell>
          <table:table-cell office:value-type="float" office:value="-6.9999999999996732E-3" table:formula="of:=[.B171]-[.C171]" table:style-name="ce30">
            <text:p>-0.007</text:p>
          </table:table-cell>
          <table:table-cell office:value-type="float" office:value="9.0280000000000005" table:style-name="ce10">
            <text:p>9.028</text:p>
          </table:table-cell>
          <table:table-cell office:value-type="float" office:value="-7.0000000000000284E-2" table:formula="of:=[.B171]-[.E171]" table:style-name="ce30">
            <text:p>-0.07</text:p>
          </table:table-cell>
          <table:table-cell office:value-type="float" office:value="8.9570000000000007" table:style-name="ce10">
            <text:p>8.957</text:p>
          </table:table-cell>
          <table:table-cell office:value-type="float" office:value="9.9999999999944578E-4" table:formula="of:=[.B171]-[.G171]" table:style-name="ce30">
            <text:p>0.001</text:p>
          </table:table-cell>
          <table:table-cell office:value-type="float" office:value="8.9740000000000002" table:style-name="ce10">
            <text:p>8.974</text:p>
          </table:table-cell>
          <table:table-cell office:value-type="float" office:value="-1.6000000000000014E-2" table:formula="of:=[.B171]-[.I171]" table:style-name="ce30">
            <text:p>-0.016</text:p>
          </table:table-cell>
          <table:table-cell office:value-type="float" office:value="3.1606961258558539E-2" table:formula="of:=STDEV(ABS([.D171]);ABS([.F171]);ABS([.H171]);ABS([.J171]))" table:style-name="ce31">
            <text:p>0.032</text:p>
          </table:table-cell>
          <table:table-cell office:value-type="float" office:value="2.3499999999999854E-2" table:formula="of:=(ABS([.D171])+ABS([.F171])+ABS([.H171])+ABS([.J171]))/4" table:style-name="ce31">
            <text:p>0.023</text:p>
          </table:table-cell>
          <table:table-cell office:value-type="float" office:value="7.5999999999999998E-2" table:style-name="ce32">
            <text:p>0.076</text:p>
          </table:table-cell>
          <table:table-cell office:value-type="float" office:value="7.5999999999999998E-2" table:formula="of:=MAX([.M171];[.K171])" table:style-name="ce34">
            <text:p>0.07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3819999999999997" table:style-name="ce10">
            <text:p>6.382</text:p>
          </table:table-cell>
          <table:table-cell office:value-type="float" office:value="6.4180000000000001" table:style-name="ce10">
            <text:p>6.418</text:p>
          </table:table-cell>
          <table:table-cell office:value-type="float" office:value="-3.6000000000000476E-2" table:formula="of:=[.B172]-[.C172]" table:style-name="ce30">
            <text:p>-0.036</text:p>
          </table:table-cell>
          <table:table-cell office:value-type="float" office:value="6.3689999999999998" table:style-name="ce10">
            <text:p>6.369</text:p>
          </table:table-cell>
          <table:table-cell office:value-type="float" office:value="1.2999999999999901E-2" table:formula="of:=[.B172]-[.E172]" table:style-name="ce30">
            <text:p>0.013</text:p>
          </table:table-cell>
          <table:table-cell office:value-type="float" office:value="6.37" table:style-name="ce10">
            <text:p>6.37</text:p>
          </table:table-cell>
          <table:table-cell office:value-type="float" office:value="1.1999999999999567E-2" table:formula="of:=[.B172]-[.G172]" table:style-name="ce30">
            <text:p>0.012</text:p>
          </table:table-cell>
          <table:table-cell office:value-type="float" office:value="6.3810000000000002" table:style-name="ce10">
            <text:p>6.381</text:p>
          </table:table-cell>
          <table:table-cell office:value-type="float" office:value="9.9999999999944578E-4" table:formula="of:=[.B172]-[.I172]" table:style-name="ce30">
            <text:p>0.001</text:p>
          </table:table-cell>
          <table:table-cell office:value-type="float" office:value="1.4708274315273917E-2" table:formula="of:=STDEV(ABS([.D172]);ABS([.F172]);ABS([.H172]);ABS([.J172]))" table:style-name="ce31">
            <text:p>0.015</text:p>
          </table:table-cell>
          <table:table-cell office:value-type="float" office:value="1.5499999999999847E-2" table:formula="of:=(ABS([.D172])+ABS([.F172])+ABS([.H172])+ABS([.J172]))/4" table:style-name="ce31">
            <text:p>0.015</text:p>
          </table:table-cell>
          <table:table-cell office:value-type="float" office:value="2.8000000000000001E-2" table:style-name="ce32">
            <text:p>0.028</text:p>
          </table:table-cell>
          <table:table-cell office:value-type="float" office:value="2.8000000000000001E-2" table:formula="of:=MAX([.M172];[.K172])" table:style-name="ce34">
            <text:p>0.02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750000000000002" table:style-name="ce10">
            <text:p>7.575</text:p>
          </table:table-cell>
          <table:table-cell office:value-type="float" office:value="7.5910000000000002" table:style-name="ce10">
            <text:p>7.591</text:p>
          </table:table-cell>
          <table:table-cell office:value-type="float" office:value="-1.6000000000000014E-2" table:formula="of:=[.B173]-[.C173]" table:style-name="ce30">
            <text:p>-0.016</text:p>
          </table:table-cell>
          <table:table-cell office:value-type="float" office:value="7.5609999999999999" table:style-name="ce10">
            <text:p>7.561</text:p>
          </table:table-cell>
          <table:table-cell office:value-type="float" office:value="1.4000000000000234E-2" table:formula="of:=[.B173]-[.E173]" table:style-name="ce30">
            <text:p>0.014</text:p>
          </table:table-cell>
          <table:table-cell office:value-type="float" office:value="7.5620000000000003" table:style-name="ce10">
            <text:p>7.562</text:p>
          </table:table-cell>
          <table:table-cell office:value-type="float" office:value="1.2999999999999901E-2" table:formula="of:=[.B173]-[.G173]" table:style-name="ce30">
            <text:p>0.013</text:p>
          </table:table-cell>
          <table:table-cell office:value-type="float" office:value="7.5819999999999999" table:style-name="ce10">
            <text:p>7.582</text:p>
          </table:table-cell>
          <table:table-cell office:value-type="float" office:value="-6.9999999999996732E-3" table:formula="of:=[.B173]-[.I173]" table:style-name="ce30">
            <text:p>-0.007</text:p>
          </table:table-cell>
          <table:table-cell office:value-type="float" office:value="3.8729833462076038E-3" table:formula="of:=STDEV(ABS([.D173]);ABS([.F173]);ABS([.H173]);ABS([.J173]))" table:style-name="ce31">
            <text:p>0.004</text:p>
          </table:table-cell>
          <table:table-cell office:value-type="float" office:value="1.2499999999999956E-2" table:formula="of:=(ABS([.D173])+ABS([.F173])+ABS([.H173])+ABS([.J173]))/4" table:style-name="ce31">
            <text:p>0.013</text:p>
          </table:table-cell>
          <table:table-cell office:value-type="float" office:value="2.5999999999999999E-2" table:style-name="ce32">
            <text:p>0.026</text:p>
          </table:table-cell>
          <table:table-cell office:value-type="float" office:value="2.5999999999999999E-2" table:formula="of:=MAX([.M173];[.K173])" table:style-name="ce34">
            <text:p>0.02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649" table:style-name="ce10">
            <text:p>6.649</text:p>
          </table:table-cell>
          <table:table-cell office:value-type="float" office:value="6.6779999999999999" table:style-name="ce10">
            <text:p>6.678</text:p>
          </table:table-cell>
          <table:table-cell office:value-type="float" office:value="-2.8999999999999915E-2" table:formula="of:=[.B174]-[.C174]" table:style-name="ce30">
            <text:p>-0.029</text:p>
          </table:table-cell>
          <table:table-cell office:value-type="float" office:value="6.6379999999999999" table:style-name="ce10">
            <text:p>6.638</text:p>
          </table:table-cell>
          <table:table-cell office:value-type="float" office:value="1.1000000000000121E-2" table:formula="of:=[.B174]-[.E174]" table:style-name="ce30">
            <text:p>0.011</text:p>
          </table:table-cell>
          <table:table-cell office:value-type="float" office:value="6.6390000000000002" table:style-name="ce10">
            <text:p>6.639</text:p>
          </table:table-cell>
          <table:table-cell office:value-type="float" office:value="9.9999999999997868E-3" table:formula="of:=[.B174]-[.G174]" table:style-name="ce30">
            <text:p>0.01</text:p>
          </table:table-cell>
          <table:table-cell office:value-type="float" office:value="6.649" table:style-name="ce10">
            <text:p>6.649</text:p>
          </table:table-cell>
          <table:table-cell office:value-type="float" office:value="0" table:formula="of:=[.B174]-[.I174]" table:style-name="ce30">
            <text:p>0</text:p>
          </table:table-cell>
          <table:table-cell office:value-type="float" office:value="1.2069244660154421E-2" table:formula="of:=STDEV(ABS([.D174]);ABS([.F174]);ABS([.H174]);ABS([.J174]))" table:style-name="ce31">
            <text:p>0.012</text:p>
          </table:table-cell>
          <table:table-cell office:value-type="float" office:value="1.2499999999999956E-2" table:formula="of:=(ABS([.D174])+ABS([.F174])+ABS([.H174])+ABS([.J174]))/4" table:style-name="ce31">
            <text:p>0.013</text:p>
          </table:table-cell>
          <table:table-cell office:value-type="float" office:value="2.5000000000000001E-2" table:style-name="ce32">
            <text:p>0.025</text:p>
          </table:table-cell>
          <table:table-cell office:value-type="float" office:value="2.5000000000000001E-2" table:formula="of:=MAX([.M174];[.K174])" table:style-name="ce34">
            <text:p>0.02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734" table:style-name="ce10">
            <text:p>7.734</text:p>
          </table:table-cell>
          <table:table-cell office:value-type="float" office:value="7.7149999999999999" table:style-name="ce10">
            <text:p>7.715</text:p>
          </table:table-cell>
          <table:table-cell office:value-type="float" office:value="1.9000000000000128E-2" table:formula="of:=[.B175]-[.C175]" table:style-name="ce30">
            <text:p>0.019</text:p>
          </table:table-cell>
          <table:table-cell office:value-type="float" office:value="7.7539999999999996" table:style-name="ce10">
            <text:p>7.754</text:p>
          </table:table-cell>
          <table:table-cell office:value-type="float" office:value="-1.9999999999999574E-2" table:formula="of:=[.B175]-[.E175]" table:style-name="ce30">
            <text:p>-0.02</text:p>
          </table:table-cell>
          <table:table-cell office:value-type="float" office:value="7.726" table:style-name="ce10">
            <text:p>7.726</text:p>
          </table:table-cell>
          <table:table-cell office:value-type="float" office:value="8.0000000000000071E-3" table:formula="of:=[.B175]-[.G175]" table:style-name="ce30">
            <text:p>0.008</text:p>
          </table:table-cell>
          <table:table-cell office:value-type="float" office:value="7.7480000000000002" table:style-name="ce10">
            <text:p>7.748</text:p>
          </table:table-cell>
          <table:table-cell office:value-type="float" office:value="-1.4000000000000234E-2" table:formula="of:=[.B175]-[.I175]" table:style-name="ce30">
            <text:p>-0.014</text:p>
          </table:table-cell>
          <table:table-cell office:value-type="float" office:value="5.4999999999998887E-3" table:formula="of:=STDEV(ABS([.D175]);ABS([.F175]);ABS([.H175]);ABS([.J175]))" table:style-name="ce31">
            <text:p>0.005</text:p>
          </table:table-cell>
          <table:table-cell office:value-type="float" office:value="1.5249999999999986E-2" table:formula="of:=(ABS([.D175])+ABS([.F175])+ABS([.H175])+ABS([.J175]))/4" table:style-name="ce31">
            <text:p>0.015</text:p>
          </table:table-cell>
          <table:table-cell office:value-type="float" office:value="9.2999999999999999E-2" table:style-name="ce32">
            <text:p>0.093</text:p>
          </table:table-cell>
          <table:table-cell office:value-type="float" office:value="9.2999999999999999E-2" table:formula="of:=MAX([.M175];[.K175])" table:style-name="ce34">
            <text:p>0.09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2489999999999997" table:style-name="ce10">
            <text:p>6.249</text:p>
          </table:table-cell>
          <table:table-cell office:value-type="float" office:value="6.29" table:style-name="ce10">
            <text:p>6.29</text:p>
          </table:table-cell>
          <table:table-cell office:value-type="float" office:value="-4.1000000000000369E-2" table:formula="of:=[.B176]-[.C176]" table:style-name="ce30">
            <text:p>-0.041</text:p>
          </table:table-cell>
          <table:table-cell office:value-type="float" office:value="6.2140000000000004" table:style-name="ce10">
            <text:p>6.214</text:p>
          </table:table-cell>
          <table:table-cell office:value-type="float" office:value="3.4999999999999254E-2" table:formula="of:=[.B176]-[.E176]" table:style-name="ce30">
            <text:p>0.035</text:p>
          </table:table-cell>
          <table:table-cell office:value-type="float" office:value="6.2249999999999996" table:style-name="ce10">
            <text:p>6.225</text:p>
          </table:table-cell>
          <table:table-cell office:value-type="float" office:value="2.4000000000000021E-2" table:formula="of:=[.B176]-[.G176]" table:style-name="ce30">
            <text:p>0.024</text:p>
          </table:table-cell>
          <table:table-cell office:value-type="float" office:value="6.2510000000000003" table:style-name="ce10">
            <text:p>6.251</text:p>
          </table:table-cell>
          <table:table-cell office:value-type="float" office:value="-2.0000000000006679E-3" table:formula="of:=[.B176]-[.I176]" table:style-name="ce30">
            <text:p>-0.002</text:p>
          </table:table-cell>
          <table:table-cell office:value-type="float" office:value="1.7175564037317334E-2" table:formula="of:=STDEV(ABS([.D176]);ABS([.F176]);ABS([.H176]);ABS([.J176]))" table:style-name="ce31">
            <text:p>0.017</text:p>
          </table:table-cell>
          <table:table-cell office:value-type="float" office:value="2.5500000000000078E-2" table:formula="of:=(ABS([.D176])+ABS([.F176])+ABS([.H176])+ABS([.J176]))/4" table:style-name="ce31">
            <text:p>0.026</text:p>
          </table:table-cell>
          <table:table-cell office:value-type="float" office:value="0.121" table:style-name="ce32">
            <text:p>0.121</text:p>
          </table:table-cell>
          <table:table-cell office:value-type="float" office:value="0.121" table:formula="of:=MAX([.M176];[.K176])" table:style-name="ce34">
            <text:p>0.12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0270000000000001" table:style-name="ce10">
            <text:p>5.027</text:p>
          </table:table-cell>
          <table:table-cell office:value-type="float" office:value="5.0819999999999999" table:style-name="ce10">
            <text:p>5.082</text:p>
          </table:table-cell>
          <table:table-cell office:value-type="float" office:value="-5.4999999999999716E-2" table:formula="of:=[.B177]-[.C177]" table:style-name="ce30">
            <text:p>-0.055</text:p>
          </table:table-cell>
          <table:table-cell office:value-type="float" office:value="5.0289999999999999" table:style-name="ce10">
            <text:p>5.029</text:p>
          </table:table-cell>
          <table:table-cell office:value-type="float" office:value="-1.9999999999997797E-3" table:formula="of:=[.B177]-[.E177]" table:style-name="ce30">
            <text:p>-0.002</text:p>
          </table:table-cell>
          <table:table-cell office:value-type="float" office:value="5.0119999999999996" table:style-name="ce10">
            <text:p>5.012</text:p>
          </table:table-cell>
          <table:table-cell office:value-type="float" office:value="1.5000000000000568E-2" table:formula="of:=[.B177]-[.G177]" table:style-name="ce30">
            <text:p>0.015</text:p>
          </table:table-cell>
          <table:table-cell office:value-type="float" office:value="5.0250000000000004" table:style-name="ce10">
            <text:p>5.025</text:p>
          </table:table-cell>
          <table:table-cell office:value-type="float" office:value="1.9999999999997797E-3" table:formula="of:=[.B177]-[.I177]" table:style-name="ce30">
            <text:p>0.002</text:p>
          </table:table-cell>
          <table:table-cell office:value-type="float" office:value="2.5093159758521111E-2" table:formula="of:=STDEV(ABS([.D177]);ABS([.F177]);ABS([.H177]);ABS([.J177]))" table:style-name="ce31">
            <text:p>0.025</text:p>
          </table:table-cell>
          <table:table-cell office:value-type="float" office:value="1.8499999999999961E-2" table:formula="of:=(ABS([.D177])+ABS([.F177])+ABS([.H177])+ABS([.J177]))/4" table:style-name="ce31">
            <text:p>0.019</text:p>
          </table:table-cell>
          <table:table-cell office:value-type="float" office:value="0.114" table:style-name="ce32">
            <text:p>0.114</text:p>
          </table:table-cell>
          <table:table-cell office:value-type="float" office:value="0.114" table:formula="of:=MAX([.M177];[.K177])" table:style-name="ce34">
            <text:p>0.11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2009999999999996" table:style-name="ce10">
            <text:p>5.201</text:p>
          </table:table-cell>
          <table:table-cell office:value-type="float" office:value="5.1909999999999998" table:style-name="ce10">
            <text:p>5.191</text:p>
          </table:table-cell>
          <table:table-cell office:value-type="float" office:value="9.9999999999997868E-3" table:formula="of:=[.B178]-[.C178]" table:style-name="ce30">
            <text:p>0.01</text:p>
          </table:table-cell>
          <table:table-cell office:value-type="float" office:value="5.266" table:style-name="ce10">
            <text:p>5.266</text:p>
          </table:table-cell>
          <table:table-cell office:value-type="float" office:value="-6.5000000000000391E-2" table:formula="of:=[.B178]-[.E178]" table:style-name="ce30">
            <text:p>-0.065</text:p>
          </table:table-cell>
          <table:table-cell office:value-type="float" office:value="5.1870000000000003" table:style-name="ce10">
            <text:p>5.187</text:p>
          </table:table-cell>
          <table:table-cell office:value-type="float" office:value="1.3999999999999346E-2" table:formula="of:=[.B178]-[.G178]" table:style-name="ce30">
            <text:p>0.014</text:p>
          </table:table-cell>
          <table:table-cell office:value-type="float" office:value="5.2190000000000003" table:style-name="ce10">
            <text:p>5.219</text:p>
          </table:table-cell>
          <table:table-cell office:value-type="float" office:value="-1.8000000000000682E-2" table:formula="of:=[.B178]-[.I178]" table:style-name="ce30">
            <text:p>-0.018</text:p>
          </table:table-cell>
          <table:table-cell office:value-type="float" office:value="2.5708299567779289E-2" table:formula="of:=STDEV(ABS([.D178]);ABS([.F178]);ABS([.H178]);ABS([.J178]))" table:style-name="ce31">
            <text:p>0.026</text:p>
          </table:table-cell>
          <table:table-cell office:value-type="float" office:value="2.6750000000000052E-2" table:formula="of:=(ABS([.D178])+ABS([.F178])+ABS([.H178])+ABS([.J178]))/4" table:style-name="ce31">
            <text:p>0.027</text:p>
          </table:table-cell>
          <table:table-cell office:value-type="float" office:value="6.4000000000000001E-2" table:style-name="ce32">
            <text:p>0.064</text:p>
          </table:table-cell>
          <table:table-cell office:value-type="float" office:value="6.4000000000000001E-2" table:formula="of:=MAX([.M178];[.K178])" table:style-name="ce34">
            <text:p>0.0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51" table:style-name="ce10">
            <text:p>7.51</text:p>
          </table:table-cell>
          <table:table-cell office:value-type="float" office:value="7.524" table:style-name="ce10">
            <text:p>7.524</text:p>
          </table:table-cell>
          <table:table-cell office:value-type="float" office:value="-1.4000000000000234E-2" table:formula="of:=[.B179]-[.C179]" table:style-name="ce30">
            <text:p>-0.014</text:p>
          </table:table-cell>
          <table:table-cell office:value-type="float" office:value="7.5209999999999999" table:style-name="ce10">
            <text:p>7.521</text:p>
          </table:table-cell>
          <table:table-cell office:value-type="float" office:value="-1.1000000000000121E-2" table:formula="of:=[.B179]-[.E179]" table:style-name="ce30">
            <text:p>-0.011</text:p>
          </table:table-cell>
          <table:table-cell office:value-type="float" office:value="7.4880000000000004" table:style-name="ce10">
            <text:p>7.488</text:p>
          </table:table-cell>
          <table:table-cell office:value-type="float" office:value="2.1999999999999353E-2" table:formula="of:=[.B179]-[.G179]" table:style-name="ce30">
            <text:p>0.022</text:p>
          </table:table-cell>
          <table:table-cell office:value-type="float" office:value="7.5190000000000001" table:style-name="ce10">
            <text:p>7.519</text:p>
          </table:table-cell>
          <table:table-cell office:value-type="float" office:value="-9.0000000000003411E-3" table:formula="of:=[.B179]-[.I179]" table:style-name="ce30">
            <text:p>-0.009</text:p>
          </table:table-cell>
          <table:table-cell office:value-type="float" office:value="5.7154760664936619E-3" table:formula="of:=STDEV(ABS([.D179]);ABS([.F179]);ABS([.H179]);ABS([.J179]))" table:style-name="ce31">
            <text:p>0.006</text:p>
          </table:table-cell>
          <table:table-cell office:value-type="float" office:value="1.4000000000000012E-2" table:formula="of:=(ABS([.D179])+ABS([.F179])+ABS([.H179])+ABS([.J179]))/4" table:style-name="ce31">
            <text:p>0.014</text:p>
          </table:table-cell>
          <table:table-cell office:value-type="float" office:value="0.11600000000000001" table:style-name="ce32">
            <text:p>0.116</text:p>
          </table:table-cell>
          <table:table-cell office:value-type="float" office:value="0.11600000000000001" table:formula="of:=MAX([.M179];[.K179])" table:style-name="ce34">
            <text:p>0.11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6020000000000003" table:style-name="ce10">
            <text:p>7.602</text:p>
          </table:table-cell>
          <table:table-cell office:value-type="float" office:value="7.5519999999999996" table:style-name="ce10">
            <text:p>7.552</text:p>
          </table:table-cell>
          <table:table-cell office:value-type="float" office:value="5.0000000000000711E-2" table:formula="of:=[.B180]-[.C180]" table:style-name="ce30">
            <text:p>0.05</text:p>
          </table:table-cell>
          <table:table-cell office:value-type="float" office:value="7.6820000000000004" table:style-name="ce10">
            <text:p>7.682</text:p>
          </table:table-cell>
          <table:table-cell office:value-type="float" office:value="-8.0000000000000071E-2" table:formula="of:=[.B180]-[.E180]" table:style-name="ce30">
            <text:p>-0.08</text:p>
          </table:table-cell>
          <table:table-cell office:value-type="float" office:value="7.5869999999999997" table:style-name="ce10">
            <text:p>7.587</text:p>
          </table:table-cell>
          <table:table-cell office:value-type="float" office:value="1.5000000000000568E-2" table:formula="of:=[.B180]-[.G180]" table:style-name="ce30">
            <text:p>0.015</text:p>
          </table:table-cell>
          <table:table-cell office:value-type="float" office:value="7.6269999999999998" table:style-name="ce10">
            <text:p>7.627</text:p>
          </table:table-cell>
          <table:table-cell office:value-type="float" office:value="-2.4999999999999467E-2" table:formula="of:=[.B180]-[.I180]" table:style-name="ce30">
            <text:p>-0.025</text:p>
          </table:table-cell>
          <table:table-cell office:value-type="float" office:value="2.9011491975882039E-2" table:formula="of:=STDEV(ABS([.D180]);ABS([.F180]);ABS([.H180]);ABS([.J180]))" table:style-name="ce31">
            <text:p>0.029</text:p>
          </table:table-cell>
          <table:table-cell office:value-type="float" office:value="4.2500000000000204E-2" table:formula="of:=(ABS([.D180])+ABS([.F180])+ABS([.H180])+ABS([.J180]))/4" table:style-name="ce31">
            <text:p>0.043</text:p>
          </table:table-cell>
          <table:table-cell office:value-type="float" office:value="0.11" table:style-name="ce32">
            <text:p>0.11</text:p>
          </table:table-cell>
          <table:table-cell office:value-type="float" office:value="0.11" table:formula="of:=MAX([.M180];[.K180])" table:style-name="ce34">
            <text:p>0.11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3239999999999998" table:style-name="ce10">
            <text:p>6.324</text:p>
          </table:table-cell>
          <table:table-cell office:value-type="float" office:value="6.3310000000000004" table:style-name="ce10">
            <text:p>6.331</text:p>
          </table:table-cell>
          <table:table-cell office:value-type="float" office:value="-7.0000000000005613E-3" table:formula="of:=[.B181]-[.C181]" table:style-name="ce30">
            <text:p>-0.007</text:p>
          </table:table-cell>
          <table:table-cell office:value-type="float" office:value="6.3559999999999999" table:style-name="ce10">
            <text:p>6.356</text:p>
          </table:table-cell>
          <table:table-cell office:value-type="float" office:value="-3.2000000000000028E-2" table:formula="of:=[.B181]-[.E181]" table:style-name="ce30">
            <text:p>-0.032</text:p>
          </table:table-cell>
          <table:table-cell office:value-type="float" office:value="6.3040000000000003" table:style-name="ce10">
            <text:p>6.304</text:p>
          </table:table-cell>
          <table:table-cell office:value-type="float" office:value="1.9999999999999574E-2" table:formula="of:=[.B181]-[.G181]" table:style-name="ce30">
            <text:p>0.02</text:p>
          </table:table-cell>
          <table:table-cell office:value-type="float" office:value="6.3360000000000003" table:style-name="ce10">
            <text:p>6.336</text:p>
          </table:table-cell>
          <table:table-cell office:value-type="float" office:value="-1.2000000000000455E-2" table:formula="of:=[.B181]-[.I181]" table:style-name="ce30">
            <text:p>-0.012</text:p>
          </table:table-cell>
          <table:table-cell office:value-type="float" office:value="1.0904891868636775E-2" table:formula="of:=STDEV(ABS([.D181]);ABS([.F181]);ABS([.H181]);ABS([.J181]))" table:style-name="ce31">
            <text:p>0.011</text:p>
          </table:table-cell>
          <table:table-cell office:value-type="float" office:value="1.7750000000000155E-2" table:formula="of:=(ABS([.D181])+ABS([.F181])+ABS([.H181])+ABS([.J181]))/4" table:style-name="ce31">
            <text:p>0.018</text:p>
          </table:table-cell>
          <table:table-cell office:value-type="float" office:value="0.105" table:style-name="ce32">
            <text:p>0.105</text:p>
          </table:table-cell>
          <table:table-cell office:value-type="float" office:value="0.105" table:formula="of:=MAX([.M181];[.K181])" table:style-name="ce34">
            <text:p>0.105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PSC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9760000000000009" table:style-name="ce10">
            <text:p>8.976</text:p>
          </table:table-cell>
          <table:table-cell office:value-type="float" office:value="8.827" table:style-name="ce10">
            <text:p>8.827</text:p>
          </table:table-cell>
          <table:table-cell office:value-type="float" office:value="0.14900000000000091" table:formula="of:=[.B185]-[.C185]" table:style-name="ce30">
            <text:p>0.149</text:p>
          </table:table-cell>
          <table:table-cell office:value-type="float" office:value="8.9600000000000009" table:style-name="ce10">
            <text:p>8.96</text:p>
          </table:table-cell>
          <table:table-cell office:value-type="float" office:value="1.6000000000000014E-2" table:formula="of:=[.B185]-[.E185]" table:style-name="ce30">
            <text:p>0.016</text:p>
          </table:table-cell>
          <table:table-cell office:value-type="float" office:value="8.7989999999999995" table:style-name="ce10">
            <text:p>8.799</text:p>
          </table:table-cell>
          <table:table-cell office:value-type="float" office:value="0.17700000000000138" table:formula="of:=[.B185]-[.G185]" table:style-name="ce30">
            <text:p>0.177</text:p>
          </table:table-cell>
          <table:table-cell office:value-type="float" office:value="8.7710000000000008" table:style-name="ce10">
            <text:p>8.771</text:p>
          </table:table-cell>
          <table:table-cell office:value-type="float" office:value="0.20500000000000007" table:formula="of:=[.B185]-[.I185]" table:style-name="ce30">
            <text:p>0.205</text:p>
          </table:table-cell>
          <table:table-cell office:value-type="float" office:value="8.3683431255336976E-2" table:formula="of:=STDEV(ABS([.D185]);ABS([.F185]);ABS([.H185]);ABS([.J185]))" table:style-name="ce31">
            <text:p>0.084</text:p>
          </table:table-cell>
          <table:table-cell office:value-type="float" office:value="0.13675000000000059" table:formula="of:=(ABS([.D185])+ABS([.F185])+ABS([.H185])+ABS([.J185]))/4" table:style-name="ce31">
            <text:p>0.137</text:p>
          </table:table-cell>
          <table:table-cell office:value-type="float" office:value="2.4E-2" table:style-name="ce32">
            <text:p>0.024</text:p>
          </table:table-cell>
          <table:table-cell office:value-type="float" office:value="8.3683431255336976E-2" table:formula="of:=MAX([.M185];[.K185])" table:style-name="ce34">
            <text:p>0.08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7.1609999999999996" table:style-name="ce10">
            <text:p>7.161</text:p>
          </table:table-cell>
          <table:table-cell office:value-type="float" office:value="6.375" table:style-name="ce10">
            <text:p>6.375</text:p>
          </table:table-cell>
          <table:table-cell office:value-type="float" office:value="0.78599999999999959" table:formula="of:=[.B186]-[.C186]" table:style-name="ce30">
            <text:p>0.786</text:p>
          </table:table-cell>
          <table:table-cell office:value-type="float" office:value="6.2329999999999997" table:style-name="ce10">
            <text:p>6.233</text:p>
          </table:table-cell>
          <table:table-cell office:value-type="float" office:value="0.92799999999999994" table:formula="of:=[.B186]-[.E186]" table:style-name="ce30">
            <text:p>0.928</text:p>
          </table:table-cell>
          <table:table-cell office:value-type="float" office:value="6.2480000000000002" table:style-name="ce10">
            <text:p>6.248</text:p>
          </table:table-cell>
          <table:table-cell office:value-type="float" office:value="0.91299999999999937" table:formula="of:=[.B186]-[.G186]" table:style-name="ce30">
            <text:p>0.913</text:p>
          </table:table-cell>
          <table:table-cell office:value-type="float" office:value="6.2869999999999999" table:style-name="ce10">
            <text:p>6.287</text:p>
          </table:table-cell>
          <table:table-cell office:value-type="float" office:value="0.87399999999999967" table:formula="of:=[.B186]-[.I186]" table:style-name="ce30">
            <text:p>0.874</text:p>
          </table:table-cell>
          <table:table-cell office:value-type="float" office:value="6.3704395452747267E-2" table:formula="of:=STDEV(ABS([.D186]);ABS([.F186]);ABS([.H186]);ABS([.J186]))" table:style-name="ce31">
            <text:p>0.064</text:p>
          </table:table-cell>
          <table:table-cell office:value-type="float" office:value="0.87524999999999964" table:formula="of:=(ABS([.D186])+ABS([.F186])+ABS([.H186])+ABS([.J186]))/4" table:style-name="ce31">
            <text:p>0.875</text:p>
          </table:table-cell>
          <table:table-cell office:value-type="float" office:value="6.9000000000000006E-2" table:style-name="ce32">
            <text:p>0.069</text:p>
          </table:table-cell>
          <table:table-cell office:value-type="float" office:value="6.9000000000000006E-2" table:formula="of:=MAX([.M186];[.K186])" table:style-name="ce34">
            <text:p>0.06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4939999999999998" table:style-name="ce10">
            <text:p>7.494</text:p>
          </table:table-cell>
          <table:table-cell office:value-type="float" office:value="7.5" table:style-name="ce10">
            <text:p>7.5</text:p>
          </table:table-cell>
          <table:table-cell office:value-type="float" office:value="-6.0000000000002274E-3" table:formula="of:=[.B187]-[.C187]" table:style-name="ce30">
            <text:p>-0.006</text:p>
          </table:table-cell>
          <table:table-cell office:value-type="float" office:value="7.5250000000000004" table:style-name="ce10">
            <text:p>7.525</text:p>
          </table:table-cell>
          <table:table-cell office:value-type="float" office:value="-3.1000000000000583E-2" table:formula="of:=[.B187]-[.E187]" table:style-name="ce30">
            <text:p>-0.031</text:p>
          </table:table-cell>
          <table:table-cell office:value-type="float" office:value="7.4660000000000002" table:style-name="ce10">
            <text:p>7.466</text:p>
          </table:table-cell>
          <table:table-cell office:value-type="float" office:value="2.7999999999999581E-2" table:formula="of:=[.B187]-[.G187]" table:style-name="ce30">
            <text:p>0.028</text:p>
          </table:table-cell>
          <table:table-cell office:value-type="float" office:value="7.484" table:style-name="ce10">
            <text:p>7.484</text:p>
          </table:table-cell>
          <table:table-cell office:value-type="float" office:value="9.9999999999997868E-3" table:formula="of:=[.B187]-[.I187]" table:style-name="ce30">
            <text:p>0.01</text:p>
          </table:table-cell>
          <table:table-cell office:value-type="float" office:value="1.2579745625409184E-2" table:formula="of:=STDEV(ABS([.D187]);ABS([.F187]);ABS([.H187]);ABS([.J187]))" table:style-name="ce31">
            <text:p>0.013</text:p>
          </table:table-cell>
          <table:table-cell office:value-type="float" office:value="1.8750000000000044E-2" table:formula="of:=(ABS([.D187])+ABS([.F187])+ABS([.H187])+ABS([.J187]))/4" table:style-name="ce31">
            <text:p>0.019</text:p>
          </table:table-cell>
          <table:table-cell office:value-type="float" office:value="2E-3" table:style-name="ce32">
            <text:p>0.002</text:p>
          </table:table-cell>
          <table:table-cell office:value-type="float" office:value="1.2579745625409184E-2" table:formula="of:=MAX([.M187];[.K187])" table:style-name="ce34">
            <text:p>0.01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7.3120000000000003" table:style-name="ce10">
            <text:p>7.312</text:p>
          </table:table-cell>
          <table:table-cell office:value-type="float" office:value="6.6520000000000001" table:style-name="ce10">
            <text:p>6.652</text:p>
          </table:table-cell>
          <table:table-cell office:value-type="float" office:value="0.66000000000000014" table:formula="of:=[.B188]-[.C188]" table:style-name="ce30">
            <text:p>0.66</text:p>
          </table:table-cell>
          <table:table-cell office:value-type="float" office:value="6.5839999999999996" table:style-name="ce10">
            <text:p>6.584</text:p>
          </table:table-cell>
          <table:table-cell office:value-type="float" office:value="0.72800000000000065" table:formula="of:=[.B188]-[.E188]" table:style-name="ce30">
            <text:p>0.728</text:p>
          </table:table-cell>
          <table:table-cell office:value-type="float" office:value="6.5549999999999997" table:style-name="ce10">
            <text:p>6.555</text:p>
          </table:table-cell>
          <table:table-cell office:value-type="float" office:value="0.75700000000000056" table:formula="of:=[.B188]-[.G188]" table:style-name="ce30">
            <text:p>0.757</text:p>
          </table:table-cell>
          <table:table-cell office:value-type="float" office:value="6.585" table:style-name="ce10">
            <text:p>6.585</text:p>
          </table:table-cell>
          <table:table-cell office:value-type="float" office:value="0.72700000000000031" table:formula="of:=[.B188]-[.I188]" table:style-name="ce30">
            <text:p>0.727</text:p>
          </table:table-cell>
          <table:table-cell office:value-type="float" office:value="4.1093389573831483E-2" table:formula="of:=STDEV(ABS([.D188]);ABS([.F188]);ABS([.H188]);ABS([.J188]))" table:style-name="ce31">
            <text:p>0.041</text:p>
          </table:table-cell>
          <table:table-cell office:value-type="float" office:value="0.71800000000000042" table:formula="of:=(ABS([.D188])+ABS([.F188])+ABS([.H188])+ABS([.J188]))/4" table:style-name="ce31">
            <text:p>0.718</text:p>
          </table:table-cell>
          <table:table-cell office:value-type="float" office:value="3.9E-2" table:style-name="ce32">
            <text:p>0.039</text:p>
          </table:table-cell>
          <table:table-cell office:value-type="float" office:value="4.1093389573831483E-2" table:formula="of:=MAX([.M188];[.K188])" table:style-name="ce34">
            <text:p>0.04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3789999999999996" table:style-name="ce10">
            <text:p>7.379</text:p>
          </table:table-cell>
          <table:table-cell office:value-type="float" office:value="7.4909999999999997" table:style-name="ce10">
            <text:p>7.491</text:p>
          </table:table-cell>
          <table:table-cell office:value-type="float" office:value="-0.1120000000000001" table:formula="of:=[.B189]-[.C189]" table:style-name="ce30">
            <text:p>-0.112</text:p>
          </table:table-cell>
          <table:table-cell office:value-type="float" office:value="7.702" table:style-name="ce10">
            <text:p>7.702</text:p>
          </table:table-cell>
          <table:table-cell office:value-type="float" office:value="-0.3230000000000004" table:formula="of:=[.B189]-[.E189]" table:style-name="ce30">
            <text:p>-0.323</text:p>
          </table:table-cell>
          <table:table-cell office:value-type="float" office:value="7.5670000000000002" table:style-name="ce10">
            <text:p>7.567</text:p>
          </table:table-cell>
          <table:table-cell office:value-type="float" office:value="-0.18800000000000061" table:formula="of:=[.B189]-[.G189]" table:style-name="ce30">
            <text:p>-0.188</text:p>
          </table:table-cell>
          <table:table-cell office:value-type="float" office:value="7.5640000000000001" table:style-name="ce10">
            <text:p>7.564</text:p>
          </table:table-cell>
          <table:table-cell office:value-type="float" office:value="-0.1850000000000005" table:formula="of:=[.B189]-[.I189]" table:style-name="ce30">
            <text:p>-0.185</text:p>
          </table:table-cell>
          <table:table-cell office:value-type="float" office:value="8.7988635629835901E-2" table:formula="of:=STDEV(ABS([.D189]);ABS([.F189]);ABS([.H189]);ABS([.J189]))" table:style-name="ce31">
            <text:p>0.088</text:p>
          </table:table-cell>
          <table:table-cell office:value-type="float" office:value="0.2020000000000004" table:formula="of:=(ABS([.D189])+ABS([.F189])+ABS([.H189])+ABS([.J189]))/4" table:style-name="ce31">
            <text:p>0.202</text:p>
          </table:table-cell>
          <table:table-cell office:value-type="float" office:value="0.124" table:style-name="ce32">
            <text:p>0.124</text:p>
          </table:table-cell>
          <table:table-cell office:value-type="float" office:value="0.124" table:formula="of:=MAX([.M189];[.K189])" table:style-name="ce34">
            <text:p>0.12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7.077" table:style-name="ce10">
            <text:p>7.077</text:p>
          </table:table-cell>
          <table:table-cell office:value-type="float" office:value="6.1050000000000004" table:style-name="ce10">
            <text:p>6.105</text:p>
          </table:table-cell>
          <table:table-cell office:value-type="float" office:value="0.97199999999999953" table:formula="of:=[.B190]-[.C190]" table:style-name="ce30">
            <text:p>0.972</text:p>
          </table:table-cell>
          <table:table-cell office:value-type="float" office:value="5.96" table:style-name="ce10">
            <text:p>5.96</text:p>
          </table:table-cell>
          <table:table-cell office:value-type="float" office:value="1.117" table:formula="of:=[.B190]-[.E190]" table:style-name="ce30">
            <text:p>1.117</text:p>
          </table:table-cell>
          <table:table-cell office:value-type="float" office:value="5.9390000000000001" table:style-name="ce10">
            <text:p>5.939</text:p>
          </table:table-cell>
          <table:table-cell office:value-type="float" office:value="1.1379999999999999" table:formula="of:=[.B190]-[.G190]" table:style-name="ce30">
            <text:p>1.138</text:p>
          </table:table-cell>
          <table:table-cell office:value-type="float" office:value="5.9980000000000002" table:style-name="ce10">
            <text:p>5.998</text:p>
          </table:table-cell>
          <table:table-cell office:value-type="float" office:value="1.0789999999999997" table:formula="of:=[.B190]-[.I190]" table:style-name="ce30">
            <text:p>1.079</text:p>
          </table:table-cell>
          <table:table-cell office:value-type="float" office:value="7.3821857648441055E-2" table:formula="of:=STDEV(ABS([.D190]);ABS([.F190]);ABS([.H190]);ABS([.J190]))" table:style-name="ce31">
            <text:p>0.074</text:p>
          </table:table-cell>
          <table:table-cell office:value-type="float" office:value="1.0764999999999998" table:formula="of:=(ABS([.D190])+ABS([.F190])+ABS([.H190])+ABS([.J190]))/4" table:style-name="ce31">
            <text:p>1.077</text:p>
          </table:table-cell>
          <table:table-cell office:value-type="float" office:value="0.14000000000000001" table:style-name="ce32">
            <text:p>0.14</text:p>
          </table:table-cell>
          <table:table-cell office:value-type="float" office:value="0.14000000000000001" table:formula="of:=MAX([.M190];[.K190])" table:style-name="ce34">
            <text:p>0.14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6.2770000000000001" table:style-name="ce10">
            <text:p>6.277</text:p>
          </table:table-cell>
          <table:table-cell office:value-type="float" office:value="5.0309999999999997" table:style-name="ce10">
            <text:p>5.031</text:p>
          </table:table-cell>
          <table:table-cell office:value-type="float" office:value="1.2460000000000004" table:formula="of:=[.B191]-[.C191]" table:style-name="ce30">
            <text:p>1.246</text:p>
          </table:table-cell>
          <table:table-cell office:value-type="float" office:value="4.9119999999999999" table:style-name="ce10">
            <text:p>4.912</text:p>
          </table:table-cell>
          <table:table-cell office:value-type="float" office:value="1.3650000000000002" table:formula="of:=[.B191]-[.E191]" table:style-name="ce30">
            <text:p>1.365</text:p>
          </table:table-cell>
          <table:table-cell office:value-type="float" office:value="4.8520000000000003" table:style-name="ce10">
            <text:p>4.852</text:p>
          </table:table-cell>
          <table:table-cell office:value-type="float" office:value="1.4249999999999998" table:formula="of:=[.B191]-[.G191]" table:style-name="ce30">
            <text:p>1.425</text:p>
          </table:table-cell>
          <table:table-cell office:value-type="float" office:value="4.8940000000000001" table:style-name="ce10">
            <text:p>4.894</text:p>
          </table:table-cell>
          <table:table-cell office:value-type="float" office:value="1.383" table:formula="of:=[.B191]-[.I191]" table:style-name="ce30">
            <text:p>1.383</text:p>
          </table:table-cell>
          <table:table-cell office:value-type="float" office:value="7.6734933374571726E-2" table:formula="of:=STDEV(ABS([.D191]);ABS([.F191]);ABS([.H191]);ABS([.J191]))" table:style-name="ce31">
            <text:p>0.077</text:p>
          </table:table-cell>
          <table:table-cell office:value-type="float" office:value="1.3547500000000001" table:formula="of:=(ABS([.D191])+ABS([.F191])+ABS([.H191])+ABS([.J191]))/4" table:style-name="ce31">
            <text:p>1.355</text:p>
          </table:table-cell>
          <table:table-cell office:value-type="float" office:value="0.129" table:style-name="ce32">
            <text:p>0.129</text:p>
          </table:table-cell>
          <table:table-cell office:value-type="float" office:value="0.129" table:formula="of:=MAX([.M191];[.K191])" table:style-name="ce34">
            <text:p>0.12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702" table:style-name="ce10">
            <text:p>4.702</text:p>
          </table:table-cell>
          <table:table-cell office:value-type="float" office:value="4.9139999999999997" table:style-name="ce10">
            <text:p>4.914</text:p>
          </table:table-cell>
          <table:table-cell office:value-type="float" office:value="-0.21199999999999974" table:formula="of:=[.B192]-[.C192]" table:style-name="ce30">
            <text:p>-0.212</text:p>
          </table:table-cell>
          <table:table-cell office:value-type="float" office:value="5.1269999999999998" table:style-name="ce10">
            <text:p>5.127</text:p>
          </table:table-cell>
          <table:table-cell office:value-type="float" office:value="-0.42499999999999982" table:formula="of:=[.B192]-[.E192]" table:style-name="ce30">
            <text:p>-0.425</text:p>
          </table:table-cell>
          <table:table-cell office:value-type="float" office:value="4.9269999999999996" table:style-name="ce10">
            <text:p>4.927</text:p>
          </table:table-cell>
          <table:table-cell office:value-type="float" office:value="-0.22499999999999964" table:formula="of:=[.B192]-[.G192]" table:style-name="ce30">
            <text:p>-0.225</text:p>
          </table:table-cell>
          <table:table-cell office:value-type="float" office:value="4.9260000000000002" table:style-name="ce10">
            <text:p>4.926</text:p>
          </table:table-cell>
          <table:table-cell office:value-type="float" office:value="-0.2240000000000002" table:formula="of:=[.B192]-[.I192]" table:style-name="ce30">
            <text:p>-0.224</text:p>
          </table:table-cell>
          <table:table-cell office:value-type="float" office:value="0.10250365847129558" table:formula="of:=STDEV(ABS([.D192]);ABS([.F192]);ABS([.H192]);ABS([.J192]))" table:style-name="ce31">
            <text:p>0.103</text:p>
          </table:table-cell>
          <table:table-cell office:value-type="float" office:value="0.27149999999999985" table:formula="of:=(ABS([.D192])+ABS([.F192])+ABS([.H192])+ABS([.J192]))/4" table:style-name="ce31">
            <text:p>0.272</text:p>
          </table:table-cell>
          <table:table-cell office:value-type="float" office:value="0.19400000000000001" table:style-name="ce32">
            <text:p>0.194</text:p>
          </table:table-cell>
          <table:table-cell office:value-type="float" office:value="0.19400000000000001" table:formula="of:=MAX([.M192];[.K192])" table:style-name="ce34">
            <text:p>0.19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85" table:style-name="ce10">
            <text:p>7.85</text:p>
          </table:table-cell>
          <table:table-cell office:value-type="float" office:value="7.2809999999999997" table:style-name="ce10">
            <text:p>7.281</text:p>
          </table:table-cell>
          <table:table-cell office:value-type="float" office:value="0.56899999999999995" table:formula="of:=[.B193]-[.C193]" table:style-name="ce30">
            <text:p>0.569</text:p>
          </table:table-cell>
          <table:table-cell office:value-type="float" office:value="7.3760000000000003" table:style-name="ce10">
            <text:p>7.376</text:p>
          </table:table-cell>
          <table:table-cell office:value-type="float" office:value="0.47399999999999931" table:formula="of:=[.B193]-[.E193]" table:style-name="ce30">
            <text:p>0.474</text:p>
          </table:table-cell>
          <table:table-cell office:value-type="float" office:value="7.2530000000000001" table:style-name="ce10">
            <text:p>7.253</text:p>
          </table:table-cell>
          <table:table-cell office:value-type="float" office:value="0.59699999999999953" table:formula="of:=[.B193]-[.G193]" table:style-name="ce30">
            <text:p>0.597</text:p>
          </table:table-cell>
          <table:table-cell office:value-type="float" office:value="7.274" table:style-name="ce10">
            <text:p>7.274</text:p>
          </table:table-cell>
          <table:table-cell office:value-type="float" office:value="0.57599999999999962" table:formula="of:=[.B193]-[.I193]" table:style-name="ce30">
            <text:p>0.576</text:p>
          </table:table-cell>
          <table:table-cell office:value-type="float" office:value="5.4644304369257157E-2" table:formula="of:=STDEV(ABS([.D193]);ABS([.F193]);ABS([.H193]);ABS([.J193]))" table:style-name="ce31">
            <text:p>0.055</text:p>
          </table:table-cell>
          <table:table-cell office:value-type="float" office:value="0.5539999999999996" table:formula="of:=(ABS([.D193])+ABS([.F193])+ABS([.H193])+ABS([.J193]))/4" table:style-name="ce31">
            <text:p>0.554</text:p>
          </table:table-cell>
          <table:table-cell office:value-type="float" office:value="0.127" table:style-name="ce32">
            <text:p>0.127</text:p>
          </table:table-cell>
          <table:table-cell office:value-type="float" office:value="0.127" table:formula="of:=MAX([.M193];[.K193])" table:style-name="ce34">
            <text:p>0.12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6.5119999999999996" table:style-name="ce10">
            <text:p>6.512</text:p>
          </table:table-cell>
          <table:table-cell office:value-type="float" office:value="7.2519999999999998" table:style-name="ce10">
            <text:p>7.252</text:p>
          </table:table-cell>
          <table:table-cell office:value-type="float" office:value="-0.74000000000000021" table:formula="of:=[.B194]-[.C194]" table:style-name="ce30">
            <text:p>-0.74</text:p>
          </table:table-cell>
          <table:table-cell office:value-type="float" office:value="7.6840000000000002" table:style-name="ce10">
            <text:p>7.684</text:p>
          </table:table-cell>
          <table:table-cell office:value-type="float" office:value="-1.1720000000000006" table:formula="of:=[.B194]-[.E194]" table:style-name="ce30">
            <text:p>-1.172</text:p>
          </table:table-cell>
          <table:table-cell office:value-type="float" office:value="7.4" table:style-name="ce10">
            <text:p>7.4</text:p>
          </table:table-cell>
          <table:table-cell office:value-type="float" office:value="-0.88800000000000079" table:formula="of:=[.B194]-[.G194]" table:style-name="ce30">
            <text:p>-0.888</text:p>
          </table:table-cell>
          <table:table-cell office:value-type="float" office:value="7.3869999999999996" table:style-name="ce10">
            <text:p>7.387</text:p>
          </table:table-cell>
          <table:table-cell office:value-type="float" office:value="-0.875" table:formula="of:=[.B194]-[.I194]" table:style-name="ce30">
            <text:p>-0.875</text:p>
          </table:table-cell>
          <table:table-cell office:value-type="float" office:value="0.18161015940745215" table:formula="of:=STDEV(ABS([.D194]);ABS([.F194]);ABS([.H194]);ABS([.J194]))" table:style-name="ce31">
            <text:p>0.182</text:p>
          </table:table-cell>
          <table:table-cell office:value-type="float" office:value="0.9187500000000004" table:formula="of:=(ABS([.D194])+ABS([.F194])+ABS([.H194])+ABS([.J194]))/4" table:style-name="ce31">
            <text:p>0.919</text:p>
          </table:table-cell>
          <table:table-cell office:value-type="float" office:value="8.7999999999999995E-2" table:style-name="ce32">
            <text:p>0.088</text:p>
          </table:table-cell>
          <table:table-cell office:value-type="float" office:value="0.18161015940745215" table:formula="of:=MAX([.M194];[.K194])" table:style-name="ce34">
            <text:p>0.18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6260000000000003" table:style-name="ce10">
            <text:p>6.626</text:p>
          </table:table-cell>
          <table:table-cell office:value-type="float" office:value="6.0890000000000004" table:style-name="ce10">
            <text:p>6.089</text:p>
          </table:table-cell>
          <table:table-cell office:value-type="float" office:value="0.53699999999999992" table:formula="of:=[.B195]-[.C195]" table:style-name="ce30">
            <text:p>0.537</text:p>
          </table:table-cell>
          <table:table-cell office:value-type="float" office:value="6.2220000000000004" table:style-name="ce10">
            <text:p>6.222</text:p>
          </table:table-cell>
          <table:table-cell office:value-type="float" office:value="0.40399999999999991" table:formula="of:=[.B195]-[.E195]" table:style-name="ce30">
            <text:p>0.404</text:p>
          </table:table-cell>
          <table:table-cell office:value-type="float" office:value="6.0659999999999998" table:style-name="ce10">
            <text:p>6.066</text:p>
          </table:table-cell>
          <table:table-cell office:value-type="float" office:value="0.5600000000000005" table:formula="of:=[.B195]-[.G195]" table:style-name="ce30">
            <text:p>0.56</text:p>
          </table:table-cell>
          <table:table-cell office:value-type="float" office:value="6.0819999999999999" table:style-name="ce10">
            <text:p>6.082</text:p>
          </table:table-cell>
          <table:table-cell office:value-type="float" office:value="0.54400000000000048" table:formula="of:=[.B195]-[.I195]" table:style-name="ce30">
            <text:p>0.544</text:p>
          </table:table-cell>
          <table:table-cell office:value-type="float" office:value="7.2145108404289671E-2" table:formula="of:=STDEV(ABS([.D195]);ABS([.F195]);ABS([.H195]);ABS([.J195]))" table:style-name="ce31">
            <text:p>0.072</text:p>
          </table:table-cell>
          <table:table-cell office:value-type="float" office:value="0.5112500000000002" table:formula="of:=(ABS([.D195])+ABS([.F195])+ABS([.H195])+ABS([.J195]))/4" table:style-name="ce31">
            <text:p>0.511</text:p>
          </table:table-cell>
          <table:table-cell office:value-type="float" office:value="9.4E-2" table:style-name="ce32">
            <text:p>0.094</text:p>
          </table:table-cell>
          <table:table-cell office:value-type="float" office:value="9.4E-2" table:formula="of:=MAX([.M195];[.K195])" table:style-name="ce34">
            <text:p>0.09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150177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36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199];[.K199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5.8680000000000003" table:style-name="ce36">
            <text:p>5.868</text:p>
          </table:table-cell>
          <table:table-cell office:value-type="float" office:value="5.8890000000000002" table:style-name="ce10">
            <text:p>5.889</text:p>
          </table:table-cell>
          <table:table-cell office:value-type="float" office:value="-2.0999999999999908E-2" table:formula="of:=[.B200]-[.C200]" table:style-name="ce30">
            <text:p>-0.021</text:p>
          </table:table-cell>
          <table:table-cell office:value-type="float" office:value="5.8620000000000001" table:style-name="ce10">
            <text:p>5.862</text:p>
          </table:table-cell>
          <table:table-cell office:value-type="float" office:value="6.0000000000002274E-3" table:formula="of:=[.B200]-[.E200]" table:style-name="ce30">
            <text:p>0.006</text:p>
          </table:table-cell>
          <table:table-cell office:value-type="float" office:value="5.859" table:style-name="ce10">
            <text:p>5.859</text:p>
          </table:table-cell>
          <table:table-cell office:value-type="float" office:value="9.0000000000003411E-3" table:formula="of:=[.B200]-[.G200]" table:style-name="ce30">
            <text:p>0.009</text:p>
          </table:table-cell>
          <table:table-cell office:value-type="float" office:value="5.8680000000000003" table:style-name="ce10">
            <text:p>5.868</text:p>
          </table:table-cell>
          <table:table-cell office:value-type="float" office:value="0" table:formula="of:=[.B200]-[.I200]" table:style-name="ce30">
            <text:p>0</text:p>
          </table:table-cell>
          <table:table-cell office:value-type="float" office:value="8.8317608663277796E-3" table:formula="of:=STDEV(ABS([.D200]);ABS([.F200]);ABS([.H200]);ABS([.J200]))" table:style-name="ce31">
            <text:p>0.009</text:p>
          </table:table-cell>
          <table:table-cell office:value-type="float" office:value="9.000000000000119E-3" table:formula="of:=(ABS([.D200])+ABS([.F200])+ABS([.H200])+ABS([.J200]))/4" table:style-name="ce31">
            <text:p>0.009</text:p>
          </table:table-cell>
          <table:table-cell office:value-type="float" office:value="2.8000000000000001E-2" table:style-name="ce32">
            <text:p>0.028</text:p>
          </table:table-cell>
          <table:table-cell office:value-type="float" office:value="2.8000000000000001E-2" table:formula="of:=MAX([.M200];[.K200])" table:style-name="ce34">
            <text:p>0.02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0860000000000003" table:style-name="ce36">
            <text:p>7.086</text:p>
          </table:table-cell>
          <table:table-cell office:value-type="float" office:value="7.1020000000000003" table:style-name="ce10">
            <text:p>7.102</text:p>
          </table:table-cell>
          <table:table-cell office:value-type="float" office:value="-1.6000000000000014E-2" table:formula="of:=[.B201]-[.C201]" table:style-name="ce30">
            <text:p>-0.016</text:p>
          </table:table-cell>
          <table:table-cell office:value-type="float" office:value="7.0839999999999996" table:style-name="ce10">
            <text:p>7.084</text:p>
          </table:table-cell>
          <table:table-cell office:value-type="float" office:value="2.0000000000006679E-3" table:formula="of:=[.B201]-[.E201]" table:style-name="ce30">
            <text:p>0.002</text:p>
          </table:table-cell>
          <table:table-cell office:value-type="float" office:value="7.0839999999999996" table:style-name="ce10">
            <text:p>7.084</text:p>
          </table:table-cell>
          <table:table-cell office:value-type="float" office:value="2.0000000000006679E-3" table:formula="of:=[.B201]-[.G201]" table:style-name="ce30">
            <text:p>0.002</text:p>
          </table:table-cell>
          <table:table-cell office:value-type="float" office:value="7.085" table:style-name="ce10">
            <text:p>7.085</text:p>
          </table:table-cell>
          <table:table-cell office:value-type="float" office:value="1.000000000000334E-3" table:formula="of:=[.B201]-[.I201]" table:style-name="ce30">
            <text:p>0.001</text:p>
          </table:table-cell>
          <table:table-cell office:value-type="float" office:value="7.1821538088048201E-3" table:formula="of:=STDEV(ABS([.D201]);ABS([.F201]);ABS([.H201]);ABS([.J201]))" table:style-name="ce31">
            <text:p>0.007</text:p>
          </table:table-cell>
          <table:table-cell office:value-type="float" office:value="5.250000000000421E-3" table:formula="of:=(ABS([.D201])+ABS([.F201])+ABS([.H201])+ABS([.J201]))/4" table:style-name="ce31">
            <text:p>0.005</text:p>
          </table:table-cell>
          <table:table-cell office:value-type="float" office:value="0" table:style-name="ce32">
            <text:p>0</text:p>
          </table:table-cell>
          <table:table-cell office:value-type="float" office:value="7.1821538088048201E-3" table:formula="of:=MAX([.M201];[.K201])" table:style-name="ce34">
            <text:p>0.00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5.8129999999999997" table:style-name="ce36">
            <text:p>5.813</text:p>
          </table:table-cell>
          <table:table-cell office:value-type="float" office:value="5.8310000000000004" table:style-name="ce10">
            <text:p>5.831</text:p>
          </table:table-cell>
          <table:table-cell office:value-type="float" office:value="-1.8000000000000682E-2" table:formula="of:=[.B202]-[.C202]" table:style-name="ce30">
            <text:p>-0.018</text:p>
          </table:table-cell>
          <table:table-cell office:value-type="float" office:value="5.8120000000000003" table:style-name="ce10">
            <text:p>5.812</text:p>
          </table:table-cell>
          <table:table-cell office:value-type="float" office:value="9.9999999999944578E-4" table:formula="of:=[.B202]-[.E202]" table:style-name="ce30">
            <text:p>0.001</text:p>
          </table:table-cell>
          <table:table-cell office:value-type="float" office:value="5.8120000000000003" table:style-name="ce10">
            <text:p>5.812</text:p>
          </table:table-cell>
          <table:table-cell office:value-type="float" office:value="9.9999999999944578E-4" table:formula="of:=[.B202]-[.G202]" table:style-name="ce30">
            <text:p>0.001</text:p>
          </table:table-cell>
          <table:table-cell office:value-type="float" office:value="5.8129999999999997" table:style-name="ce10">
            <text:p>5.813</text:p>
          </table:table-cell>
          <table:table-cell office:value-type="float" office:value="0" table:formula="of:=[.B202]-[.I202]" table:style-name="ce30">
            <text:p>0</text:p>
          </table:table-cell>
          <table:table-cell office:value-type="float" office:value="8.679477710861536E-3" table:formula="of:=STDEV(ABS([.D202]);ABS([.F202]);ABS([.H202]);ABS([.J202]))" table:style-name="ce31">
            <text:p>0.009</text:p>
          </table:table-cell>
          <table:table-cell office:value-type="float" office:value="4.9999999999998934E-3" table:formula="of:=(ABS([.D202])+ABS([.F202])+ABS([.H202])+ABS([.J202]))/4" table:style-name="ce31">
            <text:p>0.005</text:p>
          </table:table-cell>
          <table:table-cell office:value-type="float" office:value="0" table:style-name="ce32">
            <text:p>0</text:p>
          </table:table-cell>
          <table:table-cell office:value-type="float" office:value="8.679477710861536E-3" table:formula="of:=MAX([.M202];[.K202])" table:style-name="ce34">
            <text:p>0.00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1859999999999999" table:style-name="ce36">
            <text:p>7.186</text:p>
          </table:table-cell>
          <table:table-cell office:value-type="float" office:value="7.202" table:style-name="ce10">
            <text:p>7.202</text:p>
          </table:table-cell>
          <table:table-cell office:value-type="float" office:value="-1.6000000000000014E-2" table:formula="of:=[.B203]-[.C203]" table:style-name="ce30">
            <text:p>-0.016</text:p>
          </table:table-cell>
          <table:table-cell office:value-type="float" office:value="7.1859999999999999" table:style-name="ce10">
            <text:p>7.186</text:p>
          </table:table-cell>
          <table:table-cell office:value-type="float" office:value="0" table:formula="of:=[.B203]-[.E203]" table:style-name="ce30">
            <text:p>0</text:p>
          </table:table-cell>
          <table:table-cell office:value-type="float" office:value="7.1829999999999998" table:style-name="ce10">
            <text:p>7.183</text:p>
          </table:table-cell>
          <table:table-cell office:value-type="float" office:value="3.0000000000001137E-3" table:formula="of:=[.B203]-[.G203]" table:style-name="ce30">
            <text:p>0.003</text:p>
          </table:table-cell>
          <table:table-cell office:value-type="float" office:value="7.1859999999999999" table:style-name="ce10">
            <text:p>7.186</text:p>
          </table:table-cell>
          <table:table-cell office:value-type="float" office:value="0" table:formula="of:=[.B203]-[.I203]" table:style-name="ce30">
            <text:p>0</text:p>
          </table:table-cell>
          <table:table-cell office:value-type="float" office:value="7.632168761236873E-3" table:formula="of:=STDEV(ABS([.D203]);ABS([.F203]);ABS([.H203]);ABS([.J203]))" table:style-name="ce31">
            <text:p>0.008</text:p>
          </table:table-cell>
          <table:table-cell office:value-type="float" office:value="4.750000000000032E-3" table:formula="of:=(ABS([.D203])+ABS([.F203])+ABS([.H203])+ABS([.J203]))/4" table:style-name="ce31">
            <text:p>0.005</text:p>
          </table:table-cell>
          <table:table-cell office:value-type="float" office:value="0.08" table:style-name="ce32">
            <text:p>0.08</text:p>
          </table:table-cell>
          <table:table-cell office:value-type="float" office:value="0.08" table:formula="of:=MAX([.M203];[.K203])" table:style-name="ce34">
            <text:p>0.08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8710000000000004" table:style-name="ce36">
            <text:p>5.871</text:p>
          </table:table-cell>
          <table:table-cell office:value-type="float" office:value="5.8970000000000002" table:style-name="ce10">
            <text:p>5.897</text:p>
          </table:table-cell>
          <table:table-cell office:value-type="float" office:value="-2.5999999999999801E-2" table:formula="of:=[.B204]-[.C204]" table:style-name="ce30">
            <text:p>-0.026</text:p>
          </table:table-cell>
          <table:table-cell office:value-type="float" office:value="5.8659999999999997" table:style-name="ce10">
            <text:p>5.866</text:p>
          </table:table-cell>
          <table:table-cell office:value-type="float" office:value="5.0000000000007816E-3" table:formula="of:=[.B204]-[.E204]" table:style-name="ce30">
            <text:p>0.005</text:p>
          </table:table-cell>
          <table:table-cell office:value-type="float" office:value="5.8550000000000004" table:style-name="ce10">
            <text:p>5.855</text:p>
          </table:table-cell>
          <table:table-cell office:value-type="float" office:value="1.6000000000000014E-2" table:formula="of:=[.B204]-[.G204]" table:style-name="ce30">
            <text:p>0.016</text:p>
          </table:table-cell>
          <table:table-cell office:value-type="float" office:value="5.87" table:style-name="ce10">
            <text:p>5.87</text:p>
          </table:table-cell>
          <table:table-cell office:value-type="float" office:value="1.000000000000334E-3" table:formula="of:=[.B204]-[.I204]" table:style-name="ce30">
            <text:p>0.001</text:p>
          </table:table-cell>
          <table:table-cell office:value-type="float" office:value="1.1284207253206821E-2" table:formula="of:=STDEV(ABS([.D204]);ABS([.F204]);ABS([.H204]);ABS([.J204]))" table:style-name="ce31">
            <text:p>0.011</text:p>
          </table:table-cell>
          <table:table-cell office:value-type="float" office:value="1.2000000000000233E-2" table:formula="of:=(ABS([.D204])+ABS([.F204])+ABS([.H204])+ABS([.J204]))/4" table:style-name="ce31">
            <text:p>0.012</text:p>
          </table:table-cell>
          <table:table-cell office:value-type="float" office:value="5.6000000000000001E-2" table:style-name="ce32">
            <text:p>0.056</text:p>
          </table:table-cell>
          <table:table-cell office:value-type="float" office:value="5.6000000000000001E-2" table:formula="of:=MAX([.M204];[.K204])" table:style-name="ce34">
            <text:p>0.05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78" table:style-name="ce36">
            <text:p>4.78</text:p>
          </table:table-cell>
          <table:table-cell office:value-type="float" office:value="4.8140000000000001" table:style-name="ce10">
            <text:p>4.814</text:p>
          </table:table-cell>
          <table:table-cell office:value-type="float" office:value="-3.3999999999999808E-2" table:formula="of:=[.B205]-[.C205]" table:style-name="ce30">
            <text:p>-0.034</text:p>
          </table:table-cell>
          <table:table-cell office:value-type="float" office:value="4.78" table:style-name="ce10">
            <text:p>4.78</text:p>
          </table:table-cell>
          <table:table-cell office:value-type="float" office:value="0" table:formula="of:=[.B205]-[.E205]" table:style-name="ce30">
            <text:p>0</text:p>
          </table:table-cell>
          <table:table-cell office:value-type="float" office:value="4.7770000000000001" table:style-name="ce10">
            <text:p>4.777</text:p>
          </table:table-cell>
          <table:table-cell office:value-type="float" office:value="3.0000000000001137E-3" table:formula="of:=[.B205]-[.G205]" table:style-name="ce30">
            <text:p>0.003</text:p>
          </table:table-cell>
          <table:table-cell office:value-type="float" office:value="4.7779999999999996" table:style-name="ce10">
            <text:p>4.778</text:p>
          </table:table-cell>
          <table:table-cell office:value-type="float" office:value="2.0000000000006679E-3" table:formula="of:=[.B205]-[.I205]" table:style-name="ce30">
            <text:p>0.002</text:p>
          </table:table-cell>
          <table:table-cell office:value-type="float" office:value="1.6214705259937956E-2" table:formula="of:=STDEV(ABS([.D205]);ABS([.F205]);ABS([.H205]);ABS([.J205]))" table:style-name="ce31">
            <text:p>0.016</text:p>
          </table:table-cell>
          <table:table-cell office:value-type="float" office:value="9.7500000000001474E-3" table:formula="of:=(ABS([.D205])+ABS([.F205])+ABS([.H205])+ABS([.J205]))/4" table:style-name="ce31">
            <text:p>0.010</text:p>
          </table:table-cell>
          <table:table-cell office:value-type="float" office:value="0.27500000000000002" table:style-name="ce32">
            <text:p>0.275</text:p>
          </table:table-cell>
          <table:table-cell office:value-type="float" office:value="0.27500000000000002" table:formula="of:=MAX([.M205];[.K205])" table:style-name="ce34">
            <text:p>0.27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6980000000000004" table:style-name="ce36">
            <text:p>4.698</text:p>
          </table:table-cell>
          <table:table-cell office:value-type="float" office:value="4.7110000000000003" table:style-name="ce10">
            <text:p>4.711</text:p>
          </table:table-cell>
          <table:table-cell office:value-type="float" office:value="-1.2999999999999901E-2" table:formula="of:=[.B206]-[.C206]" table:style-name="ce30">
            <text:p>-0.013</text:p>
          </table:table-cell>
          <table:table-cell office:value-type="float" office:value="4.7370000000000001" table:style-name="ce10">
            <text:p>4.737</text:p>
          </table:table-cell>
          <table:table-cell office:value-type="float" office:value="-3.8999999999999702E-2" table:formula="of:=[.B206]-[.E206]" table:style-name="ce30">
            <text:p>-0.039</text:p>
          </table:table-cell>
          <table:table-cell office:value-type="float" office:value="4.6820000000000004" table:style-name="ce10">
            <text:p>4.682</text:p>
          </table:table-cell>
          <table:table-cell office:value-type="float" office:value="1.6000000000000014E-2" table:formula="of:=[.B206]-[.G206]" table:style-name="ce30">
            <text:p>0.016</text:p>
          </table:table-cell>
          <table:table-cell office:value-type="float" office:value="4.6959999999999997" table:style-name="ce10">
            <text:p>4.696</text:p>
          </table:table-cell>
          <table:table-cell office:value-type="float" office:value="2.0000000000006679E-3" table:formula="of:=[.B206]-[.I206]" table:style-name="ce30">
            <text:p>0.002</text:p>
          </table:table-cell>
          <table:table-cell office:value-type="float" office:value="1.5545631755147676E-2" table:formula="of:=STDEV(ABS([.D206]);ABS([.F206]);ABS([.H206]);ABS([.J206]))" table:style-name="ce31">
            <text:p>0.016</text:p>
          </table:table-cell>
          <table:table-cell office:value-type="float" office:value="1.7500000000000071E-2" table:formula="of:=(ABS([.D206])+ABS([.F206])+ABS([.H206])+ABS([.J206]))/4" table:style-name="ce31">
            <text:p>0.018</text:p>
          </table:table-cell>
          <table:table-cell office:value-type="float" office:value="5.3999999999999999E-2" table:style-name="ce32">
            <text:p>0.054</text:p>
          </table:table-cell>
          <table:table-cell office:value-type="float" office:value="5.3999999999999999E-2" table:formula="of:=MAX([.M206];[.K206])" table:style-name="ce34">
            <text:p>0.05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6.9480000000000004" table:style-name="ce36">
            <text:p>6.948</text:p>
          </table:table-cell>
          <table:table-cell office:value-type="float" office:value="6.9770000000000003" table:style-name="ce10">
            <text:p>6.977</text:p>
          </table:table-cell>
          <table:table-cell office:value-type="float" office:value="-2.8999999999999915E-2" table:formula="of:=[.B207]-[.C207]" table:style-name="ce30">
            <text:p>-0.029</text:p>
          </table:table-cell>
          <table:table-cell office:value-type="float" office:value="6.9470000000000001" table:style-name="ce10">
            <text:p>6.947</text:p>
          </table:table-cell>
          <table:table-cell office:value-type="float" office:value="1.000000000000334E-3" table:formula="of:=[.B207]-[.E207]" table:style-name="ce30">
            <text:p>0.001</text:p>
          </table:table-cell>
          <table:table-cell office:value-type="float" office:value="6.94" table:style-name="ce10">
            <text:p>6.94</text:p>
          </table:table-cell>
          <table:table-cell office:value-type="float" office:value="8.0000000000000071E-3" table:formula="of:=[.B207]-[.G207]" table:style-name="ce30">
            <text:p>0.008</text:p>
          </table:table-cell>
          <table:table-cell office:value-type="float" office:value="6.9470000000000001" table:style-name="ce10">
            <text:p>6.947</text:p>
          </table:table-cell>
          <table:table-cell office:value-type="float" office:value="1.000000000000334E-3" table:formula="of:=[.B207]-[.I207]" table:style-name="ce30">
            <text:p>0.001</text:p>
          </table:table-cell>
          <table:table-cell office:value-type="float" office:value="1.3250786140200451E-2" table:formula="of:=STDEV(ABS([.D207]);ABS([.F207]);ABS([.H207]);ABS([.J207]))" table:style-name="ce31">
            <text:p>0.013</text:p>
          </table:table-cell>
          <table:table-cell office:value-type="float" office:value="9.7500000000001474E-3" table:formula="of:=(ABS([.D207])+ABS([.F207])+ABS([.H207])+ABS([.J207]))/4" table:style-name="ce31">
            <text:p>0.010</text:p>
          </table:table-cell>
          <table:table-cell office:value-type="float" office:value="0.112" table:style-name="ce32">
            <text:p>0.112</text:p>
          </table:table-cell>
          <table:table-cell office:value-type="float" office:value="0.112" table:formula="of:=MAX([.M207];[.K207])" table:style-name="ce34">
            <text:p>0.11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6.9850000000000003" table:style-name="ce36">
            <text:p>6.985</text:p>
          </table:table-cell>
          <table:table-cell office:value-type="float" office:value="6.9859999999999998" table:style-name="ce10">
            <text:p>6.986</text:p>
          </table:table-cell>
          <table:table-cell office:value-type="float" office:value="-9.9999999999944578E-4" table:formula="of:=[.B208]-[.C208]" table:style-name="ce30">
            <text:p>-0.001</text:p>
          </table:table-cell>
          <table:table-cell office:value-type="float" office:value="7.024" table:style-name="ce10">
            <text:p>7.024</text:p>
          </table:table-cell>
          <table:table-cell office:value-type="float" office:value="-3.8999999999999702E-2" table:formula="of:=[.B208]-[.E208]" table:style-name="ce30">
            <text:p>-0.039</text:p>
          </table:table-cell>
          <table:table-cell office:value-type="float" office:value="6.9729999999999999" table:style-name="ce10">
            <text:p>6.973</text:p>
          </table:table-cell>
          <table:table-cell office:value-type="float" office:value="1.2000000000000455E-2" table:formula="of:=[.B208]-[.G208]" table:style-name="ce30">
            <text:p>0.012</text:p>
          </table:table-cell>
          <table:table-cell office:value-type="float" office:value="6.9829999999999997" table:style-name="ce10">
            <text:p>6.983</text:p>
          </table:table-cell>
          <table:table-cell office:value-type="float" office:value="2.0000000000006679E-3" table:formula="of:=[.B208]-[.I208]" table:style-name="ce30">
            <text:p>0.002</text:p>
          </table:table-cell>
          <table:table-cell office:value-type="float" office:value="1.7710637105046802E-2" table:formula="of:=STDEV(ABS([.D208]);ABS([.F208]);ABS([.H208]);ABS([.J208]))" table:style-name="ce31">
            <text:p>0.018</text:p>
          </table:table-cell>
          <table:table-cell office:value-type="float" office:value="1.3500000000000068E-2" table:formula="of:=(ABS([.D208])+ABS([.F208])+ABS([.H208])+ABS([.J208]))/4" table:style-name="ce31">
            <text:p>0.014</text:p>
          </table:table-cell>
          <table:table-cell office:value-type="float" office:value="0.10100000000000001" table:style-name="ce32">
            <text:p>0.101</text:p>
          </table:table-cell>
          <table:table-cell office:value-type="float" office:value="0.10100000000000001" table:formula="of:=MAX([.M208];[.K208])" table:style-name="ce34">
            <text:p>0.10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5.7329999999999997" table:style-name="ce36">
            <text:p>5.733</text:p>
          </table:table-cell>
          <table:table-cell office:value-type="float" office:value="5.766" table:style-name="ce10">
            <text:p>5.766</text:p>
          </table:table-cell>
          <table:table-cell office:value-type="float" office:value="-3.3000000000000362E-2" table:formula="of:=[.B209]-[.C209]" table:style-name="ce30">
            <text:p>-0.033</text:p>
          </table:table-cell>
          <table:table-cell office:value-type="float" office:value="5.734" table:style-name="ce10">
            <text:p>5.734</text:p>
          </table:table-cell>
          <table:table-cell office:value-type="float" office:value="-1.000000000000334E-3" table:formula="of:=[.B209]-[.E209]" table:style-name="ce30">
            <text:p>-0.001</text:p>
          </table:table-cell>
          <table:table-cell office:value-type="float" office:value="5.7279999999999998" table:style-name="ce10">
            <text:p>5.728</text:p>
          </table:table-cell>
          <table:table-cell office:value-type="float" office:value="4.9999999999998934E-3" table:formula="of:=[.B209]-[.G209]" table:style-name="ce30">
            <text:p>0.005</text:p>
          </table:table-cell>
          <table:table-cell office:value-type="float" office:value="5.7320000000000002" table:style-name="ce10">
            <text:p>5.732</text:p>
          </table:table-cell>
          <table:table-cell office:value-type="float" office:value="9.9999999999944578E-4" table:formula="of:=[.B209]-[.I209]" table:style-name="ce30">
            <text:p>0.001</text:p>
          </table:table-cell>
          <table:table-cell office:value-type="float" office:value="1.5448840301675523E-2" table:formula="of:=STDEV(ABS([.D209]);ABS([.F209]);ABS([.H209]);ABS([.J209]))" table:style-name="ce31">
            <text:p>0.015</text:p>
          </table:table-cell>
          <table:table-cell office:value-type="float" office:value="1.0000000000000009E-2" table:formula="of:=(ABS([.D209])+ABS([.F209])+ABS([.H209])+ABS([.J209]))/4" table:style-name="ce31">
            <text:p>0.010</text:p>
          </table:table-cell>
          <table:table-cell office:value-type="float" office:value="0.104" table:style-name="ce32">
            <text:p>0.104</text:p>
          </table:table-cell>
          <table:table-cell office:value-type="float" office:value="0.104" table:formula="of:=MAX([.M209];[.K209])" table:style-name="ce34">
            <text:p>0.104</text:p>
          </table:table-cell>
          <table:table-cell table:number-columns-repeated="16370"/>
        </table:table-row>
        <table:table-row table:style-name="ro1">
          <table:table-cell table:style-name="ce10"/>
          <table:table-cell table:style-name="ce36"/>
          <table:table-cell table:number-columns-repeated="8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table:number-columns-repeated="4" table:style-name="ce10"/>
          <table:table-cell office:value-type="string" table:style-name="ce27">
            <text:p>7_psc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6430000000000007" table:style-name="ce10">
            <text:p>8.643</text:p>
          </table:table-cell>
          <table:table-cell office:value-type="float" office:value="8.6519999999999992" table:style-name="ce10">
            <text:p>8.652</text:p>
          </table:table-cell>
          <table:table-cell office:value-type="float" office:value="-8.9999999999985647E-3" table:formula="of:=[.B213]-[.C213]" table:style-name="ce30">
            <text:p>-0.009</text:p>
          </table:table-cell>
          <table:table-cell office:value-type="float" office:value="8.7420000000000009" table:style-name="ce10">
            <text:p>8.742</text:p>
          </table:table-cell>
          <table:table-cell office:value-type="float" office:value="-9.9000000000000199E-2" table:formula="of:=[.B213]-[.E213]" table:style-name="ce30">
            <text:p>-0.099</text:p>
          </table:table-cell>
          <table:table-cell office:value-type="float" office:value="8.641" table:style-name="ce10">
            <text:p>8.641</text:p>
          </table:table-cell>
          <table:table-cell office:value-type="float" office:value="2.0000000000006679E-3" table:formula="of:=[.B213]-[.G213]" table:style-name="ce30">
            <text:p>0.002</text:p>
          </table:table-cell>
          <table:table-cell office:value-type="float" office:value="8.6289999999999996" table:style-name="ce10">
            <text:p>8.629</text:p>
          </table:table-cell>
          <table:table-cell office:value-type="float" office:value="1.4000000000001123E-2" table:formula="of:=[.B213]-[.I213]" table:style-name="ce30">
            <text:p>0.014</text:p>
          </table:table-cell>
          <table:table-cell office:value-type="float" office:value="4.5599707601401758E-2" table:formula="of:=STDEV(ABS([.D213]);ABS([.F213]);ABS([.H213]);ABS([.J213]))" table:style-name="ce31">
            <text:p>0.046</text:p>
          </table:table-cell>
          <table:table-cell office:value-type="float" office:value="3.1000000000000139E-2" table:formula="of:=(ABS([.D213])+ABS([.F213])+ABS([.H213])+ABS([.J213]))/4" table:style-name="ce31">
            <text:p>0.031</text:p>
          </table:table-cell>
          <table:table-cell office:value-type="float" office:value="2.4E-2" table:style-name="ce32">
            <text:p>0.024</text:p>
          </table:table-cell>
          <table:table-cell office:value-type="float" office:value="4.5599707601401758E-2" table:formula="of:=MAX([.M213];[.K213])" table:style-name="ce34">
            <text:p>0.04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5.835" table:style-name="ce10">
            <text:p>5.835</text:p>
          </table:table-cell>
          <table:table-cell office:value-type="float" office:value="5.87" table:style-name="ce10">
            <text:p>5.87</text:p>
          </table:table-cell>
          <table:table-cell office:value-type="float" office:value="-3.5000000000000142E-2" table:formula="of:=[.B214]-[.C214]" table:style-name="ce30">
            <text:p>-0.035</text:p>
          </table:table-cell>
          <table:table-cell office:value-type="float" office:value="5.8179999999999996" table:style-name="ce10">
            <text:p>5.818</text:p>
          </table:table-cell>
          <table:table-cell office:value-type="float" office:value="1.7000000000000348E-2" table:formula="of:=[.B214]-[.E214]" table:style-name="ce30">
            <text:p>0.017</text:p>
          </table:table-cell>
          <table:table-cell office:value-type="float" office:value="5.8220000000000001" table:style-name="ce10">
            <text:p>5.822</text:p>
          </table:table-cell>
          <table:table-cell office:value-type="float" office:value="1.2999999999999901E-2" table:formula="of:=[.B214]-[.G214]" table:style-name="ce30">
            <text:p>0.013</text:p>
          </table:table-cell>
          <table:table-cell office:value-type="float" office:value="5.8339999999999996" table:style-name="ce10">
            <text:p>5.834</text:p>
          </table:table-cell>
          <table:table-cell office:value-type="float" office:value="1.000000000000334E-3" table:formula="of:=[.B214]-[.I214]" table:style-name="ce30">
            <text:p>0.001</text:p>
          </table:table-cell>
          <table:table-cell office:value-type="float" office:value="1.408308678285169E-2" table:formula="of:=STDEV(ABS([.D214]);ABS([.F214]);ABS([.H214]);ABS([.J214]))" table:style-name="ce31">
            <text:p>0.014</text:p>
          </table:table-cell>
          <table:table-cell office:value-type="float" office:value="1.6500000000000181E-2" table:formula="of:=(ABS([.D214])+ABS([.F214])+ABS([.H214])+ABS([.J214]))/4" table:style-name="ce31">
            <text:p>0.017</text:p>
          </table:table-cell>
          <table:table-cell office:value-type="float" office:value="2.5999999999999999E-2" table:style-name="ce32">
            <text:p>0.026</text:p>
          </table:table-cell>
          <table:table-cell office:value-type="float" office:value="2.5999999999999999E-2" table:formula="of:=MAX([.M214];[.K214])" table:style-name="ce34">
            <text:p>0.02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3209999999999997" table:style-name="ce10">
            <text:p>7.321</text:p>
          </table:table-cell>
          <table:table-cell office:value-type="float" office:value="7.3330000000000002" table:style-name="ce10">
            <text:p>7.333</text:p>
          </table:table-cell>
          <table:table-cell office:value-type="float" office:value="-1.2000000000000455E-2" table:formula="of:=[.B215]-[.C215]" table:style-name="ce30">
            <text:p>-0.012</text:p>
          </table:table-cell>
          <table:table-cell office:value-type="float" office:value="7.3410000000000002" table:style-name="ce10">
            <text:p>7.341</text:p>
          </table:table-cell>
          <table:table-cell office:value-type="float" office:value="-2.0000000000000462E-2" table:formula="of:=[.B215]-[.E215]" table:style-name="ce30">
            <text:p>-0.02</text:p>
          </table:table-cell>
          <table:table-cell office:value-type="float" office:value="7.3150000000000004" table:style-name="ce10">
            <text:p>7.315</text:p>
          </table:table-cell>
          <table:table-cell office:value-type="float" office:value="5.9999999999993392E-3" table:formula="of:=[.B215]-[.G215]" table:style-name="ce30">
            <text:p>0.006</text:p>
          </table:table-cell>
          <table:table-cell office:value-type="float" office:value="7.319" table:style-name="ce10">
            <text:p>7.319</text:p>
          </table:table-cell>
          <table:table-cell office:value-type="float" office:value="1.9999999999997797E-3" table:formula="of:=[.B215]-[.I215]" table:style-name="ce30">
            <text:p>0.002</text:p>
          </table:table-cell>
          <table:table-cell office:value-type="float" office:value="7.8315600829809099E-3" table:formula="of:=STDEV(ABS([.D215]);ABS([.F215]);ABS([.H215]);ABS([.J215]))" table:style-name="ce31">
            <text:p>0.008</text:p>
          </table:table-cell>
          <table:table-cell office:value-type="float" office:value="1.0000000000000009E-2" table:formula="of:=(ABS([.D215])+ABS([.F215])+ABS([.H215])+ABS([.J215]))/4" table:style-name="ce31">
            <text:p>0.010</text:p>
          </table:table-cell>
          <table:table-cell office:value-type="float" office:value="0" table:style-name="ce32">
            <text:p>0</text:p>
          </table:table-cell>
          <table:table-cell office:value-type="float" office:value="7.8315600829809099E-3" table:formula="of:=MAX([.M215];[.K215])" table:style-name="ce34">
            <text:p>0.00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2619999999999996" table:style-name="ce10">
            <text:p>6.262</text:p>
          </table:table-cell>
          <table:table-cell office:value-type="float" office:value="6.2939999999999996" table:style-name="ce10">
            <text:p>6.294</text:p>
          </table:table-cell>
          <table:table-cell office:value-type="float" office:value="-3.2000000000000028E-2" table:formula="of:=[.B216]-[.C216]" table:style-name="ce30">
            <text:p>-0.032</text:p>
          </table:table-cell>
          <table:table-cell office:value-type="float" office:value="6.266" table:style-name="ce10">
            <text:p>6.266</text:p>
          </table:table-cell>
          <table:table-cell office:value-type="float" office:value="-4.0000000000004476E-3" table:formula="of:=[.B216]-[.E216]" table:style-name="ce30">
            <text:p>-0.004</text:p>
          </table:table-cell>
          <table:table-cell office:value-type="float" office:value="6.2560000000000002" table:style-name="ce10">
            <text:p>6.256</text:p>
          </table:table-cell>
          <table:table-cell office:value-type="float" office:value="5.9999999999993392E-3" table:formula="of:=[.B216]-[.G216]" table:style-name="ce30">
            <text:p>0.006</text:p>
          </table:table-cell>
          <table:table-cell office:value-type="float" office:value="6.2649999999999997" table:style-name="ce10">
            <text:p>6.265</text:p>
          </table:table-cell>
          <table:table-cell office:value-type="float" office:value="-3.0000000000001137E-3" table:formula="of:=[.B216]-[.I216]" table:style-name="ce30">
            <text:p>-0.003</text:p>
          </table:table-cell>
          <table:table-cell office:value-type="float" office:value="1.3889444433333776E-2" table:formula="of:=STDEV(ABS([.D216]);ABS([.F216]);ABS([.H216]);ABS([.J216]))" table:style-name="ce31">
            <text:p>0.014</text:p>
          </table:table-cell>
          <table:table-cell office:value-type="float" office:value="1.1249999999999982E-2" table:formula="of:=(ABS([.D216])+ABS([.F216])+ABS([.H216])+ABS([.J216]))/4" table:style-name="ce31">
            <text:p>0.011</text:p>
          </table:table-cell>
          <table:table-cell office:value-type="float" office:value="7.9000000000000001E-2" table:style-name="ce32">
            <text:p>0.079</text:p>
          </table:table-cell>
          <table:table-cell office:value-type="float" office:value="7.9000000000000001E-2" table:formula="of:=MAX([.M216];[.K216])" table:style-name="ce34">
            <text:p>0.07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1719999999999997" table:style-name="ce10">
            <text:p>7.172</text:p>
          </table:table-cell>
          <table:table-cell office:value-type="float" office:value="7.1479999999999997" table:style-name="ce10">
            <text:p>7.148</text:p>
          </table:table-cell>
          <table:table-cell office:value-type="float" office:value="2.4000000000000021E-2" table:formula="of:=[.B217]-[.C217]" table:style-name="ce30">
            <text:p>0.024</text:p>
          </table:table-cell>
          <table:table-cell office:value-type="float" office:value="7.2430000000000003" table:style-name="ce10">
            <text:p>7.243</text:p>
          </table:table-cell>
          <table:table-cell office:value-type="float" office:value="-7.1000000000000618E-2" table:formula="of:=[.B217]-[.E217]" table:style-name="ce30">
            <text:p>-0.071</text:p>
          </table:table-cell>
          <table:table-cell office:value-type="float" office:value="7.1669999999999998" table:style-name="ce10">
            <text:p>7.167</text:p>
          </table:table-cell>
          <table:table-cell office:value-type="float" office:value="4.9999999999998934E-3" table:formula="of:=[.B217]-[.G217]" table:style-name="ce30">
            <text:p>0.005</text:p>
          </table:table-cell>
          <table:table-cell office:value-type="float" office:value="7.1669999999999998" table:style-name="ce10">
            <text:p>7.167</text:p>
          </table:table-cell>
          <table:table-cell office:value-type="float" office:value="4.9999999999998934E-3" table:formula="of:=[.B217]-[.I217]" table:style-name="ce30">
            <text:p>0.005</text:p>
          </table:table-cell>
          <table:table-cell office:value-type="float" office:value="3.1148836254345384E-2" table:formula="of:=STDEV(ABS([.D217]);ABS([.F217]);ABS([.H217]);ABS([.J217]))" table:style-name="ce31">
            <text:p>0.031</text:p>
          </table:table-cell>
          <table:table-cell office:value-type="float" office:value="2.6250000000000107E-2" table:formula="of:=(ABS([.D217])+ABS([.F217])+ABS([.H217])+ABS([.J217]))/4" table:style-name="ce31">
            <text:p>0.026</text:p>
          </table:table-cell>
          <table:table-cell office:value-type="float" office:value="9.4E-2" table:style-name="ce32">
            <text:p>0.094</text:p>
          </table:table-cell>
          <table:table-cell office:value-type="float" office:value="9.4E-2" table:formula="of:=MAX([.M217];[.K217])" table:style-name="ce34">
            <text:p>0.09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8170000000000002" table:style-name="ce10">
            <text:p>5.817</text:p>
          </table:table-cell>
          <table:table-cell office:value-type="float" office:value="5.8630000000000004" table:style-name="ce10">
            <text:p>5.863</text:p>
          </table:table-cell>
          <table:table-cell office:value-type="float" office:value="-4.6000000000000263E-2" table:formula="of:=[.B218]-[.C218]" table:style-name="ce30">
            <text:p>-0.046</text:p>
          </table:table-cell>
          <table:table-cell office:value-type="float" office:value="5.8010000000000002" table:style-name="ce10">
            <text:p>5.801</text:p>
          </table:table-cell>
          <table:table-cell office:value-type="float" office:value="1.6000000000000014E-2" table:formula="of:=[.B218]-[.E218]" table:style-name="ce30">
            <text:p>0.016</text:p>
          </table:table-cell>
          <table:table-cell office:value-type="float" office:value="5.7960000000000003" table:style-name="ce10">
            <text:p>5.796</text:p>
          </table:table-cell>
          <table:table-cell office:value-type="float" office:value="2.0999999999999908E-2" table:formula="of:=[.B218]-[.G218]" table:style-name="ce30">
            <text:p>0.021</text:p>
          </table:table-cell>
          <table:table-cell office:value-type="float" office:value="5.82" table:style-name="ce10">
            <text:p>5.82</text:p>
          </table:table-cell>
          <table:table-cell office:value-type="float" office:value="-3.0000000000001137E-3" table:formula="of:=[.B218]-[.I218]" table:style-name="ce30">
            <text:p>-0.003</text:p>
          </table:table-cell>
          <table:table-cell office:value-type="float" office:value="1.8009256878986881E-2" table:formula="of:=STDEV(ABS([.D218]);ABS([.F218]);ABS([.H218]);ABS([.J218]))" table:style-name="ce31">
            <text:p>0.018</text:p>
          </table:table-cell>
          <table:table-cell office:value-type="float" office:value="2.1500000000000075E-2" table:formula="of:=(ABS([.D218])+ABS([.F218])+ABS([.H218])+ABS([.J218]))/4" table:style-name="ce31">
            <text:p>0.022</text:p>
          </table:table-cell>
          <table:table-cell office:value-type="float" office:value="9.9000000000000005E-2" table:style-name="ce32">
            <text:p>0.099</text:p>
          </table:table-cell>
          <table:table-cell office:value-type="float" office:value="9.9000000000000005E-2" table:formula="of:=MAX([.M218];[.K218])" table:style-name="ce34">
            <text:p>0.09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68" table:style-name="ce10">
            <text:p>4.68</text:p>
          </table:table-cell>
          <table:table-cell office:value-type="float" office:value="4.7430000000000003" table:style-name="ce10">
            <text:p>4.743</text:p>
          </table:table-cell>
          <table:table-cell office:value-type="float" office:value="-6.3000000000000611E-2" table:formula="of:=[.B219]-[.C219]" table:style-name="ce30">
            <text:p>-0.063</text:p>
          </table:table-cell>
          <table:table-cell office:value-type="float" office:value="4.6779999999999999" table:style-name="ce10">
            <text:p>4.678</text:p>
          </table:table-cell>
          <table:table-cell office:value-type="float" office:value="1.9999999999997797E-3" table:formula="of:=[.B219]-[.E219]" table:style-name="ce30">
            <text:p>0.002</text:p>
          </table:table-cell>
          <table:table-cell office:value-type="float" office:value="4.6680000000000001" table:style-name="ce10">
            <text:p>4.668</text:p>
          </table:table-cell>
          <table:table-cell office:value-type="float" office:value="1.1999999999999567E-2" table:formula="of:=[.B219]-[.G219]" table:style-name="ce30">
            <text:p>0.012</text:p>
          </table:table-cell>
          <table:table-cell office:value-type="float" office:value="4.681" table:style-name="ce10">
            <text:p>4.681</text:p>
          </table:table-cell>
          <table:table-cell office:value-type="float" office:value="-1.000000000000334E-3" table:formula="of:=[.B219]-[.I219]" table:style-name="ce30">
            <text:p>-0.001</text:p>
          </table:table-cell>
          <table:table-cell office:value-type="float" office:value="2.942221383014346E-2" table:formula="of:=STDEV(ABS([.D219]);ABS([.F219]);ABS([.H219]);ABS([.J219]))" table:style-name="ce31">
            <text:p>0.029</text:p>
          </table:table-cell>
          <table:table-cell office:value-type="float" office:value="1.9500000000000073E-2" table:formula="of:=(ABS([.D219])+ABS([.F219])+ABS([.H219])+ABS([.J219]))/4" table:style-name="ce31">
            <text:p>0.020</text:p>
          </table:table-cell>
          <table:table-cell office:value-type="float" office:value="0.11600000000000001" table:style-name="ce32">
            <text:p>0.116</text:p>
          </table:table-cell>
          <table:table-cell office:value-type="float" office:value="0.11600000000000001" table:formula="of:=MAX([.M219];[.K219])" table:style-name="ce34">
            <text:p>0.11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6539999999999999" table:style-name="ce10">
            <text:p>4.654</text:p>
          </table:table-cell>
          <table:table-cell office:value-type="float" office:value="4.6360000000000001" table:style-name="ce10">
            <text:p>4.636</text:p>
          </table:table-cell>
          <table:table-cell office:value-type="float" office:value="1.7999999999999794E-2" table:formula="of:=[.B220]-[.C220]" table:style-name="ce30">
            <text:p>0.018</text:p>
          </table:table-cell>
          <table:table-cell office:value-type="float" office:value="4.7649999999999997" table:style-name="ce10">
            <text:p>4.765</text:p>
          </table:table-cell>
          <table:table-cell office:value-type="float" office:value="-0.11099999999999977" table:formula="of:=[.B220]-[.E220]" table:style-name="ce30">
            <text:p>-0.111</text:p>
          </table:table-cell>
          <table:table-cell office:value-type="float" office:value="4.6509999999999998" table:style-name="ce10">
            <text:p>4.651</text:p>
          </table:table-cell>
          <table:table-cell office:value-type="float" office:value="3.0000000000001137E-3" table:formula="of:=[.B220]-[.G220]" table:style-name="ce30">
            <text:p>0.003</text:p>
          </table:table-cell>
          <table:table-cell office:value-type="float" office:value="4.641" table:style-name="ce10">
            <text:p>4.641</text:p>
          </table:table-cell>
          <table:table-cell office:value-type="float" office:value="1.2999999999999901E-2" table:formula="of:=[.B220]-[.I220]" table:style-name="ce30">
            <text:p>0.013</text:p>
          </table:table-cell>
          <table:table-cell office:value-type="float" office:value="5.0222007128349518E-2" table:formula="of:=STDEV(ABS([.D220]);ABS([.F220]);ABS([.H220]);ABS([.J220]))" table:style-name="ce31">
            <text:p>0.050</text:p>
          </table:table-cell>
          <table:table-cell office:value-type="float" office:value="3.6249999999999893E-2" table:formula="of:=(ABS([.D220])+ABS([.F220])+ABS([.H220])+ABS([.J220]))/4" table:style-name="ce31">
            <text:p>0.036</text:p>
          </table:table-cell>
          <table:table-cell office:value-type="float" office:value="0" table:style-name="ce32">
            <text:p>0</text:p>
          </table:table-cell>
          <table:table-cell office:value-type="float" office:value="5.0222007128349518E-2" table:formula="of:=MAX([.M220];[.K220])" table:style-name="ce34">
            <text:p>0.05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6.8380000000000001" table:style-name="ce10">
            <text:p>6.838</text:p>
          </table:table-cell>
          <table:table-cell office:value-type="float" office:value="6.8550000000000004" table:style-name="ce10">
            <text:p>6.855</text:p>
          </table:table-cell>
          <table:table-cell office:value-type="float" office:value="-1.7000000000000348E-2" table:formula="of:=[.B221]-[.C221]" table:style-name="ce30">
            <text:p>-0.017</text:p>
          </table:table-cell>
          <table:table-cell office:value-type="float" office:value="6.88" table:style-name="ce10">
            <text:p>6.88</text:p>
          </table:table-cell>
          <table:table-cell office:value-type="float" office:value="-4.1999999999999815E-2" table:formula="of:=[.B221]-[.E221]" table:style-name="ce30">
            <text:p>-0.042</text:p>
          </table:table-cell>
          <table:table-cell office:value-type="float" office:value="6.8239999999999998" table:style-name="ce10">
            <text:p>6.824</text:p>
          </table:table-cell>
          <table:table-cell office:value-type="float" office:value="1.4000000000000234E-2" table:formula="of:=[.B221]-[.G221]" table:style-name="ce30">
            <text:p>0.014</text:p>
          </table:table-cell>
          <table:table-cell office:value-type="float" office:value="6.8330000000000002" table:style-name="ce10">
            <text:p>6.833</text:p>
          </table:table-cell>
          <table:table-cell office:value-type="float" office:value="4.9999999999998934E-3" table:formula="of:=[.B221]-[.I221]" table:style-name="ce30">
            <text:p>0.005</text:p>
          </table:table-cell>
          <table:table-cell office:value-type="float" office:value="1.5842979517754759E-2" table:formula="of:=STDEV(ABS([.D221]);ABS([.F221]);ABS([.H221]);ABS([.J221]))" table:style-name="ce31">
            <text:p>0.016</text:p>
          </table:table-cell>
          <table:table-cell office:value-type="float" office:value="1.9500000000000073E-2" table:formula="of:=(ABS([.D221])+ABS([.F221])+ABS([.H221])+ABS([.J221]))/4" table:style-name="ce31">
            <text:p>0.020</text:p>
          </table:table-cell>
          <table:table-cell office:value-type="float" office:value="0.129" table:style-name="ce32">
            <text:p>0.129</text:p>
          </table:table-cell>
          <table:table-cell office:value-type="float" office:value="0.129" table:formula="of:=MAX([.M221];[.K221])" table:style-name="ce34">
            <text:p>0.12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6.766" table:style-name="ce10">
            <text:p>6.766</text:p>
          </table:table-cell>
          <table:table-cell office:value-type="float" office:value="6.7089999999999996" table:style-name="ce10">
            <text:p>6.709</text:p>
          </table:table-cell>
          <table:table-cell office:value-type="float" office:value="5.7000000000000384E-2" table:formula="of:=[.B222]-[.C222]" table:style-name="ce30">
            <text:p>0.057</text:p>
          </table:table-cell>
          <table:table-cell office:value-type="float" office:value="6.9260000000000002" table:style-name="ce10">
            <text:p>6.926</text:p>
          </table:table-cell>
          <table:table-cell office:value-type="float" office:value="-0.16000000000000014" table:formula="of:=[.B222]-[.E222]" table:style-name="ce30">
            <text:p>-0.16</text:p>
          </table:table-cell>
          <table:table-cell office:value-type="float" office:value="6.758" table:style-name="ce10">
            <text:p>6.758</text:p>
          </table:table-cell>
          <table:table-cell office:value-type="float" office:value="8.0000000000000071E-3" table:formula="of:=[.B222]-[.G222]" table:style-name="ce30">
            <text:p>0.008</text:p>
          </table:table-cell>
          <table:table-cell office:value-type="float" office:value="6.7539999999999996" table:style-name="ce10">
            <text:p>6.754</text:p>
          </table:table-cell>
          <table:table-cell office:value-type="float" office:value="1.2000000000000455E-2" table:formula="of:=[.B222]-[.I222]" table:style-name="ce30">
            <text:p>0.012</text:p>
          </table:table-cell>
          <table:table-cell office:value-type="float" office:value="7.0745435659600411E-2" table:formula="of:=STDEV(ABS([.D222]);ABS([.F222]);ABS([.H222]);ABS([.J222]))" table:style-name="ce31">
            <text:p>0.071</text:p>
          </table:table-cell>
          <table:table-cell office:value-type="float" office:value="5.9250000000000247E-2" table:formula="of:=(ABS([.D222])+ABS([.F222])+ABS([.H222])+ABS([.J222]))/4" table:style-name="ce31">
            <text:p>0.059</text:p>
          </table:table-cell>
          <table:table-cell office:value-type="float" office:value="0.10299999999999999" table:style-name="ce32">
            <text:p>0.103</text:p>
          </table:table-cell>
          <table:table-cell office:value-type="float" office:value="0.10299999999999999" table:formula="of:=MAX([.M222];[.K222])" table:style-name="ce34">
            <text:p>0.10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5.6769999999999996" table:style-name="ce10">
            <text:p>5.677</text:p>
          </table:table-cell>
          <table:table-cell office:value-type="float" office:value="5.6879999999999997" table:style-name="ce10">
            <text:p>5.688</text:p>
          </table:table-cell>
          <table:table-cell office:value-type="float" office:value="-1.1000000000000121E-2" table:formula="of:=[.B223]-[.C223]" table:style-name="ce30">
            <text:p>-0.011</text:p>
          </table:table-cell>
          <table:table-cell office:value-type="float" office:value="5.742" table:style-name="ce10">
            <text:p>5.742</text:p>
          </table:table-cell>
          <table:table-cell office:value-type="float" office:value="-6.5000000000000391E-2" table:formula="of:=[.B223]-[.E223]" table:style-name="ce30">
            <text:p>-0.065</text:p>
          </table:table-cell>
          <table:table-cell office:value-type="float" office:value="5.6609999999999996" table:style-name="ce10">
            <text:p>5.661</text:p>
          </table:table-cell>
          <table:table-cell office:value-type="float" office:value="1.6000000000000014E-2" table:formula="of:=[.B223]-[.G223]" table:style-name="ce30">
            <text:p>0.016</text:p>
          </table:table-cell>
          <table:table-cell office:value-type="float" office:value="5.67" table:style-name="ce10">
            <text:p>5.67</text:p>
          </table:table-cell>
          <table:table-cell office:value-type="float" office:value="6.9999999999996732E-3" table:formula="of:=[.B223]-[.I223]" table:style-name="ce30">
            <text:p>0.007</text:p>
          </table:table-cell>
          <table:table-cell office:value-type="float" office:value="2.7084743553029009E-2" table:formula="of:=STDEV(ABS([.D223]);ABS([.F223]);ABS([.H223]);ABS([.J223]))" table:style-name="ce31">
            <text:p>0.027</text:p>
          </table:table-cell>
          <table:table-cell office:value-type="float" office:value="2.475000000000005E-2" table:formula="of:=(ABS([.D223])+ABS([.F223])+ABS([.H223])+ABS([.J223]))/4" table:style-name="ce31">
            <text:p>0.025</text:p>
          </table:table-cell>
          <table:table-cell office:value-type="float" office:value="7.5999999999999998E-2" table:style-name="ce32">
            <text:p>0.076</text:p>
          </table:table-cell>
          <table:table-cell office:value-type="float" office:value="7.5999999999999998E-2" table:formula="of:=MAX([.M223];[.K223])" table:style-name="ce34">
            <text:p>0.076</text:p>
          </table:table-cell>
          <table:table-cell table:number-columns-repeated="16370"/>
        </table:table-row>
        <table:table-row table:style-name="ro1">
          <table:table-cell table:style-name="ce10"/>
          <table:table-cell table:style-name="ce37"/>
          <table:table-cell table:number-columns-repeated="8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table:number-columns-repeated="4" table:style-name="ce10"/>
          <table:table-cell office:value-type="string" table:style-name="ce27">
            <text:p>HIP17183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9" table:style-name="ce10">
            <text:p>9</text:p>
          </table:table-cell>
          <table:table-cell office:value-type="float" office:value="9.0050000000000008" table:style-name="ce10">
            <text:p>9.005</text:p>
          </table:table-cell>
          <table:table-cell office:value-type="float" office:value="-5.0000000000007816E-3" table:formula="of:=[.B227]-[.C227]" table:style-name="ce30">
            <text:p>-0.005</text:p>
          </table:table-cell>
          <table:table-cell office:value-type="float" office:value="9.0549999999999997" table:style-name="ce10">
            <text:p>9.055</text:p>
          </table:table-cell>
          <table:table-cell office:value-type="float" office:value="-5.4999999999999716E-2" table:formula="of:=[.B227]-[.E227]" table:style-name="ce30">
            <text:p>-0.055</text:p>
          </table:table-cell>
          <table:table-cell office:value-type="float" office:value="8.9990000000000006" table:style-name="ce10">
            <text:p>8.999</text:p>
          </table:table-cell>
          <table:table-cell office:value-type="float" office:value="9.9999999999944578E-4" table:formula="of:=[.B227]-[.G227]" table:style-name="ce30">
            <text:p>0.001</text:p>
          </table:table-cell>
          <table:table-cell office:value-type="float" office:value="9.0399999999999991" table:style-name="ce10">
            <text:p>9.04</text:p>
          </table:table-cell>
          <table:table-cell office:value-type="float" office:value="-3.9999999999999147E-2" table:formula="of:=[.B227]-[.I227]" table:style-name="ce30">
            <text:p>-0.04</text:p>
          </table:table-cell>
          <table:table-cell office:value-type="float" office:value="2.6462237244798185E-2" table:formula="of:=STDEV(ABS([.D227]);ABS([.F227]);ABS([.H227]);ABS([.J227]))" table:style-name="ce31">
            <text:p>0.026</text:p>
          </table:table-cell>
          <table:table-cell office:value-type="float" office:value="2.5249999999999773E-2" table:formula="of:=(ABS([.D227])+ABS([.F227])+ABS([.H227])+ABS([.J227]))/4" table:style-name="ce31">
            <text:p>0.025</text:p>
          </table:table-cell>
          <table:table-cell office:value-type="float" office:value="0" table:style-name="ce32">
            <text:p>0</text:p>
          </table:table-cell>
          <table:table-cell office:value-type="float" office:value="2.6462237244798185E-2" table:formula="of:=MAX([.M227];[.K227])" table:style-name="ce34">
            <text:p>0.02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2590000000000003" table:style-name="ce10">
            <text:p>6.259</text:p>
          </table:table-cell>
          <table:table-cell office:value-type="float" office:value="6.28" table:style-name="ce10">
            <text:p>6.28</text:p>
          </table:table-cell>
          <table:table-cell office:value-type="float" office:value="-2.0999999999999908E-2" table:formula="of:=[.B228]-[.C228]" table:style-name="ce30">
            <text:p>-0.021</text:p>
          </table:table-cell>
          <table:table-cell office:value-type="float" office:value="6.2249999999999996" table:style-name="ce10">
            <text:p>6.225</text:p>
          </table:table-cell>
          <table:table-cell office:value-type="float" office:value="3.4000000000000696E-2" table:formula="of:=[.B228]-[.E228]" table:style-name="ce30">
            <text:p>0.034</text:p>
          </table:table-cell>
          <table:table-cell office:value-type="float" office:value="6.2430000000000003" table:style-name="ce10">
            <text:p>6.243</text:p>
          </table:table-cell>
          <table:table-cell office:value-type="float" office:value="1.6000000000000014E-2" table:formula="of:=[.B228]-[.G228]" table:style-name="ce30">
            <text:p>0.016</text:p>
          </table:table-cell>
          <table:table-cell office:value-type="float" office:value="6.2670000000000003" table:style-name="ce10">
            <text:p>6.267</text:p>
          </table:table-cell>
          <table:table-cell office:value-type="float" office:value="-8.0000000000000071E-3" table:formula="of:=[.B228]-[.I228]" table:style-name="ce30">
            <text:p>-0.008</text:p>
          </table:table-cell>
          <table:table-cell office:value-type="float" office:value="1.0904891868637353E-2" table:formula="of:=STDEV(ABS([.D228]);ABS([.F228]);ABS([.H228]);ABS([.J228]))" table:style-name="ce31">
            <text:p>0.011</text:p>
          </table:table-cell>
          <table:table-cell office:value-type="float" office:value="1.9750000000000156E-2" table:formula="of:=(ABS([.D228])+ABS([.F228])+ABS([.H228])+ABS([.J228]))/4" table:style-name="ce31">
            <text:p>0.020</text:p>
          </table:table-cell>
          <table:table-cell office:value-type="float" office:value="0.11899999999999999" table:style-name="ce32">
            <text:p>0.119</text:p>
          </table:table-cell>
          <table:table-cell office:value-type="float" office:value="0.11899999999999999" table:formula="of:=MAX([.M228];[.K228])" table:style-name="ce34">
            <text:p>0.11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6580000000000004" table:style-name="ce10">
            <text:p>7.658</text:p>
          </table:table-cell>
          <table:table-cell office:value-type="float" office:value="7.6689999999999996" table:style-name="ce10">
            <text:p>7.669</text:p>
          </table:table-cell>
          <table:table-cell office:value-type="float" office:value="-1.0999999999999233E-2" table:formula="of:=[.B229]-[.C229]" table:style-name="ce30">
            <text:p>-0.011</text:p>
          </table:table-cell>
          <table:table-cell office:value-type="float" office:value="7.6280000000000001" table:style-name="ce10">
            <text:p>7.628</text:p>
          </table:table-cell>
          <table:table-cell office:value-type="float" office:value="3.0000000000000249E-2" table:formula="of:=[.B229]-[.E229]" table:style-name="ce30">
            <text:p>0.03</text:p>
          </table:table-cell>
          <table:table-cell office:value-type="float" office:value="7.6449999999999996" table:style-name="ce10">
            <text:p>7.645</text:p>
          </table:table-cell>
          <table:table-cell office:value-type="float" office:value="1.3000000000000789E-2" table:formula="of:=[.B229]-[.G229]" table:style-name="ce30">
            <text:p>0.013</text:p>
          </table:table-cell>
          <table:table-cell office:value-type="float" office:value="7.68" table:style-name="ce10">
            <text:p>7.68</text:p>
          </table:table-cell>
          <table:table-cell office:value-type="float" office:value="-2.1999999999999353E-2" table:formula="of:=[.B229]-[.I229]" table:style-name="ce30">
            <text:p>-0.022</text:p>
          </table:table-cell>
          <table:table-cell office:value-type="float" office:value="8.7559503577092166E-3" table:formula="of:=STDEV(ABS([.D229]);ABS([.F229]);ABS([.H229]);ABS([.J229]))" table:style-name="ce31">
            <text:p>0.009</text:p>
          </table:table-cell>
          <table:table-cell office:value-type="float" office:value="1.8999999999999906E-2" table:formula="of:=(ABS([.D229])+ABS([.F229])+ABS([.H229])+ABS([.J229]))/4" table:style-name="ce31">
            <text:p>0.019</text:p>
          </table:table-cell>
          <table:table-cell office:value-type="float" office:value="2E-3" table:style-name="ce32">
            <text:p>0.002</text:p>
          </table:table-cell>
          <table:table-cell office:value-type="float" office:value="8.7559503577092166E-3" table:formula="of:=MAX([.M229];[.K229])" table:style-name="ce34">
            <text:p>0.00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7539999999999996" table:style-name="ce10">
            <text:p>6.754</text:p>
          </table:table-cell>
          <table:table-cell office:value-type="float" office:value="6.7720000000000002" table:style-name="ce10">
            <text:p>6.772</text:p>
          </table:table-cell>
          <table:table-cell office:value-type="float" office:value="-1.8000000000000682E-2" table:formula="of:=[.B230]-[.C230]" table:style-name="ce30">
            <text:p>-0.018</text:p>
          </table:table-cell>
          <table:table-cell office:value-type="float" office:value="6.734" table:style-name="ce10">
            <text:p>6.734</text:p>
          </table:table-cell>
          <table:table-cell office:value-type="float" office:value="1.9999999999999574E-2" table:formula="of:=[.B230]-[.E230]" table:style-name="ce30">
            <text:p>0.02</text:p>
          </table:table-cell>
          <table:table-cell office:value-type="float" office:value="6.7409999999999997" table:style-name="ce10">
            <text:p>6.741</text:p>
          </table:table-cell>
          <table:table-cell office:value-type="float" office:value="1.2999999999999901E-2" table:formula="of:=[.B230]-[.G230]" table:style-name="ce30">
            <text:p>0.013</text:p>
          </table:table-cell>
          <table:table-cell office:value-type="float" office:value="6.7590000000000003" table:style-name="ce10">
            <text:p>6.759</text:p>
          </table:table-cell>
          <table:table-cell office:value-type="float" office:value="-5.0000000000007816E-3" table:formula="of:=[.B230]-[.I230]" table:style-name="ce30">
            <text:p>-0.005</text:p>
          </table:table-cell>
          <table:table-cell office:value-type="float" office:value="6.6833125519208053E-3" table:formula="of:=STDEV(ABS([.D230]);ABS([.F230]);ABS([.H230]);ABS([.J230]))" table:style-name="ce31">
            <text:p>0.007</text:p>
          </table:table-cell>
          <table:table-cell office:value-type="float" office:value="1.4000000000000234E-2" table:formula="of:=(ABS([.D230])+ABS([.F230])+ABS([.H230])+ABS([.J230]))/4" table:style-name="ce31">
            <text:p>0.014</text:p>
          </table:table-cell>
          <table:table-cell office:value-type="float" office:value="2.4E-2" table:style-name="ce32">
            <text:p>0.024</text:p>
          </table:table-cell>
          <table:table-cell office:value-type="float" office:value="2.4E-2" table:formula="of:=MAX([.M230];[.K230])" table:style-name="ce34">
            <text:p>0.02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681" table:style-name="ce10">
            <text:p>7.681</text:p>
          </table:table-cell>
          <table:table-cell office:value-type="float" office:value="7.6719999999999997" table:style-name="ce10">
            <text:p>7.672</text:p>
          </table:table-cell>
          <table:table-cell office:value-type="float" office:value="9.0000000000003411E-3" table:formula="of:=[.B231]-[.C231]" table:style-name="ce30">
            <text:p>0.009</text:p>
          </table:table-cell>
          <table:table-cell office:value-type="float" office:value="7.6829999999999998" table:style-name="ce10">
            <text:p>7.683</text:p>
          </table:table-cell>
          <table:table-cell office:value-type="float" office:value="-1.9999999999997797E-3" table:formula="of:=[.B231]-[.E231]" table:style-name="ce30">
            <text:p>-0.002</text:p>
          </table:table-cell>
          <table:table-cell office:value-type="float" office:value="7.673" table:style-name="ce10">
            <text:p>7.673</text:p>
          </table:table-cell>
          <table:table-cell office:value-type="float" office:value="8.0000000000000071E-3" table:formula="of:=[.B231]-[.G231]" table:style-name="ce30">
            <text:p>0.008</text:p>
          </table:table-cell>
          <table:table-cell office:value-type="float" office:value="7.7130000000000001" table:style-name="ce10">
            <text:p>7.713</text:p>
          </table:table-cell>
          <table:table-cell office:value-type="float" office:value="-3.2000000000000028E-2" table:formula="of:=[.B231]-[.I231]" table:style-name="ce30">
            <text:p>-0.032</text:p>
          </table:table-cell>
          <table:table-cell office:value-type="float" office:value="1.3200378782444127E-2" table:formula="of:=STDEV(ABS([.D231]);ABS([.F231]);ABS([.H231]);ABS([.J231]))" table:style-name="ce31">
            <text:p>0.013</text:p>
          </table:table-cell>
          <table:table-cell office:value-type="float" office:value="1.2750000000000039E-2" table:formula="of:=(ABS([.D231])+ABS([.F231])+ABS([.H231])+ABS([.J231]))/4" table:style-name="ce31">
            <text:p>0.013</text:p>
          </table:table-cell>
          <table:table-cell office:value-type="float" office:value="8.3000000000000004E-2" table:style-name="ce32">
            <text:p>0.083</text:p>
          </table:table-cell>
          <table:table-cell office:value-type="float" office:value="8.3000000000000004E-2" table:formula="of:=MAX([.M231];[.K231])" table:style-name="ce34">
            <text:p>0.08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2850000000000001" table:style-name="ce10">
            <text:p>6.285</text:p>
          </table:table-cell>
          <table:table-cell office:value-type="float" office:value="6.3120000000000003" table:style-name="ce10">
            <text:p>6.312</text:p>
          </table:table-cell>
          <table:table-cell office:value-type="float" office:value="-2.7000000000000135E-2" table:formula="of:=[.B232]-[.C232]" table:style-name="ce30">
            <text:p>-0.027</text:p>
          </table:table-cell>
          <table:table-cell office:value-type="float" office:value="6.2439999999999998" table:style-name="ce10">
            <text:p>6.244</text:p>
          </table:table-cell>
          <table:table-cell office:value-type="float" office:value="4.1000000000000369E-2" table:formula="of:=[.B232]-[.E232]" table:style-name="ce30">
            <text:p>0.041</text:p>
          </table:table-cell>
          <table:table-cell office:value-type="float" office:value="6.2590000000000003" table:style-name="ce10">
            <text:p>6.259</text:p>
          </table:table-cell>
          <table:table-cell office:value-type="float" office:value="2.5999999999999801E-2" table:formula="of:=[.B232]-[.G232]" table:style-name="ce30">
            <text:p>0.026</text:p>
          </table:table-cell>
          <table:table-cell office:value-type="float" office:value="6.2969999999999997" table:style-name="ce10">
            <text:p>6.297</text:p>
          </table:table-cell>
          <table:table-cell office:value-type="float" office:value="-1.1999999999999567E-2" table:formula="of:=[.B232]-[.I232]" table:style-name="ce30">
            <text:p>-0.012</text:p>
          </table:table-cell>
          <table:table-cell office:value-type="float" office:value="1.1846237095944902E-2" table:formula="of:=STDEV(ABS([.D232]);ABS([.F232]);ABS([.H232]);ABS([.J232]))" table:style-name="ce31">
            <text:p>0.012</text:p>
          </table:table-cell>
          <table:table-cell office:value-type="float" office:value="2.6499999999999968E-2" table:formula="of:=(ABS([.D232])+ABS([.F232])+ABS([.H232])+ABS([.J232]))/4" table:style-name="ce31">
            <text:p>0.027</text:p>
          </table:table-cell>
          <table:table-cell office:value-type="float" office:value="0.14399999999999999" table:style-name="ce32">
            <text:p>0.144</text:p>
          </table:table-cell>
          <table:table-cell office:value-type="float" office:value="0.14399999999999999" table:formula="of:=MAX([.M232];[.K232])" table:style-name="ce34">
            <text:p>0.14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202" table:style-name="ce10">
            <text:p>5.202</text:p>
          </table:table-cell>
          <table:table-cell office:value-type="float" office:value="5.2350000000000003" table:style-name="ce10">
            <text:p>5.235</text:p>
          </table:table-cell>
          <table:table-cell office:value-type="float" office:value="-3.3000000000000362E-2" table:formula="of:=[.B233]-[.C233]" table:style-name="ce30">
            <text:p>-0.033</text:p>
          </table:table-cell>
          <table:table-cell office:value-type="float" office:value="5.1989999999999998" table:style-name="ce10">
            <text:p>5.199</text:p>
          </table:table-cell>
          <table:table-cell office:value-type="float" office:value="3.0000000000001137E-3" table:formula="of:=[.B233]-[.E233]" table:style-name="ce30">
            <text:p>0.003</text:p>
          </table:table-cell>
          <table:table-cell office:value-type="float" office:value="5.1779999999999999" table:style-name="ce10">
            <text:p>5.178</text:p>
          </table:table-cell>
          <table:table-cell office:value-type="float" office:value="2.4000000000000021E-2" table:formula="of:=[.B233]-[.G233]" table:style-name="ce30">
            <text:p>0.024</text:p>
          </table:table-cell>
          <table:table-cell office:value-type="float" office:value="5.2" table:style-name="ce10">
            <text:p>5.2</text:p>
          </table:table-cell>
          <table:table-cell office:value-type="float" office:value="1.9999999999997797E-3" table:formula="of:=[.B233]-[.I233]" table:style-name="ce30">
            <text:p>0.002</text:p>
          </table:table-cell>
          <table:table-cell office:value-type="float" office:value="1.5459624833740481E-2" table:formula="of:=STDEV(ABS([.D233]);ABS([.F233]);ABS([.H233]);ABS([.J233]))" table:style-name="ce31">
            <text:p>0.015</text:p>
          </table:table-cell>
          <table:table-cell office:value-type="float" office:value="1.5500000000000069E-2" table:formula="of:=(ABS([.D233])+ABS([.F233])+ABS([.H233])+ABS([.J233]))/4" table:style-name="ce31">
            <text:p>0.016</text:p>
          </table:table-cell>
          <table:table-cell office:value-type="float" office:value="0.104" table:style-name="ce32">
            <text:p>0.104</text:p>
          </table:table-cell>
          <table:table-cell office:value-type="float" office:value="0.104" table:formula="of:=MAX([.M233];[.K233])" table:style-name="ce34">
            <text:p>0.10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3159999999999998" table:style-name="ce10">
            <text:p>5.316</text:p>
          </table:table-cell>
          <table:table-cell office:value-type="float" office:value="5.3090000000000002" table:style-name="ce10">
            <text:p>5.309</text:p>
          </table:table-cell>
          <table:table-cell office:value-type="float" office:value="6.9999999999996732E-3" table:formula="of:=[.B234]-[.C234]" table:style-name="ce30">
            <text:p>0.007</text:p>
          </table:table-cell>
          <table:table-cell office:value-type="float" office:value="5.3659999999999997" table:style-name="ce10">
            <text:p>5.366</text:p>
          </table:table-cell>
          <table:table-cell office:value-type="float" office:value="-4.9999999999999822E-2" table:formula="of:=[.B234]-[.E234]" table:style-name="ce30">
            <text:p>-0.05</text:p>
          </table:table-cell>
          <table:table-cell office:value-type="float" office:value="5.3129999999999997" table:style-name="ce10">
            <text:p>5.313</text:p>
          </table:table-cell>
          <table:table-cell office:value-type="float" office:value="3.0000000000001137E-3" table:formula="of:=[.B234]-[.G234]" table:style-name="ce30">
            <text:p>0.003</text:p>
          </table:table-cell>
          <table:table-cell office:value-type="float" office:value="5.3570000000000002" table:style-name="ce10">
            <text:p>5.357</text:p>
          </table:table-cell>
          <table:table-cell office:value-type="float" office:value="-4.1000000000000369E-2" table:formula="of:=[.B234]-[.I234]" table:style-name="ce30">
            <text:p>-0.041</text:p>
          </table:table-cell>
          <table:table-cell office:value-type="float" office:value="2.3725864929790647E-2" table:formula="of:=STDEV(ABS([.D234]);ABS([.F234]);ABS([.H234]);ABS([.J234]))" table:style-name="ce31">
            <text:p>0.024</text:p>
          </table:table-cell>
          <table:table-cell office:value-type="float" office:value="2.5249999999999995E-2" table:formula="of:=(ABS([.D234])+ABS([.F234])+ABS([.H234])+ABS([.J234]))/4" table:style-name="ce31">
            <text:p>0.025</text:p>
          </table:table-cell>
          <table:table-cell office:value-type="float" office:value="0" table:style-name="ce32">
            <text:p>0</text:p>
          </table:table-cell>
          <table:table-cell office:value-type="float" office:value="2.3725864929790647E-2" table:formula="of:=MAX([.M234];[.K234])" table:style-name="ce34">
            <text:p>0.02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5330000000000004" table:style-name="ce10">
            <text:p>7.533</text:p>
          </table:table-cell>
          <table:table-cell office:value-type="float" office:value="7.5439999999999996" table:style-name="ce10">
            <text:p>7.544</text:p>
          </table:table-cell>
          <table:table-cell office:value-type="float" office:value="-1.0999999999999233E-2" table:formula="of:=[.B235]-[.C235]" table:style-name="ce30">
            <text:p>-0.011</text:p>
          </table:table-cell>
          <table:table-cell office:value-type="float" office:value="7.5289999999999999" table:style-name="ce10">
            <text:p>7.529</text:p>
          </table:table-cell>
          <table:table-cell office:value-type="float" office:value="4.0000000000004476E-3" table:formula="of:=[.B235]-[.E235]" table:style-name="ce30">
            <text:p>0.004</text:p>
          </table:table-cell>
          <table:table-cell office:value-type="float" office:value="7.5049999999999999" table:style-name="ce10">
            <text:p>7.505</text:p>
          </table:table-cell>
          <table:table-cell office:value-type="float" office:value="2.8000000000000469E-2" table:formula="of:=[.B235]-[.G235]" table:style-name="ce30">
            <text:p>0.028</text:p>
          </table:table-cell>
          <table:table-cell office:value-type="float" office:value="7.5579999999999998" table:style-name="ce10">
            <text:p>7.558</text:p>
          </table:table-cell>
          <table:table-cell office:value-type="float" office:value="-2.4999999999999467E-2" table:formula="of:=[.B235]-[.I235]" table:style-name="ce30">
            <text:p>-0.025</text:p>
          </table:table-cell>
          <table:table-cell office:value-type="float" office:value="1.140175425099137E-2" table:formula="of:=STDEV(ABS([.D235]);ABS([.F235]);ABS([.H235]);ABS([.J235]))" table:style-name="ce31">
            <text:p>0.011</text:p>
          </table:table-cell>
          <table:table-cell office:value-type="float" office:value="1.6999999999999904E-2" table:formula="of:=(ABS([.D235])+ABS([.F235])+ABS([.H235])+ABS([.J235]))/4" table:style-name="ce31">
            <text:p>0.017</text:p>
          </table:table-cell>
          <table:table-cell office:value-type="float" office:value="0.111" table:style-name="ce32">
            <text:p>0.111</text:p>
          </table:table-cell>
          <table:table-cell office:value-type="float" office:value="0.111" table:formula="of:=MAX([.M235];[.K235])" table:style-name="ce34">
            <text:p>0.11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6029999999999998" table:style-name="ce10">
            <text:p>7.603</text:p>
          </table:table-cell>
          <table:table-cell office:value-type="float" office:value="7.5759999999999996" table:style-name="ce10">
            <text:p>7.576</text:p>
          </table:table-cell>
          <table:table-cell office:value-type="float" office:value="2.7000000000000135E-2" table:formula="of:=[.B236]-[.C236]" table:style-name="ce30">
            <text:p>0.027</text:p>
          </table:table-cell>
          <table:table-cell office:value-type="float" office:value="7.6479999999999997" table:style-name="ce10">
            <text:p>7.648</text:p>
          </table:table-cell>
          <table:table-cell office:value-type="float" office:value="-4.4999999999999929E-2" table:formula="of:=[.B236]-[.E236]" table:style-name="ce30">
            <text:p>-0.045</text:p>
          </table:table-cell>
          <table:table-cell office:value-type="float" office:value="7.5819999999999999" table:style-name="ce10">
            <text:p>7.582</text:p>
          </table:table-cell>
          <table:table-cell office:value-type="float" office:value="2.0999999999999908E-2" table:formula="of:=[.B236]-[.G236]" table:style-name="ce30">
            <text:p>0.021</text:p>
          </table:table-cell>
          <table:table-cell office:value-type="float" office:value="7.6589999999999998" table:style-name="ce10">
            <text:p>7.659</text:p>
          </table:table-cell>
          <table:table-cell office:value-type="float" office:value="-5.600000000000005E-2" table:formula="of:=[.B236]-[.I236]" table:style-name="ce30">
            <text:p>-0.056</text:p>
          </table:table-cell>
          <table:table-cell office:value-type="float" office:value="1.6132265804901701E-2" table:formula="of:=STDEV(ABS([.D236]);ABS([.F236]);ABS([.H236]);ABS([.J236]))" table:style-name="ce31">
            <text:p>0.016</text:p>
          </table:table-cell>
          <table:table-cell office:value-type="float" office:value="3.7250000000000005E-2" table:formula="of:=(ABS([.D236])+ABS([.F236])+ABS([.H236])+ABS([.J236]))/4" table:style-name="ce31">
            <text:p>0.037</text:p>
          </table:table-cell>
          <table:table-cell office:value-type="float" office:value="0.109" table:style-name="ce32">
            <text:p>0.109</text:p>
          </table:table-cell>
          <table:table-cell office:value-type="float" office:value="0.109" table:formula="of:=MAX([.M236];[.K236])" table:style-name="ce34">
            <text:p>0.10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351" table:style-name="ce10">
            <text:p>6.351</text:p>
          </table:table-cell>
          <table:table-cell office:value-type="float" office:value="6.3570000000000002" table:style-name="ce10">
            <text:p>6.357</text:p>
          </table:table-cell>
          <table:table-cell office:value-type="float" office:value="-6.0000000000002274E-3" table:formula="of:=[.B237]-[.C237]" table:style-name="ce30">
            <text:p>-0.006</text:p>
          </table:table-cell>
          <table:table-cell office:value-type="float" office:value="6.3620000000000001" table:style-name="ce10">
            <text:p>6.362</text:p>
          </table:table-cell>
          <table:table-cell office:value-type="float" office:value="-1.1000000000000121E-2" table:formula="of:=[.B237]-[.E237]" table:style-name="ce30">
            <text:p>-0.011</text:p>
          </table:table-cell>
          <table:table-cell office:value-type="float" office:value="6.319" table:style-name="ce10">
            <text:p>6.319</text:p>
          </table:table-cell>
          <table:table-cell office:value-type="float" office:value="3.2000000000000028E-2" table:formula="of:=[.B237]-[.G237]" table:style-name="ce30">
            <text:p>0.032</text:p>
          </table:table-cell>
          <table:table-cell office:value-type="float" office:value="6.3810000000000002" table:style-name="ce10">
            <text:p>6.381</text:p>
          </table:table-cell>
          <table:table-cell office:value-type="float" office:value="-3.0000000000000249E-2" table:formula="of:=[.B237]-[.I237]" table:style-name="ce30">
            <text:p>-0.03</text:p>
          </table:table-cell>
          <table:table-cell office:value-type="float" office:value="1.3175102782647748E-2" table:formula="of:=STDEV(ABS([.D237]);ABS([.F237]);ABS([.H237]);ABS([.J237]))" table:style-name="ce31">
            <text:p>0.013</text:p>
          </table:table-cell>
          <table:table-cell office:value-type="float" office:value="1.9750000000000156E-2" table:formula="of:=(ABS([.D237])+ABS([.F237])+ABS([.H237])+ABS([.J237]))/4" table:style-name="ce31">
            <text:p>0.020</text:p>
          </table:table-cell>
          <table:table-cell office:value-type="float" office:value="0.107" table:style-name="ce32">
            <text:p>0.107</text:p>
          </table:table-cell>
          <table:table-cell office:value-type="float" office:value="0.107" table:formula="of:=MAX([.M237];[.K237])" table:style-name="ce34">
            <text:p>0.10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35_peg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7929999999999993" table:style-name="ce10">
            <text:p>8.793</text:p>
          </table:table-cell>
          <table:table-cell office:value-type="float" office:value="8.798" table:style-name="ce10">
            <text:p>8.798</text:p>
          </table:table-cell>
          <table:table-cell office:value-type="float" office:value="-5.0000000000007816E-3" table:formula="of:=[.B241]-[.C241]" table:style-name="ce30">
            <text:p>-0.005</text:p>
          </table:table-cell>
          <table:table-cell office:value-type="float" office:value="8.86" table:style-name="ce10">
            <text:p>8.86</text:p>
          </table:table-cell>
          <table:table-cell office:value-type="float" office:value="-6.7000000000000171E-2" table:formula="of:=[.B241]-[.E241]" table:style-name="ce30">
            <text:p>-0.067</text:p>
          </table:table-cell>
          <table:table-cell office:value-type="float" office:value="8.7929999999999993" table:style-name="ce10">
            <text:p>8.793</text:p>
          </table:table-cell>
          <table:table-cell office:value-type="float" office:value="0" table:formula="of:=[.B241]-[.G241]" table:style-name="ce30">
            <text:p>0</text:p>
          </table:table-cell>
          <table:table-cell office:value-type="float" office:value="8.5730000000000004" table:style-name="ce10">
            <text:p>8.573</text:p>
          </table:table-cell>
          <table:table-cell office:value-type="float" office:value="0.21999999999999886" table:formula="of:=[.B241]-[.I241]" table:style-name="ce30">
            <text:p>0.22</text:p>
          </table:table-cell>
          <table:table-cell office:value-type="float" office:value="0.10262878088853301" table:formula="of:=STDEV(ABS([.D241]);ABS([.F241]);ABS([.H241]);ABS([.J241]))" table:style-name="ce31">
            <text:p>0.103</text:p>
          </table:table-cell>
          <table:table-cell office:value-type="float" office:value="7.2999999999999954E-2" table:formula="of:=(ABS([.D241])+ABS([.F241])+ABS([.H241])+ABS([.J241]))/4" table:style-name="ce31">
            <text:p>0.073</text:p>
          </table:table-cell>
          <table:table-cell office:value-type="float" office:value="4.2999999999999997E-2" table:style-name="ce32">
            <text:p>0.043</text:p>
          </table:table-cell>
          <table:table-cell office:value-type="float" office:value="0.10262878088853301" table:formula="of:=MAX([.M241];[.K241])" table:style-name="ce34">
            <text:p>0.10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1239999999999997" table:style-name="ce10">
            <text:p>6.124</text:p>
          </table:table-cell>
          <table:table-cell office:value-type="float" office:value="6.1539999999999999" table:style-name="ce10">
            <text:p>6.154</text:p>
          </table:table-cell>
          <table:table-cell office:value-type="float" office:value="-3.0000000000000249E-2" table:formula="of:=[.B242]-[.C242]" table:style-name="ce30">
            <text:p>-0.03</text:p>
          </table:table-cell>
          <table:table-cell office:value-type="float" office:value="6.1" table:style-name="ce10">
            <text:p>6.1</text:p>
          </table:table-cell>
          <table:table-cell office:value-type="float" office:value="2.4000000000000021E-2" table:formula="of:=[.B242]-[.E242]" table:style-name="ce30">
            <text:p>0.024</text:p>
          </table:table-cell>
          <table:table-cell office:value-type="float" office:value="6.1139999999999999" table:style-name="ce10">
            <text:p>6.114</text:p>
          </table:table-cell>
          <table:table-cell office:value-type="float" office:value="9.9999999999997868E-3" table:formula="of:=[.B242]-[.G242]" table:style-name="ce30">
            <text:p>0.01</text:p>
          </table:table-cell>
          <table:table-cell office:value-type="float" office:value="6.1669999999999998" table:style-name="ce10">
            <text:p>6.167</text:p>
          </table:table-cell>
          <table:table-cell office:value-type="float" office:value="-4.3000000000000149E-2" table:formula="of:=[.B242]-[.I242]" table:style-name="ce30">
            <text:p>-0.043</text:p>
          </table:table-cell>
          <table:table-cell office:value-type="float" office:value="1.3696106502701335E-2" table:formula="of:=STDEV(ABS([.D242]);ABS([.F242]);ABS([.H242]);ABS([.J242]))" table:style-name="ce31">
            <text:p>0.014</text:p>
          </table:table-cell>
          <table:table-cell office:value-type="float" office:value="2.6750000000000052E-2" table:formula="of:=(ABS([.D242])+ABS([.F242])+ABS([.H242])+ABS([.J242]))/4" table:style-name="ce31">
            <text:p>0.027</text:p>
          </table:table-cell>
          <table:table-cell office:value-type="float" office:value="5.8999999999999997E-2" table:style-name="ce32">
            <text:p>0.059</text:p>
          </table:table-cell>
          <table:table-cell office:value-type="float" office:value="5.8999999999999997E-2" table:formula="of:=MAX([.M242];[.K242])" table:style-name="ce34">
            <text:p>0.05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4379999999999997" table:style-name="ce10">
            <text:p>7.438</text:p>
          </table:table-cell>
          <table:table-cell office:value-type="float" office:value="7.4530000000000003" table:style-name="ce10">
            <text:p>7.453</text:p>
          </table:table-cell>
          <table:table-cell office:value-type="float" office:value="-1.5000000000000568E-2" table:formula="of:=[.B243]-[.C243]" table:style-name="ce30">
            <text:p>-0.015</text:p>
          </table:table-cell>
          <table:table-cell office:value-type="float" office:value="7.42" table:style-name="ce10">
            <text:p>7.42</text:p>
          </table:table-cell>
          <table:table-cell office:value-type="float" office:value="1.7999999999999794E-2" table:formula="of:=[.B243]-[.E243]" table:style-name="ce30">
            <text:p>0.018</text:p>
          </table:table-cell>
          <table:table-cell office:value-type="float" office:value="7.4290000000000003" table:style-name="ce10">
            <text:p>7.429</text:p>
          </table:table-cell>
          <table:table-cell office:value-type="float" office:value="8.9999999999994529E-3" table:formula="of:=[.B243]-[.G243]" table:style-name="ce30">
            <text:p>0.009</text:p>
          </table:table-cell>
          <table:table-cell office:value-type="float" office:value="7.4550000000000001" table:style-name="ce10">
            <text:p>7.455</text:p>
          </table:table-cell>
          <table:table-cell office:value-type="float" office:value="-1.7000000000000348E-2" table:formula="of:=[.B243]-[.I243]" table:style-name="ce30">
            <text:p>-0.017</text:p>
          </table:table-cell>
          <table:table-cell office:value-type="float" office:value="4.0311288741495558E-3" table:formula="of:=STDEV(ABS([.D243]);ABS([.F243]);ABS([.H243]);ABS([.J243]))" table:style-name="ce31">
            <text:p>0.004</text:p>
          </table:table-cell>
          <table:table-cell office:value-type="float" office:value="1.4750000000000041E-2" table:formula="of:=(ABS([.D243])+ABS([.F243])+ABS([.H243])+ABS([.J243]))/4" table:style-name="ce31">
            <text:p>0.015</text:p>
          </table:table-cell>
          <table:table-cell office:value-type="float" office:value="9.9000000000000005E-2" table:style-name="ce32">
            <text:p>0.099</text:p>
          </table:table-cell>
          <table:table-cell office:value-type="float" office:value="9.9000000000000005E-2" table:formula="of:=MAX([.M243];[.K243])" table:style-name="ce34">
            <text:p>0.09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6020000000000003" table:style-name="ce10">
            <text:p>6.602</text:p>
          </table:table-cell>
          <table:table-cell office:value-type="float" office:value="6.6260000000000003" table:style-name="ce10">
            <text:p>6.626</text:p>
          </table:table-cell>
          <table:table-cell office:value-type="float" office:value="-2.4000000000000021E-2" table:formula="of:=[.B244]-[.C244]" table:style-name="ce30">
            <text:p>-0.024</text:p>
          </table:table-cell>
          <table:table-cell office:value-type="float" office:value="6.5830000000000002" table:style-name="ce10">
            <text:p>6.583</text:p>
          </table:table-cell>
          <table:table-cell office:value-type="float" office:value="1.9000000000000128E-2" table:formula="of:=[.B244]-[.E244]" table:style-name="ce30">
            <text:p>0.019</text:p>
          </table:table-cell>
          <table:table-cell office:value-type="float" office:value="6.5940000000000003" table:style-name="ce10">
            <text:p>6.594</text:p>
          </table:table-cell>
          <table:table-cell office:value-type="float" office:value="8.0000000000000071E-3" table:formula="of:=[.B244]-[.G244]" table:style-name="ce30">
            <text:p>0.008</text:p>
          </table:table-cell>
          <table:table-cell office:value-type="float" office:value="6.6219999999999999" table:style-name="ce10">
            <text:p>6.622</text:p>
          </table:table-cell>
          <table:table-cell office:value-type="float" office:value="-1.9999999999999574E-2" table:formula="of:=[.B244]-[.I244]" table:style-name="ce30">
            <text:p>-0.02</text:p>
          </table:table-cell>
          <table:table-cell office:value-type="float" office:value="6.849574196011475E-3" table:formula="of:=STDEV(ABS([.D244]);ABS([.F244]);ABS([.H244]);ABS([.J244]))" table:style-name="ce31">
            <text:p>0.007</text:p>
          </table:table-cell>
          <table:table-cell office:value-type="float" office:value="1.7749999999999932E-2" table:formula="of:=(ABS([.D244])+ABS([.F244])+ABS([.H244])+ABS([.J244]))/4" table:style-name="ce31">
            <text:p>0.018</text:p>
          </table:table-cell>
          <table:table-cell office:value-type="float" office:value="0" table:style-name="ce32">
            <text:p>0</text:p>
          </table:table-cell>
          <table:table-cell office:value-type="float" office:value="6.849574196011475E-3" table:formula="of:=MAX([.M244];[.K244])" table:style-name="ce34">
            <text:p>0.00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5389999999999997" table:style-name="ce10">
            <text:p>7.539</text:p>
          </table:table-cell>
          <table:table-cell office:value-type="float" office:value="7.5259999999999998" table:style-name="ce10">
            <text:p>7.526</text:p>
          </table:table-cell>
          <table:table-cell office:value-type="float" office:value="1.2999999999999901E-2" table:formula="of:=[.B245]-[.C245]" table:style-name="ce30">
            <text:p>0.013</text:p>
          </table:table-cell>
          <table:table-cell office:value-type="float" office:value="7.5510000000000002" table:style-name="ce10">
            <text:p>7.551</text:p>
          </table:table-cell>
          <table:table-cell office:value-type="float" office:value="-1.2000000000000455E-2" table:formula="of:=[.B245]-[.E245]" table:style-name="ce30">
            <text:p>-0.012</text:p>
          </table:table-cell>
          <table:table-cell office:value-type="float" office:value="7.5339999999999998" table:style-name="ce10">
            <text:p>7.534</text:p>
          </table:table-cell>
          <table:table-cell office:value-type="float" office:value="4.9999999999998934E-3" table:formula="of:=[.B245]-[.G245]" table:style-name="ce30">
            <text:p>0.005</text:p>
          </table:table-cell>
          <table:table-cell office:value-type="float" office:value="7.4370000000000003" table:style-name="ce10">
            <text:p>7.437</text:p>
          </table:table-cell>
          <table:table-cell office:value-type="float" office:value="0.10199999999999942" table:formula="of:=[.B245]-[.I245]" table:style-name="ce30">
            <text:p>0.102</text:p>
          </table:table-cell>
          <table:table-cell office:value-type="float" office:value="4.6137475729244627E-2" table:formula="of:=STDEV(ABS([.D245]);ABS([.F245]);ABS([.H245]);ABS([.J245]))" table:style-name="ce31">
            <text:p>0.046</text:p>
          </table:table-cell>
          <table:table-cell office:value-type="float" office:value="3.2999999999999918E-2" table:formula="of:=(ABS([.D245])+ABS([.F245])+ABS([.H245])+ABS([.J245]))/4" table:style-name="ce31">
            <text:p>0.033</text:p>
          </table:table-cell>
          <table:table-cell office:value-type="float" office:value="9.1999999999999998E-2" table:style-name="ce32">
            <text:p>0.092</text:p>
          </table:table-cell>
          <table:table-cell office:value-type="float" office:value="9.1999999999999998E-2" table:formula="of:=MAX([.M245];[.K245])" table:style-name="ce34">
            <text:p>0.09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1219999999999999" table:style-name="ce10">
            <text:p>6.122</text:p>
          </table:table-cell>
          <table:table-cell office:value-type="float" office:value="6.1539999999999999" table:style-name="ce10">
            <text:p>6.154</text:p>
          </table:table-cell>
          <table:table-cell office:value-type="float" office:value="-3.2000000000000028E-2" table:formula="of:=[.B246]-[.C246]" table:style-name="ce30">
            <text:p>-0.032</text:p>
          </table:table-cell>
          <table:table-cell office:value-type="float" office:value="6.0910000000000002" table:style-name="ce10">
            <text:p>6.091</text:p>
          </table:table-cell>
          <table:table-cell office:value-type="float" office:value="3.0999999999999694E-2" table:formula="of:=[.B246]-[.E246]" table:style-name="ce30">
            <text:p>0.031</text:p>
          </table:table-cell>
          <table:table-cell office:value-type="float" office:value="6.1040000000000001" table:style-name="ce10">
            <text:p>6.104</text:p>
          </table:table-cell>
          <table:table-cell office:value-type="float" office:value="1.7999999999999794E-2" table:formula="of:=[.B246]-[.G246]" table:style-name="ce30">
            <text:p>0.018</text:p>
          </table:table-cell>
          <table:table-cell office:value-type="float" office:value="6.1849999999999996" table:style-name="ce10">
            <text:p>6.185</text:p>
          </table:table-cell>
          <table:table-cell office:value-type="float" office:value="-6.2999999999999723E-2" table:formula="of:=[.B246]-[.I246]" table:style-name="ce30">
            <text:p>-0.063</text:p>
          </table:table-cell>
          <table:table-cell office:value-type="float" office:value="1.9096247449869954E-2" table:formula="of:=STDEV(ABS([.D246]);ABS([.F246]);ABS([.H246]);ABS([.J246]))" table:style-name="ce31">
            <text:p>0.019</text:p>
          </table:table-cell>
          <table:table-cell office:value-type="float" office:value="3.599999999999981E-2" table:formula="of:=(ABS([.D246])+ABS([.F246])+ABS([.H246])+ABS([.J246]))/4" table:style-name="ce31">
            <text:p>0.036</text:p>
          </table:table-cell>
          <table:table-cell office:value-type="float" office:value="0.107" table:style-name="ce32">
            <text:p>0.107</text:p>
          </table:table-cell>
          <table:table-cell office:value-type="float" office:value="0.107" table:formula="of:=MAX([.M246];[.K246])" table:style-name="ce34">
            <text:p>0.10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8789999999999996" table:style-name="ce10">
            <text:p>4.879</text:p>
          </table:table-cell>
          <table:table-cell office:value-type="float" office:value="4.9219999999999997" table:style-name="ce10">
            <text:p>4.922</text:p>
          </table:table-cell>
          <table:table-cell office:value-type="float" office:value="-4.3000000000000149E-2" table:formula="of:=[.B247]-[.C247]" table:style-name="ce30">
            <text:p>-0.043</text:p>
          </table:table-cell>
          <table:table-cell office:value-type="float" office:value="4.8810000000000002" table:style-name="ce10">
            <text:p>4.881</text:p>
          </table:table-cell>
          <table:table-cell office:value-type="float" office:value="-2.0000000000006679E-3" table:formula="of:=[.B247]-[.E247]" table:style-name="ce30">
            <text:p>-0.002</text:p>
          </table:table-cell>
          <table:table-cell office:value-type="float" office:value="4.8689999999999998" table:style-name="ce10">
            <text:p>4.869</text:p>
          </table:table-cell>
          <table:table-cell office:value-type="float" office:value="9.9999999999997868E-3" table:formula="of:=[.B247]-[.G247]" table:style-name="ce30">
            <text:p>0.01</text:p>
          </table:table-cell>
          <table:table-cell office:value-type="float" office:value="4.8849999999999998" table:style-name="ce10">
            <text:p>4.885</text:p>
          </table:table-cell>
          <table:table-cell office:value-type="float" office:value="-6.0000000000002274E-3" table:formula="of:=[.B247]-[.I247]" table:style-name="ce30">
            <text:p>-0.006</text:p>
          </table:table-cell>
          <table:table-cell office:value-type="float" office:value="1.8786076404259163E-2" table:formula="of:=STDEV(ABS([.D247]);ABS([.F247]);ABS([.H247]);ABS([.J247]))" table:style-name="ce31">
            <text:p>0.019</text:p>
          </table:table-cell>
          <table:table-cell office:value-type="float" office:value="1.5250000000000208E-2" table:formula="of:=(ABS([.D247])+ABS([.F247])+ABS([.H247])+ABS([.J247]))/4" table:style-name="ce31">
            <text:p>0.015</text:p>
          </table:table-cell>
          <table:table-cell office:value-type="float" office:value="0.115" table:style-name="ce32">
            <text:p>0.115</text:p>
          </table:table-cell>
          <table:table-cell office:value-type="float" office:value="0.115" table:formula="of:=MAX([.M247];[.K247])" table:style-name="ce34">
            <text:p>0.11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008" table:style-name="ce10">
            <text:p>5.008</text:p>
          </table:table-cell>
          <table:table-cell office:value-type="float" office:value="5" table:style-name="ce10">
            <text:p>5</text:p>
          </table:table-cell>
          <table:table-cell office:value-type="float" office:value="8.0000000000000071E-3" table:formula="of:=[.B248]-[.C248]" table:style-name="ce30">
            <text:p>0.008</text:p>
          </table:table-cell>
          <table:table-cell office:value-type="float" office:value="5.0620000000000003" table:style-name="ce10">
            <text:p>5.062</text:p>
          </table:table-cell>
          <table:table-cell office:value-type="float" office:value="-5.400000000000027E-2" table:formula="of:=[.B248]-[.E248]" table:style-name="ce30">
            <text:p>-0.054</text:p>
          </table:table-cell>
          <table:table-cell office:value-type="float" office:value="4.9950000000000001" table:style-name="ce10">
            <text:p>4.995</text:p>
          </table:table-cell>
          <table:table-cell office:value-type="float" office:value="1.2999999999999901E-2" table:formula="of:=[.B248]-[.G248]" table:style-name="ce30">
            <text:p>0.013</text:p>
          </table:table-cell>
          <table:table-cell office:value-type="float" office:value="4.7869999999999999" table:style-name="ce10">
            <text:p>4.787</text:p>
          </table:table-cell>
          <table:table-cell office:value-type="float" office:value="0.22100000000000009" table:formula="of:=[.B248]-[.I248]" table:style-name="ce30">
            <text:p>0.221</text:p>
          </table:table-cell>
          <table:table-cell office:value-type="float" office:value="0.10014323075808307" table:formula="of:=STDEV(ABS([.D248]);ABS([.F248]);ABS([.H248]);ABS([.J248]))" table:style-name="ce31">
            <text:p>0.100</text:p>
          </table:table-cell>
          <table:table-cell office:value-type="float" office:value="7.4000000000000066E-2" table:formula="of:=(ABS([.D248])+ABS([.F248])+ABS([.H248])+ABS([.J248]))/4" table:style-name="ce31">
            <text:p>0.074</text:p>
          </table:table-cell>
          <table:table-cell office:value-type="float" office:value="0.05" table:style-name="ce32">
            <text:p>0.05</text:p>
          </table:table-cell>
          <table:table-cell office:value-type="float" office:value="0.10014323075808307" table:formula="of:=MAX([.M248];[.K248])" table:style-name="ce34">
            <text:p>0.1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3019999999999996" table:style-name="ce10">
            <text:p>7.302</text:p>
          </table:table-cell>
          <table:table-cell office:value-type="float" office:value="7.3159999999999998" table:style-name="ce10">
            <text:p>7.316</text:p>
          </table:table-cell>
          <table:table-cell office:value-type="float" office:value="-1.4000000000000234E-2" table:formula="of:=[.B249]-[.C249]" table:style-name="ce30">
            <text:p>-0.014</text:p>
          </table:table-cell>
          <table:table-cell office:value-type="float" office:value="7.3090000000000002" table:style-name="ce10">
            <text:p>7.309</text:p>
          </table:table-cell>
          <table:table-cell office:value-type="float" office:value="-7.0000000000005613E-3" table:formula="of:=[.B249]-[.E249]" table:style-name="ce30">
            <text:p>-0.007</text:p>
          </table:table-cell>
          <table:table-cell office:value-type="float" office:value="7.2869999999999999" table:style-name="ce10">
            <text:p>7.287</text:p>
          </table:table-cell>
          <table:table-cell office:value-type="float" office:value="1.499999999999968E-2" table:formula="of:=[.B249]-[.G249]" table:style-name="ce30">
            <text:p>0.015</text:p>
          </table:table-cell>
          <table:table-cell office:value-type="float" office:value="7.25" table:style-name="ce10">
            <text:p>7.25</text:p>
          </table:table-cell>
          <table:table-cell office:value-type="float" office:value="5.1999999999999602E-2" table:formula="of:=[.B249]-[.I249]" table:style-name="ce30">
            <text:p>0.052</text:p>
          </table:table-cell>
          <table:table-cell office:value-type="float" office:value="2.0314198646923125E-2" table:formula="of:=STDEV(ABS([.D249]);ABS([.F249]);ABS([.H249]);ABS([.J249]))" table:style-name="ce31">
            <text:p>0.020</text:p>
          </table:table-cell>
          <table:table-cell office:value-type="float" office:value="2.200000000000002E-2" table:formula="of:=(ABS([.D249])+ABS([.F249])+ABS([.H249])+ABS([.J249]))/4" table:style-name="ce31">
            <text:p>0.022</text:p>
          </table:table-cell>
          <table:table-cell office:value-type="float" office:value="0.112" table:style-name="ce32">
            <text:p>0.112</text:p>
          </table:table-cell>
          <table:table-cell office:value-type="float" office:value="0.112" table:formula="of:=MAX([.M249];[.K249])" table:style-name="ce34">
            <text:p>0.11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3689999999999998" table:style-name="ce10">
            <text:p>7.369</text:p>
          </table:table-cell>
          <table:table-cell office:value-type="float" office:value="7.3339999999999996" table:style-name="ce10">
            <text:p>7.334</text:p>
          </table:table-cell>
          <table:table-cell office:value-type="float" office:value="3.5000000000000142E-2" table:formula="of:=[.B250]-[.C250]" table:style-name="ce30">
            <text:p>0.035</text:p>
          </table:table-cell>
          <table:table-cell office:value-type="float" office:value="7.4290000000000003" table:style-name="ce10">
            <text:p>7.429</text:p>
          </table:table-cell>
          <table:table-cell office:value-type="float" office:value="-6.0000000000000497E-2" table:formula="of:=[.B250]-[.E250]" table:style-name="ce30">
            <text:p>-0.06</text:p>
          </table:table-cell>
          <table:table-cell office:value-type="float" office:value="7.359" table:style-name="ce10">
            <text:p>7.359</text:p>
          </table:table-cell>
          <table:table-cell office:value-type="float" office:value="9.9999999999997868E-3" table:formula="of:=[.B250]-[.G250]" table:style-name="ce30">
            <text:p>0.01</text:p>
          </table:table-cell>
          <table:table-cell office:value-type="float" office:value="7.0869999999999997" table:style-name="ce10">
            <text:p>7.087</text:p>
          </table:table-cell>
          <table:table-cell office:value-type="float" office:value="0.28200000000000003" table:formula="of:=[.B250]-[.I250]" table:style-name="ce30">
            <text:p>0.282</text:p>
          </table:table-cell>
          <table:table-cell office:value-type="float" office:value="0.1251755434047189" table:formula="of:=STDEV(ABS([.D250]);ABS([.F250]);ABS([.H250]);ABS([.J250]))" table:style-name="ce31">
            <text:p>0.125</text:p>
          </table:table-cell>
          <table:table-cell office:value-type="float" office:value="9.6750000000000114E-2" table:formula="of:=(ABS([.D250])+ABS([.F250])+ABS([.H250])+ABS([.J250]))/4" table:style-name="ce31">
            <text:p>0.097</text:p>
          </table:table-cell>
          <table:table-cell office:value-type="float" office:value="0.10199999999999999" table:style-name="ce32">
            <text:p>0.102</text:p>
          </table:table-cell>
          <table:table-cell office:value-type="float" office:value="0.1251755434047189" table:formula="of:=MAX([.M250];[.K250])" table:style-name="ce34">
            <text:p>0.12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1040000000000001" table:style-name="ce10">
            <text:p>6.104</text:p>
          </table:table-cell>
          <table:table-cell office:value-type="float" office:value="6.1109999999999998" table:style-name="ce10">
            <text:p>6.111</text:p>
          </table:table-cell>
          <table:table-cell office:value-type="float" office:value="-6.9999999999996732E-3" table:formula="of:=[.B251]-[.C251]" table:style-name="ce30">
            <text:p>-0.007</text:p>
          </table:table-cell>
          <table:table-cell office:value-type="float" office:value="6.1289999999999996" table:style-name="ce10">
            <text:p>6.129</text:p>
          </table:table-cell>
          <table:table-cell office:value-type="float" office:value="-2.4999999999999467E-2" table:formula="of:=[.B251]-[.E251]" table:style-name="ce30">
            <text:p>-0.025</text:p>
          </table:table-cell>
          <table:table-cell office:value-type="float" office:value="6.09" table:style-name="ce10">
            <text:p>6.09</text:p>
          </table:table-cell>
          <table:table-cell office:value-type="float" office:value="1.4000000000000234E-2" table:formula="of:=[.B251]-[.G251]" table:style-name="ce30">
            <text:p>0.014</text:p>
          </table:table-cell>
          <table:table-cell office:value-type="float" office:value="5.9980000000000002" table:style-name="ce10">
            <text:p>5.998</text:p>
          </table:table-cell>
          <table:table-cell office:value-type="float" office:value="0.10599999999999987" table:formula="of:=[.B251]-[.I251]" table:style-name="ce30">
            <text:p>0.106</text:p>
          </table:table-cell>
          <table:table-cell office:value-type="float" office:value="4.5934736311423426E-2" table:formula="of:=STDEV(ABS([.D251]);ABS([.F251]);ABS([.H251]);ABS([.J251]))" table:style-name="ce31">
            <text:p>0.046</text:p>
          </table:table-cell>
          <table:table-cell office:value-type="float" office:value="3.7999999999999812E-2" table:formula="of:=(ABS([.D251])+ABS([.F251])+ABS([.H251])+ABS([.J251]))/4" table:style-name="ce31">
            <text:p>0.038</text:p>
          </table:table-cell>
          <table:table-cell office:value-type="float" office:value="0.109" table:style-name="ce32">
            <text:p>0.109</text:p>
          </table:table-cell>
          <table:table-cell office:value-type="float" office:value="0.109" table:formula="of:=MAX([.M251];[.K251])" table:style-name="ce34">
            <text:p>0.109</text:p>
          </table:table-cell>
          <table:table-cell table:number-columns-repeated="16370"/>
        </table:table-row>
        <table:table-row table:style-name="ro1">
          <table:table-cell table:number-columns-repeated="6" table:style-name="ce10"/>
          <table:table-cell table:number-columns-repeated="2" table:style-name="ce36"/>
          <table:table-cell table:number-columns-repeated="2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table:number-columns-repeated="4" table:style-name="ce10"/>
          <table:table-cell office:value-type="string" table:style-name="ce27">
            <text:p>11_lib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94" table:style-name="ce10">
            <text:p>8.94</text:p>
          </table:table-cell>
          <table:table-cell office:value-type="float" office:value="8.9440000000000008" table:style-name="ce10">
            <text:p>8.944</text:p>
          </table:table-cell>
          <table:table-cell office:value-type="float" office:value="-4.0000000000013358E-3" table:formula="of:=[.B255]-[.C255]" table:style-name="ce30">
            <text:p>-0.004</text:p>
          </table:table-cell>
          <table:table-cell office:value-type="float" office:value="9.0340000000000007" table:style-name="ce10">
            <text:p>9.034</text:p>
          </table:table-cell>
          <table:table-cell office:value-type="float" office:value="-9.4000000000001194E-2" table:formula="of:=[.B255]-[.E255]" table:style-name="ce30">
            <text:p>-0.094</text:p>
          </table:table-cell>
          <table:table-cell office:value-type="float" office:value="8.9339999999999993" table:style-name="ce10">
            <text:p>8.934</text:p>
          </table:table-cell>
          <table:table-cell office:value-type="float" office:value="6.0000000000002274E-3" table:formula="of:=[.B255]-[.G255]" table:style-name="ce30">
            <text:p>0.006</text:p>
          </table:table-cell>
          <table:table-cell office:value-type="float" office:value="8.8879999999999999" table:style-name="ce10">
            <text:p>8.888</text:p>
          </table:table-cell>
          <table:table-cell office:value-type="float" office:value="5.1999999999999602E-2" table:formula="of:=[.B255]-[.I255]" table:style-name="ce30">
            <text:p>0.052</text:p>
          </table:table-cell>
          <table:table-cell office:value-type="float" office:value="4.2848570571257148E-2" table:formula="of:=STDEV(ABS([.D255]);ABS([.F255]);ABS([.H255]);ABS([.J255]))" table:style-name="ce31">
            <text:p>0.043</text:p>
          </table:table-cell>
          <table:table-cell office:value-type="float" office:value="3.900000000000059E-2" table:formula="of:=(ABS([.D255])+ABS([.F255])+ABS([.H255])+ABS([.J255]))/4" table:style-name="ce31">
            <text:p>0.039</text:p>
          </table:table-cell>
          <table:table-cell office:value-type="float" office:value="9.7000000000000003E-2" table:style-name="ce32">
            <text:p>0.097</text:p>
          </table:table-cell>
          <table:table-cell office:value-type="float" office:value="9.7000000000000003E-2" table:formula="of:=MAX([.M255];[.K255])" table:style-name="ce34">
            <text:p>0.09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16" table:style-name="ce10">
            <text:p>6.16</text:p>
          </table:table-cell>
          <table:table-cell office:value-type="float" office:value="6.1909999999999998" table:style-name="ce10">
            <text:p>6.191</text:p>
          </table:table-cell>
          <table:table-cell office:value-type="float" office:value="-3.0999999999999694E-2" table:formula="of:=[.B256]-[.C256]" table:style-name="ce30">
            <text:p>-0.031</text:p>
          </table:table-cell>
          <table:table-cell office:value-type="float" office:value="6.1310000000000002" table:style-name="ce10">
            <text:p>6.131</text:p>
          </table:table-cell>
          <table:table-cell office:value-type="float" office:value="2.8999999999999915E-2" table:formula="of:=[.B256]-[.E256]" table:style-name="ce30">
            <text:p>0.029</text:p>
          </table:table-cell>
          <table:table-cell office:value-type="float" office:value="6.1120000000000001" table:style-name="ce10">
            <text:p>6.112</text:p>
          </table:table-cell>
          <table:table-cell office:value-type="float" office:value="4.8000000000000043E-2" table:formula="of:=[.B256]-[.G256]" table:style-name="ce30">
            <text:p>0.048</text:p>
          </table:table-cell>
          <table:table-cell office:value-type="float" office:value="6.1669999999999998" table:style-name="ce10">
            <text:p>6.167</text:p>
          </table:table-cell>
          <table:table-cell office:value-type="float" office:value="-6.9999999999996732E-3" table:formula="of:=[.B256]-[.I256]" table:style-name="ce30">
            <text:p>-0.007</text:p>
          </table:table-cell>
          <table:table-cell office:value-type="float" office:value="1.6820126832657104E-2" table:formula="of:=STDEV(ABS([.D256]);ABS([.F256]);ABS([.H256]);ABS([.J256]))" table:style-name="ce31">
            <text:p>0.017</text:p>
          </table:table-cell>
          <table:table-cell office:value-type="float" office:value="2.8749999999999831E-2" table:formula="of:=(ABS([.D256])+ABS([.F256])+ABS([.H256])+ABS([.J256]))/4" table:style-name="ce31">
            <text:p>0.029</text:p>
          </table:table-cell>
          <table:table-cell office:value-type="float" office:value="9.7000000000000003E-2" table:style-name="ce32">
            <text:p>0.097</text:p>
          </table:table-cell>
          <table:table-cell office:value-type="float" office:value="9.7000000000000003E-2" table:formula="of:=MAX([.M256];[.K256])" table:style-name="ce34">
            <text:p>0.09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309999999999997" table:style-name="ce10">
            <text:p>7.531</text:p>
          </table:table-cell>
          <table:table-cell office:value-type="float" office:value="7.5529999999999999" table:style-name="ce10">
            <text:p>7.553</text:p>
          </table:table-cell>
          <table:table-cell office:value-type="float" office:value="-2.2000000000000242E-2" table:formula="of:=[.B257]-[.C257]" table:style-name="ce30">
            <text:p>-0.022</text:p>
          </table:table-cell>
          <table:table-cell office:value-type="float" office:value="7.5060000000000002" table:style-name="ce10">
            <text:p>7.506</text:p>
          </table:table-cell>
          <table:table-cell office:value-type="float" office:value="2.4999999999999467E-2" table:formula="of:=[.B257]-[.E257]" table:style-name="ce30">
            <text:p>0.025</text:p>
          </table:table-cell>
          <table:table-cell office:value-type="float" office:value="7.484" table:style-name="ce10">
            <text:p>7.484</text:p>
          </table:table-cell>
          <table:table-cell office:value-type="float" office:value="4.6999999999999709E-2" table:formula="of:=[.B257]-[.G257]" table:style-name="ce30">
            <text:p>0.047</text:p>
          </table:table-cell>
          <table:table-cell office:value-type="float" office:value="7.5259999999999998" table:style-name="ce10">
            <text:p>7.526</text:p>
          </table:table-cell>
          <table:table-cell office:value-type="float" office:value="4.9999999999998934E-3" table:formula="of:=[.B257]-[.I257]" table:style-name="ce30">
            <text:p>0.005</text:p>
          </table:table-cell>
          <table:table-cell office:value-type="float" office:value="1.7250603854164926E-2" table:formula="of:=STDEV(ABS([.D257]);ABS([.F257]);ABS([.H257]);ABS([.J257]))" table:style-name="ce31">
            <text:p>0.017</text:p>
          </table:table-cell>
          <table:table-cell office:value-type="float" office:value="2.4749999999999828E-2" table:formula="of:=(ABS([.D257])+ABS([.F257])+ABS([.H257])+ABS([.J257]))/4" table:style-name="ce31">
            <text:p>0.025</text:p>
          </table:table-cell>
          <table:table-cell office:value-type="float" office:value="7.0999999999999994E-2" table:style-name="ce32">
            <text:p>0.071</text:p>
          </table:table-cell>
          <table:table-cell office:value-type="float" office:value="7.0999999999999994E-2" table:formula="of:=MAX([.M257];[.K257])" table:style-name="ce34">
            <text:p>0.07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3979999999999997" table:style-name="ce10">
            <text:p>6.398</text:p>
          </table:table-cell>
          <table:table-cell office:value-type="float" office:value="6.423" table:style-name="ce10">
            <text:p>6.423</text:p>
          </table:table-cell>
          <table:table-cell office:value-type="float" office:value="-2.5000000000000355E-2" table:formula="of:=[.B258]-[.C258]" table:style-name="ce30">
            <text:p>-0.025</text:p>
          </table:table-cell>
          <table:table-cell office:value-type="float" office:value="6.39" table:style-name="ce10">
            <text:p>6.39</text:p>
          </table:table-cell>
          <table:table-cell office:value-type="float" office:value="8.0000000000000071E-3" table:formula="of:=[.B258]-[.E258]" table:style-name="ce30">
            <text:p>0.008</text:p>
          </table:table-cell>
          <table:table-cell office:value-type="float" office:value="6.3780000000000001" table:style-name="ce10">
            <text:p>6.378</text:p>
          </table:table-cell>
          <table:table-cell office:value-type="float" office:value="1.9999999999999574E-2" table:formula="of:=[.B258]-[.G258]" table:style-name="ce30">
            <text:p>0.02</text:p>
          </table:table-cell>
          <table:table-cell office:value-type="float" office:value="6.4029999999999996" table:style-name="ce10">
            <text:p>6.403</text:p>
          </table:table-cell>
          <table:table-cell office:value-type="float" office:value="-4.9999999999998934E-3" table:formula="of:=[.B258]-[.I258]" table:style-name="ce30">
            <text:p>-0.005</text:p>
          </table:table-cell>
          <table:table-cell office:value-type="float" office:value="9.5393920141695412E-3" table:formula="of:=STDEV(ABS([.D258]);ABS([.F258]);ABS([.H258]);ABS([.J258]))" table:style-name="ce31">
            <text:p>0.010</text:p>
          </table:table-cell>
          <table:table-cell office:value-type="float" office:value="1.4499999999999957E-2" table:formula="of:=(ABS([.D258])+ABS([.F258])+ABS([.H258])+ABS([.J258]))/4" table:style-name="ce31">
            <text:p>0.015</text:p>
          </table:table-cell>
          <table:table-cell office:value-type="float" office:value="0.126" table:style-name="ce32">
            <text:p>0.126</text:p>
          </table:table-cell>
          <table:table-cell office:value-type="float" office:value="0.126" table:formula="of:=MAX([.M258];[.K258])" table:style-name="ce34">
            <text:p>0.12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5220000000000002" table:style-name="ce10">
            <text:p>7.522</text:p>
          </table:table-cell>
          <table:table-cell office:value-type="float" office:value="7.51" table:style-name="ce10">
            <text:p>7.51</text:p>
          </table:table-cell>
          <table:table-cell office:value-type="float" office:value="1.2000000000000455E-2" table:formula="of:=[.B259]-[.C259]" table:style-name="ce30">
            <text:p>0.012</text:p>
          </table:table-cell>
          <table:table-cell office:value-type="float" office:value="7.5419999999999998" table:style-name="ce10">
            <text:p>7.542</text:p>
          </table:table-cell>
          <table:table-cell office:value-type="float" office:value="-1.9999999999999574E-2" table:formula="of:=[.B259]-[.E259]" table:style-name="ce30">
            <text:p>-0.02</text:p>
          </table:table-cell>
          <table:table-cell office:value-type="float" office:value="7.4930000000000003" table:style-name="ce10">
            <text:p>7.493</text:p>
          </table:table-cell>
          <table:table-cell office:value-type="float" office:value="2.8999999999999915E-2" table:formula="of:=[.B259]-[.G259]" table:style-name="ce30">
            <text:p>0.029</text:p>
          </table:table-cell>
          <table:table-cell office:value-type="float" office:value="7.4960000000000004" table:style-name="ce10">
            <text:p>7.496</text:p>
          </table:table-cell>
          <table:table-cell office:value-type="float" office:value="2.5999999999999801E-2" table:formula="of:=[.B259]-[.I259]" table:style-name="ce30">
            <text:p>0.026</text:p>
          </table:table-cell>
          <table:table-cell office:value-type="float" office:value="7.4999999999997751E-3" table:formula="of:=STDEV(ABS([.D259]);ABS([.F259]);ABS([.H259]);ABS([.J259]))" table:style-name="ce31">
            <text:p>0.007</text:p>
          </table:table-cell>
          <table:table-cell office:value-type="float" office:value="2.1749999999999936E-2" table:formula="of:=(ABS([.D259])+ABS([.F259])+ABS([.H259])+ABS([.J259]))/4" table:style-name="ce31">
            <text:p>0.022</text:p>
          </table:table-cell>
          <table:table-cell office:value-type="float" office:value="8.3000000000000004E-2" table:style-name="ce32">
            <text:p>0.083</text:p>
          </table:table-cell>
          <table:table-cell office:value-type="float" office:value="8.3000000000000004E-2" table:formula="of:=MAX([.M259];[.K259])" table:style-name="ce34">
            <text:p>0.08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0709999999999997" table:style-name="ce10">
            <text:p>6.071</text:p>
          </table:table-cell>
          <table:table-cell office:value-type="float" office:value="6.1109999999999998" table:style-name="ce10">
            <text:p>6.111</text:p>
          </table:table-cell>
          <table:table-cell office:value-type="float" office:value="-4.0000000000000036E-2" table:formula="of:=[.B260]-[.C260]" table:style-name="ce30">
            <text:p>-0.04</text:p>
          </table:table-cell>
          <table:table-cell office:value-type="float" office:value="6.0430000000000001" table:style-name="ce10">
            <text:p>6.043</text:p>
          </table:table-cell>
          <table:table-cell office:value-type="float" office:value="2.7999999999999581E-2" table:formula="of:=[.B260]-[.E260]" table:style-name="ce30">
            <text:p>0.028</text:p>
          </table:table-cell>
          <table:table-cell office:value-type="float" office:value="5.992" table:style-name="ce10">
            <text:p>5.992</text:p>
          </table:table-cell>
          <table:table-cell office:value-type="float" office:value="7.8999999999999737E-2" table:formula="of:=[.B260]-[.G260]" table:style-name="ce30">
            <text:p>0.079</text:p>
          </table:table-cell>
          <table:table-cell office:value-type="float" office:value="6.0839999999999996" table:style-name="ce10">
            <text:p>6.084</text:p>
          </table:table-cell>
          <table:table-cell office:value-type="float" office:value="-1.2999999999999901E-2" table:formula="of:=[.B260]-[.I260]" table:style-name="ce30">
            <text:p>-0.013</text:p>
          </table:table-cell>
          <table:table-cell office:value-type="float" office:value="2.8248893783651041E-2" table:formula="of:=STDEV(ABS([.D260]);ABS([.F260]);ABS([.H260]);ABS([.J260]))" table:style-name="ce31">
            <text:p>0.028</text:p>
          </table:table-cell>
          <table:table-cell office:value-type="float" office:value="3.9999999999999813E-2" table:formula="of:=(ABS([.D260])+ABS([.F260])+ABS([.H260])+ABS([.J260]))/4" table:style-name="ce31">
            <text:p>0.040</text:p>
          </table:table-cell>
          <table:table-cell office:value-type="float" office:value="0.08" table:style-name="ce32">
            <text:p>0.08</text:p>
          </table:table-cell>
          <table:table-cell office:value-type="float" office:value="0.08" table:formula="of:=MAX([.M260];[.K260])" table:style-name="ce34">
            <text:p>0.08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891" table:style-name="ce10">
            <text:p>4.891</text:p>
          </table:table-cell>
          <table:table-cell office:value-type="float" office:value="4.9429999999999996" table:style-name="ce10">
            <text:p>4.943</text:p>
          </table:table-cell>
          <table:table-cell office:value-type="float" office:value="-5.1999999999999602E-2" table:formula="of:=[.B261]-[.C261]" table:style-name="ce30">
            <text:p>-0.052</text:p>
          </table:table-cell>
          <table:table-cell office:value-type="float" office:value="4.8940000000000001" table:style-name="ce10">
            <text:p>4.894</text:p>
          </table:table-cell>
          <table:table-cell office:value-type="float" office:value="-3.0000000000001137E-3" table:formula="of:=[.B261]-[.E261]" table:style-name="ce30">
            <text:p>-0.003</text:p>
          </table:table-cell>
          <table:table-cell office:value-type="float" office:value="4.8600000000000003" table:style-name="ce10">
            <text:p>4.86</text:p>
          </table:table-cell>
          <table:table-cell office:value-type="float" office:value="3.0999999999999694E-2" table:formula="of:=[.B261]-[.G261]" table:style-name="ce30">
            <text:p>0.031</text:p>
          </table:table-cell>
          <table:table-cell office:value-type="float" office:value="4.899" table:style-name="ce10">
            <text:p>4.899</text:p>
          </table:table-cell>
          <table:table-cell office:value-type="float" office:value="-8.0000000000000071E-3" table:formula="of:=[.B261]-[.I261]" table:style-name="ce30">
            <text:p>-0.008</text:p>
          </table:table-cell>
          <table:table-cell office:value-type="float" office:value="2.2575798250929157E-2" table:formula="of:=STDEV(ABS([.D261]);ABS([.F261]);ABS([.H261]);ABS([.J261]))" table:style-name="ce31">
            <text:p>0.023</text:p>
          </table:table-cell>
          <table:table-cell office:value-type="float" office:value="2.3499999999999854E-2" table:formula="of:=(ABS([.D261])+ABS([.F261])+ABS([.H261])+ABS([.J261]))/4" table:style-name="ce31">
            <text:p>0.023</text:p>
          </table:table-cell>
          <table:table-cell office:value-type="float" office:value="9.7000000000000003E-2" table:style-name="ce32">
            <text:p>0.097</text:p>
          </table:table-cell>
          <table:table-cell office:value-type="float" office:value="9.7000000000000003E-2" table:formula="of:=MAX([.M261];[.K261])" table:style-name="ce34">
            <text:p>0.09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2229999999999999" table:style-name="ce10">
            <text:p>5.223</text:p>
          </table:table-cell>
          <table:table-cell office:value-type="float" office:value="5.2130000000000001" table:style-name="ce10">
            <text:p>5.213</text:p>
          </table:table-cell>
          <table:table-cell office:value-type="float" office:value="9.9999999999997868E-3" table:formula="of:=[.B262]-[.C262]" table:style-name="ce30">
            <text:p>0.01</text:p>
          </table:table-cell>
          <table:table-cell office:value-type="float" office:value="5.2969999999999997" table:style-name="ce10">
            <text:p>5.297</text:p>
          </table:table-cell>
          <table:table-cell office:value-type="float" office:value="-7.3999999999999844E-2" table:formula="of:=[.B262]-[.E262]" table:style-name="ce30">
            <text:p>-0.074</text:p>
          </table:table-cell>
          <table:table-cell office:value-type="float" office:value="5.141" table:style-name="ce10">
            <text:p>5.141</text:p>
          </table:table-cell>
          <table:table-cell office:value-type="float" office:value="8.1999999999999851E-2" table:formula="of:=[.B262]-[.G262]" table:style-name="ce30">
            <text:p>0.082</text:p>
          </table:table-cell>
          <table:table-cell office:value-type="float" office:value="5.1779999999999999" table:style-name="ce10">
            <text:p>5.178</text:p>
          </table:table-cell>
          <table:table-cell office:value-type="float" office:value="4.4999999999999929E-2" table:formula="of:=[.B262]-[.I262]" table:style-name="ce30">
            <text:p>0.045</text:p>
          </table:table-cell>
          <table:table-cell office:value-type="float" office:value="3.2633060945407313E-2" table:formula="of:=STDEV(ABS([.D262]);ABS([.F262]);ABS([.H262]);ABS([.J262]))" table:style-name="ce31">
            <text:p>0.033</text:p>
          </table:table-cell>
          <table:table-cell office:value-type="float" office:value="5.2749999999999853E-2" table:formula="of:=(ABS([.D262])+ABS([.F262])+ABS([.H262])+ABS([.J262]))/4" table:style-name="ce31">
            <text:p>0.053</text:p>
          </table:table-cell>
          <table:table-cell office:value-type="float" office:value="0.377" table:style-name="ce32">
            <text:p>0.377</text:p>
          </table:table-cell>
          <table:table-cell office:value-type="float" office:value="0.377" table:formula="of:=MAX([.M262];[.K262])" table:style-name="ce34">
            <text:p>0.37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2370000000000001" table:style-name="ce10">
            <text:p>7.237</text:p>
          </table:table-cell>
          <table:table-cell office:value-type="float" office:value="7.2619999999999996" table:style-name="ce10">
            <text:p>7.262</text:p>
          </table:table-cell>
          <table:table-cell office:value-type="float" office:value="-2.4999999999999467E-2" table:formula="of:=[.B263]-[.C263]" table:style-name="ce30">
            <text:p>-0.025</text:p>
          </table:table-cell>
          <table:table-cell office:value-type="float" office:value="7.2450000000000001" table:style-name="ce10">
            <text:p>7.245</text:p>
          </table:table-cell>
          <table:table-cell office:value-type="float" office:value="-8.0000000000000071E-3" table:formula="of:=[.B263]-[.E263]" table:style-name="ce30">
            <text:p>-0.008</text:p>
          </table:table-cell>
          <table:table-cell office:value-type="float" office:value="7.1749999999999998" table:style-name="ce10">
            <text:p>7.175</text:p>
          </table:table-cell>
          <table:table-cell office:value-type="float" office:value="6.2000000000000277E-2" table:formula="of:=[.B263]-[.G263]" table:style-name="ce30">
            <text:p>0.062</text:p>
          </table:table-cell>
          <table:table-cell office:value-type="float" office:value="7.23" table:style-name="ce10">
            <text:p>7.23</text:p>
          </table:table-cell>
          <table:table-cell office:value-type="float" office:value="6.9999999999996732E-3" table:formula="of:=[.B263]-[.I263]" table:style-name="ce30">
            <text:p>0.007</text:p>
          </table:table-cell>
          <table:table-cell office:value-type="float" office:value="2.5696951829610921E-2" table:formula="of:=STDEV(ABS([.D263]);ABS([.F263]);ABS([.H263]);ABS([.J263]))" table:style-name="ce31">
            <text:p>0.026</text:p>
          </table:table-cell>
          <table:table-cell office:value-type="float" office:value="2.5499999999999856E-2" table:formula="of:=(ABS([.D263])+ABS([.F263])+ABS([.H263])+ABS([.J263]))/4" table:style-name="ce31">
            <text:p>0.025</text:p>
          </table:table-cell>
          <table:table-cell office:value-type="float" office:value="8.6999999999999994E-2" table:style-name="ce32">
            <text:p>0.087</text:p>
          </table:table-cell>
          <table:table-cell office:value-type="float" office:value="8.6999999999999994E-2" table:formula="of:=MAX([.M263];[.K263])" table:style-name="ce34">
            <text:p>0.08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2759999999999998" table:style-name="ce10">
            <text:p>7.276</text:p>
          </table:table-cell>
          <table:table-cell office:value-type="float" office:value="7.2359999999999998" table:style-name="ce10">
            <text:p>7.236</text:p>
          </table:table-cell>
          <table:table-cell office:value-type="float" office:value="4.0000000000000036E-2" table:formula="of:=[.B264]-[.C264]" table:style-name="ce30">
            <text:p>0.04</text:p>
          </table:table-cell>
          <table:table-cell office:value-type="float" office:value="7.367" table:style-name="ce10">
            <text:p>7.367</text:p>
          </table:table-cell>
          <table:table-cell office:value-type="float" office:value="-9.1000000000000192E-2" table:formula="of:=[.B264]-[.E264]" table:style-name="ce30">
            <text:p>-0.091</text:p>
          </table:table-cell>
          <table:table-cell office:value-type="float" office:value="7.2290000000000001" table:style-name="ce10">
            <text:p>7.229</text:p>
          </table:table-cell>
          <table:table-cell office:value-type="float" office:value="4.6999999999999709E-2" table:formula="of:=[.B264]-[.G264]" table:style-name="ce30">
            <text:p>0.047</text:p>
          </table:table-cell>
          <table:table-cell office:value-type="float" office:value="7.2220000000000004" table:style-name="ce10">
            <text:p>7.222</text:p>
          </table:table-cell>
          <table:table-cell office:value-type="float" office:value="5.3999999999999382E-2" table:formula="of:=[.B264]-[.I264]" table:style-name="ce30">
            <text:p>0.054</text:p>
          </table:table-cell>
          <table:table-cell office:value-type="float" office:value="2.2730302828309921E-2" table:formula="of:=STDEV(ABS([.D264]);ABS([.F264]);ABS([.H264]);ABS([.J264]))" table:style-name="ce31">
            <text:p>0.023</text:p>
          </table:table-cell>
          <table:table-cell office:value-type="float" office:value="5.7999999999999829E-2" table:formula="of:=(ABS([.D264])+ABS([.F264])+ABS([.H264])+ABS([.J264]))/4" table:style-name="ce31">
            <text:p>0.058</text:p>
          </table:table-cell>
          <table:table-cell office:value-type="float" office:value="8.3000000000000004E-2" table:style-name="ce32">
            <text:p>0.083</text:p>
          </table:table-cell>
          <table:table-cell office:value-type="float" office:value="8.3000000000000004E-2" table:formula="of:=MAX([.M264];[.K264])" table:style-name="ce34">
            <text:p>0.08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0650000000000004" table:style-name="ce10">
            <text:p>6.065</text:p>
          </table:table-cell>
          <table:table-cell office:value-type="float" office:value="6.085" table:style-name="ce10">
            <text:p>6.085</text:p>
          </table:table-cell>
          <table:table-cell office:value-type="float" office:value="-1.9999999999999574E-2" table:formula="of:=[.B265]-[.C265]" table:style-name="ce30">
            <text:p>-0.02</text:p>
          </table:table-cell>
          <table:table-cell office:value-type="float" office:value="6.0949999999999998" table:style-name="ce10">
            <text:p>6.095</text:p>
          </table:table-cell>
          <table:table-cell office:value-type="float" office:value="-2.9999999999999361E-2" table:formula="of:=[.B265]-[.E265]" table:style-name="ce30">
            <text:p>-0.03</text:p>
          </table:table-cell>
          <table:table-cell office:value-type="float" office:value="6" table:style-name="ce10">
            <text:p>6</text:p>
          </table:table-cell>
          <table:table-cell office:value-type="float" office:value="6.5000000000000391E-2" table:formula="of:=[.B265]-[.G265]" table:style-name="ce30">
            <text:p>0.065</text:p>
          </table:table-cell>
          <table:table-cell office:value-type="float" office:value="6.0490000000000004" table:style-name="ce10">
            <text:p>6.049</text:p>
          </table:table-cell>
          <table:table-cell office:value-type="float" office:value="1.6000000000000014E-2" table:formula="of:=[.B265]-[.I265]" table:style-name="ce30">
            <text:p>0.016</text:p>
          </table:table-cell>
          <table:table-cell office:value-type="float" office:value="2.2291627725822976E-2" table:formula="of:=STDEV(ABS([.D265]);ABS([.F265]);ABS([.H265]);ABS([.J265]))" table:style-name="ce31">
            <text:p>0.022</text:p>
          </table:table-cell>
          <table:table-cell office:value-type="float" office:value="3.2749999999999835E-2" table:formula="of:=(ABS([.D265])+ABS([.F265])+ABS([.H265])+ABS([.J265]))/4" table:style-name="ce31">
            <text:p>0.033</text:p>
          </table:table-cell>
          <table:table-cell office:value-type="float" office:value="9.7000000000000003E-2" table:style-name="ce32">
            <text:p>0.097</text:p>
          </table:table-cell>
          <table:table-cell office:value-type="float" office:value="9.7000000000000003E-2" table:formula="of:=MAX([.M265];[.K265])" table:style-name="ce34">
            <text:p>0.09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180928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8010000000000002" table:style-name="ce10">
            <text:p>8.801</text:p>
          </table:table-cell>
          <table:table-cell office:value-type="float" office:value="8.8149999999999995" table:style-name="ce10">
            <text:p>8.815</text:p>
          </table:table-cell>
          <table:table-cell office:value-type="float" office:value="-1.3999999999999346E-2" table:formula="of:=[.B269]-[.C269]" table:style-name="ce30">
            <text:p>-0.014</text:p>
          </table:table-cell>
          <table:table-cell office:value-type="float" office:value="8.9220000000000006" table:style-name="ce10">
            <text:p>8.922</text:p>
          </table:table-cell>
          <table:table-cell office:value-type="float" office:value="-0.12100000000000044" table:formula="of:=[.B269]-[.E269]" table:style-name="ce30">
            <text:p>-0.121</text:p>
          </table:table-cell>
          <table:table-cell office:value-type="float" office:value="8.7859999999999996" table:style-name="ce10">
            <text:p>8.786</text:p>
          </table:table-cell>
          <table:table-cell office:value-type="float" office:value="1.5000000000000568E-2" table:formula="of:=[.B269]-[.G269]" table:style-name="ce30">
            <text:p>0.015</text:p>
          </table:table-cell>
          <table:table-cell office:value-type="float" office:value="8.7750000000000004" table:style-name="ce10">
            <text:p>8.775</text:p>
          </table:table-cell>
          <table:table-cell office:value-type="float" office:value="2.5999999999999801E-2" table:formula="of:=[.B269]-[.I269]" table:style-name="ce30">
            <text:p>0.026</text:p>
          </table:table-cell>
          <table:table-cell office:value-type="float" office:value="5.162040940041733E-2" table:formula="of:=STDEV(ABS([.D269]);ABS([.F269]);ABS([.H269]);ABS([.J269]))" table:style-name="ce31">
            <text:p>0.052</text:p>
          </table:table-cell>
          <table:table-cell office:value-type="float" office:value="4.4000000000000039E-2" table:formula="of:=(ABS([.D269])+ABS([.F269])+ABS([.H269])+ABS([.J269]))/4" table:style-name="ce31">
            <text:p>0.044</text:p>
          </table:table-cell>
          <table:table-cell office:value-type="float" office:value="3.4000000000000002E-2" table:style-name="ce32">
            <text:p>0.034</text:p>
          </table:table-cell>
          <table:table-cell office:value-type="float" office:value="5.162040940041733E-2" table:formula="of:=MAX([.M269];[.K269])" table:style-name="ce34">
            <text:p>0.05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1509999999999998" table:style-name="ce10">
            <text:p>6.151</text:p>
          </table:table-cell>
          <table:table-cell office:value-type="float" office:value="6.21" table:style-name="ce10">
            <text:p>6.21</text:p>
          </table:table-cell>
          <table:table-cell office:value-type="float" office:value="-5.9000000000000163E-2" table:formula="of:=[.B270]-[.C270]" table:style-name="ce30">
            <text:p>-0.059</text:p>
          </table:table-cell>
          <table:table-cell office:value-type="float" office:value="6.133" table:style-name="ce10">
            <text:p>6.133</text:p>
          </table:table-cell>
          <table:table-cell office:value-type="float" office:value="1.7999999999999794E-2" table:formula="of:=[.B270]-[.E270]" table:style-name="ce30">
            <text:p>0.018</text:p>
          </table:table-cell>
          <table:table-cell office:value-type="float" office:value="6.0880000000000001" table:style-name="ce10">
            <text:p>6.088</text:p>
          </table:table-cell>
          <table:table-cell office:value-type="float" office:value="6.2999999999999723E-2" table:formula="of:=[.B270]-[.G270]" table:style-name="ce30">
            <text:p>0.063</text:p>
          </table:table-cell>
          <table:table-cell office:value-type="float" office:value="6.149" table:style-name="ce10">
            <text:p>6.149</text:p>
          </table:table-cell>
          <table:table-cell office:value-type="float" office:value="1.9999999999997797E-3" table:formula="of:=[.B270]-[.I270]" table:style-name="ce30">
            <text:p>0.002</text:p>
          </table:table-cell>
          <table:table-cell office:value-type="float" office:value="3.0204856121712254E-2" table:formula="of:=STDEV(ABS([.D270]);ABS([.F270]);ABS([.H270]);ABS([.J270]))" table:style-name="ce31">
            <text:p>0.030</text:p>
          </table:table-cell>
          <table:table-cell office:value-type="float" office:value="3.5499999999999865E-2" table:formula="of:=(ABS([.D270])+ABS([.F270])+ABS([.H270])+ABS([.J270]))/4" table:style-name="ce31">
            <text:p>0.035</text:p>
          </table:table-cell>
          <table:table-cell office:value-type="float" office:value="6.4000000000000001E-2" table:style-name="ce32">
            <text:p>0.064</text:p>
          </table:table-cell>
          <table:table-cell office:value-type="float" office:value="6.4000000000000001E-2" table:formula="of:=MAX([.M270];[.K270])" table:style-name="ce34">
            <text:p>0.0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4219999999999997" table:style-name="ce10">
            <text:p>7.422</text:p>
          </table:table-cell>
          <table:table-cell office:value-type="float" office:value="7.423" table:style-name="ce10">
            <text:p>7.423</text:p>
          </table:table-cell>
          <table:table-cell office:value-type="float" office:value="-1.000000000000334E-3" table:formula="of:=[.B271]-[.C271]" table:style-name="ce30">
            <text:p>-0.001</text:p>
          </table:table-cell>
          <table:table-cell office:value-type="float" office:value="7.4470000000000001" table:style-name="ce10">
            <text:p>7.447</text:p>
          </table:table-cell>
          <table:table-cell office:value-type="float" office:value="-2.5000000000000355E-2" table:formula="of:=[.B271]-[.E271]" table:style-name="ce30">
            <text:p>-0.025</text:p>
          </table:table-cell>
          <table:table-cell office:value-type="float" office:value="7.3840000000000003" table:style-name="ce10">
            <text:p>7.384</text:p>
          </table:table-cell>
          <table:table-cell office:value-type="float" office:value="3.7999999999999368E-2" table:formula="of:=[.B271]-[.G271]" table:style-name="ce30">
            <text:p>0.038</text:p>
          </table:table-cell>
          <table:table-cell office:value-type="float" office:value="7.407" table:style-name="ce10">
            <text:p>7.407</text:p>
          </table:table-cell>
          <table:table-cell office:value-type="float" office:value="1.499999999999968E-2" table:formula="of:=[.B271]-[.I271]" table:style-name="ce30">
            <text:p>0.015</text:p>
          </table:table-cell>
          <table:table-cell office:value-type="float" office:value="1.5649813630412887E-2" table:formula="of:=STDEV(ABS([.D271]);ABS([.F271]);ABS([.H271]);ABS([.J271]))" table:style-name="ce31">
            <text:p>0.016</text:p>
          </table:table-cell>
          <table:table-cell office:value-type="float" office:value="1.9749999999999934E-2" table:formula="of:=(ABS([.D271])+ABS([.F271])+ABS([.H271])+ABS([.J271]))/4" table:style-name="ce31">
            <text:p>0.020</text:p>
          </table:table-cell>
          <table:table-cell office:value-type="float" office:value="0" table:style-name="ce32">
            <text:p>0</text:p>
          </table:table-cell>
          <table:table-cell office:value-type="float" office:value="1.5649813630412887E-2" table:formula="of:=MAX([.M271];[.K271])" table:style-name="ce34">
            <text:p>0.01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5890000000000004" table:style-name="ce10">
            <text:p>6.589</text:p>
          </table:table-cell>
          <table:table-cell office:value-type="float" office:value="6.641" table:style-name="ce10">
            <text:p>6.641</text:p>
          </table:table-cell>
          <table:table-cell office:value-type="float" office:value="-5.1999999999999602E-2" table:formula="of:=[.B272]-[.C272]" table:style-name="ce30">
            <text:p>-0.052</text:p>
          </table:table-cell>
          <table:table-cell office:value-type="float" office:value="6.5789999999999997" table:style-name="ce10">
            <text:p>6.579</text:p>
          </table:table-cell>
          <table:table-cell office:value-type="float" office:value="1.0000000000000675E-2" table:formula="of:=[.B272]-[.E272]" table:style-name="ce30">
            <text:p>0.01</text:p>
          </table:table-cell>
          <table:table-cell office:value-type="float" office:value="6.5309999999999997" table:style-name="ce10">
            <text:p>6.531</text:p>
          </table:table-cell>
          <table:table-cell office:value-type="float" office:value="5.8000000000000718E-2" table:formula="of:=[.B272]-[.G272]" table:style-name="ce30">
            <text:p>0.058</text:p>
          </table:table-cell>
          <table:table-cell office:value-type="float" office:value="6.585" table:style-name="ce10">
            <text:p>6.585</text:p>
          </table:table-cell>
          <table:table-cell office:value-type="float" office:value="4.0000000000004476E-3" table:formula="of:=[.B272]-[.I272]" table:style-name="ce30">
            <text:p>0.004</text:p>
          </table:table-cell>
          <table:table-cell office:value-type="float" office:value="2.7928480087537701E-2" table:formula="of:=STDEV(ABS([.D272]);ABS([.F272]);ABS([.H272]);ABS([.J272]))" table:style-name="ce31">
            <text:p>0.028</text:p>
          </table:table-cell>
          <table:table-cell office:value-type="float" office:value="3.1000000000000361E-2" table:formula="of:=(ABS([.D272])+ABS([.F272])+ABS([.H272])+ABS([.J272]))/4" table:style-name="ce31">
            <text:p>0.031</text:p>
          </table:table-cell>
          <table:table-cell office:value-type="string" table:style-name="ce32">
            <text:p>0.05</text:p>
          </table:table-cell>
          <table:table-cell office:value-type="float" office:value="2.7928480087537701E-2" table:formula="of:=MAX([.M272];[.K272])" table:style-name="ce34">
            <text:p>0.02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3449999999999998" table:style-name="ce10">
            <text:p>7.345</text:p>
          </table:table-cell>
          <table:table-cell office:value-type="float" office:value="7.2919999999999998" table:style-name="ce10">
            <text:p>7.292</text:p>
          </table:table-cell>
          <table:table-cell office:value-type="float" office:value="5.2999999999999936E-2" table:formula="of:=[.B273]-[.C273]" table:style-name="ce30">
            <text:p>0.053</text:p>
          </table:table-cell>
          <table:table-cell office:value-type="float" office:value="7.4210000000000003" table:style-name="ce10">
            <text:p>7.421</text:p>
          </table:table-cell>
          <table:table-cell office:value-type="float" office:value="-7.6000000000000512E-2" table:formula="of:=[.B273]-[.E273]" table:style-name="ce30">
            <text:p>-0.076</text:p>
          </table:table-cell>
          <table:table-cell office:value-type="float" office:value="7.3150000000000004" table:style-name="ce10">
            <text:p>7.315</text:p>
          </table:table-cell>
          <table:table-cell office:value-type="float" office:value="2.9999999999999361E-2" table:formula="of:=[.B273]-[.G273]" table:style-name="ce30">
            <text:p>0.03</text:p>
          </table:table-cell>
          <table:table-cell office:value-type="float" office:value="7.3179999999999996" table:style-name="ce10">
            <text:p>7.318</text:p>
          </table:table-cell>
          <table:table-cell office:value-type="float" office:value="2.7000000000000135E-2" table:formula="of:=[.B273]-[.I273]" table:style-name="ce30">
            <text:p>0.027</text:p>
          </table:table-cell>
          <table:table-cell office:value-type="float" office:value="2.2840023350834866E-2" table:formula="of:=STDEV(ABS([.D273]);ABS([.F273]);ABS([.H273]);ABS([.J273]))" table:style-name="ce31">
            <text:p>0.023</text:p>
          </table:table-cell>
          <table:table-cell office:value-type="float" office:value="4.6499999999999986E-2" table:formula="of:=(ABS([.D273])+ABS([.F273])+ABS([.H273])+ABS([.J273]))/4" table:style-name="ce31">
            <text:p>0.047</text:p>
          </table:table-cell>
          <table:table-cell office:value-type="float" office:value="0.113" table:style-name="ce32">
            <text:p>0.113</text:p>
          </table:table-cell>
          <table:table-cell office:value-type="float" office:value="0.113" table:formula="of:=MAX([.M273];[.K273])" table:style-name="ce34">
            <text:p>0.11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0970000000000004" table:style-name="ce10">
            <text:p>6.097</text:p>
          </table:table-cell>
          <table:table-cell office:value-type="float" office:value="6.1710000000000003" table:style-name="ce10">
            <text:p>6.171</text:p>
          </table:table-cell>
          <table:table-cell office:value-type="float" office:value="-7.3999999999999844E-2" table:formula="of:=[.B274]-[.C274]" table:style-name="ce30">
            <text:p>-0.074</text:p>
          </table:table-cell>
          <table:table-cell office:value-type="float" office:value="6.06" table:style-name="ce10">
            <text:p>6.06</text:p>
          </table:table-cell>
          <table:table-cell office:value-type="float" office:value="3.700000000000081E-2" table:formula="of:=[.B274]-[.E274]" table:style-name="ce30">
            <text:p>0.037</text:p>
          </table:table-cell>
          <table:table-cell office:value-type="float" office:value="5.9829999999999997" table:style-name="ce10">
            <text:p>5.983</text:p>
          </table:table-cell>
          <table:table-cell office:value-type="float" office:value="0.11400000000000077" table:formula="of:=[.B274]-[.G274]" table:style-name="ce30">
            <text:p>0.114</text:p>
          </table:table-cell>
          <table:table-cell office:value-type="float" office:value="6.0949999999999998" table:style-name="ce10">
            <text:p>6.095</text:p>
          </table:table-cell>
          <table:table-cell office:value-type="float" office:value="2.0000000000006679E-3" table:formula="of:=[.B274]-[.I274]" table:style-name="ce30">
            <text:p>0.002</text:p>
          </table:table-cell>
          <table:table-cell office:value-type="float" office:value="4.8175893003312972E-2" table:formula="of:=STDEV(ABS([.D274]);ABS([.F274]);ABS([.H274]);ABS([.J274]))" table:style-name="ce31">
            <text:p>0.048</text:p>
          </table:table-cell>
          <table:table-cell office:value-type="float" office:value="5.6750000000000522E-2" table:formula="of:=(ABS([.D274])+ABS([.F274])+ABS([.H274])+ABS([.J274]))/4" table:style-name="ce31">
            <text:p>0.057</text:p>
          </table:table-cell>
          <table:table-cell office:value-type="float" office:value="0.10299999999999999" table:style-name="ce32">
            <text:p>0.103</text:p>
          </table:table-cell>
          <table:table-cell office:value-type="float" office:value="0.10299999999999999" table:formula="of:=MAX([.M274];[.K274])" table:style-name="ce34">
            <text:p>0.10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9359999999999999" table:style-name="ce10">
            <text:p>4.936</text:p>
          </table:table-cell>
          <table:table-cell office:value-type="float" office:value="5.032" table:style-name="ce10">
            <text:p>5.032</text:p>
          </table:table-cell>
          <table:table-cell office:value-type="float" office:value="-9.6000000000000085E-2" table:formula="of:=[.B275]-[.C275]" table:style-name="ce30">
            <text:p>-0.096</text:p>
          </table:table-cell>
          <table:table-cell office:value-type="float" office:value="4.944" table:style-name="ce10">
            <text:p>4.944</text:p>
          </table:table-cell>
          <table:table-cell office:value-type="float" office:value="-8.0000000000000071E-3" table:formula="of:=[.B275]-[.E275]" table:style-name="ce30">
            <text:p>-0.008</text:p>
          </table:table-cell>
          <table:table-cell office:value-type="float" office:value="4.8419999999999996" table:style-name="ce10">
            <text:p>4.842</text:p>
          </table:table-cell>
          <table:table-cell office:value-type="float" office:value="9.4000000000000306E-2" table:formula="of:=[.B275]-[.G275]" table:style-name="ce30">
            <text:p>0.094</text:p>
          </table:table-cell>
          <table:table-cell office:value-type="float" office:value="4.9370000000000003" table:style-name="ce10">
            <text:p>4.937</text:p>
          </table:table-cell>
          <table:table-cell office:value-type="float" office:value="-1.000000000000334E-3" table:formula="of:=[.B275]-[.I275]" table:style-name="ce30">
            <text:p>-0.001</text:p>
          </table:table-cell>
          <table:table-cell office:value-type="float" office:value="5.2334660280417097E-2" table:formula="of:=STDEV(ABS([.D275]);ABS([.F275]);ABS([.H275]);ABS([.J275]))" table:style-name="ce31">
            <text:p>0.052</text:p>
          </table:table-cell>
          <table:table-cell office:value-type="float" office:value="4.9750000000000183E-2" table:formula="of:=(ABS([.D275])+ABS([.F275])+ABS([.H275])+ABS([.J275]))/4" table:style-name="ce31">
            <text:p>0.050</text:p>
          </table:table-cell>
          <table:table-cell office:value-type="float" office:value="0.151" table:style-name="ce32">
            <text:p>0.151</text:p>
          </table:table-cell>
          <table:table-cell office:value-type="float" office:value="0.151" table:formula="of:=MAX([.M275];[.K275])" table:style-name="ce34">
            <text:p>0.15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8460000000000001" table:style-name="ce10">
            <text:p>4.846</text:p>
          </table:table-cell>
          <table:table-cell office:value-type="float" office:value="4.8150000000000004" table:style-name="ce10">
            <text:p>4.815</text:p>
          </table:table-cell>
          <table:table-cell office:value-type="float" office:value="3.0999999999999694E-2" table:formula="of:=[.B276]-[.C276]" table:style-name="ce30">
            <text:p>0.031</text:p>
          </table:table-cell>
          <table:table-cell office:value-type="float" office:value="4.976" table:style-name="ce10">
            <text:p>4.976</text:p>
          </table:table-cell>
          <table:table-cell office:value-type="float" office:value="-0.12999999999999989" table:formula="of:=[.B276]-[.E276]" table:style-name="ce30">
            <text:p>-0.13</text:p>
          </table:table-cell>
          <table:table-cell office:value-type="float" office:value="4.8280000000000003" table:style-name="ce10">
            <text:p>4.828</text:p>
          </table:table-cell>
          <table:table-cell office:value-type="float" office:value="1.7999999999999794E-2" table:formula="of:=[.B276]-[.G276]" table:style-name="ce30">
            <text:p>0.018</text:p>
          </table:table-cell>
          <table:table-cell office:value-type="float" office:value="4.8140000000000001" table:style-name="ce10">
            <text:p>4.814</text:p>
          </table:table-cell>
          <table:table-cell office:value-type="float" office:value="3.2000000000000028E-2" table:formula="of:=[.B276]-[.I276]" table:style-name="ce30">
            <text:p>0.032</text:p>
          </table:table-cell>
          <table:table-cell office:value-type="float" office:value="5.1893320058237449E-2" table:formula="of:=STDEV(ABS([.D276]);ABS([.F276]);ABS([.H276]);ABS([.J276]))" table:style-name="ce31">
            <text:p>0.052</text:p>
          </table:table-cell>
          <table:table-cell office:value-type="float" office:value="5.2749999999999853E-2" table:formula="of:=(ABS([.D276])+ABS([.F276])+ABS([.H276])+ABS([.J276]))/4" table:style-name="ce31">
            <text:p>0.053</text:p>
          </table:table-cell>
          <table:table-cell office:value-type="float" office:value="0" table:style-name="ce32">
            <text:p>0</text:p>
          </table:table-cell>
          <table:table-cell office:value-type="float" office:value="5.1893320058237449E-2" table:formula="of:=MAX([.M276];[.K276])" table:style-name="ce34">
            <text:p>0.05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" table:style-name="ce10">
            <text:p>7</text:p>
          </table:table-cell>
          <table:table-cell office:value-type="float" office:value="7.0030000000000001" table:style-name="ce10">
            <text:p>7.003</text:p>
          </table:table-cell>
          <table:table-cell office:value-type="float" office:value="-3.0000000000001137E-3" table:formula="of:=[.B277]-[.C277]" table:style-name="ce30">
            <text:p>-0.003</text:p>
          </table:table-cell>
          <table:table-cell office:value-type="float" office:value="7.0549999999999997" table:style-name="ce10">
            <text:p>7.055</text:p>
          </table:table-cell>
          <table:table-cell office:value-type="float" office:value="-5.4999999999999716E-2" table:formula="of:=[.B277]-[.E277]" table:style-name="ce30">
            <text:p>-0.055</text:p>
          </table:table-cell>
          <table:table-cell office:value-type="float" office:value="6.9160000000000004" table:style-name="ce10">
            <text:p>6.916</text:p>
          </table:table-cell>
          <table:table-cell office:value-type="float" office:value="8.3999999999999631E-2" table:formula="of:=[.B277]-[.G277]" table:style-name="ce30">
            <text:p>0.084</text:p>
          </table:table-cell>
          <table:table-cell office:value-type="float" office:value="6.98" table:style-name="ce10">
            <text:p>6.98</text:p>
          </table:table-cell>
          <table:table-cell office:value-type="float" office:value="1.9999999999999574E-2" table:formula="of:=[.B277]-[.I277]" table:style-name="ce30">
            <text:p>0.02</text:p>
          </table:table-cell>
          <table:table-cell office:value-type="float" office:value="3.6189317024042558E-2" table:formula="of:=STDEV(ABS([.D277]);ABS([.F277]);ABS([.H277]);ABS([.J277]))" table:style-name="ce31">
            <text:p>0.036</text:p>
          </table:table-cell>
          <table:table-cell office:value-type="float" office:value="4.0499999999999758E-2" table:formula="of:=(ABS([.D277])+ABS([.F277])+ABS([.H277])+ABS([.J277]))/4" table:style-name="ce31">
            <text:p>0.040</text:p>
          </table:table-cell>
          <table:table-cell office:value-type="float" office:value="0.14299999999999999" table:style-name="ce32">
            <text:p>0.143</text:p>
          </table:table-cell>
          <table:table-cell office:value-type="float" office:value="0.14299999999999999" table:formula="of:=MAX([.M277];[.K277])" table:style-name="ce34">
            <text:p>0.14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0759999999999996" table:style-name="ce10">
            <text:p>7.076</text:p>
          </table:table-cell>
          <table:table-cell office:value-type="float" office:value="6.9710000000000001" table:style-name="ce10">
            <text:p>6.971</text:p>
          </table:table-cell>
          <table:table-cell office:value-type="float" office:value="0.10499999999999954" table:formula="of:=[.B278]-[.C278]" table:style-name="ce30">
            <text:p>0.105</text:p>
          </table:table-cell>
          <table:table-cell office:value-type="float" office:value="7.2560000000000002" table:style-name="ce10">
            <text:p>7.256</text:p>
          </table:table-cell>
          <table:table-cell office:value-type="float" office:value="-0.1800000000000006" table:formula="of:=[.B278]-[.E278]" table:style-name="ce30">
            <text:p>-0.18</text:p>
          </table:table-cell>
          <table:table-cell office:value-type="float" office:value="7.03" table:style-name="ce10">
            <text:p>7.03</text:p>
          </table:table-cell>
          <table:table-cell office:value-type="float" office:value="4.5999999999999375E-2" table:formula="of:=[.B278]-[.G278]" table:style-name="ce30">
            <text:p>0.046</text:p>
          </table:table-cell>
          <table:table-cell office:value-type="float" office:value="7.0279999999999996" table:style-name="ce10">
            <text:p>7.028</text:p>
          </table:table-cell>
          <table:table-cell office:value-type="float" office:value="4.8000000000000043E-2" table:formula="of:=[.B278]-[.I278]" table:style-name="ce30">
            <text:p>0.048</text:p>
          </table:table-cell>
          <table:table-cell office:value-type="float" office:value="6.3073369974974786E-2" table:formula="of:=STDEV(ABS([.D278]);ABS([.F278]);ABS([.H278]);ABS([.J278]))" table:style-name="ce31">
            <text:p>0.063</text:p>
          </table:table-cell>
          <table:table-cell office:value-type="float" office:value="9.474999999999989E-2" table:formula="of:=(ABS([.D278])+ABS([.F278])+ABS([.H278])+ABS([.J278]))/4" table:style-name="ce31">
            <text:p>0.095</text:p>
          </table:table-cell>
          <table:table-cell office:value-type="float" office:value="8.5000000000000006E-2" table:style-name="ce32">
            <text:p>0.085</text:p>
          </table:table-cell>
          <table:table-cell office:value-type="float" office:value="8.5000000000000006E-2" table:formula="of:=MAX([.M278];[.K278])" table:style-name="ce34">
            <text:p>0.08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5.8460000000000001" table:style-name="ce10">
            <text:p>5.846</text:p>
          </table:table-cell>
          <table:table-cell office:value-type="float" office:value="5.8419999999999996" table:style-name="ce10">
            <text:p>5.842</text:p>
          </table:table-cell>
          <table:table-cell office:value-type="float" office:value="4.0000000000004476E-3" table:formula="of:=[.B279]-[.C279]" table:style-name="ce30">
            <text:p>0.004</text:p>
          </table:table-cell>
          <table:table-cell office:value-type="float" office:value="5.9279999999999999" table:style-name="ce10">
            <text:p>5.928</text:p>
          </table:table-cell>
          <table:table-cell office:value-type="float" office:value="-8.1999999999999851E-2" table:formula="of:=[.B279]-[.E279]" table:style-name="ce30">
            <text:p>-0.082</text:p>
          </table:table-cell>
          <table:table-cell office:value-type="float" office:value="5.7690000000000001" table:style-name="ce10">
            <text:p>5.769</text:p>
          </table:table-cell>
          <table:table-cell office:value-type="float" office:value="7.6999999999999957E-2" table:formula="of:=[.B279]-[.G279]" table:style-name="ce30">
            <text:p>0.077</text:p>
          </table:table-cell>
          <table:table-cell office:value-type="float" office:value="5.8230000000000004" table:style-name="ce10">
            <text:p>5.823</text:p>
          </table:table-cell>
          <table:table-cell office:value-type="float" office:value="2.2999999999999687E-2" table:formula="of:=[.B279]-[.I279]" table:style-name="ce30">
            <text:p>0.023</text:p>
          </table:table-cell>
          <table:table-cell office:value-type="float" office:value="3.8940124978398834E-2" table:formula="of:=STDEV(ABS([.D279]);ABS([.F279]);ABS([.H279]);ABS([.J279]))" table:style-name="ce31">
            <text:p>0.039</text:p>
          </table:table-cell>
          <table:table-cell office:value-type="float" office:value="4.6499999999999986E-2" table:formula="of:=(ABS([.D279])+ABS([.F279])+ABS([.H279])+ABS([.J279]))/4" table:style-name="ce31">
            <text:p>0.047</text:p>
          </table:table-cell>
          <table:table-cell office:value-type="float" office:value="0.107" table:style-name="ce32">
            <text:p>0.107</text:p>
          </table:table-cell>
          <table:table-cell office:value-type="float" office:value="0.107" table:formula="of:=MAX([.M279];[.K279])" table:style-name="ce34">
            <text:p>0.10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53_Vir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283];[.K283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266" table:style-name="ce10">
            <text:p>6.266</text:p>
          </table:table-cell>
          <table:table-cell office:value-type="float" office:value="6.3019999999999996" table:style-name="ce10">
            <text:p>6.302</text:p>
          </table:table-cell>
          <table:table-cell office:value-type="float" office:value="-3.5999999999999588E-2" table:formula="of:=[.B284]-[.C284]" table:style-name="ce30">
            <text:p>-0.036</text:p>
          </table:table-cell>
          <table:table-cell office:value-type="float" office:value="6.2370000000000001" table:style-name="ce10">
            <text:p>6.237</text:p>
          </table:table-cell>
          <table:table-cell office:value-type="float" office:value="2.8999999999999915E-2" table:formula="of:=[.B284]-[.E284]" table:style-name="ce30">
            <text:p>0.029</text:p>
          </table:table-cell>
          <table:table-cell office:value-type="float" office:value="6.2350000000000003" table:style-name="ce10">
            <text:p>6.235</text:p>
          </table:table-cell>
          <table:table-cell office:value-type="float" office:value="3.0999999999999694E-2" table:formula="of:=[.B284]-[.G284]" table:style-name="ce30">
            <text:p>0.031</text:p>
          </table:table-cell>
          <table:table-cell office:value-type="float" office:value="6.266" table:style-name="ce10">
            <text:p>6.266</text:p>
          </table:table-cell>
          <table:table-cell office:value-type="float" office:value="0" table:formula="of:=[.B284]-[.I284]" table:style-name="ce30">
            <text:p>0</text:p>
          </table:table-cell>
          <table:table-cell office:value-type="float" office:value="1.626857912254975E-2" table:formula="of:=STDEV(ABS([.D284]);ABS([.F284]);ABS([.H284]);ABS([.J284]))" table:style-name="ce31">
            <text:p>0.016</text:p>
          </table:table-cell>
          <table:table-cell office:value-type="float" office:value="2.3999999999999799E-2" table:formula="of:=(ABS([.D284])+ABS([.F284])+ABS([.H284])+ABS([.J284]))/4" table:style-name="ce31">
            <text:p>0.024</text:p>
          </table:table-cell>
          <table:table-cell office:value-type="float" office:value="9.1999999999999998E-2" table:style-name="ce32">
            <text:p>0.092</text:p>
          </table:table-cell>
          <table:table-cell office:value-type="float" office:value="9.1999999999999998E-2" table:formula="of:=MAX([.M284];[.K284])" table:style-name="ce34">
            <text:p>0.09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6420000000000003" table:style-name="ce10">
            <text:p>7.642</text:p>
          </table:table-cell>
          <table:table-cell office:value-type="float" office:value="7.6710000000000003" table:style-name="ce10">
            <text:p>7.671</text:p>
          </table:table-cell>
          <table:table-cell office:value-type="float" office:value="-2.8999999999999915E-2" table:formula="of:=[.B285]-[.C285]" table:style-name="ce30">
            <text:p>-0.029</text:p>
          </table:table-cell>
          <table:table-cell office:value-type="float" office:value="7.6239999999999997" table:style-name="ce10">
            <text:p>7.624</text:p>
          </table:table-cell>
          <table:table-cell office:value-type="float" office:value="1.8000000000000682E-2" table:formula="of:=[.B285]-[.E285]" table:style-name="ce30">
            <text:p>0.018</text:p>
          </table:table-cell>
          <table:table-cell office:value-type="float" office:value="7.633" table:style-name="ce10">
            <text:p>7.633</text:p>
          </table:table-cell>
          <table:table-cell office:value-type="float" office:value="9.0000000000003411E-3" table:formula="of:=[.B285]-[.G285]" table:style-name="ce30">
            <text:p>0.009</text:p>
          </table:table-cell>
          <table:table-cell office:value-type="float" office:value="7.6420000000000003" table:style-name="ce10">
            <text:p>7.642</text:p>
          </table:table-cell>
          <table:table-cell office:value-type="float" office:value="0" table:formula="of:=[.B285]-[.I285]" table:style-name="ce30">
            <text:p>0</text:p>
          </table:table-cell>
          <table:table-cell office:value-type="float" office:value="1.2409673645990854E-2" table:formula="of:=STDEV(ABS([.D285]);ABS([.F285]);ABS([.H285]);ABS([.J285]))" table:style-name="ce31">
            <text:p>0.012</text:p>
          </table:table-cell>
          <table:table-cell office:value-type="float" office:value="1.4000000000000234E-2" table:formula="of:=(ABS([.D285])+ABS([.F285])+ABS([.H285])+ABS([.J285]))/4" table:style-name="ce31">
            <text:p>0.014</text:p>
          </table:table-cell>
          <table:table-cell office:value-type="float" office:value="0" table:style-name="ce32">
            <text:p>0</text:p>
          </table:table-cell>
          <table:table-cell office:value-type="float" office:value="1.2409673645990854E-2" table:formula="of:=MAX([.M285];[.K285])" table:style-name="ce34">
            <text:p>0.01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5330000000000004" table:style-name="ce10">
            <text:p>6.533</text:p>
          </table:table-cell>
          <table:table-cell office:value-type="float" office:value="6.5640000000000001" table:style-name="ce10">
            <text:p>6.564</text:p>
          </table:table-cell>
          <table:table-cell office:value-type="float" office:value="-3.0999999999999694E-2" table:formula="of:=[.B286]-[.C286]" table:style-name="ce30">
            <text:p>-0.031</text:p>
          </table:table-cell>
          <table:table-cell office:value-type="float" office:value="6.5179999999999998" table:style-name="ce10">
            <text:p>6.518</text:p>
          </table:table-cell>
          <table:table-cell office:value-type="float" office:value="1.5000000000000568E-2" table:formula="of:=[.B286]-[.E286]" table:style-name="ce30">
            <text:p>0.015</text:p>
          </table:table-cell>
          <table:table-cell office:value-type="float" office:value="6.5270000000000001" table:style-name="ce10">
            <text:p>6.527</text:p>
          </table:table-cell>
          <table:table-cell office:value-type="float" office:value="6.0000000000002274E-3" table:formula="of:=[.B286]-[.G286]" table:style-name="ce30">
            <text:p>0.006</text:p>
          </table:table-cell>
          <table:table-cell office:value-type="float" office:value="6.5309999999999997" table:style-name="ce10">
            <text:p>6.531</text:p>
          </table:table-cell>
          <table:table-cell office:value-type="float" office:value="2.0000000000006679E-3" table:formula="of:=[.B286]-[.I286]" table:style-name="ce30">
            <text:p>0.002</text:p>
          </table:table-cell>
          <table:table-cell office:value-type="float" office:value="1.2871156384204855E-2" table:formula="of:=STDEV(ABS([.D286]);ABS([.F286]);ABS([.H286]);ABS([.J286]))" table:style-name="ce31">
            <text:p>0.013</text:p>
          </table:table-cell>
          <table:table-cell office:value-type="float" office:value="1.350000000000029E-2" table:formula="of:=(ABS([.D286])+ABS([.F286])+ABS([.H286])+ABS([.J286]))/4" table:style-name="ce31">
            <text:p>0.014</text:p>
          </table:table-cell>
          <table:table-cell office:value-type="float" office:value="0.13800000000000001" table:style-name="ce32">
            <text:p>0.138</text:p>
          </table:table-cell>
          <table:table-cell office:value-type="float" office:value="0.13800000000000001" table:formula="of:=MAX([.M286];[.K286])" table:style-name="ce34">
            <text:p>0.13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5549999999999997" table:style-name="ce10">
            <text:p>7.555</text:p>
          </table:table-cell>
          <table:table-cell office:value-type="float" office:value="7.5839999999999996" table:style-name="ce10">
            <text:p>7.584</text:p>
          </table:table-cell>
          <table:table-cell office:value-type="float" office:value="-2.8999999999999915E-2" table:formula="of:=[.B287]-[.C287]" table:style-name="ce30">
            <text:p>-0.029</text:p>
          </table:table-cell>
          <table:table-cell office:value-type="float" office:value="7.5410000000000004" table:style-name="ce10">
            <text:p>7.541</text:p>
          </table:table-cell>
          <table:table-cell office:value-type="float" office:value="1.3999999999999346E-2" table:formula="of:=[.B287]-[.E287]" table:style-name="ce30">
            <text:p>0.014</text:p>
          </table:table-cell>
          <table:table-cell office:value-type="float" office:value="7.54" table:style-name="ce10">
            <text:p>7.54</text:p>
          </table:table-cell>
          <table:table-cell office:value-type="float" office:value="1.499999999999968E-2" table:formula="of:=[.B287]-[.G287]" table:style-name="ce30">
            <text:p>0.015</text:p>
          </table:table-cell>
          <table:table-cell office:value-type="float" office:value="7.5540000000000003" table:style-name="ce10">
            <text:p>7.554</text:p>
          </table:table-cell>
          <table:table-cell office:value-type="float" office:value="9.9999999999944578E-4" table:formula="of:=[.B287]-[.I287]" table:style-name="ce30">
            <text:p>0.001</text:p>
          </table:table-cell>
          <table:table-cell office:value-type="float" office:value="1.1441882129556796E-2" table:formula="of:=STDEV(ABS([.D287]);ABS([.F287]);ABS([.H287]);ABS([.J287]))" table:style-name="ce31">
            <text:p>0.011</text:p>
          </table:table-cell>
          <table:table-cell office:value-type="float" office:value="1.4749999999999597E-2" table:formula="of:=(ABS([.D287])+ABS([.F287])+ABS([.H287])+ABS([.J287]))/4" table:style-name="ce31">
            <text:p>0.015</text:p>
          </table:table-cell>
          <table:table-cell office:value-type="float" office:value="0.10299999999999999" table:style-name="ce32">
            <text:p>0.103</text:p>
          </table:table-cell>
          <table:table-cell office:value-type="float" office:value="0.10299999999999999" table:formula="of:=MAX([.M287];[.K287])" table:style-name="ce34">
            <text:p>0.10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258" table:style-name="ce10">
            <text:p>6.258</text:p>
          </table:table-cell>
          <table:table-cell office:value-type="float" office:value="6.3029999999999999" table:style-name="ce10">
            <text:p>6.303</text:p>
          </table:table-cell>
          <table:table-cell office:value-type="float" office:value="-4.4999999999999929E-2" table:formula="of:=[.B288]-[.C288]" table:style-name="ce30">
            <text:p>-0.045</text:p>
          </table:table-cell>
          <table:table-cell office:value-type="float" office:value="6.2320000000000002" table:style-name="ce10">
            <text:p>6.232</text:p>
          </table:table-cell>
          <table:table-cell office:value-type="float" office:value="2.5999999999999801E-2" table:formula="of:=[.B288]-[.E288]" table:style-name="ce30">
            <text:p>0.026</text:p>
          </table:table-cell>
          <table:table-cell office:value-type="float" office:value="6.2089999999999996" table:style-name="ce10">
            <text:p>6.209</text:p>
          </table:table-cell>
          <table:table-cell office:value-type="float" office:value="4.9000000000000377E-2" table:formula="of:=[.B288]-[.G288]" table:style-name="ce30">
            <text:p>0.049</text:p>
          </table:table-cell>
          <table:table-cell office:value-type="float" office:value="6.258" table:style-name="ce10">
            <text:p>6.258</text:p>
          </table:table-cell>
          <table:table-cell office:value-type="float" office:value="0" table:formula="of:=[.B288]-[.I288]" table:style-name="ce30">
            <text:p>0</text:p>
          </table:table-cell>
          <table:table-cell office:value-type="float" office:value="2.2375581929117979E-2" table:formula="of:=STDEV(ABS([.D288]);ABS([.F288]);ABS([.H288]);ABS([.J288]))" table:style-name="ce31">
            <text:p>0.022</text:p>
          </table:table-cell>
          <table:table-cell office:value-type="float" office:value="3.0000000000000027E-2" table:formula="of:=(ABS([.D288])+ABS([.F288])+ABS([.H288])+ABS([.J288]))/4" table:style-name="ce31">
            <text:p>0.030</text:p>
          </table:table-cell>
          <table:table-cell office:value-type="float" office:value="7.4999999999999997E-2" table:style-name="ce32">
            <text:p>0.075</text:p>
          </table:table-cell>
          <table:table-cell office:value-type="float" office:value="7.4999999999999997E-2" table:formula="of:=MAX([.M288];[.K288])" table:style-name="ce34">
            <text:p>0.07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0750000000000002" table:style-name="ce10">
            <text:p>5.075</text:p>
          </table:table-cell>
          <table:table-cell office:value-type="float" office:value="5.1340000000000003" table:style-name="ce10">
            <text:p>5.134</text:p>
          </table:table-cell>
          <table:table-cell office:value-type="float" office:value="-5.9000000000000163E-2" table:formula="of:=[.B289]-[.C289]" table:style-name="ce30">
            <text:p>-0.059</text:p>
          </table:table-cell>
          <table:table-cell office:value-type="float" office:value="5.0579999999999998" table:style-name="ce10">
            <text:p>5.058</text:p>
          </table:table-cell>
          <table:table-cell office:value-type="float" office:value="1.7000000000000348E-2" table:formula="of:=[.B289]-[.E289]" table:style-name="ce30">
            <text:p>0.017</text:p>
          </table:table-cell>
          <table:table-cell office:value-type="float" office:value="5.07" table:style-name="ce10">
            <text:p>5.07</text:p>
          </table:table-cell>
          <table:table-cell office:value-type="float" office:value="4.9999999999998934E-3" table:formula="of:=[.B289]-[.G289]" table:style-name="ce30">
            <text:p>0.005</text:p>
          </table:table-cell>
          <table:table-cell office:value-type="float" office:value="5.0720000000000001" table:style-name="ce10">
            <text:p>5.072</text:p>
          </table:table-cell>
          <table:table-cell office:value-type="float" office:value="3.0000000000001137E-3" table:formula="of:=[.B289]-[.I289]" table:style-name="ce30">
            <text:p>0.003</text:p>
          </table:table-cell>
          <table:table-cell office:value-type="float" office:value="2.6076809620810652E-2" table:formula="of:=STDEV(ABS([.D289]);ABS([.F289]);ABS([.H289]);ABS([.J289]))" table:style-name="ce31">
            <text:p>0.026</text:p>
          </table:table-cell>
          <table:table-cell office:value-type="float" office:value="2.100000000000013E-2" table:formula="of:=(ABS([.D289])+ABS([.F289])+ABS([.H289])+ABS([.J289]))/4" table:style-name="ce31">
            <text:p>0.021</text:p>
          </table:table-cell>
          <table:table-cell office:value-type="float" office:value="0.13100000000000001" table:style-name="ce32">
            <text:p>0.131</text:p>
          </table:table-cell>
          <table:table-cell office:value-type="float" office:value="0.13100000000000001" table:formula="of:=MAX([.M289];[.K289])" table:style-name="ce34">
            <text:p>0.13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0209999999999999" table:style-name="ce10">
            <text:p>5.021</text:p>
          </table:table-cell>
          <table:table-cell office:value-type="float" office:value="5.0410000000000004" table:style-name="ce10">
            <text:p>5.041</text:p>
          </table:table-cell>
          <table:table-cell office:value-type="float" office:value="-2.0000000000000462E-2" table:formula="of:=[.B290]-[.C290]" table:style-name="ce30">
            <text:p>-0.02</text:p>
          </table:table-cell>
          <table:table-cell office:value-type="float" office:value="5.1319999999999997" table:style-name="ce10">
            <text:p>5.132</text:p>
          </table:table-cell>
          <table:table-cell office:value-type="float" office:value="-0.11099999999999977" table:formula="of:=[.B290]-[.E290]" table:style-name="ce30">
            <text:p>-0.111</text:p>
          </table:table-cell>
          <table:table-cell office:value-type="float" office:value="4.984" table:style-name="ce10">
            <text:p>4.984</text:p>
          </table:table-cell>
          <table:table-cell office:value-type="float" office:value="3.6999999999999922E-2" table:formula="of:=[.B290]-[.G290]" table:style-name="ce30">
            <text:p>0.037</text:p>
          </table:table-cell>
          <table:table-cell office:value-type="float" office:value="5.0149999999999997" table:style-name="ce10">
            <text:p>5.015</text:p>
          </table:table-cell>
          <table:table-cell office:value-type="float" office:value="6.0000000000002274E-3" table:formula="of:=[.B290]-[.I290]" table:style-name="ce30">
            <text:p>0.006</text:p>
          </table:table-cell>
          <table:table-cell office:value-type="float" office:value="4.6751114068721865E-2" table:formula="of:=STDEV(ABS([.D290]);ABS([.F290]);ABS([.H290]);ABS([.J290]))" table:style-name="ce31">
            <text:p>0.047</text:p>
          </table:table-cell>
          <table:table-cell office:value-type="float" office:value="4.3500000000000094E-2" table:formula="of:=(ABS([.D290])+ABS([.F290])+ABS([.H290])+ABS([.J290]))/4" table:style-name="ce31">
            <text:p>0.044</text:p>
          </table:table-cell>
          <table:table-cell office:value-type="float" office:value="0.126" table:style-name="ce32">
            <text:p>0.126</text:p>
          </table:table-cell>
          <table:table-cell office:value-type="float" office:value="0.126" table:formula="of:=MAX([.M290];[.K290])" table:style-name="ce34">
            <text:p>0.12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4279999999999999" table:style-name="ce10">
            <text:p>7.428</text:p>
          </table:table-cell>
          <table:table-cell office:value-type="float" office:value="7.4740000000000002" table:style-name="ce10">
            <text:p>7.474</text:p>
          </table:table-cell>
          <table:table-cell office:value-type="float" office:value="-4.6000000000000263E-2" table:formula="of:=[.B291]-[.C291]" table:style-name="ce30">
            <text:p>-0.046</text:p>
          </table:table-cell>
          <table:table-cell office:value-type="float" office:value="7.41" table:style-name="ce10">
            <text:p>7.41</text:p>
          </table:table-cell>
          <table:table-cell office:value-type="float" office:value="1.7999999999999794E-2" table:formula="of:=[.B291]-[.E291]" table:style-name="ce30">
            <text:p>0.018</text:p>
          </table:table-cell>
          <table:table-cell office:value-type="float" office:value="7.4029999999999996" table:style-name="ce10">
            <text:p>7.403</text:p>
          </table:table-cell>
          <table:table-cell office:value-type="float" office:value="2.5000000000000355E-2" table:formula="of:=[.B291]-[.G291]" table:style-name="ce30">
            <text:p>0.025</text:p>
          </table:table-cell>
          <table:table-cell office:value-type="float" office:value="7.4260000000000002" table:style-name="ce10">
            <text:p>7.426</text:p>
          </table:table-cell>
          <table:table-cell office:value-type="float" office:value="1.9999999999997797E-3" table:formula="of:=[.B291]-[.I291]" table:style-name="ce30">
            <text:p>0.002</text:p>
          </table:table-cell>
          <table:table-cell office:value-type="float" office:value="1.824600412875858E-2" table:formula="of:=STDEV(ABS([.D291]);ABS([.F291]);ABS([.H291]);ABS([.J291]))" table:style-name="ce31">
            <text:p>0.018</text:p>
          </table:table-cell>
          <table:table-cell office:value-type="float" office:value="2.2750000000000048E-2" table:formula="of:=(ABS([.D291])+ABS([.F291])+ABS([.H291])+ABS([.J291]))/4" table:style-name="ce31">
            <text:p>0.023</text:p>
          </table:table-cell>
          <table:table-cell office:value-type="float" office:value="0.112" table:style-name="ce32">
            <text:p>0.112</text:p>
          </table:table-cell>
          <table:table-cell office:value-type="float" office:value="0.112" table:formula="of:=MAX([.M291];[.K291])" table:style-name="ce34">
            <text:p>0.11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4109999999999996" table:style-name="ce10">
            <text:p>7.411</text:p>
          </table:table-cell>
          <table:table-cell office:value-type="float" office:value="7.4160000000000004" table:style-name="ce10">
            <text:p>7.416</text:p>
          </table:table-cell>
          <table:table-cell office:value-type="float" office:value="-5.0000000000007816E-3" table:formula="of:=[.B292]-[.C292]" table:style-name="ce30">
            <text:p>-0.005</text:p>
          </table:table-cell>
          <table:table-cell office:value-type="float" office:value="7.5259999999999998" table:style-name="ce10">
            <text:p>7.526</text:p>
          </table:table-cell>
          <table:table-cell office:value-type="float" office:value="-0.11500000000000021" table:formula="of:=[.B292]-[.E292]" table:style-name="ce30">
            <text:p>-0.115</text:p>
          </table:table-cell>
          <table:table-cell office:value-type="float" office:value="7.36" table:style-name="ce10">
            <text:p>7.36</text:p>
          </table:table-cell>
          <table:table-cell office:value-type="float" office:value="5.0999999999999268E-2" table:formula="of:=[.B292]-[.G292]" table:style-name="ce30">
            <text:p>0.051</text:p>
          </table:table-cell>
          <table:table-cell office:value-type="float" office:value="7.407" table:style-name="ce10">
            <text:p>7.407</text:p>
          </table:table-cell>
          <table:table-cell office:value-type="float" office:value="3.9999999999995595E-3" table:formula="of:=[.B292]-[.I292]" table:style-name="ce30">
            <text:p>0.004</text:p>
          </table:table-cell>
          <table:table-cell office:value-type="float" office:value="5.2315548995176042E-2" table:formula="of:=STDEV(ABS([.D292]);ABS([.F292]);ABS([.H292]);ABS([.J292]))" table:style-name="ce31">
            <text:p>0.052</text:p>
          </table:table-cell>
          <table:table-cell office:value-type="float" office:value="4.3749999999999956E-2" table:formula="of:=(ABS([.D292])+ABS([.F292])+ABS([.H292])+ABS([.J292]))/4" table:style-name="ce31">
            <text:p>0.044</text:p>
          </table:table-cell>
          <table:table-cell office:value-type="float" office:value="7.1999999999999995E-2" table:style-name="ce32">
            <text:p>0.072</text:p>
          </table:table-cell>
          <table:table-cell office:value-type="float" office:value="7.1999999999999995E-2" table:formula="of:=MAX([.M292];[.K292])" table:style-name="ce34">
            <text:p>0.07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157" table:style-name="ce10">
            <text:p>6.157</text:p>
          </table:table-cell>
          <table:table-cell office:value-type="float" office:value="6.2080000000000002" table:style-name="ce10">
            <text:p>6.208</text:p>
          </table:table-cell>
          <table:table-cell office:value-type="float" office:value="-5.1000000000000156E-2" table:formula="of:=[.B293]-[.C293]" table:style-name="ce30">
            <text:p>-0.051</text:p>
          </table:table-cell>
          <table:table-cell office:value-type="float" office:value="6.1449999999999996" table:style-name="ce10">
            <text:p>6.145</text:p>
          </table:table-cell>
          <table:table-cell office:value-type="float" office:value="1.2000000000000455E-2" table:formula="of:=[.B293]-[.E293]" table:style-name="ce30">
            <text:p>0.012</text:p>
          </table:table-cell>
          <table:table-cell office:value-type="float" office:value="6.1429999999999998" table:style-name="ce10">
            <text:p>6.143</text:p>
          </table:table-cell>
          <table:table-cell office:value-type="float" office:value="1.4000000000000234E-2" table:formula="of:=[.B293]-[.G293]" table:style-name="ce30">
            <text:p>0.014</text:p>
          </table:table-cell>
          <table:table-cell office:value-type="float" office:value="6.1550000000000002" table:style-name="ce10">
            <text:p>6.155</text:p>
          </table:table-cell>
          <table:table-cell office:value-type="float" office:value="1.9999999999997797E-3" table:formula="of:=[.B293]-[.I293]" table:style-name="ce30">
            <text:p>0.002</text:p>
          </table:table-cell>
          <table:table-cell office:value-type="float" office:value="2.1484490529992465E-2" table:formula="of:=STDEV(ABS([.D293]);ABS([.F293]);ABS([.H293]);ABS([.J293]))" table:style-name="ce31">
            <text:p>0.021</text:p>
          </table:table-cell>
          <table:table-cell office:value-type="float" office:value="1.9750000000000156E-2" table:formula="of:=(ABS([.D293])+ABS([.F293])+ABS([.H293])+ABS([.J293]))/4" table:style-name="ce31">
            <text:p>0.020</text:p>
          </table:table-cell>
          <table:table-cell office:value-type="float" office:value="0.107" table:style-name="ce32">
            <text:p>0.107</text:p>
          </table:table-cell>
          <table:table-cell office:value-type="float" office:value="0.107" table:formula="of:=MAX([.M293];[.K293])" table:style-name="ce34">
            <text:p>0.10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175179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6359999999999992" table:style-name="ce10">
            <text:p>8.636</text:p>
          </table:table-cell>
          <table:table-cell office:value-type="float" office:value="8.6460000000000008" table:style-name="ce10">
            <text:p>8.646</text:p>
          </table:table-cell>
          <table:table-cell office:value-type="float" office:value="-1.0000000000001563E-2" table:formula="of:=[.B297]-[.C297]" table:style-name="ce30">
            <text:p>-0.01</text:p>
          </table:table-cell>
          <table:table-cell office:value-type="float" office:value="8.6920000000000002" table:style-name="ce10">
            <text:p>8.692</text:p>
          </table:table-cell>
          <table:table-cell office:value-type="float" office:value="-5.6000000000000938E-2" table:formula="of:=[.B297]-[.E297]" table:style-name="ce30">
            <text:p>-0.056</text:p>
          </table:table-cell>
          <table:table-cell office:value-type="float" office:value="8.6359999999999992" table:style-name="ce10">
            <text:p>8.636</text:p>
          </table:table-cell>
          <table:table-cell office:value-type="float" office:value="0" table:formula="of:=[.B297]-[.G297]" table:style-name="ce30">
            <text:p>0</text:p>
          </table:table-cell>
          <table:table-cell office:value-type="float" office:value="8.6110000000000007" table:style-name="ce10">
            <text:p>8.611</text:p>
          </table:table-cell>
          <table:table-cell office:value-type="float" office:value="2.4999999999998579E-2" table:formula="of:=[.B297]-[.I297]" table:style-name="ce30">
            <text:p>0.025</text:p>
          </table:table-cell>
          <table:table-cell office:value-type="float" office:value="2.4431878083083832E-2" table:formula="of:=STDEV(ABS([.D297]);ABS([.F297]);ABS([.H297]);ABS([.J297]))" table:style-name="ce31">
            <text:p>0.024</text:p>
          </table:table-cell>
          <table:table-cell office:value-type="float" office:value="2.275000000000027E-2" table:formula="of:=(ABS([.D297])+ABS([.F297])+ABS([.H297])+ABS([.J297]))/4" table:style-name="ce31">
            <text:p>0.023</text:p>
          </table:table-cell>
          <table:table-cell office:value-type="float" office:value="0" table:style-name="ce32">
            <text:p>0</text:p>
          </table:table-cell>
          <table:table-cell office:value-type="float" office:value="2.4431878083083832E-2" table:formula="of:=MAX([.M297];[.K297])" table:style-name="ce34">
            <text:p>0.02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5.7990000000000004" table:style-name="ce10">
            <text:p>5.799</text:p>
          </table:table-cell>
          <table:table-cell office:value-type="float" office:value="5.8150000000000004" table:style-name="ce10">
            <text:p>5.815</text:p>
          </table:table-cell>
          <table:table-cell office:value-type="float" office:value="-1.6000000000000014E-2" table:formula="of:=[.B298]-[.C298]" table:style-name="ce30">
            <text:p>-0.016</text:p>
          </table:table-cell>
          <table:table-cell office:value-type="float" office:value="5.79" table:style-name="ce10">
            <text:p>5.79</text:p>
          </table:table-cell>
          <table:table-cell office:value-type="float" office:value="9.0000000000003411E-3" table:formula="of:=[.B298]-[.E298]" table:style-name="ce30">
            <text:p>0.009</text:p>
          </table:table-cell>
          <table:table-cell office:value-type="float" office:value="5.7869999999999999" table:style-name="ce10">
            <text:p>5.787</text:p>
          </table:table-cell>
          <table:table-cell office:value-type="float" office:value="1.2000000000000455E-2" table:formula="of:=[.B298]-[.G298]" table:style-name="ce30">
            <text:p>0.012</text:p>
          </table:table-cell>
          <table:table-cell office:value-type="float" office:value="5.7990000000000004" table:style-name="ce10">
            <text:p>5.799</text:p>
          </table:table-cell>
          <table:table-cell office:value-type="float" office:value="0" table:formula="of:=[.B298]-[.I298]" table:style-name="ce30">
            <text:p>0</text:p>
          </table:table-cell>
          <table:table-cell office:value-type="float" office:value="6.8007352543677851E-3" table:formula="of:=STDEV(ABS([.D298]);ABS([.F298]);ABS([.H298]);ABS([.J298]))" table:style-name="ce31">
            <text:p>0.007</text:p>
          </table:table-cell>
          <table:table-cell office:value-type="float" office:value="9.2500000000002025E-3" table:formula="of:=(ABS([.D298])+ABS([.F298])+ABS([.H298])+ABS([.J298]))/4" table:style-name="ce31">
            <text:p>0.009</text:p>
          </table:table-cell>
          <table:table-cell office:value-type="float" office:value="2.1000000000000001E-2" table:style-name="ce32">
            <text:p>0.021</text:p>
          </table:table-cell>
          <table:table-cell office:value-type="float" office:value="2.1000000000000001E-2" table:formula="of:=MAX([.M298];[.K298])" table:style-name="ce34">
            <text:p>0.02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2850000000000001" table:style-name="ce10">
            <text:p>7.285</text:p>
          </table:table-cell>
          <table:table-cell office:value-type="float" office:value="7.3010000000000002" table:style-name="ce10">
            <text:p>7.301</text:p>
          </table:table-cell>
          <table:table-cell office:value-type="float" office:value="-1.6000000000000014E-2" table:formula="of:=[.B299]-[.C299]" table:style-name="ce30">
            <text:p>-0.016</text:p>
          </table:table-cell>
          <table:table-cell office:value-type="float" office:value="7.2709999999999999" table:style-name="ce10">
            <text:p>7.271</text:p>
          </table:table-cell>
          <table:table-cell office:value-type="float" office:value="1.4000000000000234E-2" table:formula="of:=[.B299]-[.E299]" table:style-name="ce30">
            <text:p>0.014</text:p>
          </table:table-cell>
          <table:table-cell office:value-type="float" office:value="7.27" table:style-name="ce10">
            <text:p>7.27</text:p>
          </table:table-cell>
          <table:table-cell office:value-type="float" office:value="1.5000000000000568E-2" table:formula="of:=[.B299]-[.G299]" table:style-name="ce30">
            <text:p>0.015</text:p>
          </table:table-cell>
          <table:table-cell office:value-type="float" office:value="7.2830000000000004" table:style-name="ce10">
            <text:p>7.283</text:p>
          </table:table-cell>
          <table:table-cell office:value-type="float" office:value="1.9999999999997797E-3" table:formula="of:=[.B299]-[.I299]" table:style-name="ce30">
            <text:p>0.002</text:p>
          </table:table-cell>
          <table:table-cell office:value-type="float" office:value="6.551081335678082E-3" table:formula="of:=STDEV(ABS([.D299]);ABS([.F299]);ABS([.H299]);ABS([.J299]))" table:style-name="ce31">
            <text:p>0.007</text:p>
          </table:table-cell>
          <table:table-cell office:value-type="float" office:value="1.1750000000000149E-2" table:formula="of:=(ABS([.D299])+ABS([.F299])+ABS([.H299])+ABS([.J299]))/4" table:style-name="ce31">
            <text:p>0.012</text:p>
          </table:table-cell>
          <table:table-cell office:value-type="float" office:value="3.2000000000000001E-2" table:style-name="ce32">
            <text:p>0.032</text:p>
          </table:table-cell>
          <table:table-cell office:value-type="float" office:value="3.2000000000000001E-2" table:formula="of:=MAX([.M299];[.K299])" table:style-name="ce34">
            <text:p>0.03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109" table:style-name="ce10">
            <text:p>6.109</text:p>
          </table:table-cell>
          <table:table-cell office:value-type="float" office:value="6.125" table:style-name="ce10">
            <text:p>6.125</text:p>
          </table:table-cell>
          <table:table-cell office:value-type="float" office:value="-1.6000000000000014E-2" table:formula="of:=[.B300]-[.C300]" table:style-name="ce30">
            <text:p>-0.016</text:p>
          </table:table-cell>
          <table:table-cell office:value-type="float" office:value="6.1079999999999997" table:style-name="ce10">
            <text:p>6.108</text:p>
          </table:table-cell>
          <table:table-cell office:value-type="float" office:value="1.000000000000334E-3" table:formula="of:=[.B300]-[.E300]" table:style-name="ce30">
            <text:p>0.001</text:p>
          </table:table-cell>
          <table:table-cell office:value-type="float" office:value="6.1059999999999999" table:style-name="ce10">
            <text:p>6.106</text:p>
          </table:table-cell>
          <table:table-cell office:value-type="float" office:value="3.0000000000001137E-3" table:formula="of:=[.B300]-[.G300]" table:style-name="ce30">
            <text:p>0.003</text:p>
          </table:table-cell>
          <table:table-cell office:value-type="float" office:value="6.1109999999999998" table:style-name="ce10">
            <text:p>6.111</text:p>
          </table:table-cell>
          <table:table-cell office:value-type="float" office:value="-1.9999999999997797E-3" table:formula="of:=[.B300]-[.I300]" table:style-name="ce30">
            <text:p>-0.002</text:p>
          </table:table-cell>
          <table:table-cell office:value-type="float" office:value="7.047458170621951E-3" table:formula="of:=STDEV(ABS([.D300]);ABS([.F300]);ABS([.H300]);ABS([.J300]))" table:style-name="ce31">
            <text:p>0.007</text:p>
          </table:table-cell>
          <table:table-cell office:value-type="float" office:value="5.5000000000000604E-3" table:formula="of:=(ABS([.D300])+ABS([.F300])+ABS([.H300])+ABS([.J300]))/4" table:style-name="ce31">
            <text:p>0.006</text:p>
          </table:table-cell>
          <table:table-cell office:value-type="float" office:value="0" table:style-name="ce32">
            <text:p>0</text:p>
          </table:table-cell>
          <table:table-cell office:value-type="float" office:value="7.047458170621951E-3" table:formula="of:=MAX([.M300];[.K300])" table:style-name="ce34">
            <text:p>0.00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157" table:style-name="ce10">
            <text:p>7.157</text:p>
          </table:table-cell>
          <table:table-cell office:value-type="float" office:value="7.1669999999999998" table:style-name="ce10">
            <text:p>7.167</text:p>
          </table:table-cell>
          <table:table-cell office:value-type="float" office:value="-9.9999999999997868E-3" table:formula="of:=[.B301]-[.C301]" table:style-name="ce30">
            <text:p>-0.01</text:p>
          </table:table-cell>
          <table:table-cell office:value-type="float" office:value="7.16" table:style-name="ce10">
            <text:p>7.16</text:p>
          </table:table-cell>
          <table:table-cell office:value-type="float" office:value="-3.0000000000001137E-3" table:formula="of:=[.B301]-[.E301]" table:style-name="ce30">
            <text:p>-0.003</text:p>
          </table:table-cell>
          <table:table-cell office:value-type="float" office:value="7.1520000000000001" table:style-name="ce10">
            <text:p>7.152</text:p>
          </table:table-cell>
          <table:table-cell office:value-type="float" office:value="4.9999999999998934E-3" table:formula="of:=[.B301]-[.G301]" table:style-name="ce30">
            <text:p>0.005</text:p>
          </table:table-cell>
          <table:table-cell office:value-type="float" office:value="7.1559999999999997" table:style-name="ce10">
            <text:p>7.156</text:p>
          </table:table-cell>
          <table:table-cell office:value-type="float" office:value="1.000000000000334E-3" table:formula="of:=[.B301]-[.I301]" table:style-name="ce30">
            <text:p>0.001</text:p>
          </table:table-cell>
          <table:table-cell office:value-type="float" office:value="3.8622100754185981E-3" table:formula="of:=STDEV(ABS([.D301]);ABS([.F301]);ABS([.H301]);ABS([.J301]))" table:style-name="ce31">
            <text:p>0.004</text:p>
          </table:table-cell>
          <table:table-cell office:value-type="float" office:value="4.750000000000032E-3" table:formula="of:=(ABS([.D301])+ABS([.F301])+ABS([.H301])+ABS([.J301]))/4" table:style-name="ce31">
            <text:p>0.005</text:p>
          </table:table-cell>
          <table:table-cell office:value-type="float" office:value="5.8999999999999997E-2" table:style-name="ce32">
            <text:p>0.059</text:p>
          </table:table-cell>
          <table:table-cell office:value-type="float" office:value="5.8999999999999997E-2" table:formula="of:=MAX([.M301];[.K301])" table:style-name="ce34">
            <text:p>0.05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9340000000000002" table:style-name="ce10">
            <text:p>5.934</text:p>
          </table:table-cell>
          <table:table-cell office:value-type="float" office:value="5.9560000000000004" table:style-name="ce10">
            <text:p>5.956</text:p>
          </table:table-cell>
          <table:table-cell office:value-type="float" office:value="-2.2000000000000242E-2" table:formula="of:=[.B302]-[.C302]" table:style-name="ce30">
            <text:p>-0.022</text:p>
          </table:table-cell>
          <table:table-cell office:value-type="float" office:value="5.9189999999999996" table:style-name="ce10">
            <text:p>5.919</text:p>
          </table:table-cell>
          <table:table-cell office:value-type="float" office:value="1.5000000000000568E-2" table:formula="of:=[.B302]-[.E302]" table:style-name="ce30">
            <text:p>0.015</text:p>
          </table:table-cell>
          <table:table-cell office:value-type="float" office:value="5.9050000000000002" table:style-name="ce10">
            <text:p>5.905</text:p>
          </table:table-cell>
          <table:table-cell office:value-type="float" office:value="2.8999999999999915E-2" table:formula="of:=[.B302]-[.G302]" table:style-name="ce30">
            <text:p>0.029</text:p>
          </table:table-cell>
          <table:table-cell office:value-type="float" office:value="5.9329999999999998" table:style-name="ce10">
            <text:p>5.933</text:p>
          </table:table-cell>
          <table:table-cell office:value-type="float" office:value="1.000000000000334E-3" table:formula="of:=[.B302]-[.I302]" table:style-name="ce30">
            <text:p>0.001</text:p>
          </table:table-cell>
          <table:table-cell office:value-type="float" office:value="1.1954775893619362E-2" table:formula="of:=STDEV(ABS([.D302]);ABS([.F302]);ABS([.H302]);ABS([.J302]))" table:style-name="ce31">
            <text:p>0.012</text:p>
          </table:table-cell>
          <table:table-cell office:value-type="float" office:value="1.6750000000000265E-2" table:formula="of:=(ABS([.D302])+ABS([.F302])+ABS([.H302])+ABS([.J302]))/4" table:style-name="ce31">
            <text:p>0.017</text:p>
          </table:table-cell>
          <table:table-cell office:value-type="float" office:value="7.0999999999999994E-2" table:style-name="ce32">
            <text:p>0.071</text:p>
          </table:table-cell>
          <table:table-cell office:value-type="float" office:value="7.0999999999999994E-2" table:formula="of:=MAX([.M302];[.K302])" table:style-name="ce34">
            <text:p>0.07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7359999999999998" table:style-name="ce10">
            <text:p>4.736</text:p>
          </table:table-cell>
          <table:table-cell office:value-type="float" office:value="4.7690000000000001" table:style-name="ce10">
            <text:p>4.769</text:p>
          </table:table-cell>
          <table:table-cell office:value-type="float" office:value="-3.3000000000000362E-2" table:formula="of:=[.B303]-[.C303]" table:style-name="ce30">
            <text:p>-0.033</text:p>
          </table:table-cell>
          <table:table-cell office:value-type="float" office:value="4.7380000000000004" table:style-name="ce10">
            <text:p>4.738</text:p>
          </table:table-cell>
          <table:table-cell office:value-type="float" office:value="-2.0000000000006679E-3" table:formula="of:=[.B303]-[.E303]" table:style-name="ce30">
            <text:p>-0.002</text:p>
          </table:table-cell>
          <table:table-cell office:value-type="float" office:value="4.7249999999999996" table:style-name="ce10">
            <text:p>4.725</text:p>
          </table:table-cell>
          <table:table-cell office:value-type="float" office:value="1.1000000000000121E-2" table:formula="of:=[.B303]-[.G303]" table:style-name="ce30">
            <text:p>0.011</text:p>
          </table:table-cell>
          <table:table-cell office:value-type="float" office:value="4.7359999999999998" table:style-name="ce10">
            <text:p>4.736</text:p>
          </table:table-cell>
          <table:table-cell office:value-type="float" office:value="0" table:formula="of:=[.B303]-[.I303]" table:style-name="ce30">
            <text:p>0</text:p>
          </table:table-cell>
          <table:table-cell office:value-type="float" office:value="1.5110702608857546E-2" table:formula="of:=STDEV(ABS([.D303]);ABS([.F303]);ABS([.H303]);ABS([.J303]))" table:style-name="ce31">
            <text:p>0.015</text:p>
          </table:table-cell>
          <table:table-cell office:value-type="float" office:value="1.1500000000000288E-2" table:formula="of:=(ABS([.D303])+ABS([.F303])+ABS([.H303])+ABS([.J303]))/4" table:style-name="ce31">
            <text:p>0.012</text:p>
          </table:table-cell>
          <table:table-cell office:value-type="float" office:value="0.188" table:style-name="ce32">
            <text:p>0.188</text:p>
          </table:table-cell>
          <table:table-cell office:value-type="float" office:value="0.188" table:formula="of:=MAX([.M303];[.K303])" table:style-name="ce34">
            <text:p>0.18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5890000000000004" table:style-name="ce10">
            <text:p>4.589</text:p>
          </table:table-cell>
          <table:table-cell office:value-type="float" office:value="4.5919999999999996" table:style-name="ce10">
            <text:p>4.592</text:p>
          </table:table-cell>
          <table:table-cell office:value-type="float" office:value="-2.9999999999992255E-3" table:formula="of:=[.B304]-[.C304]" table:style-name="ce30">
            <text:p>-0.003</text:p>
          </table:table-cell>
          <table:table-cell office:value-type="float" office:value="4.6399999999999997" table:style-name="ce10">
            <text:p>4.64</text:p>
          </table:table-cell>
          <table:table-cell office:value-type="float" office:value="-5.0999999999999268E-2" table:formula="of:=[.B304]-[.E304]" table:style-name="ce30">
            <text:p>-0.051</text:p>
          </table:table-cell>
          <table:table-cell office:value-type="float" office:value="4.5540000000000003" table:style-name="ce10">
            <text:p>4.554</text:p>
          </table:table-cell>
          <table:table-cell office:value-type="float" office:value="3.5000000000000142E-2" table:formula="of:=[.B304]-[.G304]" table:style-name="ce30">
            <text:p>0.035</text:p>
          </table:table-cell>
          <table:table-cell office:value-type="float" office:value="4.569" table:style-name="ce10">
            <text:p>4.569</text:p>
          </table:table-cell>
          <table:table-cell office:value-type="float" office:value="2.0000000000000462E-2" table:formula="of:=[.B304]-[.I304]" table:style-name="ce30">
            <text:p>0.02</text:p>
          </table:table-cell>
          <table:table-cell office:value-type="float" office:value="2.0532494571613383E-2" table:formula="of:=STDEV(ABS([.D304]);ABS([.F304]);ABS([.H304]);ABS([.J304]))" table:style-name="ce31">
            <text:p>0.021</text:p>
          </table:table-cell>
          <table:table-cell office:value-type="float" office:value="2.7249999999999774E-2" table:formula="of:=(ABS([.D304])+ABS([.F304])+ABS([.H304])+ABS([.J304]))/4" table:style-name="ce31">
            <text:p>0.027</text:p>
          </table:table-cell>
          <table:table-cell office:value-type="float" office:value="8.5999999999999993E-2" table:style-name="ce32">
            <text:p>0.086</text:p>
          </table:table-cell>
          <table:table-cell office:value-type="float" office:value="8.5999999999999993E-2" table:formula="of:=MAX([.M304];[.K304])" table:style-name="ce34">
            <text:p>0.08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6.9139999999999997" table:style-name="ce10">
            <text:p>6.914</text:p>
          </table:table-cell>
          <table:table-cell office:value-type="float" office:value="6.9379999999999997" table:style-name="ce10">
            <text:p>6.938</text:p>
          </table:table-cell>
          <table:table-cell office:value-type="float" office:value="-2.4000000000000021E-2" table:formula="of:=[.B305]-[.C305]" table:style-name="ce30">
            <text:p>-0.024</text:p>
          </table:table-cell>
          <table:table-cell office:value-type="float" office:value="6.9130000000000003" table:style-name="ce10">
            <text:p>6.913</text:p>
          </table:table-cell>
          <table:table-cell office:value-type="float" office:value="9.9999999999944578E-4" table:formula="of:=[.B305]-[.E305]" table:style-name="ce30">
            <text:p>0.001</text:p>
          </table:table-cell>
          <table:table-cell office:value-type="float" office:value="6.8970000000000002" table:style-name="ce10">
            <text:p>6.897</text:p>
          </table:table-cell>
          <table:table-cell office:value-type="float" office:value="1.699999999999946E-2" table:formula="of:=[.B305]-[.G305]" table:style-name="ce30">
            <text:p>0.017</text:p>
          </table:table-cell>
          <table:table-cell office:value-type="float" office:value="6.9130000000000003" table:style-name="ce10">
            <text:p>6.913</text:p>
          </table:table-cell>
          <table:table-cell office:value-type="float" office:value="9.9999999999944578E-4" table:formula="of:=[.B305]-[.I305]" table:style-name="ce30">
            <text:p>0.001</text:p>
          </table:table-cell>
          <table:table-cell office:value-type="float" office:value="1.161536338935084E-2" table:formula="of:=STDEV(ABS([.D305]);ABS([.F305]);ABS([.H305]);ABS([.J305]))" table:style-name="ce31">
            <text:p>0.012</text:p>
          </table:table-cell>
          <table:table-cell office:value-type="float" office:value="1.0749999999999593E-2" table:formula="of:=(ABS([.D305])+ABS([.F305])+ABS([.H305])+ABS([.J305]))/4" table:style-name="ce31">
            <text:p>0.011</text:p>
          </table:table-cell>
          <table:table-cell office:value-type="float" office:value="9.0999999999999998E-2" table:style-name="ce32">
            <text:p>0.091</text:p>
          </table:table-cell>
          <table:table-cell office:value-type="float" office:value="9.0999999999999998E-2" table:formula="of:=MAX([.M305];[.K305])" table:style-name="ce34">
            <text:p>0.09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6.7430000000000003" table:style-name="ce10">
            <text:p>6.743</text:p>
          </table:table-cell>
          <table:table-cell office:value-type="float" office:value="6.7359999999999998" table:style-name="ce10">
            <text:p>6.736</text:p>
          </table:table-cell>
          <table:table-cell office:value-type="float" office:value="7.0000000000005613E-3" table:formula="of:=[.B306]-[.C306]" table:style-name="ce30">
            <text:p>0.007</text:p>
          </table:table-cell>
          <table:table-cell office:value-type="float" office:value="6.7960000000000003" table:style-name="ce10">
            <text:p>6.796</text:p>
          </table:table-cell>
          <table:table-cell office:value-type="float" office:value="-5.2999999999999936E-2" table:formula="of:=[.B306]-[.E306]" table:style-name="ce30">
            <text:p>-0.053</text:p>
          </table:table-cell>
          <table:table-cell office:value-type="float" office:value="6.73" table:style-name="ce10">
            <text:p>6.73</text:p>
          </table:table-cell>
          <table:table-cell office:value-type="float" office:value="1.2999999999999901E-2" table:formula="of:=[.B306]-[.G306]" table:style-name="ce30">
            <text:p>0.013</text:p>
          </table:table-cell>
          <table:table-cell office:value-type="float" office:value="6.7279999999999998" table:style-name="ce10">
            <text:p>6.728</text:p>
          </table:table-cell>
          <table:table-cell office:value-type="float" office:value="1.5000000000000568E-2" table:formula="of:=[.B306]-[.I306]" table:style-name="ce30">
            <text:p>0.015</text:p>
          </table:table-cell>
          <table:table-cell office:value-type="float" office:value="2.094437076320646E-2" table:formula="of:=STDEV(ABS([.D306]);ABS([.F306]);ABS([.H306]);ABS([.J306]))" table:style-name="ce31">
            <text:p>0.021</text:p>
          </table:table-cell>
          <table:table-cell office:value-type="float" office:value="2.2000000000000242E-2" table:formula="of:=(ABS([.D306])+ABS([.F306])+ABS([.H306])+ABS([.J306]))/4" table:style-name="ce31">
            <text:p>0.022</text:p>
          </table:table-cell>
          <table:table-cell office:value-type="float" office:value="7.9000000000000001E-2" table:style-name="ce32">
            <text:p>0.079</text:p>
          </table:table-cell>
          <table:table-cell office:value-type="float" office:value="7.9000000000000001E-2" table:formula="of:=MAX([.M306];[.K306])" table:style-name="ce34">
            <text:p>0.07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5.6669999999999998" table:style-name="ce10">
            <text:p>5.667</text:p>
          </table:table-cell>
          <table:table-cell office:value-type="float" office:value="5.6920000000000002" table:style-name="ce10">
            <text:p>5.692</text:p>
          </table:table-cell>
          <table:table-cell office:value-type="float" office:value="-2.5000000000000355E-2" table:formula="of:=[.B307]-[.C307]" table:style-name="ce30">
            <text:p>-0.025</text:p>
          </table:table-cell>
          <table:table-cell office:value-type="float" office:value="5.6719999999999997" table:style-name="ce10">
            <text:p>5.672</text:p>
          </table:table-cell>
          <table:table-cell office:value-type="float" office:value="-4.9999999999998934E-3" table:formula="of:=[.B307]-[.E307]" table:style-name="ce30">
            <text:p>-0.005</text:p>
          </table:table-cell>
          <table:table-cell office:value-type="float" office:value="5.6539999999999999" table:style-name="ce10">
            <text:p>5.654</text:p>
          </table:table-cell>
          <table:table-cell office:value-type="float" office:value="1.2999999999999901E-2" table:formula="of:=[.B307]-[.G307]" table:style-name="ce30">
            <text:p>0.013</text:p>
          </table:table-cell>
          <table:table-cell office:value-type="float" office:value="5.665" table:style-name="ce10">
            <text:p>5.665</text:p>
          </table:table-cell>
          <table:table-cell office:value-type="float" office:value="1.9999999999997797E-3" table:formula="of:=[.B307]-[.I307]" table:style-name="ce30">
            <text:p>0.002</text:p>
          </table:table-cell>
          <table:table-cell office:value-type="float" office:value="1.0275375094532475E-2" table:formula="of:=STDEV(ABS([.D307]);ABS([.F307]);ABS([.H307]);ABS([.J307]))" table:style-name="ce31">
            <text:p>0.010</text:p>
          </table:table-cell>
          <table:table-cell office:value-type="float" office:value="1.1249999999999982E-2" table:formula="of:=(ABS([.D307])+ABS([.F307])+ABS([.H307])+ABS([.J307]))/4" table:style-name="ce31">
            <text:p>0.011</text:p>
          </table:table-cell>
          <table:table-cell office:value-type="float" office:value="3.7999999999999999E-2" table:style-name="ce32">
            <text:p>0.038</text:p>
          </table:table-cell>
          <table:table-cell office:value-type="float" office:value="3.7999999999999999E-2" table:formula="of:=MAX([.M307];[.K307])" table:style-name="ce34">
            <text:p>0.03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45282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311];[.K311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4.6539999999999999" table:style-name="ce10">
            <text:p>4.654</text:p>
          </table:table-cell>
          <table:table-cell office:value-type="float" office:value="4.6950000000000003" table:style-name="ce10">
            <text:p>4.695</text:p>
          </table:table-cell>
          <table:table-cell office:value-type="float" office:value="-4.1000000000000369E-2" table:formula="of:=[.B312]-[.C312]" table:style-name="ce30">
            <text:p>-0.041</text:p>
          </table:table-cell>
          <table:table-cell office:value-type="float" office:value="4.6500000000000004" table:style-name="ce10">
            <text:p>4.65</text:p>
          </table:table-cell>
          <table:table-cell office:value-type="float" office:value="3.9999999999995595E-3" table:formula="of:=[.B312]-[.E312]" table:style-name="ce30">
            <text:p>0.004</text:p>
          </table:table-cell>
          <table:table-cell office:value-type="float" office:value="4.6509999999999998" table:style-name="ce10">
            <text:p>4.651</text:p>
          </table:table-cell>
          <table:table-cell office:value-type="float" office:value="3.0000000000001137E-3" table:formula="of:=[.B312]-[.G312]" table:style-name="ce30">
            <text:p>0.003</text:p>
          </table:table-cell>
          <table:table-cell office:value-type="float" office:value="4.657" table:style-name="ce10">
            <text:p>4.657</text:p>
          </table:table-cell>
          <table:table-cell office:value-type="float" office:value="-3.0000000000001137E-3" table:formula="of:=[.B312]-[.I312]" table:style-name="ce30">
            <text:p>-0.003</text:p>
          </table:table-cell>
          <table:table-cell office:value-type="float" office:value="1.8839232114570774E-2" table:formula="of:=STDEV(ABS([.D312]);ABS([.F312]);ABS([.H312]);ABS([.J312]))" table:style-name="ce31">
            <text:p>0.019</text:p>
          </table:table-cell>
          <table:table-cell office:value-type="float" office:value="1.2750000000000039E-2" table:formula="of:=(ABS([.D312])+ABS([.F312])+ABS([.H312])+ABS([.J312]))/4" table:style-name="ce31">
            <text:p>0.013</text:p>
          </table:table-cell>
          <table:table-cell office:value-type="float" office:value="1.4E-2" table:style-name="ce32">
            <text:p>0.014</text:p>
          </table:table-cell>
          <table:table-cell office:value-type="float" office:value="1.8839232114570774E-2" table:formula="of:=MAX([.M312];[.K312])" table:style-name="ce34">
            <text:p>0.01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6.4550000000000001" table:style-name="ce10">
            <text:p>6.455</text:p>
          </table:table-cell>
          <table:table-cell office:value-type="float" office:value="6.6040000000000001" table:style-name="ce10">
            <text:p>6.604</text:p>
          </table:table-cell>
          <table:table-cell office:value-type="float" office:value="-0.14900000000000002" table:formula="of:=[.B313]-[.C313]" table:style-name="ce30">
            <text:p>-0.149</text:p>
          </table:table-cell>
          <table:table-cell office:value-type="float" office:value="6.56" table:style-name="ce10">
            <text:p>6.56</text:p>
          </table:table-cell>
          <table:table-cell office:value-type="float" office:value="-0.10499999999999954" table:formula="of:=[.B313]-[.E313]" table:style-name="ce30">
            <text:p>-0.105</text:p>
          </table:table-cell>
          <table:table-cell office:value-type="float" office:value="6.5579999999999998" table:style-name="ce10">
            <text:p>6.558</text:p>
          </table:table-cell>
          <table:table-cell office:value-type="float" office:value="-0.10299999999999976" table:formula="of:=[.B313]-[.G313]" table:style-name="ce30">
            <text:p>-0.103</text:p>
          </table:table-cell>
          <table:table-cell office:value-type="float" office:value="6.5679999999999996" table:style-name="ce10">
            <text:p>6.568</text:p>
          </table:table-cell>
          <table:table-cell office:value-type="float" office:value="-0.11299999999999955" table:formula="of:=[.B313]-[.I313]" table:style-name="ce30">
            <text:p>-0.113</text:p>
          </table:table-cell>
          <table:table-cell office:value-type="float" office:value="2.1439838307848205E-2" table:formula="of:=STDEV(ABS([.D313]);ABS([.F313]);ABS([.H313]);ABS([.J313]))" table:style-name="ce31">
            <text:p>0.021</text:p>
          </table:table-cell>
          <table:table-cell office:value-type="float" office:value="0.11749999999999972" table:formula="of:=(ABS([.D313])+ABS([.F313])+ABS([.H313])+ABS([.J313]))/4" table:style-name="ce31">
            <text:p>0.118</text:p>
          </table:table-cell>
          <table:table-cell office:value-type="float" office:value="0" table:style-name="ce32">
            <text:p>0</text:p>
          </table:table-cell>
          <table:table-cell office:value-type="float" office:value="2.1439838307848205E-2" table:formula="of:=MAX([.M313];[.K313])" table:style-name="ce34">
            <text:p>0.02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314];[.K314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3849999999999998" table:style-name="ce10">
            <text:p>6.385</text:p>
          </table:table-cell>
          <table:table-cell office:value-type="float" office:value="6.4130000000000003" table:style-name="ce10">
            <text:p>6.413</text:p>
          </table:table-cell>
          <table:table-cell office:value-type="float" office:value="-2.8000000000000469E-2" table:formula="of:=[.B315]-[.C315]" table:style-name="ce30">
            <text:p>-0.028</text:p>
          </table:table-cell>
          <table:table-cell office:value-type="float" office:value="6.391" table:style-name="ce10">
            <text:p>6.391</text:p>
          </table:table-cell>
          <table:table-cell office:value-type="float" office:value="-6.0000000000002274E-3" table:formula="of:=[.B315]-[.E315]" table:style-name="ce30">
            <text:p>-0.006</text:p>
          </table:table-cell>
          <table:table-cell office:value-type="float" office:value="6.3810000000000002" table:style-name="ce10">
            <text:p>6.381</text:p>
          </table:table-cell>
          <table:table-cell office:value-type="float" office:value="3.9999999999995595E-3" table:formula="of:=[.B315]-[.G315]" table:style-name="ce30">
            <text:p>0.004</text:p>
          </table:table-cell>
          <table:table-cell office:value-type="float" office:value="6.3860000000000001" table:style-name="ce10">
            <text:p>6.386</text:p>
          </table:table-cell>
          <table:table-cell office:value-type="float" office:value="-1.000000000000334E-3" table:formula="of:=[.B315]-[.I315]" table:style-name="ce30">
            <text:p>-0.001</text:p>
          </table:table-cell>
          <table:table-cell office:value-type="float" office:value="1.2338962679253263E-2" table:formula="of:=STDEV(ABS([.D315]);ABS([.F315]);ABS([.H315]);ABS([.J315]))" table:style-name="ce31">
            <text:p>0.012</text:p>
          </table:table-cell>
          <table:table-cell office:value-type="float" office:value="9.7500000000001474E-3" table:formula="of:=(ABS([.D315])+ABS([.F315])+ABS([.H315])+ABS([.J315]))/4" table:style-name="ce31">
            <text:p>0.010</text:p>
          </table:table-cell>
          <table:table-cell office:value-type="float" office:value="3.4000000000000002E-2" table:style-name="ce32">
            <text:p>0.034</text:p>
          </table:table-cell>
          <table:table-cell office:value-type="float" office:value="3.4000000000000002E-2" table:formula="of:=MAX([.M315];[.K315])" table:style-name="ce34">
            <text:p>0.03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2160000000000002" table:style-name="ce10">
            <text:p>5.216</text:p>
          </table:table-cell>
          <table:table-cell office:value-type="float" office:value="5.2670000000000003" table:style-name="ce10">
            <text:p>5.267</text:p>
          </table:table-cell>
          <table:table-cell office:value-type="float" office:value="-5.1000000000000156E-2" table:formula="of:=[.B316]-[.C316]" table:style-name="ce30">
            <text:p>-0.051</text:p>
          </table:table-cell>
          <table:table-cell office:value-type="float" office:value="5.2060000000000004" table:style-name="ce10">
            <text:p>5.206</text:p>
          </table:table-cell>
          <table:table-cell office:value-type="float" office:value="9.9999999999997868E-3" table:formula="of:=[.B316]-[.E316]" table:style-name="ce30">
            <text:p>0.01</text:p>
          </table:table-cell>
          <table:table-cell office:value-type="float" office:value="5.1970000000000001" table:style-name="ce10">
            <text:p>5.197</text:p>
          </table:table-cell>
          <table:table-cell office:value-type="float" office:value="1.9000000000000128E-2" table:formula="of:=[.B316]-[.G316]" table:style-name="ce30">
            <text:p>0.019</text:p>
          </table:table-cell>
          <table:table-cell office:value-type="float" office:value="5.2169999999999996" table:style-name="ce10">
            <text:p>5.217</text:p>
          </table:table-cell>
          <table:table-cell office:value-type="float" office:value="-9.9999999999944578E-4" table:formula="of:=[.B316]-[.I316]" table:style-name="ce30">
            <text:p>-0.001</text:p>
          </table:table-cell>
          <table:table-cell office:value-type="float" office:value="2.1777281740382837E-2" table:formula="of:=STDEV(ABS([.D316]);ABS([.F316]);ABS([.H316]);ABS([.J316]))" table:style-name="ce31">
            <text:p>0.022</text:p>
          </table:table-cell>
          <table:table-cell office:value-type="float" office:value="2.0249999999999879E-2" table:formula="of:=(ABS([.D316])+ABS([.F316])+ABS([.H316])+ABS([.J316]))/4" table:style-name="ce31">
            <text:p>0.020</text:p>
          </table:table-cell>
          <table:table-cell office:value-type="float" office:value="3.6999999999999998E-2" table:style-name="ce32">
            <text:p>0.037</text:p>
          </table:table-cell>
          <table:table-cell office:value-type="float" office:value="3.6999999999999998E-2" table:formula="of:=MAX([.M316];[.K316])" table:style-name="ce34">
            <text:p>0.03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8519999999999999" table:style-name="ce10">
            <text:p>3.852</text:p>
          </table:table-cell>
          <table:table-cell office:value-type="float" office:value="3.9430000000000001" table:style-name="ce10">
            <text:p>3.943</text:p>
          </table:table-cell>
          <table:table-cell office:value-type="float" office:value="-9.1000000000000192E-2" table:formula="of:=[.B317]-[.C317]" table:style-name="ce30">
            <text:p>-0.091</text:p>
          </table:table-cell>
          <table:table-cell office:value-type="float" office:value="3.8460000000000001" table:style-name="ce10">
            <text:p>3.846</text:p>
          </table:table-cell>
          <table:table-cell office:value-type="float" office:value="5.9999999999997833E-3" table:formula="of:=[.B317]-[.E317]" table:style-name="ce30">
            <text:p>0.006</text:p>
          </table:table-cell>
          <table:table-cell office:value-type="float" office:value="3.84" table:style-name="ce10">
            <text:p>3.84</text:p>
          </table:table-cell>
          <table:table-cell office:value-type="float" office:value="1.2000000000000011E-2" table:formula="of:=[.B317]-[.G317]" table:style-name="ce30">
            <text:p>0.012</text:p>
          </table:table-cell>
          <table:table-cell office:value-type="float" office:value="3.8519999999999999" table:style-name="ce10">
            <text:p>3.852</text:p>
          </table:table-cell>
          <table:table-cell office:value-type="float" office:value="0" table:formula="of:=[.B317]-[.I317]" table:style-name="ce30">
            <text:p>0</text:p>
          </table:table-cell>
          <table:table-cell office:value-type="float" office:value="4.2781421201264588E-2" table:formula="of:=STDEV(ABS([.D317]);ABS([.F317]);ABS([.H317]);ABS([.J317]))" table:style-name="ce31">
            <text:p>0.043</text:p>
          </table:table-cell>
          <table:table-cell office:value-type="float" office:value="2.7249999999999996E-2" table:formula="of:=(ABS([.D317])+ABS([.F317])+ABS([.H317])+ABS([.J317]))/4" table:style-name="ce31">
            <text:p>0.027</text:p>
          </table:table-cell>
          <table:table-cell office:value-type="float" office:value="2.9000000000000001E-2" table:style-name="ce32">
            <text:p>0.029</text:p>
          </table:table-cell>
          <table:table-cell office:value-type="float" office:value="4.2781421201264588E-2" table:formula="of:=MAX([.M317];[.K317])" table:style-name="ce34">
            <text:p>0.04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7589999999999999" table:style-name="ce10">
            <text:p>3.759</text:p>
          </table:table-cell>
          <table:table-cell office:value-type="float" office:value="3.7770000000000001" table:style-name="ce10">
            <text:p>3.777</text:p>
          </table:table-cell>
          <table:table-cell office:value-type="float" office:value="-1.8000000000000238E-2" table:formula="of:=[.B318]-[.C318]" table:style-name="ce30">
            <text:p>-0.018</text:p>
          </table:table-cell>
          <table:table-cell office:value-type="float" office:value="3.8319999999999999" table:style-name="ce10">
            <text:p>3.832</text:p>
          </table:table-cell>
          <table:table-cell office:value-type="float" office:value="-7.2999999999999954E-2" table:formula="of:=[.B318]-[.E318]" table:style-name="ce30">
            <text:p>-0.073</text:p>
          </table:table-cell>
          <table:table-cell office:value-type="float" office:value="3.7370000000000001" table:style-name="ce10">
            <text:p>3.737</text:p>
          </table:table-cell>
          <table:table-cell office:value-type="float" office:value="2.1999999999999797E-2" table:formula="of:=[.B318]-[.G318]" table:style-name="ce30">
            <text:p>0.022</text:p>
          </table:table-cell>
          <table:table-cell office:value-type="float" office:value="3.7490000000000001" table:style-name="ce10">
            <text:p>3.749</text:p>
          </table:table-cell>
          <table:table-cell office:value-type="float" office:value="9.9999999999997868E-3" table:formula="of:=[.B318]-[.I318]" table:style-name="ce30">
            <text:p>0.01</text:p>
          </table:table-cell>
          <table:table-cell office:value-type="float" office:value="2.8605069480775621E-2" table:formula="of:=STDEV(ABS([.D318]);ABS([.F318]);ABS([.H318]);ABS([.J318]))" table:style-name="ce31">
            <text:p>0.029</text:p>
          </table:table-cell>
          <table:table-cell office:value-type="float" office:value="3.0749999999999944E-2" table:formula="of:=(ABS([.D318])+ABS([.F318])+ABS([.H318])+ABS([.J318]))/4" table:style-name="ce31">
            <text:p>0.031</text:p>
          </table:table-cell>
          <table:table-cell office:value-type="float" office:value="7.1999999999999995E-2" table:style-name="ce32">
            <text:p>0.072</text:p>
          </table:table-cell>
          <table:table-cell office:value-type="float" office:value="7.1999999999999995E-2" table:formula="of:=MAX([.M318];[.K318])" table:style-name="ce34">
            <text:p>0.07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6.1180000000000003" table:style-name="ce10">
            <text:p>6.118</text:p>
          </table:table-cell>
          <table:table-cell office:value-type="float" office:value="6.1829999999999998" table:style-name="ce10">
            <text:p>6.183</text:p>
          </table:table-cell>
          <table:table-cell office:value-type="float" office:value="-6.4999999999999503E-2" table:formula="of:=[.B319]-[.C319]" table:style-name="ce30">
            <text:p>-0.065</text:p>
          </table:table-cell>
          <table:table-cell office:value-type="float" office:value="6.1130000000000004" table:style-name="ce10">
            <text:p>6.113</text:p>
          </table:table-cell>
          <table:table-cell office:value-type="float" office:value="4.9999999999998934E-3" table:formula="of:=[.B319]-[.E319]" table:style-name="ce30">
            <text:p>0.005</text:p>
          </table:table-cell>
          <table:table-cell office:value-type="float" office:value="6.1029999999999998" table:style-name="ce10">
            <text:p>6.103</text:p>
          </table:table-cell>
          <table:table-cell office:value-type="float" office:value="1.5000000000000568E-2" table:formula="of:=[.B319]-[.G319]" table:style-name="ce30">
            <text:p>0.015</text:p>
          </table:table-cell>
          <table:table-cell office:value-type="float" office:value="6.1189999999999998" table:style-name="ce10">
            <text:p>6.119</text:p>
          </table:table-cell>
          <table:table-cell office:value-type="float" office:value="-9.9999999999944578E-4" table:formula="of:=[.B319]-[.I319]" table:style-name="ce30">
            <text:p>-0.001</text:p>
          </table:table-cell>
          <table:table-cell office:value-type="float" office:value="2.9591665493288115E-2" table:formula="of:=STDEV(ABS([.D319]);ABS([.F319]);ABS([.H319]);ABS([.J319]))" table:style-name="ce31">
            <text:p>0.030</text:p>
          </table:table-cell>
          <table:table-cell office:value-type="float" office:value="2.1499999999999853E-2" table:formula="of:=(ABS([.D319])+ABS([.F319])+ABS([.H319])+ABS([.J319]))/4" table:style-name="ce31">
            <text:p>0.021</text:p>
          </table:table-cell>
          <table:table-cell office:value-type="float" office:value="0.112" table:style-name="ce32">
            <text:p>0.112</text:p>
          </table:table-cell>
          <table:table-cell office:value-type="float" office:value="0.112" table:formula="of:=MAX([.M319];[.K319])" table:style-name="ce34">
            <text:p>0.11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9820000000000002" table:style-name="ce10">
            <text:p>5.982</text:p>
          </table:table-cell>
          <table:table-cell office:value-type="float" office:value="5.976" table:style-name="ce10">
            <text:p>5.976</text:p>
          </table:table-cell>
          <table:table-cell office:value-type="float" office:value="6.0000000000002274E-3" table:formula="of:=[.B320]-[.C320]" table:style-name="ce30">
            <text:p>0.006</text:p>
          </table:table-cell>
          <table:table-cell office:value-type="float" office:value="6.0579999999999998" table:style-name="ce10">
            <text:p>6.058</text:p>
          </table:table-cell>
          <table:table-cell office:value-type="float" office:value="-7.5999999999999623E-2" table:formula="of:=[.B320]-[.E320]" table:style-name="ce30">
            <text:p>-0.076</text:p>
          </table:table-cell>
          <table:table-cell office:value-type="float" office:value="5.9740000000000002" table:style-name="ce10">
            <text:p>5.974</text:p>
          </table:table-cell>
          <table:table-cell office:value-type="float" office:value="8.0000000000000071E-3" table:formula="of:=[.B320]-[.G320]" table:style-name="ce30">
            <text:p>0.008</text:p>
          </table:table-cell>
          <table:table-cell office:value-type="float" office:value="5.9749999999999996" table:style-name="ce10">
            <text:p>5.975</text:p>
          </table:table-cell>
          <table:table-cell office:value-type="float" office:value="7.0000000000005613E-3" table:formula="of:=[.B320]-[.I320]" table:style-name="ce30">
            <text:p>0.007</text:p>
          </table:table-cell>
          <table:table-cell office:value-type="float" office:value="3.4509660483213168E-2" table:formula="of:=STDEV(ABS([.D320]);ABS([.F320]);ABS([.H320]);ABS([.J320]))" table:style-name="ce31">
            <text:p>0.035</text:p>
          </table:table-cell>
          <table:table-cell office:value-type="float" office:value="2.4250000000000105E-2" table:formula="of:=(ABS([.D320])+ABS([.F320])+ABS([.H320])+ABS([.J320]))/4" table:style-name="ce31">
            <text:p>0.024</text:p>
          </table:table-cell>
          <table:table-cell office:value-type="float" office:value="8.6999999999999994E-2" table:style-name="ce32">
            <text:p>0.087</text:p>
          </table:table-cell>
          <table:table-cell office:value-type="float" office:value="8.6999999999999994E-2" table:formula="of:=MAX([.M320];[.K320])" table:style-name="ce34">
            <text:p>0.08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7530000000000001" table:style-name="ce10">
            <text:p>4.753</text:p>
          </table:table-cell>
          <table:table-cell office:value-type="float" office:value="4.8220000000000001" table:style-name="ce10">
            <text:p>4.822</text:p>
          </table:table-cell>
          <table:table-cell office:value-type="float" office:value="-6.899999999999995E-2" table:formula="of:=[.B321]-[.C321]" table:style-name="ce30">
            <text:p>-0.069</text:p>
          </table:table-cell>
          <table:table-cell office:value-type="float" office:value="4.7549999999999999" table:style-name="ce10">
            <text:p>4.755</text:p>
          </table:table-cell>
          <table:table-cell office:value-type="float" office:value="-1.9999999999997797E-3" table:formula="of:=[.B321]-[.E321]" table:style-name="ce30">
            <text:p>-0.002</text:p>
          </table:table-cell>
          <table:table-cell office:value-type="float" office:value="4.7469999999999999" table:style-name="ce10">
            <text:p>4.747</text:p>
          </table:table-cell>
          <table:table-cell office:value-type="float" office:value="6.0000000000002274E-3" table:formula="of:=[.B321]-[.G321]" table:style-name="ce30">
            <text:p>0.006</text:p>
          </table:table-cell>
          <table:table-cell office:value-type="float" office:value="4.7519999999999998" table:style-name="ce10">
            <text:p>4.752</text:p>
          </table:table-cell>
          <table:table-cell office:value-type="float" office:value="1.000000000000334E-3" table:formula="of:=[.B321]-[.I321]" table:style-name="ce30">
            <text:p>0.001</text:p>
          </table:table-cell>
          <table:table-cell office:value-type="float" office:value="3.3070631482731955E-2" table:formula="of:=STDEV(ABS([.D321]);ABS([.F321]);ABS([.H321]);ABS([.J321]))" table:style-name="ce31">
            <text:p>0.033</text:p>
          </table:table-cell>
          <table:table-cell office:value-type="float" office:value="1.9500000000000073E-2" table:formula="of:=(ABS([.D321])+ABS([.F321])+ABS([.H321])+ABS([.J321]))/4" table:style-name="ce31">
            <text:p>0.020</text:p>
          </table:table-cell>
          <table:table-cell office:value-type="float" office:value="2.5000000000000001E-2" table:style-name="ce32">
            <text:p>0.025</text:p>
          </table:table-cell>
          <table:table-cell office:value-type="float" office:value="3.3070631482731955E-2" table:formula="of:=MAX([.M321];[.K321])" table:style-name="ce34">
            <text:p>0.033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9562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9.1470000000000002" table:style-name="ce10">
            <text:p>9.147</text:p>
          </table:table-cell>
          <table:table-cell office:value-type="float" office:value="9.157" table:style-name="ce10">
            <text:p>9.157</text:p>
          </table:table-cell>
          <table:table-cell office:value-type="float" office:value="-9.9999999999997868E-3" table:formula="of:=[.B325]-[.C325]" table:style-name="ce30">
            <text:p>-0.01</text:p>
          </table:table-cell>
          <table:table-cell office:value-type="float" office:value="9.2319999999999993" table:style-name="ce10">
            <text:p>9.232</text:p>
          </table:table-cell>
          <table:table-cell office:value-type="float" office:value="-8.4999999999999076E-2" table:formula="of:=[.B325]-[.E325]" table:style-name="ce30">
            <text:p>-0.085</text:p>
          </table:table-cell>
          <table:table-cell office:value-type="float" office:value="9.1460000000000008" table:style-name="ce10">
            <text:p>9.146</text:p>
          </table:table-cell>
          <table:table-cell office:value-type="float" office:value="9.9999999999944578E-4" table:formula="of:=[.B325]-[.G325]" table:style-name="ce30">
            <text:p>0.001</text:p>
          </table:table-cell>
          <table:table-cell office:value-type="float" office:value="9.1910000000000007" table:style-name="ce10">
            <text:p>9.191</text:p>
          </table:table-cell>
          <table:table-cell office:value-type="float" office:value="-4.4000000000000483E-2" table:formula="of:=[.B325]-[.I325]" table:style-name="ce30">
            <text:p>-0.044</text:p>
          </table:table-cell>
          <table:table-cell office:value-type="float" office:value="3.8131351929875081E-2" table:formula="of:=STDEV(ABS([.D325]);ABS([.F325]);ABS([.H325]);ABS([.J325]))" table:style-name="ce31">
            <text:p>0.038</text:p>
          </table:table-cell>
          <table:table-cell office:value-type="float" office:value="3.4999999999999698E-2" table:formula="of:=(ABS([.D325])+ABS([.F325])+ABS([.H325])+ABS([.J325]))/4" table:style-name="ce31">
            <text:p>0.035</text:p>
          </table:table-cell>
          <table:table-cell office:value-type="float" office:value="0" table:style-name="ce32">
            <text:p>0</text:p>
          </table:table-cell>
          <table:table-cell office:value-type="float" office:value="3.8131351929875081E-2" table:formula="of:=MAX([.M325];[.K325])" table:style-name="ce34">
            <text:p>0.03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5590000000000002" table:style-name="ce10">
            <text:p>6.559</text:p>
          </table:table-cell>
          <table:table-cell office:value-type="float" office:value="6.5880000000000001" table:style-name="ce10">
            <text:p>6.588</text:p>
          </table:table-cell>
          <table:table-cell office:value-type="float" office:value="-2.8999999999999915E-2" table:formula="of:=[.B326]-[.C326]" table:style-name="ce30">
            <text:p>-0.029</text:p>
          </table:table-cell>
          <table:table-cell office:value-type="float" office:value="6.5469999999999997" table:style-name="ce10">
            <text:p>6.547</text:p>
          </table:table-cell>
          <table:table-cell office:value-type="float" office:value="1.2000000000000455E-2" table:formula="of:=[.B326]-[.E326]" table:style-name="ce30">
            <text:p>0.012</text:p>
          </table:table-cell>
          <table:table-cell office:value-type="float" office:value="6.5439999999999996" table:style-name="ce10">
            <text:p>6.544</text:p>
          </table:table-cell>
          <table:table-cell office:value-type="float" office:value="1.5000000000000568E-2" table:formula="of:=[.B326]-[.G326]" table:style-name="ce30">
            <text:p>0.015</text:p>
          </table:table-cell>
          <table:table-cell office:value-type="float" office:value="6.5570000000000004" table:style-name="ce10">
            <text:p>6.557</text:p>
          </table:table-cell>
          <table:table-cell office:value-type="float" office:value="1.9999999999997797E-3" table:formula="of:=[.B326]-[.I326]" table:style-name="ce30">
            <text:p>0.002</text:p>
          </table:table-cell>
          <table:table-cell office:value-type="float" office:value="1.1150485789118508E-2" table:formula="of:=STDEV(ABS([.D326]);ABS([.F326]);ABS([.H326]);ABS([.J326]))" table:style-name="ce31">
            <text:p>0.011</text:p>
          </table:table-cell>
          <table:table-cell office:value-type="float" office:value="1.4500000000000179E-2" table:formula="of:=(ABS([.D326])+ABS([.F326])+ABS([.H326])+ABS([.J326]))/4" table:style-name="ce31">
            <text:p>0.015</text:p>
          </table:table-cell>
          <table:table-cell office:value-type="float" office:value="3.3000000000000002E-2" table:style-name="ce32">
            <text:p>0.033</text:p>
          </table:table-cell>
          <table:table-cell office:value-type="float" office:value="3.3000000000000002E-2" table:formula="of:=MAX([.M326];[.K326])" table:style-name="ce34">
            <text:p>0.03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7039999999999997" table:style-name="ce10">
            <text:p>7.704</text:p>
          </table:table-cell>
          <table:table-cell office:value-type="float" office:value="7.7270000000000003" table:style-name="ce10">
            <text:p>7.727</text:p>
          </table:table-cell>
          <table:table-cell office:value-type="float" office:value="-2.3000000000000576E-2" table:formula="of:=[.B327]-[.C327]" table:style-name="ce30">
            <text:p>-0.023</text:p>
          </table:table-cell>
          <table:table-cell office:value-type="float" office:value="7.6909999999999998" table:style-name="ce10">
            <text:p>7.691</text:p>
          </table:table-cell>
          <table:table-cell office:value-type="float" office:value="1.2999999999999901E-2" table:formula="of:=[.B327]-[.E327]" table:style-name="ce30">
            <text:p>0.013</text:p>
          </table:table-cell>
          <table:table-cell office:value-type="float" office:value="7.6950000000000003" table:style-name="ce10">
            <text:p>7.695</text:p>
          </table:table-cell>
          <table:table-cell office:value-type="float" office:value="8.9999999999994529E-3" table:formula="of:=[.B327]-[.G327]" table:style-name="ce30">
            <text:p>0.009</text:p>
          </table:table-cell>
          <table:table-cell office:value-type="float" office:value="7.7050000000000001" table:style-name="ce10">
            <text:p>7.705</text:p>
          </table:table-cell>
          <table:table-cell office:value-type="float" office:value="-1.000000000000334E-3" table:formula="of:=[.B327]-[.I327]" table:style-name="ce30">
            <text:p>-0.001</text:p>
          </table:table-cell>
          <table:table-cell office:value-type="float" office:value="9.1469484893416542E-3" table:formula="of:=STDEV(ABS([.D327]);ABS([.F327]);ABS([.H327]);ABS([.J327]))" table:style-name="ce31">
            <text:p>0.009</text:p>
          </table:table-cell>
          <table:table-cell office:value-type="float" office:value="1.1500000000000066E-2" table:formula="of:=(ABS([.D327])+ABS([.F327])+ABS([.H327])+ABS([.J327]))/4" table:style-name="ce31">
            <text:p>0.012</text:p>
          </table:table-cell>
          <table:table-cell office:value-type="float" office:value="0" table:style-name="ce32">
            <text:p>0</text:p>
          </table:table-cell>
          <table:table-cell office:value-type="float" office:value="9.1469484893416542E-3" table:formula="of:=MAX([.M327];[.K327])" table:style-name="ce34">
            <text:p>0.00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6879999999999997" table:style-name="ce10">
            <text:p>6.688</text:p>
          </table:table-cell>
          <table:table-cell office:value-type="float" office:value="6.7149999999999999" table:style-name="ce10">
            <text:p>6.715</text:p>
          </table:table-cell>
          <table:table-cell office:value-type="float" office:value="-2.7000000000000135E-2" table:formula="of:=[.B328]-[.C328]" table:style-name="ce30">
            <text:p>-0.027</text:p>
          </table:table-cell>
          <table:table-cell office:value-type="float" office:value="6.681" table:style-name="ce10">
            <text:p>6.681</text:p>
          </table:table-cell>
          <table:table-cell office:value-type="float" office:value="6.9999999999996732E-3" table:formula="of:=[.B328]-[.E328]" table:style-name="ce30">
            <text:p>0.007</text:p>
          </table:table-cell>
          <table:table-cell office:value-type="float" office:value="6.68" table:style-name="ce10">
            <text:p>6.68</text:p>
          </table:table-cell>
          <table:table-cell office:value-type="float" office:value="8.0000000000000071E-3" table:formula="of:=[.B328]-[.G328]" table:style-name="ce30">
            <text:p>0.008</text:p>
          </table:table-cell>
          <table:table-cell office:value-type="float" office:value="6.6870000000000003" table:style-name="ce10">
            <text:p>6.687</text:p>
          </table:table-cell>
          <table:table-cell office:value-type="float" office:value="9.9999999999944578E-4" table:formula="of:=[.B328]-[.I328]" table:style-name="ce30">
            <text:p>0.001</text:p>
          </table:table-cell>
          <table:table-cell office:value-type="float" office:value="1.1265729744081054E-2" table:formula="of:=STDEV(ABS([.D328]);ABS([.F328]);ABS([.H328]);ABS([.J328]))" table:style-name="ce31">
            <text:p>0.011</text:p>
          </table:table-cell>
          <table:table-cell office:value-type="float" office:value="1.0749999999999815E-2" table:formula="of:=(ABS([.D328])+ABS([.F328])+ABS([.H328])+ABS([.J328]))/4" table:style-name="ce31">
            <text:p>0.011</text:p>
          </table:table-cell>
          <table:table-cell office:value-type="float" office:value="1.0999999999999999E-2" table:style-name="ce32">
            <text:p>0.011</text:p>
          </table:table-cell>
          <table:table-cell office:value-type="float" office:value="1.1265729744081054E-2" table:formula="of:=MAX([.M328];[.K328])" table:style-name="ce34">
            <text:p>0.01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7869999999999999" table:style-name="ce10">
            <text:p>7.787</text:p>
          </table:table-cell>
          <table:table-cell office:value-type="float" office:value="7.8019999999999996" table:style-name="ce10">
            <text:p>7.802</text:p>
          </table:table-cell>
          <table:table-cell office:value-type="float" office:value="-1.499999999999968E-2" table:formula="of:=[.B329]-[.C329]" table:style-name="ce30">
            <text:p>-0.015</text:p>
          </table:table-cell>
          <table:table-cell office:value-type="float" office:value="7.7809999999999997" table:style-name="ce10">
            <text:p>7.781</text:p>
          </table:table-cell>
          <table:table-cell office:value-type="float" office:value="6.0000000000002274E-3" table:formula="of:=[.B329]-[.E329]" table:style-name="ce30">
            <text:p>0.006</text:p>
          </table:table-cell>
          <table:table-cell office:value-type="float" office:value="7.7720000000000002" table:style-name="ce10">
            <text:p>7.772</text:p>
          </table:table-cell>
          <table:table-cell office:value-type="float" office:value="1.499999999999968E-2" table:formula="of:=[.B329]-[.G329]" table:style-name="ce30">
            <text:p>0.015</text:p>
          </table:table-cell>
          <table:table-cell office:value-type="float" office:value="7.7960000000000003" table:style-name="ce10">
            <text:p>7.796</text:p>
          </table:table-cell>
          <table:table-cell office:value-type="float" office:value="-9.0000000000003411E-3" table:formula="of:=[.B329]-[.I329]" table:style-name="ce30">
            <text:p>-0.009</text:p>
          </table:table-cell>
          <table:table-cell office:value-type="float" office:value="4.4999999999996718E-3" table:formula="of:=STDEV(ABS([.D329]);ABS([.F329]);ABS([.H329]);ABS([.J329]))" table:style-name="ce31">
            <text:p>0.004</text:p>
          </table:table-cell>
          <table:table-cell office:value-type="float" office:value="1.1249999999999982E-2" table:formula="of:=(ABS([.D329])+ABS([.F329])+ABS([.H329])+ABS([.J329]))/4" table:style-name="ce31">
            <text:p>0.011</text:p>
          </table:table-cell>
          <table:table-cell office:value-type="float" office:value="9.1999999999999998E-2" table:style-name="ce32">
            <text:p>0.092</text:p>
          </table:table-cell>
          <table:table-cell office:value-type="float" office:value="9.1999999999999998E-2" table:formula="of:=MAX([.M329];[.K329])" table:style-name="ce34">
            <text:p>0.09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4169999999999998" table:style-name="ce10">
            <text:p>6.417</text:p>
          </table:table-cell>
          <table:table-cell office:value-type="float" office:value="6.4530000000000003" table:style-name="ce10">
            <text:p>6.453</text:p>
          </table:table-cell>
          <table:table-cell office:value-type="float" office:value="-3.6000000000000476E-2" table:formula="of:=[.B330]-[.C330]" table:style-name="ce30">
            <text:p>-0.036</text:p>
          </table:table-cell>
          <table:table-cell office:value-type="float" office:value="6.3949999999999996" table:style-name="ce10">
            <text:p>6.395</text:p>
          </table:table-cell>
          <table:table-cell office:value-type="float" office:value="2.2000000000000242E-2" table:formula="of:=[.B330]-[.E330]" table:style-name="ce30">
            <text:p>0.022</text:p>
          </table:table-cell>
          <table:table-cell office:value-type="float" office:value="6.3819999999999997" table:style-name="ce10">
            <text:p>6.382</text:p>
          </table:table-cell>
          <table:table-cell office:value-type="float" office:value="3.5000000000000142E-2" table:formula="of:=[.B330]-[.G330]" table:style-name="ce30">
            <text:p>0.035</text:p>
          </table:table-cell>
          <table:table-cell office:value-type="float" office:value="6.415" table:style-name="ce10">
            <text:p>6.415</text:p>
          </table:table-cell>
          <table:table-cell office:value-type="float" office:value="1.9999999999997797E-3" table:formula="of:=[.B330]-[.I330]" table:style-name="ce30">
            <text:p>0.002</text:p>
          </table:table-cell>
          <table:table-cell office:value-type="float" office:value="1.5840349322747735E-2" table:formula="of:=STDEV(ABS([.D330]);ABS([.F330]);ABS([.H330]);ABS([.J330]))" table:style-name="ce31">
            <text:p>0.016</text:p>
          </table:table-cell>
          <table:table-cell office:value-type="float" office:value="2.375000000000016E-2" table:formula="of:=(ABS([.D330])+ABS([.F330])+ABS([.H330])+ABS([.J330]))/4" table:style-name="ce31">
            <text:p>0.024</text:p>
          </table:table-cell>
          <table:table-cell office:value-type="float" office:value="8.5999999999999993E-2" table:style-name="ce32">
            <text:p>0.086</text:p>
          </table:table-cell>
          <table:table-cell office:value-type="float" office:value="8.5999999999999993E-2" table:formula="of:=MAX([.M330];[.K330])" table:style-name="ce34">
            <text:p>0.08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1859999999999999" table:style-name="ce10">
            <text:p>5.186</text:p>
          </table:table-cell>
          <table:table-cell office:value-type="float" office:value="5.2350000000000003" table:style-name="ce10">
            <text:p>5.235</text:p>
          </table:table-cell>
          <table:table-cell office:value-type="float" office:value="-4.9000000000000377E-2" table:formula="of:=[.B331]-[.C331]" table:style-name="ce30">
            <text:p>-0.049</text:p>
          </table:table-cell>
          <table:table-cell office:value-type="float" office:value="5.1870000000000003" table:style-name="ce10">
            <text:p>5.187</text:p>
          </table:table-cell>
          <table:table-cell office:value-type="float" office:value="-1.000000000000334E-3" table:formula="of:=[.B331]-[.E331]" table:style-name="ce30">
            <text:p>-0.001</text:p>
          </table:table-cell>
          <table:table-cell office:value-type="float" office:value="5.1790000000000003" table:style-name="ce10">
            <text:p>5.179</text:p>
          </table:table-cell>
          <table:table-cell office:value-type="float" office:value="6.9999999999996732E-3" table:formula="of:=[.B331]-[.G331]" table:style-name="ce30">
            <text:p>0.007</text:p>
          </table:table-cell>
          <table:table-cell office:value-type="float" office:value="5.1879999999999997" table:style-name="ce10">
            <text:p>5.188</text:p>
          </table:table-cell>
          <table:table-cell office:value-type="float" office:value="-1.9999999999997797E-3" table:formula="of:=[.B331]-[.I331]" table:style-name="ce30">
            <text:p>-0.002</text:p>
          </table:table-cell>
          <table:table-cell office:value-type="float" office:value="2.2983689869122605E-2" table:formula="of:=STDEV(ABS([.D331]);ABS([.F331]);ABS([.H331]);ABS([.J331]))" table:style-name="ce31">
            <text:p>0.023</text:p>
          </table:table-cell>
          <table:table-cell office:value-type="float" office:value="1.4750000000000041E-2" table:formula="of:=(ABS([.D331])+ABS([.F331])+ABS([.H331])+ABS([.J331]))/4" table:style-name="ce31">
            <text:p>0.015</text:p>
          </table:table-cell>
          <table:table-cell office:value-type="float" office:value="8.7999999999999995E-2" table:style-name="ce32">
            <text:p>0.088</text:p>
          </table:table-cell>
          <table:table-cell office:value-type="float" office:value="8.7999999999999995E-2" table:formula="of:=MAX([.M331];[.K331])" table:style-name="ce34">
            <text:p>0.08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1479999999999997" table:style-name="ce10">
            <text:p>5.148</text:p>
          </table:table-cell>
          <table:table-cell office:value-type="float" office:value="5.1459999999999999" table:style-name="ce10">
            <text:p>5.146</text:p>
          </table:table-cell>
          <table:table-cell office:value-type="float" office:value="1.9999999999997797E-3" table:formula="of:=[.B332]-[.C332]" table:style-name="ce30">
            <text:p>0.002</text:p>
          </table:table-cell>
          <table:table-cell office:value-type="float" office:value="5.23" table:style-name="ce10">
            <text:p>5.23</text:p>
          </table:table-cell>
          <table:table-cell office:value-type="float" office:value="-8.2000000000000739E-2" table:formula="of:=[.B332]-[.E332]" table:style-name="ce30">
            <text:p>-0.082</text:p>
          </table:table-cell>
          <table:table-cell office:value-type="float" office:value="5.1440000000000001" table:style-name="ce10">
            <text:p>5.144</text:p>
          </table:table-cell>
          <table:table-cell office:value-type="float" office:value="3.9999999999995595E-3" table:formula="of:=[.B332]-[.G332]" table:style-name="ce30">
            <text:p>0.004</text:p>
          </table:table-cell>
          <table:table-cell office:value-type="float" office:value="5.1829999999999998" table:style-name="ce10">
            <text:p>5.183</text:p>
          </table:table-cell>
          <table:table-cell office:value-type="float" office:value="-3.5000000000000142E-2" table:formula="of:=[.B332]-[.I332]" table:style-name="ce30">
            <text:p>-0.035</text:p>
          </table:table-cell>
          <table:table-cell office:value-type="float" office:value="3.7357507054585036E-2" table:formula="of:=STDEV(ABS([.D332]);ABS([.F332]);ABS([.H332]);ABS([.J332]))" table:style-name="ce31">
            <text:p>0.037</text:p>
          </table:table-cell>
          <table:table-cell office:value-type="float" office:value="3.0750000000000055E-2" table:formula="of:=(ABS([.D332])+ABS([.F332])+ABS([.H332])+ABS([.J332]))/4" table:style-name="ce31">
            <text:p>0.031</text:p>
          </table:table-cell>
          <table:table-cell office:value-type="float" office:value="0" table:style-name="ce32">
            <text:p>0</text:p>
          </table:table-cell>
          <table:table-cell office:value-type="float" office:value="3.7357507054585036E-2" table:formula="of:=MAX([.M332];[.K332])" table:style-name="ce34">
            <text:p>0.03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6710000000000003" table:style-name="ce10">
            <text:p>7.671</text:p>
          </table:table-cell>
          <table:table-cell office:value-type="float" office:value="7.71" table:style-name="ce10">
            <text:p>7.71</text:p>
          </table:table-cell>
          <table:table-cell office:value-type="float" office:value="-3.8999999999999702E-2" table:formula="of:=[.B333]-[.C333]" table:style-name="ce30">
            <text:p>-0.039</text:p>
          </table:table-cell>
          <table:table-cell office:value-type="float" office:value="7.6639999999999997" table:style-name="ce10">
            <text:p>7.664</text:p>
          </table:table-cell>
          <table:table-cell office:value-type="float" office:value="7.0000000000005613E-3" table:formula="of:=[.B333]-[.E333]" table:style-name="ce30">
            <text:p>0.007</text:p>
          </table:table-cell>
          <table:table-cell office:value-type="float" office:value="7.641" table:style-name="ce10">
            <text:p>7.641</text:p>
          </table:table-cell>
          <table:table-cell office:value-type="float" office:value="3.0000000000000249E-2" table:formula="of:=[.B333]-[.G333]" table:style-name="ce30">
            <text:p>0.03</text:p>
          </table:table-cell>
          <table:table-cell office:value-type="float" office:value="7.673" table:style-name="ce10">
            <text:p>7.673</text:p>
          </table:table-cell>
          <table:table-cell office:value-type="float" office:value="-1.9999999999997797E-3" table:formula="of:=[.B333]-[.I333]" table:style-name="ce30">
            <text:p>-0.002</text:p>
          </table:table-cell>
          <table:table-cell office:value-type="float" office:value="1.7823205847059684E-2" table:formula="of:=STDEV(ABS([.D333]);ABS([.F333]);ABS([.H333]);ABS([.J333]))" table:style-name="ce31">
            <text:p>0.018</text:p>
          </table:table-cell>
          <table:table-cell office:value-type="float" office:value="1.9500000000000073E-2" table:formula="of:=(ABS([.D333])+ABS([.F333])+ABS([.H333])+ABS([.J333]))/4" table:style-name="ce31">
            <text:p>0.020</text:p>
          </table:table-cell>
          <table:table-cell office:value-type="float" office:value="8.6999999999999994E-2" table:style-name="ce32">
            <text:p>0.087</text:p>
          </table:table-cell>
          <table:table-cell office:value-type="float" office:value="8.6999999999999994E-2" table:formula="of:=MAX([.M333];[.K333])" table:style-name="ce34">
            <text:p>0.08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7220000000000004" table:style-name="ce10">
            <text:p>7.722</text:p>
          </table:table-cell>
          <table:table-cell office:value-type="float" office:value="7.7039999999999997" table:style-name="ce10">
            <text:p>7.704</text:p>
          </table:table-cell>
          <table:table-cell office:value-type="float" office:value="1.8000000000000682E-2" table:formula="of:=[.B334]-[.C334]" table:style-name="ce30">
            <text:p>0.018</text:p>
          </table:table-cell>
          <table:table-cell office:value-type="float" office:value="7.798" table:style-name="ce10">
            <text:p>7.798</text:p>
          </table:table-cell>
          <table:table-cell office:value-type="float" office:value="-7.5999999999999623E-2" table:formula="of:=[.B334]-[.E334]" table:style-name="ce30">
            <text:p>-0.076</text:p>
          </table:table-cell>
          <table:table-cell office:value-type="float" office:value="7.6749999999999998" table:style-name="ce10">
            <text:p>7.675</text:p>
          </table:table-cell>
          <table:table-cell office:value-type="float" office:value="4.7000000000000597E-2" table:formula="of:=[.B334]-[.G334]" table:style-name="ce30">
            <text:p>0.047</text:p>
          </table:table-cell>
          <table:table-cell office:value-type="float" office:value="7.7530000000000001" table:style-name="ce10">
            <text:p>7.753</text:p>
          </table:table-cell>
          <table:table-cell office:value-type="float" office:value="-3.0999999999999694E-2" table:formula="of:=[.B334]-[.I334]" table:style-name="ce30">
            <text:p>-0.031</text:p>
          </table:table-cell>
          <table:table-cell office:value-type="float" office:value="2.4993332444207015E-2" table:formula="of:=STDEV(ABS([.D334]);ABS([.F334]);ABS([.H334]);ABS([.J334]))" table:style-name="ce31">
            <text:p>0.025</text:p>
          </table:table-cell>
          <table:table-cell office:value-type="float" office:value="4.3000000000000149E-2" table:formula="of:=(ABS([.D334])+ABS([.F334])+ABS([.H334])+ABS([.J334]))/4" table:style-name="ce31">
            <text:p>0.043</text:p>
          </table:table-cell>
          <table:table-cell office:value-type="float" office:value="8.1000000000000003E-2" table:style-name="ce32">
            <text:p>0.081</text:p>
          </table:table-cell>
          <table:table-cell office:value-type="float" office:value="8.1000000000000003E-2" table:formula="of:=MAX([.M334];[.K334])" table:style-name="ce34">
            <text:p>0.08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5209999999999999" table:style-name="ce10">
            <text:p>6.521</text:p>
          </table:table-cell>
          <table:table-cell office:value-type="float" office:value="6.5609999999999999" table:style-name="ce10">
            <text:p>6.561</text:p>
          </table:table-cell>
          <table:table-cell office:value-type="float" office:value="-4.0000000000000036E-2" table:formula="of:=[.B335]-[.C335]" table:style-name="ce30">
            <text:p>-0.04</text:p>
          </table:table-cell>
          <table:table-cell office:value-type="float" office:value="6.5259999999999998" table:style-name="ce10">
            <text:p>6.526</text:p>
          </table:table-cell>
          <table:table-cell office:value-type="float" office:value="-4.9999999999998934E-3" table:formula="of:=[.B335]-[.E335]" table:style-name="ce30">
            <text:p>-0.005</text:p>
          </table:table-cell>
          <table:table-cell office:value-type="float" office:value="6.4930000000000003" table:style-name="ce10">
            <text:p>6.493</text:p>
          </table:table-cell>
          <table:table-cell office:value-type="float" office:value="2.7999999999999581E-2" table:formula="of:=[.B335]-[.G335]" table:style-name="ce30">
            <text:p>0.028</text:p>
          </table:table-cell>
          <table:table-cell office:value-type="float" office:value="6.5270000000000001" table:style-name="ce10">
            <text:p>6.527</text:p>
          </table:table-cell>
          <table:table-cell office:value-type="float" office:value="-6.0000000000002274E-3" table:formula="of:=[.B335]-[.I335]" table:style-name="ce30">
            <text:p>-0.006</text:p>
          </table:table-cell>
          <table:table-cell office:value-type="float" office:value="1.7173137938846932E-2" table:formula="of:=STDEV(ABS([.D335]);ABS([.F335]);ABS([.H335]);ABS([.J335]))" table:style-name="ce31">
            <text:p>0.017</text:p>
          </table:table-cell>
          <table:table-cell office:value-type="float" office:value="1.9749999999999934E-2" table:formula="of:=(ABS([.D335])+ABS([.F335])+ABS([.H335])+ABS([.J335]))/4" table:style-name="ce31">
            <text:p>0.020</text:p>
          </table:table-cell>
          <table:table-cell office:value-type="float" office:value="7.0000000000000007E-2" table:style-name="ce32">
            <text:p>0.07</text:p>
          </table:table-cell>
          <table:table-cell office:value-type="float" office:value="7.0000000000000007E-2" table:formula="of:=MAX([.M335];[.K335])" table:style-name="ce34">
            <text:p>0.07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IC_57983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339];[.K339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340];[.K340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5.8129999999999997" table:style-name="ce10">
            <text:p>5.813</text:p>
          </table:table-cell>
          <table:table-cell office:value-type="float" office:value="5.86" table:style-name="ce10">
            <text:p>5.86</text:p>
          </table:table-cell>
          <table:table-cell office:value-type="float" office:value="-4.7000000000000597E-2" table:formula="of:=[.B341]-[.C341]" table:style-name="ce30">
            <text:p>-0.047</text:p>
          </table:table-cell>
          <table:table-cell office:value-type="float" office:value="5.8159999999999998" table:style-name="ce10">
            <text:p>5.816</text:p>
          </table:table-cell>
          <table:table-cell office:value-type="float" office:value="-3.0000000000001137E-3" table:formula="of:=[.B341]-[.E341]" table:style-name="ce30">
            <text:p>-0.003</text:p>
          </table:table-cell>
          <table:table-cell office:value-type="float" office:value="5.8090000000000002" table:style-name="ce10">
            <text:p>5.809</text:p>
          </table:table-cell>
          <table:table-cell office:value-type="float" office:value="3.9999999999995595E-3" table:formula="of:=[.B341]-[.G341]" table:style-name="ce30">
            <text:p>0.004</text:p>
          </table:table-cell>
          <table:table-cell office:value-type="float" office:value="5.8120000000000003" table:style-name="ce10">
            <text:p>5.812</text:p>
          </table:table-cell>
          <table:table-cell office:value-type="float" office:value="9.9999999999944578E-4" table:formula="of:=[.B341]-[.I341]" table:style-name="ce30">
            <text:p>0.001</text:p>
          </table:table-cell>
          <table:table-cell office:value-type="float" office:value="2.220172665957958E-2" table:formula="of:=STDEV(ABS([.D341]);ABS([.F341]);ABS([.H341]);ABS([.J341]))" table:style-name="ce31">
            <text:p>0.022</text:p>
          </table:table-cell>
          <table:table-cell office:value-type="float" office:value="1.3749999999999929E-2" table:formula="of:=(ABS([.D341])+ABS([.F341])+ABS([.H341])+ABS([.J341]))/4" table:style-name="ce31">
            <text:p>0.014</text:p>
          </table:table-cell>
          <table:table-cell office:value-type="float" office:value="0" table:style-name="ce32">
            <text:p>0</text:p>
          </table:table-cell>
          <table:table-cell office:value-type="float" office:value="2.220172665957958E-2" table:formula="of:=MAX([.M341];[.K341])" table:style-name="ce34">
            <text:p>0.02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342];[.K342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0090000000000003" table:style-name="ce10">
            <text:p>6.009</text:p>
          </table:table-cell>
          <table:table-cell office:value-type="float" office:value="6.0460000000000003" table:style-name="ce10">
            <text:p>6.046</text:p>
          </table:table-cell>
          <table:table-cell office:value-type="float" office:value="-3.6999999999999922E-2" table:formula="of:=[.B343]-[.C343]" table:style-name="ce30">
            <text:p>-0.037</text:p>
          </table:table-cell>
          <table:table-cell office:value-type="float" office:value="6.0209999999999999" table:style-name="ce10">
            <text:p>6.021</text:p>
          </table:table-cell>
          <table:table-cell office:value-type="float" office:value="-1.1999999999999567E-2" table:formula="of:=[.B343]-[.E343]" table:style-name="ce30">
            <text:p>-0.012</text:p>
          </table:table-cell>
          <table:table-cell office:value-type="float" office:value="6.0049999999999999" table:style-name="ce10">
            <text:p>6.005</text:p>
          </table:table-cell>
          <table:table-cell office:value-type="float" office:value="4.0000000000004476E-3" table:formula="of:=[.B343]-[.G343]" table:style-name="ce30">
            <text:p>0.004</text:p>
          </table:table-cell>
          <table:table-cell office:value-type="float" office:value="6.008" table:style-name="ce10">
            <text:p>6.008</text:p>
          </table:table-cell>
          <table:table-cell office:value-type="float" office:value="1.000000000000334E-3" table:formula="of:=[.B343]-[.I343]" table:style-name="ce30">
            <text:p>0.001</text:p>
          </table:table-cell>
          <table:table-cell office:value-type="float" office:value="1.6340134638367993E-2" table:formula="of:=STDEV(ABS([.D343]);ABS([.F343]);ABS([.H343]);ABS([.J343]))" table:style-name="ce31">
            <text:p>0.016</text:p>
          </table:table-cell>
          <table:table-cell office:value-type="float" office:value="1.3500000000000068E-2" table:formula="of:=(ABS([.D343])+ABS([.F343])+ABS([.H343])+ABS([.J343]))/4" table:style-name="ce31">
            <text:p>0.014</text:p>
          </table:table-cell>
          <table:table-cell office:value-type="float" office:value="0" table:style-name="ce32">
            <text:p>0</text:p>
          </table:table-cell>
          <table:table-cell office:value-type="float" office:value="1.6340134638367993E-2" table:formula="of:=MAX([.M343];[.K343])" table:style-name="ce34">
            <text:p>0.01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4.5339999999999998" table:style-name="ce10">
            <text:p>4.534</text:p>
          </table:table-cell>
          <table:table-cell office:value-type="float" office:value="4.5880000000000001" table:style-name="ce10">
            <text:p>4.588</text:p>
          </table:table-cell>
          <table:table-cell office:value-type="float" office:value="-5.400000000000027E-2" table:formula="of:=[.B344]-[.C344]" table:style-name="ce30">
            <text:p>-0.054</text:p>
          </table:table-cell>
          <table:table-cell office:value-type="float" office:value="4.5350000000000001" table:style-name="ce10">
            <text:p>4.535</text:p>
          </table:table-cell>
          <table:table-cell office:value-type="float" office:value="-1.000000000000334E-3" table:formula="of:=[.B344]-[.E344]" table:style-name="ce30">
            <text:p>-0.001</text:p>
          </table:table-cell>
          <table:table-cell office:value-type="float" office:value="4.5259999999999998" table:style-name="ce10">
            <text:p>4.526</text:p>
          </table:table-cell>
          <table:table-cell office:value-type="float" office:value="8.0000000000000071E-3" table:formula="of:=[.B344]-[.G344]" table:style-name="ce30">
            <text:p>0.008</text:p>
          </table:table-cell>
          <table:table-cell office:value-type="float" office:value="4.5330000000000004" table:style-name="ce10">
            <text:p>4.533</text:p>
          </table:table-cell>
          <table:table-cell office:value-type="float" office:value="9.9999999999944578E-4" table:formula="of:=[.B344]-[.I344]" table:style-name="ce30">
            <text:p>0.001</text:p>
          </table:table-cell>
          <table:table-cell office:value-type="float" office:value="2.5547341675146471E-2" table:formula="of:=STDEV(ABS([.D344]);ABS([.F344]);ABS([.H344]);ABS([.J344]))" table:style-name="ce31">
            <text:p>0.026</text:p>
          </table:table-cell>
          <table:table-cell office:value-type="float" office:value="1.6000000000000014E-2" table:formula="of:=(ABS([.D344])+ABS([.F344])+ABS([.H344])+ABS([.J344]))/4" table:style-name="ce31">
            <text:p>0.016</text:p>
          </table:table-cell>
          <table:table-cell office:value-type="float" office:value="5.3999999999999999E-2" table:style-name="ce32">
            <text:p>0.054</text:p>
          </table:table-cell>
          <table:table-cell office:value-type="float" office:value="5.3999999999999999E-2" table:formula="of:=MAX([.M344];[.K344])" table:style-name="ce34">
            <text:p>0.05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347" table:style-name="ce10">
            <text:p>3.347</text:p>
          </table:table-cell>
          <table:table-cell office:value-type="float" office:value="3.44" table:style-name="ce10">
            <text:p>3.44</text:p>
          </table:table-cell>
          <table:table-cell office:value-type="float" office:value="-9.2999999999999972E-2" table:formula="of:=[.B345]-[.C345]" table:style-name="ce30">
            <text:p>-0.093</text:p>
          </table:table-cell>
          <table:table-cell office:value-type="float" office:value="3.35" table:style-name="ce10">
            <text:p>3.35</text:p>
          </table:table-cell>
          <table:table-cell office:value-type="float" office:value="-3.0000000000001137E-3" table:formula="of:=[.B345]-[.E345]" table:style-name="ce30">
            <text:p>-0.003</text:p>
          </table:table-cell>
          <table:table-cell office:value-type="float" office:value="3.339" table:style-name="ce10">
            <text:p>3.339</text:p>
          </table:table-cell>
          <table:table-cell office:value-type="float" office:value="8.0000000000000071E-3" table:formula="of:=[.B345]-[.G345]" table:style-name="ce30">
            <text:p>0.008</text:p>
          </table:table-cell>
          <table:table-cell office:value-type="float" office:value="3.3439999999999999" table:style-name="ce10">
            <text:p>3.344</text:p>
          </table:table-cell>
          <table:table-cell office:value-type="float" office:value="3.0000000000001137E-3" table:formula="of:=[.B345]-[.I345]" table:style-name="ce30">
            <text:p>0.003</text:p>
          </table:table-cell>
          <table:table-cell office:value-type="float" office:value="4.4229515032385272E-2" table:formula="of:=STDEV(ABS([.D345]);ABS([.F345]);ABS([.H345]);ABS([.J345]))" table:style-name="ce31">
            <text:p>0.044</text:p>
          </table:table-cell>
          <table:table-cell office:value-type="float" office:value="2.6750000000000052E-2" table:formula="of:=(ABS([.D345])+ABS([.F345])+ABS([.H345])+ABS([.J345]))/4" table:style-name="ce31">
            <text:p>0.027</text:p>
          </table:table-cell>
          <table:table-cell office:value-type="float" office:value="0.30199999999999999" table:style-name="ce32">
            <text:p>0.302</text:p>
          </table:table-cell>
          <table:table-cell office:value-type="float" office:value="0.30199999999999999" table:formula="of:=MAX([.M345];[.K345])" table:style-name="ce34">
            <text:p>0.30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1680000000000001" table:style-name="ce10">
            <text:p>3.168</text:p>
          </table:table-cell>
          <table:table-cell office:value-type="float" office:value="3.2080000000000002" table:style-name="ce10">
            <text:p>3.208</text:p>
          </table:table-cell>
          <table:table-cell office:value-type="float" office:value="-4.0000000000000036E-2" table:formula="of:=[.B346]-[.C346]" table:style-name="ce30">
            <text:p>-0.04</text:p>
          </table:table-cell>
          <table:table-cell office:value-type="float" office:value="3.2530000000000001" table:style-name="ce10">
            <text:p>3.253</text:p>
          </table:table-cell>
          <table:table-cell office:value-type="float" office:value="-8.4999999999999964E-2" table:formula="of:=[.B346]-[.E346]" table:style-name="ce30">
            <text:p>-0.085</text:p>
          </table:table-cell>
          <table:table-cell office:value-type="float" office:value="3.1539999999999999" table:style-name="ce10">
            <text:p>3.154</text:p>
          </table:table-cell>
          <table:table-cell office:value-type="float" office:value="1.4000000000000234E-2" table:formula="of:=[.B346]-[.G346]" table:style-name="ce30">
            <text:p>0.014</text:p>
          </table:table-cell>
          <table:table-cell office:value-type="float" office:value="3.1549999999999998" table:style-name="ce10">
            <text:p>3.155</text:p>
          </table:table-cell>
          <table:table-cell office:value-type="float" office:value="1.3000000000000345E-2" table:formula="of:=[.B346]-[.I346]" table:style-name="ce30">
            <text:p>0.013</text:p>
          </table:table-cell>
          <table:table-cell office:value-type="float" office:value="3.3734255586865845E-2" table:formula="of:=STDEV(ABS([.D346]);ABS([.F346]);ABS([.H346]);ABS([.J346]))" table:style-name="ce31">
            <text:p>0.034</text:p>
          </table:table-cell>
          <table:table-cell office:value-type="float" office:value="3.8000000000000145E-2" table:formula="of:=(ABS([.D346])+ABS([.F346])+ABS([.H346])+ABS([.J346]))/4" table:style-name="ce31">
            <text:p>0.038</text:p>
          </table:table-cell>
          <table:table-cell office:value-type="float" office:value="6.4000000000000001E-2" table:style-name="ce32">
            <text:p>0.064</text:p>
          </table:table-cell>
          <table:table-cell office:value-type="float" office:value="6.4000000000000001E-2" table:formula="of:=MAX([.M346];[.K346])" table:style-name="ce34">
            <text:p>0.0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5.3140000000000001" table:style-name="ce10">
            <text:p>5.314</text:p>
          </table:table-cell>
          <table:table-cell office:value-type="float" office:value="5.383" table:style-name="ce10">
            <text:p>5.383</text:p>
          </table:table-cell>
          <table:table-cell office:value-type="float" office:value="-6.899999999999995E-2" table:formula="of:=[.B347]-[.C347]" table:style-name="ce30">
            <text:p>-0.069</text:p>
          </table:table-cell>
          <table:table-cell office:value-type="float" office:value="5.3170000000000002" table:style-name="ce10">
            <text:p>5.317</text:p>
          </table:table-cell>
          <table:table-cell office:value-type="float" office:value="-3.0000000000001137E-3" table:formula="of:=[.B347]-[.E347]" table:style-name="ce30">
            <text:p>-0.003</text:p>
          </table:table-cell>
          <table:table-cell office:value-type="float" office:value="5.3029999999999999" table:style-name="ce10">
            <text:p>5.303</text:p>
          </table:table-cell>
          <table:table-cell office:value-type="float" office:value="1.1000000000000121E-2" table:formula="of:=[.B347]-[.G347]" table:style-name="ce30">
            <text:p>0.011</text:p>
          </table:table-cell>
          <table:table-cell office:value-type="float" office:value="5.3120000000000003" table:style-name="ce10">
            <text:p>5.312</text:p>
          </table:table-cell>
          <table:table-cell office:value-type="float" office:value="1.9999999999997797E-3" table:formula="of:=[.B347]-[.I347]" table:style-name="ce30">
            <text:p>0.002</text:p>
          </table:table-cell>
          <table:table-cell office:value-type="float" office:value="3.2087120988541995E-2" table:formula="of:=STDEV(ABS([.D347]);ABS([.F347]);ABS([.H347]);ABS([.J347]))" table:style-name="ce31">
            <text:p>0.032</text:p>
          </table:table-cell>
          <table:table-cell office:value-type="float" office:value="2.1249999999999991E-2" table:formula="of:=(ABS([.D347])+ABS([.F347])+ABS([.H347])+ABS([.J347]))/4" table:style-name="ce31">
            <text:p>0.021</text:p>
          </table:table-cell>
          <table:table-cell office:value-type="float" office:value="0.121" table:style-name="ce32">
            <text:p>0.121</text:p>
          </table:table-cell>
          <table:table-cell office:value-type="float" office:value="0.121" table:formula="of:=MAX([.M347];[.K347])" table:style-name="ce34">
            <text:p>0.12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3040000000000003" table:style-name="ce10">
            <text:p>5.304</text:p>
          </table:table-cell>
          <table:table-cell office:value-type="float" office:value="5.3120000000000003" table:style-name="ce10">
            <text:p>5.312</text:p>
          </table:table-cell>
          <table:table-cell office:value-type="float" office:value="-8.0000000000000071E-3" table:formula="of:=[.B348]-[.C348]" table:style-name="ce30">
            <text:p>-0.008</text:p>
          </table:table-cell>
          <table:table-cell office:value-type="float" office:value="5.39" table:style-name="ce10">
            <text:p>5.39</text:p>
          </table:table-cell>
          <table:table-cell office:value-type="float" office:value="-8.599999999999941E-2" table:formula="of:=[.B348]-[.E348]" table:style-name="ce30">
            <text:p>-0.086</text:p>
          </table:table-cell>
          <table:table-cell office:value-type="float" office:value="5.2990000000000004" table:style-name="ce10">
            <text:p>5.299</text:p>
          </table:table-cell>
          <table:table-cell office:value-type="float" office:value="4.9999999999998934E-3" table:formula="of:=[.B348]-[.G348]" table:style-name="ce30">
            <text:p>0.005</text:p>
          </table:table-cell>
          <table:table-cell office:value-type="float" office:value="5.2939999999999996" table:style-name="ce10">
            <text:p>5.294</text:p>
          </table:table-cell>
          <table:table-cell office:value-type="float" office:value="1.0000000000000675E-2" table:formula="of:=[.B348]-[.I348]" table:style-name="ce30">
            <text:p>0.01</text:p>
          </table:table-cell>
          <table:table-cell office:value-type="float" office:value="3.9220530338076383E-2" table:formula="of:=STDEV(ABS([.D348]);ABS([.F348]);ABS([.H348]);ABS([.J348]))" table:style-name="ce31">
            <text:p>0.039</text:p>
          </table:table-cell>
          <table:table-cell office:value-type="float" office:value="2.7249999999999996E-2" table:formula="of:=(ABS([.D348])+ABS([.F348])+ABS([.H348])+ABS([.J348]))/4" table:style-name="ce31">
            <text:p>0.027</text:p>
          </table:table-cell>
          <table:table-cell office:value-type="float" office:value="0.02" table:style-name="ce32">
            <text:p>0.02</text:p>
          </table:table-cell>
          <table:table-cell office:value-type="float" office:value="3.9220530338076383E-2" table:formula="of:=MAX([.M348];[.K348])" table:style-name="ce34">
            <text:p>0.03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093" table:style-name="ce10">
            <text:p>4.093</text:p>
          </table:table-cell>
          <table:table-cell office:value-type="float" office:value="4.1719999999999997" table:style-name="ce10">
            <text:p>4.172</text:p>
          </table:table-cell>
          <table:table-cell office:value-type="float" office:value="-7.8999999999999737E-2" table:formula="of:=[.B349]-[.C349]" table:style-name="ce30">
            <text:p>-0.079</text:p>
          </table:table-cell>
          <table:table-cell office:value-type="float" office:value="4.1020000000000003" table:style-name="ce10">
            <text:p>4.102</text:p>
          </table:table-cell>
          <table:table-cell office:value-type="float" office:value="-9.0000000000003411E-3" table:formula="of:=[.B349]-[.E349]" table:style-name="ce30">
            <text:p>-0.009</text:p>
          </table:table-cell>
          <table:table-cell office:value-type="float" office:value="4.0869999999999997" table:style-name="ce10">
            <text:p>4.087</text:p>
          </table:table-cell>
          <table:table-cell office:value-type="float" office:value="6.0000000000002274E-3" table:formula="of:=[.B349]-[.G349]" table:style-name="ce30">
            <text:p>0.006</text:p>
          </table:table-cell>
          <table:table-cell office:value-type="float" office:value="4.0910000000000002" table:style-name="ce10">
            <text:p>4.091</text:p>
          </table:table-cell>
          <table:table-cell office:value-type="float" office:value="1.9999999999997797E-3" table:formula="of:=[.B349]-[.I349]" table:style-name="ce30">
            <text:p>0.002</text:p>
          </table:table-cell>
          <table:table-cell office:value-type="float" office:value="3.677861697599101E-2" table:formula="of:=STDEV(ABS([.D349]);ABS([.F349]);ABS([.H349]);ABS([.J349]))" table:style-name="ce31">
            <text:p>0.037</text:p>
          </table:table-cell>
          <table:table-cell office:value-type="float" office:value="2.4000000000000021E-2" table:formula="of:=(ABS([.D349])+ABS([.F349])+ABS([.H349])+ABS([.J349]))/4" table:style-name="ce31">
            <text:p>0.024</text:p>
          </table:table-cell>
          <table:table-cell office:value-type="float" office:value="4.5999999999999999E-2" table:style-name="ce32">
            <text:p>0.046</text:p>
          </table:table-cell>
          <table:table-cell office:value-type="float" office:value="4.5999999999999999E-2" table:formula="of:=MAX([.M349];[.K349])" table:style-name="ce34">
            <text:p>0.04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Del_Lep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9.0069999999999997" table:style-name="ce10">
            <text:p>9.007</text:p>
          </table:table-cell>
          <table:table-cell office:value-type="float" office:value="9.0649999999999995" table:style-name="ce10">
            <text:p>9.065</text:p>
          </table:table-cell>
          <table:table-cell office:value-type="float" office:value="-5.7999999999999829E-2" table:formula="of:=[.B353]-[.C353]" table:style-name="ce30">
            <text:p>-0.058</text:p>
          </table:table-cell>
          <table:table-cell office:value-type="float" office:value="9.0890000000000004" table:style-name="ce10">
            <text:p>9.089</text:p>
          </table:table-cell>
          <table:table-cell office:value-type="float" office:value="-8.2000000000000739E-2" table:formula="of:=[.B353]-[.E353]" table:style-name="ce30">
            <text:p>-0.082</text:p>
          </table:table-cell>
          <table:table-cell office:value-type="float" office:value="9.0020000000000007" table:style-name="ce10">
            <text:p>9.002</text:p>
          </table:table-cell>
          <table:table-cell office:value-type="float" office:value="4.9999999999990052E-3" table:formula="of:=[.B353]-[.G353]" table:style-name="ce30">
            <text:p>0.005</text:p>
          </table:table-cell>
          <table:table-cell office:value-type="float" office:value="8.9789999999999992" table:style-name="ce10">
            <text:p>8.979</text:p>
          </table:table-cell>
          <table:table-cell office:value-type="float" office:value="2.8000000000000469E-2" table:formula="of:=[.B353]-[.I353]" table:style-name="ce30">
            <text:p>0.028</text:p>
          </table:table-cell>
          <table:table-cell office:value-type="float" office:value="3.3737960815675247E-2" table:formula="of:=STDEV(ABS([.D353]);ABS([.F353]);ABS([.H353]);ABS([.J353]))" table:style-name="ce31">
            <text:p>0.034</text:p>
          </table:table-cell>
          <table:table-cell office:value-type="float" office:value="4.3250000000000011E-2" table:formula="of:=(ABS([.D353])+ABS([.F353])+ABS([.H353])+ABS([.J353]))/4" table:style-name="ce31">
            <text:p>0.043</text:p>
          </table:table-cell>
          <table:table-cell office:value-type="float" office:value="0.10199999999999999" table:style-name="ce32">
            <text:p>0.102</text:p>
          </table:table-cell>
          <table:table-cell office:value-type="float" office:value="0.10199999999999999" table:formula="of:=MAX([.M353];[.K353])" table:style-name="ce34">
            <text:p>0.10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5880000000000001" table:style-name="ce10">
            <text:p>6.588</text:p>
          </table:table-cell>
          <table:table-cell office:value-type="float" office:value="6.6580000000000004" table:style-name="ce10">
            <text:p>6.658</text:p>
          </table:table-cell>
          <table:table-cell office:value-type="float" office:value="-7.0000000000000284E-2" table:formula="of:=[.B354]-[.C354]" table:style-name="ce30">
            <text:p>-0.07</text:p>
          </table:table-cell>
          <table:table-cell office:value-type="float" office:value="6.5640000000000001" table:style-name="ce10">
            <text:p>6.564</text:p>
          </table:table-cell>
          <table:table-cell office:value-type="float" office:value="2.4000000000000021E-2" table:formula="of:=[.B354]-[.E354]" table:style-name="ce30">
            <text:p>0.024</text:p>
          </table:table-cell>
          <table:table-cell office:value-type="float" office:value="6.5220000000000002" table:style-name="ce10">
            <text:p>6.522</text:p>
          </table:table-cell>
          <table:table-cell office:value-type="float" office:value="6.5999999999999837E-2" table:formula="of:=[.B354]-[.G354]" table:style-name="ce30">
            <text:p>0.066</text:p>
          </table:table-cell>
          <table:table-cell office:value-type="float" office:value="6.5970000000000004" table:style-name="ce10">
            <text:p>6.597</text:p>
          </table:table-cell>
          <table:table-cell office:value-type="float" office:value="-9.0000000000003411E-3" table:formula="of:=[.B354]-[.I354]" table:style-name="ce30">
            <text:p>-0.009</text:p>
          </table:table-cell>
          <table:table-cell office:value-type="float" office:value="3.0401480227120439E-2" table:formula="of:=STDEV(ABS([.D354]);ABS([.F354]);ABS([.H354]);ABS([.J354]))" table:style-name="ce31">
            <text:p>0.030</text:p>
          </table:table-cell>
          <table:table-cell office:value-type="float" office:value="4.2250000000000121E-2" table:formula="of:=(ABS([.D354])+ABS([.F354])+ABS([.H354])+ABS([.J354]))/4" table:style-name="ce31">
            <text:p>0.042</text:p>
          </table:table-cell>
          <table:table-cell office:value-type="float" office:value="6.4000000000000001E-2" table:style-name="ce32">
            <text:p>0.064</text:p>
          </table:table-cell>
          <table:table-cell office:value-type="float" office:value="6.4000000000000001E-2" table:formula="of:=MAX([.M354];[.K354])" table:style-name="ce34">
            <text:p>0.0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952" table:style-name="ce10">
            <text:p>7.952</text:p>
          </table:table-cell>
          <table:table-cell office:value-type="float" office:value="8.0229999999999997" table:style-name="ce10">
            <text:p>8.023</text:p>
          </table:table-cell>
          <table:table-cell office:value-type="float" office:value="-7.099999999999973E-2" table:formula="of:=[.B355]-[.C355]" table:style-name="ce30">
            <text:p>-0.071</text:p>
          </table:table-cell>
          <table:table-cell office:value-type="float" office:value="7.9240000000000004" table:style-name="ce10">
            <text:p>7.924</text:p>
          </table:table-cell>
          <table:table-cell office:value-type="float" office:value="2.7999999999999581E-2" table:formula="of:=[.B355]-[.E355]" table:style-name="ce30">
            <text:p>0.028</text:p>
          </table:table-cell>
          <table:table-cell office:value-type="float" office:value="7.883" table:style-name="ce10">
            <text:p>7.883</text:p>
          </table:table-cell>
          <table:table-cell office:value-type="float" office:value="6.899999999999995E-2" table:formula="of:=[.B355]-[.G355]" table:style-name="ce30">
            <text:p>0.069</text:p>
          </table:table-cell>
          <table:table-cell office:value-type="float" office:value="7.9619999999999997" table:style-name="ce10">
            <text:p>7.962</text:p>
          </table:table-cell>
          <table:table-cell office:value-type="float" office:value="-9.9999999999997868E-3" table:formula="of:=[.B355]-[.I355]" table:style-name="ce30">
            <text:p>-0.01</text:p>
          </table:table-cell>
          <table:table-cell office:value-type="float" office:value="3.0358963530836669E-2" table:formula="of:=STDEV(ABS([.D355]);ABS([.F355]);ABS([.H355]);ABS([.J355]))" table:style-name="ce31">
            <text:p>0.030</text:p>
          </table:table-cell>
          <table:table-cell office:value-type="float" office:value="4.4499999999999762E-2" table:formula="of:=(ABS([.D355])+ABS([.F355])+ABS([.H355])+ABS([.J355]))/4" table:style-name="ce31">
            <text:p>0.044</text:p>
          </table:table-cell>
          <table:table-cell office:value-type="float" office:value="0.17" table:style-name="ce32">
            <text:p>0.17</text:p>
          </table:table-cell>
          <table:table-cell office:value-type="float" office:value="0.17" table:formula="of:=MAX([.M355];[.K355])" table:style-name="ce34">
            <text:p>0.17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9160000000000004" table:style-name="ce10">
            <text:p>6.916</text:p>
          </table:table-cell>
          <table:table-cell office:value-type="float" office:value="6.9779999999999998" table:style-name="ce10">
            <text:p>6.978</text:p>
          </table:table-cell>
          <table:table-cell office:value-type="float" office:value="-6.1999999999999389E-2" table:formula="of:=[.B356]-[.C356]" table:style-name="ce30">
            <text:p>-0.062</text:p>
          </table:table-cell>
          <table:table-cell office:value-type="float" office:value="6.9080000000000004" table:style-name="ce10">
            <text:p>6.908</text:p>
          </table:table-cell>
          <table:table-cell office:value-type="float" office:value="8.0000000000000071E-3" table:formula="of:=[.B356]-[.E356]" table:style-name="ce30">
            <text:p>0.008</text:p>
          </table:table-cell>
          <table:table-cell office:value-type="float" office:value="6.8860000000000001" table:style-name="ce10">
            <text:p>6.886</text:p>
          </table:table-cell>
          <table:table-cell office:value-type="float" office:value="3.0000000000000249E-2" table:formula="of:=[.B356]-[.G356]" table:style-name="ce30">
            <text:p>0.03</text:p>
          </table:table-cell>
          <table:table-cell office:value-type="float" office:value="6.9219999999999997" table:style-name="ce10">
            <text:p>6.922</text:p>
          </table:table-cell>
          <table:table-cell office:value-type="float" office:value="-5.9999999999993392E-3" table:formula="of:=[.B356]-[.I356]" table:style-name="ce30">
            <text:p>-0.006</text:p>
          </table:table-cell>
          <table:table-cell office:value-type="float" office:value="2.6044833140823311E-2" table:formula="of:=STDEV(ABS([.D356]);ABS([.F356]);ABS([.H356]);ABS([.J356]))" table:style-name="ce31">
            <text:p>0.026</text:p>
          </table:table-cell>
          <table:table-cell office:value-type="float" office:value="2.6499999999999746E-2" table:formula="of:=(ABS([.D356])+ABS([.F356])+ABS([.H356])+ABS([.J356]))/4" table:style-name="ce31">
            <text:p>0.026</text:p>
          </table:table-cell>
          <table:table-cell office:value-type="float" office:value="1.9E-2" table:style-name="ce32">
            <text:p>0.019</text:p>
          </table:table-cell>
          <table:table-cell office:value-type="float" office:value="2.6044833140823311E-2" table:formula="of:=MAX([.M356];[.K356])" table:style-name="ce34">
            <text:p>0.02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5039999999999996" table:style-name="ce10">
            <text:p>7.504</text:p>
          </table:table-cell>
          <table:table-cell office:value-type="float" office:value="7.5579999999999998" table:style-name="ce10">
            <text:p>7.558</text:p>
          </table:table-cell>
          <table:table-cell office:value-type="float" office:value="-5.400000000000027E-2" table:formula="of:=[.B357]-[.C357]" table:style-name="ce30">
            <text:p>-0.054</text:p>
          </table:table-cell>
          <table:table-cell office:value-type="float" office:value="7.4980000000000002" table:style-name="ce10">
            <text:p>7.498</text:p>
          </table:table-cell>
          <table:table-cell office:value-type="float" office:value="5.9999999999993392E-3" table:formula="of:=[.B357]-[.E357]" table:style-name="ce30">
            <text:p>0.006</text:p>
          </table:table-cell>
          <table:table-cell office:value-type="float" office:value="7.4729999999999999" table:style-name="ce10">
            <text:p>7.473</text:p>
          </table:table-cell>
          <table:table-cell office:value-type="float" office:value="3.0999999999999694E-2" table:formula="of:=[.B357]-[.G357]" table:style-name="ce30">
            <text:p>0.031</text:p>
          </table:table-cell>
          <table:table-cell office:value-type="float" office:value="7.5069999999999997" table:style-name="ce10">
            <text:p>7.507</text:p>
          </table:table-cell>
          <table:table-cell office:value-type="float" office:value="-3.0000000000001137E-3" table:formula="of:=[.B357]-[.I357]" table:style-name="ce30">
            <text:p>-0.003</text:p>
          </table:table-cell>
          <table:table-cell office:value-type="float" office:value="2.3895606290697251E-2" table:formula="of:=STDEV(ABS([.D357]);ABS([.F357]);ABS([.H357]);ABS([.J357]))" table:style-name="ce31">
            <text:p>0.024</text:p>
          </table:table-cell>
          <table:table-cell office:value-type="float" office:value="2.3499999999999854E-2" table:formula="of:=(ABS([.D357])+ABS([.F357])+ABS([.H357])+ABS([.J357]))/4" table:style-name="ce31">
            <text:p>0.023</text:p>
          </table:table-cell>
          <table:table-cell office:value-type="float" office:value="0.06" table:style-name="ce32">
            <text:p>0.06</text:p>
          </table:table-cell>
          <table:table-cell office:value-type="float" office:value="0.06" table:formula="of:=MAX([.M357];[.K357])" table:style-name="ce34">
            <text:p>0.06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8630000000000004" table:style-name="ce10">
            <text:p>6.863</text:p>
          </table:table-cell>
          <table:table-cell office:value-type="float" office:value="6.9569999999999999" table:style-name="ce10">
            <text:p>6.957</text:p>
          </table:table-cell>
          <table:table-cell office:value-type="float" office:value="-9.3999999999999417E-2" table:formula="of:=[.B358]-[.C358]" table:style-name="ce30">
            <text:p>-0.094</text:p>
          </table:table-cell>
          <table:table-cell office:value-type="float" office:value="6.8250000000000002" table:style-name="ce10">
            <text:p>6.825</text:p>
          </table:table-cell>
          <table:table-cell office:value-type="float" office:value="3.8000000000000256E-2" table:formula="of:=[.B358]-[.E358]" table:style-name="ce30">
            <text:p>0.038</text:p>
          </table:table-cell>
          <table:table-cell office:value-type="float" office:value="6.7329999999999997" table:style-name="ce10">
            <text:p>6.733</text:p>
          </table:table-cell>
          <table:table-cell office:value-type="float" office:value="0.13000000000000078" table:formula="of:=[.B358]-[.G358]" table:style-name="ce30">
            <text:p>0.13</text:p>
          </table:table-cell>
          <table:table-cell office:value-type="float" office:value="6.8769999999999998" table:style-name="ce10">
            <text:p>6.877</text:p>
          </table:table-cell>
          <table:table-cell office:value-type="float" office:value="-1.3999999999999346E-2" table:formula="of:=[.B358]-[.I358]" table:style-name="ce30">
            <text:p>-0.014</text:p>
          </table:table-cell>
          <table:table-cell office:value-type="float" office:value="5.2700411130591505E-2" table:formula="of:=STDEV(ABS([.D358]);ABS([.F358]);ABS([.H358]);ABS([.J358]))" table:style-name="ce31">
            <text:p>0.053</text:p>
          </table:table-cell>
          <table:table-cell office:value-type="float" office:value="6.899999999999995E-2" table:formula="of:=(ABS([.D358])+ABS([.F358])+ABS([.H358])+ABS([.J358]))/4" table:style-name="ce31">
            <text:p>0.069</text:p>
          </table:table-cell>
          <table:table-cell office:value-type="float" office:value="7.0000000000000007E-2" table:style-name="ce32">
            <text:p>0.07</text:p>
          </table:table-cell>
          <table:table-cell office:value-type="float" office:value="7.0000000000000007E-2" table:formula="of:=MAX([.M358];[.K358])" table:style-name="ce34">
            <text:p>0.07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9080000000000004" table:style-name="ce10">
            <text:p>5.908</text:p>
          </table:table-cell>
          <table:table-cell office:value-type="float" office:value="6.0279999999999996" table:style-name="ce10">
            <text:p>6.028</text:p>
          </table:table-cell>
          <table:table-cell office:value-type="float" office:value="-0.11999999999999922" table:formula="of:=[.B359]-[.C359]" table:style-name="ce30">
            <text:p>-0.12</text:p>
          </table:table-cell>
          <table:table-cell office:value-type="float" office:value="5.9039999999999999" table:style-name="ce10">
            <text:p>5.904</text:p>
          </table:table-cell>
          <table:table-cell office:value-type="float" office:value="4.0000000000004476E-3" table:formula="of:=[.B359]-[.E359]" table:style-name="ce30">
            <text:p>0.004</text:p>
          </table:table-cell>
          <table:table-cell office:value-type="float" office:value="5.8339999999999996" table:style-name="ce10">
            <text:p>5.834</text:p>
          </table:table-cell>
          <table:table-cell office:value-type="float" office:value="7.4000000000000732E-2" table:formula="of:=[.B359]-[.G359]" table:style-name="ce30">
            <text:p>0.074</text:p>
          </table:table-cell>
          <table:table-cell office:value-type="float" office:value="5.9180000000000001" table:style-name="ce10">
            <text:p>5.918</text:p>
          </table:table-cell>
          <table:table-cell office:value-type="float" office:value="-9.9999999999997868E-3" table:formula="of:=[.B359]-[.I359]" table:style-name="ce30">
            <text:p>-0.01</text:p>
          </table:table-cell>
          <table:table-cell office:value-type="float" office:value="5.5305213738549401E-2" table:formula="of:=STDEV(ABS([.D359]);ABS([.F359]);ABS([.H359]);ABS([.J359]))" table:style-name="ce31">
            <text:p>0.055</text:p>
          </table:table-cell>
          <table:table-cell office:value-type="float" office:value="5.2000000000000046E-2" table:formula="of:=(ABS([.D359])+ABS([.F359])+ABS([.H359])+ABS([.J359]))/4" table:style-name="ce31">
            <text:p>0.052</text:p>
          </table:table-cell>
          <table:table-cell office:value-type="float" office:value="0.12" table:style-name="ce32">
            <text:p>0.12</text:p>
          </table:table-cell>
          <table:table-cell office:value-type="float" office:value="0.12" table:formula="of:=MAX([.M359];[.K359])" table:style-name="ce34">
            <text:p>0.12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8559999999999999" table:style-name="ce10">
            <text:p>4.856</text:p>
          </table:table-cell>
          <table:table-cell office:value-type="float" office:value="4.8819999999999997" table:style-name="ce10">
            <text:p>4.882</text:p>
          </table:table-cell>
          <table:table-cell office:value-type="float" office:value="-2.5999999999999801E-2" table:formula="of:=[.B360]-[.C360]" table:style-name="ce30">
            <text:p>-0.026</text:p>
          </table:table-cell>
          <table:table-cell office:value-type="float" office:value="4.93" table:style-name="ce10">
            <text:p>4.93</text:p>
          </table:table-cell>
          <table:table-cell office:value-type="float" office:value="-7.3999999999999844E-2" table:formula="of:=[.B360]-[.E360]" table:style-name="ce30">
            <text:p>-0.074</text:p>
          </table:table-cell>
          <table:table-cell office:value-type="float" office:value="4.7279999999999998" table:style-name="ce10">
            <text:p>4.728</text:p>
          </table:table-cell>
          <table:table-cell office:value-type="float" office:value="0.12800000000000011" table:formula="of:=[.B360]-[.G360]" table:style-name="ce30">
            <text:p>0.128</text:p>
          </table:table-cell>
          <table:table-cell office:value-type="float" office:value="4.8460000000000001" table:style-name="ce10">
            <text:p>4.846</text:p>
          </table:table-cell>
          <table:table-cell office:value-type="float" office:value="9.9999999999997868E-3" table:formula="of:=[.B360]-[.I360]" table:style-name="ce30">
            <text:p>0.01</text:p>
          </table:table-cell>
          <table:table-cell office:value-type="float" office:value="5.3150729063673394E-2" table:formula="of:=STDEV(ABS([.D360]);ABS([.F360]);ABS([.H360]);ABS([.J360]))" table:style-name="ce31">
            <text:p>0.053</text:p>
          </table:table-cell>
          <table:table-cell office:value-type="float" office:value="5.9499999999999886E-2" table:formula="of:=(ABS([.D360])+ABS([.F360])+ABS([.H360])+ABS([.J360]))/4" table:style-name="ce31">
            <text:p>0.059</text:p>
          </table:table-cell>
          <table:table-cell office:value-type="float" office:value="0.157" table:style-name="ce32">
            <text:p>0.157</text:p>
          </table:table-cell>
          <table:table-cell office:value-type="float" office:value="0.157" table:formula="of:=MAX([.M360];[.K360])" table:style-name="ce34">
            <text:p>0.15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7460000000000004" table:style-name="ce10">
            <text:p>7.746</text:p>
          </table:table-cell>
          <table:table-cell office:value-type="float" office:value="7.8369999999999997" table:style-name="ce10">
            <text:p>7.837</text:p>
          </table:table-cell>
          <table:table-cell office:value-type="float" office:value="-9.0999999999999304E-2" table:formula="of:=[.B361]-[.C361]" table:style-name="ce30">
            <text:p>-0.091</text:p>
          </table:table-cell>
          <table:table-cell office:value-type="float" office:value="7.7279999999999998" table:style-name="ce10">
            <text:p>7.728</text:p>
          </table:table-cell>
          <table:table-cell office:value-type="float" office:value="1.8000000000000682E-2" table:formula="of:=[.B361]-[.E361]" table:style-name="ce30">
            <text:p>0.018</text:p>
          </table:table-cell>
          <table:table-cell office:value-type="float" office:value="7.6509999999999998" table:style-name="ce10">
            <text:p>7.651</text:p>
          </table:table-cell>
          <table:table-cell office:value-type="float" office:value="9.5000000000000639E-2" table:formula="of:=[.B361]-[.G361]" table:style-name="ce30">
            <text:p>0.095</text:p>
          </table:table-cell>
          <table:table-cell office:value-type="float" office:value="7.75" table:style-name="ce10">
            <text:p>7.75</text:p>
          </table:table-cell>
          <table:table-cell office:value-type="float" office:value="-3.9999999999995595E-3" table:formula="of:=[.B361]-[.I361]" table:style-name="ce30">
            <text:p>-0.004</text:p>
          </table:table-cell>
          <table:table-cell office:value-type="float" office:value="4.7714428286071552E-2" table:formula="of:=STDEV(ABS([.D361]);ABS([.F361]);ABS([.H361]);ABS([.J361]))" table:style-name="ce31">
            <text:p>0.048</text:p>
          </table:table-cell>
          <table:table-cell office:value-type="float" office:value="5.2000000000000046E-2" table:formula="of:=(ABS([.D361])+ABS([.F361])+ABS([.H361])+ABS([.J361]))/4" table:style-name="ce31">
            <text:p>0.052</text:p>
          </table:table-cell>
          <table:table-cell office:value-type="float" office:value="0.105" table:style-name="ce32">
            <text:p>0.105</text:p>
          </table:table-cell>
          <table:table-cell office:value-type="float" office:value="0.105" table:formula="of:=MAX([.M361];[.K361])" table:style-name="ce34">
            <text:p>0.10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6.55" table:style-name="ce10">
            <text:p>6.55</text:p>
          </table:table-cell>
          <table:table-cell office:value-type="float" office:value="6.548" table:style-name="ce10">
            <text:p>6.548</text:p>
          </table:table-cell>
          <table:table-cell office:value-type="float" office:value="1.9999999999997797E-3" table:formula="of:=[.B362]-[.C362]" table:style-name="ce30">
            <text:p>0.002</text:p>
          </table:table-cell>
          <table:table-cell office:value-type="float" office:value="6.6269999999999998" table:style-name="ce10">
            <text:p>6.627</text:p>
          </table:table-cell>
          <table:table-cell office:value-type="float" office:value="-7.6999999999999957E-2" table:formula="of:=[.B362]-[.E362]" table:style-name="ce30">
            <text:p>-0.077</text:p>
          </table:table-cell>
          <table:table-cell office:value-type="float" office:value="6.5129999999999999" table:style-name="ce10">
            <text:p>6.513</text:p>
          </table:table-cell>
          <table:table-cell office:value-type="float" office:value="3.6999999999999922E-2" table:formula="of:=[.B362]-[.G362]" table:style-name="ce30">
            <text:p>0.037</text:p>
          </table:table-cell>
          <table:table-cell office:value-type="float" office:value="6.5339999999999998" table:style-name="ce10">
            <text:p>6.534</text:p>
          </table:table-cell>
          <table:table-cell office:value-type="float" office:value="1.6000000000000014E-2" table:formula="of:=[.B362]-[.I362]" table:style-name="ce30">
            <text:p>0.016</text:p>
          </table:table-cell>
          <table:table-cell office:value-type="float" office:value="3.2670067850148948E-2" table:formula="of:=STDEV(ABS([.D362]);ABS([.F362]);ABS([.H362]);ABS([.J362]))" table:style-name="ce31">
            <text:p>0.033</text:p>
          </table:table-cell>
          <table:table-cell office:value-type="float" office:value="3.2999999999999918E-2" table:formula="of:=(ABS([.D362])+ABS([.F362])+ABS([.H362])+ABS([.J362]))/4" table:style-name="ce31">
            <text:p>0.033</text:p>
          </table:table-cell>
          <table:table-cell office:value-type="float" office:value="6.8000000000000005E-2" table:style-name="ce32">
            <text:p>0.068</text:p>
          </table:table-cell>
          <table:table-cell office:value-type="float" office:value="6.8000000000000005E-2" table:formula="of:=MAX([.M362];[.K362])" table:style-name="ce34">
            <text:p>0.06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61" table:style-name="ce10">
            <text:p>6.61</text:p>
          </table:table-cell>
          <table:table-cell office:value-type="float" office:value="6.7210000000000001" table:style-name="ce10">
            <text:p>6.721</text:p>
          </table:table-cell>
          <table:table-cell office:value-type="float" office:value="-0.11099999999999977" table:formula="of:=[.B363]-[.C363]" table:style-name="ce30">
            <text:p>-0.111</text:p>
          </table:table-cell>
          <table:table-cell office:value-type="float" office:value="6.6050000000000004" table:style-name="ce10">
            <text:p>6.605</text:p>
          </table:table-cell>
          <table:table-cell office:value-type="float" office:value="4.9999999999998934E-3" table:formula="of:=[.B363]-[.E363]" table:style-name="ce30">
            <text:p>0.005</text:p>
          </table:table-cell>
          <table:table-cell office:value-type="float" office:value="6.5170000000000003" table:style-name="ce10">
            <text:p>6.517</text:p>
          </table:table-cell>
          <table:table-cell office:value-type="float" office:value="9.2999999999999972E-2" table:formula="of:=[.B363]-[.G363]" table:style-name="ce30">
            <text:p>0.093</text:p>
          </table:table-cell>
          <table:table-cell office:value-type="float" office:value="6.6239999999999997" table:style-name="ce10">
            <text:p>6.624</text:p>
          </table:table-cell>
          <table:table-cell office:value-type="float" office:value="-1.3999999999999346E-2" table:formula="of:=[.B363]-[.I363]" table:style-name="ce30">
            <text:p>-0.014</text:p>
          </table:table-cell>
          <table:table-cell office:value-type="float" office:value="5.4033168825577377E-2" table:formula="of:=STDEV(ABS([.D363]);ABS([.F363]);ABS([.H363]);ABS([.J363]))" table:style-name="ce31">
            <text:p>0.054</text:p>
          </table:table-cell>
          <table:table-cell office:value-type="float" office:value="5.5749999999999744E-2" table:formula="of:=(ABS([.D363])+ABS([.F363])+ABS([.H363])+ABS([.J363]))/4" table:style-name="ce31">
            <text:p>0.056</text:p>
          </table:table-cell>
          <table:table-cell office:value-type="float" office:value="0.09" table:style-name="ce32">
            <text:p>0.09</text:p>
          </table:table-cell>
          <table:table-cell office:value-type="float" office:value="0.09" table:formula="of:=MAX([.M363];[.K363])" table:style-name="ce34">
            <text:p>0.09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Alf02_Cap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9.0879999999999992" table:style-name="ce10">
            <text:p>9.088</text:p>
          </table:table-cell>
          <table:table-cell office:value-type="float" office:value="9.0950000000000006" table:style-name="ce10">
            <text:p>9.095</text:p>
          </table:table-cell>
          <table:table-cell office:value-type="float" office:value="-7.0000000000014495E-3" table:formula="of:=[.B367]-[.C367]" table:style-name="ce30">
            <text:p>-0.007</text:p>
          </table:table-cell>
          <table:table-cell office:value-type="float" office:value="9.2629999999999999" table:style-name="ce10">
            <text:p>9.263</text:p>
          </table:table-cell>
          <table:table-cell office:value-type="float" office:value="-0.17500000000000071" table:formula="of:=[.B367]-[.E367]" table:style-name="ce30">
            <text:p>-0.175</text:p>
          </table:table-cell>
          <table:table-cell office:value-type="float" office:value="9.08" table:style-name="ce10">
            <text:p>9.08</text:p>
          </table:table-cell>
          <table:table-cell office:value-type="float" office:value="7.9999999999991189E-3" table:formula="of:=[.B367]-[.G367]" table:style-name="ce30">
            <text:p>0.008</text:p>
          </table:table-cell>
          <table:table-cell office:value-type="float" office:value="9.2040000000000006" table:style-name="ce10">
            <text:p>9.204</text:p>
          </table:table-cell>
          <table:table-cell office:value-type="float" office:value="-0.11600000000000144" table:formula="of:=[.B367]-[.I367]" table:style-name="ce30">
            <text:p>-0.116</text:p>
          </table:table-cell>
          <table:table-cell office:value-type="float" office:value="8.3236610534868555E-2" table:formula="of:=STDEV(ABS([.D367]);ABS([.F367]);ABS([.H367]);ABS([.J367]))" table:style-name="ce31">
            <text:p>0.083</text:p>
          </table:table-cell>
          <table:table-cell office:value-type="float" office:value="7.6500000000000679E-2" table:formula="of:=(ABS([.D367])+ABS([.F367])+ABS([.H367])+ABS([.J367]))/4" table:style-name="ce31">
            <text:p>0.077</text:p>
          </table:table-cell>
          <table:table-cell office:value-type="string" table:style-name="ce32">
            <text:p>0.</text:p>
          </table:table-cell>
          <table:table-cell office:value-type="float" office:value="8.3236610534868555E-2" table:formula="of:=MAX([.M367];[.K367])" table:style-name="ce34">
            <text:p>0.08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5579999999999998" table:style-name="ce10">
            <text:p>6.558</text:p>
          </table:table-cell>
          <table:table-cell office:value-type="float" office:value="6.6059999999999999" table:style-name="ce10">
            <text:p>6.606</text:p>
          </table:table-cell>
          <table:table-cell office:value-type="float" office:value="-4.8000000000000043E-2" table:formula="of:=[.B368]-[.C368]" table:style-name="ce30">
            <text:p>-0.048</text:p>
          </table:table-cell>
          <table:table-cell office:value-type="float" office:value="6.4969999999999999" table:style-name="ce10">
            <text:p>6.497</text:p>
          </table:table-cell>
          <table:table-cell office:value-type="float" office:value="6.0999999999999943E-2" table:formula="of:=[.B368]-[.E368]" table:style-name="ce30">
            <text:p>0.061</text:p>
          </table:table-cell>
          <table:table-cell office:value-type="float" office:value="6.4580000000000002" table:style-name="ce10">
            <text:p>6.458</text:p>
          </table:table-cell>
          <table:table-cell office:value-type="float" office:value="9.9999999999999645E-2" table:formula="of:=[.B368]-[.G368]" table:style-name="ce30">
            <text:p>0.1</text:p>
          </table:table-cell>
          <table:table-cell office:value-type="float" office:value="6.5490000000000004" table:style-name="ce10">
            <text:p>6.549</text:p>
          </table:table-cell>
          <table:table-cell office:value-type="float" office:value="8.9999999999994529E-3" table:formula="of:=[.B368]-[.I368]" table:style-name="ce30">
            <text:p>0.009</text:p>
          </table:table-cell>
          <table:table-cell office:value-type="float" office:value="3.7527767497325761E-2" table:formula="of:=STDEV(ABS([.D368]);ABS([.F368]);ABS([.H368]);ABS([.J368]))" table:style-name="ce31">
            <text:p>0.038</text:p>
          </table:table-cell>
          <table:table-cell office:value-type="float" office:value="5.4499999999999771E-2" table:formula="of:=(ABS([.D368])+ABS([.F368])+ABS([.H368])+ABS([.J368]))/4" table:style-name="ce31">
            <text:p>0.054</text:p>
          </table:table-cell>
          <table:table-cell office:value-type="float" office:value="0.112" table:style-name="ce32">
            <text:p>0.112</text:p>
          </table:table-cell>
          <table:table-cell office:value-type="float" office:value="0.112" table:formula="of:=MAX([.M368];[.K368])" table:style-name="ce34">
            <text:p>0.11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6340000000000003" table:style-name="ce10">
            <text:p>7.634</text:p>
          </table:table-cell>
          <table:table-cell office:value-type="float" office:value="7.6680000000000001" table:style-name="ce10">
            <text:p>7.668</text:p>
          </table:table-cell>
          <table:table-cell office:value-type="float" office:value="-3.3999999999999808E-2" table:formula="of:=[.B369]-[.C369]" table:style-name="ce30">
            <text:p>-0.034</text:p>
          </table:table-cell>
          <table:table-cell office:value-type="float" office:value="7.5960000000000001" table:style-name="ce10">
            <text:p>7.596</text:p>
          </table:table-cell>
          <table:table-cell office:value-type="float" office:value="3.8000000000000256E-2" table:formula="of:=[.B369]-[.E369]" table:style-name="ce30">
            <text:p>0.038</text:p>
          </table:table-cell>
          <table:table-cell office:value-type="float" office:value="7.5410000000000004" table:style-name="ce10">
            <text:p>7.541</text:p>
          </table:table-cell>
          <table:table-cell office:value-type="float" office:value="9.2999999999999972E-2" table:formula="of:=[.B369]-[.G369]" table:style-name="ce30">
            <text:p>0.093</text:p>
          </table:table-cell>
          <table:table-cell office:value-type="float" office:value="7.6440000000000001" table:style-name="ce10">
            <text:p>7.644</text:p>
          </table:table-cell>
          <table:table-cell office:value-type="float" office:value="-9.9999999999997868E-3" table:formula="of:=[.B369]-[.I369]" table:style-name="ce30">
            <text:p>-0.01</text:p>
          </table:table-cell>
          <table:table-cell office:value-type="float" office:value="3.5084421994193822E-2" table:formula="of:=STDEV(ABS([.D369]);ABS([.F369]);ABS([.H369]);ABS([.J369]))" table:style-name="ce31">
            <text:p>0.035</text:p>
          </table:table-cell>
          <table:table-cell office:value-type="float" office:value="4.3749999999999956E-2" table:formula="of:=(ABS([.D369])+ABS([.F369])+ABS([.H369])+ABS([.J369]))/4" table:style-name="ce31">
            <text:p>0.044</text:p>
          </table:table-cell>
          <table:table-cell office:value-type="float" office:value="7.6999999999999999E-2" table:style-name="ce32">
            <text:p>0.077</text:p>
          </table:table-cell>
          <table:table-cell office:value-type="float" office:value="7.6999999999999999E-2" table:formula="of:=MAX([.M369];[.K369])" table:style-name="ce34">
            <text:p>0.07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6609999999999996" table:style-name="ce10">
            <text:p>6.661</text:p>
          </table:table-cell>
          <table:table-cell office:value-type="float" office:value="6.702" table:style-name="ce10">
            <text:p>6.702</text:p>
          </table:table-cell>
          <table:table-cell office:value-type="float" office:value="-4.1000000000000369E-2" table:formula="of:=[.B370]-[.C370]" table:style-name="ce30">
            <text:p>-0.041</text:p>
          </table:table-cell>
          <table:table-cell office:value-type="float" office:value="6.6509999999999998" table:style-name="ce10">
            <text:p>6.651</text:p>
          </table:table-cell>
          <table:table-cell office:value-type="float" office:value="9.9999999999997868E-3" table:formula="of:=[.B370]-[.E370]" table:style-name="ce30">
            <text:p>0.01</text:p>
          </table:table-cell>
          <table:table-cell office:value-type="float" office:value="6.6269999999999998" table:style-name="ce10">
            <text:p>6.627</text:p>
          </table:table-cell>
          <table:table-cell office:value-type="float" office:value="3.3999999999999808E-2" table:formula="of:=[.B370]-[.G370]" table:style-name="ce30">
            <text:p>0.034</text:p>
          </table:table-cell>
          <table:table-cell office:value-type="float" office:value="6.6619999999999999" table:style-name="ce10">
            <text:p>6.662</text:p>
          </table:table-cell>
          <table:table-cell office:value-type="float" office:value="-1.000000000000334E-3" table:formula="of:=[.B370]-[.I370]" table:style-name="ce30">
            <text:p>-0.001</text:p>
          </table:table-cell>
          <table:table-cell office:value-type="float" office:value="1.9052558883257659E-2" table:formula="of:=STDEV(ABS([.D370]);ABS([.F370]);ABS([.H370]);ABS([.J370]))" table:style-name="ce31">
            <text:p>0.019</text:p>
          </table:table-cell>
          <table:table-cell office:value-type="float" office:value="2.1500000000000075E-2" table:formula="of:=(ABS([.D370])+ABS([.F370])+ABS([.H370])+ABS([.J370]))/4" table:style-name="ce31">
            <text:p>0.022</text:p>
          </table:table-cell>
          <table:table-cell office:value-type="string" table:style-name="ce32">
            <text:p>0.</text:p>
          </table:table-cell>
          <table:table-cell office:value-type="float" office:value="1.9052558883257659E-2" table:formula="of:=MAX([.M370];[.K370])" table:style-name="ce34">
            <text:p>0.01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77" table:style-name="ce10">
            <text:p>7.77</text:p>
          </table:table-cell>
          <table:table-cell office:value-type="float" office:value="7.7560000000000002" table:style-name="ce10">
            <text:p>7.756</text:p>
          </table:table-cell>
          <table:table-cell office:value-type="float" office:value="1.3999999999999346E-2" table:formula="of:=[.B371]-[.C371]" table:style-name="ce30">
            <text:p>0.014</text:p>
          </table:table-cell>
          <table:table-cell office:value-type="float" office:value="7.8150000000000004" table:style-name="ce10">
            <text:p>7.815</text:p>
          </table:table-cell>
          <table:table-cell office:value-type="float" office:value="-4.5000000000000817E-2" table:formula="of:=[.B371]-[.E371]" table:style-name="ce30">
            <text:p>-0.045</text:p>
          </table:table-cell>
          <table:table-cell office:value-type="float" office:value="7.7069999999999999" table:style-name="ce10">
            <text:p>7.707</text:p>
          </table:table-cell>
          <table:table-cell office:value-type="float" office:value="6.2999999999999723E-2" table:formula="of:=[.B371]-[.G371]" table:style-name="ce30">
            <text:p>0.063</text:p>
          </table:table-cell>
          <table:table-cell office:value-type="float" office:value="7.8140000000000001" table:style-name="ce10">
            <text:p>7.814</text:p>
          </table:table-cell>
          <table:table-cell office:value-type="float" office:value="-4.4000000000000483E-2" table:formula="of:=[.B371]-[.I371]" table:style-name="ce30">
            <text:p>-0.044</text:p>
          </table:table-cell>
          <table:table-cell office:value-type="float" office:value="2.0305992547357633E-2" table:formula="of:=STDEV(ABS([.D371]);ABS([.F371]);ABS([.H371]);ABS([.J371]))" table:style-name="ce31">
            <text:p>0.020</text:p>
          </table:table-cell>
          <table:table-cell office:value-type="float" office:value="4.1500000000000092E-2" table:formula="of:=(ABS([.D371])+ABS([.F371])+ABS([.H371])+ABS([.J371]))/4" table:style-name="ce31">
            <text:p>0.042</text:p>
          </table:table-cell>
          <table:table-cell office:value-type="float" office:value="0.112" table:style-name="ce32">
            <text:p>0.112</text:p>
          </table:table-cell>
          <table:table-cell office:value-type="float" office:value="0.112" table:formula="of:=MAX([.M371];[.K371])" table:style-name="ce34">
            <text:p>0.11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3959999999999999" table:style-name="ce10">
            <text:p>6.396</text:p>
          </table:table-cell>
          <table:table-cell office:value-type="float" office:value="6.4580000000000002" table:style-name="ce10">
            <text:p>6.458</text:p>
          </table:table-cell>
          <table:table-cell office:value-type="float" office:value="-6.2000000000000277E-2" table:formula="of:=[.B372]-[.C372]" table:style-name="ce30">
            <text:p>-0.062</text:p>
          </table:table-cell>
          <table:table-cell office:value-type="float" office:value="6.3310000000000004" table:style-name="ce10">
            <text:p>6.331</text:p>
          </table:table-cell>
          <table:table-cell office:value-type="float" office:value="6.4999999999999503E-2" table:formula="of:=[.B372]-[.E372]" table:style-name="ce30">
            <text:p>0.065</text:p>
          </table:table-cell>
          <table:table-cell office:value-type="float" office:value="6.2329999999999997" table:style-name="ce10">
            <text:p>6.233</text:p>
          </table:table-cell>
          <table:table-cell office:value-type="float" office:value="0.16300000000000026" table:formula="of:=[.B372]-[.G372]" table:style-name="ce30">
            <text:p>0.163</text:p>
          </table:table-cell>
          <table:table-cell office:value-type="float" office:value="6.383" table:style-name="ce10">
            <text:p>6.383</text:p>
          </table:table-cell>
          <table:table-cell office:value-type="float" office:value="1.2999999999999901E-2" table:formula="of:=[.B372]-[.I372]" table:style-name="ce30">
            <text:p>0.013</text:p>
          </table:table-cell>
          <table:table-cell office:value-type="float" office:value="6.2861620511512048E-2" table:formula="of:=STDEV(ABS([.D372]);ABS([.F372]);ABS([.H372]);ABS([.J372]))" table:style-name="ce31">
            <text:p>0.063</text:p>
          </table:table-cell>
          <table:table-cell office:value-type="float" office:value="7.5749999999999984E-2" table:formula="of:=(ABS([.D372])+ABS([.F372])+ABS([.H372])+ABS([.J372]))/4" table:style-name="ce31">
            <text:p>0.076</text:p>
          </table:table-cell>
          <table:table-cell office:value-type="float" office:value="9.8000000000000004E-2" table:style-name="ce32">
            <text:p>0.098</text:p>
          </table:table-cell>
          <table:table-cell office:value-type="float" office:value="9.8000000000000004E-2" table:formula="of:=MAX([.M372];[.K372])" table:style-name="ce34">
            <text:p>0.09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1429999999999998" table:style-name="ce10">
            <text:p>5.143</text:p>
          </table:table-cell>
          <table:table-cell office:value-type="float" office:value="5.226" table:style-name="ce10">
            <text:p>5.226</text:p>
          </table:table-cell>
          <table:table-cell office:value-type="float" office:value="-8.3000000000000185E-2" table:formula="of:=[.B373]-[.C373]" table:style-name="ce30">
            <text:p>-0.083</text:p>
          </table:table-cell>
          <table:table-cell office:value-type="float" office:value="5.1390000000000002" table:style-name="ce10">
            <text:p>5.139</text:p>
          </table:table-cell>
          <table:table-cell office:value-type="float" office:value="3.9999999999995595E-3" table:formula="of:=[.B373]-[.E373]" table:style-name="ce30">
            <text:p>0.004</text:p>
          </table:table-cell>
          <table:table-cell office:value-type="float" office:value="5.0819999999999999" table:style-name="ce10">
            <text:p>5.082</text:p>
          </table:table-cell>
          <table:table-cell office:value-type="float" office:value="6.0999999999999943E-2" table:formula="of:=[.B373]-[.G373]" table:style-name="ce30">
            <text:p>0.061</text:p>
          </table:table-cell>
          <table:table-cell office:value-type="float" office:value="5.1479999999999997" table:style-name="ce10">
            <text:p>5.148</text:p>
          </table:table-cell>
          <table:table-cell office:value-type="float" office:value="-4.9999999999998934E-3" table:formula="of:=[.B373]-[.I373]" table:style-name="ce30">
            <text:p>-0.005</text:p>
          </table:table-cell>
          <table:table-cell office:value-type="float" office:value="3.9994791327538519E-2" table:formula="of:=STDEV(ABS([.D373]);ABS([.F373]);ABS([.H373]);ABS([.J373]))" table:style-name="ce31">
            <text:p>0.040</text:p>
          </table:table-cell>
          <table:table-cell office:value-type="float" office:value="3.8249999999999895E-2" table:formula="of:=(ABS([.D373])+ABS([.F373])+ABS([.H373])+ABS([.J373]))/4" table:style-name="ce31">
            <text:p>0.038</text:p>
          </table:table-cell>
          <table:table-cell office:value-type="float" office:value="0.13600000000000001" table:style-name="ce32">
            <text:p>0.136</text:p>
          </table:table-cell>
          <table:table-cell office:value-type="float" office:value="0.13600000000000001" table:formula="of:=MAX([.M373];[.K373])" table:style-name="ce34">
            <text:p>0.13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4329999999999998" table:style-name="ce10">
            <text:p>5.433</text:p>
          </table:table-cell>
          <table:table-cell office:value-type="float" office:value="5.415" table:style-name="ce10">
            <text:p>5.415</text:p>
          </table:table-cell>
          <table:table-cell office:value-type="float" office:value="1.7999999999999794E-2" table:formula="of:=[.B374]-[.C374]" table:style-name="ce30">
            <text:p>0.018</text:p>
          </table:table-cell>
          <table:table-cell office:value-type="float" office:value="5.5960000000000001" table:style-name="ce10">
            <text:p>5.596</text:p>
          </table:table-cell>
          <table:table-cell office:value-type="float" office:value="-0.16300000000000026" table:formula="of:=[.B374]-[.E374]" table:style-name="ce30">
            <text:p>-0.163</text:p>
          </table:table-cell>
          <table:table-cell office:value-type="float" office:value="5.2839999999999998" table:style-name="ce10">
            <text:p>5.284</text:p>
          </table:table-cell>
          <table:table-cell office:value-type="float" office:value="0.14900000000000002" table:formula="of:=[.B374]-[.G374]" table:style-name="ce30">
            <text:p>0.149</text:p>
          </table:table-cell>
          <table:table-cell office:value-type="float" office:value="5.516" table:style-name="ce10">
            <text:p>5.516</text:p>
          </table:table-cell>
          <table:table-cell office:value-type="float" office:value="-8.3000000000000185E-2" table:formula="of:=[.B374]-[.I374]" table:style-name="ce30">
            <text:p>-0.083</text:p>
          </table:table-cell>
          <table:table-cell office:value-type="float" office:value="6.6685205755599844E-2" table:formula="of:=STDEV(ABS([.D374]);ABS([.F374]);ABS([.H374]);ABS([.J374]))" table:style-name="ce31">
            <text:p>0.067</text:p>
          </table:table-cell>
          <table:table-cell office:value-type="float" office:value="0.10325000000000006" table:formula="of:=(ABS([.D374])+ABS([.F374])+ABS([.H374])+ABS([.J374]))/4" table:style-name="ce31">
            <text:p>0.103</text:p>
          </table:table-cell>
          <table:table-cell office:value-type="float" office:value="0.27500000000000002" table:style-name="ce32">
            <text:p>0.275</text:p>
          </table:table-cell>
          <table:table-cell office:value-type="float" office:value="0.27500000000000002" table:formula="of:=MAX([.M374];[.K374])" table:style-name="ce34">
            <text:p>0.27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6379999999999999" table:style-name="ce10">
            <text:p>7.638</text:p>
          </table:table-cell>
          <table:table-cell office:value-type="float" office:value="7.6820000000000004" table:style-name="ce10">
            <text:p>7.682</text:p>
          </table:table-cell>
          <table:table-cell office:value-type="float" office:value="-4.4000000000000483E-2" table:formula="of:=[.B375]-[.C375]" table:style-name="ce30">
            <text:p>-0.044</text:p>
          </table:table-cell>
          <table:table-cell office:value-type="float" office:value="7.6479999999999997" table:style-name="ce10">
            <text:p>7.648</text:p>
          </table:table-cell>
          <table:table-cell office:value-type="float" office:value="-9.9999999999997868E-3" table:formula="of:=[.B375]-[.E375]" table:style-name="ce30">
            <text:p>-0.01</text:p>
          </table:table-cell>
          <table:table-cell office:value-type="float" office:value="7.4930000000000003" table:style-name="ce10">
            <text:p>7.493</text:p>
          </table:table-cell>
          <table:table-cell office:value-type="float" office:value="0.14499999999999957" table:formula="of:=[.B375]-[.G375]" table:style-name="ce30">
            <text:p>0.145</text:p>
          </table:table-cell>
          <table:table-cell office:value-type="float" office:value="7.6619999999999999" table:style-name="ce10">
            <text:p>7.662</text:p>
          </table:table-cell>
          <table:table-cell office:value-type="float" office:value="-2.4000000000000021E-2" table:formula="of:=[.B375]-[.I375]" table:style-name="ce30">
            <text:p>-0.024</text:p>
          </table:table-cell>
          <table:table-cell office:value-type="float" office:value="6.1113964579845768E-2" table:formula="of:=STDEV(ABS([.D375]);ABS([.F375]);ABS([.H375]);ABS([.J375]))" table:style-name="ce31">
            <text:p>0.061</text:p>
          </table:table-cell>
          <table:table-cell office:value-type="float" office:value="5.5749999999999966E-2" table:formula="of:=(ABS([.D375])+ABS([.F375])+ABS([.H375])+ABS([.J375]))/4" table:style-name="ce31">
            <text:p>0.056</text:p>
          </table:table-cell>
          <table:table-cell office:value-type="float" office:value="0.113" table:style-name="ce32">
            <text:p>0.113</text:p>
          </table:table-cell>
          <table:table-cell office:value-type="float" office:value="0.113" table:formula="of:=MAX([.M375];[.K375])" table:style-name="ce34">
            <text:p>0.11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7320000000000002" table:style-name="ce10">
            <text:p>7.732</text:p>
          </table:table-cell>
          <table:table-cell office:value-type="float" office:value="7.6669999999999998" table:style-name="ce10">
            <text:p>7.667</text:p>
          </table:table-cell>
          <table:table-cell office:value-type="float" office:value="6.5000000000000391E-2" table:formula="of:=[.B376]-[.C376]" table:style-name="ce30">
            <text:p>0.065</text:p>
          </table:table-cell>
          <table:table-cell office:value-type="float" office:value="7.9409999999999998" table:style-name="ce10">
            <text:p>7.941</text:p>
          </table:table-cell>
          <table:table-cell office:value-type="float" office:value="-0.20899999999999963" table:formula="of:=[.B376]-[.E376]" table:style-name="ce30">
            <text:p>-0.209</text:p>
          </table:table-cell>
          <table:table-cell office:value-type="float" office:value="7.6210000000000004" table:style-name="ce10">
            <text:p>7.621</text:p>
          </table:table-cell>
          <table:table-cell office:value-type="float" office:value="0.11099999999999977" table:formula="of:=[.B376]-[.G376]" table:style-name="ce30">
            <text:p>0.111</text:p>
          </table:table-cell>
          <table:table-cell office:value-type="float" office:value="7.8179999999999996" table:style-name="ce10">
            <text:p>7.818</text:p>
          </table:table-cell>
          <table:table-cell office:value-type="float" office:value="-8.599999999999941E-2" table:formula="of:=[.B376]-[.I376]" table:style-name="ce30">
            <text:p>-0.086</text:p>
          </table:table-cell>
          <table:table-cell office:value-type="float" office:value="6.367299270491357E-2" table:formula="of:=STDEV(ABS([.D376]);ABS([.F376]);ABS([.H376]);ABS([.J376]))" table:style-name="ce31">
            <text:p>0.064</text:p>
          </table:table-cell>
          <table:table-cell office:value-type="float" office:value="0.1177499999999998" table:formula="of:=(ABS([.D376])+ABS([.F376])+ABS([.H376])+ABS([.J376]))/4" table:style-name="ce31">
            <text:p>0.118</text:p>
          </table:table-cell>
          <table:table-cell office:value-type="float" office:value="6.7000000000000004E-2" table:style-name="ce32">
            <text:p>0.067</text:p>
          </table:table-cell>
          <table:table-cell office:value-type="float" office:value="6.7000000000000004E-2" table:formula="of:=MAX([.M376];[.K376])" table:style-name="ce34">
            <text:p>0.06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4219999999999997" table:style-name="ce10">
            <text:p>6.422</text:p>
          </table:table-cell>
          <table:table-cell office:value-type="float" office:value="6.4569999999999999" table:style-name="ce10">
            <text:p>6.457</text:p>
          </table:table-cell>
          <table:table-cell office:value-type="float" office:value="-3.5000000000000142E-2" table:formula="of:=[.B377]-[.C377]" table:style-name="ce30">
            <text:p>-0.035</text:p>
          </table:table-cell>
          <table:table-cell office:value-type="float" office:value="6.4829999999999997" table:style-name="ce10">
            <text:p>6.483</text:p>
          </table:table-cell>
          <table:table-cell office:value-type="float" office:value="-6.0999999999999943E-2" table:formula="of:=[.B377]-[.E377]" table:style-name="ce30">
            <text:p>-0.061</text:p>
          </table:table-cell>
          <table:table-cell office:value-type="float" office:value="6.2830000000000004" table:style-name="ce10">
            <text:p>6.283</text:p>
          </table:table-cell>
          <table:table-cell office:value-type="float" office:value="0.13899999999999935" table:formula="of:=[.B377]-[.G377]" table:style-name="ce30">
            <text:p>0.139</text:p>
          </table:table-cell>
          <table:table-cell office:value-type="float" office:value="6.4630000000000001" table:style-name="ce10">
            <text:p>6.463</text:p>
          </table:table-cell>
          <table:table-cell office:value-type="float" office:value="-4.1000000000000369E-2" table:formula="of:=[.B377]-[.I377]" table:style-name="ce30">
            <text:p>-0.041</text:p>
          </table:table-cell>
          <table:table-cell office:value-type="float" office:value="4.797221418001562E-2" table:formula="of:=STDEV(ABS([.D377]);ABS([.F377]);ABS([.H377]);ABS([.J377]))" table:style-name="ce31">
            <text:p>0.048</text:p>
          </table:table-cell>
          <table:table-cell office:value-type="float" office:value="6.899999999999995E-2" table:formula="of:=(ABS([.D377])+ABS([.F377])+ABS([.H377])+ABS([.J377]))/4" table:style-name="ce31">
            <text:p>0.069</text:p>
          </table:table-cell>
          <table:table-cell office:value-type="float" office:value="0.1" table:style-name="ce32">
            <text:p>0.1</text:p>
          </table:table-cell>
          <table:table-cell office:value-type="float" office:value="0.1" table:formula="of:=MAX([.M377];[.K377])" table:style-name="ce34">
            <text:p>0.10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c_Vir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7989999999999995" table:style-name="ce10">
            <text:p>8.799</text:p>
          </table:table-cell>
          <table:table-cell office:value-type="float" office:value="8.8190000000000008" table:style-name="ce10">
            <text:p>8.819</text:p>
          </table:table-cell>
          <table:table-cell office:value-type="float" office:value="-2.000000000000135E-2" table:formula="of:=[.B381]-[.C381]" table:style-name="ce30">
            <text:p>-0.02</text:p>
          </table:table-cell>
          <table:table-cell office:value-type="float" office:value="8.9169999999999998" table:style-name="ce10">
            <text:p>8.917</text:p>
          </table:table-cell>
          <table:table-cell office:value-type="float" office:value="-0.11800000000000033" table:formula="of:=[.B381]-[.E381]" table:style-name="ce30">
            <text:p>-0.118</text:p>
          </table:table-cell>
          <table:table-cell office:value-type="float" office:value="8.7850000000000001" table:style-name="ce10">
            <text:p>8.785</text:p>
          </table:table-cell>
          <table:table-cell office:value-type="float" office:value="1.3999999999999346E-2" table:formula="of:=[.B381]-[.G381]" table:style-name="ce30">
            <text:p>0.014</text:p>
          </table:table-cell>
          <table:table-cell office:value-type="float" office:value="8.6989999999999998" table:style-name="ce10">
            <text:p>8.699</text:p>
          </table:table-cell>
          <table:table-cell office:value-type="float" office:value="9.9999999999999645E-2" table:formula="of:=[.B381]-[.I381]" table:style-name="ce30">
            <text:p>0.1</text:p>
          </table:table-cell>
          <table:table-cell office:value-type="float" office:value="5.3678052622401634E-2" table:formula="of:=STDEV(ABS([.D381]);ABS([.F381]);ABS([.H381]);ABS([.J381]))" table:style-name="ce31">
            <text:p>0.054</text:p>
          </table:table-cell>
          <table:table-cell office:value-type="float" office:value="6.3000000000000167E-2" table:formula="of:=(ABS([.D381])+ABS([.F381])+ABS([.H381])+ABS([.J381]))/4" table:style-name="ce31">
            <text:p>0.063</text:p>
          </table:table-cell>
          <table:table-cell office:value-type="float" office:value="0.04" table:style-name="ce32">
            <text:p>0.04</text:p>
          </table:table-cell>
          <table:table-cell office:value-type="float" office:value="5.3678052622401634E-2" table:formula="of:=MAX([.M381];[.K381])" table:style-name="ce34">
            <text:p>0.05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5.8940000000000001" table:style-name="ce10">
            <text:p>5.894</text:p>
          </table:table-cell>
          <table:table-cell office:value-type="float" office:value="6.07" table:style-name="ce10">
            <text:p>6.07</text:p>
          </table:table-cell>
          <table:table-cell office:value-type="float" office:value="-0.17600000000000016" table:formula="of:=[.B382]-[.C382]" table:style-name="ce30">
            <text:p>-0.176</text:p>
          </table:table-cell>
          <table:table-cell office:value-type="float" office:value="5.9660000000000002" table:style-name="ce10">
            <text:p>5.966</text:p>
          </table:table-cell>
          <table:table-cell office:value-type="float" office:value="-7.2000000000000064E-2" table:formula="of:=[.B382]-[.E382]" table:style-name="ce30">
            <text:p>-0.072</text:p>
          </table:table-cell>
          <table:table-cell office:value-type="float" office:value="5.899" table:style-name="ce10">
            <text:p>5.899</text:p>
          </table:table-cell>
          <table:table-cell office:value-type="float" office:value="-4.9999999999998934E-3" table:formula="of:=[.B382]-[.G382]" table:style-name="ce30">
            <text:p>-0.005</text:p>
          </table:table-cell>
          <table:table-cell office:value-type="float" office:value="5.9809999999999999" table:style-name="ce10">
            <text:p>5.981</text:p>
          </table:table-cell>
          <table:table-cell office:value-type="float" office:value="-8.6999999999999744E-2" table:formula="of:=[.B382]-[.I382]" table:style-name="ce30">
            <text:p>-0.087</text:p>
          </table:table-cell>
          <table:table-cell office:value-type="float" office:value="7.0365711346744367E-2" table:formula="of:=STDEV(ABS([.D382]);ABS([.F382]);ABS([.H382]);ABS([.J382]))" table:style-name="ce31">
            <text:p>0.070</text:p>
          </table:table-cell>
          <table:table-cell office:value-type="float" office:value="8.4999999999999964E-2" table:formula="of:=(ABS([.D382])+ABS([.F382])+ABS([.H382])+ABS([.J382]))/4" table:style-name="ce31">
            <text:p>0.085</text:p>
          </table:table-cell>
          <table:table-cell office:value-type="float" office:value="2.8000000000000001E-2" table:style-name="ce32">
            <text:p>0.028</text:p>
          </table:table-cell>
          <table:table-cell office:value-type="float" office:value="7.0365711346744367E-2" table:formula="of:=MAX([.M382];[.K382])" table:style-name="ce34">
            <text:p>0.07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140000000000002" table:style-name="ce10">
            <text:p>7.514</text:p>
          </table:table-cell>
          <table:table-cell office:value-type="float" office:value="7.5640000000000001" table:style-name="ce10">
            <text:p>7.564</text:p>
          </table:table-cell>
          <table:table-cell office:value-type="float" office:value="-4.9999999999999822E-2" table:formula="of:=[.B383]-[.C383]" table:style-name="ce30">
            <text:p>-0.05</text:p>
          </table:table-cell>
          <table:table-cell office:value-type="float" office:value="7.52" table:style-name="ce10">
            <text:p>7.52</text:p>
          </table:table-cell>
          <table:table-cell office:value-type="float" office:value="-5.9999999999993392E-3" table:formula="of:=[.B383]-[.E383]" table:style-name="ce30">
            <text:p>-0.006</text:p>
          </table:table-cell>
          <table:table-cell office:value-type="float" office:value="7.4249999999999998" table:style-name="ce10">
            <text:p>7.425</text:p>
          </table:table-cell>
          <table:table-cell office:value-type="float" office:value="8.9000000000000412E-2" table:formula="of:=[.B383]-[.G383]" table:style-name="ce30">
            <text:p>0.089</text:p>
          </table:table-cell>
          <table:table-cell office:value-type="float" office:value="7.4930000000000003" table:style-name="ce10">
            <text:p>7.493</text:p>
          </table:table-cell>
          <table:table-cell office:value-type="float" office:value="2.0999999999999908E-2" table:formula="of:=[.B383]-[.I383]" table:style-name="ce30">
            <text:p>0.021</text:p>
          </table:table-cell>
          <table:table-cell office:value-type="float" office:value="3.6555893277737894E-2" table:formula="of:=STDEV(ABS([.D383]);ABS([.F383]);ABS([.H383]);ABS([.J383]))" table:style-name="ce31">
            <text:p>0.037</text:p>
          </table:table-cell>
          <table:table-cell office:value-type="float" office:value="4.149999999999987E-2" table:formula="of:=(ABS([.D383])+ABS([.F383])+ABS([.H383])+ABS([.J383]))/4" table:style-name="ce31">
            <text:p>0.041</text:p>
          </table:table-cell>
          <table:table-cell office:value-type="float" office:value="9.5000000000000001E-2" table:style-name="ce32">
            <text:p>0.095</text:p>
          </table:table-cell>
          <table:table-cell office:value-type="float" office:value="9.5000000000000001E-2" table:formula="of:=MAX([.M383];[.K383])" table:style-name="ce34">
            <text:p>0.09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3140000000000001" table:style-name="ce10">
            <text:p>6.314</text:p>
          </table:table-cell>
          <table:table-cell office:value-type="float" office:value="6.3929999999999998" table:style-name="ce10">
            <text:p>6.393</text:p>
          </table:table-cell>
          <table:table-cell office:value-type="float" office:value="-7.8999999999999737E-2" table:formula="of:=[.B384]-[.C384]" table:style-name="ce30">
            <text:p>-0.079</text:p>
          </table:table-cell>
          <table:table-cell office:value-type="float" office:value="6.3170000000000002" table:style-name="ce10">
            <text:p>6.317</text:p>
          </table:table-cell>
          <table:table-cell office:value-type="float" office:value="-3.0000000000001137E-3" table:formula="of:=[.B384]-[.E384]" table:style-name="ce30">
            <text:p>-0.003</text:p>
          </table:table-cell>
          <table:table-cell office:value-type="float" office:value="6.2759999999999998" table:style-name="ce10">
            <text:p>6.276</text:p>
          </table:table-cell>
          <table:table-cell office:value-type="float" office:value="3.8000000000000256E-2" table:formula="of:=[.B384]-[.G384]" table:style-name="ce30">
            <text:p>0.038</text:p>
          </table:table-cell>
          <table:table-cell office:value-type="float" office:value="6.3220000000000001" table:style-name="ce10">
            <text:p>6.322</text:p>
          </table:table-cell>
          <table:table-cell office:value-type="float" office:value="-8.0000000000000071E-3" table:formula="of:=[.B384]-[.I384]" table:style-name="ce30">
            <text:p>-0.008</text:p>
          </table:table-cell>
          <table:table-cell office:value-type="float" office:value="3.4938040395343539E-2" table:formula="of:=STDEV(ABS([.D384]);ABS([.F384]);ABS([.H384]);ABS([.J384]))" table:style-name="ce31">
            <text:p>0.035</text:p>
          </table:table-cell>
          <table:table-cell office:value-type="float" office:value="3.2000000000000028E-2" table:formula="of:=(ABS([.D384])+ABS([.F384])+ABS([.H384])+ABS([.J384]))/4" table:style-name="ce31">
            <text:p>0.032</text:p>
          </table:table-cell>
          <table:table-cell office:value-type="float" office:value="2.8000000000000001E-2" table:style-name="ce32">
            <text:p>0.028</text:p>
          </table:table-cell>
          <table:table-cell office:value-type="float" office:value="3.4938040395343539E-2" table:formula="of:=MAX([.M384];[.K384])" table:style-name="ce34">
            <text:p>0.03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48" table:style-name="ce10">
            <text:p>7.48</text:p>
          </table:table-cell>
          <table:table-cell office:value-type="float" office:value="7.4320000000000004" table:style-name="ce10">
            <text:p>7.432</text:p>
          </table:table-cell>
          <table:table-cell office:value-type="float" office:value="4.8000000000000043E-2" table:formula="of:=[.B385]-[.C385]" table:style-name="ce30">
            <text:p>0.048</text:p>
          </table:table-cell>
          <table:table-cell office:value-type="float" office:value="7.56" table:style-name="ce10">
            <text:p>7.56</text:p>
          </table:table-cell>
          <table:table-cell office:value-type="float" office:value="-7.9999999999999183E-2" table:formula="of:=[.B385]-[.E385]" table:style-name="ce30">
            <text:p>-0.08</text:p>
          </table:table-cell>
          <table:table-cell office:value-type="float" office:value="7.4329999999999998" table:style-name="ce10">
            <text:p>7.433</text:p>
          </table:table-cell>
          <table:table-cell office:value-type="float" office:value="4.7000000000000597E-2" table:formula="of:=[.B385]-[.G385]" table:style-name="ce30">
            <text:p>0.047</text:p>
          </table:table-cell>
          <table:table-cell office:value-type="float" office:value="7.4210000000000003" table:style-name="ce10">
            <text:p>7.421</text:p>
          </table:table-cell>
          <table:table-cell office:value-type="float" office:value="5.9000000000000163E-2" table:formula="of:=[.B385]-[.I385]" table:style-name="ce30">
            <text:p>0.059</text:p>
          </table:table-cell>
          <table:table-cell office:value-type="float" office:value="1.5329709716755353E-2" table:formula="of:=STDEV(ABS([.D385]);ABS([.F385]);ABS([.H385]);ABS([.J385]))" table:style-name="ce31">
            <text:p>0.015</text:p>
          </table:table-cell>
          <table:table-cell office:value-type="float" office:value="5.8499999999999996E-2" table:formula="of:=(ABS([.D385])+ABS([.F385])+ABS([.H385])+ABS([.J385]))/4" table:style-name="ce31">
            <text:p>0.059</text:p>
          </table:table-cell>
          <table:table-cell office:value-type="float" office:value="9.1999999999999998E-2" table:style-name="ce32">
            <text:p>0.092</text:p>
          </table:table-cell>
          <table:table-cell office:value-type="float" office:value="9.1999999999999998E-2" table:formula="of:=MAX([.M385];[.K385])" table:style-name="ce34">
            <text:p>0.09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9690000000000003" table:style-name="ce10">
            <text:p>5.969</text:p>
          </table:table-cell>
          <table:table-cell office:value-type="float" office:value="6.0839999999999996" table:style-name="ce10">
            <text:p>6.084</text:p>
          </table:table-cell>
          <table:table-cell office:value-type="float" office:value="-0.11499999999999932" table:formula="of:=[.B386]-[.C386]" table:style-name="ce30">
            <text:p>-0.115</text:p>
          </table:table-cell>
          <table:table-cell office:value-type="float" office:value="5.9530000000000003" table:style-name="ce10">
            <text:p>5.953</text:p>
          </table:table-cell>
          <table:table-cell office:value-type="float" office:value="1.6000000000000014E-2" table:formula="of:=[.B386]-[.E386]" table:style-name="ce30">
            <text:p>0.016</text:p>
          </table:table-cell>
          <table:table-cell office:value-type="float" office:value="5.8230000000000004" table:style-name="ce10">
            <text:p>5.823</text:p>
          </table:table-cell>
          <table:table-cell office:value-type="float" office:value="0.14599999999999991" table:formula="of:=[.B386]-[.G386]" table:style-name="ce30">
            <text:p>0.146</text:p>
          </table:table-cell>
          <table:table-cell office:value-type="float" office:value="5.9850000000000003" table:style-name="ce10">
            <text:p>5.985</text:p>
          </table:table-cell>
          <table:table-cell office:value-type="float" office:value="-1.6000000000000014E-2" table:formula="of:=[.B386]-[.I386]" table:style-name="ce30">
            <text:p>-0.016</text:p>
          </table:table-cell>
          <table:table-cell office:value-type="float" office:value="6.7307131865798411E-2" table:formula="of:=STDEV(ABS([.D386]);ABS([.F386]);ABS([.H386]);ABS([.J386]))" table:style-name="ce31">
            <text:p>0.067</text:p>
          </table:table-cell>
          <table:table-cell office:value-type="float" office:value="7.3249999999999815E-2" table:formula="of:=(ABS([.D386])+ABS([.F386])+ABS([.H386])+ABS([.J386]))/4" table:style-name="ce31">
            <text:p>0.073</text:p>
          </table:table-cell>
          <table:table-cell office:value-type="float" office:value="8.5000000000000006E-2" table:style-name="ce32">
            <text:p>0.085</text:p>
          </table:table-cell>
          <table:table-cell office:value-type="float" office:value="8.5000000000000006E-2" table:formula="of:=MAX([.M386];[.K386])" table:style-name="ce34">
            <text:p>0.08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7640000000000002" table:style-name="ce10">
            <text:p>4.764</text:p>
          </table:table-cell>
          <table:table-cell office:value-type="float" office:value="4.9160000000000004" table:style-name="ce10">
            <text:p>4.916</text:p>
          </table:table-cell>
          <table:table-cell office:value-type="float" office:value="-0.15200000000000014" table:formula="of:=[.B387]-[.C387]" table:style-name="ce30">
            <text:p>-0.152</text:p>
          </table:table-cell>
          <table:table-cell office:value-type="float" office:value="4.7670000000000003" table:style-name="ce10">
            <text:p>4.767</text:p>
          </table:table-cell>
          <table:table-cell office:value-type="float" office:value="-3.0000000000001137E-3" table:formula="of:=[.B387]-[.E387]" table:style-name="ce30">
            <text:p>-0.003</text:p>
          </table:table-cell>
          <table:table-cell office:value-type="float" office:value="4.6920000000000002" table:style-name="ce10">
            <text:p>4.692</text:p>
          </table:table-cell>
          <table:table-cell office:value-type="float" office:value="7.2000000000000064E-2" table:formula="of:=[.B387]-[.G387]" table:style-name="ce30">
            <text:p>0.072</text:p>
          </table:table-cell>
          <table:table-cell office:value-type="float" office:value="4.7809999999999997" table:style-name="ce10">
            <text:p>4.781</text:p>
          </table:table-cell>
          <table:table-cell office:value-type="float" office:value="-1.699999999999946E-2" table:formula="of:=[.B387]-[.I387]" table:style-name="ce30">
            <text:p>-0.017</text:p>
          </table:table-cell>
          <table:table-cell office:value-type="float" office:value="6.7582048898604377E-2" table:formula="of:=STDEV(ABS([.D387]);ABS([.F387]);ABS([.H387]);ABS([.J387]))" table:style-name="ce31">
            <text:p>0.068</text:p>
          </table:table-cell>
          <table:table-cell office:value-type="float" office:value="6.0999999999999943E-2" table:formula="of:=(ABS([.D387])+ABS([.F387])+ABS([.H387])+ABS([.J387]))/4" table:style-name="ce31">
            <text:p>0.061</text:p>
          </table:table-cell>
          <table:table-cell office:value-type="float" office:value="0.109" table:style-name="ce32">
            <text:p>0.109</text:p>
          </table:table-cell>
          <table:table-cell office:value-type="float" office:value="0.109" table:formula="of:=MAX([.M387];[.K387])" table:style-name="ce34">
            <text:p>0.10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7149999999999999" table:style-name="ce10">
            <text:p>4.715</text:p>
          </table:table-cell>
          <table:table-cell office:value-type="float" office:value="4.6929999999999996" table:style-name="ce10">
            <text:p>4.693</text:p>
          </table:table-cell>
          <table:table-cell office:value-type="float" office:value="2.2000000000000242E-2" table:formula="of:=[.B388]-[.C388]" table:style-name="ce30">
            <text:p>0.022</text:p>
          </table:table-cell>
          <table:table-cell office:value-type="float" office:value="4.8449999999999998" table:style-name="ce10">
            <text:p>4.845</text:p>
          </table:table-cell>
          <table:table-cell office:value-type="float" office:value="-0.12999999999999989" table:formula="of:=[.B388]-[.E388]" table:style-name="ce30">
            <text:p>-0.13</text:p>
          </table:table-cell>
          <table:table-cell office:value-type="float" office:value="4.62" table:style-name="ce10">
            <text:p>4.62</text:p>
          </table:table-cell>
          <table:table-cell office:value-type="float" office:value="9.4999999999999751E-2" table:formula="of:=[.B388]-[.G388]" table:style-name="ce30">
            <text:p>0.095</text:p>
          </table:table-cell>
          <table:table-cell office:value-type="float" office:value="4.625" table:style-name="ce10">
            <text:p>4.625</text:p>
          </table:table-cell>
          <table:table-cell office:value-type="float" office:value="8.9999999999999858E-2" table:formula="of:=[.B388]-[.I388]" table:style-name="ce30">
            <text:p>0.09</text:p>
          </table:table-cell>
          <table:table-cell office:value-type="float" office:value="4.5154364868378483E-2" table:formula="of:=STDEV(ABS([.D388]);ABS([.F388]);ABS([.H388]);ABS([.J388]))" table:style-name="ce31">
            <text:p>0.045</text:p>
          </table:table-cell>
          <table:table-cell office:value-type="float" office:value="8.4249999999999936E-2" table:formula="of:=(ABS([.D388])+ABS([.F388])+ABS([.H388])+ABS([.J388]))/4" table:style-name="ce31">
            <text:p>0.084</text:p>
          </table:table-cell>
          <table:table-cell office:value-type="float" office:value="0.123" table:style-name="ce32">
            <text:p>0.123</text:p>
          </table:table-cell>
          <table:table-cell office:value-type="float" office:value="0.123" table:formula="of:=MAX([.M388];[.K388])" table:style-name="ce34">
            <text:p>0.12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117" table:style-name="ce10">
            <text:p>7.117</text:p>
          </table:table-cell>
          <table:table-cell office:value-type="float" office:value="7.1609999999999996" table:style-name="ce10">
            <text:p>7.161</text:p>
          </table:table-cell>
          <table:table-cell office:value-type="float" office:value="-4.3999999999999595E-2" table:formula="of:=[.B389]-[.C389]" table:style-name="ce30">
            <text:p>-0.044</text:p>
          </table:table-cell>
          <table:table-cell office:value-type="float" office:value="7.1660000000000004" table:style-name="ce10">
            <text:p>7.166</text:p>
          </table:table-cell>
          <table:table-cell office:value-type="float" office:value="-4.9000000000000377E-2" table:formula="of:=[.B389]-[.E389]" table:style-name="ce30">
            <text:p>-0.049</text:p>
          </table:table-cell>
          <table:table-cell office:value-type="float" office:value="7.0259999999999998" table:style-name="ce10">
            <text:p>7.026</text:p>
          </table:table-cell>
          <table:table-cell office:value-type="float" office:value="9.1000000000000192E-2" table:formula="of:=[.B389]-[.G389]" table:style-name="ce30">
            <text:p>0.091</text:p>
          </table:table-cell>
          <table:table-cell office:value-type="float" office:value="7.0839999999999996" table:style-name="ce10">
            <text:p>7.084</text:p>
          </table:table-cell>
          <table:table-cell office:value-type="float" office:value="3.3000000000000362E-2" table:formula="of:=[.B389]-[.I389]" table:style-name="ce30">
            <text:p>0.033</text:p>
          </table:table-cell>
          <table:table-cell office:value-type="float" office:value="2.539520952200764E-2" table:formula="of:=STDEV(ABS([.D389]);ABS([.F389]);ABS([.H389]);ABS([.J389]))" table:style-name="ce31">
            <text:p>0.025</text:p>
          </table:table-cell>
          <table:table-cell office:value-type="float" office:value="5.4250000000000131E-2" table:formula="of:=(ABS([.D389])+ABS([.F389])+ABS([.H389])+ABS([.J389]))/4" table:style-name="ce31">
            <text:p>0.054</text:p>
          </table:table-cell>
          <table:table-cell office:value-type="float" office:value="0.108" table:style-name="ce32">
            <text:p>0.108</text:p>
          </table:table-cell>
          <table:table-cell office:value-type="float" office:value="0.108" table:formula="of:=MAX([.M389];[.K389])" table:style-name="ce34">
            <text:p>0.10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1440000000000001" table:style-name="ce10">
            <text:p>7.144</text:p>
          </table:table-cell>
          <table:table-cell office:value-type="float" office:value="7.0259999999999998" table:style-name="ce10">
            <text:p>7.026</text:p>
          </table:table-cell>
          <table:table-cell office:value-type="float" office:value="0.11800000000000033" table:formula="of:=[.B390]-[.C390]" table:style-name="ce30">
            <text:p>0.118</text:p>
          </table:table-cell>
          <table:table-cell office:value-type="float" office:value="7.3250000000000002" table:style-name="ce10">
            <text:p>7.325</text:p>
          </table:table-cell>
          <table:table-cell office:value-type="float" office:value="-0.18100000000000005" table:formula="of:=[.B390]-[.E390]" table:style-name="ce30">
            <text:p>-0.181</text:p>
          </table:table-cell>
          <table:table-cell office:value-type="float" office:value="7.0839999999999996" table:style-name="ce10">
            <text:p>7.084</text:p>
          </table:table-cell>
          <table:table-cell office:value-type="float" office:value="6.0000000000000497E-2" table:formula="of:=[.B390]-[.G390]" table:style-name="ce30">
            <text:p>0.06</text:p>
          </table:table-cell>
          <table:table-cell office:value-type="float" office:value="7.0289999999999999" table:style-name="ce10">
            <text:p>7.029</text:p>
          </table:table-cell>
          <table:table-cell office:value-type="float" office:value="0.11500000000000021" table:formula="of:=[.B390]-[.I390]" table:style-name="ce30">
            <text:p>0.115</text:p>
          </table:table-cell>
          <table:table-cell office:value-type="float" office:value="4.9467160824126361E-2" table:formula="of:=STDEV(ABS([.D390]);ABS([.F390]);ABS([.H390]);ABS([.J390]))" table:style-name="ce31">
            <text:p>0.049</text:p>
          </table:table-cell>
          <table:table-cell office:value-type="float" office:value="0.11850000000000027" table:formula="of:=(ABS([.D390])+ABS([.F390])+ABS([.H390])+ABS([.J390]))/4" table:style-name="ce31">
            <text:p>0.119</text:p>
          </table:table-cell>
          <table:table-cell office:value-type="float" office:value="9.1999999999999998E-2" table:style-name="ce32">
            <text:p>0.092</text:p>
          </table:table-cell>
          <table:table-cell office:value-type="float" office:value="9.1999999999999998E-2" table:formula="of:=MAX([.M390];[.K390])" table:style-name="ce34">
            <text:p>0.09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5.923" table:style-name="ce10">
            <text:p>5.923</text:p>
          </table:table-cell>
          <table:table-cell office:value-type="float" office:value="5.9550000000000001" table:style-name="ce10">
            <text:p>5.955</text:p>
          </table:table-cell>
          <table:table-cell office:value-type="float" office:value="-3.2000000000000028E-2" table:formula="of:=[.B391]-[.C391]" table:style-name="ce30">
            <text:p>-0.032</text:p>
          </table:table-cell>
          <table:table-cell office:value-type="float" office:value="6" table:style-name="ce10">
            <text:p>6</text:p>
          </table:table-cell>
          <table:table-cell office:value-type="float" office:value="-7.6999999999999957E-2" table:formula="of:=[.B391]-[.E391]" table:style-name="ce30">
            <text:p>-0.077</text:p>
          </table:table-cell>
          <table:table-cell office:value-type="float" office:value="5.8090000000000002" table:style-name="ce10">
            <text:p>5.809</text:p>
          </table:table-cell>
          <table:table-cell office:value-type="float" office:value="0.11399999999999988" table:formula="of:=[.B391]-[.G391]" table:style-name="ce30">
            <text:p>0.114</text:p>
          </table:table-cell>
          <table:table-cell office:value-type="float" office:value="5.8719999999999999" table:style-name="ce10">
            <text:p>5.872</text:p>
          </table:table-cell>
          <table:table-cell office:value-type="float" office:value="5.1000000000000156E-2" table:formula="of:=[.B391]-[.I391]" table:style-name="ce30">
            <text:p>0.051</text:p>
          </table:table-cell>
          <table:table-cell office:value-type="float" office:value="3.5501173689518016E-2" table:formula="of:=STDEV(ABS([.D391]);ABS([.F391]);ABS([.H391]);ABS([.J391]))" table:style-name="ce31">
            <text:p>0.036</text:p>
          </table:table-cell>
          <table:table-cell office:value-type="float" office:value="6.8500000000000005E-2" table:formula="of:=(ABS([.D391])+ABS([.F391])+ABS([.H391])+ABS([.J391]))/4" table:style-name="ce31">
            <text:p>0.069</text:p>
          </table:table-cell>
          <table:table-cell office:value-type="float" office:value="0.11700000000000001" table:style-name="ce32">
            <text:p>0.117</text:p>
          </table:table-cell>
          <table:table-cell office:value-type="float" office:value="0.11700000000000001" table:formula="of:=MAX([.M391];[.K391])" table:style-name="ce34">
            <text:p>0.11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2796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7.1360000000000001" table:style-name="ce10">
            <text:p>7.136</text:p>
          </table:table-cell>
          <table:table-cell office:value-type="float" office:value="7.2430000000000003" table:style-name="ce10">
            <text:p>7.243</text:p>
          </table:table-cell>
          <table:table-cell office:value-type="float" office:value="-0.10700000000000021" table:formula="of:=[.B395]-[.C395]" table:style-name="ce30">
            <text:p>-0.107</text:p>
          </table:table-cell>
          <table:table-cell office:value-type="float" office:value="7.2889999999999997" table:style-name="ce10">
            <text:p>7.289</text:p>
          </table:table-cell>
          <table:table-cell office:value-type="float" office:value="-0.15299999999999958" table:formula="of:=[.B395]-[.E395]" table:style-name="ce30">
            <text:p>-0.153</text:p>
          </table:table-cell>
          <table:table-cell office:value-type="float" office:value="7.1379999999999999" table:style-name="ce10">
            <text:p>7.138</text:p>
          </table:table-cell>
          <table:table-cell office:value-type="float" office:value="-1.9999999999997797E-3" table:formula="of:=[.B395]-[.G395]" table:style-name="ce30">
            <text:p>-0.002</text:p>
          </table:table-cell>
          <table:table-cell office:value-type="float" office:value="7.1520000000000001" table:style-name="ce10">
            <text:p>7.152</text:p>
          </table:table-cell>
          <table:table-cell office:value-type="float" office:value="-1.6000000000000014E-2" table:formula="of:=[.B395]-[.I395]" table:style-name="ce30">
            <text:p>-0.016</text:p>
          </table:table-cell>
          <table:table-cell office:value-type="float" office:value="7.2564913468333006E-2" table:formula="of:=STDEV(ABS([.D395]);ABS([.F395]);ABS([.H395]);ABS([.J395]))" table:style-name="ce31">
            <text:p>0.073</text:p>
          </table:table-cell>
          <table:table-cell office:value-type="float" office:value="6.9499999999999895E-2" table:formula="of:=(ABS([.D395])+ABS([.F395])+ABS([.H395])+ABS([.J395]))/4" table:style-name="ce31">
            <text:p>0.069</text:p>
          </table:table-cell>
          <table:table-cell office:value-type="string" table:style-name="ce32">
            <text:p>0.</text:p>
          </table:table-cell>
          <table:table-cell office:value-type="float" office:value="7.2564913468333006E-2" table:formula="of:=MAX([.M395];[.K395])" table:style-name="ce34">
            <text:p>0.07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3.9580000000000002" table:style-name="ce10">
            <text:p>3.958</text:p>
          </table:table-cell>
          <table:table-cell office:value-type="float" office:value="4.0209999999999999" table:style-name="ce10">
            <text:p>4.021</text:p>
          </table:table-cell>
          <table:table-cell office:value-type="float" office:value="-6.2999999999999723E-2" table:formula="of:=[.B396]-[.C396]" table:style-name="ce30">
            <text:p>-0.063</text:p>
          </table:table-cell>
          <table:table-cell office:value-type="float" office:value="3.95" table:style-name="ce10">
            <text:p>3.95</text:p>
          </table:table-cell>
          <table:table-cell office:value-type="float" office:value="8.0000000000000071E-3" table:formula="of:=[.B396]-[.E396]" table:style-name="ce30">
            <text:p>0.008</text:p>
          </table:table-cell>
          <table:table-cell office:value-type="float" office:value="3.9630000000000001" table:style-name="ce10">
            <text:p>3.963</text:p>
          </table:table-cell>
          <table:table-cell office:value-type="float" office:value="-4.9999999999998934E-3" table:formula="of:=[.B396]-[.G396]" table:style-name="ce30">
            <text:p>-0.005</text:p>
          </table:table-cell>
          <table:table-cell office:value-type="float" office:value="3.9550000000000001" table:style-name="ce10">
            <text:p>3.955</text:p>
          </table:table-cell>
          <table:table-cell office:value-type="float" office:value="3.0000000000001137E-3" table:formula="of:=[.B396]-[.I396]" table:style-name="ce30">
            <text:p>0.003</text:p>
          </table:table-cell>
          <table:table-cell office:value-type="float" office:value="2.890645833258244E-2" table:formula="of:=STDEV(ABS([.D396]);ABS([.F396]);ABS([.H396]);ABS([.J396]))" table:style-name="ce31">
            <text:p>0.029</text:p>
          </table:table-cell>
          <table:table-cell office:value-type="float" office:value="1.9749999999999934E-2" table:formula="of:=(ABS([.D396])+ABS([.F396])+ABS([.H396])+ABS([.J396]))/4" table:style-name="ce31">
            <text:p>0.020</text:p>
          </table:table-cell>
          <table:table-cell office:value-type="string" table:style-name="ce32">
            <text:p>0.</text:p>
          </table:table-cell>
          <table:table-cell office:value-type="float" office:value="2.890645833258244E-2" table:formula="of:=MAX([.M396];[.K396])" table:style-name="ce34">
            <text:p>0.02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5.6319999999999997" table:style-name="ce10">
            <text:p>5.632</text:p>
          </table:table-cell>
          <table:table-cell office:value-type="string" table:style-name="ce10">
            <text:p>5.7</text:p>
          </table:table-cell>
          <table:table-cell office:value-type="float" office:value="-6.8000000000000504E-2" table:formula="of:=[.B397]-[.C397]" table:style-name="ce30">
            <text:p>-0.068</text:p>
          </table:table-cell>
          <table:table-cell office:value-type="float" office:value="5.62" table:style-name="ce10">
            <text:p>5.62</text:p>
          </table:table-cell>
          <table:table-cell office:value-type="float" office:value="1.1999999999999567E-2" table:formula="of:=[.B397]-[.E397]" table:style-name="ce30">
            <text:p>0.012</text:p>
          </table:table-cell>
          <table:table-cell office:value-type="float" office:value="5.6369999999999996" table:style-name="ce10">
            <text:p>5.637</text:p>
          </table:table-cell>
          <table:table-cell office:value-type="float" office:value="-4.9999999999998934E-3" table:formula="of:=[.B397]-[.G397]" table:style-name="ce30">
            <text:p>-0.005</text:p>
          </table:table-cell>
          <table:table-cell office:value-type="float" office:value="5.6269999999999998" table:style-name="ce10">
            <text:p>5.627</text:p>
          </table:table-cell>
          <table:table-cell office:value-type="float" office:value="4.9999999999998934E-3" table:formula="of:=[.B397]-[.I397]" table:style-name="ce30">
            <text:p>0.005</text:p>
          </table:table-cell>
          <table:table-cell office:value-type="float" office:value="3.0512292604785059E-2" table:formula="of:=STDEV(ABS([.D397]);ABS([.F397]);ABS([.H397]);ABS([.J397]))" table:style-name="ce31">
            <text:p>0.031</text:p>
          </table:table-cell>
          <table:table-cell office:value-type="float" office:value="2.2499999999999964E-2" table:formula="of:=(ABS([.D397])+ABS([.F397])+ABS([.H397])+ABS([.J397]))/4" table:style-name="ce31">
            <text:p>0.023</text:p>
          </table:table-cell>
          <table:table-cell office:value-type="string" table:style-name="ce32">
            <text:p>0.</text:p>
          </table:table-cell>
          <table:table-cell office:value-type="float" office:value="3.0512292604785059E-2" table:formula="of:=MAX([.M397];[.K397])" table:style-name="ce34">
            <text:p>0.03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398];[.K398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5.8609999999999998" table:style-name="ce10">
            <text:p>5.861</text:p>
          </table:table-cell>
          <table:table-cell office:value-type="float" office:value="5.9219999999999997" table:style-name="ce10">
            <text:p>5.922</text:p>
          </table:table-cell>
          <table:table-cell office:value-type="float" office:value="-6.0999999999999943E-2" table:formula="of:=[.B399]-[.C399]" table:style-name="ce30">
            <text:p>-0.061</text:p>
          </table:table-cell>
          <table:table-cell office:value-type="float" office:value="5.8639999999999999" table:style-name="ce10">
            <text:p>5.864</text:p>
          </table:table-cell>
          <table:table-cell office:value-type="float" office:value="-3.0000000000001137E-3" table:formula="of:=[.B399]-[.E399]" table:style-name="ce30">
            <text:p>-0.003</text:p>
          </table:table-cell>
          <table:table-cell office:value-type="float" office:value="5.8650000000000002" table:style-name="ce10">
            <text:p>5.865</text:p>
          </table:table-cell>
          <table:table-cell office:value-type="float" office:value="-4.0000000000004476E-3" table:formula="of:=[.B399]-[.G399]" table:style-name="ce30">
            <text:p>-0.004</text:p>
          </table:table-cell>
          <table:table-cell office:value-type="float" office:value="5.859" table:style-name="ce10">
            <text:p>5.859</text:p>
          </table:table-cell>
          <table:table-cell office:value-type="float" office:value="1.9999999999997797E-3" table:formula="of:=[.B399]-[.I399]" table:style-name="ce30">
            <text:p>0.002</text:p>
          </table:table-cell>
          <table:table-cell office:value-type="float" office:value="2.9011491975881938E-2" table:formula="of:=STDEV(ABS([.D399]);ABS([.F399]);ABS([.H399]);ABS([.J399]))" table:style-name="ce31">
            <text:p>0.029</text:p>
          </table:table-cell>
          <table:table-cell office:value-type="float" office:value="1.7500000000000071E-2" table:formula="of:=(ABS([.D399])+ABS([.F399])+ABS([.H399])+ABS([.J399]))/4" table:style-name="ce31">
            <text:p>0.018</text:p>
          </table:table-cell>
          <table:table-cell office:value-type="float" office:value="0.21299999999999999" table:style-name="ce32">
            <text:p>0.213</text:p>
          </table:table-cell>
          <table:table-cell office:value-type="float" office:value="0.21299999999999999" table:formula="of:=MAX([.M399];[.K399])" table:style-name="ce34">
            <text:p>0.21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4.367" table:style-name="ce10">
            <text:p>4.367</text:p>
          </table:table-cell>
          <table:table-cell office:value-type="float" office:value="4.4489999999999998" table:style-name="ce10">
            <text:p>4.449</text:p>
          </table:table-cell>
          <table:table-cell office:value-type="float" office:value="-8.1999999999999851E-2" table:formula="of:=[.B400]-[.C400]" table:style-name="ce30">
            <text:p>-0.082</text:p>
          </table:table-cell>
          <table:table-cell office:value-type="float" office:value="4.3529999999999998" table:style-name="ce10">
            <text:p>4.353</text:p>
          </table:table-cell>
          <table:table-cell office:value-type="float" office:value="1.4000000000000234E-2" table:formula="of:=[.B400]-[.E400]" table:style-name="ce30">
            <text:p>0.014</text:p>
          </table:table-cell>
          <table:table-cell office:value-type="float" office:value="4.3760000000000003" table:style-name="ce10">
            <text:p>4.376</text:p>
          </table:table-cell>
          <table:table-cell office:value-type="float" office:value="-9.0000000000003411E-3" table:formula="of:=[.B400]-[.G400]" table:style-name="ce30">
            <text:p>-0.009</text:p>
          </table:table-cell>
          <table:table-cell office:value-type="float" office:value="4.3639999999999999" table:style-name="ce10">
            <text:p>4.364</text:p>
          </table:table-cell>
          <table:table-cell office:value-type="float" office:value="3.0000000000001137E-3" table:formula="of:=[.B400]-[.I400]" table:style-name="ce30">
            <text:p>0.003</text:p>
          </table:table-cell>
          <table:table-cell office:value-type="float" office:value="3.6941395028702605E-2" table:formula="of:=STDEV(ABS([.D400]);ABS([.F400]);ABS([.H400]);ABS([.J400]))" table:style-name="ce31">
            <text:p>0.037</text:p>
          </table:table-cell>
          <table:table-cell office:value-type="float" office:value="2.7000000000000135E-2" table:formula="of:=(ABS([.D400])+ABS([.F400])+ABS([.H400])+ABS([.J400]))/4" table:style-name="ce31">
            <text:p>0.027</text:p>
          </table:table-cell>
          <table:table-cell office:value-type="float" office:value="5.3999999999999999E-2" table:style-name="ce32">
            <text:p>0.054</text:p>
          </table:table-cell>
          <table:table-cell office:value-type="float" office:value="5.3999999999999999E-2" table:formula="of:=MAX([.M400];[.K400])" table:style-name="ce34">
            <text:p>0.05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2.996" table:style-name="ce10">
            <text:p>2.996</text:p>
          </table:table-cell>
          <table:table-cell office:value-type="float" office:value="3.1440000000000001" table:style-name="ce10">
            <text:p>3.144</text:p>
          </table:table-cell>
          <table:table-cell office:value-type="float" office:value="-0.14800000000000013" table:formula="of:=[.B401]-[.C401]" table:style-name="ce30">
            <text:p>-0.148</text:p>
          </table:table-cell>
          <table:table-cell office:value-type="float" office:value="2.9660000000000002" table:style-name="ce10">
            <text:p>2.966</text:p>
          </table:table-cell>
          <table:table-cell office:value-type="float" office:value="2.9999999999999805E-2" table:formula="of:=[.B401]-[.E401]" table:style-name="ce30">
            <text:p>0.03</text:p>
          </table:table-cell>
          <table:table-cell office:value-type="float" office:value="3.0030000000000001" table:style-name="ce10">
            <text:p>3.003</text:p>
          </table:table-cell>
          <table:table-cell office:value-type="float" office:value="-7.0000000000001172E-3" table:formula="of:=[.B401]-[.G401]" table:style-name="ce30">
            <text:p>-0.007</text:p>
          </table:table-cell>
          <table:table-cell office:value-type="float" office:value="2.9950000000000001" table:style-name="ce10">
            <text:p>2.995</text:p>
          </table:table-cell>
          <table:table-cell office:value-type="float" office:value="9.9999999999988987E-4" table:formula="of:=[.B401]-[.I401]" table:style-name="ce30">
            <text:p>0.001</text:p>
          </table:table-cell>
          <table:table-cell office:value-type="float" office:value="6.881133627535517E-2" table:formula="of:=STDEV(ABS([.D401]);ABS([.F401]);ABS([.H401]);ABS([.J401]))" table:style-name="ce31">
            <text:p>0.069</text:p>
          </table:table-cell>
          <table:table-cell office:value-type="float" office:value="4.6499999999999986E-2" table:formula="of:=(ABS([.D401])+ABS([.F401])+ABS([.H401])+ABS([.J401]))/4" table:style-name="ce31">
            <text:p>0.047</text:p>
          </table:table-cell>
          <table:table-cell office:value-type="float" office:value="8.0000000000000002E-3" table:style-name="ce32">
            <text:p>0.008</text:p>
          </table:table-cell>
          <table:table-cell office:value-type="float" office:value="6.881133627535517E-2" table:formula="of:=MAX([.M401];[.K401])" table:style-name="ce34">
            <text:p>0.06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2.823" table:style-name="ce10">
            <text:p>2.823</text:p>
          </table:table-cell>
          <table:table-cell office:value-type="float" office:value="2.8849999999999998" table:style-name="ce10">
            <text:p>2.885</text:p>
          </table:table-cell>
          <table:table-cell office:value-type="float" office:value="-6.1999999999999833E-2" table:formula="of:=[.B402]-[.C402]" table:style-name="ce30">
            <text:p>-0.062</text:p>
          </table:table-cell>
          <table:table-cell office:value-type="float" office:value="2.9769999999999999" table:style-name="ce10">
            <text:p>2.977</text:p>
          </table:table-cell>
          <table:table-cell office:value-type="float" office:value="-0.15399999999999991" table:formula="of:=[.B402]-[.E402]" table:style-name="ce30">
            <text:p>-0.154</text:p>
          </table:table-cell>
          <table:table-cell office:value-type="float" office:value="2.8439999999999999" table:style-name="ce10">
            <text:p>2.844</text:p>
          </table:table-cell>
          <table:table-cell office:value-type="float" office:value="-2.0999999999999908E-2" table:formula="of:=[.B402]-[.G402]" table:style-name="ce30">
            <text:p>-0.021</text:p>
          </table:table-cell>
          <table:table-cell office:value-type="float" office:value="2.835" table:style-name="ce10">
            <text:p>2.835</text:p>
          </table:table-cell>
          <table:table-cell office:value-type="float" office:value="-1.2000000000000011E-2" table:formula="of:=[.B402]-[.I402]" table:style-name="ce30">
            <text:p>-0.012</text:p>
          </table:table-cell>
          <table:table-cell office:value-type="float" office:value="6.4922389563744992E-2" table:formula="of:=STDEV(ABS([.D402]);ABS([.F402]);ABS([.H402]);ABS([.J402]))" table:style-name="ce31">
            <text:p>0.065</text:p>
          </table:table-cell>
          <table:table-cell office:value-type="float" office:value="6.2249999999999917E-2" table:formula="of:=(ABS([.D402])+ABS([.F402])+ABS([.H402])+ABS([.J402]))/4" table:style-name="ce31">
            <text:p>0.062</text:p>
          </table:table-cell>
          <table:table-cell office:value-type="float" office:value="0.115" table:style-name="ce32">
            <text:p>0.115</text:p>
          </table:table-cell>
          <table:table-cell office:value-type="float" office:value="0.115" table:formula="of:=MAX([.M402];[.K402])" table:style-name="ce34">
            <text:p>0.11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5.3330000000000002" table:style-name="ce10">
            <text:p>5.333</text:p>
          </table:table-cell>
          <table:table-cell office:value-type="float" office:value="5.47" table:style-name="ce10">
            <text:p>5.47</text:p>
          </table:table-cell>
          <table:table-cell office:value-type="float" office:value="-0.13699999999999957" table:formula="of:=[.B403]-[.C403]" table:style-name="ce30">
            <text:p>-0.137</text:p>
          </table:table-cell>
          <table:table-cell office:value-type="float" office:value="5.31" table:style-name="ce10">
            <text:p>5.31</text:p>
          </table:table-cell>
          <table:table-cell office:value-type="float" office:value="2.3000000000000576E-2" table:formula="of:=[.B403]-[.E403]" table:style-name="ce30">
            <text:p>0.023</text:p>
          </table:table-cell>
          <table:table-cell office:value-type="float" office:value="5.3579999999999997" table:style-name="ce10">
            <text:p>5.358</text:p>
          </table:table-cell>
          <table:table-cell office:value-type="float" office:value="-2.4999999999999467E-2" table:formula="of:=[.B403]-[.G403]" table:style-name="ce30">
            <text:p>-0.025</text:p>
          </table:table-cell>
          <table:table-cell office:value-type="float" office:value="5.3310000000000004" table:style-name="ce10">
            <text:p>5.331</text:p>
          </table:table-cell>
          <table:table-cell office:value-type="float" office:value="1.9999999999997797E-3" table:formula="of:=[.B403]-[.I403]" table:style-name="ce30">
            <text:p>0.002</text:p>
          </table:table-cell>
          <table:table-cell office:value-type="float" office:value="6.1059397311142682E-2" table:formula="of:=STDEV(ABS([.D403]);ABS([.F403]);ABS([.H403]);ABS([.J403]))" table:style-name="ce31">
            <text:p>0.061</text:p>
          </table:table-cell>
          <table:table-cell office:value-type="float" office:value="4.6749999999999847E-2" table:formula="of:=(ABS([.D403])+ABS([.F403])+ABS([.H403])+ABS([.J403]))/4" table:style-name="ce31">
            <text:p>0.047</text:p>
          </table:table-cell>
          <table:table-cell office:value-type="float" office:value="9.8000000000000004E-2" table:style-name="ce32">
            <text:p>0.098</text:p>
          </table:table-cell>
          <table:table-cell office:value-type="float" office:value="9.8000000000000004E-2" table:formula="of:=MAX([.M403];[.K403])" table:style-name="ce34">
            <text:p>0.09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1360000000000001" table:style-name="ce10">
            <text:p>5.136</text:p>
          </table:table-cell>
          <table:table-cell office:value-type="float" office:value="5.1520000000000001" table:style-name="ce10">
            <text:p>5.152</text:p>
          </table:table-cell>
          <table:table-cell office:value-type="float" office:value="-1.6000000000000014E-2" table:formula="of:=[.B404]-[.C404]" table:style-name="ce30">
            <text:p>-0.016</text:p>
          </table:table-cell>
          <table:table-cell office:value-type="float" office:value="5.3" table:style-name="ce10">
            <text:p>5.3</text:p>
          </table:table-cell>
          <table:table-cell office:value-type="float" office:value="-0.1639999999999997" table:formula="of:=[.B404]-[.E404]" table:style-name="ce30">
            <text:p>-0.164</text:p>
          </table:table-cell>
          <table:table-cell office:value-type="float" office:value="5.1710000000000003" table:style-name="ce10">
            <text:p>5.171</text:p>
          </table:table-cell>
          <table:table-cell office:value-type="float" office:value="-3.5000000000000142E-2" table:formula="of:=[.B404]-[.G404]" table:style-name="ce30">
            <text:p>-0.035</text:p>
          </table:table-cell>
          <table:table-cell office:value-type="float" office:value="5.1440000000000001" table:style-name="ce10">
            <text:p>5.144</text:p>
          </table:table-cell>
          <table:table-cell office:value-type="float" office:value="-8.0000000000000071E-3" table:formula="of:=[.B404]-[.I404]" table:style-name="ce30">
            <text:p>-0.008</text:p>
          </table:table-cell>
          <table:table-cell office:value-type="float" office:value="7.304964065620019E-2" table:formula="of:=STDEV(ABS([.D404]);ABS([.F404]);ABS([.H404]);ABS([.J404]))" table:style-name="ce31">
            <text:p>0.073</text:p>
          </table:table-cell>
          <table:table-cell office:value-type="float" office:value="5.5749999999999966E-2" table:formula="of:=(ABS([.D404])+ABS([.F404])+ABS([.H404])+ABS([.J404]))/4" table:style-name="ce31">
            <text:p>0.056</text:p>
          </table:table-cell>
          <table:table-cell office:value-type="float" office:value="3.9E-2" table:style-name="ce32">
            <text:p>0.039</text:p>
          </table:table-cell>
          <table:table-cell office:value-type="float" office:value="7.304964065620019E-2" table:formula="of:=MAX([.M404];[.K404])" table:style-name="ce34">
            <text:p>0.07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3.996" table:style-name="ce10">
            <text:p>3.996</text:p>
          </table:table-cell>
          <table:table-cell office:value-type="float" office:value="4.1180000000000003" table:style-name="ce10">
            <text:p>4.118</text:p>
          </table:table-cell>
          <table:table-cell office:value-type="float" office:value="-0.12200000000000033" table:formula="of:=[.B405]-[.C405]" table:style-name="ce30">
            <text:p>-0.122</text:p>
          </table:table-cell>
          <table:table-cell office:value-type="float" office:value="3.9790000000000001" table:style-name="ce10">
            <text:p>3.979</text:p>
          </table:table-cell>
          <table:table-cell office:value-type="float" office:value="1.6999999999999904E-2" table:formula="of:=[.B405]-[.E405]" table:style-name="ce30">
            <text:p>0.017</text:p>
          </table:table-cell>
          <table:table-cell office:value-type="float" office:value="4.0019999999999998" table:style-name="ce10">
            <text:p>4.002</text:p>
          </table:table-cell>
          <table:table-cell office:value-type="float" office:value="-5.9999999999997833E-3" table:formula="of:=[.B405]-[.G405]" table:style-name="ce30">
            <text:p>-0.006</text:p>
          </table:table-cell>
          <table:table-cell office:value-type="float" office:value="3.9940000000000002" table:style-name="ce10">
            <text:p>3.994</text:p>
          </table:table-cell>
          <table:table-cell office:value-type="float" office:value="1.9999999999997797E-3" table:formula="of:=[.B405]-[.I405]" table:style-name="ce30">
            <text:p>0.002</text:p>
          </table:table-cell>
          <table:table-cell office:value-type="float" office:value="5.7186099709632496E-2" table:formula="of:=STDEV(ABS([.D405]);ABS([.F405]);ABS([.H405]);ABS([.J405]))" table:style-name="ce31">
            <text:p>0.057</text:p>
          </table:table-cell>
          <table:table-cell office:value-type="float" office:value="3.6749999999999949E-2" table:formula="of:=(ABS([.D405])+ABS([.F405])+ABS([.H405])+ABS([.J405]))/4" table:style-name="ce31">
            <text:p>0.037</text:p>
          </table:table-cell>
          <table:table-cell office:value-type="float" office:value="4.1000000000000002E-2" table:style-name="ce32">
            <text:p>0.041</text:p>
          </table:table-cell>
          <table:table-cell office:value-type="float" office:value="5.7186099709632496E-2" table:formula="of:=MAX([.M405];[.K405])" table:style-name="ce34">
            <text:p>0.05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tet_cet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9.0190000000000001" table:style-name="ce10">
            <text:p>9.019</text:p>
          </table:table-cell>
          <table:table-cell office:value-type="float" office:value="9.0459999999999994" table:style-name="ce10">
            <text:p>9.046</text:p>
          </table:table-cell>
          <table:table-cell office:value-type="float" office:value="-2.6999999999999247E-2" table:formula="of:=[.B409]-[.C409]" table:style-name="ce30">
            <text:p>-0.027</text:p>
          </table:table-cell>
          <table:table-cell office:value-type="float" office:value="9.1590000000000007" table:style-name="ce10">
            <text:p>9.159</text:p>
          </table:table-cell>
          <table:table-cell office:value-type="float" office:value="-0.14000000000000057" table:formula="of:=[.B409]-[.E409]" table:style-name="ce30">
            <text:p>-0.14</text:p>
          </table:table-cell>
          <table:table-cell office:value-type="float" office:value="9.0129999999999999" table:style-name="ce10">
            <text:p>9.013</text:p>
          </table:table-cell>
          <table:table-cell office:value-type="float" office:value="6.0000000000002274E-3" table:formula="of:=[.B409]-[.G409]" table:style-name="ce30">
            <text:p>0.006</text:p>
          </table:table-cell>
          <table:table-cell office:value-type="float" office:value="9.1509999999999998" table:style-name="ce10">
            <text:p>9.151</text:p>
          </table:table-cell>
          <table:table-cell office:value-type="float" office:value="-0.13199999999999967" table:formula="of:=[.B409]-[.I409]" table:style-name="ce30">
            <text:p>-0.132</text:p>
          </table:table-cell>
          <table:table-cell office:value-type="float" office:value="6.9600646548721265E-2" table:formula="of:=STDEV(ABS([.D409]);ABS([.F409]);ABS([.H409]);ABS([.J409]))" table:style-name="ce31">
            <text:p>0.070</text:p>
          </table:table-cell>
          <table:table-cell office:value-type="float" office:value="7.6249999999999929E-2" table:formula="of:=(ABS([.D409])+ABS([.F409])+ABS([.H409])+ABS([.J409]))/4" table:style-name="ce31">
            <text:p>0.076</text:p>
          </table:table-cell>
          <table:table-cell office:value-type="float" office:value="0.121" table:style-name="ce32">
            <text:p>0.121</text:p>
          </table:table-cell>
          <table:table-cell office:value-type="float" office:value="0.121" table:formula="of:=MAX([.M409];[.K409])" table:style-name="ce34">
            <text:p>0.12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3230000000000004" table:style-name="ce10">
            <text:p>6.323</text:p>
          </table:table-cell>
          <table:table-cell office:value-type="float" office:value="6.4909999999999997" table:style-name="ce10">
            <text:p>6.491</text:p>
          </table:table-cell>
          <table:table-cell office:value-type="float" office:value="-0.16799999999999926" table:formula="of:=[.B410]-[.C410]" table:style-name="ce30">
            <text:p>-0.168</text:p>
          </table:table-cell>
          <table:table-cell office:value-type="float" office:value="6.3689999999999998" table:style-name="ce10">
            <text:p>6.369</text:p>
          </table:table-cell>
          <table:table-cell office:value-type="float" office:value="-4.5999999999999375E-2" table:formula="of:=[.B410]-[.E410]" table:style-name="ce30">
            <text:p>-0.046</text:p>
          </table:table-cell>
          <table:table-cell office:value-type="float" office:value="6.3250000000000002" table:style-name="ce10">
            <text:p>6.325</text:p>
          </table:table-cell>
          <table:table-cell office:value-type="float" office:value="-1.9999999999997797E-3" table:formula="of:=[.B410]-[.G410]" table:style-name="ce30">
            <text:p>-0.002</text:p>
          </table:table-cell>
          <table:table-cell office:value-type="float" office:value="6.391" table:style-name="ce10">
            <text:p>6.391</text:p>
          </table:table-cell>
          <table:table-cell office:value-type="float" office:value="-6.7999999999999616E-2" table:formula="of:=[.B410]-[.I410]" table:style-name="ce30">
            <text:p>-0.068</text:p>
          </table:table-cell>
          <table:table-cell office:value-type="float" office:value="7.0247182624405935E-2" table:formula="of:=STDEV(ABS([.D410]);ABS([.F410]);ABS([.H410]);ABS([.J410]))" table:style-name="ce31">
            <text:p>0.070</text:p>
          </table:table-cell>
          <table:table-cell office:value-type="float" office:value="7.0999999999999508E-2" table:formula="of:=(ABS([.D410])+ABS([.F410])+ABS([.H410])+ABS([.J410]))/4" table:style-name="ce31">
            <text:p>0.071</text:p>
          </table:table-cell>
          <table:table-cell office:value-type="float" office:value="0.16400000000000001" table:style-name="ce32">
            <text:p>0.164</text:p>
          </table:table-cell>
          <table:table-cell office:value-type="float" office:value="0.16400000000000001" table:formula="of:=MAX([.M410];[.K410])" table:style-name="ce34">
            <text:p>0.1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720000000000001" table:style-name="ce10">
            <text:p>7.572</text:p>
          </table:table-cell>
          <table:table-cell office:value-type="float" office:value="7.67" table:style-name="ce10">
            <text:p>7.67</text:p>
          </table:table-cell>
          <table:table-cell office:value-type="float" office:value="-9.7999999999999865E-2" table:formula="of:=[.B411]-[.C411]" table:style-name="ce30">
            <text:p>-0.098</text:p>
          </table:table-cell>
          <table:table-cell office:value-type="float" office:value="7.5919999999999996" table:style-name="ce10">
            <text:p>7.592</text:p>
          </table:table-cell>
          <table:table-cell office:value-type="float" office:value="-1.9999999999999574E-2" table:formula="of:=[.B411]-[.E411]" table:style-name="ce30">
            <text:p>-0.02</text:p>
          </table:table-cell>
          <table:table-cell office:value-type="float" office:value="7.5350000000000001" table:style-name="ce10">
            <text:p>7.535</text:p>
          </table:table-cell>
          <table:table-cell office:value-type="float" office:value="3.6999999999999922E-2" table:formula="of:=[.B411]-[.G411]" table:style-name="ce30">
            <text:p>0.037</text:p>
          </table:table-cell>
          <table:table-cell office:value-type="float" office:value="7.6340000000000003" table:style-name="ce10">
            <text:p>7.634</text:p>
          </table:table-cell>
          <table:table-cell office:value-type="float" office:value="-6.2000000000000277E-2" table:formula="of:=[.B411]-[.I411]" table:style-name="ce30">
            <text:p>-0.062</text:p>
          </table:table-cell>
          <table:table-cell office:value-type="float" office:value="3.388583774971498E-2" table:formula="of:=STDEV(ABS([.D411]);ABS([.F411]);ABS([.H411]);ABS([.J411]))" table:style-name="ce31">
            <text:p>0.034</text:p>
          </table:table-cell>
          <table:table-cell office:value-type="float" office:value="5.4249999999999909E-2" table:formula="of:=(ABS([.D411])+ABS([.F411])+ABS([.H411])+ABS([.J411]))/4" table:style-name="ce31">
            <text:p>0.054</text:p>
          </table:table-cell>
          <table:table-cell office:value-type="float" office:value="6.6000000000000003E-2" table:style-name="ce32">
            <text:p>0.066</text:p>
          </table:table-cell>
          <table:table-cell office:value-type="float" office:value="6.6000000000000003E-2" table:formula="of:=MAX([.M411];[.K411])" table:style-name="ce34">
            <text:p>0.06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6120000000000001" table:style-name="ce10">
            <text:p>6.612</text:p>
          </table:table-cell>
          <table:table-cell office:value-type="float" office:value="6.7430000000000003" table:style-name="ce10">
            <text:p>6.743</text:p>
          </table:table-cell>
          <table:table-cell office:value-type="float" office:value="-0.13100000000000023" table:formula="of:=[.B412]-[.C412]" table:style-name="ce30">
            <text:p>-0.131</text:p>
          </table:table-cell>
          <table:table-cell office:value-type="float" office:value="6.6639999999999997" table:style-name="ce10">
            <text:p>6.664</text:p>
          </table:table-cell>
          <table:table-cell office:value-type="float" office:value="-5.1999999999999602E-2" table:formula="of:=[.B412]-[.E412]" table:style-name="ce30">
            <text:p>-0.052</text:p>
          </table:table-cell>
          <table:table-cell office:value-type="float" office:value="6.6310000000000002" table:style-name="ce10">
            <text:p>6.631</text:p>
          </table:table-cell>
          <table:table-cell office:value-type="float" office:value="-1.9000000000000128E-2" table:formula="of:=[.B412]-[.G412]" table:style-name="ce30">
            <text:p>-0.019</text:p>
          </table:table-cell>
          <table:table-cell office:value-type="float" office:value="6.6689999999999996" table:style-name="ce10">
            <text:p>6.669</text:p>
          </table:table-cell>
          <table:table-cell office:value-type="float" office:value="-5.6999999999999496E-2" table:formula="of:=[.B412]-[.I412]" table:style-name="ce30">
            <text:p>-0.057</text:p>
          </table:table-cell>
          <table:table-cell office:value-type="float" office:value="4.7274905252857768E-2" table:formula="of:=STDEV(ABS([.D412]);ABS([.F412]);ABS([.H412]);ABS([.J412]))" table:style-name="ce31">
            <text:p>0.047</text:p>
          </table:table-cell>
          <table:table-cell office:value-type="float" office:value="6.4749999999999863E-2" table:formula="of:=(ABS([.D412])+ABS([.F412])+ABS([.H412])+ABS([.J412]))/4" table:style-name="ce31">
            <text:p>0.065</text:p>
          </table:table-cell>
          <table:table-cell office:value-type="float" office:value="2.3E-2" table:style-name="ce32">
            <text:p>0.023</text:p>
          </table:table-cell>
          <table:table-cell office:value-type="float" office:value="4.7274905252857768E-2" table:formula="of:=MAX([.M412];[.K412])" table:style-name="ce34">
            <text:p>0.04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6859999999999999" table:style-name="ce10">
            <text:p>7.686</text:p>
          </table:table-cell>
          <table:table-cell office:value-type="float" office:value="7.6239999999999997" table:style-name="ce10">
            <text:p>7.624</text:p>
          </table:table-cell>
          <table:table-cell office:value-type="float" office:value="6.2000000000000277E-2" table:formula="of:=[.B413]-[.C413]" table:style-name="ce30">
            <text:p>0.062</text:p>
          </table:table-cell>
          <table:table-cell office:value-type="float" office:value="7.6849999999999996" table:style-name="ce10">
            <text:p>7.685</text:p>
          </table:table-cell>
          <table:table-cell office:value-type="float" office:value="1.000000000000334E-3" table:formula="of:=[.B413]-[.E413]" table:style-name="ce30">
            <text:p>0.001</text:p>
          </table:table-cell>
          <table:table-cell office:value-type="float" office:value="7.593" table:style-name="ce10">
            <text:p>7.593</text:p>
          </table:table-cell>
          <table:table-cell office:value-type="float" office:value="9.2999999999999972E-2" table:formula="of:=[.B413]-[.G413]" table:style-name="ce30">
            <text:p>0.093</text:p>
          </table:table-cell>
          <table:table-cell office:value-type="float" office:value="7.7160000000000002" table:style-name="ce10">
            <text:p>7.716</text:p>
          </table:table-cell>
          <table:table-cell office:value-type="float" office:value="-3.0000000000000249E-2" table:formula="of:=[.B413]-[.I413]" table:style-name="ce30">
            <text:p>-0.03</text:p>
          </table:table-cell>
          <table:table-cell office:value-type="float" office:value="3.9770173078158159E-2" table:formula="of:=STDEV(ABS([.D413]);ABS([.F413]);ABS([.H413]);ABS([.J413]))" table:style-name="ce31">
            <text:p>0.040</text:p>
          </table:table-cell>
          <table:table-cell office:value-type="float" office:value="4.6500000000000208E-2" table:formula="of:=(ABS([.D413])+ABS([.F413])+ABS([.H413])+ABS([.J413]))/4" table:style-name="ce31">
            <text:p>0.047</text:p>
          </table:table-cell>
          <table:table-cell office:value-type="float" office:value="0.112" table:style-name="ce32">
            <text:p>0.112</text:p>
          </table:table-cell>
          <table:table-cell office:value-type="float" office:value="0.112" table:formula="of:=MAX([.M413];[.K413])" table:style-name="ce34">
            <text:p>0.11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2489999999999997" table:style-name="ce10">
            <text:p>6.249</text:p>
          </table:table-cell>
          <table:table-cell office:value-type="float" office:value="6.4379999999999997" table:style-name="ce10">
            <text:p>6.438</text:p>
          </table:table-cell>
          <table:table-cell office:value-type="float" office:value="-0.18900000000000006" table:formula="of:=[.B414]-[.C414]" table:style-name="ce30">
            <text:p>-0.189</text:p>
          </table:table-cell>
          <table:table-cell office:value-type="float" office:value="6.2960000000000003" table:style-name="ce10">
            <text:p>6.296</text:p>
          </table:table-cell>
          <table:table-cell office:value-type="float" office:value="-4.7000000000000597E-2" table:formula="of:=[.B414]-[.E414]" table:style-name="ce30">
            <text:p>-0.047</text:p>
          </table:table-cell>
          <table:table-cell office:value-type="float" office:value="6.2039999999999997" table:style-name="ce10">
            <text:p>6.204</text:p>
          </table:table-cell>
          <table:table-cell office:value-type="float" office:value="4.4999999999999929E-2" table:formula="of:=[.B414]-[.G414]" table:style-name="ce30">
            <text:p>0.045</text:p>
          </table:table-cell>
          <table:table-cell office:value-type="float" office:value="6.3360000000000003" table:style-name="ce10">
            <text:p>6.336</text:p>
          </table:table-cell>
          <table:table-cell office:value-type="float" office:value="-8.7000000000000632E-2" table:formula="of:=[.B414]-[.I414]" table:style-name="ce30">
            <text:p>-0.087</text:p>
          </table:table-cell>
          <table:table-cell office:value-type="float" office:value="6.7498148122744711E-2" table:formula="of:=STDEV(ABS([.D414]);ABS([.F414]);ABS([.H414]);ABS([.J414]))" table:style-name="ce31">
            <text:p>0.067</text:p>
          </table:table-cell>
          <table:table-cell office:value-type="float" office:value="9.2000000000000304E-2" table:formula="of:=(ABS([.D414])+ABS([.F414])+ABS([.H414])+ABS([.J414]))/4" table:style-name="ce31">
            <text:p>0.092</text:p>
          </table:table-cell>
          <table:table-cell office:value-type="float" office:value="0.1" table:style-name="ce32">
            <text:p>0.1</text:p>
          </table:table-cell>
          <table:table-cell office:value-type="float" office:value="0.1" table:formula="of:=MAX([.M414];[.K414])" table:style-name="ce34">
            <text:p>0.1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9720000000000004" table:style-name="ce10">
            <text:p>4.972</text:p>
          </table:table-cell>
          <table:table-cell office:value-type="float" office:value="5.2350000000000003" table:style-name="ce10">
            <text:p>5.235</text:p>
          </table:table-cell>
          <table:table-cell office:value-type="float" office:value="-0.2629999999999999" table:formula="of:=[.B415]-[.C415]" table:style-name="ce30">
            <text:p>-0.263</text:p>
          </table:table-cell>
          <table:table-cell office:value-type="float" office:value="5.1059999999999999" table:style-name="ce10">
            <text:p>5.106</text:p>
          </table:table-cell>
          <table:table-cell office:value-type="float" office:value="-0.13399999999999945" table:formula="of:=[.B415]-[.E415]" table:style-name="ce30">
            <text:p>-0.134</text:p>
          </table:table-cell>
          <table:table-cell office:value-type="float" office:value="5.0129999999999999" table:style-name="ce10">
            <text:p>5.013</text:p>
          </table:table-cell>
          <table:table-cell office:value-type="float" office:value="-4.0999999999999481E-2" table:formula="of:=[.B415]-[.G415]" table:style-name="ce30">
            <text:p>-0.041</text:p>
          </table:table-cell>
          <table:table-cell office:value-type="float" office:value="5.0869999999999997" table:style-name="ce10">
            <text:p>5.087</text:p>
          </table:table-cell>
          <table:table-cell office:value-type="float" office:value="-0.11499999999999932" table:formula="of:=[.B415]-[.I415]" table:style-name="ce30">
            <text:p>-0.115</text:p>
          </table:table-cell>
          <table:table-cell office:value-type="float" office:value="9.233769544449355E-2" table:formula="of:=STDEV(ABS([.D415]);ABS([.F415]);ABS([.H415]);ABS([.J415]))" table:style-name="ce31">
            <text:p>0.092</text:p>
          </table:table-cell>
          <table:table-cell office:value-type="float" office:value="0.13824999999999954" table:formula="of:=(ABS([.D415])+ABS([.F415])+ABS([.H415])+ABS([.J415]))/4" table:style-name="ce31">
            <text:p>0.138</text:p>
          </table:table-cell>
          <table:table-cell office:value-type="float" office:value="0.13500000000000001" table:style-name="ce32">
            <text:p>0.135</text:p>
          </table:table-cell>
          <table:table-cell office:value-type="float" office:value="0.13500000000000001" table:formula="of:=MAX([.M415];[.K415])" table:style-name="ce34">
            <text:p>0.13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38" table:style-name="ce10">
            <text:p>5.38</text:p>
          </table:table-cell>
          <table:table-cell office:value-type="float" office:value="5.27" table:style-name="ce10">
            <text:p>5.27</text:p>
          </table:table-cell>
          <table:table-cell office:value-type="float" office:value="0.11000000000000032" table:formula="of:=[.B416]-[.C416]" table:style-name="ce30">
            <text:p>0.11</text:p>
          </table:table-cell>
          <table:table-cell office:value-type="float" office:value="5.3959999999999999" table:style-name="ce10">
            <text:p>5.396</text:p>
          </table:table-cell>
          <table:table-cell office:value-type="float" office:value="-1.6000000000000014E-2" table:formula="of:=[.B416]-[.E416]" table:style-name="ce30">
            <text:p>-0.016</text:p>
          </table:table-cell>
          <table:table-cell office:value-type="float" office:value="5.13" table:style-name="ce10">
            <text:p>5.13</text:p>
          </table:table-cell>
          <table:table-cell office:value-type="float" office:value="0.25" table:formula="of:=[.B416]-[.G416]" table:style-name="ce30">
            <text:p>0.25</text:p>
          </table:table-cell>
          <table:table-cell office:value-type="float" office:value="5.3949999999999996" table:style-name="ce10">
            <text:p>5.395</text:p>
          </table:table-cell>
          <table:table-cell office:value-type="float" office:value="-1.499999999999968E-2" table:formula="of:=[.B416]-[.I416]" table:style-name="ce30">
            <text:p>-0.015</text:p>
          </table:table-cell>
          <table:table-cell office:value-type="float" office:value="0.11084636514864475" table:formula="of:=STDEV(ABS([.D416]);ABS([.F416]);ABS([.H416]);ABS([.J416]))" table:style-name="ce31">
            <text:p>0.111</text:p>
          </table:table-cell>
          <table:table-cell office:value-type="float" office:value="9.7750000000000004E-2" table:formula="of:=(ABS([.D416])+ABS([.F416])+ABS([.H416])+ABS([.J416]))/4" table:style-name="ce31">
            <text:p>0.098</text:p>
          </table:table-cell>
          <table:table-cell office:value-type="float" office:value="0.26800000000000002" table:style-name="ce32">
            <text:p>0.268</text:p>
          </table:table-cell>
          <table:table-cell office:value-type="float" office:value="0.26800000000000002" table:formula="of:=MAX([.M416];[.K416])" table:style-name="ce34">
            <text:p>0.26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4969999999999999" table:style-name="ce10">
            <text:p>7.497</text:p>
          </table:table-cell>
          <table:table-cell office:value-type="float" office:value="7.6020000000000003" table:style-name="ce10">
            <text:p>7.602</text:p>
          </table:table-cell>
          <table:table-cell office:value-type="float" office:value="-0.10500000000000043" table:formula="of:=[.B417]-[.C417]" table:style-name="ce30">
            <text:p>-0.105</text:p>
          </table:table-cell>
          <table:table-cell office:value-type="float" office:value="7.5590000000000002" table:style-name="ce10">
            <text:p>7.559</text:p>
          </table:table-cell>
          <table:table-cell office:value-type="float" office:value="-6.2000000000000277E-2" table:formula="of:=[.B417]-[.E417]" table:style-name="ce30">
            <text:p>-0.062</text:p>
          </table:table-cell>
          <table:table-cell office:value-type="float" office:value="7.431" table:style-name="ce10">
            <text:p>7.431</text:p>
          </table:table-cell>
          <table:table-cell office:value-type="float" office:value="6.5999999999999837E-2" table:formula="of:=[.B417]-[.G417]" table:style-name="ce30">
            <text:p>0.066</text:p>
          </table:table-cell>
          <table:table-cell office:value-type="float" office:value="7.5750000000000002" table:style-name="ce10">
            <text:p>7.575</text:p>
          </table:table-cell>
          <table:table-cell office:value-type="float" office:value="-7.8000000000000291E-2" table:formula="of:=[.B417]-[.I417]" table:style-name="ce30">
            <text:p>-0.078</text:p>
          </table:table-cell>
          <table:table-cell office:value-type="float" office:value="1.9397164741270984E-2" table:formula="of:=STDEV(ABS([.D417]);ABS([.F417]);ABS([.H417]);ABS([.J417]))" table:style-name="ce31">
            <text:p>0.019</text:p>
          </table:table-cell>
          <table:table-cell office:value-type="float" office:value="7.7750000000000208E-2" table:formula="of:=(ABS([.D417])+ABS([.F417])+ABS([.H417])+ABS([.J417]))/4" table:style-name="ce31">
            <text:p>0.078</text:p>
          </table:table-cell>
          <table:table-cell office:value-type="float" office:value="8.6999999999999994E-2" table:style-name="ce32">
            <text:p>0.087</text:p>
          </table:table-cell>
          <table:table-cell office:value-type="float" office:value="8.6999999999999994E-2" table:formula="of:=MAX([.M417];[.K417])" table:style-name="ce34">
            <text:p>0.08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6289999999999996" table:style-name="ce10">
            <text:p>7.629</text:p>
          </table:table-cell>
          <table:table-cell office:value-type="float" office:value="7.4390000000000001" table:style-name="ce10">
            <text:p>7.439</text:p>
          </table:table-cell>
          <table:table-cell office:value-type="float" office:value="0.1899999999999995" table:formula="of:=[.B418]-[.C418]" table:style-name="ce30">
            <text:p>0.19</text:p>
          </table:table-cell>
          <table:table-cell office:value-type="float" office:value="7.6639999999999997" table:style-name="ce10">
            <text:p>7.664</text:p>
          </table:table-cell>
          <table:table-cell office:value-type="float" office:value="-3.5000000000000142E-2" table:formula="of:=[.B418]-[.E418]" table:style-name="ce30">
            <text:p>-0.035</text:p>
          </table:table-cell>
          <table:table-cell office:value-type="float" office:value="7.423" table:style-name="ce10">
            <text:p>7.423</text:p>
          </table:table-cell>
          <table:table-cell office:value-type="float" office:value="0.20599999999999952" table:formula="of:=[.B418]-[.G418]" table:style-name="ce30">
            <text:p>0.206</text:p>
          </table:table-cell>
          <table:table-cell office:value-type="float" office:value="7.6630000000000003" table:style-name="ce10">
            <text:p>7.663</text:p>
          </table:table-cell>
          <table:table-cell office:value-type="float" office:value="-3.4000000000000696E-2" table:formula="of:=[.B418]-[.I418]" table:style-name="ce30">
            <text:p>-0.034</text:p>
          </table:table-cell>
          <table:table-cell office:value-type="float" office:value="9.4623376252030003E-2" table:formula="of:=STDEV(ABS([.D418]);ABS([.F418]);ABS([.H418]);ABS([.J418]))" table:style-name="ce31">
            <text:p>0.095</text:p>
          </table:table-cell>
          <table:table-cell office:value-type="float" office:value="0.11624999999999996" table:formula="of:=(ABS([.D418])+ABS([.F418])+ABS([.H418])+ABS([.J418]))/4" table:style-name="ce31">
            <text:p>0.116</text:p>
          </table:table-cell>
          <table:table-cell office:value-type="float" office:value="0.127" table:style-name="ce32">
            <text:p>0.127</text:p>
          </table:table-cell>
          <table:table-cell office:value-type="float" office:value="0.127" table:formula="of:=MAX([.M418];[.K418])" table:style-name="ce34">
            <text:p>0.12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2670000000000003" table:style-name="ce10">
            <text:p>6.267</text:p>
          </table:table-cell>
          <table:table-cell office:value-type="float" office:value="6.3460000000000001" table:style-name="ce10">
            <text:p>6.346</text:p>
          </table:table-cell>
          <table:table-cell office:value-type="float" office:value="-7.8999999999999737E-2" table:formula="of:=[.B419]-[.C419]" table:style-name="ce30">
            <text:p>-0.079</text:p>
          </table:table-cell>
          <table:table-cell office:value-type="float" office:value="6.34" table:style-name="ce10">
            <text:p>6.34</text:p>
          </table:table-cell>
          <table:table-cell office:value-type="float" office:value="-7.299999999999951E-2" table:formula="of:=[.B419]-[.E419]" table:style-name="ce30">
            <text:p>-0.073</text:p>
          </table:table-cell>
          <table:table-cell office:value-type="float" office:value="6.1630000000000003" table:style-name="ce10">
            <text:p>6.163</text:p>
          </table:table-cell>
          <table:table-cell office:value-type="float" office:value="0.10400000000000009" table:formula="of:=[.B419]-[.G419]" table:style-name="ce30">
            <text:p>0.104</text:p>
          </table:table-cell>
          <table:table-cell office:value-type="float" office:value="6.3529999999999998" table:style-name="ce10">
            <text:p>6.353</text:p>
          </table:table-cell>
          <table:table-cell office:value-type="float" office:value="-8.599999999999941E-2" table:formula="of:=[.B419]-[.I419]" table:style-name="ce30">
            <text:p>-0.086</text:p>
          </table:table-cell>
          <table:table-cell office:value-type="float" office:value="1.3428824718989381E-2" table:formula="of:=STDEV(ABS([.D419]);ABS([.F419]);ABS([.H419]);ABS([.J419]))" table:style-name="ce31">
            <text:p>0.013</text:p>
          </table:table-cell>
          <table:table-cell office:value-type="float" office:value="8.5499999999999687E-2" table:formula="of:=(ABS([.D419])+ABS([.F419])+ABS([.H419])+ABS([.J419]))/4" table:style-name="ce31">
            <text:p>0.085</text:p>
          </table:table-cell>
          <table:table-cell office:value-type="float" office:value="0.122" table:style-name="ce32">
            <text:p>0.122</text:p>
          </table:table-cell>
          <table:table-cell office:value-type="float" office:value="0.122" table:formula="of:=MAX([.M419];[.K419])" table:style-name="ce34">
            <text:p>0.12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9051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7.7089999999999996" table:style-name="ce10">
            <text:p>7.709</text:p>
          </table:table-cell>
          <table:table-cell office:value-type="float" office:value="7.7779999999999996" table:style-name="ce10">
            <text:p>7.778</text:p>
          </table:table-cell>
          <table:table-cell office:value-type="float" office:value="-6.899999999999995E-2" table:formula="of:=[.B423]-[.C423]" table:style-name="ce30">
            <text:p>-0.069</text:p>
          </table:table-cell>
          <table:table-cell office:value-type="float" office:value="7.8220000000000001" table:style-name="ce10">
            <text:p>7.822</text:p>
          </table:table-cell>
          <table:table-cell office:value-type="float" office:value="-0.11300000000000043" table:formula="of:=[.B423]-[.E423]" table:style-name="ce30">
            <text:p>-0.113</text:p>
          </table:table-cell>
          <table:table-cell office:value-type="float" office:value="7.7050000000000001" table:style-name="ce10">
            <text:p>7.705</text:p>
          </table:table-cell>
          <table:table-cell office:value-type="float" office:value="3.9999999999995595E-3" table:formula="of:=[.B423]-[.G423]" table:style-name="ce30">
            <text:p>0.004</text:p>
          </table:table-cell>
          <table:table-cell office:value-type="float" office:value="7.67" table:style-name="ce10">
            <text:p>7.67</text:p>
          </table:table-cell>
          <table:table-cell office:value-type="float" office:value="3.8999999999999702E-2" table:formula="of:=[.B423]-[.I423]" table:style-name="ce30">
            <text:p>0.039</text:p>
          </table:table-cell>
          <table:table-cell office:value-type="float" office:value="4.6226795980975163E-2" table:formula="of:=STDEV(ABS([.D423]);ABS([.F423]);ABS([.H423]);ABS([.J423]))" table:style-name="ce31">
            <text:p>0.046</text:p>
          </table:table-cell>
          <table:table-cell office:value-type="float" office:value="5.6249999999999911E-2" table:formula="of:=(ABS([.D423])+ABS([.F423])+ABS([.H423])+ABS([.J423]))/4" table:style-name="ce31">
            <text:p>0.056</text:p>
          </table:table-cell>
          <table:table-cell office:value-type="string" table:style-name="ce32">
            <text:p>0.</text:p>
          </table:table-cell>
          <table:table-cell office:value-type="float" office:value="4.6226795980975163E-2" table:formula="of:=MAX([.M423];[.K423])" table:style-name="ce34">
            <text:p>0.04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4.5960000000000001" table:style-name="ce10">
            <text:p>4.596</text:p>
          </table:table-cell>
          <table:table-cell office:value-type="float" office:value="4.6719999999999997" table:style-name="ce10">
            <text:p>4.672</text:p>
          </table:table-cell>
          <table:table-cell office:value-type="float" office:value="-7.5999999999999623E-2" table:formula="of:=[.B424]-[.C424]" table:style-name="ce30">
            <text:p>-0.076</text:p>
          </table:table-cell>
          <table:table-cell office:value-type="float" office:value="4.5880000000000001" table:style-name="ce10">
            <text:p>4.588</text:p>
          </table:table-cell>
          <table:table-cell office:value-type="float" office:value="8.0000000000000071E-3" table:formula="of:=[.B424]-[.E424]" table:style-name="ce30">
            <text:p>0.008</text:p>
          </table:table-cell>
          <table:table-cell office:value-type="float" office:value="4.5869999999999997" table:style-name="ce10">
            <text:p>4.587</text:p>
          </table:table-cell>
          <table:table-cell office:value-type="float" office:value="9.0000000000003411E-3" table:formula="of:=[.B424]-[.G424]" table:style-name="ce30">
            <text:p>0.009</text:p>
          </table:table-cell>
          <table:table-cell office:value-type="float" office:value="4.6100000000000003" table:style-name="ce10">
            <text:p>4.61</text:p>
          </table:table-cell>
          <table:table-cell office:value-type="float" office:value="-1.4000000000000234E-2" table:formula="of:=[.B424]-[.I424]" table:style-name="ce30">
            <text:p>-0.014</text:p>
          </table:table-cell>
          <table:table-cell office:value-type="float" office:value="3.293807320816821E-2" table:formula="of:=STDEV(ABS([.D424]);ABS([.F424]);ABS([.H424]);ABS([.J424]))" table:style-name="ce31">
            <text:p>0.033</text:p>
          </table:table-cell>
          <table:table-cell office:value-type="float" office:value="2.6750000000000052E-2" table:formula="of:=(ABS([.D424])+ABS([.F424])+ABS([.H424])+ABS([.J424]))/4" table:style-name="ce31">
            <text:p>0.027</text:p>
          </table:table-cell>
          <table:table-cell office:value-type="float" office:value="3.0000000000000001E-3" table:style-name="ce32">
            <text:p>0.003</text:p>
          </table:table-cell>
          <table:table-cell office:value-type="float" office:value="3.293807320816821E-2" table:formula="of:=MAX([.M424];[.K424])" table:style-name="ce34">
            <text:p>0.03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6.4160000000000004" table:style-name="ce10">
            <text:p>6.416</text:p>
          </table:table-cell>
          <table:table-cell office:value-type="float" office:value="6.4909999999999997" table:style-name="ce10">
            <text:p>6.491</text:p>
          </table:table-cell>
          <table:table-cell office:value-type="float" office:value="-7.4999999999999289E-2" table:formula="of:=[.B425]-[.C425]" table:style-name="ce30">
            <text:p>-0.075</text:p>
          </table:table-cell>
          <table:table-cell office:value-type="float" office:value="6.4059999999999997" table:style-name="ce10">
            <text:p>6.406</text:p>
          </table:table-cell>
          <table:table-cell office:value-type="float" office:value="1.0000000000000675E-2" table:formula="of:=[.B425]-[.E425]" table:style-name="ce30">
            <text:p>0.01</text:p>
          </table:table-cell>
          <table:table-cell office:value-type="float" office:value="6.399" table:style-name="ce10">
            <text:p>6.399</text:p>
          </table:table-cell>
          <table:table-cell office:value-type="float" office:value="1.7000000000000348E-2" table:formula="of:=[.B425]-[.G425]" table:style-name="ce30">
            <text:p>0.017</text:p>
          </table:table-cell>
          <table:table-cell office:value-type="float" office:value="6.431" table:style-name="ce10">
            <text:p>6.431</text:p>
          </table:table-cell>
          <table:table-cell office:value-type="float" office:value="-1.499999999999968E-2" table:formula="of:=[.B425]-[.I425]" table:style-name="ce30">
            <text:p>-0.015</text:p>
          </table:table-cell>
          <table:table-cell office:value-type="float" office:value="3.064174712164168E-2" table:formula="of:=STDEV(ABS([.D425]);ABS([.F425]);ABS([.H425]);ABS([.J425]))" table:style-name="ce31">
            <text:p>0.031</text:p>
          </table:table-cell>
          <table:table-cell office:value-type="float" office:value="2.9249999999999998E-2" table:formula="of:=(ABS([.D425])+ABS([.F425])+ABS([.H425])+ABS([.J425]))/4" table:style-name="ce31">
            <text:p>0.029</text:p>
          </table:table-cell>
          <table:table-cell office:value-type="float" office:value="6.0999999999999999E-2" table:style-name="ce32">
            <text:p>0.061</text:p>
          </table:table-cell>
          <table:table-cell office:value-type="float" office:value="6.0999999999999999E-2" table:formula="of:=MAX([.M425];[.K425])" table:style-name="ce34">
            <text:p>0.06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426];[.K426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3319999999999999" table:style-name="ce10">
            <text:p>6.332</text:p>
          </table:table-cell>
          <table:table-cell office:value-type="float" office:value="6.3869999999999996" table:style-name="ce10">
            <text:p>6.387</text:p>
          </table:table-cell>
          <table:table-cell office:value-type="float" office:value="-5.4999999999999716E-2" table:formula="of:=[.B427]-[.C427]" table:style-name="ce30">
            <text:p>-0.055</text:p>
          </table:table-cell>
          <table:table-cell office:value-type="float" office:value="6.3410000000000002" table:style-name="ce10">
            <text:p>6.341</text:p>
          </table:table-cell>
          <table:table-cell office:value-type="float" office:value="-9.0000000000003411E-3" table:formula="of:=[.B427]-[.E427]" table:style-name="ce30">
            <text:p>-0.009</text:p>
          </table:table-cell>
          <table:table-cell office:value-type="float" office:value="6.3230000000000004" table:style-name="ce10">
            <text:p>6.323</text:p>
          </table:table-cell>
          <table:table-cell office:value-type="float" office:value="8.9999999999994529E-3" table:formula="of:=[.B427]-[.G427]" table:style-name="ce30">
            <text:p>0.009</text:p>
          </table:table-cell>
          <table:table-cell office:value-type="float" office:value="6.3410000000000002" table:style-name="ce10">
            <text:p>6.341</text:p>
          </table:table-cell>
          <table:table-cell office:value-type="float" office:value="-9.0000000000003411E-3" table:formula="of:=[.B427]-[.I427]" table:style-name="ce30">
            <text:p>-0.009</text:p>
          </table:table-cell>
          <table:table-cell office:value-type="float" office:value="2.2999999999999833E-2" table:formula="of:=STDEV(ABS([.D427]);ABS([.F427]);ABS([.H427]);ABS([.J427]))" table:style-name="ce31">
            <text:p>0.023</text:p>
          </table:table-cell>
          <table:table-cell office:value-type="float" office:value="2.0499999999999963E-2" table:formula="of:=(ABS([.D427])+ABS([.F427])+ABS([.H427])+ABS([.J427]))/4" table:style-name="ce31">
            <text:p>0.021</text:p>
          </table:table-cell>
          <table:table-cell office:value-type="float" office:value="5.2999999999999999E-2" table:style-name="ce32">
            <text:p>0.053</text:p>
          </table:table-cell>
          <table:table-cell office:value-type="float" office:value="5.2999999999999999E-2" table:formula="of:=MAX([.M427];[.K427])" table:style-name="ce34">
            <text:p>0.05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12" table:style-name="ce10">
            <text:p>5.12</text:p>
          </table:table-cell>
          <table:table-cell office:value-type="float" office:value="5.2220000000000004" table:style-name="ce10">
            <text:p>5.222</text:p>
          </table:table-cell>
          <table:table-cell office:value-type="float" office:value="-0.10200000000000031" table:formula="of:=[.B428]-[.C428]" table:style-name="ce30">
            <text:p>-0.102</text:p>
          </table:table-cell>
          <table:table-cell office:value-type="float" office:value="5.1040000000000001" table:style-name="ce10">
            <text:p>5.104</text:p>
          </table:table-cell>
          <table:table-cell office:value-type="float" office:value="1.6000000000000014E-2" table:formula="of:=[.B428]-[.E428]" table:style-name="ce30">
            <text:p>0.016</text:p>
          </table:table-cell>
          <table:table-cell office:value-type="float" office:value="5.0780000000000003" table:style-name="ce10">
            <text:p>5.078</text:p>
          </table:table-cell>
          <table:table-cell office:value-type="float" office:value="4.1999999999999815E-2" table:formula="of:=[.B428]-[.G428]" table:style-name="ce30">
            <text:p>0.042</text:p>
          </table:table-cell>
          <table:table-cell office:value-type="float" office:value="5.1390000000000002" table:style-name="ce10">
            <text:p>5.139</text:p>
          </table:table-cell>
          <table:table-cell office:value-type="float" office:value="-1.9000000000000128E-2" table:formula="of:=[.B428]-[.I428]" table:style-name="ce30">
            <text:p>-0.019</text:p>
          </table:table-cell>
          <table:table-cell office:value-type="float" office:value="3.9894652941632962E-2" table:formula="of:=STDEV(ABS([.D428]);ABS([.F428]);ABS([.H428]);ABS([.J428]))" table:style-name="ce31">
            <text:p>0.040</text:p>
          </table:table-cell>
          <table:table-cell office:value-type="float" office:value="4.4750000000000068E-2" table:formula="of:=(ABS([.D428])+ABS([.F428])+ABS([.H428])+ABS([.J428]))/4" table:style-name="ce31">
            <text:p>0.045</text:p>
          </table:table-cell>
          <table:table-cell office:value-type="float" office:value="5.2999999999999999E-2" table:style-name="ce32">
            <text:p>0.053</text:p>
          </table:table-cell>
          <table:table-cell office:value-type="float" office:value="5.2999999999999999E-2" table:formula="of:=MAX([.M428];[.K428])" table:style-name="ce34">
            <text:p>0.05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9449999999999998" table:style-name="ce10">
            <text:p>3.945</text:p>
          </table:table-cell>
          <table:table-cell office:value-type="float" office:value="4.1059999999999999" table:style-name="ce10">
            <text:p>4.106</text:p>
          </table:table-cell>
          <table:table-cell office:value-type="float" office:value="-0.16100000000000003" table:formula="of:=[.B429]-[.C429]" table:style-name="ce30">
            <text:p>-0.161</text:p>
          </table:table-cell>
          <table:table-cell office:value-type="float" office:value="3.9329999999999998" table:style-name="ce10">
            <text:p>3.933</text:p>
          </table:table-cell>
          <table:table-cell office:value-type="float" office:value="1.2000000000000011E-2" table:formula="of:=[.B429]-[.E429]" table:style-name="ce30">
            <text:p>0.012</text:p>
          </table:table-cell>
          <table:table-cell office:value-type="float" office:value="3.9260000000000002" table:style-name="ce10">
            <text:p>3.926</text:p>
          </table:table-cell>
          <table:table-cell office:value-type="float" office:value="1.8999999999999684E-2" table:formula="of:=[.B429]-[.G429]" table:style-name="ce30">
            <text:p>0.019</text:p>
          </table:table-cell>
          <table:table-cell office:value-type="float" office:value="3.964" table:style-name="ce10">
            <text:p>3.964</text:p>
          </table:table-cell>
          <table:table-cell office:value-type="float" office:value="-1.9000000000000128E-2" table:formula="of:=[.B429]-[.I429]" table:style-name="ce30">
            <text:p>-0.019</text:p>
          </table:table-cell>
          <table:table-cell office:value-type="float" office:value="7.2242069922356683E-2" table:formula="of:=STDEV(ABS([.D429]);ABS([.F429]);ABS([.H429]);ABS([.J429]))" table:style-name="ce31">
            <text:p>0.072</text:p>
          </table:table-cell>
          <table:table-cell office:value-type="float" office:value="5.2749999999999964E-2" table:formula="of:=(ABS([.D429])+ABS([.F429])+ABS([.H429])+ABS([.J429]))/4" table:style-name="ce31">
            <text:p>0.053</text:p>
          </table:table-cell>
          <table:table-cell office:value-type="float" office:value="0.26400000000000001" table:style-name="ce32">
            <text:p>0.264</text:p>
          </table:table-cell>
          <table:table-cell office:value-type="float" office:value="0.26400000000000001" table:formula="of:=MAX([.M429];[.K429])" table:style-name="ce34">
            <text:p>0.2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6859999999999999" table:style-name="ce10">
            <text:p>3.686</text:p>
          </table:table-cell>
          <table:table-cell office:value-type="float" office:value="3.72" table:style-name="ce10">
            <text:p>3.72</text:p>
          </table:table-cell>
          <table:table-cell office:value-type="float" office:value="-3.4000000000000252E-2" table:formula="of:=[.B430]-[.C430]" table:style-name="ce30">
            <text:p>-0.034</text:p>
          </table:table-cell>
          <table:table-cell office:value-type="float" office:value="3.7930000000000001" table:style-name="ce10">
            <text:p>3.793</text:p>
          </table:table-cell>
          <table:table-cell office:value-type="float" office:value="-0.10700000000000021" table:formula="of:=[.B430]-[.E430]" table:style-name="ce30">
            <text:p>-0.107</text:p>
          </table:table-cell>
          <table:table-cell office:value-type="float" office:value="3.6240000000000001" table:style-name="ce10">
            <text:p>3.624</text:p>
          </table:table-cell>
          <table:table-cell office:value-type="float" office:value="6.1999999999999833E-2" table:formula="of:=[.B430]-[.G430]" table:style-name="ce30">
            <text:p>0.062</text:p>
          </table:table-cell>
          <table:table-cell office:value-type="float" office:value="3.6579999999999999" table:style-name="ce10">
            <text:p>3.658</text:p>
          </table:table-cell>
          <table:table-cell office:value-type="float" office:value="2.8000000000000025E-2" table:formula="of:=[.B430]-[.I430]" table:style-name="ce30">
            <text:p>0.028</text:p>
          </table:table-cell>
          <table:table-cell office:value-type="float" office:value="3.6021984028275493E-2" table:formula="of:=STDEV(ABS([.D430]);ABS([.F430]);ABS([.H430]);ABS([.J430]))" table:style-name="ce31">
            <text:p>0.036</text:p>
          </table:table-cell>
          <table:table-cell office:value-type="float" office:value="5.7750000000000079E-2" table:formula="of:=(ABS([.D430])+ABS([.F430])+ABS([.H430])+ABS([.J430]))/4" table:style-name="ce31">
            <text:p>0.058</text:p>
          </table:table-cell>
          <table:table-cell office:value-type="float" office:value="7.6999999999999999E-2" table:style-name="ce32">
            <text:p>0.077</text:p>
          </table:table-cell>
          <table:table-cell office:value-type="float" office:value="7.6999999999999999E-2" table:formula="of:=MAX([.M430];[.K430])" table:style-name="ce34">
            <text:p>0.07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6.0540000000000003" table:style-name="ce10">
            <text:p>6.054</text:p>
          </table:table-cell>
          <table:table-cell office:value-type="float" office:value="6.1829999999999998" table:style-name="ce10">
            <text:p>6.183</text:p>
          </table:table-cell>
          <table:table-cell office:value-type="float" office:value="-0.12899999999999956" table:formula="of:=[.B431]-[.C431]" table:style-name="ce30">
            <text:p>-0.129</text:p>
          </table:table-cell>
          <table:table-cell office:value-type="float" office:value="6.0449999999999999" table:style-name="ce10">
            <text:p>6.045</text:p>
          </table:table-cell>
          <table:table-cell office:value-type="float" office:value="9.0000000000003411E-3" table:formula="of:=[.B431]-[.E431]" table:style-name="ce30">
            <text:p>0.009</text:p>
          </table:table-cell>
          <table:table-cell office:value-type="float" office:value="6.01" table:style-name="ce10">
            <text:p>6.01</text:p>
          </table:table-cell>
          <table:table-cell office:value-type="float" office:value="4.4000000000000483E-2" table:formula="of:=[.B431]-[.G431]" table:style-name="ce30">
            <text:p>0.044</text:p>
          </table:table-cell>
          <table:table-cell office:value-type="float" office:value="6.0759999999999996" table:style-name="ce10">
            <text:p>6.076</text:p>
          </table:table-cell>
          <table:table-cell office:value-type="float" office:value="-2.1999999999999353E-2" table:formula="of:=[.B431]-[.I431]" table:style-name="ce30">
            <text:p>-0.022</text:p>
          </table:table-cell>
          <table:table-cell office:value-type="float" office:value="5.3969126977065719E-2" table:formula="of:=STDEV(ABS([.D431]);ABS([.F431]);ABS([.H431]);ABS([.J431]))" table:style-name="ce31">
            <text:p>0.054</text:p>
          </table:table-cell>
          <table:table-cell office:value-type="float" office:value="5.0999999999999934E-2" table:formula="of:=(ABS([.D431])+ABS([.F431])+ABS([.H431])+ABS([.J431]))/4" table:style-name="ce31">
            <text:p>0.051</text:p>
          </table:table-cell>
          <table:table-cell office:value-type="float" office:value="9.5000000000000001E-2" table:style-name="ce32">
            <text:p>0.095</text:p>
          </table:table-cell>
          <table:table-cell office:value-type="float" office:value="9.5000000000000001E-2" table:formula="of:=MAX([.M431];[.K431])" table:style-name="ce34">
            <text:p>0.09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9279999999999999" table:style-name="ce10">
            <text:p>5.928</text:p>
          </table:table-cell>
          <table:table-cell office:value-type="float" office:value="5.9219999999999997" table:style-name="ce10">
            <text:p>5.922</text:p>
          </table:table-cell>
          <table:table-cell office:value-type="float" office:value="6.0000000000002274E-3" table:formula="of:=[.B432]-[.C432]" table:style-name="ce30">
            <text:p>0.006</text:p>
          </table:table-cell>
          <table:table-cell office:value-type="float" office:value="6.0380000000000003" table:style-name="ce10">
            <text:p>6.038</text:p>
          </table:table-cell>
          <table:table-cell office:value-type="float" office:value="-0.11000000000000032" table:formula="of:=[.B432]-[.E432]" table:style-name="ce30">
            <text:p>-0.11</text:p>
          </table:table-cell>
          <table:table-cell office:value-type="float" office:value="5.88" table:style-name="ce10">
            <text:p>5.88</text:p>
          </table:table-cell>
          <table:table-cell office:value-type="float" office:value="4.8000000000000043E-2" table:formula="of:=[.B432]-[.G432]" table:style-name="ce30">
            <text:p>0.048</text:p>
          </table:table-cell>
          <table:table-cell office:value-type="float" office:value="5.9029999999999996" table:style-name="ce10">
            <text:p>5.903</text:p>
          </table:table-cell>
          <table:table-cell office:value-type="float" office:value="2.5000000000000355E-2" table:formula="of:=[.B432]-[.I432]" table:style-name="ce30">
            <text:p>0.025</text:p>
          </table:table-cell>
          <table:table-cell office:value-type="float" office:value="4.522075482194729E-2" table:formula="of:=STDEV(ABS([.D432]);ABS([.F432]);ABS([.H432]);ABS([.J432]))" table:style-name="ce31">
            <text:p>0.045</text:p>
          </table:table-cell>
          <table:table-cell office:value-type="float" office:value="4.7250000000000236E-2" table:formula="of:=(ABS([.D432])+ABS([.F432])+ABS([.H432])+ABS([.J432]))/4" table:style-name="ce31">
            <text:p>0.047</text:p>
          </table:table-cell>
          <table:table-cell office:value-type="float" office:value="9.6000000000000002E-2" table:style-name="ce32">
            <text:p>0.096</text:p>
          </table:table-cell>
          <table:table-cell office:value-type="float" office:value="9.6000000000000002E-2" table:formula="of:=MAX([.M432];[.K432])" table:style-name="ce34">
            <text:p>0.09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67" table:style-name="ce10">
            <text:p>4.67</text:p>
          </table:table-cell>
          <table:table-cell office:value-type="float" office:value="4.7939999999999996" table:style-name="ce10">
            <text:p>4.794</text:p>
          </table:table-cell>
          <table:table-cell office:value-type="float" office:value="-0.12399999999999967" table:formula="of:=[.B433]-[.C433]" table:style-name="ce30">
            <text:p>-0.124</text:p>
          </table:table-cell>
          <table:table-cell office:value-type="float" office:value="4.67" table:style-name="ce10">
            <text:p>4.67</text:p>
          </table:table-cell>
          <table:table-cell office:value-type="float" office:value="0" table:formula="of:=[.B433]-[.E433]" table:style-name="ce30">
            <text:p>0</text:p>
          </table:table-cell>
          <table:table-cell office:value-type="float" office:value="4.6539999999999999" table:style-name="ce10">
            <text:p>4.654</text:p>
          </table:table-cell>
          <table:table-cell office:value-type="float" office:value="1.6000000000000014E-2" table:formula="of:=[.B433]-[.G433]" table:style-name="ce30">
            <text:p>0.016</text:p>
          </table:table-cell>
          <table:table-cell office:value-type="float" office:value="4.6829999999999998" table:style-name="ce10">
            <text:p>4.683</text:p>
          </table:table-cell>
          <table:table-cell office:value-type="float" office:value="-1.2999999999999901E-2" table:formula="of:=[.B433]-[.I433]" table:style-name="ce30">
            <text:p>-0.013</text:p>
          </table:table-cell>
          <table:table-cell office:value-type="float" office:value="5.7586890869363513E-2" table:formula="of:=STDEV(ABS([.D433]);ABS([.F433]);ABS([.H433]);ABS([.J433]))" table:style-name="ce31">
            <text:p>0.058</text:p>
          </table:table-cell>
          <table:table-cell office:value-type="float" office:value="3.8249999999999895E-2" table:formula="of:=(ABS([.D433])+ABS([.F433])+ABS([.H433])+ABS([.J433]))/4" table:style-name="ce31">
            <text:p>0.038</text:p>
          </table:table-cell>
          <table:table-cell office:value-type="float" office:value="5.1999999999999998E-2" table:style-name="ce32">
            <text:p>0.052</text:p>
          </table:table-cell>
          <table:table-cell office:value-type="float" office:value="5.7586890869363513E-2" table:formula="of:=MAX([.M433];[.K433])" table:style-name="ce34">
            <text:p>0.05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44007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7.8259999999999996" table:style-name="ce10">
            <text:p>7.826</text:p>
          </table:table-cell>
          <table:table-cell office:value-type="float" office:value="7.8789999999999996" table:style-name="ce10">
            <text:p>7.879</text:p>
          </table:table-cell>
          <table:table-cell office:value-type="float" office:value="-5.2999999999999936E-2" table:formula="of:=[.B437]-[.C437]" table:style-name="ce30">
            <text:p>-0.053</text:p>
          </table:table-cell>
          <table:table-cell office:value-type="float" office:value="7.94" table:style-name="ce10">
            <text:p>7.94</text:p>
          </table:table-cell>
          <table:table-cell office:value-type="float" office:value="-0.11400000000000077" table:formula="of:=[.B437]-[.E437]" table:style-name="ce30">
            <text:p>-0.114</text:p>
          </table:table-cell>
          <table:table-cell office:value-type="float" office:value="7.8220000000000001" table:style-name="ce10">
            <text:p>7.822</text:p>
          </table:table-cell>
          <table:table-cell office:value-type="float" office:value="3.9999999999995595E-3" table:formula="of:=[.B437]-[.G437]" table:style-name="ce30">
            <text:p>0.004</text:p>
          </table:table-cell>
          <table:table-cell office:value-type="float" office:value="7.7880000000000003" table:style-name="ce10">
            <text:p>7.788</text:p>
          </table:table-cell>
          <table:table-cell office:value-type="float" office:value="3.7999999999999368E-2" table:formula="of:=[.B437]-[.I437]" table:style-name="ce30">
            <text:p>0.038</text:p>
          </table:table-cell>
          <table:table-cell office:value-type="float" office:value="4.5988223130131026E-2" table:formula="of:=STDEV(ABS([.D437]);ABS([.F437]);ABS([.H437]);ABS([.J437]))" table:style-name="ce31">
            <text:p>0.046</text:p>
          </table:table-cell>
          <table:table-cell office:value-type="float" office:value="5.2249999999999908E-2" table:formula="of:=(ABS([.D437])+ABS([.F437])+ABS([.H437])+ABS([.J437]))/4" table:style-name="ce31">
            <text:p>0.052</text:p>
          </table:table-cell>
          <table:table-cell office:value-type="string" table:style-name="ce32">
            <text:p>0.</text:p>
          </table:table-cell>
          <table:table-cell office:value-type="float" office:value="4.5988223130131026E-2" table:formula="of:=MAX([.M437];[.K437])" table:style-name="ce34">
            <text:p>0.04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4.6479999999999997" table:style-name="ce10">
            <text:p>4.648</text:p>
          </table:table-cell>
          <table:table-cell office:value-type="float" office:value="4.7089999999999996" table:style-name="ce10">
            <text:p>4.709</text:p>
          </table:table-cell>
          <table:table-cell office:value-type="float" office:value="-6.0999999999999943E-2" table:formula="of:=[.B438]-[.C438]" table:style-name="ce30">
            <text:p>-0.061</text:p>
          </table:table-cell>
          <table:table-cell office:value-type="float" office:value="4.6390000000000002" table:style-name="ce10">
            <text:p>4.639</text:p>
          </table:table-cell>
          <table:table-cell office:value-type="float" office:value="8.9999999999994529E-3" table:formula="of:=[.B438]-[.E438]" table:style-name="ce30">
            <text:p>0.009</text:p>
          </table:table-cell>
          <table:table-cell office:value-type="float" office:value="4.6379999999999999" table:style-name="ce10">
            <text:p>4.638</text:p>
          </table:table-cell>
          <table:table-cell office:value-type="float" office:value="9.9999999999997868E-3" table:formula="of:=[.B438]-[.G438]" table:style-name="ce30">
            <text:p>0.01</text:p>
          </table:table-cell>
          <table:table-cell office:value-type="float" office:value="4.6619999999999999" table:style-name="ce10">
            <text:p>4.662</text:p>
          </table:table-cell>
          <table:table-cell office:value-type="float" office:value="-1.4000000000000234E-2" table:formula="of:=[.B438]-[.I438]" table:style-name="ce30">
            <text:p>-0.014</text:p>
          </table:table-cell>
          <table:table-cell office:value-type="float" office:value="2.5093159758521267E-2" table:formula="of:=STDEV(ABS([.D438]);ABS([.F438]);ABS([.H438]);ABS([.J438]))" table:style-name="ce31">
            <text:p>0.025</text:p>
          </table:table-cell>
          <table:table-cell office:value-type="float" office:value="2.3499999999999854E-2" table:formula="of:=(ABS([.D438])+ABS([.F438])+ABS([.H438])+ABS([.J438]))/4" table:style-name="ce31">
            <text:p>0.023</text:p>
          </table:table-cell>
          <table:table-cell office:value-type="float" office:value="3.0000000000000001E-3" table:style-name="ce32">
            <text:p>0.003</text:p>
          </table:table-cell>
          <table:table-cell office:value-type="float" office:value="2.5093159758521267E-2" table:formula="of:=MAX([.M438];[.K438])" table:style-name="ce34">
            <text:p>0.02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6.4320000000000004" table:style-name="ce10">
            <text:p>6.432</text:p>
          </table:table-cell>
          <table:table-cell office:value-type="float" office:value="6.49" table:style-name="ce10">
            <text:p>6.49</text:p>
          </table:table-cell>
          <table:table-cell office:value-type="float" office:value="-5.7999999999999829E-2" table:formula="of:=[.B439]-[.C439]" table:style-name="ce30">
            <text:p>-0.058</text:p>
          </table:table-cell>
          <table:table-cell office:value-type="float" office:value="6.4210000000000003" table:style-name="ce10">
            <text:p>6.421</text:p>
          </table:table-cell>
          <table:table-cell office:value-type="float" office:value="1.1000000000000121E-2" table:formula="of:=[.B439]-[.E439]" table:style-name="ce30">
            <text:p>0.011</text:p>
          </table:table-cell>
          <table:table-cell office:value-type="float" office:value="6.4119999999999999" table:style-name="ce10">
            <text:p>6.412</text:p>
          </table:table-cell>
          <table:table-cell office:value-type="float" office:value="2.0000000000000462E-2" table:formula="of:=[.B439]-[.G439]" table:style-name="ce30">
            <text:p>0.02</text:p>
          </table:table-cell>
          <table:table-cell office:value-type="float" office:value="6.4450000000000003" table:style-name="ce10">
            <text:p>6.445</text:p>
          </table:table-cell>
          <table:table-cell office:value-type="float" office:value="-1.2999999999999901E-2" table:formula="of:=[.B439]-[.I439]" table:style-name="ce30">
            <text:p>-0.013</text:p>
          </table:table-cell>
          <table:table-cell office:value-type="float" office:value="2.200757445365862E-2" table:formula="of:=STDEV(ABS([.D439]);ABS([.F439]);ABS([.H439]);ABS([.J439]))" table:style-name="ce31">
            <text:p>0.022</text:p>
          </table:table-cell>
          <table:table-cell office:value-type="float" office:value="2.5500000000000078E-2" table:formula="of:=(ABS([.D439])+ABS([.F439])+ABS([.H439])+ABS([.J439]))/4" table:style-name="ce31">
            <text:p>0.026</text:p>
          </table:table-cell>
          <table:table-cell office:value-type="float" office:value="1.6E-2" table:style-name="ce32">
            <text:p>0.016</text:p>
          </table:table-cell>
          <table:table-cell office:value-type="float" office:value="2.200757445365862E-2" table:formula="of:=MAX([.M439];[.K439])" table:style-name="ce34">
            <text:p>0.02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440];[.K440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3650000000000002" table:style-name="ce10">
            <text:p>6.365</text:p>
          </table:table-cell>
          <table:table-cell office:value-type="float" office:value="6.4109999999999996" table:style-name="ce10">
            <text:p>6.411</text:p>
          </table:table-cell>
          <table:table-cell office:value-type="float" office:value="-4.5999999999999375E-2" table:formula="of:=[.B441]-[.C441]" table:style-name="ce30">
            <text:p>-0.046</text:p>
          </table:table-cell>
          <table:table-cell office:value-type="float" office:value="6.3739999999999997" table:style-name="ce10">
            <text:p>6.374</text:p>
          </table:table-cell>
          <table:table-cell office:value-type="float" office:value="-8.9999999999994529E-3" table:formula="of:=[.B441]-[.E441]" table:style-name="ce30">
            <text:p>-0.009</text:p>
          </table:table-cell>
          <table:table-cell office:value-type="float" office:value="6.3559999999999999" table:style-name="ce10">
            <text:p>6.356</text:p>
          </table:table-cell>
          <table:table-cell office:value-type="float" office:value="9.0000000000003411E-3" table:formula="of:=[.B441]-[.G441]" table:style-name="ce30">
            <text:p>0.009</text:p>
          </table:table-cell>
          <table:table-cell office:value-type="float" office:value="6.3730000000000002" table:style-name="ce10">
            <text:p>6.373</text:p>
          </table:table-cell>
          <table:table-cell office:value-type="float" office:value="-8.0000000000000071E-3" table:formula="of:=[.B441]-[.I441]" table:style-name="ce30">
            <text:p>-0.008</text:p>
          </table:table-cell>
          <table:table-cell office:value-type="float" office:value="1.8672618098880944E-2" table:formula="of:=STDEV(ABS([.D441]);ABS([.F441]);ABS([.H441]);ABS([.J441]))" table:style-name="ce31">
            <text:p>0.019</text:p>
          </table:table-cell>
          <table:table-cell office:value-type="float" office:value="1.7999999999999794E-2" table:formula="of:=(ABS([.D441])+ABS([.F441])+ABS([.H441])+ABS([.J441]))/4" table:style-name="ce31">
            <text:p>0.018</text:p>
          </table:table-cell>
          <table:table-cell office:value-type="float" office:value="0.02" table:style-name="ce32">
            <text:p>0.02</text:p>
          </table:table-cell>
          <table:table-cell office:value-type="float" office:value="0.02" table:formula="of:=MAX([.M441];[.K441])" table:style-name="ce34">
            <text:p>0.02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1760000000000002" table:style-name="ce10">
            <text:p>5.176</text:p>
          </table:table-cell>
          <table:table-cell office:value-type="float" office:value="5.2549999999999999" table:style-name="ce10">
            <text:p>5.255</text:p>
          </table:table-cell>
          <table:table-cell office:value-type="float" office:value="-7.8999999999999737E-2" table:formula="of:=[.B442]-[.C442]" table:style-name="ce30">
            <text:p>-0.079</text:p>
          </table:table-cell>
          <table:table-cell office:value-type="float" office:value="5.1589999999999998" table:style-name="ce10">
            <text:p>5.159</text:p>
          </table:table-cell>
          <table:table-cell office:value-type="float" office:value="1.7000000000000348E-2" table:formula="of:=[.B442]-[.E442]" table:style-name="ce30">
            <text:p>0.017</text:p>
          </table:table-cell>
          <table:table-cell office:value-type="float" office:value="5.1260000000000003" table:style-name="ce10">
            <text:p>5.126</text:p>
          </table:table-cell>
          <table:table-cell office:value-type="float" office:value="4.9999999999999822E-2" table:formula="of:=[.B442]-[.G442]" table:style-name="ce30">
            <text:p>0.05</text:p>
          </table:table-cell>
          <table:table-cell office:value-type="float" office:value="5.1920000000000002" table:style-name="ce10">
            <text:p>5.192</text:p>
          </table:table-cell>
          <table:table-cell office:value-type="float" office:value="-1.6000000000000014E-2" table:formula="of:=[.B442]-[.I442]" table:style-name="ce30">
            <text:p>-0.016</text:p>
          </table:table-cell>
          <table:table-cell office:value-type="float" office:value="3.013856886670831E-2" table:formula="of:=STDEV(ABS([.D442]);ABS([.F442]);ABS([.H442]);ABS([.J442]))" table:style-name="ce31">
            <text:p>0.030</text:p>
          </table:table-cell>
          <table:table-cell office:value-type="float" office:value="4.049999999999998E-2" table:formula="of:=(ABS([.D442])+ABS([.F442])+ABS([.H442])+ABS([.J442]))/4" table:style-name="ce31">
            <text:p>0.041</text:p>
          </table:table-cell>
          <table:table-cell office:value-type="float" office:value="6.4000000000000001E-2" table:style-name="ce32">
            <text:p>0.064</text:p>
          </table:table-cell>
          <table:table-cell office:value-type="float" office:value="6.4000000000000001E-2" table:formula="of:=MAX([.M442];[.K442])" table:style-name="ce34">
            <text:p>0.0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8610000000000002" table:style-name="ce10">
            <text:p>3.861</text:p>
          </table:table-cell>
          <table:table-cell office:value-type="float" office:value="3.9940000000000002" table:style-name="ce10">
            <text:p>3.994</text:p>
          </table:table-cell>
          <table:table-cell office:value-type="float" office:value="-0.13300000000000001" table:formula="of:=[.B443]-[.C443]" table:style-name="ce30">
            <text:p>-0.133</text:p>
          </table:table-cell>
          <table:table-cell office:value-type="float" office:value="3.8490000000000002" table:style-name="ce10">
            <text:p>3.849</text:p>
          </table:table-cell>
          <table:table-cell office:value-type="float" office:value="1.2000000000000011E-2" table:formula="of:=[.B443]-[.E443]" table:style-name="ce30">
            <text:p>0.012</text:p>
          </table:table-cell>
          <table:table-cell office:value-type="float" office:value="3.8359999999999999" table:style-name="ce10">
            <text:p>3.836</text:p>
          </table:table-cell>
          <table:table-cell office:value-type="float" office:value="2.5000000000000355E-2" table:formula="of:=[.B443]-[.G443]" table:style-name="ce30">
            <text:p>0.025</text:p>
          </table:table-cell>
          <table:table-cell office:value-type="float" office:value="3.8780000000000001" table:style-name="ce10">
            <text:p>3.878</text:p>
          </table:table-cell>
          <table:table-cell office:value-type="float" office:value="-1.6999999999999904E-2" table:formula="of:=[.B443]-[.I443]" table:style-name="ce30">
            <text:p>-0.017</text:p>
          </table:table-cell>
          <table:table-cell office:value-type="float" office:value="5.7748737359934244E-2" table:formula="of:=STDEV(ABS([.D443]);ABS([.F443]);ABS([.H443]);ABS([.J443]))" table:style-name="ce31">
            <text:p>0.058</text:p>
          </table:table-cell>
          <table:table-cell office:value-type="float" office:value="4.6750000000000069E-2" table:formula="of:=(ABS([.D443])+ABS([.F443])+ABS([.H443])+ABS([.J443]))/4" table:style-name="ce31">
            <text:p>0.047</text:p>
          </table:table-cell>
          <table:table-cell office:value-type="float" office:value="5.8000000000000003E-2" table:style-name="ce32">
            <text:p>0.058</text:p>
          </table:table-cell>
          <table:table-cell office:value-type="float" office:value="5.8000000000000003E-2" table:formula="of:=MAX([.M443];[.K443])" table:style-name="ce34">
            <text:p>0.05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6720000000000002" table:style-name="ce10">
            <text:p>3.672</text:p>
          </table:table-cell>
          <table:table-cell office:value-type="float" office:value="3.7829999999999999" table:style-name="ce10">
            <text:p>3.783</text:p>
          </table:table-cell>
          <table:table-cell office:value-type="float" office:value="-0.11099999999999977" table:formula="of:=[.B444]-[.C444]" table:style-name="ce30">
            <text:p>-0.111</text:p>
          </table:table-cell>
          <table:table-cell office:value-type="float" office:value="3.87" table:style-name="ce10">
            <text:p>3.87</text:p>
          </table:table-cell>
          <table:table-cell office:value-type="float" office:value="-0.19799999999999995" table:formula="of:=[.B444]-[.E444]" table:style-name="ce30">
            <text:p>-0.198</text:p>
          </table:table-cell>
          <table:table-cell office:value-type="float" office:value="3.7050000000000001" table:style-name="ce10">
            <text:p>3.705</text:p>
          </table:table-cell>
          <table:table-cell office:value-type="float" office:value="-3.2999999999999918E-2" table:formula="of:=[.B444]-[.G444]" table:style-name="ce30">
            <text:p>-0.033</text:p>
          </table:table-cell>
          <table:table-cell office:value-type="float" office:value="3.734" table:style-name="ce10">
            <text:p>3.734</text:p>
          </table:table-cell>
          <table:table-cell office:value-type="float" office:value="-6.1999999999999833E-2" table:formula="of:=[.B444]-[.I444]" table:style-name="ce30">
            <text:p>-0.062</text:p>
          </table:table-cell>
          <table:table-cell office:value-type="float" office:value="7.2235725233432815E-2" table:formula="of:=STDEV(ABS([.D444]);ABS([.F444]);ABS([.H444]);ABS([.J444]))" table:style-name="ce31">
            <text:p>0.072</text:p>
          </table:table-cell>
          <table:table-cell office:value-type="float" office:value="0.10099999999999987" table:formula="of:=(ABS([.D444])+ABS([.F444])+ABS([.H444])+ABS([.J444]))/4" table:style-name="ce31">
            <text:p>0.101</text:p>
          </table:table-cell>
          <table:table-cell office:value-type="float" office:value="6.4000000000000001E-2" table:style-name="ce32">
            <text:p>0.064</text:p>
          </table:table-cell>
          <table:table-cell office:value-type="float" office:value="7.2235725233432815E-2" table:formula="of:=MAX([.M444];[.K444])" table:style-name="ce34">
            <text:p>0.07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6.1079999999999997" table:style-name="ce10">
            <text:p>6.108</text:p>
          </table:table-cell>
          <table:table-cell office:value-type="float" office:value="6.21" table:style-name="ce10">
            <text:p>6.21</text:p>
          </table:table-cell>
          <table:table-cell office:value-type="float" office:value="-0.10200000000000031" table:formula="of:=[.B445]-[.C445]" table:style-name="ce30">
            <text:p>-0.102</text:p>
          </table:table-cell>
          <table:table-cell office:value-type="float" office:value="6.0990000000000002" table:style-name="ce10">
            <text:p>6.099</text:p>
          </table:table-cell>
          <table:table-cell office:value-type="float" office:value="8.9999999999994529E-3" table:formula="of:=[.B445]-[.E445]" table:style-name="ce30">
            <text:p>0.009</text:p>
          </table:table-cell>
          <table:table-cell office:value-type="float" office:value="6.0609999999999999" table:style-name="ce10">
            <text:p>6.061</text:p>
          </table:table-cell>
          <table:table-cell office:value-type="float" office:value="4.6999999999999709E-2" table:formula="of:=[.B445]-[.G445]" table:style-name="ce30">
            <text:p>0.047</text:p>
          </table:table-cell>
          <table:table-cell office:value-type="float" office:value="6.1260000000000003" table:style-name="ce10">
            <text:p>6.126</text:p>
          </table:table-cell>
          <table:table-cell office:value-type="float" office:value="-1.8000000000000682E-2" table:formula="of:=[.B445]-[.I445]" table:style-name="ce30">
            <text:p>-0.018</text:p>
          </table:table-cell>
          <table:table-cell office:value-type="float" office:value="4.1928510586473407E-2" table:formula="of:=STDEV(ABS([.D445]);ABS([.F445]);ABS([.H445]);ABS([.J445]))" table:style-name="ce31">
            <text:p>0.042</text:p>
          </table:table-cell>
          <table:table-cell office:value-type="float" office:value="4.4000000000000039E-2" table:formula="of:=(ABS([.D445])+ABS([.F445])+ABS([.H445])+ABS([.J445]))/4" table:style-name="ce31">
            <text:p>0.044</text:p>
          </table:table-cell>
          <table:table-cell office:value-type="float" office:value="8.8999999999999996E-2" table:style-name="ce32">
            <text:p>0.089</text:p>
          </table:table-cell>
          <table:table-cell office:value-type="float" office:value="8.8999999999999996E-2" table:formula="of:=MAX([.M445];[.K445])" table:style-name="ce34">
            <text:p>0.08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931" table:style-name="ce10">
            <text:p>5.931</text:p>
          </table:table-cell>
          <table:table-cell office:value-type="float" office:value="5.9210000000000003" table:style-name="ce10">
            <text:p>5.921</text:p>
          </table:table-cell>
          <table:table-cell office:value-type="float" office:value="9.9999999999997868E-3" table:formula="of:=[.B446]-[.C446]" table:style-name="ce30">
            <text:p>0.01</text:p>
          </table:table-cell>
          <table:table-cell office:value-type="float" office:value="6.0419999999999998" table:style-name="ce10">
            <text:p>6.042</text:p>
          </table:table-cell>
          <table:table-cell office:value-type="float" office:value="-0.11099999999999977" table:formula="of:=[.B446]-[.E446]" table:style-name="ce30">
            <text:p>-0.111</text:p>
          </table:table-cell>
          <table:table-cell office:value-type="float" office:value="5.883" table:style-name="ce10">
            <text:p>5.883</text:p>
          </table:table-cell>
          <table:table-cell office:value-type="float" office:value="4.8000000000000043E-2" table:formula="of:=[.B446]-[.G446]" table:style-name="ce30">
            <text:p>0.048</text:p>
          </table:table-cell>
          <table:table-cell office:value-type="float" office:value="5.9059999999999997" table:style-name="ce10">
            <text:p>5.906</text:p>
          </table:table-cell>
          <table:table-cell office:value-type="float" office:value="2.5000000000000355E-2" table:formula="of:=[.B446]-[.I446]" table:style-name="ce30">
            <text:p>0.025</text:p>
          </table:table-cell>
          <table:table-cell office:value-type="float" office:value="4.4500936319737401E-2" table:formula="of:=STDEV(ABS([.D446]);ABS([.F446]);ABS([.H446]);ABS([.J446]))" table:style-name="ce31">
            <text:p>0.045</text:p>
          </table:table-cell>
          <table:table-cell office:value-type="float" office:value="4.8499999999999988E-2" table:formula="of:=(ABS([.D446])+ABS([.F446])+ABS([.H446])+ABS([.J446]))/4" table:style-name="ce31">
            <text:p>0.049</text:p>
          </table:table-cell>
          <table:table-cell office:value-type="float" office:value="4.2000000000000003E-2" table:style-name="ce32">
            <text:p>0.042</text:p>
          </table:table-cell>
          <table:table-cell office:value-type="float" office:value="4.4500936319737401E-2" table:formula="of:=MAX([.M446];[.K446])" table:style-name="ce34">
            <text:p>0.04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7510000000000003" table:style-name="ce10">
            <text:p>4.751</text:p>
          </table:table-cell>
          <table:table-cell office:value-type="float" office:value="4.8499999999999996" table:style-name="ce10">
            <text:p>4.85</text:p>
          </table:table-cell>
          <table:table-cell office:value-type="float" office:value="-9.8999999999999311E-2" table:formula="of:=[.B447]-[.C447]" table:style-name="ce30">
            <text:p>-0.099</text:p>
          </table:table-cell>
          <table:table-cell office:value-type="float" office:value="4.7510000000000003" table:style-name="ce10">
            <text:p>4.751</text:p>
          </table:table-cell>
          <table:table-cell office:value-type="float" office:value="0" table:formula="of:=[.B447]-[.E447]" table:style-name="ce30">
            <text:p>0</text:p>
          </table:table-cell>
          <table:table-cell office:value-type="float" office:value="4.7329999999999997" table:style-name="ce10">
            <text:p>4.733</text:p>
          </table:table-cell>
          <table:table-cell office:value-type="float" office:value="1.8000000000000682E-2" table:formula="of:=[.B447]-[.G447]" table:style-name="ce30">
            <text:p>0.018</text:p>
          </table:table-cell>
          <table:table-cell office:value-type="float" office:value="4.7619999999999996" table:style-name="ce10">
            <text:p>4.762</text:p>
          </table:table-cell>
          <table:table-cell office:value-type="float" office:value="-1.0999999999999233E-2" table:formula="of:=[.B447]-[.I447]" table:style-name="ce30">
            <text:p>-0.011</text:p>
          </table:table-cell>
          <table:table-cell office:value-type="float" office:value="4.5276925690686795E-2" table:formula="of:=STDEV(ABS([.D447]);ABS([.F447]);ABS([.H447]);ABS([.J447]))" table:style-name="ce31">
            <text:p>0.045</text:p>
          </table:table-cell>
          <table:table-cell office:value-type="float" office:value="3.1999999999999806E-2" table:formula="of:=(ABS([.D447])+ABS([.F447])+ABS([.H447])+ABS([.J447]))/4" table:style-name="ce31">
            <text:p>0.032</text:p>
          </table:table-cell>
          <table:table-cell office:value-type="float" office:value="7.0999999999999994E-2" table:style-name="ce32">
            <text:p>0.071</text:p>
          </table:table-cell>
          <table:table-cell office:value-type="float" office:value="7.0999999999999994E-2" table:formula="of:=MAX([.M447];[.K447])" table:style-name="ce34">
            <text:p>0.071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93529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7.5830000000000002" table:style-name="ce10">
            <text:p>7.583</text:p>
          </table:table-cell>
          <table:table-cell office:value-type="float" office:value="7.64" table:style-name="ce10">
            <text:p>7.64</text:p>
          </table:table-cell>
          <table:table-cell office:value-type="float" office:value="-5.6999999999999496E-2" table:formula="of:=[.B451]-[.C451]" table:style-name="ce30">
            <text:p>-0.057</text:p>
          </table:table-cell>
          <table:table-cell office:value-type="float" office:value="7.694" table:style-name="ce10">
            <text:p>7.694</text:p>
          </table:table-cell>
          <table:table-cell office:value-type="float" office:value="-0.11099999999999977" table:formula="of:=[.B451]-[.E451]" table:style-name="ce30">
            <text:p>-0.111</text:p>
          </table:table-cell>
          <table:table-cell office:value-type="float" office:value="7.5789999999999997" table:style-name="ce10">
            <text:p>7.579</text:p>
          </table:table-cell>
          <table:table-cell office:value-type="float" office:value="4.0000000000004476E-3" table:formula="of:=[.B451]-[.G451]" table:style-name="ce30">
            <text:p>0.004</text:p>
          </table:table-cell>
          <table:table-cell office:value-type="float" office:value="7.5519999999999996" table:style-name="ce10">
            <text:p>7.552</text:p>
          </table:table-cell>
          <table:table-cell office:value-type="float" office:value="3.1000000000000583E-2" table:formula="of:=[.B451]-[.I451]" table:style-name="ce30">
            <text:p>0.031</text:p>
          </table:table-cell>
          <table:table-cell office:value-type="float" office:value="4.5624372141798292E-2" table:formula="of:=STDEV(ABS([.D451]);ABS([.F451]);ABS([.H451]);ABS([.J451]))" table:style-name="ce31">
            <text:p>0.046</text:p>
          </table:table-cell>
          <table:table-cell office:value-type="float" office:value="5.0750000000000073E-2" table:formula="of:=(ABS([.D451])+ABS([.F451])+ABS([.H451])+ABS([.J451]))/4" table:style-name="ce31">
            <text:p>0.051</text:p>
          </table:table-cell>
          <table:table-cell office:value-type="string" table:style-name="ce32">
            <text:p>0.</text:p>
          </table:table-cell>
          <table:table-cell office:value-type="float" office:value="4.5624372141798292E-2" table:formula="of:=MAX([.M451];[.K451])" table:style-name="ce34">
            <text:p>0.04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5.234" table:style-name="ce10">
            <text:p>5.234</text:p>
          </table:table-cell>
          <table:table-cell office:value-type="float" office:value="5.29" table:style-name="ce10">
            <text:p>5.29</text:p>
          </table:table-cell>
          <table:table-cell office:value-type="float" office:value="-5.600000000000005E-2" table:formula="of:=[.B452]-[.C452]" table:style-name="ce30">
            <text:p>-0.056</text:p>
          </table:table-cell>
          <table:table-cell office:value-type="float" office:value="5.2210000000000001" table:style-name="ce10">
            <text:p>5.221</text:p>
          </table:table-cell>
          <table:table-cell office:value-type="float" office:value="1.2999999999999901E-2" table:formula="of:=[.B452]-[.E452]" table:style-name="ce30">
            <text:p>0.013</text:p>
          </table:table-cell>
          <table:table-cell office:value-type="float" office:value="5.2130000000000001" table:style-name="ce10">
            <text:p>5.213</text:p>
          </table:table-cell>
          <table:table-cell office:value-type="float" office:value="2.0999999999999908E-2" table:formula="of:=[.B452]-[.G452]" table:style-name="ce30">
            <text:p>0.021</text:p>
          </table:table-cell>
          <table:table-cell office:value-type="float" office:value="5.2510000000000003" table:style-name="ce10">
            <text:p>5.251</text:p>
          </table:table-cell>
          <table:table-cell office:value-type="float" office:value="-1.7000000000000348E-2" table:formula="of:=[.B452]-[.I452]" table:style-name="ce30">
            <text:p>-0.017</text:p>
          </table:table-cell>
          <table:table-cell office:value-type="float" office:value="1.977161264709246E-2" table:formula="of:=STDEV(ABS([.D452]);ABS([.F452]);ABS([.H452]);ABS([.J452]))" table:style-name="ce31">
            <text:p>0.020</text:p>
          </table:table-cell>
          <table:table-cell office:value-type="float" office:value="2.6750000000000052E-2" table:formula="of:=(ABS([.D452])+ABS([.F452])+ABS([.H452])+ABS([.J452]))/4" table:style-name="ce31">
            <text:p>0.027</text:p>
          </table:table-cell>
          <table:table-cell office:value-type="float" office:value="3.9E-2" table:style-name="ce32">
            <text:p>0.039</text:p>
          </table:table-cell>
          <table:table-cell office:value-type="float" office:value="3.9E-2" table:formula="of:=MAX([.M452];[.K452])" table:style-name="ce34">
            <text:p>0.03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6.5579999999999998" table:style-name="ce10">
            <text:p>6.558</text:p>
          </table:table-cell>
          <table:table-cell office:value-type="float" office:value="6.6120000000000001" table:style-name="ce10">
            <text:p>6.612</text:p>
          </table:table-cell>
          <table:table-cell office:value-type="float" office:value="-5.400000000000027E-2" table:formula="of:=[.B453]-[.C453]" table:style-name="ce30">
            <text:p>-0.054</text:p>
          </table:table-cell>
          <table:table-cell office:value-type="float" office:value="6.5449999999999999" table:style-name="ce10">
            <text:p>6.545</text:p>
          </table:table-cell>
          <table:table-cell office:value-type="float" office:value="1.2999999999999901E-2" table:formula="of:=[.B453]-[.E453]" table:style-name="ce30">
            <text:p>0.013</text:p>
          </table:table-cell>
          <table:table-cell office:value-type="float" office:value="6.5330000000000004" table:style-name="ce10">
            <text:p>6.533</text:p>
          </table:table-cell>
          <table:table-cell office:value-type="float" office:value="2.4999999999999467E-2" table:formula="of:=[.B453]-[.G453]" table:style-name="ce30">
            <text:p>0.025</text:p>
          </table:table-cell>
          <table:table-cell office:value-type="float" office:value="6.5750000000000002" table:style-name="ce10">
            <text:p>6.575</text:p>
          </table:table-cell>
          <table:table-cell office:value-type="float" office:value="-1.7000000000000348E-2" table:formula="of:=[.B453]-[.I453]" table:style-name="ce30">
            <text:p>-0.017</text:p>
          </table:table-cell>
          <table:table-cell office:value-type="float" office:value="1.851800925225686E-2" table:formula="of:=STDEV(ABS([.D453]);ABS([.F453]);ABS([.H453]);ABS([.J453]))" table:style-name="ce31">
            <text:p>0.019</text:p>
          </table:table-cell>
          <table:table-cell office:value-type="float" office:value="2.7249999999999996E-2" table:formula="of:=(ABS([.D453])+ABS([.F453])+ABS([.H453])+ABS([.J453]))/4" table:style-name="ce31">
            <text:p>0.027</text:p>
          </table:table-cell>
          <table:table-cell office:value-type="float" office:value="2.1999999999999999E-2" table:style-name="ce32">
            <text:p>0.022</text:p>
          </table:table-cell>
          <table:table-cell office:value-type="float" office:value="2.1999999999999999E-2" table:formula="of:=MAX([.M453];[.K453])" table:style-name="ce34">
            <text:p>0.02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454];[.K454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47" table:style-name="ce10">
            <text:p>6.47</text:p>
          </table:table-cell>
          <table:table-cell office:value-type="float" office:value="6.51" table:style-name="ce10">
            <text:p>6.51</text:p>
          </table:table-cell>
          <table:table-cell office:value-type="float" office:value="-4.0000000000000036E-2" table:formula="of:=[.B455]-[.C455]" table:style-name="ce30">
            <text:p>-0.04</text:p>
          </table:table-cell>
          <table:table-cell office:value-type="float" office:value="6.4740000000000002" table:style-name="ce10">
            <text:p>6.474</text:p>
          </table:table-cell>
          <table:table-cell office:value-type="float" office:value="-4.0000000000004476E-3" table:formula="of:=[.B455]-[.E455]" table:style-name="ce30">
            <text:p>-0.004</text:p>
          </table:table-cell>
          <table:table-cell office:value-type="float" office:value="6.46" table:style-name="ce10">
            <text:p>6.46</text:p>
          </table:table-cell>
          <table:table-cell office:value-type="float" office:value="9.9999999999997868E-3" table:formula="of:=[.B455]-[.G455]" table:style-name="ce30">
            <text:p>0.01</text:p>
          </table:table-cell>
          <table:table-cell office:value-type="float" office:value="6.4809999999999999" table:style-name="ce10">
            <text:p>6.481</text:p>
          </table:table-cell>
          <table:table-cell office:value-type="float" office:value="-1.1000000000000121E-2" table:formula="of:=[.B455]-[.I455]" table:style-name="ce30">
            <text:p>-0.011</text:p>
          </table:table-cell>
          <table:table-cell office:value-type="float" office:value="1.6132265804901597E-2" table:formula="of:=STDEV(ABS([.D455]);ABS([.F455]);ABS([.H455]);ABS([.J455]))" table:style-name="ce31">
            <text:p>0.016</text:p>
          </table:table-cell>
          <table:table-cell office:value-type="float" office:value="1.6250000000000098E-2" table:formula="of:=(ABS([.D455])+ABS([.F455])+ABS([.H455])+ABS([.J455]))/4" table:style-name="ce31">
            <text:p>0.016</text:p>
          </table:table-cell>
          <table:table-cell office:value-type="float" office:value="4.8000000000000001E-2" table:style-name="ce32">
            <text:p>0.048</text:p>
          </table:table-cell>
          <table:table-cell office:value-type="float" office:value="4.8000000000000001E-2" table:formula="of:=MAX([.M455];[.K455])" table:style-name="ce34">
            <text:p>0.04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3109999999999999" table:style-name="ce10">
            <text:p>5.311</text:p>
          </table:table-cell>
          <table:table-cell office:value-type="float" office:value="5.3849999999999998" table:style-name="ce10">
            <text:p>5.385</text:p>
          </table:table-cell>
          <table:table-cell office:value-type="float" office:value="-7.3999999999999844E-2" table:formula="of:=[.B456]-[.C456]" table:style-name="ce30">
            <text:p>-0.074</text:p>
          </table:table-cell>
          <table:table-cell office:value-type="float" office:value="5.29" table:style-name="ce10">
            <text:p>5.29</text:p>
          </table:table-cell>
          <table:table-cell office:value-type="float" office:value="2.0999999999999908E-2" table:formula="of:=[.B456]-[.E456]" table:style-name="ce30">
            <text:p>0.021</text:p>
          </table:table-cell>
          <table:table-cell office:value-type="float" office:value="5.2480000000000002" table:style-name="ce10">
            <text:p>5.248</text:p>
          </table:table-cell>
          <table:table-cell office:value-type="float" office:value="6.2999999999999723E-2" table:formula="of:=[.B456]-[.G456]" table:style-name="ce30">
            <text:p>0.063</text:p>
          </table:table-cell>
          <table:table-cell office:value-type="float" office:value="5.3330000000000002" table:style-name="ce10">
            <text:p>5.333</text:p>
          </table:table-cell>
          <table:table-cell office:value-type="float" office:value="-2.2000000000000242E-2" table:formula="of:=[.B456]-[.I456]" table:style-name="ce30">
            <text:p>-0.022</text:p>
          </table:table-cell>
          <table:table-cell office:value-type="float" office:value="2.7507574714370171E-2" table:formula="of:=STDEV(ABS([.D456]);ABS([.F456]);ABS([.H456]);ABS([.J456]))" table:style-name="ce31">
            <text:p>0.028</text:p>
          </table:table-cell>
          <table:table-cell office:value-type="float" office:value="4.4999999999999929E-2" table:formula="of:=(ABS([.D456])+ABS([.F456])+ABS([.H456])+ABS([.J456]))/4" table:style-name="ce31">
            <text:p>0.045</text:p>
          </table:table-cell>
          <table:table-cell office:value-type="float" office:value="5.8999999999999997E-2" table:style-name="ce32">
            <text:p>0.059</text:p>
          </table:table-cell>
          <table:table-cell office:value-type="float" office:value="5.8999999999999997E-2" table:formula="of:=MAX([.M456];[.K456])" table:style-name="ce34">
            <text:p>0.05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9729999999999999" table:style-name="ce10">
            <text:p>3.973</text:p>
          </table:table-cell>
          <table:table-cell office:value-type="float" office:value="4.085" table:style-name="ce10">
            <text:p>4.085</text:p>
          </table:table-cell>
          <table:table-cell office:value-type="float" office:value="-0.1120000000000001" table:formula="of:=[.B457]-[.C457]" table:style-name="ce30">
            <text:p>-0.112</text:p>
          </table:table-cell>
          <table:table-cell office:value-type="float" office:value="3.9550000000000001" table:style-name="ce10">
            <text:p>3.955</text:p>
          </table:table-cell>
          <table:table-cell office:value-type="float" office:value="1.7999999999999794E-2" table:formula="of:=[.B457]-[.E457]" table:style-name="ce30">
            <text:p>0.018</text:p>
          </table:table-cell>
          <table:table-cell office:value-type="float" office:value="3.9489999999999998" table:style-name="ce10">
            <text:p>3.949</text:p>
          </table:table-cell>
          <table:table-cell office:value-type="float" office:value="2.4000000000000021E-2" table:formula="of:=[.B457]-[.G457]" table:style-name="ce30">
            <text:p>0.024</text:p>
          </table:table-cell>
          <table:table-cell office:value-type="float" office:value="3.9950000000000001" table:style-name="ce10">
            <text:p>3.995</text:p>
          </table:table-cell>
          <table:table-cell office:value-type="float" office:value="-2.2000000000000242E-2" table:formula="of:=[.B457]-[.I457]" table:style-name="ce30">
            <text:p>-0.022</text:p>
          </table:table-cell>
          <table:table-cell office:value-type="float" office:value="4.5401908917283837E-2" table:formula="of:=STDEV(ABS([.D457]);ABS([.F457]);ABS([.H457]);ABS([.J457]))" table:style-name="ce31">
            <text:p>0.045</text:p>
          </table:table-cell>
          <table:table-cell office:value-type="float" office:value="4.4000000000000039E-2" table:formula="of:=(ABS([.D457])+ABS([.F457])+ABS([.H457])+ABS([.J457]))/4" table:style-name="ce31">
            <text:p>0.044</text:p>
          </table:table-cell>
          <table:table-cell office:value-type="float" office:value="9.1999999999999998E-2" table:style-name="ce32">
            <text:p>0.092</text:p>
          </table:table-cell>
          <table:table-cell office:value-type="float" office:value="9.1999999999999998E-2" table:formula="of:=MAX([.M457];[.K457])" table:style-name="ce34">
            <text:p>0.09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6840000000000002" table:style-name="ce10">
            <text:p>3.684</text:p>
          </table:table-cell>
          <table:table-cell office:value-type="float" office:value="3.718" table:style-name="ce10">
            <text:p>3.718</text:p>
          </table:table-cell>
          <table:table-cell office:value-type="float" office:value="-3.3999999999999808E-2" table:formula="of:=[.B458]-[.C458]" table:style-name="ce30">
            <text:p>-0.034</text:p>
          </table:table-cell>
          <table:table-cell office:value-type="float" office:value="3.7890000000000001" table:style-name="ce10">
            <text:p>3.789</text:p>
          </table:table-cell>
          <table:table-cell office:value-type="float" office:value="-0.10499999999999998" table:formula="of:=[.B458]-[.E458]" table:style-name="ce30">
            <text:p>-0.105</text:p>
          </table:table-cell>
          <table:table-cell office:value-type="float" office:value="3.601" table:style-name="ce10">
            <text:p>3.601</text:p>
          </table:table-cell>
          <table:table-cell office:value-type="float" office:value="8.3000000000000185E-2" table:formula="of:=[.B458]-[.G458]" table:style-name="ce30">
            <text:p>0.083</text:p>
          </table:table-cell>
          <table:table-cell office:value-type="float" office:value="3.6640000000000001" table:style-name="ce10">
            <text:p>3.664</text:p>
          </table:table-cell>
          <table:table-cell office:value-type="float" office:value="2.0000000000000018E-2" table:formula="of:=[.B458]-[.I458]" table:style-name="ce30">
            <text:p>0.02</text:p>
          </table:table-cell>
          <table:table-cell office:value-type="float" office:value="4.0120651373908071E-2" table:formula="of:=STDEV(ABS([.D458]);ABS([.F458]);ABS([.H458]);ABS([.J458]))" table:style-name="ce31">
            <text:p>0.040</text:p>
          </table:table-cell>
          <table:table-cell office:value-type="float" office:value="6.0499999999999998E-2" table:formula="of:=(ABS([.D458])+ABS([.F458])+ABS([.H458])+ABS([.J458]))/4" table:style-name="ce31">
            <text:p>0.061</text:p>
          </table:table-cell>
          <table:table-cell office:value-type="float" office:value="0.1" table:style-name="ce32">
            <text:p>0.1</text:p>
          </table:table-cell>
          <table:table-cell office:value-type="float" office:value="0.1" table:formula="of:=MAX([.M458];[.K458])" table:style-name="ce34">
            <text:p>0.1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6.218" table:style-name="ce10">
            <text:p>6.218</text:p>
          </table:table-cell>
          <table:table-cell office:value-type="float" office:value="6.3079999999999998" table:style-name="ce10">
            <text:p>6.308</text:p>
          </table:table-cell>
          <table:table-cell office:value-type="float" office:value="-8.9999999999999858E-2" table:formula="of:=[.B459]-[.C459]" table:style-name="ce30">
            <text:p>-0.09</text:p>
          </table:table-cell>
          <table:table-cell office:value-type="float" office:value="6.2030000000000003" table:style-name="ce10">
            <text:p>6.203</text:p>
          </table:table-cell>
          <table:table-cell office:value-type="float" office:value="1.499999999999968E-2" table:formula="of:=[.B459]-[.E459]" table:style-name="ce30">
            <text:p>0.015</text:p>
          </table:table-cell>
          <table:table-cell office:value-type="float" office:value="6.1639999999999997" table:style-name="ce10">
            <text:p>6.164</text:p>
          </table:table-cell>
          <table:table-cell office:value-type="float" office:value="5.400000000000027E-2" table:formula="of:=[.B459]-[.G459]" table:style-name="ce30">
            <text:p>0.054</text:p>
          </table:table-cell>
          <table:table-cell office:value-type="float" office:value="6.242" table:style-name="ce10">
            <text:p>6.242</text:p>
          </table:table-cell>
          <table:table-cell office:value-type="float" office:value="-2.4000000000000021E-2" table:formula="of:=[.B459]-[.I459]" table:style-name="ce30">
            <text:p>-0.024</text:p>
          </table:table-cell>
          <table:table-cell office:value-type="float" office:value="3.3885837749714917E-2" table:formula="of:=STDEV(ABS([.D459]);ABS([.F459]);ABS([.H459]);ABS([.J459]))" table:style-name="ce31">
            <text:p>0.034</text:p>
          </table:table-cell>
          <table:table-cell office:value-type="float" office:value="4.5749999999999957E-2" table:formula="of:=(ABS([.D459])+ABS([.F459])+ABS([.H459])+ABS([.J459]))/4" table:style-name="ce31">
            <text:p>0.046</text:p>
          </table:table-cell>
          <table:table-cell office:value-type="float" office:value="8.5999999999999993E-2" table:style-name="ce32">
            <text:p>0.086</text:p>
          </table:table-cell>
          <table:table-cell office:value-type="float" office:value="8.5999999999999993E-2" table:formula="of:=MAX([.M459];[.K459])" table:style-name="ce34">
            <text:p>0.08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8689999999999998" table:style-name="ce10">
            <text:p>5.869</text:p>
          </table:table-cell>
          <table:table-cell office:value-type="float" office:value="5.8739999999999997" table:style-name="ce10">
            <text:p>5.874</text:p>
          </table:table-cell>
          <table:table-cell office:value-type="float" office:value="-4.9999999999998934E-3" table:formula="of:=[.B460]-[.C460]" table:style-name="ce30">
            <text:p>-0.005</text:p>
          </table:table-cell>
          <table:table-cell office:value-type="float" office:value="5.98" table:style-name="ce10">
            <text:p>5.98</text:p>
          </table:table-cell>
          <table:table-cell office:value-type="float" office:value="-0.11100000000000065" table:formula="of:=[.B460]-[.E460]" table:style-name="ce30">
            <text:p>-0.111</text:p>
          </table:table-cell>
          <table:table-cell office:value-type="float" office:value="5.8280000000000003" table:style-name="ce10">
            <text:p>5.828</text:p>
          </table:table-cell>
          <table:table-cell office:value-type="float" office:value="4.0999999999999481E-2" table:formula="of:=[.B460]-[.G460]" table:style-name="ce30">
            <text:p>0.041</text:p>
          </table:table-cell>
          <table:table-cell office:value-type="float" office:value="5.85" table:style-name="ce10">
            <text:p>5.85</text:p>
          </table:table-cell>
          <table:table-cell office:value-type="float" office:value="1.9000000000000128E-2" table:formula="of:=[.B460]-[.I460]" table:style-name="ce30">
            <text:p>0.019</text:p>
          </table:table-cell>
          <table:table-cell office:value-type="float" office:value="4.7060245076568578E-2" table:formula="of:=STDEV(ABS([.D460]);ABS([.F460]);ABS([.H460]);ABS([.J460]))" table:style-name="ce31">
            <text:p>0.047</text:p>
          </table:table-cell>
          <table:table-cell office:value-type="float" office:value="4.4000000000000039E-2" table:formula="of:=(ABS([.D460])+ABS([.F460])+ABS([.H460])+ABS([.J460]))/4" table:style-name="ce31">
            <text:p>0.044</text:p>
          </table:table-cell>
          <table:table-cell office:value-type="float" office:value="7.0999999999999994E-2" table:style-name="ce32">
            <text:p>0.071</text:p>
          </table:table-cell>
          <table:table-cell office:value-type="float" office:value="7.0999999999999994E-2" table:formula="of:=MAX([.M460];[.K460])" table:style-name="ce34">
            <text:p>0.07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883" table:style-name="ce10">
            <text:p>4.883</text:p>
          </table:table-cell>
          <table:table-cell office:value-type="float" office:value="4.9240000000000004" table:style-name="ce10">
            <text:p>4.924</text:p>
          </table:table-cell>
          <table:table-cell office:value-type="float" office:value="-4.1000000000000369E-2" table:formula="of:=[.B461]-[.C461]" table:style-name="ce30">
            <text:p>-0.041</text:p>
          </table:table-cell>
          <table:table-cell office:value-type="float" office:value="4.8259999999999996" table:style-name="ce10">
            <text:p>4.826</text:p>
          </table:table-cell>
          <table:table-cell office:value-type="float" office:value="5.7000000000000384E-2" table:formula="of:=[.B461]-[.E461]" table:style-name="ce30">
            <text:p>0.057</text:p>
          </table:table-cell>
          <table:table-cell office:value-type="float" office:value="4.8129999999999997" table:style-name="ce10">
            <text:p>4.813</text:p>
          </table:table-cell>
          <table:table-cell office:value-type="float" office:value="7.0000000000000284E-2" table:formula="of:=[.B461]-[.G461]" table:style-name="ce30">
            <text:p>0.07</text:p>
          </table:table-cell>
          <table:table-cell office:value-type="float" office:value="4.8499999999999996" table:style-name="ce10">
            <text:p>4.85</text:p>
          </table:table-cell>
          <table:table-cell office:value-type="float" office:value="3.3000000000000362E-2" table:formula="of:=[.B461]-[.I461]" table:style-name="ce30">
            <text:p>0.033</text:p>
          </table:table-cell>
          <table:table-cell office:value-type="float" office:value="1.652018966799914E-2" table:formula="of:=STDEV(ABS([.D461]);ABS([.F461]);ABS([.H461]);ABS([.J461]))" table:style-name="ce31">
            <text:p>0.017</text:p>
          </table:table-cell>
          <table:table-cell office:value-type="float" office:value="5.025000000000035E-2" table:formula="of:=(ABS([.D461])+ABS([.F461])+ABS([.H461])+ABS([.J461]))/4" table:style-name="ce31">
            <text:p>0.050</text:p>
          </table:table-cell>
          <table:table-cell office:value-type="float" office:value="0.08" table:style-name="ce32">
            <text:p>0.08</text:p>
          </table:table-cell>
          <table:table-cell office:value-type="float" office:value="0.08" table:formula="of:=MAX([.M461];[.K461])" table:style-name="ce34">
            <text:p>0.08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108577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465];[.K465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466];[.K466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5.843" table:style-name="ce10">
            <text:p>5.843</text:p>
          </table:table-cell>
          <table:table-cell office:value-type="float" office:value="5.8929999999999998" table:style-name="ce10">
            <text:p>5.893</text:p>
          </table:table-cell>
          <table:table-cell office:value-type="float" office:value="-4.9999999999999822E-2" table:formula="of:=[.B467]-[.C467]" table:style-name="ce30">
            <text:p>-0.05</text:p>
          </table:table-cell>
          <table:table-cell office:value-type="float" office:value="5.8339999999999996" table:style-name="ce10">
            <text:p>5.834</text:p>
          </table:table-cell>
          <table:table-cell office:value-type="float" office:value="9.0000000000003411E-3" table:formula="of:=[.B467]-[.E467]" table:style-name="ce30">
            <text:p>0.009</text:p>
          </table:table-cell>
          <table:table-cell office:value-type="float" office:value="5.8319999999999999" table:style-name="ce10">
            <text:p>5.832</text:p>
          </table:table-cell>
          <table:table-cell office:value-type="float" office:value="1.1000000000000121E-2" table:formula="of:=[.B467]-[.G467]" table:style-name="ce30">
            <text:p>0.011</text:p>
          </table:table-cell>
          <table:table-cell office:value-type="float" office:value="5.8410000000000002" table:style-name="ce10">
            <text:p>5.841</text:p>
          </table:table-cell>
          <table:table-cell office:value-type="float" office:value="1.9999999999997797E-3" table:formula="of:=[.B467]-[.I467]" table:style-name="ce30">
            <text:p>0.002</text:p>
          </table:table-cell>
          <table:table-cell office:value-type="float" office:value="2.1679483388678707E-2" table:formula="of:=STDEV(ABS([.D467]);ABS([.F467]);ABS([.H467]);ABS([.J467]))" table:style-name="ce31">
            <text:p>0.022</text:p>
          </table:table-cell>
          <table:table-cell office:value-type="float" office:value="1.8000000000000016E-2" table:formula="of:=(ABS([.D467])+ABS([.F467])+ABS([.H467])+ABS([.J467]))/4" table:style-name="ce31">
            <text:p>0.018</text:p>
          </table:table-cell>
          <table:table-cell office:value-type="string" table:style-name="ce32">
            <text:p>0.</text:p>
          </table:table-cell>
          <table:table-cell office:value-type="float" office:value="2.1679483388678707E-2" table:formula="of:=MAX([.M467];[.K467])" table:style-name="ce34">
            <text:p>0.02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468];[.K468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1669999999999998" table:style-name="ce10">
            <text:p>6.167</text:p>
          </table:table-cell>
          <table:table-cell office:value-type="float" office:value="6.2089999999999996" table:style-name="ce10">
            <text:p>6.209</text:p>
          </table:table-cell>
          <table:table-cell office:value-type="float" office:value="-4.1999999999999815E-2" table:formula="of:=[.B469]-[.C469]" table:style-name="ce30">
            <text:p>-0.042</text:p>
          </table:table-cell>
          <table:table-cell office:value-type="float" office:value="6.1710000000000003" table:style-name="ce10">
            <text:p>6.171</text:p>
          </table:table-cell>
          <table:table-cell office:value-type="float" office:value="-4.0000000000004476E-3" table:formula="of:=[.B469]-[.E469]" table:style-name="ce30">
            <text:p>-0.004</text:p>
          </table:table-cell>
          <table:table-cell office:value-type="float" office:value="6.1529999999999996" table:style-name="ce10">
            <text:p>6.153</text:p>
          </table:table-cell>
          <table:table-cell office:value-type="float" office:value="1.4000000000000234E-2" table:formula="of:=[.B469]-[.G469]" table:style-name="ce30">
            <text:p>0.014</text:p>
          </table:table-cell>
          <table:table-cell office:value-type="float" office:value="6.1660000000000004" table:style-name="ce10">
            <text:p>6.166</text:p>
          </table:table-cell>
          <table:table-cell office:value-type="float" office:value="9.9999999999944578E-4" table:formula="of:=[.B469]-[.I469]" table:style-name="ce30">
            <text:p>0.001</text:p>
          </table:table-cell>
          <table:table-cell office:value-type="float" office:value="1.8679311193581658E-2" table:formula="of:=STDEV(ABS([.D469]);ABS([.F469]);ABS([.H469]);ABS([.J469]))" table:style-name="ce31">
            <text:p>0.019</text:p>
          </table:table-cell>
          <table:table-cell office:value-type="float" office:value="1.5249999999999986E-2" table:formula="of:=(ABS([.D469])+ABS([.F469])+ABS([.H469])+ABS([.J469]))/4" table:style-name="ce31">
            <text:p>0.015</text:p>
          </table:table-cell>
          <table:table-cell office:value-type="string" table:style-name="ce32">
            <text:p>0.</text:p>
          </table:table-cell>
          <table:table-cell office:value-type="float" office:value="1.8679311193581658E-2" table:formula="of:=MAX([.M469];[.K469])" table:style-name="ce34">
            <text:p>0.01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4.5220000000000002" table:style-name="ce10">
            <text:p>4.522</text:p>
          </table:table-cell>
          <table:table-cell office:value-type="float" office:value="4.5789999999999997" table:style-name="ce10">
            <text:p>4.579</text:p>
          </table:table-cell>
          <table:table-cell office:value-type="float" office:value="-5.6999999999999496E-2" table:formula="of:=[.B470]-[.C470]" table:style-name="ce30">
            <text:p>-0.057</text:p>
          </table:table-cell>
          <table:table-cell office:value-type="float" office:value="4.51" table:style-name="ce10">
            <text:p>4.51</text:p>
          </table:table-cell>
          <table:table-cell office:value-type="float" office:value="1.2000000000000455E-2" table:formula="of:=[.B470]-[.E470]" table:style-name="ce30">
            <text:p>0.012</text:p>
          </table:table-cell>
          <table:table-cell office:value-type="float" office:value="4.508" table:style-name="ce10">
            <text:p>4.508</text:p>
          </table:table-cell>
          <table:table-cell office:value-type="float" office:value="1.4000000000000234E-2" table:formula="of:=[.B470]-[.G470]" table:style-name="ce30">
            <text:p>0.014</text:p>
          </table:table-cell>
          <table:table-cell office:value-type="float" office:value="4.5190000000000001" table:style-name="ce10">
            <text:p>4.519</text:p>
          </table:table-cell>
          <table:table-cell office:value-type="float" office:value="3.0000000000001137E-3" table:formula="of:=[.B470]-[.I470]" table:style-name="ce30">
            <text:p>0.003</text:p>
          </table:table-cell>
          <table:table-cell office:value-type="float" office:value="2.4145392935298913E-2" table:formula="of:=STDEV(ABS([.D470]);ABS([.F470]);ABS([.H470]);ABS([.J470]))" table:style-name="ce31">
            <text:p>0.024</text:p>
          </table:table-cell>
          <table:table-cell office:value-type="float" office:value="2.1500000000000075E-2" table:formula="of:=(ABS([.D470])+ABS([.F470])+ABS([.H470])+ABS([.J470]))/4" table:style-name="ce31">
            <text:p>0.022</text:p>
          </table:table-cell>
          <table:table-cell office:value-type="float" office:value="6.4000000000000001E-2" table:style-name="ce32">
            <text:p>0.064</text:p>
          </table:table-cell>
          <table:table-cell office:value-type="float" office:value="6.4000000000000001E-2" table:formula="of:=MAX([.M470];[.K470])" table:style-name="ce34">
            <text:p>0.0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133" table:style-name="ce10">
            <text:p>3.133</text:p>
          </table:table-cell>
          <table:table-cell office:value-type="float" office:value="3.238" table:style-name="ce10">
            <text:p>3.238</text:p>
          </table:table-cell>
          <table:table-cell office:value-type="float" office:value="-0.10499999999999998" table:formula="of:=[.B471]-[.C471]" table:style-name="ce30">
            <text:p>-0.105</text:p>
          </table:table-cell>
          <table:table-cell office:value-type="float" office:value="3.11" table:style-name="ce10">
            <text:p>3.11</text:p>
          </table:table-cell>
          <table:table-cell office:value-type="float" office:value="2.3000000000000131E-2" table:formula="of:=[.B471]-[.E471]" table:style-name="ce30">
            <text:p>0.023</text:p>
          </table:table-cell>
          <table:table-cell office:value-type="float" office:value="3.1179999999999999" table:style-name="ce10">
            <text:p>3.118</text:p>
          </table:table-cell>
          <table:table-cell office:value-type="float" office:value="1.5000000000000124E-2" table:formula="of:=[.B471]-[.G471]" table:style-name="ce30">
            <text:p>0.015</text:p>
          </table:table-cell>
          <table:table-cell office:value-type="float" office:value="3.1259999999999999" table:style-name="ce10">
            <text:p>3.126</text:p>
          </table:table-cell>
          <table:table-cell office:value-type="float" office:value="7.0000000000001172E-3" table:formula="of:=[.B471]-[.I471]" table:style-name="ce30">
            <text:p>0.007</text:p>
          </table:table-cell>
          <table:table-cell office:value-type="float" office:value="4.547160286010006E-2" table:formula="of:=STDEV(ABS([.D471]);ABS([.F471]);ABS([.H471]);ABS([.J471]))" table:style-name="ce31">
            <text:p>0.045</text:p>
          </table:table-cell>
          <table:table-cell office:value-type="float" office:value="3.7500000000000089E-2" table:formula="of:=(ABS([.D471])+ABS([.F471])+ABS([.H471])+ABS([.J471]))/4" table:style-name="ce31">
            <text:p>0.038</text:p>
          </table:table-cell>
          <table:table-cell office:value-type="float" office:value="1.4E-2" table:style-name="ce32">
            <text:p>0.014</text:p>
          </table:table-cell>
          <table:table-cell office:value-type="float" office:value="4.547160286010006E-2" table:formula="of:=MAX([.M471];[.K471])" table:style-name="ce34">
            <text:p>0.04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1259999999999999" table:style-name="ce10">
            <text:p>3.126</text:p>
          </table:table-cell>
          <table:table-cell office:value-type="float" office:value="3.161" table:style-name="ce10">
            <text:p>3.161</text:p>
          </table:table-cell>
          <table:table-cell office:value-type="float" office:value="-3.5000000000000142E-2" table:formula="of:=[.B472]-[.C472]" table:style-name="ce30">
            <text:p>-0.035</text:p>
          </table:table-cell>
          <table:table-cell office:value-type="float" office:value="3.2559999999999998" table:style-name="ce10">
            <text:p>3.256</text:p>
          </table:table-cell>
          <table:table-cell office:value-type="float" office:value="-0.12999999999999989" table:formula="of:=[.B472]-[.E472]" table:style-name="ce30">
            <text:p>-0.13</text:p>
          </table:table-cell>
          <table:table-cell office:value-type="float" office:value="3.0790000000000002" table:style-name="ce10">
            <text:p>3.079</text:p>
          </table:table-cell>
          <table:table-cell office:value-type="float" office:value="4.6999999999999709E-2" table:formula="of:=[.B472]-[.G472]" table:style-name="ce30">
            <text:p>0.047</text:p>
          </table:table-cell>
          <table:table-cell office:value-type="float" office:value="3.1160000000000001" table:style-name="ce10">
            <text:p>3.116</text:p>
          </table:table-cell>
          <table:table-cell office:value-type="float" office:value="9.9999999999997868E-3" table:formula="of:=[.B472]-[.I472]" table:style-name="ce30">
            <text:p>0.01</text:p>
          </table:table-cell>
          <table:table-cell office:value-type="float" office:value="5.2003205029433841E-2" table:formula="of:=STDEV(ABS([.D472]);ABS([.F472]);ABS([.H472]);ABS([.J472]))" table:style-name="ce31">
            <text:p>0.052</text:p>
          </table:table-cell>
          <table:table-cell office:value-type="float" office:value="5.5499999999999883E-2" table:formula="of:=(ABS([.D472])+ABS([.F472])+ABS([.H472])+ABS([.J472]))/4" table:style-name="ce31">
            <text:p>0.055</text:p>
          </table:table-cell>
          <table:table-cell office:value-type="float" office:value="7.1999999999999995E-2" table:style-name="ce32">
            <text:p>0.072</text:p>
          </table:table-cell>
          <table:table-cell office:value-type="float" office:value="7.1999999999999995E-2" table:formula="of:=MAX([.M472];[.K472])" table:style-name="ce34">
            <text:p>0.07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5.5270000000000001" table:style-name="ce10">
            <text:p>5.527</text:p>
          </table:table-cell>
          <table:table-cell office:value-type="float" office:value="5.6150000000000002" table:style-name="ce10">
            <text:p>5.615</text:p>
          </table:table-cell>
          <table:table-cell office:value-type="float" office:value="-8.8000000000000078E-2" table:formula="of:=[.B473]-[.C473]" table:style-name="ce30">
            <text:p>-0.088</text:p>
          </table:table-cell>
          <table:table-cell office:value-type="float" office:value="5.5039999999999996" table:style-name="ce10">
            <text:p>5.504</text:p>
          </table:table-cell>
          <table:table-cell office:value-type="float" office:value="2.3000000000000576E-2" table:formula="of:=[.B473]-[.E473]" table:style-name="ce30">
            <text:p>0.023</text:p>
          </table:table-cell>
          <table:table-cell office:value-type="float" office:value="5.476" table:style-name="ce10">
            <text:p>5.476</text:p>
          </table:table-cell>
          <table:table-cell office:value-type="float" office:value="5.1000000000000156E-2" table:formula="of:=[.B473]-[.G473]" table:style-name="ce30">
            <text:p>0.051</text:p>
          </table:table-cell>
          <table:table-cell office:value-type="float" office:value="5.5170000000000003" table:style-name="ce10">
            <text:p>5.517</text:p>
          </table:table-cell>
          <table:table-cell office:value-type="float" office:value="9.9999999999997868E-3" table:formula="of:=[.B473]-[.I473]" table:style-name="ce30">
            <text:p>0.01</text:p>
          </table:table-cell>
          <table:table-cell office:value-type="float" office:value="3.453500639447845E-2" table:formula="of:=STDEV(ABS([.D473]);ABS([.F473]);ABS([.H473]);ABS([.J473]))" table:style-name="ce31">
            <text:p>0.035</text:p>
          </table:table-cell>
          <table:table-cell office:value-type="float" office:value="4.3000000000000149E-2" table:formula="of:=(ABS([.D473])+ABS([.F473])+ABS([.H473])+ABS([.J473]))/4" table:style-name="ce31">
            <text:p>0.043</text:p>
          </table:table-cell>
          <table:table-cell office:value-type="float" office:value="0.112" table:style-name="ce32">
            <text:p>0.112</text:p>
          </table:table-cell>
          <table:table-cell office:value-type="float" office:value="0.112" table:formula="of:=MAX([.M473];[.K473])" table:style-name="ce34">
            <text:p>0.11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4569999999999999" table:style-name="ce10">
            <text:p>5.457</text:p>
          </table:table-cell>
          <table:table-cell office:value-type="float" office:value="5.4610000000000003" table:style-name="ce10">
            <text:p>5.461</text:p>
          </table:table-cell>
          <table:table-cell office:value-type="float" office:value="-4.0000000000004476E-3" table:formula="of:=[.B474]-[.C474]" table:style-name="ce30">
            <text:p>-0.004</text:p>
          </table:table-cell>
          <table:table-cell office:value-type="float" office:value="5.5919999999999996" table:style-name="ce10">
            <text:p>5.592</text:p>
          </table:table-cell>
          <table:table-cell office:value-type="float" office:value="-0.13499999999999979" table:formula="of:=[.B474]-[.E474]" table:style-name="ce30">
            <text:p>-0.135</text:p>
          </table:table-cell>
          <table:table-cell office:value-type="float" office:value="5.3979999999999997" table:style-name="ce10">
            <text:p>5.398</text:p>
          </table:table-cell>
          <table:table-cell office:value-type="float" office:value="5.9000000000000163E-2" table:formula="of:=[.B474]-[.G474]" table:style-name="ce30">
            <text:p>0.059</text:p>
          </table:table-cell>
          <table:table-cell office:value-type="float" office:value="5.452" table:style-name="ce10">
            <text:p>5.452</text:p>
          </table:table-cell>
          <table:table-cell office:value-type="float" office:value="4.9999999999998934E-3" table:formula="of:=[.B474]-[.I474]" table:style-name="ce30">
            <text:p>0.005</text:p>
          </table:table-cell>
          <table:table-cell office:value-type="float" office:value="6.176501167057806E-2" table:formula="of:=STDEV(ABS([.D474]);ABS([.F474]);ABS([.H474]);ABS([.J474]))" table:style-name="ce31">
            <text:p>0.062</text:p>
          </table:table-cell>
          <table:table-cell office:value-type="float" office:value="5.0750000000000073E-2" table:formula="of:=(ABS([.D474])+ABS([.F474])+ABS([.H474])+ABS([.J474]))/4" table:style-name="ce31">
            <text:p>0.051</text:p>
          </table:table-cell>
          <table:table-cell office:value-type="float" office:value="0.109" table:style-name="ce32">
            <text:p>0.109</text:p>
          </table:table-cell>
          <table:table-cell office:value-type="float" office:value="0.109" table:formula="of:=MAX([.M474];[.K474])" table:style-name="ce34">
            <text:p>0.10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1369999999999996" table:style-name="ce10">
            <text:p>4.137</text:p>
          </table:table-cell>
          <table:table-cell office:value-type="float" office:value="4.2240000000000002" table:style-name="ce10">
            <text:p>4.224</text:p>
          </table:table-cell>
          <table:table-cell office:value-type="float" office:value="-8.7000000000000632E-2" table:formula="of:=[.B475]-[.C475]" table:style-name="ce30">
            <text:p>-0.087</text:p>
          </table:table-cell>
          <table:table-cell office:value-type="float" office:value="4.1239999999999997" table:style-name="ce10">
            <text:p>4.124</text:p>
          </table:table-cell>
          <table:table-cell office:value-type="float" office:value="1.2999999999999901E-2" table:formula="of:=[.B475]-[.E475]" table:style-name="ce30">
            <text:p>0.013</text:p>
          </table:table-cell>
          <table:table-cell office:value-type="float" office:value="4.125" table:style-name="ce10">
            <text:p>4.125</text:p>
          </table:table-cell>
          <table:table-cell office:value-type="float" office:value="1.1999999999999567E-2" table:formula="of:=[.B475]-[.G475]" table:style-name="ce30">
            <text:p>0.012</text:p>
          </table:table-cell>
          <table:table-cell office:value-type="float" office:value="4.1310000000000002" table:style-name="ce10">
            <text:p>4.131</text:p>
          </table:table-cell>
          <table:table-cell office:value-type="float" office:value="5.9999999999993392E-3" table:formula="of:=[.B475]-[.I475]" table:style-name="ce30">
            <text:p>0.006</text:p>
          </table:table-cell>
          <table:table-cell office:value-type="float" office:value="3.8457769046059354E-2" table:formula="of:=STDEV(ABS([.D475]);ABS([.F475]);ABS([.H475]);ABS([.J475]))" table:style-name="ce31">
            <text:p>0.038</text:p>
          </table:table-cell>
          <table:table-cell office:value-type="float" office:value="2.949999999999986E-2" table:formula="of:=(ABS([.D475])+ABS([.F475])+ABS([.H475])+ABS([.J475]))/4" table:style-name="ce31">
            <text:p>0.029</text:p>
          </table:table-cell>
          <table:table-cell office:value-type="float" office:value="8.5000000000000006E-2" table:style-name="ce32">
            <text:p>0.085</text:p>
          </table:table-cell>
          <table:table-cell office:value-type="float" office:value="8.5000000000000006E-2" table:formula="of:=MAX([.M475];[.K475])" table:style-name="ce34">
            <text:p>0.085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128279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479];[.K479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480];[.K480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5.7629999999999999" table:style-name="ce10">
            <text:p>5.763</text:p>
          </table:table-cell>
          <table:table-cell office:value-type="float" office:value="5.798" table:style-name="ce10">
            <text:p>5.798</text:p>
          </table:table-cell>
          <table:table-cell office:value-type="float" office:value="-3.5000000000000142E-2" table:formula="of:=[.B481]-[.C481]" table:style-name="ce30">
            <text:p>-0.035</text:p>
          </table:table-cell>
          <table:table-cell office:value-type="float" office:value="5.7619999999999996" table:style-name="ce10">
            <text:p>5.762</text:p>
          </table:table-cell>
          <table:table-cell office:value-type="float" office:value="1.000000000000334E-3" table:formula="of:=[.B481]-[.E481]" table:style-name="ce30">
            <text:p>0.001</text:p>
          </table:table-cell>
          <table:table-cell office:value-type="float" office:value="5.7610000000000001" table:style-name="ce10">
            <text:p>5.761</text:p>
          </table:table-cell>
          <table:table-cell office:value-type="float" office:value="1.9999999999997797E-3" table:formula="of:=[.B481]-[.G481]" table:style-name="ce30">
            <text:p>0.002</text:p>
          </table:table-cell>
          <table:table-cell office:value-type="float" office:value="5.7619999999999996" table:style-name="ce10">
            <text:p>5.762</text:p>
          </table:table-cell>
          <table:table-cell office:value-type="float" office:value="1.000000000000334E-3" table:formula="of:=[.B481]-[.I481]" table:style-name="ce30">
            <text:p>0.001</text:p>
          </table:table-cell>
          <table:table-cell office:value-type="float" office:value="1.6839932699786328E-2" table:formula="of:=STDEV(ABS([.D481]);ABS([.F481]);ABS([.H481]);ABS([.J481]))" table:style-name="ce31">
            <text:p>0.017</text:p>
          </table:table-cell>
          <table:table-cell office:value-type="float" office:value="9.7500000000001474E-3" table:formula="of:=(ABS([.D481])+ABS([.F481])+ABS([.H481])+ABS([.J481]))/4" table:style-name="ce31">
            <text:p>0.010</text:p>
          </table:table-cell>
          <table:table-cell office:value-type="string" table:style-name="ce32">
            <text:p>0.</text:p>
          </table:table-cell>
          <table:table-cell office:value-type="float" office:value="1.6839932699786328E-2" table:formula="of:=MAX([.M481];[.K481])" table:style-name="ce34">
            <text:p>0.01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482];[.K482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5.7690000000000001" table:style-name="ce10">
            <text:p>5.769</text:p>
          </table:table-cell>
          <table:table-cell office:value-type="float" office:value="5.7919999999999998" table:style-name="ce10">
            <text:p>5.792</text:p>
          </table:table-cell>
          <table:table-cell office:value-type="float" office:value="-2.2999999999999687E-2" table:formula="of:=[.B483]-[.C483]" table:style-name="ce30">
            <text:p>-0.023</text:p>
          </table:table-cell>
          <table:table-cell office:value-type="float" office:value="5.7839999999999998" table:style-name="ce10">
            <text:p>5.784</text:p>
          </table:table-cell>
          <table:table-cell office:value-type="float" office:value="-1.499999999999968E-2" table:formula="of:=[.B483]-[.E483]" table:style-name="ce30">
            <text:p>-0.015</text:p>
          </table:table-cell>
          <table:table-cell office:value-type="float" office:value="5.7670000000000003" table:style-name="ce10">
            <text:p>5.767</text:p>
          </table:table-cell>
          <table:table-cell office:value-type="float" office:value="1.9999999999997797E-3" table:formula="of:=[.B483]-[.G483]" table:style-name="ce30">
            <text:p>0.002</text:p>
          </table:table-cell>
          <table:table-cell office:value-type="float" office:value="5.7679999999999998" table:style-name="ce10">
            <text:p>5.768</text:p>
          </table:table-cell>
          <table:table-cell office:value-type="float" office:value="1.000000000000334E-3" table:formula="of:=[.B483]-[.I483]" table:style-name="ce30">
            <text:p>0.001</text:p>
          </table:table-cell>
          <table:table-cell office:value-type="float" office:value="1.0626225419529841E-2" table:formula="of:=STDEV(ABS([.D483]);ABS([.F483]);ABS([.H483]);ABS([.J483]))" table:style-name="ce31">
            <text:p>0.011</text:p>
          </table:table-cell>
          <table:table-cell office:value-type="float" office:value="1.024999999999987E-2" table:formula="of:=(ABS([.D483])+ABS([.F483])+ABS([.H483])+ABS([.J483]))/4" table:style-name="ce31">
            <text:p>0.010</text:p>
          </table:table-cell>
          <table:table-cell office:value-type="float" office:value="3.6999999999999998E-2" table:style-name="ce32">
            <text:p>0.037</text:p>
          </table:table-cell>
          <table:table-cell office:value-type="float" office:value="3.6999999999999998E-2" table:formula="of:=MAX([.M483];[.K483])" table:style-name="ce34">
            <text:p>0.03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4.5259999999999998" table:style-name="ce10">
            <text:p>4.526</text:p>
          </table:table-cell>
          <table:table-cell office:value-type="float" office:value="4.5670000000000002" table:style-name="ce10">
            <text:p>4.567</text:p>
          </table:table-cell>
          <table:table-cell office:value-type="float" office:value="-4.1000000000000369E-2" table:formula="of:=[.B484]-[.C484]" table:style-name="ce30">
            <text:p>-0.041</text:p>
          </table:table-cell>
          <table:table-cell office:value-type="float" office:value="4.5220000000000002" table:style-name="ce10">
            <text:p>4.522</text:p>
          </table:table-cell>
          <table:table-cell office:value-type="float" office:value="3.9999999999995595E-3" table:formula="of:=[.B484]-[.E484]" table:style-name="ce30">
            <text:p>0.004</text:p>
          </table:table-cell>
          <table:table-cell office:value-type="float" office:value="4.5220000000000002" table:style-name="ce10">
            <text:p>4.522</text:p>
          </table:table-cell>
          <table:table-cell office:value-type="float" office:value="3.9999999999995595E-3" table:formula="of:=[.B484]-[.G484]" table:style-name="ce30">
            <text:p>0.004</text:p>
          </table:table-cell>
          <table:table-cell office:value-type="float" office:value="4.524" table:style-name="ce10">
            <text:p>4.524</text:p>
          </table:table-cell>
          <table:table-cell office:value-type="float" office:value="1.9999999999997797E-3" table:formula="of:=[.B484]-[.I484]" table:style-name="ce30">
            <text:p>0.002</text:p>
          </table:table-cell>
          <table:table-cell office:value-type="float" office:value="1.8856917386819803E-2" table:formula="of:=STDEV(ABS([.D484]);ABS([.F484]);ABS([.H484]);ABS([.J484]))" table:style-name="ce31">
            <text:p>0.019</text:p>
          </table:table-cell>
          <table:table-cell office:value-type="float" office:value="1.2749999999999817E-2" table:formula="of:=(ABS([.D484])+ABS([.F484])+ABS([.H484])+ABS([.J484]))/4" table:style-name="ce31">
            <text:p>0.013</text:p>
          </table:table-cell>
          <table:table-cell office:value-type="float" office:value="3.7999999999999999E-2" table:style-name="ce32">
            <text:p>0.038</text:p>
          </table:table-cell>
          <table:table-cell office:value-type="float" office:value="3.7999999999999999E-2" table:formula="of:=MAX([.M484];[.K484])" table:style-name="ce34">
            <text:p>0.03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1059999999999999" table:style-name="ce10">
            <text:p>3.106</text:p>
          </table:table-cell>
          <table:table-cell office:value-type="float" office:value="3.1779999999999999" table:style-name="ce10">
            <text:p>3.178</text:p>
          </table:table-cell>
          <table:table-cell office:value-type="float" office:value="-7.2000000000000064E-2" table:formula="of:=[.B485]-[.C485]" table:style-name="ce30">
            <text:p>-0.072</text:p>
          </table:table-cell>
          <table:table-cell office:value-type="float" office:value="3.101" table:style-name="ce10">
            <text:p>3.101</text:p>
          </table:table-cell>
          <table:table-cell office:value-type="float" office:value="4.9999999999998934E-3" table:formula="of:=[.B485]-[.E485]" table:style-name="ce30">
            <text:p>0.005</text:p>
          </table:table-cell>
          <table:table-cell office:value-type="float" office:value="3.1" table:style-name="ce10">
            <text:p>3.1</text:p>
          </table:table-cell>
          <table:table-cell office:value-type="float" office:value="5.9999999999997833E-3" table:formula="of:=[.B485]-[.G485]" table:style-name="ce30">
            <text:p>0.006</text:p>
          </table:table-cell>
          <table:table-cell office:value-type="float" office:value="3.1019999999999999" table:style-name="ce10">
            <text:p>3.102</text:p>
          </table:table-cell>
          <table:table-cell office:value-type="float" office:value="4.0000000000000036E-3" table:formula="of:=[.B485]-[.I485]" table:style-name="ce30">
            <text:p>0.004</text:p>
          </table:table-cell>
          <table:table-cell office:value-type="float" office:value="3.3509948771471919E-2" table:formula="of:=STDEV(ABS([.D485]);ABS([.F485]);ABS([.H485]);ABS([.J485]))" table:style-name="ce31">
            <text:p>0.034</text:p>
          </table:table-cell>
          <table:table-cell office:value-type="float" office:value="2.1749999999999936E-2" table:formula="of:=(ABS([.D485])+ABS([.F485])+ABS([.H485])+ABS([.J485]))/4" table:style-name="ce31">
            <text:p>0.022</text:p>
          </table:table-cell>
          <table:table-cell office:value-type="float" office:value="2.5000000000000001E-2" table:style-name="ce32">
            <text:p>0.025</text:p>
          </table:table-cell>
          <table:table-cell office:value-type="float" office:value="3.3509948771471919E-2" table:formula="of:=MAX([.M485];[.K485])" table:style-name="ce34">
            <text:p>0.03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1539999999999999" table:style-name="ce10">
            <text:p>3.154</text:p>
          </table:table-cell>
          <table:table-cell office:value-type="float" office:value="3.1829999999999998" table:style-name="ce10">
            <text:p>3.183</text:p>
          </table:table-cell>
          <table:table-cell office:value-type="float" office:value="-2.8999999999999915E-2" table:formula="of:=[.B486]-[.C486]" table:style-name="ce30">
            <text:p>-0.029</text:p>
          </table:table-cell>
          <table:table-cell office:value-type="float" office:value="3.26" table:style-name="ce10">
            <text:p>3.26</text:p>
          </table:table-cell>
          <table:table-cell office:value-type="float" office:value="-0.10599999999999987" table:formula="of:=[.B486]-[.E486]" table:style-name="ce30">
            <text:p>-0.106</text:p>
          </table:table-cell>
          <table:table-cell office:value-type="float" office:value="3.1469999999999998" table:style-name="ce10">
            <text:p>3.147</text:p>
          </table:table-cell>
          <table:table-cell office:value-type="float" office:value="7.0000000000001172E-3" table:formula="of:=[.B486]-[.G486]" table:style-name="ce30">
            <text:p>0.007</text:p>
          </table:table-cell>
          <table:table-cell office:value-type="float" office:value="3.141" table:style-name="ce10">
            <text:p>3.141</text:p>
          </table:table-cell>
          <table:table-cell office:value-type="float" office:value="1.2999999999999901E-2" table:formula="of:=[.B486]-[.I486]" table:style-name="ce30">
            <text:p>0.013</text:p>
          </table:table-cell>
          <table:table-cell office:value-type="float" office:value="4.5784822812805492E-2" table:formula="of:=STDEV(ABS([.D486]);ABS([.F486]);ABS([.H486]);ABS([.J486]))" table:style-name="ce31">
            <text:p>0.046</text:p>
          </table:table-cell>
          <table:table-cell office:value-type="float" office:value="3.8749999999999951E-2" table:formula="of:=(ABS([.D486])+ABS([.F486])+ABS([.H486])+ABS([.J486]))/4" table:style-name="ce31">
            <text:p>0.039</text:p>
          </table:table-cell>
          <table:table-cell office:value-type="float" office:value="7.0000000000000007E-2" table:style-name="ce32">
            <text:p>0.07</text:p>
          </table:table-cell>
          <table:table-cell office:value-type="float" office:value="7.0000000000000007E-2" table:formula="of:=MAX([.M486];[.K486])" table:style-name="ce34">
            <text:p>0.07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5.4779999999999998" table:style-name="ce10">
            <text:p>5.478</text:p>
          </table:table-cell>
          <table:table-cell office:value-type="float" office:value="5.5460000000000003" table:style-name="ce10">
            <text:p>5.546</text:p>
          </table:table-cell>
          <table:table-cell office:value-type="float" office:value="-6.8000000000000504E-2" table:formula="of:=[.B487]-[.C487]" table:style-name="ce30">
            <text:p>-0.068</text:p>
          </table:table-cell>
          <table:table-cell office:value-type="float" office:value="5.476" table:style-name="ce10">
            <text:p>5.476</text:p>
          </table:table-cell>
          <table:table-cell office:value-type="float" office:value="1.9999999999997797E-3" table:formula="of:=[.B487]-[.E487]" table:style-name="ce30">
            <text:p>0.002</text:p>
          </table:table-cell>
          <table:table-cell office:value-type="float" office:value="5.4649999999999999" table:style-name="ce10">
            <text:p>5.465</text:p>
          </table:table-cell>
          <table:table-cell office:value-type="float" office:value="1.2999999999999901E-2" table:formula="of:=[.B487]-[.G487]" table:style-name="ce30">
            <text:p>0.013</text:p>
          </table:table-cell>
          <table:table-cell office:value-type="float" office:value="5.4749999999999996" table:style-name="ce10">
            <text:p>5.475</text:p>
          </table:table-cell>
          <table:table-cell office:value-type="float" office:value="3.0000000000001137E-3" table:formula="of:=[.B487]-[.I487]" table:style-name="ce30">
            <text:p>0.003</text:p>
          </table:table-cell>
          <table:table-cell office:value-type="float" office:value="3.1395328739586149E-2" table:formula="of:=STDEV(ABS([.D487]);ABS([.F487]);ABS([.H487]);ABS([.J487]))" table:style-name="ce31">
            <text:p>0.031</text:p>
          </table:table-cell>
          <table:table-cell office:value-type="float" office:value="2.1500000000000075E-2" table:formula="of:=(ABS([.D487])+ABS([.F487])+ABS([.H487])+ABS([.J487]))/4" table:style-name="ce31">
            <text:p>0.022</text:p>
          </table:table-cell>
          <table:table-cell office:value-type="float" office:value="0.111" table:style-name="ce32">
            <text:p>0.111</text:p>
          </table:table-cell>
          <table:table-cell office:value-type="float" office:value="0.111" table:formula="of:=MAX([.M487];[.K487])" table:style-name="ce34">
            <text:p>0.11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4340000000000002" table:style-name="ce10">
            <text:p>5.434</text:p>
          </table:table-cell>
          <table:table-cell office:value-type="float" office:value="5.4420000000000002" table:style-name="ce10">
            <text:p>5.442</text:p>
          </table:table-cell>
          <table:table-cell office:value-type="float" office:value="-8.0000000000000071E-3" table:formula="of:=[.B488]-[.C488]" table:style-name="ce30">
            <text:p>-0.008</text:p>
          </table:table-cell>
          <table:table-cell office:value-type="float" office:value="5.54" table:style-name="ce10">
            <text:p>5.54</text:p>
          </table:table-cell>
          <table:table-cell office:value-type="float" office:value="-0.10599999999999987" table:formula="of:=[.B488]-[.E488]" table:style-name="ce30">
            <text:p>-0.106</text:p>
          </table:table-cell>
          <table:table-cell office:value-type="float" office:value="5.4160000000000004" table:style-name="ce10">
            <text:p>5.416</text:p>
          </table:table-cell>
          <table:table-cell office:value-type="float" office:value="1.7999999999999794E-2" table:formula="of:=[.B488]-[.G488]" table:style-name="ce30">
            <text:p>0.018</text:p>
          </table:table-cell>
          <table:table-cell office:value-type="float" office:value="5.4249999999999998" table:style-name="ce10">
            <text:p>5.425</text:p>
          </table:table-cell>
          <table:table-cell office:value-type="float" office:value="9.0000000000003411E-3" table:formula="of:=[.B488]-[.I488]" table:style-name="ce30">
            <text:p>0.009</text:p>
          </table:table-cell>
          <table:table-cell office:value-type="float" office:value="4.7380551565665181E-2" table:formula="of:=STDEV(ABS([.D488]);ABS([.F488]);ABS([.H488]);ABS([.J488]))" table:style-name="ce31">
            <text:p>0.047</text:p>
          </table:table-cell>
          <table:table-cell office:value-type="float" office:value="3.5250000000000004E-2" table:formula="of:=(ABS([.D488])+ABS([.F488])+ABS([.H488])+ABS([.J488]))/4" table:style-name="ce31">
            <text:p>0.035</text:p>
          </table:table-cell>
          <table:table-cell office:value-type="float" office:value="6.8000000000000005E-2" table:style-name="ce32">
            <text:p>0.068</text:p>
          </table:table-cell>
          <table:table-cell office:value-type="float" office:value="6.8000000000000005E-2" table:formula="of:=MAX([.M488];[.K488])" table:style-name="ce34">
            <text:p>0.06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1429999999999998" table:style-name="ce10">
            <text:p>4.143</text:p>
          </table:table-cell>
          <table:table-cell office:value-type="float" office:value="4.2009999999999996" table:style-name="ce10">
            <text:p>4.201</text:p>
          </table:table-cell>
          <table:table-cell office:value-type="float" office:value="-5.7999999999999829E-2" table:formula="of:=[.B489]-[.C489]" table:style-name="ce30">
            <text:p>-0.058</text:p>
          </table:table-cell>
          <table:table-cell office:value-type="float" office:value="4.1479999999999997" table:style-name="ce10">
            <text:p>4.148</text:p>
          </table:table-cell>
          <table:table-cell office:value-type="float" office:value="-4.9999999999998934E-3" table:formula="of:=[.B489]-[.E489]" table:style-name="ce30">
            <text:p>-0.005</text:p>
          </table:table-cell>
          <table:table-cell office:value-type="float" office:value="4.1390000000000002" table:style-name="ce10">
            <text:p>4.139</text:p>
          </table:table-cell>
          <table:table-cell office:value-type="float" office:value="3.9999999999995595E-3" table:formula="of:=[.B489]-[.G489]" table:style-name="ce30">
            <text:p>0.004</text:p>
          </table:table-cell>
          <table:table-cell office:value-type="float" office:value="4.1390000000000002" table:style-name="ce10">
            <text:p>4.139</text:p>
          </table:table-cell>
          <table:table-cell office:value-type="float" office:value="3.9999999999995595E-3" table:formula="of:=[.B489]-[.I489]" table:style-name="ce30">
            <text:p>0.004</text:p>
          </table:table-cell>
          <table:table-cell office:value-type="float" office:value="2.6837473800639368E-2" table:formula="of:=STDEV(ABS([.D489]);ABS([.F489]);ABS([.H489]);ABS([.J489]))" table:style-name="ce31">
            <text:p>0.027</text:p>
          </table:table-cell>
          <table:table-cell office:value-type="float" office:value="1.774999999999971E-2" table:formula="of:=(ABS([.D489])+ABS([.F489])+ABS([.H489])+ABS([.J489]))/4" table:style-name="ce31">
            <text:p>0.018</text:p>
          </table:table-cell>
          <table:table-cell office:value-type="float" office:value="3.0000000000000001E-3" table:style-name="ce32">
            <text:p>0.003</text:p>
          </table:table-cell>
          <table:table-cell office:value-type="float" office:value="2.6837473800639368E-2" table:formula="of:=MAX([.M489];[.K489])" table:style-name="ce34">
            <text:p>0.02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5_Ser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9.0169999999999995" table:style-name="ce10">
            <text:p>9.017</text:p>
          </table:table-cell>
          <table:table-cell office:value-type="float" office:value="9.0389999999999997" table:style-name="ce10">
            <text:p>9.039</text:p>
          </table:table-cell>
          <table:table-cell office:value-type="float" office:value="-2.2000000000000242E-2" table:formula="of:=[.B493]-[.C493]" table:style-name="ce30">
            <text:p>-0.022</text:p>
          </table:table-cell>
          <table:table-cell office:value-type="float" office:value="9.08" table:style-name="ce10">
            <text:p>9.08</text:p>
          </table:table-cell>
          <table:table-cell office:value-type="float" office:value="-6.3000000000000611E-2" table:formula="of:=[.B493]-[.E493]" table:style-name="ce30">
            <text:p>-0.063</text:p>
          </table:table-cell>
          <table:table-cell office:value-type="float" office:value="9.016" table:style-name="ce10">
            <text:p>9.016</text:p>
          </table:table-cell>
          <table:table-cell office:value-type="float" office:value="9.9999999999944578E-4" table:formula="of:=[.B493]-[.G493]" table:style-name="ce30">
            <text:p>0.001</text:p>
          </table:table-cell>
          <table:table-cell office:value-type="float" office:value="9.0549999999999997" table:style-name="ce10">
            <text:p>9.055</text:p>
          </table:table-cell>
          <table:table-cell office:value-type="float" office:value="-3.8000000000000256E-2" table:formula="of:=[.B493]-[.I493]" table:style-name="ce30">
            <text:p>-0.038</text:p>
          </table:table-cell>
          <table:table-cell office:value-type="float" office:value="2.6166135875720944E-2" table:formula="of:=STDEV(ABS([.D493]);ABS([.F493]);ABS([.H493]);ABS([.J493]))" table:style-name="ce31">
            <text:p>0.026</text:p>
          </table:table-cell>
          <table:table-cell office:value-type="float" office:value="3.1000000000000139E-2" table:formula="of:=(ABS([.D493])+ABS([.F493])+ABS([.H493])+ABS([.J493]))/4" table:style-name="ce31">
            <text:p>0.031</text:p>
          </table:table-cell>
          <table:table-cell office:value-type="string" table:style-name="ce32">
            <text:p>0.</text:p>
          </table:table-cell>
          <table:table-cell office:value-type="float" office:value="2.6166135875720944E-2" table:formula="of:=MAX([.M493];[.K493])" table:style-name="ce34">
            <text:p>0.02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423" table:style-name="ce10">
            <text:p>6.423</text:p>
          </table:table-cell>
          <table:table-cell office:value-type="float" office:value="6.4610000000000003" table:style-name="ce10">
            <text:p>6.461</text:p>
          </table:table-cell>
          <table:table-cell office:value-type="float" office:value="-3.8000000000000256E-2" table:formula="of:=[.B494]-[.C494]" table:style-name="ce30">
            <text:p>-0.038</text:p>
          </table:table-cell>
          <table:table-cell office:value-type="float" office:value="6.4059999999999997" table:style-name="ce10">
            <text:p>6.406</text:p>
          </table:table-cell>
          <table:table-cell office:value-type="float" office:value="1.7000000000000348E-2" table:formula="of:=[.B494]-[.E494]" table:style-name="ce30">
            <text:p>0.017</text:p>
          </table:table-cell>
          <table:table-cell office:value-type="float" office:value="6.4" table:style-name="ce10">
            <text:p>6.4</text:p>
          </table:table-cell>
          <table:table-cell office:value-type="float" office:value="2.2999999999999687E-2" table:formula="of:=[.B494]-[.G494]" table:style-name="ce30">
            <text:p>0.023</text:p>
          </table:table-cell>
          <table:table-cell office:value-type="float" office:value="6.4169999999999998" table:style-name="ce10">
            <text:p>6.417</text:p>
          </table:table-cell>
          <table:table-cell office:value-type="float" office:value="6.0000000000002274E-3" table:formula="of:=[.B494]-[.I494]" table:style-name="ce30">
            <text:p>0.006</text:p>
          </table:table-cell>
          <table:table-cell office:value-type="float" office:value="1.3341664064126306E-2" table:formula="of:=STDEV(ABS([.D494]);ABS([.F494]);ABS([.H494]);ABS([.J494]))" table:style-name="ce31">
            <text:p>0.013</text:p>
          </table:table-cell>
          <table:table-cell office:value-type="float" office:value="2.100000000000013E-2" table:formula="of:=(ABS([.D494])+ABS([.F494])+ABS([.H494])+ABS([.J494]))/4" table:style-name="ce31">
            <text:p>0.021</text:p>
          </table:table-cell>
          <table:table-cell office:value-type="float" office:value="6.5000000000000002E-2" table:style-name="ce32">
            <text:p>0.065</text:p>
          </table:table-cell>
          <table:table-cell office:value-type="float" office:value="6.5000000000000002E-2" table:formula="of:=MAX([.M494];[.K494])" table:style-name="ce34">
            <text:p>0.06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940000000000003" table:style-name="ce10">
            <text:p>7.594</text:p>
          </table:table-cell>
          <table:table-cell office:value-type="float" office:value="7.6289999999999996" table:style-name="ce10">
            <text:p>7.629</text:p>
          </table:table-cell>
          <table:table-cell office:value-type="float" office:value="-3.4999999999999254E-2" table:formula="of:=[.B495]-[.C495]" table:style-name="ce30">
            <text:p>-0.035</text:p>
          </table:table-cell>
          <table:table-cell office:value-type="float" office:value="7.5789999999999997" table:style-name="ce10">
            <text:p>7.579</text:p>
          </table:table-cell>
          <table:table-cell office:value-type="float" office:value="1.5000000000000568E-2" table:formula="of:=[.B495]-[.E495]" table:style-name="ce30">
            <text:p>0.015</text:p>
          </table:table-cell>
          <table:table-cell office:value-type="float" office:value="7.5730000000000004" table:style-name="ce10">
            <text:p>7.573</text:p>
          </table:table-cell>
          <table:table-cell office:value-type="float" office:value="2.0999999999999908E-2" table:formula="of:=[.B495]-[.G495]" table:style-name="ce30">
            <text:p>0.021</text:p>
          </table:table-cell>
          <table:table-cell office:value-type="float" office:value="7.5880000000000001" table:style-name="ce10">
            <text:p>7.588</text:p>
          </table:table-cell>
          <table:table-cell office:value-type="float" office:value="6.0000000000002274E-3" table:formula="of:=[.B495]-[.I495]" table:style-name="ce30">
            <text:p>0.006</text:p>
          </table:table-cell>
          <table:table-cell office:value-type="float" office:value="1.2175795661885445E-2" table:formula="of:=STDEV(ABS([.D495]);ABS([.F495]);ABS([.H495]);ABS([.J495]))" table:style-name="ce31">
            <text:p>0.012</text:p>
          </table:table-cell>
          <table:table-cell office:value-type="float" office:value="1.9249999999999989E-2" table:formula="of:=(ABS([.D495])+ABS([.F495])+ABS([.H495])+ABS([.J495]))/4" table:style-name="ce31">
            <text:p>0.019</text:p>
          </table:table-cell>
          <table:table-cell office:value-type="float" office:value="2.1000000000000001E-2" table:style-name="ce32">
            <text:p>0.021</text:p>
          </table:table-cell>
          <table:table-cell office:value-type="float" office:value="2.1000000000000001E-2" table:formula="of:=MAX([.M495];[.K495])" table:style-name="ce34">
            <text:p>0.02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5220000000000002" table:style-name="ce10">
            <text:p>6.522</text:p>
          </table:table-cell>
          <table:table-cell office:value-type="float" office:value="6.5549999999999997" table:style-name="ce10">
            <text:p>6.555</text:p>
          </table:table-cell>
          <table:table-cell office:value-type="float" office:value="-3.2999999999999474E-2" table:formula="of:=[.B496]-[.C496]" table:style-name="ce30">
            <text:p>-0.033</text:p>
          </table:table-cell>
          <table:table-cell office:value-type="float" office:value="6.5179999999999998" table:style-name="ce10">
            <text:p>6.518</text:p>
          </table:table-cell>
          <table:table-cell office:value-type="float" office:value="4.0000000000004476E-3" table:formula="of:=[.B496]-[.E496]" table:style-name="ce30">
            <text:p>0.004</text:p>
          </table:table-cell>
          <table:table-cell office:value-type="float" office:value="6.5170000000000003" table:style-name="ce10">
            <text:p>6.517</text:p>
          </table:table-cell>
          <table:table-cell office:value-type="float" office:value="4.9999999999998934E-3" table:formula="of:=[.B496]-[.G496]" table:style-name="ce30">
            <text:p>0.005</text:p>
          </table:table-cell>
          <table:table-cell office:value-type="float" office:value="6.5179999999999998" table:style-name="ce10">
            <text:p>6.518</text:p>
          </table:table-cell>
          <table:table-cell office:value-type="float" office:value="4.0000000000004476E-3" table:formula="of:=[.B496]-[.I496]" table:style-name="ce30">
            <text:p>0.004</text:p>
          </table:table-cell>
          <table:table-cell office:value-type="float" office:value="1.43410831761989E-2" table:formula="of:=STDEV(ABS([.D496]);ABS([.F496]);ABS([.H496]);ABS([.J496]))" table:style-name="ce31">
            <text:p>0.014</text:p>
          </table:table-cell>
          <table:table-cell office:value-type="float" office:value="1.1500000000000066E-2" table:formula="of:=(ABS([.D496])+ABS([.F496])+ABS([.H496])+ABS([.J496]))/4" table:style-name="ce31">
            <text:p>0.012</text:p>
          </table:table-cell>
          <table:table-cell office:value-type="float" office:value="0.01" table:style-name="ce32">
            <text:p>0.01</text:p>
          </table:table-cell>
          <table:table-cell office:value-type="float" office:value="1.43410831761989E-2" table:formula="of:=MAX([.M496];[.K496])" table:style-name="ce34">
            <text:p>0.01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6909999999999998" table:style-name="ce10">
            <text:p>7.691</text:p>
          </table:table-cell>
          <table:table-cell office:value-type="float" office:value="7.7190000000000003" table:style-name="ce10">
            <text:p>7.719</text:p>
          </table:table-cell>
          <table:table-cell office:value-type="float" office:value="-2.8000000000000469E-2" table:formula="of:=[.B497]-[.C497]" table:style-name="ce30">
            <text:p>-0.028</text:p>
          </table:table-cell>
          <table:table-cell office:value-type="float" office:value="7.6829999999999998" table:style-name="ce10">
            <text:p>7.683</text:p>
          </table:table-cell>
          <table:table-cell office:value-type="float" office:value="8.0000000000000071E-3" table:formula="of:=[.B497]-[.E497]" table:style-name="ce30">
            <text:p>0.008</text:p>
          </table:table-cell>
          <table:table-cell office:value-type="float" office:value="7.6779999999999999" table:style-name="ce10">
            <text:p>7.678</text:p>
          </table:table-cell>
          <table:table-cell office:value-type="float" office:value="1.2999999999999901E-2" table:formula="of:=[.B497]-[.G497]" table:style-name="ce30">
            <text:p>0.013</text:p>
          </table:table-cell>
          <table:table-cell office:value-type="float" office:value="7.6909999999999998" table:style-name="ce10">
            <text:p>7.691</text:p>
          </table:table-cell>
          <table:table-cell office:value-type="float" office:value="0" table:formula="of:=[.B497]-[.I497]" table:style-name="ce30">
            <text:p>0</text:p>
          </table:table-cell>
          <table:table-cell office:value-type="float" office:value="1.1786291472158303E-2" table:formula="of:=STDEV(ABS([.D497]);ABS([.F497]);ABS([.H497]);ABS([.J497]))" table:style-name="ce31">
            <text:p>0.012</text:p>
          </table:table-cell>
          <table:table-cell office:value-type="float" office:value="1.2250000000000094E-2" table:formula="of:=(ABS([.D497])+ABS([.F497])+ABS([.H497])+ABS([.J497]))/4" table:style-name="ce31">
            <text:p>0.012</text:p>
          </table:table-cell>
          <table:table-cell office:value-type="float" office:value="8.2000000000000003E-2" table:style-name="ce32">
            <text:p>0.082</text:p>
          </table:table-cell>
          <table:table-cell office:value-type="float" office:value="8.2000000000000003E-2" table:formula="of:=MAX([.M497];[.K497])" table:style-name="ce34">
            <text:p>0.08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452" table:style-name="ce10">
            <text:p>6.452</text:p>
          </table:table-cell>
          <table:table-cell office:value-type="float" office:value="6.4989999999999997" table:style-name="ce10">
            <text:p>6.499</text:p>
          </table:table-cell>
          <table:table-cell office:value-type="float" office:value="-4.6999999999999709E-2" table:formula="of:=[.B498]-[.C498]" table:style-name="ce30">
            <text:p>-0.047</text:p>
          </table:table-cell>
          <table:table-cell office:value-type="float" office:value="6.4320000000000004" table:style-name="ce10">
            <text:p>6.432</text:p>
          </table:table-cell>
          <table:table-cell office:value-type="float" office:value="1.9999999999999574E-2" table:formula="of:=[.B498]-[.E498]" table:style-name="ce30">
            <text:p>0.02</text:p>
          </table:table-cell>
          <table:table-cell office:value-type="float" office:value="6.4080000000000004" table:style-name="ce10">
            <text:p>6.408</text:p>
          </table:table-cell>
          <table:table-cell office:value-type="float" office:value="4.3999999999999595E-2" table:formula="of:=[.B498]-[.G498]" table:style-name="ce30">
            <text:p>0.044</text:p>
          </table:table-cell>
          <table:table-cell office:value-type="float" office:value="6.444" table:style-name="ce10">
            <text:p>6.444</text:p>
          </table:table-cell>
          <table:table-cell office:value-type="float" office:value="8.0000000000000071E-3" table:formula="of:=[.B498]-[.I498]" table:style-name="ce30">
            <text:p>0.008</text:p>
          </table:table-cell>
          <table:table-cell office:value-type="float" office:value="1.8874586088176749E-2" table:formula="of:=STDEV(ABS([.D498]);ABS([.F498]);ABS([.H498]);ABS([.J498]))" table:style-name="ce31">
            <text:p>0.019</text:p>
          </table:table-cell>
          <table:table-cell office:value-type="float" office:value="2.9749999999999721E-2" table:formula="of:=(ABS([.D498])+ABS([.F498])+ABS([.H498])+ABS([.J498]))/4" table:style-name="ce31">
            <text:p>0.030</text:p>
          </table:table-cell>
          <table:table-cell office:value-type="float" office:value="0.09" table:style-name="ce32">
            <text:p>0.09</text:p>
          </table:table-cell>
          <table:table-cell office:value-type="float" office:value="0.09" table:formula="of:=MAX([.M498];[.K498])" table:style-name="ce34">
            <text:p>0.09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181" table:style-name="ce10">
            <text:p>5.181</text:p>
          </table:table-cell>
          <table:table-cell office:value-type="float" office:value="5.2469999999999999" table:style-name="ce10">
            <text:p>5.247</text:p>
          </table:table-cell>
          <table:table-cell office:value-type="float" office:value="-6.5999999999999837E-2" table:formula="of:=[.B499]-[.C499]" table:style-name="ce30">
            <text:p>-0.066</text:p>
          </table:table-cell>
          <table:table-cell office:value-type="float" office:value="5.18" table:style-name="ce10">
            <text:p>5.18</text:p>
          </table:table-cell>
          <table:table-cell office:value-type="float" office:value="1.000000000000334E-3" table:formula="of:=[.B499]-[.E499]" table:style-name="ce30">
            <text:p>0.001</text:p>
          </table:table-cell>
          <table:table-cell office:value-type="float" office:value="5.1740000000000004" table:style-name="ce10">
            <text:p>5.174</text:p>
          </table:table-cell>
          <table:table-cell office:value-type="float" office:value="6.9999999999996732E-3" table:formula="of:=[.B499]-[.G499]" table:style-name="ce30">
            <text:p>0.007</text:p>
          </table:table-cell>
          <table:table-cell office:value-type="float" office:value="5.1790000000000003" table:style-name="ce10">
            <text:p>5.179</text:p>
          </table:table-cell>
          <table:table-cell office:value-type="float" office:value="1.9999999999997797E-3" table:formula="of:=[.B499]-[.I499]" table:style-name="ce30">
            <text:p>0.002</text:p>
          </table:table-cell>
          <table:table-cell office:value-type="float" office:value="3.1443070248731476E-2" table:formula="of:=STDEV(ABS([.D499]);ABS([.F499]);ABS([.H499]);ABS([.J499]))" table:style-name="ce31">
            <text:p>0.031</text:p>
          </table:table-cell>
          <table:table-cell office:value-type="float" office:value="1.8999999999999906E-2" table:formula="of:=(ABS([.D499])+ABS([.F499])+ABS([.H499])+ABS([.J499]))/4" table:style-name="ce31">
            <text:p>0.019</text:p>
          </table:table-cell>
          <table:table-cell office:value-type="float" office:value="9.1999999999999998E-2" table:style-name="ce32">
            <text:p>0.092</text:p>
          </table:table-cell>
          <table:table-cell office:value-type="float" office:value="9.1999999999999998E-2" table:formula="of:=MAX([.M499];[.K499])" table:style-name="ce34">
            <text:p>0.09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2439999999999998" table:style-name="ce10">
            <text:p>5.244</text:p>
          </table:table-cell>
          <table:table-cell office:value-type="float" office:value="5.2519999999999998" table:style-name="ce10">
            <text:p>5.252</text:p>
          </table:table-cell>
          <table:table-cell office:value-type="float" office:value="-8.0000000000000071E-3" table:formula="of:=[.B500]-[.C500]" table:style-name="ce30">
            <text:p>-0.008</text:p>
          </table:table-cell>
          <table:table-cell office:value-type="float" office:value="5.3019999999999996" table:style-name="ce10">
            <text:p>5.302</text:p>
          </table:table-cell>
          <table:table-cell office:value-type="float" office:value="-5.7999999999999829E-2" table:formula="of:=[.B500]-[.E500]" table:style-name="ce30">
            <text:p>-0.058</text:p>
          </table:table-cell>
          <table:table-cell office:value-type="float" office:value="5.1870000000000003" table:style-name="ce10">
            <text:p>5.187</text:p>
          </table:table-cell>
          <table:table-cell office:value-type="float" office:value="5.6999999999999496E-2" table:formula="of:=[.B500]-[.G500]" table:style-name="ce30">
            <text:p>0.057</text:p>
          </table:table-cell>
          <table:table-cell office:value-type="float" office:value="5.27" table:style-name="ce10">
            <text:p>5.27</text:p>
          </table:table-cell>
          <table:table-cell office:value-type="float" office:value="-2.5999999999999801E-2" table:formula="of:=[.B500]-[.I500]" table:style-name="ce30">
            <text:p>-0.026</text:p>
          </table:table-cell>
          <table:table-cell office:value-type="float" office:value="2.451360166655767E-2" table:formula="of:=STDEV(ABS([.D500]);ABS([.F500]);ABS([.H500]);ABS([.J500]))" table:style-name="ce31">
            <text:p>0.025</text:p>
          </table:table-cell>
          <table:table-cell office:value-type="float" office:value="3.7249999999999783E-2" table:formula="of:=(ABS([.D500])+ABS([.F500])+ABS([.H500])+ABS([.J500]))/4" table:style-name="ce31">
            <text:p>0.037</text:p>
          </table:table-cell>
          <table:table-cell office:value-type="float" office:value="0.13100000000000001" table:style-name="ce32">
            <text:p>0.131</text:p>
          </table:table-cell>
          <table:table-cell office:value-type="float" office:value="0.13100000000000001" table:formula="of:=MAX([.M500];[.K500])" table:style-name="ce34">
            <text:p>0.13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64" table:style-name="ce10">
            <text:p>7.64</text:p>
          </table:table-cell>
          <table:table-cell office:value-type="float" office:value="7.6909999999999998" table:style-name="ce10">
            <text:p>7.691</text:p>
          </table:table-cell>
          <table:table-cell office:value-type="float" office:value="-5.1000000000000156E-2" table:formula="of:=[.B501]-[.C501]" table:style-name="ce30">
            <text:p>-0.051</text:p>
          </table:table-cell>
          <table:table-cell office:value-type="float" office:value="7.6319999999999997" table:style-name="ce10">
            <text:p>7.632</text:p>
          </table:table-cell>
          <table:table-cell office:value-type="float" office:value="8.0000000000000071E-3" table:formula="of:=[.B501]-[.E501]" table:style-name="ce30">
            <text:p>0.008</text:p>
          </table:table-cell>
          <table:table-cell office:value-type="float" office:value="7.6070000000000002" table:style-name="ce10">
            <text:p>7.607</text:p>
          </table:table-cell>
          <table:table-cell office:value-type="float" office:value="3.2999999999999474E-2" table:formula="of:=[.B501]-[.G501]" table:style-name="ce30">
            <text:p>0.033</text:p>
          </table:table-cell>
          <table:table-cell office:value-type="float" office:value="7.6340000000000003" table:style-name="ce10">
            <text:p>7.634</text:p>
          </table:table-cell>
          <table:table-cell office:value-type="float" office:value="5.9999999999993392E-3" table:formula="of:=[.B501]-[.I501]" table:style-name="ce30">
            <text:p>0.006</text:p>
          </table:table-cell>
          <table:table-cell office:value-type="float" office:value="2.1517434791350196E-2" table:formula="of:=STDEV(ABS([.D501]);ABS([.F501]);ABS([.H501]);ABS([.J501]))" table:style-name="ce31">
            <text:p>0.022</text:p>
          </table:table-cell>
          <table:table-cell office:value-type="float" office:value="2.4499999999999744E-2" table:formula="of:=(ABS([.D501])+ABS([.F501])+ABS([.H501])+ABS([.J501]))/4" table:style-name="ce31">
            <text:p>0.024</text:p>
          </table:table-cell>
          <table:table-cell office:value-type="float" office:value="6.4000000000000001E-2" table:style-name="ce32">
            <text:p>0.064</text:p>
          </table:table-cell>
          <table:table-cell office:value-type="float" office:value="6.4000000000000001E-2" table:formula="of:=MAX([.M501];[.K501])" table:style-name="ce34">
            <text:p>0.0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66" table:style-name="ce10">
            <text:p>7.66</text:p>
          </table:table-cell>
          <table:table-cell office:value-type="float" office:value="7.6520000000000001" table:style-name="ce10">
            <text:p>7.652</text:p>
          </table:table-cell>
          <table:table-cell office:value-type="float" office:value="8.0000000000000071E-3" table:formula="of:=[.B502]-[.C502]" table:style-name="ce30">
            <text:p>0.008</text:p>
          </table:table-cell>
          <table:table-cell office:value-type="float" office:value="7.7169999999999996" table:style-name="ce10">
            <text:p>7.717</text:p>
          </table:table-cell>
          <table:table-cell office:value-type="float" office:value="-5.6999999999999496E-2" table:formula="of:=[.B502]-[.E502]" table:style-name="ce30">
            <text:p>-0.057</text:p>
          </table:table-cell>
          <table:table-cell office:value-type="float" office:value="7.6120000000000001" table:style-name="ce10">
            <text:p>7.612</text:p>
          </table:table-cell>
          <table:table-cell office:value-type="float" office:value="4.8000000000000043E-2" table:formula="of:=[.B502]-[.G502]" table:style-name="ce30">
            <text:p>0.048</text:p>
          </table:table-cell>
          <table:table-cell office:value-type="float" office:value="7.6829999999999998" table:style-name="ce10">
            <text:p>7.683</text:p>
          </table:table-cell>
          <table:table-cell office:value-type="float" office:value="-2.2999999999999687E-2" table:formula="of:=[.B502]-[.I502]" table:style-name="ce30">
            <text:p>-0.023</text:p>
          </table:table-cell>
          <table:table-cell office:value-type="float" office:value="2.2524061208701426E-2" table:formula="of:=STDEV(ABS([.D502]);ABS([.F502]);ABS([.H502]);ABS([.J502]))" table:style-name="ce31">
            <text:p>0.023</text:p>
          </table:table-cell>
          <table:table-cell office:value-type="float" office:value="3.3999999999999808E-2" table:formula="of:=(ABS([.D502])+ABS([.F502])+ABS([.H502])+ABS([.J502]))/4" table:style-name="ce31">
            <text:p>0.034</text:p>
          </table:table-cell>
          <table:table-cell office:value-type="float" office:value="7.2999999999999995E-2" table:style-name="ce32">
            <text:p>0.073</text:p>
          </table:table-cell>
          <table:table-cell office:value-type="float" office:value="7.2999999999999995E-2" table:formula="of:=MAX([.M502];[.K502])" table:style-name="ce34">
            <text:p>0.07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3639999999999999" table:style-name="ce10">
            <text:p>6.364</text:p>
          </table:table-cell>
          <table:table-cell office:value-type="float" office:value="6.4180000000000001" table:style-name="ce10">
            <text:p>6.418</text:p>
          </table:table-cell>
          <table:table-cell office:value-type="float" office:value="-5.400000000000027E-2" table:formula="of:=[.B503]-[.C503]" table:style-name="ce30">
            <text:p>-0.054</text:p>
          </table:table-cell>
          <table:table-cell office:value-type="float" office:value="6.3620000000000001" table:style-name="ce10">
            <text:p>6.362</text:p>
          </table:table-cell>
          <table:table-cell office:value-type="float" office:value="1.9999999999997797E-3" table:formula="of:=[.B503]-[.E503]" table:style-name="ce30">
            <text:p>0.002</text:p>
          </table:table-cell>
          <table:table-cell office:value-type="float" office:value="6.3419999999999996" table:style-name="ce10">
            <text:p>6.342</text:p>
          </table:table-cell>
          <table:table-cell office:value-type="float" office:value="2.2000000000000242E-2" table:formula="of:=[.B503]-[.G503]" table:style-name="ce30">
            <text:p>0.022</text:p>
          </table:table-cell>
          <table:table-cell office:value-type="float" office:value="6.3620000000000001" table:style-name="ce10">
            <text:p>6.362</text:p>
          </table:table-cell>
          <table:table-cell office:value-type="float" office:value="1.9999999999997797E-3" table:formula="of:=[.B503]-[.I503]" table:style-name="ce30">
            <text:p>0.002</text:p>
          </table:table-cell>
          <table:table-cell office:value-type="float" office:value="2.454927018602953E-2" table:formula="of:=STDEV(ABS([.D503]);ABS([.F503]);ABS([.H503]);ABS([.J503]))" table:style-name="ce31">
            <text:p>0.025</text:p>
          </table:table-cell>
          <table:table-cell office:value-type="float" office:value="2.0000000000000018E-2" table:formula="of:=(ABS([.D503])+ABS([.F503])+ABS([.H503])+ABS([.J503]))/4" table:style-name="ce31">
            <text:p>0.020</text:p>
          </table:table-cell>
          <table:table-cell office:value-type="float" office:value="5.8999999999999997E-2" table:style-name="ce32">
            <text:p>0.059</text:p>
          </table:table-cell>
          <table:table-cell office:value-type="float" office:value="5.8999999999999997E-2" table:formula="of:=MAX([.M503];[.K503])" table:style-name="ce34">
            <text:p>0.059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161770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507];[.K507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4.7409999999999997" table:style-name="ce10">
            <text:p>4.741</text:p>
          </table:table-cell>
          <table:table-cell office:value-type="float" office:value="4.7830000000000004" table:style-name="ce10">
            <text:p>4.783</text:p>
          </table:table-cell>
          <table:table-cell office:value-type="float" office:value="-4.2000000000000703E-2" table:formula="of:=[.B508]-[.C508]" table:style-name="ce30">
            <text:p>-0.042</text:p>
          </table:table-cell>
          <table:table-cell office:value-type="float" office:value="4.7380000000000004" table:style-name="ce10">
            <text:p>4.738</text:p>
          </table:table-cell>
          <table:table-cell office:value-type="float" office:value="2.9999999999992255E-3" table:formula="of:=[.B508]-[.E508]" table:style-name="ce30">
            <text:p>0.003</text:p>
          </table:table-cell>
          <table:table-cell office:value-type="float" office:value="4.74" table:style-name="ce10">
            <text:p>4.74</text:p>
          </table:table-cell>
          <table:table-cell office:value-type="float" office:value="9.9999999999944578E-4" table:formula="of:=[.B508]-[.G508]" table:style-name="ce30">
            <text:p>0.001</text:p>
          </table:table-cell>
          <table:table-cell office:value-type="float" office:value="4.7409999999999997" table:style-name="ce10">
            <text:p>4.741</text:p>
          </table:table-cell>
          <table:table-cell office:value-type="float" office:value="0" table:formula="of:=[.B508]-[.I508]" table:style-name="ce30">
            <text:p>0</text:p>
          </table:table-cell>
          <table:table-cell office:value-type="float" office:value="2.0371548787463917E-2" table:formula="of:=STDEV(ABS([.D508]);ABS([.F508]);ABS([.H508]);ABS([.J508]))" table:style-name="ce31">
            <text:p>0.020</text:p>
          </table:table-cell>
          <table:table-cell office:value-type="float" office:value="1.1499999999999844E-2" table:formula="of:=(ABS([.D508])+ABS([.F508])+ABS([.H508])+ABS([.J508]))/4" table:style-name="ce31">
            <text:p>0.011</text:p>
          </table:table-cell>
          <table:table-cell office:value-type="string" table:style-name="ce32">
            <text:p>0.</text:p>
          </table:table-cell>
          <table:table-cell office:value-type="float" office:value="2.0371548787463917E-2" table:formula="of:=MAX([.M508];[.K508])" table:style-name="ce34">
            <text:p>0.02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6.5419999999999998" table:style-name="ce10">
            <text:p>6.542</text:p>
          </table:table-cell>
          <table:table-cell office:value-type="float" office:value="6.5880000000000001" table:style-name="ce10">
            <text:p>6.588</text:p>
          </table:table-cell>
          <table:table-cell office:value-type="float" office:value="-4.6000000000000263E-2" table:formula="of:=[.B509]-[.C509]" table:style-name="ce30">
            <text:p>-0.046</text:p>
          </table:table-cell>
          <table:table-cell office:value-type="float" office:value="6.5369999999999999" table:style-name="ce10">
            <text:p>6.537</text:p>
          </table:table-cell>
          <table:table-cell office:value-type="float" office:value="4.9999999999998934E-3" table:formula="of:=[.B509]-[.E509]" table:style-name="ce30">
            <text:p>0.005</text:p>
          </table:table-cell>
          <table:table-cell office:value-type="float" office:value="6.5389999999999997" table:style-name="ce10">
            <text:p>6.539</text:p>
          </table:table-cell>
          <table:table-cell office:value-type="float" office:value="3.0000000000001137E-3" table:formula="of:=[.B509]-[.G509]" table:style-name="ce30">
            <text:p>0.003</text:p>
          </table:table-cell>
          <table:table-cell office:value-type="float" office:value="6.5410000000000004" table:style-name="ce10">
            <text:p>6.541</text:p>
          </table:table-cell>
          <table:table-cell office:value-type="float" office:value="9.9999999999944578E-4" table:formula="of:=[.B509]-[.I509]" table:style-name="ce30">
            <text:p>0.001</text:p>
          </table:table-cell>
          <table:table-cell office:value-type="float" office:value="2.1561926320871169E-2" table:formula="of:=STDEV(ABS([.D509]);ABS([.F509]);ABS([.H509]);ABS([.J509]))" table:style-name="ce31">
            <text:p>0.022</text:p>
          </table:table-cell>
          <table:table-cell office:value-type="float" office:value="1.3749999999999929E-2" table:formula="of:=(ABS([.D509])+ABS([.F509])+ABS([.H509])+ABS([.J509]))/4" table:style-name="ce31">
            <text:p>0.014</text:p>
          </table:table-cell>
          <table:table-cell office:value-type="string" table:style-name="ce32">
            <text:p>0.</text:p>
          </table:table-cell>
          <table:table-cell office:value-type="float" office:value="2.1561926320871169E-2" table:formula="of:=MAX([.M509];[.K509])" table:style-name="ce34">
            <text:p>0.02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510];[.K510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4329999999999998" table:style-name="ce10">
            <text:p>6.433</text:p>
          </table:table-cell>
          <table:table-cell office:value-type="float" office:value="6.4640000000000004" table:style-name="ce10">
            <text:p>6.464</text:p>
          </table:table-cell>
          <table:table-cell office:value-type="float" office:value="-3.1000000000000583E-2" table:formula="of:=[.B511]-[.C511]" table:style-name="ce30">
            <text:p>-0.031</text:p>
          </table:table-cell>
          <table:table-cell office:value-type="float" office:value="6.4349999999999996" table:style-name="ce10">
            <text:p>6.435</text:p>
          </table:table-cell>
          <table:table-cell office:value-type="float" office:value="-1.9999999999997797E-3" table:formula="of:=[.B511]-[.E511]" table:style-name="ce30">
            <text:p>-0.002</text:p>
          </table:table-cell>
          <table:table-cell office:value-type="float" office:value="6.4320000000000004" table:style-name="ce10">
            <text:p>6.432</text:p>
          </table:table-cell>
          <table:table-cell office:value-type="float" office:value="9.9999999999944578E-4" table:formula="of:=[.B511]-[.G511]" table:style-name="ce30">
            <text:p>0.001</text:p>
          </table:table-cell>
          <table:table-cell office:value-type="float" office:value="6.4329999999999998" table:style-name="ce10">
            <text:p>6.433</text:p>
          </table:table-cell>
          <table:table-cell office:value-type="float" office:value="0" table:formula="of:=[.B511]-[.I511]" table:style-name="ce30">
            <text:p>0</text:p>
          </table:table-cell>
          <table:table-cell office:value-type="float" office:value="1.5022205785658748E-2" table:formula="of:=STDEV(ABS([.D511]);ABS([.F511]);ABS([.H511]);ABS([.J511]))" table:style-name="ce31">
            <text:p>0.015</text:p>
          </table:table-cell>
          <table:table-cell office:value-type="float" office:value="8.499999999999952E-3" table:formula="of:=(ABS([.D511])+ABS([.F511])+ABS([.H511])+ABS([.J511]))/4" table:style-name="ce31">
            <text:p>0.008</text:p>
          </table:table-cell>
          <table:table-cell office:value-type="float" office:value="1.7000000000000001E-2" table:style-name="ce32">
            <text:p>0.017</text:p>
          </table:table-cell>
          <table:table-cell office:value-type="float" office:value="1.7000000000000001E-2" table:formula="of:=MAX([.M511];[.K511])" table:style-name="ce34">
            <text:p>0.01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2679999999999998" table:style-name="ce10">
            <text:p>5.268</text:p>
          </table:table-cell>
          <table:table-cell office:value-type="float" office:value="5.3220000000000001" table:style-name="ce10">
            <text:p>5.322</text:p>
          </table:table-cell>
          <table:table-cell office:value-type="float" office:value="-5.400000000000027E-2" table:formula="of:=[.B512]-[.C512]" table:style-name="ce30">
            <text:p>-0.054</text:p>
          </table:table-cell>
          <table:table-cell office:value-type="float" office:value="5.2629999999999999" table:style-name="ce10">
            <text:p>5.263</text:p>
          </table:table-cell>
          <table:table-cell office:value-type="float" office:value="4.9999999999998934E-3" table:formula="of:=[.B512]-[.E512]" table:style-name="ce30">
            <text:p>0.005</text:p>
          </table:table-cell>
          <table:table-cell office:value-type="float" office:value="5.2640000000000002" table:style-name="ce10">
            <text:p>5.264</text:p>
          </table:table-cell>
          <table:table-cell office:value-type="float" office:value="3.9999999999995595E-3" table:formula="of:=[.B512]-[.G512]" table:style-name="ce30">
            <text:p>0.004</text:p>
          </table:table-cell>
          <table:table-cell office:value-type="float" office:value="5.2670000000000003" table:style-name="ce10">
            <text:p>5.267</text:p>
          </table:table-cell>
          <table:table-cell office:value-type="float" office:value="9.9999999999944578E-4" table:formula="of:=[.B512]-[.I512]" table:style-name="ce30">
            <text:p>0.001</text:p>
          </table:table-cell>
          <table:table-cell office:value-type="float" office:value="2.5390286856723052E-2" table:formula="of:=STDEV(ABS([.D512]);ABS([.F512]);ABS([.H512]);ABS([.J512]))" table:style-name="ce31">
            <text:p>0.025</text:p>
          </table:table-cell>
          <table:table-cell office:value-type="float" office:value="1.5999999999999792E-2" table:formula="of:=(ABS([.D512])+ABS([.F512])+ABS([.H512])+ABS([.J512]))/4" table:style-name="ce31">
            <text:p>0.016</text:p>
          </table:table-cell>
          <table:table-cell office:value-type="float" office:value="5.6000000000000001E-2" table:style-name="ce32">
            <text:p>0.056</text:p>
          </table:table-cell>
          <table:table-cell office:value-type="float" office:value="5.6000000000000001E-2" table:formula="of:=MAX([.M512];[.K512])" table:style-name="ce34">
            <text:p>0.05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91" table:style-name="ce10">
            <text:p>3.91</text:p>
          </table:table-cell>
          <table:table-cell office:value-type="float" office:value="4.0019999999999998" table:style-name="ce10">
            <text:p>4.002</text:p>
          </table:table-cell>
          <table:table-cell office:value-type="float" office:value="-9.1999999999999638E-2" table:formula="of:=[.B513]-[.C513]" table:style-name="ce30">
            <text:p>-0.092</text:p>
          </table:table-cell>
          <table:table-cell office:value-type="float" office:value="3.907" table:style-name="ce10">
            <text:p>3.907</text:p>
          </table:table-cell>
          <table:table-cell office:value-type="float" office:value="3.0000000000001137E-3" table:formula="of:=[.B513]-[.E513]" table:style-name="ce30">
            <text:p>0.003</text:p>
          </table:table-cell>
          <table:table-cell office:value-type="float" office:value="3.907" table:style-name="ce10">
            <text:p>3.907</text:p>
          </table:table-cell>
          <table:table-cell office:value-type="float" office:value="3.0000000000001137E-3" table:formula="of:=[.B513]-[.G513]" table:style-name="ce30">
            <text:p>0.003</text:p>
          </table:table-cell>
          <table:table-cell office:value-type="float" office:value="3.907" table:style-name="ce10">
            <text:p>3.907</text:p>
          </table:table-cell>
          <table:table-cell office:value-type="float" office:value="3.0000000000001137E-3" table:formula="of:=[.B513]-[.I513]" table:style-name="ce30">
            <text:p>0.003</text:p>
          </table:table-cell>
          <table:table-cell office:value-type="float" office:value="4.4499999999999762E-2" table:formula="of:=STDEV(ABS([.D513]);ABS([.F513]);ABS([.H513]);ABS([.J513]))" table:style-name="ce31">
            <text:p>0.044</text:p>
          </table:table-cell>
          <table:table-cell office:value-type="float" office:value="2.5249999999999995E-2" table:formula="of:=(ABS([.D513])+ABS([.F513])+ABS([.H513])+ABS([.J513]))/4" table:style-name="ce31">
            <text:p>0.025</text:p>
          </table:table-cell>
          <table:table-cell office:value-type="float" office:value="8.0000000000000002E-3" table:style-name="ce32">
            <text:p>0.008</text:p>
          </table:table-cell>
          <table:table-cell office:value-type="float" office:value="4.4499999999999762E-2" table:formula="of:=MAX([.M513];[.K513])" table:style-name="ce34">
            <text:p>0.04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0140000000000002" table:style-name="ce10">
            <text:p>4.014</text:p>
          </table:table-cell>
          <table:table-cell office:value-type="float" office:value="4.0380000000000003" table:style-name="ce10">
            <text:p>4.038</text:p>
          </table:table-cell>
          <table:table-cell office:value-type="float" office:value="-2.4000000000000021E-2" table:formula="of:=[.B514]-[.C514]" table:style-name="ce30">
            <text:p>-0.024</text:p>
          </table:table-cell>
          <table:table-cell office:value-type="float" office:value="4.0519999999999996" table:style-name="ce10">
            <text:p>4.052</text:p>
          </table:table-cell>
          <table:table-cell office:value-type="float" office:value="-3.7999999999999368E-2" table:formula="of:=[.B514]-[.E514]" table:style-name="ce30">
            <text:p>-0.038</text:p>
          </table:table-cell>
          <table:table-cell office:value-type="float" office:value="4.008" table:style-name="ce10">
            <text:p>4.008</text:p>
          </table:table-cell>
          <table:table-cell office:value-type="float" office:value="6.0000000000002274E-3" table:formula="of:=[.B514]-[.G514]" table:style-name="ce30">
            <text:p>0.006</text:p>
          </table:table-cell>
          <table:table-cell office:value-type="float" office:value="4.0039999999999996" table:style-name="ce10">
            <text:p>4.004</text:p>
          </table:table-cell>
          <table:table-cell office:value-type="float" office:value="1.0000000000000675E-2" table:formula="of:=[.B514]-[.I514]" table:style-name="ce30">
            <text:p>0.01</text:p>
          </table:table-cell>
          <table:table-cell office:value-type="float" office:value="1.4548768561862982E-2" table:formula="of:=STDEV(ABS([.D514]);ABS([.F514]);ABS([.H514]);ABS([.J514]))" table:style-name="ce31">
            <text:p>0.015</text:p>
          </table:table-cell>
          <table:table-cell office:value-type="float" office:value="1.9500000000000073E-2" table:formula="of:=(ABS([.D514])+ABS([.F514])+ABS([.H514])+ABS([.J514]))/4" table:style-name="ce31">
            <text:p>0.020</text:p>
          </table:table-cell>
          <table:table-cell office:value-type="float" office:value="7.6999999999999999E-2" table:style-name="ce32">
            <text:p>0.077</text:p>
          </table:table-cell>
          <table:table-cell office:value-type="float" office:value="7.6999999999999999E-2" table:formula="of:=MAX([.M514];[.K514])" table:style-name="ce34">
            <text:p>0.07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6.22" table:style-name="ce10">
            <text:p>6.22</text:p>
          </table:table-cell>
          <table:table-cell office:value-type="float" office:value="6.2939999999999996" table:style-name="ce10">
            <text:p>6.294</text:p>
          </table:table-cell>
          <table:table-cell office:value-type="float" office:value="-7.3999999999999844E-2" table:formula="of:=[.B515]-[.C515]" table:style-name="ce30">
            <text:p>-0.074</text:p>
          </table:table-cell>
          <table:table-cell office:value-type="float" office:value="6.2160000000000002" table:style-name="ce10">
            <text:p>6.216</text:p>
          </table:table-cell>
          <table:table-cell office:value-type="float" office:value="3.9999999999995595E-3" table:formula="of:=[.B515]-[.E515]" table:style-name="ce30">
            <text:p>0.004</text:p>
          </table:table-cell>
          <table:table-cell office:value-type="float" office:value="6.2140000000000004" table:style-name="ce10">
            <text:p>6.214</text:p>
          </table:table-cell>
          <table:table-cell office:value-type="float" office:value="5.9999999999993392E-3" table:formula="of:=[.B515]-[.G515]" table:style-name="ce30">
            <text:p>0.006</text:p>
          </table:table-cell>
          <table:table-cell office:value-type="float" office:value="6.218" table:style-name="ce10">
            <text:p>6.218</text:p>
          </table:table-cell>
          <table:table-cell office:value-type="float" office:value="1.9999999999997797E-3" table:formula="of:=[.B515]-[.I515]" table:style-name="ce30">
            <text:p>0.002</text:p>
          </table:table-cell>
          <table:table-cell office:value-type="float" office:value="3.5038074528527897E-2" table:formula="of:=STDEV(ABS([.D515]);ABS([.F515]);ABS([.H515]);ABS([.J515]))" table:style-name="ce31">
            <text:p>0.035</text:p>
          </table:table-cell>
          <table:table-cell office:value-type="float" office:value="2.1499999999999631E-2" table:formula="of:=(ABS([.D515])+ABS([.F515])+ABS([.H515])+ABS([.J515]))/4" table:style-name="ce31">
            <text:p>0.021</text:p>
          </table:table-cell>
          <table:table-cell office:value-type="float" office:value="9.4E-2" table:style-name="ce32">
            <text:p>0.094</text:p>
          </table:table-cell>
          <table:table-cell office:value-type="float" office:value="9.4E-2" table:formula="of:=MAX([.M515];[.K515])" table:style-name="ce34">
            <text:p>0.09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6.202" table:style-name="ce10">
            <text:p>6.202</text:p>
          </table:table-cell>
          <table:table-cell office:value-type="float" office:value="6.202" table:style-name="ce10">
            <text:p>6.202</text:p>
          </table:table-cell>
          <table:table-cell office:value-type="float" office:value="0" table:formula="of:=[.B516]-[.C516]" table:style-name="ce30">
            <text:p>0</text:p>
          </table:table-cell>
          <table:table-cell office:value-type="float" office:value="6.2389999999999999" table:style-name="ce10">
            <text:p>6.239</text:p>
          </table:table-cell>
          <table:table-cell office:value-type="float" office:value="-3.6999999999999922E-2" table:formula="of:=[.B516]-[.E516]" table:style-name="ce30">
            <text:p>-0.037</text:p>
          </table:table-cell>
          <table:table-cell office:value-type="float" office:value="6.1929999999999996" table:style-name="ce10">
            <text:p>6.193</text:p>
          </table:table-cell>
          <table:table-cell office:value-type="float" office:value="9.0000000000003411E-3" table:formula="of:=[.B516]-[.G516]" table:style-name="ce30">
            <text:p>0.009</text:p>
          </table:table-cell>
          <table:table-cell office:value-type="float" office:value="6.1950000000000003" table:style-name="ce10">
            <text:p>6.195</text:p>
          </table:table-cell>
          <table:table-cell office:value-type="float" office:value="6.9999999999996732E-3" table:formula="of:=[.B516]-[.I516]" table:style-name="ce30">
            <text:p>0.007</text:p>
          </table:table-cell>
          <table:table-cell office:value-type="float" office:value="1.629672768789282E-2" table:formula="of:=STDEV(ABS([.D516]);ABS([.F516]);ABS([.H516]);ABS([.J516]))" table:style-name="ce31">
            <text:p>0.016</text:p>
          </table:table-cell>
          <table:table-cell office:value-type="float" office:value="1.3249999999999984E-2" table:formula="of:=(ABS([.D516])+ABS([.F516])+ABS([.H516])+ABS([.J516]))/4" table:style-name="ce31">
            <text:p>0.013</text:p>
          </table:table-cell>
          <table:table-cell office:value-type="float" office:value="3.5999999999999997E-2" table:style-name="ce32">
            <text:p>0.036</text:p>
          </table:table-cell>
          <table:table-cell office:value-type="float" office:value="3.5999999999999997E-2" table:formula="of:=MAX([.M516];[.K516])" table:style-name="ce34">
            <text:p>0.03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8730000000000002" table:style-name="ce10">
            <text:p>4.873</text:p>
          </table:table-cell>
          <table:table-cell office:value-type="float" office:value="4.9459999999999997" table:style-name="ce10">
            <text:p>4.946</text:p>
          </table:table-cell>
          <table:table-cell office:value-type="float" office:value="-7.299999999999951E-2" table:formula="of:=[.B517]-[.C517]" table:style-name="ce30">
            <text:p>-0.073</text:p>
          </table:table-cell>
          <table:table-cell office:value-type="float" office:value="4.8719999999999999" table:style-name="ce10">
            <text:p>4.872</text:p>
          </table:table-cell>
          <table:table-cell office:value-type="float" office:value="1.000000000000334E-3" table:formula="of:=[.B517]-[.E517]" table:style-name="ce30">
            <text:p>0.001</text:p>
          </table:table-cell>
          <table:table-cell office:value-type="float" office:value="4.8689999999999998" table:style-name="ce10">
            <text:p>4.869</text:p>
          </table:table-cell>
          <table:table-cell office:value-type="float" office:value="4.0000000000004476E-3" table:formula="of:=[.B517]-[.G517]" table:style-name="ce30">
            <text:p>0.004</text:p>
          </table:table-cell>
          <table:table-cell office:value-type="float" office:value="4.87" table:style-name="ce10">
            <text:p>4.87</text:p>
          </table:table-cell>
          <table:table-cell office:value-type="float" office:value="3.0000000000001137E-3" table:formula="of:=[.B517]-[.I517]" table:style-name="ce30">
            <text:p>0.003</text:p>
          </table:table-cell>
          <table:table-cell office:value-type="float" office:value="3.5188776619825425E-2" table:formula="of:=STDEV(ABS([.D517]);ABS([.F517]);ABS([.H517]);ABS([.J517]))" table:style-name="ce31">
            <text:p>0.035</text:p>
          </table:table-cell>
          <table:table-cell office:value-type="float" office:value="2.0250000000000101E-2" table:formula="of:=(ABS([.D517])+ABS([.F517])+ABS([.H517])+ABS([.J517]))/4" table:style-name="ce31">
            <text:p>0.020</text:p>
          </table:table-cell>
          <table:table-cell office:value-type="float" office:value="3.7999999999999999E-2" table:style-name="ce32">
            <text:p>0.038</text:p>
          </table:table-cell>
          <table:table-cell office:value-type="float" office:value="3.7999999999999999E-2" table:formula="of:=MAX([.M517];[.K517])" table:style-name="ce34">
            <text:p>0.03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171391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9239999999999995" table:style-name="ce10">
            <text:p>8.924</text:p>
          </table:table-cell>
          <table:table-cell office:value-type="float" office:value="8.9290000000000003" table:style-name="ce10">
            <text:p>8.929</text:p>
          </table:table-cell>
          <table:table-cell office:value-type="float" office:value="-5.0000000000007816E-3" table:formula="of:=[.B521]-[.C521]" table:style-name="ce30">
            <text:p>-0.005</text:p>
          </table:table-cell>
          <table:table-cell office:value-type="float" office:value="8.9849999999999994" table:style-name="ce10">
            <text:p>8.985</text:p>
          </table:table-cell>
          <table:table-cell office:value-type="float" office:value="-6.0999999999999943E-2" table:formula="of:=[.B521]-[.E521]" table:style-name="ce30">
            <text:p>-0.061</text:p>
          </table:table-cell>
          <table:table-cell office:value-type="float" office:value="8.923" table:style-name="ce10">
            <text:p>8.923</text:p>
          </table:table-cell>
          <table:table-cell office:value-type="float" office:value="9.9999999999944578E-4" table:formula="of:=[.B521]-[.G521]" table:style-name="ce30">
            <text:p>0.001</text:p>
          </table:table-cell>
          <table:table-cell office:value-type="float" office:value="8.9659999999999993" table:style-name="ce10">
            <text:p>8.966</text:p>
          </table:table-cell>
          <table:table-cell office:value-type="float" office:value="-4.1999999999999815E-2" table:formula="of:=[.B521]-[.I521]" table:style-name="ce30">
            <text:p>-0.042</text:p>
          </table:table-cell>
          <table:table-cell office:value-type="float" office:value="2.9101832702884221E-2" table:formula="of:=STDEV(ABS([.D521]);ABS([.F521]);ABS([.H521]);ABS([.J521]))" table:style-name="ce31">
            <text:p>0.029</text:p>
          </table:table-cell>
          <table:table-cell office:value-type="float" office:value="2.7249999999999996E-2" table:formula="of:=(ABS([.D521])+ABS([.F521])+ABS([.H521])+ABS([.J521]))/4" table:style-name="ce31">
            <text:p>0.027</text:p>
          </table:table-cell>
          <table:table-cell office:value-type="float" office:value="0.105" table:style-name="ce32">
            <text:p>0.105</text:p>
          </table:table-cell>
          <table:table-cell office:value-type="float" office:value="0.105" table:formula="of:=MAX([.M521];[.K521])" table:style-name="ce34">
            <text:p>0.10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4329999999999998" table:style-name="ce10">
            <text:p>6.433</text:p>
          </table:table-cell>
          <table:table-cell office:value-type="float" office:value="6.4649999999999999" table:style-name="ce10">
            <text:p>6.465</text:p>
          </table:table-cell>
          <table:table-cell office:value-type="float" office:value="-3.2000000000000028E-2" table:formula="of:=[.B522]-[.C522]" table:style-name="ce30">
            <text:p>-0.032</text:p>
          </table:table-cell>
          <table:table-cell office:value-type="float" office:value="6.4189999999999996" table:style-name="ce10">
            <text:p>6.419</text:p>
          </table:table-cell>
          <table:table-cell office:value-type="float" office:value="1.4000000000000234E-2" table:formula="of:=[.B522]-[.E522]" table:style-name="ce30">
            <text:p>0.014</text:p>
          </table:table-cell>
          <table:table-cell office:value-type="float" office:value="6.4089999999999998" table:style-name="ce10">
            <text:p>6.409</text:p>
          </table:table-cell>
          <table:table-cell office:value-type="float" office:value="2.4000000000000021E-2" table:formula="of:=[.B522]-[.G522]" table:style-name="ce30">
            <text:p>0.024</text:p>
          </table:table-cell>
          <table:table-cell office:value-type="float" office:value="6.4260000000000002" table:style-name="ce10">
            <text:p>6.426</text:p>
          </table:table-cell>
          <table:table-cell office:value-type="float" office:value="6.9999999999996732E-3" table:formula="of:=[.B522]-[.I522]" table:style-name="ce30">
            <text:p>0.007</text:p>
          </table:table-cell>
          <table:table-cell office:value-type="float" office:value="1.0996211468804556E-2" table:formula="of:=STDEV(ABS([.D522]);ABS([.F522]);ABS([.H522]);ABS([.J522]))" table:style-name="ce31">
            <text:p>0.011</text:p>
          </table:table-cell>
          <table:table-cell office:value-type="float" office:value="1.9249999999999989E-2" table:formula="of:=(ABS([.D522])+ABS([.F522])+ABS([.H522])+ABS([.J522]))/4" table:style-name="ce31">
            <text:p>0.019</text:p>
          </table:table-cell>
          <table:table-cell office:value-type="float" office:value="3.1E-2" table:style-name="ce32">
            <text:p>0.031</text:p>
          </table:table-cell>
          <table:table-cell office:value-type="float" office:value="3.1E-2" table:formula="of:=MAX([.M522];[.K522])" table:style-name="ce34">
            <text:p>0.03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1" table:style-name="ce10">
            <text:p>7.51</text:p>
          </table:table-cell>
          <table:table-cell office:value-type="float" office:value="7.5350000000000001" table:style-name="ce10">
            <text:p>7.535</text:p>
          </table:table-cell>
          <table:table-cell office:value-type="float" office:value="-2.5000000000000355E-2" table:formula="of:=[.B523]-[.C523]" table:style-name="ce30">
            <text:p>-0.025</text:p>
          </table:table-cell>
          <table:table-cell office:value-type="float" office:value="7.5039999999999996" table:style-name="ce10">
            <text:p>7.504</text:p>
          </table:table-cell>
          <table:table-cell office:value-type="float" office:value="6.0000000000002274E-3" table:formula="of:=[.B523]-[.E523]" table:style-name="ce30">
            <text:p>0.006</text:p>
          </table:table-cell>
          <table:table-cell office:value-type="float" office:value="7.4870000000000001" table:style-name="ce10">
            <text:p>7.487</text:p>
          </table:table-cell>
          <table:table-cell office:value-type="float" office:value="2.2999999999999687E-2" table:formula="of:=[.B523]-[.G523]" table:style-name="ce30">
            <text:p>0.023</text:p>
          </table:table-cell>
          <table:table-cell office:value-type="float" office:value="7.51" table:style-name="ce10">
            <text:p>7.51</text:p>
          </table:table-cell>
          <table:table-cell office:value-type="float" office:value="0" table:formula="of:=[.B523]-[.I523]" table:style-name="ce30">
            <text:p>0</text:p>
          </table:table-cell>
          <table:table-cell office:value-type="float" office:value="1.239623598785802E-2" table:formula="of:=STDEV(ABS([.D523]);ABS([.F523]);ABS([.H523]);ABS([.J523]))" table:style-name="ce31">
            <text:p>0.012</text:p>
          </table:table-cell>
          <table:table-cell office:value-type="float" office:value="1.3500000000000068E-2" table:formula="of:=(ABS([.D523])+ABS([.F523])+ABS([.H523])+ABS([.J523]))/4" table:style-name="ce31">
            <text:p>0.014</text:p>
          </table:table-cell>
          <table:table-cell office:value-type="float" office:value="5.0000000000000001E-3" table:style-name="ce32">
            <text:p>0.005</text:p>
          </table:table-cell>
          <table:table-cell office:value-type="float" office:value="1.239623598785802E-2" table:formula="of:=MAX([.M523];[.K523])" table:style-name="ce34">
            <text:p>0.01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5220000000000002" table:style-name="ce10">
            <text:p>6.522</text:p>
          </table:table-cell>
          <table:table-cell office:value-type="float" office:value="6.5490000000000004" table:style-name="ce10">
            <text:p>6.549</text:p>
          </table:table-cell>
          <table:table-cell office:value-type="float" office:value="-2.7000000000000135E-2" table:formula="of:=[.B524]-[.C524]" table:style-name="ce30">
            <text:p>-0.027</text:p>
          </table:table-cell>
          <table:table-cell office:value-type="float" office:value="6.5179999999999998" table:style-name="ce10">
            <text:p>6.518</text:p>
          </table:table-cell>
          <table:table-cell office:value-type="float" office:value="4.0000000000004476E-3" table:formula="of:=[.B524]-[.E524]" table:style-name="ce30">
            <text:p>0.004</text:p>
          </table:table-cell>
          <table:table-cell office:value-type="float" office:value="6.5119999999999996" table:style-name="ce10">
            <text:p>6.512</text:p>
          </table:table-cell>
          <table:table-cell office:value-type="float" office:value="1.0000000000000675E-2" table:formula="of:=[.B524]-[.G524]" table:style-name="ce30">
            <text:p>0.01</text:p>
          </table:table-cell>
          <table:table-cell office:value-type="float" office:value="6.516" table:style-name="ce10">
            <text:p>6.516</text:p>
          </table:table-cell>
          <table:table-cell office:value-type="float" office:value="6.0000000000002274E-3" table:formula="of:=[.B524]-[.I524]" table:style-name="ce30">
            <text:p>0.006</text:p>
          </table:table-cell>
          <table:table-cell office:value-type="float" office:value="1.0468205831628013E-2" table:formula="of:=STDEV(ABS([.D524]);ABS([.F524]);ABS([.H524]);ABS([.J524]))" table:style-name="ce31">
            <text:p>0.010</text:p>
          </table:table-cell>
          <table:table-cell office:value-type="float" office:value="1.1750000000000371E-2" table:formula="of:=(ABS([.D524])+ABS([.F524])+ABS([.H524])+ABS([.J524]))/4" table:style-name="ce31">
            <text:p>0.012</text:p>
          </table:table-cell>
          <table:table-cell office:value-type="float" office:value="3.9E-2" table:style-name="ce32">
            <text:p>0.039</text:p>
          </table:table-cell>
          <table:table-cell office:value-type="float" office:value="3.9E-2" table:formula="of:=MAX([.M524];[.K524])" table:style-name="ce34">
            <text:p>0.03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6269999999999998" table:style-name="ce10">
            <text:p>7.627</text:p>
          </table:table-cell>
          <table:table-cell office:value-type="float" office:value="7.6219999999999999" table:style-name="ce10">
            <text:p>7.622</text:p>
          </table:table-cell>
          <table:table-cell office:value-type="float" office:value="4.9999999999998934E-3" table:formula="of:=[.B525]-[.C525]" table:style-name="ce30">
            <text:p>0.005</text:p>
          </table:table-cell>
          <table:table-cell office:value-type="float" office:value="7.6509999999999998" table:style-name="ce10">
            <text:p>7.651</text:p>
          </table:table-cell>
          <table:table-cell office:value-type="float" office:value="-2.4000000000000021E-2" table:formula="of:=[.B525]-[.E525]" table:style-name="ce30">
            <text:p>-0.024</text:p>
          </table:table-cell>
          <table:table-cell office:value-type="float" office:value="7.6120000000000001" table:style-name="ce10">
            <text:p>7.612</text:p>
          </table:table-cell>
          <table:table-cell office:value-type="float" office:value="1.499999999999968E-2" table:formula="of:=[.B525]-[.G525]" table:style-name="ce30">
            <text:p>0.015</text:p>
          </table:table-cell>
          <table:table-cell office:value-type="float" office:value="7.6440000000000001" table:style-name="ce10">
            <text:p>7.644</text:p>
          </table:table-cell>
          <table:table-cell office:value-type="float" office:value="-1.7000000000000348E-2" table:formula="of:=[.B525]-[.I525]" table:style-name="ce30">
            <text:p>-0.017</text:p>
          </table:table-cell>
          <table:table-cell office:value-type="float" office:value="7.8475049113291215E-3" table:formula="of:=STDEV(ABS([.D525]);ABS([.F525]);ABS([.H525]);ABS([.J525]))" table:style-name="ce31">
            <text:p>0.008</text:p>
          </table:table-cell>
          <table:table-cell office:value-type="float" office:value="1.5249999999999986E-2" table:formula="of:=(ABS([.D525])+ABS([.F525])+ABS([.H525])+ABS([.J525]))/4" table:style-name="ce31">
            <text:p>0.015</text:p>
          </table:table-cell>
          <table:table-cell office:value-type="float" office:value="9.1999999999999998E-2" table:style-name="ce32">
            <text:p>0.092</text:p>
          </table:table-cell>
          <table:table-cell office:value-type="float" office:value="9.1999999999999998E-2" table:formula="of:=MAX([.M525];[.K525])" table:style-name="ce34">
            <text:p>0.09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27" table:style-name="ce10">
            <text:p>6.27</text:p>
          </table:table-cell>
          <table:table-cell office:value-type="float" office:value="6.3109999999999999" table:style-name="ce10">
            <text:p>6.311</text:p>
          </table:table-cell>
          <table:table-cell office:value-type="float" office:value="-4.1000000000000369E-2" table:formula="of:=[.B526]-[.C526]" table:style-name="ce30">
            <text:p>-0.041</text:p>
          </table:table-cell>
          <table:table-cell office:value-type="float" office:value="6.2530000000000001" table:style-name="ce10">
            <text:p>6.253</text:p>
          </table:table-cell>
          <table:table-cell office:value-type="float" office:value="1.699999999999946E-2" table:formula="of:=[.B526]-[.E526]" table:style-name="ce30">
            <text:p>0.017</text:p>
          </table:table-cell>
          <table:table-cell office:value-type="float" office:value="6.2240000000000002" table:style-name="ce10">
            <text:p>6.224</text:p>
          </table:table-cell>
          <table:table-cell office:value-type="float" office:value="4.5999999999999375E-2" table:formula="of:=[.B526]-[.G526]" table:style-name="ce30">
            <text:p>0.046</text:p>
          </table:table-cell>
          <table:table-cell office:value-type="float" office:value="6.26" table:style-name="ce10">
            <text:p>6.26</text:p>
          </table:table-cell>
          <table:table-cell office:value-type="float" office:value="9.9999999999997868E-3" table:formula="of:=[.B526]-[.I526]" table:style-name="ce30">
            <text:p>0.01</text:p>
          </table:table-cell>
          <table:table-cell office:value-type="float" office:value="1.7672954855748824E-2" table:formula="of:=STDEV(ABS([.D526]);ABS([.F526]);ABS([.H526]);ABS([.J526]))" table:style-name="ce31">
            <text:p>0.018</text:p>
          </table:table-cell>
          <table:table-cell office:value-type="float" office:value="2.8499999999999748E-2" table:formula="of:=(ABS([.D526])+ABS([.F526])+ABS([.H526])+ABS([.J526]))/4" table:style-name="ce31">
            <text:p>0.028</text:p>
          </table:table-cell>
          <table:table-cell office:value-type="float" office:value="8.7999999999999995E-2" table:style-name="ce32">
            <text:p>0.088</text:p>
          </table:table-cell>
          <table:table-cell office:value-type="float" office:value="8.7999999999999995E-2" table:formula="of:=MAX([.M526];[.K526])" table:style-name="ce34">
            <text:p>0.08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9619999999999997" table:style-name="ce10">
            <text:p>4.962</text:p>
          </table:table-cell>
          <table:table-cell office:value-type="float" office:value="5.016" table:style-name="ce10">
            <text:p>5.016</text:p>
          </table:table-cell>
          <table:table-cell office:value-type="float" office:value="-5.400000000000027E-2" table:formula="of:=[.B527]-[.C527]" table:style-name="ce30">
            <text:p>-0.054</text:p>
          </table:table-cell>
          <table:table-cell office:value-type="float" office:value="4.9539999999999997" table:style-name="ce10">
            <text:p>4.954</text:p>
          </table:table-cell>
          <table:table-cell office:value-type="float" office:value="8.0000000000000071E-3" table:formula="of:=[.B527]-[.E527]" table:style-name="ce30">
            <text:p>0.008</text:p>
          </table:table-cell>
          <table:table-cell office:value-type="float" office:value="4.9489999999999998" table:style-name="ce10">
            <text:p>4.949</text:p>
          </table:table-cell>
          <table:table-cell office:value-type="float" office:value="1.2999999999999901E-2" table:formula="of:=[.B527]-[.G527]" table:style-name="ce30">
            <text:p>0.013</text:p>
          </table:table-cell>
          <table:table-cell office:value-type="float" office:value="4.9550000000000001" table:style-name="ce10">
            <text:p>4.955</text:p>
          </table:table-cell>
          <table:table-cell office:value-type="float" office:value="6.9999999999996732E-3" table:formula="of:=[.B527]-[.I527]" table:style-name="ce30">
            <text:p>0.007</text:p>
          </table:table-cell>
          <table:table-cell office:value-type="float" office:value="2.248703330069745E-2" table:formula="of:=STDEV(ABS([.D527]);ABS([.F527]);ABS([.H527]);ABS([.J527]))" table:style-name="ce31">
            <text:p>0.022</text:p>
          </table:table-cell>
          <table:table-cell office:value-type="float" office:value="2.0499999999999963E-2" table:formula="of:=(ABS([.D527])+ABS([.F527])+ABS([.H527])+ABS([.J527]))/4" table:style-name="ce31">
            <text:p>0.021</text:p>
          </table:table-cell>
          <table:table-cell office:value-type="float" office:value="7.2999999999999995E-2" table:style-name="ce32">
            <text:p>0.073</text:p>
          </table:table-cell>
          <table:table-cell office:value-type="float" office:value="7.2999999999999995E-2" table:formula="of:=MAX([.M527];[.K527])" table:style-name="ce34">
            <text:p>0.07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181" table:style-name="ce10">
            <text:p>5.181</text:p>
          </table:table-cell>
          <table:table-cell office:value-type="float" office:value="5.1749999999999998" table:style-name="ce10">
            <text:p>5.175</text:p>
          </table:table-cell>
          <table:table-cell office:value-type="float" office:value="6.0000000000002274E-3" table:formula="of:=[.B528]-[.C528]" table:style-name="ce30">
            <text:p>0.006</text:p>
          </table:table-cell>
          <table:table-cell office:value-type="float" office:value="5.2480000000000002" table:style-name="ce10">
            <text:p>5.248</text:p>
          </table:table-cell>
          <table:table-cell office:value-type="float" office:value="-6.7000000000000171E-2" table:formula="of:=[.B528]-[.E528]" table:style-name="ce30">
            <text:p>-0.067</text:p>
          </table:table-cell>
          <table:table-cell office:value-type="float" office:value="5.1210000000000004" table:style-name="ce10">
            <text:p>5.121</text:p>
          </table:table-cell>
          <table:table-cell office:value-type="float" office:value="5.9999999999999609E-2" table:formula="of:=[.B528]-[.G528]" table:style-name="ce30">
            <text:p>0.06</text:p>
          </table:table-cell>
          <table:table-cell office:value-type="float" office:value="5.2160000000000002" table:style-name="ce10">
            <text:p>5.216</text:p>
          </table:table-cell>
          <table:table-cell office:value-type="float" office:value="-3.5000000000000142E-2" table:formula="of:=[.B528]-[.I528]" table:style-name="ce30">
            <text:p>-0.035</text:p>
          </table:table-cell>
          <table:table-cell office:value-type="float" office:value="2.7652606869274714E-2" table:formula="of:=STDEV(ABS([.D528]);ABS([.F528]);ABS([.H528]);ABS([.J528]))" table:style-name="ce31">
            <text:p>0.028</text:p>
          </table:table-cell>
          <table:table-cell office:value-type="float" office:value="4.2000000000000037E-2" table:formula="of:=(ABS([.D528])+ABS([.F528])+ABS([.H528])+ABS([.J528]))/4" table:style-name="ce31">
            <text:p>0.042</text:p>
          </table:table-cell>
          <table:table-cell office:value-type="float" office:value="0.254" table:style-name="ce32">
            <text:p>0.254</text:p>
          </table:table-cell>
          <table:table-cell office:value-type="float" office:value="0.254" table:formula="of:=MAX([.M528];[.K528])" table:style-name="ce34">
            <text:p>0.25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5419999999999998" table:style-name="ce10">
            <text:p>7.542</text:p>
          </table:table-cell>
          <table:table-cell office:value-type="float" office:value="7.5730000000000004" table:style-name="ce10">
            <text:p>7.573</text:p>
          </table:table-cell>
          <table:table-cell office:value-type="float" office:value="-3.1000000000000583E-2" table:formula="of:=[.B529]-[.C529]" table:style-name="ce30">
            <text:p>-0.031</text:p>
          </table:table-cell>
          <table:table-cell office:value-type="float" office:value="7.5469999999999997" table:style-name="ce10">
            <text:p>7.547</text:p>
          </table:table-cell>
          <table:table-cell office:value-type="float" office:value="-4.9999999999998934E-3" table:formula="of:=[.B529]-[.E529]" table:style-name="ce30">
            <text:p>-0.005</text:p>
          </table:table-cell>
          <table:table-cell office:value-type="float" office:value="7.5090000000000003" table:style-name="ce10">
            <text:p>7.509</text:p>
          </table:table-cell>
          <table:table-cell office:value-type="float" office:value="3.2999999999999474E-2" table:formula="of:=[.B529]-[.G529]" table:style-name="ce30">
            <text:p>0.033</text:p>
          </table:table-cell>
          <table:table-cell office:value-type="float" office:value="7.5460000000000003" table:style-name="ce10">
            <text:p>7.546</text:p>
          </table:table-cell>
          <table:table-cell office:value-type="float" office:value="-4.0000000000004476E-3" table:formula="of:=[.B529]-[.I529]" table:style-name="ce30">
            <text:p>-0.004</text:p>
          </table:table-cell>
          <table:table-cell office:value-type="float" office:value="1.5903353943953553E-2" table:formula="of:=STDEV(ABS([.D529]);ABS([.F529]);ABS([.H529]);ABS([.J529]))" table:style-name="ce31">
            <text:p>0.016</text:p>
          </table:table-cell>
          <table:table-cell office:value-type="float" office:value="1.8250000000000099E-2" table:formula="of:=(ABS([.D529])+ABS([.F529])+ABS([.H529])+ABS([.J529]))/4" table:style-name="ce31">
            <text:p>0.018</text:p>
          </table:table-cell>
          <table:table-cell office:value-type="float" office:value="9.2999999999999999E-2" table:style-name="ce32">
            <text:p>0.093</text:p>
          </table:table-cell>
          <table:table-cell office:value-type="float" office:value="9.2999999999999999E-2" table:formula="of:=MAX([.M529];[.K529])" table:style-name="ce34">
            <text:p>0.09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6289999999999996" table:style-name="ce10">
            <text:p>7.629</text:p>
          </table:table-cell>
          <table:table-cell office:value-type="float" office:value="7.5949999999999998" table:style-name="ce10">
            <text:p>7.595</text:p>
          </table:table-cell>
          <table:table-cell office:value-type="float" office:value="3.3999999999999808E-2" table:formula="of:=[.B530]-[.C530]" table:style-name="ce30">
            <text:p>0.034</text:p>
          </table:table-cell>
          <table:table-cell office:value-type="float" office:value="7.7160000000000002" table:style-name="ce10">
            <text:p>7.716</text:p>
          </table:table-cell>
          <table:table-cell office:value-type="float" office:value="-8.7000000000000632E-2" table:formula="of:=[.B530]-[.E530]" table:style-name="ce30">
            <text:p>-0.087</text:p>
          </table:table-cell>
          <table:table-cell office:value-type="float" office:value="7.5979999999999999" table:style-name="ce10">
            <text:p>7.598</text:p>
          </table:table-cell>
          <table:table-cell office:value-type="float" office:value="3.0999999999999694E-2" table:formula="of:=[.B530]-[.G530]" table:style-name="ce30">
            <text:p>0.031</text:p>
          </table:table-cell>
          <table:table-cell office:value-type="float" office:value="7.673" table:style-name="ce10">
            <text:p>7.673</text:p>
          </table:table-cell>
          <table:table-cell office:value-type="float" office:value="-4.4000000000000483E-2" table:formula="of:=[.B530]-[.I530]" table:style-name="ce30">
            <text:p>-0.044</text:p>
          </table:table-cell>
          <table:table-cell office:value-type="float" office:value="2.5935818218569596E-2" table:formula="of:=STDEV(ABS([.D530]);ABS([.F530]);ABS([.H530]);ABS([.J530]))" table:style-name="ce31">
            <text:p>0.026</text:p>
          </table:table-cell>
          <table:table-cell office:value-type="float" office:value="4.9000000000000155E-2" table:formula="of:=(ABS([.D530])+ABS([.F530])+ABS([.H530])+ABS([.J530]))/4" table:style-name="ce31">
            <text:p>0.049</text:p>
          </table:table-cell>
          <table:table-cell office:value-type="float" office:value="7.8E-2" table:style-name="ce32">
            <text:p>0.078</text:p>
          </table:table-cell>
          <table:table-cell office:value-type="float" office:value="7.8E-2" table:formula="of:=MAX([.M530];[.K530])" table:style-name="ce34">
            <text:p>0.07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2149999999999999" table:style-name="ce10">
            <text:p>6.215</text:p>
          </table:table-cell>
          <table:table-cell office:value-type="float" office:value="6.242" table:style-name="ce10">
            <text:p>6.242</text:p>
          </table:table-cell>
          <table:table-cell office:value-type="float" office:value="-2.7000000000000135E-2" table:formula="of:=[.B531]-[.C531]" table:style-name="ce30">
            <text:p>-0.027</text:p>
          </table:table-cell>
          <table:table-cell office:value-type="float" office:value="6.2370000000000001" table:style-name="ce10">
            <text:p>6.237</text:p>
          </table:table-cell>
          <table:table-cell office:value-type="float" office:value="-2.2000000000000242E-2" table:formula="of:=[.B531]-[.E531]" table:style-name="ce30">
            <text:p>-0.022</text:p>
          </table:table-cell>
          <table:table-cell office:value-type="float" office:value="6.1829999999999998" table:style-name="ce10">
            <text:p>6.183</text:p>
          </table:table-cell>
          <table:table-cell office:value-type="float" office:value="3.2000000000000028E-2" table:formula="of:=[.B531]-[.G531]" table:style-name="ce30">
            <text:p>0.032</text:p>
          </table:table-cell>
          <table:table-cell office:value-type="float" office:value="6.226" table:style-name="ce10">
            <text:p>6.226</text:p>
          </table:table-cell>
          <table:table-cell office:value-type="float" office:value="-1.1000000000000121E-2" table:formula="of:=[.B531]-[.I531]" table:style-name="ce30">
            <text:p>-0.011</text:p>
          </table:table-cell>
          <table:table-cell office:value-type="float" office:value="8.9814623902049542E-3" table:formula="of:=STDEV(ABS([.D531]);ABS([.F531]);ABS([.H531]);ABS([.J531]))" table:style-name="ce31">
            <text:p>0.009</text:p>
          </table:table-cell>
          <table:table-cell office:value-type="float" office:value="2.3000000000000131E-2" table:formula="of:=(ABS([.D531])+ABS([.F531])+ABS([.H531])+ABS([.J531]))/4" table:style-name="ce31">
            <text:p>0.023</text:p>
          </table:table-cell>
          <table:table-cell office:value-type="float" office:value="0.08" table:style-name="ce32">
            <text:p>0.08</text:p>
          </table:table-cell>
          <table:table-cell office:value-type="float" office:value="0.08" table:formula="of:=MAX([.M531];[.K531])" table:style-name="ce34">
            <text:p>0.08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218502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535];[.K535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536];[.K536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6.2119999999999997" table:style-name="ce10">
            <text:p>6.212</text:p>
          </table:table-cell>
          <table:table-cell office:value-type="float" office:value="6.2510000000000003" table:style-name="ce10">
            <text:p>6.251</text:p>
          </table:table-cell>
          <table:table-cell office:value-type="float" office:value="-3.900000000000059E-2" table:formula="of:=[.B537]-[.C537]" table:style-name="ce30">
            <text:p>-0.039</text:p>
          </table:table-cell>
          <table:table-cell office:value-type="float" office:value="6.2089999999999996" table:style-name="ce10">
            <text:p>6.209</text:p>
          </table:table-cell>
          <table:table-cell office:value-type="float" office:value="3.0000000000001137E-3" table:formula="of:=[.B537]-[.E537]" table:style-name="ce30">
            <text:p>0.003</text:p>
          </table:table-cell>
          <table:table-cell office:value-type="float" office:value="6.21" table:style-name="ce10">
            <text:p>6.21</text:p>
          </table:table-cell>
          <table:table-cell office:value-type="float" office:value="1.9999999999997797E-3" table:formula="of:=[.B537]-[.G537]" table:style-name="ce30">
            <text:p>0.002</text:p>
          </table:table-cell>
          <table:table-cell office:value-type="float" office:value="6.2089999999999996" table:style-name="ce10">
            <text:p>6.209</text:p>
          </table:table-cell>
          <table:table-cell office:value-type="float" office:value="3.0000000000001137E-3" table:formula="of:=[.B537]-[.I537]" table:style-name="ce30">
            <text:p>0.003</text:p>
          </table:table-cell>
          <table:table-cell office:value-type="float" office:value="1.8172781845386544E-2" table:formula="of:=STDEV(ABS([.D537]);ABS([.F537]);ABS([.H537]);ABS([.J537]))" table:style-name="ce31">
            <text:p>0.018</text:p>
          </table:table-cell>
          <table:table-cell office:value-type="float" office:value="1.1750000000000149E-2" table:formula="of:=(ABS([.D537])+ABS([.F537])+ABS([.H537])+ABS([.J537]))/4" table:style-name="ce31">
            <text:p>0.012</text:p>
          </table:table-cell>
          <table:table-cell office:value-type="string" table:style-name="ce32">
            <text:p>0.</text:p>
          </table:table-cell>
          <table:table-cell office:value-type="float" office:value="1.8172781845386544E-2" table:formula="of:=MAX([.M537];[.K537])" table:style-name="ce34">
            <text:p>0.01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538];[.K538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1689999999999996" table:style-name="ce10">
            <text:p>6.169</text:p>
          </table:table-cell>
          <table:table-cell office:value-type="float" office:value="6.1989999999999998" table:style-name="ce10">
            <text:p>6.199</text:p>
          </table:table-cell>
          <table:table-cell office:value-type="float" office:value="-3.0000000000000249E-2" table:formula="of:=[.B539]-[.C539]" table:style-name="ce30">
            <text:p>-0.03</text:p>
          </table:table-cell>
          <table:table-cell office:value-type="float" office:value="6.1710000000000003" table:style-name="ce10">
            <text:p>6.171</text:p>
          </table:table-cell>
          <table:table-cell office:value-type="float" office:value="-2.0000000000006679E-3" table:formula="of:=[.B539]-[.E539]" table:style-name="ce30">
            <text:p>-0.002</text:p>
          </table:table-cell>
          <table:table-cell office:value-type="float" office:value="6.1669999999999998" table:style-name="ce10">
            <text:p>6.167</text:p>
          </table:table-cell>
          <table:table-cell office:value-type="float" office:value="1.9999999999997797E-3" table:formula="of:=[.B539]-[.G539]" table:style-name="ce30">
            <text:p>0.002</text:p>
          </table:table-cell>
          <table:table-cell office:value-type="float" office:value="6.1639999999999997" table:style-name="ce10">
            <text:p>6.164</text:p>
          </table:table-cell>
          <table:table-cell office:value-type="float" office:value="4.9999999999998934E-3" table:formula="of:=[.B539]-[.I539]" table:style-name="ce30">
            <text:p>0.005</text:p>
          </table:table-cell>
          <table:table-cell office:value-type="float" office:value="1.3573871960498279E-2" table:formula="of:=STDEV(ABS([.D539]);ABS([.F539]);ABS([.H539]);ABS([.J539]))" table:style-name="ce31">
            <text:p>0.014</text:p>
          </table:table-cell>
          <table:table-cell office:value-type="float" office:value="9.7500000000001474E-3" table:formula="of:=(ABS([.D539])+ABS([.F539])+ABS([.H539])+ABS([.J539]))/4" table:style-name="ce31">
            <text:p>0.010</text:p>
          </table:table-cell>
          <table:table-cell office:value-type="float" office:value="2.1999999999999999E-2" table:style-name="ce32">
            <text:p>0.022</text:p>
          </table:table-cell>
          <table:table-cell office:value-type="float" office:value="2.1999999999999999E-2" table:formula="of:=MAX([.M539];[.K539])" table:style-name="ce34">
            <text:p>0.02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0369999999999999" table:style-name="ce10">
            <text:p>5.037</text:p>
          </table:table-cell>
          <table:table-cell office:value-type="float" office:value="5.085" table:style-name="ce10">
            <text:p>5.085</text:p>
          </table:table-cell>
          <table:table-cell office:value-type="float" office:value="-4.8000000000000043E-2" table:formula="of:=[.B540]-[.C540]" table:style-name="ce30">
            <text:p>-0.048</text:p>
          </table:table-cell>
          <table:table-cell office:value-type="float" office:value="5.0330000000000004" table:style-name="ce10">
            <text:p>5.033</text:p>
          </table:table-cell>
          <table:table-cell office:value-type="float" office:value="3.9999999999995595E-3" table:formula="of:=[.B540]-[.E540]" table:style-name="ce30">
            <text:p>0.004</text:p>
          </table:table-cell>
          <table:table-cell office:value-type="float" office:value="5.0339999999999998" table:style-name="ce10">
            <text:p>5.034</text:p>
          </table:table-cell>
          <table:table-cell office:value-type="float" office:value="3.0000000000001137E-3" table:formula="of:=[.B540]-[.G540]" table:style-name="ce30">
            <text:p>0.003</text:p>
          </table:table-cell>
          <table:table-cell office:value-type="float" office:value="5.0350000000000001" table:style-name="ce10">
            <text:p>5.035</text:p>
          </table:table-cell>
          <table:table-cell office:value-type="float" office:value="1.9999999999997797E-3" table:formula="of:=[.B540]-[.I540]" table:style-name="ce30">
            <text:p>0.002</text:p>
          </table:table-cell>
          <table:table-cell office:value-type="float" office:value="2.2514809940718389E-2" table:formula="of:=STDEV(ABS([.D540]);ABS([.F540]);ABS([.H540]);ABS([.J540]))" table:style-name="ce31">
            <text:p>0.023</text:p>
          </table:table-cell>
          <table:table-cell office:value-type="float" office:value="1.4249999999999874E-2" table:formula="of:=(ABS([.D540])+ABS([.F540])+ABS([.H540])+ABS([.J540]))/4" table:style-name="ce31">
            <text:p>0.014</text:p>
          </table:table-cell>
          <table:table-cell office:value-type="float" office:value="6.4000000000000001E-2" table:style-name="ce32">
            <text:p>0.064</text:p>
          </table:table-cell>
          <table:table-cell office:value-type="float" office:value="6.4000000000000001E-2" table:formula="of:=MAX([.M540];[.K540])" table:style-name="ce34">
            <text:p>0.0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541];[.K541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7490000000000001" table:style-name="ce10">
            <text:p>3.749</text:p>
          </table:table-cell>
          <table:table-cell office:value-type="float" office:value="3.7810000000000001" table:style-name="ce10">
            <text:p>3.781</text:p>
          </table:table-cell>
          <table:table-cell office:value-type="float" office:value="-3.2000000000000028E-2" table:formula="of:=[.B542]-[.C542]" table:style-name="ce30">
            <text:p>-0.032</text:p>
          </table:table-cell>
          <table:table-cell office:value-type="float" office:value="3.7989999999999999" table:style-name="ce10">
            <text:p>3.799</text:p>
          </table:table-cell>
          <table:table-cell office:value-type="float" office:value="-4.9999999999999822E-2" table:formula="of:=[.B542]-[.E542]" table:style-name="ce30">
            <text:p>-0.05</text:p>
          </table:table-cell>
          <table:table-cell office:value-type="float" office:value="3.7440000000000002" table:style-name="ce10">
            <text:p>3.744</text:p>
          </table:table-cell>
          <table:table-cell office:value-type="float" office:value="4.9999999999998934E-3" table:formula="of:=[.B542]-[.G542]" table:style-name="ce30">
            <text:p>0.005</text:p>
          </table:table-cell>
          <table:table-cell office:value-type="float" office:value="3.7469999999999999" table:style-name="ce10">
            <text:p>3.747</text:p>
          </table:table-cell>
          <table:table-cell office:value-type="float" office:value="2.0000000000002238E-3" table:formula="of:=[.B542]-[.I542]" table:style-name="ce30">
            <text:p>0.002</text:p>
          </table:table-cell>
          <table:table-cell office:value-type="float" office:value="2.2896506283710517E-2" table:formula="of:=STDEV(ABS([.D542]);ABS([.F542]);ABS([.H542]);ABS([.J542]))" table:style-name="ce31">
            <text:p>0.023</text:p>
          </table:table-cell>
          <table:table-cell office:value-type="float" office:value="2.2249999999999992E-2" table:formula="of:=(ABS([.D542])+ABS([.F542])+ABS([.H542])+ABS([.J542]))/4" table:style-name="ce31">
            <text:p>0.022</text:p>
          </table:table-cell>
          <table:table-cell office:value-type="float" office:value="5.2999999999999999E-2" table:style-name="ce32">
            <text:p>0.053</text:p>
          </table:table-cell>
          <table:table-cell office:value-type="float" office:value="5.2999999999999999E-2" table:formula="of:=MAX([.M542];[.K542])" table:style-name="ce34">
            <text:p>0.05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5.9779999999999998" table:style-name="ce10">
            <text:p>5.978</text:p>
          </table:table-cell>
          <table:table-cell office:value-type="float" office:value="6.048" table:style-name="ce10">
            <text:p>6.048</text:p>
          </table:table-cell>
          <table:table-cell office:value-type="float" office:value="-7.0000000000000284E-2" table:formula="of:=[.B543]-[.C543]" table:style-name="ce30">
            <text:p>-0.07</text:p>
          </table:table-cell>
          <table:table-cell office:value-type="float" office:value="5.9749999999999996" table:style-name="ce10">
            <text:p>5.975</text:p>
          </table:table-cell>
          <table:table-cell office:value-type="float" office:value="3.0000000000001137E-3" table:formula="of:=[.B543]-[.E543]" table:style-name="ce30">
            <text:p>0.003</text:p>
          </table:table-cell>
          <table:table-cell office:value-type="float" office:value="5.9720000000000004" table:style-name="ce10">
            <text:p>5.972</text:p>
          </table:table-cell>
          <table:table-cell office:value-type="float" office:value="5.9999999999993392E-3" table:formula="of:=[.B543]-[.G543]" table:style-name="ce30">
            <text:p>0.006</text:p>
          </table:table-cell>
          <table:table-cell office:value-type="float" office:value="5.9740000000000002" table:style-name="ce10">
            <text:p>5.974</text:p>
          </table:table-cell>
          <table:table-cell office:value-type="float" office:value="3.9999999999995595E-3" table:formula="of:=[.B543]-[.I543]" table:style-name="ce30">
            <text:p>0.004</text:p>
          </table:table-cell>
          <table:table-cell office:value-type="float" office:value="3.2857013457302423E-2" table:formula="of:=STDEV(ABS([.D543]);ABS([.F543]);ABS([.H543]);ABS([.J543]))" table:style-name="ce31">
            <text:p>0.033</text:p>
          </table:table-cell>
          <table:table-cell office:value-type="float" office:value="2.0749999999999824E-2" table:formula="of:=(ABS([.D543])+ABS([.F543])+ABS([.H543])+ABS([.J543]))/4" table:style-name="ce31">
            <text:p>0.021</text:p>
          </table:table-cell>
          <table:table-cell office:value-type="float" office:value="9.5000000000000001E-2" table:style-name="ce32">
            <text:p>0.095</text:p>
          </table:table-cell>
          <table:table-cell office:value-type="float" office:value="9.5000000000000001E-2" table:formula="of:=MAX([.M543];[.K543])" table:style-name="ce34">
            <text:p>0.09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9189999999999996" table:style-name="ce10">
            <text:p>5.919</text:p>
          </table:table-cell>
          <table:table-cell office:value-type="float" office:value="5.9260000000000002" table:style-name="ce10">
            <text:p>5.926</text:p>
          </table:table-cell>
          <table:table-cell office:value-type="float" office:value="-7.0000000000005613E-3" table:formula="of:=[.B544]-[.C544]" table:style-name="ce30">
            <text:p>-0.007</text:p>
          </table:table-cell>
          <table:table-cell office:value-type="float" office:value="5.97" table:style-name="ce10">
            <text:p>5.97</text:p>
          </table:table-cell>
          <table:table-cell office:value-type="float" office:value="-5.1000000000000156E-2" table:formula="of:=[.B544]-[.E544]" table:style-name="ce30">
            <text:p>-0.051</text:p>
          </table:table-cell>
          <table:table-cell office:value-type="float" office:value="5.9089999999999998" table:style-name="ce10">
            <text:p>5.909</text:p>
          </table:table-cell>
          <table:table-cell office:value-type="float" office:value="9.9999999999997868E-3" table:formula="of:=[.B544]-[.G544]" table:style-name="ce30">
            <text:p>0.01</text:p>
          </table:table-cell>
          <table:table-cell office:value-type="float" office:value="5.9180000000000001" table:style-name="ce10">
            <text:p>5.918</text:p>
          </table:table-cell>
          <table:table-cell office:value-type="float" office:value="9.9999999999944578E-4" table:formula="of:=[.B544]-[.I544]" table:style-name="ce30">
            <text:p>0.001</text:p>
          </table:table-cell>
          <table:table-cell office:value-type="float" office:value="2.2808989455914235E-2" table:formula="of:=STDEV(ABS([.D544]);ABS([.F544]);ABS([.H544]);ABS([.J544]))" table:style-name="ce31">
            <text:p>0.023</text:p>
          </table:table-cell>
          <table:table-cell office:value-type="float" office:value="1.7249999999999988E-2" table:formula="of:=(ABS([.D544])+ABS([.F544])+ABS([.H544])+ABS([.J544]))/4" table:style-name="ce31">
            <text:p>0.017</text:p>
          </table:table-cell>
          <table:table-cell office:value-type="float" office:value="7.6999999999999999E-2" table:style-name="ce32">
            <text:p>0.077</text:p>
          </table:table-cell>
          <table:table-cell office:value-type="float" office:value="7.6999999999999999E-2" table:formula="of:=MAX([.M544];[.K544])" table:style-name="ce34">
            <text:p>0.07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545];[.K545])" table:style-name="ce34">
            <text:p>0.00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122563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549];[.K549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550];[.K550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5.2969999999999997" table:style-name="ce10">
            <text:p>5.297</text:p>
          </table:table-cell>
          <table:table-cell office:value-type="float" office:value="5.343" table:style-name="ce10">
            <text:p>5.343</text:p>
          </table:table-cell>
          <table:table-cell office:value-type="float" office:value="-4.6000000000000263E-2" table:formula="of:=[.B551]-[.C551]" table:style-name="ce30">
            <text:p>-0.046</text:p>
          </table:table-cell>
          <table:table-cell office:value-type="float" office:value="5.2720000000000002" table:style-name="ce10">
            <text:p>5.272</text:p>
          </table:table-cell>
          <table:table-cell office:value-type="float" office:value="2.4999999999999467E-2" table:formula="of:=[.B551]-[.E551]" table:style-name="ce30">
            <text:p>0.025</text:p>
          </table:table-cell>
          <table:table-cell office:value-type="float" office:value="5.2949999999999999" table:style-name="ce10">
            <text:p>5.295</text:p>
          </table:table-cell>
          <table:table-cell office:value-type="float" office:value="1.9999999999997797E-3" table:formula="of:=[.B551]-[.G551]" table:style-name="ce30">
            <text:p>0.002</text:p>
          </table:table-cell>
          <table:table-cell office:value-type="float" office:value="5.3040000000000003" table:style-name="ce10">
            <text:p>5.304</text:p>
          </table:table-cell>
          <table:table-cell office:value-type="float" office:value="-7.0000000000005613E-3" table:formula="of:=[.B551]-[.I551]" table:style-name="ce30">
            <text:p>-0.007</text:p>
          </table:table-cell>
          <table:table-cell office:value-type="float" office:value="1.9949937343260015E-2" table:formula="of:=STDEV(ABS([.D551]);ABS([.F551]);ABS([.H551]);ABS([.J551]))" table:style-name="ce31">
            <text:p>0.020</text:p>
          </table:table-cell>
          <table:table-cell office:value-type="float" office:value="2.0000000000000018E-2" table:formula="of:=(ABS([.D551])+ABS([.F551])+ABS([.H551])+ABS([.J551]))/4" table:style-name="ce31">
            <text:p>0.020</text:p>
          </table:table-cell>
          <table:table-cell office:value-type="string" table:style-name="ce32">
            <text:p>0.</text:p>
          </table:table-cell>
          <table:table-cell office:value-type="float" office:value="1.9949937343260015E-2" table:formula="of:=MAX([.M551];[.K551])" table:style-name="ce34">
            <text:p>0.02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552];[.K552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5.4770000000000003" table:style-name="ce10">
            <text:p>5.477</text:p>
          </table:table-cell>
          <table:table-cell office:value-type="float" office:value="5.5179999999999998" table:style-name="ce10">
            <text:p>5.518</text:p>
          </table:table-cell>
          <table:table-cell office:value-type="float" office:value="-4.0999999999999481E-2" table:formula="of:=[.B553]-[.C553]" table:style-name="ce30">
            <text:p>-0.041</text:p>
          </table:table-cell>
          <table:table-cell office:value-type="float" office:value="5.468" table:style-name="ce10">
            <text:p>5.468</text:p>
          </table:table-cell>
          <table:table-cell office:value-type="float" office:value="9.0000000000003411E-3" table:formula="of:=[.B553]-[.E553]" table:style-name="ce30">
            <text:p>0.009</text:p>
          </table:table-cell>
          <table:table-cell office:value-type="float" office:value="5.4749999999999996" table:style-name="ce10">
            <text:p>5.475</text:p>
          </table:table-cell>
          <table:table-cell office:value-type="float" office:value="2.0000000000006679E-3" table:formula="of:=[.B553]-[.G553]" table:style-name="ce30">
            <text:p>0.002</text:p>
          </table:table-cell>
          <table:table-cell office:value-type="float" office:value="5.4880000000000004" table:style-name="ce10">
            <text:p>5.488</text:p>
          </table:table-cell>
          <table:table-cell office:value-type="float" office:value="-1.1000000000000121E-2" table:formula="of:=[.B553]-[.I553]" table:style-name="ce30">
            <text:p>-0.011</text:p>
          </table:table-cell>
          <table:table-cell office:value-type="float" office:value="1.7269916039170059E-2" table:formula="of:=STDEV(ABS([.D553]);ABS([.F553]);ABS([.H553]);ABS([.J553]))" table:style-name="ce31">
            <text:p>0.017</text:p>
          </table:table-cell>
          <table:table-cell office:value-type="float" office:value="1.5750000000000153E-2" table:formula="of:=(ABS([.D553])+ABS([.F553])+ABS([.H553])+ABS([.J553]))/4" table:style-name="ce31">
            <text:p>0.016</text:p>
          </table:table-cell>
          <table:table-cell office:value-type="float" office:value="0.16400000000000001" table:style-name="ce32">
            <text:p>0.164</text:p>
          </table:table-cell>
          <table:table-cell office:value-type="float" office:value="0.16400000000000001" table:formula="of:=MAX([.M553];[.K553])" table:style-name="ce34">
            <text:p>0.16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3.899" table:style-name="ce10">
            <text:p>3.899</text:p>
          </table:table-cell>
          <table:table-cell office:value-type="float" office:value="3.9529999999999998" table:style-name="ce10">
            <text:p>3.953</text:p>
          </table:table-cell>
          <table:table-cell office:value-type="float" office:value="-5.3999999999999826E-2" table:formula="of:=[.B554]-[.C554]" table:style-name="ce30">
            <text:p>-0.054</text:p>
          </table:table-cell>
          <table:table-cell office:value-type="float" office:value="3.871" table:style-name="ce10">
            <text:p>3.871</text:p>
          </table:table-cell>
          <table:table-cell office:value-type="float" office:value="2.8000000000000025E-2" table:formula="of:=[.B554]-[.E554]" table:style-name="ce30">
            <text:p>0.028</text:p>
          </table:table-cell>
          <table:table-cell office:value-type="float" office:value="3.8959999999999999" table:style-name="ce10">
            <text:p>3.896</text:p>
          </table:table-cell>
          <table:table-cell office:value-type="float" office:value="3.0000000000001137E-3" table:formula="of:=[.B554]-[.G554]" table:style-name="ce30">
            <text:p>0.003</text:p>
          </table:table-cell>
          <table:table-cell office:value-type="float" office:value="3.907" table:style-name="ce10">
            <text:p>3.907</text:p>
          </table:table-cell>
          <table:table-cell office:value-type="float" office:value="-8.0000000000000071E-3" table:formula="of:=[.B554]-[.I554]" table:style-name="ce30">
            <text:p>-0.008</text:p>
          </table:table-cell>
          <table:table-cell office:value-type="float" office:value="2.3171462333367344E-2" table:formula="of:=STDEV(ABS([.D554]);ABS([.F554]);ABS([.H554]);ABS([.J554]))" table:style-name="ce31">
            <text:p>0.023</text:p>
          </table:table-cell>
          <table:table-cell office:value-type="float" office:value="2.3249999999999993E-2" table:formula="of:=(ABS([.D554])+ABS([.F554])+ABS([.H554])+ABS([.J554]))/4" table:style-name="ce31">
            <text:p>0.023</text:p>
          </table:table-cell>
          <table:table-cell office:value-type="float" office:value="3.6999999999999998E-2" table:style-name="ce32">
            <text:p>0.037</text:p>
          </table:table-cell>
          <table:table-cell office:value-type="float" office:value="3.6999999999999998E-2" table:formula="of:=MAX([.M554];[.K554])" table:style-name="ce34">
            <text:p>0.03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2.4079999999999999" table:style-name="ce10">
            <text:p>2.408</text:p>
          </table:table-cell>
          <table:table-cell office:value-type="float" office:value="2.5110000000000001" table:style-name="ce10">
            <text:p>2.511</text:p>
          </table:table-cell>
          <table:table-cell office:value-type="float" office:value="-0.1030000000000002" table:formula="of:=[.B555]-[.C555]" table:style-name="ce30">
            <text:p>-0.103</text:p>
          </table:table-cell>
          <table:table-cell office:value-type="float" office:value="2.36" table:style-name="ce10">
            <text:p>2.36</text:p>
          </table:table-cell>
          <table:table-cell office:value-type="float" office:value="4.8000000000000043E-2" table:formula="of:=[.B555]-[.E555]" table:style-name="ce30">
            <text:p>0.048</text:p>
          </table:table-cell>
          <table:table-cell office:value-type="float" office:value="2.4060000000000001" table:style-name="ce10">
            <text:p>2.406</text:p>
          </table:table-cell>
          <table:table-cell office:value-type="float" office:value="1.9999999999997797E-3" table:formula="of:=[.B555]-[.G555]" table:style-name="ce30">
            <text:p>0.002</text:p>
          </table:table-cell>
          <table:table-cell office:value-type="float" office:value="2.4209999999999998" table:style-name="ce10">
            <text:p>2.421</text:p>
          </table:table-cell>
          <table:table-cell office:value-type="float" office:value="-1.2999999999999901E-2" table:formula="of:=[.B555]-[.I555]" table:style-name="ce30">
            <text:p>-0.013</text:p>
          </table:table-cell>
          <table:table-cell office:value-type="float" office:value="4.5449605792203335E-2" table:formula="of:=STDEV(ABS([.D555]);ABS([.F555]);ABS([.H555]);ABS([.J555]))" table:style-name="ce31">
            <text:p>0.045</text:p>
          </table:table-cell>
          <table:table-cell office:value-type="float" office:value="4.1499999999999981E-2" table:formula="of:=(ABS([.D555])+ABS([.F555])+ABS([.H555])+ABS([.J555]))/4" table:style-name="ce31">
            <text:p>0.042</text:p>
          </table:table-cell>
          <table:table-cell office:value-type="float" office:value="2.7E-2" table:style-name="ce32">
            <text:p>0.027</text:p>
          </table:table-cell>
          <table:table-cell office:value-type="float" office:value="4.5449605792203335E-2" table:formula="of:=MAX([.M555];[.K555])" table:style-name="ce34">
            <text:p>0.04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2.4550000000000001" table:style-name="ce10">
            <text:p>2.455</text:p>
          </table:table-cell>
          <table:table-cell office:value-type="float" office:value="2.4849999999999999" table:style-name="ce10">
            <text:p>2.485</text:p>
          </table:table-cell>
          <table:table-cell office:value-type="float" office:value="-2.9999999999999805E-2" table:formula="of:=[.B556]-[.C556]" table:style-name="ce30">
            <text:p>-0.03</text:p>
          </table:table-cell>
          <table:table-cell office:value-type="float" office:value="2.5329999999999999" table:style-name="ce10">
            <text:p>2.533</text:p>
          </table:table-cell>
          <table:table-cell office:value-type="float" office:value="-7.7999999999999847E-2" table:formula="of:=[.B556]-[.E556]" table:style-name="ce30">
            <text:p>-0.078</text:p>
          </table:table-cell>
          <table:table-cell office:value-type="float" office:value="2.4460000000000002" table:style-name="ce10">
            <text:p>2.446</text:p>
          </table:table-cell>
          <table:table-cell office:value-type="float" office:value="8.999999999999897E-3" table:formula="of:=[.B556]-[.G556]" table:style-name="ce30">
            <text:p>0.009</text:p>
          </table:table-cell>
          <table:table-cell office:value-type="float" office:value="2.4510000000000001" table:style-name="ce10">
            <text:p>2.451</text:p>
          </table:table-cell>
          <table:table-cell office:value-type="float" office:value="4.0000000000000036E-3" table:formula="of:=[.B556]-[.I556]" table:style-name="ce30">
            <text:p>0.004</text:p>
          </table:table-cell>
          <table:table-cell office:value-type="float" office:value="3.3767588009806039E-2" table:formula="of:=STDEV(ABS([.D556]);ABS([.F556]);ABS([.H556]);ABS([.J556]))" table:style-name="ce31">
            <text:p>0.034</text:p>
          </table:table-cell>
          <table:table-cell office:value-type="float" office:value="3.0249999999999888E-2" table:formula="of:=(ABS([.D556])+ABS([.F556])+ABS([.H556])+ABS([.J556]))/4" table:style-name="ce31">
            <text:p>0.030</text:p>
          </table:table-cell>
          <table:table-cell office:value-type="float" office:value="8.4000000000000005E-2" table:style-name="ce32">
            <text:p>0.084</text:p>
          </table:table-cell>
          <table:table-cell office:value-type="float" office:value="8.4000000000000005E-2" table:formula="of:=MAX([.M556];[.K556])" table:style-name="ce34">
            <text:p>0.08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4.8570000000000002" table:style-name="ce10">
            <text:p>4.857</text:p>
          </table:table-cell>
          <table:table-cell office:value-type="float" office:value="4.9619999999999997" table:style-name="ce10">
            <text:p>4.962</text:p>
          </table:table-cell>
          <table:table-cell office:value-type="float" office:value="-0.10499999999999954" table:formula="of:=[.B557]-[.C557]" table:style-name="ce30">
            <text:p>-0.105</text:p>
          </table:table-cell>
          <table:table-cell office:value-type="float" office:value="4.8150000000000004" table:style-name="ce10">
            <text:p>4.815</text:p>
          </table:table-cell>
          <table:table-cell office:value-type="float" office:value="4.1999999999999815E-2" table:formula="of:=[.B557]-[.E557]" table:style-name="ce30">
            <text:p>0.042</text:p>
          </table:table-cell>
          <table:table-cell office:value-type="float" office:value="4.8460000000000001" table:style-name="ce10">
            <text:p>4.846</text:p>
          </table:table-cell>
          <table:table-cell office:value-type="float" office:value="1.1000000000000121E-2" table:formula="of:=[.B557]-[.G557]" table:style-name="ce30">
            <text:p>0.011</text:p>
          </table:table-cell>
          <table:table-cell office:value-type="float" office:value="4.8739999999999997" table:style-name="ce10">
            <text:p>4.874</text:p>
          </table:table-cell>
          <table:table-cell office:value-type="float" office:value="-1.699999999999946E-2" table:formula="of:=[.B557]-[.I557]" table:style-name="ce30">
            <text:p>-0.017</text:p>
          </table:table-cell>
          <table:table-cell office:value-type="float" office:value="4.2983523975278271E-2" table:formula="of:=STDEV(ABS([.D557]);ABS([.F557]);ABS([.H557]);ABS([.J557]))" table:style-name="ce31">
            <text:p>0.043</text:p>
          </table:table-cell>
          <table:table-cell office:value-type="float" office:value="4.3749999999999734E-2" table:formula="of:=(ABS([.D557])+ABS([.F557])+ABS([.H557])+ABS([.J557]))/4" table:style-name="ce31">
            <text:p>0.044</text:p>
          </table:table-cell>
          <table:table-cell office:value-type="float" office:value="0.111" table:style-name="ce32">
            <text:p>0.111</text:p>
          </table:table-cell>
          <table:table-cell office:value-type="float" office:value="0.111" table:formula="of:=MAX([.M557];[.K557])" table:style-name="ce34">
            <text:p>0.11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4.8520000000000003" table:style-name="ce10">
            <text:p>4.852</text:p>
          </table:table-cell>
          <table:table-cell office:value-type="float" office:value="4.8520000000000003" table:style-name="ce10">
            <text:p>4.852</text:p>
          </table:table-cell>
          <table:table-cell office:value-type="float" office:value="0" table:formula="of:=[.B558]-[.C558]" table:style-name="ce30">
            <text:p>0</text:p>
          </table:table-cell>
          <table:table-cell office:value-type="float" office:value="4.9359999999999999" table:style-name="ce10">
            <text:p>4.936</text:p>
          </table:table-cell>
          <table:table-cell office:value-type="float" office:value="-8.3999999999999631E-2" table:formula="of:=[.B558]-[.E558]" table:style-name="ce30">
            <text:p>-0.084</text:p>
          </table:table-cell>
          <table:table-cell office:value-type="float" office:value="4.8380000000000001" table:style-name="ce10">
            <text:p>4.838</text:p>
          </table:table-cell>
          <table:table-cell office:value-type="float" office:value="1.4000000000000234E-2" table:formula="of:=[.B558]-[.G558]" table:style-name="ce30">
            <text:p>0.014</text:p>
          </table:table-cell>
          <table:table-cell office:value-type="float" office:value="4.8499999999999996" table:style-name="ce10">
            <text:p>4.85</text:p>
          </table:table-cell>
          <table:table-cell office:value-type="float" office:value="2.0000000000006679E-3" table:formula="of:=[.B558]-[.I558]" table:style-name="ce30">
            <text:p>0.002</text:p>
          </table:table-cell>
          <table:table-cell office:value-type="float" office:value="3.9816244591037296E-2" table:formula="of:=STDEV(ABS([.D558]);ABS([.F558]);ABS([.H558]);ABS([.J558]))" table:style-name="ce31">
            <text:p>0.040</text:p>
          </table:table-cell>
          <table:table-cell office:value-type="float" office:value="2.5000000000000133E-2" table:formula="of:=(ABS([.D558])+ABS([.F558])+ABS([.H558])+ABS([.J558]))/4" table:style-name="ce31">
            <text:p>0.025</text:p>
          </table:table-cell>
          <table:table-cell office:value-type="float" office:value="0.106" table:style-name="ce32">
            <text:p>0.106</text:p>
          </table:table-cell>
          <table:table-cell office:value-type="float" office:value="0.106" table:formula="of:=MAX([.M558];[.K558])" table:style-name="ce34">
            <text:p>0.10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3.536" table:style-name="ce10">
            <text:p>3.536</text:p>
          </table:table-cell>
          <table:table-cell office:value-type="float" office:value="3.629" table:style-name="ce10">
            <text:p>3.629</text:p>
          </table:table-cell>
          <table:table-cell office:value-type="float" office:value="-9.2999999999999972E-2" table:formula="of:=[.B559]-[.C559]" table:style-name="ce30">
            <text:p>-0.093</text:p>
          </table:table-cell>
          <table:table-cell office:value-type="float" office:value="3.5070000000000001" table:style-name="ce10">
            <text:p>3.507</text:p>
          </table:table-cell>
          <table:table-cell office:value-type="float" office:value="2.8999999999999915E-2" table:formula="of:=[.B559]-[.E559]" table:style-name="ce30">
            <text:p>0.029</text:p>
          </table:table-cell>
          <table:table-cell office:value-type="float" office:value="3.5339999999999998" table:style-name="ce10">
            <text:p>3.534</text:p>
          </table:table-cell>
          <table:table-cell office:value-type="float" office:value="2.0000000000002238E-3" table:formula="of:=[.B559]-[.G559]" table:style-name="ce30">
            <text:p>0.002</text:p>
          </table:table-cell>
          <table:table-cell office:value-type="float" office:value="3.5470000000000002" table:style-name="ce10">
            <text:p>3.547</text:p>
          </table:table-cell>
          <table:table-cell office:value-type="float" office:value="-1.1000000000000121E-2" table:formula="of:=[.B559]-[.I559]" table:style-name="ce30">
            <text:p>-0.011</text:p>
          </table:table-cell>
          <table:table-cell office:value-type="float" office:value="4.1063974478854244E-2" table:formula="of:=STDEV(ABS([.D559]);ABS([.F559]);ABS([.H559]);ABS([.J559]))" table:style-name="ce31">
            <text:p>0.041</text:p>
          </table:table-cell>
          <table:table-cell office:value-type="float" office:value="3.3750000000000058E-2" table:formula="of:=(ABS([.D559])+ABS([.F559])+ABS([.H559])+ABS([.J559]))/4" table:style-name="ce31">
            <text:p>0.034</text:p>
          </table:table-cell>
          <table:table-cell office:value-type="float" office:value="9.6000000000000002E-2" table:style-name="ce32">
            <text:p>0.096</text:p>
          </table:table-cell>
          <table:table-cell office:value-type="float" office:value="9.6000000000000002E-2" table:formula="of:=MAX([.M559];[.K559])" table:style-name="ce34">
            <text:p>0.09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Arcturus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7249999999999996" table:style-name="ce10">
            <text:p>8.725</text:p>
          </table:table-cell>
          <table:table-cell office:value-type="float" office:value="8.7330000000000005" table:style-name="ce10">
            <text:p>8.733</text:p>
          </table:table-cell>
          <table:table-cell office:value-type="float" office:value="-8.0000000000008953E-3" table:formula="of:=[.B563]-[.C563]" table:style-name="ce30">
            <text:p>-0.008</text:p>
          </table:table-cell>
          <table:table-cell office:value-type="float" office:value="8.8109999999999999" table:style-name="ce10">
            <text:p>8.811</text:p>
          </table:table-cell>
          <table:table-cell office:value-type="float" office:value="-8.6000000000000298E-2" table:formula="of:=[.B563]-[.E563]" table:style-name="ce30">
            <text:p>-0.086</text:p>
          </table:table-cell>
          <table:table-cell office:value-type="float" office:value="8.7140000000000004" table:style-name="ce10">
            <text:p>8.714</text:p>
          </table:table-cell>
          <table:table-cell office:value-type="float" office:value="1.0999999999999233E-2" table:formula="of:=[.B563]-[.G563]" table:style-name="ce30">
            <text:p>0.011</text:p>
          </table:table-cell>
          <table:table-cell office:value-type="float" office:value="8.6519999999999992" table:style-name="ce10">
            <text:p>8.652</text:p>
          </table:table-cell>
          <table:table-cell office:value-type="float" office:value="7.3000000000000398E-2" table:formula="of:=[.B563]-[.I563]" table:style-name="ce30">
            <text:p>0.073</text:p>
          </table:table-cell>
          <table:table-cell office:value-type="float" office:value="4.07798970082075E-2" table:formula="of:=STDEV(ABS([.D563]);ABS([.F563]);ABS([.H563]);ABS([.J563]))" table:style-name="ce31">
            <text:p>0.041</text:p>
          </table:table-cell>
          <table:table-cell office:value-type="float" office:value="4.4500000000000206E-2" table:formula="of:=(ABS([.D563])+ABS([.F563])+ABS([.H563])+ABS([.J563]))/4" table:style-name="ce31">
            <text:p>0.045</text:p>
          </table:table-cell>
          <table:table-cell office:value-type="float" office:value="2.7E-2" table:style-name="ce32">
            <text:p>0.027</text:p>
          </table:table-cell>
          <table:table-cell office:value-type="float" office:value="4.07798970082075E-2" table:formula="of:=MAX([.M563];[.K563])" table:style-name="ce34">
            <text:p>0.04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5.9290000000000003" table:style-name="ce10">
            <text:p>5.929</text:p>
          </table:table-cell>
          <table:table-cell office:value-type="float" office:value="5.96" table:style-name="ce10">
            <text:p>5.96</text:p>
          </table:table-cell>
          <table:table-cell office:value-type="float" office:value="-3.0999999999999694E-2" table:formula="of:=[.B564]-[.C564]" table:style-name="ce30">
            <text:p>-0.031</text:p>
          </table:table-cell>
          <table:table-cell office:value-type="float" office:value="5.91" table:style-name="ce10">
            <text:p>5.91</text:p>
          </table:table-cell>
          <table:table-cell office:value-type="float" office:value="1.9000000000000128E-2" table:formula="of:=[.B564]-[.E564]" table:style-name="ce30">
            <text:p>0.019</text:p>
          </table:table-cell>
          <table:table-cell office:value-type="float" office:value="5.8650000000000002" table:style-name="ce10">
            <text:p>5.865</text:p>
          </table:table-cell>
          <table:table-cell office:value-type="float" office:value="6.4000000000000057E-2" table:formula="of:=[.B564]-[.G564]" table:style-name="ce30">
            <text:p>0.064</text:p>
          </table:table-cell>
          <table:table-cell office:value-type="float" office:value="5.9279999999999999" table:style-name="ce10">
            <text:p>5.928</text:p>
          </table:table-cell>
          <table:table-cell office:value-type="float" office:value="1.000000000000334E-3" table:formula="of:=[.B564]-[.I564]" table:style-name="ce30">
            <text:p>0.001</text:p>
          </table:table-cell>
          <table:table-cell office:value-type="float" office:value="2.6537709019431092E-2" table:formula="of:=STDEV(ABS([.D564]);ABS([.F564]);ABS([.H564]);ABS([.J564]))" table:style-name="ce31">
            <text:p>0.027</text:p>
          </table:table-cell>
          <table:table-cell office:value-type="float" office:value="2.8750000000000053E-2" table:formula="of:=(ABS([.D564])+ABS([.F564])+ABS([.H564])+ABS([.J564]))/4" table:style-name="ce31">
            <text:p>0.029</text:p>
          </table:table-cell>
          <table:table-cell office:value-type="float" office:value="2.5999999999999999E-2" table:style-name="ce32">
            <text:p>0.026</text:p>
          </table:table-cell>
          <table:table-cell office:value-type="float" office:value="2.6537709019431092E-2" table:formula="of:=MAX([.M564];[.K564])" table:style-name="ce34">
            <text:p>0.02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549999999999997" table:style-name="ce10">
            <text:p>7.555</text:p>
          </table:table-cell>
          <table:table-cell office:value-type="float" office:value="7.5679999999999996" table:style-name="ce10">
            <text:p>7.568</text:p>
          </table:table-cell>
          <table:table-cell office:value-type="float" office:value="-1.2999999999999901E-2" table:formula="of:=[.B565]-[.C565]" table:style-name="ce30">
            <text:p>-0.013</text:p>
          </table:table-cell>
          <table:table-cell office:value-type="float" office:value="7.5529999999999999" table:style-name="ce10">
            <text:p>7.553</text:p>
          </table:table-cell>
          <table:table-cell office:value-type="float" office:value="1.9999999999997797E-3" table:formula="of:=[.B565]-[.E565]" table:style-name="ce30">
            <text:p>0.002</text:p>
          </table:table-cell>
          <table:table-cell office:value-type="float" office:value="7.484" table:style-name="ce10">
            <text:p>7.484</text:p>
          </table:table-cell>
          <table:table-cell office:value-type="float" office:value="7.099999999999973E-2" table:formula="of:=[.B565]-[.G565]" table:style-name="ce30">
            <text:p>0.071</text:p>
          </table:table-cell>
          <table:table-cell office:value-type="float" office:value="7.5410000000000004" table:style-name="ce10">
            <text:p>7.541</text:p>
          </table:table-cell>
          <table:table-cell office:value-type="float" office:value="1.3999999999999346E-2" table:formula="of:=[.B565]-[.I565]" table:style-name="ce30">
            <text:p>0.014</text:p>
          </table:table-cell>
          <table:table-cell office:value-type="float" office:value="3.1144823004794885E-2" table:formula="of:=STDEV(ABS([.D565]);ABS([.F565]);ABS([.H565]);ABS([.J565]))" table:style-name="ce31">
            <text:p>0.031</text:p>
          </table:table-cell>
          <table:table-cell office:value-type="float" office:value="2.4999999999999689E-2" table:formula="of:=(ABS([.D565])+ABS([.F565])+ABS([.H565])+ABS([.J565]))/4" table:style-name="ce31">
            <text:p>0.025</text:p>
          </table:table-cell>
          <table:table-cell office:value-type="float" office:value="9.8000000000000004E-2" table:style-name="ce32">
            <text:p>0.098</text:p>
          </table:table-cell>
          <table:table-cell office:value-type="float" office:value="9.8000000000000004E-2" table:formula="of:=MAX([.M565];[.K565])" table:style-name="ce34">
            <text:p>0.09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3380000000000001" table:style-name="ce10">
            <text:p>6.338</text:p>
          </table:table-cell>
          <table:table-cell office:value-type="float" office:value="6.4160000000000004" table:style-name="ce10">
            <text:p>6.416</text:p>
          </table:table-cell>
          <table:table-cell office:value-type="float" office:value="-7.8000000000000291E-2" table:formula="of:=[.B566]-[.C566]" table:style-name="ce30">
            <text:p>-0.078</text:p>
          </table:table-cell>
          <table:table-cell office:value-type="float" office:value="6.3849999999999998" table:style-name="ce10">
            <text:p>6.385</text:p>
          </table:table-cell>
          <table:table-cell office:value-type="float" office:value="-4.6999999999999709E-2" table:formula="of:=[.B566]-[.E566]" table:style-name="ce30">
            <text:p>-0.047</text:p>
          </table:table-cell>
          <table:table-cell office:value-type="float" office:value="6.3520000000000003" table:style-name="ce10">
            <text:p>6.352</text:p>
          </table:table-cell>
          <table:table-cell office:value-type="float" office:value="-1.4000000000000234E-2" table:formula="of:=[.B566]-[.G566]" table:style-name="ce30">
            <text:p>-0.014</text:p>
          </table:table-cell>
          <table:table-cell office:value-type="float" office:value="6.399" table:style-name="ce10">
            <text:p>6.399</text:p>
          </table:table-cell>
          <table:table-cell office:value-type="float" office:value="-6.0999999999999943E-2" table:formula="of:=[.B566]-[.I566]" table:style-name="ce30">
            <text:p>-0.061</text:p>
          </table:table-cell>
          <table:table-cell office:value-type="float" office:value="2.7141603981096378E-2" table:formula="of:=STDEV(ABS([.D566]);ABS([.F566]);ABS([.H566]);ABS([.J566]))" table:style-name="ce31">
            <text:p>0.027</text:p>
          </table:table-cell>
          <table:table-cell office:value-type="float" office:value="5.0000000000000044E-2" table:formula="of:=(ABS([.D566])+ABS([.F566])+ABS([.H566])+ABS([.J566]))/4" table:style-name="ce31">
            <text:p>0.050</text:p>
          </table:table-cell>
          <table:table-cell office:value-type="float" office:value="3.1E-2" table:style-name="ce32">
            <text:p>0.031</text:p>
          </table:table-cell>
          <table:table-cell office:value-type="float" office:value="3.1E-2" table:formula="of:=MAX([.M566];[.K566])" table:style-name="ce34">
            <text:p>0.03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3609999999999998" table:style-name="ce10">
            <text:p>7.361</text:p>
          </table:table-cell>
          <table:table-cell office:value-type="float" office:value="7.3369999999999997" table:style-name="ce10">
            <text:p>7.337</text:p>
          </table:table-cell>
          <table:table-cell office:value-type="float" office:value="2.4000000000000021E-2" table:formula="of:=[.B567]-[.C567]" table:style-name="ce30">
            <text:p>0.024</text:p>
          </table:table-cell>
          <table:table-cell office:value-type="float" office:value="7.4130000000000003" table:style-name="ce10">
            <text:p>7.413</text:p>
          </table:table-cell>
          <table:table-cell office:value-type="float" office:value="-5.200000000000049E-2" table:formula="of:=[.B567]-[.E567]" table:style-name="ce30">
            <text:p>-0.052</text:p>
          </table:table-cell>
          <table:table-cell office:value-type="float" office:value="7.33" table:style-name="ce10">
            <text:p>7.33</text:p>
          </table:table-cell>
          <table:table-cell office:value-type="float" office:value="3.0999999999999694E-2" table:formula="of:=[.B567]-[.G567]" table:style-name="ce30">
            <text:p>0.031</text:p>
          </table:table-cell>
          <table:table-cell office:value-type="float" office:value="7.3250000000000002" table:style-name="ce10">
            <text:p>7.325</text:p>
          </table:table-cell>
          <table:table-cell office:value-type="float" office:value="3.5999999999999588E-2" table:formula="of:=[.B567]-[.I567]" table:style-name="ce30">
            <text:p>0.036</text:p>
          </table:table-cell>
          <table:table-cell office:value-type="float" office:value="1.1898879499067953E-2" table:formula="of:=STDEV(ABS([.D567]);ABS([.F567]);ABS([.H567]);ABS([.J567]))" table:style-name="ce31">
            <text:p>0.012</text:p>
          </table:table-cell>
          <table:table-cell office:value-type="float" office:value="3.5749999999999948E-2" table:formula="of:=(ABS([.D567])+ABS([.F567])+ABS([.H567])+ABS([.J567]))/4" table:style-name="ce31">
            <text:p>0.036</text:p>
          </table:table-cell>
          <table:table-cell office:value-type="float" office:value="0.10100000000000001" table:style-name="ce32">
            <text:p>0.101</text:p>
          </table:table-cell>
          <table:table-cell office:value-type="float" office:value="0.10100000000000001" table:formula="of:=MAX([.M567];[.K567])" table:style-name="ce34">
            <text:p>0.10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9020000000000001" table:style-name="ce10">
            <text:p>5.902</text:p>
          </table:table-cell>
          <table:table-cell office:value-type="float" office:value="5.944" table:style-name="ce10">
            <text:p>5.944</text:p>
          </table:table-cell>
          <table:table-cell office:value-type="float" office:value="-4.1999999999999815E-2" table:formula="of:=[.B568]-[.C568]" table:style-name="ce30">
            <text:p>-0.042</text:p>
          </table:table-cell>
          <table:table-cell office:value-type="float" office:value="5.8819999999999997" table:style-name="ce10">
            <text:p>5.882</text:p>
          </table:table-cell>
          <table:table-cell office:value-type="float" office:value="2.0000000000000462E-2" table:formula="of:=[.B568]-[.E568]" table:style-name="ce30">
            <text:p>0.02</text:p>
          </table:table-cell>
          <table:table-cell office:value-type="float" office:value="5.7930000000000001" table:style-name="ce10">
            <text:p>5.793</text:p>
          </table:table-cell>
          <table:table-cell office:value-type="float" office:value="0.10899999999999999" table:formula="of:=[.B568]-[.G568]" table:style-name="ce30">
            <text:p>0.109</text:p>
          </table:table-cell>
          <table:table-cell office:value-type="float" office:value="5.9139999999999997" table:style-name="ce10">
            <text:p>5.914</text:p>
          </table:table-cell>
          <table:table-cell office:value-type="float" office:value="-1.1999999999999567E-2" table:formula="of:=[.B568]-[.I568]" table:style-name="ce30">
            <text:p>-0.012</text:p>
          </table:table-cell>
          <table:table-cell office:value-type="float" office:value="4.4033131465598362E-2" table:formula="of:=STDEV(ABS([.D568]);ABS([.F568]);ABS([.H568]);ABS([.J568]))" table:style-name="ce31">
            <text:p>0.044</text:p>
          </table:table-cell>
          <table:table-cell office:value-type="float" office:value="4.5749999999999957E-2" table:formula="of:=(ABS([.D568])+ABS([.F568])+ABS([.H568])+ABS([.J568]))/4" table:style-name="ce31">
            <text:p>0.046</text:p>
          </table:table-cell>
          <table:table-cell office:value-type="float" office:value="0.08" table:style-name="ce32">
            <text:p>0.08</text:p>
          </table:table-cell>
          <table:table-cell office:value-type="float" office:value="0.08" table:formula="of:=MAX([.M568];[.K568])" table:style-name="ce34">
            <text:p>0.08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742" table:style-name="ce10">
            <text:p>4.742</text:p>
          </table:table-cell>
          <table:table-cell office:value-type="float" office:value="4.7990000000000004" table:style-name="ce10">
            <text:p>4.799</text:p>
          </table:table-cell>
          <table:table-cell office:value-type="float" office:value="-5.7000000000000384E-2" table:formula="of:=[.B569]-[.C569]" table:style-name="ce30">
            <text:p>-0.057</text:p>
          </table:table-cell>
          <table:table-cell office:value-type="float" office:value="4.7469999999999999" table:style-name="ce10">
            <text:p>4.747</text:p>
          </table:table-cell>
          <table:table-cell office:value-type="float" office:value="-4.9999999999998934E-3" table:formula="of:=[.B569]-[.E569]" table:style-name="ce30">
            <text:p>-0.005</text:p>
          </table:table-cell>
          <table:table-cell office:value-type="float" office:value="4.673" table:style-name="ce10">
            <text:p>4.673</text:p>
          </table:table-cell>
          <table:table-cell office:value-type="float" office:value="6.899999999999995E-2" table:formula="of:=[.B569]-[.G569]" table:style-name="ce30">
            <text:p>0.069</text:p>
          </table:table-cell>
          <table:table-cell office:value-type="float" office:value="4.7549999999999999" table:style-name="ce10">
            <text:p>4.755</text:p>
          </table:table-cell>
          <table:table-cell office:value-type="float" office:value="-1.2999999999999901E-2" table:formula="of:=[.B569]-[.I569]" table:style-name="ce30">
            <text:p>-0.013</text:p>
          </table:table-cell>
          <table:table-cell office:value-type="float" office:value="3.1728010758108917E-2" table:formula="of:=STDEV(ABS([.D569]);ABS([.F569]);ABS([.H569]);ABS([.J569]))" table:style-name="ce31">
            <text:p>0.032</text:p>
          </table:table-cell>
          <table:table-cell office:value-type="float" office:value="3.6000000000000032E-2" table:formula="of:=(ABS([.D569])+ABS([.F569])+ABS([.H569])+ABS([.J569]))/4" table:style-name="ce31">
            <text:p>0.036</text:p>
          </table:table-cell>
          <table:table-cell office:value-type="float" office:value="0.105" table:style-name="ce32">
            <text:p>0.105</text:p>
          </table:table-cell>
          <table:table-cell office:value-type="float" office:value="0.105" table:formula="of:=MAX([.M569];[.K569])" table:style-name="ce34">
            <text:p>0.10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7629999999999999" table:style-name="ce10">
            <text:p>4.763</text:p>
          </table:table-cell>
          <table:table-cell office:value-type="float" office:value="4.7510000000000003" table:style-name="ce10">
            <text:p>4.751</text:p>
          </table:table-cell>
          <table:table-cell office:value-type="float" office:value="1.1999999999999567E-2" table:formula="of:=[.B570]-[.C570]" table:style-name="ce30">
            <text:p>0.012</text:p>
          </table:table-cell>
          <table:table-cell office:value-type="float" office:value="4.8479999999999999" table:style-name="ce10">
            <text:p>4.848</text:p>
          </table:table-cell>
          <table:table-cell office:value-type="float" office:value="-8.4999999999999964E-2" table:formula="of:=[.B570]-[.E570]" table:style-name="ce30">
            <text:p>-0.085</text:p>
          </table:table-cell>
          <table:table-cell office:value-type="float" office:value="4.68" table:style-name="ce10">
            <text:p>4.68</text:p>
          </table:table-cell>
          <table:table-cell office:value-type="float" office:value="8.3000000000000185E-2" table:formula="of:=[.B570]-[.G570]" table:style-name="ce30">
            <text:p>0.083</text:p>
          </table:table-cell>
          <table:table-cell office:value-type="float" office:value="4.7060000000000004" table:style-name="ce10">
            <text:p>4.706</text:p>
          </table:table-cell>
          <table:table-cell office:value-type="float" office:value="5.6999999999999496E-2" table:formula="of:=[.B570]-[.I570]" table:style-name="ce30">
            <text:p>0.057</text:p>
          </table:table-cell>
          <table:table-cell office:value-type="float" office:value="3.3984064893221401E-2" table:formula="of:=STDEV(ABS([.D570]);ABS([.F570]);ABS([.H570]);ABS([.J570]))" table:style-name="ce31">
            <text:p>0.034</text:p>
          </table:table-cell>
          <table:table-cell office:value-type="float" office:value="5.9249999999999803E-2" table:formula="of:=(ABS([.D570])+ABS([.F570])+ABS([.H570])+ABS([.J570]))/4" table:style-name="ce31">
            <text:p>0.059</text:p>
          </table:table-cell>
          <table:table-cell office:value-type="float" office:value="0.122" table:style-name="ce32">
            <text:p>0.122</text:p>
          </table:table-cell>
          <table:table-cell office:value-type="float" office:value="0.122" table:formula="of:=MAX([.M570];[.K570])" table:style-name="ce34">
            <text:p>0.12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024" table:style-name="ce10">
            <text:p>7.024</text:p>
          </table:table-cell>
          <table:table-cell office:value-type="float" office:value="7.0339999999999998" table:style-name="ce10">
            <text:p>7.034</text:p>
          </table:table-cell>
          <table:table-cell office:value-type="float" office:value="-9.9999999999997868E-3" table:formula="of:=[.B571]-[.C571]" table:style-name="ce30">
            <text:p>-0.01</text:p>
          </table:table-cell>
          <table:table-cell office:value-type="float" office:value="7.0549999999999997" table:style-name="ce10">
            <text:p>7.055</text:p>
          </table:table-cell>
          <table:table-cell office:value-type="float" office:value="-3.0999999999999694E-2" table:formula="of:=[.B571]-[.E571]" table:style-name="ce30">
            <text:p>-0.031</text:p>
          </table:table-cell>
          <table:table-cell office:value-type="float" office:value="6.9550000000000001" table:style-name="ce10">
            <text:p>6.955</text:p>
          </table:table-cell>
          <table:table-cell office:value-type="float" office:value="6.899999999999995E-2" table:formula="of:=[.B571]-[.G571]" table:style-name="ce30">
            <text:p>0.069</text:p>
          </table:table-cell>
          <table:table-cell office:value-type="float" office:value="6.9969999999999999" table:style-name="ce10">
            <text:p>6.997</text:p>
          </table:table-cell>
          <table:table-cell office:value-type="float" office:value="2.7000000000000135E-2" table:formula="of:=[.B571]-[.I571]" table:style-name="ce30">
            <text:p>0.027</text:p>
          </table:table-cell>
          <table:table-cell office:value-type="float" office:value="2.4891430921771773E-2" table:formula="of:=STDEV(ABS([.D571]);ABS([.F571]);ABS([.H571]);ABS([.J571]))" table:style-name="ce31">
            <text:p>0.025</text:p>
          </table:table-cell>
          <table:table-cell office:value-type="float" office:value="3.4249999999999892E-2" table:formula="of:=(ABS([.D571])+ABS([.F571])+ABS([.H571])+ABS([.J571]))/4" table:style-name="ce31">
            <text:p>0.034</text:p>
          </table:table-cell>
          <table:table-cell office:value-type="float" office:value="9.5000000000000001E-2" table:style-name="ce32">
            <text:p>0.095</text:p>
          </table:table-cell>
          <table:table-cell office:value-type="float" office:value="9.5000000000000001E-2" table:formula="of:=MAX([.M571];[.K571])" table:style-name="ce34">
            <text:p>0.09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0460000000000003" table:style-name="ce10">
            <text:p>7.046</text:p>
          </table:table-cell>
          <table:table-cell office:value-type="float" office:value="6.9960000000000004" table:style-name="ce10">
            <text:p>6.996</text:p>
          </table:table-cell>
          <table:table-cell office:value-type="float" office:value="4.9999999999999822E-2" table:formula="of:=[.B572]-[.C572]" table:style-name="ce30">
            <text:p>0.05</text:p>
          </table:table-cell>
          <table:table-cell office:value-type="float" office:value="7.1639999999999997" table:style-name="ce10">
            <text:p>7.164</text:p>
          </table:table-cell>
          <table:table-cell office:value-type="float" office:value="-0.11799999999999944" table:formula="of:=[.B572]-[.E572]" table:style-name="ce30">
            <text:p>-0.118</text:p>
          </table:table-cell>
          <table:table-cell office:value-type="float" office:value="7" table:style-name="ce10">
            <text:p>7</text:p>
          </table:table-cell>
          <table:table-cell office:value-type="float" office:value="4.6000000000000263E-2" table:formula="of:=[.B572]-[.G572]" table:style-name="ce30">
            <text:p>0.046</text:p>
          </table:table-cell>
          <table:table-cell office:value-type="float" office:value="6.976" table:style-name="ce10">
            <text:p>6.976</text:p>
          </table:table-cell>
          <table:table-cell office:value-type="float" office:value="7.0000000000000284E-2" table:formula="of:=[.B572]-[.I572]" table:style-name="ce30">
            <text:p>0.07</text:p>
          </table:table-cell>
          <table:table-cell office:value-type="float" office:value="3.3045423283716305E-2" table:formula="of:=STDEV(ABS([.D572]);ABS([.F572]);ABS([.H572]);ABS([.J572]))" table:style-name="ce31">
            <text:p>0.033</text:p>
          </table:table-cell>
          <table:table-cell office:value-type="float" office:value="7.0999999999999952E-2" table:formula="of:=(ABS([.D572])+ABS([.F572])+ABS([.H572])+ABS([.J572]))/4" table:style-name="ce31">
            <text:p>0.071</text:p>
          </table:table-cell>
          <table:table-cell office:value-type="float" office:value="0.08" table:style-name="ce32">
            <text:p>0.08</text:p>
          </table:table-cell>
          <table:table-cell office:value-type="float" office:value="0.08" table:formula="of:=MAX([.M572];[.K572])" table:style-name="ce34">
            <text:p>0.08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5.7830000000000004" table:style-name="ce10">
            <text:p>5.783</text:p>
          </table:table-cell>
          <table:table-cell office:value-type="float" office:value="5.7880000000000003" table:style-name="ce10">
            <text:p>5.788</text:p>
          </table:table-cell>
          <table:table-cell office:value-type="float" office:value="-4.9999999999998934E-3" table:formula="of:=[.B573]-[.C573]" table:style-name="ce30">
            <text:p>-0.005</text:p>
          </table:table-cell>
          <table:table-cell office:value-type="float" office:value="5.8319999999999999" table:style-name="ce10">
            <text:p>5.832</text:p>
          </table:table-cell>
          <table:table-cell office:value-type="float" office:value="-4.8999999999999488E-2" table:formula="of:=[.B573]-[.E573]" table:style-name="ce30">
            <text:p>-0.049</text:p>
          </table:table-cell>
          <table:table-cell office:value-type="float" office:value="5.7" table:style-name="ce10">
            <text:p>5.7</text:p>
          </table:table-cell>
          <table:table-cell office:value-type="float" office:value="8.3000000000000185E-2" table:formula="of:=[.B573]-[.G573]" table:style-name="ce30">
            <text:p>0.083</text:p>
          </table:table-cell>
          <table:table-cell office:value-type="float" office:value="5.7460000000000004" table:style-name="ce10">
            <text:p>5.746</text:p>
          </table:table-cell>
          <table:table-cell office:value-type="float" office:value="3.6999999999999922E-2" table:formula="of:=[.B573]-[.I573]" table:style-name="ce30">
            <text:p>0.037</text:p>
          </table:table-cell>
          <table:table-cell office:value-type="float" office:value="3.2223180062392033E-2" table:formula="of:=STDEV(ABS([.D573]);ABS([.F573]);ABS([.H573]);ABS([.J573]))" table:style-name="ce31">
            <text:p>0.032</text:p>
          </table:table-cell>
          <table:table-cell office:value-type="float" office:value="4.3499999999999872E-2" table:formula="of:=(ABS([.D573])+ABS([.F573])+ABS([.H573])+ABS([.J573]))/4" table:style-name="ce31">
            <text:p>0.043</text:p>
          </table:table-cell>
          <table:table-cell office:value-type="float" office:value="8.6999999999999994E-2" table:style-name="ce32">
            <text:p>0.087</text:p>
          </table:table-cell>
          <table:table-cell office:value-type="float" office:value="8.6999999999999994E-2" table:formula="of:=MAX([.M573];[.K573])" table:style-name="ce34">
            <text:p>0.087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204543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7.59" table:style-name="ce10">
            <text:p>7.59</text:p>
          </table:table-cell>
          <table:table-cell office:value-type="float" office:value="7.649" table:style-name="ce10">
            <text:p>7.649</text:p>
          </table:table-cell>
          <table:table-cell office:value-type="float" office:value="-5.9000000000000163E-2" table:formula="of:=[.B577]-[.C577]" table:style-name="ce30">
            <text:p>-0.059</text:p>
          </table:table-cell>
          <table:table-cell office:value-type="float" office:value="7.6589999999999998" table:style-name="ce10">
            <text:p>7.659</text:p>
          </table:table-cell>
          <table:table-cell office:value-type="float" office:value="-6.899999999999995E-2" table:formula="of:=[.B577]-[.E577]" table:style-name="ce30">
            <text:p>-0.069</text:p>
          </table:table-cell>
          <table:table-cell office:value-type="float" office:value="7.5880000000000001" table:style-name="ce10">
            <text:p>7.588</text:p>
          </table:table-cell>
          <table:table-cell office:value-type="float" office:value="1.9999999999997797E-3" table:formula="of:=[.B577]-[.G577]" table:style-name="ce30">
            <text:p>0.002</text:p>
          </table:table-cell>
          <table:table-cell office:value-type="float" office:value="7.5449999999999999" table:style-name="ce10">
            <text:p>7.545</text:p>
          </table:table-cell>
          <table:table-cell office:value-type="float" office:value="4.4999999999999929E-2" table:formula="of:=[.B577]-[.I577]" table:style-name="ce30">
            <text:p>0.045</text:p>
          </table:table-cell>
          <table:table-cell office:value-type="float" office:value="2.9522590220597861E-2" table:formula="of:=STDEV(ABS([.D577]);ABS([.F577]);ABS([.H577]);ABS([.J577]))" table:style-name="ce31">
            <text:p>0.030</text:p>
          </table:table-cell>
          <table:table-cell office:value-type="float" office:value="4.3749999999999956E-2" table:formula="of:=(ABS([.D577])+ABS([.F577])+ABS([.H577])+ABS([.J577]))/4" table:style-name="ce31">
            <text:p>0.044</text:p>
          </table:table-cell>
          <table:table-cell office:value-type="string" table:style-name="ce32">
            <text:p>0.</text:p>
          </table:table-cell>
          <table:table-cell office:value-type="float" office:value="2.9522590220597861E-2" table:formula="of:=MAX([.M577];[.K577])" table:style-name="ce34">
            <text:p>0.03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4.3159999999999998" table:style-name="ce10">
            <text:p>4.316</text:p>
          </table:table-cell>
          <table:table-cell office:value-type="float" office:value="4.3840000000000003" table:style-name="ce10">
            <text:p>4.384</text:p>
          </table:table-cell>
          <table:table-cell office:value-type="float" office:value="-6.8000000000000504E-2" table:formula="of:=[.B578]-[.C578]" table:style-name="ce30">
            <text:p>-0.068</text:p>
          </table:table-cell>
          <table:table-cell office:value-type="float" office:value="4.3029999999999999" table:style-name="ce10">
            <text:p>4.303</text:p>
          </table:table-cell>
          <table:table-cell office:value-type="float" office:value="1.2999999999999901E-2" table:formula="of:=[.B578]-[.E578]" table:style-name="ce30">
            <text:p>0.013</text:p>
          </table:table-cell>
          <table:table-cell office:value-type="float" office:value="4.3140000000000001" table:style-name="ce10">
            <text:p>4.314</text:p>
          </table:table-cell>
          <table:table-cell office:value-type="float" office:value="1.9999999999997797E-3" table:formula="of:=[.B578]-[.G578]" table:style-name="ce30">
            <text:p>0.002</text:p>
          </table:table-cell>
          <table:table-cell office:value-type="float" office:value="4.3369999999999997" table:style-name="ce10">
            <text:p>4.337</text:p>
          </table:table-cell>
          <table:table-cell office:value-type="float" office:value="-2.0999999999999908E-2" table:formula="of:=[.B578]-[.I578]" table:style-name="ce30">
            <text:p>-0.021</text:p>
          </table:table-cell>
          <table:table-cell office:value-type="float" office:value="2.9063149634316741E-2" table:formula="of:=STDEV(ABS([.D578]);ABS([.F578]);ABS([.H578]);ABS([.J578]))" table:style-name="ce31">
            <text:p>0.029</text:p>
          </table:table-cell>
          <table:table-cell office:value-type="float" office:value="2.6000000000000023E-2" table:formula="of:=(ABS([.D578])+ABS([.F578])+ABS([.H578])+ABS([.J578]))/4" table:style-name="ce31">
            <text:p>0.026</text:p>
          </table:table-cell>
          <table:table-cell office:value-type="float" office:value="1.7000000000000001E-2" table:style-name="ce32">
            <text:p>0.017</text:p>
          </table:table-cell>
          <table:table-cell office:value-type="float" office:value="2.9063149634316741E-2" table:formula="of:=MAX([.M578];[.K578])" table:style-name="ce34">
            <text:p>0.02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6.1879999999999997" table:style-name="ce10">
            <text:p>6.188</text:p>
          </table:table-cell>
          <table:table-cell office:value-type="float" office:value="6.2690000000000001" table:style-name="ce10">
            <text:p>6.269</text:p>
          </table:table-cell>
          <table:table-cell office:value-type="float" office:value="-8.1000000000000405E-2" table:formula="of:=[.B579]-[.C579]" table:style-name="ce30">
            <text:p>-0.081</text:p>
          </table:table-cell>
          <table:table-cell office:value-type="float" office:value="6.173" table:style-name="ce10">
            <text:p>6.173</text:p>
          </table:table-cell>
          <table:table-cell office:value-type="float" office:value="1.499999999999968E-2" table:formula="of:=[.B579]-[.E579]" table:style-name="ce30">
            <text:p>0.015</text:p>
          </table:table-cell>
          <table:table-cell office:value-type="float" office:value="6.1790000000000003" table:style-name="ce10">
            <text:p>6.179</text:p>
          </table:table-cell>
          <table:table-cell office:value-type="float" office:value="8.9999999999994529E-3" table:formula="of:=[.B579]-[.G579]" table:style-name="ce30">
            <text:p>0.009</text:p>
          </table:table-cell>
          <table:table-cell office:value-type="float" office:value="6.4340000000000002" table:style-name="ce10">
            <text:p>6.434</text:p>
          </table:table-cell>
          <table:table-cell office:value-type="float" office:value="-0.24600000000000044" table:formula="of:=[.B579]-[.I579]" table:style-name="ce30">
            <text:p>-0.246</text:p>
          </table:table-cell>
          <table:table-cell office:value-type="float" office:value="0.11042757807721805" table:formula="of:=STDEV(ABS([.D579]);ABS([.F579]);ABS([.H579]);ABS([.J579]))" table:style-name="ce31">
            <text:p>0.110</text:p>
          </table:table-cell>
          <table:table-cell office:value-type="float" office:value="8.7749999999999995E-2" table:formula="of:=(ABS([.D579])+ABS([.F579])+ABS([.H579])+ABS([.J579]))/4" table:style-name="ce31">
            <text:p>0.088</text:p>
          </table:table-cell>
          <table:table-cell office:value-type="string" table:style-name="ce32">
            <text:p>0.</text:p>
          </table:table-cell>
          <table:table-cell office:value-type="float" office:value="0.11042757807721805" table:formula="of:=MAX([.M579];[.K579])" table:style-name="ce34">
            <text:p>0.11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580];[.K580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2050000000000001" table:style-name="ce10">
            <text:p>6.205</text:p>
          </table:table-cell>
          <table:table-cell office:value-type="float" office:value="6.2850000000000001" table:style-name="ce10">
            <text:p>6.285</text:p>
          </table:table-cell>
          <table:table-cell office:value-type="float" office:value="-8.0000000000000071E-2" table:formula="of:=[.B581]-[.C581]" table:style-name="ce30">
            <text:p>-0.08</text:p>
          </table:table-cell>
          <table:table-cell office:value-type="float" office:value="6.2060000000000004" table:style-name="ce10">
            <text:p>6.206</text:p>
          </table:table-cell>
          <table:table-cell office:value-type="float" office:value="-1.000000000000334E-3" table:formula="of:=[.B581]-[.E581]" table:style-name="ce30">
            <text:p>-0.001</text:p>
          </table:table-cell>
          <table:table-cell office:value-type="float" office:value="6.202" table:style-name="ce10">
            <text:p>6.202</text:p>
          </table:table-cell>
          <table:table-cell office:value-type="float" office:value="3.0000000000001137E-3" table:formula="of:=[.B581]-[.G581]" table:style-name="ce30">
            <text:p>0.003</text:p>
          </table:table-cell>
          <table:table-cell office:value-type="float" office:value="6.2190000000000003" table:style-name="ce10">
            <text:p>6.219</text:p>
          </table:table-cell>
          <table:table-cell office:value-type="float" office:value="-1.4000000000000234E-2" table:formula="of:=[.B581]-[.I581]" table:style-name="ce30">
            <text:p>-0.014</text:p>
          </table:table-cell>
          <table:table-cell office:value-type="float" office:value="3.743883901333829E-2" table:formula="of:=STDEV(ABS([.D581]);ABS([.F581]);ABS([.H581]);ABS([.J581]))" table:style-name="ce31">
            <text:p>0.037</text:p>
          </table:table-cell>
          <table:table-cell office:value-type="float" office:value="2.4500000000000188E-2" table:formula="of:=(ABS([.D581])+ABS([.F581])+ABS([.H581])+ABS([.J581]))/4" table:style-name="ce31">
            <text:p>0.025</text:p>
          </table:table-cell>
          <table:table-cell office:value-type="float" office:value="9.7000000000000003E-2" table:style-name="ce32">
            <text:p>0.097</text:p>
          </table:table-cell>
          <table:table-cell office:value-type="float" office:value="9.7000000000000003E-2" table:formula="of:=MAX([.M581];[.K581])" table:style-name="ce34">
            <text:p>0.09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4.8520000000000003" table:style-name="ce10">
            <text:p>4.852</text:p>
          </table:table-cell>
          <table:table-cell office:value-type="float" office:value="4.9429999999999996" table:style-name="ce10">
            <text:p>4.943</text:p>
          </table:table-cell>
          <table:table-cell office:value-type="float" office:value="-9.0999999999999304E-2" table:formula="of:=[.B582]-[.C582]" table:style-name="ce30">
            <text:p>-0.091</text:p>
          </table:table-cell>
          <table:table-cell office:value-type="float" office:value="4.835" table:style-name="ce10">
            <text:p>4.835</text:p>
          </table:table-cell>
          <table:table-cell office:value-type="float" office:value="1.7000000000000348E-2" table:formula="of:=[.B582]-[.E582]" table:style-name="ce30">
            <text:p>0.017</text:p>
          </table:table-cell>
          <table:table-cell office:value-type="float" office:value="4.84" table:style-name="ce10">
            <text:p>4.84</text:p>
          </table:table-cell>
          <table:table-cell office:value-type="float" office:value="1.2000000000000455E-2" table:formula="of:=[.B582]-[.G582]" table:style-name="ce30">
            <text:p>0.012</text:p>
          </table:table-cell>
          <table:table-cell office:value-type="float" office:value="4.8810000000000002" table:style-name="ce10">
            <text:p>4.881</text:p>
          </table:table-cell>
          <table:table-cell office:value-type="float" office:value="-2.8999999999999915E-2" table:formula="of:=[.B582]-[.I582]" table:style-name="ce30">
            <text:p>-0.029</text:p>
          </table:table-cell>
          <table:table-cell office:value-type="float" office:value="3.6536511418944054E-2" table:formula="of:=STDEV(ABS([.D582]);ABS([.F582]);ABS([.H582]);ABS([.J582]))" table:style-name="ce31">
            <text:p>0.037</text:p>
          </table:table-cell>
          <table:table-cell office:value-type="float" office:value="3.7250000000000005E-2" table:formula="of:=(ABS([.D582])+ABS([.F582])+ABS([.H582])+ABS([.J582]))/4" table:style-name="ce31">
            <text:p>0.037</text:p>
          </table:table-cell>
          <table:table-cell office:value-type="float" office:value="5.2999999999999999E-2" table:style-name="ce32">
            <text:p>0.053</text:p>
          </table:table-cell>
          <table:table-cell office:value-type="float" office:value="5.2999999999999999E-2" table:formula="of:=MAX([.M582];[.K582])" table:style-name="ce34">
            <text:p>0.05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4119999999999999" table:style-name="ce10">
            <text:p>3.412</text:p>
          </table:table-cell>
          <table:table-cell office:value-type="float" office:value="3.5859999999999999" table:style-name="ce10">
            <text:p>3.586</text:p>
          </table:table-cell>
          <table:table-cell office:value-type="float" office:value="-0.17399999999999993" table:formula="of:=[.B583]-[.C583]" table:style-name="ce30">
            <text:p>-0.174</text:p>
          </table:table-cell>
          <table:table-cell office:value-type="float" office:value="3.3919999999999999" table:style-name="ce10">
            <text:p>3.392</text:p>
          </table:table-cell>
          <table:table-cell office:value-type="float" office:value="2.0000000000000018E-2" table:formula="of:=[.B583]-[.E583]" table:style-name="ce30">
            <text:p>0.02</text:p>
          </table:table-cell>
          <table:table-cell office:value-type="float" office:value="3.4039999999999999" table:style-name="ce10">
            <text:p>3.404</text:p>
          </table:table-cell>
          <table:table-cell office:value-type="float" office:value="8.0000000000000071E-3" table:formula="of:=[.B583]-[.G583]" table:style-name="ce30">
            <text:p>0.008</text:p>
          </table:table-cell>
          <table:table-cell office:value-type="float" office:value="3.4649999999999999" table:style-name="ce10">
            <text:p>3.465</text:p>
          </table:table-cell>
          <table:table-cell office:value-type="float" office:value="-5.2999999999999936E-2" table:formula="of:=[.B583]-[.I583]" table:style-name="ce30">
            <text:p>-0.053</text:p>
          </table:table-cell>
          <table:table-cell office:value-type="float" office:value="7.5922658014587419E-2" table:formula="of:=STDEV(ABS([.D583]);ABS([.F583]);ABS([.H583]);ABS([.J583]))" table:style-name="ce31">
            <text:p>0.076</text:p>
          </table:table-cell>
          <table:table-cell office:value-type="float" office:value="6.3749999999999973E-2" table:formula="of:=(ABS([.D583])+ABS([.F583])+ABS([.H583])+ABS([.J583]))/4" table:style-name="ce31">
            <text:p>0.064</text:p>
          </table:table-cell>
          <table:table-cell office:value-type="float" office:value="4.7E-2" table:style-name="ce32">
            <text:p>0.047</text:p>
          </table:table-cell>
          <table:table-cell office:value-type="float" office:value="7.5922658014587419E-2" table:formula="of:=MAX([.M583];[.K583])" table:style-name="ce34">
            <text:p>0.07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5939999999999999" table:style-name="ce10">
            <text:p>3.594</text:p>
          </table:table-cell>
          <table:table-cell office:value-type="float" office:value="3.6230000000000002" table:style-name="ce10">
            <text:p>3.623</text:p>
          </table:table-cell>
          <table:table-cell office:value-type="float" office:value="-2.9000000000000359E-2" table:formula="of:=[.B584]-[.C584]" table:style-name="ce30">
            <text:p>-0.029</text:p>
          </table:table-cell>
          <table:table-cell office:value-type="float" office:value="3.6579999999999999" table:style-name="ce10">
            <text:p>3.658</text:p>
          </table:table-cell>
          <table:table-cell office:value-type="float" office:value="-6.4000000000000057E-2" table:formula="of:=[.B584]-[.E584]" table:style-name="ce30">
            <text:p>-0.064</text:p>
          </table:table-cell>
          <table:table-cell office:value-type="float" office:value="3.5630000000000002" table:style-name="ce10">
            <text:p>3.563</text:p>
          </table:table-cell>
          <table:table-cell office:value-type="float" office:value="3.0999999999999694E-2" table:formula="of:=[.B584]-[.G584]" table:style-name="ce30">
            <text:p>0.031</text:p>
          </table:table-cell>
          <table:table-cell office:value-type="float" office:value="3.5630000000000002" table:style-name="ce10">
            <text:p>3.563</text:p>
          </table:table-cell>
          <table:table-cell office:value-type="float" office:value="3.0999999999999694E-2" table:formula="of:=[.B584]-[.I584]" table:style-name="ce30">
            <text:p>0.031</text:p>
          </table:table-cell>
          <table:table-cell office:value-type="float" office:value="1.6859715300087418E-2" table:formula="of:=STDEV(ABS([.D584]);ABS([.F584]);ABS([.H584]);ABS([.J584]))" table:style-name="ce31">
            <text:p>0.017</text:p>
          </table:table-cell>
          <table:table-cell office:value-type="float" office:value="3.8749999999999951E-2" table:formula="of:=(ABS([.D584])+ABS([.F584])+ABS([.H584])+ABS([.J584]))/4" table:style-name="ce31">
            <text:p>0.039</text:p>
          </table:table-cell>
          <table:table-cell office:value-type="float" office:value="4.8000000000000001E-2" table:style-name="ce32">
            <text:p>0.048</text:p>
          </table:table-cell>
          <table:table-cell office:value-type="float" office:value="4.8000000000000001E-2" table:formula="of:=MAX([.M584];[.K584])" table:style-name="ce34">
            <text:p>0.04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5.8330000000000002" table:style-name="ce10">
            <text:p>5.833</text:p>
          </table:table-cell>
          <table:table-cell office:value-type="float" office:value="5.9530000000000003" table:style-name="ce10">
            <text:p>5.953</text:p>
          </table:table-cell>
          <table:table-cell office:value-type="float" office:value="-0.12000000000000011" table:formula="of:=[.B585]-[.C585]" table:style-name="ce30">
            <text:p>-0.12</text:p>
          </table:table-cell>
          <table:table-cell office:value-type="float" office:value="5.8170000000000002" table:style-name="ce10">
            <text:p>5.817</text:p>
          </table:table-cell>
          <table:table-cell office:value-type="float" office:value="1.6000000000000014E-2" table:formula="of:=[.B585]-[.E585]" table:style-name="ce30">
            <text:p>0.016</text:p>
          </table:table-cell>
          <table:table-cell office:value-type="float" office:value="5.8150000000000004" table:style-name="ce10">
            <text:p>5.815</text:p>
          </table:table-cell>
          <table:table-cell office:value-type="float" office:value="1.7999999999999794E-2" table:formula="of:=[.B585]-[.G585]" table:style-name="ce30">
            <text:p>0.018</text:p>
          </table:table-cell>
          <table:table-cell office:value-type="float" office:value="5.8680000000000003" table:style-name="ce10">
            <text:p>5.868</text:p>
          </table:table-cell>
          <table:table-cell office:value-type="float" office:value="-3.5000000000000142E-2" table:formula="of:=[.B585]-[.I585]" table:style-name="ce30">
            <text:p>-0.035</text:p>
          </table:table-cell>
          <table:table-cell office:value-type="float" office:value="4.9243442879907111E-2" table:formula="of:=STDEV(ABS([.D585]);ABS([.F585]);ABS([.H585]);ABS([.J585]))" table:style-name="ce31">
            <text:p>0.049</text:p>
          </table:table-cell>
          <table:table-cell office:value-type="float" office:value="4.7250000000000014E-2" table:formula="of:=(ABS([.D585])+ABS([.F585])+ABS([.H585])+ABS([.J585]))/4" table:style-name="ce31">
            <text:p>0.047</text:p>
          </table:table-cell>
          <table:table-cell office:value-type="float" office:value="7.5999999999999998E-2" table:style-name="ce32">
            <text:p>0.076</text:p>
          </table:table-cell>
          <table:table-cell office:value-type="float" office:value="7.5999999999999998E-2" table:formula="of:=MAX([.M585];[.K585])" table:style-name="ce34">
            <text:p>0.07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8319999999999999" table:style-name="ce10">
            <text:p>5.832</text:p>
          </table:table-cell>
          <table:table-cell office:value-type="float" office:value="5.827" table:style-name="ce10">
            <text:p>5.827</text:p>
          </table:table-cell>
          <table:table-cell office:value-type="float" office:value="4.9999999999998934E-3" table:formula="of:=[.B586]-[.C586]" table:style-name="ce30">
            <text:p>0.005</text:p>
          </table:table-cell>
          <table:table-cell office:value-type="float" office:value="5.9029999999999996" table:style-name="ce10">
            <text:p>5.903</text:p>
          </table:table-cell>
          <table:table-cell office:value-type="float" office:value="-7.099999999999973E-2" table:formula="of:=[.B586]-[.E586]" table:style-name="ce30">
            <text:p>-0.071</text:p>
          </table:table-cell>
          <table:table-cell office:value-type="float" office:value="5.82" table:style-name="ce10">
            <text:p>5.82</text:p>
          </table:table-cell>
          <table:table-cell office:value-type="float" office:value="1.1999999999999567E-2" table:formula="of:=[.B586]-[.G586]" table:style-name="ce30">
            <text:p>0.012</text:p>
          </table:table-cell>
          <table:table-cell office:value-type="float" office:value="5.7990000000000004" table:style-name="ce10">
            <text:p>5.799</text:p>
          </table:table-cell>
          <table:table-cell office:value-type="float" office:value="3.2999999999999474E-2" table:formula="of:=[.B586]-[.I586]" table:style-name="ce30">
            <text:p>0.033</text:p>
          </table:table-cell>
          <table:table-cell office:value-type="float" office:value="2.9657770201640784E-2" table:formula="of:=STDEV(ABS([.D586]);ABS([.F586]);ABS([.H586]);ABS([.J586]))" table:style-name="ce31">
            <text:p>0.030</text:p>
          </table:table-cell>
          <table:table-cell office:value-type="float" office:value="3.0249999999999666E-2" table:formula="of:=(ABS([.D586])+ABS([.F586])+ABS([.H586])+ABS([.J586]))/4" table:style-name="ce31">
            <text:p>0.030</text:p>
          </table:table-cell>
          <table:table-cell office:value-type="float" office:value="4.3999999999999997E-2" table:style-name="ce32">
            <text:p>0.044</text:p>
          </table:table-cell>
          <table:table-cell office:value-type="float" office:value="4.3999999999999997E-2" table:formula="of:=MAX([.M586];[.K586])" table:style-name="ce34">
            <text:p>0.04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4550000000000001" table:style-name="ce10">
            <text:p>4.455</text:p>
          </table:table-cell>
          <table:table-cell office:value-type="float" office:value="4.5679999999999996" table:style-name="ce10">
            <text:p>4.568</text:p>
          </table:table-cell>
          <table:table-cell office:value-type="float" office:value="-0.11299999999999955" table:formula="of:=[.B587]-[.C587]" table:style-name="ce30">
            <text:p>-0.113</text:p>
          </table:table-cell>
          <table:table-cell office:value-type="float" office:value="4.4429999999999996" table:style-name="ce10">
            <text:p>4.443</text:p>
          </table:table-cell>
          <table:table-cell office:value-type="float" office:value="1.2000000000000455E-2" table:formula="of:=[.B587]-[.E587]" table:style-name="ce30">
            <text:p>0.012</text:p>
          </table:table-cell>
          <table:table-cell office:value-type="float" office:value="4.4489999999999998" table:style-name="ce10">
            <text:p>4.449</text:p>
          </table:table-cell>
          <table:table-cell office:value-type="float" office:value="6.0000000000002274E-3" table:formula="of:=[.B587]-[.G587]" table:style-name="ce30">
            <text:p>0.006</text:p>
          </table:table-cell>
          <table:table-cell office:value-type="float" office:value="4.4800000000000004" table:style-name="ce10">
            <text:p>4.48</text:p>
          </table:table-cell>
          <table:table-cell office:value-type="float" office:value="-2.5000000000000355E-2" table:formula="of:=[.B587]-[.I587]" table:style-name="ce30">
            <text:p>-0.025</text:p>
          </table:table-cell>
          <table:table-cell office:value-type="float" office:value="4.9966655548141579E-2" table:formula="of:=STDEV(ABS([.D587]);ABS([.F587]);ABS([.H587]);ABS([.J587]))" table:style-name="ce31">
            <text:p>0.050</text:p>
          </table:table-cell>
          <table:table-cell office:value-type="float" office:value="3.9000000000000146E-2" table:formula="of:=(ABS([.D587])+ABS([.F587])+ABS([.H587])+ABS([.J587]))/4" table:style-name="ce31">
            <text:p>0.039</text:p>
          </table:table-cell>
          <table:table-cell office:value-type="float" office:value="6.3E-2" table:style-name="ce32">
            <text:p>0.063</text:p>
          </table:table-cell>
          <table:table-cell office:value-type="float" office:value="6.3E-2" table:formula="of:=MAX([.M587];[.K587])" table:style-name="ce34">
            <text:p>0.063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31_Vul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7170000000000005" table:style-name="ce10">
            <text:p>8.717</text:p>
          </table:table-cell>
          <table:table-cell office:value-type="float" office:value="8.73" table:style-name="ce10">
            <text:p>8.73</text:p>
          </table:table-cell>
          <table:table-cell office:value-type="float" office:value="-1.2999999999999901E-2" table:formula="of:=[.B591]-[.C591]" table:style-name="ce30">
            <text:p>-0.013</text:p>
          </table:table-cell>
          <table:table-cell office:value-type="float" office:value="8.8000000000000007" table:style-name="ce10">
            <text:p>8.8</text:p>
          </table:table-cell>
          <table:table-cell office:value-type="float" office:value="-8.3000000000000185E-2" table:formula="of:=[.B591]-[.E591]" table:style-name="ce30">
            <text:p>-0.083</text:p>
          </table:table-cell>
          <table:table-cell office:value-type="float" office:value="8.7140000000000004" table:style-name="ce10">
            <text:p>8.714</text:p>
          </table:table-cell>
          <table:table-cell office:value-type="float" office:value="3.0000000000001137E-3" table:formula="of:=[.B591]-[.G591]" table:style-name="ce30">
            <text:p>0.003</text:p>
          </table:table-cell>
          <table:table-cell office:value-type="float" office:value="8.7780000000000005" table:style-name="ce10">
            <text:p>8.778</text:p>
          </table:table-cell>
          <table:table-cell office:value-type="float" office:value="-6.0999999999999943E-2" table:formula="of:=[.B591]-[.I591]" table:style-name="ce30">
            <text:p>-0.061</text:p>
          </table:table-cell>
          <table:table-cell office:value-type="float" office:value="3.8244825358035958E-2" table:formula="of:=STDEV(ABS([.D591]);ABS([.F591]);ABS([.H591]);ABS([.J591]))" table:style-name="ce31">
            <text:p>0.038</text:p>
          </table:table-cell>
          <table:table-cell office:value-type="float" office:value="4.0000000000000036E-2" table:formula="of:=(ABS([.D591])+ABS([.F591])+ABS([.H591])+ABS([.J591]))/4" table:style-name="ce31">
            <text:p>0.040</text:p>
          </table:table-cell>
          <table:table-cell office:value-type="float" office:value="4.0000000000000001E-3" table:style-name="ce32">
            <text:p>0.004</text:p>
          </table:table-cell>
          <table:table-cell office:value-type="float" office:value="3.8244825358035958E-2" table:formula="of:=MAX([.M591];[.K591])" table:style-name="ce34">
            <text:p>0.03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5129999999999999" table:style-name="ce10">
            <text:p>6.513</text:p>
          </table:table-cell>
          <table:table-cell office:value-type="float" office:value="6.5750000000000002" table:style-name="ce10">
            <text:p>6.575</text:p>
          </table:table-cell>
          <table:table-cell office:value-type="float" office:value="-6.2000000000000277E-2" table:formula="of:=[.B592]-[.C592]" table:style-name="ce30">
            <text:p>-0.062</text:p>
          </table:table-cell>
          <table:table-cell office:value-type="float" office:value="6.4850000000000003" table:style-name="ce10">
            <text:p>6.485</text:p>
          </table:table-cell>
          <table:table-cell office:value-type="float" office:value="2.7999999999999581E-2" table:formula="of:=[.B592]-[.E592]" table:style-name="ce30">
            <text:p>0.028</text:p>
          </table:table-cell>
          <table:table-cell office:value-type="float" office:value="6.4660000000000002" table:style-name="ce10">
            <text:p>6.466</text:p>
          </table:table-cell>
          <table:table-cell office:value-type="float" office:value="4.6999999999999709E-2" table:formula="of:=[.B592]-[.G592]" table:style-name="ce30">
            <text:p>0.047</text:p>
          </table:table-cell>
          <table:table-cell office:value-type="float" office:value="6.4989999999999997" table:style-name="ce10">
            <text:p>6.499</text:p>
          </table:table-cell>
          <table:table-cell office:value-type="float" office:value="1.4000000000000234E-2" table:formula="of:=[.B592]-[.I592]" table:style-name="ce30">
            <text:p>0.014</text:p>
          </table:table-cell>
          <table:table-cell office:value-type="float" office:value="2.1077238908358036E-2" table:formula="of:=STDEV(ABS([.D592]);ABS([.F592]);ABS([.H592]);ABS([.J592]))" table:style-name="ce31">
            <text:p>0.021</text:p>
          </table:table-cell>
          <table:table-cell office:value-type="float" office:value="3.774999999999995E-2" table:formula="of:=(ABS([.D592])+ABS([.F592])+ABS([.H592])+ABS([.J592]))/4" table:style-name="ce31">
            <text:p>0.038</text:p>
          </table:table-cell>
          <table:table-cell office:value-type="float" office:value="8.5000000000000006E-2" table:style-name="ce32">
            <text:p>0.085</text:p>
          </table:table-cell>
          <table:table-cell office:value-type="float" office:value="8.5000000000000006E-2" table:formula="of:=MAX([.M592];[.K592])" table:style-name="ce34">
            <text:p>0.08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5359999999999996" table:style-name="ce10">
            <text:p>7.536</text:p>
          </table:table-cell>
          <table:table-cell office:value-type="float" office:value="7.59" table:style-name="ce10">
            <text:p>7.59</text:p>
          </table:table-cell>
          <table:table-cell office:value-type="float" office:value="-5.400000000000027E-2" table:formula="of:=[.B593]-[.C593]" table:style-name="ce30">
            <text:p>-0.054</text:p>
          </table:table-cell>
          <table:table-cell office:value-type="float" office:value="7.5179999999999998" table:style-name="ce10">
            <text:p>7.518</text:p>
          </table:table-cell>
          <table:table-cell office:value-type="float" office:value="1.7999999999999794E-2" table:formula="of:=[.B593]-[.E593]" table:style-name="ce30">
            <text:p>0.018</text:p>
          </table:table-cell>
          <table:table-cell office:value-type="float" office:value="7.49" table:style-name="ce10">
            <text:p>7.49</text:p>
          </table:table-cell>
          <table:table-cell office:value-type="float" office:value="4.5999999999999375E-2" table:formula="of:=[.B593]-[.G593]" table:style-name="ce30">
            <text:p>0.046</text:p>
          </table:table-cell>
          <table:table-cell office:value-type="float" office:value="7.5259999999999998" table:style-name="ce10">
            <text:p>7.526</text:p>
          </table:table-cell>
          <table:table-cell office:value-type="float" office:value="9.9999999999997868E-3" table:formula="of:=[.B593]-[.I593]" table:style-name="ce30">
            <text:p>0.01</text:p>
          </table:table-cell>
          <table:table-cell office:value-type="float" office:value="2.1291625896895164E-2" table:formula="of:=STDEV(ABS([.D593]);ABS([.F593]);ABS([.H593]);ABS([.J593]))" table:style-name="ce31">
            <text:p>0.021</text:p>
          </table:table-cell>
          <table:table-cell office:value-type="float" office:value="3.1999999999999806E-2" table:formula="of:=(ABS([.D593])+ABS([.F593])+ABS([.H593])+ABS([.J593]))/4" table:style-name="ce31">
            <text:p>0.032</text:p>
          </table:table-cell>
          <table:table-cell office:value-type="float" office:value="4.2000000000000003E-2" table:style-name="ce32">
            <text:p>0.042</text:p>
          </table:table-cell>
          <table:table-cell office:value-type="float" office:value="4.2000000000000003E-2" table:formula="of:=MAX([.M593];[.K593])" table:style-name="ce34">
            <text:p>0.04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4770000000000003" table:style-name="ce10">
            <text:p>6.477</text:p>
          </table:table-cell>
          <table:table-cell office:value-type="float" office:value="6.53" table:style-name="ce10">
            <text:p>6.53</text:p>
          </table:table-cell>
          <table:table-cell office:value-type="float" office:value="-5.2999999999999936E-2" table:formula="of:=[.B594]-[.C594]" table:style-name="ce30">
            <text:p>-0.053</text:p>
          </table:table-cell>
          <table:table-cell office:value-type="float" office:value="6.4669999999999996" table:style-name="ce10">
            <text:p>6.467</text:p>
          </table:table-cell>
          <table:table-cell office:value-type="float" office:value="1.0000000000000675E-2" table:formula="of:=[.B594]-[.E594]" table:style-name="ce30">
            <text:p>0.01</text:p>
          </table:table-cell>
          <table:table-cell office:value-type="float" office:value="6.46" table:style-name="ce10">
            <text:p>6.46</text:p>
          </table:table-cell>
          <table:table-cell office:value-type="float" office:value="1.7000000000000348E-2" table:formula="of:=[.B594]-[.G594]" table:style-name="ce30">
            <text:p>0.017</text:p>
          </table:table-cell>
          <table:table-cell office:value-type="float" office:value="6.4640000000000004" table:style-name="ce10">
            <text:p>6.464</text:p>
          </table:table-cell>
          <table:table-cell office:value-type="float" office:value="1.2999999999999901E-2" table:formula="of:=[.B594]-[.I594]" table:style-name="ce30">
            <text:p>0.013</text:p>
          </table:table-cell>
          <table:table-cell office:value-type="float" office:value="2.0039544239660877E-2" table:formula="of:=STDEV(ABS([.D594]);ABS([.F594]);ABS([.H594]);ABS([.J594]))" table:style-name="ce31">
            <text:p>0.020</text:p>
          </table:table-cell>
          <table:table-cell office:value-type="float" office:value="2.3250000000000215E-2" table:formula="of:=(ABS([.D594])+ABS([.F594])+ABS([.H594])+ABS([.J594]))/4" table:style-name="ce31">
            <text:p>0.023</text:p>
          </table:table-cell>
          <table:table-cell office:value-type="float" office:value="1.2999999999999999E-2" table:style-name="ce32">
            <text:p>0.013</text:p>
          </table:table-cell>
          <table:table-cell office:value-type="float" office:value="2.0039544239660877E-2" table:formula="of:=MAX([.M594];[.K594])" table:style-name="ce34">
            <text:p>0.02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5780000000000003" table:style-name="ce10">
            <text:p>7.578</text:p>
          </table:table-cell>
          <table:table-cell office:value-type="float" office:value="7.593" table:style-name="ce10">
            <text:p>7.593</text:p>
          </table:table-cell>
          <table:table-cell office:value-type="float" office:value="-1.499999999999968E-2" table:formula="of:=[.B595]-[.C595]" table:style-name="ce30">
            <text:p>-0.015</text:p>
          </table:table-cell>
          <table:table-cell office:value-type="float" office:value="7.593" table:style-name="ce10">
            <text:p>7.593</text:p>
          </table:table-cell>
          <table:table-cell office:value-type="float" office:value="-1.499999999999968E-2" table:formula="of:=[.B595]-[.E595]" table:style-name="ce30">
            <text:p>-0.015</text:p>
          </table:table-cell>
          <table:table-cell office:value-type="float" office:value="7.5469999999999997" table:style-name="ce10">
            <text:p>7.547</text:p>
          </table:table-cell>
          <table:table-cell office:value-type="float" office:value="3.1000000000000583E-2" table:formula="of:=[.B595]-[.G595]" table:style-name="ce30">
            <text:p>0.031</text:p>
          </table:table-cell>
          <table:table-cell office:value-type="float" office:value="7.5940000000000003" table:style-name="ce10">
            <text:p>7.594</text:p>
          </table:table-cell>
          <table:table-cell office:value-type="float" office:value="-1.6000000000000014E-2" table:formula="of:=[.B595]-[.I595]" table:style-name="ce30">
            <text:p>-0.016</text:p>
          </table:table-cell>
          <table:table-cell office:value-type="float" office:value="7.8475049113294407E-3" table:formula="of:=STDEV(ABS([.D595]);ABS([.F595]);ABS([.H595]);ABS([.J595]))" table:style-name="ce31">
            <text:p>0.008</text:p>
          </table:table-cell>
          <table:table-cell office:value-type="float" office:value="1.9249999999999989E-2" table:formula="of:=(ABS([.D595])+ABS([.F595])+ABS([.H595])+ABS([.J595]))/4" table:style-name="ce31">
            <text:p>0.019</text:p>
          </table:table-cell>
          <table:table-cell office:value-type="float" office:value="6.7000000000000004E-2" table:style-name="ce32">
            <text:p>0.067</text:p>
          </table:table-cell>
          <table:table-cell office:value-type="float" office:value="6.7000000000000004E-2" table:formula="of:=MAX([.M595];[.K595])" table:style-name="ce34">
            <text:p>0.06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2679999999999998" table:style-name="ce10">
            <text:p>6.268</text:p>
          </table:table-cell>
          <table:table-cell office:value-type="float" office:value="6.3460000000000001" table:style-name="ce10">
            <text:p>6.346</text:p>
          </table:table-cell>
          <table:table-cell office:value-type="float" office:value="-7.8000000000000291E-2" table:formula="of:=[.B596]-[.C596]" table:style-name="ce30">
            <text:p>-0.078</text:p>
          </table:table-cell>
          <table:table-cell office:value-type="float" office:value="6.2409999999999997" table:style-name="ce10">
            <text:p>6.241</text:p>
          </table:table-cell>
          <table:table-cell office:value-type="float" office:value="2.7000000000000135E-2" table:formula="of:=[.B596]-[.E596]" table:style-name="ce30">
            <text:p>0.027</text:p>
          </table:table-cell>
          <table:table-cell office:value-type="float" office:value="6.1829999999999998" table:style-name="ce10">
            <text:p>6.183</text:p>
          </table:table-cell>
          <table:table-cell office:value-type="float" office:value="8.4999999999999964E-2" table:formula="of:=[.B596]-[.G596]" table:style-name="ce30">
            <text:p>0.085</text:p>
          </table:table-cell>
          <table:table-cell office:value-type="float" office:value="6.2469999999999999" table:style-name="ce10">
            <text:p>6.247</text:p>
          </table:table-cell>
          <table:table-cell office:value-type="float" office:value="2.0999999999999908E-2" table:formula="of:=[.B596]-[.I596]" table:style-name="ce30">
            <text:p>0.021</text:p>
          </table:table-cell>
          <table:table-cell office:value-type="float" office:value="3.3410327744576293E-2" table:formula="of:=STDEV(ABS([.D596]);ABS([.F596]);ABS([.H596]);ABS([.J596]))" table:style-name="ce31">
            <text:p>0.033</text:p>
          </table:table-cell>
          <table:table-cell office:value-type="float" office:value="5.2750000000000075E-2" table:formula="of:=(ABS([.D596])+ABS([.F596])+ABS([.H596])+ABS([.J596]))/4" table:style-name="ce31">
            <text:p>0.053</text:p>
          </table:table-cell>
          <table:table-cell office:value-type="float" office:value="6.5000000000000002E-2" table:style-name="ce32">
            <text:p>0.065</text:p>
          </table:table-cell>
          <table:table-cell office:value-type="float" office:value="6.5000000000000002E-2" table:formula="of:=MAX([.M596];[.K596])" table:style-name="ce34">
            <text:p>0.06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9429999999999996" table:style-name="ce10">
            <text:p>4.943</text:p>
          </table:table-cell>
          <table:table-cell office:value-type="float" office:value="5.0510000000000002" table:style-name="ce10">
            <text:p>5.051</text:p>
          </table:table-cell>
          <table:table-cell office:value-type="float" office:value="-0.10800000000000054" table:formula="of:=[.B597]-[.C597]" table:style-name="ce30">
            <text:p>-0.108</text:p>
          </table:table-cell>
          <table:table-cell office:value-type="float" office:value="4.9260000000000002" table:style-name="ce10">
            <text:p>4.926</text:p>
          </table:table-cell>
          <table:table-cell office:value-type="float" office:value="1.699999999999946E-2" table:formula="of:=[.B597]-[.E597]" table:style-name="ce30">
            <text:p>0.017</text:p>
          </table:table-cell>
          <table:table-cell office:value-type="float" office:value="4.9160000000000004" table:style-name="ce10">
            <text:p>4.916</text:p>
          </table:table-cell>
          <table:table-cell office:value-type="float" office:value="2.6999999999999247E-2" table:formula="of:=[.B597]-[.G597]" table:style-name="ce30">
            <text:p>0.027</text:p>
          </table:table-cell>
          <table:table-cell office:value-type="float" office:value="4.9169999999999998" table:style-name="ce10">
            <text:p>4.917</text:p>
          </table:table-cell>
          <table:table-cell office:value-type="float" office:value="2.5999999999999801E-2" table:formula="of:=[.B597]-[.I597]" table:style-name="ce30">
            <text:p>0.026</text:p>
          </table:table-cell>
          <table:table-cell office:value-type="float" office:value="4.2571508469085015E-2" table:formula="of:=STDEV(ABS([.D597]);ABS([.F597]);ABS([.H597]);ABS([.J597]))" table:style-name="ce31">
            <text:p>0.043</text:p>
          </table:table-cell>
          <table:table-cell office:value-type="float" office:value="4.4499999999999762E-2" table:formula="of:=(ABS([.D597])+ABS([.F597])+ABS([.H597])+ABS([.J597]))/4" table:style-name="ce31">
            <text:p>0.044</text:p>
          </table:table-cell>
          <table:table-cell office:value-type="float" office:value="0.107" table:style-name="ce32">
            <text:p>0.107</text:p>
          </table:table-cell>
          <table:table-cell office:value-type="float" office:value="0.107" table:formula="of:=MAX([.M597];[.K597])" table:style-name="ce34">
            <text:p>0.10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09" table:style-name="ce10">
            <text:p>5.09</text:p>
          </table:table-cell>
          <table:table-cell office:value-type="float" office:value="5.0830000000000002" table:style-name="ce10">
            <text:p>5.083</text:p>
          </table:table-cell>
          <table:table-cell office:value-type="float" office:value="6.9999999999996732E-3" table:formula="of:=[.B598]-[.C598]" table:style-name="ce30">
            <text:p>0.007</text:p>
          </table:table-cell>
          <table:table-cell office:value-type="float" office:value="5.1760000000000002" table:style-name="ce10">
            <text:p>5.176</text:p>
          </table:table-cell>
          <table:table-cell office:value-type="float" office:value="-8.6000000000000298E-2" table:formula="of:=[.B598]-[.E598]" table:style-name="ce30">
            <text:p>-0.086</text:p>
          </table:table-cell>
          <table:table-cell office:value-type="float" office:value="5.0060000000000002" table:style-name="ce10">
            <text:p>5.006</text:p>
          </table:table-cell>
          <table:table-cell office:value-type="float" office:value="8.3999999999999631E-2" table:formula="of:=[.B598]-[.G598]" table:style-name="ce30">
            <text:p>0.084</text:p>
          </table:table-cell>
          <table:table-cell office:value-type="float" office:value="5.1429999999999998" table:style-name="ce10">
            <text:p>5.143</text:p>
          </table:table-cell>
          <table:table-cell office:value-type="float" office:value="-5.2999999999999936E-2" table:formula="of:=[.B598]-[.I598]" table:style-name="ce30">
            <text:p>-0.053</text:p>
          </table:table-cell>
          <table:table-cell office:value-type="float" office:value="3.6900767833023165E-2" table:formula="of:=STDEV(ABS([.D598]);ABS([.F598]);ABS([.H598]);ABS([.J598]))" table:style-name="ce31">
            <text:p>0.037</text:p>
          </table:table-cell>
          <table:table-cell office:value-type="float" office:value="5.7499999999999885E-2" table:formula="of:=(ABS([.D598])+ABS([.F598])+ABS([.H598])+ABS([.J598]))/4" table:style-name="ce31">
            <text:p>0.057</text:p>
          </table:table-cell>
          <table:table-cell office:value-type="float" office:value="0.16300000000000001" table:style-name="ce32">
            <text:p>0.163</text:p>
          </table:table-cell>
          <table:table-cell office:value-type="float" office:value="0.16300000000000001" table:formula="of:=MAX([.M598];[.K598])" table:style-name="ce34">
            <text:p>0.16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4930000000000003" table:style-name="ce10">
            <text:p>7.493</text:p>
          </table:table-cell>
          <table:table-cell office:value-type="float" office:value="7.5679999999999996" table:style-name="ce10">
            <text:p>7.568</text:p>
          </table:table-cell>
          <table:table-cell office:value-type="float" office:value="-7.4999999999999289E-2" table:formula="of:=[.B599]-[.C599]" table:style-name="ce30">
            <text:p>-0.075</text:p>
          </table:table-cell>
          <table:table-cell office:value-type="float" office:value="7.4829999999999997" table:style-name="ce10">
            <text:p>7.483</text:p>
          </table:table-cell>
          <table:table-cell office:value-type="float" office:value="1.0000000000000675E-2" table:formula="of:=[.B599]-[.E599]" table:style-name="ce30">
            <text:p>0.01</text:p>
          </table:table-cell>
          <table:table-cell office:value-type="float" office:value="7.423" table:style-name="ce10">
            <text:p>7.423</text:p>
          </table:table-cell>
          <table:table-cell office:value-type="float" office:value="7.0000000000000284E-2" table:formula="of:=[.B599]-[.G599]" table:style-name="ce30">
            <text:p>0.07</text:p>
          </table:table-cell>
          <table:table-cell office:value-type="float" office:value="7.4850000000000003" table:style-name="ce10">
            <text:p>7.485</text:p>
          </table:table-cell>
          <table:table-cell office:value-type="float" office:value="8.0000000000000071E-3" table:formula="of:=[.B599]-[.I599]" table:style-name="ce30">
            <text:p>0.008</text:p>
          </table:table-cell>
          <table:table-cell office:value-type="float" office:value="3.6727600883622147E-2" table:formula="of:=STDEV(ABS([.D599]);ABS([.F599]);ABS([.H599]);ABS([.J599]))" table:style-name="ce31">
            <text:p>0.037</text:p>
          </table:table-cell>
          <table:table-cell office:value-type="float" office:value="4.0750000000000064E-2" table:formula="of:=(ABS([.D599])+ABS([.F599])+ABS([.H599])+ABS([.J599]))/4" table:style-name="ce31">
            <text:p>0.041</text:p>
          </table:table-cell>
          <table:table-cell office:value-type="float" office:value="7.8E-2" table:style-name="ce32">
            <text:p>0.078</text:p>
          </table:table-cell>
          <table:table-cell office:value-type="float" office:value="7.8E-2" table:formula="of:=MAX([.M599];[.K599])" table:style-name="ce34">
            <text:p>0.07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5679999999999996" table:style-name="ce10">
            <text:p>7.568</text:p>
          </table:table-cell>
          <table:table-cell office:value-type="float" office:value="7.5259999999999998" table:style-name="ce10">
            <text:p>7.526</text:p>
          </table:table-cell>
          <table:table-cell office:value-type="float" office:value="4.1999999999999815E-2" table:formula="of:=[.B600]-[.C600]" table:style-name="ce30">
            <text:p>0.042</text:p>
          </table:table-cell>
          <table:table-cell office:value-type="float" office:value="7.67" table:style-name="ce10">
            <text:p>7.67</text:p>
          </table:table-cell>
          <table:table-cell office:value-type="float" office:value="-0.10200000000000031" table:formula="of:=[.B600]-[.E600]" table:style-name="ce30">
            <text:p>-0.102</text:p>
          </table:table-cell>
          <table:table-cell office:value-type="float" office:value="7.5060000000000002" table:style-name="ce10">
            <text:p>7.506</text:p>
          </table:table-cell>
          <table:table-cell office:value-type="float" office:value="6.1999999999999389E-2" table:formula="of:=[.B600]-[.G600]" table:style-name="ce30">
            <text:p>0.062</text:p>
          </table:table-cell>
          <table:table-cell office:value-type="float" office:value="7.63" table:style-name="ce10">
            <text:p>7.63</text:p>
          </table:table-cell>
          <table:table-cell office:value-type="float" office:value="-6.2000000000000277E-2" table:formula="of:=[.B600]-[.I600]" table:style-name="ce30">
            <text:p>-0.062</text:p>
          </table:table-cell>
          <table:table-cell office:value-type="float" office:value="2.5166114784236079E-2" table:formula="of:=STDEV(ABS([.D600]);ABS([.F600]);ABS([.H600]);ABS([.J600]))" table:style-name="ce31">
            <text:p>0.025</text:p>
          </table:table-cell>
          <table:table-cell office:value-type="float" office:value="6.6999999999999948E-2" table:formula="of:=(ABS([.D600])+ABS([.F600])+ABS([.H600])+ABS([.J600]))/4" table:style-name="ce31">
            <text:p>0.067</text:p>
          </table:table-cell>
          <table:table-cell office:value-type="float" office:value="8.4000000000000005E-2" table:style-name="ce32">
            <text:p>0.084</text:p>
          </table:table-cell>
          <table:table-cell office:value-type="float" office:value="8.4000000000000005E-2" table:formula="of:=MAX([.M600];[.K600])" table:style-name="ce34">
            <text:p>0.08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17" table:style-name="ce10">
            <text:p>6.17</text:p>
          </table:table-cell>
          <table:table-cell office:value-type="float" office:value="6.2409999999999997" table:style-name="ce10">
            <text:p>6.241</text:p>
          </table:table-cell>
          <table:table-cell office:value-type="float" office:value="-7.099999999999973E-2" table:formula="of:=[.B601]-[.C601]" table:style-name="ce30">
            <text:p>-0.071</text:p>
          </table:table-cell>
          <table:table-cell office:value-type="float" office:value="6.1779999999999999" table:style-name="ce10">
            <text:p>6.178</text:p>
          </table:table-cell>
          <table:table-cell office:value-type="float" office:value="-8.0000000000000071E-3" table:formula="of:=[.B601]-[.E601]" table:style-name="ce30">
            <text:p>-0.008</text:p>
          </table:table-cell>
          <table:table-cell office:value-type="float" office:value="6.11" table:style-name="ce10">
            <text:p>6.11</text:p>
          </table:table-cell>
          <table:table-cell office:value-type="float" office:value="5.9999999999999609E-2" table:formula="of:=[.B601]-[.G601]" table:style-name="ce30">
            <text:p>0.06</text:p>
          </table:table-cell>
          <table:table-cell office:value-type="float" office:value="6.1719999999999997" table:style-name="ce10">
            <text:p>6.172</text:p>
          </table:table-cell>
          <table:table-cell office:value-type="float" office:value="-1.9999999999997797E-3" table:formula="of:=[.B601]-[.I601]" table:style-name="ce30">
            <text:p>-0.002</text:p>
          </table:table-cell>
          <table:table-cell office:value-type="float" office:value="3.5302266216207585E-2" table:formula="of:=STDEV(ABS([.D601]);ABS([.F601]);ABS([.H601]);ABS([.J601]))" table:style-name="ce31">
            <text:p>0.035</text:p>
          </table:table-cell>
          <table:table-cell office:value-type="float" office:value="3.5249999999999782E-2" table:formula="of:=(ABS([.D601])+ABS([.F601])+ABS([.H601])+ABS([.J601]))/4" table:style-name="ce31">
            <text:p>0.035</text:p>
          </table:table-cell>
          <table:table-cell office:value-type="float" office:value="6.9000000000000006E-2" table:style-name="ce32">
            <text:p>0.069</text:p>
          </table:table-cell>
          <table:table-cell office:value-type="float" office:value="6.9000000000000006E-2" table:formula="of:=MAX([.M601];[.K601])" table:style-name="ce34">
            <text:p>0.069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126587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605];[.K605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606];[.K606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5.1710000000000003" table:style-name="ce10">
            <text:p>5.171</text:p>
          </table:table-cell>
          <table:table-cell office:value-type="float" office:value="5.21" table:style-name="ce10">
            <text:p>5.21</text:p>
          </table:table-cell>
          <table:table-cell office:value-type="float" office:value="-3.8999999999999702E-2" table:formula="of:=[.B607]-[.C607]" table:style-name="ce30">
            <text:p>-0.039</text:p>
          </table:table-cell>
          <table:table-cell office:value-type="float" office:value="5.1580000000000004" table:style-name="ce10">
            <text:p>5.158</text:p>
          </table:table-cell>
          <table:table-cell office:value-type="float" office:value="1.2999999999999901E-2" table:formula="of:=[.B607]-[.E607]" table:style-name="ce30">
            <text:p>0.013</text:p>
          </table:table-cell>
          <table:table-cell office:value-type="float" office:value="5.1669999999999998" table:style-name="ce10">
            <text:p>5.167</text:p>
          </table:table-cell>
          <table:table-cell office:value-type="float" office:value="4.0000000000004476E-3" table:formula="of:=[.B607]-[.G607]" table:style-name="ce30">
            <text:p>0.004</text:p>
          </table:table-cell>
          <table:table-cell office:value-type="float" office:value="5.165" table:style-name="ce10">
            <text:p>5.165</text:p>
          </table:table-cell>
          <table:table-cell office:value-type="float" office:value="6.0000000000002274E-3" table:formula="of:=[.B607]-[.I607]" table:style-name="ce30">
            <text:p>0.006</text:p>
          </table:table-cell>
          <table:table-cell office:value-type="float" office:value="1.6134848413707645E-2" table:formula="of:=STDEV(ABS([.D607]);ABS([.F607]);ABS([.H607]);ABS([.J607]))" table:style-name="ce31">
            <text:p>0.016</text:p>
          </table:table-cell>
          <table:table-cell office:value-type="float" office:value="1.5500000000000069E-2" table:formula="of:=(ABS([.D607])+ABS([.F607])+ABS([.H607])+ABS([.J607]))/4" table:style-name="ce31">
            <text:p>0.016</text:p>
          </table:table-cell>
          <table:table-cell office:value-type="string" table:style-name="ce32">
            <text:p>0.</text:p>
          </table:table-cell>
          <table:table-cell office:value-type="float" office:value="1.6134848413707645E-2" table:formula="of:=MAX([.M607];[.K607])" table:style-name="ce34">
            <text:p>0.01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formula="of:=[.B608]-[.C608]" table:style-name="ce30">
            <text:p>#VALOR!</text:p>
          </table:table-cell>
          <table:table-cell office:value-type="string" table:style-name="ce10">
            <text:p>-</text:p>
          </table:table-cell>
          <table:table-cell office:value-type="float" office:value="0" table:formula="of:=[.B608]-[.E608]" table:style-name="ce30">
            <text:p>#VALOR!</text:p>
          </table:table-cell>
          <table:table-cell office:value-type="string" table:style-name="ce10">
            <text:p>-</text:p>
          </table:table-cell>
          <table:table-cell office:value-type="float" office:value="0" table:formula="of:=[.B608]-[.G608]" table:style-name="ce30">
            <text:p>#VALOR!</text:p>
          </table:table-cell>
          <table:table-cell office:value-type="string" table:style-name="ce10">
            <text:p>-</text:p>
          </table:table-cell>
          <table:table-cell office:value-type="float" office:value="0" table:formula="of:=[.B608]-[.I608]" table:style-name="ce30">
            <text:p>#VALOR!</text:p>
          </table:table-cell>
          <table:table-cell office:value-type="float" office:value="0" table:formula="of:=STDEV(ABS([.D608]);ABS([.F608]);ABS([.H608]);ABS([.J608]))" table:style-name="ce31">
            <text:p>#VALOR!</text:p>
          </table:table-cell>
          <table:table-cell office:value-type="float" office:value="0" table:formula="of:=(ABS([.D608])+ABS([.F608])+ABS([.H608])+ABS([.J608]))/4" table:style-name="ce31">
            <text:p>#VALOR!</text:p>
          </table:table-cell>
          <table:table-cell office:value-type="string" table:style-name="ce32">
            <text:p>-</text:p>
          </table:table-cell>
          <table:table-cell office:value-type="float" office:value="0" table:formula="of:=MAX([.M608];[.K608])" table:style-name="ce34">
            <text:p>#VALOR!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formula="of:=[.B609]-[.C609]" table:style-name="ce30">
            <text:p>#VALOR!</text:p>
          </table:table-cell>
          <table:table-cell office:value-type="string" table:style-name="ce10">
            <text:p>-</text:p>
          </table:table-cell>
          <table:table-cell office:value-type="float" office:value="0" table:formula="of:=[.B609]-[.E609]" table:style-name="ce30">
            <text:p>#VALOR!</text:p>
          </table:table-cell>
          <table:table-cell office:value-type="string" table:style-name="ce10">
            <text:p>-</text:p>
          </table:table-cell>
          <table:table-cell office:value-type="float" office:value="0" table:formula="of:=[.B609]-[.G609]" table:style-name="ce30">
            <text:p>#VALOR!</text:p>
          </table:table-cell>
          <table:table-cell office:value-type="string" table:style-name="ce10">
            <text:p>-</text:p>
          </table:table-cell>
          <table:table-cell office:value-type="float" office:value="0" table:formula="of:=[.B609]-[.I609]" table:style-name="ce30">
            <text:p>#VALOR!</text:p>
          </table:table-cell>
          <table:table-cell office:value-type="float" office:value="0" table:formula="of:=STDEV(ABS([.D609]);ABS([.F609]);ABS([.H609]);ABS([.J609]))" table:style-name="ce31">
            <text:p>#VALOR!</text:p>
          </table:table-cell>
          <table:table-cell office:value-type="float" office:value="0" table:formula="of:=(ABS([.D609])+ABS([.F609])+ABS([.H609])+ABS([.J609]))/4" table:style-name="ce31">
            <text:p>#VALOR!</text:p>
          </table:table-cell>
          <table:table-cell office:value-type="string" table:style-name="ce32">
            <text:p>-</text:p>
          </table:table-cell>
          <table:table-cell office:value-type="float" office:value="0" table:formula="of:=MAX([.M609];[.K609])" table:style-name="ce34">
            <text:p>#VALOR!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3.7789999999999999" table:style-name="ce10">
            <text:p>3.779</text:p>
          </table:table-cell>
          <table:table-cell office:value-type="float" office:value="3.8239999999999998" table:style-name="ce10">
            <text:p>3.824</text:p>
          </table:table-cell>
          <table:table-cell office:value-type="float" office:value="-4.4999999999999929E-2" table:formula="of:=[.B610]-[.C610]" table:style-name="ce30">
            <text:p>-0.045</text:p>
          </table:table-cell>
          <table:table-cell office:value-type="float" office:value="3.7719999999999998" table:style-name="ce10">
            <text:p>3.772</text:p>
          </table:table-cell>
          <table:table-cell office:value-type="float" office:value="7.0000000000001172E-3" table:formula="of:=[.B610]-[.E610]" table:style-name="ce30">
            <text:p>0.007</text:p>
          </table:table-cell>
          <table:table-cell office:value-type="float" office:value="3.7759999999999998" table:style-name="ce10">
            <text:p>3.776</text:p>
          </table:table-cell>
          <table:table-cell office:value-type="float" office:value="3.0000000000001137E-3" table:formula="of:=[.B610]-[.G610]" table:style-name="ce30">
            <text:p>0.003</text:p>
          </table:table-cell>
          <table:table-cell office:value-type="float" office:value="3.7770000000000001" table:style-name="ce10">
            <text:p>3.777</text:p>
          </table:table-cell>
          <table:table-cell office:value-type="float" office:value="1.9999999999997797E-3" table:formula="of:=[.B610]-[.I610]" table:style-name="ce30">
            <text:p>0.002</text:p>
          </table:table-cell>
          <table:table-cell office:value-type="float" office:value="2.0613506898794921E-2" table:formula="of:=STDEV(ABS([.D610]);ABS([.F610]);ABS([.H610]);ABS([.J610]))" table:style-name="ce31">
            <text:p>0.021</text:p>
          </table:table-cell>
          <table:table-cell office:value-type="float" office:value="1.4249999999999985E-2" table:formula="of:=(ABS([.D610])+ABS([.F610])+ABS([.H610])+ABS([.J610]))/4" table:style-name="ce31">
            <text:p>0.014</text:p>
          </table:table-cell>
          <table:table-cell office:value-type="float" office:value="6.2E-2" table:style-name="ce32">
            <text:p>0.062</text:p>
          </table:table-cell>
          <table:table-cell office:value-type="float" office:value="6.2E-2" table:formula="of:=MAX([.M610];[.K610])" table:style-name="ce34">
            <text:p>0.06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611];[.K611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2.194" table:style-name="ce10">
            <text:p>2.194</text:p>
          </table:table-cell>
          <table:table-cell office:value-type="float" office:value="2.2170000000000001" table:style-name="ce10">
            <text:p>2.217</text:p>
          </table:table-cell>
          <table:table-cell office:value-type="float" office:value="-2.3000000000000131E-2" table:formula="of:=[.B612]-[.C612]" table:style-name="ce30">
            <text:p>-0.023</text:p>
          </table:table-cell>
          <table:table-cell office:value-type="float" office:value="2.2240000000000002" table:style-name="ce10">
            <text:p>2.224</text:p>
          </table:table-cell>
          <table:table-cell office:value-type="float" office:value="-3.0000000000000249E-2" table:formula="of:=[.B612]-[.E612]" table:style-name="ce30">
            <text:p>-0.03</text:p>
          </table:table-cell>
          <table:table-cell office:value-type="float" office:value="2.19" table:style-name="ce10">
            <text:p>2.19</text:p>
          </table:table-cell>
          <table:table-cell office:value-type="float" office:value="4.0000000000000036E-3" table:formula="of:=[.B612]-[.G612]" table:style-name="ce30">
            <text:p>0.004</text:p>
          </table:table-cell>
          <table:table-cell office:value-type="float" office:value="2.1960000000000002" table:style-name="ce10">
            <text:p>2.196</text:p>
          </table:table-cell>
          <table:table-cell office:value-type="float" office:value="-2.0000000000002238E-3" table:formula="of:=[.B612]-[.I612]" table:style-name="ce30">
            <text:p>-0.002</text:p>
          </table:table-cell>
          <table:table-cell office:value-type="float" office:value="1.3889444433333824E-2" table:formula="of:=STDEV(ABS([.D612]);ABS([.F612]);ABS([.H612]);ABS([.J612]))" table:style-name="ce31">
            <text:p>0.014</text:p>
          </table:table-cell>
          <table:table-cell office:value-type="float" office:value="1.4750000000000152E-2" table:formula="of:=(ABS([.D612])+ABS([.F612])+ABS([.H612])+ABS([.J612]))/4" table:style-name="ce31">
            <text:p>0.015</text:p>
          </table:table-cell>
          <table:table-cell office:value-type="float" office:value="8.1000000000000003E-2" table:style-name="ce32">
            <text:p>0.081</text:p>
          </table:table-cell>
          <table:table-cell office:value-type="float" office:value="8.1000000000000003E-2" table:formula="of:=MAX([.M612];[.K612])" table:style-name="ce34">
            <text:p>0.08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4.5220000000000002" table:style-name="ce10">
            <text:p>4.522</text:p>
          </table:table-cell>
          <table:table-cell office:value-type="float" office:value="4.6349999999999998" table:style-name="ce10">
            <text:p>4.635</text:p>
          </table:table-cell>
          <table:table-cell office:value-type="float" office:value="-0.11299999999999955" table:formula="of:=[.B613]-[.C613]" table:style-name="ce30">
            <text:p>-0.113</text:p>
          </table:table-cell>
          <table:table-cell office:value-type="float" office:value="4.532" table:style-name="ce10">
            <text:p>4.532</text:p>
          </table:table-cell>
          <table:table-cell office:value-type="float" office:value="-9.9999999999997868E-3" table:formula="of:=[.B613]-[.E613]" table:style-name="ce30">
            <text:p>-0.01</text:p>
          </table:table-cell>
          <table:table-cell office:value-type="float" office:value="4.5389999999999997" table:style-name="ce10">
            <text:p>4.539</text:p>
          </table:table-cell>
          <table:table-cell office:value-type="float" office:value="-1.699999999999946E-2" table:formula="of:=[.B613]-[.G613]" table:style-name="ce30">
            <text:p>-0.017</text:p>
          </table:table-cell>
          <table:table-cell office:value-type="float" office:value="4.5430000000000001" table:style-name="ce10">
            <text:p>4.543</text:p>
          </table:table-cell>
          <table:table-cell office:value-type="float" office:value="-2.0999999999999908E-2" table:formula="of:=[.B613]-[.I613]" table:style-name="ce30">
            <text:p>-0.021</text:p>
          </table:table-cell>
          <table:table-cell office:value-type="float" office:value="4.8712592485584863E-2" table:formula="of:=STDEV(ABS([.D613]);ABS([.F613]);ABS([.H613]);ABS([.J613]))" table:style-name="ce31">
            <text:p>0.049</text:p>
          </table:table-cell>
          <table:table-cell office:value-type="float" office:value="4.0249999999999675E-2" table:formula="of:=(ABS([.D613])+ABS([.F613])+ABS([.H613])+ABS([.J613]))/4" table:style-name="ce31">
            <text:p>0.040</text:p>
          </table:table-cell>
          <table:table-cell office:value-type="float" office:value="0.08" table:style-name="ce32">
            <text:p>0.08</text:p>
          </table:table-cell>
          <table:table-cell office:value-type="float" office:value="0.08" table:formula="of:=MAX([.M613];[.K613])" table:style-name="ce34">
            <text:p>0.08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4.5270000000000001" table:style-name="ce10">
            <text:p>4.527</text:p>
          </table:table-cell>
          <table:table-cell office:value-type="float" office:value="4.1399999999999997" table:style-name="ce10">
            <text:p>4.14</text:p>
          </table:table-cell>
          <table:table-cell office:value-type="float" office:value="0.38700000000000045" table:formula="of:=[.B614]-[.C614]" table:style-name="ce30">
            <text:p>0.387</text:p>
          </table:table-cell>
          <table:table-cell office:value-type="float" office:value="4.5609999999999999" table:style-name="ce10">
            <text:p>4.561</text:p>
          </table:table-cell>
          <table:table-cell office:value-type="float" office:value="-3.3999999999999808E-2" table:formula="of:=[.B614]-[.E614]" table:style-name="ce30">
            <text:p>-0.034</text:p>
          </table:table-cell>
          <table:table-cell office:value-type="float" office:value="4.51" table:style-name="ce10">
            <text:p>4.51</text:p>
          </table:table-cell>
          <table:table-cell office:value-type="float" office:value="1.7000000000000348E-2" table:formula="of:=[.B614]-[.G614]" table:style-name="ce30">
            <text:p>0.017</text:p>
          </table:table-cell>
          <table:table-cell office:value-type="float" office:value="4.5279999999999996" table:style-name="ce10">
            <text:p>4.528</text:p>
          </table:table-cell>
          <table:table-cell office:value-type="float" office:value="-9.9999999999944578E-4" table:formula="of:=[.B614]-[.I614]" table:style-name="ce30">
            <text:p>-0.001</text:p>
          </table:table-cell>
          <table:table-cell office:value-type="float" office:value="0.18532381570285775" table:formula="of:=STDEV(ABS([.D614]);ABS([.F614]);ABS([.H614]);ABS([.J614]))" table:style-name="ce31">
            <text:p>0.185</text:p>
          </table:table-cell>
          <table:table-cell office:value-type="float" office:value="0.10975000000000001" table:formula="of:=(ABS([.D614])+ABS([.F614])+ABS([.H614])+ABS([.J614]))/4" table:style-name="ce31">
            <text:p>0.110</text:p>
          </table:table-cell>
          <table:table-cell office:value-type="float" office:value="2.4E-2" table:style-name="ce32">
            <text:p>0.024</text:p>
          </table:table-cell>
          <table:table-cell office:value-type="float" office:value="0.18532381570285775" table:formula="of:=MAX([.M614];[.K614])" table:style-name="ce34">
            <text:p>0.18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615];[.K615])" table:style-name="ce34">
            <text:p>0.00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184266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619];[.K619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4.7839999999999998" table:style-name="ce10">
            <text:p>4.784</text:p>
          </table:table-cell>
          <table:table-cell office:value-type="float" office:value="4.8280000000000003" table:style-name="ce10">
            <text:p>4.828</text:p>
          </table:table-cell>
          <table:table-cell office:value-type="float" office:value="-4.4000000000000483E-2" table:formula="of:=[.B620]-[.C620]" table:style-name="ce30">
            <text:p>-0.044</text:p>
          </table:table-cell>
          <table:table-cell office:value-type="float" office:value="4.782" table:style-name="ce10">
            <text:p>4.782</text:p>
          </table:table-cell>
          <table:table-cell office:value-type="float" office:value="1.9999999999997797E-3" table:formula="of:=[.B620]-[.E620]" table:style-name="ce30">
            <text:p>0.002</text:p>
          </table:table-cell>
          <table:table-cell office:value-type="float" office:value="4.782" table:style-name="ce10">
            <text:p>4.782</text:p>
          </table:table-cell>
          <table:table-cell office:value-type="float" office:value="1.9999999999997797E-3" table:formula="of:=[.B620]-[.G620]" table:style-name="ce30">
            <text:p>0.002</text:p>
          </table:table-cell>
          <table:table-cell office:value-type="float" office:value="4.7859999999999996" table:style-name="ce10">
            <text:p>4.786</text:p>
          </table:table-cell>
          <table:table-cell office:value-type="float" office:value="-1.9999999999997797E-3" table:formula="of:=[.B620]-[.I620]" table:style-name="ce30">
            <text:p>-0.002</text:p>
          </table:table-cell>
          <table:table-cell office:value-type="float" office:value="2.1000000000000348E-2" table:formula="of:=STDEV(ABS([.D620]);ABS([.F620]);ABS([.H620]);ABS([.J620]))" table:style-name="ce31">
            <text:p>0.021</text:p>
          </table:table-cell>
          <table:table-cell office:value-type="float" office:value="1.2499999999999956E-2" table:formula="of:=(ABS([.D620])+ABS([.F620])+ABS([.H620])+ABS([.J620]))/4" table:style-name="ce31">
            <text:p>0.013</text:p>
          </table:table-cell>
          <table:table-cell office:value-type="string" table:style-name="ce32">
            <text:p>0.</text:p>
          </table:table-cell>
          <table:table-cell office:value-type="float" office:value="2.1000000000000348E-2" table:formula="of:=MAX([.M620];[.K620])" table:style-name="ce34">
            <text:p>0.02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6.5090000000000003" table:style-name="ce10">
            <text:p>6.509</text:p>
          </table:table-cell>
          <table:table-cell office:value-type="float" office:value="6.556" table:style-name="ce10">
            <text:p>6.556</text:p>
          </table:table-cell>
          <table:table-cell office:value-type="float" office:value="-4.6999999999999709E-2" table:formula="of:=[.B621]-[.C621]" table:style-name="ce30">
            <text:p>-0.047</text:p>
          </table:table-cell>
          <table:table-cell office:value-type="float" office:value="6.5069999999999997" table:style-name="ce10">
            <text:p>6.507</text:p>
          </table:table-cell>
          <table:table-cell office:value-type="float" office:value="2.0000000000006679E-3" table:formula="of:=[.B621]-[.E621]" table:style-name="ce30">
            <text:p>0.002</text:p>
          </table:table-cell>
          <table:table-cell office:value-type="float" office:value="6.5060000000000002" table:style-name="ce10">
            <text:p>6.506</text:p>
          </table:table-cell>
          <table:table-cell office:value-type="float" office:value="3.0000000000001137E-3" table:formula="of:=[.B621]-[.G621]" table:style-name="ce30">
            <text:p>0.003</text:p>
          </table:table-cell>
          <table:table-cell office:value-type="float" office:value="6.5110000000000001" table:style-name="ce10">
            <text:p>6.511</text:p>
          </table:table-cell>
          <table:table-cell office:value-type="float" office:value="-1.9999999999997797E-3" table:formula="of:=[.B621]-[.I621]" table:style-name="ce30">
            <text:p>-0.002</text:p>
          </table:table-cell>
          <table:table-cell office:value-type="float" office:value="2.2338307903688438E-2" table:formula="of:=STDEV(ABS([.D621]);ABS([.F621]);ABS([.H621]);ABS([.J621]))" table:style-name="ce31">
            <text:p>0.022</text:p>
          </table:table-cell>
          <table:table-cell office:value-type="float" office:value="1.3500000000000068E-2" table:formula="of:=(ABS([.D621])+ABS([.F621])+ABS([.H621])+ABS([.J621]))/4" table:style-name="ce31">
            <text:p>0.014</text:p>
          </table:table-cell>
          <table:table-cell office:value-type="string" table:style-name="ce32">
            <text:p>0.</text:p>
          </table:table-cell>
          <table:table-cell office:value-type="float" office:value="2.2338307903688438E-2" table:formula="of:=MAX([.M621];[.K621])" table:style-name="ce34">
            <text:p>0.02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622];[.K622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5380000000000003" table:style-name="ce10">
            <text:p>6.538</text:p>
          </table:table-cell>
          <table:table-cell office:value-type="float" office:value="6.5750000000000002" table:style-name="ce10">
            <text:p>6.575</text:p>
          </table:table-cell>
          <table:table-cell office:value-type="float" office:value="-3.6999999999999922E-2" table:formula="of:=[.B623]-[.C623]" table:style-name="ce30">
            <text:p>-0.037</text:p>
          </table:table-cell>
          <table:table-cell office:value-type="float" office:value="6.5380000000000003" table:style-name="ce10">
            <text:p>6.538</text:p>
          </table:table-cell>
          <table:table-cell office:value-type="float" office:value="0" table:formula="of:=[.B623]-[.E623]" table:style-name="ce30">
            <text:p>0</text:p>
          </table:table-cell>
          <table:table-cell office:value-type="float" office:value="6.5359999999999996" table:style-name="ce10">
            <text:p>6.536</text:p>
          </table:table-cell>
          <table:table-cell office:value-type="float" office:value="2.0000000000006679E-3" table:formula="of:=[.B623]-[.G623]" table:style-name="ce30">
            <text:p>0.002</text:p>
          </table:table-cell>
          <table:table-cell office:value-type="float" office:value="6.54" table:style-name="ce10">
            <text:p>6.54</text:p>
          </table:table-cell>
          <table:table-cell office:value-type="float" office:value="-1.9999999999997797E-3" table:formula="of:=[.B623]-[.I623]" table:style-name="ce30">
            <text:p>-0.002</text:p>
          </table:table-cell>
          <table:table-cell office:value-type="float" office:value="1.7858238061652744E-2" table:formula="of:=STDEV(ABS([.D623]);ABS([.F623]);ABS([.H623]);ABS([.J623]))" table:style-name="ce31">
            <text:p>0.018</text:p>
          </table:table-cell>
          <table:table-cell office:value-type="float" office:value="1.0250000000000092E-2" table:formula="of:=(ABS([.D623])+ABS([.F623])+ABS([.H623])+ABS([.J623]))/4" table:style-name="ce31">
            <text:p>0.010</text:p>
          </table:table-cell>
          <table:table-cell office:value-type="float" office:value="1.4E-2" table:style-name="ce32">
            <text:p>0.014</text:p>
          </table:table-cell>
          <table:table-cell office:value-type="float" office:value="1.7858238061652744E-2" table:formula="of:=MAX([.M623];[.K623])" table:style-name="ce34">
            <text:p>0.01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2670000000000003" table:style-name="ce10">
            <text:p>5.267</text:p>
          </table:table-cell>
          <table:table-cell office:value-type="float" office:value="5.3220000000000001" table:style-name="ce10">
            <text:p>5.322</text:p>
          </table:table-cell>
          <table:table-cell office:value-type="float" office:value="-5.4999999999999716E-2" table:formula="of:=[.B624]-[.C624]" table:style-name="ce30">
            <text:p>-0.055</text:p>
          </table:table-cell>
          <table:table-cell office:value-type="float" office:value="5.2640000000000002" table:style-name="ce10">
            <text:p>5.264</text:p>
          </table:table-cell>
          <table:table-cell office:value-type="float" office:value="3.0000000000001137E-3" table:formula="of:=[.B624]-[.E624]" table:style-name="ce30">
            <text:p>0.003</text:p>
          </table:table-cell>
          <table:table-cell office:value-type="float" office:value="5.2629999999999999" table:style-name="ce10">
            <text:p>5.263</text:p>
          </table:table-cell>
          <table:table-cell office:value-type="float" office:value="4.0000000000004476E-3" table:formula="of:=[.B624]-[.G624]" table:style-name="ce30">
            <text:p>0.004</text:p>
          </table:table-cell>
          <table:table-cell office:value-type="float" office:value="5.2690000000000001" table:style-name="ce10">
            <text:p>5.269</text:p>
          </table:table-cell>
          <table:table-cell office:value-type="float" office:value="-1.9999999999997797E-3" table:formula="of:=[.B624]-[.I624]" table:style-name="ce30">
            <text:p>-0.002</text:p>
          </table:table-cell>
          <table:table-cell office:value-type="float" office:value="2.6012817353502037E-2" table:formula="of:=STDEV(ABS([.D624]);ABS([.F624]);ABS([.H624]);ABS([.J624]))" table:style-name="ce31">
            <text:p>0.026</text:p>
          </table:table-cell>
          <table:table-cell office:value-type="float" office:value="1.6000000000000014E-2" table:formula="of:=(ABS([.D624])+ABS([.F624])+ABS([.H624])+ABS([.J624]))/4" table:style-name="ce31">
            <text:p>0.016</text:p>
          </table:table-cell>
          <table:table-cell office:value-type="float" office:value="4.1000000000000002E-2" table:style-name="ce32">
            <text:p>0.041</text:p>
          </table:table-cell>
          <table:table-cell office:value-type="float" office:value="4.1000000000000002E-2" table:formula="of:=MAX([.M624];[.K624])" table:style-name="ce34">
            <text:p>0.04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4.0949999999999998" table:style-name="ce10">
            <text:p>4.095</text:p>
          </table:table-cell>
          <table:table-cell office:value-type="float" office:value="4.1870000000000003" table:style-name="ce10">
            <text:p>4.187</text:p>
          </table:table-cell>
          <table:table-cell office:value-type="float" office:value="-9.2000000000000526E-2" table:formula="of:=[.B625]-[.C625]" table:style-name="ce30">
            <text:p>-0.092</text:p>
          </table:table-cell>
          <table:table-cell office:value-type="float" office:value="4.0949999999999998" table:style-name="ce10">
            <text:p>4.095</text:p>
          </table:table-cell>
          <table:table-cell office:value-type="float" office:value="0" table:formula="of:=[.B625]-[.E625]" table:style-name="ce30">
            <text:p>0</text:p>
          </table:table-cell>
          <table:table-cell office:value-type="float" office:value="4.093" table:style-name="ce10">
            <text:p>4.093</text:p>
          </table:table-cell>
          <table:table-cell office:value-type="float" office:value="1.9999999999997797E-3" table:formula="of:=[.B625]-[.G625]" table:style-name="ce30">
            <text:p>0.002</text:p>
          </table:table-cell>
          <table:table-cell office:value-type="float" office:value="4.0990000000000002" table:style-name="ce10">
            <text:p>4.099</text:p>
          </table:table-cell>
          <table:table-cell office:value-type="float" office:value="-4.0000000000004476E-3" table:formula="of:=[.B625]-[.I625]" table:style-name="ce30">
            <text:p>-0.004</text:p>
          </table:table-cell>
          <table:table-cell office:value-type="float" office:value="4.5029619881436792E-2" table:formula="of:=STDEV(ABS([.D625]);ABS([.F625]);ABS([.H625]);ABS([.J625]))" table:style-name="ce31">
            <text:p>0.045</text:p>
          </table:table-cell>
          <table:table-cell office:value-type="float" office:value="2.4500000000000188E-2" table:formula="of:=(ABS([.D625])+ABS([.F625])+ABS([.H625])+ABS([.J625]))/4" table:style-name="ce31">
            <text:p>0.025</text:p>
          </table:table-cell>
          <table:table-cell office:value-type="float" office:value="7.3999999999999996E-2" table:style-name="ce32">
            <text:p>0.074</text:p>
          </table:table-cell>
          <table:table-cell office:value-type="float" office:value="7.3999999999999996E-2" table:formula="of:=MAX([.M625];[.K625])" table:style-name="ce34">
            <text:p>0.07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4.05" table:style-name="ce10">
            <text:p>4.05</text:p>
          </table:table-cell>
          <table:table-cell office:value-type="float" office:value="4.0830000000000002" table:style-name="ce10">
            <text:p>4.083</text:p>
          </table:table-cell>
          <table:table-cell office:value-type="float" office:value="-3.3000000000000362E-2" table:formula="of:=[.B626]-[.C626]" table:style-name="ce30">
            <text:p>-0.033</text:p>
          </table:table-cell>
          <table:table-cell office:value-type="float" office:value="4.1070000000000002" table:style-name="ce10">
            <text:p>4.107</text:p>
          </table:table-cell>
          <table:table-cell office:value-type="float" office:value="-5.7000000000000384E-2" table:formula="of:=[.B626]-[.E626]" table:style-name="ce30">
            <text:p>-0.057</text:p>
          </table:table-cell>
          <table:table-cell office:value-type="float" office:value="4.0380000000000003" table:style-name="ce10">
            <text:p>4.038</text:p>
          </table:table-cell>
          <table:table-cell office:value-type="float" office:value="1.1999999999999567E-2" table:formula="of:=[.B626]-[.G626]" table:style-name="ce30">
            <text:p>0.012</text:p>
          </table:table-cell>
          <table:table-cell office:value-type="float" office:value="4.0510000000000002" table:style-name="ce10">
            <text:p>4.051</text:p>
          </table:table-cell>
          <table:table-cell office:value-type="float" office:value="-1.000000000000334E-3" table:formula="of:=[.B626]-[.I626]" table:style-name="ce30">
            <text:p>-0.001</text:p>
          </table:table-cell>
          <table:table-cell office:value-type="float" office:value="2.4703238654071417E-2" table:formula="of:=STDEV(ABS([.D626]);ABS([.F626]);ABS([.H626]);ABS([.J626]))" table:style-name="ce31">
            <text:p>0.025</text:p>
          </table:table-cell>
          <table:table-cell office:value-type="float" office:value="2.5750000000000162E-2" table:formula="of:=(ABS([.D626])+ABS([.F626])+ABS([.H626])+ABS([.J626]))/4" table:style-name="ce31">
            <text:p>0.026</text:p>
          </table:table-cell>
          <table:table-cell office:value-type="float" office:value="7.3999999999999996E-2" table:style-name="ce32">
            <text:p>0.074</text:p>
          </table:table-cell>
          <table:table-cell office:value-type="float" office:value="7.3999999999999996E-2" table:formula="of:=MAX([.M626];[.K626])" table:style-name="ce34">
            <text:p>0.07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6.2880000000000003" table:style-name="ce10">
            <text:p>6.288</text:p>
          </table:table-cell>
          <table:table-cell office:value-type="float" office:value="6.3630000000000004" table:style-name="ce10">
            <text:p>6.363</text:p>
          </table:table-cell>
          <table:table-cell office:value-type="float" office:value="-7.5000000000000178E-2" table:formula="of:=[.B627]-[.C627]" table:style-name="ce30">
            <text:p>-0.075</text:p>
          </table:table-cell>
          <table:table-cell office:value-type="float" office:value="6.2869999999999999" table:style-name="ce10">
            <text:p>6.287</text:p>
          </table:table-cell>
          <table:table-cell office:value-type="float" office:value="1.000000000000334E-3" table:formula="of:=[.B627]-[.E627]" table:style-name="ce30">
            <text:p>0.001</text:p>
          </table:table-cell>
          <table:table-cell office:value-type="float" office:value="6.2830000000000004" table:style-name="ce10">
            <text:p>6.283</text:p>
          </table:table-cell>
          <table:table-cell office:value-type="float" office:value="4.9999999999998934E-3" table:formula="of:=[.B627]-[.G627]" table:style-name="ce30">
            <text:p>0.005</text:p>
          </table:table-cell>
          <table:table-cell office:value-type="float" office:value="6.29" table:style-name="ce10">
            <text:p>6.29</text:p>
          </table:table-cell>
          <table:table-cell office:value-type="float" office:value="-1.9999999999997797E-3" table:formula="of:=[.B627]-[.I627]" table:style-name="ce30">
            <text:p>-0.002</text:p>
          </table:table-cell>
          <table:table-cell office:value-type="float" office:value="3.6206583195141084E-2" table:formula="of:=STDEV(ABS([.D627]);ABS([.F627]);ABS([.H627]);ABS([.J627]))" table:style-name="ce31">
            <text:p>0.036</text:p>
          </table:table-cell>
          <table:table-cell office:value-type="float" office:value="2.0750000000000046E-2" table:formula="of:=(ABS([.D627])+ABS([.F627])+ABS([.H627])+ABS([.J627]))/4" table:style-name="ce31">
            <text:p>0.021</text:p>
          </table:table-cell>
          <table:table-cell office:value-type="float" office:value="8.4000000000000005E-2" table:style-name="ce32">
            <text:p>0.084</text:p>
          </table:table-cell>
          <table:table-cell office:value-type="float" office:value="8.4000000000000005E-2" table:formula="of:=MAX([.M627];[.K627])" table:style-name="ce34">
            <text:p>0.08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6.2830000000000004" table:style-name="ce10">
            <text:p>6.283</text:p>
          </table:table-cell>
          <table:table-cell office:value-type="float" office:value="6.2910000000000004" table:style-name="ce10">
            <text:p>6.291</text:p>
          </table:table-cell>
          <table:table-cell office:value-type="float" office:value="-8.0000000000000071E-3" table:formula="of:=[.B628]-[.C628]" table:style-name="ce30">
            <text:p>-0.008</text:p>
          </table:table-cell>
          <table:table-cell office:value-type="float" office:value="6.3390000000000004" table:style-name="ce10">
            <text:p>6.339</text:p>
          </table:table-cell>
          <table:table-cell office:value-type="float" office:value="-5.600000000000005E-2" table:formula="of:=[.B628]-[.E628]" table:style-name="ce30">
            <text:p>-0.056</text:p>
          </table:table-cell>
          <table:table-cell office:value-type="float" office:value="6.2759999999999998" table:style-name="ce10">
            <text:p>6.276</text:p>
          </table:table-cell>
          <table:table-cell office:value-type="float" office:value="7.0000000000005613E-3" table:formula="of:=[.B628]-[.G628]" table:style-name="ce30">
            <text:p>0.007</text:p>
          </table:table-cell>
          <table:table-cell office:value-type="float" office:value="6.2839999999999998" table:style-name="ce10">
            <text:p>6.284</text:p>
          </table:table-cell>
          <table:table-cell office:value-type="float" office:value="-9.9999999999944578E-4" table:formula="of:=[.B628]-[.I628]" table:style-name="ce30">
            <text:p>-0.001</text:p>
          </table:table-cell>
          <table:table-cell office:value-type="float" office:value="2.5521232990068029E-2" table:formula="of:=STDEV(ABS([.D628]);ABS([.F628]);ABS([.H628]);ABS([.J628]))" table:style-name="ce31">
            <text:p>0.026</text:p>
          </table:table-cell>
          <table:table-cell office:value-type="float" office:value="1.8000000000000016E-2" table:formula="of:=(ABS([.D628])+ABS([.F628])+ABS([.H628])+ABS([.J628]))/4" table:style-name="ce31">
            <text:p>0.018</text:p>
          </table:table-cell>
          <table:table-cell office:value-type="float" office:value="6.6000000000000003E-2" table:style-name="ce32">
            <text:p>0.066</text:p>
          </table:table-cell>
          <table:table-cell office:value-type="float" office:value="6.6000000000000003E-2" table:formula="of:=MAX([.M628];[.K628])" table:style-name="ce34">
            <text:p>0.06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5.0709999999999997" table:style-name="ce10">
            <text:p>5.071</text:p>
          </table:table-cell>
          <table:table-cell office:value-type="float" office:value="5.1440000000000001" table:style-name="ce10">
            <text:p>5.144</text:p>
          </table:table-cell>
          <table:table-cell office:value-type="float" office:value="-7.3000000000000398E-2" table:formula="of:=[.B629]-[.C629]" table:style-name="ce30">
            <text:p>-0.073</text:p>
          </table:table-cell>
          <table:table-cell office:value-type="float" office:value="5.07" table:style-name="ce10">
            <text:p>5.07</text:p>
          </table:table-cell>
          <table:table-cell office:value-type="float" office:value="9.9999999999944578E-4" table:formula="of:=[.B629]-[.E629]" table:style-name="ce30">
            <text:p>0.001</text:p>
          </table:table-cell>
          <table:table-cell office:value-type="float" office:value="5.069" table:style-name="ce10">
            <text:p>5.069</text:p>
          </table:table-cell>
          <table:table-cell office:value-type="float" office:value="1.9999999999997797E-3" table:formula="of:=[.B629]-[.G629]" table:style-name="ce30">
            <text:p>0.002</text:p>
          </table:table-cell>
          <table:table-cell office:value-type="float" office:value="5.0730000000000004" table:style-name="ce10">
            <text:p>5.073</text:p>
          </table:table-cell>
          <table:table-cell office:value-type="float" office:value="-2.0000000000006679E-3" table:formula="of:=[.B629]-[.I629]" table:style-name="ce30">
            <text:p>-0.002</text:p>
          </table:table-cell>
          <table:table-cell office:value-type="float" office:value="3.5669781795426632E-2" table:formula="of:=STDEV(ABS([.D629]);ABS([.F629]);ABS([.H629]);ABS([.J629]))" table:style-name="ce31">
            <text:p>0.036</text:p>
          </table:table-cell>
          <table:table-cell office:value-type="float" office:value="1.9500000000000073E-2" table:formula="of:=(ABS([.D629])+ABS([.F629])+ABS([.H629])+ABS([.J629]))/4" table:style-name="ce31">
            <text:p>0.020</text:p>
          </table:table-cell>
          <table:table-cell office:value-type="float" office:value="9.9000000000000005E-2" table:style-name="ce32">
            <text:p>0.099</text:p>
          </table:table-cell>
          <table:table-cell office:value-type="float" office:value="9.9000000000000005E-2" table:formula="of:=MAX([.M629];[.K629])" table:style-name="ce34">
            <text:p>0.099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Ups02_Cnc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9.0280000000000005" table:style-name="ce10">
            <text:p>9.028</text:p>
          </table:table-cell>
          <table:table-cell office:value-type="float" office:value="9.0410000000000004" table:style-name="ce10">
            <text:p>9.041</text:p>
          </table:table-cell>
          <table:table-cell office:value-type="float" office:value="-1.2999999999999901E-2" table:formula="of:=[.B633]-[.C633]" table:style-name="ce30">
            <text:p>-0.013</text:p>
          </table:table-cell>
          <table:table-cell office:value-type="float" office:value="9.1029999999999998" table:style-name="ce10">
            <text:p>9.103</text:p>
          </table:table-cell>
          <table:table-cell office:value-type="float" office:value="-7.4999999999999289E-2" table:formula="of:=[.B633]-[.E633]" table:style-name="ce30">
            <text:p>-0.075</text:p>
          </table:table-cell>
          <table:table-cell office:value-type="float" office:value="9.0239999999999991" table:style-name="ce10">
            <text:p>9.024</text:p>
          </table:table-cell>
          <table:table-cell office:value-type="float" office:value="4.0000000000013358E-3" table:formula="of:=[.B633]-[.G633]" table:style-name="ce30">
            <text:p>0.004</text:p>
          </table:table-cell>
          <table:table-cell office:value-type="float" office:value="9.0860000000000003" table:style-name="ce10">
            <text:p>9.086</text:p>
          </table:table-cell>
          <table:table-cell office:value-type="float" office:value="-5.7999999999999829E-2" table:formula="of:=[.B633]-[.I633]" table:style-name="ce30">
            <text:p>-0.058</text:p>
          </table:table-cell>
          <table:table-cell office:value-type="float" office:value="3.4394767043838974E-2" table:formula="of:=STDEV(ABS([.D633]);ABS([.F633]);ABS([.H633]);ABS([.J633]))" table:style-name="ce31">
            <text:p>0.034</text:p>
          </table:table-cell>
          <table:table-cell office:value-type="float" office:value="3.7500000000000089E-2" table:formula="of:=(ABS([.D633])+ABS([.F633])+ABS([.H633])+ABS([.J633]))/4" table:style-name="ce31">
            <text:p>0.038</text:p>
          </table:table-cell>
          <table:table-cell office:value-type="float" office:value="9.5000000000000001E-2" table:style-name="ce32">
            <text:p>0.095</text:p>
          </table:table-cell>
          <table:table-cell office:value-type="float" office:value="9.5000000000000001E-2" table:formula="of:=MAX([.M633];[.K633])" table:style-name="ce34">
            <text:p>0.09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6.4619999999999997" table:style-name="ce10">
            <text:p>6.462</text:p>
          </table:table-cell>
          <table:table-cell office:value-type="float" office:value="6.5369999999999999" table:style-name="ce10">
            <text:p>6.537</text:p>
          </table:table-cell>
          <table:table-cell office:value-type="float" office:value="-7.5000000000000178E-2" table:formula="of:=[.B634]-[.C634]" table:style-name="ce30">
            <text:p>-0.075</text:p>
          </table:table-cell>
          <table:table-cell office:value-type="float" office:value="6.4359999999999999" table:style-name="ce10">
            <text:p>6.436</text:p>
          </table:table-cell>
          <table:table-cell office:value-type="float" office:value="2.5999999999999801E-2" table:formula="of:=[.B634]-[.E634]" table:style-name="ce30">
            <text:p>0.026</text:p>
          </table:table-cell>
          <table:table-cell office:value-type="float" office:value="6.3959999999999999" table:style-name="ce10">
            <text:p>6.396</text:p>
          </table:table-cell>
          <table:table-cell office:value-type="float" office:value="6.5999999999999837E-2" table:formula="of:=[.B634]-[.G634]" table:style-name="ce30">
            <text:p>0.066</text:p>
          </table:table-cell>
          <table:table-cell office:value-type="float" office:value="6.4509999999999996" table:style-name="ce10">
            <text:p>6.451</text:p>
          </table:table-cell>
          <table:table-cell office:value-type="float" office:value="1.1000000000000121E-2" table:formula="of:=[.B634]-[.I634]" table:style-name="ce30">
            <text:p>0.011</text:p>
          </table:table-cell>
          <table:table-cell office:value-type="float" office:value="3.08598984660244E-2" table:formula="of:=STDEV(ABS([.D634]);ABS([.F634]);ABS([.H634]);ABS([.J634]))" table:style-name="ce31">
            <text:p>0.031</text:p>
          </table:table-cell>
          <table:table-cell office:value-type="float" office:value="4.4499999999999984E-2" table:formula="of:=(ABS([.D634])+ABS([.F634])+ABS([.H634])+ABS([.J634]))/4" table:style-name="ce31">
            <text:p>0.045</text:p>
          </table:table-cell>
          <table:table-cell office:value-type="float" office:value="3.7999999999999999E-2" table:style-name="ce32">
            <text:p>0.038</text:p>
          </table:table-cell>
          <table:table-cell office:value-type="float" office:value="3.7999999999999999E-2" table:formula="of:=MAX([.M634];[.K634])" table:style-name="ce34">
            <text:p>0.03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7.649" table:style-name="ce10">
            <text:p>7.649</text:p>
          </table:table-cell>
          <table:table-cell office:value-type="float" office:value="7.7" table:style-name="ce10">
            <text:p>7.7</text:p>
          </table:table-cell>
          <table:table-cell office:value-type="float" office:value="-5.1000000000000156E-2" table:formula="of:=[.B635]-[.C635]" table:style-name="ce30">
            <text:p>-0.051</text:p>
          </table:table-cell>
          <table:table-cell office:value-type="float" office:value="7.6349999999999998" table:style-name="ce10">
            <text:p>7.635</text:p>
          </table:table-cell>
          <table:table-cell office:value-type="float" office:value="1.4000000000000234E-2" table:formula="of:=[.B635]-[.E635]" table:style-name="ce30">
            <text:p>0.014</text:p>
          </table:table-cell>
          <table:table-cell office:value-type="float" office:value="7.593" table:style-name="ce10">
            <text:p>7.593</text:p>
          </table:table-cell>
          <table:table-cell office:value-type="float" office:value="5.600000000000005E-2" table:formula="of:=[.B635]-[.G635]" table:style-name="ce30">
            <text:p>0.056</text:p>
          </table:table-cell>
          <table:table-cell office:value-type="float" office:value="7.6529999999999996" table:style-name="ce10">
            <text:p>7.653</text:p>
          </table:table-cell>
          <table:table-cell office:value-type="float" office:value="-3.9999999999995595E-3" table:formula="of:=[.B635]-[.I635]" table:style-name="ce30">
            <text:p>-0.004</text:p>
          </table:table-cell>
          <table:table-cell office:value-type="float" office:value="2.6094379982415272E-2" table:formula="of:=STDEV(ABS([.D635]);ABS([.F635]);ABS([.H635]);ABS([.J635]))" table:style-name="ce31">
            <text:p>0.026</text:p>
          </table:table-cell>
          <table:table-cell office:value-type="float" office:value="3.125E-2" table:formula="of:=(ABS([.D635])+ABS([.F635])+ABS([.H635])+ABS([.J635]))/4" table:style-name="ce31">
            <text:p>0.031</text:p>
          </table:table-cell>
          <table:table-cell office:value-type="float" office:value="0.04" table:style-name="ce32">
            <text:p>0.04</text:p>
          </table:table-cell>
          <table:table-cell office:value-type="float" office:value="0.04" table:formula="of:=MAX([.M635];[.K635])" table:style-name="ce34">
            <text:p>0.04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float" office:value="6.7039999999999997" table:style-name="ce10">
            <text:p>6.704</text:p>
          </table:table-cell>
          <table:table-cell office:value-type="float" office:value="6.7629999999999999" table:style-name="ce10">
            <text:p>6.763</text:p>
          </table:table-cell>
          <table:table-cell office:value-type="float" office:value="-5.9000000000000163E-2" table:formula="of:=[.B636]-[.C636]" table:style-name="ce30">
            <text:p>-0.059</text:p>
          </table:table-cell>
          <table:table-cell office:value-type="float" office:value="6.6959999999999997" table:style-name="ce10">
            <text:p>6.696</text:p>
          </table:table-cell>
          <table:table-cell office:value-type="float" office:value="8.0000000000000071E-3" table:formula="of:=[.B636]-[.E636]" table:style-name="ce30">
            <text:p>0.008</text:p>
          </table:table-cell>
          <table:table-cell office:value-type="float" office:value="6.673" table:style-name="ce10">
            <text:p>6.673</text:p>
          </table:table-cell>
          <table:table-cell office:value-type="float" office:value="3.0999999999999694E-2" table:formula="of:=[.B636]-[.G636]" table:style-name="ce30">
            <text:p>0.031</text:p>
          </table:table-cell>
          <table:table-cell office:value-type="float" office:value="6.6980000000000004" table:style-name="ce10">
            <text:p>6.698</text:p>
          </table:table-cell>
          <table:table-cell office:value-type="float" office:value="5.9999999999993392E-3" table:formula="of:=[.B636]-[.I636]" table:style-name="ce30">
            <text:p>0.006</text:p>
          </table:table-cell>
          <table:table-cell office:value-type="float" office:value="2.4752104287649523E-2" table:formula="of:=STDEV(ABS([.D636]);ABS([.F636]);ABS([.H636]);ABS([.J636]))" table:style-name="ce31">
            <text:p>0.025</text:p>
          </table:table-cell>
          <table:table-cell office:value-type="float" office:value="2.5999999999999801E-2" table:formula="of:=(ABS([.D636])+ABS([.F636])+ABS([.H636])+ABS([.J636]))/4" table:style-name="ce31">
            <text:p>0.026</text:p>
          </table:table-cell>
          <table:table-cell office:value-type="float" office:value="2.1999999999999999E-2" table:style-name="ce32">
            <text:p>0.022</text:p>
          </table:table-cell>
          <table:table-cell office:value-type="float" office:value="2.4752104287649523E-2" table:formula="of:=MAX([.M636];[.K636])" table:style-name="ce34">
            <text:p>0.02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7.7480000000000002" table:style-name="ce10">
            <text:p>7.748</text:p>
          </table:table-cell>
          <table:table-cell office:value-type="float" office:value="7.7329999999999997" table:style-name="ce10">
            <text:p>7.733</text:p>
          </table:table-cell>
          <table:table-cell office:value-type="float" office:value="1.5000000000000568E-2" table:formula="of:=[.B637]-[.C637]" table:style-name="ce30">
            <text:p>0.015</text:p>
          </table:table-cell>
          <table:table-cell office:value-type="float" office:value="7.7629999999999999" table:style-name="ce10">
            <text:p>7.763</text:p>
          </table:table-cell>
          <table:table-cell office:value-type="float" office:value="-1.499999999999968E-2" table:formula="of:=[.B637]-[.E637]" table:style-name="ce30">
            <text:p>-0.015</text:p>
          </table:table-cell>
          <table:table-cell office:value-type="float" office:value="7.7089999999999996" table:style-name="ce10">
            <text:p>7.709</text:p>
          </table:table-cell>
          <table:table-cell office:value-type="float" office:value="3.900000000000059E-2" table:formula="of:=[.B637]-[.G637]" table:style-name="ce30">
            <text:p>0.039</text:p>
          </table:table-cell>
          <table:table-cell office:value-type="float" office:value="7.7770000000000001" table:style-name="ce10">
            <text:p>7.777</text:p>
          </table:table-cell>
          <table:table-cell office:value-type="float" office:value="-2.8999999999999915E-2" table:formula="of:=[.B637]-[.I637]" table:style-name="ce30">
            <text:p>-0.029</text:p>
          </table:table-cell>
          <table:table-cell office:value-type="float" office:value="1.170469991071979E-2" table:formula="of:=STDEV(ABS([.D637]);ABS([.F637]);ABS([.H637]);ABS([.J637]))" table:style-name="ce31">
            <text:p>0.012</text:p>
          </table:table-cell>
          <table:table-cell office:value-type="float" office:value="2.4500000000000188E-2" table:formula="of:=(ABS([.D637])+ABS([.F637])+ABS([.H637])+ABS([.J637]))/4" table:style-name="ce31">
            <text:p>0.025</text:p>
          </table:table-cell>
          <table:table-cell office:value-type="float" office:value="0.1" table:style-name="ce32">
            <text:p>0.1</text:p>
          </table:table-cell>
          <table:table-cell office:value-type="float" office:value="0.1" table:formula="of:=MAX([.M637];[.K637])" table:style-name="ce34">
            <text:p>0.1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6.3" table:style-name="ce10">
            <text:p>6.3</text:p>
          </table:table-cell>
          <table:table-cell office:value-type="float" office:value="6.3879999999999999" table:style-name="ce10">
            <text:p>6.388</text:p>
          </table:table-cell>
          <table:table-cell office:value-type="float" office:value="-8.8000000000000078E-2" table:formula="of:=[.B638]-[.C638]" table:style-name="ce30">
            <text:p>-0.088</text:p>
          </table:table-cell>
          <table:table-cell office:value-type="float" office:value="6.2789999999999999" table:style-name="ce10">
            <text:p>6.279</text:p>
          </table:table-cell>
          <table:table-cell office:value-type="float" office:value="2.0999999999999908E-2" table:formula="of:=[.B638]-[.E638]" table:style-name="ce30">
            <text:p>0.021</text:p>
          </table:table-cell>
          <table:table-cell office:value-type="float" office:value="6.2060000000000004" table:style-name="ce10">
            <text:p>6.206</text:p>
          </table:table-cell>
          <table:table-cell office:value-type="float" office:value="9.3999999999999417E-2" table:formula="of:=[.B638]-[.G638]" table:style-name="ce30">
            <text:p>0.094</text:p>
          </table:table-cell>
          <table:table-cell office:value-type="float" office:value="6.2910000000000004" table:style-name="ce10">
            <text:p>6.291</text:p>
          </table:table-cell>
          <table:table-cell office:value-type="float" office:value="8.9999999999994529E-3" table:formula="of:=[.B638]-[.I638]" table:style-name="ce30">
            <text:p>0.009</text:p>
          </table:table-cell>
          <table:table-cell office:value-type="float" office:value="4.421915120548265E-2" table:formula="of:=STDEV(ABS([.D638]);ABS([.F638]);ABS([.H638]);ABS([.J638]))" table:style-name="ce31">
            <text:p>0.044</text:p>
          </table:table-cell>
          <table:table-cell office:value-type="float" office:value="5.2999999999999714E-2" table:formula="of:=(ABS([.D638])+ABS([.F638])+ABS([.H638])+ABS([.J638]))/4" table:style-name="ce31">
            <text:p>0.053</text:p>
          </table:table-cell>
          <table:table-cell office:value-type="float" office:value="9.6000000000000002E-2" table:style-name="ce32">
            <text:p>0.096</text:p>
          </table:table-cell>
          <table:table-cell office:value-type="float" office:value="9.6000000000000002E-2" table:formula="of:=MAX([.M638];[.K638])" table:style-name="ce34">
            <text:p>0.09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5.0430000000000001" table:style-name="ce10">
            <text:p>5.043</text:p>
          </table:table-cell>
          <table:table-cell office:value-type="float" office:value="5.1529999999999996" table:style-name="ce10">
            <text:p>5.153</text:p>
          </table:table-cell>
          <table:table-cell office:value-type="float" office:value="-0.10999999999999943" table:formula="of:=[.B639]-[.C639]" table:style-name="ce30">
            <text:p>-0.11</text:p>
          </table:table-cell>
          <table:table-cell office:value-type="float" office:value="5.0439999999999996" table:style-name="ce10">
            <text:p>5.044</text:p>
          </table:table-cell>
          <table:table-cell office:value-type="float" office:value="-9.9999999999944578E-4" table:formula="of:=[.B639]-[.E639]" table:style-name="ce30">
            <text:p>-0.001</text:p>
          </table:table-cell>
          <table:table-cell office:value-type="float" office:value="5.008" table:style-name="ce10">
            <text:p>5.008</text:p>
          </table:table-cell>
          <table:table-cell office:value-type="float" office:value="3.5000000000000142E-2" table:formula="of:=[.B639]-[.G639]" table:style-name="ce30">
            <text:p>0.035</text:p>
          </table:table-cell>
          <table:table-cell office:value-type="float" office:value="5.0350000000000001" table:style-name="ce10">
            <text:p>5.035</text:p>
          </table:table-cell>
          <table:table-cell office:value-type="float" office:value="8.0000000000000071E-3" table:formula="of:=[.B639]-[.I639]" table:style-name="ce30">
            <text:p>0.008</text:p>
          </table:table-cell>
          <table:table-cell office:value-type="float" office:value="4.9869830559166592E-2" table:formula="of:=STDEV(ABS([.D639]);ABS([.F639]);ABS([.H639]);ABS([.J639]))" table:style-name="ce31">
            <text:p>0.050</text:p>
          </table:table-cell>
          <table:table-cell office:value-type="float" office:value="3.8499999999999757E-2" table:formula="of:=(ABS([.D639])+ABS([.F639])+ABS([.H639])+ABS([.J639]))/4" table:style-name="ce31">
            <text:p>0.038</text:p>
          </table:table-cell>
          <table:table-cell office:value-type="float" office:value="9.9000000000000005E-2" table:style-name="ce32">
            <text:p>0.099</text:p>
          </table:table-cell>
          <table:table-cell office:value-type="float" office:value="9.9000000000000005E-2" table:formula="of:=MAX([.M639];[.K639])" table:style-name="ce34">
            <text:p>0.09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5.0810000000000004" table:style-name="ce10">
            <text:p>5.081</text:p>
          </table:table-cell>
          <table:table-cell office:value-type="float" office:value="5.0670000000000002" table:style-name="ce10">
            <text:p>5.067</text:p>
          </table:table-cell>
          <table:table-cell office:value-type="float" office:value="1.4000000000000234E-2" table:formula="of:=[.B640]-[.C640]" table:style-name="ce30">
            <text:p>0.014</text:p>
          </table:table-cell>
          <table:table-cell office:value-type="float" office:value="5.1449999999999996" table:style-name="ce10">
            <text:p>5.145</text:p>
          </table:table-cell>
          <table:table-cell office:value-type="float" office:value="-6.3999999999999169E-2" table:formula="of:=[.B640]-[.E640]" table:style-name="ce30">
            <text:p>-0.064</text:p>
          </table:table-cell>
          <table:table-cell office:value-type="float" office:value="5.0010000000000003" table:style-name="ce10">
            <text:p>5.001</text:p>
          </table:table-cell>
          <table:table-cell office:value-type="float" office:value="8.0000000000000071E-2" table:formula="of:=[.B640]-[.G640]" table:style-name="ce30">
            <text:p>0.08</text:p>
          </table:table-cell>
          <table:table-cell office:value-type="float" office:value="5.1310000000000002" table:style-name="ce10">
            <text:p>5.131</text:p>
          </table:table-cell>
          <table:table-cell office:value-type="float" office:value="-4.9999999999999822E-2" table:formula="of:=[.B640]-[.I640]" table:style-name="ce30">
            <text:p>-0.05</text:p>
          </table:table-cell>
          <table:table-cell office:value-type="float" office:value="2.8142494558940391E-2" table:formula="of:=STDEV(ABS([.D640]);ABS([.F640]);ABS([.H640]);ABS([.J640]))" table:style-name="ce31">
            <text:p>0.028</text:p>
          </table:table-cell>
          <table:table-cell office:value-type="float" office:value="5.1999999999999824E-2" table:formula="of:=(ABS([.D640])+ABS([.F640])+ABS([.H640])+ABS([.J640]))/4" table:style-name="ce31">
            <text:p>0.052</text:p>
          </table:table-cell>
          <table:table-cell office:value-type="float" office:value="0.125" table:style-name="ce32">
            <text:p>0.125</text:p>
          </table:table-cell>
          <table:table-cell office:value-type="float" office:value="0.125" table:formula="of:=MAX([.M640];[.K640])" table:style-name="ce34">
            <text:p>0.12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7.5709999999999997" table:style-name="ce10">
            <text:p>7.571</text:p>
          </table:table-cell>
          <table:table-cell office:value-type="float" office:value="7.6269999999999998" table:style-name="ce10">
            <text:p>7.627</text:p>
          </table:table-cell>
          <table:table-cell office:value-type="float" office:value="-5.600000000000005E-2" table:formula="of:=[.B641]-[.C641]" table:style-name="ce30">
            <text:p>-0.056</text:p>
          </table:table-cell>
          <table:table-cell office:value-type="float" office:value="7.5789999999999997" table:style-name="ce10">
            <text:p>7.579</text:p>
          </table:table-cell>
          <table:table-cell office:value-type="float" office:value="-8.0000000000000071E-3" table:formula="of:=[.B641]-[.E641]" table:style-name="ce30">
            <text:p>-0.008</text:p>
          </table:table-cell>
          <table:table-cell office:value-type="float" office:value="7.5060000000000002" table:style-name="ce10">
            <text:p>7.506</text:p>
          </table:table-cell>
          <table:table-cell office:value-type="float" office:value="6.4999999999999503E-2" table:formula="of:=[.B641]-[.G641]" table:style-name="ce30">
            <text:p>0.065</text:p>
          </table:table-cell>
          <table:table-cell office:value-type="float" office:value="7.5819999999999999" table:style-name="ce10">
            <text:p>7.582</text:p>
          </table:table-cell>
          <table:table-cell office:value-type="float" office:value="-1.1000000000000121E-2" table:formula="of:=[.B641]-[.I641]" table:style-name="ce30">
            <text:p>-0.011</text:p>
          </table:table-cell>
          <table:table-cell office:value-type="float" office:value="2.9698484809834811E-2" table:formula="of:=STDEV(ABS([.D641]);ABS([.F641]);ABS([.H641]);ABS([.J641]))" table:style-name="ce31">
            <text:p>0.030</text:p>
          </table:table-cell>
          <table:table-cell office:value-type="float" office:value="3.499999999999992E-2" table:formula="of:=(ABS([.D641])+ABS([.F641])+ABS([.H641])+ABS([.J641]))/4" table:style-name="ce31">
            <text:p>0.035</text:p>
          </table:table-cell>
          <table:table-cell office:value-type="float" office:value="7.3999999999999996E-2" table:style-name="ce32">
            <text:p>0.074</text:p>
          </table:table-cell>
          <table:table-cell office:value-type="float" office:value="7.3999999999999996E-2" table:formula="of:=MAX([.M641];[.K641])" table:style-name="ce34">
            <text:p>0.07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7.5739999999999998" table:style-name="ce10">
            <text:p>7.574</text:p>
          </table:table-cell>
          <table:table-cell office:value-type="float" office:value="7.5019999999999998" table:style-name="ce10">
            <text:p>7.502</text:p>
          </table:table-cell>
          <table:table-cell office:value-type="float" office:value="7.2000000000000064E-2" table:formula="of:=[.B642]-[.C642]" table:style-name="ce30">
            <text:p>0.072</text:p>
          </table:table-cell>
          <table:table-cell office:value-type="float" office:value="7.6470000000000002" table:style-name="ce10">
            <text:p>7.647</text:p>
          </table:table-cell>
          <table:table-cell office:value-type="float" office:value="-7.3000000000000398E-2" table:formula="of:=[.B642]-[.E642]" table:style-name="ce30">
            <text:p>-0.073</text:p>
          </table:table-cell>
          <table:table-cell office:value-type="float" office:value="7.5140000000000002" table:style-name="ce10">
            <text:p>7.514</text:p>
          </table:table-cell>
          <table:table-cell office:value-type="float" office:value="5.9999999999999609E-2" table:formula="of:=[.B642]-[.G642]" table:style-name="ce30">
            <text:p>0.06</text:p>
          </table:table-cell>
          <table:table-cell office:value-type="float" office:value="7.6360000000000001" table:style-name="ce10">
            <text:p>7.636</text:p>
          </table:table-cell>
          <table:table-cell office:value-type="float" office:value="-6.2000000000000277E-2" table:formula="of:=[.B642]-[.I642]" table:style-name="ce30">
            <text:p>-0.062</text:p>
          </table:table-cell>
          <table:table-cell office:value-type="float" office:value="6.7019897542945723E-3" table:formula="of:=STDEV(ABS([.D642]);ABS([.F642]);ABS([.H642]);ABS([.J642]))" table:style-name="ce31">
            <text:p>0.007</text:p>
          </table:table-cell>
          <table:table-cell office:value-type="float" office:value="6.6750000000000087E-2" table:formula="of:=(ABS([.D642])+ABS([.F642])+ABS([.H642])+ABS([.J642]))/4" table:style-name="ce31">
            <text:p>0.067</text:p>
          </table:table-cell>
          <table:table-cell office:value-type="float" office:value="4.1000000000000002E-2" table:style-name="ce32">
            <text:p>0.041</text:p>
          </table:table-cell>
          <table:table-cell office:value-type="float" office:value="4.1000000000000002E-2" table:formula="of:=MAX([.M642];[.K642])" table:style-name="ce34">
            <text:p>0.04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6.3010000000000002" table:style-name="ce10">
            <text:p>6.301</text:p>
          </table:table-cell>
          <table:table-cell office:value-type="float" office:value="6.35" table:style-name="ce10">
            <text:p>6.35</text:p>
          </table:table-cell>
          <table:table-cell office:value-type="float" office:value="-4.8999999999999488E-2" table:formula="of:=[.B643]-[.C643]" table:style-name="ce30">
            <text:p>-0.049</text:p>
          </table:table-cell>
          <table:table-cell office:value-type="float" office:value="6.327" table:style-name="ce10">
            <text:p>6.327</text:p>
          </table:table-cell>
          <table:table-cell office:value-type="float" office:value="-2.5999999999999801E-2" table:formula="of:=[.B643]-[.E643]" table:style-name="ce30">
            <text:p>-0.026</text:p>
          </table:table-cell>
          <table:table-cell office:value-type="float" office:value="6.226" table:style-name="ce10">
            <text:p>6.226</text:p>
          </table:table-cell>
          <table:table-cell office:value-type="float" office:value="7.5000000000000178E-2" table:formula="of:=[.B643]-[.G643]" table:style-name="ce30">
            <text:p>0.075</text:p>
          </table:table-cell>
          <table:table-cell office:value-type="float" office:value="6.3230000000000004" table:style-name="ce10">
            <text:p>6.323</text:p>
          </table:table-cell>
          <table:table-cell office:value-type="float" office:value="-2.2000000000000242E-2" table:formula="of:=[.B643]-[.I643]" table:style-name="ce30">
            <text:p>-0.022</text:p>
          </table:table-cell>
          <table:table-cell office:value-type="float" office:value="2.4426761280748367E-2" table:formula="of:=STDEV(ABS([.D643]);ABS([.F643]);ABS([.H643]);ABS([.J643]))" table:style-name="ce31">
            <text:p>0.024</text:p>
          </table:table-cell>
          <table:table-cell office:value-type="float" office:value="4.2999999999999927E-2" table:formula="of:=(ABS([.D643])+ABS([.F643])+ABS([.H643])+ABS([.J643]))/4" table:style-name="ce31">
            <text:p>0.043</text:p>
          </table:table-cell>
          <table:table-cell office:value-type="float" office:value="8.2000000000000003E-2" table:style-name="ce32">
            <text:p>0.082</text:p>
          </table:table-cell>
          <table:table-cell office:value-type="float" office:value="8.2000000000000003E-2" table:formula="of:=MAX([.M643];[.K643])" table:style-name="ce34">
            <text:p>0.08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26297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7.5819999999999999" table:style-name="ce10">
            <text:p>7.582</text:p>
          </table:table-cell>
          <table:table-cell office:value-type="float" office:value="7.609" table:style-name="ce10">
            <text:p>7.609</text:p>
          </table:table-cell>
          <table:table-cell office:value-type="float" office:value="-2.7000000000000135E-2" table:formula="of:=[.B647]-[.C647]" table:style-name="ce30">
            <text:p>-0.027</text:p>
          </table:table-cell>
          <table:table-cell office:value-type="float" office:value="7.6289999999999996" table:style-name="ce10">
            <text:p>7.629</text:p>
          </table:table-cell>
          <table:table-cell office:value-type="float" office:value="-4.6999999999999709E-2" table:formula="of:=[.B647]-[.E647]" table:style-name="ce30">
            <text:p>-0.047</text:p>
          </table:table-cell>
          <table:table-cell office:value-type="float" office:value="7.5810000000000004" table:style-name="ce10">
            <text:p>7.581</text:p>
          </table:table-cell>
          <table:table-cell office:value-type="float" office:value="9.9999999999944578E-4" table:formula="of:=[.B647]-[.G647]" table:style-name="ce30">
            <text:p>0.001</text:p>
          </table:table-cell>
          <table:table-cell office:value-type="float" office:value="7.5419999999999998" table:style-name="ce10">
            <text:p>7.542</text:p>
          </table:table-cell>
          <table:table-cell office:value-type="float" office:value="4.0000000000000036E-2" table:formula="of:=[.B647]-[.I647]" table:style-name="ce30">
            <text:p>0.04</text:p>
          </table:table-cell>
          <table:table-cell office:value-type="float" office:value="2.0271079563424187E-2" table:formula="of:=STDEV(ABS([.D647]);ABS([.F647]);ABS([.H647]);ABS([.J647]))" table:style-name="ce31">
            <text:p>0.020</text:p>
          </table:table-cell>
          <table:table-cell office:value-type="float" office:value="2.8749999999999831E-2" table:formula="of:=(ABS([.D647])+ABS([.F647])+ABS([.H647])+ABS([.J647]))/4" table:style-name="ce31">
            <text:p>0.029</text:p>
          </table:table-cell>
          <table:table-cell office:value-type="float" office:value="5.5E-2" table:style-name="ce32">
            <text:p>0.055</text:p>
          </table:table-cell>
          <table:table-cell office:value-type="float" office:value="5.5E-2" table:formula="of:=MAX([.M647];[.K647])" table:style-name="ce34">
            <text:p>0.05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4.2510000000000003" table:style-name="ce10">
            <text:p>4.251</text:p>
          </table:table-cell>
          <table:table-cell office:value-type="float" office:value="4.298" table:style-name="ce10">
            <text:p>4.298</text:p>
          </table:table-cell>
          <table:table-cell office:value-type="float" office:value="-4.6999999999999709E-2" table:formula="of:=[.B648]-[.C648]" table:style-name="ce30">
            <text:p>-0.047</text:p>
          </table:table-cell>
          <table:table-cell office:value-type="float" office:value="4.2409999999999997" table:style-name="ce10">
            <text:p>4.241</text:p>
          </table:table-cell>
          <table:table-cell office:value-type="float" office:value="1.0000000000000675E-2" table:formula="of:=[.B648]-[.E648]" table:style-name="ce30">
            <text:p>0.01</text:p>
          </table:table-cell>
          <table:table-cell office:value-type="float" office:value="4.2480000000000002" table:style-name="ce10">
            <text:p>4.248</text:p>
          </table:table-cell>
          <table:table-cell office:value-type="float" office:value="3.0000000000001137E-3" table:formula="of:=[.B648]-[.G648]" table:style-name="ce30">
            <text:p>0.003</text:p>
          </table:table-cell>
          <table:table-cell office:value-type="float" office:value="4.2679999999999998" table:style-name="ce10">
            <text:p>4.268</text:p>
          </table:table-cell>
          <table:table-cell office:value-type="float" office:value="-1.699999999999946E-2" table:formula="of:=[.B648]-[.I648]" table:style-name="ce30">
            <text:p>-0.017</text:p>
          </table:table-cell>
          <table:table-cell office:value-type="float" office:value="1.9362764954072464E-2" table:formula="of:=STDEV(ABS([.D648]);ABS([.F648]);ABS([.H648]);ABS([.J648]))" table:style-name="ce31">
            <text:p>0.019</text:p>
          </table:table-cell>
          <table:table-cell office:value-type="float" office:value="1.9249999999999989E-2" table:formula="of:=(ABS([.D648])+ABS([.F648])+ABS([.H648])+ABS([.J648]))/4" table:style-name="ce31">
            <text:p>0.019</text:p>
          </table:table-cell>
          <table:table-cell office:value-type="string" table:style-name="ce32">
            <text:p>0.02</text:p>
          </table:table-cell>
          <table:table-cell office:value-type="float" office:value="1.9362764954072464E-2" table:formula="of:=MAX([.M648];[.K648])" table:style-name="ce34">
            <text:p>0.01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6.2329999999999997" table:style-name="ce10">
            <text:p>6.233</text:p>
          </table:table-cell>
          <table:table-cell office:value-type="float" office:value="6.29" table:style-name="ce10">
            <text:p>6.29</text:p>
          </table:table-cell>
          <table:table-cell office:value-type="float" office:value="-5.7000000000000384E-2" table:formula="of:=[.B649]-[.C649]" table:style-name="ce30">
            <text:p>-0.057</text:p>
          </table:table-cell>
          <table:table-cell office:value-type="float" office:value="6.2210000000000001" table:style-name="ce10">
            <text:p>6.221</text:p>
          </table:table-cell>
          <table:table-cell office:value-type="float" office:value="1.1999999999999567E-2" table:formula="of:=[.B649]-[.E649]" table:style-name="ce30">
            <text:p>0.012</text:p>
          </table:table-cell>
          <table:table-cell office:value-type="float" office:value="6.218" table:style-name="ce10">
            <text:p>6.218</text:p>
          </table:table-cell>
          <table:table-cell office:value-type="float" office:value="1.499999999999968E-2" table:formula="of:=[.B649]-[.G649]" table:style-name="ce30">
            <text:p>0.015</text:p>
          </table:table-cell>
          <table:table-cell office:value-type="float" office:value="6.2539999999999996" table:style-name="ce10">
            <text:p>6.254</text:p>
          </table:table-cell>
          <table:table-cell office:value-type="float" office:value="-2.0999999999999908E-2" table:formula="of:=[.B649]-[.I649]" table:style-name="ce30">
            <text:p>-0.021</text:p>
          </table:table-cell>
          <table:table-cell office:value-type="float" office:value="2.083866598417506E-2" table:formula="of:=STDEV(ABS([.D649]);ABS([.F649]);ABS([.H649]);ABS([.J649]))" table:style-name="ce31">
            <text:p>0.021</text:p>
          </table:table-cell>
          <table:table-cell office:value-type="float" office:value="2.6249999999999885E-2" table:formula="of:=(ABS([.D649])+ABS([.F649])+ABS([.H649])+ABS([.J649]))/4" table:style-name="ce31">
            <text:p>0.026</text:p>
          </table:table-cell>
          <table:table-cell office:value-type="string" table:style-name="ce32">
            <text:p>0.</text:p>
          </table:table-cell>
          <table:table-cell office:value-type="float" office:value="2.083866598417506E-2" table:formula="of:=MAX([.M649];[.K649])" table:style-name="ce34">
            <text:p>0.02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650];[.K650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2169999999999996" table:style-name="ce10">
            <text:p>6.217</text:p>
          </table:table-cell>
          <table:table-cell office:value-type="float" office:value="6.2389999999999999" table:style-name="ce10">
            <text:p>6.239</text:p>
          </table:table-cell>
          <table:table-cell office:value-type="float" office:value="-2.2000000000000242E-2" table:formula="of:=[.B651]-[.C651]" table:style-name="ce30">
            <text:p>-0.022</text:p>
          </table:table-cell>
          <table:table-cell office:value-type="float" office:value="6.2240000000000002" table:style-name="ce10">
            <text:p>6.224</text:p>
          </table:table-cell>
          <table:table-cell office:value-type="float" office:value="-7.0000000000005613E-3" table:formula="of:=[.B651]-[.E651]" table:style-name="ce30">
            <text:p>-0.007</text:p>
          </table:table-cell>
          <table:table-cell office:value-type="float" office:value="6.2140000000000004" table:style-name="ce10">
            <text:p>6.214</text:p>
          </table:table-cell>
          <table:table-cell office:value-type="float" office:value="2.9999999999992255E-3" table:formula="of:=[.B651]-[.G651]" table:style-name="ce30">
            <text:p>0.003</text:p>
          </table:table-cell>
          <table:table-cell office:value-type="float" office:value="6.218" table:style-name="ce10">
            <text:p>6.218</text:p>
          </table:table-cell>
          <table:table-cell office:value-type="float" office:value="-1.000000000000334E-3" table:formula="of:=[.B651]-[.I651]" table:style-name="ce30">
            <text:p>-0.001</text:p>
          </table:table-cell>
          <table:table-cell office:value-type="float" office:value="9.500000000000149E-3" table:formula="of:=STDEV(ABS([.D651]);ABS([.F651]);ABS([.H651]);ABS([.J651]))" table:style-name="ce31">
            <text:p>0.010</text:p>
          </table:table-cell>
          <table:table-cell office:value-type="float" office:value="8.2500000000000906E-3" table:formula="of:=(ABS([.D651])+ABS([.F651])+ABS([.H651])+ABS([.J651]))/4" table:style-name="ce31">
            <text:p>0.008</text:p>
          </table:table-cell>
          <table:table-cell office:value-type="float" office:value="7.8E-2" table:style-name="ce32">
            <text:p>0.078</text:p>
          </table:table-cell>
          <table:table-cell office:value-type="float" office:value="7.8E-2" table:formula="of:=MAX([.M651];[.K651])" table:style-name="ce34">
            <text:p>0.07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4.8970000000000002" table:style-name="ce10">
            <text:p>4.897</text:p>
          </table:table-cell>
          <table:table-cell office:value-type="float" office:value="4.9649999999999999" table:style-name="ce10">
            <text:p>4.965</text:p>
          </table:table-cell>
          <table:table-cell office:value-type="float" office:value="-6.7999999999999616E-2" table:formula="of:=[.B652]-[.C652]" table:style-name="ce30">
            <text:p>-0.068</text:p>
          </table:table-cell>
          <table:table-cell office:value-type="float" office:value="4.8860000000000001" table:style-name="ce10">
            <text:p>4.886</text:p>
          </table:table-cell>
          <table:table-cell office:value-type="float" office:value="1.1000000000000121E-2" table:formula="of:=[.B652]-[.E652]" table:style-name="ce30">
            <text:p>0.011</text:p>
          </table:table-cell>
          <table:table-cell office:value-type="float" office:value="4.8789999999999996" table:style-name="ce10">
            <text:p>4.879</text:p>
          </table:table-cell>
          <table:table-cell office:value-type="float" office:value="1.8000000000000682E-2" table:formula="of:=[.B652]-[.G652]" table:style-name="ce30">
            <text:p>0.018</text:p>
          </table:table-cell>
          <table:table-cell office:value-type="float" office:value="4.9219999999999997" table:style-name="ce10">
            <text:p>4.922</text:p>
          </table:table-cell>
          <table:table-cell office:value-type="float" office:value="-2.4999999999999467E-2" table:formula="of:=[.B652]-[.I652]" table:style-name="ce30">
            <text:p>-0.025</text:p>
          </table:table-cell>
          <table:table-cell office:value-type="float" office:value="2.5645012510557525E-2" table:formula="of:=STDEV(ABS([.D652]);ABS([.F652]);ABS([.H652]);ABS([.J652]))" table:style-name="ce31">
            <text:p>0.026</text:p>
          </table:table-cell>
          <table:table-cell office:value-type="float" office:value="3.0499999999999972E-2" table:formula="of:=(ABS([.D652])+ABS([.F652])+ABS([.H652])+ABS([.J652]))/4" table:style-name="ce31">
            <text:p>0.031</text:p>
          </table:table-cell>
          <table:table-cell office:value-type="float" office:value="7.6999999999999999E-2" table:style-name="ce32">
            <text:p>0.077</text:p>
          </table:table-cell>
          <table:table-cell office:value-type="float" office:value="7.6999999999999999E-2" table:formula="of:=MAX([.M652];[.K652])" table:style-name="ce34">
            <text:p>0.07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4129999999999998" table:style-name="ce10">
            <text:p>3.413</text:p>
          </table:table-cell>
          <table:table-cell office:value-type="float" office:value="3.5089999999999999" table:style-name="ce10">
            <text:p>3.509</text:p>
          </table:table-cell>
          <table:table-cell office:value-type="float" office:value="-9.6000000000000085E-2" table:formula="of:=[.B653]-[.C653]" table:style-name="ce30">
            <text:p>-0.096</text:p>
          </table:table-cell>
          <table:table-cell office:value-type="float" office:value="3.4089999999999998" table:style-name="ce10">
            <text:p>3.409</text:p>
          </table:table-cell>
          <table:table-cell office:value-type="float" office:value="4.0000000000000036E-3" table:formula="of:=[.B653]-[.E653]" table:style-name="ce30">
            <text:p>0.004</text:p>
          </table:table-cell>
          <table:table-cell office:value-type="float" office:value="3.403" table:style-name="ce10">
            <text:p>3.403</text:p>
          </table:table-cell>
          <table:table-cell office:value-type="float" office:value="9.9999999999997868E-3" table:formula="of:=[.B653]-[.G653]" table:style-name="ce30">
            <text:p>0.01</text:p>
          </table:table-cell>
          <table:table-cell office:value-type="float" office:value="3.4420000000000002" table:style-name="ce10">
            <text:p>3.442</text:p>
          </table:table-cell>
          <table:table-cell office:value-type="float" office:value="-2.9000000000000359E-2" table:formula="of:=[.B653]-[.I653]" table:style-name="ce30">
            <text:p>-0.029</text:p>
          </table:table-cell>
          <table:table-cell office:value-type="float" office:value="4.2200908363051529E-2" table:formula="of:=STDEV(ABS([.D653]);ABS([.F653]);ABS([.H653]);ABS([.J653]))" table:style-name="ce31">
            <text:p>0.042</text:p>
          </table:table-cell>
          <table:table-cell office:value-type="float" office:value="3.4750000000000059E-2" table:formula="of:=(ABS([.D653])+ABS([.F653])+ABS([.H653])+ABS([.J653]))/4" table:style-name="ce31">
            <text:p>0.035</text:p>
          </table:table-cell>
          <table:table-cell office:value-type="float" office:value="0.10299999999999999" table:style-name="ce32">
            <text:p>0.103</text:p>
          </table:table-cell>
          <table:table-cell office:value-type="float" office:value="0.10299999999999999" table:formula="of:=MAX([.M653];[.K653])" table:style-name="ce34">
            <text:p>0.10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6669999999999998" table:style-name="ce10">
            <text:p>3.667</text:p>
          </table:table-cell>
          <table:table-cell office:value-type="float" office:value="3.6789999999999998" table:style-name="ce10">
            <text:p>3.679</text:p>
          </table:table-cell>
          <table:table-cell office:value-type="float" office:value="-1.2000000000000011E-2" table:formula="of:=[.B654]-[.C654]" table:style-name="ce30">
            <text:p>-0.012</text:p>
          </table:table-cell>
          <table:table-cell office:value-type="float" office:value="3.7050000000000001" table:style-name="ce10">
            <text:p>3.705</text:p>
          </table:table-cell>
          <table:table-cell office:value-type="float" office:value="-3.8000000000000256E-2" table:formula="of:=[.B654]-[.E654]" table:style-name="ce30">
            <text:p>-0.038</text:p>
          </table:table-cell>
          <table:table-cell office:value-type="float" office:value="3.6349999999999998" table:style-name="ce10">
            <text:p>3.635</text:p>
          </table:table-cell>
          <table:table-cell office:value-type="float" office:value="3.2000000000000028E-2" table:formula="of:=[.B654]-[.G654]" table:style-name="ce30">
            <text:p>0.032</text:p>
          </table:table-cell>
          <table:table-cell office:value-type="float" office:value="3.6389999999999998" table:style-name="ce10">
            <text:p>3.639</text:p>
          </table:table-cell>
          <table:table-cell office:value-type="float" office:value="2.8000000000000025E-2" table:formula="of:=[.B654]-[.I654]" table:style-name="ce30">
            <text:p>0.028</text:p>
          </table:table-cell>
          <table:table-cell office:value-type="float" office:value="1.1120551545074926E-2" table:formula="of:=STDEV(ABS([.D654]);ABS([.F654]);ABS([.H654]);ABS([.J654]))" table:style-name="ce31">
            <text:p>0.011</text:p>
          </table:table-cell>
          <table:table-cell office:value-type="float" office:value="2.750000000000008E-2" table:formula="of:=(ABS([.D654])+ABS([.F654])+ABS([.H654])+ABS([.J654]))/4" table:style-name="ce31">
            <text:p>0.028</text:p>
          </table:table-cell>
          <table:table-cell office:value-type="float" office:value="9.6000000000000002E-2" table:style-name="ce32">
            <text:p>0.096</text:p>
          </table:table-cell>
          <table:table-cell office:value-type="float" office:value="9.6000000000000002E-2" table:formula="of:=MAX([.M654];[.K654])" table:style-name="ce34">
            <text:p>0.09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5.8369999999999997" table:style-name="ce10">
            <text:p>5.837</text:p>
          </table:table-cell>
          <table:table-cell office:value-type="float" office:value="5.91" table:style-name="ce10">
            <text:p>5.91</text:p>
          </table:table-cell>
          <table:table-cell office:value-type="float" office:value="-7.3000000000000398E-2" table:formula="of:=[.B655]-[.C655]" table:style-name="ce30">
            <text:p>-0.073</text:p>
          </table:table-cell>
          <table:table-cell office:value-type="float" office:value="5.8310000000000004" table:style-name="ce10">
            <text:p>5.831</text:p>
          </table:table-cell>
          <table:table-cell office:value-type="float" office:value="5.9999999999993392E-3" table:formula="of:=[.B655]-[.E655]" table:style-name="ce30">
            <text:p>0.006</text:p>
          </table:table-cell>
          <table:table-cell office:value-type="float" office:value="5.819" table:style-name="ce10">
            <text:p>5.819</text:p>
          </table:table-cell>
          <table:table-cell office:value-type="float" office:value="1.7999999999999794E-2" table:formula="of:=[.B655]-[.G655]" table:style-name="ce30">
            <text:p>0.018</text:p>
          </table:table-cell>
          <table:table-cell office:value-type="float" office:value="5.8570000000000002" table:style-name="ce10">
            <text:p>5.857</text:p>
          </table:table-cell>
          <table:table-cell office:value-type="float" office:value="-2.0000000000000462E-2" table:formula="of:=[.B655]-[.I655]" table:style-name="ce30">
            <text:p>-0.02</text:p>
          </table:table-cell>
          <table:table-cell office:value-type="float" office:value="2.9814705543853477E-2" table:formula="of:=STDEV(ABS([.D655]);ABS([.F655]);ABS([.H655]);ABS([.J655]))" table:style-name="ce31">
            <text:p>0.030</text:p>
          </table:table-cell>
          <table:table-cell office:value-type="float" office:value="2.9249999999999998E-2" table:formula="of:=(ABS([.D655])+ABS([.F655])+ABS([.H655])+ABS([.J655]))/4" table:style-name="ce31">
            <text:p>0.029</text:p>
          </table:table-cell>
          <table:table-cell office:value-type="float" office:value="6.6000000000000003E-2" table:style-name="ce32">
            <text:p>0.066</text:p>
          </table:table-cell>
          <table:table-cell office:value-type="float" office:value="6.6000000000000003E-2" table:formula="of:=MAX([.M655];[.K655])" table:style-name="ce34">
            <text:p>0.06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8380000000000001" table:style-name="ce10">
            <text:p>5.838</text:p>
          </table:table-cell>
          <table:table-cell office:value-type="float" office:value="5.8289999999999997" table:style-name="ce10">
            <text:p>5.829</text:p>
          </table:table-cell>
          <table:table-cell office:value-type="float" office:value="9.0000000000003411E-3" table:formula="of:=[.B656]-[.C656]" table:style-name="ce30">
            <text:p>0.009</text:p>
          </table:table-cell>
          <table:table-cell office:value-type="float" office:value="5.8849999999999998" table:style-name="ce10">
            <text:p>5.885</text:p>
          </table:table-cell>
          <table:table-cell office:value-type="float" office:value="-4.6999999999999709E-2" table:formula="of:=[.B656]-[.E656]" table:style-name="ce30">
            <text:p>-0.047</text:p>
          </table:table-cell>
          <table:table-cell office:value-type="float" office:value="5.827" table:style-name="ce10">
            <text:p>5.827</text:p>
          </table:table-cell>
          <table:table-cell office:value-type="float" office:value="1.1000000000000121E-2" table:formula="of:=[.B656]-[.G656]" table:style-name="ce30">
            <text:p>0.011</text:p>
          </table:table-cell>
          <table:table-cell office:value-type="float" office:value="5.8079999999999998" table:style-name="ce10">
            <text:p>5.808</text:p>
          </table:table-cell>
          <table:table-cell office:value-type="float" office:value="3.0000000000000249E-2" table:formula="of:=[.B656]-[.I656]" table:style-name="ce30">
            <text:p>0.03</text:p>
          </table:table-cell>
          <table:table-cell office:value-type="float" office:value="1.7876893839068504E-2" table:formula="of:=STDEV(ABS([.D656]);ABS([.F656]);ABS([.H656]);ABS([.J656]))" table:style-name="ce31">
            <text:p>0.018</text:p>
          </table:table-cell>
          <table:table-cell office:value-type="float" office:value="2.4250000000000105E-2" table:formula="of:=(ABS([.D656])+ABS([.F656])+ABS([.H656])+ABS([.J656]))/4" table:style-name="ce31">
            <text:p>0.024</text:p>
          </table:table-cell>
          <table:table-cell office:value-type="float" office:value="5.1999999999999998E-2" table:style-name="ce32">
            <text:p>0.052</text:p>
          </table:table-cell>
          <table:table-cell office:value-type="float" office:value="5.1999999999999998E-2" table:formula="of:=MAX([.M656];[.K656])" table:style-name="ce34">
            <text:p>0.05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5179999999999998" table:style-name="ce10">
            <text:p>4.518</text:p>
          </table:table-cell>
          <table:table-cell office:value-type="float" office:value="4.5860000000000003" table:style-name="ce10">
            <text:p>4.586</text:p>
          </table:table-cell>
          <table:table-cell office:value-type="float" office:value="-6.8000000000000504E-2" table:formula="of:=[.B657]-[.C657]" table:style-name="ce30">
            <text:p>-0.068</text:p>
          </table:table-cell>
          <table:table-cell office:value-type="float" office:value="4.5179999999999998" table:style-name="ce10">
            <text:p>4.518</text:p>
          </table:table-cell>
          <table:table-cell office:value-type="float" office:value="0" table:formula="of:=[.B657]-[.E657]" table:style-name="ce30">
            <text:p>0</text:p>
          </table:table-cell>
          <table:table-cell office:value-type="float" office:value="4.5090000000000003" table:style-name="ce10">
            <text:p>4.509</text:p>
          </table:table-cell>
          <table:table-cell office:value-type="float" office:value="8.9999999999994529E-3" table:formula="of:=[.B657]-[.G657]" table:style-name="ce30">
            <text:p>0.009</text:p>
          </table:table-cell>
          <table:table-cell office:value-type="float" office:value="4.53" table:style-name="ce10">
            <text:p>4.53</text:p>
          </table:table-cell>
          <table:table-cell office:value-type="float" office:value="-1.2000000000000455E-2" table:formula="of:=[.B657]-[.I657]" table:style-name="ce30">
            <text:p>-0.012</text:p>
          </table:table-cell>
          <table:table-cell office:value-type="float" office:value="3.0923292192132735E-2" table:formula="of:=STDEV(ABS([.D657]);ABS([.F657]);ABS([.H657]);ABS([.J657]))" table:style-name="ce31">
            <text:p>0.031</text:p>
          </table:table-cell>
          <table:table-cell office:value-type="float" office:value="2.2250000000000103E-2" table:formula="of:=(ABS([.D657])+ABS([.F657])+ABS([.H657])+ABS([.J657]))/4" table:style-name="ce31">
            <text:p>0.022</text:p>
          </table:table-cell>
          <table:table-cell office:value-type="float" office:value="7.1999999999999995E-2" table:style-name="ce32">
            <text:p>0.072</text:p>
          </table:table-cell>
          <table:table-cell office:value-type="float" office:value="7.1999999999999995E-2" table:formula="of:=MAX([.M657];[.K657])" table:style-name="ce34">
            <text:p>0.07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BD+18_2890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8.1359999999999992" table:style-name="ce10">
            <text:p>8.136</text:p>
          </table:table-cell>
          <table:table-cell office:value-type="float" office:value="8.1649999999999991" table:style-name="ce10">
            <text:p>8.165</text:p>
          </table:table-cell>
          <table:table-cell office:value-type="float" office:value="-2.8999999999999915E-2" table:formula="of:=[.B661]-[.C661]" table:style-name="ce30">
            <text:p>-0.029</text:p>
          </table:table-cell>
          <table:table-cell office:value-type="float" office:value="8.1940000000000008" table:style-name="ce10">
            <text:p>8.194</text:p>
          </table:table-cell>
          <table:table-cell office:value-type="float" office:value="-5.8000000000001606E-2" table:formula="of:=[.B661]-[.E661]" table:style-name="ce30">
            <text:p>-0.058</text:p>
          </table:table-cell>
          <table:table-cell office:value-type="float" office:value="8.1340000000000003" table:style-name="ce10">
            <text:p>8.134</text:p>
          </table:table-cell>
          <table:table-cell office:value-type="float" office:value="1.9999999999988916E-3" table:formula="of:=[.B661]-[.G661]" table:style-name="ce30">
            <text:p>0.002</text:p>
          </table:table-cell>
          <table:table-cell office:value-type="float" office:value="8.1010000000000009" table:style-name="ce10">
            <text:p>8.101</text:p>
          </table:table-cell>
          <table:table-cell office:value-type="float" office:value="3.4999999999998366E-2" table:formula="of:=[.B661]-[.I661]" table:style-name="ce30">
            <text:p>0.035</text:p>
          </table:table-cell>
          <table:table-cell office:value-type="float" office:value="2.3021728866443679E-2" table:formula="of:=STDEV(ABS([.D661]);ABS([.F661]);ABS([.H661]);ABS([.J661]))" table:style-name="ce31">
            <text:p>0.023</text:p>
          </table:table-cell>
          <table:table-cell office:value-type="float" office:value="3.0999999999999694E-2" table:formula="of:=(ABS([.D661])+ABS([.F661])+ABS([.H661])+ABS([.J661]))/4" table:style-name="ce31">
            <text:p>0.031</text:p>
          </table:table-cell>
          <table:table-cell office:value-type="string" table:style-name="ce32">
            <text:p>0.</text:p>
          </table:table-cell>
          <table:table-cell office:value-type="float" office:value="2.3021728866443679E-2" table:formula="of:=MAX([.M661];[.K661])" table:style-name="ce34">
            <text:p>0.02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4.7469999999999999" table:style-name="ce10">
            <text:p>4.747</text:p>
          </table:table-cell>
          <table:table-cell office:value-type="float" office:value="4.7960000000000003" table:style-name="ce10">
            <text:p>4.796</text:p>
          </table:table-cell>
          <table:table-cell office:value-type="float" office:value="-4.9000000000000377E-2" table:formula="of:=[.B662]-[.C662]" table:style-name="ce30">
            <text:p>-0.049</text:p>
          </table:table-cell>
          <table:table-cell office:value-type="float" office:value="4.7430000000000003" table:style-name="ce10">
            <text:p>4.743</text:p>
          </table:table-cell>
          <table:table-cell office:value-type="float" office:value="3.9999999999995595E-3" table:formula="of:=[.B662]-[.E662]" table:style-name="ce30">
            <text:p>0.004</text:p>
          </table:table-cell>
          <table:table-cell office:value-type="float" office:value="4.74" table:style-name="ce10">
            <text:p>4.74</text:p>
          </table:table-cell>
          <table:table-cell office:value-type="float" office:value="6.9999999999996732E-3" table:formula="of:=[.B662]-[.G662]" table:style-name="ce30">
            <text:p>0.007</text:p>
          </table:table-cell>
          <table:table-cell office:value-type="float" office:value="4.7610000000000001" table:style-name="ce10">
            <text:p>4.761</text:p>
          </table:table-cell>
          <table:table-cell office:value-type="float" office:value="-1.4000000000000234E-2" table:formula="of:=[.B662]-[.I662]" table:style-name="ce30">
            <text:p>-0.014</text:p>
          </table:table-cell>
          <table:table-cell office:value-type="float" office:value="2.0760539492027021E-2" table:formula="of:=STDEV(ABS([.D662]);ABS([.F662]);ABS([.H662]);ABS([.J662]))" table:style-name="ce31">
            <text:p>0.021</text:p>
          </table:table-cell>
          <table:table-cell office:value-type="float" office:value="1.8499999999999961E-2" table:formula="of:=(ABS([.D662])+ABS([.F662])+ABS([.H662])+ABS([.J662]))/4" table:style-name="ce31">
            <text:p>0.019</text:p>
          </table:table-cell>
          <table:table-cell office:value-type="float" office:value="3.6999999999999998E-2" table:style-name="ce32">
            <text:p>0.037</text:p>
          </table:table-cell>
          <table:table-cell office:value-type="float" office:value="3.6999999999999998E-2" table:formula="of:=MAX([.M662];[.K662])" table:style-name="ce34">
            <text:p>0.037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6.4880000000000004" table:style-name="ce10">
            <text:p>6.488</text:p>
          </table:table-cell>
          <table:table-cell office:value-type="float" office:value="6.5339999999999998" table:style-name="ce10">
            <text:p>6.534</text:p>
          </table:table-cell>
          <table:table-cell office:value-type="float" office:value="-4.5999999999999375E-2" table:formula="of:=[.B663]-[.C663]" table:style-name="ce30">
            <text:p>-0.046</text:p>
          </table:table-cell>
          <table:table-cell office:value-type="float" office:value="6.484" table:style-name="ce10">
            <text:p>6.484</text:p>
          </table:table-cell>
          <table:table-cell office:value-type="float" office:value="4.0000000000004476E-3" table:formula="of:=[.B663]-[.E663]" table:style-name="ce30">
            <text:p>0.004</text:p>
          </table:table-cell>
          <table:table-cell office:value-type="float" office:value="6.4779999999999998" table:style-name="ce10">
            <text:p>6.478</text:p>
          </table:table-cell>
          <table:table-cell office:value-type="float" office:value="1.0000000000000675E-2" table:formula="of:=[.B663]-[.G663]" table:style-name="ce30">
            <text:p>0.01</text:p>
          </table:table-cell>
          <table:table-cell office:value-type="float" office:value="6.5019999999999998" table:style-name="ce10">
            <text:p>6.502</text:p>
          </table:table-cell>
          <table:table-cell office:value-type="float" office:value="-1.3999999999999346E-2" table:formula="of:=[.B663]-[.I663]" table:style-name="ce30">
            <text:p>-0.014</text:p>
          </table:table-cell>
          <table:table-cell office:value-type="float" office:value="1.8788294228055467E-2" table:formula="of:=STDEV(ABS([.D663]);ABS([.F663]);ABS([.H663]);ABS([.J663]))" table:style-name="ce31">
            <text:p>0.019</text:p>
          </table:table-cell>
          <table:table-cell office:value-type="float" office:value="1.8499999999999961E-2" table:formula="of:=(ABS([.D663])+ABS([.F663])+ABS([.H663])+ABS([.J663]))/4" table:style-name="ce31">
            <text:p>0.019</text:p>
          </table:table-cell>
          <table:table-cell office:value-type="float" office:value="4.1000000000000002E-2" table:style-name="ce32">
            <text:p>0.041</text:p>
          </table:table-cell>
          <table:table-cell office:value-type="float" office:value="4.1000000000000002E-2" table:formula="of:=MAX([.M663];[.K663])" table:style-name="ce34">
            <text:p>0.04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664];[.K664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452" table:style-name="ce10">
            <text:p>6.452</text:p>
          </table:table-cell>
          <table:table-cell office:value-type="float" office:value="6.4829999999999997" table:style-name="ce10">
            <text:p>6.483</text:p>
          </table:table-cell>
          <table:table-cell office:value-type="float" office:value="-3.0999999999999694E-2" table:formula="of:=[.B665]-[.C665]" table:style-name="ce30">
            <text:p>-0.031</text:p>
          </table:table-cell>
          <table:table-cell office:value-type="float" office:value="6.4589999999999996" table:style-name="ce10">
            <text:p>6.459</text:p>
          </table:table-cell>
          <table:table-cell office:value-type="float" office:value="-6.9999999999996732E-3" table:formula="of:=[.B665]-[.E665]" table:style-name="ce30">
            <text:p>-0.007</text:p>
          </table:table-cell>
          <table:table-cell office:value-type="float" office:value="6.4480000000000004" table:style-name="ce10">
            <text:p>6.448</text:p>
          </table:table-cell>
          <table:table-cell office:value-type="float" office:value="3.9999999999995595E-3" table:formula="of:=[.B665]-[.G665]" table:style-name="ce30">
            <text:p>0.004</text:p>
          </table:table-cell>
          <table:table-cell office:value-type="float" office:value="6.4589999999999996" table:style-name="ce10">
            <text:p>6.459</text:p>
          </table:table-cell>
          <table:table-cell office:value-type="float" office:value="-6.9999999999996732E-3" table:formula="of:=[.B665]-[.I665]" table:style-name="ce30">
            <text:p>-0.007</text:p>
          </table:table-cell>
          <table:table-cell office:value-type="float" office:value="1.2579745625409158E-2" table:formula="of:=STDEV(ABS([.D665]);ABS([.F665]);ABS([.H665]);ABS([.J665]))" table:style-name="ce31">
            <text:p>0.013</text:p>
          </table:table-cell>
          <table:table-cell office:value-type="float" office:value="1.224999999999965E-2" table:formula="of:=(ABS([.D665])+ABS([.F665])+ABS([.H665])+ABS([.J665]))/4" table:style-name="ce31">
            <text:p>0.012</text:p>
          </table:table-cell>
          <table:table-cell office:value-type="float" office:value="0.05" table:style-name="ce32">
            <text:p>0.05</text:p>
          </table:table-cell>
          <table:table-cell office:value-type="float" office:value="0.05" table:formula="of:=MAX([.M665];[.K665])" table:style-name="ce34">
            <text:p>0.05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5.2270000000000003" table:style-name="ce10">
            <text:p>5.227</text:p>
          </table:table-cell>
          <table:table-cell office:value-type="float" office:value="5.2880000000000003" table:style-name="ce10">
            <text:p>5.288</text:p>
          </table:table-cell>
          <table:table-cell office:value-type="float" office:value="-6.0999999999999943E-2" table:formula="of:=[.B666]-[.C666]" table:style-name="ce30">
            <text:p>-0.061</text:p>
          </table:table-cell>
          <table:table-cell office:value-type="float" office:value="5.22" table:style-name="ce10">
            <text:p>5.22</text:p>
          </table:table-cell>
          <table:table-cell office:value-type="float" office:value="7.0000000000005613E-3" table:formula="of:=[.B666]-[.E666]" table:style-name="ce30">
            <text:p>0.007</text:p>
          </table:table-cell>
          <table:table-cell office:value-type="float" office:value="5.2030000000000003" table:style-name="ce10">
            <text:p>5.203</text:p>
          </table:table-cell>
          <table:table-cell office:value-type="float" office:value="2.4000000000000021E-2" table:formula="of:=[.B666]-[.G666]" table:style-name="ce30">
            <text:p>0.024</text:p>
          </table:table-cell>
          <table:table-cell office:value-type="float" office:value="5.2430000000000003" table:style-name="ce10">
            <text:p>5.243</text:p>
          </table:table-cell>
          <table:table-cell office:value-type="float" office:value="-1.6000000000000014E-2" table:formula="of:=[.B666]-[.I666]" table:style-name="ce30">
            <text:p>-0.016</text:p>
          </table:table-cell>
          <table:table-cell office:value-type="float" office:value="2.3706539182259203E-2" table:formula="of:=STDEV(ABS([.D666]);ABS([.F666]);ABS([.H666]);ABS([.J666]))" table:style-name="ce31">
            <text:p>0.024</text:p>
          </table:table-cell>
          <table:table-cell office:value-type="float" office:value="2.7000000000000135E-2" table:formula="of:=(ABS([.D666])+ABS([.F666])+ABS([.H666])+ABS([.J666]))/4" table:style-name="ce31">
            <text:p>0.027</text:p>
          </table:table-cell>
          <table:table-cell office:value-type="float" office:value="4.1000000000000002E-2" table:style-name="ce32">
            <text:p>0.041</text:p>
          </table:table-cell>
          <table:table-cell office:value-type="float" office:value="4.1000000000000002E-2" table:formula="of:=MAX([.M666];[.K666])" table:style-name="ce34">
            <text:p>0.041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8940000000000001" table:style-name="ce10">
            <text:p>3.894</text:p>
          </table:table-cell>
          <table:table-cell office:value-type="float" office:value="3.9929999999999999" table:style-name="ce10">
            <text:p>3.993</text:p>
          </table:table-cell>
          <table:table-cell office:value-type="float" office:value="-9.8999999999999755E-2" table:formula="of:=[.B667]-[.C667]" table:style-name="ce30">
            <text:p>-0.099</text:p>
          </table:table-cell>
          <table:table-cell office:value-type="float" office:value="3.891" table:style-name="ce10">
            <text:p>3.891</text:p>
          </table:table-cell>
          <table:table-cell office:value-type="float" office:value="3.0000000000001137E-3" table:formula="of:=[.B667]-[.E667]" table:style-name="ce30">
            <text:p>0.003</text:p>
          </table:table-cell>
          <table:table-cell office:value-type="float" office:value="3.8839999999999999" table:style-name="ce10">
            <text:p>3.884</text:p>
          </table:table-cell>
          <table:table-cell office:value-type="float" office:value="1.0000000000000231E-2" table:formula="of:=[.B667]-[.G667]" table:style-name="ce30">
            <text:p>0.01</text:p>
          </table:table-cell>
          <table:table-cell office:value-type="float" office:value="3.9119999999999999" table:style-name="ce10">
            <text:p>3.912</text:p>
          </table:table-cell>
          <table:table-cell office:value-type="float" office:value="-1.7999999999999794E-2" table:formula="of:=[.B667]-[.I667]" table:style-name="ce30">
            <text:p>-0.018</text:p>
          </table:table-cell>
          <table:table-cell office:value-type="float" office:value="4.4754888001200338E-2" table:formula="of:=STDEV(ABS([.D667]);ABS([.F667]);ABS([.H667]);ABS([.J667]))" table:style-name="ce31">
            <text:p>0.045</text:p>
          </table:table-cell>
          <table:table-cell office:value-type="float" office:value="3.2499999999999973E-2" table:formula="of:=(ABS([.D667])+ABS([.F667])+ABS([.H667])+ABS([.J667]))/4" table:style-name="ce31">
            <text:p>0.033</text:p>
          </table:table-cell>
          <table:table-cell office:value-type="float" office:value="9.9000000000000005E-2" table:style-name="ce32">
            <text:p>0.099</text:p>
          </table:table-cell>
          <table:table-cell office:value-type="float" office:value="9.9000000000000005E-2" table:formula="of:=MAX([.M667];[.K667])" table:style-name="ce34">
            <text:p>0.099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96" table:style-name="ce10">
            <text:p>3.96</text:p>
          </table:table-cell>
          <table:table-cell office:value-type="float" office:value="3.964" table:style-name="ce10">
            <text:p>3.964</text:p>
          </table:table-cell>
          <table:table-cell office:value-type="float" office:value="-4.0000000000000036E-3" table:formula="of:=[.B668]-[.C668]" table:style-name="ce30">
            <text:p>-0.004</text:p>
          </table:table-cell>
          <table:table-cell office:value-type="float" office:value="4.0140000000000002" table:style-name="ce10">
            <text:p>4.014</text:p>
          </table:table-cell>
          <table:table-cell office:value-type="float" office:value="-5.400000000000027E-2" table:formula="of:=[.B668]-[.E668]" table:style-name="ce30">
            <text:p>-0.054</text:p>
          </table:table-cell>
          <table:table-cell office:value-type="float" office:value="3.919" table:style-name="ce10">
            <text:p>3.919</text:p>
          </table:table-cell>
          <table:table-cell office:value-type="float" office:value="4.0999999999999925E-2" table:formula="of:=[.B668]-[.G668]" table:style-name="ce30">
            <text:p>0.041</text:p>
          </table:table-cell>
          <table:table-cell office:value-type="float" office:value="3.9329999999999998" table:style-name="ce10">
            <text:p>3.933</text:p>
          </table:table-cell>
          <table:table-cell office:value-type="float" office:value="2.7000000000000135E-2" table:formula="of:=[.B668]-[.I668]" table:style-name="ce30">
            <text:p>0.027</text:p>
          </table:table-cell>
          <table:table-cell office:value-type="float" office:value="2.1393145319626796E-2" table:formula="of:=STDEV(ABS([.D668]);ABS([.F668]);ABS([.H668]);ABS([.J668]))" table:style-name="ce31">
            <text:p>0.021</text:p>
          </table:table-cell>
          <table:table-cell office:value-type="float" office:value="3.1500000000000083E-2" table:formula="of:=(ABS([.D668])+ABS([.F668])+ABS([.H668])+ABS([.J668]))/4" table:style-name="ce31">
            <text:p>0.032</text:p>
          </table:table-cell>
          <table:table-cell office:value-type="float" office:value="6.8000000000000005E-2" table:style-name="ce32">
            <text:p>0.068</text:p>
          </table:table-cell>
          <table:table-cell office:value-type="float" office:value="6.8000000000000005E-2" table:formula="of:=MAX([.M668];[.K668])" table:style-name="ce34">
            <text:p>0.06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6.1829999999999998" table:style-name="ce10">
            <text:p>6.183</text:p>
          </table:table-cell>
          <table:table-cell office:value-type="float" office:value="6.2629999999999999" table:style-name="ce10">
            <text:p>6.263</text:p>
          </table:table-cell>
          <table:table-cell office:value-type="float" office:value="-8.0000000000000071E-2" table:formula="of:=[.B669]-[.C669]" table:style-name="ce30">
            <text:p>-0.08</text:p>
          </table:table-cell>
          <table:table-cell office:value-type="float" office:value="6.18" table:style-name="ce10">
            <text:p>6.18</text:p>
          </table:table-cell>
          <table:table-cell office:value-type="float" office:value="3.0000000000001137E-3" table:formula="of:=[.B669]-[.E669]" table:style-name="ce30">
            <text:p>0.003</text:p>
          </table:table-cell>
          <table:table-cell office:value-type="float" office:value="6.1539999999999999" table:style-name="ce10">
            <text:p>6.154</text:p>
          </table:table-cell>
          <table:table-cell office:value-type="float" office:value="2.8999999999999915E-2" table:formula="of:=[.B669]-[.G669]" table:style-name="ce30">
            <text:p>0.029</text:p>
          </table:table-cell>
          <table:table-cell office:value-type="float" office:value="6.2009999999999996" table:style-name="ce10">
            <text:p>6.201</text:p>
          </table:table-cell>
          <table:table-cell office:value-type="float" office:value="-1.7999999999999794E-2" table:formula="of:=[.B669]-[.I669]" table:style-name="ce30">
            <text:p>-0.018</text:p>
          </table:table-cell>
          <table:table-cell office:value-type="float" office:value="3.3411574840664662E-2" table:formula="of:=STDEV(ABS([.D669]);ABS([.F669]);ABS([.H669]);ABS([.J669]))" table:style-name="ce31">
            <text:p>0.033</text:p>
          </table:table-cell>
          <table:table-cell office:value-type="float" office:value="3.2499999999999973E-2" table:formula="of:=(ABS([.D669])+ABS([.F669])+ABS([.H669])+ABS([.J669]))/4" table:style-name="ce31">
            <text:p>0.033</text:p>
          </table:table-cell>
          <table:table-cell office:value-type="float" office:value="7.0000000000000007E-2" table:style-name="ce32">
            <text:p>0.07</text:p>
          </table:table-cell>
          <table:table-cell office:value-type="float" office:value="7.0000000000000007E-2" table:formula="of:=MAX([.M669];[.K669])" table:style-name="ce34">
            <text:p>0.07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6.1890000000000001" table:style-name="ce10">
            <text:p>6.189</text:p>
          </table:table-cell>
          <table:table-cell office:value-type="float" office:value="6.1680000000000001" table:style-name="ce10">
            <text:p>6.168</text:p>
          </table:table-cell>
          <table:table-cell office:value-type="float" office:value="2.0999999999999908E-2" table:formula="of:=[.B670]-[.C670]" table:style-name="ce30">
            <text:p>0.021</text:p>
          </table:table-cell>
          <table:table-cell office:value-type="float" office:value="6.2439999999999998" table:style-name="ce10">
            <text:p>6.244</text:p>
          </table:table-cell>
          <table:table-cell office:value-type="float" office:value="-5.4999999999999716E-2" table:formula="of:=[.B670]-[.E670]" table:style-name="ce30">
            <text:p>-0.055</text:p>
          </table:table-cell>
          <table:table-cell office:value-type="float" office:value="6.1580000000000004" table:style-name="ce10">
            <text:p>6.158</text:p>
          </table:table-cell>
          <table:table-cell office:value-type="float" office:value="3.0999999999999694E-2" table:formula="of:=[.B670]-[.G670]" table:style-name="ce30">
            <text:p>0.031</text:p>
          </table:table-cell>
          <table:table-cell office:value-type="float" office:value="6.1630000000000003" table:style-name="ce10">
            <text:p>6.163</text:p>
          </table:table-cell>
          <table:table-cell office:value-type="float" office:value="2.5999999999999801E-2" table:formula="of:=[.B670]-[.I670]" table:style-name="ce30">
            <text:p>0.026</text:p>
          </table:table-cell>
          <table:table-cell office:value-type="float" office:value="1.5063753405664369E-2" table:formula="of:=STDEV(ABS([.D670]);ABS([.F670]);ABS([.H670]);ABS([.J670]))" table:style-name="ce31">
            <text:p>0.015</text:p>
          </table:table-cell>
          <table:table-cell office:value-type="float" office:value="3.324999999999978E-2" table:formula="of:=(ABS([.D670])+ABS([.F670])+ABS([.H670])+ABS([.J670]))/4" table:style-name="ce31">
            <text:p>0.033</text:p>
          </table:table-cell>
          <table:table-cell office:value-type="float" office:value="7.2999999999999995E-2" table:style-name="ce32">
            <text:p>0.073</text:p>
          </table:table-cell>
          <table:table-cell office:value-type="float" office:value="7.2999999999999995E-2" table:formula="of:=MAX([.M670];[.K670])" table:style-name="ce34">
            <text:p>0.07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8120000000000003" table:style-name="ce10">
            <text:p>4.812</text:p>
          </table:table-cell>
          <table:table-cell office:value-type="float" office:value="4.8879999999999999" table:style-name="ce10">
            <text:p>4.888</text:p>
          </table:table-cell>
          <table:table-cell office:value-type="float" office:value="-7.5999999999999623E-2" table:formula="of:=[.B671]-[.C671]" table:style-name="ce30">
            <text:p>-0.076</text:p>
          </table:table-cell>
          <table:table-cell office:value-type="float" office:value="4.8159999999999998" table:style-name="ce10">
            <text:p>4.816</text:p>
          </table:table-cell>
          <table:table-cell office:value-type="float" office:value="-3.9999999999995595E-3" table:formula="of:=[.B671]-[.E671]" table:style-name="ce30">
            <text:p>-0.004</text:p>
          </table:table-cell>
          <table:table-cell office:value-type="float" office:value="4.8029999999999999" table:style-name="ce10">
            <text:p>4.803</text:p>
          </table:table-cell>
          <table:table-cell office:value-type="float" office:value="9.0000000000003411E-3" table:formula="of:=[.B671]-[.G671]" table:style-name="ce30">
            <text:p>0.009</text:p>
          </table:table-cell>
          <table:table-cell office:value-type="float" office:value="4.8239999999999998" table:style-name="ce10">
            <text:p>4.824</text:p>
          </table:table-cell>
          <table:table-cell office:value-type="float" office:value="-1.1999999999999567E-2" table:formula="of:=[.B671]-[.I671]" table:style-name="ce30">
            <text:p>-0.012</text:p>
          </table:table-cell>
          <table:table-cell office:value-type="float" office:value="3.3993871996777988E-2" table:formula="of:=STDEV(ABS([.D671]);ABS([.F671]);ABS([.H671]);ABS([.J671]))" table:style-name="ce31">
            <text:p>0.034</text:p>
          </table:table-cell>
          <table:table-cell office:value-type="float" office:value="2.5249999999999773E-2" table:formula="of:=(ABS([.D671])+ABS([.F671])+ABS([.H671])+ABS([.J671]))/4" table:style-name="ce31">
            <text:p>0.025</text:p>
          </table:table-cell>
          <table:table-cell office:value-type="float" office:value="6.8000000000000005E-2" table:style-name="ce32">
            <text:p>0.068</text:p>
          </table:table-cell>
          <table:table-cell office:value-type="float" office:value="6.8000000000000005E-2" table:formula="of:=MAX([.M671];[.K671])" table:style-name="ce34">
            <text:p>0.06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BD+06_0648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7.4089999999999998" table:style-name="ce10">
            <text:p>7.409</text:p>
          </table:table-cell>
          <table:table-cell office:value-type="float" office:value="7.4610000000000003" table:style-name="ce10">
            <text:p>7.461</text:p>
          </table:table-cell>
          <table:table-cell office:value-type="float" office:value="-5.200000000000049E-2" table:formula="of:=[.B675]-[.C675]" table:style-name="ce30">
            <text:p>-0.052</text:p>
          </table:table-cell>
          <table:table-cell office:value-type="float" office:value="7.4669999999999996" table:style-name="ce10">
            <text:p>7.467</text:p>
          </table:table-cell>
          <table:table-cell office:value-type="float" office:value="-5.7999999999999829E-2" table:formula="of:=[.B675]-[.E675]" table:style-name="ce30">
            <text:p>-0.058</text:p>
          </table:table-cell>
          <table:table-cell office:value-type="float" office:value="7.4059999999999997" table:style-name="ce10">
            <text:p>7.406</text:p>
          </table:table-cell>
          <table:table-cell office:value-type="float" office:value="3.0000000000001137E-3" table:formula="of:=[.B675]-[.G675]" table:style-name="ce30">
            <text:p>0.003</text:p>
          </table:table-cell>
          <table:table-cell office:value-type="float" office:value="7.3739999999999997" table:style-name="ce10">
            <text:p>7.374</text:p>
          </table:table-cell>
          <table:table-cell office:value-type="float" office:value="3.5000000000000142E-2" table:formula="of:=[.B675]-[.I675]" table:style-name="ce30">
            <text:p>0.035</text:p>
          </table:table-cell>
          <table:table-cell office:value-type="float" office:value="2.4671170759951108E-2" table:formula="of:=STDEV(ABS([.D675]);ABS([.F675]);ABS([.H675]);ABS([.J675]))" table:style-name="ce31">
            <text:p>0.025</text:p>
          </table:table-cell>
          <table:table-cell office:value-type="float" office:value="3.7000000000000144E-2" table:formula="of:=(ABS([.D675])+ABS([.F675])+ABS([.H675])+ABS([.J675]))/4" table:style-name="ce31">
            <text:p>0.037</text:p>
          </table:table-cell>
          <table:table-cell office:value-type="float" office:value="6.0000000000000001E-3" table:style-name="ce32">
            <text:p>0.006</text:p>
          </table:table-cell>
          <table:table-cell office:value-type="float" office:value="2.4671170759951108E-2" table:formula="of:=MAX([.M675];[.K675])" table:style-name="ce34">
            <text:p>0.02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4.3250000000000002" table:style-name="ce10">
            <text:p>4.325</text:p>
          </table:table-cell>
          <table:table-cell office:value-type="float" office:value="4.3920000000000003" table:style-name="ce10">
            <text:p>4.392</text:p>
          </table:table-cell>
          <table:table-cell office:value-type="float" office:value="-6.7000000000000171E-2" table:formula="of:=[.B676]-[.C676]" table:style-name="ce30">
            <text:p>-0.067</text:p>
          </table:table-cell>
          <table:table-cell office:value-type="float" office:value="4.3070000000000004" table:style-name="ce10">
            <text:p>4.307</text:p>
          </table:table-cell>
          <table:table-cell office:value-type="float" office:value="1.7999999999999794E-2" table:formula="of:=[.B676]-[.E676]" table:style-name="ce30">
            <text:p>0.018</text:p>
          </table:table-cell>
          <table:table-cell office:value-type="float" office:value="4.319" table:style-name="ce10">
            <text:p>4.319</text:p>
          </table:table-cell>
          <table:table-cell office:value-type="float" office:value="6.0000000000002274E-3" table:formula="of:=[.B676]-[.G676]" table:style-name="ce30">
            <text:p>0.006</text:p>
          </table:table-cell>
          <table:table-cell office:value-type="float" office:value="4.3559999999999999" table:style-name="ce10">
            <text:p>4.356</text:p>
          </table:table-cell>
          <table:table-cell office:value-type="float" office:value="-3.0999999999999694E-2" table:formula="of:=[.B676]-[.I676]" table:style-name="ce30">
            <text:p>-0.031</text:p>
          </table:table-cell>
          <table:table-cell office:value-type="float" office:value="2.6388128644019744E-2" table:formula="of:=STDEV(ABS([.D676]);ABS([.F676]);ABS([.H676]);ABS([.J676]))" table:style-name="ce31">
            <text:p>0.026</text:p>
          </table:table-cell>
          <table:table-cell office:value-type="float" office:value="3.0499999999999972E-2" table:formula="of:=(ABS([.D676])+ABS([.F676])+ABS([.H676])+ABS([.J676]))/4" table:style-name="ce31">
            <text:p>0.031</text:p>
          </table:table-cell>
          <table:table-cell office:value-type="float" office:value="1.0999999999999999E-2" table:style-name="ce32">
            <text:p>0.011</text:p>
          </table:table-cell>
          <table:table-cell office:value-type="float" office:value="2.6388128644019744E-2" table:formula="of:=MAX([.M676];[.K676])" table:style-name="ce34">
            <text:p>0.02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5.9660000000000002" table:style-name="ce10">
            <text:p>5.966</text:p>
          </table:table-cell>
          <table:table-cell office:value-type="float" office:value="6.0309999999999997" table:style-name="ce10">
            <text:p>6.031</text:p>
          </table:table-cell>
          <table:table-cell office:value-type="float" office:value="-6.4999999999999503E-2" table:formula="of:=[.B677]-[.C677]" table:style-name="ce30">
            <text:p>-0.065</text:p>
          </table:table-cell>
          <table:table-cell office:value-type="float" office:value="5.9509999999999996" table:style-name="ce10">
            <text:p>5.951</text:p>
          </table:table-cell>
          <table:table-cell office:value-type="float" office:value="1.5000000000000568E-2" table:formula="of:=[.B677]-[.E677]" table:style-name="ce30">
            <text:p>0.015</text:p>
          </table:table-cell>
          <table:table-cell office:value-type="float" office:value="5.9589999999999996" table:style-name="ce10">
            <text:p>5.959</text:p>
          </table:table-cell>
          <table:table-cell office:value-type="float" office:value="7.0000000000005613E-3" table:formula="of:=[.B677]-[.G677]" table:style-name="ce30">
            <text:p>0.007</text:p>
          </table:table-cell>
          <table:table-cell office:value-type="float" office:value="5.9960000000000004" table:style-name="ce10">
            <text:p>5.996</text:p>
          </table:table-cell>
          <table:table-cell office:value-type="float" office:value="-3.0000000000000249E-2" table:formula="of:=[.B677]-[.I677]" table:style-name="ce30">
            <text:p>-0.03</text:p>
          </table:table-cell>
          <table:table-cell office:value-type="float" office:value="2.5669372151781219E-2" table:formula="of:=STDEV(ABS([.D677]);ABS([.F677]);ABS([.H677]);ABS([.J677]))" table:style-name="ce31">
            <text:p>0.026</text:p>
          </table:table-cell>
          <table:table-cell office:value-type="float" office:value="2.925000000000022E-2" table:formula="of:=(ABS([.D677])+ABS([.F677])+ABS([.H677])+ABS([.J677]))/4" table:style-name="ce31">
            <text:p>0.029</text:p>
          </table:table-cell>
          <table:table-cell office:value-type="float" office:value="7.1999999999999995E-2" table:style-name="ce32">
            <text:p>0.072</text:p>
          </table:table-cell>
          <table:table-cell office:value-type="float" office:value="7.1999999999999995E-2" table:formula="of:=MAX([.M677];[.K677])" table:style-name="ce34">
            <text:p>0.07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678];[.K678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0279999999999996" table:style-name="ce10">
            <text:p>6.028</text:p>
          </table:table-cell>
          <table:table-cell office:value-type="float" office:value="6.069" table:style-name="ce10">
            <text:p>6.069</text:p>
          </table:table-cell>
          <table:table-cell office:value-type="float" office:value="-4.1000000000000369E-2" table:formula="of:=[.B679]-[.C679]" table:style-name="ce30">
            <text:p>-0.041</text:p>
          </table:table-cell>
          <table:table-cell office:value-type="float" office:value="6.0309999999999997" table:style-name="ce10">
            <text:p>6.031</text:p>
          </table:table-cell>
          <table:table-cell office:value-type="float" office:value="-3.0000000000001137E-3" table:formula="of:=[.B679]-[.E679]" table:style-name="ce30">
            <text:p>-0.003</text:p>
          </table:table-cell>
          <table:table-cell office:value-type="float" office:value="6.0229999999999997" table:style-name="ce10">
            <text:p>6.023</text:p>
          </table:table-cell>
          <table:table-cell office:value-type="float" office:value="4.9999999999998934E-3" table:formula="of:=[.B679]-[.G679]" table:style-name="ce30">
            <text:p>0.005</text:p>
          </table:table-cell>
          <table:table-cell office:value-type="float" office:value="6.0439999999999996" table:style-name="ce10">
            <text:p>6.044</text:p>
          </table:table-cell>
          <table:table-cell office:value-type="float" office:value="-1.6000000000000014E-2" table:formula="of:=[.B679]-[.I679]" table:style-name="ce30">
            <text:p>-0.016</text:p>
          </table:table-cell>
          <table:table-cell office:value-type="float" office:value="1.7461863207191626E-2" table:formula="of:=STDEV(ABS([.D679]);ABS([.F679]);ABS([.H679]);ABS([.J679]))" table:style-name="ce31">
            <text:p>0.017</text:p>
          </table:table-cell>
          <table:table-cell office:value-type="float" office:value="1.6250000000000098E-2" table:formula="of:=(ABS([.D679])+ABS([.F679])+ABS([.H679])+ABS([.J679]))/4" table:style-name="ce31">
            <text:p>0.016</text:p>
          </table:table-cell>
          <table:table-cell office:value-type="float" office:value="8.5000000000000006E-2" table:style-name="ce32">
            <text:p>0.085</text:p>
          </table:table-cell>
          <table:table-cell office:value-type="float" office:value="8.5000000000000006E-2" table:formula="of:=MAX([.M679];[.K679])" table:style-name="ce34">
            <text:p>0.08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/text:p>
          </table:table-cell>
          <table:table-cell office:value-type="float" office:value="4.5759999999999996" table:style-name="ce10">
            <text:p>4.576</text:p>
          </table:table-cell>
          <table:table-cell office:value-type="float" office:value="4.6639999999999997" table:style-name="ce10">
            <text:p>4.664</text:p>
          </table:table-cell>
          <table:table-cell office:value-type="float" office:value="-8.8000000000000078E-2" table:formula="of:=[.B680]-[.C680]" table:style-name="ce30">
            <text:p>-0.088</text:p>
          </table:table-cell>
          <table:table-cell office:value-type="float" office:value="4.556" table:style-name="ce10">
            <text:p>4.556</text:p>
          </table:table-cell>
          <table:table-cell office:value-type="float" office:value="1.9999999999999574E-2" table:formula="of:=[.B680]-[.E680]" table:style-name="ce30">
            <text:p>0.02</text:p>
          </table:table-cell>
          <table:table-cell office:value-type="float" office:value="4.5590000000000002" table:style-name="ce10">
            <text:p>4.559</text:p>
          </table:table-cell>
          <table:table-cell office:value-type="float" office:value="1.699999999999946E-2" table:formula="of:=[.B680]-[.G680]" table:style-name="ce30">
            <text:p>0.017</text:p>
          </table:table-cell>
          <table:table-cell office:value-type="float" office:value="4.6130000000000004" table:style-name="ce10">
            <text:p>4.613</text:p>
          </table:table-cell>
          <table:table-cell office:value-type="float" office:value="-3.700000000000081E-2" table:formula="of:=[.B680]-[.I680]" table:style-name="ce30">
            <text:p>-0.037</text:p>
          </table:table-cell>
          <table:table-cell office:value-type="float" office:value="3.2868424564212809E-2" table:formula="of:=STDEV(ABS([.D680]);ABS([.F680]);ABS([.H680]);ABS([.J680]))" table:style-name="ce31">
            <text:p>0.033</text:p>
          </table:table-cell>
          <table:table-cell office:value-type="float" office:value="4.049999999999998E-2" table:formula="of:=(ABS([.D680])+ABS([.F680])+ABS([.H680])+ABS([.J680]))/4" table:style-name="ce31">
            <text:p>0.041</text:p>
          </table:table-cell>
          <table:table-cell office:value-type="float" office:value="3.3000000000000002E-2" table:style-name="ce32">
            <text:p>0.033</text:p>
          </table:table-cell>
          <table:table-cell office:value-type="float" office:value="3.3000000000000002E-2" table:formula="of:=MAX([.M680];[.K680])" table:style-name="ce34">
            <text:p>0.03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</text:p>
          </table:table-cell>
          <table:table-cell office:value-type="float" office:value="3.1269999999999998" table:style-name="ce10">
            <text:p>3.127</text:p>
          </table:table-cell>
          <table:table-cell office:value-type="float" office:value="3.3109999999999999" table:style-name="ce10">
            <text:p>3.311</text:p>
          </table:table-cell>
          <table:table-cell office:value-type="float" office:value="-0.18400000000000016" table:formula="of:=[.B681]-[.C681]" table:style-name="ce30">
            <text:p>-0.184</text:p>
          </table:table-cell>
          <table:table-cell office:value-type="float" office:value="3.117" table:style-name="ce10">
            <text:p>3.117</text:p>
          </table:table-cell>
          <table:table-cell office:value-type="float" office:value="9.9999999999997868E-3" table:formula="of:=[.B681]-[.E681]" table:style-name="ce30">
            <text:p>0.01</text:p>
          </table:table-cell>
          <table:table-cell office:value-type="float" office:value="3.113" table:style-name="ce10">
            <text:p>3.113</text:p>
          </table:table-cell>
          <table:table-cell office:value-type="float" office:value="1.399999999999979E-2" table:formula="of:=[.B681]-[.G681]" table:style-name="ce30">
            <text:p>0.014</text:p>
          </table:table-cell>
          <table:table-cell office:value-type="float" office:value="3.214" table:style-name="ce10">
            <text:p>3.214</text:p>
          </table:table-cell>
          <table:table-cell office:value-type="float" office:value="-8.7000000000000188E-2" table:formula="of:=[.B681]-[.I681]" table:style-name="ce30">
            <text:p>-0.087</text:p>
          </table:table-cell>
          <table:table-cell office:value-type="float" office:value="8.1577672598981993E-2" table:formula="of:=STDEV(ABS([.D681]);ABS([.F681]);ABS([.H681]);ABS([.J681]))" table:style-name="ce31">
            <text:p>0.082</text:p>
          </table:table-cell>
          <table:table-cell office:value-type="float" office:value="7.3749999999999982E-2" table:formula="of:=(ABS([.D681])+ABS([.F681])+ABS([.H681])+ABS([.J681]))/4" table:style-name="ce31">
            <text:p>0.074</text:p>
          </table:table-cell>
          <table:table-cell office:value-type="float" office:value="7.8E-2" table:style-name="ce32">
            <text:p>0.078</text:p>
          </table:table-cell>
          <table:table-cell office:value-type="float" office:value="8.1577672598981993E-2" table:formula="of:=MAX([.M681];[.K681])" table:style-name="ce34">
            <text:p>0.08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3759999999999999" table:style-name="ce10">
            <text:p>3.376</text:p>
          </table:table-cell>
          <table:table-cell office:value-type="float" office:value="3.3980000000000001" table:style-name="ce10">
            <text:p>3.398</text:p>
          </table:table-cell>
          <table:table-cell office:value-type="float" office:value="-2.2000000000000242E-2" table:formula="of:=[.B682]-[.C682]" table:style-name="ce30">
            <text:p>-0.022</text:p>
          </table:table-cell>
          <table:table-cell office:value-type="float" office:value="3.4260000000000002" table:style-name="ce10">
            <text:p>3.426</text:p>
          </table:table-cell>
          <table:table-cell office:value-type="float" office:value="-5.0000000000000266E-2" table:formula="of:=[.B682]-[.E682]" table:style-name="ce30">
            <text:p>-0.05</text:p>
          </table:table-cell>
          <table:table-cell office:value-type="float" office:value="3.3340000000000001" table:style-name="ce10">
            <text:p>3.334</text:p>
          </table:table-cell>
          <table:table-cell office:value-type="float" office:value="4.1999999999999815E-2" table:formula="of:=[.B682]-[.G682]" table:style-name="ce30">
            <text:p>0.042</text:p>
          </table:table-cell>
          <table:table-cell office:value-type="float" office:value="3.3540000000000001" table:style-name="ce10">
            <text:p>3.354</text:p>
          </table:table-cell>
          <table:table-cell office:value-type="float" office:value="2.1999999999999797E-2" table:formula="of:=[.B682]-[.I682]" table:style-name="ce30">
            <text:p>0.022</text:p>
          </table:table-cell>
          <table:table-cell office:value-type="float" office:value="1.42361043360418E-2" table:formula="of:=STDEV(ABS([.D682]);ABS([.F682]);ABS([.H682]);ABS([.J682]))" table:style-name="ce31">
            <text:p>0.014</text:p>
          </table:table-cell>
          <table:table-cell office:value-type="float" office:value="3.400000000000003E-2" table:formula="of:=(ABS([.D682])+ABS([.F682])+ABS([.H682])+ABS([.J682]))/4" table:style-name="ce31">
            <text:p>0.034</text:p>
          </table:table-cell>
          <table:table-cell office:value-type="float" office:value="9.2999999999999999E-2" table:style-name="ce32">
            <text:p>0.093</text:p>
          </table:table-cell>
          <table:table-cell office:value-type="float" office:value="9.2999999999999999E-2" table:formula="of:=MAX([.M682];[.K682])" table:style-name="ce34">
            <text:p>0.09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5.5229999999999997" table:style-name="ce10">
            <text:p>5.523</text:p>
          </table:table-cell>
          <table:table-cell office:value-type="float" office:value="5.6440000000000001" table:style-name="ce10">
            <text:p>5.644</text:p>
          </table:table-cell>
          <table:table-cell office:value-type="float" office:value="-0.12100000000000044" table:formula="of:=[.B683]-[.C683]" table:style-name="ce30">
            <text:p>-0.121</text:p>
          </table:table-cell>
          <table:table-cell office:value-type="float" office:value="5.5060000000000002" table:style-name="ce10">
            <text:p>5.506</text:p>
          </table:table-cell>
          <table:table-cell office:value-type="float" office:value="1.699999999999946E-2" table:formula="of:=[.B683]-[.E683]" table:style-name="ce30">
            <text:p>0.017</text:p>
          </table:table-cell>
          <table:table-cell office:value-type="float" office:value="5.492" table:style-name="ce10">
            <text:p>5.492</text:p>
          </table:table-cell>
          <table:table-cell office:value-type="float" office:value="3.0999999999999694E-2" table:formula="of:=[.B683]-[.G683]" table:style-name="ce30">
            <text:p>0.031</text:p>
          </table:table-cell>
          <table:table-cell office:value-type="float" office:value="5.5650000000000004" table:style-name="ce10">
            <text:p>5.565</text:p>
          </table:table-cell>
          <table:table-cell office:value-type="float" office:value="-4.2000000000000703E-2" table:formula="of:=[.B683]-[.I683]" table:style-name="ce30">
            <text:p>-0.042</text:p>
          </table:table-cell>
          <table:table-cell office:value-type="float" office:value="4.6636001829774176E-2" table:formula="of:=STDEV(ABS([.D683]);ABS([.F683]);ABS([.H683]);ABS([.J683]))" table:style-name="ce31">
            <text:p>0.047</text:p>
          </table:table-cell>
          <table:table-cell office:value-type="float" office:value="5.2750000000000075E-2" table:formula="of:=(ABS([.D683])+ABS([.F683])+ABS([.H683])+ABS([.J683]))/4" table:style-name="ce31">
            <text:p>0.053</text:p>
          </table:table-cell>
          <table:table-cell office:value-type="float" office:value="8.4000000000000005E-2" table:style-name="ce32">
            <text:p>0.084</text:p>
          </table:table-cell>
          <table:table-cell office:value-type="float" office:value="8.4000000000000005E-2" table:formula="of:=MAX([.M683];[.K683])" table:style-name="ce34">
            <text:p>0.084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5279999999999996" table:style-name="ce10">
            <text:p>5.528</text:p>
          </table:table-cell>
          <table:table-cell office:value-type="float" office:value="5.5190000000000001" table:style-name="ce10">
            <text:p>5.519</text:p>
          </table:table-cell>
          <table:table-cell office:value-type="float" office:value="8.9999999999994529E-3" table:formula="of:=[.B684]-[.C684]" table:style-name="ce30">
            <text:p>0.009</text:p>
          </table:table-cell>
          <table:table-cell office:value-type="float" office:value="5.5890000000000004" table:style-name="ce10">
            <text:p>5.589</text:p>
          </table:table-cell>
          <table:table-cell office:value-type="float" office:value="-6.1000000000000831E-2" table:formula="of:=[.B684]-[.E684]" table:style-name="ce30">
            <text:p>-0.061</text:p>
          </table:table-cell>
          <table:table-cell office:value-type="float" office:value="5.51" table:style-name="ce10">
            <text:p>5.51</text:p>
          </table:table-cell>
          <table:table-cell office:value-type="float" office:value="1.7999999999999794E-2" table:formula="of:=[.B684]-[.G684]" table:style-name="ce30">
            <text:p>0.018</text:p>
          </table:table-cell>
          <table:table-cell office:value-type="float" office:value="5.5049999999999999" table:style-name="ce10">
            <text:p>5.505</text:p>
          </table:table-cell>
          <table:table-cell office:value-type="float" office:value="2.2999999999999687E-2" table:formula="of:=[.B684]-[.I684]" table:style-name="ce30">
            <text:p>0.023</text:p>
          </table:table-cell>
          <table:table-cell office:value-type="float" office:value="2.2911059920193443E-2" table:formula="of:=STDEV(ABS([.D684]);ABS([.F684]);ABS([.H684]);ABS([.J684]))" table:style-name="ce31">
            <text:p>0.023</text:p>
          </table:table-cell>
          <table:table-cell office:value-type="float" office:value="2.7749999999999941E-2" table:formula="of:=(ABS([.D684])+ABS([.F684])+ABS([.H684])+ABS([.J684]))/4" table:style-name="ce31">
            <text:p>0.028</text:p>
          </table:table-cell>
          <table:table-cell office:value-type="float" office:value="4.8000000000000001E-2" table:style-name="ce32">
            <text:p>0.048</text:p>
          </table:table-cell>
          <table:table-cell office:value-type="float" office:value="4.8000000000000001E-2" table:formula="of:=MAX([.M684];[.K684])" table:style-name="ce34">
            <text:p>0.04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1920000000000002" table:style-name="ce10">
            <text:p>4.192</text:p>
          </table:table-cell>
          <table:table-cell office:value-type="float" office:value="4.3019999999999996" table:style-name="ce10">
            <text:p>4.302</text:p>
          </table:table-cell>
          <table:table-cell office:value-type="float" office:value="-0.10999999999999943" table:formula="of:=[.B685]-[.C685]" table:style-name="ce30">
            <text:p>-0.11</text:p>
          </table:table-cell>
          <table:table-cell office:value-type="float" office:value="4.1790000000000003" table:style-name="ce10">
            <text:p>4.179</text:p>
          </table:table-cell>
          <table:table-cell office:value-type="float" office:value="1.2999999999999901E-2" table:formula="of:=[.B685]-[.E685]" table:style-name="ce30">
            <text:p>0.013</text:p>
          </table:table-cell>
          <table:table-cell office:value-type="float" office:value="4.1840000000000002" table:style-name="ce10">
            <text:p>4.184</text:p>
          </table:table-cell>
          <table:table-cell office:value-type="float" office:value="8.0000000000000071E-3" table:formula="of:=[.B685]-[.G685]" table:style-name="ce30">
            <text:p>0.008</text:p>
          </table:table-cell>
          <table:table-cell office:value-type="float" office:value="4.2240000000000002" table:style-name="ce10">
            <text:p>4.224</text:p>
          </table:table-cell>
          <table:table-cell office:value-type="float" office:value="-3.2000000000000028E-2" table:formula="of:=[.B685]-[.I685]" table:style-name="ce30">
            <text:p>-0.032</text:p>
          </table:table-cell>
          <table:table-cell office:value-type="float" office:value="4.7310146903174748E-2" table:formula="of:=STDEV(ABS([.D685]);ABS([.F685]);ABS([.H685]);ABS([.J685]))" table:style-name="ce31">
            <text:p>0.047</text:p>
          </table:table-cell>
          <table:table-cell office:value-type="float" office:value="4.0749999999999842E-2" table:formula="of:=(ABS([.D685])+ABS([.F685])+ABS([.H685])+ABS([.J685]))/4" table:style-name="ce31">
            <text:p>0.041</text:p>
          </table:table-cell>
          <table:table-cell office:value-type="float" office:value="9.8000000000000004E-2" table:style-name="ce32">
            <text:p>0.098</text:p>
          </table:table-cell>
          <table:table-cell office:value-type="float" office:value="9.8000000000000004E-2" table:formula="of:=MAX([.M685];[.K685])" table:style-name="ce34">
            <text:p>0.09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0"/>
          <table:table-cell office:value-type="string" table:style-name="ce27">
            <text:p>HD_124358</text:p>
          </table:table-cell>
          <table:table-cell table:number-columns-repeated="5" table:style-name="ce10"/>
          <table:table-cell table:number-columns-repeated="2" table:style-name="ce28"/>
          <table:table-cell table:number-columns-repeated="1012" table:style-name="ce10"/>
          <table:table-cell table:number-columns-repeated="15360"/>
        </table:table-row>
        <table:table-row table:style-name="ro1">
          <table:table-cell office:value-type="string" table:style-name="ce29">
            <text:p>Ele.</text:p>
          </table:table-cell>
          <table:table-cell office:value-type="string" table:style-name="ce10">
            <text:p>ABUN</text:p>
          </table:table-cell>
          <table:table-cell office:value-type="string" table:style-name="ce10">
            <text:p>ABUN(TEFF)</text:p>
          </table:table-cell>
          <table:table-cell office:value-type="string" table:style-name="ce30">
            <text:p>ΔTEFF</text:p>
          </table:table-cell>
          <table:table-cell office:value-type="string" table:style-name="ce10">
            <text:p>ABUN(LOGG)</text:p>
          </table:table-cell>
          <table:table-cell office:value-type="string" table:style-name="ce30">
            <text:p>ΔLOGG</text:p>
          </table:table-cell>
          <table:table-cell office:value-type="string" table:style-name="ce10">
            <text:p>ABUN(VMIC)</text:p>
          </table:table-cell>
          <table:table-cell office:value-type="string" table:style-name="ce30">
            <text:p>ΔVMIC</text:p>
          </table:table-cell>
          <table:table-cell office:value-type="string" table:style-name="ce10">
            <text:p>ABUN([FE/H])</text:p>
          </table:table-cell>
          <table:table-cell office:value-type="string" table:style-name="ce30">
            <text:p>Δ[FE/H]</text:p>
          </table:table-cell>
          <table:table-cell office:value-type="string" table:style-name="ce31">
            <text:p>STD</text:p>
          </table:table-cell>
          <table:table-cell office:value-type="string" table:style-name="ce31">
            <text:p>MEAN</text:p>
          </table:table-cell>
          <table:table-cell office:value-type="string" table:style-name="ce32">
            <text:p>STD MOOG</text:p>
          </table:table-cell>
          <table:table-cell office:value-type="string" table:style-name="ce33">
            <text:p>Incerteza considerad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O I</text:p>
          </table:table-cell>
          <table:table-cell office:value-type="float" office:value="7.8140000000000001" table:style-name="ce10">
            <text:p>7.814</text:p>
          </table:table-cell>
          <table:table-cell office:value-type="float" office:value="7.8479999999999999" table:style-name="ce10">
            <text:p>7.848</text:p>
          </table:table-cell>
          <table:table-cell office:value-type="float" office:value="-3.4000000000000002E-2" table:style-name="ce30">
            <text:p>-0.034</text:p>
          </table:table-cell>
          <table:table-cell office:value-type="float" office:value="7.8650000000000002" table:style-name="ce10">
            <text:p>7.865</text:p>
          </table:table-cell>
          <table:table-cell office:value-type="float" office:value="-5.0999999999999997E-2" table:style-name="ce30">
            <text:p>-0.051</text:p>
          </table:table-cell>
          <table:table-cell office:value-type="float" office:value="7.8120000000000003" table:style-name="ce10">
            <text:p>7.812</text:p>
          </table:table-cell>
          <table:table-cell office:value-type="float" office:value="2E-3" table:style-name="ce30">
            <text:p>0.002</text:p>
          </table:table-cell>
          <table:table-cell office:value-type="float" office:value="7.7880000000000003" table:style-name="ce10">
            <text:p>7.788</text:p>
          </table:table-cell>
          <table:table-cell office:value-type="float" office:value="2.5999999999999999E-2" table:style-name="ce30">
            <text:p>0.026</text:p>
          </table:table-cell>
          <table:table-cell office:value-type="float" office:value="0.02" table:style-name="ce31">
            <text:p>0.020</text:p>
          </table:table-cell>
          <table:table-cell office:value-type="float" office:value="2.8000000000000001E-2" table:style-name="ce31">
            <text:p>0.028</text:p>
          </table:table-cell>
          <table:table-cell office:value-type="float" office:value="0.106" table:style-name="ce32">
            <text:p>0.106</text:p>
          </table:table-cell>
          <table:table-cell office:value-type="float" office:value="0.106" table:formula="of:=MAX([.M689];[.K689])" table:style-name="ce34">
            <text:p>0.10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a I</text:p>
          </table:table-cell>
          <table:table-cell office:value-type="float" office:value="4.2850000000000001" table:style-name="ce10">
            <text:p>4.285</text:p>
          </table:table-cell>
          <table:table-cell office:value-type="float" office:value="4.3319999999999999" table:style-name="ce10">
            <text:p>4.332</text:p>
          </table:table-cell>
          <table:table-cell office:value-type="float" office:value="-4.7E-2" table:style-name="ce30">
            <text:p>-0.047</text:p>
          </table:table-cell>
          <table:table-cell office:value-type="float" office:value="4.2729999999999997" table:style-name="ce10">
            <text:p>4.273</text:p>
          </table:table-cell>
          <table:table-cell office:value-type="float" office:value="1.2E-2" table:style-name="ce30">
            <text:p>0.012</text:p>
          </table:table-cell>
          <table:table-cell office:value-type="float" office:value="4.2830000000000004" table:style-name="ce10">
            <text:p>4.283</text:p>
          </table:table-cell>
          <table:table-cell office:value-type="float" office:value="2E-3" table:style-name="ce30">
            <text:p>0.002</text:p>
          </table:table-cell>
          <table:table-cell office:value-type="float" office:value="4.2919999999999998" table:style-name="ce10">
            <text:p>4.292</text:p>
          </table:table-cell>
          <table:table-cell office:value-type="float" office:value="-7.0000000000000001E-3" table:style-name="ce30">
            <text:p>-0.007</text:p>
          </table:table-cell>
          <table:table-cell office:value-type="float" office:value="0.02" table:style-name="ce31">
            <text:p>0.020</text:p>
          </table:table-cell>
          <table:table-cell office:value-type="float" office:value="1.7000000000000001E-2" table:style-name="ce31">
            <text:p>0.017</text:p>
          </table:table-cell>
          <table:table-cell office:value-type="float" office:value="2.5999999999999999E-2" table:style-name="ce32">
            <text:p>0.026</text:p>
          </table:table-cell>
          <table:table-cell office:value-type="float" office:value="2.5999999999999999E-2" table:formula="of:=MAX([.M690];[.K690])" table:style-name="ce34">
            <text:p>0.026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g I</text:p>
          </table:table-cell>
          <table:table-cell office:value-type="float" office:value="6.1040000000000001" table:style-name="ce10">
            <text:p>6.104</text:p>
          </table:table-cell>
          <table:table-cell office:value-type="float" office:value="6.1550000000000002" table:style-name="ce10">
            <text:p>6.155</text:p>
          </table:table-cell>
          <table:table-cell office:value-type="float" office:value="-5.0999999999999997E-2" table:style-name="ce30">
            <text:p>-0.051</text:p>
          </table:table-cell>
          <table:table-cell office:value-type="float" office:value="6.0910000000000002" table:style-name="ce10">
            <text:p>6.091</text:p>
          </table:table-cell>
          <table:table-cell office:value-type="float" office:value="1.2999999999999999E-2" table:style-name="ce30">
            <text:p>0.013</text:p>
          </table:table-cell>
          <table:table-cell office:value-type="float" office:value="6.0949999999999998" table:style-name="ce10">
            <text:p>6.095</text:p>
          </table:table-cell>
          <table:table-cell office:value-type="float" office:value="8.9999999999999993E-3" table:style-name="ce30">
            <text:p>0.009</text:p>
          </table:table-cell>
          <table:table-cell office:value-type="float" office:value="6.1130000000000004" table:style-name="ce10">
            <text:p>6.113</text:p>
          </table:table-cell>
          <table:table-cell office:value-type="float" office:value="-8.9999999999999993E-3" table:style-name="ce30">
            <text:p>-0.009</text:p>
          </table:table-cell>
          <table:table-cell office:value-type="float" office:value="0.02" table:style-name="ce31">
            <text:p>0.020</text:p>
          </table:table-cell>
          <table:table-cell office:value-type="float" office:value="2.1000000000000001E-2" table:style-name="ce31">
            <text:p>0.021</text:p>
          </table:table-cell>
          <table:table-cell office:value-type="float" office:value="0" table:style-name="ce32">
            <text:p>0</text:p>
          </table:table-cell>
          <table:table-cell office:value-type="float" office:value="0.02" table:formula="of:=MAX([.M691];[.K691])" table:style-name="ce34">
            <text:p>0.02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Al I<text:s/>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0" table:formula="of:=MAX([.M692];[.K692])" table:style-name="ce34">
            <text:p>0.000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Si I</text:p>
          </table:table-cell>
          <table:table-cell office:value-type="float" office:value="6.1269999999999998" table:style-name="ce10">
            <text:p>6.127</text:p>
          </table:table-cell>
          <table:table-cell office:value-type="float" office:value="6.1630000000000003" table:style-name="ce10">
            <text:p>6.163</text:p>
          </table:table-cell>
          <table:table-cell office:value-type="float" office:value="-3.5999999999999997E-2" table:style-name="ce30">
            <text:p>-0.036</text:p>
          </table:table-cell>
          <table:table-cell office:value-type="float" office:value="6.1260000000000003" table:style-name="ce10">
            <text:p>6.126</text:p>
          </table:table-cell>
          <table:table-cell office:value-type="float" office:value="1E-3" table:style-name="ce30">
            <text:p>0.001</text:p>
          </table:table-cell>
          <table:table-cell office:value-type="float" office:value="6.1230000000000002" table:style-name="ce10">
            <text:p>6.123</text:p>
          </table:table-cell>
          <table:table-cell office:value-type="float" office:value="4.0000000000000001E-3" table:style-name="ce30">
            <text:p>0.004</text:p>
          </table:table-cell>
          <table:table-cell office:value-type="float" office:value="6.1319999999999997" table:style-name="ce10">
            <text:p>6.132</text:p>
          </table:table-cell>
          <table:table-cell office:value-type="float" office:value="-5.0000000000000001E-3" table:style-name="ce30">
            <text:p>-0.005</text:p>
          </table:table-cell>
          <table:table-cell office:value-type="float" office:value="1.6E-2" table:style-name="ce31">
            <text:p>0.016</text:p>
          </table:table-cell>
          <table:table-cell office:value-type="float" office:value="1.0999999999999999E-2" table:style-name="ce31">
            <text:p>0.011</text:p>
          </table:table-cell>
          <table:table-cell office:value-type="float" office:value="4.8000000000000001E-2" table:style-name="ce32">
            <text:p>0.048</text:p>
          </table:table-cell>
          <table:table-cell office:value-type="float" office:value="4.8000000000000001E-2" table:formula="of:=MAX([.M693];[.K693])" table:style-name="ce34">
            <text:p>0.04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Ca I<text:s/></text:p>
          </table:table-cell>
          <table:table-cell office:value-type="float" office:value="4.8339999999999996" table:style-name="ce10">
            <text:p>4.834</text:p>
          </table:table-cell>
          <table:table-cell office:value-type="float" office:value="4.8959999999999999" table:style-name="ce10">
            <text:p>4.896</text:p>
          </table:table-cell>
          <table:table-cell office:value-type="float" office:value="-6.2E-2" table:style-name="ce30">
            <text:p>-0.062</text:p>
          </table:table-cell>
          <table:table-cell office:value-type="float" office:value="4.8209999999999997" table:style-name="ce10">
            <text:p>4.821</text:p>
          </table:table-cell>
          <table:table-cell office:value-type="float" office:value="1.2999999999999999E-2" table:style-name="ce30">
            <text:p>0.013</text:p>
          </table:table-cell>
          <table:table-cell office:value-type="float" office:value="4.8209999999999997" table:style-name="ce10">
            <text:p>4.821</text:p>
          </table:table-cell>
          <table:table-cell office:value-type="float" office:value="1.2999999999999999E-2" table:style-name="ce30">
            <text:p>0.013</text:p>
          </table:table-cell>
          <table:table-cell office:value-type="float" office:value="4.8440000000000003" table:style-name="ce10">
            <text:p>4.844</text:p>
          </table:table-cell>
          <table:table-cell office:value-type="float" office:value="-0.01" table:style-name="ce30">
            <text:p>-0.01</text:p>
          </table:table-cell>
          <table:table-cell office:value-type="float" office:value="2.5000000000000001E-2" table:style-name="ce31">
            <text:p>0.025</text:p>
          </table:table-cell>
          <table:table-cell office:value-type="float" office:value="2.5000000000000001E-2" table:style-name="ce31">
            <text:p>0.025</text:p>
          </table:table-cell>
          <table:table-cell office:value-type="float" office:value="5.5E-2" table:style-name="ce32">
            <text:p>0.055</text:p>
          </table:table-cell>
          <table:table-cell office:value-type="float" office:value="5.5E-2" table:formula="of:=MAX([.M694];[.K694])" table:style-name="ce34">
            <text:p>0.055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w</text:p>
          </table:table-cell>
          <table:table-cell office:value-type="float" office:value="3.42" table:style-name="ce10">
            <text:p>3.42</text:p>
          </table:table-cell>
          <table:table-cell office:value-type="float" office:value="3.5369999999999999" table:style-name="ce10">
            <text:p>3.537</text:p>
          </table:table-cell>
          <table:table-cell office:value-type="float" office:value="-0.11700000000000001" table:style-name="ce30">
            <text:p>-0.117</text:p>
          </table:table-cell>
          <table:table-cell office:value-type="float" office:value="3.399" table:style-name="ce10">
            <text:p>3.399</text:p>
          </table:table-cell>
          <table:table-cell office:value-type="float" office:value="2.1000000000000001E-2" table:style-name="ce30">
            <text:p>0.021</text:p>
          </table:table-cell>
          <table:table-cell office:value-type="float" office:value="3.4129999999999998" table:style-name="ce10">
            <text:p>3.413</text:p>
          </table:table-cell>
          <table:table-cell office:value-type="float" office:value="7.0000000000000001E-3" table:style-name="ce30">
            <text:p>0.007</text:p>
          </table:table-cell>
          <table:table-cell office:value-type="float" office:value="3.44" table:style-name="ce10">
            <text:p>3.44</text:p>
          </table:table-cell>
          <table:table-cell office:value-type="float" office:value="-0.02" table:style-name="ce30">
            <text:p>-0.02</text:p>
          </table:table-cell>
          <table:table-cell office:value-type="float" office:value="5.0999999999999997E-2" table:style-name="ce31">
            <text:p>0.051</text:p>
          </table:table-cell>
          <table:table-cell office:value-type="float" office:value="4.1000000000000002E-2" table:style-name="ce31">
            <text:p>0.041</text:p>
          </table:table-cell>
          <table:table-cell office:value-type="float" office:value="8.7999999999999995E-2" table:style-name="ce32">
            <text:p>0.088</text:p>
          </table:table-cell>
          <table:table-cell office:value-type="float" office:value="8.7999999999999995E-2" table:formula="of:=MAX([.M695];[.K695])" table:style-name="ce34">
            <text:p>0.08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Ti II</text:p>
          </table:table-cell>
          <table:table-cell office:value-type="float" office:value="3.5779999999999998" table:style-name="ce10">
            <text:p>3.578</text:p>
          </table:table-cell>
          <table:table-cell office:value-type="float" office:value="3.589" table:style-name="ce10">
            <text:p>3.589</text:p>
          </table:table-cell>
          <table:table-cell office:value-type="float" office:value="-1.0999999999999999E-2" table:style-name="ce30">
            <text:p>-0.011</text:p>
          </table:table-cell>
          <table:table-cell office:value-type="float" office:value="3.629" table:style-name="ce10">
            <text:p>3.629</text:p>
          </table:table-cell>
          <table:table-cell office:value-type="float" office:value="-5.0999999999999997E-2" table:style-name="ce30">
            <text:p>-0.051</text:p>
          </table:table-cell>
          <table:table-cell office:value-type="float" office:value="3.5449999999999999" table:style-name="ce10">
            <text:p>3.545</text:p>
          </table:table-cell>
          <table:table-cell office:value-type="float" office:value="3.3000000000000002E-2" table:style-name="ce30">
            <text:p>0.033</text:p>
          </table:table-cell>
          <table:table-cell office:value-type="float" office:value="3.5579999999999998" table:style-name="ce10">
            <text:p>3.558</text:p>
          </table:table-cell>
          <table:table-cell office:value-type="float" office:value="0.02" table:style-name="ce30">
            <text:p>0.02</text:p>
          </table:table-cell>
          <table:table-cell office:value-type="float" office:value="1.7000000000000001E-2" table:style-name="ce31">
            <text:p>0.017</text:p>
          </table:table-cell>
          <table:table-cell office:value-type="float" office:value="2.9000000000000001E-2" table:style-name="ce31">
            <text:p>0.029</text:p>
          </table:table-cell>
          <table:table-cell office:value-type="float" office:value="6.3E-2" table:style-name="ce32">
            <text:p>0.063</text:p>
          </table:table-cell>
          <table:table-cell office:value-type="float" office:value="6.3E-2" table:formula="of:=MAX([.M696];[.K696])" table:style-name="ce34">
            <text:p>0.063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</text:p>
          </table:table-cell>
          <table:table-cell office:value-type="float" office:value="5.9370000000000003" table:style-name="ce10">
            <text:p>5.937</text:p>
          </table:table-cell>
          <table:table-cell office:value-type="float" office:value="6.0179999999999998" table:style-name="ce10">
            <text:p>6.018</text:p>
          </table:table-cell>
          <table:table-cell office:value-type="float" office:value="-8.1000000000000003E-2" table:style-name="ce30">
            <text:p>-0.081</text:p>
          </table:table-cell>
          <table:table-cell office:value-type="float" office:value="5.9219999999999997" table:style-name="ce10">
            <text:p>5.922</text:p>
          </table:table-cell>
          <table:table-cell office:value-type="float" office:value="1.4999999999999999E-2" table:style-name="ce30">
            <text:p>0.015</text:p>
          </table:table-cell>
          <table:table-cell office:value-type="float" office:value="5.9169999999999998" table:style-name="ce10">
            <text:p>5.917</text:p>
          </table:table-cell>
          <table:table-cell office:value-type="float" office:value="0.02" table:style-name="ce30">
            <text:p>0.02</text:p>
          </table:table-cell>
          <table:table-cell office:value-type="float" office:value="5.95" table:style-name="ce10">
            <text:p>5.95</text:p>
          </table:table-cell>
          <table:table-cell office:value-type="float" office:value="-1.2999999999999999E-2" table:style-name="ce30">
            <text:p>-0.013</text:p>
          </table:table-cell>
          <table:table-cell office:value-type="float" office:value="3.3000000000000002E-2" table:style-name="ce31">
            <text:p>0.033</text:p>
          </table:table-cell>
          <table:table-cell office:value-type="float" office:value="3.2000000000000001E-2" table:style-name="ce31">
            <text:p>0.032</text:p>
          </table:table-cell>
          <table:table-cell office:value-type="float" office:value="6.8000000000000005E-2" table:style-name="ce32">
            <text:p>0.068</text:p>
          </table:table-cell>
          <table:table-cell office:value-type="float" office:value="6.8000000000000005E-2" table:formula="of:=MAX([.M697];[.K697])" table:style-name="ce34">
            <text:p>0.068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Fe II</text:p>
          </table:table-cell>
          <table:table-cell office:value-type="float" office:value="5.9329999999999998" table:style-name="ce10">
            <text:p>5.933</text:p>
          </table:table-cell>
          <table:table-cell office:value-type="float" office:value="5.9210000000000003" table:style-name="ce10">
            <text:p>5.921</text:p>
          </table:table-cell>
          <table:table-cell office:value-type="float" office:value="1.2E-2" table:style-name="ce30">
            <text:p>0.012</text:p>
          </table:table-cell>
          <table:table-cell office:value-type="float" office:value="5.9889999999999999" table:style-name="ce10">
            <text:p>5.989</text:p>
          </table:table-cell>
          <table:table-cell office:value-type="float" office:value="-5.6000000000000001E-2" table:style-name="ce30">
            <text:p>-0.056</text:p>
          </table:table-cell>
          <table:table-cell office:value-type="float" office:value="5.9119999999999999" table:style-name="ce10">
            <text:p>5.912</text:p>
          </table:table-cell>
          <table:table-cell office:value-type="float" office:value="2.1000000000000001E-2" table:style-name="ce30">
            <text:p>0.021</text:p>
          </table:table-cell>
          <table:table-cell office:value-type="float" office:value="5.915" table:style-name="ce10">
            <text:p>5.915</text:p>
          </table:table-cell>
          <table:table-cell office:value-type="float" office:value="1.7999999999999999E-2" table:style-name="ce30">
            <text:p>0.018</text:p>
          </table:table-cell>
          <table:table-cell office:value-type="float" office:value="0.02" table:style-name="ce31">
            <text:p>0.020</text:p>
          </table:table-cell>
          <table:table-cell office:value-type="float" office:value="2.7E-2" table:style-name="ce31">
            <text:p>0.027</text:p>
          </table:table-cell>
          <table:table-cell office:value-type="float" office:value="5.1999999999999998E-2" table:style-name="ce32">
            <text:p>0.052</text:p>
          </table:table-cell>
          <table:table-cell office:value-type="float" office:value="5.1999999999999998E-2" table:formula="of:=MAX([.M698];[.K698])" table:style-name="ce34">
            <text:p>0.052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Ni I</text:p>
          </table:table-cell>
          <table:table-cell office:value-type="float" office:value="4.5279999999999996" table:style-name="ce10">
            <text:p>4.528</text:p>
          </table:table-cell>
          <table:table-cell office:value-type="float" office:value="4.6079999999999997" table:style-name="ce10">
            <text:p>4.608</text:p>
          </table:table-cell>
          <table:table-cell office:value-type="float" office:value="-0.08" table:style-name="ce30">
            <text:p>-0.08</text:p>
          </table:table-cell>
          <table:table-cell office:value-type="float" office:value="4.516" table:style-name="ce10">
            <text:p>4.516</text:p>
          </table:table-cell>
          <table:table-cell office:value-type="float" office:value="1.2E-2" table:style-name="ce30">
            <text:p>0.012</text:p>
          </table:table-cell>
          <table:table-cell office:value-type="float" office:value="4.5220000000000002" table:style-name="ce10">
            <text:p>4.522</text:p>
          </table:table-cell>
          <table:table-cell office:value-type="float" office:value="6.0000000000000001E-3" table:style-name="ce30">
            <text:p>0.006</text:p>
          </table:table-cell>
          <table:table-cell office:value-type="float" office:value="4.5359999999999996" table:style-name="ce10">
            <text:p>4.536</text:p>
          </table:table-cell>
          <table:table-cell office:value-type="float" office:value="-8.0000000000000002E-3" table:style-name="ce30">
            <text:p>-0.008</text:p>
          </table:table-cell>
          <table:table-cell office:value-type="float" office:value="3.5999999999999997E-2" table:style-name="ce31">
            <text:p>0.036</text:p>
          </table:table-cell>
          <table:table-cell office:value-type="float" office:value="2.5999999999999999E-2" table:style-name="ce31">
            <text:p>0.026</text:p>
          </table:table-cell>
          <table:table-cell office:value-type="float" office:value="7.9000000000000001E-2" table:style-name="ce32">
            <text:p>0.079</text:p>
          </table:table-cell>
          <table:table-cell office:value-type="float" office:value="7.9000000000000001E-2" table:formula="of:=MAX([.M699];[.K699])" table:style-name="ce34">
            <text:p>0.079</text:p>
          </table:table-cell>
          <table:table-cell table:number-columns-repeated="16370"/>
        </table:table-row>
        <table:table-row table:number-rows-repeated="10478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ohit Devanagari" svg:font-family="&quot;Lohit Devanagari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6" number:min-integer-digits="1"/>
    </number:number-style>
    <number:number-style style:name="N37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style:font-name="Lohit Devanagari" style:font-name-asian="Lohit Devanagari" style:font-name-complex="Lohit Devanagari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4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style style:name="T1" style:family="text">
      <style:text-properties fo:color="#000000" style:font-name="Arial2" style:font-name-asian="Arial2" style:font-name-complex="Arial2" fo:font-size="10pt" style:font-size-asian="10pt" style:font-size-complex="10pt" style:font-family-generic="swiss"/>
    </style:style>
    <style:style style:name="T2" style:family="text">
      <style:text-properties fo:color="#000000" style:font-name="Arial2" style:font-name-asian="Arial2" style:font-name-complex="Arial2" fo:font-size="10pt" style:font-size-asian="10pt" style:font-size-complex="10pt" style:font-family-generic="swiss"/>
    </style:style>
    <style:style style:name="T3" style:family="text">
      <style:text-properties fo:color="#000000" style:font-name="Arial2" style:font-name-asian="Arial2" style:font-name-complex="Arial2" fo:font-size="10pt" style:font-size-asian="10pt" style:font-size-complex="10pt" style:font-family-generic="swiss"/>
    </style:style>
    <style:style style:name="T4" style:family="text">
      <style:text-properties fo:color="#000000" style:font-name="Arial2" style:font-name-asian="Arial2" style:font-name-complex="Arial2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meta:initial-creator>João Weckerle</meta:initial-creator>
    <dc:creator>João Weckerle</dc:creator>
    <meta:creation-date>2020-09-21T13:22:33Z</meta:creation-date>
    <dc:date>2022-02-10T11:39:48Z</dc:date>
    <meta:editing-cycles>148</meta:editing-cycles>
    <meta:editing-duration>PT126180S</meta:editing-duration>
  </office:meta>
</office:document-meta>
</file>